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7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554cm" svg:height="13.281cm" svg:x="11.972cm" svg:y="1.992cm">
            <draw:object draw:notify-on-update-of-ranges="Sheet1.D4:Sheet1.D410 Sheet1.A3:Sheet1.A3 Sheet1.E4:Sheet1.E410 Sheet1.J4:Sheet1.J410 Sheet1.A3:Sheet1.A3 Sheet1.K4:Sheet1.K410 Sheet1.G4:Sheet1.G410 Sheet1.A3:Sheet1.A3 Sheet1.H4:Sheet1.H4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78cm" svg:height="9.005cm" svg:x="38.262cm" svg:y="1.859cm">
            <draw:object draw:notify-on-update-of-ranges="Sheet1.A3:Sheet1.A3 Sheet1.A4:Sheet1.A417 Sheet1.U3:Sheet1.U3 Sheet1.U4:Sheet1.U417 Sheet1.A3:Sheet1.A3 Sheet1.A4:Sheet1.A417 Sheet1.V3:Sheet1.V3 Sheet1.V4:Sheet1.V4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77cm" svg:height="9.005cm" svg:x="39.04cm" svg:y="11.82cm">
            <draw:object draw:notify-on-update-of-ranges="Sheet1.A3:Sheet1.A3 Sheet1.A4:Sheet1.A417 Sheet1.P3:Sheet1.P3 Sheet1.P4:Sheet1.P417 Sheet1.A3:Sheet1.A3 Sheet1.A4:Sheet1.A417 Sheet1.S3:Sheet1.S3 Sheet1.S4:Sheet1.S4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x_loc_err</text:p>
          </table:table-cell>
          <table:table-cell office:value-type="string" calcext:value-type="string">
            <text:p>y_loc_err</text:p>
          </table:table-cell>
          <table:table-cell office:value-type="string" calcext:value-type="string">
            <text:p>theta_loc_err</text:p>
          </table:table-cell>
          <table:table-cell office:value-type="string" calcext:value-type="string">
            <text:p>x_odo_err</text:p>
          </table:table-cell>
          <table:table-cell office:value-type="string" calcext:value-type="string">
            <text:p>y_odo_err</text:p>
          </table:table-cell>
          <table:table-cell office:value-type="string" calcext:value-type="string">
            <text:p>theta_odo_err</text:p>
          </table:table-cell>
          <table:table-cell/>
          <table:table-cell office:value-type="string" calcext:value-type="string">
            <text:p>pos_loc_err</text:p>
          </table:table-cell>
          <table:table-cell office:value-type="string" calcext:value-type="string">
            <text:p>odo_loc_err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0477682352066" calcext:value-type="float">
            <text:p>0.0270477682352066</text:p>
          </table:table-cell>
          <table:table-cell office:value-type="float" office:value="0.0218695607036352" calcext:value-type="float">
            <text:p>0.0218695607036352</text:p>
          </table:table-cell>
          <table:table-cell office:value-type="float" office:value="-1.1061190366745" calcext:value-type="float">
            <text:p>-1.1061190366745</text:p>
          </table:table-cell>
          <table:table-cell office:value-type="float" office:value="-0.494067132472992" calcext:value-type="float">
            <text:p>-0.494067132472992</text:p>
          </table:table-cell>
          <table:table-cell office:value-type="float" office:value="1.5714328289032" calcext:value-type="float">
            <text:p>1.5714328289032</text:p>
          </table:table-cell>
          <table:table-cell office:value-type="float" office:value="-1.10005815421015" calcext:value-type="float">
            <text:p>-1.10005815421015</text:p>
          </table:table-cell>
          <table:table-cell office:value-type="float" office:value="-0.501565742536083" calcext:value-type="float">
            <text:p>-0.501565742536083</text:p>
          </table:table-cell>
          <table:table-cell office:value-type="float" office:value="1.58657938967004" calcext:value-type="float">
            <text:p>1.58657938967004</text:p>
          </table:table-cell>
          <table:table-cell office:value-type="float" office:value="-1.10565982965756" calcext:value-type="float">
            <text:p>-1.10565982965756</text:p>
          </table:table-cell>
          <table:table-cell office:value-type="float" office:value="-0.492890659029589" calcext:value-type="float">
            <text:p>-0.492890659029589</text:p>
          </table:table-cell>
          <table:table-cell office:value-type="float" office:value="1.5719897993654" calcext:value-type="float">
            <text:p>1.5719897993654</text:p>
          </table:table-cell>
          <table:table-cell/>
          <table:table-cell table:formula="of:=[.D4]-[.G4]" office:value-type="float" office:value="-0.00606088246435421" calcext:value-type="float">
            <text:p/>
          </table:table-cell>
          <table:table-cell table:formula="of:=[.E4]-[.H4]" office:value-type="float" office:value="0.00749861006309094" calcext:value-type="float">
            <text:p/>
          </table:table-cell>
          <table:table-cell table:formula="of:=IF([.F4]-[.I4]&gt;= PI(); [.F4]-[.I4] - 2*PI(); [.F4]-[.I4])" office:value-type="float" office:value="-0.0151465607668437" calcext:value-type="float">
            <text:p/>
          </table:table-cell>
          <table:table-cell table:formula="of:=[.G4]-[.J4]" office:value-type="float" office:value="0.00560167544741441" calcext:value-type="float">
            <text:p/>
          </table:table-cell>
          <table:table-cell table:formula="of:=[.H4]-[.K4]" office:value-type="float" office:value="-0.00867508350649415" calcext:value-type="float">
            <text:p/>
          </table:table-cell>
          <table:table-cell table:formula="of:=[.I4]-[.L4]" office:value-type="float" office:value="0.0145895903046407" calcext:value-type="float">
            <text:p/>
          </table:table-cell>
          <table:table-cell/>
          <table:table-cell table:formula="of:=SQRT([.N4]^2+[.O4]^2)" office:value-type="float" office:value="0.00964175550016723" calcext:value-type="float">
            <text:p/>
          </table:table-cell>
          <table:table-cell table:formula="of:=SQRT([.Q4]^2+[.R4]^2)" office:value-type="float" office:value="0.0103264631729752" calcext:value-type="float">
            <text:p/>
          </table:table-cell>
          <table:table-cell table:number-columns-repeated="1002"/>
        </table:table-row>
        <table:table-row table:style-name="ro1">
          <table:table-cell table:formula="of:=[.A4]+1" office:value-type="float" office:value="1" calcext:value-type="float">
            <text:p/>
          </table:table-cell>
          <table:table-cell office:value-type="float" office:value="0.00308045581914484" calcext:value-type="float">
            <text:p>0.00308045581914484</text:p>
          </table:table-cell>
          <table:table-cell office:value-type="float" office:value="0.0130801750347018" calcext:value-type="float">
            <text:p>0.0130801750347018</text:p>
          </table:table-cell>
          <table:table-cell office:value-type="float" office:value="-1.10621619224548" calcext:value-type="float">
            <text:p>-1.10621619224548</text:p>
          </table:table-cell>
          <table:table-cell office:value-type="float" office:value="-0.493945777416229" calcext:value-type="float">
            <text:p>-0.493945777416229</text:p>
          </table:table-cell>
          <table:table-cell office:value-type="float" office:value="1.57073771953583" calcext:value-type="float">
            <text:p>1.57073771953583</text:p>
          </table:table-cell>
          <table:table-cell office:value-type="float" office:value="-1.10006009889052" calcext:value-type="float">
            <text:p>-1.10006009889052</text:p>
          </table:table-cell>
          <table:table-cell office:value-type="float" office:value="-0.501442539650142" calcext:value-type="float">
            <text:p>-0.501442539650142</text:p>
          </table:table-cell>
          <table:table-cell office:value-type="float" office:value="1.58610459617976" calcext:value-type="float">
            <text:p>1.58610459617976</text:p>
          </table:table-cell>
          <table:table-cell office:value-type="float" office:value="-1.10565997671511" calcext:value-type="float">
            <text:p>-1.10565997671511</text:p>
          </table:table-cell>
          <table:table-cell office:value-type="float" office:value="-0.492767440884578" calcext:value-type="float">
            <text:p>-0.492767440884578</text:p>
          </table:table-cell>
          <table:table-cell office:value-type="float" office:value="1.57251300636679" calcext:value-type="float">
            <text:p>1.57251300636679</text:p>
          </table:table-cell>
          <table:table-cell/>
          <table:table-cell table:formula="of:=[.D5]-[.G5]" office:value-type="float" office:value="-0.00615609335496359" calcext:value-type="float">
            <text:p/>
          </table:table-cell>
          <table:table-cell table:formula="of:=[.E5]-[.H5]" office:value-type="float" office:value="0.00749676223391277" calcext:value-type="float">
            <text:p/>
          </table:table-cell>
          <table:table-cell table:formula="of:=IF([.F5]-[.I5]&gt;= PI(); [.F5]-[.I5] - 2*PI(); [.F5]-[.I5])" office:value-type="float" office:value="-0.0153668766439279" calcext:value-type="float">
            <text:p/>
          </table:table-cell>
          <table:table-cell table:formula="of:=[.G5]-[.J5]" office:value-type="float" office:value="0.00559987782458604" calcext:value-type="float">
            <text:p/>
          </table:table-cell>
          <table:table-cell table:formula="of:=[.H5]-[.K5]" office:value-type="float" office:value="-0.00867509876556444" calcext:value-type="float">
            <text:p/>
          </table:table-cell>
          <table:table-cell table:formula="of:=[.I5]-[.L5]" office:value-type="float" office:value="0.0135915898129662" calcext:value-type="float">
            <text:p/>
          </table:table-cell>
          <table:table-cell/>
          <table:table-cell table:formula="of:=SQRT([.N5]^2+[.O5]^2)" office:value-type="float" office:value="0.00970046026675269" calcext:value-type="float">
            <text:p/>
          </table:table-cell>
          <table:table-cell table:formula="of:=SQRT([.Q5]^2+[.R5]^2)" office:value-type="float" office:value="0.0103255009681171" calcext:value-type="float">
            <text:p/>
          </table:table-cell>
          <table:table-cell table:number-columns-repeated="1002"/>
        </table:table-row>
        <table:table-row table:style-name="ro1">
          <table:table-cell table:formula="of:=[.A5]+1" office:value-type="float" office:value="2" calcext:value-type="float">
            <text:p/>
          </table:table-cell>
          <table:table-cell office:value-type="float" office:value="0.0101526724174619" calcext:value-type="float">
            <text:p>0.0101526724174619</text:p>
          </table:table-cell>
          <table:table-cell office:value-type="float" office:value="-0.0157987903803587" calcext:value-type="float">
            <text:p>-0.0157987903803587</text:p>
          </table:table-cell>
          <table:table-cell office:value-type="float" office:value="-1.106161236763" calcext:value-type="float">
            <text:p>-1.106161236763</text:p>
          </table:table-cell>
          <table:table-cell office:value-type="float" office:value="-0.49398609995842" calcext:value-type="float">
            <text:p>-0.49398609995842</text:p>
          </table:table-cell>
          <table:table-cell office:value-type="float" office:value="1.57108390331268" calcext:value-type="float">
            <text:p>1.57108390331268</text:p>
          </table:table-cell>
          <table:table-cell office:value-type="float" office:value="-1.10005913145198" calcext:value-type="float">
            <text:p>-1.10005913145198</text:p>
          </table:table-cell>
          <table:table-cell office:value-type="float" office:value="-0.502036080497558" calcext:value-type="float">
            <text:p>-0.502036080497558</text:p>
          </table:table-cell>
          <table:table-cell office:value-type="float" office:value="1.58815399392303" calcext:value-type="float">
            <text:p>1.58815399392303</text:p>
          </table:table-cell>
          <table:table-cell office:value-type="float" office:value="-1.10566067387018" calcext:value-type="float">
            <text:p>-1.10566067387018</text:p>
          </table:table-cell>
          <table:table-cell office:value-type="float" office:value="-0.492361334586275" calcext:value-type="float">
            <text:p>-0.492361334586275</text:p>
          </table:table-cell>
          <table:table-cell office:value-type="float" office:value="1.57188105475158" calcext:value-type="float">
            <text:p>1.57188105475158</text:p>
          </table:table-cell>
          <table:table-cell/>
          <table:table-cell table:formula="of:=[.D6]-[.G6]" office:value-type="float" office:value="-0.00610210531102462" calcext:value-type="float">
            <text:p/>
          </table:table-cell>
          <table:table-cell table:formula="of:=[.E6]-[.H6]" office:value-type="float" office:value="0.00804998053913852" calcext:value-type="float">
            <text:p/>
          </table:table-cell>
          <table:table-cell table:formula="of:=IF([.F6]-[.I6]&gt;= PI(); [.F6]-[.I6] - 2*PI(); [.F6]-[.I6])" office:value-type="float" office:value="-0.0170700906103427" calcext:value-type="float">
            <text:p/>
          </table:table-cell>
          <table:table-cell table:formula="of:=[.G6]-[.J6]" office:value-type="float" office:value="0.00560154241820121" calcext:value-type="float">
            <text:p/>
          </table:table-cell>
          <table:table-cell table:formula="of:=[.H6]-[.K6]" office:value-type="float" office:value="-0.00967474591128309" calcext:value-type="float">
            <text:p/>
          </table:table-cell>
          <table:table-cell table:formula="of:=[.I6]-[.L6]" office:value-type="float" office:value="0.0162729391714509" calcext:value-type="float">
            <text:p/>
          </table:table-cell>
          <table:table-cell/>
          <table:table-cell table:formula="of:=SQRT([.N6]^2+[.O6]^2)" office:value-type="float" office:value="0.0101013799011493" calcext:value-type="float">
            <text:p/>
          </table:table-cell>
          <table:table-cell table:formula="of:=SQRT([.Q6]^2+[.R6]^2)" office:value-type="float" office:value="0.0111793553441509" calcext:value-type="float">
            <text:p/>
          </table:table-cell>
          <table:table-cell table:number-columns-repeated="1002"/>
        </table:table-row>
        <table:table-row table:style-name="ro1">
          <table:table-cell table:formula="of:=[.A6]+1" office:value-type="float" office:value="3" calcext:value-type="float">
            <text:p/>
          </table:table-cell>
          <table:table-cell office:value-type="float" office:value="0.00240584230050445" calcext:value-type="float">
            <text:p>0.00240584230050445</text:p>
          </table:table-cell>
          <table:table-cell office:value-type="float" office:value="0.0130344582721591" calcext:value-type="float">
            <text:p>0.0130344582721591</text:p>
          </table:table-cell>
          <table:table-cell office:value-type="float" office:value="-1.10579681396484" calcext:value-type="float">
            <text:p>-1.10579681396484</text:p>
          </table:table-cell>
          <table:table-cell office:value-type="float" office:value="-0.494056224822998" calcext:value-type="float">
            <text:p>-0.494056224822998</text:p>
          </table:table-cell>
          <table:table-cell office:value-type="float" office:value="1.57110285758972" calcext:value-type="float">
            <text:p>1.57110285758972</text:p>
          </table:table-cell>
          <table:table-cell office:value-type="float" office:value="-1.10006080176049" calcext:value-type="float">
            <text:p>-1.10006080176049</text:p>
          </table:table-cell>
          <table:table-cell office:value-type="float" office:value="-0.502939461463099" calcext:value-type="float">
            <text:p>-0.502939461463099</text:p>
          </table:table-cell>
          <table:table-cell office:value-type="float" office:value="1.58624504377851" calcext:value-type="float">
            <text:p>1.58624504377851</text:p>
          </table:table-cell>
          <table:table-cell office:value-type="float" office:value="-1.10566077825753" calcext:value-type="float">
            <text:p>-1.10566077825753</text:p>
          </table:table-cell>
          <table:table-cell office:value-type="float" office:value="-0.492265100950871" calcext:value-type="float">
            <text:p>-0.492265100950871</text:p>
          </table:table-cell>
          <table:table-cell office:value-type="float" office:value="1.57240243308246" calcext:value-type="float">
            <text:p>1.57240243308246</text:p>
          </table:table-cell>
          <table:table-cell/>
          <table:table-cell table:formula="of:=[.D7]-[.G7]" office:value-type="float" office:value="-0.00573601220435238" calcext:value-type="float">
            <text:p/>
          </table:table-cell>
          <table:table-cell table:formula="of:=[.E7]-[.H7]" office:value-type="float" office:value="0.00888323664010055" calcext:value-type="float">
            <text:p/>
          </table:table-cell>
          <table:table-cell table:formula="of:=IF([.F7]-[.I7]&gt;= PI(); [.F7]-[.I7] - 2*PI(); [.F7]-[.I7])" office:value-type="float" office:value="-0.0151421861887888" calcext:value-type="float">
            <text:p/>
          </table:table-cell>
          <table:table-cell table:formula="of:=[.G7]-[.J7]" office:value-type="float" office:value="0.00559997649704136" calcext:value-type="float">
            <text:p/>
          </table:table-cell>
          <table:table-cell table:formula="of:=[.H7]-[.K7]" office:value-type="float" office:value="-0.0106743605122276" calcext:value-type="float">
            <text:p/>
          </table:table-cell>
          <table:table-cell table:formula="of:=[.I7]-[.L7]" office:value-type="float" office:value="0.0138426106960492" calcext:value-type="float">
            <text:p/>
          </table:table-cell>
          <table:table-cell/>
          <table:table-cell table:formula="of:=SQRT([.N7]^2+[.O7]^2)" office:value-type="float" office:value="0.0105742011146235" calcext:value-type="float">
            <text:p/>
          </table:table-cell>
          <table:table-cell table:formula="of:=SQRT([.Q7]^2+[.R7]^2)" office:value-type="float" office:value="0.0120541158577649" calcext:value-type="float">
            <text:p/>
          </table:table-cell>
          <table:table-cell table:number-columns-repeated="1002"/>
        </table:table-row>
        <table:table-row table:style-name="ro1">
          <table:table-cell table:formula="of:=[.A7]+1" office:value-type="float" office:value="4" calcext:value-type="float">
            <text:p/>
          </table:table-cell>
          <table:table-cell office:value-type="float" office:value="0.0150181697681546" calcext:value-type="float">
            <text:p>0.0150181697681546</text:p>
          </table:table-cell>
          <table:table-cell office:value-type="float" office:value="0.0144047001376748" calcext:value-type="float">
            <text:p>0.0144047001376748</text:p>
          </table:table-cell>
          <table:table-cell office:value-type="float" office:value="-1.1059752702713" calcext:value-type="float">
            <text:p>-1.1059752702713</text:p>
          </table:table-cell>
          <table:table-cell office:value-type="float" office:value="-0.49393031001091" calcext:value-type="float">
            <text:p>-0.49393031001091</text:p>
          </table:table-cell>
          <table:table-cell office:value-type="float" office:value="1.57153916358948" calcext:value-type="float">
            <text:p>1.57153916358948</text:p>
          </table:table-cell>
          <table:table-cell office:value-type="float" office:value="-1.10006648985477" calcext:value-type="float">
            <text:p>-1.10006648985477</text:p>
          </table:table-cell>
          <table:table-cell office:value-type="float" office:value="-0.502338806356533" calcext:value-type="float">
            <text:p>-0.502338806356533</text:p>
          </table:table-cell>
          <table:table-cell office:value-type="float" office:value="1.58827867877823" calcext:value-type="float">
            <text:p>1.58827867877823</text:p>
          </table:table-cell>
          <table:table-cell office:value-type="float" office:value="-1.10566174308819" calcext:value-type="float">
            <text:p>-1.10566174308819</text:p>
          </table:table-cell>
          <table:table-cell office:value-type="float" office:value="-0.491664374934955" calcext:value-type="float">
            <text:p>-0.491664374934955</text:p>
          </table:table-cell>
          <table:table-cell office:value-type="float" office:value="1.57297862108797" calcext:value-type="float">
            <text:p>1.57297862108797</text:p>
          </table:table-cell>
          <table:table-cell/>
          <table:table-cell table:formula="of:=[.D8]-[.G8]" office:value-type="float" office:value="-0.00590878041653609" calcext:value-type="float">
            <text:p/>
          </table:table-cell>
          <table:table-cell table:formula="of:=[.E8]-[.H8]" office:value-type="float" office:value="0.00840849634562268" calcext:value-type="float">
            <text:p/>
          </table:table-cell>
          <table:table-cell table:formula="of:=IF([.F8]-[.I8]&gt;= PI(); [.F8]-[.I8] - 2*PI(); [.F8]-[.I8])" office:value-type="float" office:value="-0.0167395151887553" calcext:value-type="float">
            <text:p/>
          </table:table-cell>
          <table:table-cell table:formula="of:=[.G8]-[.J8]" office:value-type="float" office:value="0.00559525323342847" calcext:value-type="float">
            <text:p/>
          </table:table-cell>
          <table:table-cell table:formula="of:=[.H8]-[.K8]" office:value-type="float" office:value="-0.0106744314215775" calcext:value-type="float">
            <text:p/>
          </table:table-cell>
          <table:table-cell table:formula="of:=[.I8]-[.L8]" office:value-type="float" office:value="0.0153000576902644" calcext:value-type="float">
            <text:p/>
          </table:table-cell>
          <table:table-cell/>
          <table:table-cell table:formula="of:=SQRT([.N8]^2+[.O8]^2)" office:value-type="float" office:value="0.0102769887031752" calcext:value-type="float">
            <text:p/>
          </table:table-cell>
          <table:table-cell table:formula="of:=SQRT([.Q8]^2+[.R8]^2)" office:value-type="float" office:value="0.0120519851028846" calcext:value-type="float">
            <text:p/>
          </table:table-cell>
          <table:table-cell table:number-columns-repeated="1002"/>
        </table:table-row>
        <table:table-row table:style-name="ro1">
          <table:table-cell table:formula="of:=[.A8]+1" office:value-type="float" office:value="5" calcext:value-type="float">
            <text:p/>
          </table:table-cell>
          <table:table-cell office:value-type="float" office:value="0.00879637338221073" calcext:value-type="float">
            <text:p>0.00879637338221073</text:p>
          </table:table-cell>
          <table:table-cell office:value-type="float" office:value="-0.00735583296045661" calcext:value-type="float">
            <text:p>-0.00735583296045661</text:p>
          </table:table-cell>
          <table:table-cell office:value-type="float" office:value="-1.10630536079407" calcext:value-type="float">
            <text:p>-1.10630536079407</text:p>
          </table:table-cell>
          <table:table-cell office:value-type="float" office:value="-0.493858218193054" calcext:value-type="float">
            <text:p>-0.493858218193054</text:p>
          </table:table-cell>
          <table:table-cell office:value-type="float" office:value="1.57126128673553" calcext:value-type="float">
            <text:p>1.57126128673553</text:p>
          </table:table-cell>
          <table:table-cell office:value-type="float" office:value="-1.10007264079326" calcext:value-type="float">
            <text:p>-1.10007264079326</text:p>
          </table:table-cell>
          <table:table-cell office:value-type="float" office:value="-0.50198700518905" calcext:value-type="float">
            <text:p>-0.50198700518905</text:p>
          </table:table-cell>
          <table:table-cell office:value-type="float" office:value="1.58703584253844" calcext:value-type="float">
            <text:p>1.58703584253844</text:p>
          </table:table-cell>
          <table:table-cell office:value-type="float" office:value="-1.1056625109386" calcext:value-type="float">
            <text:p>-1.1056625109386</text:p>
          </table:table-cell>
          <table:table-cell office:value-type="float" office:value="-0.491312520837505" calcext:value-type="float">
            <text:p>-0.491312520837505</text:p>
          </table:table-cell>
          <table:table-cell office:value-type="float" office:value="1.57268438776955" calcext:value-type="float">
            <text:p>1.57268438776955</text:p>
          </table:table-cell>
          <table:table-cell/>
          <table:table-cell table:formula="of:=[.D9]-[.G9]" office:value-type="float" office:value="-0.00623272000080877" calcext:value-type="float">
            <text:p/>
          </table:table-cell>
          <table:table-cell table:formula="of:=[.E9]-[.H9]" office:value-type="float" office:value="0.0081287869959954" calcext:value-type="float">
            <text:p/>
          </table:table-cell>
          <table:table-cell table:formula="of:=IF([.F9]-[.I9]&gt;= PI(); [.F9]-[.I9] - 2*PI(); [.F9]-[.I9])" office:value-type="float" office:value="-0.0157745558029054" calcext:value-type="float">
            <text:p/>
          </table:table-cell>
          <table:table-cell table:formula="of:=[.G9]-[.J9]" office:value-type="float" office:value="0.00558987014534273" calcext:value-type="float">
            <text:p/>
          </table:table-cell>
          <table:table-cell table:formula="of:=[.H9]-[.K9]" office:value-type="float" office:value="-0.0106744843515447" calcext:value-type="float">
            <text:p/>
          </table:table-cell>
          <table:table-cell table:formula="of:=[.I9]-[.L9]" office:value-type="float" office:value="0.0143514547688899" calcext:value-type="float">
            <text:p/>
          </table:table-cell>
          <table:table-cell/>
          <table:table-cell table:formula="of:=SQRT([.N9]^2+[.O9]^2)" office:value-type="float" office:value="0.0102432405338714" calcext:value-type="float">
            <text:p/>
          </table:table-cell>
          <table:table-cell table:formula="of:=SQRT([.Q9]^2+[.R9]^2)" office:value-type="float" office:value="0.0120495337840585" calcext:value-type="float">
            <text:p/>
          </table:table-cell>
          <table:table-cell table:number-columns-repeated="1002"/>
        </table:table-row>
        <table:table-row table:style-name="ro1">
          <table:table-cell table:formula="of:=[.A9]+1" office:value-type="float" office:value="6" calcext:value-type="float">
            <text:p/>
          </table:table-cell>
          <table:table-cell office:value-type="float" office:value="0.00441862503066659" calcext:value-type="float">
            <text:p>0.00441862503066659</text:p>
          </table:table-cell>
          <table:table-cell office:value-type="float" office:value="-0.000613393029198051" calcext:value-type="float">
            <text:p>-0.000613393029198051</text:p>
          </table:table-cell>
          <table:table-cell office:value-type="float" office:value="-1.10652029514313" calcext:value-type="float">
            <text:p>-1.10652029514313</text:p>
          </table:table-cell>
          <table:table-cell office:value-type="float" office:value="-0.493882536888123" calcext:value-type="float">
            <text:p>-0.493882536888123</text:p>
          </table:table-cell>
          <table:table-cell office:value-type="float" office:value="1.571244597435" calcext:value-type="float">
            <text:p>1.571244597435</text:p>
          </table:table-cell>
          <table:table-cell office:value-type="float" office:value="-1.10007551092033" calcext:value-type="float">
            <text:p>-1.10007551092033</text:p>
          </table:table-cell>
          <table:table-cell office:value-type="float" office:value="-0.501810283493072" calcext:value-type="float">
            <text:p>-0.501810283493072</text:p>
          </table:table-cell>
          <table:table-cell office:value-type="float" office:value="1.58600819268758" calcext:value-type="float">
            <text:p>1.58600819268758</text:p>
          </table:table-cell>
          <table:table-cell office:value-type="float" office:value="-1.10566284464374" calcext:value-type="float">
            <text:p>-1.10566284464374</text:p>
          </table:table-cell>
          <table:table-cell office:value-type="float" office:value="-0.491135776151306" calcext:value-type="float">
            <text:p>-0.491135776151306</text:p>
          </table:table-cell>
          <table:table-cell office:value-type="float" office:value="1.57265985204838" calcext:value-type="float">
            <text:p>1.57265985204838</text:p>
          </table:table-cell>
          <table:table-cell/>
          <table:table-cell table:formula="of:=[.D10]-[.G10]" office:value-type="float" office:value="-0.00644478422279526" calcext:value-type="float">
            <text:p/>
          </table:table-cell>
          <table:table-cell table:formula="of:=[.E10]-[.H10]" office:value-type="float" office:value="0.00792774660494938" calcext:value-type="float">
            <text:p/>
          </table:table-cell>
          <table:table-cell table:formula="of:=IF([.F10]-[.I10]&gt;= PI(); [.F10]-[.I10] - 2*PI(); [.F10]-[.I10])" office:value-type="float" office:value="-0.0147635952525855" calcext:value-type="float">
            <text:p/>
          </table:table-cell>
          <table:table-cell table:formula="of:=[.G10]-[.J10]" office:value-type="float" office:value="0.00558733372341025" calcext:value-type="float">
            <text:p/>
          </table:table-cell>
          <table:table-cell table:formula="of:=[.H10]-[.K10]" office:value-type="float" office:value="-0.0106745073417657" calcext:value-type="float">
            <text:p/>
          </table:table-cell>
          <table:table-cell table:formula="of:=[.I10]-[.L10]" office:value-type="float" office:value="0.0133483406392008" calcext:value-type="float">
            <text:p/>
          </table:table-cell>
          <table:table-cell/>
          <table:table-cell table:formula="of:=SQRT([.N10]^2+[.O10]^2)" office:value-type="float" office:value="0.0102168688897664" calcext:value-type="float">
            <text:p/>
          </table:table-cell>
          <table:table-cell table:formula="of:=SQRT([.Q10]^2+[.R10]^2)" office:value-type="float" office:value="0.0120483776968589" calcext:value-type="float">
            <text:p/>
          </table:table-cell>
          <table:table-cell table:number-columns-repeated="1002"/>
        </table:table-row>
        <table:table-row table:style-name="ro1">
          <table:table-cell table:formula="of:=[.A10]+1" office:value-type="float" office:value="7" calcext:value-type="float">
            <text:p/>
          </table:table-cell>
          <table:table-cell office:value-type="float" office:value="0.0113618168979883" calcext:value-type="float">
            <text:p>0.0113618168979883</text:p>
          </table:table-cell>
          <table:table-cell office:value-type="float" office:value="-0.00681354105472565" calcext:value-type="float">
            <text:p>-0.00681354105472565</text:p>
          </table:table-cell>
          <table:table-cell office:value-type="float" office:value="-1.1062958240509" calcext:value-type="float">
            <text:p>-1.1062958240509</text:p>
          </table:table-cell>
          <table:table-cell office:value-type="float" office:value="-0.493899196386337" calcext:value-type="float">
            <text:p>-0.493899196386337</text:p>
          </table:table-cell>
          <table:table-cell office:value-type="float" office:value="1.57081139087677" calcext:value-type="float">
            <text:p>1.57081139087677</text:p>
          </table:table-cell>
          <table:table-cell office:value-type="float" office:value="-1.10007883203635" calcext:value-type="float">
            <text:p>-1.10007883203635</text:p>
          </table:table-cell>
          <table:table-cell office:value-type="float" office:value="-0.50235546355969" calcext:value-type="float">
            <text:p>-0.50235546355969</text:p>
          </table:table-cell>
          <table:table-cell office:value-type="float" office:value="1.58584809726364" calcext:value-type="float">
            <text:p>1.58584809726364</text:p>
          </table:table-cell>
          <table:table-cell office:value-type="float" office:value="-1.10566369156456" calcext:value-type="float">
            <text:p>-1.10566369156456</text:p>
          </table:table-cell>
          <table:table-cell office:value-type="float" office:value="-0.490681304264516" calcext:value-type="float">
            <text:p>-0.490681304264516</text:p>
          </table:table-cell>
          <table:table-cell office:value-type="float" office:value="1.57238731040619" calcext:value-type="float">
            <text:p>1.57238731040619</text:p>
          </table:table-cell>
          <table:table-cell/>
          <table:table-cell table:formula="of:=[.D11]-[.G11]" office:value-type="float" office:value="-0.00621699201455206" calcext:value-type="float">
            <text:p/>
          </table:table-cell>
          <table:table-cell table:formula="of:=[.E11]-[.H11]" office:value-type="float" office:value="0.00845626717335296" calcext:value-type="float">
            <text:p/>
          </table:table-cell>
          <table:table-cell table:formula="of:=IF([.F11]-[.I11]&gt;= PI(); [.F11]-[.I11] - 2*PI(); [.F11]-[.I11])" office:value-type="float" office:value="-0.0150367063868737" calcext:value-type="float">
            <text:p/>
          </table:table-cell>
          <table:table-cell table:formula="of:=[.G11]-[.J11]" office:value-type="float" office:value="0.00558485952820953" calcext:value-type="float">
            <text:p/>
          </table:table-cell>
          <table:table-cell table:formula="of:=[.H11]-[.K11]" office:value-type="float" office:value="-0.0116741592951742" calcext:value-type="float">
            <text:p/>
          </table:table-cell>
          <table:table-cell table:formula="of:=[.I11]-[.L11]" office:value-type="float" office:value="0.0134607868574503" calcext:value-type="float">
            <text:p/>
          </table:table-cell>
          <table:table-cell/>
          <table:table-cell table:formula="of:=SQRT([.N11]^2+[.O11]^2)" office:value-type="float" office:value="0.0104956869339806" calcext:value-type="float">
            <text:p/>
          </table:table-cell>
          <table:table-cell table:formula="of:=SQRT([.Q11]^2+[.R11]^2)" office:value-type="float" office:value="0.0129412770312259" calcext:value-type="float">
            <text:p/>
          </table:table-cell>
          <table:table-cell table:number-columns-repeated="1002"/>
        </table:table-row>
        <table:table-row table:style-name="ro1">
          <table:table-cell table:formula="of:=[.A11]+1" office:value-type="float" office:value="8" calcext:value-type="float">
            <text:p/>
          </table:table-cell>
          <table:table-cell office:value-type="float" office:value="0.00492863962426782" calcext:value-type="float">
            <text:p>0.00492863962426782</text:p>
          </table:table-cell>
          <table:table-cell office:value-type="float" office:value="0.0230831932276487" calcext:value-type="float">
            <text:p>0.0230831932276487</text:p>
          </table:table-cell>
          <table:table-cell office:value-type="float" office:value="-1.10604691505432" calcext:value-type="float">
            <text:p>-1.10604691505432</text:p>
          </table:table-cell>
          <table:table-cell office:value-type="float" office:value="-0.493841111660004" calcext:value-type="float">
            <text:p>-0.493841111660004</text:p>
          </table:table-cell>
          <table:table-cell office:value-type="float" office:value="1.57125747203827" calcext:value-type="float">
            <text:p>1.57125747203827</text:p>
          </table:table-cell>
          <table:table-cell office:value-type="float" office:value="-1.10007820731965" calcext:value-type="float">
            <text:p>-1.10007820731965</text:p>
          </table:table-cell>
          <table:table-cell office:value-type="float" office:value="-0.502158340306535" calcext:value-type="float">
            <text:p>-0.502158340306535</text:p>
          </table:table-cell>
          <table:table-cell office:value-type="float" office:value="1.58823883437558" calcext:value-type="float">
            <text:p>1.58823883437558</text:p>
          </table:table-cell>
          <table:table-cell office:value-type="float" office:value="-1.10566400521982" calcext:value-type="float">
            <text:p>-1.10566400521982</text:p>
          </table:table-cell>
          <table:table-cell office:value-type="float" office:value="-0.490484158929056" calcext:value-type="float">
            <text:p>-0.490484158929056</text:p>
          </table:table-cell>
          <table:table-cell office:value-type="float" office:value="1.5733106381353" calcext:value-type="float">
            <text:p>1.5733106381353</text:p>
          </table:table-cell>
          <table:table-cell/>
          <table:table-cell table:formula="of:=[.D12]-[.G12]" office:value-type="float" office:value="-0.00596870773467639" calcext:value-type="float">
            <text:p/>
          </table:table-cell>
          <table:table-cell table:formula="of:=[.E12]-[.H12]" office:value-type="float" office:value="0.00831722864653156" calcext:value-type="float">
            <text:p/>
          </table:table-cell>
          <table:table-cell table:formula="of:=IF([.F12]-[.I12]&gt;= PI(); [.F12]-[.I12] - 2*PI(); [.F12]-[.I12])" office:value-type="float" office:value="-0.0169813623373098" calcext:value-type="float">
            <text:p/>
          </table:table-cell>
          <table:table-cell table:formula="of:=[.G12]-[.J12]" office:value-type="float" office:value="0.00558579790017832" calcext:value-type="float">
            <text:p/>
          </table:table-cell>
          <table:table-cell table:formula="of:=[.H12]-[.K12]" office:value-type="float" office:value="-0.0116741813774797" calcext:value-type="float">
            <text:p/>
          </table:table-cell>
          <table:table-cell table:formula="of:=[.I12]-[.L12]" office:value-type="float" office:value="0.0149281962402796" calcext:value-type="float">
            <text:p/>
          </table:table-cell>
          <table:table-cell/>
          <table:table-cell table:formula="of:=SQRT([.N12]^2+[.O12]^2)" office:value-type="float" office:value="0.010237273288365" calcext:value-type="float">
            <text:p/>
          </table:table-cell>
          <table:table-cell table:formula="of:=SQRT([.Q12]^2+[.R12]^2)" office:value-type="float" office:value="0.0129417019366052" calcext:value-type="float">
            <text:p/>
          </table:table-cell>
          <table:table-cell table:number-columns-repeated="1002"/>
        </table:table-row>
        <table:table-row table:style-name="ro1">
          <table:table-cell table:formula="of:=[.A12]+1" office:value-type="float" office:value="9" calcext:value-type="float">
            <text:p/>
          </table:table-cell>
          <table:table-cell office:value-type="float" office:value="0.00745217362418771" calcext:value-type="float">
            <text:p>0.00745217362418771</text:p>
          </table:table-cell>
          <table:table-cell office:value-type="float" office:value="0.0145121971145272" calcext:value-type="float">
            <text:p>0.0145121971145272</text:p>
          </table:table-cell>
          <table:table-cell office:value-type="float" office:value="-1.10603070259094" calcext:value-type="float">
            <text:p>-1.10603070259094</text:p>
          </table:table-cell>
          <table:table-cell office:value-type="float" office:value="-0.493925511837006" calcext:value-type="float">
            <text:p>-0.493925511837006</text:p>
          </table:table-cell>
          <table:table-cell office:value-type="float" office:value="1.57078337669373" calcext:value-type="float">
            <text:p>1.57078337669373</text:p>
          </table:table-cell>
          <table:table-cell office:value-type="float" office:value="-1.1000834064398" calcext:value-type="float">
            <text:p>-1.1000834064398</text:p>
          </table:table-cell>
          <table:table-cell office:value-type="float" office:value="-0.502859898866431" calcext:value-type="float">
            <text:p>-0.502859898866431</text:p>
          </table:table-cell>
          <table:table-cell office:value-type="float" office:value="1.58646648906682" calcext:value-type="float">
            <text:p>1.58646648906682</text:p>
          </table:table-cell>
          <table:table-cell office:value-type="float" office:value="-1.10566475470242" calcext:value-type="float">
            <text:p>-1.10566475470242</text:p>
          </table:table-cell>
          <table:table-cell office:value-type="float" office:value="-0.490186072926305" calcext:value-type="float">
            <text:p>-0.490186072926305</text:p>
          </table:table-cell>
          <table:table-cell office:value-type="float" office:value="1.57389112601988" calcext:value-type="float">
            <text:p>1.57389112601988</text:p>
          </table:table-cell>
          <table:table-cell/>
          <table:table-cell table:formula="of:=[.D13]-[.G13]" office:value-type="float" office:value="-0.00594729615114042" calcext:value-type="float">
            <text:p/>
          </table:table-cell>
          <table:table-cell table:formula="of:=[.E13]-[.H13]" office:value-type="float" office:value="0.00893438702942517" calcext:value-type="float">
            <text:p/>
          </table:table-cell>
          <table:table-cell table:formula="of:=IF([.F13]-[.I13]&gt;= PI(); [.F13]-[.I13] - 2*PI(); [.F13]-[.I13])" office:value-type="float" office:value="-0.0156831123730952" calcext:value-type="float">
            <text:p/>
          </table:table-cell>
          <table:table-cell table:formula="of:=[.G13]-[.J13]" office:value-type="float" office:value="0.00558134826261769" calcext:value-type="float">
            <text:p/>
          </table:table-cell>
          <table:table-cell table:formula="of:=[.H13]-[.K13]" office:value-type="float" office:value="-0.0126738259401259" calcext:value-type="float">
            <text:p/>
          </table:table-cell>
          <table:table-cell table:formula="of:=[.I13]-[.L13]" office:value-type="float" office:value="0.0125753630469405" calcext:value-type="float">
            <text:p/>
          </table:table-cell>
          <table:table-cell/>
          <table:table-cell table:formula="of:=SQRT([.N13]^2+[.O13]^2)" office:value-type="float" office:value="0.0107328282899211" calcext:value-type="float">
            <text:p/>
          </table:table-cell>
          <table:table-cell table:formula="of:=SQRT([.Q13]^2+[.R13]^2)" office:value-type="float" office:value="0.0138483685822278" calcext:value-type="float">
            <text:p/>
          </table:table-cell>
          <table:table-cell table:number-columns-repeated="1002"/>
        </table:table-row>
        <table:table-row table:style-name="ro1">
          <table:table-cell table:formula="of:=[.A13]+1" office:value-type="float" office:value="10" calcext:value-type="float">
            <text:p/>
          </table:table-cell>
          <table:table-cell office:value-type="float" office:value="0.00626249331980944" calcext:value-type="float">
            <text:p>0.00626249331980944</text:p>
          </table:table-cell>
          <table:table-cell office:value-type="float" office:value="0.0266118869185448" calcext:value-type="float">
            <text:p>0.0266118869185448</text:p>
          </table:table-cell>
          <table:table-cell office:value-type="float" office:value="-1.10578489303589" calcext:value-type="float">
            <text:p>-1.10578489303589</text:p>
          </table:table-cell>
          <table:table-cell office:value-type="float" office:value="-0.493733197450638" calcext:value-type="float">
            <text:p>-0.493733197450638</text:p>
          </table:table-cell>
          <table:table-cell office:value-type="float" office:value="1.57072687149048" calcext:value-type="float">
            <text:p>1.57072687149048</text:p>
          </table:table-cell>
          <table:table-cell office:value-type="float" office:value="-1.10008733165062" calcext:value-type="float">
            <text:p>-1.10008733165062</text:p>
          </table:table-cell>
          <table:table-cell office:value-type="float" office:value="-0.502609429888613" calcext:value-type="float">
            <text:p>-0.502609429888613</text:p>
          </table:table-cell>
          <table:table-cell office:value-type="float" office:value="1.58648733377127" calcext:value-type="float">
            <text:p>1.58648733377127</text:p>
          </table:table-cell>
          <table:table-cell office:value-type="float" office:value="-1.10566552994756" calcext:value-type="float">
            <text:p>-1.10566552994756</text:p>
          </table:table-cell>
          <table:table-cell office:value-type="float" office:value="-0.489935574393128" calcext:value-type="float">
            <text:p>-0.489935574393128</text:p>
          </table:table-cell>
          <table:table-cell office:value-type="float" office:value="1.57495560149662" calcext:value-type="float">
            <text:p>1.57495560149662</text:p>
          </table:table-cell>
          <table:table-cell/>
          <table:table-cell table:formula="of:=[.D14]-[.G14]" office:value-type="float" office:value="-0.00569756138527122" calcext:value-type="float">
            <text:p/>
          </table:table-cell>
          <table:table-cell table:formula="of:=[.E14]-[.H14]" office:value-type="float" office:value="0.0088762324379752" calcext:value-type="float">
            <text:p/>
          </table:table-cell>
          <table:table-cell table:formula="of:=IF([.F14]-[.I14]&gt;= PI(); [.F14]-[.I14] - 2*PI(); [.F14]-[.I14])" office:value-type="float" office:value="-0.0157604622807943" calcext:value-type="float">
            <text:p/>
          </table:table-cell>
          <table:table-cell table:formula="of:=[.G14]-[.J14]" office:value-type="float" office:value="0.00557819829694362" calcext:value-type="float">
            <text:p/>
          </table:table-cell>
          <table:table-cell table:formula="of:=[.H14]-[.K14]" office:value-type="float" office:value="-0.0126738554954854" calcext:value-type="float">
            <text:p/>
          </table:table-cell>
          <table:table-cell table:formula="of:=[.I14]-[.L14]" office:value-type="float" office:value="0.0115317322746509" calcext:value-type="float">
            <text:p/>
          </table:table-cell>
          <table:table-cell/>
          <table:table-cell table:formula="of:=SQRT([.N14]^2+[.O14]^2)" office:value-type="float" office:value="0.0105474977142399" calcext:value-type="float">
            <text:p/>
          </table:table-cell>
          <table:table-cell table:formula="of:=SQRT([.Q14]^2+[.R14]^2)" office:value-type="float" office:value="0.013847126393605" calcext:value-type="float">
            <text:p/>
          </table:table-cell>
          <table:table-cell table:number-columns-repeated="1002"/>
        </table:table-row>
        <table:table-row table:style-name="ro1">
          <table:table-cell table:formula="of:=[.A14]+1" office:value-type="float" office:value="11" calcext:value-type="float">
            <text:p/>
          </table:table-cell>
          <table:table-cell office:value-type="float" office:value="0.00226457277312875" calcext:value-type="float">
            <text:p>0.00226457277312875</text:p>
          </table:table-cell>
          <table:table-cell office:value-type="float" office:value="-0.00816226843744516" calcext:value-type="float">
            <text:p>-0.00816226843744516</text:p>
          </table:table-cell>
          <table:table-cell office:value-type="float" office:value="-1.1057835817337" calcext:value-type="float">
            <text:p>-1.1057835817337</text:p>
          </table:table-cell>
          <table:table-cell office:value-type="float" office:value="-0.493659675121307" calcext:value-type="float">
            <text:p>-0.493659675121307</text:p>
          </table:table-cell>
          <table:table-cell office:value-type="float" office:value="1.57118427753449" calcext:value-type="float">
            <text:p>1.57118427753449</text:p>
          </table:table-cell>
          <table:table-cell office:value-type="float" office:value="-1.09908915276851" calcext:value-type="float">
            <text:p>-1.09908915276851</text:p>
          </table:table-cell>
          <table:table-cell office:value-type="float" office:value="-0.502518858128564" calcext:value-type="float">
            <text:p>-0.502518858128564</text:p>
          </table:table-cell>
          <table:table-cell office:value-type="float" office:value="1.58633517210978" calcext:value-type="float">
            <text:p>1.58633517210978</text:p>
          </table:table-cell>
          <table:table-cell office:value-type="float" office:value="-1.10566590670568" calcext:value-type="float">
            <text:p>-1.10566590670568</text:p>
          </table:table-cell>
          <table:table-cell office:value-type="float" office:value="-0.489844992265724" calcext:value-type="float">
            <text:p>-0.489844992265724</text:p>
          </table:table-cell>
          <table:table-cell office:value-type="float" office:value="1.57462911075912" calcext:value-type="float">
            <text:p>1.57462911075912</text:p>
          </table:table-cell>
          <table:table-cell/>
          <table:table-cell table:formula="of:=[.D15]-[.G15]" office:value-type="float" office:value="-0.00669442896518913" calcext:value-type="float">
            <text:p/>
          </table:table-cell>
          <table:table-cell table:formula="of:=[.E15]-[.H15]" office:value-type="float" office:value="0.00885918300725674" calcext:value-type="float">
            <text:p/>
          </table:table-cell>
          <table:table-cell table:formula="of:=IF([.F15]-[.I15]&gt;= PI(); [.F15]-[.I15] - 2*PI(); [.F15]-[.I15])" office:value-type="float" office:value="-0.0151508945752992" calcext:value-type="float">
            <text:p/>
          </table:table-cell>
          <table:table-cell table:formula="of:=[.G15]-[.J15]" office:value-type="float" office:value="0.00657675393717017" calcext:value-type="float">
            <text:p/>
          </table:table-cell>
          <table:table-cell table:formula="of:=[.H15]-[.K15]" office:value-type="float" office:value="-0.0126738658628403" calcext:value-type="float">
            <text:p/>
          </table:table-cell>
          <table:table-cell table:formula="of:=[.I15]-[.L15]" office:value-type="float" office:value="0.0117060613506599" calcext:value-type="float">
            <text:p/>
          </table:table-cell>
          <table:table-cell/>
          <table:table-cell table:formula="of:=SQRT([.N15]^2+[.O15]^2)" office:value-type="float" office:value="0.0111040759510204" calcext:value-type="float">
            <text:p/>
          </table:table-cell>
          <table:table-cell table:formula="of:=SQRT([.Q15]^2+[.R15]^2)" office:value-type="float" office:value="0.0142786752977772" calcext:value-type="float">
            <text:p/>
          </table:table-cell>
          <table:table-cell table:number-columns-repeated="1002"/>
        </table:table-row>
        <table:table-row table:style-name="ro1">
          <table:table-cell table:formula="of:=[.A15]+1" office:value-type="float" office:value="12" calcext:value-type="float">
            <text:p/>
          </table:table-cell>
          <table:table-cell office:value-type="float" office:value="0.00385875278152525" calcext:value-type="float">
            <text:p>0.00385875278152525</text:p>
          </table:table-cell>
          <table:table-cell office:value-type="float" office:value="-0.0100381011143327" calcext:value-type="float">
            <text:p>-0.0100381011143327</text:p>
          </table:table-cell>
          <table:table-cell office:value-type="float" office:value="-1.10581707954407" calcext:value-type="float">
            <text:p>-1.10581707954407</text:p>
          </table:table-cell>
          <table:table-cell office:value-type="float" office:value="-0.493609189987183" calcext:value-type="float">
            <text:p>-0.493609189987183</text:p>
          </table:table-cell>
          <table:table-cell office:value-type="float" office:value="1.57041990756989" calcext:value-type="float">
            <text:p>1.57041990756989</text:p>
          </table:table-cell>
          <table:table-cell office:value-type="float" office:value="-1.10008755926061" calcext:value-type="float">
            <text:p>-1.10008755926061</text:p>
          </table:table-cell>
          <table:table-cell office:value-type="float" office:value="-0.502364526651286" calcext:value-type="float">
            <text:p>-0.502364526651286</text:p>
          </table:table-cell>
          <table:table-cell office:value-type="float" office:value="1.58607538828936" calcext:value-type="float">
            <text:p>1.58607538828936</text:p>
          </table:table-cell>
          <table:table-cell office:value-type="float" office:value="-1.10566649829487" calcext:value-type="float">
            <text:p>-1.10566649829487</text:p>
          </table:table-cell>
          <table:table-cell office:value-type="float" office:value="-0.489690643288181" calcext:value-type="float">
            <text:p>-0.489690643288181</text:p>
          </table:table-cell>
          <table:table-cell office:value-type="float" office:value="1.57422758671455" calcext:value-type="float">
            <text:p>1.57422758671455</text:p>
          </table:table-cell>
          <table:table-cell/>
          <table:table-cell table:formula="of:=[.D16]-[.G16]" office:value-type="float" office:value="-0.0057295202834553" calcext:value-type="float">
            <text:p/>
          </table:table-cell>
          <table:table-cell table:formula="of:=[.E16]-[.H16]" office:value-type="float" office:value="0.00875533666410377" calcext:value-type="float">
            <text:p/>
          </table:table-cell>
          <table:table-cell table:formula="of:=IF([.F16]-[.I16]&gt;= PI(); [.F16]-[.I16] - 2*PI(); [.F16]-[.I16])" office:value-type="float" office:value="-0.0156554807194789" calcext:value-type="float">
            <text:p/>
          </table:table-cell>
          <table:table-cell table:formula="of:=[.G16]-[.J16]" office:value-type="float" office:value="0.00557893903425555" calcext:value-type="float">
            <text:p/>
          </table:table-cell>
          <table:table-cell table:formula="of:=[.H16]-[.K16]" office:value-type="float" office:value="-0.0126738833631055" calcext:value-type="float">
            <text:p/>
          </table:table-cell>
          <table:table-cell table:formula="of:=[.I16]-[.L16]" office:value-type="float" office:value="0.0118478015748134" calcext:value-type="float">
            <text:p/>
          </table:table-cell>
          <table:table-cell/>
          <table:table-cell table:formula="of:=SQRT([.N16]^2+[.O16]^2)" office:value-type="float" office:value="0.0104634278695046" calcext:value-type="float">
            <text:p/>
          </table:table-cell>
          <table:table-cell table:formula="of:=SQRT([.Q16]^2+[.R16]^2)" office:value-type="float" office:value="0.0138474503158358" calcext:value-type="float">
            <text:p/>
          </table:table-cell>
          <table:table-cell table:number-columns-repeated="1002"/>
        </table:table-row>
        <table:table-row table:style-name="ro1">
          <table:table-cell table:formula="of:=[.A16]+1" office:value-type="float" office:value="13" calcext:value-type="float">
            <text:p/>
          </table:table-cell>
          <table:table-cell office:value-type="float" office:value="0.0147587535902858" calcext:value-type="float">
            <text:p>0.0147587535902858</text:p>
          </table:table-cell>
          <table:table-cell office:value-type="float" office:value="-0.0256648045033217" calcext:value-type="float">
            <text:p>-0.0256648045033217</text:p>
          </table:table-cell>
          <table:table-cell office:value-type="float" office:value="-1.10584700107574" calcext:value-type="float">
            <text:p>-1.10584700107574</text:p>
          </table:table-cell>
          <table:table-cell office:value-type="float" office:value="-0.493753671646118" calcext:value-type="float">
            <text:p>-0.493753671646118</text:p>
          </table:table-cell>
          <table:table-cell office:value-type="float" office:value="1.57074177265167" calcext:value-type="float">
            <text:p>1.57074177265167</text:p>
          </table:table-cell>
          <table:table-cell office:value-type="float" office:value="-1.10009298691106" calcext:value-type="float">
            <text:p>-1.10009298691106</text:p>
          </table:table-cell>
          <table:table-cell office:value-type="float" office:value="-0.501774245414872" calcext:value-type="float">
            <text:p>-0.501774245414872</text:p>
          </table:table-cell>
          <table:table-cell office:value-type="float" office:value="1.5863878874499" calcext:value-type="float">
            <text:p>1.5863878874499</text:p>
          </table:table-cell>
          <table:table-cell office:value-type="float" office:value="-1.10566852393568" calcext:value-type="float">
            <text:p>-1.10566852393568</text:p>
          </table:table-cell>
          <table:table-cell office:value-type="float" office:value="-0.489100296619823" calcext:value-type="float">
            <text:p>-0.489100296619823</text:p>
          </table:table-cell>
          <table:table-cell office:value-type="float" office:value="1.57320099453442" calcext:value-type="float">
            <text:p>1.57320099453442</text:p>
          </table:table-cell>
          <table:table-cell/>
          <table:table-cell table:formula="of:=[.D17]-[.G17]" office:value-type="float" office:value="-0.00575401416468857" calcext:value-type="float">
            <text:p/>
          </table:table-cell>
          <table:table-cell table:formula="of:=[.E17]-[.H17]" office:value-type="float" office:value="0.00802057376875404" calcext:value-type="float">
            <text:p/>
          </table:table-cell>
          <table:table-cell table:formula="of:=IF([.F17]-[.I17]&gt;= PI(); [.F17]-[.I17] - 2*PI(); [.F17]-[.I17])" office:value-type="float" office:value="-0.0156461147982296" calcext:value-type="float">
            <text:p/>
          </table:table-cell>
          <table:table-cell table:formula="of:=[.G17]-[.J17]" office:value-type="float" office:value="0.0055755370246231" calcext:value-type="float">
            <text:p/>
          </table:table-cell>
          <table:table-cell table:formula="of:=[.H17]-[.K17]" office:value-type="float" office:value="-0.0126739487950492" calcext:value-type="float">
            <text:p/>
          </table:table-cell>
          <table:table-cell table:formula="of:=[.I17]-[.L17]" office:value-type="float" office:value="0.0131868929154841" calcext:value-type="float">
            <text:p/>
          </table:table-cell>
          <table:table-cell/>
          <table:table-cell table:formula="of:=SQRT([.N17]^2+[.O17]^2)" office:value-type="float" office:value="0.00987108315168412" calcext:value-type="float">
            <text:p/>
          </table:table-cell>
          <table:table-cell table:formula="of:=SQRT([.Q17]^2+[.R17]^2)" office:value-type="float" office:value="0.0138461399376315" calcext:value-type="float">
            <text:p/>
          </table:table-cell>
          <table:table-cell table:number-columns-repeated="1002"/>
        </table:table-row>
        <table:table-row table:style-name="ro1">
          <table:table-cell table:formula="of:=[.A17]+1" office:value-type="float" office:value="14" calcext:value-type="float">
            <text:p/>
          </table:table-cell>
          <table:table-cell office:value-type="float" office:value="0.00788481812924147" calcext:value-type="float">
            <text:p>0.00788481812924147</text:p>
          </table:table-cell>
          <table:table-cell office:value-type="float" office:value="-0.0032082109246403" calcext:value-type="float">
            <text:p>-0.0032082109246403</text:p>
          </table:table-cell>
          <table:table-cell office:value-type="float" office:value="-1.10569977760315" calcext:value-type="float">
            <text:p>-1.10569977760315</text:p>
          </table:table-cell>
          <table:table-cell office:value-type="float" office:value="-0.493737488985062" calcext:value-type="float">
            <text:p>-0.493737488985062</text:p>
          </table:table-cell>
          <table:table-cell office:value-type="float" office:value="1.57053673267365" calcext:value-type="float">
            <text:p>1.57053673267365</text:p>
          </table:table-cell>
          <table:table-cell office:value-type="float" office:value="-1.10009431218187" calcext:value-type="float">
            <text:p>-1.10009431218187</text:p>
          </table:table-cell>
          <table:table-cell office:value-type="float" office:value="-0.502458491185268" calcext:value-type="float">
            <text:p>-0.502458491185268</text:p>
          </table:table-cell>
          <table:table-cell office:value-type="float" office:value="1.58623250674082" calcext:value-type="float">
            <text:p>1.58623250674082</text:p>
          </table:table-cell>
          <table:table-cell office:value-type="float" office:value="-1.10566928234966" calcext:value-type="float">
            <text:p>-1.10566928234966</text:p>
          </table:table-cell>
          <table:table-cell office:value-type="float" office:value="-0.488784904806521" calcext:value-type="float">
            <text:p>-0.488784904806521</text:p>
          </table:table-cell>
          <table:table-cell office:value-type="float" office:value="1.57307266609743" calcext:value-type="float">
            <text:p>1.57307266609743</text:p>
          </table:table-cell>
          <table:table-cell/>
          <table:table-cell table:formula="of:=[.D18]-[.G18]" office:value-type="float" office:value="-0.00560546542127782" calcext:value-type="float">
            <text:p/>
          </table:table-cell>
          <table:table-cell table:formula="of:=[.E18]-[.H18]" office:value-type="float" office:value="0.00872100220020661" calcext:value-type="float">
            <text:p/>
          </table:table-cell>
          <table:table-cell table:formula="of:=IF([.F18]-[.I18]&gt;= PI(); [.F18]-[.I18] - 2*PI(); [.F18]-[.I18])" office:value-type="float" office:value="-0.0156957740671786" calcext:value-type="float">
            <text:p/>
          </table:table-cell>
          <table:table-cell table:formula="of:=[.G18]-[.J18]" office:value-type="float" office:value="0.00557497016778807" calcext:value-type="float">
            <text:p/>
          </table:table-cell>
          <table:table-cell table:formula="of:=[.H18]-[.K18]" office:value-type="float" office:value="-0.0136735863787478" calcext:value-type="float">
            <text:p/>
          </table:table-cell>
          <table:table-cell table:formula="of:=[.I18]-[.L18]" office:value-type="float" office:value="0.0131598406433915" calcext:value-type="float">
            <text:p/>
          </table:table-cell>
          <table:table-cell/>
          <table:table-cell table:formula="of:=SQRT([.N18]^2+[.O18]^2)" office:value-type="float" office:value="0.0103671173411489" calcext:value-type="float">
            <text:p/>
          </table:table-cell>
          <table:table-cell table:formula="of:=SQRT([.Q18]^2+[.R18]^2)" office:value-type="float" office:value="0.014766423291671" calcext:value-type="float">
            <text:p/>
          </table:table-cell>
          <table:table-cell table:number-columns-repeated="1002"/>
        </table:table-row>
        <table:table-row table:style-name="ro1">
          <table:table-cell table:formula="of:=[.A18]+1" office:value-type="float" office:value="15" calcext:value-type="float">
            <text:p/>
          </table:table-cell>
          <table:table-cell office:value-type="float" office:value="0.00373277091421187" calcext:value-type="float">
            <text:p>0.00373277091421187</text:p>
          </table:table-cell>
          <table:table-cell office:value-type="float" office:value="-0.0111361835151911" calcext:value-type="float">
            <text:p>-0.0111361835151911</text:p>
          </table:table-cell>
          <table:table-cell office:value-type="float" office:value="-1.10583639144897" calcext:value-type="float">
            <text:p>-1.10583639144897</text:p>
          </table:table-cell>
          <table:table-cell office:value-type="float" office:value="-0.493600368499756" calcext:value-type="float">
            <text:p>-0.493600368499756</text:p>
          </table:table-cell>
          <table:table-cell office:value-type="float" office:value="1.57088589668274" calcext:value-type="float">
            <text:p>1.57088589668274</text:p>
          </table:table-cell>
          <table:table-cell office:value-type="float" office:value="-1.09909701671842" calcext:value-type="float">
            <text:p>-1.09909701671842</text:p>
          </table:table-cell>
          <table:table-cell office:value-type="float" office:value="-0.502309198136915" calcext:value-type="float">
            <text:p>-0.502309198136915</text:p>
          </table:table-cell>
          <table:table-cell office:value-type="float" office:value="1.58594688133462" calcext:value-type="float">
            <text:p>1.58594688133462</text:p>
          </table:table-cell>
          <table:table-cell office:value-type="float" office:value="-1.10566962223149" calcext:value-type="float">
            <text:p>-1.10566962223149</text:p>
          </table:table-cell>
          <table:table-cell office:value-type="float" office:value="-0.488635594356795" calcext:value-type="float">
            <text:p>-0.488635594356795</text:p>
          </table:table-cell>
          <table:table-cell office:value-type="float" office:value="1.57262721875682" calcext:value-type="float">
            <text:p>1.57262721875682</text:p>
          </table:table-cell>
          <table:table-cell/>
          <table:table-cell table:formula="of:=[.D19]-[.G19]" office:value-type="float" office:value="-0.00673937473055686" calcext:value-type="float">
            <text:p/>
          </table:table-cell>
          <table:table-cell table:formula="of:=[.E19]-[.H19]" office:value-type="float" office:value="0.00870882963715902" calcext:value-type="float">
            <text:p/>
          </table:table-cell>
          <table:table-cell table:formula="of:=IF([.F19]-[.I19]&gt;= PI(); [.F19]-[.I19] - 2*PI(); [.F19]-[.I19])" office:value-type="float" office:value="-0.0150609846518806" calcext:value-type="float">
            <text:p/>
          </table:table-cell>
          <table:table-cell table:formula="of:=[.G19]-[.J19]" office:value-type="float" office:value="0.00657260551307393" calcext:value-type="float">
            <text:p/>
          </table:table-cell>
          <table:table-cell table:formula="of:=[.H19]-[.K19]" office:value-type="float" office:value="-0.0136736037801196" calcext:value-type="float">
            <text:p/>
          </table:table-cell>
          <table:table-cell table:formula="of:=[.I19]-[.L19]" office:value-type="float" office:value="0.0133196625777952" calcext:value-type="float">
            <text:p/>
          </table:table-cell>
          <table:table-cell/>
          <table:table-cell table:formula="of:=SQRT([.N19]^2+[.O19]^2)" office:value-type="float" office:value="0.0110119428534627" calcext:value-type="float">
            <text:p/>
          </table:table-cell>
          <table:table-cell table:formula="of:=SQRT([.Q19]^2+[.R19]^2)" office:value-type="float" office:value="0.0151712419915507" calcext:value-type="float">
            <text:p/>
          </table:table-cell>
          <table:table-cell table:number-columns-repeated="1002"/>
        </table:table-row>
        <table:table-row table:style-name="ro1">
          <table:table-cell table:formula="of:=[.A19]+1" office:value-type="float" office:value="16" calcext:value-type="float">
            <text:p/>
          </table:table-cell>
          <table:table-cell office:value-type="float" office:value="0.1974927932024" calcext:value-type="float">
            <text:p>0.1974927932024</text:p>
          </table:table-cell>
          <table:table-cell office:value-type="float" office:value="-0.0115096624940634" calcext:value-type="float">
            <text:p>-0.0115096624940634</text:p>
          </table:table-cell>
          <table:table-cell office:value-type="float" office:value="-1.10580623149872" calcext:value-type="float">
            <text:p>-1.10580623149872</text:p>
          </table:table-cell>
          <table:table-cell office:value-type="float" office:value="-0.48995852470398" calcext:value-type="float">
            <text:p>-0.48995852470398</text:p>
          </table:table-cell>
          <table:table-cell office:value-type="float" office:value="1.57012236118317" calcext:value-type="float">
            <text:p>1.57012236118317</text:p>
          </table:table-cell>
          <table:table-cell office:value-type="float" office:value="-1.0992023291741" calcext:value-type="float">
            <text:p>-1.0992023291741</text:p>
          </table:table-cell>
          <table:table-cell office:value-type="float" office:value="-0.50040799400384" calcext:value-type="float">
            <text:p>-0.50040799400384</text:p>
          </table:table-cell>
          <table:table-cell office:value-type="float" office:value="1.58604332229848" calcext:value-type="float">
            <text:p>1.58604332229848</text:p>
          </table:table-cell>
          <table:table-cell office:value-type="float" office:value="-1.10568408574212" calcext:value-type="float">
            <text:p>-1.10568408574212</text:p>
          </table:table-cell>
          <table:table-cell office:value-type="float" office:value="-0.480735895869266" calcext:value-type="float">
            <text:p>-0.480735895869266</text:p>
          </table:table-cell>
          <table:table-cell office:value-type="float" office:value="1.57216683225706" calcext:value-type="float">
            <text:p>1.57216683225706</text:p>
          </table:table-cell>
          <table:table-cell/>
          <table:table-cell table:formula="of:=[.D20]-[.G20]" office:value-type="float" office:value="-0.00660390232461894" calcext:value-type="float">
            <text:p/>
          </table:table-cell>
          <table:table-cell table:formula="of:=[.E20]-[.H20]" office:value-type="float" office:value="0.0104494692998602" calcext:value-type="float">
            <text:p/>
          </table:table-cell>
          <table:table-cell table:formula="of:=IF([.F20]-[.I20]&gt;= PI(); [.F20]-[.I20] - 2*PI(); [.F20]-[.I20])" office:value-type="float" office:value="-0.0159209611153182" calcext:value-type="float">
            <text:p/>
          </table:table-cell>
          <table:table-cell table:formula="of:=[.G20]-[.J20]" office:value-type="float" office:value="0.0064817565680162" calcext:value-type="float">
            <text:p/>
          </table:table-cell>
          <table:table-cell table:formula="of:=[.H20]-[.K20]" office:value-type="float" office:value="-0.0196720981345739" calcext:value-type="float">
            <text:p/>
          </table:table-cell>
          <table:table-cell table:formula="of:=[.I20]-[.L20]" office:value-type="float" office:value="0.0138764900414226" calcext:value-type="float">
            <text:p/>
          </table:table-cell>
          <table:table-cell/>
          <table:table-cell table:formula="of:=SQRT([.N20]^2+[.O20]^2)" office:value-type="float" office:value="0.0123613484119585" calcext:value-type="float">
            <text:p/>
          </table:table-cell>
          <table:table-cell table:formula="of:=SQRT([.Q20]^2+[.R20]^2)" office:value-type="float" office:value="0.0207124265411691" calcext:value-type="float">
            <text:p/>
          </table:table-cell>
          <table:table-cell table:number-columns-repeated="1002"/>
        </table:table-row>
        <table:table-row table:style-name="ro1">
          <table:table-cell table:formula="of:=[.A20]+1" office:value-type="float" office:value="17" calcext:value-type="float">
            <text:p/>
          </table:table-cell>
          <table:table-cell office:value-type="float" office:value="0.411066949367523" calcext:value-type="float">
            <text:p>0.411066949367523</text:p>
          </table:table-cell>
          <table:table-cell office:value-type="float" office:value="-0.0219742059707642" calcext:value-type="float">
            <text:p>-0.0219742059707642</text:p>
          </table:table-cell>
          <table:table-cell office:value-type="float" office:value="-1.10563397407532" calcext:value-type="float">
            <text:p>-1.10563397407532</text:p>
          </table:table-cell>
          <table:table-cell office:value-type="float" office:value="-0.47766986489296" calcext:value-type="float">
            <text:p>-0.47766986489296</text:p>
          </table:table-cell>
          <table:table-cell office:value-type="float" office:value="1.56920909881592" calcext:value-type="float">
            <text:p>1.56920909881592</text:p>
          </table:table-cell>
          <table:table-cell office:value-type="float" office:value="-1.10043825307974" calcext:value-type="float">
            <text:p>-1.10043825307974</text:p>
          </table:table-cell>
          <table:table-cell office:value-type="float" office:value="-0.488965228018291" calcext:value-type="float">
            <text:p>-0.488965228018291</text:p>
          </table:table-cell>
          <table:table-cell office:value-type="float" office:value="1.58548879754709" calcext:value-type="float">
            <text:p>1.58548879754709</text:p>
          </table:table-cell>
          <table:table-cell office:value-type="float" office:value="-1.10570662051504" calcext:value-type="float">
            <text:p>-1.10570662051504</text:p>
          </table:table-cell>
          <table:table-cell office:value-type="float" office:value="-0.464293233336582" calcext:value-type="float">
            <text:p>-0.464293233336582</text:p>
          </table:table-cell>
          <table:table-cell office:value-type="float" office:value="1.57128786401823" calcext:value-type="float">
            <text:p>1.57128786401823</text:p>
          </table:table-cell>
          <table:table-cell/>
          <table:table-cell table:formula="of:=[.D21]-[.G21]" office:value-type="float" office:value="-0.00519572099557442" calcext:value-type="float">
            <text:p/>
          </table:table-cell>
          <table:table-cell table:formula="of:=[.E21]-[.H21]" office:value-type="float" office:value="0.0112953631253315" calcext:value-type="float">
            <text:p/>
          </table:table-cell>
          <table:table-cell table:formula="of:=IF([.F21]-[.I21]&gt;= PI(); [.F21]-[.I21] - 2*PI(); [.F21]-[.I21])" office:value-type="float" office:value="-0.0162796987311746" calcext:value-type="float">
            <text:p/>
          </table:table-cell>
          <table:table-cell table:formula="of:=[.G21]-[.J21]" office:value-type="float" office:value="0.00526836743529513" calcext:value-type="float">
            <text:p/>
          </table:table-cell>
          <table:table-cell table:formula="of:=[.H21]-[.K21]" office:value-type="float" office:value="-0.0246719946817092" calcext:value-type="float">
            <text:p/>
          </table:table-cell>
          <table:table-cell table:formula="of:=[.I21]-[.L21]" office:value-type="float" office:value="0.0142009335288611" calcext:value-type="float">
            <text:p/>
          </table:table-cell>
          <table:table-cell/>
          <table:table-cell table:formula="of:=SQRT([.N21]^2+[.O21]^2)" office:value-type="float" office:value="0.0124330505024693" calcext:value-type="float">
            <text:p/>
          </table:table-cell>
          <table:table-cell table:formula="of:=SQRT([.Q21]^2+[.R21]^2)" office:value-type="float" office:value="0.0252282186649705" calcext:value-type="float">
            <text:p/>
          </table:table-cell>
          <table:table-cell table:number-columns-repeated="1002"/>
        </table:table-row>
        <table:table-row table:style-name="ro1">
          <table:table-cell table:formula="of:=[.A21]+1" office:value-type="float" office:value="18" calcext:value-type="float">
            <text:p/>
          </table:table-cell>
          <table:table-cell office:value-type="float" office:value="0.542185127735138" calcext:value-type="float">
            <text:p>0.542185127735138</text:p>
          </table:table-cell>
          <table:table-cell office:value-type="float" office:value="-0.063506692647934" calcext:value-type="float">
            <text:p>-0.063506692647934</text:p>
          </table:table-cell>
          <table:table-cell office:value-type="float" office:value="-1.10608458518982" calcext:value-type="float">
            <text:p>-1.10608458518982</text:p>
          </table:table-cell>
          <table:table-cell office:value-type="float" office:value="-0.458030164241791" calcext:value-type="float">
            <text:p>-0.458030164241791</text:p>
          </table:table-cell>
          <table:table-cell office:value-type="float" office:value="1.56821286678314" calcext:value-type="float">
            <text:p>1.56821286678314</text:p>
          </table:table-cell>
          <table:table-cell office:value-type="float" office:value="-1.09974650703587" calcext:value-type="float">
            <text:p>-1.09974650703587</text:p>
          </table:table-cell>
          <table:table-cell office:value-type="float" office:value="-0.471278564326184" calcext:value-type="float">
            <text:p>-0.471278564326184</text:p>
          </table:table-cell>
          <table:table-cell office:value-type="float" office:value="1.58454225675956" calcext:value-type="float">
            <text:p>1.58454225675956</text:p>
          </table:table-cell>
          <table:table-cell office:value-type="float" office:value="-1.1057172806815" calcext:value-type="float">
            <text:p>-1.1057172806815</text:p>
          </table:table-cell>
          <table:table-cell office:value-type="float" office:value="-0.442605830847111" calcext:value-type="float">
            <text:p>-0.442605830847111</text:p>
          </table:table-cell>
          <table:table-cell office:value-type="float" office:value="1.56874759631231" calcext:value-type="float">
            <text:p>1.56874759631231</text:p>
          </table:table-cell>
          <table:table-cell/>
          <table:table-cell table:formula="of:=[.D22]-[.G22]" office:value-type="float" office:value="-0.00633807815394682" calcext:value-type="float">
            <text:p/>
          </table:table-cell>
          <table:table-cell table:formula="of:=[.E22]-[.H22]" office:value-type="float" office:value="0.013248400084393" calcext:value-type="float">
            <text:p/>
          </table:table-cell>
          <table:table-cell table:formula="of:=IF([.F22]-[.I22]&gt;= PI(); [.F22]-[.I22] - 2*PI(); [.F22]-[.I22])" office:value-type="float" office:value="-0.0163293899764216" calcext:value-type="float">
            <text:p/>
          </table:table-cell>
          <table:table-cell table:formula="of:=[.G22]-[.J22]" office:value-type="float" office:value="0.00597077364562515" calcext:value-type="float">
            <text:p/>
          </table:table-cell>
          <table:table-cell table:formula="of:=[.H22]-[.K22]" office:value-type="float" office:value="-0.028672733479073" calcext:value-type="float">
            <text:p/>
          </table:table-cell>
          <table:table-cell table:formula="of:=[.I22]-[.L22]" office:value-type="float" office:value="0.0157946604472496" calcext:value-type="float">
            <text:p/>
          </table:table-cell>
          <table:table-cell/>
          <table:table-cell table:formula="of:=SQRT([.N22]^2+[.O22]^2)" office:value-type="float" office:value="0.014686433858554" calcext:value-type="float">
            <text:p/>
          </table:table-cell>
          <table:table-cell table:formula="of:=SQRT([.Q22]^2+[.R22]^2)" office:value-type="float" office:value="0.0292878094621166" calcext:value-type="float">
            <text:p/>
          </table:table-cell>
          <table:table-cell table:number-columns-repeated="1002"/>
        </table:table-row>
        <table:table-row table:style-name="ro1">
          <table:table-cell table:formula="of:=[.A22]+1" office:value-type="float" office:value="19" calcext:value-type="float">
            <text:p/>
          </table:table-cell>
          <table:table-cell office:value-type="float" office:value="0.563689649105072" calcext:value-type="float">
            <text:p>0.563689649105072</text:p>
          </table:table-cell>
          <table:table-cell office:value-type="float" office:value="-0.105846963822842" calcext:value-type="float">
            <text:p>-0.105846963822842</text:p>
          </table:table-cell>
          <table:table-cell office:value-type="float" office:value="-1.10616409778595" calcext:value-type="float">
            <text:p>-1.10616409778595</text:p>
          </table:table-cell>
          <table:table-cell office:value-type="float" office:value="-0.435718536376953" calcext:value-type="float">
            <text:p>-0.435718536376953</text:p>
          </table:table-cell>
          <table:table-cell office:value-type="float" office:value="1.5646538734436" calcext:value-type="float">
            <text:p>1.5646538734436</text:p>
          </table:table-cell>
          <table:table-cell office:value-type="float" office:value="-1.10004925082351" calcext:value-type="float">
            <text:p>-1.10004925082351</text:p>
          </table:table-cell>
          <table:table-cell office:value-type="float" office:value="-0.450732308840016" calcext:value-type="float">
            <text:p>-0.450732308840016</text:p>
          </table:table-cell>
          <table:table-cell office:value-type="float" office:value="1.58057065602581" calcext:value-type="float">
            <text:p>1.58057065602581</text:p>
          </table:table-cell>
          <table:table-cell office:value-type="float" office:value="-1.10567108678714" calcext:value-type="float">
            <text:p>-1.10567108678714</text:p>
          </table:table-cell>
          <table:table-cell office:value-type="float" office:value="-0.420058292202344" calcext:value-type="float">
            <text:p>-0.420058292202344</text:p>
          </table:table-cell>
          <table:table-cell office:value-type="float" office:value="1.5645137177594" calcext:value-type="float">
            <text:p>1.5645137177594</text:p>
          </table:table-cell>
          <table:table-cell/>
          <table:table-cell table:formula="of:=[.D23]-[.G23]" office:value-type="float" office:value="-0.0061148469624388" calcext:value-type="float">
            <text:p/>
          </table:table-cell>
          <table:table-cell table:formula="of:=[.E23]-[.H23]" office:value-type="float" office:value="0.0150137724630624" calcext:value-type="float">
            <text:p/>
          </table:table-cell>
          <table:table-cell table:formula="of:=IF([.F23]-[.I23]&gt;= PI(); [.F23]-[.I23] - 2*PI(); [.F23]-[.I23])" office:value-type="float" office:value="-0.0159167825822062" calcext:value-type="float">
            <text:p/>
          </table:table-cell>
          <table:table-cell table:formula="of:=[.G23]-[.J23]" office:value-type="float" office:value="0.0056218359636282" calcext:value-type="float">
            <text:p/>
          </table:table-cell>
          <table:table-cell table:formula="of:=[.H23]-[.K23]" office:value-type="float" office:value="-0.0306740166376713" calcext:value-type="float">
            <text:p/>
          </table:table-cell>
          <table:table-cell table:formula="of:=[.I23]-[.L23]" office:value-type="float" office:value="0.0160569382664093" calcext:value-type="float">
            <text:p/>
          </table:table-cell>
          <table:table-cell/>
          <table:table-cell table:formula="of:=SQRT([.N23]^2+[.O23]^2)" office:value-type="float" office:value="0.0162112527876984" calcext:value-type="float">
            <text:p/>
          </table:table-cell>
          <table:table-cell table:formula="of:=SQRT([.Q23]^2+[.R23]^2)" office:value-type="float" office:value="0.031184937650893" calcext:value-type="float">
            <text:p/>
          </table:table-cell>
          <table:table-cell table:number-columns-repeated="1002"/>
        </table:table-row>
        <table:table-row table:style-name="ro1">
          <table:table-cell table:formula="of:=[.A23]+1" office:value-type="float" office:value="20" calcext:value-type="float">
            <text:p/>
          </table:table-cell>
          <table:table-cell office:value-type="float" office:value="0.555209100246429" calcext:value-type="float">
            <text:p>0.555209100246429</text:p>
          </table:table-cell>
          <table:table-cell office:value-type="float" office:value="-0.0597137436270714" calcext:value-type="float">
            <text:p>-0.0597137436270714</text:p>
          </table:table-cell>
          <table:table-cell office:value-type="float" office:value="-1.10620450973511" calcext:value-type="float">
            <text:p>-1.10620450973511</text:p>
          </table:table-cell>
          <table:table-cell office:value-type="float" office:value="-0.413319796323776" calcext:value-type="float">
            <text:p>-0.413319796323776</text:p>
          </table:table-cell>
          <table:table-cell office:value-type="float" office:value="1.56211483478546" calcext:value-type="float">
            <text:p>1.56211483478546</text:p>
          </table:table-cell>
          <table:table-cell office:value-type="float" office:value="-1.10026272723387" calcext:value-type="float">
            <text:p>-1.10026272723387</text:p>
          </table:table-cell>
          <table:table-cell office:value-type="float" office:value="-0.428525005687633" calcext:value-type="float">
            <text:p>-0.428525005687633</text:p>
          </table:table-cell>
          <table:table-cell office:value-type="float" office:value="1.57872324886745" calcext:value-type="float">
            <text:p>1.57872324886745</text:p>
          </table:table-cell>
          <table:table-cell office:value-type="float" office:value="-1.10553156123662" calcext:value-type="float">
            <text:p>-1.10553156123662</text:p>
          </table:table-cell>
          <table:table-cell office:value-type="float" office:value="-0.397850366486171" calcext:value-type="float">
            <text:p>-0.397850366486171</text:p>
          </table:table-cell>
          <table:table-cell office:value-type="float" office:value="1.56212516801432" calcext:value-type="float">
            <text:p>1.56212516801432</text:p>
          </table:table-cell>
          <table:table-cell/>
          <table:table-cell table:formula="of:=[.D24]-[.G24]" office:value-type="float" office:value="-0.00594178250124022" calcext:value-type="float">
            <text:p/>
          </table:table-cell>
          <table:table-cell table:formula="of:=[.E24]-[.H24]" office:value-type="float" office:value="0.0152052093638567" calcext:value-type="float">
            <text:p/>
          </table:table-cell>
          <table:table-cell table:formula="of:=IF([.F24]-[.I24]&gt;= PI(); [.F24]-[.I24] - 2*PI(); [.F24]-[.I24])" office:value-type="float" office:value="-0.0166084140819922" calcext:value-type="float">
            <text:p/>
          </table:table-cell>
          <table:table-cell table:formula="of:=[.G24]-[.J24]" office:value-type="float" office:value="0.00526883400275713" calcext:value-type="float">
            <text:p/>
          </table:table-cell>
          <table:table-cell table:formula="of:=[.H24]-[.K24]" office:value-type="float" office:value="-0.030674639201462" calcext:value-type="float">
            <text:p/>
          </table:table-cell>
          <table:table-cell table:formula="of:=[.I24]-[.L24]" office:value-type="float" office:value="0.0165980808531361" calcext:value-type="float">
            <text:p/>
          </table:table-cell>
          <table:table-cell/>
          <table:table-cell table:formula="of:=SQRT([.N24]^2+[.O24]^2)" office:value-type="float" office:value="0.0163249248418104" calcext:value-type="float">
            <text:p/>
          </table:table-cell>
          <table:table-cell table:formula="of:=SQRT([.Q24]^2+[.R24]^2)" office:value-type="float" office:value="0.0311238510131455" calcext:value-type="float">
            <text:p/>
          </table:table-cell>
          <table:table-cell table:number-columns-repeated="1002"/>
        </table:table-row>
        <table:table-row table:style-name="ro1">
          <table:table-cell table:formula="of:=[.A24]+1" office:value-type="float" office:value="21" calcext:value-type="float">
            <text:p/>
          </table:table-cell>
          <table:table-cell office:value-type="float" office:value="0.547515869140625" calcext:value-type="float">
            <text:p>0.547515869140625</text:p>
          </table:table-cell>
          <table:table-cell office:value-type="float" office:value="-0.0173961389809847" calcext:value-type="float">
            <text:p>-0.0173961389809847</text:p>
          </table:table-cell>
          <table:table-cell office:value-type="float" office:value="-1.10606956481934" calcext:value-type="float">
            <text:p>-1.10606956481934</text:p>
          </table:table-cell>
          <table:table-cell office:value-type="float" office:value="-0.391287416219711" calcext:value-type="float">
            <text:p>-0.391287416219711</text:p>
          </table:table-cell>
          <table:table-cell office:value-type="float" office:value="1.560422539711" calcext:value-type="float">
            <text:p>1.560422539711</text:p>
          </table:table-cell>
          <table:table-cell office:value-type="float" office:value="-1.10043633004089" calcext:value-type="float">
            <text:p>-1.10043633004089</text:p>
          </table:table-cell>
          <table:table-cell office:value-type="float" office:value="-0.406625058993572" calcext:value-type="float">
            <text:p>-0.406625058993572</text:p>
          </table:table-cell>
          <table:table-cell office:value-type="float" office:value="1.57588448482886" calcext:value-type="float">
            <text:p>1.57588448482886</text:p>
          </table:table-cell>
          <table:table-cell office:value-type="float" office:value="-1.10534165973495" calcext:value-type="float">
            <text:p>-1.10534165973495</text:p>
          </table:table-cell>
          <table:table-cell office:value-type="float" office:value="-0.375950555058741" calcext:value-type="float">
            <text:p>-0.375950555058741</text:p>
          </table:table-cell>
          <table:table-cell office:value-type="float" office:value="1.56142932245508" calcext:value-type="float">
            <text:p>1.56142932245508</text:p>
          </table:table-cell>
          <table:table-cell/>
          <table:table-cell table:formula="of:=[.D25]-[.G25]" office:value-type="float" office:value="-0.00563323477844246" calcext:value-type="float">
            <text:p/>
          </table:table-cell>
          <table:table-cell table:formula="of:=[.E25]-[.H25]" office:value-type="float" office:value="0.0153376427738611" calcext:value-type="float">
            <text:p/>
          </table:table-cell>
          <table:table-cell table:formula="of:=IF([.F25]-[.I25]&gt;= PI(); [.F25]-[.I25] - 2*PI(); [.F25]-[.I25])" office:value-type="float" office:value="-0.0154619451178566" calcext:value-type="float">
            <text:p/>
          </table:table-cell>
          <table:table-cell table:formula="of:=[.G25]-[.J25]" office:value-type="float" office:value="0.004905329694054" calcext:value-type="float">
            <text:p/>
          </table:table-cell>
          <table:table-cell table:formula="of:=[.H25]-[.K25]" office:value-type="float" office:value="-0.0306745039348308" calcext:value-type="float">
            <text:p/>
          </table:table-cell>
          <table:table-cell table:formula="of:=[.I25]-[.L25]" office:value-type="float" office:value="0.014455162373777" calcext:value-type="float">
            <text:p/>
          </table:table-cell>
          <table:table-cell/>
          <table:table-cell table:formula="of:=SQRT([.N25]^2+[.O25]^2)" office:value-type="float" office:value="0.0163394192041096" calcext:value-type="float">
            <text:p/>
          </table:table-cell>
          <table:table-cell table:formula="of:=SQRT([.Q25]^2+[.R25]^2)" office:value-type="float" office:value="0.0310642471509502" calcext:value-type="float">
            <text:p/>
          </table:table-cell>
          <table:table-cell table:number-columns-repeated="1002"/>
        </table:table-row>
        <table:table-row table:style-name="ro1">
          <table:table-cell table:formula="of:=[.A25]+1" office:value-type="float" office:value="22" calcext:value-type="float">
            <text:p/>
          </table:table-cell>
          <table:table-cell office:value-type="float" office:value="0.543884873390198" calcext:value-type="float">
            <text:p>0.543884873390198</text:p>
          </table:table-cell>
          <table:table-cell office:value-type="float" office:value="-0.0235073231160641" calcext:value-type="float">
            <text:p>-0.0235073231160641</text:p>
          </table:table-cell>
          <table:table-cell office:value-type="float" office:value="-1.10601985454559" calcext:value-type="float">
            <text:p>-1.10601985454559</text:p>
          </table:table-cell>
          <table:table-cell office:value-type="float" office:value="-0.369466632604599" calcext:value-type="float">
            <text:p>-0.369466632604599</text:p>
          </table:table-cell>
          <table:table-cell office:value-type="float" office:value="1.55973935127258" calcext:value-type="float">
            <text:p>1.55973935127258</text:p>
          </table:table-cell>
          <table:table-cell office:value-type="float" office:value="-1.10054343245603" calcext:value-type="float">
            <text:p>-1.10054343245603</text:p>
          </table:table-cell>
          <table:table-cell office:value-type="float" office:value="-0.384869945673898" calcext:value-type="float">
            <text:p>-0.384869945673898</text:p>
          </table:table-cell>
          <table:table-cell office:value-type="float" office:value="1.57521363538376" calcext:value-type="float">
            <text:p>1.57521363538376</text:p>
          </table:table-cell>
          <table:table-cell office:value-type="float" office:value="-1.10513787983617" calcext:value-type="float">
            <text:p>-1.10513787983617</text:p>
          </table:table-cell>
          <table:table-cell office:value-type="float" office:value="-0.35419611453371" calcext:value-type="float">
            <text:p>-0.35419611453371</text:p>
          </table:table-cell>
          <table:table-cell office:value-type="float" office:value="1.56048902953044" calcext:value-type="float">
            <text:p>1.56048902953044</text:p>
          </table:table-cell>
          <table:table-cell/>
          <table:table-cell table:formula="of:=[.D26]-[.G26]" office:value-type="float" office:value="-0.00547642208956711" calcext:value-type="float">
            <text:p/>
          </table:table-cell>
          <table:table-cell table:formula="of:=[.E26]-[.H26]" office:value-type="float" office:value="0.0154033130692985" calcext:value-type="float">
            <text:p/>
          </table:table-cell>
          <table:table-cell table:formula="of:=IF([.F26]-[.I26]&gt;= PI(); [.F26]-[.I26] - 2*PI(); [.F26]-[.I26])" office:value-type="float" office:value="-0.0154742841111779" calcext:value-type="float">
            <text:p/>
          </table:table-cell>
          <table:table-cell table:formula="of:=[.G26]-[.J26]" office:value-type="float" office:value="0.00459444738014314" calcext:value-type="float">
            <text:p/>
          </table:table-cell>
          <table:table-cell table:formula="of:=[.H26]-[.K26]" office:value-type="float" office:value="-0.0306738311401874" calcext:value-type="float">
            <text:p/>
          </table:table-cell>
          <table:table-cell table:formula="of:=[.I26]-[.L26]" office:value-type="float" office:value="0.0147246058533252" calcext:value-type="float">
            <text:p/>
          </table:table-cell>
          <table:table-cell/>
          <table:table-cell table:formula="of:=SQRT([.N26]^2+[.O26]^2)" office:value-type="float" office:value="0.0163478821996588" calcext:value-type="float">
            <text:p/>
          </table:table-cell>
          <table:table-cell table:formula="of:=SQRT([.Q26]^2+[.R26]^2)" office:value-type="float" office:value="0.0310160097940666" calcext:value-type="float">
            <text:p/>
          </table:table-cell>
          <table:table-cell table:number-columns-repeated="1002"/>
        </table:table-row>
        <table:table-row table:style-name="ro1">
          <table:table-cell table:formula="of:=[.A26]+1" office:value-type="float" office:value="23" calcext:value-type="float">
            <text:p/>
          </table:table-cell>
          <table:table-cell office:value-type="float" office:value="0.543179631233215" calcext:value-type="float">
            <text:p>0.543179631233215</text:p>
          </table:table-cell>
          <table:table-cell office:value-type="float" office:value="-0.01304223947227" calcext:value-type="float">
            <text:p>-0.01304223947227</text:p>
          </table:table-cell>
          <table:table-cell office:value-type="float" office:value="-1.10573530197144" calcext:value-type="float">
            <text:p>-1.10573530197144</text:p>
          </table:table-cell>
          <table:table-cell office:value-type="float" office:value="-0.347747147083283" calcext:value-type="float">
            <text:p>-0.347747147083283</text:p>
          </table:table-cell>
          <table:table-cell office:value-type="float" office:value="1.55902314186096" calcext:value-type="float">
            <text:p>1.55902314186096</text:p>
          </table:table-cell>
          <table:table-cell office:value-type="float" office:value="-1.09963980766505" calcext:value-type="float">
            <text:p>-1.09963980766505</text:p>
          </table:table-cell>
          <table:table-cell office:value-type="float" office:value="-0.363142972401326" calcext:value-type="float">
            <text:p>-0.363142972401326</text:p>
          </table:table-cell>
          <table:table-cell office:value-type="float" office:value="1.57356211728149" calcext:value-type="float">
            <text:p>1.57356211728149</text:p>
          </table:table-cell>
          <table:table-cell office:value-type="float" office:value="-1.10491393524446" calcext:value-type="float">
            <text:p>-1.10491393524446</text:p>
          </table:table-cell>
          <table:table-cell office:value-type="float" office:value="-0.332470083426338" calcext:value-type="float">
            <text:p>-0.332470083426338</text:p>
          </table:table-cell>
          <table:table-cell office:value-type="float" office:value="1.55996733995154" calcext:value-type="float">
            <text:p>1.55996733995154</text:p>
          </table:table-cell>
          <table:table-cell/>
          <table:table-cell table:formula="of:=[.D27]-[.G27]" office:value-type="float" office:value="-0.00609549430638512" calcext:value-type="float">
            <text:p/>
          </table:table-cell>
          <table:table-cell table:formula="of:=[.E27]-[.H27]" office:value-type="float" office:value="0.0153958253180439" calcext:value-type="float">
            <text:p/>
          </table:table-cell>
          <table:table-cell table:formula="of:=IF([.F27]-[.I27]&gt;= PI(); [.F27]-[.I27] - 2*PI(); [.F27]-[.I27])" office:value-type="float" office:value="-0.0145389754205243" calcext:value-type="float">
            <text:p/>
          </table:table-cell>
          <table:table-cell table:formula="of:=[.G27]-[.J27]" office:value-type="float" office:value="0.00527412757940948" calcext:value-type="float">
            <text:p/>
          </table:table-cell>
          <table:table-cell table:formula="of:=[.H27]-[.K27]" office:value-type="float" office:value="-0.030672888974988" calcext:value-type="float">
            <text:p/>
          </table:table-cell>
          <table:table-cell table:formula="of:=[.I27]-[.L27]" office:value-type="float" office:value="0.0135947773299414" calcext:value-type="float">
            <text:p/>
          </table:table-cell>
          <table:table-cell/>
          <table:table-cell table:formula="of:=SQRT([.N27]^2+[.O27]^2)" office:value-type="float" office:value="0.0165585774770327" calcext:value-type="float">
            <text:p/>
          </table:table-cell>
          <table:table-cell table:formula="of:=SQRT([.Q27]^2+[.R27]^2)" office:value-type="float" office:value="0.031123022664835" calcext:value-type="float">
            <text:p/>
          </table:table-cell>
          <table:table-cell table:number-columns-repeated="1002"/>
        </table:table-row>
        <table:table-row table:style-name="ro1">
          <table:table-cell table:formula="of:=[.A27]+1" office:value-type="float" office:value="24" calcext:value-type="float">
            <text:p/>
          </table:table-cell>
          <table:table-cell office:value-type="float" office:value="0.546675443649292" calcext:value-type="float">
            <text:p>0.546675443649292</text:p>
          </table:table-cell>
          <table:table-cell office:value-type="float" office:value="-0.00926961749792099" calcext:value-type="float">
            <text:p>-0.00926961749792099</text:p>
          </table:table-cell>
          <table:table-cell office:value-type="float" office:value="-1.10524141788483" calcext:value-type="float">
            <text:p>-1.10524141788483</text:p>
          </table:table-cell>
          <table:table-cell office:value-type="float" office:value="-0.32596880197525" calcext:value-type="float">
            <text:p>-0.32596880197525</text:p>
          </table:table-cell>
          <table:table-cell office:value-type="float" office:value="1.55832386016846" calcext:value-type="float">
            <text:p>1.55832386016846</text:p>
          </table:table-cell>
          <table:table-cell office:value-type="float" office:value="-1.09969669518284" calcext:value-type="float">
            <text:p>-1.09969669518284</text:p>
          </table:table-cell>
          <table:table-cell office:value-type="float" office:value="-0.341276038292238" calcext:value-type="float">
            <text:p>-0.341276038292238</text:p>
          </table:table-cell>
          <table:table-cell office:value-type="float" office:value="1.57311281022357" calcext:value-type="float">
            <text:p>1.57311281022357</text:p>
          </table:table-cell>
          <table:table-cell office:value-type="float" office:value="-1.10467714222505" calcext:value-type="float">
            <text:p>-1.10467714222505</text:p>
          </table:table-cell>
          <table:table-cell office:value-type="float" office:value="-0.310604347807142" calcext:value-type="float">
            <text:p>-0.310604347807142</text:p>
          </table:table-cell>
          <table:table-cell office:value-type="float" office:value="1.55959655525163" calcext:value-type="float">
            <text:p>1.55959655525163</text:p>
          </table:table-cell>
          <table:table-cell/>
          <table:table-cell table:formula="of:=[.D28]-[.G28]" office:value-type="float" office:value="-0.00554472270198669" calcext:value-type="float">
            <text:p/>
          </table:table-cell>
          <table:table-cell table:formula="of:=[.E28]-[.H28]" office:value-type="float" office:value="0.015307236316988" calcext:value-type="float">
            <text:p/>
          </table:table-cell>
          <table:table-cell table:formula="of:=IF([.F28]-[.I28]&gt;= PI(); [.F28]-[.I28] - 2*PI(); [.F28]-[.I28])" office:value-type="float" office:value="-0.0147889500551099" calcext:value-type="float">
            <text:p/>
          </table:table-cell>
          <table:table-cell table:formula="of:=[.G28]-[.J28]" office:value-type="float" office:value="0.00498044704220813" calcext:value-type="float">
            <text:p/>
          </table:table-cell>
          <table:table-cell table:formula="of:=[.H28]-[.K28]" office:value-type="float" office:value="-0.0306716904850964" calcext:value-type="float">
            <text:p/>
          </table:table-cell>
          <table:table-cell table:formula="of:=[.I28]-[.L28]" office:value-type="float" office:value="0.013516254971939" calcext:value-type="float">
            <text:p/>
          </table:table-cell>
          <table:table-cell/>
          <table:table-cell table:formula="of:=SQRT([.N28]^2+[.O28]^2)" office:value-type="float" office:value="0.0162805231336725" calcext:value-type="float">
            <text:p/>
          </table:table-cell>
          <table:table-cell table:formula="of:=SQRT([.Q28]^2+[.R28]^2)" office:value-type="float" office:value="0.0310734203130874" calcext:value-type="float">
            <text:p/>
          </table:table-cell>
          <table:table-cell table:number-columns-repeated="1002"/>
        </table:table-row>
        <table:table-row table:style-name="ro1">
          <table:table-cell table:formula="of:=[.A28]+1" office:value-type="float" office:value="25" calcext:value-type="float">
            <text:p/>
          </table:table-cell>
          <table:table-cell office:value-type="float" office:value="0.544002175331116" calcext:value-type="float">
            <text:p>0.544002175331116</text:p>
          </table:table-cell>
          <table:table-cell office:value-type="float" office:value="0.0393211916089058" calcext:value-type="float">
            <text:p>0.0393211916089058</text:p>
          </table:table-cell>
          <table:table-cell office:value-type="float" office:value="-1.10472190380096" calcext:value-type="float">
            <text:p>-1.10472190380096</text:p>
          </table:table-cell>
          <table:table-cell office:value-type="float" office:value="-0.304122477769852" calcext:value-type="float">
            <text:p>-0.304122477769852</text:p>
          </table:table-cell>
          <table:table-cell office:value-type="float" office:value="1.55827617645264" calcext:value-type="float">
            <text:p>1.55827617645264</text:p>
          </table:table-cell>
          <table:table-cell office:value-type="float" office:value="-1.09874390986311" calcext:value-type="float">
            <text:p>-1.09874390986311</text:p>
          </table:table-cell>
          <table:table-cell office:value-type="float" office:value="-0.320515609823187" calcext:value-type="float">
            <text:p>-0.320515609823187</text:p>
          </table:table-cell>
          <table:table-cell office:value-type="float" office:value="1.57393893493002" calcext:value-type="float">
            <text:p>1.57393893493002</text:p>
          </table:table-cell>
          <table:table-cell office:value-type="float" office:value="-1.10443343931662" calcext:value-type="float">
            <text:p>-1.10443343931662</text:p>
          </table:table-cell>
          <table:table-cell office:value-type="float" office:value="-0.288845625516612" calcext:value-type="float">
            <text:p>-0.288845625516612</text:p>
          </table:table-cell>
          <table:table-cell office:value-type="float" office:value="1.56116940291598" calcext:value-type="float">
            <text:p>1.56116940291598</text:p>
          </table:table-cell>
          <table:table-cell/>
          <table:table-cell table:formula="of:=[.D29]-[.G29]" office:value-type="float" office:value="-0.00597799393785503" calcext:value-type="float">
            <text:p/>
          </table:table-cell>
          <table:table-cell table:formula="of:=[.E29]-[.H29]" office:value-type="float" office:value="0.0163931320533351" calcext:value-type="float">
            <text:p/>
          </table:table-cell>
          <table:table-cell table:formula="of:=IF([.F29]-[.I29]&gt;= PI(); [.F29]-[.I29] - 2*PI(); [.F29]-[.I29])" office:value-type="float" office:value="-0.0156627584773856" calcext:value-type="float">
            <text:p/>
          </table:table-cell>
          <table:table-cell table:formula="of:=[.G29]-[.J29]" office:value-type="float" office:value="0.00568952945351087" calcext:value-type="float">
            <text:p/>
          </table:table-cell>
          <table:table-cell table:formula="of:=[.H29]-[.K29]" office:value-type="float" office:value="-0.0316699843065748" calcext:value-type="float">
            <text:p/>
          </table:table-cell>
          <table:table-cell table:formula="of:=[.I29]-[.L29]" office:value-type="float" office:value="0.0127695320140382" calcext:value-type="float">
            <text:p/>
          </table:table-cell>
          <table:table-cell/>
          <table:table-cell table:formula="of:=SQRT([.N29]^2+[.O29]^2)" office:value-type="float" office:value="0.0174491028433876" calcext:value-type="float">
            <text:p/>
          </table:table-cell>
          <table:table-cell table:formula="of:=SQRT([.Q29]^2+[.R29]^2)" office:value-type="float" office:value="0.032176989470444" calcext:value-type="float">
            <text:p/>
          </table:table-cell>
          <table:table-cell table:number-columns-repeated="1002"/>
        </table:table-row>
        <table:table-row table:style-name="ro1">
          <table:table-cell table:formula="of:=[.A29]+1" office:value-type="float" office:value="26" calcext:value-type="float">
            <text:p/>
          </table:table-cell>
          <table:table-cell office:value-type="float" office:value="0.541528940200806" calcext:value-type="float">
            <text:p>0.541528940200806</text:p>
          </table:table-cell>
          <table:table-cell office:value-type="float" office:value="0.0413690097630024" calcext:value-type="float">
            <text:p>0.0413690097630024</text:p>
          </table:table-cell>
          <table:table-cell office:value-type="float" office:value="-1.10457825660706" calcext:value-type="float">
            <text:p>-1.10457825660706</text:p>
          </table:table-cell>
          <table:table-cell office:value-type="float" office:value="-0.282459139823914" calcext:value-type="float">
            <text:p>-0.282459139823914</text:p>
          </table:table-cell>
          <table:table-cell office:value-type="float" office:value="1.55923974514008" calcext:value-type="float">
            <text:p>1.55923974514008</text:p>
          </table:table-cell>
          <table:table-cell office:value-type="float" office:value="-1.09880839028642" calcext:value-type="float">
            <text:p>-1.09880839028642</text:p>
          </table:table-cell>
          <table:table-cell office:value-type="float" office:value="-0.29885455917771" calcext:value-type="float">
            <text:p>-0.29885455917771</text:p>
          </table:table-cell>
          <table:table-cell office:value-type="float" office:value="1.57548870826903" calcext:value-type="float">
            <text:p>1.57548870826903</text:p>
          </table:table-cell>
          <table:table-cell office:value-type="float" office:value="-1.1042249122222" calcext:value-type="float">
            <text:p>-1.1042249122222</text:p>
          </table:table-cell>
          <table:table-cell office:value-type="float" office:value="-0.267185471653564" calcext:value-type="float">
            <text:p>-0.267185471653564</text:p>
          </table:table-cell>
          <table:table-cell office:value-type="float" office:value="1.5628241633065" calcext:value-type="float">
            <text:p>1.5628241633065</text:p>
          </table:table-cell>
          <table:table-cell/>
          <table:table-cell table:formula="of:=[.D30]-[.G30]" office:value-type="float" office:value="-0.00576986632063314" calcext:value-type="float">
            <text:p/>
          </table:table-cell>
          <table:table-cell table:formula="of:=[.E30]-[.H30]" office:value-type="float" office:value="0.0163954193537964" calcext:value-type="float">
            <text:p/>
          </table:table-cell>
          <table:table-cell table:formula="of:=IF([.F30]-[.I30]&gt;= PI(); [.F30]-[.I30] - 2*PI(); [.F30]-[.I30])" office:value-type="float" office:value="-0.0162489631289535" calcext:value-type="float">
            <text:p/>
          </table:table-cell>
          <table:table-cell table:formula="of:=[.G30]-[.J30]" office:value-type="float" office:value="0.00541652193577824" calcext:value-type="float">
            <text:p/>
          </table:table-cell>
          <table:table-cell table:formula="of:=[.H30]-[.K30]" office:value-type="float" office:value="-0.0316690875241459" calcext:value-type="float">
            <text:p/>
          </table:table-cell>
          <table:table-cell table:formula="of:=[.I30]-[.L30]" office:value-type="float" office:value="0.0126645449625249" calcext:value-type="float">
            <text:p/>
          </table:table-cell>
          <table:table-cell/>
          <table:table-cell table:formula="of:=SQRT([.N30]^2+[.O30]^2)" office:value-type="float" office:value="0.0173810567326851" calcext:value-type="float">
            <text:p/>
          </table:table-cell>
          <table:table-cell table:formula="of:=SQRT([.Q30]^2+[.R30]^2)" office:value-type="float" office:value="0.0321289560131166" calcext:value-type="float">
            <text:p/>
          </table:table-cell>
          <table:table-cell table:number-columns-repeated="1002"/>
        </table:table-row>
        <table:table-row table:style-name="ro1">
          <table:table-cell table:formula="of:=[.A30]+1" office:value-type="float" office:value="27" calcext:value-type="float">
            <text:p/>
          </table:table-cell>
          <table:table-cell office:value-type="float" office:value="0.545352160930634" calcext:value-type="float">
            <text:p>0.545352160930634</text:p>
          </table:table-cell>
          <table:table-cell office:value-type="float" office:value="-0.0116057386621833" calcext:value-type="float">
            <text:p>-0.0116057386621833</text:p>
          </table:table-cell>
          <table:table-cell office:value-type="float" office:value="-1.10442507266998" calcext:value-type="float">
            <text:p>-1.10442507266998</text:p>
          </table:table-cell>
          <table:table-cell office:value-type="float" office:value="-0.260714143514633" calcext:value-type="float">
            <text:p>-0.260714143514633</text:p>
          </table:table-cell>
          <table:table-cell office:value-type="float" office:value="1.55985176563263" calcext:value-type="float">
            <text:p>1.55985176563263</text:p>
          </table:table-cell>
          <table:table-cell office:value-type="float" office:value="-1.09890715793111" calcext:value-type="float">
            <text:p>-1.09890715793111</text:p>
          </table:table-cell>
          <table:table-cell office:value-type="float" office:value="-0.277040712896163" calcext:value-type="float">
            <text:p>-0.277040712896163</text:p>
          </table:table-cell>
          <table:table-cell office:value-type="float" office:value="1.57493299204885" calcext:value-type="float">
            <text:p>1.57493299204885</text:p>
          </table:table-cell>
          <table:table-cell office:value-type="float" office:value="-1.10405100860087" calcext:value-type="float">
            <text:p>-1.10405100860087</text:p>
          </table:table-cell>
          <table:table-cell office:value-type="float" office:value="-0.24537207841406" calcext:value-type="float">
            <text:p>-0.24537207841406</text:p>
          </table:table-cell>
          <table:table-cell office:value-type="float" office:value="1.56235993376002" calcext:value-type="float">
            <text:p>1.56235993376002</text:p>
          </table:table-cell>
          <table:table-cell/>
          <table:table-cell table:formula="of:=[.D31]-[.G31]" office:value-type="float" office:value="-0.00551791473887642" calcext:value-type="float">
            <text:p/>
          </table:table-cell>
          <table:table-cell table:formula="of:=[.E31]-[.H31]" office:value-type="float" office:value="0.01632656938153" calcext:value-type="float">
            <text:p/>
          </table:table-cell>
          <table:table-cell table:formula="of:=IF([.F31]-[.I31]&gt;= PI(); [.F31]-[.I31] - 2*PI(); [.F31]-[.I31])" office:value-type="float" office:value="-0.0150812264162197" calcext:value-type="float">
            <text:p/>
          </table:table-cell>
          <table:table-cell table:formula="of:=[.G31]-[.J31]" office:value-type="float" office:value="0.00514385066976586" calcext:value-type="float">
            <text:p/>
          </table:table-cell>
          <table:table-cell table:formula="of:=[.H31]-[.K31]" office:value-type="float" office:value="-0.0316686344821028" calcext:value-type="float">
            <text:p/>
          </table:table-cell>
          <table:table-cell table:formula="of:=[.I31]-[.L31]" office:value-type="float" office:value="0.0125730582888322" calcext:value-type="float">
            <text:p/>
          </table:table-cell>
          <table:table-cell/>
          <table:table-cell table:formula="of:=SQRT([.N31]^2+[.O31]^2)" office:value-type="float" office:value="0.0172338112684172" calcext:value-type="float">
            <text:p/>
          </table:table-cell>
          <table:table-cell table:formula="of:=SQRT([.Q31]^2+[.R31]^2)" office:value-type="float" office:value="0.032083665776745" calcext:value-type="float">
            <text:p/>
          </table:table-cell>
          <table:table-cell table:number-columns-repeated="1002"/>
        </table:table-row>
        <table:table-row table:style-name="ro1">
          <table:table-cell table:formula="of:=[.A31]+1" office:value-type="float" office:value="28" calcext:value-type="float">
            <text:p/>
          </table:table-cell>
          <table:table-cell office:value-type="float" office:value="0.543403804302216" calcext:value-type="float">
            <text:p>0.543403804302216</text:p>
          </table:table-cell>
          <table:table-cell office:value-type="float" office:value="0.0315357446670532" calcext:value-type="float">
            <text:p>0.0315357446670532</text:p>
          </table:table-cell>
          <table:table-cell office:value-type="float" office:value="-1.10429239273071" calcext:value-type="float">
            <text:p>-1.10429239273071</text:p>
          </table:table-cell>
          <table:table-cell office:value-type="float" office:value="-0.238931089639664" calcext:value-type="float">
            <text:p>-0.238931089639664</text:p>
          </table:table-cell>
          <table:table-cell office:value-type="float" office:value="1.56042075157166" calcext:value-type="float">
            <text:p>1.56042075157166</text:p>
          </table:table-cell>
          <table:table-cell office:value-type="float" office:value="-1.09799388070449" calcext:value-type="float">
            <text:p>-1.09799388070449</text:p>
          </table:table-cell>
          <table:table-cell office:value-type="float" office:value="-0.256304346859188" calcext:value-type="float">
            <text:p>-0.256304346859188</text:p>
          </table:table-cell>
          <table:table-cell office:value-type="float" office:value="1.57534425186549" calcext:value-type="float">
            <text:p>1.57534425186549</text:p>
          </table:table-cell>
          <table:table-cell office:value-type="float" office:value="-1.10386763605329" calcext:value-type="float">
            <text:p>-1.10386763605329</text:p>
          </table:table-cell>
          <table:table-cell office:value-type="float" office:value="-0.223636699748001" calcext:value-type="float">
            <text:p>-0.223636699748001</text:p>
          </table:table-cell>
          <table:table-cell office:value-type="float" office:value="1.5636213635467" calcext:value-type="float">
            <text:p>1.5636213635467</text:p>
          </table:table-cell>
          <table:table-cell/>
          <table:table-cell table:formula="of:=[.D32]-[.G32]" office:value-type="float" office:value="-0.00629851202622134" calcext:value-type="float">
            <text:p/>
          </table:table-cell>
          <table:table-cell table:formula="of:=[.E32]-[.H32]" office:value-type="float" office:value="0.0173732572195243" calcext:value-type="float">
            <text:p/>
          </table:table-cell>
          <table:table-cell table:formula="of:=IF([.F32]-[.I32]&gt;= PI(); [.F32]-[.I32] - 2*PI(); [.F32]-[.I32])" office:value-type="float" office:value="-0.0149235002938302" calcext:value-type="float">
            <text:p/>
          </table:table-cell>
          <table:table-cell table:formula="of:=[.G32]-[.J32]" office:value-type="float" office:value="0.00587375534879664" calcext:value-type="float">
            <text:p/>
          </table:table-cell>
          <table:table-cell table:formula="of:=[.H32]-[.K32]" office:value-type="float" office:value="-0.0326676471111868" calcext:value-type="float">
            <text:p/>
          </table:table-cell>
          <table:table-cell table:formula="of:=[.I32]-[.L32]" office:value-type="float" office:value="0.0117228883187863" calcext:value-type="float">
            <text:p/>
          </table:table-cell>
          <table:table-cell/>
          <table:table-cell table:formula="of:=SQRT([.N32]^2+[.O32]^2)" office:value-type="float" office:value="0.0184797543317061" calcext:value-type="float">
            <text:p/>
          </table:table-cell>
          <table:table-cell table:formula="of:=SQRT([.Q32]^2+[.R32]^2)" office:value-type="float" office:value="0.0331915074933115" calcext:value-type="float">
            <text:p/>
          </table:table-cell>
          <table:table-cell table:number-columns-repeated="1002"/>
        </table:table-row>
        <table:table-row table:style-name="ro1">
          <table:table-cell table:formula="of:=[.A32]+1" office:value-type="float" office:value="29" calcext:value-type="float">
            <text:p/>
          </table:table-cell>
          <table:table-cell office:value-type="float" office:value="0.543797254562378" calcext:value-type="float">
            <text:p>0.543797254562378</text:p>
          </table:table-cell>
          <table:table-cell office:value-type="float" office:value="-0.00497385393828154" calcext:value-type="float">
            <text:p>-0.00497385393828154</text:p>
          </table:table-cell>
          <table:table-cell office:value-type="float" office:value="-1.10445702075958" calcext:value-type="float">
            <text:p>-1.10445702075958</text:p>
          </table:table-cell>
          <table:table-cell office:value-type="float" office:value="-0.217197492718697" calcext:value-type="float">
            <text:p>-0.217197492718697</text:p>
          </table:table-cell>
          <table:table-cell office:value-type="float" office:value="1.56126570701599" calcext:value-type="float">
            <text:p>1.56126570701599</text:p>
          </table:table-cell>
          <table:table-cell office:value-type="float" office:value="-1.09808921433541" calcext:value-type="float">
            <text:p>-1.09808921433541</text:p>
          </table:table-cell>
          <table:table-cell office:value-type="float" office:value="-0.234552681630247" calcext:value-type="float">
            <text:p>-0.234552681630247</text:p>
          </table:table-cell>
          <table:table-cell office:value-type="float" office:value="1.57521327147514" calcext:value-type="float">
            <text:p>1.57521327147514</text:p>
          </table:table-cell>
          <table:table-cell office:value-type="float" office:value="-1.10371156837972" calcext:value-type="float">
            <text:p>-1.10371156837972</text:p>
          </table:table-cell>
          <table:table-cell office:value-type="float" office:value="-0.201885369457819" calcext:value-type="float">
            <text:p>-0.201885369457819</text:p>
          </table:table-cell>
          <table:table-cell office:value-type="float" office:value="1.56342240938917" calcext:value-type="float">
            <text:p>1.56342240938917</text:p>
          </table:table-cell>
          <table:table-cell/>
          <table:table-cell table:formula="of:=[.D33]-[.G33]" office:value-type="float" office:value="-0.00636780642417656" calcext:value-type="float">
            <text:p/>
          </table:table-cell>
          <table:table-cell table:formula="of:=[.E33]-[.H33]" office:value-type="float" office:value="0.0173551889115506" calcext:value-type="float">
            <text:p/>
          </table:table-cell>
          <table:table-cell table:formula="of:=IF([.F33]-[.I33]&gt;= PI(); [.F33]-[.I33] - 2*PI(); [.F33]-[.I33])" office:value-type="float" office:value="-0.0139475644591496" calcext:value-type="float">
            <text:p/>
          </table:table-cell>
          <table:table-cell table:formula="of:=[.G33]-[.J33]" office:value-type="float" office:value="0.00562235404431521" calcext:value-type="float">
            <text:p/>
          </table:table-cell>
          <table:table-cell table:formula="of:=[.H33]-[.K33]" office:value-type="float" office:value="-0.0326673121724282" calcext:value-type="float">
            <text:p/>
          </table:table-cell>
          <table:table-cell table:formula="of:=[.I33]-[.L33]" office:value-type="float" office:value="0.011790862085973" calcext:value-type="float">
            <text:p/>
          </table:table-cell>
          <table:table-cell/>
          <table:table-cell table:formula="of:=SQRT([.N33]^2+[.O33]^2)" office:value-type="float" office:value="0.0184865232212927" calcext:value-type="float">
            <text:p/>
          </table:table-cell>
          <table:table-cell table:formula="of:=SQRT([.Q33]^2+[.R33]^2)" office:value-type="float" office:value="0.0331476115213525" calcext:value-type="float">
            <text:p/>
          </table:table-cell>
          <table:table-cell table:number-columns-repeated="1002"/>
        </table:table-row>
        <table:table-row table:style-name="ro1">
          <table:table-cell table:formula="of:=[.A33]+1" office:value-type="float" office:value="30" calcext:value-type="float">
            <text:p/>
          </table:table-cell>
          <table:table-cell office:value-type="float" office:value="0.543842852115631" calcext:value-type="float">
            <text:p>0.543842852115631</text:p>
          </table:table-cell>
          <table:table-cell office:value-type="float" office:value="0.0132660502567887" calcext:value-type="float">
            <text:p>0.0132660502567887</text:p>
          </table:table-cell>
          <table:table-cell office:value-type="float" office:value="-1.10436916351318" calcext:value-type="float">
            <text:p>-1.10436916351318</text:p>
          </table:table-cell>
          <table:table-cell office:value-type="float" office:value="-0.195428088307381" calcext:value-type="float">
            <text:p>-0.195428088307381</text:p>
          </table:table-cell>
          <table:table-cell office:value-type="float" office:value="1.56132817268372" calcext:value-type="float">
            <text:p>1.56132817268372</text:p>
          </table:table-cell>
          <table:table-cell office:value-type="float" office:value="-1.08919249301409" calcext:value-type="float">
            <text:p>-1.08919249301409</text:p>
          </table:table-cell>
          <table:table-cell office:value-type="float" office:value="-0.208800779102767" calcext:value-type="float">
            <text:p>-0.208800779102767</text:p>
          </table:table-cell>
          <table:table-cell office:value-type="float" office:value="1.57185083932068" calcext:value-type="float">
            <text:p>1.57185083932068</text:p>
          </table:table-cell>
          <table:table-cell office:value-type="float" office:value="-1.1035511597425" calcext:value-type="float">
            <text:p>-1.1035511597425</text:p>
          </table:table-cell>
          <table:table-cell office:value-type="float" office:value="-0.180132246795895" calcext:value-type="float">
            <text:p>-0.180132246795895</text:p>
          </table:table-cell>
          <table:table-cell office:value-type="float" office:value="1.56395305139944" calcext:value-type="float">
            <text:p>1.56395305139944</text:p>
          </table:table-cell>
          <table:table-cell/>
          <table:table-cell table:formula="of:=[.D34]-[.G34]" office:value-type="float" office:value="-0.0151766704990906" calcext:value-type="float">
            <text:p/>
          </table:table-cell>
          <table:table-cell table:formula="of:=[.E34]-[.H34]" office:value-type="float" office:value="0.0133726907953865" calcext:value-type="float">
            <text:p/>
          </table:table-cell>
          <table:table-cell table:formula="of:=IF([.F34]-[.I34]&gt;= PI(); [.F34]-[.I34] - 2*PI(); [.F34]-[.I34])" office:value-type="float" office:value="-0.0105226666369633" calcext:value-type="float">
            <text:p/>
          </table:table-cell>
          <table:table-cell table:formula="of:=[.G34]-[.J34]" office:value-type="float" office:value="0.0143586667284037" calcext:value-type="float">
            <text:p/>
          </table:table-cell>
          <table:table-cell table:formula="of:=[.H34]-[.K34]" office:value-type="float" office:value="-0.0286685323068725" calcext:value-type="float">
            <text:p/>
          </table:table-cell>
          <table:table-cell table:formula="of:=[.I34]-[.L34]" office:value-type="float" office:value="0.00789778792123985" calcext:value-type="float">
            <text:p/>
          </table:table-cell>
          <table:table-cell/>
          <table:table-cell table:formula="of:=SQRT([.N34]^2+[.O34]^2)" office:value-type="float" office:value="0.0202277083859487" calcext:value-type="float">
            <text:p/>
          </table:table-cell>
          <table:table-cell table:formula="of:=SQRT([.Q34]^2+[.R34]^2)" office:value-type="float" office:value="0.0320633132231771" calcext:value-type="float">
            <text:p/>
          </table:table-cell>
          <table:table-cell table:number-columns-repeated="1002"/>
        </table:table-row>
        <table:table-row table:style-name="ro1">
          <table:table-cell table:formula="of:=[.A34]+1" office:value-type="float" office:value="31" calcext:value-type="float">
            <text:p/>
          </table:table-cell>
          <table:table-cell office:value-type="float" office:value="0.543028175830841" calcext:value-type="float">
            <text:p>0.543028175830841</text:p>
          </table:table-cell>
          <table:table-cell office:value-type="float" office:value="0.000367018539691344" calcext:value-type="float">
            <text:p>0.000367018539691344</text:p>
          </table:table-cell>
          <table:table-cell office:value-type="float" office:value="-1.1042754650116" calcext:value-type="float">
            <text:p>-1.1042754650116</text:p>
          </table:table-cell>
          <table:table-cell office:value-type="float" office:value="-0.173699483275414" calcext:value-type="float">
            <text:p>-0.173699483275414</text:p>
          </table:table-cell>
          <table:table-cell office:value-type="float" office:value="1.56126749515533" calcext:value-type="float">
            <text:p>1.56126749515533</text:p>
          </table:table-cell>
          <table:table-cell office:value-type="float" office:value="-1.08821579804951" calcext:value-type="float">
            <text:p>-1.08821579804951</text:p>
          </table:table-cell>
          <table:table-cell office:value-type="float" office:value="-0.185080463824709" calcext:value-type="float">
            <text:p>-0.185080463824709</text:p>
          </table:table-cell>
          <table:table-cell office:value-type="float" office:value="1.57008060268281" calcext:value-type="float">
            <text:p>1.57008060268281</text:p>
          </table:table-cell>
          <table:table-cell office:value-type="float" office:value="-1.10340251724848" calcext:value-type="float">
            <text:p>-1.10340251724848</text:p>
          </table:table-cell>
          <table:table-cell office:value-type="float" office:value="-0.158411628365407" calcext:value-type="float">
            <text:p>-0.158411628365407</text:p>
          </table:table-cell>
          <table:table-cell office:value-type="float" office:value="1.56396773214103" calcext:value-type="float">
            <text:p>1.56396773214103</text:p>
          </table:table-cell>
          <table:table-cell/>
          <table:table-cell table:formula="of:=[.D35]-[.G35]" office:value-type="float" office:value="-0.0160596669620849" calcext:value-type="float">
            <text:p/>
          </table:table-cell>
          <table:table-cell table:formula="of:=[.E35]-[.H35]" office:value-type="float" office:value="0.0113809805492953" calcext:value-type="float">
            <text:p/>
          </table:table-cell>
          <table:table-cell table:formula="of:=IF([.F35]-[.I35]&gt;= PI(); [.F35]-[.I35] - 2*PI(); [.F35]-[.I35])" office:value-type="float" office:value="-0.00881310752747133" calcext:value-type="float">
            <text:p/>
          </table:table-cell>
          <table:table-cell table:formula="of:=[.G35]-[.J35]" office:value-type="float" office:value="0.0151867191989683" calcext:value-type="float">
            <text:p/>
          </table:table-cell>
          <table:table-cell table:formula="of:=[.H35]-[.K35]" office:value-type="float" office:value="-0.026668835459302" calcext:value-type="float">
            <text:p/>
          </table:table-cell>
          <table:table-cell table:formula="of:=[.I35]-[.L35]" office:value-type="float" office:value="0.00611287054177878" calcext:value-type="float">
            <text:p/>
          </table:table-cell>
          <table:table-cell/>
          <table:table-cell table:formula="of:=SQRT([.N35]^2+[.O35]^2)" office:value-type="float" office:value="0.019683486002142" calcext:value-type="float">
            <text:p/>
          </table:table-cell>
          <table:table-cell table:formula="of:=SQRT([.Q35]^2+[.R35]^2)" office:value-type="float" office:value="0.030689790236879" calcext:value-type="float">
            <text:p/>
          </table:table-cell>
          <table:table-cell table:number-columns-repeated="1002"/>
        </table:table-row>
        <table:table-row table:style-name="ro1">
          <table:table-cell table:formula="of:=[.A35]+1" office:value-type="float" office:value="32" calcext:value-type="float">
            <text:p/>
          </table:table-cell>
          <table:table-cell office:value-type="float" office:value="0.544356465339661" calcext:value-type="float">
            <text:p>0.544356465339661</text:p>
          </table:table-cell>
          <table:table-cell office:value-type="float" office:value="0.00512908725067973" calcext:value-type="float">
            <text:p>0.00512908725067973</text:p>
          </table:table-cell>
          <table:table-cell office:value-type="float" office:value="-1.10384821891785" calcext:value-type="float">
            <text:p>-1.10384821891785</text:p>
          </table:table-cell>
          <table:table-cell office:value-type="float" office:value="-0.151945322751999" calcext:value-type="float">
            <text:p>-0.151945322751999</text:p>
          </table:table-cell>
          <table:table-cell office:value-type="float" office:value="1.56082701683044" calcext:value-type="float">
            <text:p>1.56082701683044</text:p>
          </table:table-cell>
          <table:table-cell office:value-type="float" office:value="-1.08720061352806" calcext:value-type="float">
            <text:p>-1.08720061352806</text:p>
          </table:table-cell>
          <table:table-cell office:value-type="float" office:value="-0.163306210788174" calcext:value-type="float">
            <text:p>-0.163306210788174</text:p>
          </table:table-cell>
          <table:table-cell office:value-type="float" office:value="1.57019073514989" calcext:value-type="float">
            <text:p>1.57019073514989</text:p>
          </table:table-cell>
          <table:table-cell office:value-type="float" office:value="-1.10325383081806" calcext:value-type="float">
            <text:p>-1.10325383081806</text:p>
          </table:table-cell>
          <table:table-cell office:value-type="float" office:value="-0.136637877413475" calcext:value-type="float">
            <text:p>-0.136637877413475</text:p>
          </table:table-cell>
          <table:table-cell office:value-type="float" office:value="1.56417289563105" calcext:value-type="float">
            <text:p>1.56417289563105</text:p>
          </table:table-cell>
          <table:table-cell/>
          <table:table-cell table:formula="of:=[.D36]-[.G36]" office:value-type="float" office:value="-0.0166476053897839" calcext:value-type="float">
            <text:p/>
          </table:table-cell>
          <table:table-cell table:formula="of:=[.E36]-[.H36]" office:value-type="float" office:value="0.0113608880361752" calcext:value-type="float">
            <text:p/>
          </table:table-cell>
          <table:table-cell table:formula="of:=IF([.F36]-[.I36]&gt;= PI(); [.F36]-[.I36] - 2*PI(); [.F36]-[.I36])" office:value-type="float" office:value="-0.00936371831944816" calcext:value-type="float">
            <text:p/>
          </table:table-cell>
          <table:table-cell table:formula="of:=[.G36]-[.J36]" office:value-type="float" office:value="0.016053217289997" calcext:value-type="float">
            <text:p/>
          </table:table-cell>
          <table:table-cell table:formula="of:=[.H36]-[.K36]" office:value-type="float" office:value="-0.026668333374699" calcext:value-type="float">
            <text:p/>
          </table:table-cell>
          <table:table-cell table:formula="of:=[.I36]-[.L36]" office:value-type="float" office:value="0.00601783951883839" calcext:value-type="float">
            <text:p/>
          </table:table-cell>
          <table:table-cell/>
          <table:table-cell table:formula="of:=SQRT([.N36]^2+[.O36]^2)" office:value-type="float" office:value="0.0201547151352846" calcext:value-type="float">
            <text:p/>
          </table:table-cell>
          <table:table-cell table:formula="of:=SQRT([.Q36]^2+[.R36]^2)" office:value-type="float" office:value="0.0311272515706727" calcext:value-type="float">
            <text:p/>
          </table:table-cell>
          <table:table-cell table:number-columns-repeated="1002"/>
        </table:table-row>
        <table:table-row table:style-name="ro1">
          <table:table-cell table:formula="of:=[.A36]+1" office:value-type="float" office:value="33" calcext:value-type="float">
            <text:p/>
          </table:table-cell>
          <table:table-cell office:value-type="float" office:value="0.544413685798645" calcext:value-type="float">
            <text:p>0.544413685798645</text:p>
          </table:table-cell>
          <table:table-cell office:value-type="float" office:value="-0.0090570030733943" calcext:value-type="float">
            <text:p>-0.0090570030733943</text:p>
          </table:table-cell>
          <table:table-cell office:value-type="float" office:value="-1.10368144512177" calcext:value-type="float">
            <text:p>-1.10368144512177</text:p>
          </table:table-cell>
          <table:table-cell office:value-type="float" office:value="-0.130187660455704" calcext:value-type="float">
            <text:p>-0.130187660455704</text:p>
          </table:table-cell>
          <table:table-cell office:value-type="float" office:value="1.56130611896515" calcext:value-type="float">
            <text:p>1.56130611896515</text:p>
          </table:table-cell>
          <table:table-cell office:value-type="float" office:value="-1.08718742583369" calcext:value-type="float">
            <text:p>-1.08718742583369</text:p>
          </table:table-cell>
          <table:table-cell office:value-type="float" office:value="-0.141529667349407" calcext:value-type="float">
            <text:p>-0.141529667349407</text:p>
          </table:table-cell>
          <table:table-cell office:value-type="float" office:value="1.56948386499554" calcext:value-type="float">
            <text:p>1.56948386499554</text:p>
          </table:table-cell>
          <table:table-cell office:value-type="float" office:value="-1.10310959640975" calcext:value-type="float">
            <text:p>-1.10310959640975</text:p>
          </table:table-cell>
          <table:table-cell office:value-type="float" office:value="-0.114861807646613" calcext:value-type="float">
            <text:p>-0.114861807646613</text:p>
          </table:table-cell>
          <table:table-cell office:value-type="float" office:value="1.56381061550812" calcext:value-type="float">
            <text:p>1.56381061550812</text:p>
          </table:table-cell>
          <table:table-cell/>
          <table:table-cell table:formula="of:=[.D37]-[.G37]" office:value-type="float" office:value="-0.016494019288078" calcext:value-type="float">
            <text:p/>
          </table:table-cell>
          <table:table-cell table:formula="of:=[.E37]-[.H37]" office:value-type="float" office:value="0.0113420068937034" calcext:value-type="float">
            <text:p/>
          </table:table-cell>
          <table:table-cell table:formula="of:=IF([.F37]-[.I37]&gt;= PI(); [.F37]-[.I37] - 2*PI(); [.F37]-[.I37])" office:value-type="float" office:value="-0.00817774603039023" calcext:value-type="float">
            <text:p/>
          </table:table-cell>
          <table:table-cell table:formula="of:=[.G37]-[.J37]" office:value-type="float" office:value="0.0159221705760664" calcext:value-type="float">
            <text:p/>
          </table:table-cell>
          <table:table-cell table:formula="of:=[.H37]-[.K37]" office:value-type="float" office:value="-0.0266678597027942" calcext:value-type="float">
            <text:p/>
          </table:table-cell>
          <table:table-cell table:formula="of:=[.I37]-[.L37]" office:value-type="float" office:value="0.00567324948742076" calcext:value-type="float">
            <text:p/>
          </table:table-cell>
          <table:table-cell/>
          <table:table-cell table:formula="of:=SQRT([.N37]^2+[.O37]^2)" office:value-type="float" office:value="0.0200173373017568" calcext:value-type="float">
            <text:p/>
          </table:table-cell>
          <table:table-cell table:formula="of:=SQRT([.Q37]^2+[.R37]^2)" office:value-type="float" office:value="0.0310594632436117" calcext:value-type="float">
            <text:p/>
          </table:table-cell>
          <table:table-cell table:number-columns-repeated="1002"/>
        </table:table-row>
        <table:table-row table:style-name="ro1">
          <table:table-cell table:formula="of:=[.A37]+1" office:value-type="float" office:value="34" calcext:value-type="float">
            <text:p/>
          </table:table-cell>
          <table:table-cell office:value-type="float" office:value="0.542992234230042" calcext:value-type="float">
            <text:p>0.542992234230042</text:p>
          </table:table-cell>
          <table:table-cell office:value-type="float" office:value="0.0427142791450024" calcext:value-type="float">
            <text:p>0.0427142791450024</text:p>
          </table:table-cell>
          <table:table-cell office:value-type="float" office:value="-1.10327482223511" calcext:value-type="float">
            <text:p>-1.10327482223511</text:p>
          </table:table-cell>
          <table:table-cell office:value-type="float" office:value="-0.108414500951767" calcext:value-type="float">
            <text:p>-0.108414500951767</text:p>
          </table:table-cell>
          <table:table-cell office:value-type="float" office:value="1.56146025657654" calcext:value-type="float">
            <text:p>1.56146025657654</text:p>
          </table:table-cell>
          <table:table-cell office:value-type="float" office:value="-1.08815851974015" calcext:value-type="float">
            <text:p>-1.08815851974015</text:p>
          </table:table-cell>
          <table:table-cell office:value-type="float" office:value="-0.118810396526026" calcext:value-type="float">
            <text:p>-0.118810396526026</text:p>
          </table:table-cell>
          <table:table-cell office:value-type="float" office:value="1.57056049318965" calcext:value-type="float">
            <text:p>1.57056049318965</text:p>
          </table:table-cell>
          <table:table-cell office:value-type="float" office:value="-1.10295787016463" calcext:value-type="float">
            <text:p>-1.10295787016463</text:p>
          </table:table-cell>
          <table:table-cell office:value-type="float" office:value="-0.093142648237438" calcext:value-type="float">
            <text:p>-0.093142648237438</text:p>
          </table:table-cell>
          <table:table-cell office:value-type="float" office:value="1.56551918667392" calcext:value-type="float">
            <text:p>1.56551918667392</text:p>
          </table:table-cell>
          <table:table-cell/>
          <table:table-cell table:formula="of:=[.D38]-[.G38]" office:value-type="float" office:value="-0.0151163024949603" calcext:value-type="float">
            <text:p/>
          </table:table-cell>
          <table:table-cell table:formula="of:=[.E38]-[.H38]" office:value-type="float" office:value="0.0103958955742592" calcext:value-type="float">
            <text:p/>
          </table:table-cell>
          <table:table-cell table:formula="of:=IF([.F38]-[.I38]&gt;= PI(); [.F38]-[.I38] - 2*PI(); [.F38]-[.I38])" office:value-type="float" office:value="-0.00910023661310855" calcext:value-type="float">
            <text:p/>
          </table:table-cell>
          <table:table-cell table:formula="of:=[.G38]-[.J38]" office:value-type="float" office:value="0.0147993504244859" calcext:value-type="float">
            <text:p/>
          </table:table-cell>
          <table:table-cell table:formula="of:=[.H38]-[.K38]" office:value-type="float" office:value="-0.0256677482885882" calcext:value-type="float">
            <text:p/>
          </table:table-cell>
          <table:table-cell table:formula="of:=[.I38]-[.L38]" office:value-type="float" office:value="0.00504130651572821" calcext:value-type="float">
            <text:p/>
          </table:table-cell>
          <table:table-cell/>
          <table:table-cell table:formula="of:=SQRT([.N38]^2+[.O38]^2)" office:value-type="float" office:value="0.0183460416959639" calcext:value-type="float">
            <text:p/>
          </table:table-cell>
          <table:table-cell table:formula="of:=SQRT([.Q38]^2+[.R38]^2)" office:value-type="float" office:value="0.0296286023158881" calcext:value-type="float">
            <text:p/>
          </table:table-cell>
          <table:table-cell table:number-columns-repeated="1002"/>
        </table:table-row>
        <table:table-row table:style-name="ro1">
          <table:table-cell table:formula="of:=[.A38]+1" office:value-type="float" office:value="35" calcext:value-type="float">
            <text:p/>
          </table:table-cell>
          <table:table-cell office:value-type="float" office:value="0.541924178600311" calcext:value-type="float">
            <text:p>0.541924178600311</text:p>
          </table:table-cell>
          <table:table-cell office:value-type="float" office:value="0.0287001393735409" calcext:value-type="float">
            <text:p>0.0287001393735409</text:p>
          </table:table-cell>
          <table:table-cell office:value-type="float" office:value="-1.10280382633209" calcext:value-type="float">
            <text:p>-1.10280382633209</text:p>
          </table:table-cell>
          <table:table-cell office:value-type="float" office:value="-0.0867423936724663" calcext:value-type="float">
            <text:p>-0.0867423936724663</text:p>
          </table:table-cell>
          <table:table-cell office:value-type="float" office:value="1.5616888999939" calcext:value-type="float">
            <text:p>1.5616888999939</text:p>
          </table:table-cell>
          <table:table-cell office:value-type="float" office:value="-1.08715380742202" calcext:value-type="float">
            <text:p>-1.08715380742202</text:p>
          </table:table-cell>
          <table:table-cell office:value-type="float" office:value="-0.0971334299848229" calcext:value-type="float">
            <text:p>-0.0971334299848229</text:p>
          </table:table-cell>
          <table:table-cell office:value-type="float" office:value="1.56961971313913" calcext:value-type="float">
            <text:p>1.56961971313913</text:p>
          </table:table-cell>
          <table:table-cell office:value-type="float" office:value="-1.10284347830255" calcext:value-type="float">
            <text:p>-1.10284347830255</text:p>
          </table:table-cell>
          <table:table-cell office:value-type="float" office:value="-0.0714659829250684" calcext:value-type="float">
            <text:p>-0.0714659829250684</text:p>
          </table:table-cell>
          <table:table-cell office:value-type="float" office:value="1.56666719224886" calcext:value-type="float">
            <text:p>1.56666719224886</text:p>
          </table:table-cell>
          <table:table-cell/>
          <table:table-cell table:formula="of:=[.D39]-[.G39]" office:value-type="float" office:value="-0.0156500189100772" calcext:value-type="float">
            <text:p/>
          </table:table-cell>
          <table:table-cell table:formula="of:=[.E39]-[.H39]" office:value-type="float" office:value="0.0103910363123566" calcext:value-type="float">
            <text:p/>
          </table:table-cell>
          <table:table-cell table:formula="of:=IF([.F39]-[.I39]&gt;= PI(); [.F39]-[.I39] - 2*PI(); [.F39]-[.I39])" office:value-type="float" office:value="-0.00793081314523736" calcext:value-type="float">
            <text:p/>
          </table:table-cell>
          <table:table-cell table:formula="of:=[.G39]-[.J39]" office:value-type="float" office:value="0.0156896708805376" calcext:value-type="float">
            <text:p/>
          </table:table-cell>
          <table:table-cell table:formula="of:=[.H39]-[.K39]" office:value-type="float" office:value="-0.0256674470597545" calcext:value-type="float">
            <text:p/>
          </table:table-cell>
          <table:table-cell table:formula="of:=[.I39]-[.L39]" office:value-type="float" office:value="0.00295252089027387" calcext:value-type="float">
            <text:p/>
          </table:table-cell>
          <table:table-cell/>
          <table:table-cell table:formula="of:=SQRT([.N39]^2+[.O39]^2)" office:value-type="float" office:value="0.018785545707551" calcext:value-type="float">
            <text:p/>
          </table:table-cell>
          <table:table-cell table:formula="of:=SQRT([.Q39]^2+[.R39]^2)" office:value-type="float" office:value="0.0300829455157717" calcext:value-type="float">
            <text:p/>
          </table:table-cell>
          <table:table-cell table:number-columns-repeated="1002"/>
        </table:table-row>
        <table:table-row table:style-name="ro1">
          <table:table-cell table:formula="of:=[.A39]+1" office:value-type="float" office:value="36" calcext:value-type="float">
            <text:p/>
          </table:table-cell>
          <table:table-cell office:value-type="float" office:value="0.543655931949616" calcext:value-type="float">
            <text:p>0.543655931949616</text:p>
          </table:table-cell>
          <table:table-cell office:value-type="float" office:value="0.0181898176670074" calcext:value-type="float">
            <text:p>0.0181898176670074</text:p>
          </table:table-cell>
          <table:table-cell office:value-type="float" office:value="-1.10256481170654" calcext:value-type="float">
            <text:p>-1.10256481170654</text:p>
          </table:table-cell>
          <table:table-cell office:value-type="float" office:value="-0.0650109499692917" calcext:value-type="float">
            <text:p>-0.0650109499692917</text:p>
          </table:table-cell>
          <table:table-cell office:value-type="float" office:value="1.56255555152893" calcext:value-type="float">
            <text:p>1.56255555152893</text:p>
          </table:table-cell>
          <table:table-cell office:value-type="float" office:value="-1.08612862034731" calcext:value-type="float">
            <text:p>-1.08612862034731</text:p>
          </table:table-cell>
          <table:table-cell office:value-type="float" office:value="-0.0753872077597962" calcext:value-type="float">
            <text:p>-0.0753872077597962</text:p>
          </table:table-cell>
          <table:table-cell office:value-type="float" office:value="1.56924169274974" calcext:value-type="float">
            <text:p>1.56924169274974</text:p>
          </table:table-cell>
          <table:table-cell office:value-type="float" office:value="-1.10275368541812" calcext:value-type="float">
            <text:p>-1.10275368541812</text:p>
          </table:table-cell>
          <table:table-cell office:value-type="float" office:value="-0.0497199310307978" calcext:value-type="float">
            <text:p>-0.0497199310307978</text:p>
          </table:table-cell>
          <table:table-cell office:value-type="float" office:value="1.56739478495554" calcext:value-type="float">
            <text:p>1.56739478495554</text:p>
          </table:table-cell>
          <table:table-cell/>
          <table:table-cell table:formula="of:=[.D40]-[.G40]" office:value-type="float" office:value="-0.0164361913592337" calcext:value-type="float">
            <text:p/>
          </table:table-cell>
          <table:table-cell table:formula="of:=[.E40]-[.H40]" office:value-type="float" office:value="0.0103762577905045" calcext:value-type="float">
            <text:p/>
          </table:table-cell>
          <table:table-cell table:formula="of:=IF([.F40]-[.I40]&gt;= PI(); [.F40]-[.I40] - 2*PI(); [.F40]-[.I40])" office:value-type="float" office:value="-0.00668614122081146" calcext:value-type="float">
            <text:p/>
          </table:table-cell>
          <table:table-cell table:formula="of:=[.G40]-[.J40]" office:value-type="float" office:value="0.0166250650708109" calcext:value-type="float">
            <text:p/>
          </table:table-cell>
          <table:table-cell table:formula="of:=[.H40]-[.K40]" office:value-type="float" office:value="-0.0256672767289984" calcext:value-type="float">
            <text:p/>
          </table:table-cell>
          <table:table-cell table:formula="of:=[.I40]-[.L40]" office:value-type="float" office:value="0.00184690779420182" calcext:value-type="float">
            <text:p/>
          </table:table-cell>
          <table:table-cell/>
          <table:table-cell table:formula="of:=SQRT([.N40]^2+[.O40]^2)" office:value-type="float" office:value="0.0194374667107716" calcext:value-type="float">
            <text:p/>
          </table:table-cell>
          <table:table-cell table:formula="of:=SQRT([.Q40]^2+[.R40]^2)" office:value-type="float" office:value="0.0305810706694791" calcext:value-type="float">
            <text:p/>
          </table:table-cell>
          <table:table-cell table:number-columns-repeated="1002"/>
        </table:table-row>
        <table:table-row table:style-name="ro1">
          <table:table-cell table:formula="of:=[.A40]+1" office:value-type="float" office:value="37" calcext:value-type="float">
            <text:p/>
          </table:table-cell>
          <table:table-cell office:value-type="float" office:value="0.545527398586273" calcext:value-type="float">
            <text:p>0.545527398586273</text:p>
          </table:table-cell>
          <table:table-cell office:value-type="float" office:value="0.0439069606363773" calcext:value-type="float">
            <text:p>0.0439069606363773</text:p>
          </table:table-cell>
          <table:table-cell office:value-type="float" office:value="-1.10236239433289" calcext:value-type="float">
            <text:p>-1.10236239433289</text:p>
          </table:table-cell>
          <table:table-cell office:value-type="float" office:value="-0.0432366915047169" calcext:value-type="float">
            <text:p>-0.0432366915047169</text:p>
          </table:table-cell>
          <table:table-cell office:value-type="float" office:value="1.56344509124756" calcext:value-type="float">
            <text:p>1.56344509124756</text:p>
          </table:table-cell>
          <table:table-cell office:value-type="float" office:value="-1.08609469654232" calcext:value-type="float">
            <text:p>-1.08609469654232</text:p>
          </table:table-cell>
          <table:table-cell office:value-type="float" office:value="-0.0525677365207729" calcext:value-type="float">
            <text:p>-0.0525677365207729</text:p>
          </table:table-cell>
          <table:table-cell office:value-type="float" office:value="1.57012882813266" calcext:value-type="float">
            <text:p>1.57012882813266</text:p>
          </table:table-cell>
          <table:table-cell office:value-type="float" office:value="-1.10267946019043" calcext:value-type="float">
            <text:p>-1.10267946019043</text:p>
          </table:table-cell>
          <table:table-cell office:value-type="float" office:value="-0.0278989613275773" calcext:value-type="float">
            <text:p>-0.0278989613275773</text:p>
          </table:table-cell>
          <table:table-cell office:value-type="float" office:value="1.569151063381" calcext:value-type="float">
            <text:p>1.569151063381</text:p>
          </table:table-cell>
          <table:table-cell/>
          <table:table-cell table:formula="of:=[.D41]-[.G41]" office:value-type="float" office:value="-0.0162676977905678" calcext:value-type="float">
            <text:p/>
          </table:table-cell>
          <table:table-cell table:formula="of:=[.E41]-[.H41]" office:value-type="float" office:value="0.00933104501605599" calcext:value-type="float">
            <text:p/>
          </table:table-cell>
          <table:table-cell table:formula="of:=IF([.F41]-[.I41]&gt;= PI(); [.F41]-[.I41] - 2*PI(); [.F41]-[.I41])" office:value-type="float" office:value="-0.00668373688510493" calcext:value-type="float">
            <text:p/>
          </table:table-cell>
          <table:table-cell table:formula="of:=[.G41]-[.J41]" office:value-type="float" office:value="0.0165847636481071" calcext:value-type="float">
            <text:p/>
          </table:table-cell>
          <table:table-cell table:formula="of:=[.H41]-[.K41]" office:value-type="float" office:value="-0.0246687751931955" calcext:value-type="float">
            <text:p/>
          </table:table-cell>
          <table:table-cell table:formula="of:=[.I41]-[.L41]" office:value-type="float" office:value="0.00097776475166822" calcext:value-type="float">
            <text:p/>
          </table:table-cell>
          <table:table-cell/>
          <table:table-cell table:formula="of:=SQRT([.N41]^2+[.O41]^2)" office:value-type="float" office:value="0.0187538367407021" calcext:value-type="float">
            <text:p/>
          </table:table-cell>
          <table:table-cell table:formula="of:=SQRT([.Q41]^2+[.R41]^2)" office:value-type="float" office:value="0.0297254580249993" calcext:value-type="float">
            <text:p/>
          </table:table-cell>
          <table:table-cell table:number-columns-repeated="1002"/>
        </table:table-row>
        <table:table-row table:style-name="ro1">
          <table:table-cell table:formula="of:=[.A41]+1" office:value-type="float" office:value="38" calcext:value-type="float">
            <text:p/>
          </table:table-cell>
          <table:table-cell office:value-type="float" office:value="0.544869661331177" calcext:value-type="float">
            <text:p>0.544869661331177</text:p>
          </table:table-cell>
          <table:table-cell office:value-type="float" office:value="0.0195889286696911" calcext:value-type="float">
            <text:p>0.0195889286696911</text:p>
          </table:table-cell>
          <table:table-cell office:value-type="float" office:value="-1.10260915756226" calcext:value-type="float">
            <text:p>-1.10260915756226</text:p>
          </table:table-cell>
          <table:table-cell office:value-type="float" office:value="-0.0214220229536295" calcext:value-type="float">
            <text:p>-0.0214220229536295</text:p>
          </table:table-cell>
          <table:table-cell office:value-type="float" office:value="1.56476712226868" calcext:value-type="float">
            <text:p>1.56476712226868</text:p>
          </table:table-cell>
          <table:table-cell office:value-type="float" office:value="-1.08707974871346" calcext:value-type="float">
            <text:p>-1.08707974871346</text:p>
          </table:table-cell>
          <table:table-cell office:value-type="float" office:value="-0.0307729549229078" calcext:value-type="float">
            <text:p>-0.0307729549229078</text:p>
          </table:table-cell>
          <table:table-cell office:value-type="float" office:value="1.57183806240158" calcext:value-type="float">
            <text:p>1.57183806240158</text:p>
          </table:table-cell>
          <table:table-cell office:value-type="float" office:value="-1.10264360204184" calcext:value-type="float">
            <text:p>-1.10264360204184</text:p>
          </table:table-cell>
          <table:table-cell office:value-type="float" office:value="-0.00610420437238689" calcext:value-type="float">
            <text:p>-0.00610420437238689</text:p>
          </table:table-cell>
          <table:table-cell office:value-type="float" office:value="1.56993462052778" calcext:value-type="float">
            <text:p>1.56993462052778</text:p>
          </table:table-cell>
          <table:table-cell/>
          <table:table-cell table:formula="of:=[.D42]-[.G42]" office:value-type="float" office:value="-0.0155294088487918" calcext:value-type="float">
            <text:p/>
          </table:table-cell>
          <table:table-cell table:formula="of:=[.E42]-[.H42]" office:value-type="float" office:value="0.00935093196927832" calcext:value-type="float">
            <text:p/>
          </table:table-cell>
          <table:table-cell table:formula="of:=IF([.F42]-[.I42]&gt;= PI(); [.F42]-[.I42] - 2*PI(); [.F42]-[.I42])" office:value-type="float" office:value="-0.00707094013290721" calcext:value-type="float">
            <text:p/>
          </table:table-cell>
          <table:table-cell table:formula="of:=[.G42]-[.J42]" office:value-type="float" office:value="0.0155638533283731" calcext:value-type="float">
            <text:p/>
          </table:table-cell>
          <table:table-cell table:formula="of:=[.H42]-[.K42]" office:value-type="float" office:value="-0.0246687505505209" calcext:value-type="float">
            <text:p/>
          </table:table-cell>
          <table:table-cell table:formula="of:=[.I42]-[.L42]" office:value-type="float" office:value="0.00190344187380109" calcext:value-type="float">
            <text:p/>
          </table:table-cell>
          <table:table-cell/>
          <table:table-cell table:formula="of:=SQRT([.N42]^2+[.O42]^2)" office:value-type="float" office:value="0.0181273955075462" calcext:value-type="float">
            <text:p/>
          </table:table-cell>
          <table:table-cell table:formula="of:=SQRT([.Q42]^2+[.R42]^2)" office:value-type="float" office:value="0.0291681467383674" calcext:value-type="float">
            <text:p/>
          </table:table-cell>
          <table:table-cell table:number-columns-repeated="1002"/>
        </table:table-row>
        <table:table-row table:style-name="ro1">
          <table:table-cell table:formula="of:=[.A42]+1" office:value-type="float" office:value="39" calcext:value-type="float">
            <text:p/>
          </table:table-cell>
          <table:table-cell office:value-type="float" office:value="0.544032633304596" calcext:value-type="float">
            <text:p>0.544032633304596</text:p>
          </table:table-cell>
          <table:table-cell office:value-type="float" office:value="0.0268325954675674" calcext:value-type="float">
            <text:p>0.0268325954675674</text:p>
          </table:table-cell>
          <table:table-cell office:value-type="float" office:value="-1.10289227962494" calcext:value-type="float">
            <text:p>-1.10289227962494</text:p>
          </table:table-cell>
          <table:table-cell office:value-type="float" office:value="0.000332836294546723" calcext:value-type="float">
            <text:p>0.000332836294546723</text:p>
          </table:table-cell>
          <table:table-cell office:value-type="float" office:value="1.56561017036438" calcext:value-type="float">
            <text:p>1.56561017036438</text:p>
          </table:table-cell>
          <table:table-cell office:value-type="float" office:value="-1.08710241823598" calcext:value-type="float">
            <text:p>-1.08710241823598</text:p>
          </table:table-cell>
          <table:table-cell office:value-type="float" office:value="-0.00901166139854943" calcext:value-type="float">
            <text:p>-0.00901166139854943</text:p>
          </table:table-cell>
          <table:table-cell office:value-type="float" office:value="1.5734175745525" calcext:value-type="float">
            <text:p>1.5734175745525</text:p>
          </table:table-cell>
          <table:table-cell office:value-type="float" office:value="-1.10262485019097" calcext:value-type="float">
            <text:p>-1.10262485019097</text:p>
          </table:table-cell>
          <table:table-cell office:value-type="float" office:value="0.0156570928805027" calcext:value-type="float">
            <text:p>0.0156570928805027</text:p>
          </table:table-cell>
          <table:table-cell office:value-type="float" office:value="1.57100792434649" calcext:value-type="float">
            <text:p>1.57100792434649</text:p>
          </table:table-cell>
          <table:table-cell/>
          <table:table-cell table:formula="of:=[.D43]-[.G43]" office:value-type="float" office:value="-0.0157898613889627" calcext:value-type="float">
            <text:p/>
          </table:table-cell>
          <table:table-cell table:formula="of:=[.E43]-[.H43]" office:value-type="float" office:value="0.00934449769309615" calcext:value-type="float">
            <text:p/>
          </table:table-cell>
          <table:table-cell table:formula="of:=IF([.F43]-[.I43]&gt;= PI(); [.F43]-[.I43] - 2*PI(); [.F43]-[.I43])" office:value-type="float" office:value="-0.00780740418811998" calcext:value-type="float">
            <text:p/>
          </table:table-cell>
          <table:table-cell table:formula="of:=[.G43]-[.J43]" office:value-type="float" office:value="0.015522431954996" calcext:value-type="float">
            <text:p/>
          </table:table-cell>
          <table:table-cell table:formula="of:=[.H43]-[.K43]" office:value-type="float" office:value="-0.0246687542790522" calcext:value-type="float">
            <text:p/>
          </table:table-cell>
          <table:table-cell table:formula="of:=[.I43]-[.L43]" office:value-type="float" office:value="0.00240965020601425" calcext:value-type="float">
            <text:p/>
          </table:table-cell>
          <table:table-cell/>
          <table:table-cell table:formula="of:=SQRT([.N43]^2+[.O43]^2)" office:value-type="float" office:value="0.0183477344601161" calcext:value-type="float">
            <text:p/>
          </table:table-cell>
          <table:table-cell table:formula="of:=SQRT([.Q43]^2+[.R43]^2)" office:value-type="float" office:value="0.0291460688854901" calcext:value-type="float">
            <text:p/>
          </table:table-cell>
          <table:table-cell table:number-columns-repeated="1002"/>
        </table:table-row>
        <table:table-row table:style-name="ro1">
          <table:table-cell table:formula="of:=[.A43]+1" office:value-type="float" office:value="40" calcext:value-type="float">
            <text:p/>
          </table:table-cell>
          <table:table-cell office:value-type="float" office:value="0.545282602310181" calcext:value-type="float">
            <text:p>0.545282602310181</text:p>
          </table:table-cell>
          <table:table-cell office:value-type="float" office:value="0.0114680714905262" calcext:value-type="float">
            <text:p>0.0114680714905262</text:p>
          </table:table-cell>
          <table:table-cell office:value-type="float" office:value="-1.10258138179779" calcext:value-type="float">
            <text:p>-1.10258138179779</text:p>
          </table:table-cell>
          <table:table-cell office:value-type="float" office:value="0.0221459753811359" calcext:value-type="float">
            <text:p>0.0221459753811359</text:p>
          </table:table-cell>
          <table:table-cell office:value-type="float" office:value="1.56491196155548" calcext:value-type="float">
            <text:p>1.56491196155548</text:p>
          </table:table-cell>
          <table:table-cell office:value-type="float" office:value="-1.08615999084158" calcext:value-type="float">
            <text:p>-1.08615999084158</text:p>
          </table:table-cell>
          <table:table-cell office:value-type="float" office:value="0.0127995677618219" calcext:value-type="float">
            <text:p>0.0127995677618219</text:p>
          </table:table-cell>
          <table:table-cell office:value-type="float" office:value="1.57168457961542" calcext:value-type="float">
            <text:p>1.57168457961542</text:p>
          </table:table-cell>
          <table:table-cell office:value-type="float" office:value="-1.10262946540948" calcext:value-type="float">
            <text:p>-1.10262946540948</text:p>
          </table:table-cell>
          <table:table-cell office:value-type="float" office:value="0.0374683964846255" calcext:value-type="float">
            <text:p>0.0374683964846255</text:p>
          </table:table-cell>
          <table:table-cell office:value-type="float" office:value="1.57146664720611" calcext:value-type="float">
            <text:p>1.57146664720611</text:p>
          </table:table-cell>
          <table:table-cell/>
          <table:table-cell table:formula="of:=[.D44]-[.G44]" office:value-type="float" office:value="-0.0164213909562103" calcext:value-type="float">
            <text:p/>
          </table:table-cell>
          <table:table-cell table:formula="of:=[.E44]-[.H44]" office:value-type="float" office:value="0.009346407619314" calcext:value-type="float">
            <text:p/>
          </table:table-cell>
          <table:table-cell table:formula="of:=IF([.F44]-[.I44]&gt;= PI(); [.F44]-[.I44] - 2*PI(); [.F44]-[.I44])" office:value-type="float" office:value="-0.00677261805993723" calcext:value-type="float">
            <text:p/>
          </table:table-cell>
          <table:table-cell table:formula="of:=[.G44]-[.J44]" office:value-type="float" office:value="0.0164694745679006" calcext:value-type="float">
            <text:p/>
          </table:table-cell>
          <table:table-cell table:formula="of:=[.H44]-[.K44]" office:value-type="float" office:value="-0.0246688287228036" calcext:value-type="float">
            <text:p/>
          </table:table-cell>
          <table:table-cell table:formula="of:=[.I44]-[.L44]" office:value-type="float" office:value="0.00021793240931145" calcext:value-type="float">
            <text:p/>
          </table:table-cell>
          <table:table-cell/>
          <table:table-cell table:formula="of:=SQRT([.N44]^2+[.O44]^2)" office:value-type="float" office:value="0.0188949045068525" calcext:value-type="float">
            <text:p/>
          </table:table-cell>
          <table:table-cell table:formula="of:=SQRT([.Q44]^2+[.R44]^2)" office:value-type="float" office:value="0.0296613334679637" calcext:value-type="float">
            <text:p/>
          </table:table-cell>
          <table:table-cell table:number-columns-repeated="1002"/>
        </table:table-row>
        <table:table-row table:style-name="ro1">
          <table:table-cell table:formula="of:=[.A44]+1" office:value-type="float" office:value="41" calcext:value-type="float">
            <text:p/>
          </table:table-cell>
          <table:table-cell office:value-type="float" office:value="0.542097508907318" calcext:value-type="float">
            <text:p>0.542097508907318</text:p>
          </table:table-cell>
          <table:table-cell office:value-type="float" office:value="-0.043647725135088" calcext:value-type="float">
            <text:p>-0.043647725135088</text:p>
          </table:table-cell>
          <table:table-cell office:value-type="float" office:value="-1.10261797904968" calcext:value-type="float">
            <text:p>-1.10261797904968</text:p>
          </table:table-cell>
          <table:table-cell office:value-type="float" office:value="0.0438854545354843" calcext:value-type="float">
            <text:p>0.0438854545354843</text:p>
          </table:table-cell>
          <table:table-cell office:value-type="float" office:value="1.56500577926636" calcext:value-type="float">
            <text:p>1.56500577926636</text:p>
          </table:table-cell>
          <table:table-cell office:value-type="float" office:value="-1.08717885178557" calcext:value-type="float">
            <text:p>-1.08717885178557</text:p>
          </table:table-cell>
          <table:table-cell office:value-type="float" office:value="0.0364802628941492" calcext:value-type="float">
            <text:p>0.0364802628941492</text:p>
          </table:table-cell>
          <table:table-cell office:value-type="float" office:value="1.57196324649235" calcext:value-type="float">
            <text:p>1.57196324649235</text:p>
          </table:table-cell>
          <table:table-cell office:value-type="float" office:value="-1.1026440005694" calcext:value-type="float">
            <text:p>-1.1026440005694</text:p>
          </table:table-cell>
          <table:table-cell office:value-type="float" office:value="0.0591522919693109" calcext:value-type="float">
            <text:p>0.0591522919693109</text:p>
          </table:table-cell>
          <table:table-cell office:value-type="float" office:value="1.5697207382007" calcext:value-type="float">
            <text:p>1.5697207382007</text:p>
          </table:table-cell>
          <table:table-cell/>
          <table:table-cell table:formula="of:=[.D45]-[.G45]" office:value-type="float" office:value="-0.0154391272641168" calcext:value-type="float">
            <text:p/>
          </table:table-cell>
          <table:table-cell table:formula="of:=[.E45]-[.H45]" office:value-type="float" office:value="0.00740519164133515" calcext:value-type="float">
            <text:p/>
          </table:table-cell>
          <table:table-cell table:formula="of:=IF([.F45]-[.I45]&gt;= PI(); [.F45]-[.I45] - 2*PI(); [.F45]-[.I45])" office:value-type="float" office:value="-0.00695746722599555" calcext:value-type="float">
            <text:p/>
          </table:table-cell>
          <table:table-cell table:formula="of:=[.G45]-[.J45]" office:value-type="float" office:value="0.01546514878383" calcext:value-type="float">
            <text:p/>
          </table:table-cell>
          <table:table-cell table:formula="of:=[.H45]-[.K45]" office:value-type="float" office:value="-0.0226720290751617" calcext:value-type="float">
            <text:p/>
          </table:table-cell>
          <table:table-cell table:formula="of:=[.I45]-[.L45]" office:value-type="float" office:value="0.00224250829164974" calcext:value-type="float">
            <text:p/>
          </table:table-cell>
          <table:table-cell/>
          <table:table-cell table:formula="of:=SQRT([.N45]^2+[.O45]^2)" office:value-type="float" office:value="0.017123186441854" calcext:value-type="float">
            <text:p/>
          </table:table-cell>
          <table:table-cell table:formula="of:=SQRT([.Q45]^2+[.R45]^2)" office:value-type="float" office:value="0.0274443387475628" calcext:value-type="float">
            <text:p/>
          </table:table-cell>
          <table:table-cell table:number-columns-repeated="1002"/>
        </table:table-row>
        <table:table-row table:style-name="ro1">
          <table:table-cell table:formula="of:=[.A45]+1" office:value-type="float" office:value="42" calcext:value-type="float">
            <text:p/>
          </table:table-cell>
          <table:table-cell office:value-type="float" office:value="0.542798280715943" calcext:value-type="float">
            <text:p>0.542798280715943</text:p>
          </table:table-cell>
          <table:table-cell office:value-type="float" office:value="0.0258861351758242" calcext:value-type="float">
            <text:p>0.0258861351758242</text:p>
          </table:table-cell>
          <table:table-cell office:value-type="float" office:value="-1.10205078125" calcext:value-type="float">
            <text:p>-1.10205078125</text:p>
          </table:table-cell>
          <table:table-cell office:value-type="float" office:value="0.0655597150325775" calcext:value-type="float">
            <text:p>0.0655597150325775</text:p>
          </table:table-cell>
          <table:table-cell office:value-type="float" office:value="1.56426978111267" calcext:value-type="float">
            <text:p>1.56426978111267</text:p>
          </table:table-cell>
          <table:table-cell office:value-type="float" office:value="-1.08620458769917" calcext:value-type="float">
            <text:p>-1.08620458769917</text:p>
          </table:table-cell>
          <table:table-cell office:value-type="float" office:value="0.058192179340203" calcext:value-type="float">
            <text:p>0.058192179340203</text:p>
          </table:table-cell>
          <table:table-cell office:value-type="float" office:value="1.56797449927183" calcext:value-type="float">
            <text:p>1.56797449927183</text:p>
          </table:table-cell>
          <table:table-cell office:value-type="float" office:value="-1.10262064746831" calcext:value-type="float">
            <text:p>-1.10262064746831</text:p>
          </table:table-cell>
          <table:table-cell office:value-type="float" office:value="0.0808642106387828" calcext:value-type="float">
            <text:p>0.0808642106387828</text:p>
          </table:table-cell>
          <table:table-cell office:value-type="float" office:value="1.57075618360774" calcext:value-type="float">
            <text:p>1.57075618360774</text:p>
          </table:table-cell>
          <table:table-cell/>
          <table:table-cell table:formula="of:=[.D46]-[.G46]" office:value-type="float" office:value="-0.0158461935508307" calcext:value-type="float">
            <text:p/>
          </table:table-cell>
          <table:table-cell table:formula="of:=[.E46]-[.H46]" office:value-type="float" office:value="0.00736753569237451" calcext:value-type="float">
            <text:p/>
          </table:table-cell>
          <table:table-cell table:formula="of:=IF([.F46]-[.I46]&gt;= PI(); [.F46]-[.I46] - 2*PI(); [.F46]-[.I46])" office:value-type="float" office:value="-0.00370471815915607" calcext:value-type="float">
            <text:p/>
          </table:table-cell>
          <table:table-cell table:formula="of:=[.G46]-[.J46]" office:value-type="float" office:value="0.0164160597691418" calcext:value-type="float">
            <text:p/>
          </table:table-cell>
          <table:table-cell table:formula="of:=[.H46]-[.K46]" office:value-type="float" office:value="-0.0226720312985797" calcext:value-type="float">
            <text:p/>
          </table:table-cell>
          <table:table-cell table:formula="of:=[.I46]-[.L46]" office:value-type="float" office:value="-0.0027816843359092" calcext:value-type="float">
            <text:p/>
          </table:table-cell>
          <table:table-cell/>
          <table:table-cell table:formula="of:=SQRT([.N46]^2+[.O46]^2)" office:value-type="float" office:value="0.0174751947694096" calcext:value-type="float">
            <text:p/>
          </table:table-cell>
          <table:table-cell table:formula="of:=SQRT([.Q46]^2+[.R46]^2)" office:value-type="float" office:value="0.0279912132918139" calcext:value-type="float">
            <text:p/>
          </table:table-cell>
          <table:table-cell table:number-columns-repeated="1002"/>
        </table:table-row>
        <table:table-row table:style-name="ro1">
          <table:table-cell table:formula="of:=[.A46]+1" office:value-type="float" office:value="43" calcext:value-type="float">
            <text:p/>
          </table:table-cell>
          <table:table-cell office:value-type="float" office:value="0.543362855911255" calcext:value-type="float">
            <text:p>0.543362855911255</text:p>
          </table:table-cell>
          <table:table-cell office:value-type="float" office:value="0.0225485172122717" calcext:value-type="float">
            <text:p>0.0225485172122717</text:p>
          </table:table-cell>
          <table:table-cell office:value-type="float" office:value="-1.10188043117523" calcext:value-type="float">
            <text:p>-1.10188043117523</text:p>
          </table:table-cell>
          <table:table-cell office:value-type="float" office:value="0.0873104333877564" calcext:value-type="float">
            <text:p>0.0873104333877564</text:p>
          </table:table-cell>
          <table:table-cell office:value-type="float" office:value="1.56472790241241" calcext:value-type="float">
            <text:p>1.56472790241241</text:p>
          </table:table-cell>
          <table:table-cell office:value-type="float" office:value="-1.08614325673009" calcext:value-type="float">
            <text:p>-1.08614325673009</text:p>
          </table:table-cell>
          <table:table-cell office:value-type="float" office:value="0.0809250087090163" calcext:value-type="float">
            <text:p>0.0809250087090163</text:p>
          </table:table-cell>
          <table:table-cell office:value-type="float" office:value="1.56642642302177" calcext:value-type="float">
            <text:p>1.56642642302177</text:p>
          </table:table-cell>
          <table:table-cell office:value-type="float" office:value="-1.10261977497564" calcext:value-type="float">
            <text:p>-1.10261977497564</text:p>
          </table:table-cell>
          <table:table-cell office:value-type="float" office:value="0.102598724857721" calcext:value-type="float">
            <text:p>0.102598724857721</text:p>
          </table:table-cell>
          <table:table-cell office:value-type="float" office:value="1.57165812429623" calcext:value-type="float">
            <text:p>1.57165812429623</text:p>
          </table:table-cell>
          <table:table-cell/>
          <table:table-cell table:formula="of:=[.D47]-[.G47]" office:value-type="float" office:value="-0.015737174445142" calcext:value-type="float">
            <text:p/>
          </table:table-cell>
          <table:table-cell table:formula="of:=[.E47]-[.H47]" office:value-type="float" office:value="0.00638542467874008" calcext:value-type="float">
            <text:p/>
          </table:table-cell>
          <table:table-cell table:formula="of:=IF([.F47]-[.I47]&gt;= PI(); [.F47]-[.I47] - 2*PI(); [.F47]-[.I47])" office:value-type="float" office:value="-0.0016985206093536" calcext:value-type="float">
            <text:p/>
          </table:table-cell>
          <table:table-cell table:formula="of:=[.G47]-[.J47]" office:value-type="float" office:value="0.0164765182455486" calcext:value-type="float">
            <text:p/>
          </table:table-cell>
          <table:table-cell table:formula="of:=[.H47]-[.K47]" office:value-type="float" office:value="-0.0216737161487044" calcext:value-type="float">
            <text:p/>
          </table:table-cell>
          <table:table-cell table:formula="of:=[.I47]-[.L47]" office:value-type="float" office:value="-0.00523170127445893" calcext:value-type="float">
            <text:p/>
          </table:table-cell>
          <table:table-cell/>
          <table:table-cell table:formula="of:=SQRT([.N47]^2+[.O47]^2)" office:value-type="float" office:value="0.0169832949643081" calcext:value-type="float">
            <text:p/>
          </table:table-cell>
          <table:table-cell table:formula="of:=SQRT([.Q47]^2+[.R47]^2)" office:value-type="float" office:value="0.0272254591364499" calcext:value-type="float">
            <text:p/>
          </table:table-cell>
          <table:table-cell table:number-columns-repeated="1002"/>
        </table:table-row>
        <table:table-row table:style-name="ro1">
          <table:table-cell table:formula="of:=[.A47]+1" office:value-type="float" office:value="44" calcext:value-type="float">
            <text:p/>
          </table:table-cell>
          <table:table-cell office:value-type="float" office:value="0.544359743595123" calcext:value-type="float">
            <text:p>0.544359743595123</text:p>
          </table:table-cell>
          <table:table-cell office:value-type="float" office:value="0.0273633077740669" calcext:value-type="float">
            <text:p>0.0273633077740669</text:p>
          </table:table-cell>
          <table:table-cell office:value-type="float" office:value="-1.10185885429382" calcext:value-type="float">
            <text:p>-1.10185885429382</text:p>
          </table:table-cell>
          <table:table-cell office:value-type="float" office:value="0.109057351946831" calcext:value-type="float">
            <text:p>0.109057351946831</text:p>
          </table:table-cell>
          <table:table-cell office:value-type="float" office:value="1.56553626060486" calcext:value-type="float">
            <text:p>1.56553626060486</text:p>
          </table:table-cell>
          <table:table-cell office:value-type="float" office:value="-1.08604810504503" calcext:value-type="float">
            <text:p>-1.08604810504503</text:p>
          </table:table-cell>
          <table:table-cell office:value-type="float" office:value="0.104695993880894" calcext:value-type="float">
            <text:p>0.104695993880894</text:p>
          </table:table-cell>
          <table:table-cell office:value-type="float" office:value="1.56607411226655" calcext:value-type="float">
            <text:p>1.56607411226655</text:p>
          </table:table-cell>
          <table:table-cell office:value-type="float" office:value="-1.10263854008799" calcext:value-type="float">
            <text:p>-1.10263854008799</text:p>
          </table:table-cell>
          <table:table-cell office:value-type="float" office:value="0.124373106515662" calcext:value-type="float">
            <text:p>0.124373106515662</text:p>
          </table:table-cell>
          <table:table-cell office:value-type="float" office:value="1.57275265660719" calcext:value-type="float">
            <text:p>1.57275265660719</text:p>
          </table:table-cell>
          <table:table-cell/>
          <table:table-cell table:formula="of:=[.D48]-[.G48]" office:value-type="float" office:value="-0.0158107492487947" calcext:value-type="float">
            <text:p/>
          </table:table-cell>
          <table:table-cell table:formula="of:=[.E48]-[.H48]" office:value-type="float" office:value="0.00436135806593664" calcext:value-type="float">
            <text:p/>
          </table:table-cell>
          <table:table-cell table:formula="of:=IF([.F48]-[.I48]&gt;= PI(); [.F48]-[.I48] - 2*PI(); [.F48]-[.I48])" office:value-type="float" office:value="-0.00053785166169007" calcext:value-type="float">
            <text:p/>
          </table:table-cell>
          <table:table-cell table:formula="of:=[.G48]-[.J48]" office:value-type="float" office:value="0.0165904350429613" calcext:value-type="float">
            <text:p/>
          </table:table-cell>
          <table:table-cell table:formula="of:=[.H48]-[.K48]" office:value-type="float" office:value="-0.0196771126347675" calcext:value-type="float">
            <text:p/>
          </table:table-cell>
          <table:table-cell table:formula="of:=[.I48]-[.L48]" office:value-type="float" office:value="-0.00667854434064119" calcext:value-type="float">
            <text:p/>
          </table:table-cell>
          <table:table-cell/>
          <table:table-cell table:formula="of:=SQRT([.N48]^2+[.O48]^2)" office:value-type="float" office:value="0.0164012571465596" calcext:value-type="float">
            <text:p/>
          </table:table-cell>
          <table:table-cell table:formula="of:=SQRT([.Q48]^2+[.R48]^2)" office:value-type="float" office:value="0.0257377407041886" calcext:value-type="float">
            <text:p/>
          </table:table-cell>
          <table:table-cell table:number-columns-repeated="1002"/>
        </table:table-row>
        <table:table-row table:style-name="ro1">
          <table:table-cell table:formula="of:=[.A48]+1" office:value-type="float" office:value="45" calcext:value-type="float">
            <text:p/>
          </table:table-cell>
          <table:table-cell office:value-type="float" office:value="0.545101642608643" calcext:value-type="float">
            <text:p>0.545101642608643</text:p>
          </table:table-cell>
          <table:table-cell office:value-type="float" office:value="0.0289555229246616" calcext:value-type="float">
            <text:p>0.0289555229246616</text:p>
          </table:table-cell>
          <table:table-cell office:value-type="float" office:value="-1.10203218460083" calcext:value-type="float">
            <text:p>-1.10203218460083</text:p>
          </table:table-cell>
          <table:table-cell office:value-type="float" office:value="0.130845755338669" calcext:value-type="float">
            <text:p>0.130845755338669</text:p>
          </table:table-cell>
          <table:table-cell office:value-type="float" office:value="1.56648576259613" calcext:value-type="float">
            <text:p>1.56648576259613</text:p>
          </table:table-cell>
          <table:table-cell office:value-type="float" office:value="-1.08594514195185" calcext:value-type="float">
            <text:p>-1.08594514195185</text:p>
          </table:table-cell>
          <table:table-cell office:value-type="float" office:value="0.128497818303877" calcext:value-type="float">
            <text:p>0.128497818303877</text:p>
          </table:table-cell>
          <table:table-cell office:value-type="float" office:value="1.5648724899096" calcext:value-type="float">
            <text:p>1.5648724899096</text:p>
          </table:table-cell>
          <table:table-cell office:value-type="float" office:value="-1.10268119600455" calcext:value-type="float">
            <text:p>-1.10268119600455</text:p>
          </table:table-cell>
          <table:table-cell office:value-type="float" office:value="0.146177130495473" calcext:value-type="float">
            <text:p>0.146177130495473</text:p>
          </table:table-cell>
          <table:table-cell office:value-type="float" office:value="1.57391087752418" calcext:value-type="float">
            <text:p>1.57391087752418</text:p>
          </table:table-cell>
          <table:table-cell/>
          <table:table-cell table:formula="of:=[.D49]-[.G49]" office:value-type="float" office:value="-0.016087042648979" calcext:value-type="float">
            <text:p/>
          </table:table-cell>
          <table:table-cell table:formula="of:=[.E49]-[.H49]" office:value-type="float" office:value="0.00234793703479225" calcext:value-type="float">
            <text:p/>
          </table:table-cell>
          <table:table-cell table:formula="of:=IF([.F49]-[.I49]&gt;= PI(); [.F49]-[.I49] - 2*PI(); [.F49]-[.I49])" office:value-type="float" office:value="0.00161327268653477" calcext:value-type="float">
            <text:p/>
          </table:table-cell>
          <table:table-cell table:formula="of:=[.G49]-[.J49]" office:value-type="float" office:value="0.0167360540526964" calcext:value-type="float">
            <text:p/>
          </table:table-cell>
          <table:table-cell table:formula="of:=[.H49]-[.K49]" office:value-type="float" office:value="-0.0176793121915968" calcext:value-type="float">
            <text:p/>
          </table:table-cell>
          <table:table-cell table:formula="of:=[.I49]-[.L49]" office:value-type="float" office:value="-0.00903838761458053" calcext:value-type="float">
            <text:p/>
          </table:table-cell>
          <table:table-cell/>
          <table:table-cell table:formula="of:=SQRT([.N49]^2+[.O49]^2)" office:value-type="float" office:value="0.0162574828774143" calcext:value-type="float">
            <text:p/>
          </table:table-cell>
          <table:table-cell table:formula="of:=SQRT([.Q49]^2+[.R49]^2)" office:value-type="float" office:value="0.0243444775015345" calcext:value-type="float">
            <text:p/>
          </table:table-cell>
          <table:table-cell table:number-columns-repeated="1002"/>
        </table:table-row>
        <table:table-row table:style-name="ro1">
          <table:table-cell table:formula="of:=[.A49]+1" office:value-type="float" office:value="46" calcext:value-type="float">
            <text:p/>
          </table:table-cell>
          <table:table-cell office:value-type="float" office:value="0.544548332691193" calcext:value-type="float">
            <text:p>0.544548332691193</text:p>
          </table:table-cell>
          <table:table-cell office:value-type="float" office:value="0.00219156313687563" calcext:value-type="float">
            <text:p>0.00219156313687563</text:p>
          </table:table-cell>
          <table:table-cell office:value-type="float" office:value="-1.10246634483337" calcext:value-type="float">
            <text:p>-1.10246634483337</text:p>
          </table:table-cell>
          <table:table-cell office:value-type="float" office:value="0.152650579810143" calcext:value-type="float">
            <text:p>0.152650579810143</text:p>
          </table:table-cell>
          <table:table-cell office:value-type="float" office:value="1.56733775138855" calcext:value-type="float">
            <text:p>1.56733775138855</text:p>
          </table:table-cell>
          <table:table-cell office:value-type="float" office:value="-1.08581611008655" calcext:value-type="float">
            <text:p>-1.08581611008655</text:p>
          </table:table-cell>
          <table:table-cell office:value-type="float" office:value="0.153276971415408" calcext:value-type="float">
            <text:p>0.153276971415408</text:p>
          </table:table-cell>
          <table:table-cell office:value-type="float" office:value="1.56446221009432" calcext:value-type="float">
            <text:p>1.56446221009432</text:p>
          </table:table-cell>
          <table:table-cell office:value-type="float" office:value="-1.10274903683114" calcext:value-type="float">
            <text:p>-1.10274903683114</text:p>
          </table:table-cell>
          <table:table-cell office:value-type="float" office:value="0.167958958156188" calcext:value-type="float">
            <text:p>0.167958958156188</text:p>
          </table:table-cell>
          <table:table-cell office:value-type="float" office:value="1.57399854004965" calcext:value-type="float">
            <text:p>1.57399854004965</text:p>
          </table:table-cell>
          <table:table-cell/>
          <table:table-cell table:formula="of:=[.D50]-[.G50]" office:value-type="float" office:value="-0.0166502347468198" calcext:value-type="float">
            <text:p/>
          </table:table-cell>
          <table:table-cell table:formula="of:=[.E50]-[.H50]" office:value-type="float" office:value="-0.000626391605265342" calcext:value-type="float">
            <text:p/>
          </table:table-cell>
          <table:table-cell table:formula="of:=IF([.F50]-[.I50]&gt;= PI(); [.F50]-[.I50] - 2*PI(); [.F50]-[.I50])" office:value-type="float" office:value="0.00287554129423206" calcext:value-type="float">
            <text:p/>
          </table:table-cell>
          <table:table-cell table:formula="of:=[.G50]-[.J50]" office:value-type="float" office:value="0.0169329267445808" calcext:value-type="float">
            <text:p/>
          </table:table-cell>
          <table:table-cell table:formula="of:=[.H50]-[.K50]" office:value-type="float" office:value="-0.0146819867407799" calcext:value-type="float">
            <text:p/>
          </table:table-cell>
          <table:table-cell table:formula="of:=[.I50]-[.L50]" office:value-type="float" office:value="-0.00953632995533349" calcext:value-type="float">
            <text:p/>
          </table:table-cell>
          <table:table-cell/>
          <table:table-cell table:formula="of:=SQRT([.N50]^2+[.O50]^2)" office:value-type="float" office:value="0.0166620131907088" calcext:value-type="float">
            <text:p/>
          </table:table-cell>
          <table:table-cell table:formula="of:=SQRT([.Q50]^2+[.R50]^2)" office:value-type="float" office:value="0.022411709948011" calcext:value-type="float">
            <text:p/>
          </table:table-cell>
          <table:table-cell table:number-columns-repeated="1002"/>
        </table:table-row>
        <table:table-row table:style-name="ro1">
          <table:table-cell table:formula="of:=[.A50]+1" office:value-type="float" office:value="47" calcext:value-type="float">
            <text:p/>
          </table:table-cell>
          <table:table-cell office:value-type="float" office:value="0.543148458003998" calcext:value-type="float">
            <text:p>0.543148458003998</text:p>
          </table:table-cell>
          <table:table-cell office:value-type="float" office:value="0.00552562484517694" calcext:value-type="float">
            <text:p>0.00552562484517694</text:p>
          </table:table-cell>
          <table:table-cell office:value-type="float" office:value="-1.10242509841919" calcext:value-type="float">
            <text:p>-1.10242509841919</text:p>
          </table:table-cell>
          <table:table-cell office:value-type="float" office:value="0.174392461776733" calcext:value-type="float">
            <text:p>0.174392461776733</text:p>
          </table:table-cell>
          <table:table-cell office:value-type="float" office:value="1.56671178340912" calcext:value-type="float">
            <text:p>1.56671178340912</text:p>
          </table:table-cell>
          <table:table-cell office:value-type="float" office:value="-1.08667809653888" calcext:value-type="float">
            <text:p>-1.08667809653888</text:p>
          </table:table-cell>
          <table:table-cell office:value-type="float" office:value="0.1770016742252" calcext:value-type="float">
            <text:p>0.1770016742252</text:p>
          </table:table-cell>
          <table:table-cell office:value-type="float" office:value="1.56184871913832" calcext:value-type="float">
            <text:p>1.56184871913832</text:p>
          </table:table-cell>
          <table:table-cell office:value-type="float" office:value="-1.1028186077999" calcext:value-type="float">
            <text:p>-1.1028186077999</text:p>
          </table:table-cell>
          <table:table-cell office:value-type="float" office:value="0.189684785085713" calcext:value-type="float">
            <text:p>0.189684785085713</text:p>
          </table:table-cell>
          <table:table-cell office:value-type="float" office:value="1.57421956504346" calcext:value-type="float">
            <text:p>1.57421956504346</text:p>
          </table:table-cell>
          <table:table-cell/>
          <table:table-cell table:formula="of:=[.D51]-[.G51]" office:value-type="float" office:value="-0.0157470018803128" calcext:value-type="float">
            <text:p/>
          </table:table-cell>
          <table:table-cell table:formula="of:=[.E51]-[.H51]" office:value-type="float" office:value="-0.00260921244846637" calcext:value-type="float">
            <text:p/>
          </table:table-cell>
          <table:table-cell table:formula="of:=IF([.F51]-[.I51]&gt;= PI(); [.F51]-[.I51] - 2*PI(); [.F51]-[.I51])" office:value-type="float" office:value="0.00486306427080363" calcext:value-type="float">
            <text:p/>
          </table:table-cell>
          <table:table-cell table:formula="of:=[.G51]-[.J51]" office:value-type="float" office:value="0.0161405112610202" calcext:value-type="float">
            <text:p/>
          </table:table-cell>
          <table:table-cell table:formula="of:=[.H51]-[.K51]" office:value-type="float" office:value="-0.0126831108605135" calcext:value-type="float">
            <text:p/>
          </table:table-cell>
          <table:table-cell table:formula="of:=[.I51]-[.L51]" office:value-type="float" office:value="-0.0123708459051433" calcext:value-type="float">
            <text:p/>
          </table:table-cell>
          <table:table-cell/>
          <table:table-cell table:formula="of:=SQRT([.N51]^2+[.O51]^2)" office:value-type="float" office:value="0.015961705980872" calcext:value-type="float">
            <text:p/>
          </table:table-cell>
          <table:table-cell table:formula="of:=SQRT([.Q51]^2+[.R51]^2)" office:value-type="float" office:value="0.0205274792623741" calcext:value-type="float">
            <text:p/>
          </table:table-cell>
          <table:table-cell table:number-columns-repeated="1002"/>
        </table:table-row>
        <table:table-row table:style-name="ro1">
          <table:table-cell table:formula="of:=[.A51]+1" office:value-type="float" office:value="48" calcext:value-type="float">
            <text:p/>
          </table:table-cell>
          <table:table-cell office:value-type="float" office:value="0.543956458568573" calcext:value-type="float">
            <text:p>0.543956458568573</text:p>
          </table:table-cell>
          <table:table-cell office:value-type="float" office:value="-0.0273320563137531" calcext:value-type="float">
            <text:p>-0.0273320563137531</text:p>
          </table:table-cell>
          <table:table-cell office:value-type="float" office:value="-1.10252809524536" calcext:value-type="float">
            <text:p>-1.10252809524536</text:p>
          </table:table-cell>
          <table:table-cell office:value-type="float" office:value="0.196133360266686" calcext:value-type="float">
            <text:p>0.196133360266686</text:p>
          </table:table-cell>
          <table:table-cell office:value-type="float" office:value="1.56643879413605" calcext:value-type="float">
            <text:p>1.56643879413605</text:p>
          </table:table-cell>
          <table:table-cell office:value-type="float" office:value="-1.08648341477765" calcext:value-type="float">
            <text:p>-1.08648341477765</text:p>
          </table:table-cell>
          <table:table-cell office:value-type="float" office:value="0.200758261915857" calcext:value-type="float">
            <text:p>0.200758261915857</text:p>
          </table:table-cell>
          <table:table-cell office:value-type="float" office:value="1.55805092069352" calcext:value-type="float">
            <text:p>1.55805092069352</text:p>
          </table:table-cell>
          <table:table-cell office:value-type="float" office:value="-1.1028930913566" calcext:value-type="float">
            <text:p>-1.1028930913566</text:p>
          </table:table-cell>
          <table:table-cell office:value-type="float" office:value="0.211442915940852" calcext:value-type="float">
            <text:p>0.211442915940852</text:p>
          </table:table-cell>
          <table:table-cell office:value-type="float" office:value="1.57312628279091" calcext:value-type="float">
            <text:p>1.57312628279091</text:p>
          </table:table-cell>
          <table:table-cell/>
          <table:table-cell table:formula="of:=[.D52]-[.G52]" office:value-type="float" office:value="-0.0160446804677084" calcext:value-type="float">
            <text:p/>
          </table:table-cell>
          <table:table-cell table:formula="of:=[.E52]-[.H52]" office:value-type="float" office:value="-0.00462490164917173" calcext:value-type="float">
            <text:p/>
          </table:table-cell>
          <table:table-cell table:formula="of:=IF([.F52]-[.I52]&gt;= PI(); [.F52]-[.I52] - 2*PI(); [.F52]-[.I52])" office:value-type="float" office:value="0.00838787344252334" calcext:value-type="float">
            <text:p/>
          </table:table-cell>
          <table:table-cell table:formula="of:=[.G52]-[.J52]" office:value-type="float" office:value="0.0164096765789514" calcext:value-type="float">
            <text:p/>
          </table:table-cell>
          <table:table-cell table:formula="of:=[.H52]-[.K52]" office:value-type="float" office:value="-0.0106846540249944" calcext:value-type="float">
            <text:p/>
          </table:table-cell>
          <table:table-cell table:formula="of:=[.I52]-[.L52]" office:value-type="float" office:value="-0.015075362097384" calcext:value-type="float">
            <text:p/>
          </table:table-cell>
          <table:table-cell/>
          <table:table-cell table:formula="of:=SQRT([.N52]^2+[.O52]^2)" office:value-type="float" office:value="0.016697948573863" calcext:value-type="float">
            <text:p/>
          </table:table-cell>
          <table:table-cell table:formula="of:=SQRT([.Q52]^2+[.R52]^2)" office:value-type="float" office:value="0.0195816066005733" calcext:value-type="float">
            <text:p/>
          </table:table-cell>
          <table:table-cell table:number-columns-repeated="1002"/>
        </table:table-row>
        <table:table-row table:style-name="ro1">
          <table:table-cell table:formula="of:=[.A52]+1" office:value-type="float" office:value="49" calcext:value-type="float">
            <text:p/>
          </table:table-cell>
          <table:table-cell office:value-type="float" office:value="0.54541826248169" calcext:value-type="float">
            <text:p>0.54541826248169</text:p>
          </table:table-cell>
          <table:table-cell office:value-type="float" office:value="0.00995288789272309" calcext:value-type="float">
            <text:p>0.00995288789272309</text:p>
          </table:table-cell>
          <table:table-cell office:value-type="float" office:value="-1.10259342193604" calcext:value-type="float">
            <text:p>-1.10259342193604</text:p>
          </table:table-cell>
          <table:table-cell office:value-type="float" office:value="0.217904090881348" calcext:value-type="float">
            <text:p>0.217904090881348</text:p>
          </table:table-cell>
          <table:table-cell office:value-type="float" office:value="1.56627070903778" calcext:value-type="float">
            <text:p>1.56627070903778</text:p>
          </table:table-cell>
          <table:table-cell office:value-type="float" office:value="-1.08720495937679" calcext:value-type="float">
            <text:p>-1.08720495937679</text:p>
          </table:table-cell>
          <table:table-cell office:value-type="float" office:value="0.223572820586478" calcext:value-type="float">
            <text:p>0.223572820586478</text:p>
          </table:table-cell>
          <table:table-cell office:value-type="float" office:value="1.55747287046891" calcext:value-type="float">
            <text:p>1.55747287046891</text:p>
          </table:table-cell>
          <table:table-cell office:value-type="float" office:value="-1.10294392333265" calcext:value-type="float">
            <text:p>-1.10294392333265</text:p>
          </table:table-cell>
          <table:table-cell office:value-type="float" office:value="0.233259587221959" calcext:value-type="float">
            <text:p>0.233259587221959</text:p>
          </table:table-cell>
          <table:table-cell office:value-type="float" office:value="1.57352439830662" calcext:value-type="float">
            <text:p>1.57352439830662</text:p>
          </table:table-cell>
          <table:table-cell/>
          <table:table-cell table:formula="of:=[.D53]-[.G53]" office:value-type="float" office:value="-0.0153884625592498" calcext:value-type="float">
            <text:p/>
          </table:table-cell>
          <table:table-cell table:formula="of:=[.E53]-[.H53]" office:value-type="float" office:value="-0.00566872970512986" calcext:value-type="float">
            <text:p/>
          </table:table-cell>
          <table:table-cell table:formula="of:=IF([.F53]-[.I53]&gt;= PI(); [.F53]-[.I53] - 2*PI(); [.F53]-[.I53])" office:value-type="float" office:value="0.00879783856887206" calcext:value-type="float">
            <text:p/>
          </table:table-cell>
          <table:table-cell table:formula="of:=[.G53]-[.J53]" office:value-type="float" office:value="0.0157389639558672" calcext:value-type="float">
            <text:p/>
          </table:table-cell>
          <table:table-cell table:formula="of:=[.H53]-[.K53]" office:value-type="float" office:value="-0.00968676663548115" calcext:value-type="float">
            <text:p/>
          </table:table-cell>
          <table:table-cell table:formula="of:=[.I53]-[.L53]" office:value-type="float" office:value="-0.0160515278377082" calcext:value-type="float">
            <text:p/>
          </table:table-cell>
          <table:table-cell/>
          <table:table-cell table:formula="of:=SQRT([.N53]^2+[.O53]^2)" office:value-type="float" office:value="0.016399368170977" calcext:value-type="float">
            <text:p/>
          </table:table-cell>
          <table:table-cell table:formula="of:=SQRT([.Q53]^2+[.R53]^2)" office:value-type="float" office:value="0.0184810290366732" calcext:value-type="float">
            <text:p/>
          </table:table-cell>
          <table:table-cell table:number-columns-repeated="1002"/>
        </table:table-row>
        <table:table-row table:style-name="ro1">
          <table:table-cell table:formula="of:=[.A53]+1" office:value-type="float" office:value="50" calcext:value-type="float">
            <text:p/>
          </table:table-cell>
          <table:table-cell office:value-type="float" office:value="0.545416235923767" calcext:value-type="float">
            <text:p>0.545416235923767</text:p>
          </table:table-cell>
          <table:table-cell office:value-type="float" office:value="-0.0425781346857548" calcext:value-type="float">
            <text:p>-0.0425781346857548</text:p>
          </table:table-cell>
          <table:table-cell office:value-type="float" office:value="-1.10280919075012" calcext:value-type="float">
            <text:p>-1.10280919075012</text:p>
          </table:table-cell>
          <table:table-cell office:value-type="float" office:value="0.239725634455681" calcext:value-type="float">
            <text:p>0.239725634455681</text:p>
          </table:table-cell>
          <table:table-cell office:value-type="float" office:value="1.56639468669891" calcext:value-type="float">
            <text:p>1.56639468669891</text:p>
          </table:table-cell>
          <table:table-cell office:value-type="float" office:value="-1.09586848754511" calcext:value-type="float">
            <text:p>-1.09586848754511</text:p>
          </table:table-cell>
          <table:table-cell office:value-type="float" office:value="0.25039900372346" calcext:value-type="float">
            <text:p>0.25039900372346</text:p>
          </table:table-cell>
          <table:table-cell office:value-type="float" office:value="1.55663910099926" calcext:value-type="float">
            <text:p>1.55663910099926</text:p>
          </table:table-cell>
          <table:table-cell office:value-type="float" office:value="-1.10300344063864" calcext:value-type="float">
            <text:p>-1.10300344063864</text:p>
          </table:table-cell>
          <table:table-cell office:value-type="float" office:value="0.255076155475126" calcext:value-type="float">
            <text:p>0.255076155475126</text:p>
          </table:table-cell>
          <table:table-cell office:value-type="float" office:value="1.57182127291919" calcext:value-type="float">
            <text:p>1.57182127291919</text:p>
          </table:table-cell>
          <table:table-cell/>
          <table:table-cell table:formula="of:=[.D54]-[.G54]" office:value-type="float" office:value="-0.00694070320501417" calcext:value-type="float">
            <text:p/>
          </table:table-cell>
          <table:table-cell table:formula="of:=[.E54]-[.H54]" office:value-type="float" office:value="-0.0106733692677797" calcext:value-type="float">
            <text:p/>
          </table:table-cell>
          <table:table-cell table:formula="of:=IF([.F54]-[.I54]&gt;= PI(); [.F54]-[.I54] - 2*PI(); [.F54]-[.I54])" office:value-type="float" office:value="0.00975558569965429" calcext:value-type="float">
            <text:p/>
          </table:table-cell>
          <table:table-cell table:formula="of:=[.G54]-[.J54]" office:value-type="float" office:value="0.00713495309352963" calcext:value-type="float">
            <text:p/>
          </table:table-cell>
          <table:table-cell table:formula="of:=[.H54]-[.K54]" office:value-type="float" office:value="-0.00467715175166511" calcext:value-type="float">
            <text:p/>
          </table:table-cell>
          <table:table-cell table:formula="of:=[.I54]-[.L54]" office:value-type="float" office:value="-0.0151821719199274" calcext:value-type="float">
            <text:p/>
          </table:table-cell>
          <table:table-cell/>
          <table:table-cell table:formula="of:=SQRT([.N54]^2+[.O54]^2)" office:value-type="float" office:value="0.0127316209693219" calcext:value-type="float">
            <text:p/>
          </table:table-cell>
          <table:table-cell table:formula="of:=SQRT([.Q54]^2+[.R54]^2)" office:value-type="float" office:value="0.00853131315536899" calcext:value-type="float">
            <text:p/>
          </table:table-cell>
          <table:table-cell table:number-columns-repeated="1002"/>
        </table:table-row>
        <table:table-row table:style-name="ro1">
          <table:table-cell table:formula="of:=[.A54]+1" office:value-type="float" office:value="51" calcext:value-type="float">
            <text:p/>
          </table:table-cell>
          <table:table-cell office:value-type="float" office:value="0.542934238910675" calcext:value-type="float">
            <text:p>0.542934238910675</text:p>
          </table:table-cell>
          <table:table-cell office:value-type="float" office:value="-0.0345591157674789" calcext:value-type="float">
            <text:p>-0.0345591157674789</text:p>
          </table:table-cell>
          <table:table-cell office:value-type="float" office:value="-1.10192441940308" calcext:value-type="float">
            <text:p>-1.10192441940308</text:p>
          </table:table-cell>
          <table:table-cell office:value-type="float" office:value="0.261491596698761" calcext:value-type="float">
            <text:p>0.261491596698761</text:p>
          </table:table-cell>
          <table:table-cell office:value-type="float" office:value="1.56439340114594" calcext:value-type="float">
            <text:p>1.56439340114594</text:p>
          </table:table-cell>
          <table:table-cell office:value-type="float" office:value="-1.09653549630856" calcext:value-type="float">
            <text:p>-1.09653549630856</text:p>
          </table:table-cell>
          <table:table-cell office:value-type="float" office:value="0.276112597585633" calcext:value-type="float">
            <text:p>0.276112597585633</text:p>
          </table:table-cell>
          <table:table-cell office:value-type="float" office:value="1.54846666228981" calcext:value-type="float">
            <text:p>1.54846666228981</text:p>
          </table:table-cell>
          <table:table-cell office:value-type="float" office:value="-1.1030256997685" calcext:value-type="float">
            <text:p>-1.1030256997685</text:p>
          </table:table-cell>
          <table:table-cell office:value-type="float" office:value="0.276793513624347" calcext:value-type="float">
            <text:p>0.276793513624347</text:p>
          </table:table-cell>
          <table:table-cell office:value-type="float" office:value="1.57043890828849" calcext:value-type="float">
            <text:p>1.57043890828849</text:p>
          </table:table-cell>
          <table:table-cell/>
          <table:table-cell table:formula="of:=[.D55]-[.G55]" office:value-type="float" office:value="-0.00538892309451366" calcext:value-type="float">
            <text:p/>
          </table:table-cell>
          <table:table-cell table:formula="of:=[.E55]-[.H55]" office:value-type="float" office:value="-0.014621000886872" calcext:value-type="float">
            <text:p/>
          </table:table-cell>
          <table:table-cell table:formula="of:=IF([.F55]-[.I55]&gt;= PI(); [.F55]-[.I55] - 2*PI(); [.F55]-[.I55])" office:value-type="float" office:value="0.0159267388561228" calcext:value-type="float">
            <text:p/>
          </table:table-cell>
          <table:table-cell table:formula="of:=[.G55]-[.J55]" office:value-type="float" office:value="0.00649020345993434" calcext:value-type="float">
            <text:p/>
          </table:table-cell>
          <table:table-cell table:formula="of:=[.H55]-[.K55]" office:value-type="float" office:value="-0.000680916038714174" calcext:value-type="float">
            <text:p/>
          </table:table-cell>
          <table:table-cell table:formula="of:=[.I55]-[.L55]" office:value-type="float" office:value="-0.0219722459986753" calcext:value-type="float">
            <text:p/>
          </table:table-cell>
          <table:table-cell/>
          <table:table-cell table:formula="of:=SQRT([.N55]^2+[.O55]^2)" office:value-type="float" office:value="0.0155824952768321" calcext:value-type="float">
            <text:p/>
          </table:table-cell>
          <table:table-cell table:formula="of:=SQRT([.Q55]^2+[.R55]^2)" office:value-type="float" office:value="0.00652582466843248" calcext:value-type="float">
            <text:p/>
          </table:table-cell>
          <table:table-cell table:number-columns-repeated="1002"/>
        </table:table-row>
        <table:table-row table:style-name="ro1">
          <table:table-cell table:formula="of:=[.A55]+1" office:value-type="float" office:value="52" calcext:value-type="float">
            <text:p/>
          </table:table-cell>
          <table:table-cell office:value-type="float" office:value="0.542325735092163" calcext:value-type="float">
            <text:p>0.542325735092163</text:p>
          </table:table-cell>
          <table:table-cell office:value-type="float" office:value="0.00789690110832453" calcext:value-type="float">
            <text:p>0.00789690110832453</text:p>
          </table:table-cell>
          <table:table-cell office:value-type="float" office:value="-1.10207557678223" calcext:value-type="float">
            <text:p>-1.10207557678223</text:p>
          </table:table-cell>
          <table:table-cell office:value-type="float" office:value="0.283163875341415" calcext:value-type="float">
            <text:p>0.283163875341415</text:p>
          </table:table-cell>
          <table:table-cell office:value-type="float" office:value="1.56552708148956" calcext:value-type="float">
            <text:p>1.56552708148956</text:p>
          </table:table-cell>
          <table:table-cell office:value-type="float" office:value="-1.09605113849348" calcext:value-type="float">
            <text:p>-1.09605113849348</text:p>
          </table:table-cell>
          <table:table-cell office:value-type="float" office:value="0.297800218990853" calcext:value-type="float">
            <text:p>0.297800218990853</text:p>
          </table:table-cell>
          <table:table-cell office:value-type="float" office:value="1.54974389492811" calcext:value-type="float">
            <text:p>1.54974389492811</text:p>
          </table:table-cell>
          <table:table-cell office:value-type="float" office:value="-1.10301794627849" calcext:value-type="float">
            <text:p>-1.10301794627849</text:p>
          </table:table-cell>
          <table:table-cell office:value-type="float" office:value="0.298486541642413" calcext:value-type="float">
            <text:p>0.298486541642413</text:p>
          </table:table-cell>
          <table:table-cell office:value-type="float" office:value="1.57075478433282" calcext:value-type="float">
            <text:p>1.57075478433282</text:p>
          </table:table-cell>
          <table:table-cell/>
          <table:table-cell table:formula="of:=[.D56]-[.G56]" office:value-type="float" office:value="-0.00602443828874777" calcext:value-type="float">
            <text:p/>
          </table:table-cell>
          <table:table-cell table:formula="of:=[.E56]-[.H56]" office:value-type="float" office:value="-0.0146363436494379" calcext:value-type="float">
            <text:p/>
          </table:table-cell>
          <table:table-cell table:formula="of:=IF([.F56]-[.I56]&gt;= PI(); [.F56]-[.I56] - 2*PI(); [.F56]-[.I56])" office:value-type="float" office:value="0.0157831865614571" calcext:value-type="float">
            <text:p/>
          </table:table-cell>
          <table:table-cell table:formula="of:=[.G56]-[.J56]" office:value-type="float" office:value="0.00696680778501424" calcext:value-type="float">
            <text:p/>
          </table:table-cell>
          <table:table-cell table:formula="of:=[.H56]-[.K56]" office:value-type="float" office:value="-0.000686322651559934" calcext:value-type="float">
            <text:p/>
          </table:table-cell>
          <table:table-cell table:formula="of:=[.I56]-[.L56]" office:value-type="float" office:value="-0.0210108894047145" calcext:value-type="float">
            <text:p/>
          </table:table-cell>
          <table:table-cell/>
          <table:table-cell table:formula="of:=SQRT([.N56]^2+[.O56]^2)" office:value-type="float" office:value="0.0158277102614172" calcext:value-type="float">
            <text:p/>
          </table:table-cell>
          <table:table-cell table:formula="of:=SQRT([.Q56]^2+[.R56]^2)" office:value-type="float" office:value="0.00700053208659022" calcext:value-type="float">
            <text:p/>
          </table:table-cell>
          <table:table-cell table:number-columns-repeated="1002"/>
        </table:table-row>
        <table:table-row table:style-name="ro1">
          <table:table-cell table:formula="of:=[.A56]+1" office:value-type="float" office:value="53" calcext:value-type="float">
            <text:p/>
          </table:table-cell>
          <table:table-cell office:value-type="float" office:value="0.545063078403473" calcext:value-type="float">
            <text:p>0.545063078403473</text:p>
          </table:table-cell>
          <table:table-cell office:value-type="float" office:value="0.00226674857549369" calcext:value-type="float">
            <text:p>0.00226674857549369</text:p>
          </table:table-cell>
          <table:table-cell office:value-type="float" office:value="-1.10186159610748" calcext:value-type="float">
            <text:p>-1.10186159610748</text:p>
          </table:table-cell>
          <table:table-cell office:value-type="float" office:value="0.304913938045502" calcext:value-type="float">
            <text:p>0.304913938045502</text:p>
          </table:table-cell>
          <table:table-cell office:value-type="float" office:value="1.56570398807526" calcext:value-type="float">
            <text:p>1.56570398807526</text:p>
          </table:table-cell>
          <table:table-cell office:value-type="float" office:value="-1.09658818443088" calcext:value-type="float">
            <text:p>-1.09658818443088</text:p>
          </table:table-cell>
          <table:table-cell office:value-type="float" office:value="0.319597910813028" calcext:value-type="float">
            <text:p>0.319597910813028</text:p>
          </table:table-cell>
          <table:table-cell office:value-type="float" office:value="1.54964873981787" calcext:value-type="float">
            <text:p>1.54964873981787</text:p>
          </table:table-cell>
          <table:table-cell office:value-type="float" office:value="-1.103017040548" calcext:value-type="float">
            <text:p>-1.103017040548</text:p>
          </table:table-cell>
          <table:table-cell office:value-type="float" office:value="0.320289064759739" calcext:value-type="float">
            <text:p>0.320289064759739</text:p>
          </table:table-cell>
          <table:table-cell office:value-type="float" office:value="1.57084545427584" calcext:value-type="float">
            <text:p>1.57084545427584</text:p>
          </table:table-cell>
          <table:table-cell/>
          <table:table-cell table:formula="of:=[.D57]-[.G57]" office:value-type="float" office:value="-0.00527341167660289" calcext:value-type="float">
            <text:p/>
          </table:table-cell>
          <table:table-cell table:formula="of:=[.E57]-[.H57]" office:value-type="float" office:value="-0.014683972767526" calcext:value-type="float">
            <text:p/>
          </table:table-cell>
          <table:table-cell table:formula="of:=IF([.F57]-[.I57]&gt;= PI(); [.F57]-[.I57] - 2*PI(); [.F57]-[.I57])" office:value-type="float" office:value="0.0160552482573912" calcext:value-type="float">
            <text:p/>
          </table:table-cell>
          <table:table-cell table:formula="of:=[.G57]-[.J57]" office:value-type="float" office:value="0.00642885611712263" calcext:value-type="float">
            <text:p/>
          </table:table-cell>
          <table:table-cell table:formula="of:=[.H57]-[.K57]" office:value-type="float" office:value="-0.000691153946711265" calcext:value-type="float">
            <text:p/>
          </table:table-cell>
          <table:table-cell table:formula="of:=[.I57]-[.L57]" office:value-type="float" office:value="-0.021196714457975" calcext:value-type="float">
            <text:p/>
          </table:table-cell>
          <table:table-cell/>
          <table:table-cell table:formula="of:=SQRT([.N57]^2+[.O57]^2)" office:value-type="float" office:value="0.0156021769938806" calcext:value-type="float">
            <text:p/>
          </table:table-cell>
          <table:table-cell table:formula="of:=SQRT([.Q57]^2+[.R57]^2)" office:value-type="float" office:value="0.00646590169680298" calcext:value-type="float">
            <text:p/>
          </table:table-cell>
          <table:table-cell table:number-columns-repeated="1002"/>
        </table:table-row>
        <table:table-row table:style-name="ro1">
          <table:table-cell table:formula="of:=[.A57]+1" office:value-type="float" office:value="54" calcext:value-type="float">
            <text:p/>
          </table:table-cell>
          <table:table-cell office:value-type="float" office:value="0.544467031955719" calcext:value-type="float">
            <text:p>0.544467031955719</text:p>
          </table:table-cell>
          <table:table-cell office:value-type="float" office:value="0.000516093452461064" calcext:value-type="float">
            <text:p>0.000516093452461064</text:p>
          </table:table-cell>
          <table:table-cell office:value-type="float" office:value="-1.10186064243317" calcext:value-type="float">
            <text:p>-1.10186064243317</text:p>
          </table:table-cell>
          <table:table-cell office:value-type="float" office:value="0.326706051826477" calcext:value-type="float">
            <text:p>0.326706051826477</text:p>
          </table:table-cell>
          <table:table-cell office:value-type="float" office:value="1.56628096103668" calcext:value-type="float">
            <text:p>1.56628096103668</text:p>
          </table:table-cell>
          <table:table-cell office:value-type="float" office:value="-1.09612765220267" calcext:value-type="float">
            <text:p>-1.09612765220267</text:p>
          </table:table-cell>
          <table:table-cell office:value-type="float" office:value="0.341371722337091" calcext:value-type="float">
            <text:p>0.341371722337091</text:p>
          </table:table-cell>
          <table:table-cell office:value-type="float" office:value="1.55082197052522" calcext:value-type="float">
            <text:p>1.55082197052522</text:p>
          </table:table-cell>
          <table:table-cell office:value-type="float" office:value="-1.10301811047975" calcext:value-type="float">
            <text:p>-1.10301811047975</text:p>
          </table:table-cell>
          <table:table-cell office:value-type="float" office:value="0.342067746011686" calcext:value-type="float">
            <text:p>0.342067746011686</text:p>
          </table:table-cell>
          <table:table-cell office:value-type="float" office:value="1.57086609801394" calcext:value-type="float">
            <text:p>1.57086609801394</text:p>
          </table:table-cell>
          <table:table-cell/>
          <table:table-cell table:formula="of:=[.D58]-[.G58]" office:value-type="float" office:value="-0.00573299023050122" calcext:value-type="float">
            <text:p/>
          </table:table-cell>
          <table:table-cell table:formula="of:=[.E58]-[.H58]" office:value-type="float" office:value="-0.0146656705106143" calcext:value-type="float">
            <text:p/>
          </table:table-cell>
          <table:table-cell table:formula="of:=IF([.F58]-[.I58]&gt;= PI(); [.F58]-[.I58] - 2*PI(); [.F58]-[.I58])" office:value-type="float" office:value="0.0154589905114659" calcext:value-type="float">
            <text:p/>
          </table:table-cell>
          <table:table-cell table:formula="of:=[.G58]-[.J58]" office:value-type="float" office:value="0.00689045827708634" calcext:value-type="float">
            <text:p/>
          </table:table-cell>
          <table:table-cell table:formula="of:=[.H58]-[.K58]" office:value-type="float" office:value="-0.000696023674594815" calcext:value-type="float">
            <text:p/>
          </table:table-cell>
          <table:table-cell table:formula="of:=[.I58]-[.L58]" office:value-type="float" office:value="-0.0200441274887224" calcext:value-type="float">
            <text:p/>
          </table:table-cell>
          <table:table-cell/>
          <table:table-cell table:formula="of:=SQRT([.N58]^2+[.O58]^2)" office:value-type="float" office:value="0.0157463985885321" calcext:value-type="float">
            <text:p/>
          </table:table-cell>
          <table:table-cell table:formula="of:=SQRT([.Q58]^2+[.R58]^2)" office:value-type="float" office:value="0.00692552266791931" calcext:value-type="float">
            <text:p/>
          </table:table-cell>
          <table:table-cell table:number-columns-repeated="1002"/>
        </table:table-row>
        <table:table-row table:style-name="ro1">
          <table:table-cell table:formula="of:=[.A58]+1" office:value-type="float" office:value="55" calcext:value-type="float">
            <text:p/>
          </table:table-cell>
          <table:table-cell office:value-type="float" office:value="0.545019745826721" calcext:value-type="float">
            <text:p>0.545019745826721</text:p>
          </table:table-cell>
          <table:table-cell office:value-type="float" office:value="-0.0460912920534611" calcext:value-type="float">
            <text:p>-0.0460912920534611</text:p>
          </table:table-cell>
          <table:table-cell office:value-type="float" office:value="-1.10156536102295" calcext:value-type="float">
            <text:p>-1.10156536102295</text:p>
          </table:table-cell>
          <table:table-cell office:value-type="float" office:value="0.348488599061966" calcext:value-type="float">
            <text:p>0.348488599061966</text:p>
          </table:table-cell>
          <table:table-cell office:value-type="float" office:value="1.56604933738709" calcext:value-type="float">
            <text:p>1.56604933738709</text:p>
          </table:table-cell>
          <table:table-cell office:value-type="float" office:value="-1.09569222441505" calcext:value-type="float">
            <text:p>-1.09569222441505</text:p>
          </table:table-cell>
          <table:table-cell office:value-type="float" office:value="0.36316816333069" calcext:value-type="float">
            <text:p>0.36316816333069</text:p>
          </table:table-cell>
          <table:table-cell office:value-type="float" office:value="1.55009218602227" calcext:value-type="float">
            <text:p>1.55009218602227</text:p>
          </table:table-cell>
          <table:table-cell office:value-type="float" office:value="-1.10301963154743" calcext:value-type="float">
            <text:p>-1.10301963154743</text:p>
          </table:table-cell>
          <table:table-cell office:value-type="float" office:value="0.363868535791692" calcext:value-type="float">
            <text:p>0.363868535791692</text:p>
          </table:table-cell>
          <table:table-cell office:value-type="float" office:value="1.5690224463318" calcext:value-type="float">
            <text:p>1.5690224463318</text:p>
          </table:table-cell>
          <table:table-cell/>
          <table:table-cell table:formula="of:=[.D59]-[.G59]" office:value-type="float" office:value="-0.00587313660789546" calcext:value-type="float">
            <text:p/>
          </table:table-cell>
          <table:table-cell table:formula="of:=[.E59]-[.H59]" office:value-type="float" office:value="-0.0146795642687238" calcext:value-type="float">
            <text:p/>
          </table:table-cell>
          <table:table-cell table:formula="of:=IF([.F59]-[.I59]&gt;= PI(); [.F59]-[.I59] - 2*PI(); [.F59]-[.I59])" office:value-type="float" office:value="0.0159571513648176" calcext:value-type="float">
            <text:p/>
          </table:table-cell>
          <table:table-cell table:formula="of:=[.G59]-[.J59]" office:value-type="float" office:value="0.00732740713237945" calcext:value-type="float">
            <text:p/>
          </table:table-cell>
          <table:table-cell table:formula="of:=[.H59]-[.K59]" office:value-type="float" office:value="-0.000700372461001908" calcext:value-type="float">
            <text:p/>
          </table:table-cell>
          <table:table-cell table:formula="of:=[.I59]-[.L59]" office:value-type="float" office:value="-0.0189302603095327" calcext:value-type="float">
            <text:p/>
          </table:table-cell>
          <table:table-cell/>
          <table:table-cell table:formula="of:=SQRT([.N59]^2+[.O59]^2)" office:value-type="float" office:value="0.015810861479837" calcext:value-type="float">
            <text:p/>
          </table:table-cell>
          <table:table-cell table:formula="of:=SQRT([.Q59]^2+[.R59]^2)" office:value-type="float" office:value="0.00736080273256763" calcext:value-type="float">
            <text:p/>
          </table:table-cell>
          <table:table-cell table:number-columns-repeated="1002"/>
        </table:table-row>
        <table:table-row table:style-name="ro1">
          <table:table-cell table:formula="of:=[.A59]+1" office:value-type="float" office:value="56" calcext:value-type="float">
            <text:p/>
          </table:table-cell>
          <table:table-cell office:value-type="float" office:value="0.543706119060516" calcext:value-type="float">
            <text:p>0.543706119060516</text:p>
          </table:table-cell>
          <table:table-cell office:value-type="float" office:value="0.0281620286405087" calcext:value-type="float">
            <text:p>0.0281620286405087</text:p>
          </table:table-cell>
          <table:table-cell office:value-type="float" office:value="-1.1011598110199" calcext:value-type="float">
            <text:p>-1.1011598110199</text:p>
          </table:table-cell>
          <table:table-cell office:value-type="float" office:value="0.370254695415497" calcext:value-type="float">
            <text:p>0.370254695415497</text:p>
          </table:table-cell>
          <table:table-cell office:value-type="float" office:value="1.56595647335053" calcext:value-type="float">
            <text:p>1.56595647335053</text:p>
          </table:table-cell>
          <table:table-cell office:value-type="float" office:value="-1.09523838586801" calcext:value-type="float">
            <text:p>-1.09523838586801</text:p>
          </table:table-cell>
          <table:table-cell office:value-type="float" office:value="0.384911746942604" calcext:value-type="float">
            <text:p>0.384911746942604</text:p>
          </table:table-cell>
          <table:table-cell office:value-type="float" office:value="1.54978500784722" calcext:value-type="float">
            <text:p>1.54978500784722</text:p>
          </table:table-cell>
          <table:table-cell office:value-type="float" office:value="-1.10298105278117" calcext:value-type="float">
            <text:p>-1.10298105278117</text:p>
          </table:table-cell>
          <table:table-cell office:value-type="float" office:value="0.385616746337044" calcext:value-type="float">
            <text:p>0.385616746337044</text:p>
          </table:table-cell>
          <table:table-cell office:value-type="float" office:value="1.57014892747742" calcext:value-type="float">
            <text:p>1.57014892747742</text:p>
          </table:table-cell>
          <table:table-cell/>
          <table:table-cell table:formula="of:=[.D60]-[.G60]" office:value-type="float" office:value="-0.00592142515188576" calcext:value-type="float">
            <text:p/>
          </table:table-cell>
          <table:table-cell table:formula="of:=[.E60]-[.H60]" office:value-type="float" office:value="-0.0146570515271073" calcext:value-type="float">
            <text:p/>
          </table:table-cell>
          <table:table-cell table:formula="of:=IF([.F60]-[.I60]&gt;= PI(); [.F60]-[.I60] - 2*PI(); [.F60]-[.I60])" office:value-type="float" office:value="0.0161714655033052" calcext:value-type="float">
            <text:p/>
          </table:table-cell>
          <table:table-cell table:formula="of:=[.G60]-[.J60]" office:value-type="float" office:value="0.00774266691316305" calcext:value-type="float">
            <text:p/>
          </table:table-cell>
          <table:table-cell table:formula="of:=[.H60]-[.K60]" office:value-type="float" office:value="-0.000704999394439465" calcext:value-type="float">
            <text:p/>
          </table:table-cell>
          <table:table-cell table:formula="of:=[.I60]-[.L60]" office:value-type="float" office:value="-0.0203639196302008" calcext:value-type="float">
            <text:p/>
          </table:table-cell>
          <table:table-cell/>
          <table:table-cell table:formula="of:=SQRT([.N60]^2+[.O60]^2)" office:value-type="float" office:value="0.0158079864403302" calcext:value-type="float">
            <text:p/>
          </table:table-cell>
          <table:table-cell table:formula="of:=SQRT([.Q60]^2+[.R60]^2)" office:value-type="float" office:value="0.00777469710499065" calcext:value-type="float">
            <text:p/>
          </table:table-cell>
          <table:table-cell table:number-columns-repeated="1002"/>
        </table:table-row>
        <table:table-row table:style-name="ro1">
          <table:table-cell table:formula="of:=[.A60]+1" office:value-type="float" office:value="57" calcext:value-type="float">
            <text:p/>
          </table:table-cell>
          <table:table-cell office:value-type="float" office:value="0.542957842350006" calcext:value-type="float">
            <text:p>0.542957842350006</text:p>
          </table:table-cell>
          <table:table-cell office:value-type="float" office:value="0.0236674193292856" calcext:value-type="float">
            <text:p>0.0236674193292856</text:p>
          </table:table-cell>
          <table:table-cell office:value-type="float" office:value="-1.1016583442688" calcext:value-type="float">
            <text:p>-1.1016583442688</text:p>
          </table:table-cell>
          <table:table-cell office:value-type="float" office:value="0.391978770494461" calcext:value-type="float">
            <text:p>0.391978770494461</text:p>
          </table:table-cell>
          <table:table-cell office:value-type="float" office:value="1.56763076782227" calcext:value-type="float">
            <text:p>1.56763076782227</text:p>
          </table:table-cell>
          <table:table-cell office:value-type="float" office:value="-1.0957780971938" calcext:value-type="float">
            <text:p>-1.0957780971938</text:p>
          </table:table-cell>
          <table:table-cell office:value-type="float" office:value="0.406625266761015" calcext:value-type="float">
            <text:p>0.406625266761015</text:p>
          </table:table-cell>
          <table:table-cell office:value-type="float" office:value="1.55074220904704" calcext:value-type="float">
            <text:p>1.55074220904704</text:p>
          </table:table-cell>
          <table:table-cell office:value-type="float" office:value="-1.10296699236069" calcext:value-type="float">
            <text:p>-1.10296699236069</text:p>
          </table:table-cell>
          <table:table-cell office:value-type="float" office:value="0.40733505547969" calcext:value-type="float">
            <text:p>0.40733505547969</text:p>
          </table:table-cell>
          <table:table-cell office:value-type="float" office:value="1.57109562425059" calcext:value-type="float">
            <text:p>1.57109562425059</text:p>
          </table:table-cell>
          <table:table-cell/>
          <table:table-cell table:formula="of:=[.D61]-[.G61]" office:value-type="float" office:value="-0.00588024707499502" calcext:value-type="float">
            <text:p/>
          </table:table-cell>
          <table:table-cell table:formula="of:=[.E61]-[.H61]" office:value-type="float" office:value="-0.0146464962665538" calcext:value-type="float">
            <text:p/>
          </table:table-cell>
          <table:table-cell table:formula="of:=IF([.F61]-[.I61]&gt;= PI(); [.F61]-[.I61] - 2*PI(); [.F61]-[.I61])" office:value-type="float" office:value="0.0168885587752265" calcext:value-type="float">
            <text:p/>
          </table:table-cell>
          <table:table-cell table:formula="of:=[.G61]-[.J61]" office:value-type="float" office:value="0.00718889516689081" calcext:value-type="float">
            <text:p/>
          </table:table-cell>
          <table:table-cell table:formula="of:=[.H61]-[.K61]" office:value-type="float" office:value="-0.000709788718675497" calcext:value-type="float">
            <text:p/>
          </table:table-cell>
          <table:table-cell table:formula="of:=[.I61]-[.L61]" office:value-type="float" office:value="-0.0203534152035529" calcext:value-type="float">
            <text:p/>
          </table:table-cell>
          <table:table-cell/>
          <table:table-cell table:formula="of:=SQRT([.N61]^2+[.O61]^2)" office:value-type="float" office:value="0.0157828121242433" calcext:value-type="float">
            <text:p/>
          </table:table-cell>
          <table:table-cell table:formula="of:=SQRT([.Q61]^2+[.R61]^2)" office:value-type="float" office:value="0.00722385034076046" calcext:value-type="float">
            <text:p/>
          </table:table-cell>
          <table:table-cell table:number-columns-repeated="1002"/>
        </table:table-row>
        <table:table-row table:style-name="ro1">
          <table:table-cell table:formula="of:=[.A61]+1" office:value-type="float" office:value="58" calcext:value-type="float">
            <text:p/>
          </table:table-cell>
          <table:table-cell office:value-type="float" office:value="0.525981247425079" calcext:value-type="float">
            <text:p>0.525981247425079</text:p>
          </table:table-cell>
          <table:table-cell office:value-type="float" office:value="-1.39074921607971" calcext:value-type="float">
            <text:p>-1.39074921607971</text:p>
          </table:table-cell>
          <table:table-cell office:value-type="float" office:value="-1.10260272026062" calcext:value-type="float">
            <text:p>-1.10260272026062</text:p>
          </table:table-cell>
          <table:table-cell office:value-type="float" office:value="0.413370996713638" calcext:value-type="float">
            <text:p>0.413370996713638</text:p>
          </table:table-cell>
          <table:table-cell office:value-type="float" office:value="1.54194748401642" calcext:value-type="float">
            <text:p>1.54194748401642</text:p>
          </table:table-cell>
          <table:table-cell office:value-type="float" office:value="-1.09438173462211" calcext:value-type="float">
            <text:p>-1.09438173462211</text:p>
          </table:table-cell>
          <table:table-cell office:value-type="float" office:value="0.434651498286915" calcext:value-type="float">
            <text:p>0.434651498286915</text:p>
          </table:table-cell>
          <table:table-cell office:value-type="float" office:value="1.52848242052656" calcext:value-type="float">
            <text:p>1.52848242052656</text:p>
          </table:table-cell>
          <table:table-cell office:value-type="float" office:value="-1.10297328935456" calcext:value-type="float">
            <text:p>-1.10297328935456</text:p>
          </table:table-cell>
          <table:table-cell office:value-type="float" office:value="0.428374304434356" calcext:value-type="float">
            <text:p>0.428374304434356</text:p>
          </table:table-cell>
          <table:table-cell office:value-type="float" office:value="1.5154656556074" calcext:value-type="float">
            <text:p>1.5154656556074</text:p>
          </table:table-cell>
          <table:table-cell/>
          <table:table-cell table:formula="of:=[.D62]-[.G62]" office:value-type="float" office:value="-0.00822098563851448" calcext:value-type="float">
            <text:p/>
          </table:table-cell>
          <table:table-cell table:formula="of:=[.E62]-[.H62]" office:value-type="float" office:value="-0.0212805015732762" calcext:value-type="float">
            <text:p/>
          </table:table-cell>
          <table:table-cell table:formula="of:=IF([.F62]-[.I62]&gt;= PI(); [.F62]-[.I62] - 2*PI(); [.F62]-[.I62])" office:value-type="float" office:value="0.0134650634898625" calcext:value-type="float">
            <text:p/>
          </table:table-cell>
          <table:table-cell table:formula="of:=[.G62]-[.J62]" office:value-type="float" office:value="0.00859155473245887" calcext:value-type="float">
            <text:p/>
          </table:table-cell>
          <table:table-cell table:formula="of:=[.H62]-[.K62]" office:value-type="float" office:value="0.00627719385255815" calcext:value-type="float">
            <text:p/>
          </table:table-cell>
          <table:table-cell table:formula="of:=[.I62]-[.L62]" office:value-type="float" office:value="0.0130167649191524" calcext:value-type="float">
            <text:p/>
          </table:table-cell>
          <table:table-cell/>
          <table:table-cell table:formula="of:=SQRT([.N62]^2+[.O62]^2)" office:value-type="float" office:value="0.0228132494853072" calcext:value-type="float">
            <text:p/>
          </table:table-cell>
          <table:table-cell table:formula="of:=SQRT([.Q62]^2+[.R62]^2)" office:value-type="float" office:value="0.0106403935727693" calcext:value-type="float">
            <text:p/>
          </table:table-cell>
          <table:table-cell table:number-columns-repeated="1002"/>
        </table:table-row>
        <table:table-row table:style-name="ro1">
          <table:table-cell table:formula="of:=[.A62]+1" office:value-type="float" office:value="59" calcext:value-type="float">
            <text:p/>
          </table:table-cell>
          <table:table-cell office:value-type="float" office:value="0.501047849655151" calcext:value-type="float">
            <text:p>0.501047849655151</text:p>
          </table:table-cell>
          <table:table-cell office:value-type="float" office:value="-2.8331983089447" calcext:value-type="float">
            <text:p>-2.8331983089447</text:p>
          </table:table-cell>
          <table:table-cell office:value-type="float" office:value="-1.10536122322083" calcext:value-type="float">
            <text:p>-1.10536122322083</text:p>
          </table:table-cell>
          <table:table-cell office:value-type="float" office:value="0.433789283037186" calcext:value-type="float">
            <text:p>0.433789283037186</text:p>
          </table:table-cell>
          <table:table-cell office:value-type="float" office:value="1.45598864555359" calcext:value-type="float">
            <text:p>1.45598864555359</text:p>
          </table:table-cell>
          <table:table-cell office:value-type="float" office:value="-1.09657718123077" calcext:value-type="float">
            <text:p>-1.09657718123077</text:p>
          </table:table-cell>
          <table:table-cell office:value-type="float" office:value="0.446709753782516" calcext:value-type="float">
            <text:p>0.446709753782516</text:p>
          </table:table-cell>
          <table:table-cell office:value-type="float" office:value="1.46534628260371" calcext:value-type="float">
            <text:p>1.46534628260371</text:p>
          </table:table-cell>
          <table:table-cell office:value-type="float" office:value="-1.10186492254494" calcext:value-type="float">
            <text:p>-1.10186492254494</text:p>
          </table:table-cell>
          <table:table-cell office:value-type="float" office:value="0.448385547255476" calcext:value-type="float">
            <text:p>0.448385547255476</text:p>
          </table:table-cell>
          <table:table-cell office:value-type="float" office:value="1.40213772324962" calcext:value-type="float">
            <text:p>1.40213772324962</text:p>
          </table:table-cell>
          <table:table-cell/>
          <table:table-cell table:formula="of:=[.D63]-[.G63]" office:value-type="float" office:value="-0.00878404199005423" calcext:value-type="float">
            <text:p/>
          </table:table-cell>
          <table:table-cell table:formula="of:=[.E63]-[.H63]" office:value-type="float" office:value="-0.0129204707453305" calcext:value-type="float">
            <text:p/>
          </table:table-cell>
          <table:table-cell table:formula="of:=IF([.F63]-[.I63]&gt;= PI(); [.F63]-[.I63] - 2*PI(); [.F63]-[.I63])" office:value-type="float" office:value="-0.00935763705012027" calcext:value-type="float">
            <text:p/>
          </table:table-cell>
          <table:table-cell table:formula="of:=[.G63]-[.J63]" office:value-type="float" office:value="0.00528774131417231" calcext:value-type="float">
            <text:p/>
          </table:table-cell>
          <table:table-cell table:formula="of:=[.H63]-[.K63]" office:value-type="float" office:value="-0.00167579347295982" calcext:value-type="float">
            <text:p/>
          </table:table-cell>
          <table:table-cell table:formula="of:=[.I63]-[.L63]" office:value-type="float" office:value="0.0632085593540936" calcext:value-type="float">
            <text:p/>
          </table:table-cell>
          <table:table-cell/>
          <table:table-cell table:formula="of:=SQRT([.N63]^2+[.O63]^2)" office:value-type="float" office:value="0.0156236345951887" calcext:value-type="float">
            <text:p/>
          </table:table-cell>
          <table:table-cell table:formula="of:=SQRT([.Q63]^2+[.R63]^2)" office:value-type="float" office:value="0.00554693536735552" calcext:value-type="float">
            <text:p/>
          </table:table-cell>
          <table:table-cell table:number-columns-repeated="1002"/>
        </table:table-row>
        <table:table-row table:style-name="ro1">
          <table:table-cell table:formula="of:=[.A63]+1" office:value-type="float" office:value="60" calcext:value-type="float">
            <text:p/>
          </table:table-cell>
          <table:table-cell office:value-type="float" office:value="0.467727154493332" calcext:value-type="float">
            <text:p>0.467727154493332</text:p>
          </table:table-cell>
          <table:table-cell office:value-type="float" office:value="-4.0362663269043" calcext:value-type="float">
            <text:p>-4.0362663269043</text:p>
          </table:table-cell>
          <table:table-cell office:value-type="float" office:value="-1.10867989063263" calcext:value-type="float">
            <text:p>-1.10867989063263</text:p>
          </table:table-cell>
          <table:table-cell office:value-type="float" office:value="0.452768087387085" calcext:value-type="float">
            <text:p>0.452768087387085</text:p>
          </table:table-cell>
          <table:table-cell office:value-type="float" office:value="1.31670761108398" calcext:value-type="float">
            <text:p>1.31670761108398</text:p>
          </table:table-cell>
          <table:table-cell office:value-type="float" office:value="-1.10358759102474" calcext:value-type="float">
            <text:p>-1.10358759102474</text:p>
          </table:table-cell>
          <table:table-cell office:value-type="float" office:value="0.463303799316215" calcext:value-type="float">
            <text:p>0.463303799316215</text:p>
          </table:table-cell>
          <table:table-cell office:value-type="float" office:value="1.34286050862097" calcext:value-type="float">
            <text:p>1.34286050862097</text:p>
          </table:table-cell>
          <table:table-cell office:value-type="float" office:value="-1.09872441276926" calcext:value-type="float">
            <text:p>-1.09872441276926</text:p>
          </table:table-cell>
          <table:table-cell office:value-type="float" office:value="0.466829166857645" calcext:value-type="float">
            <text:p>0.466829166857645</text:p>
          </table:table-cell>
          <table:table-cell office:value-type="float" office:value="1.24068707017344" calcext:value-type="float">
            <text:p>1.24068707017344</text:p>
          </table:table-cell>
          <table:table-cell/>
          <table:table-cell table:formula="of:=[.D64]-[.G64]" office:value-type="float" office:value="-0.00509229960788837" calcext:value-type="float">
            <text:p/>
          </table:table-cell>
          <table:table-cell table:formula="of:=[.E64]-[.H64]" office:value-type="float" office:value="-0.0105357119291301" calcext:value-type="float">
            <text:p/>
          </table:table-cell>
          <table:table-cell table:formula="of:=IF([.F64]-[.I64]&gt;= PI(); [.F64]-[.I64] - 2*PI(); [.F64]-[.I64])" office:value-type="float" office:value="-0.0261528975369834" calcext:value-type="float">
            <text:p/>
          </table:table-cell>
          <table:table-cell table:formula="of:=[.G64]-[.J64]" office:value-type="float" office:value="-0.00486317825548377" calcext:value-type="float">
            <text:p/>
          </table:table-cell>
          <table:table-cell table:formula="of:=[.H64]-[.K64]" office:value-type="float" office:value="-0.00352536754142985" calcext:value-type="float">
            <text:p/>
          </table:table-cell>
          <table:table-cell table:formula="of:=[.I64]-[.L64]" office:value-type="float" office:value="0.102173438447524" calcext:value-type="float">
            <text:p/>
          </table:table-cell>
          <table:table-cell/>
          <table:table-cell table:formula="of:=SQRT([.N64]^2+[.O64]^2)" office:value-type="float" office:value="0.0117018264023234" calcext:value-type="float">
            <text:p/>
          </table:table-cell>
          <table:table-cell table:formula="of:=SQRT([.Q64]^2+[.R64]^2)" office:value-type="float" office:value="0.00600655633843364" calcext:value-type="float">
            <text:p/>
          </table:table-cell>
          <table:table-cell table:number-columns-repeated="1002"/>
        </table:table-row>
        <table:table-row table:style-name="ro1">
          <table:table-cell table:formula="of:=[.A64]+1" office:value-type="float" office:value="61" calcext:value-type="float">
            <text:p/>
          </table:table-cell>
          <table:table-cell office:value-type="float" office:value="0.434351563453674" calcext:value-type="float">
            <text:p>0.434351563453674</text:p>
          </table:table-cell>
          <table:table-cell office:value-type="float" office:value="-5.0336651802063" calcext:value-type="float">
            <text:p>-5.0336651802063</text:p>
          </table:table-cell>
          <table:table-cell office:value-type="float" office:value="-1.11247754096985" calcext:value-type="float">
            <text:p>-1.11247754096985</text:p>
          </table:table-cell>
          <table:table-cell office:value-type="float" office:value="0.47042578458786" calcext:value-type="float">
            <text:p>0.47042578458786</text:p>
          </table:table-cell>
          <table:table-cell office:value-type="float" office:value="1.13403308391571" calcext:value-type="float">
            <text:p>1.13403308391571</text:p>
          </table:table-cell>
          <table:table-cell office:value-type="float" office:value="-1.09966162250329" calcext:value-type="float">
            <text:p>-1.09966162250329</text:p>
          </table:table-cell>
          <table:table-cell office:value-type="float" office:value="0.474192727523698" calcext:value-type="float">
            <text:p>0.474192727523698</text:p>
          </table:table-cell>
          <table:table-cell office:value-type="float" office:value="1.18939410440827" calcext:value-type="float">
            <text:p>1.18939410440827</text:p>
          </table:table-cell>
          <table:table-cell office:value-type="float" office:value="-1.09309267315522" calcext:value-type="float">
            <text:p>-1.09309267315522</text:p>
          </table:table-cell>
          <table:table-cell office:value-type="float" office:value="0.483265150491099" calcext:value-type="float">
            <text:p>0.483265150491099</text:p>
          </table:table-cell>
          <table:table-cell office:value-type="float" office:value="1.03934046296519" calcext:value-type="float">
            <text:p>1.03934046296519</text:p>
          </table:table-cell>
          <table:table-cell/>
          <table:table-cell table:formula="of:=[.D65]-[.G65]" office:value-type="float" office:value="-0.0128159184665575" calcext:value-type="float">
            <text:p/>
          </table:table-cell>
          <table:table-cell table:formula="of:=[.E65]-[.H65]" office:value-type="float" office:value="-0.0037669429358379" calcext:value-type="float">
            <text:p/>
          </table:table-cell>
          <table:table-cell table:formula="of:=IF([.F65]-[.I65]&gt;= PI(); [.F65]-[.I65] - 2*PI(); [.F65]-[.I65])" office:value-type="float" office:value="-0.0553610204925576" calcext:value-type="float">
            <text:p/>
          </table:table-cell>
          <table:table-cell table:formula="of:=[.G65]-[.J65]" office:value-type="float" office:value="-0.00656894934806851" calcext:value-type="float">
            <text:p/>
          </table:table-cell>
          <table:table-cell table:formula="of:=[.H65]-[.K65]" office:value-type="float" office:value="-0.00907242296740052" calcext:value-type="float">
            <text:p/>
          </table:table-cell>
          <table:table-cell table:formula="of:=[.I65]-[.L65]" office:value-type="float" office:value="0.150053641443076" calcext:value-type="float">
            <text:p/>
          </table:table-cell>
          <table:table-cell/>
          <table:table-cell table:formula="of:=SQRT([.N65]^2+[.O65]^2)" office:value-type="float" office:value="0.0133580546945769" calcext:value-type="float">
            <text:p/>
          </table:table-cell>
          <table:table-cell table:formula="of:=SQRT([.Q65]^2+[.R65]^2)" office:value-type="float" office:value="0.0112008907697962" calcext:value-type="float">
            <text:p/>
          </table:table-cell>
          <table:table-cell table:number-columns-repeated="1002"/>
        </table:table-row>
        <table:table-row table:style-name="ro1">
          <table:table-cell table:formula="of:=[.A65]+1" office:value-type="float" office:value="62" calcext:value-type="float">
            <text:p/>
          </table:table-cell>
          <table:table-cell office:value-type="float" office:value="0.38128200173378" calcext:value-type="float">
            <text:p>0.38128200173378</text:p>
          </table:table-cell>
          <table:table-cell office:value-type="float" office:value="-5.9551887512207" calcext:value-type="float">
            <text:p>-5.9551887512207</text:p>
          </table:table-cell>
          <table:table-cell office:value-type="float" office:value="-1.11609935760498" calcext:value-type="float">
            <text:p>-1.11609935760498</text:p>
          </table:table-cell>
          <table:table-cell office:value-type="float" office:value="0.486215084791184" calcext:value-type="float">
            <text:p>0.486215084791184</text:p>
          </table:table-cell>
          <table:table-cell office:value-type="float" office:value="0.911784470081329" calcext:value-type="float">
            <text:p>0.911784470081329</text:p>
          </table:table-cell>
          <table:table-cell office:value-type="float" office:value="-1.10697596258226" calcext:value-type="float">
            <text:p>-1.10697596258226</text:p>
          </table:table-cell>
          <table:table-cell office:value-type="float" office:value="0.488348105661004" calcext:value-type="float">
            <text:p>0.488348105661004</text:p>
          </table:table-cell>
          <table:table-cell office:value-type="float" office:value="0.959571746117839" calcext:value-type="float">
            <text:p>0.959571746117839</text:p>
          </table:table-cell>
          <table:table-cell office:value-type="float" office:value="-1.08536349317731" calcext:value-type="float">
            <text:p>-1.08536349317731</text:p>
          </table:table-cell>
          <table:table-cell office:value-type="float" office:value="0.496412824073252" calcext:value-type="float">
            <text:p>0.496412824073252</text:p>
          </table:table-cell>
          <table:table-cell office:value-type="float" office:value="0.801132912916363" calcext:value-type="float">
            <text:p>0.801132912916363</text:p>
          </table:table-cell>
          <table:table-cell/>
          <table:table-cell table:formula="of:=[.D66]-[.G66]" office:value-type="float" office:value="-0.00912339502272164" calcext:value-type="float">
            <text:p/>
          </table:table-cell>
          <table:table-cell table:formula="of:=[.E66]-[.H66]" office:value-type="float" office:value="-0.00213302086982059" calcext:value-type="float">
            <text:p/>
          </table:table-cell>
          <table:table-cell table:formula="of:=IF([.F66]-[.I66]&gt;= PI(); [.F66]-[.I66] - 2*PI(); [.F66]-[.I66])" office:value-type="float" office:value="-0.0477872760365095" calcext:value-type="float">
            <text:p/>
          </table:table-cell>
          <table:table-cell table:formula="of:=[.G66]-[.J66]" office:value-type="float" office:value="-0.0216124694049471" calcext:value-type="float">
            <text:p/>
          </table:table-cell>
          <table:table-cell table:formula="of:=[.H66]-[.K66]" office:value-type="float" office:value="-0.00806471841224771" calcext:value-type="float">
            <text:p/>
          </table:table-cell>
          <table:table-cell table:formula="of:=[.I66]-[.L66]" office:value-type="float" office:value="0.158438833201475" calcext:value-type="float">
            <text:p/>
          </table:table-cell>
          <table:table-cell/>
          <table:table-cell table:formula="of:=SQRT([.N66]^2+[.O66]^2)" office:value-type="float" office:value="0.00936942446320542" calcext:value-type="float">
            <text:p/>
          </table:table-cell>
          <table:table-cell table:formula="of:=SQRT([.Q66]^2+[.R66]^2)" office:value-type="float" office:value="0.0230681277274213" calcext:value-type="float">
            <text:p/>
          </table:table-cell>
          <table:table-cell table:number-columns-repeated="1002"/>
        </table:table-row>
        <table:table-row table:style-name="ro1">
          <table:table-cell table:formula="of:=[.A66]+1" office:value-type="float" office:value="63" calcext:value-type="float">
            <text:p/>
          </table:table-cell>
          <table:table-cell office:value-type="float" office:value="0.388639897108078" calcext:value-type="float">
            <text:p>0.388639897108078</text:p>
          </table:table-cell>
          <table:table-cell office:value-type="float" office:value="-5.63954877853394" calcext:value-type="float">
            <text:p>-5.63954877853394</text:p>
          </table:table-cell>
          <table:table-cell office:value-type="float" office:value="-1.11831891536713" calcext:value-type="float">
            <text:p>-1.11831891536713</text:p>
          </table:table-cell>
          <table:table-cell office:value-type="float" office:value="0.501421332359314" calcext:value-type="float">
            <text:p>0.501421332359314</text:p>
          </table:table-cell>
          <table:table-cell office:value-type="float" office:value="0.677547752857208" calcext:value-type="float">
            <text:p>0.677547752857208</text:p>
          </table:table-cell>
          <table:table-cell office:value-type="float" office:value="-1.11503841798967" calcext:value-type="float">
            <text:p>-1.11503841798967</text:p>
          </table:table-cell>
          <table:table-cell office:value-type="float" office:value="0.501079107378589" calcext:value-type="float">
            <text:p>0.501079107378589</text:p>
          </table:table-cell>
          <table:table-cell office:value-type="float" office:value="0.731640738376689" calcext:value-type="float">
            <text:p>0.731640738376689</text:p>
          </table:table-cell>
          <table:table-cell office:value-type="float" office:value="-1.07454541310834" calcext:value-type="float">
            <text:p>-1.07454541310834</text:p>
          </table:table-cell>
          <table:table-cell office:value-type="float" office:value="0.507576815071996" calcext:value-type="float">
            <text:p>0.507576815071996</text:p>
          </table:table-cell>
          <table:table-cell office:value-type="float" office:value="0.575550961775006" calcext:value-type="float">
            <text:p>0.575550961775006</text:p>
          </table:table-cell>
          <table:table-cell/>
          <table:table-cell table:formula="of:=[.D67]-[.G67]" office:value-type="float" office:value="-0.00328049737745961" calcext:value-type="float">
            <text:p/>
          </table:table-cell>
          <table:table-cell table:formula="of:=[.E67]-[.H67]" office:value-type="float" office:value="0.000342224980725003" calcext:value-type="float">
            <text:p/>
          </table:table-cell>
          <table:table-cell table:formula="of:=IF([.F67]-[.I67]&gt;= PI(); [.F67]-[.I67] - 2*PI(); [.F67]-[.I67])" office:value-type="float" office:value="-0.0540929855194807" calcext:value-type="float">
            <text:p/>
          </table:table-cell>
          <table:table-cell table:formula="of:=[.G67]-[.J67]" office:value-type="float" office:value="-0.0404930048813248" calcext:value-type="float">
            <text:p/>
          </table:table-cell>
          <table:table-cell table:formula="of:=[.H67]-[.K67]" office:value-type="float" office:value="-0.00649770769340707" calcext:value-type="float">
            <text:p/>
          </table:table-cell>
          <table:table-cell table:formula="of:=[.I67]-[.L67]" office:value-type="float" office:value="0.156089776601683" calcext:value-type="float">
            <text:p/>
          </table:table-cell>
          <table:table-cell/>
          <table:table-cell table:formula="of:=SQRT([.N67]^2+[.O67]^2)" office:value-type="float" office:value="0.00329829971060115" calcext:value-type="float">
            <text:p/>
          </table:table-cell>
          <table:table-cell table:formula="of:=SQRT([.Q67]^2+[.R67]^2)" office:value-type="float" office:value="0.0410110186363123" calcext:value-type="float">
            <text:p/>
          </table:table-cell>
          <table:table-cell table:number-columns-repeated="1002"/>
        </table:table-row>
        <table:table-row table:style-name="ro1">
          <table:table-cell table:formula="of:=[.A67]+1" office:value-type="float" office:value="64" calcext:value-type="float">
            <text:p/>
          </table:table-cell>
          <table:table-cell office:value-type="float" office:value="0.410527795553207" calcext:value-type="float">
            <text:p>0.410527795553207</text:p>
          </table:table-cell>
          <table:table-cell office:value-type="float" office:value="-4.75589370727539" calcext:value-type="float">
            <text:p>-4.75589370727539</text:p>
          </table:table-cell>
          <table:table-cell office:value-type="float" office:value="-1.11483871936798" calcext:value-type="float">
            <text:p>-1.11483871936798</text:p>
          </table:table-cell>
          <table:table-cell office:value-type="float" office:value="0.516808986663818" calcext:value-type="float">
            <text:p>0.516808986663818</text:p>
          </table:table-cell>
          <table:table-cell office:value-type="float" office:value="0.470556288957596" calcext:value-type="float">
            <text:p>0.470556288957596</text:p>
          </table:table-cell>
          <table:table-cell office:value-type="float" office:value="-1.11367922636282" calcext:value-type="float">
            <text:p>-1.11367922636282</text:p>
          </table:table-cell>
          <table:table-cell office:value-type="float" office:value="0.508051509879877" calcext:value-type="float">
            <text:p>0.508051509879877</text:p>
          </table:table-cell>
          <table:table-cell office:value-type="float" office:value="0.507971479979402" calcext:value-type="float">
            <text:p>0.507971479979402</text:p>
          </table:table-cell>
          <table:table-cell office:value-type="float" office:value="-1.06076986485493" calcext:value-type="float">
            <text:p>-1.06076986485493</text:p>
          </table:table-cell>
          <table:table-cell office:value-type="float" office:value="0.516514778139308" calcext:value-type="float">
            <text:p>0.516514778139308</text:p>
          </table:table-cell>
          <table:table-cell office:value-type="float" office:value="0.385315213483991" calcext:value-type="float">
            <text:p>0.385315213483991</text:p>
          </table:table-cell>
          <table:table-cell/>
          <table:table-cell table:formula="of:=[.D68]-[.G68]" office:value-type="float" office:value="-0.00115949300516349" calcext:value-type="float">
            <text:p/>
          </table:table-cell>
          <table:table-cell table:formula="of:=[.E68]-[.H68]" office:value-type="float" office:value="0.00875747678394168" calcext:value-type="float">
            <text:p/>
          </table:table-cell>
          <table:table-cell table:formula="of:=IF([.F68]-[.I68]&gt;= PI(); [.F68]-[.I68] - 2*PI(); [.F68]-[.I68])" office:value-type="float" office:value="-0.0374151910218062" calcext:value-type="float">
            <text:p/>
          </table:table-cell>
          <table:table-cell table:formula="of:=[.G68]-[.J68]" office:value-type="float" office:value="-0.0529093615078919" calcext:value-type="float">
            <text:p/>
          </table:table-cell>
          <table:table-cell table:formula="of:=[.H68]-[.K68]" office:value-type="float" office:value="-0.00846326825943167" calcext:value-type="float">
            <text:p/>
          </table:table-cell>
          <table:table-cell table:formula="of:=[.I68]-[.L68]" office:value-type="float" office:value="0.122656266495411" calcext:value-type="float">
            <text:p/>
          </table:table-cell>
          <table:table-cell/>
          <table:table-cell table:formula="of:=SQRT([.N68]^2+[.O68]^2)" office:value-type="float" office:value="0.00883390194932571" calcext:value-type="float">
            <text:p/>
          </table:table-cell>
          <table:table-cell table:formula="of:=SQRT([.Q68]^2+[.R68]^2)" office:value-type="float" office:value="0.0535819694001994" calcext:value-type="float">
            <text:p/>
          </table:table-cell>
          <table:table-cell table:number-columns-repeated="1002"/>
        </table:table-row>
        <table:table-row table:style-name="ro1">
          <table:table-cell table:formula="of:=[.A68]+1" office:value-type="float" office:value="65" calcext:value-type="float">
            <text:p/>
          </table:table-cell>
          <table:table-cell office:value-type="float" office:value="0.441955626010895" calcext:value-type="float">
            <text:p>0.441955626010895</text:p>
          </table:table-cell>
          <table:table-cell office:value-type="float" office:value="-3.77358603477478" calcext:value-type="float">
            <text:p>-3.77358603477478</text:p>
          </table:table-cell>
          <table:table-cell office:value-type="float" office:value="-1.10459959506989" calcext:value-type="float">
            <text:p>-1.10459959506989</text:p>
          </table:table-cell>
          <table:table-cell office:value-type="float" office:value="0.530225694179535" calcext:value-type="float">
            <text:p>0.530225694179535</text:p>
          </table:table-cell>
          <table:table-cell office:value-type="float" office:value="0.301793783903122" calcext:value-type="float">
            <text:p>0.301793783903122</text:p>
          </table:table-cell>
          <table:table-cell office:value-type="float" office:value="-1.11519529838991" calcext:value-type="float">
            <text:p>-1.11519529838991</text:p>
          </table:table-cell>
          <table:table-cell office:value-type="float" office:value="0.51565070204365" calcext:value-type="float">
            <text:p>0.51565070204365</text:p>
          </table:table-cell>
          <table:table-cell office:value-type="float" office:value="0.32970610245109" calcext:value-type="float">
            <text:p>0.32970610245109</text:p>
          </table:table-cell>
          <table:table-cell office:value-type="float" office:value="-1.04438780718026" calcext:value-type="float">
            <text:p>-1.04438780718026</text:p>
          </table:table-cell>
          <table:table-cell office:value-type="float" office:value="0.523159161250203" calcext:value-type="float">
            <text:p>0.523159161250203</text:p>
          </table:table-cell>
          <table:table-cell office:value-type="float" office:value="0.234371772092999" calcext:value-type="float">
            <text:p>0.234371772092999</text:p>
          </table:table-cell>
          <table:table-cell/>
          <table:table-cell table:formula="of:=[.D69]-[.G69]" office:value-type="float" office:value="0.0105957033200217" calcext:value-type="float">
            <text:p/>
          </table:table-cell>
          <table:table-cell table:formula="of:=[.E69]-[.H69]" office:value-type="float" office:value="0.0145749921358853" calcext:value-type="float">
            <text:p/>
          </table:table-cell>
          <table:table-cell table:formula="of:=IF([.F69]-[.I69]&gt;= PI(); [.F69]-[.I69] - 2*PI(); [.F69]-[.I69])" office:value-type="float" office:value="-0.0279123185479685" calcext:value-type="float">
            <text:p/>
          </table:table-cell>
          <table:table-cell table:formula="of:=[.G69]-[.J69]" office:value-type="float" office:value="-0.0708074912096433" calcext:value-type="float">
            <text:p/>
          </table:table-cell>
          <table:table-cell table:formula="of:=[.H69]-[.K69]" office:value-type="float" office:value="-0.0075084592065533" calcext:value-type="float">
            <text:p/>
          </table:table-cell>
          <table:table-cell table:formula="of:=[.I69]-[.L69]" office:value-type="float" office:value="0.0953343303580912" calcext:value-type="float">
            <text:p/>
          </table:table-cell>
          <table:table-cell/>
          <table:table-cell table:formula="of:=SQRT([.N69]^2+[.O69]^2)" office:value-type="float" office:value="0.018019415212682" calcext:value-type="float">
            <text:p/>
          </table:table-cell>
          <table:table-cell table:formula="of:=SQRT([.Q69]^2+[.R69]^2)" office:value-type="float" office:value="0.0712044785885002" calcext:value-type="float">
            <text:p/>
          </table:table-cell>
          <table:table-cell table:number-columns-repeated="1002"/>
        </table:table-row>
        <table:table-row table:style-name="ro1">
          <table:table-cell table:formula="of:=[.A69]+1" office:value-type="float" office:value="66" calcext:value-type="float">
            <text:p/>
          </table:table-cell>
          <table:table-cell office:value-type="float" office:value="0.494577378034592" calcext:value-type="float">
            <text:p>0.494577378034592</text:p>
          </table:table-cell>
          <table:table-cell office:value-type="float" office:value="-2.71640181541443" calcext:value-type="float">
            <text:p>-2.71640181541443</text:p>
          </table:table-cell>
          <table:table-cell office:value-type="float" office:value="-1.08883166313171" calcext:value-type="float">
            <text:p>-1.08883166313171</text:p>
          </table:table-cell>
          <table:table-cell office:value-type="float" office:value="0.540321826934815" calcext:value-type="float">
            <text:p>0.540321826934815</text:p>
          </table:table-cell>
          <table:table-cell office:value-type="float" office:value="0.174234062433243" calcext:value-type="float">
            <text:p>0.174234062433243</text:p>
          </table:table-cell>
          <table:table-cell office:value-type="float" office:value="-1.09946938596843" calcext:value-type="float">
            <text:p>-1.09946938596843</text:p>
          </table:table-cell>
          <table:table-cell office:value-type="float" office:value="0.521056175177771" calcext:value-type="float">
            <text:p>0.521056175177771</text:p>
          </table:table-cell>
          <table:table-cell office:value-type="float" office:value="0.202730905159027" calcext:value-type="float">
            <text:p>0.202730905159027</text:p>
          </table:table-cell>
          <table:table-cell office:value-type="float" office:value="-1.02514557341484" calcext:value-type="float">
            <text:p>-1.02514557341484</text:p>
          </table:table-cell>
          <table:table-cell office:value-type="float" office:value="0.527753428580103" calcext:value-type="float">
            <text:p>0.527753428580103</text:p>
          </table:table-cell>
          <table:table-cell office:value-type="float" office:value="0.125715699476422" calcext:value-type="float">
            <text:p>0.125715699476422</text:p>
          </table:table-cell>
          <table:table-cell/>
          <table:table-cell table:formula="of:=[.D70]-[.G70]" office:value-type="float" office:value="0.0106377228367198" calcext:value-type="float">
            <text:p/>
          </table:table-cell>
          <table:table-cell table:formula="of:=[.E70]-[.H70]" office:value-type="float" office:value="0.0192656517570439" calcext:value-type="float">
            <text:p/>
          </table:table-cell>
          <table:table-cell table:formula="of:=IF([.F70]-[.I70]&gt;= PI(); [.F70]-[.I70] - 2*PI(); [.F70]-[.I70])" office:value-type="float" office:value="-0.0284968427257845" calcext:value-type="float">
            <text:p/>
          </table:table-cell>
          <table:table-cell table:formula="of:=[.G70]-[.J70]" office:value-type="float" office:value="-0.0743238125535914" calcext:value-type="float">
            <text:p/>
          </table:table-cell>
          <table:table-cell table:formula="of:=[.H70]-[.K70]" office:value-type="float" office:value="-0.0066972534023324" calcext:value-type="float">
            <text:p/>
          </table:table-cell>
          <table:table-cell table:formula="of:=[.I70]-[.L70]" office:value-type="float" office:value="0.0770152056826051" calcext:value-type="float">
            <text:p/>
          </table:table-cell>
          <table:table-cell/>
          <table:table-cell table:formula="of:=SQRT([.N70]^2+[.O70]^2)" office:value-type="float" office:value="0.0220074188576161" calcext:value-type="float">
            <text:p/>
          </table:table-cell>
          <table:table-cell table:formula="of:=SQRT([.Q70]^2+[.R70]^2)" office:value-type="float" office:value="0.0746249443258516" calcext:value-type="float">
            <text:p/>
          </table:table-cell>
          <table:table-cell table:number-columns-repeated="1002"/>
        </table:table-row>
        <table:table-row table:style-name="ro1">
          <table:table-cell table:formula="of:=[.A70]+1" office:value-type="float" office:value="67" calcext:value-type="float">
            <text:p/>
          </table:table-cell>
          <table:table-cell office:value-type="float" office:value="0.532079458236694" calcext:value-type="float">
            <text:p>0.532079458236694</text:p>
          </table:table-cell>
          <table:table-cell office:value-type="float" office:value="-1.88350296020508" calcext:value-type="float">
            <text:p>-1.88350296020508</text:p>
          </table:table-cell>
          <table:table-cell office:value-type="float" office:value="-1.06965744495392" calcext:value-type="float">
            <text:p>-1.06965744495392</text:p>
          </table:table-cell>
          <table:table-cell office:value-type="float" office:value="0.547859132289887" calcext:value-type="float">
            <text:p>0.547859132289887</text:p>
          </table:table-cell>
          <table:table-cell office:value-type="float" office:value="0.0845497623085976" calcext:value-type="float">
            <text:p>0.0845497623085976</text:p>
          </table:table-cell>
          <table:table-cell office:value-type="float" office:value="-1.08860370575583" calcext:value-type="float">
            <text:p>-1.08860370575583</text:p>
          </table:table-cell>
          <table:table-cell office:value-type="float" office:value="0.539295137281251" calcext:value-type="float">
            <text:p>0.539295137281251</text:p>
          </table:table-cell>
          <table:table-cell office:value-type="float" office:value="0.117001920737518" calcext:value-type="float">
            <text:p>0.117001920737518</text:p>
          </table:table-cell>
          <table:table-cell office:value-type="float" office:value="-1.00403035802369" calcext:value-type="float">
            <text:p>-1.00403035802369</text:p>
          </table:table-cell>
          <table:table-cell office:value-type="float" office:value="0.530422015994689" calcext:value-type="float">
            <text:p>0.530422015994689</text:p>
          </table:table-cell>
          <table:table-cell office:value-type="float" office:value="0.0503755810682191" calcext:value-type="float">
            <text:p>0.0503755810682191</text:p>
          </table:table-cell>
          <table:table-cell/>
          <table:table-cell table:formula="of:=[.D71]-[.G71]" office:value-type="float" office:value="0.0189462608019073" calcext:value-type="float">
            <text:p/>
          </table:table-cell>
          <table:table-cell table:formula="of:=[.E71]-[.H71]" office:value-type="float" office:value="0.00856399500863592" calcext:value-type="float">
            <text:p/>
          </table:table-cell>
          <table:table-cell table:formula="of:=IF([.F71]-[.I71]&gt;= PI(); [.F71]-[.I71] - 2*PI(); [.F71]-[.I71])" office:value-type="float" office:value="-0.0324521584289206" calcext:value-type="float">
            <text:p/>
          </table:table-cell>
          <table:table-cell table:formula="of:=[.G71]-[.J71]" office:value-type="float" office:value="-0.0845733477321331" calcext:value-type="float">
            <text:p/>
          </table:table-cell>
          <table:table-cell table:formula="of:=[.H71]-[.K71]" office:value-type="float" office:value="0.00887312128656137" calcext:value-type="float">
            <text:p/>
          </table:table-cell>
          <table:table-cell table:formula="of:=[.I71]-[.L71]" office:value-type="float" office:value="0.0666263396692992" calcext:value-type="float">
            <text:p/>
          </table:table-cell>
          <table:table-cell/>
          <table:table-cell table:formula="of:=SQRT([.N71]^2+[.O71]^2)" office:value-type="float" office:value="0.0207918928643313" calcext:value-type="float">
            <text:p/>
          </table:table-cell>
          <table:table-cell table:formula="of:=SQRT([.Q71]^2+[.R71]^2)" office:value-type="float" office:value="0.0850375412861069" calcext:value-type="float">
            <text:p/>
          </table:table-cell>
          <table:table-cell table:number-columns-repeated="1002"/>
        </table:table-row>
        <table:table-row table:style-name="ro1">
          <table:table-cell table:formula="of:=[.A71]+1" office:value-type="float" office:value="68" calcext:value-type="float">
            <text:p/>
          </table:table-cell>
          <table:table-cell office:value-type="float" office:value="0.546798050403595" calcext:value-type="float">
            <text:p>0.546798050403595</text:p>
          </table:table-cell>
          <table:table-cell office:value-type="float" office:value="-1.25853407382965" calcext:value-type="float">
            <text:p>-1.25853407382965</text:p>
          </table:table-cell>
          <table:table-cell office:value-type="float" office:value="-1.04855763912201" calcext:value-type="float">
            <text:p>-1.04855763912201</text:p>
          </table:table-cell>
          <table:table-cell office:value-type="float" office:value="0.55258047580719" calcext:value-type="float">
            <text:p>0.55258047580719</text:p>
          </table:table-cell>
          <table:table-cell office:value-type="float" office:value="0.0235904622823" calcext:value-type="float">
            <text:p>0.0235904622823</text:p>
          </table:table-cell>
          <table:table-cell office:value-type="float" office:value="-1.06756777315933" calcext:value-type="float">
            <text:p>-1.06756777315933</text:p>
          </table:table-cell>
          <table:table-cell office:value-type="float" office:value="0.543017663496675" calcext:value-type="float">
            <text:p>0.543017663496675</text:p>
          </table:table-cell>
          <table:table-cell office:value-type="float" office:value="0.0479725337445578" calcext:value-type="float">
            <text:p>0.0479725337445578</text:p>
          </table:table-cell>
          <table:table-cell office:value-type="float" office:value="-0.982186182318306" calcext:value-type="float">
            <text:p>-0.982186182318306</text:p>
          </table:table-cell>
          <table:table-cell office:value-type="float" office:value="0.53152336082374" calcext:value-type="float">
            <text:p>0.53152336082374</text:p>
          </table:table-cell>
          <table:table-cell office:value-type="float" office:value="0.0000342181150330287" calcext:value-type="float">
            <text:p>3.42181150330287E-005</text:p>
          </table:table-cell>
          <table:table-cell/>
          <table:table-cell table:formula="of:=[.D72]-[.G72]" office:value-type="float" office:value="0.0190101340373225" calcext:value-type="float">
            <text:p/>
          </table:table-cell>
          <table:table-cell table:formula="of:=[.E72]-[.H72]" office:value-type="float" office:value="0.00956281231051537" calcext:value-type="float">
            <text:p/>
          </table:table-cell>
          <table:table-cell table:formula="of:=IF([.F72]-[.I72]&gt;= PI(); [.F72]-[.I72] - 2*PI(); [.F72]-[.I72])" office:value-type="float" office:value="-0.0243820714622578" calcext:value-type="float">
            <text:p/>
          </table:table-cell>
          <table:table-cell table:formula="of:=[.G72]-[.J72]" office:value-type="float" office:value="-0.0853815908410258" calcext:value-type="float">
            <text:p/>
          </table:table-cell>
          <table:table-cell table:formula="of:=[.H72]-[.K72]" office:value-type="float" office:value="0.0114943026729341" calcext:value-type="float">
            <text:p/>
          </table:table-cell>
          <table:table-cell table:formula="of:=[.I72]-[.L72]" office:value-type="float" office:value="0.0479383156295248" calcext:value-type="float">
            <text:p/>
          </table:table-cell>
          <table:table-cell/>
          <table:table-cell table:formula="of:=SQRT([.N72]^2+[.O72]^2)" office:value-type="float" office:value="0.0212798631434301" calcext:value-type="float">
            <text:p/>
          </table:table-cell>
          <table:table-cell table:formula="of:=SQRT([.Q72]^2+[.R72]^2)" office:value-type="float" office:value="0.0861518139593204" calcext:value-type="float">
            <text:p/>
          </table:table-cell>
          <table:table-cell table:number-columns-repeated="1002"/>
        </table:table-row>
        <table:table-row table:style-name="ro1">
          <table:table-cell table:formula="of:=[.A72]+1" office:value-type="float" office:value="69" calcext:value-type="float">
            <text:p/>
          </table:table-cell>
          <table:table-cell office:value-type="float" office:value="0.546175956726074" calcext:value-type="float">
            <text:p>0.546175956726074</text:p>
          </table:table-cell>
          <table:table-cell office:value-type="float" office:value="-0.89888197183609" calcext:value-type="float">
            <text:p>-0.89888197183609</text:p>
          </table:table-cell>
          <table:table-cell office:value-type="float" office:value="-1.02684354782105" calcext:value-type="float">
            <text:p>-1.02684354782105</text:p>
          </table:table-cell>
          <table:table-cell office:value-type="float" office:value="0.555335998535156" calcext:value-type="float">
            <text:p>0.555335998535156</text:p>
          </table:table-cell>
          <table:table-cell office:value-type="float" office:value="-0.0181505009531975" calcext:value-type="float">
            <text:p>-0.0181505009531975</text:p>
          </table:table-cell>
          <table:table-cell office:value-type="float" office:value="-1.05074386986745" calcext:value-type="float">
            <text:p>-1.05074386986745</text:p>
          </table:table-cell>
          <table:table-cell office:value-type="float" office:value="0.546057335661993" calcext:value-type="float">
            <text:p>0.546057335661993</text:p>
          </table:table-cell>
          <table:table-cell office:value-type="float" office:value="0.006535025467618" calcext:value-type="float">
            <text:p>0.006535025467618</text:p>
          </table:table-cell>
          <table:table-cell office:value-type="float" office:value="-0.960339144062053" calcext:value-type="float">
            <text:p>-0.960339144062053</text:p>
          </table:table-cell>
          <table:table-cell office:value-type="float" office:value="0.531524108388209" calcext:value-type="float">
            <text:p>0.531524108388209</text:p>
          </table:table-cell>
          <table:table-cell office:value-type="float" office:value="-0.0359210607584106" calcext:value-type="float">
            <text:p>-0.0359210607584106</text:p>
          </table:table-cell>
          <table:table-cell/>
          <table:table-cell table:formula="of:=[.D73]-[.G73]" office:value-type="float" office:value="0.0239003220464067" calcext:value-type="float">
            <text:p/>
          </table:table-cell>
          <table:table-cell table:formula="of:=[.E73]-[.H73]" office:value-type="float" office:value="0.00927866287316315" calcext:value-type="float">
            <text:p/>
          </table:table-cell>
          <table:table-cell table:formula="of:=IF([.F73]-[.I73]&gt;= PI(); [.F73]-[.I73] - 2*PI(); [.F73]-[.I73])" office:value-type="float" office:value="-0.0246855264208155" calcext:value-type="float">
            <text:p/>
          </table:table-cell>
          <table:table-cell table:formula="of:=[.G73]-[.J73]" office:value-type="float" office:value="-0.0904047258053984" calcext:value-type="float">
            <text:p/>
          </table:table-cell>
          <table:table-cell table:formula="of:=[.H73]-[.K73]" office:value-type="float" office:value="0.0145332272737841" calcext:value-type="float">
            <text:p/>
          </table:table-cell>
          <table:table-cell table:formula="of:=[.I73]-[.L73]" office:value-type="float" office:value="0.0424560862260286" calcext:value-type="float">
            <text:p/>
          </table:table-cell>
          <table:table-cell/>
          <table:table-cell table:formula="of:=SQRT([.N73]^2+[.O73]^2)" office:value-type="float" office:value="0.0256382327518058" calcext:value-type="float">
            <text:p/>
          </table:table-cell>
          <table:table-cell table:formula="of:=SQRT([.Q73]^2+[.R73]^2)" office:value-type="float" office:value="0.0915654363990077" calcext:value-type="float">
            <text:p/>
          </table:table-cell>
          <table:table-cell table:number-columns-repeated="1002"/>
        </table:table-row>
        <table:table-row table:style-name="ro1">
          <table:table-cell table:formula="of:=[.A73]+1" office:value-type="float" office:value="70" calcext:value-type="float">
            <text:p/>
          </table:table-cell>
          <table:table-cell office:value-type="float" office:value="0.545613944530487" calcext:value-type="float">
            <text:p>0.545613944530487</text:p>
          </table:table-cell>
          <table:table-cell office:value-type="float" office:value="-0.632414519786835" calcext:value-type="float">
            <text:p>-0.632414519786835</text:p>
          </table:table-cell>
          <table:table-cell office:value-type="float" office:value="-1.00505244731903" calcext:value-type="float">
            <text:p>-1.00505244731903</text:p>
          </table:table-cell>
          <table:table-cell office:value-type="float" office:value="0.555790722370148" calcext:value-type="float">
            <text:p>0.555790722370148</text:p>
          </table:table-cell>
          <table:table-cell office:value-type="float" office:value="-0.0488208830356598" calcext:value-type="float">
            <text:p>-0.0488208830356598</text:p>
          </table:table-cell>
          <table:table-cell office:value-type="float" office:value="-1.02991937827131" calcext:value-type="float">
            <text:p>-1.02991937827131</text:p>
          </table:table-cell>
          <table:table-cell office:value-type="float" office:value="0.546199958687751" calcext:value-type="float">
            <text:p>0.546199958687751</text:p>
          </table:table-cell>
          <table:table-cell office:value-type="float" office:value="-0.0244652876565417" calcext:value-type="float">
            <text:p>-0.0244652876565417</text:p>
          </table:table-cell>
          <table:table-cell office:value-type="float" office:value="-0.938528665127017" calcext:value-type="float">
            <text:p>-0.938528665127017</text:p>
          </table:table-cell>
          <table:table-cell office:value-type="float" office:value="0.530740315705072" calcext:value-type="float">
            <text:p>0.530740315705072</text:p>
          </table:table-cell>
          <table:table-cell office:value-type="float" office:value="-0.061217641549884" calcext:value-type="float">
            <text:p>-0.061217641549884</text:p>
          </table:table-cell>
          <table:table-cell/>
          <table:table-cell table:formula="of:=[.D74]-[.G74]" office:value-type="float" office:value="0.0248669309522798" calcext:value-type="float">
            <text:p/>
          </table:table-cell>
          <table:table-cell table:formula="of:=[.E74]-[.H74]" office:value-type="float" office:value="0.00959076368239631" calcext:value-type="float">
            <text:p/>
          </table:table-cell>
          <table:table-cell table:formula="of:=IF([.F74]-[.I74]&gt;= PI(); [.F74]-[.I74] - 2*PI(); [.F74]-[.I74])" office:value-type="float" office:value="-0.0243555953791181" calcext:value-type="float">
            <text:p/>
          </table:table-cell>
          <table:table-cell table:formula="of:=[.G74]-[.J74]" office:value-type="float" office:value="-0.0913907131442931" calcext:value-type="float">
            <text:p/>
          </table:table-cell>
          <table:table-cell table:formula="of:=[.H74]-[.K74]" office:value-type="float" office:value="0.0154596429826798" calcext:value-type="float">
            <text:p/>
          </table:table-cell>
          <table:table-cell table:formula="of:=[.I74]-[.L74]" office:value-type="float" office:value="0.0367523538933423" calcext:value-type="float">
            <text:p/>
          </table:table-cell>
          <table:table-cell/>
          <table:table-cell table:formula="of:=SQRT([.N74]^2+[.O74]^2)" office:value-type="float" office:value="0.0266523357887638" calcext:value-type="float">
            <text:p/>
          </table:table-cell>
          <table:table-cell table:formula="of:=SQRT([.Q74]^2+[.R74]^2)" office:value-type="float" office:value="0.0926890662924943" calcext:value-type="float">
            <text:p/>
          </table:table-cell>
          <table:table-cell table:number-columns-repeated="1002"/>
        </table:table-row>
        <table:table-row table:style-name="ro1">
          <table:table-cell table:formula="of:=[.A74]+1" office:value-type="float" office:value="71" calcext:value-type="float">
            <text:p/>
          </table:table-cell>
          <table:table-cell office:value-type="float" office:value="0.545058071613312" calcext:value-type="float">
            <text:p>0.545058071613312</text:p>
          </table:table-cell>
          <table:table-cell office:value-type="float" office:value="-0.397297352552414" calcext:value-type="float">
            <text:p>-0.397297352552414</text:p>
          </table:table-cell>
          <table:table-cell office:value-type="float" office:value="-0.983275055885315" calcext:value-type="float">
            <text:p>-0.983275055885315</text:p>
          </table:table-cell>
          <table:table-cell office:value-type="float" office:value="0.55508679151535" calcext:value-type="float">
            <text:p>0.55508679151535</text:p>
          </table:table-cell>
          <table:table-cell office:value-type="float" office:value="-0.070011593401432" calcext:value-type="float">
            <text:p>-0.070011593401432</text:p>
          </table:table-cell>
          <table:table-cell office:value-type="float" office:value="-1.00912318013564" calcext:value-type="float">
            <text:p>-1.00912318013564</text:p>
          </table:table-cell>
          <table:table-cell office:value-type="float" office:value="0.546662619962941" calcext:value-type="float">
            <text:p>0.546662619962941</text:p>
          </table:table-cell>
          <table:table-cell office:value-type="float" office:value="-0.0485642771371699" calcext:value-type="float">
            <text:p>-0.0485642771371699</text:p>
          </table:table-cell>
          <table:table-cell office:value-type="float" office:value="-0.916767182694255" calcext:value-type="float">
            <text:p>-0.916767182694255</text:p>
          </table:table-cell>
          <table:table-cell office:value-type="float" office:value="0.529406462408087" calcext:value-type="float">
            <text:p>0.529406462408087</text:p>
          </table:table-cell>
          <table:table-cell office:value-type="float" office:value="-0.0771095356519805" calcext:value-type="float">
            <text:p>-0.0771095356519805</text:p>
          </table:table-cell>
          <table:table-cell/>
          <table:table-cell table:formula="of:=[.D75]-[.G75]" office:value-type="float" office:value="0.025848124250327" calcext:value-type="float">
            <text:p/>
          </table:table-cell>
          <table:table-cell table:formula="of:=[.E75]-[.H75]" office:value-type="float" office:value="0.00842417155240938" calcext:value-type="float">
            <text:p/>
          </table:table-cell>
          <table:table-cell table:formula="of:=IF([.F75]-[.I75]&gt;= PI(); [.F75]-[.I75] - 2*PI(); [.F75]-[.I75])" office:value-type="float" office:value="-0.0214473162642621" calcext:value-type="float">
            <text:p/>
          </table:table-cell>
          <table:table-cell table:formula="of:=[.G75]-[.J75]" office:value-type="float" office:value="-0.0923559974413873" calcext:value-type="float">
            <text:p/>
          </table:table-cell>
          <table:table-cell table:formula="of:=[.H75]-[.K75]" office:value-type="float" office:value="0.0172561575548539" calcext:value-type="float">
            <text:p/>
          </table:table-cell>
          <table:table-cell table:formula="of:=[.I75]-[.L75]" office:value-type="float" office:value="0.0285452585148106" calcext:value-type="float">
            <text:p/>
          </table:table-cell>
          <table:table-cell/>
          <table:table-cell table:formula="of:=SQRT([.N75]^2+[.O75]^2)" office:value-type="float" office:value="0.0271862500835398" calcext:value-type="float">
            <text:p/>
          </table:table-cell>
          <table:table-cell table:formula="of:=SQRT([.Q75]^2+[.R75]^2)" office:value-type="float" office:value="0.0939542720526932" calcext:value-type="float">
            <text:p/>
          </table:table-cell>
          <table:table-cell table:number-columns-repeated="1002"/>
        </table:table-row>
        <table:table-row table:style-name="ro1">
          <table:table-cell table:formula="of:=[.A75]+1" office:value-type="float" office:value="72" calcext:value-type="float">
            <text:p/>
          </table:table-cell>
          <table:table-cell office:value-type="float" office:value="0.543450117111206" calcext:value-type="float">
            <text:p>0.543450117111206</text:p>
          </table:table-cell>
          <table:table-cell office:value-type="float" office:value="-0.2829669713974" calcext:value-type="float">
            <text:p>-0.2829669713974</text:p>
          </table:table-cell>
          <table:table-cell office:value-type="float" office:value="-0.96155172586441" calcext:value-type="float">
            <text:p>-0.96155172586441</text:p>
          </table:table-cell>
          <table:table-cell office:value-type="float" office:value="0.554210901260376" calcext:value-type="float">
            <text:p>0.554210901260376</text:p>
          </table:table-cell>
          <table:table-cell office:value-type="float" office:value="-0.0832300111651421" calcext:value-type="float">
            <text:p>-0.0832300111651421</text:p>
          </table:table-cell>
          <table:table-cell office:value-type="float" office:value="-0.987410804835997" calcext:value-type="float">
            <text:p>-0.987410804835997</text:p>
          </table:table-cell>
          <table:table-cell office:value-type="float" office:value="0.54560375240775" calcext:value-type="float">
            <text:p>0.54560375240775</text:p>
          </table:table-cell>
          <table:table-cell office:value-type="float" office:value="-0.0670852766624819" calcext:value-type="float">
            <text:p>-0.0670852766624819</text:p>
          </table:table-cell>
          <table:table-cell office:value-type="float" office:value="-0.895093771783673" calcext:value-type="float">
            <text:p>-0.895093771783673</text:p>
          </table:table-cell>
          <table:table-cell office:value-type="float" office:value="0.5277319155553" calcext:value-type="float">
            <text:p>0.5277319155553</text:p>
          </table:table-cell>
          <table:table-cell office:value-type="float" office:value="-0.0884282145078765" calcext:value-type="float">
            <text:p>-0.0884282145078765</text:p>
          </table:table-cell>
          <table:table-cell/>
          <table:table-cell table:formula="of:=[.D76]-[.G76]" office:value-type="float" office:value="0.0258590789715865" calcext:value-type="float">
            <text:p/>
          </table:table-cell>
          <table:table-cell table:formula="of:=[.E76]-[.H76]" office:value-type="float" office:value="0.00860714885262592" calcext:value-type="float">
            <text:p/>
          </table:table-cell>
          <table:table-cell table:formula="of:=IF([.F76]-[.I76]&gt;= PI(); [.F76]-[.I76] - 2*PI(); [.F76]-[.I76])" office:value-type="float" office:value="-0.0161447345026602" calcext:value-type="float">
            <text:p/>
          </table:table-cell>
          <table:table-cell table:formula="of:=[.G76]-[.J76]" office:value-type="float" office:value="-0.0923170330523236" calcext:value-type="float">
            <text:p/>
          </table:table-cell>
          <table:table-cell table:formula="of:=[.H76]-[.K76]" office:value-type="float" office:value="0.0178718368524504" calcext:value-type="float">
            <text:p/>
          </table:table-cell>
          <table:table-cell table:formula="of:=[.I76]-[.L76]" office:value-type="float" office:value="0.0213429378453946" calcext:value-type="float">
            <text:p/>
          </table:table-cell>
          <table:table-cell/>
          <table:table-cell table:formula="of:=SQRT([.N76]^2+[.O76]^2)" office:value-type="float" office:value="0.0272538983749115" calcext:value-type="float">
            <text:p/>
          </table:table-cell>
          <table:table-cell table:formula="of:=SQRT([.Q76]^2+[.R76]^2)" office:value-type="float" office:value="0.0940310435125785" calcext:value-type="float">
            <text:p/>
          </table:table-cell>
          <table:table-cell table:number-columns-repeated="1002"/>
        </table:table-row>
        <table:table-row table:style-name="ro1">
          <table:table-cell table:formula="of:=[.A76]+1" office:value-type="float" office:value="73" calcext:value-type="float">
            <text:p/>
          </table:table-cell>
          <table:table-cell office:value-type="float" office:value="0.542830407619476" calcext:value-type="float">
            <text:p>0.542830407619476</text:p>
          </table:table-cell>
          <table:table-cell office:value-type="float" office:value="-0.146181896328926" calcext:value-type="float">
            <text:p>-0.146181896328926</text:p>
          </table:table-cell>
          <table:table-cell office:value-type="float" office:value="-0.93987900018692" calcext:value-type="float">
            <text:p>-0.93987900018692</text:p>
          </table:table-cell>
          <table:table-cell office:value-type="float" office:value="0.552589416503906" calcext:value-type="float">
            <text:p>0.552589416503906</text:p>
          </table:table-cell>
          <table:table-cell office:value-type="float" office:value="-0.0920671075582504" calcext:value-type="float">
            <text:p>-0.0920671075582504</text:p>
          </table:table-cell>
          <table:table-cell office:value-type="float" office:value="-0.965746429662101" calcext:value-type="float">
            <text:p>-0.965746429662101</text:p>
          </table:table-cell>
          <table:table-cell office:value-type="float" office:value="0.543137831477041" calcext:value-type="float">
            <text:p>0.543137831477041</text:p>
          </table:table-cell>
          <table:table-cell office:value-type="float" office:value="-0.0764628569237347" calcext:value-type="float">
            <text:p>-0.0764628569237347</text:p>
          </table:table-cell>
          <table:table-cell office:value-type="float" office:value="-0.873465393954789" calcext:value-type="float">
            <text:p>-0.873465393954789</text:p>
          </table:table-cell>
          <table:table-cell office:value-type="float" office:value="0.525814355963221" calcext:value-type="float">
            <text:p>0.525814355963221</text:p>
          </table:table-cell>
          <table:table-cell office:value-type="float" office:value="-0.0942754903610336" calcext:value-type="float">
            <text:p>-0.0942754903610336</text:p>
          </table:table-cell>
          <table:table-cell/>
          <table:table-cell table:formula="of:=[.D77]-[.G77]" office:value-type="float" office:value="0.0258674294751812" calcext:value-type="float">
            <text:p/>
          </table:table-cell>
          <table:table-cell table:formula="of:=[.E77]-[.H77]" office:value-type="float" office:value="0.00945158502686572" calcext:value-type="float">
            <text:p/>
          </table:table-cell>
          <table:table-cell table:formula="of:=IF([.F77]-[.I77]&gt;= PI(); [.F77]-[.I77] - 2*PI(); [.F77]-[.I77])" office:value-type="float" office:value="-0.0156042506345157" calcext:value-type="float">
            <text:p/>
          </table:table-cell>
          <table:table-cell table:formula="of:=[.G77]-[.J77]" office:value-type="float" office:value="-0.0922810357073121" calcext:value-type="float">
            <text:p/>
          </table:table-cell>
          <table:table-cell table:formula="of:=[.H77]-[.K77]" office:value-type="float" office:value="0.0173234755138193" calcext:value-type="float">
            <text:p/>
          </table:table-cell>
          <table:table-cell table:formula="of:=[.I77]-[.L77]" office:value-type="float" office:value="0.0178126334372988" calcext:value-type="float">
            <text:p/>
          </table:table-cell>
          <table:table-cell/>
          <table:table-cell table:formula="of:=SQRT([.N77]^2+[.O77]^2)" office:value-type="float" office:value="0.0275400865498557" calcext:value-type="float">
            <text:p/>
          </table:table-cell>
          <table:table-cell table:formula="of:=SQRT([.Q77]^2+[.R77]^2)" office:value-type="float" office:value="0.0938929835242874" calcext:value-type="float">
            <text:p/>
          </table:table-cell>
          <table:table-cell table:number-columns-repeated="1002"/>
        </table:table-row>
        <table:table-row table:style-name="ro1">
          <table:table-cell table:formula="of:=[.A77]+1" office:value-type="float" office:value="74" calcext:value-type="float">
            <text:p/>
          </table:table-cell>
          <table:table-cell office:value-type="float" office:value="0.541822254657745" calcext:value-type="float">
            <text:p>0.541822254657745</text:p>
          </table:table-cell>
          <table:table-cell office:value-type="float" office:value="-0.114835254848003" calcext:value-type="float">
            <text:p>-0.114835254848003</text:p>
          </table:table-cell>
          <table:table-cell office:value-type="float" office:value="-0.918200850486755" calcext:value-type="float">
            <text:p>-0.918200850486755</text:p>
          </table:table-cell>
          <table:table-cell office:value-type="float" office:value="0.551425397396088" calcext:value-type="float">
            <text:p>0.551425397396088</text:p>
          </table:table-cell>
          <table:table-cell office:value-type="float" office:value="-0.0965787544846535" calcext:value-type="float">
            <text:p>-0.0965787544846535</text:p>
          </table:table-cell>
          <table:table-cell office:value-type="float" office:value="-0.944136864632279" calcext:value-type="float">
            <text:p>-0.944136864632279</text:p>
          </table:table-cell>
          <table:table-cell office:value-type="float" office:value="0.543459923050878" calcext:value-type="float">
            <text:p>0.543459923050878</text:p>
          </table:table-cell>
          <table:table-cell office:value-type="float" office:value="-0.0818718439341088" calcext:value-type="float">
            <text:p>-0.0818718439341088</text:p>
          </table:table-cell>
          <table:table-cell office:value-type="float" office:value="-0.851888745349393" calcext:value-type="float">
            <text:p>-0.851888745349393</text:p>
          </table:table-cell>
          <table:table-cell office:value-type="float" office:value="0.52377415891708" calcext:value-type="float">
            <text:p>0.52377415891708</text:p>
          </table:table-cell>
          <table:table-cell office:value-type="float" office:value="-0.0988689005549537" calcext:value-type="float">
            <text:p>-0.0988689005549537</text:p>
          </table:table-cell>
          <table:table-cell/>
          <table:table-cell table:formula="of:=[.D78]-[.G78]" office:value-type="float" office:value="0.0259360141455234" calcext:value-type="float">
            <text:p/>
          </table:table-cell>
          <table:table-cell table:formula="of:=[.E78]-[.H78]" office:value-type="float" office:value="0.00796547434521" calcext:value-type="float">
            <text:p/>
          </table:table-cell>
          <table:table-cell table:formula="of:=IF([.F78]-[.I78]&gt;= PI(); [.F78]-[.I78] - 2*PI(); [.F78]-[.I78])" office:value-type="float" office:value="-0.0147069105505446" calcext:value-type="float">
            <text:p/>
          </table:table-cell>
          <table:table-cell table:formula="of:=[.G78]-[.J78]" office:value-type="float" office:value="-0.0922481192828859" calcext:value-type="float">
            <text:p/>
          </table:table-cell>
          <table:table-cell table:formula="of:=[.H78]-[.K78]" office:value-type="float" office:value="0.0196857641337981" calcext:value-type="float">
            <text:p/>
          </table:table-cell>
          <table:table-cell table:formula="of:=[.I78]-[.L78]" office:value-type="float" office:value="0.0169970566208449" calcext:value-type="float">
            <text:p/>
          </table:table-cell>
          <table:table-cell/>
          <table:table-cell table:formula="of:=SQRT([.N78]^2+[.O78]^2)" office:value-type="float" office:value="0.0271316348807253" calcext:value-type="float">
            <text:p/>
          </table:table-cell>
          <table:table-cell table:formula="of:=SQRT([.Q78]^2+[.R78]^2)" office:value-type="float" office:value="0.0943252077695092" calcext:value-type="float">
            <text:p/>
          </table:table-cell>
          <table:table-cell table:number-columns-repeated="1002"/>
        </table:table-row>
        <table:table-row table:style-name="ro1">
          <table:table-cell table:formula="of:=[.A78]+1" office:value-type="float" office:value="75" calcext:value-type="float">
            <text:p/>
          </table:table-cell>
          <table:table-cell office:value-type="float" office:value="0.541563808917999" calcext:value-type="float">
            <text:p>0.541563808917999</text:p>
          </table:table-cell>
          <table:table-cell office:value-type="float" office:value="-0.0818653330206871" calcext:value-type="float">
            <text:p>-0.0818653330206871</text:p>
          </table:table-cell>
          <table:table-cell office:value-type="float" office:value="-0.896636724472046" calcext:value-type="float">
            <text:p>-0.896636724472046</text:p>
          </table:table-cell>
          <table:table-cell office:value-type="float" office:value="0.549420535564423" calcext:value-type="float">
            <text:p>0.549420535564423</text:p>
          </table:table-cell>
          <table:table-cell office:value-type="float" office:value="-0.10050530731678" calcext:value-type="float">
            <text:p>-0.10050530731678</text:p>
          </table:table-cell>
          <table:table-cell office:value-type="float" office:value="-0.922546873761883" calcext:value-type="float">
            <text:p>-0.922546873761883</text:p>
          </table:table-cell>
          <table:table-cell office:value-type="float" office:value="0.54167039066146" calcext:value-type="float">
            <text:p>0.54167039066146</text:p>
          </table:table-cell>
          <table:table-cell office:value-type="float" office:value="-0.0874220879389028" calcext:value-type="float">
            <text:p>-0.0874220879389028</text:p>
          </table:table-cell>
          <table:table-cell office:value-type="float" office:value="-0.83033198314419" calcext:value-type="float">
            <text:p>-0.83033198314419</text:p>
          </table:table-cell>
          <table:table-cell office:value-type="float" office:value="0.521635893770753" calcext:value-type="float">
            <text:p>0.521635893770753</text:p>
          </table:table-cell>
          <table:table-cell office:value-type="float" office:value="-0.102143513875781" calcext:value-type="float">
            <text:p>-0.102143513875781</text:p>
          </table:table-cell>
          <table:table-cell/>
          <table:table-cell table:formula="of:=[.D79]-[.G79]" office:value-type="float" office:value="0.0259101492898373" calcext:value-type="float">
            <text:p/>
          </table:table-cell>
          <table:table-cell table:formula="of:=[.E79]-[.H79]" office:value-type="float" office:value="0.007750144902963" calcext:value-type="float">
            <text:p/>
          </table:table-cell>
          <table:table-cell table:formula="of:=IF([.F79]-[.I79]&gt;= PI(); [.F79]-[.I79] - 2*PI(); [.F79]-[.I79])" office:value-type="float" office:value="-0.0130832193778773" calcext:value-type="float">
            <text:p/>
          </table:table-cell>
          <table:table-cell table:formula="of:=[.G79]-[.J79]" office:value-type="float" office:value="-0.0922148906176927" calcext:value-type="float">
            <text:p/>
          </table:table-cell>
          <table:table-cell table:formula="of:=[.H79]-[.K79]" office:value-type="float" office:value="0.020034496890707" calcext:value-type="float">
            <text:p/>
          </table:table-cell>
          <table:table-cell table:formula="of:=[.I79]-[.L79]" office:value-type="float" office:value="0.0147214259368784" calcext:value-type="float">
            <text:p/>
          </table:table-cell>
          <table:table-cell/>
          <table:table-cell table:formula="of:=SQRT([.N79]^2+[.O79]^2)" office:value-type="float" office:value="0.0270444186892338" calcext:value-type="float">
            <text:p/>
          </table:table-cell>
          <table:table-cell table:formula="of:=SQRT([.Q79]^2+[.R79]^2)" office:value-type="float" office:value="0.0943661333175032" calcext:value-type="float">
            <text:p/>
          </table:table-cell>
          <table:table-cell table:number-columns-repeated="1002"/>
        </table:table-row>
        <table:table-row table:style-name="ro1">
          <table:table-cell table:formula="of:=[.A79]+1" office:value-type="float" office:value="76" calcext:value-type="float">
            <text:p/>
          </table:table-cell>
          <table:table-cell office:value-type="float" office:value="0.539553225040436" calcext:value-type="float">
            <text:p>0.539553225040436</text:p>
          </table:table-cell>
          <table:table-cell office:value-type="float" office:value="0.00711666420102119" calcext:value-type="float">
            <text:p>0.00711666420102119</text:p>
          </table:table-cell>
          <table:table-cell office:value-type="float" office:value="-0.875065565109253" calcext:value-type="float">
            <text:p>-0.875065565109253</text:p>
          </table:table-cell>
          <table:table-cell office:value-type="float" office:value="0.547882497310638" calcext:value-type="float">
            <text:p>0.547882497310638</text:p>
          </table:table-cell>
          <table:table-cell office:value-type="float" office:value="-0.100887954235077" calcext:value-type="float">
            <text:p>-0.100887954235077</text:p>
          </table:table-cell>
          <table:table-cell office:value-type="float" office:value="-0.901047164269567" calcext:value-type="float">
            <text:p>-0.901047164269567</text:p>
          </table:table-cell>
          <table:table-cell office:value-type="float" office:value="0.539768078282086" calcext:value-type="float">
            <text:p>0.539768078282086</text:p>
          </table:table-cell>
          <table:table-cell office:value-type="float" office:value="-0.0892766701224665" calcext:value-type="float">
            <text:p>-0.0892766701224665</text:p>
          </table:table-cell>
          <table:table-cell office:value-type="float" office:value="-0.808862342674829" calcext:value-type="float">
            <text:p>-0.808862342674829</text:p>
          </table:table-cell>
          <table:table-cell office:value-type="float" office:value="0.519435250601403" calcext:value-type="float">
            <text:p>0.519435250601403</text:p>
          </table:table-cell>
          <table:table-cell office:value-type="float" office:value="-0.10185884730774" calcext:value-type="float">
            <text:p>-0.10185884730774</text:p>
          </table:table-cell>
          <table:table-cell/>
          <table:table-cell table:formula="of:=[.D80]-[.G80]" office:value-type="float" office:value="0.0259815991603142" calcext:value-type="float">
            <text:p/>
          </table:table-cell>
          <table:table-cell table:formula="of:=[.E80]-[.H80]" office:value-type="float" office:value="0.00811441902855281" calcext:value-type="float">
            <text:p/>
          </table:table-cell>
          <table:table-cell table:formula="of:=IF([.F80]-[.I80]&gt;= PI(); [.F80]-[.I80] - 2*PI(); [.F80]-[.I80])" office:value-type="float" office:value="-0.0116112841126104" calcext:value-type="float">
            <text:p/>
          </table:table-cell>
          <table:table-cell table:formula="of:=[.G80]-[.J80]" office:value-type="float" office:value="-0.0921848215947384" calcext:value-type="float">
            <text:p/>
          </table:table-cell>
          <table:table-cell table:formula="of:=[.H80]-[.K80]" office:value-type="float" office:value="0.0203328276806823" calcext:value-type="float">
            <text:p/>
          </table:table-cell>
          <table:table-cell table:formula="of:=[.I80]-[.L80]" office:value-type="float" office:value="0.0125821771852738" calcext:value-type="float">
            <text:p/>
          </table:table-cell>
          <table:table-cell/>
          <table:table-cell table:formula="of:=SQRT([.N80]^2+[.O80]^2)" office:value-type="float" office:value="0.0272192448664209" calcext:value-type="float">
            <text:p/>
          </table:table-cell>
          <table:table-cell table:formula="of:=SQRT([.Q80]^2+[.R80]^2)" office:value-type="float" office:value="0.0944005572756118" calcext:value-type="float">
            <text:p/>
          </table:table-cell>
          <table:table-cell table:number-columns-repeated="1002"/>
        </table:table-row>
        <table:table-row table:style-name="ro1">
          <table:table-cell table:formula="of:=[.A80]+1" office:value-type="float" office:value="77" calcext:value-type="float">
            <text:p/>
          </table:table-cell>
          <table:table-cell office:value-type="float" office:value="0.539017677307129" calcext:value-type="float">
            <text:p>0.539017677307129</text:p>
          </table:table-cell>
          <table:table-cell office:value-type="float" office:value="0.0307946559041738" calcext:value-type="float">
            <text:p>0.0307946559041738</text:p>
          </table:table-cell>
          <table:table-cell office:value-type="float" office:value="-0.853566944599152" calcext:value-type="float">
            <text:p>-0.853566944599152</text:p>
          </table:table-cell>
          <table:table-cell office:value-type="float" office:value="0.546085119247437" calcext:value-type="float">
            <text:p>0.546085119247437</text:p>
          </table:table-cell>
          <table:table-cell office:value-type="float" office:value="-0.100661844015121" calcext:value-type="float">
            <text:p>-0.100661844015121</text:p>
          </table:table-cell>
          <table:table-cell office:value-type="float" office:value="-0.879572323031736" calcext:value-type="float">
            <text:p>-0.879572323031736</text:p>
          </table:table-cell>
          <table:table-cell office:value-type="float" office:value="0.536828205964351" calcext:value-type="float">
            <text:p>0.536828205964351</text:p>
          </table:table-cell>
          <table:table-cell office:value-type="float" office:value="-0.0894084165411188" calcext:value-type="float">
            <text:p>-0.0894084165411188</text:p>
          </table:table-cell>
          <table:table-cell office:value-type="float" office:value="-0.787413387502653" calcext:value-type="float">
            <text:p>-0.787413387502653</text:p>
          </table:table-cell>
          <table:table-cell office:value-type="float" office:value="0.517242897449812" calcext:value-type="float">
            <text:p>0.517242897449812</text:p>
          </table:table-cell>
          <table:table-cell office:value-type="float" office:value="-0.100627061071573" calcext:value-type="float">
            <text:p>-0.100627061071573</text:p>
          </table:table-cell>
          <table:table-cell/>
          <table:table-cell table:formula="of:=[.D81]-[.G81]" office:value-type="float" office:value="0.0260053784325845" calcext:value-type="float">
            <text:p/>
          </table:table-cell>
          <table:table-cell table:formula="of:=[.E81]-[.H81]" office:value-type="float" office:value="0.0092569132830852" calcext:value-type="float">
            <text:p/>
          </table:table-cell>
          <table:table-cell table:formula="of:=IF([.F81]-[.I81]&gt;= PI(); [.F81]-[.I81] - 2*PI(); [.F81]-[.I81])" office:value-type="float" office:value="-0.0112534274740027" calcext:value-type="float">
            <text:p/>
          </table:table-cell>
          <table:table-cell table:formula="of:=[.G81]-[.J81]" office:value-type="float" office:value="-0.0921589355290836" calcext:value-type="float">
            <text:p/>
          </table:table-cell>
          <table:table-cell table:formula="of:=[.H81]-[.K81]" office:value-type="float" office:value="0.0195853085145397" calcext:value-type="float">
            <text:p/>
          </table:table-cell>
          <table:table-cell table:formula="of:=[.I81]-[.L81]" office:value-type="float" office:value="0.0112186445304546" calcext:value-type="float">
            <text:p/>
          </table:table-cell>
          <table:table-cell/>
          <table:table-cell table:formula="of:=SQRT([.N81]^2+[.O81]^2)" office:value-type="float" office:value="0.0276038068199387" calcext:value-type="float">
            <text:p/>
          </table:table-cell>
          <table:table-cell table:formula="of:=SQRT([.Q81]^2+[.R81]^2)" office:value-type="float" office:value="0.0942170563510848" calcext:value-type="float">
            <text:p/>
          </table:table-cell>
          <table:table-cell table:number-columns-repeated="1002"/>
        </table:table-row>
        <table:table-row table:style-name="ro1">
          <table:table-cell table:formula="of:=[.A81]+1" office:value-type="float" office:value="78" calcext:value-type="float">
            <text:p/>
          </table:table-cell>
          <table:table-cell office:value-type="float" office:value="0.542001128196716" calcext:value-type="float">
            <text:p>0.542001128196716</text:p>
          </table:table-cell>
          <table:table-cell office:value-type="float" office:value="0.00290463119745254" calcext:value-type="float">
            <text:p>0.00290463119745254</text:p>
          </table:table-cell>
          <table:table-cell office:value-type="float" office:value="-0.832063674926758" calcext:value-type="float">
            <text:p>-0.832063674926758</text:p>
          </table:table-cell>
          <table:table-cell office:value-type="float" office:value="0.544074177742004" calcext:value-type="float">
            <text:p>0.544074177742004</text:p>
          </table:table-cell>
          <table:table-cell office:value-type="float" office:value="-0.0996675491333008" calcext:value-type="float">
            <text:p>-0.0996675491333008</text:p>
          </table:table-cell>
          <table:table-cell office:value-type="float" office:value="-0.857978873870845" calcext:value-type="float">
            <text:p>-0.857978873870845</text:p>
          </table:table-cell>
          <table:table-cell office:value-type="float" office:value="0.536862873313268" calcext:value-type="float">
            <text:p>0.536862873313268</text:p>
          </table:table-cell>
          <table:table-cell office:value-type="float" office:value="-0.0878346648768007" calcext:value-type="float">
            <text:p>-0.0878346648768007</text:p>
          </table:table-cell>
          <table:table-cell office:value-type="float" office:value="-0.765843013744562" calcext:value-type="float">
            <text:p>-0.765843013744562</text:p>
          </table:table-cell>
          <table:table-cell office:value-type="float" office:value="0.515064978102657" calcext:value-type="float">
            <text:p>0.515064978102657</text:p>
          </table:table-cell>
          <table:table-cell office:value-type="float" office:value="-0.100510875823675" calcext:value-type="float">
            <text:p>-0.100510875823675</text:p>
          </table:table-cell>
          <table:table-cell/>
          <table:table-cell table:formula="of:=[.D82]-[.G82]" office:value-type="float" office:value="0.0259151989440872" calcext:value-type="float">
            <text:p/>
          </table:table-cell>
          <table:table-cell table:formula="of:=[.E82]-[.H82]" office:value-type="float" office:value="0.00721130442873685" calcext:value-type="float">
            <text:p/>
          </table:table-cell>
          <table:table-cell table:formula="of:=IF([.F82]-[.I82]&gt;= PI(); [.F82]-[.I82] - 2*PI(); [.F82]-[.I82])" office:value-type="float" office:value="-0.0118328842565001" calcext:value-type="float">
            <text:p/>
          </table:table-cell>
          <table:table-cell table:formula="of:=[.G82]-[.J82]" office:value-type="float" office:value="-0.0921358601262827" calcext:value-type="float">
            <text:p/>
          </table:table-cell>
          <table:table-cell table:formula="of:=[.H82]-[.K82]" office:value-type="float" office:value="0.0217978952106102" calcext:value-type="float">
            <text:p/>
          </table:table-cell>
          <table:table-cell table:formula="of:=[.I82]-[.L82]" office:value-type="float" office:value="0.0126762109468746" calcext:value-type="float">
            <text:p/>
          </table:table-cell>
          <table:table-cell/>
          <table:table-cell table:formula="of:=SQRT([.N82]^2+[.O82]^2)" office:value-type="float" office:value="0.0268998224506323" calcext:value-type="float">
            <text:p/>
          </table:table-cell>
          <table:table-cell table:formula="of:=SQRT([.Q82]^2+[.R82]^2)" office:value-type="float" office:value="0.0946792741671728" calcext:value-type="float">
            <text:p/>
          </table:table-cell>
          <table:table-cell table:number-columns-repeated="1002"/>
        </table:table-row>
        <table:table-row table:style-name="ro1">
          <table:table-cell table:formula="of:=[.A82]+1" office:value-type="float" office:value="79" calcext:value-type="float">
            <text:p/>
          </table:table-cell>
          <table:table-cell office:value-type="float" office:value="0.542871832847595" calcext:value-type="float">
            <text:p>0.542871832847595</text:p>
          </table:table-cell>
          <table:table-cell office:value-type="float" office:value="0.0803283751010895" calcext:value-type="float">
            <text:p>0.0803283751010895</text:p>
          </table:table-cell>
          <table:table-cell office:value-type="float" office:value="-0.810528755187988" calcext:value-type="float">
            <text:p>-0.810528755187988</text:p>
          </table:table-cell>
          <table:table-cell office:value-type="float" office:value="0.541605830192566" calcext:value-type="float">
            <text:p>0.541605830192566</text:p>
          </table:table-cell>
          <table:table-cell office:value-type="float" office:value="-0.09804467856884" calcext:value-type="float">
            <text:p>-0.09804467856884</text:p>
          </table:table-cell>
          <table:table-cell office:value-type="float" office:value="-0.83334891058111" calcext:value-type="float">
            <text:p>-0.83334891058111</text:p>
          </table:table-cell>
          <table:table-cell office:value-type="float" office:value="0.522968793273952" calcext:value-type="float">
            <text:p>0.522968793273952</text:p>
          </table:table-cell>
          <table:table-cell office:value-type="float" office:value="-0.0956801902685624" calcext:value-type="float">
            <text:p>-0.0956801902685624</text:p>
          </table:table-cell>
          <table:table-cell office:value-type="float" office:value="-0.744237734680635" calcext:value-type="float">
            <text:p>-0.744237734680635</text:p>
          </table:table-cell>
          <table:table-cell office:value-type="float" office:value="0.512886070209079" calcext:value-type="float">
            <text:p>0.512886070209079</text:p>
          </table:table-cell>
          <table:table-cell office:value-type="float" office:value="-0.0972977408196317" calcext:value-type="float">
            <text:p>-0.0972977408196317</text:p>
          </table:table-cell>
          <table:table-cell/>
          <table:table-cell table:formula="of:=[.D83]-[.G83]" office:value-type="float" office:value="0.022820155393122" calcext:value-type="float">
            <text:p/>
          </table:table-cell>
          <table:table-cell table:formula="of:=[.E83]-[.H83]" office:value-type="float" office:value="0.0186370369186137" calcext:value-type="float">
            <text:p/>
          </table:table-cell>
          <table:table-cell table:formula="of:=IF([.F83]-[.I83]&gt;= PI(); [.F83]-[.I83] - 2*PI(); [.F83]-[.I83])" office:value-type="float" office:value="-0.00236448830027759" calcext:value-type="float">
            <text:p/>
          </table:table-cell>
          <table:table-cell table:formula="of:=[.G83]-[.J83]" office:value-type="float" office:value="-0.0891111759004754" calcext:value-type="float">
            <text:p/>
          </table:table-cell>
          <table:table-cell table:formula="of:=[.H83]-[.K83]" office:value-type="float" office:value="0.0100827230648732" calcext:value-type="float">
            <text:p/>
          </table:table-cell>
          <table:table-cell table:formula="of:=[.I83]-[.L83]" office:value-type="float" office:value="0.00161755055106926" calcext:value-type="float">
            <text:p/>
          </table:table-cell>
          <table:table-cell/>
          <table:table-cell table:formula="of:=SQRT([.N83]^2+[.O83]^2)" office:value-type="float" office:value="0.0294635136613406" calcext:value-type="float">
            <text:p/>
          </table:table-cell>
          <table:table-cell table:formula="of:=SQRT([.Q83]^2+[.R83]^2)" office:value-type="float" office:value="0.0896797801891172" calcext:value-type="float">
            <text:p/>
          </table:table-cell>
          <table:table-cell table:number-columns-repeated="1002"/>
        </table:table-row>
        <table:table-row table:style-name="ro1">
          <table:table-cell table:formula="of:=[.A83]+1" office:value-type="float" office:value="80" calcext:value-type="float">
            <text:p/>
          </table:table-cell>
          <table:table-cell office:value-type="float" office:value="0.540763258934021" calcext:value-type="float">
            <text:p>0.540763258934021</text:p>
          </table:table-cell>
          <table:table-cell office:value-type="float" office:value="0.102851271629334" calcext:value-type="float">
            <text:p>0.102851271629334</text:p>
          </table:table-cell>
          <table:table-cell office:value-type="float" office:value="-0.788978755474091" calcext:value-type="float">
            <text:p>-0.788978755474091</text:p>
          </table:table-cell>
          <table:table-cell office:value-type="float" office:value="0.539321660995483" calcext:value-type="float">
            <text:p>0.539321660995483</text:p>
          </table:table-cell>
          <table:table-cell office:value-type="float" office:value="-0.0950153172016144" calcext:value-type="float">
            <text:p>-0.0950153172016144</text:p>
          </table:table-cell>
          <table:table-cell office:value-type="float" office:value="-0.811817315207783" calcext:value-type="float">
            <text:p>-0.811817315207783</text:p>
          </table:table-cell>
          <table:table-cell office:value-type="float" office:value="0.520902336349647" calcext:value-type="float">
            <text:p>0.520902336349647</text:p>
          </table:table-cell>
          <table:table-cell office:value-type="float" office:value="-0.0915661394033891" calcext:value-type="float">
            <text:p>-0.0915661394033891</text:p>
          </table:table-cell>
          <table:table-cell office:value-type="float" office:value="-0.722709510072764" calcext:value-type="float">
            <text:p>-0.722709510072764</text:p>
          </table:table-cell>
          <table:table-cell office:value-type="float" office:value="0.51078478755941" calcext:value-type="float">
            <text:p>0.51078478755941</text:p>
          </table:table-cell>
          <table:table-cell office:value-type="float" office:value="-0.0931836899544583" calcext:value-type="float">
            <text:p>-0.0931836899544583</text:p>
          </table:table-cell>
          <table:table-cell/>
          <table:table-cell table:formula="of:=[.D84]-[.G84]" office:value-type="float" office:value="0.0228385597336921" calcext:value-type="float">
            <text:p/>
          </table:table-cell>
          <table:table-cell table:formula="of:=[.E84]-[.H84]" office:value-type="float" office:value="0.0184193246458367" calcext:value-type="float">
            <text:p/>
          </table:table-cell>
          <table:table-cell table:formula="of:=IF([.F84]-[.I84]&gt;= PI(); [.F84]-[.I84] - 2*PI(); [.F84]-[.I84])" office:value-type="float" office:value="-0.00344917779822528" calcext:value-type="float">
            <text:p/>
          </table:table-cell>
          <table:table-cell table:formula="of:=[.G84]-[.J84]" office:value-type="float" office:value="-0.0891078051350183" calcext:value-type="float">
            <text:p/>
          </table:table-cell>
          <table:table-cell table:formula="of:=[.H84]-[.K84]" office:value-type="float" office:value="0.0101175487902363" calcext:value-type="float">
            <text:p/>
          </table:table-cell>
          <table:table-cell table:formula="of:=[.I84]-[.L84]" office:value-type="float" office:value="0.00161755055106924" calcext:value-type="float">
            <text:p/>
          </table:table-cell>
          <table:table-cell/>
          <table:table-cell table:formula="of:=SQRT([.N84]^2+[.O84]^2)" office:value-type="float" office:value="0.0293406089084421" calcext:value-type="float">
            <text:p/>
          </table:table-cell>
          <table:table-cell table:formula="of:=SQRT([.Q84]^2+[.R84]^2)" office:value-type="float" office:value="0.0896803530852951" calcext:value-type="float">
            <text:p/>
          </table:table-cell>
          <table:table-cell table:number-columns-repeated="1002"/>
        </table:table-row>
        <table:table-row table:style-name="ro1">
          <table:table-cell table:formula="of:=[.A84]+1" office:value-type="float" office:value="81" calcext:value-type="float">
            <text:p/>
          </table:table-cell>
          <table:table-cell office:value-type="float" office:value="0.541292309761047" calcext:value-type="float">
            <text:p>0.541292309761047</text:p>
          </table:table-cell>
          <table:table-cell office:value-type="float" office:value="0.0564353242516518" calcext:value-type="float">
            <text:p>0.0564353242516518</text:p>
          </table:table-cell>
          <table:table-cell office:value-type="float" office:value="-0.767482817173004" calcext:value-type="float">
            <text:p>-0.767482817173004</text:p>
          </table:table-cell>
          <table:table-cell office:value-type="float" office:value="0.537145733833313" calcext:value-type="float">
            <text:p>0.537145733833313</text:p>
          </table:table-cell>
          <table:table-cell office:value-type="float" office:value="-0.0913565158843994" calcext:value-type="float">
            <text:p>-0.0913565158843994</text:p>
          </table:table-cell>
          <table:table-cell office:value-type="float" office:value="-0.790256327184852" calcext:value-type="float">
            <text:p>-0.790256327184852</text:p>
          </table:table-cell>
          <table:table-cell office:value-type="float" office:value="0.518922543722788" calcext:value-type="float">
            <text:p>0.518922543722788</text:p>
          </table:table-cell>
          <table:table-cell office:value-type="float" office:value="-0.089308726433323" calcext:value-type="float">
            <text:p>-0.089308726433323</text:p>
          </table:table-cell>
          <table:table-cell office:value-type="float" office:value="-0.701151752669923" calcext:value-type="float">
            <text:p>-0.701151752669923</text:p>
          </table:table-cell>
          <table:table-cell office:value-type="float" office:value="0.508770121549735" calcext:value-type="float">
            <text:p>0.508770121549735</text:p>
          </table:table-cell>
          <table:table-cell office:value-type="float" office:value="-0.0909262769843923" calcext:value-type="float">
            <text:p>-0.0909262769843923</text:p>
          </table:table-cell>
          <table:table-cell/>
          <table:table-cell table:formula="of:=[.D85]-[.G85]" office:value-type="float" office:value="0.0227735100118478" calcext:value-type="float">
            <text:p/>
          </table:table-cell>
          <table:table-cell table:formula="of:=[.E85]-[.H85]" office:value-type="float" office:value="0.0182231901105253" calcext:value-type="float">
            <text:p/>
          </table:table-cell>
          <table:table-cell table:formula="of:=IF([.F85]-[.I85]&gt;= PI(); [.F85]-[.I85] - 2*PI(); [.F85]-[.I85])" office:value-type="float" office:value="-0.00204778945107636" calcext:value-type="float">
            <text:p/>
          </table:table-cell>
          <table:table-cell table:formula="of:=[.G85]-[.J85]" office:value-type="float" office:value="-0.0891045745149295" calcext:value-type="float">
            <text:p/>
          </table:table-cell>
          <table:table-cell table:formula="of:=[.H85]-[.K85]" office:value-type="float" office:value="0.0101524221730527" calcext:value-type="float">
            <text:p/>
          </table:table-cell>
          <table:table-cell table:formula="of:=[.I85]-[.L85]" office:value-type="float" office:value="0.00161755055106926" calcext:value-type="float">
            <text:p/>
          </table:table-cell>
          <table:table-cell/>
          <table:table-cell table:formula="of:=SQRT([.N85]^2+[.O85]^2)" office:value-type="float" office:value="0.029167060463202" calcext:value-type="float">
            <text:p/>
          </table:table-cell>
          <table:table-cell table:formula="of:=SQRT([.Q85]^2+[.R85]^2)" office:value-type="float" office:value="0.0896810842679018" calcext:value-type="float">
            <text:p/>
          </table:table-cell>
          <table:table-cell table:number-columns-repeated="1002"/>
        </table:table-row>
        <table:table-row table:style-name="ro1">
          <table:table-cell table:formula="of:=[.A85]+1" office:value-type="float" office:value="82" calcext:value-type="float">
            <text:p/>
          </table:table-cell>
          <table:table-cell office:value-type="float" office:value="0.54315197467804" calcext:value-type="float">
            <text:p>0.54315197467804</text:p>
          </table:table-cell>
          <table:table-cell office:value-type="float" office:value="0.0967576652765274" calcext:value-type="float">
            <text:p>0.0967576652765274</text:p>
          </table:table-cell>
          <table:table-cell office:value-type="float" office:value="-0.745914041996002" calcext:value-type="float">
            <text:p>-0.745914041996002</text:p>
          </table:table-cell>
          <table:table-cell office:value-type="float" office:value="0.535011947154999" calcext:value-type="float">
            <text:p>0.535011947154999</text:p>
          </table:table-cell>
          <table:table-cell office:value-type="float" office:value="-0.0875102952122689" calcext:value-type="float">
            <text:p>-0.0875102952122689</text:p>
          </table:table-cell>
          <table:table-cell office:value-type="float" office:value="-0.768616834754353" calcext:value-type="float">
            <text:p>-0.768616834754353</text:p>
          </table:table-cell>
          <table:table-cell office:value-type="float" office:value="0.5169847936086" calcext:value-type="float">
            <text:p>0.5169847936086</text:p>
          </table:table-cell>
          <table:table-cell office:value-type="float" office:value="-0.0854384198222619" calcext:value-type="float">
            <text:p>-0.0854384198222619</text:p>
          </table:table-cell>
          <table:table-cell office:value-type="float" office:value="-0.679515422956355" calcext:value-type="float">
            <text:p>-0.679515422956355</text:p>
          </table:table-cell>
          <table:table-cell office:value-type="float" office:value="0.506797371012937" calcext:value-type="float">
            <text:p>0.506797371012937</text:p>
          </table:table-cell>
          <table:table-cell office:value-type="float" office:value="-0.0870559703733312" calcext:value-type="float">
            <text:p>-0.0870559703733312</text:p>
          </table:table-cell>
          <table:table-cell/>
          <table:table-cell table:formula="of:=[.D86]-[.G86]" office:value-type="float" office:value="0.0227027927583512" calcext:value-type="float">
            <text:p/>
          </table:table-cell>
          <table:table-cell table:formula="of:=[.E86]-[.H86]" office:value-type="float" office:value="0.0180271535463987" calcext:value-type="float">
            <text:p/>
          </table:table-cell>
          <table:table-cell table:formula="of:=IF([.F86]-[.I86]&gt;= PI(); [.F86]-[.I86] - 2*PI(); [.F86]-[.I86])" office:value-type="float" office:value="-0.0020718753900069" calcext:value-type="float">
            <text:p/>
          </table:table-cell>
          <table:table-cell table:formula="of:=[.G86]-[.J86]" office:value-type="float" office:value="-0.0891014117979985" calcext:value-type="float">
            <text:p/>
          </table:table-cell>
          <table:table-cell table:formula="of:=[.H86]-[.K86]" office:value-type="float" office:value="0.0101874225956627" calcext:value-type="float">
            <text:p/>
          </table:table-cell>
          <table:table-cell table:formula="of:=[.I86]-[.L86]" office:value-type="float" office:value="0.00161755055106926" calcext:value-type="float">
            <text:p/>
          </table:table-cell>
          <table:table-cell/>
          <table:table-cell table:formula="of:=SQRT([.N86]^2+[.O86]^2)" office:value-type="float" office:value="0.0289895681929566" calcext:value-type="float">
            <text:p/>
          </table:table-cell>
          <table:table-cell table:formula="of:=SQRT([.Q86]^2+[.R86]^2)" office:value-type="float" office:value="0.0896819110163199" calcext:value-type="float">
            <text:p/>
          </table:table-cell>
          <table:table-cell table:number-columns-repeated="1002"/>
        </table:table-row>
        <table:table-row table:style-name="ro1">
          <table:table-cell table:formula="of:=[.A86]+1" office:value-type="float" office:value="83" calcext:value-type="float">
            <text:p/>
          </table:table-cell>
          <table:table-cell office:value-type="float" office:value="0.541516244411469" calcext:value-type="float">
            <text:p>0.541516244411469</text:p>
          </table:table-cell>
          <table:table-cell office:value-type="float" office:value="0.099285289645195" calcext:value-type="float">
            <text:p>0.099285289645195</text:p>
          </table:table-cell>
          <table:table-cell office:value-type="float" office:value="-0.724283158779144" calcext:value-type="float">
            <text:p>-0.724283158779144</text:p>
          </table:table-cell>
          <table:table-cell office:value-type="float" office:value="0.533043801784515" calcext:value-type="float">
            <text:p>0.533043801784515</text:p>
          </table:table-cell>
          <table:table-cell office:value-type="float" office:value="-0.0834810584783554" calcext:value-type="float">
            <text:p>-0.0834810584783554</text:p>
          </table:table-cell>
          <table:table-cell office:value-type="float" office:value="-0.747035195275554" calcext:value-type="float">
            <text:p>-0.747035195275554</text:p>
          </table:table-cell>
          <table:table-cell office:value-type="float" office:value="0.5151363926387" calcext:value-type="float">
            <text:p>0.5151363926387</text:p>
          </table:table-cell>
          <table:table-cell office:value-type="float" office:value="-0.0814670082364542" calcext:value-type="float">
            <text:p>-0.0814670082364542</text:p>
          </table:table-cell>
          <table:table-cell office:value-type="float" office:value="-0.657936801592107" calcext:value-type="float">
            <text:p>-0.657936801592107</text:p>
          </table:table-cell>
          <table:table-cell office:value-type="float" office:value="0.504914063083571" calcext:value-type="float">
            <text:p>0.504914063083571</text:p>
          </table:table-cell>
          <table:table-cell office:value-type="float" office:value="-0.0830845587875234" calcext:value-type="float">
            <text:p>-0.0830845587875234</text:p>
          </table:table-cell>
          <table:table-cell/>
          <table:table-cell table:formula="of:=[.D87]-[.G87]" office:value-type="float" office:value="0.0227520364964094" calcext:value-type="float">
            <text:p/>
          </table:table-cell>
          <table:table-cell table:formula="of:=[.E87]-[.H87]" office:value-type="float" office:value="0.0179074091458149" calcext:value-type="float">
            <text:p/>
          </table:table-cell>
          <table:table-cell table:formula="of:=IF([.F87]-[.I87]&gt;= PI(); [.F87]-[.I87] - 2*PI(); [.F87]-[.I87])" office:value-type="float" office:value="-0.00201405024190124" calcext:value-type="float">
            <text:p/>
          </table:table-cell>
          <table:table-cell table:formula="of:=[.G87]-[.J87]" office:value-type="float" office:value="-0.089098393683447" calcext:value-type="float">
            <text:p/>
          </table:table-cell>
          <table:table-cell table:formula="of:=[.H87]-[.K87]" office:value-type="float" office:value="0.0102223295551294" calcext:value-type="float">
            <text:p/>
          </table:table-cell>
          <table:table-cell table:formula="of:=[.I87]-[.L87]" office:value-type="float" office:value="0.00161755055106923" calcext:value-type="float">
            <text:p/>
          </table:table-cell>
          <table:table-cell/>
          <table:table-cell table:formula="of:=SQRT([.N87]^2+[.O87]^2)" office:value-type="float" office:value="0.0289539369870414" calcext:value-type="float">
            <text:p/>
          </table:table-cell>
          <table:table-cell table:formula="of:=SQRT([.Q87]^2+[.R87]^2)" office:value-type="float" office:value="0.0896828845349221" calcext:value-type="float">
            <text:p/>
          </table:table-cell>
          <table:table-cell table:number-columns-repeated="1002"/>
        </table:table-row>
        <table:table-row table:style-name="ro1">
          <table:table-cell table:formula="of:=[.A87]+1" office:value-type="float" office:value="84" calcext:value-type="float">
            <text:p/>
          </table:table-cell>
          <table:table-cell office:value-type="float" office:value="0.541193068027496" calcext:value-type="float">
            <text:p>0.541193068027496</text:p>
          </table:table-cell>
          <table:table-cell office:value-type="float" office:value="0.0681181848049164" calcext:value-type="float">
            <text:p>0.0681181848049164</text:p>
          </table:table-cell>
          <table:table-cell office:value-type="float" office:value="-0.702728748321533" calcext:value-type="float">
            <text:p>-0.702728748321533</text:p>
          </table:table-cell>
          <table:table-cell office:value-type="float" office:value="0.531143724918366" calcext:value-type="float">
            <text:p>0.531143724918366</text:p>
          </table:table-cell>
          <table:table-cell office:value-type="float" office:value="-0.0798506736755371" calcext:value-type="float">
            <text:p>-0.0798506736755371</text:p>
          </table:table-cell>
          <table:table-cell office:value-type="float" office:value="-0.72545926943026" calcext:value-type="float">
            <text:p>-0.72545926943026</text:p>
          </table:table-cell>
          <table:table-cell office:value-type="float" office:value="0.513374767557135" calcext:value-type="float">
            <text:p>0.513374767557135</text:p>
          </table:table-cell>
          <table:table-cell office:value-type="float" office:value="-0.0787422808442575" calcext:value-type="float">
            <text:p>-0.0787422808442575</text:p>
          </table:table-cell>
          <table:table-cell office:value-type="float" office:value="-0.636363753489565" calcext:value-type="float">
            <text:p>-0.636363753489565</text:p>
          </table:table-cell>
          <table:table-cell office:value-type="float" office:value="0.503117540171103" calcext:value-type="float">
            <text:p>0.503117540171103</text:p>
          </table:table-cell>
          <table:table-cell office:value-type="float" office:value="-0.0803598313953267" calcext:value-type="float">
            <text:p>-0.0803598313953267</text:p>
          </table:table-cell>
          <table:table-cell/>
          <table:table-cell table:formula="of:=[.D88]-[.G88]" office:value-type="float" office:value="0.0227305211087266" calcext:value-type="float">
            <text:p/>
          </table:table-cell>
          <table:table-cell table:formula="of:=[.E88]-[.H88]" office:value-type="float" office:value="0.0177689573612303" calcext:value-type="float">
            <text:p/>
          </table:table-cell>
          <table:table-cell table:formula="of:=IF([.F88]-[.I88]&gt;= PI(); [.F88]-[.I88] - 2*PI(); [.F88]-[.I88])" office:value-type="float" office:value="-0.00110839283127964" calcext:value-type="float">
            <text:p/>
          </table:table-cell>
          <table:table-cell table:formula="of:=[.G88]-[.J88]" office:value-type="float" office:value="-0.0890955159406953" calcext:value-type="float">
            <text:p/>
          </table:table-cell>
          <table:table-cell table:formula="of:=[.H88]-[.K88]" office:value-type="float" office:value="0.0102572273860321" calcext:value-type="float">
            <text:p/>
          </table:table-cell>
          <table:table-cell table:formula="of:=[.I88]-[.L88]" office:value-type="float" office:value="0.00161755055106924" calcext:value-type="float">
            <text:p/>
          </table:table-cell>
          <table:table-cell/>
          <table:table-cell table:formula="of:=SQRT([.N88]^2+[.O88]^2)" office:value-type="float" office:value="0.0288515586334515" calcext:value-type="float">
            <text:p/>
          </table:table-cell>
          <table:table-cell table:formula="of:=SQRT([.Q88]^2+[.R88]^2)" office:value-type="float" office:value="0.0896840101377467" calcext:value-type="float">
            <text:p/>
          </table:table-cell>
          <table:table-cell table:number-columns-repeated="1002"/>
        </table:table-row>
        <table:table-row table:style-name="ro1">
          <table:table-cell table:formula="of:=[.A88]+1" office:value-type="float" office:value="85" calcext:value-type="float">
            <text:p/>
          </table:table-cell>
          <table:table-cell office:value-type="float" office:value="0.541667401790619" calcext:value-type="float">
            <text:p>0.541667401790619</text:p>
          </table:table-cell>
          <table:table-cell office:value-type="float" office:value="0.111732661724091" calcext:value-type="float">
            <text:p>0.111732661724091</text:p>
          </table:table-cell>
          <table:table-cell office:value-type="float" office:value="-0.681194841861725" calcext:value-type="float">
            <text:p>-0.681194841861725</text:p>
          </table:table-cell>
          <table:table-cell office:value-type="float" office:value="0.528685390949249" calcext:value-type="float">
            <text:p>0.528685390949249</text:p>
          </table:table-cell>
          <table:table-cell office:value-type="float" office:value="-0.0769578069448471" calcext:value-type="float">
            <text:p>-0.0769578069448471</text:p>
          </table:table-cell>
          <table:table-cell office:value-type="float" office:value="-0.703859709173847" calcext:value-type="float">
            <text:p>-0.703859709173847</text:p>
          </table:table-cell>
          <table:table-cell office:value-type="float" office:value="0.511670444996779" calcext:value-type="float">
            <text:p>0.511670444996779</text:p>
          </table:table-cell>
          <table:table-cell office:value-type="float" office:value="-0.0742729743752939" calcext:value-type="float">
            <text:p>-0.0742729743752939</text:p>
          </table:table-cell>
          <table:table-cell office:value-type="float" office:value="-0.614766978317138" calcext:value-type="float">
            <text:p>-0.614766978317138</text:p>
          </table:table-cell>
          <table:table-cell office:value-type="float" office:value="0.501378281475041" calcext:value-type="float">
            <text:p>0.501378281475041</text:p>
          </table:table-cell>
          <table:table-cell office:value-type="float" office:value="-0.0758905249263631" calcext:value-type="float">
            <text:p>-0.0758905249263631</text:p>
          </table:table-cell>
          <table:table-cell/>
          <table:table-cell table:formula="of:=[.D89]-[.G89]" office:value-type="float" office:value="0.0226648673121219" calcext:value-type="float">
            <text:p/>
          </table:table-cell>
          <table:table-cell table:formula="of:=[.E89]-[.H89]" office:value-type="float" office:value="0.0170149459524706" calcext:value-type="float">
            <text:p/>
          </table:table-cell>
          <table:table-cell table:formula="of:=IF([.F89]-[.I89]&gt;= PI(); [.F89]-[.I89] - 2*PI(); [.F89]-[.I89])" office:value-type="float" office:value="-0.00268483256955325" calcext:value-type="float">
            <text:p/>
          </table:table-cell>
          <table:table-cell table:formula="of:=[.G89]-[.J89]" office:value-type="float" office:value="-0.0890927308567085" calcext:value-type="float">
            <text:p/>
          </table:table-cell>
          <table:table-cell table:formula="of:=[.H89]-[.K89]" office:value-type="float" office:value="0.010292163521738" calcext:value-type="float">
            <text:p/>
          </table:table-cell>
          <table:table-cell table:formula="of:=[.I89]-[.L89]" office:value-type="float" office:value="0.00161755055106926" calcext:value-type="float">
            <text:p/>
          </table:table-cell>
          <table:table-cell/>
          <table:table-cell table:formula="of:=SQRT([.N89]^2+[.O89]^2)" office:value-type="float" office:value="0.0283408644194489" calcext:value-type="float">
            <text:p/>
          </table:table-cell>
          <table:table-cell table:formula="of:=SQRT([.Q89]^2+[.R89]^2)" office:value-type="float" office:value="0.089685245840462" calcext:value-type="float">
            <text:p/>
          </table:table-cell>
          <table:table-cell table:number-columns-repeated="1002"/>
        </table:table-row>
        <table:table-row table:style-name="ro1">
          <table:table-cell table:formula="of:=[.A89]+1" office:value-type="float" office:value="86" calcext:value-type="float">
            <text:p/>
          </table:table-cell>
          <table:table-cell office:value-type="float" office:value="0.540590107440949" calcext:value-type="float">
            <text:p>0.540590107440949</text:p>
          </table:table-cell>
          <table:table-cell office:value-type="float" office:value="0.122669950127602" calcext:value-type="float">
            <text:p>0.122669950127602</text:p>
          </table:table-cell>
          <table:table-cell office:value-type="float" office:value="-0.659630954265595" calcext:value-type="float">
            <text:p>-0.659630954265595</text:p>
          </table:table-cell>
          <table:table-cell office:value-type="float" office:value="0.527038395404816" calcext:value-type="float">
            <text:p>0.527038395404816</text:p>
          </table:table-cell>
          <table:table-cell office:value-type="float" office:value="-0.0720014795660973" calcext:value-type="float">
            <text:p>-0.0720014795660973</text:p>
          </table:table-cell>
          <table:table-cell office:value-type="float" office:value="-0.682295720496236" calcext:value-type="float">
            <text:p>-0.682295720496236</text:p>
          </table:table-cell>
          <table:table-cell office:value-type="float" office:value="0.509066271642605" calcext:value-type="float">
            <text:p>0.509066271642605</text:p>
          </table:table-cell>
          <table:table-cell office:value-type="float" office:value="-0.0709241323251592" calcext:value-type="float">
            <text:p>-0.0709241323251592</text:p>
          </table:table-cell>
          <table:table-cell office:value-type="float" office:value="-0.593205613327404" calcext:value-type="float">
            <text:p>-0.593205613327404</text:p>
          </table:table-cell>
          <table:table-cell office:value-type="float" office:value="0.499738829554334" calcext:value-type="float">
            <text:p>0.499738829554334</text:p>
          </table:table-cell>
          <table:table-cell office:value-type="float" office:value="-0.070983726921259" calcext:value-type="float">
            <text:p>-0.070983726921259</text:p>
          </table:table-cell>
          <table:table-cell/>
          <table:table-cell table:formula="of:=[.D90]-[.G90]" office:value-type="float" office:value="0.0226647662306412" calcext:value-type="float">
            <text:p/>
          </table:table-cell>
          <table:table-cell table:formula="of:=[.E90]-[.H90]" office:value-type="float" office:value="0.0179721237622108" calcext:value-type="float">
            <text:p/>
          </table:table-cell>
          <table:table-cell table:formula="of:=IF([.F90]-[.I90]&gt;= PI(); [.F90]-[.I90] - 2*PI(); [.F90]-[.I90])" office:value-type="float" office:value="-0.00107734724093807" calcext:value-type="float">
            <text:p/>
          </table:table-cell>
          <table:table-cell table:formula="of:=[.G90]-[.J90]" office:value-type="float" office:value="-0.0890901071688313" calcext:value-type="float">
            <text:p/>
          </table:table-cell>
          <table:table-cell table:formula="of:=[.H90]-[.K90]" office:value-type="float" office:value="0.00932744208827074" calcext:value-type="float">
            <text:p/>
          </table:table-cell>
          <table:table-cell table:formula="of:=[.I90]-[.L90]" office:value-type="float" office:value="0.0000595945960998462" calcext:value-type="float">
            <text:p/>
          </table:table-cell>
          <table:table-cell/>
          <table:table-cell table:formula="of:=SQRT([.N90]^2+[.O90]^2)" office:value-type="float" office:value="0.0289255745113876" calcext:value-type="float">
            <text:p/>
          </table:table-cell>
          <table:table-cell table:formula="of:=SQRT([.Q90]^2+[.R90]^2)" office:value-type="float" office:value="0.0895770527047183" calcext:value-type="float">
            <text:p/>
          </table:table-cell>
          <table:table-cell table:number-columns-repeated="1002"/>
        </table:table-row>
        <table:table-row table:style-name="ro1">
          <table:table-cell table:formula="of:=[.A90]+1" office:value-type="float" office:value="87" calcext:value-type="float">
            <text:p/>
          </table:table-cell>
          <table:table-cell office:value-type="float" office:value="0.540608942508698" calcext:value-type="float">
            <text:p>0.540608942508698</text:p>
          </table:table-cell>
          <table:table-cell office:value-type="float" office:value="0.0921132415533066" calcext:value-type="float">
            <text:p>0.0921132415533066</text:p>
          </table:table-cell>
          <table:table-cell office:value-type="float" office:value="-0.6380854845047" calcext:value-type="float">
            <text:p>-0.6380854845047</text:p>
          </table:table-cell>
          <table:table-cell office:value-type="float" office:value="0.524912595748901" calcext:value-type="float">
            <text:p>0.524912595748901</text:p>
          </table:table-cell>
          <table:table-cell office:value-type="float" office:value="-0.0684296116232872" calcext:value-type="float">
            <text:p>-0.0684296116232872</text:p>
          </table:table-cell>
          <table:table-cell office:value-type="float" office:value="-0.66072572777506" calcext:value-type="float">
            <text:p>-0.66072572777506</text:p>
          </table:table-cell>
          <table:table-cell office:value-type="float" office:value="0.507533868314155" calcext:value-type="float">
            <text:p>0.507533868314155</text:p>
          </table:table-cell>
          <table:table-cell office:value-type="float" office:value="-0.0672396026630269" calcext:value-type="float">
            <text:p>-0.0672396026630269</text:p>
          </table:table-cell>
          <table:table-cell office:value-type="float" office:value="-0.57163571196749" calcext:value-type="float">
            <text:p>-0.57163571196749</text:p>
          </table:table-cell>
          <table:table-cell office:value-type="float" office:value="0.498205140773603" calcext:value-type="float">
            <text:p>0.498205140773603</text:p>
          </table:table-cell>
          <table:table-cell office:value-type="float" office:value="-0.0672991972591268" calcext:value-type="float">
            <text:p>-0.0672991972591268</text:p>
          </table:table-cell>
          <table:table-cell/>
          <table:table-cell table:formula="of:=[.D91]-[.G91]" office:value-type="float" office:value="0.0226402432703606" calcext:value-type="float">
            <text:p/>
          </table:table-cell>
          <table:table-cell table:formula="of:=[.E91]-[.H91]" office:value-type="float" office:value="0.0173787274347459" calcext:value-type="float">
            <text:p/>
          </table:table-cell>
          <table:table-cell table:formula="of:=IF([.F91]-[.I91]&gt;= PI(); [.F91]-[.I91] - 2*PI(); [.F91]-[.I91])" office:value-type="float" office:value="-0.00119000896026027" calcext:value-type="float">
            <text:p/>
          </table:table-cell>
          <table:table-cell table:formula="of:=[.G91]-[.J91]" office:value-type="float" office:value="-0.0890900158075707" calcext:value-type="float">
            <text:p/>
          </table:table-cell>
          <table:table-cell table:formula="of:=[.H91]-[.K91]" office:value-type="float" office:value="0.00932872754055286" calcext:value-type="float">
            <text:p/>
          </table:table-cell>
          <table:table-cell table:formula="of:=[.I91]-[.L91]" office:value-type="float" office:value="0.0000595945960998601" calcext:value-type="float">
            <text:p/>
          </table:table-cell>
          <table:table-cell/>
          <table:table-cell table:formula="of:=SQRT([.N91]^2+[.O91]^2)" office:value-type="float" office:value="0.0285412120028617" calcext:value-type="float">
            <text:p/>
          </table:table-cell>
          <table:table-cell table:formula="of:=SQRT([.Q91]^2+[.R91]^2)" office:value-type="float" office:value="0.0895770957004025" calcext:value-type="float">
            <text:p/>
          </table:table-cell>
          <table:table-cell table:number-columns-repeated="1002"/>
        </table:table-row>
        <table:table-row table:style-name="ro1">
          <table:table-cell table:formula="of:=[.A91]+1" office:value-type="float" office:value="88" calcext:value-type="float">
            <text:p/>
          </table:table-cell>
          <table:table-cell office:value-type="float" office:value="0.542402386665344" calcext:value-type="float">
            <text:p>0.542402386665344</text:p>
          </table:table-cell>
          <table:table-cell office:value-type="float" office:value="0.153591975569725" calcext:value-type="float">
            <text:p>0.153591975569725</text:p>
          </table:table-cell>
          <table:table-cell office:value-type="float" office:value="-0.616468191146851" calcext:value-type="float">
            <text:p>-0.616468191146851</text:p>
          </table:table-cell>
          <table:table-cell office:value-type="float" office:value="0.523346066474915" calcext:value-type="float">
            <text:p>0.523346066474915</text:p>
          </table:table-cell>
          <table:table-cell office:value-type="float" office:value="-0.0636574178934097" calcext:value-type="float">
            <text:p>-0.0636574178934097</text:p>
          </table:table-cell>
          <table:table-cell office:value-type="float" office:value="-0.639078659637239" calcext:value-type="float">
            <text:p>-0.639078659637239</text:p>
          </table:table-cell>
          <table:table-cell office:value-type="float" office:value="0.506076130500641" calcext:value-type="float">
            <text:p>0.506076130500641</text:p>
          </table:table-cell>
          <table:table-cell office:value-type="float" office:value="-0.0610959236402379" calcext:value-type="float">
            <text:p>-0.0610959236402379</text:p>
          </table:table-cell>
          <table:table-cell office:value-type="float" office:value="-0.549988730741405" calcext:value-type="float">
            <text:p>-0.549988730741405</text:p>
          </table:table-cell>
          <table:table-cell office:value-type="float" office:value="0.496746112914395" calcext:value-type="float">
            <text:p>0.496746112914395</text:p>
          </table:table-cell>
          <table:table-cell office:value-type="float" office:value="-0.0611555182363378" calcext:value-type="float">
            <text:p>-0.0611555182363378</text:p>
          </table:table-cell>
          <table:table-cell/>
          <table:table-cell table:formula="of:=[.D92]-[.G92]" office:value-type="float" office:value="0.0226104684903886" calcext:value-type="float">
            <text:p/>
          </table:table-cell>
          <table:table-cell table:formula="of:=[.E92]-[.H92]" office:value-type="float" office:value="0.0172699359742732" calcext:value-type="float">
            <text:p/>
          </table:table-cell>
          <table:table-cell table:formula="of:=IF([.F92]-[.I92]&gt;= PI(); [.F92]-[.I92] - 2*PI(); [.F92]-[.I92])" office:value-type="float" office:value="-0.00256149425317179" calcext:value-type="float">
            <text:p/>
          </table:table-cell>
          <table:table-cell table:formula="of:=[.G92]-[.J92]" office:value-type="float" office:value="-0.0890899288958346" calcext:value-type="float">
            <text:p/>
          </table:table-cell>
          <table:table-cell table:formula="of:=[.H92]-[.K92]" office:value-type="float" office:value="0.00933001758624596" calcext:value-type="float">
            <text:p/>
          </table:table-cell>
          <table:table-cell table:formula="of:=[.I92]-[.L92]" office:value-type="float" office:value="0.0000595945960998392" calcext:value-type="float">
            <text:p/>
          </table:table-cell>
          <table:table-cell/>
          <table:table-cell table:formula="of:=SQRT([.N92]^2+[.O92]^2)" office:value-type="float" office:value="0.0284514318428854" calcext:value-type="float">
            <text:p/>
          </table:table-cell>
          <table:table-cell table:formula="of:=SQRT([.Q92]^2+[.R92]^2)" office:value-type="float" office:value="0.0895771436183612" calcext:value-type="float">
            <text:p/>
          </table:table-cell>
          <table:table-cell table:number-columns-repeated="1002"/>
        </table:table-row>
        <table:table-row table:style-name="ro1">
          <table:table-cell table:formula="of:=[.A92]+1" office:value-type="float" office:value="89" calcext:value-type="float">
            <text:p/>
          </table:table-cell>
          <table:table-cell office:value-type="float" office:value="0.545798480510712" calcext:value-type="float">
            <text:p>0.545798480510712</text:p>
          </table:table-cell>
          <table:table-cell office:value-type="float" office:value="0.0477160923182964" calcext:value-type="float">
            <text:p>0.0477160923182964</text:p>
          </table:table-cell>
          <table:table-cell office:value-type="float" office:value="-0.594736039638519" calcext:value-type="float">
            <text:p>-0.594736039638519</text:p>
          </table:table-cell>
          <table:table-cell office:value-type="float" office:value="0.521903514862061" calcext:value-type="float">
            <text:p>0.521903514862061</text:p>
          </table:table-cell>
          <table:table-cell office:value-type="float" office:value="-0.0591337531805039" calcext:value-type="float">
            <text:p>-0.0591337531805039</text:p>
          </table:table-cell>
          <table:table-cell office:value-type="float" office:value="-0.617287453913417" calcext:value-type="float">
            <text:p>-0.617287453913417</text:p>
          </table:table-cell>
          <table:table-cell office:value-type="float" office:value="0.504743117662541" calcext:value-type="float">
            <text:p>0.504743117662541</text:p>
          </table:table-cell>
          <table:table-cell office:value-type="float" office:value="-0.0591872799475061" calcext:value-type="float">
            <text:p>-0.0591872799475061</text:p>
          </table:table-cell>
          <table:table-cell office:value-type="float" office:value="-0.52819760449664" calcext:value-type="float">
            <text:p>-0.52819760449664</text:p>
          </table:table-cell>
          <table:table-cell office:value-type="float" office:value="0.495411801440559" calcext:value-type="float">
            <text:p>0.495411801440559</text:p>
          </table:table-cell>
          <table:table-cell office:value-type="float" office:value="-0.0592468745436059" calcext:value-type="float">
            <text:p>-0.0592468745436059</text:p>
          </table:table-cell>
          <table:table-cell/>
          <table:table-cell table:formula="of:=[.D93]-[.G93]" office:value-type="float" office:value="0.0225514142748977" calcext:value-type="float">
            <text:p/>
          </table:table-cell>
          <table:table-cell table:formula="of:=[.E93]-[.H93]" office:value-type="float" office:value="0.0171603971995198" calcext:value-type="float">
            <text:p/>
          </table:table-cell>
          <table:table-cell table:formula="of:=IF([.F93]-[.I93]&gt;= PI(); [.F93]-[.I93] - 2*PI(); [.F93]-[.I93])" office:value-type="float" office:value="0.0000535267670022307" calcext:value-type="float">
            <text:p/>
          </table:table-cell>
          <table:table-cell table:formula="of:=[.G93]-[.J93]" office:value-type="float" office:value="-0.089089849416777" calcext:value-type="float">
            <text:p/>
          </table:table-cell>
          <table:table-cell table:formula="of:=[.H93]-[.K93]" office:value-type="float" office:value="0.00933131622198174" calcext:value-type="float">
            <text:p/>
          </table:table-cell>
          <table:table-cell table:formula="of:=[.I93]-[.L93]" office:value-type="float" office:value="0.0000595945960998392" calcext:value-type="float">
            <text:p/>
          </table:table-cell>
          <table:table-cell/>
          <table:table-cell table:formula="of:=SQRT([.N93]^2+[.O93]^2)" office:value-type="float" office:value="0.0283380577641331" calcext:value-type="float">
            <text:p/>
          </table:table-cell>
          <table:table-cell table:formula="of:=SQRT([.Q93]^2+[.R93]^2)" office:value-type="float" office:value="0.089577199842028" calcext:value-type="float">
            <text:p/>
          </table:table-cell>
          <table:table-cell table:number-columns-repeated="1002"/>
        </table:table-row>
        <table:table-row table:style-name="ro1">
          <table:table-cell table:formula="of:=[.A93]+1" office:value-type="float" office:value="90" calcext:value-type="float">
            <text:p/>
          </table:table-cell>
          <table:table-cell office:value-type="float" office:value="0.542563736438751" calcext:value-type="float">
            <text:p>0.542563736438751</text:p>
          </table:table-cell>
          <table:table-cell office:value-type="float" office:value="0.0667973458766937" calcext:value-type="float">
            <text:p>0.0667973458766937</text:p>
          </table:table-cell>
          <table:table-cell office:value-type="float" office:value="-0.573100566864014" calcext:value-type="float">
            <text:p>-0.573100566864014</text:p>
          </table:table-cell>
          <table:table-cell office:value-type="float" office:value="0.519817054271698" calcext:value-type="float">
            <text:p>0.519817054271698</text:p>
          </table:table-cell>
          <table:table-cell office:value-type="float" office:value="-0.0564426593482494" calcext:value-type="float">
            <text:p>-0.0564426593482494</text:p>
          </table:table-cell>
          <table:table-cell office:value-type="float" office:value="-0.594623306669718" calcext:value-type="float">
            <text:p>-0.594623306669718</text:p>
          </table:table-cell>
          <table:table-cell office:value-type="float" office:value="0.502459752471312" calcext:value-type="float">
            <text:p>0.502459752471312</text:p>
          </table:table-cell>
          <table:table-cell office:value-type="float" office:value="-0.0555021948752082" calcext:value-type="float">
            <text:p>-0.0555021948752082</text:p>
          </table:table-cell>
          <table:table-cell office:value-type="float" office:value="-0.506533133957738" calcext:value-type="float">
            <text:p>-0.506533133957738</text:p>
          </table:table-cell>
          <table:table-cell office:value-type="float" office:value="0.494126745322545" calcext:value-type="float">
            <text:p>0.494126745322545</text:p>
          </table:table-cell>
          <table:table-cell office:value-type="float" office:value="-0.0565749807085382" calcext:value-type="float">
            <text:p>-0.0565749807085382</text:p>
          </table:table-cell>
          <table:table-cell/>
          <table:table-cell table:formula="of:=[.D94]-[.G94]" office:value-type="float" office:value="0.0215227398057047" calcext:value-type="float">
            <text:p/>
          </table:table-cell>
          <table:table-cell table:formula="of:=[.E94]-[.H94]" office:value-type="float" office:value="0.0173573018003855" calcext:value-type="float">
            <text:p/>
          </table:table-cell>
          <table:table-cell table:formula="of:=IF([.F94]-[.I94]&gt;= PI(); [.F94]-[.I94] - 2*PI(); [.F94]-[.I94])" office:value-type="float" office:value="-0.000940464473041205" calcext:value-type="float">
            <text:p/>
          </table:table-cell>
          <table:table-cell table:formula="of:=[.G94]-[.J94]" office:value-type="float" office:value="-0.0880901727119806" calcext:value-type="float">
            <text:p/>
          </table:table-cell>
          <table:table-cell table:formula="of:=[.H94]-[.K94]" office:value-type="float" office:value="0.00833300714876734" calcext:value-type="float">
            <text:p/>
          </table:table-cell>
          <table:table-cell table:formula="of:=[.I94]-[.L94]" office:value-type="float" office:value="0.00107278583332995" calcext:value-type="float">
            <text:p/>
          </table:table-cell>
          <table:table-cell/>
          <table:table-cell table:formula="of:=SQRT([.N94]^2+[.O94]^2)" office:value-type="float" office:value="0.0276496700619326" calcext:value-type="float">
            <text:p/>
          </table:table-cell>
          <table:table-cell table:formula="of:=SQRT([.Q94]^2+[.R94]^2)" office:value-type="float" office:value="0.0884834308589353" calcext:value-type="float">
            <text:p/>
          </table:table-cell>
          <table:table-cell table:number-columns-repeated="1002"/>
        </table:table-row>
        <table:table-row table:style-name="ro1">
          <table:table-cell table:formula="of:=[.A94]+1" office:value-type="float" office:value="91" calcext:value-type="float">
            <text:p/>
          </table:table-cell>
          <table:table-cell office:value-type="float" office:value="0.543021440505982" calcext:value-type="float">
            <text:p>0.543021440505982</text:p>
          </table:table-cell>
          <table:table-cell office:value-type="float" office:value="0.108782149851322" calcext:value-type="float">
            <text:p>0.108782149851322</text:p>
          </table:table-cell>
          <table:table-cell office:value-type="float" office:value="-0.551473796367645" calcext:value-type="float">
            <text:p>-0.551473796367645</text:p>
          </table:table-cell>
          <table:table-cell office:value-type="float" office:value="0.518261551856995" calcext:value-type="float">
            <text:p>0.518261551856995</text:p>
          </table:table-cell>
          <table:table-cell office:value-type="float" office:value="-0.0525026246905327" calcext:value-type="float">
            <text:p>-0.0525026246905327</text:p>
          </table:table-cell>
          <table:table-cell office:value-type="float" office:value="-0.572935895943911" calcext:value-type="float">
            <text:p>-0.572935895943911</text:p>
          </table:table-cell>
          <table:table-cell office:value-type="float" office:value="0.501254816054381" calcext:value-type="float">
            <text:p>0.501254816054381</text:p>
          </table:table-cell>
          <table:table-cell office:value-type="float" office:value="-0.0511509088811554" calcext:value-type="float">
            <text:p>-0.0511509088811554</text:p>
          </table:table-cell>
          <table:table-cell office:value-type="float" office:value="-0.484847028350089" calcext:value-type="float">
            <text:p>-0.484847028350089</text:p>
          </table:table-cell>
          <table:table-cell office:value-type="float" office:value="0.492898543656451" calcext:value-type="float">
            <text:p>0.492898543656451</text:p>
          </table:table-cell>
          <table:table-cell office:value-type="float" office:value="-0.0522236947144853" calcext:value-type="float">
            <text:p>-0.0522236947144853</text:p>
          </table:table-cell>
          <table:table-cell/>
          <table:table-cell table:formula="of:=[.D95]-[.G95]" office:value-type="float" office:value="0.0214620995762659" calcext:value-type="float">
            <text:p/>
          </table:table-cell>
          <table:table-cell table:formula="of:=[.E95]-[.H95]" office:value-type="float" office:value="0.0170067358026132" calcext:value-type="float">
            <text:p/>
          </table:table-cell>
          <table:table-cell table:formula="of:=IF([.F95]-[.I95]&gt;= PI(); [.F95]-[.I95] - 2*PI(); [.F95]-[.I95])" office:value-type="float" office:value="-0.00135171580937733" calcext:value-type="float">
            <text:p/>
          </table:table-cell>
          <table:table-cell table:formula="of:=[.G95]-[.J95]" office:value-type="float" office:value="-0.0880888675938224" calcext:value-type="float">
            <text:p/>
          </table:table-cell>
          <table:table-cell table:formula="of:=[.H95]-[.K95]" office:value-type="float" office:value="0.0083562723979308" calcext:value-type="float">
            <text:p/>
          </table:table-cell>
          <table:table-cell table:formula="of:=[.I95]-[.L95]" office:value-type="float" office:value="0.00107278583332993" calcext:value-type="float">
            <text:p/>
          </table:table-cell>
          <table:table-cell/>
          <table:table-cell table:formula="of:=SQRT([.N95]^2+[.O95]^2)" office:value-type="float" office:value="0.0273834033838279" calcext:value-type="float">
            <text:p/>
          </table:table-cell>
          <table:table-cell table:formula="of:=SQRT([.Q95]^2+[.R95]^2)" office:value-type="float" office:value="0.0884843256308731" calcext:value-type="float">
            <text:p/>
          </table:table-cell>
          <table:table-cell table:number-columns-repeated="1002"/>
        </table:table-row>
        <table:table-row table:style-name="ro1">
          <table:table-cell table:formula="of:=[.A95]+1" office:value-type="float" office:value="92" calcext:value-type="float">
            <text:p/>
          </table:table-cell>
          <table:table-cell office:value-type="float" office:value="0.543336391448975" calcext:value-type="float">
            <text:p>0.543336391448975</text:p>
          </table:table-cell>
          <table:table-cell office:value-type="float" office:value="0.087720051407814" calcext:value-type="float">
            <text:p>0.087720051407814</text:p>
          </table:table-cell>
          <table:table-cell office:value-type="float" office:value="-0.529791653156281" calcext:value-type="float">
            <text:p>-0.529791653156281</text:p>
          </table:table-cell>
          <table:table-cell office:value-type="float" office:value="0.51647299528122" calcext:value-type="float">
            <text:p>0.51647299528122</text:p>
          </table:table-cell>
          <table:table-cell office:value-type="float" office:value="-0.0491617955267429" calcext:value-type="float">
            <text:p>-0.0491617955267429</text:p>
          </table:table-cell>
          <table:table-cell office:value-type="float" office:value="-0.551230865962262" calcext:value-type="float">
            <text:p>-0.551230865962262</text:p>
          </table:table-cell>
          <table:table-cell office:value-type="float" office:value="0.500143614753015" calcext:value-type="float">
            <text:p>0.500143614753015</text:p>
          </table:table-cell>
          <table:table-cell office:value-type="float" office:value="-0.0476421068248428" calcext:value-type="float">
            <text:p>-0.0476421068248428</text:p>
          </table:table-cell>
          <table:table-cell office:value-type="float" office:value="-0.463143202939051" calcext:value-type="float">
            <text:p>-0.463143202939051</text:p>
          </table:table-cell>
          <table:table-cell office:value-type="float" office:value="0.491764058150298" calcext:value-type="float">
            <text:p>0.491764058150298</text:p>
          </table:table-cell>
          <table:table-cell office:value-type="float" office:value="-0.0487148926581727" calcext:value-type="float">
            <text:p>-0.0487148926581727</text:p>
          </table:table-cell>
          <table:table-cell/>
          <table:table-cell table:formula="of:=[.D96]-[.G96]" office:value-type="float" office:value="0.021439212805981" calcext:value-type="float">
            <text:p/>
          </table:table-cell>
          <table:table-cell table:formula="of:=[.E96]-[.H96]" office:value-type="float" office:value="0.0163293805282045" calcext:value-type="float">
            <text:p/>
          </table:table-cell>
          <table:table-cell table:formula="of:=IF([.F96]-[.I96]&gt;= PI(); [.F96]-[.I96] - 2*PI(); [.F96]-[.I96])" office:value-type="float" office:value="-0.00151968870190015" calcext:value-type="float">
            <text:p/>
          </table:table-cell>
          <table:table-cell table:formula="of:=[.G96]-[.J96]" office:value-type="float" office:value="-0.0880876630232104" calcext:value-type="float">
            <text:p/>
          </table:table-cell>
          <table:table-cell table:formula="of:=[.H96]-[.K96]" office:value-type="float" office:value="0.00837955660271689" calcext:value-type="float">
            <text:p/>
          </table:table-cell>
          <table:table-cell table:formula="of:=[.I96]-[.L96]" office:value-type="float" office:value="0.00107278583332995" calcext:value-type="float">
            <text:p/>
          </table:table-cell>
          <table:table-cell/>
          <table:table-cell table:formula="of:=SQRT([.N96]^2+[.O96]^2)" office:value-type="float" office:value="0.026949740521479" calcext:value-type="float">
            <text:p/>
          </table:table-cell>
          <table:table-cell table:formula="of:=SQRT([.Q96]^2+[.R96]^2)" office:value-type="float" office:value="0.0884853284208676" calcext:value-type="float">
            <text:p/>
          </table:table-cell>
          <table:table-cell table:number-columns-repeated="1002"/>
        </table:table-row>
        <table:table-row table:style-name="ro1">
          <table:table-cell table:formula="of:=[.A96]+1" office:value-type="float" office:value="93" calcext:value-type="float">
            <text:p/>
          </table:table-cell>
          <table:table-cell office:value-type="float" office:value="0.544301390647888" calcext:value-type="float">
            <text:p>0.544301390647888</text:p>
          </table:table-cell>
          <table:table-cell office:value-type="float" office:value="0.138986989855766" calcext:value-type="float">
            <text:p>0.138986989855766</text:p>
          </table:table-cell>
          <table:table-cell office:value-type="float" office:value="-0.508051455020905" calcext:value-type="float">
            <text:p>-0.508051455020905</text:p>
          </table:table-cell>
          <table:table-cell office:value-type="float" office:value="0.515232026576996" calcext:value-type="float">
            <text:p>0.515232026576996</text:p>
          </table:table-cell>
          <table:table-cell office:value-type="float" office:value="-0.0446769297122955" calcext:value-type="float">
            <text:p>-0.0446769297122955</text:p>
          </table:table-cell>
          <table:table-cell office:value-type="float" office:value="-0.529483514446174" calcext:value-type="float">
            <text:p>-0.529483514446174</text:p>
          </table:table-cell>
          <table:table-cell office:value-type="float" office:value="0.49810714034052" calcext:value-type="float">
            <text:p>0.49810714034052</text:p>
          </table:table-cell>
          <table:table-cell office:value-type="float" office:value="-0.0435964848365572" calcext:value-type="float">
            <text:p>-0.0435964848365572</text:p>
          </table:table-cell>
          <table:table-cell office:value-type="float" office:value="-0.441396976280938" calcext:value-type="float">
            <text:p>-0.441396976280938</text:p>
          </table:table-cell>
          <table:table-cell office:value-type="float" office:value="0.490703854249179" calcext:value-type="float">
            <text:p>0.490703854249179</text:p>
          </table:table-cell>
          <table:table-cell office:value-type="float" office:value="-0.0431554130639421" calcext:value-type="float">
            <text:p>-0.0431554130639421</text:p>
          </table:table-cell>
          <table:table-cell/>
          <table:table-cell table:formula="of:=[.D97]-[.G97]" office:value-type="float" office:value="0.0214320594252695" calcext:value-type="float">
            <text:p/>
          </table:table-cell>
          <table:table-cell table:formula="of:=[.E97]-[.H97]" office:value-type="float" office:value="0.0171248862364762" calcext:value-type="float">
            <text:p/>
          </table:table-cell>
          <table:table-cell table:formula="of:=IF([.F97]-[.I97]&gt;= PI(); [.F97]-[.I97] - 2*PI(); [.F97]-[.I97])" office:value-type="float" office:value="-0.00108044487573832" calcext:value-type="float">
            <text:p/>
          </table:table-cell>
          <table:table-cell table:formula="of:=[.G97]-[.J97]" office:value-type="float" office:value="-0.0880865381652355" calcext:value-type="float">
            <text:p/>
          </table:table-cell>
          <table:table-cell table:formula="of:=[.H97]-[.K97]" office:value-type="float" office:value="0.0074032860913405" calcext:value-type="float">
            <text:p/>
          </table:table-cell>
          <table:table-cell table:formula="of:=[.I97]-[.L97]" office:value-type="float" office:value="-0.000441071772615133" calcext:value-type="float">
            <text:p/>
          </table:table-cell>
          <table:table-cell/>
          <table:table-cell table:formula="of:=SQRT([.N97]^2+[.O97]^2)" office:value-type="float" office:value="0.0274334631393948" calcext:value-type="float">
            <text:p/>
          </table:table-cell>
          <table:table-cell table:formula="of:=SQRT([.Q97]^2+[.R97]^2)" office:value-type="float" office:value="0.088397097525234" calcext:value-type="float">
            <text:p/>
          </table:table-cell>
          <table:table-cell table:number-columns-repeated="1002"/>
        </table:table-row>
        <table:table-row table:style-name="ro1">
          <table:table-cell table:formula="of:=[.A97]+1" office:value-type="float" office:value="94" calcext:value-type="float">
            <text:p/>
          </table:table-cell>
          <table:table-cell office:value-type="float" office:value="0.543940722942352" calcext:value-type="float">
            <text:p>0.543940722942352</text:p>
          </table:table-cell>
          <table:table-cell office:value-type="float" office:value="0.115404479205608" calcext:value-type="float">
            <text:p>0.115404479205608</text:p>
          </table:table-cell>
          <table:table-cell office:value-type="float" office:value="-0.486333698034287" calcext:value-type="float">
            <text:p>-0.486333698034287</text:p>
          </table:table-cell>
          <table:table-cell office:value-type="float" office:value="0.514792799949646" calcext:value-type="float">
            <text:p>0.514792799949646</text:p>
          </table:table-cell>
          <table:table-cell office:value-type="float" office:value="-0.0397315435111523" calcext:value-type="float">
            <text:p>-0.0397315435111523</text:p>
          </table:table-cell>
          <table:table-cell office:value-type="float" office:value="-0.507746559110395" calcext:value-type="float">
            <text:p>-0.507746559110395</text:p>
          </table:table-cell>
          <table:table-cell office:value-type="float" office:value="0.497158884652199" calcext:value-type="float">
            <text:p>0.497158884652199</text:p>
          </table:table-cell>
          <table:table-cell office:value-type="float" office:value="-0.0389803056683329" calcext:value-type="float">
            <text:p>-0.0389803056683329</text:p>
          </table:table-cell>
          <table:table-cell office:value-type="float" office:value="-0.419659604810756" calcext:value-type="float">
            <text:p>-0.419659604810756</text:p>
          </table:table-cell>
          <table:table-cell office:value-type="float" office:value="0.489765186210207" calcext:value-type="float">
            <text:p>0.489765186210207</text:p>
          </table:table-cell>
          <table:table-cell office:value-type="float" office:value="-0.0385392338957177" calcext:value-type="float">
            <text:p>-0.0385392338957177</text:p>
          </table:table-cell>
          <table:table-cell/>
          <table:table-cell table:formula="of:=[.D98]-[.G98]" office:value-type="float" office:value="0.0214128610761086" calcext:value-type="float">
            <text:p/>
          </table:table-cell>
          <table:table-cell table:formula="of:=[.E98]-[.H98]" office:value-type="float" office:value="0.0176339152974473" calcext:value-type="float">
            <text:p/>
          </table:table-cell>
          <table:table-cell table:formula="of:=IF([.F98]-[.I98]&gt;= PI(); [.F98]-[.I98] - 2*PI(); [.F98]-[.I98])" office:value-type="float" office:value="-0.000751237842819379" calcext:value-type="float">
            <text:p/>
          </table:table-cell>
          <table:table-cell table:formula="of:=[.G98]-[.J98]" office:value-type="float" office:value="-0.0880869542996387" calcext:value-type="float">
            <text:p/>
          </table:table-cell>
          <table:table-cell table:formula="of:=[.H98]-[.K98]" office:value-type="float" office:value="0.00739369844199128" calcext:value-type="float">
            <text:p/>
          </table:table-cell>
          <table:table-cell table:formula="of:=[.I98]-[.L98]" office:value-type="float" office:value="-0.00044107177261514" calcext:value-type="float">
            <text:p/>
          </table:table-cell>
          <table:table-cell/>
          <table:table-cell table:formula="of:=SQRT([.N98]^2+[.O98]^2)" office:value-type="float" office:value="0.0277392427470952" calcext:value-type="float">
            <text:p/>
          </table:table-cell>
          <table:table-cell table:formula="of:=SQRT([.Q98]^2+[.R98]^2)" office:value-type="float" office:value="0.0883967097489366" calcext:value-type="float">
            <text:p/>
          </table:table-cell>
          <table:table-cell table:number-columns-repeated="1002"/>
        </table:table-row>
        <table:table-row table:style-name="ro1">
          <table:table-cell table:formula="of:=[.A98]+1" office:value-type="float" office:value="95" calcext:value-type="float">
            <text:p/>
          </table:table-cell>
          <table:table-cell office:value-type="float" office:value="0.54534924030304" calcext:value-type="float">
            <text:p>0.54534924030304</text:p>
          </table:table-cell>
          <table:table-cell office:value-type="float" office:value="0.0593511871993542" calcext:value-type="float">
            <text:p>0.0593511871993542</text:p>
          </table:table-cell>
          <table:table-cell office:value-type="float" office:value="-0.464554816484451" calcext:value-type="float">
            <text:p>-0.464554816484451</text:p>
          </table:table-cell>
          <table:table-cell office:value-type="float" office:value="0.513892233371735" calcext:value-type="float">
            <text:p>0.513892233371735</text:p>
          </table:table-cell>
          <table:table-cell office:value-type="float" office:value="-0.0373872295022011" calcext:value-type="float">
            <text:p>-0.0373872295022011</text:p>
          </table:table-cell>
          <table:table-cell office:value-type="float" office:value="-0.485949160173172" calcext:value-type="float">
            <text:p>-0.485949160173172</text:p>
          </table:table-cell>
          <table:table-cell office:value-type="float" office:value="0.496308784769775" calcext:value-type="float">
            <text:p>0.496308784769775</text:p>
          </table:table-cell>
          <table:table-cell office:value-type="float" office:value="-0.0366062581803587" calcext:value-type="float">
            <text:p>-0.0366062581803587</text:p>
          </table:table-cell>
          <table:table-cell office:value-type="float" office:value="-0.397861833038763" calcext:value-type="float">
            <text:p>-0.397861833038763</text:p>
          </table:table-cell>
          <table:table-cell office:value-type="float" office:value="0.488924700627551" calcext:value-type="float">
            <text:p>0.488924700627551</text:p>
          </table:table-cell>
          <table:table-cell office:value-type="float" office:value="-0.0361651864077436" calcext:value-type="float">
            <text:p>-0.0361651864077436</text:p>
          </table:table-cell>
          <table:table-cell/>
          <table:table-cell table:formula="of:=[.D99]-[.G99]" office:value-type="float" office:value="0.0213943436887205" calcext:value-type="float">
            <text:p/>
          </table:table-cell>
          <table:table-cell table:formula="of:=[.E99]-[.H99]" office:value-type="float" office:value="0.0175834486019595" calcext:value-type="float">
            <text:p/>
          </table:table-cell>
          <table:table-cell table:formula="of:=IF([.F99]-[.I99]&gt;= PI(); [.F99]-[.I99] - 2*PI(); [.F99]-[.I99])" office:value-type="float" office:value="-0.000780971321842357" calcext:value-type="float">
            <text:p/>
          </table:table-cell>
          <table:table-cell table:formula="of:=[.G99]-[.J99]" office:value-type="float" office:value="-0.0880873271344089" calcext:value-type="float">
            <text:p/>
          </table:table-cell>
          <table:table-cell table:formula="of:=[.H99]-[.K99]" office:value-type="float" office:value="0.0073840841422243" calcext:value-type="float">
            <text:p/>
          </table:table-cell>
          <table:table-cell table:formula="of:=[.I99]-[.L99]" office:value-type="float" office:value="-0.000441071772615147" calcext:value-type="float">
            <text:p/>
          </table:table-cell>
          <table:table-cell/>
          <table:table-cell table:formula="of:=SQRT([.N99]^2+[.O99]^2)" office:value-type="float" office:value="0.027692880070676" calcext:value-type="float">
            <text:p/>
          </table:table-cell>
          <table:table-cell table:formula="of:=SQRT([.Q99]^2+[.R99]^2)" office:value-type="float" office:value="0.0883962776382796" calcext:value-type="float">
            <text:p/>
          </table:table-cell>
          <table:table-cell table:number-columns-repeated="1002"/>
        </table:table-row>
        <table:table-row table:style-name="ro1">
          <table:table-cell table:formula="of:=[.A99]+1" office:value-type="float" office:value="96" calcext:value-type="float">
            <text:p/>
          </table:table-cell>
          <table:table-cell office:value-type="float" office:value="0.543346762657166" calcext:value-type="float">
            <text:p>0.543346762657166</text:p>
          </table:table-cell>
          <table:table-cell office:value-type="float" office:value="0.0451908186078072" calcext:value-type="float">
            <text:p>0.0451908186078072</text:p>
          </table:table-cell>
          <table:table-cell office:value-type="float" office:value="-0.442784518003464" calcext:value-type="float">
            <text:p>-0.442784518003464</text:p>
          </table:table-cell>
          <table:table-cell office:value-type="float" office:value="0.512911081314087" calcext:value-type="float">
            <text:p>0.512911081314087</text:p>
          </table:table-cell>
          <table:table-cell office:value-type="float" office:value="-0.0355827473104" calcext:value-type="float">
            <text:p>-0.0355827473104</text:p>
          </table:table-cell>
          <table:table-cell office:value-type="float" office:value="-0.464229849931201" calcext:value-type="float">
            <text:p>-0.464229849931201</text:p>
          </table:table-cell>
          <table:table-cell office:value-type="float" office:value="0.495513366768298" calcext:value-type="float">
            <text:p>0.495513366768298</text:p>
          </table:table-cell>
          <table:table-cell office:value-type="float" office:value="-0.0347986254360464" calcext:value-type="float">
            <text:p>-0.0347986254360464</text:p>
          </table:table-cell>
          <table:table-cell office:value-type="float" office:value="-0.37614217407306" calcext:value-type="float">
            <text:p>-0.37614217407306</text:p>
          </table:table-cell>
          <table:table-cell office:value-type="float" office:value="0.488138862477803" calcext:value-type="float">
            <text:p>0.488138862477803</text:p>
          </table:table-cell>
          <table:table-cell office:value-type="float" office:value="-0.0343575536634313" calcext:value-type="float">
            <text:p>-0.0343575536634313</text:p>
          </table:table-cell>
          <table:table-cell/>
          <table:table-cell table:formula="of:=[.D100]-[.G100]" office:value-type="float" office:value="0.0214453319277375" calcext:value-type="float">
            <text:p/>
          </table:table-cell>
          <table:table-cell table:formula="of:=[.E100]-[.H100]" office:value-type="float" office:value="0.017397714545789" calcext:value-type="float">
            <text:p/>
          </table:table-cell>
          <table:table-cell table:formula="of:=IF([.F100]-[.I100]&gt;= PI(); [.F100]-[.I100] - 2*PI(); [.F100]-[.I100])" office:value-type="float" office:value="-0.000784121874353567" calcext:value-type="float">
            <text:p/>
          </table:table-cell>
          <table:table-cell table:formula="of:=[.G100]-[.J100]" office:value-type="float" office:value="-0.0880876758581412" calcext:value-type="float">
            <text:p/>
          </table:table-cell>
          <table:table-cell table:formula="of:=[.H100]-[.K100]" office:value-type="float" office:value="0.00737450429049447" calcext:value-type="float">
            <text:p/>
          </table:table-cell>
          <table:table-cell table:formula="of:=[.I100]-[.L100]" office:value-type="float" office:value="-0.000441071772615154" calcext:value-type="float">
            <text:p/>
          </table:table-cell>
          <table:table-cell/>
          <table:table-cell table:formula="of:=SQRT([.N100]^2+[.O100]^2)" office:value-type="float" office:value="0.027614900559437" calcext:value-type="float">
            <text:p/>
          </table:table-cell>
          <table:table-cell table:formula="of:=SQRT([.Q100]^2+[.R100]^2)" office:value-type="float" office:value="0.08839582541964" calcext:value-type="float">
            <text:p/>
          </table:table-cell>
          <table:table-cell table:number-columns-repeated="1002"/>
        </table:table-row>
        <table:table-row table:style-name="ro1">
          <table:table-cell table:formula="of:=[.A100]+1" office:value-type="float" office:value="97" calcext:value-type="float">
            <text:p/>
          </table:table-cell>
          <table:table-cell office:value-type="float" office:value="0.541061043739319" calcext:value-type="float">
            <text:p>0.541061043739319</text:p>
          </table:table-cell>
          <table:table-cell office:value-type="float" office:value="0.0310428682714701" calcext:value-type="float">
            <text:p>0.0310428682714701</text:p>
          </table:table-cell>
          <table:table-cell office:value-type="float" office:value="-0.421133697032928" calcext:value-type="float">
            <text:p>-0.421133697032928</text:p>
          </table:table-cell>
          <table:table-cell office:value-type="float" office:value="0.512178361415863" calcext:value-type="float">
            <text:p>0.512178361415863</text:p>
          </table:table-cell>
          <table:table-cell office:value-type="float" office:value="-0.0333983078598976" calcext:value-type="float">
            <text:p>-0.0333983078598976</text:p>
          </table:table-cell>
          <table:table-cell office:value-type="float" office:value="-0.442600510755427" calcext:value-type="float">
            <text:p>-0.442600510755427</text:p>
          </table:table-cell>
          <table:table-cell office:value-type="float" office:value="0.494760391534321" calcext:value-type="float">
            <text:p>0.494760391534321</text:p>
          </table:table-cell>
          <table:table-cell office:value-type="float" office:value="-0.0335569107051876" calcext:value-type="float">
            <text:p>-0.0335569107051876</text:p>
          </table:table-cell>
          <table:table-cell office:value-type="float" office:value="-0.354512504885108" calcext:value-type="float">
            <text:p>-0.354512504885108</text:p>
          </table:table-cell>
          <table:table-cell office:value-type="float" office:value="0.487395427407731" calcext:value-type="float">
            <text:p>0.487395427407731</text:p>
          </table:table-cell>
          <table:table-cell office:value-type="float" office:value="-0.0331158389325725" calcext:value-type="float">
            <text:p>-0.0331158389325725</text:p>
          </table:table-cell>
          <table:table-cell/>
          <table:table-cell table:formula="of:=[.D101]-[.G101]" office:value-type="float" office:value="0.0214668137224989" calcext:value-type="float">
            <text:p/>
          </table:table-cell>
          <table:table-cell table:formula="of:=[.E101]-[.H101]" office:value-type="float" office:value="0.0174179698815422" calcext:value-type="float">
            <text:p/>
          </table:table-cell>
          <table:table-cell table:formula="of:=IF([.F101]-[.I101]&gt;= PI(); [.F101]-[.I101] - 2*PI(); [.F101]-[.I101])" office:value-type="float" office:value="0.000158602845290026" calcext:value-type="float">
            <text:p/>
          </table:table-cell>
          <table:table-cell table:formula="of:=[.G101]-[.J101]" office:value-type="float" office:value="-0.0880880058703193" calcext:value-type="float">
            <text:p/>
          </table:table-cell>
          <table:table-cell table:formula="of:=[.H101]-[.K101]" office:value-type="float" office:value="0.00736496412658949" calcext:value-type="float">
            <text:p/>
          </table:table-cell>
          <table:table-cell table:formula="of:=[.I101]-[.L101]" office:value-type="float" office:value="-0.000441071772615147" calcext:value-type="float">
            <text:p/>
          </table:table-cell>
          <table:table-cell/>
          <table:table-cell table:formula="of:=SQRT([.N101]^2+[.O101]^2)" office:value-type="float" office:value="0.0276443441989637" calcext:value-type="float">
            <text:p/>
          </table:table-cell>
          <table:table-cell table:formula="of:=SQRT([.Q101]^2+[.R101]^2)" office:value-type="float" office:value="0.0883953588985041" calcext:value-type="float">
            <text:p/>
          </table:table-cell>
          <table:table-cell table:number-columns-repeated="1002"/>
        </table:table-row>
        <table:table-row table:style-name="ro1">
          <table:table-cell table:formula="of:=[.A101]+1" office:value-type="float" office:value="98" calcext:value-type="float">
            <text:p/>
          </table:table-cell>
          <table:table-cell office:value-type="float" office:value="0.54250168800354" calcext:value-type="float">
            <text:p>0.54250168800354</text:p>
          </table:table-cell>
          <table:table-cell office:value-type="float" office:value="0.0542981214821339" calcext:value-type="float">
            <text:p>0.0542981214821339</text:p>
          </table:table-cell>
          <table:table-cell office:value-type="float" office:value="-0.399498611688614" calcext:value-type="float">
            <text:p>-0.399498611688614</text:p>
          </table:table-cell>
          <table:table-cell office:value-type="float" office:value="0.51104462146759" calcext:value-type="float">
            <text:p>0.51104462146759</text:p>
          </table:table-cell>
          <table:table-cell office:value-type="float" office:value="-0.0320155955851078" calcext:value-type="float">
            <text:p>-0.0320155955851078</text:p>
          </table:table-cell>
          <table:table-cell office:value-type="float" office:value="-0.420912659945714" calcext:value-type="float">
            <text:p>-0.420912659945714</text:p>
          </table:table-cell>
          <table:table-cell office:value-type="float" office:value="0.494032340963067" calcext:value-type="float">
            <text:p>0.494032340963067</text:p>
          </table:table-cell>
          <table:table-cell office:value-type="float" office:value="-0.0313849858459023" calcext:value-type="float">
            <text:p>-0.0313849858459023</text:p>
          </table:table-cell>
          <table:table-cell office:value-type="float" office:value="-0.332824335062473" calcext:value-type="float">
            <text:p>-0.332824335062473</text:p>
          </table:table-cell>
          <table:table-cell office:value-type="float" office:value="0.486676942805788" calcext:value-type="float">
            <text:p>0.486676942805788</text:p>
          </table:table-cell>
          <table:table-cell office:value-type="float" office:value="-0.0309439140732871" calcext:value-type="float">
            <text:p>-0.0309439140732871</text:p>
          </table:table-cell>
          <table:table-cell/>
          <table:table-cell table:formula="of:=[.D102]-[.G102]" office:value-type="float" office:value="0.0214140482570998" calcext:value-type="float">
            <text:p/>
          </table:table-cell>
          <table:table-cell table:formula="of:=[.E102]-[.H102]" office:value-type="float" office:value="0.017012280504523" calcext:value-type="float">
            <text:p/>
          </table:table-cell>
          <table:table-cell table:formula="of:=IF([.F102]-[.I102]&gt;= PI(); [.F102]-[.I102] - 2*PI(); [.F102]-[.I102])" office:value-type="float" office:value="-0.00063060973920552" calcext:value-type="float">
            <text:p/>
          </table:table-cell>
          <table:table-cell table:formula="of:=[.G102]-[.J102]" office:value-type="float" office:value="-0.088088324883241" calcext:value-type="float">
            <text:p/>
          </table:table-cell>
          <table:table-cell table:formula="of:=[.H102]-[.K102]" office:value-type="float" office:value="0.00735539815727965" calcext:value-type="float">
            <text:p/>
          </table:table-cell>
          <table:table-cell table:formula="of:=[.I102]-[.L102]" office:value-type="float" office:value="-0.00044107177261515" calcext:value-type="float">
            <text:p/>
          </table:table-cell>
          <table:table-cell/>
          <table:table-cell table:formula="of:=SQRT([.N102]^2+[.O102]^2)" office:value-type="float" office:value="0.0273492074971465" calcext:value-type="float">
            <text:p/>
          </table:table-cell>
          <table:table-cell table:formula="of:=SQRT([.Q102]^2+[.R102]^2)" office:value-type="float" office:value="0.0883948802973765" calcext:value-type="float">
            <text:p/>
          </table:table-cell>
          <table:table-cell table:number-columns-repeated="1002"/>
        </table:table-row>
        <table:table-row table:style-name="ro1">
          <table:table-cell table:formula="of:=[.A102]+1" office:value-type="float" office:value="99" calcext:value-type="float">
            <text:p/>
          </table:table-cell>
          <table:table-cell office:value-type="float" office:value="0.545423746109009" calcext:value-type="float">
            <text:p>0.545423746109009</text:p>
          </table:table-cell>
          <table:table-cell office:value-type="float" office:value="0.00892557669430971" calcext:value-type="float">
            <text:p>0.00892557669430971</text:p>
          </table:table-cell>
          <table:table-cell office:value-type="float" office:value="-0.377750188112259" calcext:value-type="float">
            <text:p>-0.377750188112259</text:p>
          </table:table-cell>
          <table:table-cell office:value-type="float" office:value="0.51076740026474" calcext:value-type="float">
            <text:p>0.51076740026474</text:p>
          </table:table-cell>
          <table:table-cell office:value-type="float" office:value="-0.0290271304547787" calcext:value-type="float">
            <text:p>-0.0290271304547787</text:p>
          </table:table-cell>
          <table:table-cell office:value-type="float" office:value="-0.398106854095425" calcext:value-type="float">
            <text:p>-0.398106854095425</text:p>
          </table:table-cell>
          <table:table-cell office:value-type="float" office:value="0.493347728706409" calcext:value-type="float">
            <text:p>0.493347728706409</text:p>
          </table:table-cell>
          <table:table-cell office:value-type="float" office:value="-0.0277675794298509" calcext:value-type="float">
            <text:p>-0.0277675794298509</text:p>
          </table:table-cell>
          <table:table-cell office:value-type="float" office:value="-0.311017829531056" calcext:value-type="float">
            <text:p>-0.311017829531056</text:p>
          </table:table-cell>
          <table:table-cell office:value-type="float" office:value="0.486001948717208" calcext:value-type="float">
            <text:p>0.486001948717208</text:p>
          </table:table-cell>
          <table:table-cell office:value-type="float" office:value="-0.0305868910055147" calcext:value-type="float">
            <text:p>-0.0305868910055147</text:p>
          </table:table-cell>
          <table:table-cell/>
          <table:table-cell table:formula="of:=[.D103]-[.G103]" office:value-type="float" office:value="0.0203566659831661" calcext:value-type="float">
            <text:p/>
          </table:table-cell>
          <table:table-cell table:formula="of:=[.E103]-[.H103]" office:value-type="float" office:value="0.0174196715583311" calcext:value-type="float">
            <text:p/>
          </table:table-cell>
          <table:table-cell table:formula="of:=IF([.F103]-[.I103]&gt;= PI(); [.F103]-[.I103] - 2*PI(); [.F103]-[.I103])" office:value-type="float" office:value="-0.00125955102492775" calcext:value-type="float">
            <text:p/>
          </table:table-cell>
          <table:table-cell table:formula="of:=[.G103]-[.J103]" office:value-type="float" office:value="-0.0870890245643692" calcext:value-type="float">
            <text:p/>
          </table:table-cell>
          <table:table-cell table:formula="of:=[.H103]-[.K103]" office:value-type="float" office:value="0.0073457799892005" calcext:value-type="float">
            <text:p/>
          </table:table-cell>
          <table:table-cell table:formula="of:=[.I103]-[.L103]" office:value-type="float" office:value="0.00281931157566382" calcext:value-type="float">
            <text:p/>
          </table:table-cell>
          <table:table-cell/>
          <table:table-cell table:formula="of:=SQRT([.N103]^2+[.O103]^2)" office:value-type="float" office:value="0.0267925140132523" calcext:value-type="float">
            <text:p/>
          </table:table-cell>
          <table:table-cell table:formula="of:=SQRT([.Q103]^2+[.R103]^2)" office:value-type="float" office:value="0.0873982762028122" calcext:value-type="float">
            <text:p/>
          </table:table-cell>
          <table:table-cell table:number-columns-repeated="1002"/>
        </table:table-row>
        <table:table-row table:style-name="ro1">
          <table:table-cell table:formula="of:=[.A103]+1" office:value-type="float" office:value="100" calcext:value-type="float">
            <text:p/>
          </table:table-cell>
          <table:table-cell office:value-type="float" office:value="0.544238030910492" calcext:value-type="float">
            <text:p>0.544238030910492</text:p>
          </table:table-cell>
          <table:table-cell office:value-type="float" office:value="0.0451816618442535" calcext:value-type="float">
            <text:p>0.0451816618442535</text:p>
          </table:table-cell>
          <table:table-cell office:value-type="float" office:value="-0.356017082929611" calcext:value-type="float">
            <text:p>-0.356017082929611</text:p>
          </table:table-cell>
          <table:table-cell office:value-type="float" office:value="0.509199917316437" calcext:value-type="float">
            <text:p>0.509199917316437</text:p>
          </table:table-cell>
          <table:table-cell office:value-type="float" office:value="-0.0289041139185429" calcext:value-type="float">
            <text:p>-0.0289041139185429</text:p>
          </table:table-cell>
          <table:table-cell office:value-type="float" office:value="-0.376345724888915" calcext:value-type="float">
            <text:p>-0.376345724888915</text:p>
          </table:table-cell>
          <table:table-cell office:value-type="float" office:value="0.492743319473776" calcext:value-type="float">
            <text:p>0.492743319473776</text:p>
          </table:table-cell>
          <table:table-cell office:value-type="float" office:value="-0.0259603129560808" calcext:value-type="float">
            <text:p>-0.0259603129560808</text:p>
          </table:table-cell>
          <table:table-cell office:value-type="float" office:value="-0.289258490824538" calcext:value-type="float">
            <text:p>-0.289258490824538</text:p>
          </table:table-cell>
          <table:table-cell office:value-type="float" office:value="0.485336190564456" calcext:value-type="float">
            <text:p>0.485336190564456</text:p>
          </table:table-cell>
          <table:table-cell office:value-type="float" office:value="-0.0287796245317446" calcext:value-type="float">
            <text:p>-0.0287796245317446</text:p>
          </table:table-cell>
          <table:table-cell/>
          <table:table-cell table:formula="of:=[.D104]-[.G104]" office:value-type="float" office:value="0.0203286419593036" calcext:value-type="float">
            <text:p/>
          </table:table-cell>
          <table:table-cell table:formula="of:=[.E104]-[.H104]" office:value-type="float" office:value="0.0164565978426612" calcext:value-type="float">
            <text:p/>
          </table:table-cell>
          <table:table-cell table:formula="of:=IF([.F104]-[.I104]&gt;= PI(); [.F104]-[.I104] - 2*PI(); [.F104]-[.I104])" office:value-type="float" office:value="-0.00294380096246209" calcext:value-type="float">
            <text:p/>
          </table:table-cell>
          <table:table-cell table:formula="of:=[.G104]-[.J104]" office:value-type="float" office:value="-0.087087234064377" calcext:value-type="float">
            <text:p/>
          </table:table-cell>
          <table:table-cell table:formula="of:=[.H104]-[.K104]" office:value-type="float" office:value="0.00740712890931938" calcext:value-type="float">
            <text:p/>
          </table:table-cell>
          <table:table-cell table:formula="of:=[.I104]-[.L104]" office:value-type="float" office:value="0.00281931157566383" calcext:value-type="float">
            <text:p/>
          </table:table-cell>
          <table:table-cell/>
          <table:table-cell table:formula="of:=SQRT([.N104]^2+[.O104]^2)" office:value-type="float" office:value="0.0261547949038917" calcext:value-type="float">
            <text:p/>
          </table:table-cell>
          <table:table-cell table:formula="of:=SQRT([.Q104]^2+[.R104]^2)" office:value-type="float" office:value="0.0874016698677025" calcext:value-type="float">
            <text:p/>
          </table:table-cell>
          <table:table-cell table:number-columns-repeated="1002"/>
        </table:table-row>
        <table:table-row table:style-name="ro1">
          <table:table-cell table:formula="of:=[.A104]+1" office:value-type="float" office:value="101" calcext:value-type="float">
            <text:p/>
          </table:table-cell>
          <table:table-cell office:value-type="float" office:value="0.543701648712158" calcext:value-type="float">
            <text:p>0.543701648712158</text:p>
          </table:table-cell>
          <table:table-cell office:value-type="float" office:value="0.0742909759283066" calcext:value-type="float">
            <text:p>0.0742909759283066</text:p>
          </table:table-cell>
          <table:table-cell office:value-type="float" office:value="-0.33425760269165" calcext:value-type="float">
            <text:p>-0.33425760269165</text:p>
          </table:table-cell>
          <table:table-cell office:value-type="float" office:value="0.508363246917725" calcext:value-type="float">
            <text:p>0.508363246917725</text:p>
          </table:table-cell>
          <table:table-cell office:value-type="float" office:value="-0.0265225321054459" calcext:value-type="float">
            <text:p>-0.0265225321054459</text:p>
          </table:table-cell>
          <table:table-cell office:value-type="float" office:value="-0.372584613378657" calcext:value-type="float">
            <text:p>-0.372584613378657</text:p>
          </table:table-cell>
          <table:table-cell office:value-type="float" office:value="0.491179196128606" calcext:value-type="float">
            <text:p>0.491179196128606</text:p>
          </table:table-cell>
          <table:table-cell office:value-type="float" office:value="-0.0353886264967889" calcext:value-type="float">
            <text:p>-0.0353886264967889</text:p>
          </table:table-cell>
          <table:table-cell office:value-type="float" office:value="-0.267519430854779" calcext:value-type="float">
            <text:p>-0.267519430854779</text:p>
          </table:table-cell>
          <table:table-cell office:value-type="float" office:value="0.484710375790781" calcext:value-type="float">
            <text:p>0.484710375790781</text:p>
          </table:table-cell>
          <table:table-cell office:value-type="float" office:value="-0.0258079854946123" calcext:value-type="float">
            <text:p>-0.0258079854946123</text:p>
          </table:table-cell>
          <table:table-cell/>
          <table:table-cell table:formula="of:=[.D105]-[.G105]" office:value-type="float" office:value="0.0383270106870068" calcext:value-type="float">
            <text:p/>
          </table:table-cell>
          <table:table-cell table:formula="of:=[.E105]-[.H105]" office:value-type="float" office:value="0.0171840507891189" calcext:value-type="float">
            <text:p/>
          </table:table-cell>
          <table:table-cell table:formula="of:=IF([.F105]-[.I105]&gt;= PI(); [.F105]-[.I105] - 2*PI(); [.F105]-[.I105])" office:value-type="float" office:value="0.00886609439134302" calcext:value-type="float">
            <text:p/>
          </table:table-cell>
          <table:table-cell table:formula="of:=[.G105]-[.J105]" office:value-type="float" office:value="-0.105065182523878" calcext:value-type="float">
            <text:p/>
          </table:table-cell>
          <table:table-cell table:formula="of:=[.H105]-[.K105]" office:value-type="float" office:value="0.00646882033782437" calcext:value-type="float">
            <text:p/>
          </table:table-cell>
          <table:table-cell table:formula="of:=[.I105]-[.L105]" office:value-type="float" office:value="-0.00958064100217655" calcext:value-type="float">
            <text:p/>
          </table:table-cell>
          <table:table-cell/>
          <table:table-cell table:formula="of:=SQRT([.N105]^2+[.O105]^2)" office:value-type="float" office:value="0.0420029921520474" calcext:value-type="float">
            <text:p/>
          </table:table-cell>
          <table:table-cell table:formula="of:=SQRT([.Q105]^2+[.R105]^2)" office:value-type="float" office:value="0.105264135465689" calcext:value-type="float">
            <text:p/>
          </table:table-cell>
          <table:table-cell table:number-columns-repeated="1002"/>
        </table:table-row>
        <table:table-row table:style-name="ro1">
          <table:table-cell table:formula="of:=[.A105]+1" office:value-type="float" office:value="102" calcext:value-type="float">
            <text:p/>
          </table:table-cell>
          <table:table-cell office:value-type="float" office:value="0.544850289821625" calcext:value-type="float">
            <text:p>0.544850289821625</text:p>
          </table:table-cell>
          <table:table-cell office:value-type="float" office:value="0.100365795195103" calcext:value-type="float">
            <text:p>0.100365795195103</text:p>
          </table:table-cell>
          <table:table-cell office:value-type="float" office:value="-0.312507271766663" calcext:value-type="float">
            <text:p>-0.312507271766663</text:p>
          </table:table-cell>
          <table:table-cell office:value-type="float" office:value="0.508037328720093" calcext:value-type="float">
            <text:p>0.508037328720093</text:p>
          </table:table-cell>
          <table:table-cell office:value-type="float" office:value="-0.0232782438397408" calcext:value-type="float">
            <text:p>-0.0232782438397408</text:p>
          </table:table-cell>
          <table:table-cell office:value-type="float" office:value="-0.370528308556129" calcext:value-type="float">
            <text:p>-0.370528308556129</text:p>
          </table:table-cell>
          <table:table-cell office:value-type="float" office:value="0.490154529986964" calcext:value-type="float">
            <text:p>0.490154529986964</text:p>
          </table:table-cell>
          <table:table-cell office:value-type="float" office:value="-0.0321069283690304" calcext:value-type="float">
            <text:p>-0.0321069283690304</text:p>
          </table:table-cell>
          <table:table-cell office:value-type="float" office:value="-0.245732676832835" calcext:value-type="float">
            <text:p>-0.245732676832835</text:p>
          </table:table-cell>
          <table:table-cell office:value-type="float" office:value="0.484147978691538" calcext:value-type="float">
            <text:p>0.484147978691538</text:p>
          </table:table-cell>
          <table:table-cell office:value-type="float" office:value="-0.0217933536868082" calcext:value-type="float">
            <text:p>-0.0217933536868082</text:p>
          </table:table-cell>
          <table:table-cell/>
          <table:table-cell table:formula="of:=[.D106]-[.G106]" office:value-type="float" office:value="0.0580210367894669" calcext:value-type="float">
            <text:p/>
          </table:table-cell>
          <table:table-cell table:formula="of:=[.E106]-[.H106]" office:value-type="float" office:value="0.017882798733129" calcext:value-type="float">
            <text:p/>
          </table:table-cell>
          <table:table-cell table:formula="of:=IF([.F106]-[.I106]&gt;= PI(); [.F106]-[.I106] - 2*PI(); [.F106]-[.I106])" office:value-type="float" office:value="0.00882868452928965" calcext:value-type="float">
            <text:p/>
          </table:table-cell>
          <table:table-cell table:formula="of:=[.G106]-[.J106]" office:value-type="float" office:value="-0.124795631723294" calcext:value-type="float">
            <text:p/>
          </table:table-cell>
          <table:table-cell table:formula="of:=[.H106]-[.K106]" office:value-type="float" office:value="0.0060065512954261" calcext:value-type="float">
            <text:p/>
          </table:table-cell>
          <table:table-cell table:formula="of:=[.I106]-[.L106]" office:value-type="float" office:value="-0.0103135746822222" calcext:value-type="float">
            <text:p/>
          </table:table-cell>
          <table:table-cell/>
          <table:table-cell table:formula="of:=SQRT([.N106]^2+[.O106]^2)" office:value-type="float" office:value="0.0607143739212904" calcext:value-type="float">
            <text:p/>
          </table:table-cell>
          <table:table-cell table:formula="of:=SQRT([.Q106]^2+[.R106]^2)" office:value-type="float" office:value="0.124940099070237" calcext:value-type="float">
            <text:p/>
          </table:table-cell>
          <table:table-cell table:number-columns-repeated="1002"/>
        </table:table-row>
        <table:table-row table:style-name="ro1">
          <table:table-cell table:formula="of:=[.A106]+1" office:value-type="float" office:value="103" calcext:value-type="float">
            <text:p/>
          </table:table-cell>
          <table:table-cell office:value-type="float" office:value="0.542334020137787" calcext:value-type="float">
            <text:p>0.542334020137787</text:p>
          </table:table-cell>
          <table:table-cell office:value-type="float" office:value="0.0499620139598846" calcext:value-type="float">
            <text:p>0.0499620139598846</text:p>
          </table:table-cell>
          <table:table-cell office:value-type="float" office:value="-0.29076412320137" calcext:value-type="float">
            <text:p>-0.29076412320137</text:p>
          </table:table-cell>
          <table:table-cell office:value-type="float" office:value="0.507993102073669" calcext:value-type="float">
            <text:p>0.507993102073669</text:p>
          </table:table-cell>
          <table:table-cell office:value-type="float" office:value="-0.020619222894311" calcext:value-type="float">
            <text:p>-0.020619222894311</text:p>
          </table:table-cell>
          <table:table-cell office:value-type="float" office:value="-0.370312230768923" calcext:value-type="float">
            <text:p>-0.370312230768923</text:p>
          </table:table-cell>
          <table:table-cell office:value-type="float" office:value="0.490950208832695" calcext:value-type="float">
            <text:p>0.490950208832695</text:p>
          </table:table-cell>
          <table:table-cell office:value-type="float" office:value="-0.0318058488183869" calcext:value-type="float">
            <text:p>-0.0318058488183869</text:p>
          </table:table-cell>
          <table:table-cell office:value-type="float" office:value="-0.22404446745716" calcext:value-type="float">
            <text:p>-0.22404446745716</text:p>
          </table:table-cell>
          <table:table-cell office:value-type="float" office:value="0.483675245029751" calcext:value-type="float">
            <text:p>0.483675245029751</text:p>
          </table:table-cell>
          <table:table-cell office:value-type="float" office:value="-0.0197948731284128" calcext:value-type="float">
            <text:p>-0.0197948731284128</text:p>
          </table:table-cell>
          <table:table-cell/>
          <table:table-cell table:formula="of:=[.D107]-[.G107]" office:value-type="float" office:value="0.0795481075675524" calcext:value-type="float">
            <text:p/>
          </table:table-cell>
          <table:table-cell table:formula="of:=[.E107]-[.H107]" office:value-type="float" office:value="0.0170428932409749" calcext:value-type="float">
            <text:p/>
          </table:table-cell>
          <table:table-cell table:formula="of:=IF([.F107]-[.I107]&gt;= PI(); [.F107]-[.I107] - 2*PI(); [.F107]-[.I107])" office:value-type="float" office:value="0.011186625924076" calcext:value-type="float">
            <text:p/>
          </table:table-cell>
          <table:table-cell table:formula="of:=[.G107]-[.J107]" office:value-type="float" office:value="-0.146267763311763" calcext:value-type="float">
            <text:p/>
          </table:table-cell>
          <table:table-cell table:formula="of:=[.H107]-[.K107]" office:value-type="float" office:value="0.00727496380294351" calcext:value-type="float">
            <text:p/>
          </table:table-cell>
          <table:table-cell table:formula="of:=[.I107]-[.L107]" office:value-type="float" office:value="-0.0120109756899741" calcext:value-type="float">
            <text:p/>
          </table:table-cell>
          <table:table-cell/>
          <table:table-cell table:formula="of:=SQRT([.N107]^2+[.O107]^2)" office:value-type="float" office:value="0.0813533135625228" calcext:value-type="float">
            <text:p/>
          </table:table-cell>
          <table:table-cell table:formula="of:=SQRT([.Q107]^2+[.R107]^2)" office:value-type="float" office:value="0.146448570093941" calcext:value-type="float">
            <text:p/>
          </table:table-cell>
          <table:table-cell table:number-columns-repeated="1002"/>
        </table:table-row>
        <table:table-row table:style-name="ro1">
          <table:table-cell table:formula="of:=[.A107]+1" office:value-type="float" office:value="104" calcext:value-type="float">
            <text:p/>
          </table:table-cell>
          <table:table-cell office:value-type="float" office:value="0.54263836145401" calcext:value-type="float">
            <text:p>0.54263836145401</text:p>
          </table:table-cell>
          <table:table-cell office:value-type="float" office:value="-0.00509699713438749" calcext:value-type="float">
            <text:p>-0.00509699713438749</text:p>
          </table:table-cell>
          <table:table-cell office:value-type="float" office:value="-0.269087135791779" calcext:value-type="float">
            <text:p>-0.269087135791779</text:p>
          </table:table-cell>
          <table:table-cell office:value-type="float" office:value="0.507537007331848" calcext:value-type="float">
            <text:p>0.507537007331848</text:p>
          </table:table-cell>
          <table:table-cell office:value-type="float" office:value="-0.019875094294548" calcext:value-type="float">
            <text:p>-0.019875094294548</text:p>
          </table:table-cell>
          <table:table-cell office:value-type="float" office:value="-0.3608475773978" calcext:value-type="float">
            <text:p>-0.3608475773978</text:p>
          </table:table-cell>
          <table:table-cell office:value-type="float" office:value="0.493492272540023" calcext:value-type="float">
            <text:p>0.493492272540023</text:p>
          </table:table-cell>
          <table:table-cell office:value-type="float" office:value="-0.0374748974458835" calcext:value-type="float">
            <text:p>-0.0374748974458835</text:p>
          </table:table-cell>
          <table:table-cell office:value-type="float" office:value="-0.20234318537592" calcext:value-type="float">
            <text:p>-0.20234318537592</text:p>
          </table:table-cell>
          <table:table-cell office:value-type="float" office:value="0.483245614787754" calcext:value-type="float">
            <text:p>0.483245614787754</text:p>
          </table:table-cell>
          <table:table-cell office:value-type="float" office:value="-0.0199987530137883" calcext:value-type="float">
            <text:p>-0.0199987530137883</text:p>
          </table:table-cell>
          <table:table-cell/>
          <table:table-cell table:formula="of:=[.D108]-[.G108]" office:value-type="float" office:value="0.0917604416060211" calcext:value-type="float">
            <text:p/>
          </table:table-cell>
          <table:table-cell table:formula="of:=[.E108]-[.H108]" office:value-type="float" office:value="0.0140447347918249" calcext:value-type="float">
            <text:p/>
          </table:table-cell>
          <table:table-cell table:formula="of:=IF([.F108]-[.I108]&gt;= PI(); [.F108]-[.I108] - 2*PI(); [.F108]-[.I108])" office:value-type="float" office:value="0.0175998031513355" calcext:value-type="float">
            <text:p/>
          </table:table-cell>
          <table:table-cell table:formula="of:=[.G108]-[.J108]" office:value-type="float" office:value="-0.15850439202188" calcext:value-type="float">
            <text:p/>
          </table:table-cell>
          <table:table-cell table:formula="of:=[.H108]-[.K108]" office:value-type="float" office:value="0.0102466577522688" calcext:value-type="float">
            <text:p/>
          </table:table-cell>
          <table:table-cell table:formula="of:=[.I108]-[.L108]" office:value-type="float" office:value="-0.0174761444320952" calcext:value-type="float">
            <text:p/>
          </table:table-cell>
          <table:table-cell/>
          <table:table-cell table:formula="of:=SQRT([.N108]^2+[.O108]^2)" office:value-type="float" office:value="0.0928290537445293" calcext:value-type="float">
            <text:p/>
          </table:table-cell>
          <table:table-cell table:formula="of:=SQRT([.Q108]^2+[.R108]^2)" office:value-type="float" office:value="0.158835248875424" calcext:value-type="float">
            <text:p/>
          </table:table-cell>
          <table:table-cell table:number-columns-repeated="1002"/>
        </table:table-row>
        <table:table-row table:style-name="ro1">
          <table:table-cell table:formula="of:=[.A108]+1" office:value-type="float" office:value="105" calcext:value-type="float">
            <text:p/>
          </table:table-cell>
          <table:table-cell office:value-type="float" office:value="0.544284522533417" calcext:value-type="float">
            <text:p>0.544284522533417</text:p>
          </table:table-cell>
          <table:table-cell office:value-type="float" office:value="0.0257936511188746" calcext:value-type="float">
            <text:p>0.0257936511188746</text:p>
          </table:table-cell>
          <table:table-cell office:value-type="float" office:value="-0.247362837195396" calcext:value-type="float">
            <text:p>-0.247362837195396</text:p>
          </table:table-cell>
          <table:table-cell office:value-type="float" office:value="0.507008790969849" calcext:value-type="float">
            <text:p>0.507008790969849</text:p>
          </table:table-cell>
          <table:table-cell office:value-type="float" office:value="-0.0193137209862471" calcext:value-type="float">
            <text:p>-0.0193137209862471</text:p>
          </table:table-cell>
          <table:table-cell office:value-type="float" office:value="-0.339091482222097" calcext:value-type="float">
            <text:p>-0.339091482222097</text:p>
          </table:table-cell>
          <table:table-cell office:value-type="float" office:value="0.49865861771654" calcext:value-type="float">
            <text:p>0.49865861771654</text:p>
          </table:table-cell>
          <table:table-cell office:value-type="float" office:value="-0.0366698489596242" calcext:value-type="float">
            <text:p>-0.0366698489596242</text:p>
          </table:table-cell>
          <table:table-cell office:value-type="float" office:value="-0.180576158062704" calcext:value-type="float">
            <text:p>-0.180576158062704</text:p>
          </table:table-cell>
          <table:table-cell office:value-type="float" office:value="0.482810243340837" calcext:value-type="float">
            <text:p>0.482810243340837</text:p>
          </table:table-cell>
          <table:table-cell office:value-type="float" office:value="-0.0189670069690334" calcext:value-type="float">
            <text:p>-0.0189670069690334</text:p>
          </table:table-cell>
          <table:table-cell/>
          <table:table-cell table:formula="of:=[.D109]-[.G109]" office:value-type="float" office:value="0.0917286450267006" calcext:value-type="float">
            <text:p/>
          </table:table-cell>
          <table:table-cell table:formula="of:=[.E109]-[.H109]" office:value-type="float" office:value="0.00835017325330867" calcext:value-type="float">
            <text:p/>
          </table:table-cell>
          <table:table-cell table:formula="of:=IF([.F109]-[.I109]&gt;= PI(); [.F109]-[.I109] - 2*PI(); [.F109]-[.I109])" office:value-type="float" office:value="0.0173561279733772" calcext:value-type="float">
            <text:p/>
          </table:table-cell>
          <table:table-cell table:formula="of:=[.G109]-[.J109]" office:value-type="float" office:value="-0.158515324159393" calcext:value-type="float">
            <text:p/>
          </table:table-cell>
          <table:table-cell table:formula="of:=[.H109]-[.K109]" office:value-type="float" office:value="0.0158483743757025" calcext:value-type="float">
            <text:p/>
          </table:table-cell>
          <table:table-cell table:formula="of:=[.I109]-[.L109]" office:value-type="float" office:value="-0.0177028419905909" calcext:value-type="float">
            <text:p/>
          </table:table-cell>
          <table:table-cell/>
          <table:table-cell table:formula="of:=SQRT([.N109]^2+[.O109]^2)" office:value-type="float" office:value="0.0921079242616764" calcext:value-type="float">
            <text:p/>
          </table:table-cell>
          <table:table-cell table:formula="of:=SQRT([.Q109]^2+[.R109]^2)" office:value-type="float" office:value="0.1593056149786" calcext:value-type="float">
            <text:p/>
          </table:table-cell>
          <table:table-cell table:number-columns-repeated="1002"/>
        </table:table-row>
        <table:table-row table:style-name="ro1">
          <table:table-cell table:formula="of:=[.A109]+1" office:value-type="float" office:value="106" calcext:value-type="float">
            <text:p/>
          </table:table-cell>
          <table:table-cell office:value-type="float" office:value="0.545091450214386" calcext:value-type="float">
            <text:p>0.545091450214386</text:p>
          </table:table-cell>
          <table:table-cell office:value-type="float" office:value="-0.00817242823541164" calcext:value-type="float">
            <text:p>-0.00817242823541164</text:p>
          </table:table-cell>
          <table:table-cell office:value-type="float" office:value="-0.22557058930397" calcext:value-type="float">
            <text:p>-0.22557058930397</text:p>
          </table:table-cell>
          <table:table-cell office:value-type="float" office:value="0.506258130073547" calcext:value-type="float">
            <text:p>0.506258130073547</text:p>
          </table:table-cell>
          <table:table-cell office:value-type="float" office:value="-0.018966494128108" calcext:value-type="float">
            <text:p>-0.018966494128108</text:p>
          </table:table-cell>
          <table:table-cell office:value-type="float" office:value="-0.317302482018598" calcext:value-type="float">
            <text:p>-0.317302482018598</text:p>
          </table:table-cell>
          <table:table-cell office:value-type="float" office:value="0.498855268211241" calcext:value-type="float">
            <text:p>0.498855268211241</text:p>
          </table:table-cell>
          <table:table-cell office:value-type="float" office:value="-0.0337088817062115" calcext:value-type="float">
            <text:p>-0.0337088817062115</text:p>
          </table:table-cell>
          <table:table-cell office:value-type="float" office:value="-0.158776421840687" calcext:value-type="float">
            <text:p>-0.158776421840687</text:p>
          </table:table-cell>
          <table:table-cell office:value-type="float" office:value="0.482396718002587" calcext:value-type="float">
            <text:p>0.482396718002587</text:p>
          </table:table-cell>
          <table:table-cell office:value-type="float" office:value="-0.0192939040984498" calcext:value-type="float">
            <text:p>-0.0192939040984498</text:p>
          </table:table-cell>
          <table:table-cell/>
          <table:table-cell table:formula="of:=[.D110]-[.G110]" office:value-type="float" office:value="0.0917318927146278" calcext:value-type="float">
            <text:p/>
          </table:table-cell>
          <table:table-cell table:formula="of:=[.E110]-[.H110]" office:value-type="float" office:value="0.0074028618623066" calcext:value-type="float">
            <text:p/>
          </table:table-cell>
          <table:table-cell table:formula="of:=IF([.F110]-[.I110]&gt;= PI(); [.F110]-[.I110] - 2*PI(); [.F110]-[.I110])" office:value-type="float" office:value="0.0147423875781035" calcext:value-type="float">
            <text:p/>
          </table:table-cell>
          <table:table-cell table:formula="of:=[.G110]-[.J110]" office:value-type="float" office:value="-0.158526060177912" calcext:value-type="float">
            <text:p/>
          </table:table-cell>
          <table:table-cell table:formula="of:=[.H110]-[.K110]" office:value-type="float" office:value="0.0164585502086539" calcext:value-type="float">
            <text:p/>
          </table:table-cell>
          <table:table-cell table:formula="of:=[.I110]-[.L110]" office:value-type="float" office:value="-0.0144149776077617" calcext:value-type="float">
            <text:p/>
          </table:table-cell>
          <table:table-cell/>
          <table:table-cell table:formula="of:=SQRT([.N110]^2+[.O110]^2)" office:value-type="float" office:value="0.0920301173788254" calcext:value-type="float">
            <text:p/>
          </table:table-cell>
          <table:table-cell table:formula="of:=SQRT([.Q110]^2+[.R110]^2)" office:value-type="float" office:value="0.159378152927249" calcext:value-type="float">
            <text:p/>
          </table:table-cell>
          <table:table-cell table:number-columns-repeated="1002"/>
        </table:table-row>
        <table:table-row table:style-name="ro1">
          <table:table-cell table:formula="of:=[.A110]+1" office:value-type="float" office:value="107" calcext:value-type="float">
            <text:p/>
          </table:table-cell>
          <table:table-cell office:value-type="float" office:value="0.543638110160828" calcext:value-type="float">
            <text:p>0.543638110160828</text:p>
          </table:table-cell>
          <table:table-cell office:value-type="float" office:value="0.0611811652779579" calcext:value-type="float">
            <text:p>0.0611811652779579</text:p>
          </table:table-cell>
          <table:table-cell office:value-type="float" office:value="-0.203829675912857" calcext:value-type="float">
            <text:p>-0.203829675912857</text:p>
          </table:table-cell>
          <table:table-cell office:value-type="float" office:value="0.505694568157196" calcext:value-type="float">
            <text:p>0.505694568157196</text:p>
          </table:table-cell>
          <table:table-cell office:value-type="float" office:value="-0.0176339261233807" calcext:value-type="float">
            <text:p>-0.0176339261233807</text:p>
          </table:table-cell>
          <table:table-cell office:value-type="float" office:value="-0.295569311039237" calcext:value-type="float">
            <text:p>-0.295569311039237</text:p>
          </table:table-cell>
          <table:table-cell office:value-type="float" office:value="0.498111613729115" calcext:value-type="float">
            <text:p>0.498111613729115</text:p>
          </table:table-cell>
          <table:table-cell office:value-type="float" office:value="-0.0344719762264206" calcext:value-type="float">
            <text:p>-0.0344719762264206</text:p>
          </table:table-cell>
          <table:table-cell office:value-type="float" office:value="-0.137034944745915" calcext:value-type="float">
            <text:p>-0.137034944745915</text:p>
          </table:table-cell>
          <table:table-cell office:value-type="float" office:value="0.481977187969923" calcext:value-type="float">
            <text:p>0.481977187969923</text:p>
          </table:table-cell>
          <table:table-cell office:value-type="float" office:value="-0.0168466574873315" calcext:value-type="float">
            <text:p>-0.0168466574873315</text:p>
          </table:table-cell>
          <table:table-cell/>
          <table:table-cell table:formula="of:=[.D111]-[.G111]" office:value-type="float" office:value="0.0917396351263798" calcext:value-type="float">
            <text:p/>
          </table:table-cell>
          <table:table-cell table:formula="of:=[.E111]-[.H111]" office:value-type="float" office:value="0.00758295442808127" calcext:value-type="float">
            <text:p/>
          </table:table-cell>
          <table:table-cell table:formula="of:=IF([.F111]-[.I111]&gt;= PI(); [.F111]-[.I111] - 2*PI(); [.F111]-[.I111])" office:value-type="float" office:value="0.01683805010304" calcext:value-type="float">
            <text:p/>
          </table:table-cell>
          <table:table-cell table:formula="of:=[.G111]-[.J111]" office:value-type="float" office:value="-0.158534366293322" calcext:value-type="float">
            <text:p/>
          </table:table-cell>
          <table:table-cell table:formula="of:=[.H111]-[.K111]" office:value-type="float" office:value="0.0161344257591922" calcext:value-type="float">
            <text:p/>
          </table:table-cell>
          <table:table-cell table:formula="of:=[.I111]-[.L111]" office:value-type="float" office:value="-0.0176253187390891" calcext:value-type="float">
            <text:p/>
          </table:table-cell>
          <table:table-cell/>
          <table:table-cell table:formula="of:=SQRT([.N111]^2+[.O111]^2)" office:value-type="float" office:value="0.0920524950828584" calcext:value-type="float">
            <text:p/>
          </table:table-cell>
          <table:table-cell table:formula="of:=SQRT([.Q111]^2+[.R111]^2)" office:value-type="float" office:value="0.159353271038294" calcext:value-type="float">
            <text:p/>
          </table:table-cell>
          <table:table-cell table:number-columns-repeated="1002"/>
        </table:table-row>
        <table:table-row table:style-name="ro1">
          <table:table-cell table:formula="of:=[.A111]+1" office:value-type="float" office:value="108" calcext:value-type="float">
            <text:p/>
          </table:table-cell>
          <table:table-cell office:value-type="float" office:value="0.544484794139862" calcext:value-type="float">
            <text:p>0.544484794139862</text:p>
          </table:table-cell>
          <table:table-cell office:value-type="float" office:value="0.0234382059425116" calcext:value-type="float">
            <text:p>0.0234382059425116</text:p>
          </table:table-cell>
          <table:table-cell office:value-type="float" office:value="-0.182065859436989" calcext:value-type="float">
            <text:p>-0.182065859436989</text:p>
          </table:table-cell>
          <table:table-cell office:value-type="float" office:value="0.504772424697876" calcext:value-type="float">
            <text:p>0.504772424697876</text:p>
          </table:table-cell>
          <table:table-cell office:value-type="float" office:value="-0.0168901849538088" calcext:value-type="float">
            <text:p>-0.0168901849538088</text:p>
          </table:table-cell>
          <table:table-cell office:value-type="float" office:value="-0.210631575877534" calcext:value-type="float">
            <text:p>-0.210631575877534</text:p>
          </table:table-cell>
          <table:table-cell office:value-type="float" office:value="0.504103838123329" calcext:value-type="float">
            <text:p>0.504103838123329</text:p>
          </table:table-cell>
          <table:table-cell office:value-type="float" office:value="0.0140455275523348" calcext:value-type="float">
            <text:p>0.0140455275523348</text:p>
          </table:table-cell>
          <table:table-cell office:value-type="float" office:value="-0.115258643510382" calcext:value-type="float">
            <text:p>-0.115258643510382</text:p>
          </table:table-cell>
          <table:table-cell office:value-type="float" office:value="0.481610295371763" calcext:value-type="float">
            <text:p>0.481610295371763</text:p>
          </table:table-cell>
          <table:table-cell office:value-type="float" office:value="-0.015909129249631" calcext:value-type="float">
            <text:p>-0.015909129249631</text:p>
          </table:table-cell>
          <table:table-cell/>
          <table:table-cell table:formula="of:=[.D112]-[.G112]" office:value-type="float" office:value="0.0285657164405454" calcext:value-type="float">
            <text:p/>
          </table:table-cell>
          <table:table-cell table:formula="of:=[.E112]-[.H112]" office:value-type="float" office:value="0.000668586574547159" calcext:value-type="float">
            <text:p/>
          </table:table-cell>
          <table:table-cell table:formula="of:=IF([.F112]-[.I112]&gt;= PI(); [.F112]-[.I112] - 2*PI(); [.F112]-[.I112])" office:value-type="float" office:value="-0.0309357125061435" calcext:value-type="float">
            <text:p/>
          </table:table-cell>
          <table:table-cell table:formula="of:=[.G112]-[.J112]" office:value-type="float" office:value="-0.0953729323671518" calcext:value-type="float">
            <text:p/>
          </table:table-cell>
          <table:table-cell table:formula="of:=[.H112]-[.K112]" office:value-type="float" office:value="0.0224935427515657" calcext:value-type="float">
            <text:p/>
          </table:table-cell>
          <table:table-cell table:formula="of:=[.I112]-[.L112]" office:value-type="float" office:value="0.0299546568019658" calcext:value-type="float">
            <text:p/>
          </table:table-cell>
          <table:table-cell/>
          <table:table-cell table:formula="of:=SQRT([.N112]^2+[.O112]^2)" office:value-type="float" office:value="0.0285735395736915" calcext:value-type="float">
            <text:p/>
          </table:table-cell>
          <table:table-cell table:formula="of:=SQRT([.Q112]^2+[.R112]^2)" office:value-type="float" office:value="0.09798956931136" calcext:value-type="float">
            <text:p/>
          </table:table-cell>
          <table:table-cell table:number-columns-repeated="1002"/>
        </table:table-row>
        <table:table-row table:style-name="ro1">
          <table:table-cell table:formula="of:=[.A112]+1" office:value-type="float" office:value="109" calcext:value-type="float">
            <text:p/>
          </table:table-cell>
          <table:table-cell office:value-type="float" office:value="0.545532286167145" calcext:value-type="float">
            <text:p>0.545532286167145</text:p>
          </table:table-cell>
          <table:table-cell office:value-type="float" office:value="0.0143680553883314" calcext:value-type="float">
            <text:p>0.0143680553883314</text:p>
          </table:table-cell>
          <table:table-cell office:value-type="float" office:value="-0.160279825329781" calcext:value-type="float">
            <text:p>-0.160279825329781</text:p>
          </table:table-cell>
          <table:table-cell office:value-type="float" office:value="0.504016399383545" calcext:value-type="float">
            <text:p>0.504016399383545</text:p>
          </table:table-cell>
          <table:table-cell office:value-type="float" office:value="-0.0154548576101661" calcext:value-type="float">
            <text:p>-0.0154548576101661</text:p>
          </table:table-cell>
          <table:table-cell office:value-type="float" office:value="-0.165833611085743" calcext:value-type="float">
            <text:p>-0.165833611085743</text:p>
          </table:table-cell>
          <table:table-cell office:value-type="float" office:value="0.486398204272007" calcext:value-type="float">
            <text:p>0.486398204272007</text:p>
          </table:table-cell>
          <table:table-cell office:value-type="float" office:value="0.00559574807025077" calcext:value-type="float">
            <text:p>0.00559574807025077</text:p>
          </table:table-cell>
          <table:table-cell office:value-type="float" office:value="-0.0934401134941784" calcext:value-type="float">
            <text:p>-0.0934401134941784</text:p>
          </table:table-cell>
          <table:table-cell office:value-type="float" office:value="0.481263152269852" calcext:value-type="float">
            <text:p>0.481263152269852</text:p>
          </table:table-cell>
          <table:table-cell office:value-type="float" office:value="-0.0153344070340978" calcext:value-type="float">
            <text:p>-0.0153344070340978</text:p>
          </table:table-cell>
          <table:table-cell/>
          <table:table-cell table:formula="of:=[.D113]-[.G113]" office:value-type="float" office:value="0.00555378575596202" calcext:value-type="float">
            <text:p/>
          </table:table-cell>
          <table:table-cell table:formula="of:=[.E113]-[.H113]" office:value-type="float" office:value="0.0176181951115374" calcext:value-type="float">
            <text:p/>
          </table:table-cell>
          <table:table-cell table:formula="of:=IF([.F113]-[.I113]&gt;= PI(); [.F113]-[.I113] - 2*PI(); [.F113]-[.I113])" office:value-type="float" office:value="-0.0210506056804168" calcext:value-type="float">
            <text:p/>
          </table:table-cell>
          <table:table-cell table:formula="of:=[.G113]-[.J113]" office:value-type="float" office:value="-0.0723934975915642" calcext:value-type="float">
            <text:p/>
          </table:table-cell>
          <table:table-cell table:formula="of:=[.H113]-[.K113]" office:value-type="float" office:value="0.00513505200215508" calcext:value-type="float">
            <text:p/>
          </table:table-cell>
          <table:table-cell table:formula="of:=[.I113]-[.L113]" office:value-type="float" office:value="0.0209301551043486" calcext:value-type="float">
            <text:p/>
          </table:table-cell>
          <table:table-cell/>
          <table:table-cell table:formula="of:=SQRT([.N113]^2+[.O113]^2)" office:value-type="float" office:value="0.0184728269415194" calcext:value-type="float">
            <text:p/>
          </table:table-cell>
          <table:table-cell table:formula="of:=SQRT([.Q113]^2+[.R113]^2)" office:value-type="float" office:value="0.0725753901305715" calcext:value-type="float">
            <text:p/>
          </table:table-cell>
          <table:table-cell table:number-columns-repeated="1002"/>
        </table:table-row>
        <table:table-row table:style-name="ro1">
          <table:table-cell table:formula="of:=[.A113]+1" office:value-type="float" office:value="110" calcext:value-type="float">
            <text:p/>
          </table:table-cell>
          <table:table-cell office:value-type="float" office:value="0.542868375778198" calcext:value-type="float">
            <text:p>0.542868375778198</text:p>
          </table:table-cell>
          <table:table-cell office:value-type="float" office:value="0.0406672544777393" calcext:value-type="float">
            <text:p>0.0406672544777393</text:p>
          </table:table-cell>
          <table:table-cell office:value-type="float" office:value="-0.138533398509026" calcext:value-type="float">
            <text:p>-0.138533398509026</text:p>
          </table:table-cell>
          <table:table-cell office:value-type="float" office:value="0.503140330314636" calcext:value-type="float">
            <text:p>0.503140330314636</text:p>
          </table:table-cell>
          <table:table-cell office:value-type="float" office:value="-0.0139596099033952" calcext:value-type="float">
            <text:p>-0.0139596099033952</text:p>
          </table:table-cell>
          <table:table-cell office:value-type="float" office:value="-0.148108035686405" calcext:value-type="float">
            <text:p>-0.148108035686405</text:p>
          </table:table-cell>
          <table:table-cell office:value-type="float" office:value="0.48452171199853" calcext:value-type="float">
            <text:p>0.48452171199853</text:p>
          </table:table-cell>
          <table:table-cell office:value-type="float" office:value="-0.0068823662862455" calcext:value-type="float">
            <text:p>-0.0068823662862455</text:p>
          </table:table-cell>
          <table:table-cell office:value-type="float" office:value="-0.0717279314582745" calcext:value-type="float">
            <text:p>-0.0717279314582745</text:p>
          </table:table-cell>
          <table:table-cell office:value-type="float" office:value="0.480930182733906" calcext:value-type="float">
            <text:p>0.480930182733906</text:p>
          </table:table-cell>
          <table:table-cell office:value-type="float" office:value="-0.0137077168549882" calcext:value-type="float">
            <text:p>-0.0137077168549882</text:p>
          </table:table-cell>
          <table:table-cell/>
          <table:table-cell table:formula="of:=[.D114]-[.G114]" office:value-type="float" office:value="0.00957463717737975" calcext:value-type="float">
            <text:p/>
          </table:table-cell>
          <table:table-cell table:formula="of:=[.E114]-[.H114]" office:value-type="float" office:value="0.0186186183161062" calcext:value-type="float">
            <text:p/>
          </table:table-cell>
          <table:table-cell table:formula="of:=IF([.F114]-[.I114]&gt;= PI(); [.F114]-[.I114] - 2*PI(); [.F114]-[.I114])" office:value-type="float" office:value="-0.00707724361714968" calcext:value-type="float">
            <text:p/>
          </table:table-cell>
          <table:table-cell table:formula="of:=[.G114]-[.J114]" office:value-type="float" office:value="-0.0763801042281308" calcext:value-type="float">
            <text:p/>
          </table:table-cell>
          <table:table-cell table:formula="of:=[.H114]-[.K114]" office:value-type="float" office:value="0.00359152926462419" calcext:value-type="float">
            <text:p/>
          </table:table-cell>
          <table:table-cell table:formula="of:=[.I114]-[.L114]" office:value-type="float" office:value="0.00682535056874272" calcext:value-type="float">
            <text:p/>
          </table:table-cell>
          <table:table-cell/>
          <table:table-cell table:formula="of:=SQRT([.N114]^2+[.O114]^2)" office:value-type="float" office:value="0.0209362514572048" calcext:value-type="float">
            <text:p/>
          </table:table-cell>
          <table:table-cell table:formula="of:=SQRT([.Q114]^2+[.R114]^2)" office:value-type="float" office:value="0.0764644976728336" calcext:value-type="float">
            <text:p/>
          </table:table-cell>
          <table:table-cell table:number-columns-repeated="1002"/>
        </table:table-row>
        <table:table-row table:style-name="ro1">
          <table:table-cell table:formula="of:=[.A114]+1" office:value-type="float" office:value="111" calcext:value-type="float">
            <text:p/>
          </table:table-cell>
          <table:table-cell office:value-type="float" office:value="0.544022440910339" calcext:value-type="float">
            <text:p>0.544022440910339</text:p>
          </table:table-cell>
          <table:table-cell office:value-type="float" office:value="0.0535079464316368" calcext:value-type="float">
            <text:p>0.0535079464316368</text:p>
          </table:table-cell>
          <table:table-cell office:value-type="float" office:value="-0.11680743098259" calcext:value-type="float">
            <text:p>-0.11680743098259</text:p>
          </table:table-cell>
          <table:table-cell office:value-type="float" office:value="0.502876341342926" calcext:value-type="float">
            <text:p>0.502876341342926</text:p>
          </table:table-cell>
          <table:table-cell office:value-type="float" office:value="-0.0113884210586548" calcext:value-type="float">
            <text:p>-0.0113884210586548</text:p>
          </table:table-cell>
          <table:table-cell office:value-type="float" office:value="-0.129335677920139" calcext:value-type="float">
            <text:p>-0.129335677920139</text:p>
          </table:table-cell>
          <table:table-cell office:value-type="float" office:value="0.484371946712606" calcext:value-type="float">
            <text:p>0.484371946712606</text:p>
          </table:table-cell>
          <table:table-cell office:value-type="float" office:value="-0.00442330979721404" calcext:value-type="float">
            <text:p>-0.00442330979721404</text:p>
          </table:table-cell>
          <table:table-cell office:value-type="float" office:value="-0.0499690782425168" calcext:value-type="float">
            <text:p>-0.0499690782425168</text:p>
          </table:table-cell>
          <table:table-cell office:value-type="float" office:value="0.4806318998521" calcext:value-type="float">
            <text:p>0.4806318998521</text:p>
          </table:table-cell>
          <table:table-cell office:value-type="float" office:value="-0.0115673989977227" calcext:value-type="float">
            <text:p>-0.0115673989977227</text:p>
          </table:table-cell>
          <table:table-cell/>
          <table:table-cell table:formula="of:=[.D115]-[.G115]" office:value-type="float" office:value="0.0125282469375497" calcext:value-type="float">
            <text:p/>
          </table:table-cell>
          <table:table-cell table:formula="of:=[.E115]-[.H115]" office:value-type="float" office:value="0.0185043946303196" calcext:value-type="float">
            <text:p/>
          </table:table-cell>
          <table:table-cell table:formula="of:=IF([.F115]-[.I115]&gt;= PI(); [.F115]-[.I115] - 2*PI(); [.F115]-[.I115])" office:value-type="float" office:value="-0.00696511126144074" calcext:value-type="float">
            <text:p/>
          </table:table-cell>
          <table:table-cell table:formula="of:=[.G115]-[.J115]" office:value-type="float" office:value="-0.0793665996776227" calcext:value-type="float">
            <text:p/>
          </table:table-cell>
          <table:table-cell table:formula="of:=[.H115]-[.K115]" office:value-type="float" office:value="0.003740046860506" calcext:value-type="float">
            <text:p/>
          </table:table-cell>
          <table:table-cell table:formula="of:=[.I115]-[.L115]" office:value-type="float" office:value="0.0071440892005087" calcext:value-type="float">
            <text:p/>
          </table:table-cell>
          <table:table-cell/>
          <table:table-cell table:formula="of:=SQRT([.N115]^2+[.O115]^2)" office:value-type="float" office:value="0.0223465789767209" calcext:value-type="float">
            <text:p/>
          </table:table-cell>
          <table:table-cell table:formula="of:=SQRT([.Q115]^2+[.R115]^2)" office:value-type="float" office:value="0.0794546732099931" calcext:value-type="float">
            <text:p/>
          </table:table-cell>
          <table:table-cell table:number-columns-repeated="1002"/>
        </table:table-row>
        <table:table-row table:style-name="ro1">
          <table:table-cell table:formula="of:=[.A115]+1" office:value-type="float" office:value="112" calcext:value-type="float">
            <text:p/>
          </table:table-cell>
          <table:table-cell office:value-type="float" office:value="0.543068945407867" calcext:value-type="float">
            <text:p>0.543068945407867</text:p>
          </table:table-cell>
          <table:table-cell office:value-type="float" office:value="0.0341265648603439" calcext:value-type="float">
            <text:p>0.0341265648603439</text:p>
          </table:table-cell>
          <table:table-cell office:value-type="float" office:value="-0.0950675308704376" calcext:value-type="float">
            <text:p>-0.0950675308704376</text:p>
          </table:table-cell>
          <table:table-cell office:value-type="float" office:value="0.502529203891754" calcext:value-type="float">
            <text:p>0.502529203891754</text:p>
          </table:table-cell>
          <table:table-cell office:value-type="float" office:value="-0.00992299057543278" calcext:value-type="float">
            <text:p>-0.00992299057543278</text:p>
          </table:table-cell>
          <table:table-cell office:value-type="float" office:value="-0.107613132613629" calcext:value-type="float">
            <text:p>-0.107613132613629</text:p>
          </table:table-cell>
          <table:table-cell office:value-type="float" office:value="0.485275460699334" calcext:value-type="float">
            <text:p>0.485275460699334</text:p>
          </table:table-cell>
          <table:table-cell office:value-type="float" office:value="-0.00242021704899013" calcext:value-type="float">
            <text:p>-0.00242021704899013</text:p>
          </table:table-cell>
          <table:table-cell office:value-type="float" office:value="-0.0282477737137562" calcext:value-type="float">
            <text:p>-0.0282477737137562</text:p>
          </table:table-cell>
          <table:table-cell office:value-type="float" office:value="0.480380629648719" calcext:value-type="float">
            <text:p>0.480380629648719</text:p>
          </table:table-cell>
          <table:table-cell office:value-type="float" office:value="-0.010202336403309" calcext:value-type="float">
            <text:p>-0.010202336403309</text:p>
          </table:table-cell>
          <table:table-cell/>
          <table:table-cell table:formula="of:=[.D116]-[.G116]" office:value-type="float" office:value="0.0125456017431913" calcext:value-type="float">
            <text:p/>
          </table:table-cell>
          <table:table-cell table:formula="of:=[.E116]-[.H116]" office:value-type="float" office:value="0.0172537431924197" calcext:value-type="float">
            <text:p/>
          </table:table-cell>
          <table:table-cell table:formula="of:=IF([.F116]-[.I116]&gt;= PI(); [.F116]-[.I116] - 2*PI(); [.F116]-[.I116])" office:value-type="float" office:value="-0.00750277352644265" calcext:value-type="float">
            <text:p/>
          </table:table-cell>
          <table:table-cell table:formula="of:=[.G116]-[.J116]" office:value-type="float" office:value="-0.0793653588998727" calcext:value-type="float">
            <text:p/>
          </table:table-cell>
          <table:table-cell table:formula="of:=[.H116]-[.K116]" office:value-type="float" office:value="0.0048948310506155" calcext:value-type="float">
            <text:p/>
          </table:table-cell>
          <table:table-cell table:formula="of:=[.I116]-[.L116]" office:value-type="float" office:value="0.00778211935431886" calcext:value-type="float">
            <text:p/>
          </table:table-cell>
          <table:table-cell/>
          <table:table-cell table:formula="of:=SQRT([.N116]^2+[.O116]^2)" office:value-type="float" office:value="0.0213326926863145" calcext:value-type="float">
            <text:p/>
          </table:table-cell>
          <table:table-cell table:formula="of:=SQRT([.Q116]^2+[.R116]^2)" office:value-type="float" office:value="0.0795161591396345" calcext:value-type="float">
            <text:p/>
          </table:table-cell>
          <table:table-cell table:number-columns-repeated="1002"/>
        </table:table-row>
        <table:table-row table:style-name="ro1">
          <table:table-cell table:formula="of:=[.A116]+1" office:value-type="float" office:value="113" calcext:value-type="float">
            <text:p/>
          </table:table-cell>
          <table:table-cell office:value-type="float" office:value="0.543369174003601" calcext:value-type="float">
            <text:p>0.543369174003601</text:p>
          </table:table-cell>
          <table:table-cell office:value-type="float" office:value="0.0805249586701393" calcext:value-type="float">
            <text:p>0.0805249586701393</text:p>
          </table:table-cell>
          <table:table-cell office:value-type="float" office:value="-0.073345810174942" calcext:value-type="float">
            <text:p>-0.073345810174942</text:p>
          </table:table-cell>
          <table:table-cell office:value-type="float" office:value="0.502691626548767" calcext:value-type="float">
            <text:p>0.502691626548767</text:p>
          </table:table-cell>
          <table:table-cell office:value-type="float" office:value="-0.0079084848985076" calcext:value-type="float">
            <text:p>-0.0079084848985076</text:p>
          </table:table-cell>
          <table:table-cell office:value-type="float" office:value="-0.0858784293086153" calcext:value-type="float">
            <text:p>-0.0858784293086153</text:p>
          </table:table-cell>
          <table:table-cell office:value-type="float" office:value="0.484223257736268" calcext:value-type="float">
            <text:p>0.484223257736268</text:p>
          </table:table-cell>
          <table:table-cell office:value-type="float" office:value="-0.000607010398046902" calcext:value-type="float">
            <text:p>-0.000607010398046902</text:p>
          </table:table-cell>
          <table:table-cell office:value-type="float" office:value="-0.00651413790440518" calcext:value-type="float">
            <text:p>-0.00651413790440518</text:p>
          </table:table-cell>
          <table:table-cell office:value-type="float" office:value="0.480158888091351" calcext:value-type="float">
            <text:p>0.480158888091351</text:p>
          </table:table-cell>
          <table:table-cell office:value-type="float" office:value="-0.00698133805650341" calcext:value-type="float">
            <text:p>-0.00698133805650341</text:p>
          </table:table-cell>
          <table:table-cell/>
          <table:table-cell table:formula="of:=[.D117]-[.G117]" office:value-type="float" office:value="0.0125326191336733" calcext:value-type="float">
            <text:p/>
          </table:table-cell>
          <table:table-cell table:formula="of:=[.E117]-[.H117]" office:value-type="float" office:value="0.0184683688124995" calcext:value-type="float">
            <text:p/>
          </table:table-cell>
          <table:table-cell table:formula="of:=IF([.F117]-[.I117]&gt;= PI(); [.F117]-[.I117] - 2*PI(); [.F117]-[.I117])" office:value-type="float" office:value="-0.00730147450046069" calcext:value-type="float">
            <text:p/>
          </table:table-cell>
          <table:table-cell table:formula="of:=[.G117]-[.J117]" office:value-type="float" office:value="-0.0793642914042101" calcext:value-type="float">
            <text:p/>
          </table:table-cell>
          <table:table-cell table:formula="of:=[.H117]-[.K117]" office:value-type="float" office:value="0.0040643696449168" calcext:value-type="float">
            <text:p/>
          </table:table-cell>
          <table:table-cell table:formula="of:=[.I117]-[.L117]" office:value-type="float" office:value="0.00637432765845651" calcext:value-type="float">
            <text:p/>
          </table:table-cell>
          <table:table-cell/>
          <table:table-cell table:formula="of:=SQRT([.N117]^2+[.O117]^2)" office:value-type="float" office:value="0.0223192112079307" calcext:value-type="float">
            <text:p/>
          </table:table-cell>
          <table:table-cell table:formula="of:=SQRT([.Q117]^2+[.R117]^2)" office:value-type="float" office:value="0.0794682946256109" calcext:value-type="float">
            <text:p/>
          </table:table-cell>
          <table:table-cell table:number-columns-repeated="1002"/>
        </table:table-row>
        <table:table-row table:style-name="ro1">
          <table:table-cell table:formula="of:=[.A117]+1" office:value-type="float" office:value="114" calcext:value-type="float">
            <text:p/>
          </table:table-cell>
          <table:table-cell office:value-type="float" office:value="0.543563544750214" calcext:value-type="float">
            <text:p>0.543563544750214</text:p>
          </table:table-cell>
          <table:table-cell office:value-type="float" office:value="0.0205021109431982" calcext:value-type="float">
            <text:p>0.0205021109431982</text:p>
          </table:table-cell>
          <table:table-cell office:value-type="float" office:value="-0.0516291819512844" calcext:value-type="float">
            <text:p>-0.0516291819512844</text:p>
          </table:table-cell>
          <table:table-cell office:value-type="float" office:value="0.50282883644104" calcext:value-type="float">
            <text:p>0.50282883644104</text:p>
          </table:table-cell>
          <table:table-cell office:value-type="float" office:value="-0.0068151718005538" calcext:value-type="float">
            <text:p>-0.0068151718005538</text:p>
          </table:table-cell>
          <table:table-cell office:value-type="float" office:value="-0.0641358915242528" calcext:value-type="float">
            <text:p>-0.0641358915242528</text:p>
          </table:table-cell>
          <table:table-cell office:value-type="float" office:value="0.484210059788132" calcext:value-type="float">
            <text:p>0.484210059788132</text:p>
          </table:table-cell>
          <table:table-cell office:value-type="float" office:value="0.00113055487348951" calcext:value-type="float">
            <text:p>0.00113055487348951</text:p>
          </table:table-cell>
          <table:table-cell office:value-type="float" office:value="0.0152278740320021" calcext:value-type="float">
            <text:p>0.0152278740320021</text:p>
          </table:table-cell>
          <table:table-cell office:value-type="float" office:value="0.480007097289938" calcext:value-type="float">
            <text:p>0.480007097289938</text:p>
          </table:table-cell>
          <table:table-cell office:value-type="float" office:value="-0.00616125361877548" calcext:value-type="float">
            <text:p>-0.00616125361877548</text:p>
          </table:table-cell>
          <table:table-cell/>
          <table:table-cell table:formula="of:=[.D118]-[.G118]" office:value-type="float" office:value="0.0125067095729684" calcext:value-type="float">
            <text:p/>
          </table:table-cell>
          <table:table-cell table:formula="of:=[.E118]-[.H118]" office:value-type="float" office:value="0.0186187766529083" calcext:value-type="float">
            <text:p/>
          </table:table-cell>
          <table:table-cell table:formula="of:=IF([.F118]-[.I118]&gt;= PI(); [.F118]-[.I118] - 2*PI(); [.F118]-[.I118])" office:value-type="float" office:value="-0.00794572667404331" calcext:value-type="float">
            <text:p/>
          </table:table-cell>
          <table:table-cell table:formula="of:=[.G118]-[.J118]" office:value-type="float" office:value="-0.0793637655562548" calcext:value-type="float">
            <text:p/>
          </table:table-cell>
          <table:table-cell table:formula="of:=[.H118]-[.K118]" office:value-type="float" office:value="0.00420296249819335" calcext:value-type="float">
            <text:p/>
          </table:table-cell>
          <table:table-cell table:formula="of:=[.I118]-[.L118]" office:value-type="float" office:value="0.00729180849226499" calcext:value-type="float">
            <text:p/>
          </table:table-cell>
          <table:table-cell/>
          <table:table-cell table:formula="of:=SQRT([.N118]^2+[.O118]^2)" office:value-type="float" office:value="0.0224293697725429" calcext:value-type="float">
            <text:p/>
          </table:table-cell>
          <table:table-cell table:formula="of:=SQRT([.Q118]^2+[.R118]^2)" office:value-type="float" office:value="0.0794749783078259" calcext:value-type="float">
            <text:p/>
          </table:table-cell>
          <table:table-cell table:number-columns-repeated="1002"/>
        </table:table-row>
        <table:table-row table:style-name="ro1">
          <table:table-cell table:formula="of:=[.A118]+1" office:value-type="float" office:value="115" calcext:value-type="float">
            <text:p/>
          </table:table-cell>
          <table:table-cell office:value-type="float" office:value="0.545345306396484" calcext:value-type="float">
            <text:p>0.545345306396484</text:p>
          </table:table-cell>
          <table:table-cell office:value-type="float" office:value="0.00176845968235284" calcext:value-type="float">
            <text:p>0.00176845968235284</text:p>
          </table:table-cell>
          <table:table-cell office:value-type="float" office:value="-0.0298399310559034" calcext:value-type="float">
            <text:p>-0.0298399310559034</text:p>
          </table:table-cell>
          <table:table-cell office:value-type="float" office:value="0.502395391464233" calcext:value-type="float">
            <text:p>0.502395391464233</text:p>
          </table:table-cell>
          <table:table-cell office:value-type="float" office:value="-0.00736550288274884" calcext:value-type="float">
            <text:p>-0.00736550288274884</text:p>
          </table:table-cell>
          <table:table-cell office:value-type="float" office:value="-0.0423220932091011" calcext:value-type="float">
            <text:p>-0.0423220932091011</text:p>
          </table:table-cell>
          <table:table-cell office:value-type="float" office:value="0.484234721494633" calcext:value-type="float">
            <text:p>0.484234721494633</text:p>
          </table:table-cell>
          <table:table-cell office:value-type="float" office:value="0.000477696109018671" calcext:value-type="float">
            <text:p>0.000477696109018671</text:p>
          </table:table-cell>
          <table:table-cell office:value-type="float" office:value="0.0370412722516043" calcext:value-type="float">
            <text:p>0.0370412722516043</text:p>
          </table:table-cell>
          <table:table-cell office:value-type="float" office:value="0.479872697710566" calcext:value-type="float">
            <text:p>0.479872697710566</text:p>
          </table:table-cell>
          <table:table-cell office:value-type="float" office:value="-0.00609051523148137" calcext:value-type="float">
            <text:p>-0.00609051523148137</text:p>
          </table:table-cell>
          <table:table-cell/>
          <table:table-cell table:formula="of:=[.D119]-[.G119]" office:value-type="float" office:value="0.0124821621531977" calcext:value-type="float">
            <text:p/>
          </table:table-cell>
          <table:table-cell table:formula="of:=[.E119]-[.H119]" office:value-type="float" office:value="0.0181606699696" calcext:value-type="float">
            <text:p/>
          </table:table-cell>
          <table:table-cell table:formula="of:=IF([.F119]-[.I119]&gt;= PI(); [.F119]-[.I119] - 2*PI(); [.F119]-[.I119])" office:value-type="float" office:value="-0.00784319899176751" calcext:value-type="float">
            <text:p/>
          </table:table-cell>
          <table:table-cell table:formula="of:=[.G119]-[.J119]" office:value-type="float" office:value="-0.0793633654607054" calcext:value-type="float">
            <text:p/>
          </table:table-cell>
          <table:table-cell table:formula="of:=[.H119]-[.K119]" office:value-type="float" office:value="0.00436202378406725" calcext:value-type="float">
            <text:p/>
          </table:table-cell>
          <table:table-cell table:formula="of:=[.I119]-[.L119]" office:value-type="float" office:value="0.00656821134050004" calcext:value-type="float">
            <text:p/>
          </table:table-cell>
          <table:table-cell/>
          <table:table-cell table:formula="of:=SQRT([.N119]^2+[.O119]^2)" office:value-type="float" office:value="0.022036658225862" calcext:value-type="float">
            <text:p/>
          </table:table-cell>
          <table:table-cell table:formula="of:=SQRT([.Q119]^2+[.R119]^2)" office:value-type="float" office:value="0.0794831493383488" calcext:value-type="float">
            <text:p/>
          </table:table-cell>
          <table:table-cell table:number-columns-repeated="1002"/>
        </table:table-row>
        <table:table-row table:style-name="ro1">
          <table:table-cell table:formula="of:=[.A119]+1" office:value-type="float" office:value="116" calcext:value-type="float">
            <text:p/>
          </table:table-cell>
          <table:table-cell office:value-type="float" office:value="0.543931245803833" calcext:value-type="float">
            <text:p>0.543931245803833</text:p>
          </table:table-cell>
          <table:table-cell office:value-type="float" office:value="0.0291364416480064" calcext:value-type="float">
            <text:p>0.0291364416480064</text:p>
          </table:table-cell>
          <table:table-cell office:value-type="float" office:value="-0.00803346466273069" calcext:value-type="float">
            <text:p>-0.00803346466273069</text:p>
          </table:table-cell>
          <table:table-cell office:value-type="float" office:value="0.50201028585434" calcext:value-type="float">
            <text:p>0.50201028585434</text:p>
          </table:table-cell>
          <table:table-cell office:value-type="float" office:value="-0.00724578555673361" calcext:value-type="float">
            <text:p>-0.00724578555673361</text:p>
          </table:table-cell>
          <table:table-cell office:value-type="float" office:value="-0.02056484585938" calcext:value-type="float">
            <text:p>-0.02056484585938</text:p>
          </table:table-cell>
          <table:table-cell office:value-type="float" office:value="0.484245114847826" calcext:value-type="float">
            <text:p>0.484245114847826</text:p>
          </table:table-cell>
          <table:table-cell office:value-type="float" office:value="-0.000557029812662556" calcext:value-type="float">
            <text:p>-0.000557029812662556</text:p>
          </table:table-cell>
          <table:table-cell office:value-type="float" office:value="0.0587981185492043" calcext:value-type="float">
            <text:p>0.0587981185492043</text:p>
          </table:table-cell>
          <table:table-cell office:value-type="float" office:value="0.479740185668314" calcext:value-type="float">
            <text:p>0.479740185668314</text:p>
          </table:table-cell>
          <table:table-cell office:value-type="float" office:value="-0.00492505756556112" calcext:value-type="float">
            <text:p>-0.00492505756556112</text:p>
          </table:table-cell>
          <table:table-cell/>
          <table:table-cell table:formula="of:=[.D120]-[.G120]" office:value-type="float" office:value="0.0125313811966493" calcext:value-type="float">
            <text:p/>
          </table:table-cell>
          <table:table-cell table:formula="of:=[.E120]-[.H120]" office:value-type="float" office:value="0.0177651710065138" calcext:value-type="float">
            <text:p/>
          </table:table-cell>
          <table:table-cell table:formula="of:=IF([.F120]-[.I120]&gt;= PI(); [.F120]-[.I120] - 2*PI(); [.F120]-[.I120])" office:value-type="float" office:value="-0.00668875574407105" calcext:value-type="float">
            <text:p/>
          </table:table-cell>
          <table:table-cell table:formula="of:=[.G120]-[.J120]" office:value-type="float" office:value="-0.0793629644085844" calcext:value-type="float">
            <text:p/>
          </table:table-cell>
          <table:table-cell table:formula="of:=[.H120]-[.K120]" office:value-type="float" office:value="0.00450492917951206" calcext:value-type="float">
            <text:p/>
          </table:table-cell>
          <table:table-cell table:formula="of:=[.I120]-[.L120]" office:value-type="float" office:value="0.00436802775289856" calcext:value-type="float">
            <text:p/>
          </table:table-cell>
          <table:table-cell/>
          <table:table-cell table:formula="of:=SQRT([.N120]^2+[.O120]^2)" office:value-type="float" office:value="0.0217402119489764" calcext:value-type="float">
            <text:p/>
          </table:table-cell>
          <table:table-cell table:formula="of:=SQRT([.Q120]^2+[.R120]^2)" office:value-type="float" office:value="0.0794907196258195" calcext:value-type="float">
            <text:p/>
          </table:table-cell>
          <table:table-cell table:number-columns-repeated="1002"/>
        </table:table-row>
        <table:table-row table:style-name="ro1">
          <table:table-cell table:formula="of:=[.A120]+1" office:value-type="float" office:value="117" calcext:value-type="float">
            <text:p/>
          </table:table-cell>
          <table:table-cell office:value-type="float" office:value="0.544728696346283" calcext:value-type="float">
            <text:p>0.544728696346283</text:p>
          </table:table-cell>
          <table:table-cell office:value-type="float" office:value="0.0364079922437668" calcext:value-type="float">
            <text:p>0.0364079922437668</text:p>
          </table:table-cell>
          <table:table-cell office:value-type="float" office:value="0.0137292686849833" calcext:value-type="float">
            <text:p>0.0137292686849833</text:p>
          </table:table-cell>
          <table:table-cell office:value-type="float" office:value="0.502175033092499" calcext:value-type="float">
            <text:p>0.502175033092499</text:p>
          </table:table-cell>
          <table:table-cell office:value-type="float" office:value="-0.00588291417807341" calcext:value-type="float">
            <text:p>-0.00588291417807341</text:p>
          </table:table-cell>
          <table:table-cell office:value-type="float" office:value="0.00122429861407887" calcext:value-type="float">
            <text:p>0.00122429861407887</text:p>
          </table:table-cell>
          <table:table-cell office:value-type="float" office:value="0.483233377482639" calcext:value-type="float">
            <text:p>0.483233377482639</text:p>
          </table:table-cell>
          <table:table-cell office:value-type="float" office:value="-0.00158272830455754" calcext:value-type="float">
            <text:p>-0.00158272830455754</text:p>
          </table:table-cell>
          <table:table-cell office:value-type="float" office:value="0.0805870021427126" calcext:value-type="float">
            <text:p>0.0805870021427126</text:p>
          </table:table-cell>
          <table:table-cell office:value-type="float" office:value="0.479632873294662" calcext:value-type="float">
            <text:p>0.479632873294662</text:p>
          </table:table-cell>
          <table:table-cell office:value-type="float" office:value="-0.00346873787581044" calcext:value-type="float">
            <text:p>-0.00346873787581044</text:p>
          </table:table-cell>
          <table:table-cell/>
          <table:table-cell table:formula="of:=[.D121]-[.G121]" office:value-type="float" office:value="0.0125049700709044" calcext:value-type="float">
            <text:p/>
          </table:table-cell>
          <table:table-cell table:formula="of:=[.E121]-[.H121]" office:value-type="float" office:value="0.0189416556098595" calcext:value-type="float">
            <text:p/>
          </table:table-cell>
          <table:table-cell table:formula="of:=IF([.F121]-[.I121]&gt;= PI(); [.F121]-[.I121] - 2*PI(); [.F121]-[.I121])" office:value-type="float" office:value="-0.00430018587351587" calcext:value-type="float">
            <text:p/>
          </table:table-cell>
          <table:table-cell table:formula="of:=[.G121]-[.J121]" office:value-type="float" office:value="-0.0793627035286338" calcext:value-type="float">
            <text:p/>
          </table:table-cell>
          <table:table-cell table:formula="of:=[.H121]-[.K121]" office:value-type="float" office:value="0.00360050418797758" calcext:value-type="float">
            <text:p/>
          </table:table-cell>
          <table:table-cell table:formula="of:=[.I121]-[.L121]" office:value-type="float" office:value="0.00188600957125291" calcext:value-type="float">
            <text:p/>
          </table:table-cell>
          <table:table-cell/>
          <table:table-cell table:formula="of:=SQRT([.N121]^2+[.O121]^2)" office:value-type="float" office:value="0.0226971494623606" calcext:value-type="float">
            <text:p/>
          </table:table-cell>
          <table:table-cell table:formula="of:=SQRT([.Q121]^2+[.R121]^2)" office:value-type="float" office:value="0.0794443348627293" calcext:value-type="float">
            <text:p/>
          </table:table-cell>
          <table:table-cell table:number-columns-repeated="1002"/>
        </table:table-row>
        <table:table-row table:style-name="ro1">
          <table:table-cell table:formula="of:=[.A121]+1" office:value-type="float" office:value="118" calcext:value-type="float">
            <text:p/>
          </table:table-cell>
          <table:table-cell office:value-type="float" office:value="0.543818116188049" calcext:value-type="float">
            <text:p>0.543818116188049</text:p>
          </table:table-cell>
          <table:table-cell office:value-type="float" office:value="-0.0251059662550688" calcext:value-type="float">
            <text:p>-0.0251059662550688</text:p>
          </table:table-cell>
          <table:table-cell office:value-type="float" office:value="0.0354984700679779" calcext:value-type="float">
            <text:p>0.0354984700679779</text:p>
          </table:table-cell>
          <table:table-cell office:value-type="float" office:value="0.501778721809387" calcext:value-type="float">
            <text:p>0.501778721809387</text:p>
          </table:table-cell>
          <table:table-cell office:value-type="float" office:value="-0.00595658645033836" calcext:value-type="float">
            <text:p>-0.00595658645033836</text:p>
          </table:table-cell>
          <table:table-cell office:value-type="float" office:value="0.0249690123482288" calcext:value-type="float">
            <text:p>0.0249690123482288</text:p>
          </table:table-cell>
          <table:table-cell office:value-type="float" office:value="0.483198948844013" calcext:value-type="float">
            <text:p>0.483198948844013</text:p>
          </table:table-cell>
          <table:table-cell office:value-type="float" office:value="-0.00476095083058235" calcext:value-type="float">
            <text:p>-0.00476095083058235</text:p>
          </table:table-cell>
          <table:table-cell office:value-type="float" office:value="0.102339595924425" calcext:value-type="float">
            <text:p>0.102339595924425</text:p>
          </table:table-cell>
          <table:table-cell office:value-type="float" office:value="0.479557418946088" calcext:value-type="float">
            <text:p>0.479557418946088</text:p>
          </table:table-cell>
          <table:table-cell office:value-type="float" office:value="-0.00447297652601319" calcext:value-type="float">
            <text:p>-0.00447297652601319</text:p>
          </table:table-cell>
          <table:table-cell/>
          <table:table-cell table:formula="of:=[.D122]-[.G122]" office:value-type="float" office:value="0.0105294577197492" calcext:value-type="float">
            <text:p/>
          </table:table-cell>
          <table:table-cell table:formula="of:=[.E122]-[.H122]" office:value-type="float" office:value="0.0185797729653744" calcext:value-type="float">
            <text:p/>
          </table:table-cell>
          <table:table-cell table:formula="of:=IF([.F122]-[.I122]&gt;= PI(); [.F122]-[.I122] - 2*PI(); [.F122]-[.I122])" office:value-type="float" office:value="-0.00119563561975601" calcext:value-type="float">
            <text:p/>
          </table:table-cell>
          <table:table-cell table:formula="of:=[.G122]-[.J122]" office:value-type="float" office:value="-0.0773705835761963" calcext:value-type="float">
            <text:p/>
          </table:table-cell>
          <table:table-cell table:formula="of:=[.H122]-[.K122]" office:value-type="float" office:value="0.00364152989792471" calcext:value-type="float">
            <text:p/>
          </table:table-cell>
          <table:table-cell table:formula="of:=[.I122]-[.L122]" office:value-type="float" office:value="-0.000287974304569156" calcext:value-type="float">
            <text:p/>
          </table:table-cell>
          <table:table-cell/>
          <table:table-cell table:formula="of:=SQRT([.N122]^2+[.O122]^2)" office:value-type="float" office:value="0.0213559697348738" calcext:value-type="float">
            <text:p/>
          </table:table-cell>
          <table:table-cell table:formula="of:=SQRT([.Q122]^2+[.R122]^2)" office:value-type="float" office:value="0.0774562324343151" calcext:value-type="float">
            <text:p/>
          </table:table-cell>
          <table:table-cell table:number-columns-repeated="1002"/>
        </table:table-row>
        <table:table-row table:style-name="ro1">
          <table:table-cell table:formula="of:=[.A122]+1" office:value-type="float" office:value="119" calcext:value-type="float">
            <text:p/>
          </table:table-cell>
          <table:table-cell office:value-type="float" office:value="0.543974995613098" calcext:value-type="float">
            <text:p>0.543974995613098</text:p>
          </table:table-cell>
          <table:table-cell office:value-type="float" office:value="0.0683487206697464" calcext:value-type="float">
            <text:p>0.0683487206697464</text:p>
          </table:table-cell>
          <table:table-cell office:value-type="float" office:value="0.0572394207119942" calcext:value-type="float">
            <text:p>0.0572394207119942</text:p>
          </table:table-cell>
          <table:table-cell office:value-type="float" office:value="0.501510918140411" calcext:value-type="float">
            <text:p>0.501510918140411</text:p>
          </table:table-cell>
          <table:table-cell office:value-type="float" office:value="-0.00557043729349971" calcext:value-type="float">
            <text:p>-0.00557043729349971</text:p>
          </table:table-cell>
          <table:table-cell office:value-type="float" office:value="0.0487197819035952" calcext:value-type="float">
            <text:p>0.0487197819035952</text:p>
          </table:table-cell>
          <table:table-cell office:value-type="float" office:value="0.483095355707078" calcext:value-type="float">
            <text:p>0.483095355707078</text:p>
          </table:table-cell>
          <table:table-cell office:value-type="float" office:value="-0.00841347530138235" calcext:value-type="float">
            <text:p>-0.00841347530138235</text:p>
          </table:table-cell>
          <table:table-cell office:value-type="float" office:value="0.124098378077511" calcext:value-type="float">
            <text:p>0.124098378077511</text:p>
          </table:table-cell>
          <table:table-cell office:value-type="float" office:value="0.47946009177519" calcext:value-type="float">
            <text:p>0.47946009177519</text:p>
          </table:table-cell>
          <table:table-cell office:value-type="float" office:value="-0.00173902769922334" calcext:value-type="float">
            <text:p>-0.00173902769922334</text:p>
          </table:table-cell>
          <table:table-cell/>
          <table:table-cell table:formula="of:=[.D123]-[.G123]" office:value-type="float" office:value="0.00851963880839896" calcext:value-type="float">
            <text:p/>
          </table:table-cell>
          <table:table-cell table:formula="of:=[.E123]-[.H123]" office:value-type="float" office:value="0.0184155624333333" calcext:value-type="float">
            <text:p/>
          </table:table-cell>
          <table:table-cell table:formula="of:=IF([.F123]-[.I123]&gt;= PI(); [.F123]-[.I123] - 2*PI(); [.F123]-[.I123])" office:value-type="float" office:value="0.00284303800788264" calcext:value-type="float">
            <text:p/>
          </table:table-cell>
          <table:table-cell table:formula="of:=[.G123]-[.J123]" office:value-type="float" office:value="-0.0753785961739154" calcext:value-type="float">
            <text:p/>
          </table:table-cell>
          <table:table-cell table:formula="of:=[.H123]-[.K123]" office:value-type="float" office:value="0.00363526393188812" calcext:value-type="float">
            <text:p/>
          </table:table-cell>
          <table:table-cell table:formula="of:=[.I123]-[.L123]" office:value-type="float" office:value="-0.00667444760215901" calcext:value-type="float">
            <text:p/>
          </table:table-cell>
          <table:table-cell/>
          <table:table-cell table:formula="of:=SQRT([.N123]^2+[.O123]^2)" office:value-type="float" office:value="0.0202908152907066" calcext:value-type="float">
            <text:p/>
          </table:table-cell>
          <table:table-cell table:formula="of:=SQRT([.Q123]^2+[.R123]^2)" office:value-type="float" office:value="0.0754662037272626" calcext:value-type="float">
            <text:p/>
          </table:table-cell>
          <table:table-cell table:number-columns-repeated="1002"/>
        </table:table-row>
        <table:table-row table:style-name="ro1">
          <table:table-cell table:formula="of:=[.A123]+1" office:value-type="float" office:value="120" calcext:value-type="float">
            <text:p/>
          </table:table-cell>
          <table:table-cell office:value-type="float" office:value="0.542146444320679" calcext:value-type="float">
            <text:p>0.542146444320679</text:p>
          </table:table-cell>
          <table:table-cell office:value-type="float" office:value="0.00168677570763975" calcext:value-type="float">
            <text:p>0.00168677570763975</text:p>
          </table:table-cell>
          <table:table-cell office:value-type="float" office:value="0.0789651796221733" calcext:value-type="float">
            <text:p>0.0789651796221733</text:p>
          </table:table-cell>
          <table:table-cell office:value-type="float" office:value="0.502263188362122" calcext:value-type="float">
            <text:p>0.502263188362122</text:p>
          </table:table-cell>
          <table:table-cell office:value-type="float" office:value="-0.00343207595869899" calcext:value-type="float">
            <text:p>-0.00343207595869899</text:p>
          </table:table-cell>
          <table:table-cell office:value-type="float" office:value="0.0733928966455777" calcext:value-type="float">
            <text:p>0.0733928966455777</text:p>
          </table:table-cell>
          <table:table-cell office:value-type="float" office:value="0.484912104752585" calcext:value-type="float">
            <text:p>0.484912104752585</text:p>
          </table:table-cell>
          <table:table-cell office:value-type="float" office:value="-0.0114470090405721" calcext:value-type="float">
            <text:p>-0.0114470090405721</text:p>
          </table:table-cell>
          <table:table-cell office:value-type="float" office:value="0.145784203058972" calcext:value-type="float">
            <text:p>0.145784203058972</text:p>
          </table:table-cell>
          <table:table-cell office:value-type="float" office:value="0.47942237948685" calcext:value-type="float">
            <text:p>0.47942237948685</text:p>
          </table:table-cell>
          <table:table-cell office:value-type="float" office:value="-0.00167155667091775" calcext:value-type="float">
            <text:p>-0.00167155667091775</text:p>
          </table:table-cell>
          <table:table-cell/>
          <table:table-cell table:formula="of:=[.D124]-[.G124]" office:value-type="float" office:value="0.00557228297659562" calcext:value-type="float">
            <text:p/>
          </table:table-cell>
          <table:table-cell table:formula="of:=[.E124]-[.H124]" office:value-type="float" office:value="0.0173510836095362" calcext:value-type="float">
            <text:p/>
          </table:table-cell>
          <table:table-cell table:formula="of:=IF([.F124]-[.I124]&gt;= PI(); [.F124]-[.I124] - 2*PI(); [.F124]-[.I124])" office:value-type="float" office:value="0.00801493308187315" calcext:value-type="float">
            <text:p/>
          </table:table-cell>
          <table:table-cell table:formula="of:=[.G124]-[.J124]" office:value-type="float" office:value="-0.0723913064133948" calcext:value-type="float">
            <text:p/>
          </table:table-cell>
          <table:table-cell table:formula="of:=[.H124]-[.K124]" office:value-type="float" office:value="0.00548972526573538" calcext:value-type="float">
            <text:p/>
          </table:table-cell>
          <table:table-cell table:formula="of:=[.I124]-[.L124]" office:value-type="float" office:value="-0.00977545236965439" calcext:value-type="float">
            <text:p/>
          </table:table-cell>
          <table:table-cell/>
          <table:table-cell table:formula="of:=SQRT([.N124]^2+[.O124]^2)" office:value-type="float" office:value="0.0182238974974173" calcext:value-type="float">
            <text:p/>
          </table:table-cell>
          <table:table-cell table:formula="of:=SQRT([.Q124]^2+[.R124]^2)" office:value-type="float" office:value="0.0725991620318807" calcext:value-type="float">
            <text:p/>
          </table:table-cell>
          <table:table-cell table:number-columns-repeated="1002"/>
        </table:table-row>
        <table:table-row table:style-name="ro1">
          <table:table-cell table:formula="of:=[.A124]+1" office:value-type="float" office:value="121" calcext:value-type="float">
            <text:p/>
          </table:table-cell>
          <table:table-cell office:value-type="float" office:value="0.545164883136749" calcext:value-type="float">
            <text:p>0.545164883136749</text:p>
          </table:table-cell>
          <table:table-cell office:value-type="float" office:value="-0.0126104988157749" calcext:value-type="float">
            <text:p>-0.0126104988157749</text:p>
          </table:table-cell>
          <table:table-cell office:value-type="float" office:value="0.100704021751881" calcext:value-type="float">
            <text:p>0.100704021751881</text:p>
          </table:table-cell>
          <table:table-cell office:value-type="float" office:value="0.50196373462677" calcext:value-type="float">
            <text:p>0.50196373462677</text:p>
          </table:table-cell>
          <table:table-cell office:value-type="float" office:value="-0.0042785769328475" calcext:value-type="float">
            <text:p>-0.0042785769328475</text:p>
          </table:table-cell>
          <table:table-cell office:value-type="float" office:value="0.0961940714498802" calcext:value-type="float">
            <text:p>0.0961940714498802</text:p>
          </table:table-cell>
          <table:table-cell office:value-type="float" office:value="0.483662889749306" calcext:value-type="float">
            <text:p>0.483662889749306</text:p>
          </table:table-cell>
          <table:table-cell office:value-type="float" office:value="-0.0104296124292098" calcext:value-type="float">
            <text:p>-0.0104296124292098</text:p>
          </table:table-cell>
          <table:table-cell office:value-type="float" office:value="0.167590767919527" calcext:value-type="float">
            <text:p>0.167590767919527</text:p>
          </table:table-cell>
          <table:table-cell office:value-type="float" office:value="0.479385928543938" calcext:value-type="float">
            <text:p>0.479385928543938</text:p>
          </table:table-cell>
          <table:table-cell office:value-type="float" office:value="-0.00217597662354874" calcext:value-type="float">
            <text:p>-0.00217597662354874</text:p>
          </table:table-cell>
          <table:table-cell/>
          <table:table-cell table:formula="of:=[.D125]-[.G125]" office:value-type="float" office:value="0.00450995030200044" calcext:value-type="float">
            <text:p/>
          </table:table-cell>
          <table:table-cell table:formula="of:=[.E125]-[.H125]" office:value-type="float" office:value="0.0183008448774638" calcext:value-type="float">
            <text:p/>
          </table:table-cell>
          <table:table-cell table:formula="of:=IF([.F125]-[.I125]&gt;= PI(); [.F125]-[.I125] - 2*PI(); [.F125]-[.I125])" office:value-type="float" office:value="0.00615103549636231" calcext:value-type="float">
            <text:p/>
          </table:table-cell>
          <table:table-cell table:formula="of:=[.G125]-[.J125]" office:value-type="float" office:value="-0.0713966964696468" calcext:value-type="float">
            <text:p/>
          </table:table-cell>
          <table:table-cell table:formula="of:=[.H125]-[.K125]" office:value-type="float" office:value="0.00427696120536786" calcext:value-type="float">
            <text:p/>
          </table:table-cell>
          <table:table-cell table:formula="of:=[.I125]-[.L125]" office:value-type="float" office:value="-0.00825363580566107" calcext:value-type="float">
            <text:p/>
          </table:table-cell>
          <table:table-cell/>
          <table:table-cell table:formula="of:=SQRT([.N125]^2+[.O125]^2)" office:value-type="float" office:value="0.0188483573543029" calcext:value-type="float">
            <text:p/>
          </table:table-cell>
          <table:table-cell table:formula="of:=SQRT([.Q125]^2+[.R125]^2)" office:value-type="float" office:value="0.0715246856961364" calcext:value-type="float">
            <text:p/>
          </table:table-cell>
          <table:table-cell table:number-columns-repeated="1002"/>
        </table:table-row>
        <table:table-row table:style-name="ro1">
          <table:table-cell table:formula="of:=[.A125]+1" office:value-type="float" office:value="122" calcext:value-type="float">
            <text:p/>
          </table:table-cell>
          <table:table-cell office:value-type="float" office:value="0.543904185295105" calcext:value-type="float">
            <text:p>0.543904185295105</text:p>
          </table:table-cell>
          <table:table-cell office:value-type="float" office:value="0.0207764022052288" calcext:value-type="float">
            <text:p>0.0207764022052288</text:p>
          </table:table-cell>
          <table:table-cell office:value-type="float" office:value="0.122495964169502" calcext:value-type="float">
            <text:p>0.122495964169502</text:p>
          </table:table-cell>
          <table:table-cell office:value-type="float" office:value="0.501664459705353" calcext:value-type="float">
            <text:p>0.501664459705353</text:p>
          </table:table-cell>
          <table:table-cell office:value-type="float" office:value="-0.00480528641492128" calcext:value-type="float">
            <text:p>-0.00480528641492128</text:p>
          </table:table-cell>
          <table:table-cell office:value-type="float" office:value="0.117949055589107" calcext:value-type="float">
            <text:p>0.117949055589107</text:p>
          </table:table-cell>
          <table:table-cell office:value-type="float" office:value="0.483435985468963" calcext:value-type="float">
            <text:p>0.483435985468963</text:p>
          </table:table-cell>
          <table:table-cell office:value-type="float" office:value="-0.0143278939411696" calcext:value-type="float">
            <text:p>-0.0143278939411696</text:p>
          </table:table-cell>
          <table:table-cell office:value-type="float" office:value="0.189346883824993" calcext:value-type="float">
            <text:p>0.189346883824993</text:p>
          </table:table-cell>
          <table:table-cell office:value-type="float" office:value="0.479338587669591" calcext:value-type="float">
            <text:p>0.479338587669591</text:p>
          </table:table-cell>
          <table:table-cell office:value-type="float" office:value="-0.00134492053533959" calcext:value-type="float">
            <text:p>-0.00134492053533959</text:p>
          </table:table-cell>
          <table:table-cell/>
          <table:table-cell table:formula="of:=[.D126]-[.G126]" office:value-type="float" office:value="0.00454690858039518" calcext:value-type="float">
            <text:p/>
          </table:table-cell>
          <table:table-cell table:formula="of:=[.E126]-[.H126]" office:value-type="float" office:value="0.0182284742363903" calcext:value-type="float">
            <text:p/>
          </table:table-cell>
          <table:table-cell table:formula="of:=IF([.F126]-[.I126]&gt;= PI(); [.F126]-[.I126] - 2*PI(); [.F126]-[.I126])" office:value-type="float" office:value="0.00952260752624834" calcext:value-type="float">
            <text:p/>
          </table:table-cell>
          <table:table-cell table:formula="of:=[.G126]-[.J126]" office:value-type="float" office:value="-0.0713978282358858" calcext:value-type="float">
            <text:p/>
          </table:table-cell>
          <table:table-cell table:formula="of:=[.H126]-[.K126]" office:value-type="float" office:value="0.00409739779937124" calcext:value-type="float">
            <text:p/>
          </table:table-cell>
          <table:table-cell table:formula="of:=[.I126]-[.L126]" office:value-type="float" office:value="-0.01298297340583" calcext:value-type="float">
            <text:p/>
          </table:table-cell>
          <table:table-cell/>
          <table:table-cell table:formula="of:=SQRT([.N126]^2+[.O126]^2)" office:value-type="float" office:value="0.0187870074952137" calcext:value-type="float">
            <text:p/>
          </table:table-cell>
          <table:table-cell table:formula="of:=SQRT([.Q126]^2+[.R126]^2)" office:value-type="float" office:value="0.0715153028765686" calcext:value-type="float">
            <text:p/>
          </table:table-cell>
          <table:table-cell table:number-columns-repeated="1002"/>
        </table:table-row>
        <table:table-row table:style-name="ro1">
          <table:table-cell table:formula="of:=[.A126]+1" office:value-type="float" office:value="123" calcext:value-type="float">
            <text:p/>
          </table:table-cell>
          <table:table-cell office:value-type="float" office:value="0.543423235416412" calcext:value-type="float">
            <text:p>0.543423235416412</text:p>
          </table:table-cell>
          <table:table-cell office:value-type="float" office:value="0.0284333843737841" calcext:value-type="float">
            <text:p>0.0284333843737841</text:p>
          </table:table-cell>
          <table:table-cell office:value-type="float" office:value="0.144232377409935" calcext:value-type="float">
            <text:p>0.144232377409935</text:p>
          </table:table-cell>
          <table:table-cell office:value-type="float" office:value="0.501706719398499" calcext:value-type="float">
            <text:p>0.501706719398499</text:p>
          </table:table-cell>
          <table:table-cell office:value-type="float" office:value="-0.00425199931487441" calcext:value-type="float">
            <text:p>-0.00425199931487441</text:p>
          </table:table-cell>
          <table:table-cell office:value-type="float" office:value="0.139683753872629" calcext:value-type="float">
            <text:p>0.139683753872629</text:p>
          </table:table-cell>
          <table:table-cell office:value-type="float" office:value="0.48312455170556" calcext:value-type="float">
            <text:p>0.48312455170556</text:p>
          </table:table-cell>
          <table:table-cell office:value-type="float" office:value="-0.0149133485646865" calcext:value-type="float">
            <text:p>-0.0149133485646865</text:p>
          </table:table-cell>
          <table:table-cell office:value-type="float" office:value="0.211083793582651" calcext:value-type="float">
            <text:p>0.211083793582651</text:p>
          </table:table-cell>
          <table:table-cell office:value-type="float" office:value="0.479309353235657" calcext:value-type="float">
            <text:p>0.479309353235657</text:p>
          </table:table-cell>
          <table:table-cell office:value-type="float" office:value="-0.00020758516038823" calcext:value-type="float">
            <text:p>-0.00020758516038823</text:p>
          </table:table-cell>
          <table:table-cell/>
          <table:table-cell table:formula="of:=[.D127]-[.G127]" office:value-type="float" office:value="0.00454862353730626" calcext:value-type="float">
            <text:p/>
          </table:table-cell>
          <table:table-cell table:formula="of:=[.E127]-[.H127]" office:value-type="float" office:value="0.0185821676929387" calcext:value-type="float">
            <text:p/>
          </table:table-cell>
          <table:table-cell table:formula="of:=IF([.F127]-[.I127]&gt;= PI(); [.F127]-[.I127] - 2*PI(); [.F127]-[.I127])" office:value-type="float" office:value="0.0106613492498121" calcext:value-type="float">
            <text:p/>
          </table:table-cell>
          <table:table-cell table:formula="of:=[.G127]-[.J127]" office:value-type="float" office:value="-0.0714000397100224" calcext:value-type="float">
            <text:p/>
          </table:table-cell>
          <table:table-cell table:formula="of:=[.H127]-[.K127]" office:value-type="float" office:value="0.00381519846990319" calcext:value-type="float">
            <text:p/>
          </table:table-cell>
          <table:table-cell table:formula="of:=[.I127]-[.L127]" office:value-type="float" office:value="-0.0147057634042983" calcext:value-type="float">
            <text:p/>
          </table:table-cell>
          <table:table-cell/>
          <table:table-cell table:formula="of:=SQRT([.N127]^2+[.O127]^2)" office:value-type="float" office:value="0.0191307849356118" calcext:value-type="float">
            <text:p/>
          </table:table-cell>
          <table:table-cell table:formula="of:=SQRT([.Q127]^2+[.R127]^2)" office:value-type="float" office:value="0.0715018979465408" calcext:value-type="float">
            <text:p/>
          </table:table-cell>
          <table:table-cell table:number-columns-repeated="1002"/>
        </table:table-row>
        <table:table-row table:style-name="ro1">
          <table:table-cell table:formula="of:=[.A127]+1" office:value-type="float" office:value="124" calcext:value-type="float">
            <text:p/>
          </table:table-cell>
          <table:table-cell office:value-type="float" office:value="0.544415295124054" calcext:value-type="float">
            <text:p>0.544415295124054</text:p>
          </table:table-cell>
          <table:table-cell office:value-type="float" office:value="-0.0279884468764067" calcext:value-type="float">
            <text:p>-0.0279884468764067</text:p>
          </table:table-cell>
          <table:table-cell office:value-type="float" office:value="0.165993049740791" calcext:value-type="float">
            <text:p>0.165993049740791</text:p>
          </table:table-cell>
          <table:table-cell office:value-type="float" office:value="0.501623094081879" calcext:value-type="float">
            <text:p>0.501623094081879</text:p>
          </table:table-cell>
          <table:table-cell office:value-type="float" office:value="-0.00415162928402424" calcext:value-type="float">
            <text:p>-0.00415162928402424</text:p>
          </table:table-cell>
          <table:table-cell office:value-type="float" office:value="0.158462739081124" calcext:value-type="float">
            <text:p>0.158462739081124</text:p>
          </table:table-cell>
          <table:table-cell office:value-type="float" office:value="0.482799801541304" calcext:value-type="float">
            <text:p>0.482799801541304</text:p>
          </table:table-cell>
          <table:table-cell office:value-type="float" office:value="-0.0138818112720268" calcext:value-type="float">
            <text:p>-0.0138818112720268</text:p>
          </table:table-cell>
          <table:table-cell office:value-type="float" office:value="0.232860404918419" calcext:value-type="float">
            <text:p>0.232860404918419</text:p>
          </table:table-cell>
          <table:table-cell office:value-type="float" office:value="0.479304832734235" calcext:value-type="float">
            <text:p>0.479304832734235</text:p>
          </table:table-cell>
          <table:table-cell office:value-type="float" office:value="-0.0013271230354445" calcext:value-type="float">
            <text:p>-0.0013271230354445</text:p>
          </table:table-cell>
          <table:table-cell/>
          <table:table-cell table:formula="of:=[.D128]-[.G128]" office:value-type="float" office:value="0.00753031065966683" calcext:value-type="float">
            <text:p/>
          </table:table-cell>
          <table:table-cell table:formula="of:=[.E128]-[.H128]" office:value-type="float" office:value="0.0188232925405745" calcext:value-type="float">
            <text:p/>
          </table:table-cell>
          <table:table-cell table:formula="of:=IF([.F128]-[.I128]&gt;= PI(); [.F128]-[.I128] - 2*PI(); [.F128]-[.I128])" office:value-type="float" office:value="0.00973018198800251" calcext:value-type="float">
            <text:p/>
          </table:table-cell>
          <table:table-cell table:formula="of:=[.G128]-[.J128]" office:value-type="float" office:value="-0.0743976658372943" calcext:value-type="float">
            <text:p/>
          </table:table-cell>
          <table:table-cell table:formula="of:=[.H128]-[.K128]" office:value-type="float" office:value="0.00349496880706929" calcext:value-type="float">
            <text:p/>
          </table:table-cell>
          <table:table-cell table:formula="of:=[.I128]-[.L128]" office:value-type="float" office:value="-0.0125546882365823" calcext:value-type="float">
            <text:p/>
          </table:table-cell>
          <table:table-cell/>
          <table:table-cell table:formula="of:=SQRT([.N128]^2+[.O128]^2)" office:value-type="float" office:value="0.0202736755596793" calcext:value-type="float">
            <text:p/>
          </table:table-cell>
          <table:table-cell table:formula="of:=SQRT([.Q128]^2+[.R128]^2)" office:value-type="float" office:value="0.0744797119288206" calcext:value-type="float">
            <text:p/>
          </table:table-cell>
          <table:table-cell table:number-columns-repeated="1002"/>
        </table:table-row>
        <table:table-row table:style-name="ro1">
          <table:table-cell table:formula="of:=[.A128]+1" office:value-type="float" office:value="125" calcext:value-type="float">
            <text:p/>
          </table:table-cell>
          <table:table-cell office:value-type="float" office:value="0.543621897697449" calcext:value-type="float">
            <text:p>0.543621897697449</text:p>
          </table:table-cell>
          <table:table-cell office:value-type="float" office:value="0.051197212189436" calcext:value-type="float">
            <text:p>0.051197212189436</text:p>
          </table:table-cell>
          <table:table-cell office:value-type="float" office:value="0.187721744179726" calcext:value-type="float">
            <text:p>0.187721744179726</text:p>
          </table:table-cell>
          <table:table-cell office:value-type="float" office:value="0.501831889152527" calcext:value-type="float">
            <text:p>0.501831889152527</text:p>
          </table:table-cell>
          <table:table-cell office:value-type="float" office:value="-0.00337757216766477" calcext:value-type="float">
            <text:p>-0.00337757216766477</text:p>
          </table:table-cell>
          <table:table-cell office:value-type="float" office:value="0.168711166577607" calcext:value-type="float">
            <text:p>0.168711166577607</text:p>
          </table:table-cell>
          <table:table-cell office:value-type="float" office:value="0.484747016045309" calcext:value-type="float">
            <text:p>0.484747016045309</text:p>
          </table:table-cell>
          <table:table-cell office:value-type="float" office:value="-0.0133760901119228" calcext:value-type="float">
            <text:p>-0.0133760901119228</text:p>
          </table:table-cell>
          <table:table-cell office:value-type="float" office:value="0.254605261677178" calcext:value-type="float">
            <text:p>0.254605261677178</text:p>
          </table:table-cell>
          <table:table-cell office:value-type="float" office:value="0.479275974616986" calcext:value-type="float">
            <text:p>0.479275974616986</text:p>
          </table:table-cell>
          <table:table-cell office:value-type="float" office:value="0.000720765452132941" calcext:value-type="float">
            <text:p>0.000720765452132941</text:p>
          </table:table-cell>
          <table:table-cell/>
          <table:table-cell table:formula="of:=[.D129]-[.G129]" office:value-type="float" office:value="0.0190105776021186" calcext:value-type="float">
            <text:p/>
          </table:table-cell>
          <table:table-cell table:formula="of:=[.E129]-[.H129]" office:value-type="float" office:value="0.0170848731072185" calcext:value-type="float">
            <text:p/>
          </table:table-cell>
          <table:table-cell table:formula="of:=IF([.F129]-[.I129]&gt;= PI(); [.F129]-[.I129] - 2*PI(); [.F129]-[.I129])" office:value-type="float" office:value="0.00999851794425801" calcext:value-type="float">
            <text:p/>
          </table:table-cell>
          <table:table-cell table:formula="of:=[.G129]-[.J129]" office:value-type="float" office:value="-0.0858940950995708" calcext:value-type="float">
            <text:p/>
          </table:table-cell>
          <table:table-cell table:formula="of:=[.H129]-[.K129]" office:value-type="float" office:value="0.00547104142832278" calcext:value-type="float">
            <text:p/>
          </table:table-cell>
          <table:table-cell table:formula="of:=[.I129]-[.L129]" office:value-type="float" office:value="-0.0140968555640557" calcext:value-type="float">
            <text:p/>
          </table:table-cell>
          <table:table-cell/>
          <table:table-cell table:formula="of:=SQRT([.N129]^2+[.O129]^2)" office:value-type="float" office:value="0.025559635166722" calcext:value-type="float">
            <text:p/>
          </table:table-cell>
          <table:table-cell table:formula="of:=SQRT([.Q129]^2+[.R129]^2)" office:value-type="float" office:value="0.0860681582659031" calcext:value-type="float">
            <text:p/>
          </table:table-cell>
          <table:table-cell table:number-columns-repeated="1002"/>
        </table:table-row>
        <table:table-row table:style-name="ro1">
          <table:table-cell table:formula="of:=[.A129]+1" office:value-type="float" office:value="126" calcext:value-type="float">
            <text:p/>
          </table:table-cell>
          <table:table-cell office:value-type="float" office:value="0.544806838035584" calcext:value-type="float">
            <text:p>0.544806838035584</text:p>
          </table:table-cell>
          <table:table-cell office:value-type="float" office:value="-0.0375102236866951" calcext:value-type="float">
            <text:p>-0.0375102236866951</text:p>
          </table:table-cell>
          <table:table-cell office:value-type="float" office:value="0.209483295679092" calcext:value-type="float">
            <text:p>0.209483295679092</text:p>
          </table:table-cell>
          <table:table-cell office:value-type="float" office:value="0.501878917217255" calcext:value-type="float">
            <text:p>0.501878917217255</text:p>
          </table:table-cell>
          <table:table-cell office:value-type="float" office:value="-0.00340008735656738" calcext:value-type="float">
            <text:p>-0.00340008735656738</text:p>
          </table:table-cell>
          <table:table-cell office:value-type="float" office:value="0.17670190130626" calcext:value-type="float">
            <text:p>0.17670190130626</text:p>
          </table:table-cell>
          <table:table-cell office:value-type="float" office:value="0.489457129107257" calcext:value-type="float">
            <text:p>0.489457129107257</text:p>
          </table:table-cell>
          <table:table-cell office:value-type="float" office:value="-0.0222339737930862" calcext:value-type="float">
            <text:p>-0.0222339737930862</text:p>
          </table:table-cell>
          <table:table-cell office:value-type="float" office:value="0.276397529538027" calcext:value-type="float">
            <text:p>0.276397529538027</text:p>
          </table:table-cell>
          <table:table-cell office:value-type="float" office:value="0.479291681733503" calcext:value-type="float">
            <text:p>0.479291681733503</text:p>
          </table:table-cell>
          <table:table-cell office:value-type="float" office:value="-0.000779643495334863" calcext:value-type="float">
            <text:p>-0.000779643495334863</text:p>
          </table:table-cell>
          <table:table-cell/>
          <table:table-cell table:formula="of:=[.D130]-[.G130]" office:value-type="float" office:value="0.0327813943728328" calcext:value-type="float">
            <text:p/>
          </table:table-cell>
          <table:table-cell table:formula="of:=[.E130]-[.H130]" office:value-type="float" office:value="0.0124217881099981" calcext:value-type="float">
            <text:p/>
          </table:table-cell>
          <table:table-cell table:formula="of:=IF([.F130]-[.I130]&gt;= PI(); [.F130]-[.I130] - 2*PI(); [.F130]-[.I130])" office:value-type="float" office:value="0.0188338864365188" calcext:value-type="float">
            <text:p/>
          </table:table-cell>
          <table:table-cell table:formula="of:=[.G130]-[.J130]" office:value-type="float" office:value="-0.0996956282317679" calcext:value-type="float">
            <text:p/>
          </table:table-cell>
          <table:table-cell table:formula="of:=[.H130]-[.K130]" office:value-type="float" office:value="0.0101654473737531" calcext:value-type="float">
            <text:p/>
          </table:table-cell>
          <table:table-cell table:formula="of:=[.I130]-[.L130]" office:value-type="float" office:value="-0.0214543302977513" calcext:value-type="float">
            <text:p/>
          </table:table-cell>
          <table:table-cell/>
          <table:table-cell table:formula="of:=SQRT([.N130]^2+[.O130]^2)" office:value-type="float" office:value="0.0350559643552547" calcext:value-type="float">
            <text:p/>
          </table:table-cell>
          <table:table-cell table:formula="of:=SQRT([.Q130]^2+[.R130]^2)" office:value-type="float" office:value="0.100212547162695" calcext:value-type="float">
            <text:p/>
          </table:table-cell>
          <table:table-cell table:number-columns-repeated="1002"/>
        </table:table-row>
        <table:table-row table:style-name="ro1">
          <table:table-cell table:formula="of:=[.A130]+1" office:value-type="float" office:value="127" calcext:value-type="float">
            <text:p/>
          </table:table-cell>
          <table:table-cell office:value-type="float" office:value="0.544657170772553" calcext:value-type="float">
            <text:p>0.544657170772553</text:p>
          </table:table-cell>
          <table:table-cell office:value-type="float" office:value="-0.0241501089185476" calcext:value-type="float">
            <text:p>-0.0241501089185476</text:p>
          </table:table-cell>
          <table:table-cell office:value-type="float" office:value="0.23125858604908" calcext:value-type="float">
            <text:p>0.23125858604908</text:p>
          </table:table-cell>
          <table:table-cell office:value-type="float" office:value="0.501620292663574" calcext:value-type="float">
            <text:p>0.501620292663574</text:p>
          </table:table-cell>
          <table:table-cell office:value-type="float" office:value="-0.00400812923908234" calcext:value-type="float">
            <text:p>-0.00400812923908234</text:p>
          </table:table-cell>
          <table:table-cell office:value-type="float" office:value="0.178506373580348" calcext:value-type="float">
            <text:p>0.178506373580348</text:p>
          </table:table-cell>
          <table:table-cell office:value-type="float" office:value="0.483977169473103" calcext:value-type="float">
            <text:p>0.483977169473103</text:p>
          </table:table-cell>
          <table:table-cell office:value-type="float" office:value="-0.014971983030304" calcext:value-type="float">
            <text:p>-0.014971983030304</text:p>
          </table:table-cell>
          <table:table-cell office:value-type="float" office:value="0.298183809747598" calcext:value-type="float">
            <text:p>0.298183809747598</text:p>
          </table:table-cell>
          <table:table-cell office:value-type="float" office:value="0.479274696198409" calcext:value-type="float">
            <text:p>0.479274696198409</text:p>
          </table:table-cell>
          <table:table-cell office:value-type="float" office:value="-0.00174564785207677" calcext:value-type="float">
            <text:p>-0.00174564785207677</text:p>
          </table:table-cell>
          <table:table-cell/>
          <table:table-cell table:formula="of:=[.D131]-[.G131]" office:value-type="float" office:value="0.0527522124687319" calcext:value-type="float">
            <text:p/>
          </table:table-cell>
          <table:table-cell table:formula="of:=[.E131]-[.H131]" office:value-type="float" office:value="0.0176431231904711" calcext:value-type="float">
            <text:p/>
          </table:table-cell>
          <table:table-cell table:formula="of:=IF([.F131]-[.I131]&gt;= PI(); [.F131]-[.I131] - 2*PI(); [.F131]-[.I131])" office:value-type="float" office:value="0.0109638537912217" calcext:value-type="float">
            <text:p/>
          </table:table-cell>
          <table:table-cell table:formula="of:=[.G131]-[.J131]" office:value-type="float" office:value="-0.11967743616725" calcext:value-type="float">
            <text:p/>
          </table:table-cell>
          <table:table-cell table:formula="of:=[.H131]-[.K131]" office:value-type="float" office:value="0.0047024732746942" calcext:value-type="float">
            <text:p/>
          </table:table-cell>
          <table:table-cell table:formula="of:=[.I131]-[.L131]" office:value-type="float" office:value="-0.0132263351782272" calcext:value-type="float">
            <text:p/>
          </table:table-cell>
          <table:table-cell/>
          <table:table-cell table:formula="of:=SQRT([.N131]^2+[.O131]^2)" office:value-type="float" office:value="0.0556244165475951" calcext:value-type="float">
            <text:p/>
          </table:table-cell>
          <table:table-cell table:formula="of:=SQRT([.Q131]^2+[.R131]^2)" office:value-type="float" office:value="0.119769787436004" calcext:value-type="float">
            <text:p/>
          </table:table-cell>
          <table:table-cell table:number-columns-repeated="1002"/>
        </table:table-row>
        <table:table-row table:style-name="ro1">
          <table:table-cell table:formula="of:=[.A131]+1" office:value-type="float" office:value="128" calcext:value-type="float">
            <text:p/>
          </table:table-cell>
          <table:table-cell office:value-type="float" office:value="0.543436527252197" calcext:value-type="float">
            <text:p>0.543436527252197</text:p>
          </table:table-cell>
          <table:table-cell office:value-type="float" office:value="-0.0103313028812408" calcext:value-type="float">
            <text:p>-0.0103313028812408</text:p>
          </table:table-cell>
          <table:table-cell office:value-type="float" office:value="0.253031671047211" calcext:value-type="float">
            <text:p>0.253031671047211</text:p>
          </table:table-cell>
          <table:table-cell office:value-type="float" office:value="0.501500904560089" calcext:value-type="float">
            <text:p>0.501500904560089</text:p>
          </table:table-cell>
          <table:table-cell office:value-type="float" office:value="-0.00397995486855507" calcext:value-type="float">
            <text:p>-0.00397995486855507</text:p>
          </table:table-cell>
          <table:table-cell office:value-type="float" office:value="0.178276533223722" calcext:value-type="float">
            <text:p>0.178276533223722</text:p>
          </table:table-cell>
          <table:table-cell office:value-type="float" office:value="0.483651728733339" calcext:value-type="float">
            <text:p>0.483651728733339</text:p>
          </table:table-cell>
          <table:table-cell office:value-type="float" office:value="-0.0132713510075734" calcext:value-type="float">
            <text:p>-0.0132713510075734</text:p>
          </table:table-cell>
          <table:table-cell office:value-type="float" office:value="0.31992123771756" calcext:value-type="float">
            <text:p>0.31992123771756</text:p>
          </table:table-cell>
          <table:table-cell office:value-type="float" office:value="0.47923675026542" calcext:value-type="float">
            <text:p>0.47923675026542</text:p>
          </table:table-cell>
          <table:table-cell office:value-type="float" office:value="-0.0021588999673264" calcext:value-type="float">
            <text:p>-0.0021588999673264</text:p>
          </table:table-cell>
          <table:table-cell/>
          <table:table-cell table:formula="of:=[.D132]-[.G132]" office:value-type="float" office:value="0.0747551378234883" calcext:value-type="float">
            <text:p/>
          </table:table-cell>
          <table:table-cell table:formula="of:=[.E132]-[.H132]" office:value-type="float" office:value="0.0178491758267497" calcext:value-type="float">
            <text:p/>
          </table:table-cell>
          <table:table-cell table:formula="of:=IF([.F132]-[.I132]&gt;= PI(); [.F132]-[.I132] - 2*PI(); [.F132]-[.I132])" office:value-type="float" office:value="0.00929139613901837" calcext:value-type="float">
            <text:p/>
          </table:table-cell>
          <table:table-cell table:formula="of:=[.G132]-[.J132]" office:value-type="float" office:value="-0.141644704493837" calcext:value-type="float">
            <text:p/>
          </table:table-cell>
          <table:table-cell table:formula="of:=[.H132]-[.K132]" office:value-type="float" office:value="0.00441497846791988" calcext:value-type="float">
            <text:p/>
          </table:table-cell>
          <table:table-cell table:formula="of:=[.I132]-[.L132]" office:value-type="float" office:value="-0.011112451040247" calcext:value-type="float">
            <text:p/>
          </table:table-cell>
          <table:table-cell/>
          <table:table-cell table:formula="of:=SQRT([.N132]^2+[.O132]^2)" office:value-type="float" office:value="0.0768565137688599" calcext:value-type="float">
            <text:p/>
          </table:table-cell>
          <table:table-cell table:formula="of:=SQRT([.Q132]^2+[.R132]^2)" office:value-type="float" office:value="0.14171349387415" calcext:value-type="float">
            <text:p/>
          </table:table-cell>
          <table:table-cell table:number-columns-repeated="1002"/>
        </table:table-row>
        <table:table-row table:style-name="ro1">
          <table:table-cell table:formula="of:=[.A132]+1" office:value-type="float" office:value="129" calcext:value-type="float">
            <text:p/>
          </table:table-cell>
          <table:table-cell office:value-type="float" office:value="0.544245064258575" calcext:value-type="float">
            <text:p>0.544245064258575</text:p>
          </table:table-cell>
          <table:table-cell office:value-type="float" office:value="0.0109067475423217" calcext:value-type="float">
            <text:p>0.0109067475423217</text:p>
          </table:table-cell>
          <table:table-cell office:value-type="float" office:value="0.274777978658676" calcext:value-type="float">
            <text:p>0.274777978658676</text:p>
          </table:table-cell>
          <table:table-cell office:value-type="float" office:value="0.501341104507446" calcext:value-type="float">
            <text:p>0.501341104507446</text:p>
          </table:table-cell>
          <table:table-cell office:value-type="float" office:value="-0.00389115745201707" calcext:value-type="float">
            <text:p>-0.00389115745201707</text:p>
          </table:table-cell>
          <table:table-cell office:value-type="float" office:value="0.178079553523478" calcext:value-type="float">
            <text:p>0.178079553523478</text:p>
          </table:table-cell>
          <table:table-cell office:value-type="float" office:value="0.484362422683886" calcext:value-type="float">
            <text:p>0.484362422683886</text:p>
          </table:table-cell>
          <table:table-cell office:value-type="float" office:value="-0.0120981183943866" calcext:value-type="float">
            <text:p>-0.0120981183943866</text:p>
          </table:table-cell>
          <table:table-cell office:value-type="float" office:value="0.34169098955504" calcext:value-type="float">
            <text:p>0.34169098955504</text:p>
          </table:table-cell>
          <table:table-cell office:value-type="float" office:value="0.479189751475871" calcext:value-type="float">
            <text:p>0.479189751475871</text:p>
          </table:table-cell>
          <table:table-cell office:value-type="float" office:value="-0.00172263006563353" calcext:value-type="float">
            <text:p>-0.00172263006563353</text:p>
          </table:table-cell>
          <table:table-cell/>
          <table:table-cell table:formula="of:=[.D133]-[.G133]" office:value-type="float" office:value="0.0966984251351985" calcext:value-type="float">
            <text:p/>
          </table:table-cell>
          <table:table-cell table:formula="of:=[.E133]-[.H133]" office:value-type="float" office:value="0.0169786818235603" calcext:value-type="float">
            <text:p/>
          </table:table-cell>
          <table:table-cell table:formula="of:=IF([.F133]-[.I133]&gt;= PI(); [.F133]-[.I133] - 2*PI(); [.F133]-[.I133])" office:value-type="float" office:value="0.00820696094236955" calcext:value-type="float">
            <text:p/>
          </table:table-cell>
          <table:table-cell table:formula="of:=[.G133]-[.J133]" office:value-type="float" office:value="-0.163611436031563" calcext:value-type="float">
            <text:p/>
          </table:table-cell>
          <table:table-cell table:formula="of:=[.H133]-[.K133]" office:value-type="float" office:value="0.00517267120801529" calcext:value-type="float">
            <text:p/>
          </table:table-cell>
          <table:table-cell table:formula="of:=[.I133]-[.L133]" office:value-type="float" office:value="-0.0103754883287531" calcext:value-type="float">
            <text:p/>
          </table:table-cell>
          <table:table-cell/>
          <table:table-cell table:formula="of:=SQRT([.N133]^2+[.O133]^2)" office:value-type="float" office:value="0.0981777014402623" calcext:value-type="float">
            <text:p/>
          </table:table-cell>
          <table:table-cell table:formula="of:=SQRT([.Q133]^2+[.R133]^2)" office:value-type="float" office:value="0.163693184121198" calcext:value-type="float">
            <text:p/>
          </table:table-cell>
          <table:table-cell table:number-columns-repeated="1002"/>
        </table:table-row>
        <table:table-row table:style-name="ro1">
          <table:table-cell table:formula="of:=[.A133]+1" office:value-type="float" office:value="130" calcext:value-type="float">
            <text:p/>
          </table:table-cell>
          <table:table-cell office:value-type="float" office:value="0.543654501438141" calcext:value-type="float">
            <text:p>0.543654501438141</text:p>
          </table:table-cell>
          <table:table-cell office:value-type="float" office:value="0.0138555988669395" calcext:value-type="float">
            <text:p>0.0138555988669395</text:p>
          </table:table-cell>
          <table:table-cell office:value-type="float" office:value="0.296522378921509" calcext:value-type="float">
            <text:p>0.296522378921509</text:p>
          </table:table-cell>
          <table:table-cell office:value-type="float" office:value="0.501643240451813" calcext:value-type="float">
            <text:p>0.501643240451813</text:p>
          </table:table-cell>
          <table:table-cell office:value-type="float" office:value="-0.00293172686360776" calcext:value-type="float">
            <text:p>-0.00293172686360776</text:p>
          </table:table-cell>
          <table:table-cell office:value-type="float" office:value="0.177859277011782" calcext:value-type="float">
            <text:p>0.177859277011782</text:p>
          </table:table-cell>
          <table:table-cell office:value-type="float" office:value="0.484099341240663" calcext:value-type="float">
            <text:p>0.484099341240663</text:p>
          </table:table-cell>
          <table:table-cell office:value-type="float" office:value="-0.00937213552106462" calcext:value-type="float">
            <text:p>-0.00937213552106462</text:p>
          </table:table-cell>
          <table:table-cell office:value-type="float" office:value="0.363437137347176" calcext:value-type="float">
            <text:p>0.363437137347176</text:p>
          </table:table-cell>
          <table:table-cell office:value-type="float" office:value="0.479152290870818" calcext:value-type="float">
            <text:p>0.479152290870818</text:p>
          </table:table-cell>
          <table:table-cell office:value-type="float" office:value="-0.00116840611095595" calcext:value-type="float">
            <text:p>-0.00116840611095595</text:p>
          </table:table-cell>
          <table:table-cell/>
          <table:table-cell table:formula="of:=[.D134]-[.G134]" office:value-type="float" office:value="0.118663101909727" calcext:value-type="float">
            <text:p/>
          </table:table-cell>
          <table:table-cell table:formula="of:=[.E134]-[.H134]" office:value-type="float" office:value="0.0175438992111495" calcext:value-type="float">
            <text:p/>
          </table:table-cell>
          <table:table-cell table:formula="of:=IF([.F134]-[.I134]&gt;= PI(); [.F134]-[.I134] - 2*PI(); [.F134]-[.I134])" office:value-type="float" office:value="0.00644040865745685" calcext:value-type="float">
            <text:p/>
          </table:table-cell>
          <table:table-cell table:formula="of:=[.G134]-[.J134]" office:value-type="float" office:value="-0.185577860335393" calcext:value-type="float">
            <text:p/>
          </table:table-cell>
          <table:table-cell table:formula="of:=[.H134]-[.K134]" office:value-type="float" office:value="0.00494705036984527" calcext:value-type="float">
            <text:p/>
          </table:table-cell>
          <table:table-cell table:formula="of:=[.I134]-[.L134]" office:value-type="float" office:value="-0.00820372941010866" calcext:value-type="float">
            <text:p/>
          </table:table-cell>
          <table:table-cell/>
          <table:table-cell table:formula="of:=SQRT([.N134]^2+[.O134]^2)" office:value-type="float" office:value="0.119952991435683" calcext:value-type="float">
            <text:p/>
          </table:table-cell>
          <table:table-cell table:formula="of:=SQRT([.Q134]^2+[.R134]^2)" office:value-type="float" office:value="0.185643786736924" calcext:value-type="float">
            <text:p/>
          </table:table-cell>
          <table:table-cell table:number-columns-repeated="1002"/>
        </table:table-row>
        <table:table-row table:style-name="ro1">
          <table:table-cell table:formula="of:=[.A134]+1" office:value-type="float" office:value="131" calcext:value-type="float">
            <text:p/>
          </table:table-cell>
          <table:table-cell office:value-type="float" office:value="0.543903410434723" calcext:value-type="float">
            <text:p>0.543903410434723</text:p>
          </table:table-cell>
          <table:table-cell office:value-type="float" office:value="-0.0218678172677755" calcext:value-type="float">
            <text:p>-0.0218678172677755</text:p>
          </table:table-cell>
          <table:table-cell office:value-type="float" office:value="0.318298667669296" calcext:value-type="float">
            <text:p>0.318298667669296</text:p>
          </table:table-cell>
          <table:table-cell office:value-type="float" office:value="0.501690983772278" calcext:value-type="float">
            <text:p>0.501690983772278</text:p>
          </table:table-cell>
          <table:table-cell office:value-type="float" office:value="-0.00290530011989176" calcext:value-type="float">
            <text:p>-0.00290530011989176</text:p>
          </table:table-cell>
          <table:table-cell office:value-type="float" office:value="0.177649592785525" calcext:value-type="float">
            <text:p>0.177649592785525</text:p>
          </table:table-cell>
          <table:table-cell office:value-type="float" office:value="0.482895842605878" calcext:value-type="float">
            <text:p>0.482895842605878</text:p>
          </table:table-cell>
          <table:table-cell office:value-type="float" office:value="-0.00948999098729937" calcext:value-type="float">
            <text:p>-0.00948999098729937</text:p>
          </table:table-cell>
          <table:table-cell office:value-type="float" office:value="0.385193258914123" calcext:value-type="float">
            <text:p>0.385193258914123</text:p>
          </table:table-cell>
          <table:table-cell office:value-type="float" office:value="0.479126870873861" calcext:value-type="float">
            <text:p>0.479126870873861</text:p>
          </table:table-cell>
          <table:table-cell office:value-type="float" office:value="-0.00204311880166697" calcext:value-type="float">
            <text:p>-0.00204311880166697</text:p>
          </table:table-cell>
          <table:table-cell/>
          <table:table-cell table:formula="of:=[.D135]-[.G135]" office:value-type="float" office:value="0.140649074883771" calcext:value-type="float">
            <text:p/>
          </table:table-cell>
          <table:table-cell table:formula="of:=[.E135]-[.H135]" office:value-type="float" office:value="0.0187951411664003" calcext:value-type="float">
            <text:p/>
          </table:table-cell>
          <table:table-cell table:formula="of:=IF([.F135]-[.I135]&gt;= PI(); [.F135]-[.I135] - 2*PI(); [.F135]-[.I135])" office:value-type="float" office:value="0.0065846908674076" calcext:value-type="float">
            <text:p/>
          </table:table-cell>
          <table:table-cell table:formula="of:=[.G135]-[.J135]" office:value-type="float" office:value="-0.207543666128598" calcext:value-type="float">
            <text:p/>
          </table:table-cell>
          <table:table-cell table:formula="of:=[.H135]-[.K135]" office:value-type="float" office:value="0.00376897173201651" calcext:value-type="float">
            <text:p/>
          </table:table-cell>
          <table:table-cell table:formula="of:=[.I135]-[.L135]" office:value-type="float" office:value="-0.00744687218563239" calcext:value-type="float">
            <text:p/>
          </table:table-cell>
          <table:table-cell/>
          <table:table-cell table:formula="of:=SQRT([.N135]^2+[.O135]^2)" office:value-type="float" office:value="0.141899329093289" calcext:value-type="float">
            <text:p/>
          </table:table-cell>
          <table:table-cell table:formula="of:=SQRT([.Q135]^2+[.R135]^2)" office:value-type="float" office:value="0.207577885378032" calcext:value-type="float">
            <text:p/>
          </table:table-cell>
          <table:table-cell table:number-columns-repeated="1002"/>
        </table:table-row>
        <table:table-row table:style-name="ro1">
          <table:table-cell table:formula="of:=[.A135]+1" office:value-type="float" office:value="132" calcext:value-type="float">
            <text:p/>
          </table:table-cell>
          <table:table-cell office:value-type="float" office:value="0.542510509490967" calcext:value-type="float">
            <text:p>0.542510509490967</text:p>
          </table:table-cell>
          <table:table-cell office:value-type="float" office:value="0.0216028224676847" calcext:value-type="float">
            <text:p>0.0216028224676847</text:p>
          </table:table-cell>
          <table:table-cell office:value-type="float" office:value="0.340009838342667" calcext:value-type="float">
            <text:p>0.340009838342667</text:p>
          </table:table-cell>
          <table:table-cell office:value-type="float" office:value="0.501304745674133" calcext:value-type="float">
            <text:p>0.501304745674133</text:p>
          </table:table-cell>
          <table:table-cell office:value-type="float" office:value="-0.00369493686594069" calcext:value-type="float">
            <text:p>-0.00369493686594069</text:p>
          </table:table-cell>
          <table:table-cell office:value-type="float" office:value="0.177384170848752" calcext:value-type="float">
            <text:p>0.177384170848752</text:p>
          </table:table-cell>
          <table:table-cell office:value-type="float" office:value="0.483689509064016" calcext:value-type="float">
            <text:p>0.483689509064016</text:p>
          </table:table-cell>
          <table:table-cell office:value-type="float" office:value="-0.010658713453396" calcext:value-type="float">
            <text:p>-0.010658713453396</text:p>
          </table:table-cell>
          <table:table-cell office:value-type="float" office:value="0.406893634001371" calcext:value-type="float">
            <text:p>0.406893634001371</text:p>
          </table:table-cell>
          <table:table-cell office:value-type="float" office:value="0.479082534367825" calcext:value-type="float">
            <text:p>0.479082534367825</text:p>
          </table:table-cell>
          <table:table-cell office:value-type="float" office:value="-0.00117900590295958" calcext:value-type="float">
            <text:p>-0.00117900590295958</text:p>
          </table:table-cell>
          <table:table-cell/>
          <table:table-cell table:formula="of:=[.D136]-[.G136]" office:value-type="float" office:value="0.162625667493914" calcext:value-type="float">
            <text:p/>
          </table:table-cell>
          <table:table-cell table:formula="of:=[.E136]-[.H136]" office:value-type="float" office:value="0.0176152366101173" calcext:value-type="float">
            <text:p/>
          </table:table-cell>
          <table:table-cell table:formula="of:=IF([.F136]-[.I136]&gt;= PI(); [.F136]-[.I136] - 2*PI(); [.F136]-[.I136])" office:value-type="float" office:value="0.00696377658745528" calcext:value-type="float">
            <text:p/>
          </table:table-cell>
          <table:table-cell table:formula="of:=[.G136]-[.J136]" office:value-type="float" office:value="-0.229509463152619" calcext:value-type="float">
            <text:p/>
          </table:table-cell>
          <table:table-cell table:formula="of:=[.H136]-[.K136]" office:value-type="float" office:value="0.00460697469619081" calcext:value-type="float">
            <text:p/>
          </table:table-cell>
          <table:table-cell table:formula="of:=[.I136]-[.L136]" office:value-type="float" office:value="-0.00947970755043638" calcext:value-type="float">
            <text:p/>
          </table:table-cell>
          <table:table-cell/>
          <table:table-cell table:formula="of:=SQRT([.N136]^2+[.O136]^2)" office:value-type="float" office:value="0.163576906342771" calcext:value-type="float">
            <text:p/>
          </table:table-cell>
          <table:table-cell table:formula="of:=SQRT([.Q136]^2+[.R136]^2)" office:value-type="float" office:value="0.229555696710961" calcext:value-type="float">
            <text:p/>
          </table:table-cell>
          <table:table-cell table:number-columns-repeated="1002"/>
        </table:table-row>
        <table:table-row table:style-name="ro1">
          <table:table-cell table:formula="of:=[.A136]+1" office:value-type="float" office:value="133" calcext:value-type="float">
            <text:p/>
          </table:table-cell>
          <table:table-cell office:value-type="float" office:value="0.543809175491333" calcext:value-type="float">
            <text:p>0.543809175491333</text:p>
          </table:table-cell>
          <table:table-cell office:value-type="float" office:value="0.00130050326697528" calcext:value-type="float">
            <text:p>0.00130050326697528</text:p>
          </table:table-cell>
          <table:table-cell office:value-type="float" office:value="0.361733883619309" calcext:value-type="float">
            <text:p>0.361733883619309</text:p>
          </table:table-cell>
          <table:table-cell office:value-type="float" office:value="0.501352548599243" calcext:value-type="float">
            <text:p>0.501352548599243</text:p>
          </table:table-cell>
          <table:table-cell office:value-type="float" office:value="-0.00335242110304534" calcext:value-type="float">
            <text:p>-0.00335242110304534</text:p>
          </table:table-cell>
          <table:table-cell office:value-type="float" office:value="0.177170437102185" calcext:value-type="float">
            <text:p>0.177170437102185</text:p>
          </table:table-cell>
          <table:table-cell office:value-type="float" office:value="0.483457661207047" calcext:value-type="float">
            <text:p>0.483457661207047</text:p>
          </table:table-cell>
          <table:table-cell office:value-type="float" office:value="-0.0112640987404494" calcext:value-type="float">
            <text:p>-0.0112640987404494</text:p>
          </table:table-cell>
          <table:table-cell office:value-type="float" office:value="0.428645985902534" calcext:value-type="float">
            <text:p>0.428645985902534</text:p>
          </table:table-cell>
          <table:table-cell office:value-type="float" office:value="0.479056888204647" calcext:value-type="float">
            <text:p>0.479056888204647</text:p>
          </table:table-cell>
          <table:table-cell office:value-type="float" office:value="-0.00112698577228057" calcext:value-type="float">
            <text:p>-0.00112698577228057</text:p>
          </table:table-cell>
          <table:table-cell/>
          <table:table-cell table:formula="of:=[.D137]-[.G137]" office:value-type="float" office:value="0.184563446517124" calcext:value-type="float">
            <text:p/>
          </table:table-cell>
          <table:table-cell table:formula="of:=[.E137]-[.H137]" office:value-type="float" office:value="0.0178948873921961" calcext:value-type="float">
            <text:p/>
          </table:table-cell>
          <table:table-cell table:formula="of:=IF([.F137]-[.I137]&gt;= PI(); [.F137]-[.I137] - 2*PI(); [.F137]-[.I137])" office:value-type="float" office:value="0.0079116776374041" calcext:value-type="float">
            <text:p/>
          </table:table-cell>
          <table:table-cell table:formula="of:=[.G137]-[.J137]" office:value-type="float" office:value="-0.251475548800349" calcext:value-type="float">
            <text:p/>
          </table:table-cell>
          <table:table-cell table:formula="of:=[.H137]-[.K137]" office:value-type="float" office:value="0.00440077300239988" calcext:value-type="float">
            <text:p/>
          </table:table-cell>
          <table:table-cell table:formula="of:=[.I137]-[.L137]" office:value-type="float" office:value="-0.0101371129681689" calcext:value-type="float">
            <text:p/>
          </table:table-cell>
          <table:table-cell/>
          <table:table-cell table:formula="of:=SQRT([.N137]^2+[.O137]^2)" office:value-type="float" office:value="0.185428942684411" calcext:value-type="float">
            <text:p/>
          </table:table-cell>
          <table:table-cell table:formula="of:=SQRT([.Q137]^2+[.R137]^2)" office:value-type="float" office:value="0.251514052186862" calcext:value-type="float">
            <text:p/>
          </table:table-cell>
          <table:table-cell table:number-columns-repeated="1002"/>
        </table:table-row>
        <table:table-row table:style-name="ro1">
          <table:table-cell table:formula="of:=[.A137]+1" office:value-type="float" office:value="134" calcext:value-type="float">
            <text:p/>
          </table:table-cell>
          <table:table-cell office:value-type="float" office:value="0.5449098944664" calcext:value-type="float">
            <text:p>0.5449098944664</text:p>
          </table:table-cell>
          <table:table-cell office:value-type="float" office:value="-0.0174762513488531" calcext:value-type="float">
            <text:p>-0.0174762513488531</text:p>
          </table:table-cell>
          <table:table-cell office:value-type="float" office:value="0.383520931005478" calcext:value-type="float">
            <text:p>0.383520931005478</text:p>
          </table:table-cell>
          <table:table-cell office:value-type="float" office:value="0.501242995262146" calcext:value-type="float">
            <text:p>0.501242995262146</text:p>
          </table:table-cell>
          <table:table-cell office:value-type="float" office:value="-0.00325741874985397" calcext:value-type="float">
            <text:p>-0.00325741874985397</text:p>
          </table:table-cell>
          <table:table-cell office:value-type="float" office:value="0.177000584978393" calcext:value-type="float">
            <text:p>0.177000584978393</text:p>
          </table:table-cell>
          <table:table-cell office:value-type="float" office:value="0.482212549483768" calcext:value-type="float">
            <text:p>0.482212549483768</text:p>
          </table:table-cell>
          <table:table-cell office:value-type="float" office:value="-0.0111976306682061" calcext:value-type="float">
            <text:p>-0.0111976306682061</text:p>
          </table:table-cell>
          <table:table-cell office:value-type="float" office:value="0.450442367839424" calcext:value-type="float">
            <text:p>0.450442367839424</text:p>
          </table:table-cell>
          <table:table-cell office:value-type="float" office:value="0.479032323981918" calcext:value-type="float">
            <text:p>0.479032323981918</text:p>
          </table:table-cell>
          <table:table-cell office:value-type="float" office:value="-0.0018260358262347" calcext:value-type="float">
            <text:p>-0.0018260358262347</text:p>
          </table:table-cell>
          <table:table-cell/>
          <table:table-cell table:formula="of:=[.D138]-[.G138]" office:value-type="float" office:value="0.206520346027085" calcext:value-type="float">
            <text:p/>
          </table:table-cell>
          <table:table-cell table:formula="of:=[.E138]-[.H138]" office:value-type="float" office:value="0.0190304457783777" calcext:value-type="float">
            <text:p/>
          </table:table-cell>
          <table:table-cell table:formula="of:=IF([.F138]-[.I138]&gt;= PI(); [.F138]-[.I138] - 2*PI(); [.F138]-[.I138])" office:value-type="float" office:value="0.00794021191835212" calcext:value-type="float">
            <text:p/>
          </table:table-cell>
          <table:table-cell table:formula="of:=[.G138]-[.J138]" office:value-type="float" office:value="-0.27344178286103" calcext:value-type="float">
            <text:p/>
          </table:table-cell>
          <table:table-cell table:formula="of:=[.H138]-[.K138]" office:value-type="float" office:value="0.00318022550185065" calcext:value-type="float">
            <text:p/>
          </table:table-cell>
          <table:table-cell table:formula="of:=[.I138]-[.L138]" office:value-type="float" office:value="-0.00937159484197139" calcext:value-type="float">
            <text:p/>
          </table:table-cell>
          <table:table-cell/>
          <table:table-cell table:formula="of:=SQRT([.N138]^2+[.O138]^2)" office:value-type="float" office:value="0.207395301754091" calcext:value-type="float">
            <text:p/>
          </table:table-cell>
          <table:table-cell table:formula="of:=SQRT([.Q138]^2+[.R138]^2)" office:value-type="float" office:value="0.273460275814352" calcext:value-type="float">
            <text:p/>
          </table:table-cell>
          <table:table-cell table:number-columns-repeated="1002"/>
        </table:table-row>
        <table:table-row table:style-name="ro1">
          <table:table-cell table:formula="of:=[.A138]+1" office:value-type="float" office:value="135" calcext:value-type="float">
            <text:p/>
          </table:table-cell>
          <table:table-cell office:value-type="float" office:value="0.54413515329361" calcext:value-type="float">
            <text:p>0.54413515329361</text:p>
          </table:table-cell>
          <table:table-cell office:value-type="float" office:value="0.00506325531750917" calcext:value-type="float">
            <text:p>0.00506325531750917</text:p>
          </table:table-cell>
          <table:table-cell office:value-type="float" office:value="0.405294597148895" calcext:value-type="float">
            <text:p>0.405294597148895</text:p>
          </table:table-cell>
          <table:table-cell office:value-type="float" office:value="0.500945806503296" calcext:value-type="float">
            <text:p>0.500945806503296</text:p>
          </table:table-cell>
          <table:table-cell office:value-type="float" office:value="-0.00337746203877032" calcext:value-type="float">
            <text:p>-0.00337746203877032</text:p>
          </table:table-cell>
          <table:table-cell office:value-type="float" office:value="0.282688302277594" calcext:value-type="float">
            <text:p>0.282688302277594</text:p>
          </table:table-cell>
          <table:table-cell office:value-type="float" office:value="0.484910728524829" calcext:value-type="float">
            <text:p>0.484910728524829</text:p>
          </table:table-cell>
          <table:table-cell office:value-type="float" office:value="0.0859102424200747" calcext:value-type="float">
            <text:p>0.0859102424200747</text:p>
          </table:table-cell>
          <table:table-cell office:value-type="float" office:value="0.472207737683819" calcext:value-type="float">
            <text:p>0.472207737683819</text:p>
          </table:table-cell>
          <table:table-cell office:value-type="float" office:value="0.478992579592636" calcext:value-type="float">
            <text:p>0.478992579592636</text:p>
          </table:table-cell>
          <table:table-cell office:value-type="float" office:value="-0.00162350561353433" calcext:value-type="float">
            <text:p>-0.00162350561353433</text:p>
          </table:table-cell>
          <table:table-cell/>
          <table:table-cell table:formula="of:=[.D139]-[.G139]" office:value-type="float" office:value="0.122606294871302" calcext:value-type="float">
            <text:p/>
          </table:table-cell>
          <table:table-cell table:formula="of:=[.E139]-[.H139]" office:value-type="float" office:value="0.0160350779784665" calcext:value-type="float">
            <text:p/>
          </table:table-cell>
          <table:table-cell table:formula="of:=IF([.F139]-[.I139]&gt;= PI(); [.F139]-[.I139] - 2*PI(); [.F139]-[.I139])" office:value-type="float" office:value="-0.089287704458845" calcext:value-type="float">
            <text:p/>
          </table:table-cell>
          <table:table-cell table:formula="of:=[.G139]-[.J139]" office:value-type="float" office:value="-0.189519435406225" calcext:value-type="float">
            <text:p/>
          </table:table-cell>
          <table:table-cell table:formula="of:=[.H139]-[.K139]" office:value-type="float" office:value="0.00591814893219361" calcext:value-type="float">
            <text:p/>
          </table:table-cell>
          <table:table-cell table:formula="of:=[.I139]-[.L139]" office:value-type="float" office:value="0.087533748033609" calcext:value-type="float">
            <text:p/>
          </table:table-cell>
          <table:table-cell/>
          <table:table-cell table:formula="of:=SQRT([.N139]^2+[.O139]^2)" office:value-type="float" office:value="0.123650423646036" calcext:value-type="float">
            <text:p/>
          </table:table-cell>
          <table:table-cell table:formula="of:=SQRT([.Q139]^2+[.R139]^2)" office:value-type="float" office:value="0.189611816307629" calcext:value-type="float">
            <text:p/>
          </table:table-cell>
          <table:table-cell table:number-columns-repeated="1002"/>
        </table:table-row>
        <table:table-row table:style-name="ro1">
          <table:table-cell table:formula="of:=[.A139]+1" office:value-type="float" office:value="136" calcext:value-type="float">
            <text:p/>
          </table:table-cell>
          <table:table-cell office:value-type="float" office:value="0.544887363910675" calcext:value-type="float">
            <text:p>0.544887363910675</text:p>
          </table:table-cell>
          <table:table-cell office:value-type="float" office:value="0.0221409630030394" calcext:value-type="float">
            <text:p>0.0221409630030394</text:p>
          </table:table-cell>
          <table:table-cell office:value-type="float" office:value="0.427081197500229" calcext:value-type="float">
            <text:p>0.427081197500229</text:p>
          </table:table-cell>
          <table:table-cell office:value-type="float" office:value="0.500562906265259" calcext:value-type="float">
            <text:p>0.500562906265259</text:p>
          </table:table-cell>
          <table:table-cell office:value-type="float" office:value="-0.00344959739595652" calcext:value-type="float">
            <text:p>-0.00344959739595652</text:p>
          </table:table-cell>
          <table:table-cell office:value-type="float" office:value="0.343292088005222" calcext:value-type="float">
            <text:p>0.343292088005222</text:p>
          </table:table-cell>
          <table:table-cell office:value-type="float" office:value="0.482842049045118" calcext:value-type="float">
            <text:p>0.482842049045118</text:p>
          </table:table-cell>
          <table:table-cell office:value-type="float" office:value="0.0600179148331865" calcext:value-type="float">
            <text:p>0.0600179148331865</text:p>
          </table:table-cell>
          <table:table-cell office:value-type="float" office:value="0.494003203516292" calcext:value-type="float">
            <text:p>0.494003203516292</text:p>
          </table:table-cell>
          <table:table-cell office:value-type="float" office:value="0.478957194500418" calcext:value-type="float">
            <text:p>0.478957194500418</text:p>
          </table:table-cell>
          <table:table-cell office:value-type="float" office:value="-0.000737867093412756" calcext:value-type="float">
            <text:p>-0.000737867093412756</text:p>
          </table:table-cell>
          <table:table-cell/>
          <table:table-cell table:formula="of:=[.D140]-[.G140]" office:value-type="float" office:value="0.0837891094950072" calcext:value-type="float">
            <text:p/>
          </table:table-cell>
          <table:table-cell table:formula="of:=[.E140]-[.H140]" office:value-type="float" office:value="0.0177208572201412" calcext:value-type="float">
            <text:p/>
          </table:table-cell>
          <table:table-cell table:formula="of:=IF([.F140]-[.I140]&gt;= PI(); [.F140]-[.I140] - 2*PI(); [.F140]-[.I140])" office:value-type="float" office:value="-0.063467512229143" calcext:value-type="float">
            <text:p/>
          </table:table-cell>
          <table:table-cell table:formula="of:=[.G140]-[.J140]" office:value-type="float" office:value="-0.15071111551107" calcext:value-type="float">
            <text:p/>
          </table:table-cell>
          <table:table-cell table:formula="of:=[.H140]-[.K140]" office:value-type="float" office:value="0.00388485454469939" calcext:value-type="float">
            <text:p/>
          </table:table-cell>
          <table:table-cell table:formula="of:=[.I140]-[.L140]" office:value-type="float" office:value="0.0607557819265992" calcext:value-type="float">
            <text:p/>
          </table:table-cell>
          <table:table-cell/>
          <table:table-cell table:formula="of:=SQRT([.N140]^2+[.O140]^2)" office:value-type="float" office:value="0.0856425341205112" calcext:value-type="float">
            <text:p/>
          </table:table-cell>
          <table:table-cell table:formula="of:=SQRT([.Q140]^2+[.R140]^2)" office:value-type="float" office:value="0.150761176810957" calcext:value-type="float">
            <text:p/>
          </table:table-cell>
          <table:table-cell table:number-columns-repeated="1002"/>
        </table:table-row>
        <table:table-row table:style-name="ro1">
          <table:table-cell table:formula="of:=[.A140]+1" office:value-type="float" office:value="137" calcext:value-type="float">
            <text:p/>
          </table:table-cell>
          <table:table-cell office:value-type="float" office:value="0.543886482715607" calcext:value-type="float">
            <text:p>0.543886482715607</text:p>
          </table:table-cell>
          <table:table-cell office:value-type="float" office:value="-0.00929069239646197" calcext:value-type="float">
            <text:p>-0.00929069239646197</text:p>
          </table:table-cell>
          <table:table-cell office:value-type="float" office:value="0.448843508958817" calcext:value-type="float">
            <text:p>0.448843508958817</text:p>
          </table:table-cell>
          <table:table-cell office:value-type="float" office:value="0.500560224056244" calcext:value-type="float">
            <text:p>0.500560224056244</text:p>
          </table:table-cell>
          <table:table-cell office:value-type="float" office:value="-0.0026811184361577" calcext:value-type="float">
            <text:p>-0.0026811184361577</text:p>
          </table:table-cell>
          <table:table-cell office:value-type="float" office:value="0.390970428609848" calcext:value-type="float">
            <text:p>0.390970428609848</text:p>
          </table:table-cell>
          <table:table-cell office:value-type="float" office:value="0.483154555361134" calcext:value-type="float">
            <text:p>0.483154555361134</text:p>
          </table:table-cell>
          <table:table-cell office:value-type="float" office:value="0.0393516994200541" calcext:value-type="float">
            <text:p>0.0393516994200541</text:p>
          </table:table-cell>
          <table:table-cell office:value-type="float" office:value="0.51575865690256" calcext:value-type="float">
            <text:p>0.51575865690256</text:p>
          </table:table-cell>
          <table:table-cell office:value-type="float" office:value="0.478941141864349" calcext:value-type="float">
            <text:p>0.478941141864349</text:p>
          </table:table-cell>
          <table:table-cell office:value-type="float" office:value="-0.00110949478927123" calcext:value-type="float">
            <text:p>-0.00110949478927123</text:p>
          </table:table-cell>
          <table:table-cell/>
          <table:table-cell table:formula="of:=[.D141]-[.G141]" office:value-type="float" office:value="0.0578730803489684" calcext:value-type="float">
            <text:p/>
          </table:table-cell>
          <table:table-cell table:formula="of:=[.E141]-[.H141]" office:value-type="float" office:value="0.0174056686951096" calcext:value-type="float">
            <text:p/>
          </table:table-cell>
          <table:table-cell table:formula="of:=IF([.F141]-[.I141]&gt;= PI(); [.F141]-[.I141] - 2*PI(); [.F141]-[.I141])" office:value-type="float" office:value="-0.0420328178562118" calcext:value-type="float">
            <text:p/>
          </table:table-cell>
          <table:table-cell table:formula="of:=[.G141]-[.J141]" office:value-type="float" office:value="-0.124788228292711" calcext:value-type="float">
            <text:p/>
          </table:table-cell>
          <table:table-cell table:formula="of:=[.H141]-[.K141]" office:value-type="float" office:value="0.00421341349678539" calcext:value-type="float">
            <text:p/>
          </table:table-cell>
          <table:table-cell table:formula="of:=[.I141]-[.L141]" office:value-type="float" office:value="0.0404611942093253" calcext:value-type="float">
            <text:p/>
          </table:table-cell>
          <table:table-cell/>
          <table:table-cell table:formula="of:=SQRT([.N141]^2+[.O141]^2)" office:value-type="float" office:value="0.0604338541862264" calcext:value-type="float">
            <text:p/>
          </table:table-cell>
          <table:table-cell table:formula="of:=SQRT([.Q141]^2+[.R141]^2)" office:value-type="float" office:value="0.124859339953921" calcext:value-type="float">
            <text:p/>
          </table:table-cell>
          <table:table-cell table:number-columns-repeated="1002"/>
        </table:table-row>
        <table:table-row table:style-name="ro1">
          <table:table-cell table:formula="of:=[.A141]+1" office:value-type="float" office:value="138" calcext:value-type="float">
            <text:p/>
          </table:table-cell>
          <table:table-cell office:value-type="float" office:value="0.543668627738953" calcext:value-type="float">
            <text:p>0.543668627738953</text:p>
          </table:table-cell>
          <table:table-cell office:value-type="float" office:value="0.0391028262674808" calcext:value-type="float">
            <text:p>0.0391028262674808</text:p>
          </table:table-cell>
          <table:table-cell office:value-type="float" office:value="0.470583587884903" calcext:value-type="float">
            <text:p>0.470583587884903</text:p>
          </table:table-cell>
          <table:table-cell office:value-type="float" office:value="0.499940276145935" calcext:value-type="float">
            <text:p>0.499940276145935</text:p>
          </table:table-cell>
          <table:table-cell office:value-type="float" office:value="-0.00307794357649982" calcext:value-type="float">
            <text:p>-0.00307794357649982</text:p>
          </table:table-cell>
          <table:table-cell office:value-type="float" office:value="0.43068475128862" calcext:value-type="float">
            <text:p>0.43068475128862</text:p>
          </table:table-cell>
          <table:table-cell office:value-type="float" office:value="0.483014097720687" calcext:value-type="float">
            <text:p>0.483014097720687</text:p>
          </table:table-cell>
          <table:table-cell office:value-type="float" office:value="0.0266979692206714" calcext:value-type="float">
            <text:p>0.0266979692206714</text:p>
          </table:table-cell>
          <table:table-cell office:value-type="float" office:value="0.537505388627229" calcext:value-type="float">
            <text:p>0.537505388627229</text:p>
          </table:table-cell>
          <table:table-cell office:value-type="float" office:value="0.478917013968916" calcext:value-type="float">
            <text:p>0.478917013968916</text:p>
          </table:table-cell>
          <table:table-cell office:value-type="float" office:value="0.000454618261427999" calcext:value-type="float">
            <text:p>0.000454618261427999</text:p>
          </table:table-cell>
          <table:table-cell/>
          <table:table-cell table:formula="of:=[.D142]-[.G142]" office:value-type="float" office:value="0.0398988365962829" calcext:value-type="float">
            <text:p/>
          </table:table-cell>
          <table:table-cell table:formula="of:=[.E142]-[.H142]" office:value-type="float" office:value="0.0169261784252482" calcext:value-type="float">
            <text:p/>
          </table:table-cell>
          <table:table-cell table:formula="of:=IF([.F142]-[.I142]&gt;= PI(); [.F142]-[.I142] - 2*PI(); [.F142]-[.I142])" office:value-type="float" office:value="-0.0297759127971712" calcext:value-type="float">
            <text:p/>
          </table:table-cell>
          <table:table-cell table:formula="of:=[.G142]-[.J142]" office:value-type="float" office:value="-0.106820637338609" calcext:value-type="float">
            <text:p/>
          </table:table-cell>
          <table:table-cell table:formula="of:=[.H142]-[.K142]" office:value-type="float" office:value="0.00409708375177048" calcext:value-type="float">
            <text:p/>
          </table:table-cell>
          <table:table-cell table:formula="of:=[.I142]-[.L142]" office:value-type="float" office:value="0.0262433509592434" calcext:value-type="float">
            <text:p/>
          </table:table-cell>
          <table:table-cell/>
          <table:table-cell table:formula="of:=SQRT([.N142]^2+[.O142]^2)" office:value-type="float" office:value="0.043340658483925" calcext:value-type="float">
            <text:p/>
          </table:table-cell>
          <table:table-cell table:formula="of:=SQRT([.Q142]^2+[.R142]^2)" office:value-type="float" office:value="0.106899179869144" calcext:value-type="float">
            <text:p/>
          </table:table-cell>
          <table:table-cell table:number-columns-repeated="1002"/>
        </table:table-row>
        <table:table-row table:style-name="ro1">
          <table:table-cell table:formula="of:=[.A142]+1" office:value-type="float" office:value="139" calcext:value-type="float">
            <text:p/>
          </table:table-cell>
          <table:table-cell office:value-type="float" office:value="0.544551610946655" calcext:value-type="float">
            <text:p>0.544551610946655</text:p>
          </table:table-cell>
          <table:table-cell office:value-type="float" office:value="-0.0267518870532513" calcext:value-type="float">
            <text:p>-0.0267518870532513</text:p>
          </table:table-cell>
          <table:table-cell office:value-type="float" office:value="0.492327034473419" calcext:value-type="float">
            <text:p>0.492327034473419</text:p>
          </table:table-cell>
          <table:table-cell office:value-type="float" office:value="0.499837934970856" calcext:value-type="float">
            <text:p>0.499837934970856</text:p>
          </table:table-cell>
          <table:table-cell office:value-type="float" office:value="-0.00212630862370133" calcext:value-type="float">
            <text:p>-0.00212630862370133</text:p>
          </table:table-cell>
          <table:table-cell office:value-type="float" office:value="0.465451458360435" calcext:value-type="float">
            <text:p>0.465451458360435</text:p>
          </table:table-cell>
          <table:table-cell office:value-type="float" office:value="0.481598762194022" calcext:value-type="float">
            <text:p>0.481598762194022</text:p>
          </table:table-cell>
          <table:table-cell office:value-type="float" office:value="0.0226386012842498" calcext:value-type="float">
            <text:p>0.0226386012842498</text:p>
          </table:table-cell>
          <table:table-cell office:value-type="float" office:value="0.559287450814161" calcext:value-type="float">
            <text:p>0.559287450814161</text:p>
          </table:table-cell>
          <table:table-cell office:value-type="float" office:value="0.47892691649284" calcext:value-type="float">
            <text:p>0.47892691649284</text:p>
          </table:table-cell>
          <table:table-cell office:value-type="float" office:value="-0.000615457220702051" calcext:value-type="float">
            <text:p>-0.000615457220702051</text:p>
          </table:table-cell>
          <table:table-cell/>
          <table:table-cell table:formula="of:=[.D143]-[.G143]" office:value-type="float" office:value="0.0268755761129844" calcext:value-type="float">
            <text:p/>
          </table:table-cell>
          <table:table-cell table:formula="of:=[.E143]-[.H143]" office:value-type="float" office:value="0.0182391727768342" calcext:value-type="float">
            <text:p/>
          </table:table-cell>
          <table:table-cell table:formula="of:=IF([.F143]-[.I143]&gt;= PI(); [.F143]-[.I143] - 2*PI(); [.F143]-[.I143])" office:value-type="float" office:value="-0.0247649099079511" calcext:value-type="float">
            <text:p/>
          </table:table-cell>
          <table:table-cell table:formula="of:=[.G143]-[.J143]" office:value-type="float" office:value="-0.0938359924537262" calcext:value-type="float">
            <text:p/>
          </table:table-cell>
          <table:table-cell table:formula="of:=[.H143]-[.K143]" office:value-type="float" office:value="0.00267184570118106" calcext:value-type="float">
            <text:p/>
          </table:table-cell>
          <table:table-cell table:formula="of:=[.I143]-[.L143]" office:value-type="float" office:value="0.0232540585049519" calcext:value-type="float">
            <text:p/>
          </table:table-cell>
          <table:table-cell/>
          <table:table-cell table:formula="of:=SQRT([.N143]^2+[.O143]^2)" office:value-type="float" office:value="0.0324802095896567" calcext:value-type="float">
            <text:p/>
          </table:table-cell>
          <table:table-cell table:formula="of:=SQRT([.Q143]^2+[.R143]^2)" office:value-type="float" office:value="0.0938740232398009" calcext:value-type="float">
            <text:p/>
          </table:table-cell>
          <table:table-cell table:number-columns-repeated="1002"/>
        </table:table-row>
        <table:table-row table:style-name="ro1">
          <table:table-cell table:formula="of:=[.A143]+1" office:value-type="float" office:value="140" calcext:value-type="float">
            <text:p/>
          </table:table-cell>
          <table:table-cell office:value-type="float" office:value="0.544237375259399" calcext:value-type="float">
            <text:p>0.544237375259399</text:p>
          </table:table-cell>
          <table:table-cell office:value-type="float" office:value="-0.000493400555569679" calcext:value-type="float">
            <text:p>-0.000493400555569679</text:p>
          </table:table-cell>
          <table:table-cell office:value-type="float" office:value="0.514087915420532" calcext:value-type="float">
            <text:p>0.514087915420532</text:p>
          </table:table-cell>
          <table:table-cell office:value-type="float" office:value="0.499310106039047" calcext:value-type="float">
            <text:p>0.499310106039047</text:p>
          </table:table-cell>
          <table:table-cell office:value-type="float" office:value="-0.00200518872588873" calcext:value-type="float">
            <text:p>-0.00200518872588873</text:p>
          </table:table-cell>
          <table:table-cell office:value-type="float" office:value="0.495212176394671" calcext:value-type="float">
            <text:p>0.495212176394671</text:p>
          </table:table-cell>
          <table:table-cell office:value-type="float" office:value="0.482091551016311" calcext:value-type="float">
            <text:p>0.482091551016311</text:p>
          </table:table-cell>
          <table:table-cell office:value-type="float" office:value="0.0124126087980365" calcext:value-type="float">
            <text:p>0.0124126087980365</text:p>
          </table:table-cell>
          <table:table-cell office:value-type="float" office:value="0.58105694170153" calcext:value-type="float">
            <text:p>0.58105694170153</text:p>
          </table:table-cell>
          <table:table-cell office:value-type="float" office:value="0.478913518300791" calcext:value-type="float">
            <text:p>0.478913518300791</text:p>
          </table:table-cell>
          <table:table-cell office:value-type="float" office:value="-0.000635193242924839" calcext:value-type="float">
            <text:p>-0.000635193242924839</text:p>
          </table:table-cell>
          <table:table-cell/>
          <table:table-cell table:formula="of:=[.D144]-[.G144]" office:value-type="float" office:value="0.0188757390258613" calcext:value-type="float">
            <text:p/>
          </table:table-cell>
          <table:table-cell table:formula="of:=[.E144]-[.H144]" office:value-type="float" office:value="0.0172185550227367" calcext:value-type="float">
            <text:p/>
          </table:table-cell>
          <table:table-cell table:formula="of:=IF([.F144]-[.I144]&gt;= PI(); [.F144]-[.I144] - 2*PI(); [.F144]-[.I144])" office:value-type="float" office:value="-0.0144177975239252" calcext:value-type="float">
            <text:p/>
          </table:table-cell>
          <table:table-cell table:formula="of:=[.G144]-[.J144]" office:value-type="float" office:value="-0.085844765306859" calcext:value-type="float">
            <text:p/>
          </table:table-cell>
          <table:table-cell table:formula="of:=[.H144]-[.K144]" office:value-type="float" office:value="0.00317803271551942" calcext:value-type="float">
            <text:p/>
          </table:table-cell>
          <table:table-cell table:formula="of:=[.I144]-[.L144]" office:value-type="float" office:value="0.0130478020409613" calcext:value-type="float">
            <text:p/>
          </table:table-cell>
          <table:table-cell/>
          <table:table-cell table:formula="of:=SQRT([.N144]^2+[.O144]^2)" office:value-type="float" office:value="0.025549406271838" calcext:value-type="float">
            <text:p/>
          </table:table-cell>
          <table:table-cell table:formula="of:=SQRT([.Q144]^2+[.R144]^2)" office:value-type="float" office:value="0.085903571651769" calcext:value-type="float">
            <text:p/>
          </table:table-cell>
          <table:table-cell table:number-columns-repeated="1002"/>
        </table:table-row>
        <table:table-row table:style-name="ro1">
          <table:table-cell table:formula="of:=[.A144]+1" office:value-type="float" office:value="141" calcext:value-type="float">
            <text:p/>
          </table:table-cell>
          <table:table-cell office:value-type="float" office:value="0.544430673122406" calcext:value-type="float">
            <text:p>0.544430673122406</text:p>
          </table:table-cell>
          <table:table-cell office:value-type="float" office:value="0.00759159447625279" calcext:value-type="float">
            <text:p>0.00759159447625279</text:p>
          </table:table-cell>
          <table:table-cell office:value-type="float" office:value="0.535850882530212" calcext:value-type="float">
            <text:p>0.535850882530212</text:p>
          </table:table-cell>
          <table:table-cell office:value-type="float" office:value="0.499214202165604" calcext:value-type="float">
            <text:p>0.499214202165604</text:p>
          </table:table-cell>
          <table:table-cell office:value-type="float" office:value="-0.000926359789445996" calcext:value-type="float">
            <text:p>-0.000926359789445996</text:p>
          </table:table-cell>
          <table:table-cell office:value-type="float" office:value="0.524984526988256" calcext:value-type="float">
            <text:p>0.524984526988256</text:p>
          </table:table-cell>
          <table:table-cell office:value-type="float" office:value="0.481362256112726" calcext:value-type="float">
            <text:p>0.481362256112726</text:p>
          </table:table-cell>
          <table:table-cell office:value-type="float" office:value="0.00637243514031944" calcext:value-type="float">
            <text:p>0.00637243514031944</text:p>
          </table:table-cell>
          <table:table-cell office:value-type="float" office:value="0.602834164233193" calcext:value-type="float">
            <text:p>0.602834164233193</text:p>
          </table:table-cell>
          <table:table-cell office:value-type="float" office:value="0.478899685554329" calcext:value-type="float">
            <text:p>0.478899685554329</text:p>
          </table:table-cell>
          <table:table-cell office:value-type="float" office:value="-0.000331529463874727" calcext:value-type="float">
            <text:p>-0.000331529463874727</text:p>
          </table:table-cell>
          <table:table-cell/>
          <table:table-cell table:formula="of:=[.D145]-[.G145]" office:value-type="float" office:value="0.0108663555419565" calcext:value-type="float">
            <text:p/>
          </table:table-cell>
          <table:table-cell table:formula="of:=[.E145]-[.H145]" office:value-type="float" office:value="0.0178519460528773" calcext:value-type="float">
            <text:p/>
          </table:table-cell>
          <table:table-cell table:formula="of:=IF([.F145]-[.I145]&gt;= PI(); [.F145]-[.I145] - 2*PI(); [.F145]-[.I145])" office:value-type="float" office:value="-0.00729879492976544" calcext:value-type="float">
            <text:p/>
          </table:table-cell>
          <table:table-cell table:formula="of:=[.G145]-[.J145]" office:value-type="float" office:value="-0.0778496372449365" calcext:value-type="float">
            <text:p/>
          </table:table-cell>
          <table:table-cell table:formula="of:=[.H145]-[.K145]" office:value-type="float" office:value="0.00246257055839744" calcext:value-type="float">
            <text:p/>
          </table:table-cell>
          <table:table-cell table:formula="of:=[.I145]-[.L145]" office:value-type="float" office:value="0.00670396460419417" calcext:value-type="float">
            <text:p/>
          </table:table-cell>
          <table:table-cell/>
          <table:table-cell table:formula="of:=SQRT([.N145]^2+[.O145]^2)" office:value-type="float" office:value="0.0208990349212362" calcext:value-type="float">
            <text:p/>
          </table:table-cell>
          <table:table-cell table:formula="of:=SQRT([.Q145]^2+[.R145]^2)" office:value-type="float" office:value="0.0778885760103707" calcext:value-type="float">
            <text:p/>
          </table:table-cell>
          <table:table-cell table:number-columns-repeated="1002"/>
        </table:table-row>
        <table:table-row table:style-name="ro1">
          <table:table-cell table:formula="of:=[.A145]+1" office:value-type="float" office:value="142" calcext:value-type="float">
            <text:p/>
          </table:table-cell>
          <table:table-cell office:value-type="float" office:value="0.543699502944946" calcext:value-type="float">
            <text:p>0.543699502944946</text:p>
          </table:table-cell>
          <table:table-cell office:value-type="float" office:value="0.0148140685632825" calcext:value-type="float">
            <text:p>0.0148140685632825</text:p>
          </table:table-cell>
          <table:table-cell office:value-type="float" office:value="0.557618260383606" calcext:value-type="float">
            <text:p>0.557618260383606</text:p>
          </table:table-cell>
          <table:table-cell office:value-type="float" office:value="0.499069750308991" calcext:value-type="float">
            <text:p>0.499069750308991</text:p>
          </table:table-cell>
          <table:table-cell office:value-type="float" office:value="-0.000194075284525752" calcext:value-type="float">
            <text:p>-0.000194075284525752</text:p>
          </table:table-cell>
          <table:table-cell office:value-type="float" office:value="0.550730466180793" calcext:value-type="float">
            <text:p>0.550730466180793</text:p>
          </table:table-cell>
          <table:table-cell office:value-type="float" office:value="0.480501242606636" calcext:value-type="float">
            <text:p>0.480501242606636</text:p>
          </table:table-cell>
          <table:table-cell office:value-type="float" office:value="0.00571314157393868" calcext:value-type="float">
            <text:p>0.00571314157393868</text:p>
          </table:table-cell>
          <table:table-cell office:value-type="float" office:value="0.624582143155811" calcext:value-type="float">
            <text:p>0.624582143155811</text:p>
          </table:table-cell>
          <table:table-cell office:value-type="float" office:value="0.478892475458272" calcext:value-type="float">
            <text:p>0.478892475458272</text:p>
          </table:table-cell>
          <table:table-cell office:value-type="float" office:value="0.000261033278656573" calcext:value-type="float">
            <text:p>0.000261033278656573</text:p>
          </table:table-cell>
          <table:table-cell/>
          <table:table-cell table:formula="of:=[.D146]-[.G146]" office:value-type="float" office:value="0.00688779420281305" calcext:value-type="float">
            <text:p/>
          </table:table-cell>
          <table:table-cell table:formula="of:=[.E146]-[.H146]" office:value-type="float" office:value="0.0185685077023548" calcext:value-type="float">
            <text:p/>
          </table:table-cell>
          <table:table-cell table:formula="of:=IF([.F146]-[.I146]&gt;= PI(); [.F146]-[.I146] - 2*PI(); [.F146]-[.I146])" office:value-type="float" office:value="-0.00590721685846443" calcext:value-type="float">
            <text:p/>
          </table:table-cell>
          <table:table-cell table:formula="of:=[.G146]-[.J146]" office:value-type="float" office:value="-0.0738516769750176" calcext:value-type="float">
            <text:p/>
          </table:table-cell>
          <table:table-cell table:formula="of:=[.H146]-[.K146]" office:value-type="float" office:value="0.00160876714836361" calcext:value-type="float">
            <text:p/>
          </table:table-cell>
          <table:table-cell table:formula="of:=[.I146]-[.L146]" office:value-type="float" office:value="0.00545210829528211" calcext:value-type="float">
            <text:p/>
          </table:table-cell>
          <table:table-cell/>
          <table:table-cell table:formula="of:=SQRT([.N146]^2+[.O146]^2)" office:value-type="float" office:value="0.0198048273729592" calcext:value-type="float">
            <text:p/>
          </table:table-cell>
          <table:table-cell table:formula="of:=SQRT([.Q146]^2+[.R146]^2)" office:value-type="float" office:value="0.0738691973948546" calcext:value-type="float">
            <text:p/>
          </table:table-cell>
          <table:table-cell table:number-columns-repeated="1002"/>
        </table:table-row>
        <table:table-row table:style-name="ro1">
          <table:table-cell table:formula="of:=[.A146]+1" office:value-type="float" office:value="143" calcext:value-type="float">
            <text:p/>
          </table:table-cell>
          <table:table-cell office:value-type="float" office:value="0.542865335941315" calcext:value-type="float">
            <text:p>0.542865335941315</text:p>
          </table:table-cell>
          <table:table-cell office:value-type="float" office:value="-0.000893447606358677" calcext:value-type="float">
            <text:p>-0.000893447606358677</text:p>
          </table:table-cell>
          <table:table-cell office:value-type="float" office:value="0.5793417096138" calcext:value-type="float">
            <text:p>0.5793417096138</text:p>
          </table:table-cell>
          <table:table-cell office:value-type="float" office:value="0.499009311199188" calcext:value-type="float">
            <text:p>0.499009311199188</text:p>
          </table:table-cell>
          <table:table-cell office:value-type="float" office:value="0.000417654839111492" calcext:value-type="float">
            <text:p>0.000417654839111492</text:p>
          </table:table-cell>
          <table:table-cell office:value-type="float" office:value="0.57344432539793" calcext:value-type="float">
            <text:p>0.57344432539793</text:p>
          </table:table-cell>
          <table:table-cell office:value-type="float" office:value="0.481624900753418" calcext:value-type="float">
            <text:p>0.481624900753418</text:p>
          </table:table-cell>
          <table:table-cell office:value-type="float" office:value="0.00707465035496985" calcext:value-type="float">
            <text:p>0.00707465035496985</text:p>
          </table:table-cell>
          <table:table-cell office:value-type="float" office:value="0.646296755853664" calcext:value-type="float">
            <text:p>0.646296755853664</text:p>
          </table:table-cell>
          <table:table-cell office:value-type="float" office:value="0.478898143694948" calcext:value-type="float">
            <text:p>0.478898143694948</text:p>
          </table:table-cell>
          <table:table-cell office:value-type="float" office:value="0.000225295374402226" calcext:value-type="float">
            <text:p>0.000225295374402226</text:p>
          </table:table-cell>
          <table:table-cell/>
          <table:table-cell table:formula="of:=[.D147]-[.G147]" office:value-type="float" office:value="0.00589738421586983" calcext:value-type="float">
            <text:p/>
          </table:table-cell>
          <table:table-cell table:formula="of:=[.E147]-[.H147]" office:value-type="float" office:value="0.0173844104457705" calcext:value-type="float">
            <text:p/>
          </table:table-cell>
          <table:table-cell table:formula="of:=IF([.F147]-[.I147]&gt;= PI(); [.F147]-[.I147] - 2*PI(); [.F147]-[.I147])" office:value-type="float" office:value="-0.00665699551585836" calcext:value-type="float">
            <text:p/>
          </table:table-cell>
          <table:table-cell table:formula="of:=[.G147]-[.J147]" office:value-type="float" office:value="-0.0728524304557338" calcext:value-type="float">
            <text:p/>
          </table:table-cell>
          <table:table-cell table:formula="of:=[.H147]-[.K147]" office:value-type="float" office:value="0.00272675705846942" calcext:value-type="float">
            <text:p/>
          </table:table-cell>
          <table:table-cell table:formula="of:=[.I147]-[.L147]" office:value-type="float" office:value="0.00684935498056763" calcext:value-type="float">
            <text:p/>
          </table:table-cell>
          <table:table-cell/>
          <table:table-cell table:formula="of:=SQRT([.N147]^2+[.O147]^2)" office:value-type="float" office:value="0.0183574744215158" calcext:value-type="float">
            <text:p/>
          </table:table-cell>
          <table:table-cell table:formula="of:=SQRT([.Q147]^2+[.R147]^2)" office:value-type="float" office:value="0.0729034418073896" calcext:value-type="float">
            <text:p/>
          </table:table-cell>
          <table:table-cell table:number-columns-repeated="1002"/>
        </table:table-row>
        <table:table-row table:style-name="ro1">
          <table:table-cell table:formula="of:=[.A147]+1" office:value-type="float" office:value="144" calcext:value-type="float">
            <text:p/>
          </table:table-cell>
          <table:table-cell office:value-type="float" office:value="0.543580889701843" calcext:value-type="float">
            <text:p>0.543580889701843</text:p>
          </table:table-cell>
          <table:table-cell office:value-type="float" office:value="0.000937993871048093" calcext:value-type="float">
            <text:p>0.000937993871048093</text:p>
          </table:table-cell>
          <table:table-cell office:value-type="float" office:value="0.601060092449188" calcext:value-type="float">
            <text:p>0.601060092449188</text:p>
          </table:table-cell>
          <table:table-cell office:value-type="float" office:value="0.49912565946579" calcext:value-type="float">
            <text:p>0.49912565946579</text:p>
          </table:table-cell>
          <table:table-cell office:value-type="float" office:value="0.00112075882498175" calcext:value-type="float">
            <text:p>0.00112075882498175</text:p>
          </table:table-cell>
          <table:table-cell office:value-type="float" office:value="0.595187016856436" calcext:value-type="float">
            <text:p>0.595187016856436</text:p>
          </table:table-cell>
          <table:table-cell office:value-type="float" office:value="0.481778725259611" calcext:value-type="float">
            <text:p>0.481778725259611</text:p>
          </table:table-cell>
          <table:table-cell office:value-type="float" office:value="0.00711217010981178" calcext:value-type="float">
            <text:p>0.00711217010981178</text:p>
          </table:table-cell>
          <table:table-cell office:value-type="float" office:value="0.668039990889916" calcext:value-type="float">
            <text:p>0.668039990889916</text:p>
          </table:table-cell>
          <table:table-cell office:value-type="float" office:value="0.478903042345309" calcext:value-type="float">
            <text:p>0.478903042345309</text:p>
          </table:table-cell>
          <table:table-cell office:value-type="float" office:value="0.000262815129244149" calcext:value-type="float">
            <text:p>0.000262815129244149</text:p>
          </table:table-cell>
          <table:table-cell/>
          <table:table-cell table:formula="of:=[.D148]-[.G148]" office:value-type="float" office:value="0.0058730755927523" calcext:value-type="float">
            <text:p/>
          </table:table-cell>
          <table:table-cell table:formula="of:=[.E148]-[.H148]" office:value-type="float" office:value="0.0173469342061785" calcext:value-type="float">
            <text:p/>
          </table:table-cell>
          <table:table-cell table:formula="of:=IF([.F148]-[.I148]&gt;= PI(); [.F148]-[.I148] - 2*PI(); [.F148]-[.I148])" office:value-type="float" office:value="-0.00599141128483003" calcext:value-type="float">
            <text:p/>
          </table:table-cell>
          <table:table-cell table:formula="of:=[.G148]-[.J148]" office:value-type="float" office:value="-0.0728529740334802" calcext:value-type="float">
            <text:p/>
          </table:table-cell>
          <table:table-cell table:formula="of:=[.H148]-[.K148]" office:value-type="float" office:value="0.00287568291430207" calcext:value-type="float">
            <text:p/>
          </table:table-cell>
          <table:table-cell table:formula="of:=[.I148]-[.L148]" office:value-type="float" office:value="0.00684935498056763" calcext:value-type="float">
            <text:p/>
          </table:table-cell>
          <table:table-cell/>
          <table:table-cell table:formula="of:=SQRT([.N148]^2+[.O148]^2)" office:value-type="float" office:value="0.0183141787495828" calcext:value-type="float">
            <text:p/>
          </table:table-cell>
          <table:table-cell table:formula="of:=SQRT([.Q148]^2+[.R148]^2)" office:value-type="float" office:value="0.0729097070200296" calcext:value-type="float">
            <text:p/>
          </table:table-cell>
          <table:table-cell table:number-columns-repeated="1002"/>
        </table:table-row>
        <table:table-row table:style-name="ro1">
          <table:table-cell table:formula="of:=[.A148]+1" office:value-type="float" office:value="145" calcext:value-type="float">
            <text:p/>
          </table:table-cell>
          <table:table-cell office:value-type="float" office:value="0.544747591018677" calcext:value-type="float">
            <text:p>0.544747591018677</text:p>
          </table:table-cell>
          <table:table-cell office:value-type="float" office:value="0.0382713675498962" calcext:value-type="float">
            <text:p>0.0382713675498962</text:p>
          </table:table-cell>
          <table:table-cell office:value-type="float" office:value="0.622829735279083" calcext:value-type="float">
            <text:p>0.622829735279083</text:p>
          </table:table-cell>
          <table:table-cell office:value-type="float" office:value="0.499035358428955" calcext:value-type="float">
            <text:p>0.499035358428955</text:p>
          </table:table-cell>
          <table:table-cell office:value-type="float" office:value="0.00124462216626853" calcext:value-type="float">
            <text:p>0.00124462216626853</text:p>
          </table:table-cell>
          <table:table-cell office:value-type="float" office:value="0.616976369400554" calcext:value-type="float">
            <text:p>0.616976369400554</text:p>
          </table:table-cell>
          <table:table-cell office:value-type="float" office:value="0.480934097293614" calcext:value-type="float">
            <text:p>0.480934097293614</text:p>
          </table:table-cell>
          <table:table-cell office:value-type="float" office:value="0.00722346144464449" calcext:value-type="float">
            <text:p>0.00722346144464449</text:p>
          </table:table-cell>
          <table:table-cell office:value-type="float" office:value="0.689829893778129" calcext:value-type="float">
            <text:p>0.689829893778129</text:p>
          </table:table-cell>
          <table:table-cell office:value-type="float" office:value="0.478908769061585" calcext:value-type="float">
            <text:p>0.478908769061585</text:p>
          </table:table-cell>
          <table:table-cell office:value-type="float" office:value="0.00179366983124" calcext:value-type="float">
            <text:p>0.00179366983124</text:p>
          </table:table-cell>
          <table:table-cell/>
          <table:table-cell table:formula="of:=[.D149]-[.G149]" office:value-type="float" office:value="0.00585336587852958" calcext:value-type="float">
            <text:p/>
          </table:table-cell>
          <table:table-cell table:formula="of:=[.E149]-[.H149]" office:value-type="float" office:value="0.0181012611353413" calcext:value-type="float">
            <text:p/>
          </table:table-cell>
          <table:table-cell table:formula="of:=IF([.F149]-[.I149]&gt;= PI(); [.F149]-[.I149] - 2*PI(); [.F149]-[.I149])" office:value-type="float" office:value="-0.00597883927837596" calcext:value-type="float">
            <text:p/>
          </table:table-cell>
          <table:table-cell table:formula="of:=[.G149]-[.J149]" office:value-type="float" office:value="-0.0728535243775755" calcext:value-type="float">
            <text:p/>
          </table:table-cell>
          <table:table-cell table:formula="of:=[.H149]-[.K149]" office:value-type="float" office:value="0.00202532823202894" calcext:value-type="float">
            <text:p/>
          </table:table-cell>
          <table:table-cell table:formula="of:=[.I149]-[.L149]" office:value-type="float" office:value="0.00542979161340449" calcext:value-type="float">
            <text:p/>
          </table:table-cell>
          <table:table-cell/>
          <table:table-cell table:formula="of:=SQRT([.N149]^2+[.O149]^2)" office:value-type="float" office:value="0.0190241306449927" calcext:value-type="float">
            <text:p/>
          </table:table-cell>
          <table:table-cell table:formula="of:=SQRT([.Q149]^2+[.R149]^2)" office:value-type="float" office:value="0.0728816710063747" calcext:value-type="float">
            <text:p/>
          </table:table-cell>
          <table:table-cell table:number-columns-repeated="1002"/>
        </table:table-row>
        <table:table-row table:style-name="ro1">
          <table:table-cell table:formula="of:=[.A149]+1" office:value-type="float" office:value="146" calcext:value-type="float">
            <text:p/>
          </table:table-cell>
          <table:table-cell office:value-type="float" office:value="0.545651078224182" calcext:value-type="float">
            <text:p>0.545651078224182</text:p>
          </table:table-cell>
          <table:table-cell office:value-type="float" office:value="0.0082398597151041" calcext:value-type="float">
            <text:p>0.0082398597151041</text:p>
          </table:table-cell>
          <table:table-cell office:value-type="float" office:value="0.644651114940643" calcext:value-type="float">
            <text:p>0.644651114940643</text:p>
          </table:table-cell>
          <table:table-cell office:value-type="float" office:value="0.498935580253601" calcext:value-type="float">
            <text:p>0.498935580253601</text:p>
          </table:table-cell>
          <table:table-cell office:value-type="float" office:value="0.0012466557091102" calcext:value-type="float">
            <text:p>0.0012466557091102</text:p>
          </table:table-cell>
          <table:table-cell office:value-type="float" office:value="0.638801843108045" calcext:value-type="float">
            <text:p>0.638801843108045</text:p>
          </table:table-cell>
          <table:table-cell office:value-type="float" office:value="0.481091755503578" calcext:value-type="float">
            <text:p>0.481091755503578</text:p>
          </table:table-cell>
          <table:table-cell office:value-type="float" office:value="0.00755305583324865" calcext:value-type="float">
            <text:p>0.00755305583324865</text:p>
          </table:table-cell>
          <table:table-cell office:value-type="float" office:value="0.711655901797171" calcext:value-type="float">
            <text:p>0.711655901797171</text:p>
          </table:table-cell>
          <table:table-cell office:value-type="float" office:value="0.478947917755689" calcext:value-type="float">
            <text:p>0.478947917755689</text:p>
          </table:table-cell>
          <table:table-cell office:value-type="float" office:value="0.00212326421984416" calcext:value-type="float">
            <text:p>0.00212326421984416</text:p>
          </table:table-cell>
          <table:table-cell/>
          <table:table-cell table:formula="of:=[.D150]-[.G150]" office:value-type="float" office:value="0.00584927183259876" calcext:value-type="float">
            <text:p/>
          </table:table-cell>
          <table:table-cell table:formula="of:=[.E150]-[.H150]" office:value-type="float" office:value="0.0178438247500231" calcext:value-type="float">
            <text:p/>
          </table:table-cell>
          <table:table-cell table:formula="of:=IF([.F150]-[.I150]&gt;= PI(); [.F150]-[.I150] - 2*PI(); [.F150]-[.I150])" office:value-type="float" office:value="-0.00630640012413845" calcext:value-type="float">
            <text:p/>
          </table:table-cell>
          <table:table-cell table:formula="of:=[.G150]-[.J150]" office:value-type="float" office:value="-0.0728540586891269" calcext:value-type="float">
            <text:p/>
          </table:table-cell>
          <table:table-cell table:formula="of:=[.H150]-[.K150]" office:value-type="float" office:value="0.00214383774788929" calcext:value-type="float">
            <text:p/>
          </table:table-cell>
          <table:table-cell table:formula="of:=[.I150]-[.L150]" office:value-type="float" office:value="0.00542979161340449" calcext:value-type="float">
            <text:p/>
          </table:table-cell>
          <table:table-cell/>
          <table:table-cell table:formula="of:=SQRT([.N150]^2+[.O150]^2)" office:value-type="float" office:value="0.0187780739875305" calcext:value-type="float">
            <text:p/>
          </table:table-cell>
          <table:table-cell table:formula="of:=SQRT([.Q150]^2+[.R150]^2)" office:value-type="float" office:value="0.0728855946519476" calcext:value-type="float">
            <text:p/>
          </table:table-cell>
          <table:table-cell table:number-columns-repeated="1002"/>
        </table:table-row>
        <table:table-row table:style-name="ro1">
          <table:table-cell table:formula="of:=[.A150]+1" office:value-type="float" office:value="147" calcext:value-type="float">
            <text:p/>
          </table:table-cell>
          <table:table-cell office:value-type="float" office:value="0.545028924942017" calcext:value-type="float">
            <text:p>0.545028924942017</text:p>
          </table:table-cell>
          <table:table-cell office:value-type="float" office:value="0.0610578507184982" calcext:value-type="float">
            <text:p>0.0610578507184982</text:p>
          </table:table-cell>
          <table:table-cell office:value-type="float" office:value="0.66646134853363" calcext:value-type="float">
            <text:p>0.66646134853363</text:p>
          </table:table-cell>
          <table:table-cell office:value-type="float" office:value="0.499123960733414" calcext:value-type="float">
            <text:p>0.499123960733414</text:p>
          </table:table-cell>
          <table:table-cell office:value-type="float" office:value="0.00180554634425789" calcext:value-type="float">
            <text:p>0.00180554634425789</text:p>
          </table:table-cell>
          <table:table-cell office:value-type="float" office:value="0.660602378245368" calcext:value-type="float">
            <text:p>0.660602378245368</text:p>
          </table:table-cell>
          <table:table-cell office:value-type="float" office:value="0.481256419293959" calcext:value-type="float">
            <text:p>0.481256419293959</text:p>
          </table:table-cell>
          <table:table-cell office:value-type="float" office:value="0.00712835445163384" calcext:value-type="float">
            <text:p>0.00712835445163384</text:p>
          </table:table-cell>
          <table:table-cell office:value-type="float" office:value="0.733457009652327" calcext:value-type="float">
            <text:p>0.733457009652327</text:p>
          </table:table-cell>
          <table:table-cell office:value-type="float" office:value="0.478994207337512" calcext:value-type="float">
            <text:p>0.478994207337512</text:p>
          </table:table-cell>
          <table:table-cell office:value-type="float" office:value="0.00456557824858409" calcext:value-type="float">
            <text:p>0.00456557824858409</text:p>
          </table:table-cell>
          <table:table-cell/>
          <table:table-cell table:formula="of:=[.D151]-[.G151]" office:value-type="float" office:value="0.00585897028826288" calcext:value-type="float">
            <text:p/>
          </table:table-cell>
          <table:table-cell table:formula="of:=[.E151]-[.H151]" office:value-type="float" office:value="0.0178675414394544" calcext:value-type="float">
            <text:p/>
          </table:table-cell>
          <table:table-cell table:formula="of:=IF([.F151]-[.I151]&gt;= PI(); [.F151]-[.I151] - 2*PI(); [.F151]-[.I151])" office:value-type="float" office:value="-0.00532280810737595" calcext:value-type="float">
            <text:p/>
          </table:table-cell>
          <table:table-cell table:formula="of:=[.G151]-[.J151]" office:value-type="float" office:value="-0.0728546314069597" calcext:value-type="float">
            <text:p/>
          </table:table-cell>
          <table:table-cell table:formula="of:=[.H151]-[.K151]" office:value-type="float" office:value="0.00226221195644699" calcext:value-type="float">
            <text:p/>
          </table:table-cell>
          <table:table-cell table:formula="of:=[.I151]-[.L151]" office:value-type="float" office:value="0.00256277620304974" calcext:value-type="float">
            <text:p/>
          </table:table-cell>
          <table:table-cell/>
          <table:table-cell table:formula="of:=SQRT([.N151]^2+[.O151]^2)" office:value-type="float" office:value="0.01880363182817" calcext:value-type="float">
            <text:p/>
          </table:table-cell>
          <table:table-cell table:formula="of:=SQRT([.Q151]^2+[.R151]^2)" office:value-type="float" office:value="0.0728897449603156" calcext:value-type="float">
            <text:p/>
          </table:table-cell>
          <table:table-cell table:number-columns-repeated="1002"/>
        </table:table-row>
        <table:table-row table:style-name="ro1">
          <table:table-cell table:formula="of:=[.A151]+1" office:value-type="float" office:value="148" calcext:value-type="float">
            <text:p/>
          </table:table-cell>
          <table:table-cell office:value-type="float" office:value="0.543007969856262" calcext:value-type="float">
            <text:p>0.543007969856262</text:p>
          </table:table-cell>
          <table:table-cell office:value-type="float" office:value="-0.0275020971894264" calcext:value-type="float">
            <text:p>-0.0275020971894264</text:p>
          </table:table-cell>
          <table:table-cell office:value-type="float" office:value="0.688190817832947" calcext:value-type="float">
            <text:p>0.688190817832947</text:p>
          </table:table-cell>
          <table:table-cell office:value-type="float" office:value="0.499317169189453" calcext:value-type="float">
            <text:p>0.499317169189453</text:p>
          </table:table-cell>
          <table:table-cell office:value-type="float" office:value="0.00190898752771318" calcext:value-type="float">
            <text:p>0.00190898752771318</text:p>
          </table:table-cell>
          <table:table-cell office:value-type="float" office:value="0.683321745360794" calcext:value-type="float">
            <text:p>0.683321745360794</text:p>
          </table:table-cell>
          <table:table-cell office:value-type="float" office:value="0.481411248113889" calcext:value-type="float">
            <text:p>0.481411248113889</text:p>
          </table:table-cell>
          <table:table-cell office:value-type="float" office:value="0.00852847093566257" calcext:value-type="float">
            <text:p>0.00852847093566257</text:p>
          </table:table-cell>
          <table:table-cell office:value-type="float" office:value="0.755177102072327" calcext:value-type="float">
            <text:p>0.755177102072327</text:p>
          </table:table-cell>
          <table:table-cell office:value-type="float" office:value="0.479093372808042" calcext:value-type="float">
            <text:p>0.479093372808042</text:p>
          </table:table-cell>
          <table:table-cell office:value-type="float" office:value="0.00346549436100704" calcext:value-type="float">
            <text:p>0.00346549436100704</text:p>
          </table:table-cell>
          <table:table-cell/>
          <table:table-cell table:formula="of:=[.D152]-[.G152]" office:value-type="float" office:value="0.0048690724721524" calcext:value-type="float">
            <text:p/>
          </table:table-cell>
          <table:table-cell table:formula="of:=[.E152]-[.H152]" office:value-type="float" office:value="0.0179059210755644" calcext:value-type="float">
            <text:p/>
          </table:table-cell>
          <table:table-cell table:formula="of:=IF([.F152]-[.I152]&gt;= PI(); [.F152]-[.I152] - 2*PI(); [.F152]-[.I152])" office:value-type="float" office:value="-0.00661948340794939" calcext:value-type="float">
            <text:p/>
          </table:table-cell>
          <table:table-cell table:formula="of:=[.G152]-[.J152]" office:value-type="float" office:value="-0.0718553567115323" calcext:value-type="float">
            <text:p/>
          </table:table-cell>
          <table:table-cell table:formula="of:=[.H152]-[.K152]" office:value-type="float" office:value="0.00231787530584709" calcext:value-type="float">
            <text:p/>
          </table:table-cell>
          <table:table-cell table:formula="of:=[.I152]-[.L152]" office:value-type="float" office:value="0.00506297657465553" calcext:value-type="float">
            <text:p/>
          </table:table-cell>
          <table:table-cell/>
          <table:table-cell table:formula="of:=SQRT([.N152]^2+[.O152]^2)" office:value-type="float" office:value="0.0185561277292277" calcext:value-type="float">
            <text:p/>
          </table:table-cell>
          <table:table-cell table:formula="of:=SQRT([.Q152]^2+[.R152]^2)" office:value-type="float" office:value="0.0718927314411896" calcext:value-type="float">
            <text:p/>
          </table:table-cell>
          <table:table-cell table:number-columns-repeated="1002"/>
        </table:table-row>
        <table:table-row table:style-name="ro1">
          <table:table-cell table:formula="of:=[.A152]+1" office:value-type="float" office:value="149" calcext:value-type="float">
            <text:p/>
          </table:table-cell>
          <table:table-cell office:value-type="float" office:value="0.54448801279068" calcext:value-type="float">
            <text:p>0.54448801279068</text:p>
          </table:table-cell>
          <table:table-cell office:value-type="float" office:value="0.0463057607412338" calcext:value-type="float">
            <text:p>0.0463057607412338</text:p>
          </table:table-cell>
          <table:table-cell office:value-type="float" office:value="0.709927201271057" calcext:value-type="float">
            <text:p>0.709927201271057</text:p>
          </table:table-cell>
          <table:table-cell office:value-type="float" office:value="0.499722987413406" calcext:value-type="float">
            <text:p>0.499722987413406</text:p>
          </table:table-cell>
          <table:table-cell office:value-type="float" office:value="0.002377700060606" calcext:value-type="float">
            <text:p>0.002377700060606</text:p>
          </table:table-cell>
          <table:table-cell office:value-type="float" office:value="0.705100473812509" calcext:value-type="float">
            <text:p>0.705100473812509</text:p>
          </table:table-cell>
          <table:table-cell office:value-type="float" office:value="0.481596991869873" calcext:value-type="float">
            <text:p>0.481596991869873</text:p>
          </table:table-cell>
          <table:table-cell office:value-type="float" office:value="0.00751881304339724" calcext:value-type="float">
            <text:p>0.00751881304339724</text:p>
          </table:table-cell>
          <table:table-cell office:value-type="float" office:value="0.776956491801863" calcext:value-type="float">
            <text:p>0.776956491801863</text:p>
          </table:table-cell>
          <table:table-cell office:value-type="float" office:value="0.479168849462485" calcext:value-type="float">
            <text:p>0.479168849462485</text:p>
          </table:table-cell>
          <table:table-cell office:value-type="float" office:value="0.00531772479065639" calcext:value-type="float">
            <text:p>0.00531772479065639</text:p>
          </table:table-cell>
          <table:table-cell/>
          <table:table-cell table:formula="of:=[.D153]-[.G153]" office:value-type="float" office:value="0.0048267274585484" calcext:value-type="float">
            <text:p/>
          </table:table-cell>
          <table:table-cell table:formula="of:=[.E153]-[.H153]" office:value-type="float" office:value="0.0181259955435337" calcext:value-type="float">
            <text:p/>
          </table:table-cell>
          <table:table-cell table:formula="of:=IF([.F153]-[.I153]&gt;= PI(); [.F153]-[.I153] - 2*PI(); [.F153]-[.I153])" office:value-type="float" office:value="-0.00514111298279124" calcext:value-type="float">
            <text:p/>
          </table:table-cell>
          <table:table-cell table:formula="of:=[.G153]-[.J153]" office:value-type="float" office:value="-0.071856017989354" calcext:value-type="float">
            <text:p/>
          </table:table-cell>
          <table:table-cell table:formula="of:=[.H153]-[.K153]" office:value-type="float" office:value="0.00242814240738759" calcext:value-type="float">
            <text:p/>
          </table:table-cell>
          <table:table-cell table:formula="of:=[.I153]-[.L153]" office:value-type="float" office:value="0.00220108825274085" calcext:value-type="float">
            <text:p/>
          </table:table-cell>
          <table:table-cell/>
          <table:table-cell table:formula="of:=SQRT([.N153]^2+[.O153]^2)" office:value-type="float" office:value="0.0187576387747314" calcext:value-type="float">
            <text:p/>
          </table:table-cell>
          <table:table-cell table:formula="of:=SQRT([.Q153]^2+[.R153]^2)" office:value-type="float" office:value="0.0718970319056143" calcext:value-type="float">
            <text:p/>
          </table:table-cell>
          <table:table-cell table:number-columns-repeated="1002"/>
        </table:table-row>
        <table:table-row table:style-name="ro1">
          <table:table-cell table:formula="of:=[.A153]+1" office:value-type="float" office:value="150" calcext:value-type="float">
            <text:p/>
          </table:table-cell>
          <table:table-cell office:value-type="float" office:value="0.544684827327728" calcext:value-type="float">
            <text:p>0.544684827327728</text:p>
          </table:table-cell>
          <table:table-cell office:value-type="float" office:value="-0.00294343405403197" calcext:value-type="float">
            <text:p>-0.00294343405403197</text:p>
          </table:table-cell>
          <table:table-cell office:value-type="float" office:value="0.731687784194946" calcext:value-type="float">
            <text:p>0.731687784194946</text:p>
          </table:table-cell>
          <table:table-cell office:value-type="float" office:value="0.499951094388962" calcext:value-type="float">
            <text:p>0.499951094388962</text:p>
          </table:table-cell>
          <table:table-cell office:value-type="float" office:value="0.00197113119065762" calcext:value-type="float">
            <text:p>0.00197113119065762</text:p>
          </table:table-cell>
          <table:table-cell office:value-type="float" office:value="0.726887251060079" calcext:value-type="float">
            <text:p>0.726887251060079</text:p>
          </table:table-cell>
          <table:table-cell office:value-type="float" office:value="0.481760805661764" calcext:value-type="float">
            <text:p>0.481760805661764</text:p>
          </table:table-cell>
          <table:table-cell office:value-type="float" office:value="0.00740107568123596" calcext:value-type="float">
            <text:p>0.00740107568123596</text:p>
          </table:table-cell>
          <table:table-cell office:value-type="float" office:value="0.798743576841601" calcext:value-type="float">
            <text:p>0.798743576841601</text:p>
          </table:table-cell>
          <table:table-cell office:value-type="float" office:value="0.479284708276812" calcext:value-type="float">
            <text:p>0.479284708276812</text:p>
          </table:table-cell>
          <table:table-cell office:value-type="float" office:value="0.00519998742849511" calcext:value-type="float">
            <text:p>0.00519998742849511</text:p>
          </table:table-cell>
          <table:table-cell/>
          <table:table-cell table:formula="of:=[.D154]-[.G154]" office:value-type="float" office:value="0.0048005331348675" calcext:value-type="float">
            <text:p/>
          </table:table-cell>
          <table:table-cell table:formula="of:=[.E154]-[.H154]" office:value-type="float" office:value="0.0181902887271977" calcext:value-type="float">
            <text:p/>
          </table:table-cell>
          <table:table-cell table:formula="of:=IF([.F154]-[.I154]&gt;= PI(); [.F154]-[.I154] - 2*PI(); [.F154]-[.I154])" office:value-type="float" office:value="-0.00542994449057835" calcext:value-type="float">
            <text:p/>
          </table:table-cell>
          <table:table-cell table:formula="of:=[.G154]-[.J154]" office:value-type="float" office:value="-0.0718563257815226" calcext:value-type="float">
            <text:p/>
          </table:table-cell>
          <table:table-cell table:formula="of:=[.H154]-[.K154]" office:value-type="float" office:value="0.00247609738495208" calcext:value-type="float">
            <text:p/>
          </table:table-cell>
          <table:table-cell table:formula="of:=[.I154]-[.L154]" office:value-type="float" office:value="0.00220108825274085" calcext:value-type="float">
            <text:p/>
          </table:table-cell>
          <table:table-cell/>
          <table:table-cell table:formula="of:=SQRT([.N154]^2+[.O154]^2)" office:value-type="float" office:value="0.0188130731768571" calcext:value-type="float">
            <text:p/>
          </table:table-cell>
          <table:table-cell table:formula="of:=SQRT([.Q154]^2+[.R154]^2)" office:value-type="float" office:value="0.0718989750488842" calcext:value-type="float">
            <text:p/>
          </table:table-cell>
          <table:table-cell table:number-columns-repeated="1002"/>
        </table:table-row>
        <table:table-row table:style-name="ro1">
          <table:table-cell table:formula="of:=[.A154]+1" office:value-type="float" office:value="151" calcext:value-type="float">
            <text:p/>
          </table:table-cell>
          <table:table-cell office:value-type="float" office:value="0.543511688709259" calcext:value-type="float">
            <text:p>0.543511688709259</text:p>
          </table:table-cell>
          <table:table-cell office:value-type="float" office:value="-0.0150523381307721" calcext:value-type="float">
            <text:p>-0.0150523381307721</text:p>
          </table:table-cell>
          <table:table-cell office:value-type="float" office:value="0.753445625305176" calcext:value-type="float">
            <text:p>0.753445625305176</text:p>
          </table:table-cell>
          <table:table-cell office:value-type="float" office:value="0.500152230262756" calcext:value-type="float">
            <text:p>0.500152230262756</text:p>
          </table:table-cell>
          <table:table-cell office:value-type="float" office:value="0.00139357789885253" calcext:value-type="float">
            <text:p>0.00139357789885253</text:p>
          </table:table-cell>
          <table:table-cell office:value-type="float" office:value="0.748627123184098" calcext:value-type="float">
            <text:p>0.748627123184098</text:p>
          </table:table-cell>
          <table:table-cell office:value-type="float" office:value="0.481921707038505" calcext:value-type="float">
            <text:p>0.481921707038505</text:p>
          </table:table-cell>
          <table:table-cell office:value-type="float" office:value="0.00679898215600508" calcext:value-type="float">
            <text:p>0.00679898215600508</text:p>
          </table:table-cell>
          <table:table-cell office:value-type="float" office:value="0.820483750460934" calcext:value-type="float">
            <text:p>0.820483750460934</text:p>
          </table:table-cell>
          <table:table-cell office:value-type="float" office:value="0.479397757925277" calcext:value-type="float">
            <text:p>0.479397757925277</text:p>
          </table:table-cell>
          <table:table-cell office:value-type="float" office:value="0.00459789390326422" calcext:value-type="float">
            <text:p>0.00459789390326422</text:p>
          </table:table-cell>
          <table:table-cell/>
          <table:table-cell table:formula="of:=[.D155]-[.G155]" office:value-type="float" office:value="0.00481850212107782" calcext:value-type="float">
            <text:p/>
          </table:table-cell>
          <table:table-cell table:formula="of:=[.E155]-[.H155]" office:value-type="float" office:value="0.0182305232242512" calcext:value-type="float">
            <text:p/>
          </table:table-cell>
          <table:table-cell table:formula="of:=IF([.F155]-[.I155]&gt;= PI(); [.F155]-[.I155] - 2*PI(); [.F155]-[.I155])" office:value-type="float" office:value="-0.00540540425715255" calcext:value-type="float">
            <text:p/>
          </table:table-cell>
          <table:table-cell table:formula="of:=[.G155]-[.J155]" office:value-type="float" office:value="-0.0718566272768362" calcext:value-type="float">
            <text:p/>
          </table:table-cell>
          <table:table-cell table:formula="of:=[.H155]-[.K155]" office:value-type="float" office:value="0.00252394911322845" calcext:value-type="float">
            <text:p/>
          </table:table-cell>
          <table:table-cell table:formula="of:=[.I155]-[.L155]" office:value-type="float" office:value="0.00220108825274085" calcext:value-type="float">
            <text:p/>
          </table:table-cell>
          <table:table-cell/>
          <table:table-cell table:formula="of:=SQRT([.N155]^2+[.O155]^2)" office:value-type="float" office:value="0.018856562245563" calcext:value-type="float">
            <text:p/>
          </table:table-cell>
          <table:table-cell table:formula="of:=SQRT([.Q155]^2+[.R155]^2)" office:value-type="float" office:value="0.0719009402075406" calcext:value-type="float">
            <text:p/>
          </table:table-cell>
          <table:table-cell table:number-columns-repeated="1002"/>
        </table:table-row>
        <table:table-row table:style-name="ro1">
          <table:table-cell table:formula="of:=[.A155]+1" office:value-type="float" office:value="152" calcext:value-type="float">
            <text:p/>
          </table:table-cell>
          <table:table-cell office:value-type="float" office:value="0.543914914131165" calcext:value-type="float">
            <text:p>0.543914914131165</text:p>
          </table:table-cell>
          <table:table-cell office:value-type="float" office:value="-0.0282026547938585" calcext:value-type="float">
            <text:p>-0.0282026547938585</text:p>
          </table:table-cell>
          <table:table-cell office:value-type="float" office:value="0.775174379348755" calcext:value-type="float">
            <text:p>0.775174379348755</text:p>
          </table:table-cell>
          <table:table-cell office:value-type="float" office:value="0.500483632087708" calcext:value-type="float">
            <text:p>0.500483632087708</text:p>
          </table:table-cell>
          <table:table-cell office:value-type="float" office:value="0.00130321714095771" calcext:value-type="float">
            <text:p>0.00130321714095771</text:p>
          </table:table-cell>
          <table:table-cell office:value-type="float" office:value="0.770383216889343" calcext:value-type="float">
            <text:p>0.770383216889343</text:p>
          </table:table-cell>
          <table:table-cell office:value-type="float" office:value="0.482069628610681" calcext:value-type="float">
            <text:p>0.482069628610681</text:p>
          </table:table-cell>
          <table:table-cell office:value-type="float" office:value="0.00567087596425074" calcext:value-type="float">
            <text:p>0.00567087596425074</text:p>
          </table:table-cell>
          <table:table-cell office:value-type="float" office:value="0.842240117052525" calcext:value-type="float">
            <text:p>0.842240117052525</text:p>
          </table:table-cell>
          <table:table-cell office:value-type="float" office:value="0.479497792095515" calcext:value-type="float">
            <text:p>0.479497792095515</text:p>
          </table:table-cell>
          <table:table-cell office:value-type="float" office:value="0.00346978771150988" calcext:value-type="float">
            <text:p>0.00346978771150988</text:p>
          </table:table-cell>
          <table:table-cell/>
          <table:table-cell table:formula="of:=[.D156]-[.G156]" office:value-type="float" office:value="0.00479116245941214" calcext:value-type="float">
            <text:p/>
          </table:table-cell>
          <table:table-cell table:formula="of:=[.E156]-[.H156]" office:value-type="float" office:value="0.0184140034770268" calcext:value-type="float">
            <text:p/>
          </table:table-cell>
          <table:table-cell table:formula="of:=IF([.F156]-[.I156]&gt;= PI(); [.F156]-[.I156] - 2*PI(); [.F156]-[.I156])" office:value-type="float" office:value="-0.00436765882329302" calcext:value-type="float">
            <text:p/>
          </table:table-cell>
          <table:table-cell table:formula="of:=[.G156]-[.J156]" office:value-type="float" office:value="-0.0718569001631821" calcext:value-type="float">
            <text:p/>
          </table:table-cell>
          <table:table-cell table:formula="of:=[.H156]-[.K156]" office:value-type="float" office:value="0.00257183651516579" calcext:value-type="float">
            <text:p/>
          </table:table-cell>
          <table:table-cell table:formula="of:=[.I156]-[.L156]" office:value-type="float" office:value="0.00220108825274085" calcext:value-type="float">
            <text:p/>
          </table:table-cell>
          <table:table-cell/>
          <table:table-cell table:formula="of:=SQRT([.N156]^2+[.O156]^2)" office:value-type="float" office:value="0.019027105974489" calcext:value-type="float">
            <text:p/>
          </table:table-cell>
          <table:table-cell table:formula="of:=SQRT([.Q156]^2+[.R156]^2)" office:value-type="float" office:value="0.0719029098446111" calcext:value-type="float">
            <text:p/>
          </table:table-cell>
          <table:table-cell table:number-columns-repeated="1002"/>
        </table:table-row>
        <table:table-row table:style-name="ro1">
          <table:table-cell table:formula="of:=[.A156]+1" office:value-type="float" office:value="153" calcext:value-type="float">
            <text:p/>
          </table:table-cell>
          <table:table-cell office:value-type="float" office:value="0.544633269309998" calcext:value-type="float">
            <text:p>0.544633269309998</text:p>
          </table:table-cell>
          <table:table-cell office:value-type="float" office:value="-0.0225361213088036" calcext:value-type="float">
            <text:p>-0.0225361213088036</text:p>
          </table:table-cell>
          <table:table-cell office:value-type="float" office:value="0.796954035758972" calcext:value-type="float">
            <text:p>0.796954035758972</text:p>
          </table:table-cell>
          <table:table-cell office:value-type="float" office:value="0.500034213066101" calcext:value-type="float">
            <text:p>0.500034213066101</text:p>
          </table:table-cell>
          <table:table-cell office:value-type="float" office:value="-0.000204715586733073" calcext:value-type="float">
            <text:p>-0.000204715586733073</text:p>
          </table:table-cell>
          <table:table-cell office:value-type="float" office:value="0.792168197367261" calcext:value-type="float">
            <text:p>0.792168197367261</text:p>
          </table:table-cell>
          <table:table-cell office:value-type="float" office:value="0.482193169857172" calcext:value-type="float">
            <text:p>0.482193169857172</text:p>
          </table:table-cell>
          <table:table-cell office:value-type="float" office:value="0.00476943111189859" calcext:value-type="float">
            <text:p>0.00476943111189859</text:p>
          </table:table-cell>
          <table:table-cell office:value-type="float" office:value="0.864025316683609" calcext:value-type="float">
            <text:p>0.864025316683609</text:p>
          </table:table-cell>
          <table:table-cell office:value-type="float" office:value="0.479573382416843" calcext:value-type="float">
            <text:p>0.479573382416843</text:p>
          </table:table-cell>
          <table:table-cell office:value-type="float" office:value="0.00256834285915774" calcext:value-type="float">
            <text:p>0.00256834285915774</text:p>
          </table:table-cell>
          <table:table-cell/>
          <table:table-cell table:formula="of:=[.D157]-[.G157]" office:value-type="float" office:value="0.00478583839171098" calcext:value-type="float">
            <text:p/>
          </table:table-cell>
          <table:table-cell table:formula="of:=[.E157]-[.H157]" office:value-type="float" office:value="0.0178410432089294" calcext:value-type="float">
            <text:p/>
          </table:table-cell>
          <table:table-cell table:formula="of:=IF([.F157]-[.I157]&gt;= PI(); [.F157]-[.I157] - 2*PI(); [.F157]-[.I157])" office:value-type="float" office:value="-0.00497414669863167" calcext:value-type="float">
            <text:p/>
          </table:table-cell>
          <table:table-cell table:formula="of:=[.G157]-[.J157]" office:value-type="float" office:value="-0.071857119316348" calcext:value-type="float">
            <text:p/>
          </table:table-cell>
          <table:table-cell table:formula="of:=[.H157]-[.K157]" office:value-type="float" office:value="0.00261978744032904" calcext:value-type="float">
            <text:p/>
          </table:table-cell>
          <table:table-cell table:formula="of:=[.I157]-[.L157]" office:value-type="float" office:value="0.00220108825274085" calcext:value-type="float">
            <text:p/>
          </table:table-cell>
          <table:table-cell/>
          <table:table-cell table:formula="of:=SQRT([.N157]^2+[.O157]^2)" office:value-type="float" office:value="0.0184717912475878" calcext:value-type="float">
            <text:p/>
          </table:table-cell>
          <table:table-cell table:formula="of:=SQRT([.Q157]^2+[.R157]^2)" office:value-type="float" office:value="0.0719048599378121" calcext:value-type="float">
            <text:p/>
          </table:table-cell>
          <table:table-cell table:number-columns-repeated="1002"/>
        </table:table-row>
        <table:table-row table:style-name="ro1">
          <table:table-cell table:formula="of:=[.A157]+1" office:value-type="float" office:value="154" calcext:value-type="float">
            <text:p/>
          </table:table-cell>
          <table:table-cell office:value-type="float" office:value="0.544684708118439" calcext:value-type="float">
            <text:p>0.544684708118439</text:p>
          </table:table-cell>
          <table:table-cell office:value-type="float" office:value="0.0268532428890467" calcext:value-type="float">
            <text:p>0.0268532428890467</text:p>
          </table:table-cell>
          <table:table-cell office:value-type="float" office:value="0.818731307983398" calcext:value-type="float">
            <text:p>0.818731307983398</text:p>
          </table:table-cell>
          <table:table-cell office:value-type="float" office:value="0.500057399272919" calcext:value-type="float">
            <text:p>0.500057399272919</text:p>
          </table:table-cell>
          <table:table-cell office:value-type="float" office:value="-0.0000861600929056294" calcext:value-type="float">
            <text:p>-8.61600929056294E-005</text:p>
          </table:table-cell>
          <table:table-cell office:value-type="float" office:value="0.813955337888453" calcext:value-type="float">
            <text:p>0.813955337888453</text:p>
          </table:table-cell>
          <table:table-cell office:value-type="float" office:value="0.482297082910934" calcext:value-type="float">
            <text:p>0.482297082910934</text:p>
          </table:table-cell>
          <table:table-cell office:value-type="float" office:value="0.00584356082746046" calcext:value-type="float">
            <text:p>0.00584356082746046</text:p>
          </table:table-cell>
          <table:table-cell office:value-type="float" office:value="0.885812633149385" calcext:value-type="float">
            <text:p>0.885812633149385</text:p>
          </table:table-cell>
          <table:table-cell office:value-type="float" office:value="0.479629339838547" calcext:value-type="float">
            <text:p>0.479629339838547</text:p>
          </table:table-cell>
          <table:table-cell office:value-type="float" office:value="0.00364247257471961" calcext:value-type="float">
            <text:p>0.00364247257471961</text:p>
          </table:table-cell>
          <table:table-cell/>
          <table:table-cell table:formula="of:=[.D158]-[.G158]" office:value-type="float" office:value="0.00477597009494524" calcext:value-type="float">
            <text:p/>
          </table:table-cell>
          <table:table-cell table:formula="of:=[.E158]-[.H158]" office:value-type="float" office:value="0.017760316361985" calcext:value-type="float">
            <text:p/>
          </table:table-cell>
          <table:table-cell table:formula="of:=IF([.F158]-[.I158]&gt;= PI(); [.F158]-[.I158] - 2*PI(); [.F158]-[.I158])" office:value-type="float" office:value="-0.00592972092036609" calcext:value-type="float">
            <text:p/>
          </table:table-cell>
          <table:table-cell table:formula="of:=[.G158]-[.J158]" office:value-type="float" office:value="-0.0718572952609319" calcext:value-type="float">
            <text:p/>
          </table:table-cell>
          <table:table-cell table:formula="of:=[.H158]-[.K158]" office:value-type="float" office:value="0.00266774307238704" calcext:value-type="float">
            <text:p/>
          </table:table-cell>
          <table:table-cell table:formula="of:=[.I158]-[.L158]" office:value-type="float" office:value="0.00220108825274085" calcext:value-type="float">
            <text:p/>
          </table:table-cell>
          <table:table-cell/>
          <table:table-cell table:formula="of:=SQRT([.N158]^2+[.O158]^2)" office:value-type="float" office:value="0.0183912677003409" calcext:value-type="float">
            <text:p/>
          </table:table-cell>
          <table:table-cell table:formula="of:=SQRT([.Q158]^2+[.R158]^2)" office:value-type="float" office:value="0.0719067989505652" calcext:value-type="float">
            <text:p/>
          </table:table-cell>
          <table:table-cell table:number-columns-repeated="1002"/>
        </table:table-row>
        <table:table-row table:style-name="ro1">
          <table:table-cell table:formula="of:=[.A158]+1" office:value-type="float" office:value="155" calcext:value-type="float">
            <text:p/>
          </table:table-cell>
          <table:table-cell office:value-type="float" office:value="0.542441725730896" calcext:value-type="float">
            <text:p>0.542441725730896</text:p>
          </table:table-cell>
          <table:table-cell office:value-type="float" office:value="-0.00188535079360008" calcext:value-type="float">
            <text:p>-0.00188535079360008</text:p>
          </table:table-cell>
          <table:table-cell office:value-type="float" office:value="0.840472221374512" calcext:value-type="float">
            <text:p>0.840472221374512</text:p>
          </table:table-cell>
          <table:table-cell office:value-type="float" office:value="0.49972414970398" calcext:value-type="float">
            <text:p>0.49972414970398</text:p>
          </table:table-cell>
          <table:table-cell office:value-type="float" office:value="-0.000615902070421726" calcext:value-type="float">
            <text:p>-0.000615902070421726</text:p>
          </table:table-cell>
          <table:table-cell office:value-type="float" office:value="0.835652636461387" calcext:value-type="float">
            <text:p>0.835652636461387</text:p>
          </table:table-cell>
          <table:table-cell office:value-type="float" office:value="0.482423873838125" calcext:value-type="float">
            <text:p>0.482423873838125</text:p>
          </table:table-cell>
          <table:table-cell office:value-type="float" office:value="0.00576814679571646" calcext:value-type="float">
            <text:p>0.00576814679571646</text:p>
          </table:table-cell>
          <table:table-cell office:value-type="float" office:value="0.907510158240713" calcext:value-type="float">
            <text:p>0.907510158240713</text:p>
          </table:table-cell>
          <table:table-cell office:value-type="float" office:value="0.479708372828158" calcext:value-type="float">
            <text:p>0.479708372828158</text:p>
          </table:table-cell>
          <table:table-cell office:value-type="float" office:value="0.0035670585429756" calcext:value-type="float">
            <text:p>0.0035670585429756</text:p>
          </table:table-cell>
          <table:table-cell/>
          <table:table-cell table:formula="of:=[.D159]-[.G159]" office:value-type="float" office:value="0.00481958491312451" calcext:value-type="float">
            <text:p/>
          </table:table-cell>
          <table:table-cell table:formula="of:=[.E159]-[.H159]" office:value-type="float" office:value="0.0173002758658548" calcext:value-type="float">
            <text:p/>
          </table:table-cell>
          <table:table-cell table:formula="of:=IF([.F159]-[.I159]&gt;= PI(); [.F159]-[.I159] - 2*PI(); [.F159]-[.I159])" office:value-type="float" office:value="-0.00638404886613818" calcext:value-type="float">
            <text:p/>
          </table:table-cell>
          <table:table-cell table:formula="of:=[.G159]-[.J159]" office:value-type="float" office:value="-0.0718575217793261" calcext:value-type="float">
            <text:p/>
          </table:table-cell>
          <table:table-cell table:formula="of:=[.H159]-[.K159]" office:value-type="float" office:value="0.00271550100996698" calcext:value-type="float">
            <text:p/>
          </table:table-cell>
          <table:table-cell table:formula="of:=[.I159]-[.L159]" office:value-type="float" office:value="0.00220108825274085" calcext:value-type="float">
            <text:p/>
          </table:table-cell>
          <table:table-cell/>
          <table:table-cell table:formula="of:=SQRT([.N159]^2+[.O159]^2)" office:value-type="float" office:value="0.0179590629980936" calcext:value-type="float">
            <text:p/>
          </table:table-cell>
          <table:table-cell table:formula="of:=SQRT([.Q159]^2+[.R159]^2)" office:value-type="float" office:value="0.0719088129647644" calcext:value-type="float">
            <text:p/>
          </table:table-cell>
          <table:table-cell table:number-columns-repeated="1002"/>
        </table:table-row>
        <table:table-row table:style-name="ro1">
          <table:table-cell table:formula="of:=[.A159]+1" office:value-type="float" office:value="156" calcext:value-type="float">
            <text:p/>
          </table:table-cell>
          <table:table-cell office:value-type="float" office:value="0.544294357299805" calcext:value-type="float">
            <text:p>0.544294357299805</text:p>
          </table:table-cell>
          <table:table-cell office:value-type="float" office:value="0.0158759187906981" calcext:value-type="float">
            <text:p>0.0158759187906981</text:p>
          </table:table-cell>
          <table:table-cell office:value-type="float" office:value="0.862203180789948" calcext:value-type="float">
            <text:p>0.862203180789948</text:p>
          </table:table-cell>
          <table:table-cell office:value-type="float" office:value="0.499546319246292" calcext:value-type="float">
            <text:p>0.499546319246292</text:p>
          </table:table-cell>
          <table:table-cell office:value-type="float" office:value="-0.000535229162778705" calcext:value-type="float">
            <text:p>-0.000535229162778705</text:p>
          </table:table-cell>
          <table:table-cell office:value-type="float" office:value="0.84744122691639" calcext:value-type="float">
            <text:p>0.84744122691639</text:p>
          </table:table-cell>
          <table:table-cell office:value-type="float" office:value="0.480550255610123" calcext:value-type="float">
            <text:p>0.480550255610123</text:p>
          </table:table-cell>
          <table:table-cell office:value-type="float" office:value="0.00488556580199174" calcext:value-type="float">
            <text:p>0.00488556580199174</text:p>
          </table:table-cell>
          <table:table-cell office:value-type="float" office:value="0.92928179402184" calcext:value-type="float">
            <text:p>0.92928179402184</text:p>
          </table:table-cell>
          <table:table-cell office:value-type="float" office:value="0.47978603385695" calcext:value-type="float">
            <text:p>0.47978603385695</text:p>
          </table:table-cell>
          <table:table-cell office:value-type="float" office:value="0.00420209529460353" calcext:value-type="float">
            <text:p>0.00420209529460353</text:p>
          </table:table-cell>
          <table:table-cell/>
          <table:table-cell table:formula="of:=[.D160]-[.G160]" office:value-type="float" office:value="0.0147619538735573" calcext:value-type="float">
            <text:p/>
          </table:table-cell>
          <table:table-cell table:formula="of:=[.E160]-[.H160]" office:value-type="float" office:value="0.0189960636361692" calcext:value-type="float">
            <text:p/>
          </table:table-cell>
          <table:table-cell table:formula="of:=IF([.F160]-[.I160]&gt;= PI(); [.F160]-[.I160] - 2*PI(); [.F160]-[.I160])" office:value-type="float" office:value="-0.00542079496477044" calcext:value-type="float">
            <text:p/>
          </table:table-cell>
          <table:table-cell table:formula="of:=[.G160]-[.J160]" office:value-type="float" office:value="-0.0818405671054501" calcext:value-type="float">
            <text:p/>
          </table:table-cell>
          <table:table-cell table:formula="of:=[.H160]-[.K160]" office:value-type="float" office:value="0.000764221753173366" calcext:value-type="float">
            <text:p/>
          </table:table-cell>
          <table:table-cell table:formula="of:=[.I160]-[.L160]" office:value-type="float" office:value="0.000683470507388211" calcext:value-type="float">
            <text:p/>
          </table:table-cell>
          <table:table-cell/>
          <table:table-cell table:formula="of:=SQRT([.N160]^2+[.O160]^2)" office:value-type="float" office:value="0.0240575500796407" calcext:value-type="float">
            <text:p/>
          </table:table-cell>
          <table:table-cell table:formula="of:=SQRT([.Q160]^2+[.R160]^2)" office:value-type="float" office:value="0.0818441351535325" calcext:value-type="float">
            <text:p/>
          </table:table-cell>
          <table:table-cell table:number-columns-repeated="1002"/>
        </table:table-row>
        <table:table-row table:style-name="ro1">
          <table:table-cell table:formula="of:=[.A160]+1" office:value-type="float" office:value="157" calcext:value-type="float">
            <text:p/>
          </table:table-cell>
          <table:table-cell office:value-type="float" office:value="0.544446408748627" calcext:value-type="float">
            <text:p>0.544446408748627</text:p>
          </table:table-cell>
          <table:table-cell office:value-type="float" office:value="0.0149939619004726" calcext:value-type="float">
            <text:p>0.0149939619004726</text:p>
          </table:table-cell>
          <table:table-cell office:value-type="float" office:value="0.883968830108643" calcext:value-type="float">
            <text:p>0.883968830108643</text:p>
          </table:table-cell>
          <table:table-cell office:value-type="float" office:value="0.499532759189606" calcext:value-type="float">
            <text:p>0.499532759189606</text:p>
          </table:table-cell>
          <table:table-cell office:value-type="float" office:value="0.0000200870999833569" calcext:value-type="float">
            <text:p>2.00870999833569E-005</text:p>
          </table:table-cell>
          <table:table-cell office:value-type="float" office:value="0.860276235478501" calcext:value-type="float">
            <text:p>0.860276235478501</text:p>
          </table:table-cell>
          <table:table-cell office:value-type="float" office:value="0.480656652337086" calcext:value-type="float">
            <text:p>0.480656652337086</text:p>
          </table:table-cell>
          <table:table-cell office:value-type="float" office:value="0.00953709010408251" calcext:value-type="float">
            <text:p>0.00953709010408251</text:p>
          </table:table-cell>
          <table:table-cell office:value-type="float" office:value="0.951059458099677" calcext:value-type="float">
            <text:p>0.951059458099677</text:p>
          </table:table-cell>
          <table:table-cell office:value-type="float" office:value="0.479877546215329" calcext:value-type="float">
            <text:p>0.479877546215329</text:p>
          </table:table-cell>
          <table:table-cell office:value-type="float" office:value="0.00480185377062243" calcext:value-type="float">
            <text:p>0.00480185377062243</text:p>
          </table:table-cell>
          <table:table-cell/>
          <table:table-cell table:formula="of:=[.D161]-[.G161]" office:value-type="float" office:value="0.0236925946301413" calcext:value-type="float">
            <text:p/>
          </table:table-cell>
          <table:table-cell table:formula="of:=[.E161]-[.H161]" office:value-type="float" office:value="0.0188761068525194" calcext:value-type="float">
            <text:p/>
          </table:table-cell>
          <table:table-cell table:formula="of:=IF([.F161]-[.I161]&gt;= PI(); [.F161]-[.I161] - 2*PI(); [.F161]-[.I161])" office:value-type="float" office:value="-0.00951700300409915" calcext:value-type="float">
            <text:p/>
          </table:table-cell>
          <table:table-cell table:formula="of:=[.G161]-[.J161]" office:value-type="float" office:value="-0.0907832226211759" calcext:value-type="float">
            <text:p/>
          </table:table-cell>
          <table:table-cell table:formula="of:=[.H161]-[.K161]" office:value-type="float" office:value="0.000779106121757522" calcext:value-type="float">
            <text:p/>
          </table:table-cell>
          <table:table-cell table:formula="of:=[.I161]-[.L161]" office:value-type="float" office:value="0.00473523633346008" calcext:value-type="float">
            <text:p/>
          </table:table-cell>
          <table:table-cell/>
          <table:table-cell table:formula="of:=SQRT([.N161]^2+[.O161]^2)" office:value-type="float" office:value="0.0302926798123892" calcext:value-type="float">
            <text:p/>
          </table:table-cell>
          <table:table-cell table:formula="of:=SQRT([.Q161]^2+[.R161]^2)" office:value-type="float" office:value="0.0907865657233213" calcext:value-type="float">
            <text:p/>
          </table:table-cell>
          <table:table-cell table:number-columns-repeated="1002"/>
        </table:table-row>
        <table:table-row table:style-name="ro1">
          <table:table-cell table:formula="of:=[.A161]+1" office:value-type="float" office:value="158" calcext:value-type="float">
            <text:p/>
          </table:table-cell>
          <table:table-cell office:value-type="float" office:value="0.543557584285736" calcext:value-type="float">
            <text:p>0.543557584285736</text:p>
          </table:table-cell>
          <table:table-cell office:value-type="float" office:value="0.0177486371248961" calcext:value-type="float">
            <text:p>0.0177486371248961</text:p>
          </table:table-cell>
          <table:table-cell office:value-type="float" office:value="0.905740678310394" calcext:value-type="float">
            <text:p>0.905740678310394</text:p>
          </table:table-cell>
          <table:table-cell office:value-type="float" office:value="0.499448001384735" calcext:value-type="float">
            <text:p>0.499448001384735</text:p>
          </table:table-cell>
          <table:table-cell office:value-type="float" office:value="0.000271771248662844" calcext:value-type="float">
            <text:p>0.000271771248662844</text:p>
          </table:table-cell>
          <table:table-cell office:value-type="float" office:value="0.899999569986421" calcext:value-type="float">
            <text:p>0.899999569986421</text:p>
          </table:table-cell>
          <table:table-cell office:value-type="float" office:value="0.492780254812918" calcext:value-type="float">
            <text:p>0.492780254812918</text:p>
          </table:table-cell>
          <table:table-cell office:value-type="float" office:value="-0.00261400989698021" calcext:value-type="float">
            <text:p>-0.00261400989698021</text:p>
          </table:table-cell>
          <table:table-cell office:value-type="float" office:value="0.972801510806751" calcext:value-type="float">
            <text:p>0.972801510806751</text:p>
          </table:table-cell>
          <table:table-cell office:value-type="float" office:value="0.479981949175537" calcext:value-type="float">
            <text:p>0.479981949175537</text:p>
          </table:table-cell>
          <table:table-cell office:value-type="float" office:value="0.00551179925561827" calcext:value-type="float">
            <text:p>0.00551179925561827</text:p>
          </table:table-cell>
          <table:table-cell/>
          <table:table-cell table:formula="of:=[.D162]-[.G162]" office:value-type="float" office:value="0.00574110832397334" calcext:value-type="float">
            <text:p/>
          </table:table-cell>
          <table:table-cell table:formula="of:=[.E162]-[.H162]" office:value-type="float" office:value="0.00666774657181679" calcext:value-type="float">
            <text:p/>
          </table:table-cell>
          <table:table-cell table:formula="of:=IF([.F162]-[.I162]&gt;= PI(); [.F162]-[.I162] - 2*PI(); [.F162]-[.I162])" office:value-type="float" office:value="0.00288578114564305" calcext:value-type="float">
            <text:p/>
          </table:table-cell>
          <table:table-cell table:formula="of:=[.G162]-[.J162]" office:value-type="float" office:value="-0.0728019408203296" calcext:value-type="float">
            <text:p/>
          </table:table-cell>
          <table:table-cell table:formula="of:=[.H162]-[.K162]" office:value-type="float" office:value="0.0127983056373816" calcext:value-type="float">
            <text:p/>
          </table:table-cell>
          <table:table-cell table:formula="of:=[.I162]-[.L162]" office:value-type="float" office:value="-0.00812580915259848" calcext:value-type="float">
            <text:p/>
          </table:table-cell>
          <table:table-cell/>
          <table:table-cell table:formula="of:=SQRT([.N162]^2+[.O162]^2)" office:value-type="float" office:value="0.00879881634843975" calcext:value-type="float">
            <text:p/>
          </table:table-cell>
          <table:table-cell table:formula="of:=SQRT([.Q162]^2+[.R162]^2)" office:value-type="float" office:value="0.0739183280005346" calcext:value-type="float">
            <text:p/>
          </table:table-cell>
          <table:table-cell table:number-columns-repeated="1002"/>
        </table:table-row>
        <table:table-row table:style-name="ro1">
          <table:table-cell table:formula="of:=[.A162]+1" office:value-type="float" office:value="159" calcext:value-type="float">
            <text:p/>
          </table:table-cell>
          <table:table-cell office:value-type="float" office:value="0.54271000623703" calcext:value-type="float">
            <text:p>0.54271000623703</text:p>
          </table:table-cell>
          <table:table-cell office:value-type="float" office:value="0.0125221302732825" calcext:value-type="float">
            <text:p>0.0125221302732825</text:p>
          </table:table-cell>
          <table:table-cell office:value-type="float" office:value="0.927453398704529" calcext:value-type="float">
            <text:p>0.927453398704529</text:p>
          </table:table-cell>
          <table:table-cell office:value-type="float" office:value="0.499920576810837" calcext:value-type="float">
            <text:p>0.499920576810837</text:p>
          </table:table-cell>
          <table:table-cell office:value-type="float" office:value="0.00138501857873052" calcext:value-type="float">
            <text:p>0.00138501857873052</text:p>
          </table:table-cell>
          <table:table-cell office:value-type="float" office:value="0.929704697355613" calcext:value-type="float">
            <text:p>0.929704697355613</text:p>
          </table:table-cell>
          <table:table-cell office:value-type="float" office:value="0.492683996962138" calcext:value-type="float">
            <text:p>0.492683996962138</text:p>
          </table:table-cell>
          <table:table-cell office:value-type="float" office:value="-0.00706184801944433" calcext:value-type="float">
            <text:p>-0.00706184801944433</text:p>
          </table:table-cell>
          <table:table-cell office:value-type="float" office:value="0.994509581307216" calcext:value-type="float">
            <text:p>0.994509581307216</text:p>
          </table:table-cell>
          <table:table-cell office:value-type="float" office:value="0.480101600914035" calcext:value-type="float">
            <text:p>0.480101600914035</text:p>
          </table:table-cell>
          <table:table-cell office:value-type="float" office:value="0.00601268446654958" calcext:value-type="float">
            <text:p>0.00601268446654958</text:p>
          </table:table-cell>
          <table:table-cell/>
          <table:table-cell table:formula="of:=[.D163]-[.G163]" office:value-type="float" office:value="-0.00225129865108409" calcext:value-type="float">
            <text:p/>
          </table:table-cell>
          <table:table-cell table:formula="of:=[.E163]-[.H163]" office:value-type="float" office:value="0.00723657984869835" calcext:value-type="float">
            <text:p/>
          </table:table-cell>
          <table:table-cell table:formula="of:=IF([.F163]-[.I163]&gt;= PI(); [.F163]-[.I163] - 2*PI(); [.F163]-[.I163])" office:value-type="float" office:value="0.00844686659817485" calcext:value-type="float">
            <text:p/>
          </table:table-cell>
          <table:table-cell table:formula="of:=[.G163]-[.J163]" office:value-type="float" office:value="-0.0648048839516028" calcext:value-type="float">
            <text:p/>
          </table:table-cell>
          <table:table-cell table:formula="of:=[.H163]-[.K163]" office:value-type="float" office:value="0.0125823960481034" calcext:value-type="float">
            <text:p/>
          </table:table-cell>
          <table:table-cell table:formula="of:=[.I163]-[.L163]" office:value-type="float" office:value="-0.0130745324859939" calcext:value-type="float">
            <text:p/>
          </table:table-cell>
          <table:table-cell/>
          <table:table-cell table:formula="of:=SQRT([.N163]^2+[.O163]^2)" office:value-type="float" office:value="0.00757868283562257" calcext:value-type="float">
            <text:p/>
          </table:table-cell>
          <table:table-cell table:formula="of:=SQRT([.Q163]^2+[.R163]^2)" office:value-type="float" office:value="0.0660150715692411" calcext:value-type="float">
            <text:p/>
          </table:table-cell>
          <table:table-cell table:number-columns-repeated="1002"/>
        </table:table-row>
        <table:table-row table:style-name="ro1">
          <table:table-cell table:formula="of:=[.A163]+1" office:value-type="float" office:value="160" calcext:value-type="float">
            <text:p/>
          </table:table-cell>
          <table:table-cell office:value-type="float" office:value="0.544423341751099" calcext:value-type="float">
            <text:p>0.544423341751099</text:p>
          </table:table-cell>
          <table:table-cell office:value-type="float" office:value="-0.0561729297041893" calcext:value-type="float">
            <text:p>-0.0561729297041893</text:p>
          </table:table-cell>
          <table:table-cell office:value-type="float" office:value="0.94918817281723" calcext:value-type="float">
            <text:p>0.94918817281723</text:p>
          </table:table-cell>
          <table:table-cell office:value-type="float" office:value="0.499810963869095" calcext:value-type="float">
            <text:p>0.499810963869095</text:p>
          </table:table-cell>
          <table:table-cell office:value-type="float" office:value="0.000692943460308015" calcext:value-type="float">
            <text:p>0.000692943460308015</text:p>
          </table:table-cell>
          <table:table-cell office:value-type="float" office:value="0.956479088827702" calcext:value-type="float">
            <text:p>0.956479088827702</text:p>
          </table:table-cell>
          <table:table-cell office:value-type="float" office:value="0.491505468720281" calcext:value-type="float">
            <text:p>0.491505468720281</text:p>
          </table:table-cell>
          <table:table-cell office:value-type="float" office:value="-0.0119646311478449" calcext:value-type="float">
            <text:p>-0.0119646311478449</text:p>
          </table:table-cell>
          <table:table-cell office:value-type="float" office:value="1.01628612133452" calcext:value-type="float">
            <text:p>1.01628612133452</text:p>
          </table:table-cell>
          <table:table-cell office:value-type="float" office:value="0.480232537955891" calcext:value-type="float">
            <text:p>0.480232537955891</text:p>
          </table:table-cell>
          <table:table-cell office:value-type="float" office:value="0.003765767278382" calcext:value-type="float">
            <text:p>0.003765767278382</text:p>
          </table:table-cell>
          <table:table-cell/>
          <table:table-cell table:formula="of:=[.D164]-[.G164]" office:value-type="float" office:value="-0.00729091601047127" calcext:value-type="float">
            <text:p/>
          </table:table-cell>
          <table:table-cell table:formula="of:=[.E164]-[.H164]" office:value-type="float" office:value="0.00830549514881351" calcext:value-type="float">
            <text:p/>
          </table:table-cell>
          <table:table-cell table:formula="of:=IF([.F164]-[.I164]&gt;= PI(); [.F164]-[.I164] - 2*PI(); [.F164]-[.I164])" office:value-type="float" office:value="0.0126575746081529" calcext:value-type="float">
            <text:p/>
          </table:table-cell>
          <table:table-cell table:formula="of:=[.G164]-[.J164]" office:value-type="float" office:value="-0.0598070325068133" calcext:value-type="float">
            <text:p/>
          </table:table-cell>
          <table:table-cell table:formula="of:=[.H164]-[.K164]" office:value-type="float" office:value="0.0112729307643902" calcext:value-type="float">
            <text:p/>
          </table:table-cell>
          <table:table-cell table:formula="of:=[.I164]-[.L164]" office:value-type="float" office:value="-0.0157303984262269" calcext:value-type="float">
            <text:p/>
          </table:table-cell>
          <table:table-cell/>
          <table:table-cell table:formula="of:=SQRT([.N164]^2+[.O164]^2)" office:value-type="float" office:value="0.0110516381563419" calcext:value-type="float">
            <text:p/>
          </table:table-cell>
          <table:table-cell table:formula="of:=SQRT([.Q164]^2+[.R164]^2)" office:value-type="float" office:value="0.0608601684625483" calcext:value-type="float">
            <text:p/>
          </table:table-cell>
          <table:table-cell table:number-columns-repeated="1002"/>
        </table:table-row>
        <table:table-row table:style-name="ro1">
          <table:table-cell table:formula="of:=[.A164]+1" office:value-type="float" office:value="161" calcext:value-type="float">
            <text:p/>
          </table:table-cell>
          <table:table-cell office:value-type="float" office:value="0.545244812965393" calcext:value-type="float">
            <text:p>0.545244812965393</text:p>
          </table:table-cell>
          <table:table-cell office:value-type="float" office:value="0.0153637500479817" calcext:value-type="float">
            <text:p>0.0153637500479817</text:p>
          </table:table-cell>
          <table:table-cell office:value-type="float" office:value="0.970977902412414" calcext:value-type="float">
            <text:p>0.970977902412414</text:p>
          </table:table-cell>
          <table:table-cell office:value-type="float" office:value="0.499400049448013" calcext:value-type="float">
            <text:p>0.499400049448013</text:p>
          </table:table-cell>
          <table:table-cell office:value-type="float" office:value="-0.000193658910575323" calcext:value-type="float">
            <text:p>-0.000193658910575323</text:p>
          </table:table-cell>
          <table:table-cell office:value-type="float" office:value="0.978287320302885" calcext:value-type="float">
            <text:p>0.978287320302885</text:p>
          </table:table-cell>
          <table:table-cell office:value-type="float" office:value="0.492226169010277" calcext:value-type="float">
            <text:p>0.492226169010277</text:p>
          </table:table-cell>
          <table:table-cell office:value-type="float" office:value="-0.0148978225764172" calcext:value-type="float">
            <text:p>-0.0148978225764172</text:p>
          </table:table-cell>
          <table:table-cell office:value-type="float" office:value="1.03809575921094" calcext:value-type="float">
            <text:p>1.03809575921094</text:p>
          </table:table-cell>
          <table:table-cell office:value-type="float" office:value="0.480314668364791" calcext:value-type="float">
            <text:p>0.480314668364791</text:p>
          </table:table-cell>
          <table:table-cell office:value-type="float" office:value="0.00438031728030127" calcext:value-type="float">
            <text:p>0.00438031728030127</text:p>
          </table:table-cell>
          <table:table-cell/>
          <table:table-cell table:formula="of:=[.D165]-[.G165]" office:value-type="float" office:value="-0.00730941789047046" calcext:value-type="float">
            <text:p/>
          </table:table-cell>
          <table:table-cell table:formula="of:=[.E165]-[.H165]" office:value-type="float" office:value="0.0071738804377367" calcext:value-type="float">
            <text:p/>
          </table:table-cell>
          <table:table-cell table:formula="of:=IF([.F165]-[.I165]&gt;= PI(); [.F165]-[.I165] - 2*PI(); [.F165]-[.I165])" office:value-type="float" office:value="0.0147041636658419" calcext:value-type="float">
            <text:p/>
          </table:table-cell>
          <table:table-cell table:formula="of:=[.G165]-[.J165]" office:value-type="float" office:value="-0.0598084389080599" calcext:value-type="float">
            <text:p/>
          </table:table-cell>
          <table:table-cell table:formula="of:=[.H165]-[.K165]" office:value-type="float" office:value="0.0119115006454861" calcext:value-type="float">
            <text:p/>
          </table:table-cell>
          <table:table-cell table:formula="of:=[.I165]-[.L165]" office:value-type="float" office:value="-0.0192781398567185" calcext:value-type="float">
            <text:p/>
          </table:table-cell>
          <table:table-cell/>
          <table:table-cell table:formula="of:=SQRT([.N165]^2+[.O165]^2)" office:value-type="float" office:value="0.0102416868938896" calcext:value-type="float">
            <text:p/>
          </table:table-cell>
          <table:table-cell table:formula="of:=SQRT([.Q165]^2+[.R165]^2)" office:value-type="float" office:value="0.0609830567637155" calcext:value-type="float">
            <text:p/>
          </table:table-cell>
          <table:table-cell table:number-columns-repeated="1002"/>
        </table:table-row>
        <table:table-row table:style-name="ro1">
          <table:table-cell table:formula="of:=[.A165]+1" office:value-type="float" office:value="162" calcext:value-type="float">
            <text:p/>
          </table:table-cell>
          <table:table-cell office:value-type="float" office:value="0.546183586120606" calcext:value-type="float">
            <text:p>0.546183586120606</text:p>
          </table:table-cell>
          <table:table-cell office:value-type="float" office:value="-0.0154139427468181" calcext:value-type="float">
            <text:p>-0.0154139427468181</text:p>
          </table:table-cell>
          <table:table-cell office:value-type="float" office:value="0.992807745933533" calcext:value-type="float">
            <text:p>0.992807745933533</text:p>
          </table:table-cell>
          <table:table-cell office:value-type="float" office:value="0.499425441026688" calcext:value-type="float">
            <text:p>0.499425441026688</text:p>
          </table:table-cell>
          <table:table-cell office:value-type="float" office:value="0.000414023466873914" calcext:value-type="float">
            <text:p>0.000414023466873914</text:p>
          </table:table-cell>
          <table:table-cell office:value-type="float" office:value="1.00013223933695" calcext:value-type="float">
            <text:p>1.00013223933695</text:p>
          </table:table-cell>
          <table:table-cell office:value-type="float" office:value="0.491889927219174" calcext:value-type="float">
            <text:p>0.491889927219174</text:p>
          </table:table-cell>
          <table:table-cell office:value-type="float" office:value="-0.0155148073016983" calcext:value-type="float">
            <text:p>-0.0155148073016983</text:p>
          </table:table-cell>
          <table:table-cell office:value-type="float" office:value="1.05994289306165" calcext:value-type="float">
            <text:p>1.05994289306165</text:p>
          </table:table-cell>
          <table:table-cell office:value-type="float" office:value="0.480410366354781" calcext:value-type="float">
            <text:p>0.480410366354781</text:p>
          </table:table-cell>
          <table:table-cell office:value-type="float" office:value="0.00376375957042855" calcext:value-type="float">
            <text:p>0.00376375957042855</text:p>
          </table:table-cell>
          <table:table-cell/>
          <table:table-cell table:formula="of:=[.D166]-[.G166]" office:value-type="float" office:value="-0.00732449340341301" calcext:value-type="float">
            <text:p/>
          </table:table-cell>
          <table:table-cell table:formula="of:=[.E166]-[.H166]" office:value-type="float" office:value="0.00753551380751344" calcext:value-type="float">
            <text:p/>
          </table:table-cell>
          <table:table-cell table:formula="of:=IF([.F166]-[.I166]&gt;= PI(); [.F166]-[.I166] - 2*PI(); [.F166]-[.I166])" office:value-type="float" office:value="0.0159288307685722" calcext:value-type="float">
            <text:p/>
          </table:table-cell>
          <table:table-cell table:formula="of:=[.G166]-[.J166]" office:value-type="float" office:value="-0.0598106537247085" calcext:value-type="float">
            <text:p/>
          </table:table-cell>
          <table:table-cell table:formula="of:=[.H166]-[.K166]" office:value-type="float" office:value="0.0114795608643933" calcext:value-type="float">
            <text:p/>
          </table:table-cell>
          <table:table-cell table:formula="of:=[.I166]-[.L166]" office:value-type="float" office:value="-0.0192785668721268" calcext:value-type="float">
            <text:p/>
          </table:table-cell>
          <table:table-cell/>
          <table:table-cell table:formula="of:=SQRT([.N166]^2+[.O166]^2)" office:value-type="float" office:value="0.0105086712747077" calcext:value-type="float">
            <text:p/>
          </table:table-cell>
          <table:table-cell table:formula="of:=SQRT([.Q166]^2+[.R166]^2)" office:value-type="float" office:value="0.0609023367089991" calcext:value-type="float">
            <text:p/>
          </table:table-cell>
          <table:table-cell table:number-columns-repeated="1002"/>
        </table:table-row>
        <table:table-row table:style-name="ro1">
          <table:table-cell table:formula="of:=[.A166]+1" office:value-type="float" office:value="163" calcext:value-type="float">
            <text:p/>
          </table:table-cell>
          <table:table-cell office:value-type="float" office:value="0.528175532817841" calcext:value-type="float">
            <text:p>0.528175532817841</text:p>
          </table:table-cell>
          <table:table-cell office:value-type="float" office:value="-1.39556288719177" calcext:value-type="float">
            <text:p>-1.39556288719177</text:p>
          </table:table-cell>
          <table:table-cell office:value-type="float" office:value="1.01429545879364" calcext:value-type="float">
            <text:p>1.01429545879364</text:p>
          </table:table-cell>
          <table:table-cell office:value-type="float" office:value="0.49968957901001" calcext:value-type="float">
            <text:p>0.49968957901001</text:p>
          </table:table-cell>
          <table:table-cell office:value-type="float" office:value="-0.0261175595223904" calcext:value-type="float">
            <text:p>-0.0261175595223904</text:p>
          </table:table-cell>
          <table:table-cell office:value-type="float" office:value="1.02000714280435" calcext:value-type="float">
            <text:p>1.02000714280435</text:p>
          </table:table-cell>
          <table:table-cell office:value-type="float" office:value="0.491064532807534" calcext:value-type="float">
            <text:p>0.491064532807534</text:p>
          </table:table-cell>
          <table:table-cell office:value-type="float" office:value="-0.0277983130339496" calcext:value-type="float">
            <text:p>-0.0277983130339496</text:p>
          </table:table-cell>
          <table:table-cell office:value-type="float" office:value="1.08106976473306" calcext:value-type="float">
            <text:p>1.08106976473306</text:p>
          </table:table-cell>
          <table:table-cell office:value-type="float" office:value="0.480489883195703" calcext:value-type="float">
            <text:p>0.480489883195703</text:p>
          </table:table-cell>
          <table:table-cell office:value-type="float" office:value="-0.0520587559172424" calcext:value-type="float">
            <text:p>-0.0520587559172424</text:p>
          </table:table-cell>
          <table:table-cell/>
          <table:table-cell table:formula="of:=[.D167]-[.G167]" office:value-type="float" office:value="-0.00571168401070588" calcext:value-type="float">
            <text:p/>
          </table:table-cell>
          <table:table-cell table:formula="of:=[.E167]-[.H167]" office:value-type="float" office:value="0.00862504620247573" calcext:value-type="float">
            <text:p/>
          </table:table-cell>
          <table:table-cell table:formula="of:=IF([.F167]-[.I167]&gt;= PI(); [.F167]-[.I167] - 2*PI(); [.F167]-[.I167])" office:value-type="float" office:value="0.00168075351155923" calcext:value-type="float">
            <text:p/>
          </table:table-cell>
          <table:table-cell table:formula="of:=[.G167]-[.J167]" office:value-type="float" office:value="-0.0610626219287098" calcext:value-type="float">
            <text:p/>
          </table:table-cell>
          <table:table-cell table:formula="of:=[.H167]-[.K167]" office:value-type="float" office:value="0.010574649611831" calcext:value-type="float">
            <text:p/>
          </table:table-cell>
          <table:table-cell table:formula="of:=[.I167]-[.L167]" office:value-type="float" office:value="0.0242604428832928" calcext:value-type="float">
            <text:p/>
          </table:table-cell>
          <table:table-cell/>
          <table:table-cell table:formula="of:=SQRT([.N167]^2+[.O167]^2)" office:value-type="float" office:value="0.0103447936776426" calcext:value-type="float">
            <text:p/>
          </table:table-cell>
          <table:table-cell table:formula="of:=SQRT([.Q167]^2+[.R167]^2)" office:value-type="float" office:value="0.0619715016053472" calcext:value-type="float">
            <text:p/>
          </table:table-cell>
          <table:table-cell table:number-columns-repeated="1002"/>
        </table:table-row>
        <table:table-row table:style-name="ro1">
          <table:table-cell table:formula="of:=[.A167]+1" office:value-type="float" office:value="164" calcext:value-type="float">
            <text:p/>
          </table:table-cell>
          <table:table-cell office:value-type="float" office:value="0.503424286842346" calcext:value-type="float">
            <text:p>0.503424286842346</text:p>
          </table:table-cell>
          <table:table-cell office:value-type="float" office:value="-2.82608008384705" calcext:value-type="float">
            <text:p>-2.82608008384705</text:p>
          </table:table-cell>
          <table:table-cell office:value-type="float" office:value="1.03482842445374" calcext:value-type="float">
            <text:p>1.03482842445374</text:p>
          </table:table-cell>
          <table:table-cell office:value-type="float" office:value="0.502182245254517" calcext:value-type="float">
            <text:p>0.502182245254517</text:p>
          </table:table-cell>
          <table:table-cell office:value-type="float" office:value="-0.111967265605927" calcext:value-type="float">
            <text:p>-0.111967265605927</text:p>
          </table:table-cell>
          <table:table-cell office:value-type="float" office:value="1.03913195829544" calcext:value-type="float">
            <text:p>1.03913195829544</text:p>
          </table:table-cell>
          <table:table-cell office:value-type="float" office:value="0.494490051162749" calcext:value-type="float">
            <text:p>0.494490051162749</text:p>
          </table:table-cell>
          <table:table-cell office:value-type="float" office:value="-0.0957472742259472" calcext:value-type="float">
            <text:p>-0.0957472742259472</text:p>
          </table:table-cell>
          <table:table-cell office:value-type="float" office:value="1.10117945562387" calcext:value-type="float">
            <text:p>1.10117945562387</text:p>
          </table:table-cell>
          <table:table-cell office:value-type="float" office:value="0.479442050953346" calcext:value-type="float">
            <text:p>0.479442050953346</text:p>
          </table:table-cell>
          <table:table-cell office:value-type="float" office:value="-0.165101959271124" calcext:value-type="float">
            <text:p>-0.165101959271124</text:p>
          </table:table-cell>
          <table:table-cell/>
          <table:table-cell table:formula="of:=[.D168]-[.G168]" office:value-type="float" office:value="-0.00430353384169968" calcext:value-type="float">
            <text:p/>
          </table:table-cell>
          <table:table-cell table:formula="of:=[.E168]-[.H168]" office:value-type="float" office:value="0.00769219409176719" calcext:value-type="float">
            <text:p/>
          </table:table-cell>
          <table:table-cell table:formula="of:=IF([.F168]-[.I168]&gt;= PI(); [.F168]-[.I168] - 2*PI(); [.F168]-[.I168])" office:value-type="float" office:value="-0.0162199913799793" calcext:value-type="float">
            <text:p/>
          </table:table-cell>
          <table:table-cell table:formula="of:=[.G168]-[.J168]" office:value-type="float" office:value="-0.0620474973284386" calcext:value-type="float">
            <text:p/>
          </table:table-cell>
          <table:table-cell table:formula="of:=[.H168]-[.K168]" office:value-type="float" office:value="0.0150480002094032" calcext:value-type="float">
            <text:p/>
          </table:table-cell>
          <table:table-cell table:formula="of:=[.I168]-[.L168]" office:value-type="float" office:value="0.069354685045177" calcext:value-type="float">
            <text:p/>
          </table:table-cell>
          <table:table-cell/>
          <table:table-cell table:formula="of:=SQRT([.N168]^2+[.O168]^2)" office:value-type="float" office:value="0.00881420747838809" calcext:value-type="float">
            <text:p/>
          </table:table-cell>
          <table:table-cell table:formula="of:=SQRT([.Q168]^2+[.R168]^2)" office:value-type="float" office:value="0.06384617635399" calcext:value-type="float">
            <text:p/>
          </table:table-cell>
          <table:table-cell table:number-columns-repeated="1002"/>
        </table:table-row>
        <table:table-row table:style-name="ro1">
          <table:table-cell table:formula="of:=[.A168]+1" office:value-type="float" office:value="165" calcext:value-type="float">
            <text:p/>
          </table:table-cell>
          <table:table-cell office:value-type="float" office:value="0.467375218868256" calcext:value-type="float">
            <text:p>0.467375218868256</text:p>
          </table:table-cell>
          <table:table-cell office:value-type="float" office:value="-4.02860879898071" calcext:value-type="float">
            <text:p>-4.02860879898071</text:p>
          </table:table-cell>
          <table:table-cell office:value-type="float" office:value="1.05398881435394" calcext:value-type="float">
            <text:p>1.05398881435394</text:p>
          </table:table-cell>
          <table:table-cell office:value-type="float" office:value="0.505643546581268" calcext:value-type="float">
            <text:p>0.505643546581268</text:p>
          </table:table-cell>
          <table:table-cell office:value-type="float" office:value="-0.250323325395584" calcext:value-type="float">
            <text:p>-0.250323325395584</text:p>
          </table:table-cell>
          <table:table-cell office:value-type="float" office:value="1.05098454977337" calcext:value-type="float">
            <text:p>1.05098454977337</text:p>
          </table:table-cell>
          <table:table-cell office:value-type="float" office:value="0.488455611644366" calcext:value-type="float">
            <text:p>0.488455611644366</text:p>
          </table:table-cell>
          <table:table-cell office:value-type="float" office:value="-0.217127726905456" calcext:value-type="float">
            <text:p>-0.217127726905456</text:p>
          </table:table-cell>
          <table:table-cell office:value-type="float" office:value="1.11962024223084" calcext:value-type="float">
            <text:p>1.11962024223084</text:p>
          </table:table-cell>
          <table:table-cell office:value-type="float" office:value="0.476369471962365" calcext:value-type="float">
            <text:p>0.476369471962365</text:p>
          </table:table-cell>
          <table:table-cell office:value-type="float" office:value="-0.326246311230353" calcext:value-type="float">
            <text:p>-0.326246311230353</text:p>
          </table:table-cell>
          <table:table-cell/>
          <table:table-cell table:formula="of:=[.D169]-[.G169]" office:value-type="float" office:value="0.0030042645805779" calcext:value-type="float">
            <text:p/>
          </table:table-cell>
          <table:table-cell table:formula="of:=[.E169]-[.H169]" office:value-type="float" office:value="0.0171879349369025" calcext:value-type="float">
            <text:p/>
          </table:table-cell>
          <table:table-cell table:formula="of:=IF([.F169]-[.I169]&gt;= PI(); [.F169]-[.I169] - 2*PI(); [.F169]-[.I169])" office:value-type="float" office:value="-0.0331955984901279" calcext:value-type="float">
            <text:p/>
          </table:table-cell>
          <table:table-cell table:formula="of:=[.G169]-[.J169]" office:value-type="float" office:value="-0.0686356924574738" calcext:value-type="float">
            <text:p/>
          </table:table-cell>
          <table:table-cell table:formula="of:=[.H169]-[.K169]" office:value-type="float" office:value="0.0120861396820005" calcext:value-type="float">
            <text:p/>
          </table:table-cell>
          <table:table-cell table:formula="of:=[.I169]-[.L169]" office:value-type="float" office:value="0.109118584324896" calcext:value-type="float">
            <text:p/>
          </table:table-cell>
          <table:table-cell/>
          <table:table-cell table:formula="of:=SQRT([.N169]^2+[.O169]^2)" office:value-type="float" office:value="0.0174485160705806" calcext:value-type="float">
            <text:p/>
          </table:table-cell>
          <table:table-cell table:formula="of:=SQRT([.Q169]^2+[.R169]^2)" office:value-type="float" office:value="0.0696917000189388" calcext:value-type="float">
            <text:p/>
          </table:table-cell>
          <table:table-cell table:number-columns-repeated="1002"/>
        </table:table-row>
        <table:table-row table:style-name="ro1">
          <table:table-cell table:formula="of:=[.A169]+1" office:value-type="float" office:value="166" calcext:value-type="float">
            <text:p/>
          </table:table-cell>
          <table:table-cell office:value-type="float" office:value="0.429154217243195" calcext:value-type="float">
            <text:p>0.429154217243195</text:p>
          </table:table-cell>
          <table:table-cell office:value-type="float" office:value="-5.05211305618286" calcext:value-type="float">
            <text:p>-5.05211305618286</text:p>
          </table:table-cell>
          <table:table-cell office:value-type="float" office:value="1.07170879840851" calcext:value-type="float">
            <text:p>1.07170879840851</text:p>
          </table:table-cell>
          <table:table-cell office:value-type="float" office:value="0.509479761123657" calcext:value-type="float">
            <text:p>0.509479761123657</text:p>
          </table:table-cell>
          <table:table-cell office:value-type="float" office:value="-0.432164877653122" calcext:value-type="float">
            <text:p>-0.432164877653122</text:p>
          </table:table-cell>
          <table:table-cell office:value-type="float" office:value="1.06970272061391" calcext:value-type="float">
            <text:p>1.06970272061391</text:p>
          </table:table-cell>
          <table:table-cell office:value-type="float" office:value="0.493565155503331" calcext:value-type="float">
            <text:p>0.493565155503331</text:p>
          </table:table-cell>
          <table:table-cell office:value-type="float" office:value="-0.383725493427968" calcext:value-type="float">
            <text:p>-0.383725493427968</text:p>
          </table:table-cell>
          <table:table-cell office:value-type="float" office:value="1.13588093041076" calcext:value-type="float">
            <text:p>1.13588093041076</text:p>
          </table:table-cell>
          <table:table-cell office:value-type="float" office:value="0.470867893334409" calcext:value-type="float">
            <text:p>0.470867893334409</text:p>
          </table:table-cell>
          <table:table-cell office:value-type="float" office:value="-0.528330833477667" calcext:value-type="float">
            <text:p>-0.528330833477667</text:p>
          </table:table-cell>
          <table:table-cell/>
          <table:table-cell table:formula="of:=[.D170]-[.G170]" office:value-type="float" office:value="0.00200607779459916" calcext:value-type="float">
            <text:p/>
          </table:table-cell>
          <table:table-cell table:formula="of:=[.E170]-[.H170]" office:value-type="float" office:value="0.0159146056203258" calcext:value-type="float">
            <text:p/>
          </table:table-cell>
          <table:table-cell table:formula="of:=IF([.F170]-[.I170]&gt;= PI(); [.F170]-[.I170] - 2*PI(); [.F170]-[.I170])" office:value-type="float" office:value="-0.0484393842251543" calcext:value-type="float">
            <text:p/>
          </table:table-cell>
          <table:table-cell table:formula="of:=[.G170]-[.J170]" office:value-type="float" office:value="-0.06617820979685" calcext:value-type="float">
            <text:p/>
          </table:table-cell>
          <table:table-cell table:formula="of:=[.H170]-[.K170]" office:value-type="float" office:value="0.0226972621689225" calcext:value-type="float">
            <text:p/>
          </table:table-cell>
          <table:table-cell table:formula="of:=[.I170]-[.L170]" office:value-type="float" office:value="0.1446053400497" calcext:value-type="float">
            <text:p/>
          </table:table-cell>
          <table:table-cell/>
          <table:table-cell table:formula="of:=SQRT([.N170]^2+[.O170]^2)" office:value-type="float" office:value="0.016040543013517" calcext:value-type="float">
            <text:p/>
          </table:table-cell>
          <table:table-cell table:formula="of:=SQRT([.Q170]^2+[.R170]^2)" office:value-type="float" office:value="0.0699622838526637" calcext:value-type="float">
            <text:p/>
          </table:table-cell>
          <table:table-cell table:number-columns-repeated="1002"/>
        </table:table-row>
        <table:table-row table:style-name="ro1">
          <table:table-cell table:formula="of:=[.A170]+1" office:value-type="float" office:value="167" calcext:value-type="float">
            <text:p/>
          </table:table-cell>
          <table:table-cell office:value-type="float" office:value="0.378364443778992" calcext:value-type="float">
            <text:p>0.378364443778992</text:p>
          </table:table-cell>
          <table:table-cell office:value-type="float" office:value="-5.92725992202759" calcext:value-type="float">
            <text:p>-5.92725992202759</text:p>
          </table:table-cell>
          <table:table-cell office:value-type="float" office:value="1.0872757434845" calcext:value-type="float">
            <text:p>1.0872757434845</text:p>
          </table:table-cell>
          <table:table-cell office:value-type="float" office:value="0.512646019458771" calcext:value-type="float">
            <text:p>0.512646019458771</text:p>
          </table:table-cell>
          <table:table-cell office:value-type="float" office:value="-0.652716457843781" calcext:value-type="float">
            <text:p>-0.652716457843781</text:p>
          </table:table-cell>
          <table:table-cell office:value-type="float" office:value="1.08073785588085" calcext:value-type="float">
            <text:p>1.08073785588085</text:p>
          </table:table-cell>
          <table:table-cell office:value-type="float" office:value="0.514795133804519" calcext:value-type="float">
            <text:p>0.514795133804519</text:p>
          </table:table-cell>
          <table:table-cell office:value-type="float" office:value="-0.592760276449167" calcext:value-type="float">
            <text:p>-0.592760276449167</text:p>
          </table:table-cell>
          <table:table-cell office:value-type="float" office:value="1.14895190375617" calcext:value-type="float">
            <text:p>1.14895190375617</text:p>
          </table:table-cell>
          <table:table-cell office:value-type="float" office:value="0.463238666669176" calcext:value-type="float">
            <text:p>0.463238666669176</text:p>
          </table:table-cell>
          <table:table-cell office:value-type="float" office:value="-0.765421230358771" calcext:value-type="float">
            <text:p>-0.765421230358771</text:p>
          </table:table-cell>
          <table:table-cell/>
          <table:table-cell table:formula="of:=[.D171]-[.G171]" office:value-type="float" office:value="0.00653788760365148" calcext:value-type="float">
            <text:p/>
          </table:table-cell>
          <table:table-cell table:formula="of:=[.E171]-[.H171]" office:value-type="float" office:value="-0.0021491143457476" calcext:value-type="float">
            <text:p/>
          </table:table-cell>
          <table:table-cell table:formula="of:=IF([.F171]-[.I171]&gt;= PI(); [.F171]-[.I171] - 2*PI(); [.F171]-[.I171])" office:value-type="float" office:value="-0.0599561813946136" calcext:value-type="float">
            <text:p/>
          </table:table-cell>
          <table:table-cell table:formula="of:=[.G171]-[.J171]" office:value-type="float" office:value="-0.0682140478753226" calcext:value-type="float">
            <text:p/>
          </table:table-cell>
          <table:table-cell table:formula="of:=[.H171]-[.K171]" office:value-type="float" office:value="0.0515564671353425" calcext:value-type="float">
            <text:p/>
          </table:table-cell>
          <table:table-cell table:formula="of:=[.I171]-[.L171]" office:value-type="float" office:value="0.172660953909604" calcext:value-type="float">
            <text:p/>
          </table:table-cell>
          <table:table-cell/>
          <table:table-cell table:formula="of:=SQRT([.N171]^2+[.O171]^2)" office:value-type="float" office:value="0.00688205396586498" calcext:value-type="float">
            <text:p/>
          </table:table-cell>
          <table:table-cell table:formula="of:=SQRT([.Q171]^2+[.R171]^2)" office:value-type="float" office:value="0.0855057052541785" calcext:value-type="float">
            <text:p/>
          </table:table-cell>
          <table:table-cell table:number-columns-repeated="1002"/>
        </table:table-row>
        <table:table-row table:style-name="ro1">
          <table:table-cell table:formula="of:=[.A171]+1" office:value-type="float" office:value="168" calcext:value-type="float">
            <text:p/>
          </table:table-cell>
          <table:table-cell office:value-type="float" office:value="0.388705998659134" calcext:value-type="float">
            <text:p>0.388705998659134</text:p>
          </table:table-cell>
          <table:table-cell office:value-type="float" office:value="-5.66366100311279" calcext:value-type="float">
            <text:p>-5.66366100311279</text:p>
          </table:table-cell>
          <table:table-cell office:value-type="float" office:value="1.10236406326294" calcext:value-type="float">
            <text:p>1.10236406326294</text:p>
          </table:table-cell>
          <table:table-cell office:value-type="float" office:value="0.51464319229126" calcext:value-type="float">
            <text:p>0.51464319229126</text:p>
          </table:table-cell>
          <table:table-cell office:value-type="float" office:value="-0.886760294437408" calcext:value-type="float">
            <text:p>-0.886760294437408</text:p>
          </table:table-cell>
          <table:table-cell office:value-type="float" office:value="1.09263399400077" calcext:value-type="float">
            <text:p>1.09263399400077</text:p>
          </table:table-cell>
          <table:table-cell office:value-type="float" office:value="0.516096685906872" calcext:value-type="float">
            <text:p>0.516096685906872</text:p>
          </table:table-cell>
          <table:table-cell office:value-type="float" office:value="-0.822207418309677" calcext:value-type="float">
            <text:p>-0.822207418309677</text:p>
          </table:table-cell>
          <table:table-cell office:value-type="float" office:value="1.16016359305235" calcext:value-type="float">
            <text:p>1.16016359305235</text:p>
          </table:table-cell>
          <table:table-cell office:value-type="float" office:value="0.452466211584306" calcext:value-type="float">
            <text:p>0.452466211584306</text:p>
          </table:table-cell>
          <table:table-cell office:value-type="float" office:value="-0.991967670483283" calcext:value-type="float">
            <text:p>-0.991967670483283</text:p>
          </table:table-cell>
          <table:table-cell/>
          <table:table-cell table:formula="of:=[.D172]-[.G172]" office:value-type="float" office:value="0.00973006926216713" calcext:value-type="float">
            <text:p/>
          </table:table-cell>
          <table:table-cell table:formula="of:=[.E172]-[.H172]" office:value-type="float" office:value="-0.00145349361561231" calcext:value-type="float">
            <text:p/>
          </table:table-cell>
          <table:table-cell table:formula="of:=IF([.F172]-[.I172]&gt;= PI(); [.F172]-[.I172] - 2*PI(); [.F172]-[.I172])" office:value-type="float" office:value="-0.0645528761277309" calcext:value-type="float">
            <text:p/>
          </table:table-cell>
          <table:table-cell table:formula="of:=[.G172]-[.J172]" office:value-type="float" office:value="-0.0675295990515821" calcext:value-type="float">
            <text:p/>
          </table:table-cell>
          <table:table-cell table:formula="of:=[.H172]-[.K172]" office:value-type="float" office:value="0.063630474322566" calcext:value-type="float">
            <text:p/>
          </table:table-cell>
          <table:table-cell table:formula="of:=[.I172]-[.L172]" office:value-type="float" office:value="0.169760252173605" calcext:value-type="float">
            <text:p/>
          </table:table-cell>
          <table:table-cell/>
          <table:table-cell table:formula="of:=SQRT([.N172]^2+[.O172]^2)" office:value-type="float" office:value="0.00983803290994675" calcext:value-type="float">
            <text:p/>
          </table:table-cell>
          <table:table-cell table:formula="of:=SQRT([.Q172]^2+[.R172]^2)" office:value-type="float" office:value="0.0927851497308818" calcext:value-type="float">
            <text:p/>
          </table:table-cell>
          <table:table-cell table:number-columns-repeated="1002"/>
        </table:table-row>
        <table:table-row table:style-name="ro1">
          <table:table-cell table:formula="of:=[.A172]+1" office:value-type="float" office:value="169" calcext:value-type="float">
            <text:p/>
          </table:table-cell>
          <table:table-cell office:value-type="float" office:value="0.414294630289078" calcext:value-type="float">
            <text:p>0.414294630289078</text:p>
          </table:table-cell>
          <table:table-cell office:value-type="float" office:value="-4.67243337631226" calcext:value-type="float">
            <text:p>-4.67243337631226</text:p>
          </table:table-cell>
          <table:table-cell office:value-type="float" office:value="1.11780190467834" calcext:value-type="float">
            <text:p>1.11780190467834</text:p>
          </table:table-cell>
          <table:table-cell office:value-type="float" office:value="0.511288106441498" calcext:value-type="float">
            <text:p>0.511288106441498</text:p>
          </table:table-cell>
          <table:table-cell office:value-type="float" office:value="-1.09297120571136" calcext:value-type="float">
            <text:p>-1.09297120571136</text:p>
          </table:table-cell>
          <table:table-cell office:value-type="float" office:value="1.10291324368638" calcext:value-type="float">
            <text:p>1.10291324368638</text:p>
          </table:table-cell>
          <table:table-cell office:value-type="float" office:value="0.516683878332142" calcext:value-type="float">
            <text:p>0.516683878332142</text:p>
          </table:table-cell>
          <table:table-cell office:value-type="float" office:value="-1.05456201508793" calcext:value-type="float">
            <text:p>-1.05456201508793</text:p>
          </table:table-cell>
          <table:table-cell office:value-type="float" office:value="1.16922908500646" calcext:value-type="float">
            <text:p>1.16922908500646</text:p>
          </table:table-cell>
          <table:table-cell office:value-type="float" office:value="0.438593903891341" calcext:value-type="float">
            <text:p>0.438593903891341</text:p>
          </table:table-cell>
          <table:table-cell office:value-type="float" office:value="-1.17886500553577" calcext:value-type="float">
            <text:p>-1.17886500553577</text:p>
          </table:table-cell>
          <table:table-cell/>
          <table:table-cell table:formula="of:=[.D173]-[.G173]" office:value-type="float" office:value="0.0148886609919665" calcext:value-type="float">
            <text:p/>
          </table:table-cell>
          <table:table-cell table:formula="of:=[.E173]-[.H173]" office:value-type="float" office:value="-0.00539577189064466" calcext:value-type="float">
            <text:p/>
          </table:table-cell>
          <table:table-cell table:formula="of:=IF([.F173]-[.I173]&gt;= PI(); [.F173]-[.I173] - 2*PI(); [.F173]-[.I173])" office:value-type="float" office:value="-0.0384091906234378" calcext:value-type="float">
            <text:p/>
          </table:table-cell>
          <table:table-cell table:formula="of:=[.G173]-[.J173]" office:value-type="float" office:value="-0.0663158413200782" calcext:value-type="float">
            <text:p/>
          </table:table-cell>
          <table:table-cell table:formula="of:=[.H173]-[.K173]" office:value-type="float" office:value="0.0780899744408014" calcext:value-type="float">
            <text:p/>
          </table:table-cell>
          <table:table-cell table:formula="of:=[.I173]-[.L173]" office:value-type="float" office:value="0.124302990447846" calcext:value-type="float">
            <text:p/>
          </table:table-cell>
          <table:table-cell/>
          <table:table-cell table:formula="of:=SQRT([.N173]^2+[.O173]^2)" office:value-type="float" office:value="0.0158362426234753" calcext:value-type="float">
            <text:p/>
          </table:table-cell>
          <table:table-cell table:formula="of:=SQRT([.Q173]^2+[.R173]^2)" office:value-type="float" office:value="0.102449182125358" calcext:value-type="float">
            <text:p/>
          </table:table-cell>
          <table:table-cell table:number-columns-repeated="1002"/>
        </table:table-row>
        <table:table-row table:style-name="ro1">
          <table:table-cell table:formula="of:=[.A173]+1" office:value-type="float" office:value="170" calcext:value-type="float">
            <text:p/>
          </table:table-cell>
          <table:table-cell office:value-type="float" office:value="0.456738233566284" calcext:value-type="float">
            <text:p>0.456738233566284</text:p>
          </table:table-cell>
          <table:table-cell office:value-type="float" office:value="-3.6876974105835" calcext:value-type="float">
            <text:p>-3.6876974105835</text:p>
          </table:table-cell>
          <table:table-cell office:value-type="float" office:value="1.13168144226074" calcext:value-type="float">
            <text:p>1.13168144226074</text:p>
          </table:table-cell>
          <table:table-cell office:value-type="float" office:value="0.501464903354645" calcext:value-type="float">
            <text:p>0.501464903354645</text:p>
          </table:table-cell>
          <table:table-cell office:value-type="float" office:value="-1.26001560688019" calcext:value-type="float">
            <text:p>-1.26001560688019</text:p>
          </table:table-cell>
          <table:table-cell office:value-type="float" office:value="1.11193124206022" calcext:value-type="float">
            <text:p>1.11193124206022</text:p>
          </table:table-cell>
          <table:table-cell office:value-type="float" office:value="0.509761676454819" calcext:value-type="float">
            <text:p>0.509761676454819</text:p>
          </table:table-cell>
          <table:table-cell office:value-type="float" office:value="-1.22762272485864" calcext:value-type="float">
            <text:p>-1.22762272485864</text:p>
          </table:table-cell>
          <table:table-cell office:value-type="float" office:value="1.17620757023483" calcext:value-type="float">
            <text:p>1.17620757023483</text:p>
          </table:table-cell>
          <table:table-cell office:value-type="float" office:value="0.421709696882442" calcext:value-type="float">
            <text:p>0.421709696882442</text:p>
          </table:table-cell>
          <table:table-cell office:value-type="float" office:value="-1.32637290195911" calcext:value-type="float">
            <text:p>-1.32637290195911</text:p>
          </table:table-cell>
          <table:table-cell/>
          <table:table-cell table:formula="of:=[.D174]-[.G174]" office:value-type="float" office:value="0.0197502002005239" calcext:value-type="float">
            <text:p/>
          </table:table-cell>
          <table:table-cell table:formula="of:=[.E174]-[.H174]" office:value-type="float" office:value="-0.00829677310017451" calcext:value-type="float">
            <text:p/>
          </table:table-cell>
          <table:table-cell table:formula="of:=IF([.F174]-[.I174]&gt;= PI(); [.F174]-[.I174] - 2*PI(); [.F174]-[.I174])" office:value-type="float" office:value="-0.0323928820215449" calcext:value-type="float">
            <text:p/>
          </table:table-cell>
          <table:table-cell table:formula="of:=[.G174]-[.J174]" office:value-type="float" office:value="-0.0642763281746119" calcext:value-type="float">
            <text:p/>
          </table:table-cell>
          <table:table-cell table:formula="of:=[.H174]-[.K174]" office:value-type="float" office:value="0.0880519795723778" calcext:value-type="float">
            <text:p/>
          </table:table-cell>
          <table:table-cell table:formula="of:=[.I174]-[.L174]" office:value-type="float" office:value="0.0987501771004695" calcext:value-type="float">
            <text:p/>
          </table:table-cell>
          <table:table-cell/>
          <table:table-cell table:formula="of:=SQRT([.N174]^2+[.O174]^2)" office:value-type="float" office:value="0.0214221112833575" calcext:value-type="float">
            <text:p/>
          </table:table-cell>
          <table:table-cell table:formula="of:=SQRT([.Q174]^2+[.R174]^2)" office:value-type="float" office:value="0.109016500908004" calcext:value-type="float">
            <text:p/>
          </table:table-cell>
          <table:table-cell table:number-columns-repeated="1002"/>
        </table:table-row>
        <table:table-row table:style-name="ro1">
          <table:table-cell table:formula="of:=[.A174]+1" office:value-type="float" office:value="171" calcext:value-type="float">
            <text:p/>
          </table:table-cell>
          <table:table-cell office:value-type="float" office:value="0.490445822477341" calcext:value-type="float">
            <text:p>0.490445822477341</text:p>
          </table:table-cell>
          <table:table-cell office:value-type="float" office:value="-2.75720500946045" calcext:value-type="float">
            <text:p>-2.75720500946045</text:p>
          </table:table-cell>
          <table:table-cell office:value-type="float" office:value="1.14259135723114" calcext:value-type="float">
            <text:p>1.14259135723114</text:p>
          </table:table-cell>
          <table:table-cell office:value-type="float" office:value="0.4861741065979" calcext:value-type="float">
            <text:p>0.4861741065979</text:p>
          </table:table-cell>
          <table:table-cell office:value-type="float" office:value="-1.38798797130585" calcext:value-type="float">
            <text:p>-1.38798797130585</text:p>
          </table:table-cell>
          <table:table-cell office:value-type="float" office:value="1.11853219820735" calcext:value-type="float">
            <text:p>1.11853219820735</text:p>
          </table:table-cell>
          <table:table-cell office:value-type="float" office:value="0.493279756092961" calcext:value-type="float">
            <text:p>0.493279756092961</text:p>
          </table:table-cell>
          <table:table-cell office:value-type="float" office:value="-1.35774077293574" calcext:value-type="float">
            <text:p>-1.35774077293574</text:p>
          </table:table-cell>
          <table:table-cell office:value-type="float" office:value="1.18095502551894" calcext:value-type="float">
            <text:p>1.18095502551894</text:p>
          </table:table-cell>
          <table:table-cell office:value-type="float" office:value="0.402674964523354" calcext:value-type="float">
            <text:p>0.402674964523354</text:p>
          </table:table-cell>
          <table:table-cell office:value-type="float" office:value="-1.43666110233753" calcext:value-type="float">
            <text:p>-1.43666110233753</text:p>
          </table:table-cell>
          <table:table-cell/>
          <table:table-cell table:formula="of:=[.D175]-[.G175]" office:value-type="float" office:value="0.0240591590237942" calcext:value-type="float">
            <text:p/>
          </table:table-cell>
          <table:table-cell table:formula="of:=[.E175]-[.H175]" office:value-type="float" office:value="-0.00710564949506037" calcext:value-type="float">
            <text:p/>
          </table:table-cell>
          <table:table-cell table:formula="of:=IF([.F175]-[.I175]&gt;= PI(); [.F175]-[.I175] - 2*PI(); [.F175]-[.I175])" office:value-type="float" office:value="-0.0302471983701029" calcext:value-type="float">
            <text:p/>
          </table:table-cell>
          <table:table-cell table:formula="of:=[.G175]-[.J175]" office:value-type="float" office:value="-0.0624228273115965" calcext:value-type="float">
            <text:p/>
          </table:table-cell>
          <table:table-cell table:formula="of:=[.H175]-[.K175]" office:value-type="float" office:value="0.0906047915696072" calcext:value-type="float">
            <text:p/>
          </table:table-cell>
          <table:table-cell table:formula="of:=[.I175]-[.L175]" office:value-type="float" office:value="0.0789203294017864" calcext:value-type="float">
            <text:p/>
          </table:table-cell>
          <table:table-cell/>
          <table:table-cell table:formula="of:=SQRT([.N175]^2+[.O175]^2)" office:value-type="float" office:value="0.0250865180461313" calcext:value-type="float">
            <text:p/>
          </table:table-cell>
          <table:table-cell table:formula="of:=SQRT([.Q175]^2+[.R175]^2)" office:value-type="float" office:value="0.110026531459214" calcext:value-type="float">
            <text:p/>
          </table:table-cell>
          <table:table-cell table:number-columns-repeated="1002"/>
        </table:table-row>
        <table:table-row table:style-name="ro1">
          <table:table-cell table:formula="of:=[.A175]+1" office:value-type="float" office:value="172" calcext:value-type="float">
            <text:p/>
          </table:table-cell>
          <table:table-cell office:value-type="float" office:value="0.525486588478089" calcext:value-type="float">
            <text:p>0.525486588478089</text:p>
          </table:table-cell>
          <table:table-cell office:value-type="float" office:value="-1.92385137081146" calcext:value-type="float">
            <text:p>-1.92385137081146</text:p>
          </table:table-cell>
          <table:table-cell office:value-type="float" office:value="1.15032029151917" calcext:value-type="float">
            <text:p>1.15032029151917</text:p>
          </table:table-cell>
          <table:table-cell office:value-type="float" office:value="0.467257678508759" calcext:value-type="float">
            <text:p>0.467257678508759</text:p>
          </table:table-cell>
          <table:table-cell office:value-type="float" office:value="-1.48012709617615" calcext:value-type="float">
            <text:p>-1.48012709617615</text:p>
          </table:table-cell>
          <table:table-cell office:value-type="float" office:value="1.13537917645243" calcext:value-type="float">
            <text:p>1.13537917645243</text:p>
          </table:table-cell>
          <table:table-cell office:value-type="float" office:value="0.484708010995012" calcext:value-type="float">
            <text:p>0.484708010995012</text:p>
          </table:table-cell>
          <table:table-cell office:value-type="float" office:value="-1.44544657597873" calcext:value-type="float">
            <text:p>-1.44544657597873</text:p>
          </table:table-cell>
          <table:table-cell office:value-type="float" office:value="1.18376602886789" calcext:value-type="float">
            <text:p>1.18376602886789</text:p>
          </table:table-cell>
          <table:table-cell office:value-type="float" office:value="0.381844311445624" calcext:value-type="float">
            <text:p>0.381844311445624</text:p>
          </table:table-cell>
          <table:table-cell office:value-type="float" office:value="-1.51361515716999" calcext:value-type="float">
            <text:p>-1.51361515716999</text:p>
          </table:table-cell>
          <table:table-cell/>
          <table:table-cell table:formula="of:=[.D176]-[.G176]" office:value-type="float" office:value="0.0149411150667369" calcext:value-type="float">
            <text:p/>
          </table:table-cell>
          <table:table-cell table:formula="of:=[.E176]-[.H176]" office:value-type="float" office:value="-0.0174503324862536" calcext:value-type="float">
            <text:p/>
          </table:table-cell>
          <table:table-cell table:formula="of:=IF([.F176]-[.I176]&gt;= PI(); [.F176]-[.I176] - 2*PI(); [.F176]-[.I176])" office:value-type="float" office:value="-0.0346805201974205" calcext:value-type="float">
            <text:p/>
          </table:table-cell>
          <table:table-cell table:formula="of:=[.G176]-[.J176]" office:value-type="float" office:value="-0.0483868524154649" calcext:value-type="float">
            <text:p/>
          </table:table-cell>
          <table:table-cell table:formula="of:=[.H176]-[.K176]" office:value-type="float" office:value="0.102863699549388" calcext:value-type="float">
            <text:p/>
          </table:table-cell>
          <table:table-cell table:formula="of:=[.I176]-[.L176]" office:value-type="float" office:value="0.0681685811912622" calcext:value-type="float">
            <text:p/>
          </table:table-cell>
          <table:table-cell/>
          <table:table-cell table:formula="of:=SQRT([.N176]^2+[.O176]^2)" office:value-type="float" office:value="0.0229728322876887" calcext:value-type="float">
            <text:p/>
          </table:table-cell>
          <table:table-cell table:formula="of:=SQRT([.Q176]^2+[.R176]^2)" office:value-type="float" office:value="0.113675978868285" calcext:value-type="float">
            <text:p/>
          </table:table-cell>
          <table:table-cell table:number-columns-repeated="1002"/>
        </table:table-row>
        <table:table-row table:style-name="ro1">
          <table:table-cell table:formula="of:=[.A176]+1" office:value-type="float" office:value="173" calcext:value-type="float">
            <text:p/>
          </table:table-cell>
          <table:table-cell office:value-type="float" office:value="0.540847659111023" calcext:value-type="float">
            <text:p>0.540847659111023</text:p>
          </table:table-cell>
          <table:table-cell office:value-type="float" office:value="-1.34614515304565" calcext:value-type="float">
            <text:p>-1.34614515304565</text:p>
          </table:table-cell>
          <table:table-cell office:value-type="float" office:value="1.15448808670044" calcext:value-type="float">
            <text:p>1.15448808670044</text:p>
          </table:table-cell>
          <table:table-cell office:value-type="float" office:value="0.44635283946991" calcext:value-type="float">
            <text:p>0.44635283946991</text:p>
          </table:table-cell>
          <table:table-cell office:value-type="float" office:value="-1.54410827159882" calcext:value-type="float">
            <text:p>-1.54410827159882</text:p>
          </table:table-cell>
          <table:table-cell office:value-type="float" office:value="1.13908348539648" calcext:value-type="float">
            <text:p>1.13908348539648</text:p>
          </table:table-cell>
          <table:table-cell office:value-type="float" office:value="0.473237448845626" calcext:value-type="float">
            <text:p>0.473237448845626</text:p>
          </table:table-cell>
          <table:table-cell office:value-type="float" office:value="-1.50647683629054" calcext:value-type="float">
            <text:p>-1.50647683629054</text:p>
          </table:table-cell>
          <table:table-cell office:value-type="float" office:value="1.1850024069189" calcext:value-type="float">
            <text:p>1.1850024069189</text:p>
          </table:table-cell>
          <table:table-cell office:value-type="float" office:value="0.360245763487476" calcext:value-type="float">
            <text:p>0.360245763487476</text:p>
          </table:table-cell>
          <table:table-cell office:value-type="float" office:value="-1.56746096329182" calcext:value-type="float">
            <text:p>-1.56746096329182</text:p>
          </table:table-cell>
          <table:table-cell/>
          <table:table-cell table:formula="of:=[.D177]-[.G177]" office:value-type="float" office:value="0.015404601303957" calcext:value-type="float">
            <text:p/>
          </table:table-cell>
          <table:table-cell table:formula="of:=[.E177]-[.H177]" office:value-type="float" office:value="-0.0268846093757161" calcext:value-type="float">
            <text:p/>
          </table:table-cell>
          <table:table-cell table:formula="of:=IF([.F177]-[.I177]&gt;= PI(); [.F177]-[.I177] - 2*PI(); [.F177]-[.I177])" office:value-type="float" office:value="-0.0376314353082738" calcext:value-type="float">
            <text:p/>
          </table:table-cell>
          <table:table-cell table:formula="of:=[.G177]-[.J177]" office:value-type="float" office:value="-0.0459189215224143" calcext:value-type="float">
            <text:p/>
          </table:table-cell>
          <table:table-cell table:formula="of:=[.H177]-[.K177]" office:value-type="float" office:value="0.112991685358149" calcext:value-type="float">
            <text:p/>
          </table:table-cell>
          <table:table-cell table:formula="of:=[.I177]-[.L177]" office:value-type="float" office:value="0.0609841270012732" calcext:value-type="float">
            <text:p/>
          </table:table-cell>
          <table:table-cell/>
          <table:table-cell table:formula="of:=SQRT([.N177]^2+[.O177]^2)" office:value-type="float" office:value="0.0309852216809678" calcext:value-type="float">
            <text:p/>
          </table:table-cell>
          <table:table-cell table:formula="of:=SQRT([.Q177]^2+[.R177]^2)" office:value-type="float" office:value="0.121965848965424" calcext:value-type="float">
            <text:p/>
          </table:table-cell>
          <table:table-cell table:number-columns-repeated="1002"/>
        </table:table-row>
        <table:table-row table:style-name="ro1">
          <table:table-cell table:formula="of:=[.A177]+1" office:value-type="float" office:value="174" calcext:value-type="float">
            <text:p/>
          </table:table-cell>
          <table:table-cell office:value-type="float" office:value="0.54541540145874" calcext:value-type="float">
            <text:p>0.54541540145874</text:p>
          </table:table-cell>
          <table:table-cell office:value-type="float" office:value="-0.894712388515472" calcext:value-type="float">
            <text:p>-0.894712388515472</text:p>
          </table:table-cell>
          <table:table-cell office:value-type="float" office:value="1.15747737884521" calcext:value-type="float">
            <text:p>1.15747737884521</text:p>
          </table:table-cell>
          <table:table-cell office:value-type="float" office:value="0.424723476171494" calcext:value-type="float">
            <text:p>0.424723476171494</text:p>
          </table:table-cell>
          <table:table-cell office:value-type="float" office:value="-1.58657240867615" calcext:value-type="float">
            <text:p>-1.58657240867615</text:p>
          </table:table-cell>
          <table:table-cell office:value-type="float" office:value="1.14149612784228" calcext:value-type="float">
            <text:p>1.14149612784228</text:p>
          </table:table-cell>
          <table:table-cell office:value-type="float" office:value="0.453465145189466" calcext:value-type="float">
            <text:p>0.453465145189466</text:p>
          </table:table-cell>
          <table:table-cell office:value-type="float" office:value="-1.54723594701992" calcext:value-type="float">
            <text:p>-1.54723594701992</text:p>
          </table:table-cell>
          <table:table-cell office:value-type="float" office:value="1.18507517312894" calcext:value-type="float">
            <text:p>1.18507517312894</text:p>
          </table:table-cell>
          <table:table-cell office:value-type="float" office:value="0.33842926878012" calcext:value-type="float">
            <text:p>0.33842926878012</text:p>
          </table:table-cell>
          <table:table-cell office:value-type="float" office:value="-1.60324945883243" calcext:value-type="float">
            <text:p>-1.60324945883243</text:p>
          </table:table-cell>
          <table:table-cell/>
          <table:table-cell table:formula="of:=[.D178]-[.G178]" office:value-type="float" office:value="0.0159812510029378" calcext:value-type="float">
            <text:p/>
          </table:table-cell>
          <table:table-cell table:formula="of:=[.E178]-[.H178]" office:value-type="float" office:value="-0.028741669017972" calcext:value-type="float">
            <text:p/>
          </table:table-cell>
          <table:table-cell table:formula="of:=IF([.F178]-[.I178]&gt;= PI(); [.F178]-[.I178] - 2*PI(); [.F178]-[.I178])" office:value-type="float" office:value="-0.0393364616562317" calcext:value-type="float">
            <text:p/>
          </table:table-cell>
          <table:table-cell table:formula="of:=[.G178]-[.J178]" office:value-type="float" office:value="-0.0435790452866647" calcext:value-type="float">
            <text:p/>
          </table:table-cell>
          <table:table-cell table:formula="of:=[.H178]-[.K178]" office:value-type="float" office:value="0.115035876409346" calcext:value-type="float">
            <text:p/>
          </table:table-cell>
          <table:table-cell table:formula="of:=[.I178]-[.L178]" office:value-type="float" office:value="0.0560135118125185" calcext:value-type="float">
            <text:p/>
          </table:table-cell>
          <table:table-cell/>
          <table:table-cell table:formula="of:=SQRT([.N178]^2+[.O178]^2)" office:value-type="float" office:value="0.0328859228478927" calcext:value-type="float">
            <text:p/>
          </table:table-cell>
          <table:table-cell table:formula="of:=SQRT([.Q178]^2+[.R178]^2)" office:value-type="float" office:value="0.123013763658232" calcext:value-type="float">
            <text:p/>
          </table:table-cell>
          <table:table-cell table:number-columns-repeated="1002"/>
        </table:table-row>
        <table:table-row table:style-name="ro1">
          <table:table-cell table:formula="of:=[.A178]+1" office:value-type="float" office:value="175" calcext:value-type="float">
            <text:p/>
          </table:table-cell>
          <table:table-cell office:value-type="float" office:value="0.543690800666809" calcext:value-type="float">
            <text:p>0.543690800666809</text:p>
          </table:table-cell>
          <table:table-cell office:value-type="float" office:value="-0.707438409328461" calcext:value-type="float">
            <text:p>-0.707438409328461</text:p>
          </table:table-cell>
          <table:table-cell office:value-type="float" office:value="1.15881371498108" calcext:value-type="float">
            <text:p>1.15881371498108</text:p>
          </table:table-cell>
          <table:table-cell office:value-type="float" office:value="0.402968615293503" calcext:value-type="float">
            <text:p>0.402968615293503</text:p>
          </table:table-cell>
          <table:table-cell office:value-type="float" office:value="-1.61774110794067" calcext:value-type="float">
            <text:p>-1.61774110794067</text:p>
          </table:table-cell>
          <table:table-cell office:value-type="float" office:value="1.14301883905529" calcext:value-type="float">
            <text:p>1.14301883905529</text:p>
          </table:table-cell>
          <table:table-cell office:value-type="float" office:value="0.432723149007245" calcext:value-type="float">
            <text:p>0.432723149007245</text:p>
          </table:table-cell>
          <table:table-cell office:value-type="float" office:value="-1.5823544993481" calcext:value-type="float">
            <text:p>-1.5823544993481</text:p>
          </table:table-cell>
          <table:table-cell office:value-type="float" office:value="1.18436951823713" calcext:value-type="float">
            <text:p>1.18436951823713</text:p>
          </table:table-cell>
          <table:table-cell office:value-type="float" office:value="0.316693088114207" calcext:value-type="float">
            <text:p>0.316693088114207</text:p>
          </table:table-cell>
          <table:table-cell office:value-type="float" office:value="-1.63154699520557" calcext:value-type="float">
            <text:p>-1.63154699520557</text:p>
          </table:table-cell>
          <table:table-cell/>
          <table:table-cell table:formula="of:=[.D179]-[.G179]" office:value-type="float" office:value="0.0157948759257915" calcext:value-type="float">
            <text:p/>
          </table:table-cell>
          <table:table-cell table:formula="of:=[.E179]-[.H179]" office:value-type="float" office:value="-0.0297545337137419" calcext:value-type="float">
            <text:p/>
          </table:table-cell>
          <table:table-cell table:formula="of:=IF([.F179]-[.I179]&gt;= PI(); [.F179]-[.I179] - 2*PI(); [.F179]-[.I179])" office:value-type="float" office:value="-0.0353866085925751" calcext:value-type="float">
            <text:p/>
          </table:table-cell>
          <table:table-cell table:formula="of:=[.G179]-[.J179]" office:value-type="float" office:value="-0.0413506791818454" calcext:value-type="float">
            <text:p/>
          </table:table-cell>
          <table:table-cell table:formula="of:=[.H179]-[.K179]" office:value-type="float" office:value="0.116030060893038" calcext:value-type="float">
            <text:p/>
          </table:table-cell>
          <table:table-cell table:formula="of:=[.I179]-[.L179]" office:value-type="float" office:value="0.0491924958574739" calcext:value-type="float">
            <text:p/>
          </table:table-cell>
          <table:table-cell/>
          <table:table-cell table:formula="of:=SQRT([.N179]^2+[.O179]^2)" office:value-type="float" office:value="0.0336869467603307" calcext:value-type="float">
            <text:p/>
          </table:table-cell>
          <table:table-cell table:formula="of:=SQRT([.Q179]^2+[.R179]^2)" office:value-type="float" office:value="0.123178138075074" calcext:value-type="float">
            <text:p/>
          </table:table-cell>
          <table:table-cell table:number-columns-repeated="1002"/>
        </table:table-row>
        <table:table-row table:style-name="ro1">
          <table:table-cell table:formula="of:=[.A179]+1" office:value-type="float" office:value="176" calcext:value-type="float">
            <text:p/>
          </table:table-cell>
          <table:table-cell office:value-type="float" office:value="0.544320404529572" calcext:value-type="float">
            <text:p>0.544320404529572</text:p>
          </table:table-cell>
          <table:table-cell office:value-type="float" office:value="-0.51776522397995" calcext:value-type="float">
            <text:p>-0.51776522397995</text:p>
          </table:table-cell>
          <table:table-cell office:value-type="float" office:value="1.15803933143616" calcext:value-type="float">
            <text:p>1.15803933143616</text:p>
          </table:table-cell>
          <table:table-cell office:value-type="float" office:value="0.381270617246628" calcext:value-type="float">
            <text:p>0.381270617246628</text:p>
          </table:table-cell>
          <table:table-cell office:value-type="float" office:value="-1.64204812049866" calcext:value-type="float">
            <text:p>-1.64204812049866</text:p>
          </table:table-cell>
          <table:table-cell office:value-type="float" office:value="1.14177836651539" calcext:value-type="float">
            <text:p>1.14177836651539</text:p>
          </table:table-cell>
          <table:table-cell office:value-type="float" office:value="0.410951787139855" calcext:value-type="float">
            <text:p>0.410951787139855</text:p>
          </table:table-cell>
          <table:table-cell office:value-type="float" office:value="-1.60926397171826" calcext:value-type="float">
            <text:p>-1.60926397171826</text:p>
          </table:table-cell>
          <table:table-cell office:value-type="float" office:value="1.18304761856131" calcext:value-type="float">
            <text:p>1.18304761856131</text:p>
          </table:table-cell>
          <table:table-cell office:value-type="float" office:value="0.294960437431268" calcext:value-type="float">
            <text:p>0.294960437431268</text:p>
          </table:table-cell>
          <table:table-cell office:value-type="float" office:value="-1.65225760416477" calcext:value-type="float">
            <text:p>-1.65225760416477</text:p>
          </table:table-cell>
          <table:table-cell/>
          <table:table-cell table:formula="of:=[.D180]-[.G180]" office:value-type="float" office:value="0.0162609649207681" calcext:value-type="float">
            <text:p/>
          </table:table-cell>
          <table:table-cell table:formula="of:=[.E180]-[.H180]" office:value-type="float" office:value="-0.0296811698932273" calcext:value-type="float">
            <text:p/>
          </table:table-cell>
          <table:table-cell table:formula="of:=IF([.F180]-[.I180]&gt;= PI(); [.F180]-[.I180] - 2*PI(); [.F180]-[.I180])" office:value-type="float" office:value="-0.0327841487804013" calcext:value-type="float">
            <text:p/>
          </table:table-cell>
          <table:table-cell table:formula="of:=[.G180]-[.J180]" office:value-type="float" office:value="-0.0412692520459166" calcext:value-type="float">
            <text:p/>
          </table:table-cell>
          <table:table-cell table:formula="of:=[.H180]-[.K180]" office:value-type="float" office:value="0.115991349708587" calcext:value-type="float">
            <text:p/>
          </table:table-cell>
          <table:table-cell table:formula="of:=[.I180]-[.L180]" office:value-type="float" office:value="0.0429936324465146" calcext:value-type="float">
            <text:p/>
          </table:table-cell>
          <table:table-cell/>
          <table:table-cell table:formula="of:=SQRT([.N180]^2+[.O180]^2)" office:value-type="float" office:value="0.0338436231273348" calcext:value-type="float">
            <text:p/>
          </table:table-cell>
          <table:table-cell table:formula="of:=SQRT([.Q180]^2+[.R180]^2)" office:value-type="float" office:value="0.123114354856162" calcext:value-type="float">
            <text:p/>
          </table:table-cell>
          <table:table-cell table:number-columns-repeated="1002"/>
        </table:table-row>
        <table:table-row table:style-name="ro1">
          <table:table-cell table:formula="of:=[.A180]+1" office:value-type="float" office:value="177" calcext:value-type="float">
            <text:p/>
          </table:table-cell>
          <table:table-cell office:value-type="float" office:value="0.542449355125427" calcext:value-type="float">
            <text:p>0.542449355125427</text:p>
          </table:table-cell>
          <table:table-cell office:value-type="float" office:value="-0.309998124837875" calcext:value-type="float">
            <text:p>-0.309998124837875</text:p>
          </table:table-cell>
          <table:table-cell office:value-type="float" office:value="1.15692007541657" calcext:value-type="float">
            <text:p>1.15692007541657</text:p>
          </table:table-cell>
          <table:table-cell office:value-type="float" office:value="0.359528034925461" calcext:value-type="float">
            <text:p>0.359528034925461</text:p>
          </table:table-cell>
          <table:table-cell office:value-type="float" office:value="-1.6576521396637" calcext:value-type="float">
            <text:p>-1.6576521396637</text:p>
          </table:table-cell>
          <table:table-cell office:value-type="float" office:value="1.13995507820811" calcext:value-type="float">
            <text:p>1.13995507820811</text:p>
          </table:table-cell>
          <table:table-cell office:value-type="float" office:value="0.389269864849241" calcext:value-type="float">
            <text:p>0.389269864849241</text:p>
          </table:table-cell>
          <table:table-cell office:value-type="float" office:value="-1.63022085858058" calcext:value-type="float">
            <text:p>-1.63022085858058</text:p>
          </table:table-cell>
          <table:table-cell office:value-type="float" office:value="1.18128202810438" calcext:value-type="float">
            <text:p>1.18128202810438</text:p>
          </table:table-cell>
          <table:table-cell office:value-type="float" office:value="0.2733344166475" calcext:value-type="float">
            <text:p>0.2733344166475</text:p>
          </table:table-cell>
          <table:table-cell office:value-type="float" office:value="-1.66465752915829" calcext:value-type="float">
            <text:p>-1.66465752915829</text:p>
          </table:table-cell>
          <table:table-cell/>
          <table:table-cell table:formula="of:=[.D181]-[.G181]" office:value-type="float" office:value="0.0169649972084518" calcext:value-type="float">
            <text:p/>
          </table:table-cell>
          <table:table-cell table:formula="of:=[.E181]-[.H181]" office:value-type="float" office:value="-0.0297418299237807" calcext:value-type="float">
            <text:p/>
          </table:table-cell>
          <table:table-cell table:formula="of:=IF([.F181]-[.I181]&gt;= PI(); [.F181]-[.I181] - 2*PI(); [.F181]-[.I181])" office:value-type="float" office:value="-0.0274312810831201" calcext:value-type="float">
            <text:p/>
          </table:table-cell>
          <table:table-cell table:formula="of:=[.G181]-[.J181]" office:value-type="float" office:value="-0.0413269498962623" calcext:value-type="float">
            <text:p/>
          </table:table-cell>
          <table:table-cell table:formula="of:=[.H181]-[.K181]" office:value-type="float" office:value="0.115935448201742" calcext:value-type="float">
            <text:p/>
          </table:table-cell>
          <table:table-cell table:formula="of:=[.I181]-[.L181]" office:value-type="float" office:value="0.0344366705777093" calcext:value-type="float">
            <text:p/>
          </table:table-cell>
          <table:table-cell/>
          <table:table-cell table:formula="of:=SQRT([.N181]^2+[.O181]^2)" office:value-type="float" office:value="0.0342401456991333" calcext:value-type="float">
            <text:p/>
          </table:table-cell>
          <table:table-cell table:formula="of:=SQRT([.Q181]^2+[.R181]^2)" office:value-type="float" office:value="0.123081050277721" calcext:value-type="float">
            <text:p/>
          </table:table-cell>
          <table:table-cell table:number-columns-repeated="1002"/>
        </table:table-row>
        <table:table-row table:style-name="ro1">
          <table:table-cell table:formula="of:=[.A181]+1" office:value-type="float" office:value="178" calcext:value-type="float">
            <text:p/>
          </table:table-cell>
          <table:table-cell office:value-type="float" office:value="0.54191792011261" calcext:value-type="float">
            <text:p>0.54191792011261</text:p>
          </table:table-cell>
          <table:table-cell office:value-type="float" office:value="-0.196042209863663" calcext:value-type="float">
            <text:p>-0.196042209863663</text:p>
          </table:table-cell>
          <table:table-cell office:value-type="float" office:value="1.15543723106384" calcext:value-type="float">
            <text:p>1.15543723106384</text:p>
          </table:table-cell>
          <table:table-cell office:value-type="float" office:value="0.337861806154251" calcext:value-type="float">
            <text:p>0.337861806154251</text:p>
          </table:table-cell>
          <table:table-cell office:value-type="float" office:value="-1.66754937171936" calcext:value-type="float">
            <text:p>-1.66754937171936</text:p>
          </table:table-cell>
          <table:table-cell office:value-type="float" office:value="1.13966730761118" calcext:value-type="float">
            <text:p>1.13966730761118</text:p>
          </table:table-cell>
          <table:table-cell office:value-type="float" office:value="0.367631410007117" calcext:value-type="float">
            <text:p>0.367631410007117</text:p>
          </table:table-cell>
          <table:table-cell office:value-type="float" office:value="-1.64352101137314" calcext:value-type="float">
            <text:p>-1.64352101137314</text:p>
          </table:table-cell>
          <table:table-cell office:value-type="float" office:value="1.17925041153577" calcext:value-type="float">
            <text:p>1.17925041153577</text:p>
          </table:table-cell>
          <table:table-cell office:value-type="float" office:value="0.251753114890172" calcext:value-type="float">
            <text:p>0.251753114890172</text:p>
          </table:table-cell>
          <table:table-cell office:value-type="float" office:value="-1.67249921755283" calcext:value-type="float">
            <text:p>-1.67249921755283</text:p>
          </table:table-cell>
          <table:table-cell/>
          <table:table-cell table:formula="of:=[.D182]-[.G182]" office:value-type="float" office:value="0.0157699234526649" calcext:value-type="float">
            <text:p/>
          </table:table-cell>
          <table:table-cell table:formula="of:=[.E182]-[.H182]" office:value-type="float" office:value="-0.0297696038528664" calcext:value-type="float">
            <text:p/>
          </table:table-cell>
          <table:table-cell table:formula="of:=IF([.F182]-[.I182]&gt;= PI(); [.F182]-[.I182] - 2*PI(); [.F182]-[.I182])" office:value-type="float" office:value="-0.0240283603462244" calcext:value-type="float">
            <text:p/>
          </table:table-cell>
          <table:table-cell table:formula="of:=[.G182]-[.J182]" office:value-type="float" office:value="-0.0395831039245922" calcext:value-type="float">
            <text:p/>
          </table:table-cell>
          <table:table-cell table:formula="of:=[.H182]-[.K182]" office:value-type="float" office:value="0.115878295116946" calcext:value-type="float">
            <text:p/>
          </table:table-cell>
          <table:table-cell table:formula="of:=[.I182]-[.L182]" office:value-type="float" office:value="0.0289782061796959" calcext:value-type="float">
            <text:p/>
          </table:table-cell>
          <table:table-cell/>
          <table:table-cell table:formula="of:=SQRT([.N182]^2+[.O182]^2)" office:value-type="float" office:value="0.0336885707512134" calcext:value-type="float">
            <text:p/>
          </table:table-cell>
          <table:table-cell table:formula="of:=SQRT([.Q182]^2+[.R182]^2)" office:value-type="float" office:value="0.122452445445222" calcext:value-type="float">
            <text:p/>
          </table:table-cell>
          <table:table-cell table:number-columns-repeated="1002"/>
        </table:table-row>
        <table:table-row table:style-name="ro1">
          <table:table-cell table:formula="of:=[.A182]+1" office:value-type="float" office:value="179" calcext:value-type="float">
            <text:p/>
          </table:table-cell>
          <table:table-cell office:value-type="float" office:value="0.540297627449036" calcext:value-type="float">
            <text:p>0.540297627449036</text:p>
          </table:table-cell>
          <table:table-cell office:value-type="float" office:value="-0.113117948174477" calcext:value-type="float">
            <text:p>-0.113117948174477</text:p>
          </table:table-cell>
          <table:table-cell office:value-type="float" office:value="1.15323650836945" calcext:value-type="float">
            <text:p>1.15323650836945</text:p>
          </table:table-cell>
          <table:table-cell office:value-type="float" office:value="0.316283524036408" calcext:value-type="float">
            <text:p>0.316283524036408</text:p>
          </table:table-cell>
          <table:table-cell office:value-type="float" office:value="-1.6742194890976" calcext:value-type="float">
            <text:p>-1.6742194890976</text:p>
          </table:table-cell>
          <table:table-cell office:value-type="float" office:value="1.13710096553614" calcext:value-type="float">
            <text:p>1.13710096553614</text:p>
          </table:table-cell>
          <table:table-cell office:value-type="float" office:value="0.344077430786546" calcext:value-type="float">
            <text:p>0.344077430786546</text:p>
          </table:table-cell>
          <table:table-cell office:value-type="float" office:value="-1.65178249940437" calcext:value-type="float">
            <text:p>-1.65178249940437</text:p>
          </table:table-cell>
          <table:table-cell office:value-type="float" office:value="1.17705620550244" calcext:value-type="float">
            <text:p>1.17705620550244</text:p>
          </table:table-cell>
          <table:table-cell office:value-type="float" office:value="0.230252884615903" calcext:value-type="float">
            <text:p>0.230252884615903</text:p>
          </table:table-cell>
          <table:table-cell office:value-type="float" office:value="-1.67702393547981" calcext:value-type="float">
            <text:p>-1.67702393547981</text:p>
          </table:table-cell>
          <table:table-cell/>
          <table:table-cell table:formula="of:=[.D183]-[.G183]" office:value-type="float" office:value="0.0161355428333074" calcext:value-type="float">
            <text:p/>
          </table:table-cell>
          <table:table-cell table:formula="of:=[.E183]-[.H183]" office:value-type="float" office:value="-0.0277939067501388" calcext:value-type="float">
            <text:p/>
          </table:table-cell>
          <table:table-cell table:formula="of:=IF([.F183]-[.I183]&gt;= PI(); [.F183]-[.I183] - 2*PI(); [.F183]-[.I183])" office:value-type="float" office:value="-0.0224369896932244" calcext:value-type="float">
            <text:p/>
          </table:table-cell>
          <table:table-cell table:formula="of:=[.G183]-[.J183]" office:value-type="float" office:value="-0.0399552399663037" calcext:value-type="float">
            <text:p/>
          </table:table-cell>
          <table:table-cell table:formula="of:=[.H183]-[.K183]" office:value-type="float" office:value="0.113824546170643" calcext:value-type="float">
            <text:p/>
          </table:table-cell>
          <table:table-cell table:formula="of:=[.I183]-[.L183]" office:value-type="float" office:value="0.0252414360754403" calcext:value-type="float">
            <text:p/>
          </table:table-cell>
          <table:table-cell/>
          <table:table-cell table:formula="of:=SQRT([.N183]^2+[.O183]^2)" office:value-type="float" office:value="0.0321380925843602" calcext:value-type="float">
            <text:p/>
          </table:table-cell>
          <table:table-cell table:formula="of:=SQRT([.Q183]^2+[.R183]^2)" office:value-type="float" office:value="0.1206335297988" calcext:value-type="float">
            <text:p/>
          </table:table-cell>
          <table:table-cell table:number-columns-repeated="1002"/>
        </table:table-row>
        <table:table-row table:style-name="ro1">
          <table:table-cell table:formula="of:=[.A183]+1" office:value-type="float" office:value="180" calcext:value-type="float">
            <text:p/>
          </table:table-cell>
          <table:table-cell office:value-type="float" office:value="0.540326714515686" calcext:value-type="float">
            <text:p>0.540326714515686</text:p>
          </table:table-cell>
          <table:table-cell office:value-type="float" office:value="-0.0377511344850063" calcext:value-type="float">
            <text:p>-0.0377511344850063</text:p>
          </table:table-cell>
          <table:table-cell office:value-type="float" office:value="1.1512371301651" calcext:value-type="float">
            <text:p>1.1512371301651</text:p>
          </table:table-cell>
          <table:table-cell office:value-type="float" office:value="0.294753521680832" calcext:value-type="float">
            <text:p>0.294753521680832</text:p>
          </table:table-cell>
          <table:table-cell office:value-type="float" office:value="-1.67678451538086" calcext:value-type="float">
            <text:p>-1.67678451538086</text:p>
          </table:table-cell>
          <table:table-cell office:value-type="float" office:value="1.1363485267371" calcext:value-type="float">
            <text:p>1.1363485267371</text:p>
          </table:table-cell>
          <table:table-cell office:value-type="float" office:value="0.322535200941867" calcext:value-type="float">
            <text:p>0.322535200941867</text:p>
          </table:table-cell>
          <table:table-cell office:value-type="float" office:value="-1.65852871510443" calcext:value-type="float">
            <text:p>-1.65852871510443</text:p>
          </table:table-cell>
          <table:table-cell office:value-type="float" office:value="1.17476461642307" calcext:value-type="float">
            <text:p>1.17476461642307</text:p>
          </table:table-cell>
          <table:table-cell office:value-type="float" office:value="0.208761645634351" calcext:value-type="float">
            <text:p>0.208761645634351</text:p>
          </table:table-cell>
          <table:table-cell office:value-type="float" office:value="-1.67853398085921" calcext:value-type="float">
            <text:p>-1.67853398085921</text:p>
          </table:table-cell>
          <table:table-cell/>
          <table:table-cell table:formula="of:=[.D184]-[.G184]" office:value-type="float" office:value="0.0148886034279958" calcext:value-type="float">
            <text:p/>
          </table:table-cell>
          <table:table-cell table:formula="of:=[.E184]-[.H184]" office:value-type="float" office:value="-0.0277816792610354" calcext:value-type="float">
            <text:p/>
          </table:table-cell>
          <table:table-cell table:formula="of:=IF([.F184]-[.I184]&gt;= PI(); [.F184]-[.I184] - 2*PI(); [.F184]-[.I184])" office:value-type="float" office:value="-0.0182558002764264" calcext:value-type="float">
            <text:p/>
          </table:table-cell>
          <table:table-cell table:formula="of:=[.G184]-[.J184]" office:value-type="float" office:value="-0.0384160896859624" calcext:value-type="float">
            <text:p/>
          </table:table-cell>
          <table:table-cell table:formula="of:=[.H184]-[.K184]" office:value-type="float" office:value="0.113773555307517" calcext:value-type="float">
            <text:p/>
          </table:table-cell>
          <table:table-cell table:formula="of:=[.I184]-[.L184]" office:value-type="float" office:value="0.0200052657547785" calcext:value-type="float">
            <text:p/>
          </table:table-cell>
          <table:table-cell/>
          <table:table-cell table:formula="of:=SQRT([.N184]^2+[.O184]^2)" office:value-type="float" office:value="0.031519711524682" calcext:value-type="float">
            <text:p/>
          </table:table-cell>
          <table:table-cell table:formula="of:=SQRT([.Q184]^2+[.R184]^2)" office:value-type="float" office:value="0.120084211427117" calcext:value-type="float">
            <text:p/>
          </table:table-cell>
          <table:table-cell table:number-columns-repeated="1002"/>
        </table:table-row>
        <table:table-row table:style-name="ro1">
          <table:table-cell table:formula="of:=[.A184]+1" office:value-type="float" office:value="181" calcext:value-type="float">
            <text:p/>
          </table:table-cell>
          <table:table-cell office:value-type="float" office:value="0.54125988483429" calcext:value-type="float">
            <text:p>0.54125988483429</text:p>
          </table:table-cell>
          <table:table-cell office:value-type="float" office:value="0.0188221056014299" calcext:value-type="float">
            <text:p>0.0188221056014299</text:p>
          </table:table-cell>
          <table:table-cell office:value-type="float" office:value="1.14907586574554" calcext:value-type="float">
            <text:p>1.14907586574554</text:p>
          </table:table-cell>
          <table:table-cell office:value-type="float" office:value="0.273235321044922" calcext:value-type="float">
            <text:p>0.273235321044922</text:p>
          </table:table-cell>
          <table:table-cell office:value-type="float" office:value="-1.67729091644287" calcext:value-type="float">
            <text:p>-1.67729091644287</text:p>
          </table:table-cell>
          <table:table-cell office:value-type="float" office:value="1.13544752972716" calcext:value-type="float">
            <text:p>1.13544752972716</text:p>
          </table:table-cell>
          <table:table-cell office:value-type="float" office:value="0.299968473201016" calcext:value-type="float">
            <text:p>0.299968473201016</text:p>
          </table:table-cell>
          <table:table-cell office:value-type="float" office:value="-1.66190813663666" calcext:value-type="float">
            <text:p>-1.66190813663666</text:p>
          </table:table-cell>
          <table:table-cell office:value-type="float" office:value="1.1724365634947" calcext:value-type="float">
            <text:p>1.1724365634947</text:p>
          </table:table-cell>
          <table:table-cell office:value-type="float" office:value="0.187236781168992" calcext:value-type="float">
            <text:p>0.187236781168992</text:p>
          </table:table-cell>
          <table:table-cell office:value-type="float" office:value="-1.67778109663515" calcext:value-type="float">
            <text:p>-1.67778109663515</text:p>
          </table:table-cell>
          <table:table-cell/>
          <table:table-cell table:formula="of:=[.D185]-[.G185]" office:value-type="float" office:value="0.0136283360183882" calcext:value-type="float">
            <text:p/>
          </table:table-cell>
          <table:table-cell table:formula="of:=[.E185]-[.H185]" office:value-type="float" office:value="-0.026733152156094" calcext:value-type="float">
            <text:p/>
          </table:table-cell>
          <table:table-cell table:formula="of:=IF([.F185]-[.I185]&gt;= PI(); [.F185]-[.I185] - 2*PI(); [.F185]-[.I185])" office:value-type="float" office:value="-0.0153827798062129" calcext:value-type="float">
            <text:p/>
          </table:table-cell>
          <table:table-cell table:formula="of:=[.G185]-[.J185]" office:value-type="float" office:value="-0.0369890337675443" calcext:value-type="float">
            <text:p/>
          </table:table-cell>
          <table:table-cell table:formula="of:=[.H185]-[.K185]" office:value-type="float" office:value="0.112731692032024" calcext:value-type="float">
            <text:p/>
          </table:table-cell>
          <table:table-cell table:formula="of:=[.I185]-[.L185]" office:value-type="float" office:value="0.0158729599984961" calcext:value-type="float">
            <text:p/>
          </table:table-cell>
          <table:table-cell/>
          <table:table-cell table:formula="of:=SQRT([.N185]^2+[.O185]^2)" office:value-type="float" office:value="0.0300065487324179" calcext:value-type="float">
            <text:p/>
          </table:table-cell>
          <table:table-cell table:formula="of:=SQRT([.Q185]^2+[.R185]^2)" office:value-type="float" office:value="0.118644945140784" calcext:value-type="float">
            <text:p/>
          </table:table-cell>
          <table:table-cell table:number-columns-repeated="1002"/>
        </table:table-row>
        <table:table-row table:style-name="ro1">
          <table:table-cell table:formula="of:=[.A185]+1" office:value-type="float" office:value="182" calcext:value-type="float">
            <text:p/>
          </table:table-cell>
          <table:table-cell office:value-type="float" office:value="0.540265083312988" calcext:value-type="float">
            <text:p>0.540265083312988</text:p>
          </table:table-cell>
          <table:table-cell office:value-type="float" office:value="0.0659143477678299" calcext:value-type="float">
            <text:p>0.0659143477678299</text:p>
          </table:table-cell>
          <table:table-cell office:value-type="float" office:value="1.14676809310913" calcext:value-type="float">
            <text:p>1.14676809310913</text:p>
          </table:table-cell>
          <table:table-cell office:value-type="float" office:value="0.251726657152176" calcext:value-type="float">
            <text:p>0.251726657152176</text:p>
          </table:table-cell>
          <table:table-cell office:value-type="float" office:value="-1.67641878128052" calcext:value-type="float">
            <text:p>-1.67641878128052</text:p>
          </table:table-cell>
          <table:table-cell office:value-type="float" office:value="1.13348127161948" calcext:value-type="float">
            <text:p>1.13348127161948</text:p>
          </table:table-cell>
          <table:table-cell office:value-type="float" office:value="0.276448306231627" calcext:value-type="float">
            <text:p>0.276448306231627</text:p>
          </table:table-cell>
          <table:table-cell office:value-type="float" office:value="-1.66307168269273" calcext:value-type="float">
            <text:p>-1.66307168269273</text:p>
          </table:table-cell>
          <table:table-cell office:value-type="float" office:value="1.17012896598358" calcext:value-type="float">
            <text:p>1.17012896598358</text:p>
          </table:table-cell>
          <table:table-cell office:value-type="float" office:value="0.165749734603161" calcext:value-type="float">
            <text:p>0.165749734603161</text:p>
          </table:table-cell>
          <table:table-cell office:value-type="float" office:value="-1.67514452272444" calcext:value-type="float">
            <text:p>-1.67514452272444</text:p>
          </table:table-cell>
          <table:table-cell/>
          <table:table-cell table:formula="of:=[.D186]-[.G186]" office:value-type="float" office:value="0.0132868214896553" calcext:value-type="float">
            <text:p/>
          </table:table-cell>
          <table:table-cell table:formula="of:=[.E186]-[.H186]" office:value-type="float" office:value="-0.0247216490794509" calcext:value-type="float">
            <text:p/>
          </table:table-cell>
          <table:table-cell table:formula="of:=IF([.F186]-[.I186]&gt;= PI(); [.F186]-[.I186] - 2*PI(); [.F186]-[.I186])" office:value-type="float" office:value="-0.0133470985877864" calcext:value-type="float">
            <text:p/>
          </table:table-cell>
          <table:table-cell table:formula="of:=[.G186]-[.J186]" office:value-type="float" office:value="-0.0366476943641083" calcext:value-type="float">
            <text:p/>
          </table:table-cell>
          <table:table-cell table:formula="of:=[.H186]-[.K186]" office:value-type="float" office:value="0.110698571628466" calcext:value-type="float">
            <text:p/>
          </table:table-cell>
          <table:table-cell table:formula="of:=[.I186]-[.L186]" office:value-type="float" office:value="0.0120728400317098" calcext:value-type="float">
            <text:p/>
          </table:table-cell>
          <table:table-cell/>
          <table:table-cell table:formula="of:=SQRT([.N186]^2+[.O186]^2)" office:value-type="float" office:value="0.0280659857925119" calcext:value-type="float">
            <text:p/>
          </table:table-cell>
          <table:table-cell table:formula="of:=SQRT([.Q186]^2+[.R186]^2)" office:value-type="float" office:value="0.116607149278197" calcext:value-type="float">
            <text:p/>
          </table:table-cell>
          <table:table-cell table:number-columns-repeated="1002"/>
        </table:table-row>
        <table:table-row table:style-name="ro1">
          <table:table-cell table:formula="of:=[.A186]+1" office:value-type="float" office:value="183" calcext:value-type="float">
            <text:p/>
          </table:table-cell>
          <table:table-cell office:value-type="float" office:value="0.542867243289948" calcext:value-type="float">
            <text:p>0.542867243289948</text:p>
          </table:table-cell>
          <table:table-cell office:value-type="float" office:value="0.0625719577074051" calcext:value-type="float">
            <text:p>0.0625719577074051</text:p>
          </table:table-cell>
          <table:table-cell office:value-type="float" office:value="1.14427256584167" calcext:value-type="float">
            <text:p>1.14427256584167</text:p>
          </table:table-cell>
          <table:table-cell office:value-type="float" office:value="0.230231404304504" calcext:value-type="float">
            <text:p>0.230231404304504</text:p>
          </table:table-cell>
          <table:table-cell office:value-type="float" office:value="-1.67437875270844" calcext:value-type="float">
            <text:p>-1.67437875270844</text:p>
          </table:table-cell>
          <table:table-cell office:value-type="float" office:value="1.13047000708225" calcext:value-type="float">
            <text:p>1.13047000708225</text:p>
          </table:table-cell>
          <table:table-cell office:value-type="float" office:value="0.254825998404247" calcext:value-type="float">
            <text:p>0.254825998404247</text:p>
          </table:table-cell>
          <table:table-cell office:value-type="float" office:value="-1.66093235775214" calcext:value-type="float">
            <text:p>-1.66093235775214</text:p>
          </table:table-cell>
          <table:table-cell office:value-type="float" office:value="1.16786718708568" calcext:value-type="float">
            <text:p>1.16786718708568</text:p>
          </table:table-cell>
          <table:table-cell office:value-type="float" office:value="0.144153158338471" calcext:value-type="float">
            <text:p>0.144153158338471</text:p>
          </table:table-cell>
          <table:table-cell office:value-type="float" office:value="-1.67264164441615" calcext:value-type="float">
            <text:p>-1.67264164441615</text:p>
          </table:table-cell>
          <table:table-cell/>
          <table:table-cell table:formula="of:=[.D187]-[.G187]" office:value-type="float" office:value="0.0138025587594219" calcext:value-type="float">
            <text:p/>
          </table:table-cell>
          <table:table-cell table:formula="of:=[.E187]-[.H187]" office:value-type="float" office:value="-0.0245945940997428" calcext:value-type="float">
            <text:p/>
          </table:table-cell>
          <table:table-cell table:formula="of:=IF([.F187]-[.I187]&gt;= PI(); [.F187]-[.I187] - 2*PI(); [.F187]-[.I187])" office:value-type="float" office:value="-0.0134463949562993" calcext:value-type="float">
            <text:p/>
          </table:table-cell>
          <table:table-cell table:formula="of:=[.G187]-[.J187]" office:value-type="float" office:value="-0.0373971800034283" calcext:value-type="float">
            <text:p/>
          </table:table-cell>
          <table:table-cell table:formula="of:=[.H187]-[.K187]" office:value-type="float" office:value="0.110672840065776" calcext:value-type="float">
            <text:p/>
          </table:table-cell>
          <table:table-cell table:formula="of:=[.I187]-[.L187]" office:value-type="float" office:value="0.0117092866640092" calcext:value-type="float">
            <text:p/>
          </table:table-cell>
          <table:table-cell/>
          <table:table-cell table:formula="of:=SQRT([.N187]^2+[.O187]^2)" office:value-type="float" office:value="0.0282029198353362" calcext:value-type="float">
            <text:p/>
          </table:table-cell>
          <table:table-cell table:formula="of:=SQRT([.Q187]^2+[.R187]^2)" office:value-type="float" office:value="0.116820488787" calcext:value-type="float">
            <text:p/>
          </table:table-cell>
          <table:table-cell table:number-columns-repeated="1002"/>
        </table:table-row>
        <table:table-row table:style-name="ro1">
          <table:table-cell table:formula="of:=[.A187]+1" office:value-type="float" office:value="184" calcext:value-type="float">
            <text:p/>
          </table:table-cell>
          <table:table-cell office:value-type="float" office:value="0.540957272052765" calcext:value-type="float">
            <text:p>0.540957272052765</text:p>
          </table:table-cell>
          <table:table-cell office:value-type="float" office:value="0.0866368114948273" calcext:value-type="float">
            <text:p>0.0866368114948273</text:p>
          </table:table-cell>
          <table:table-cell office:value-type="float" office:value="1.14218461513519" calcext:value-type="float">
            <text:p>1.14218461513519</text:p>
          </table:table-cell>
          <table:table-cell office:value-type="float" office:value="0.20867483317852" calcext:value-type="float">
            <text:p>0.20867483317852</text:p>
          </table:table-cell>
          <table:table-cell office:value-type="float" office:value="-1.67079734802246" calcext:value-type="float">
            <text:p>-1.67079734802246</text:p>
          </table:table-cell>
          <table:table-cell office:value-type="float" office:value="1.12851148136" calcext:value-type="float">
            <text:p>1.12851148136</text:p>
          </table:table-cell>
          <table:table-cell office:value-type="float" office:value="0.233275548217372" calcext:value-type="float">
            <text:p>0.233275548217372</text:p>
          </table:table-cell>
          <table:table-cell office:value-type="float" office:value="-1.65889085729266" calcext:value-type="float">
            <text:p>-1.65889085729266</text:p>
          </table:table-cell>
          <table:table-cell office:value-type="float" office:value="1.16566723623889" calcext:value-type="float">
            <text:p>1.16566723623889</text:p>
          </table:table-cell>
          <table:table-cell office:value-type="float" office:value="0.122626991736623" calcext:value-type="float">
            <text:p>0.122626991736623</text:p>
          </table:table-cell>
          <table:table-cell office:value-type="float" office:value="-1.66917617195635" calcext:value-type="float">
            <text:p>-1.66917617195635</text:p>
          </table:table-cell>
          <table:table-cell/>
          <table:table-cell table:formula="of:=[.D188]-[.G188]" office:value-type="float" office:value="0.0136731337751934" calcext:value-type="float">
            <text:p/>
          </table:table-cell>
          <table:table-cell table:formula="of:=[.E188]-[.H188]" office:value-type="float" office:value="-0.0246007150388516" calcext:value-type="float">
            <text:p/>
          </table:table-cell>
          <table:table-cell table:formula="of:=IF([.F188]-[.I188]&gt;= PI(); [.F188]-[.I188] - 2*PI(); [.F188]-[.I188])" office:value-type="float" office:value="-0.0119064907297963" calcext:value-type="float">
            <text:p/>
          </table:table-cell>
          <table:table-cell table:formula="of:=[.G188]-[.J188]" office:value-type="float" office:value="-0.0371557548788861" calcext:value-type="float">
            <text:p/>
          </table:table-cell>
          <table:table-cell table:formula="of:=[.H188]-[.K188]" office:value-type="float" office:value="0.110648556480749" calcext:value-type="float">
            <text:p/>
          </table:table-cell>
          <table:table-cell table:formula="of:=[.I188]-[.L188]" office:value-type="float" office:value="0.0102853146636872" calcext:value-type="float">
            <text:p/>
          </table:table-cell>
          <table:table-cell/>
          <table:table-cell table:formula="of:=SQRT([.N188]^2+[.O188]^2)" office:value-type="float" office:value="0.0281451553141409" calcext:value-type="float">
            <text:p/>
          </table:table-cell>
          <table:table-cell table:formula="of:=SQRT([.Q188]^2+[.R188]^2)" office:value-type="float" office:value="0.11672040597896" calcext:value-type="float">
            <text:p/>
          </table:table-cell>
          <table:table-cell table:number-columns-repeated="1002"/>
        </table:table-row>
        <table:table-row table:style-name="ro1">
          <table:table-cell table:formula="of:=[.A188]+1" office:value-type="float" office:value="185" calcext:value-type="float">
            <text:p/>
          </table:table-cell>
          <table:table-cell office:value-type="float" office:value="0.540337324142456" calcext:value-type="float">
            <text:p>0.540337324142456</text:p>
          </table:table-cell>
          <table:table-cell office:value-type="float" office:value="0.0836837664246559" calcext:value-type="float">
            <text:p>0.0836837664246559</text:p>
          </table:table-cell>
          <table:table-cell office:value-type="float" office:value="1.139932513237" calcext:value-type="float">
            <text:p>1.139932513237</text:p>
          </table:table-cell>
          <table:table-cell office:value-type="float" office:value="0.187193781137466" calcext:value-type="float">
            <text:p>0.187193781137466</text:p>
          </table:table-cell>
          <table:table-cell office:value-type="float" office:value="-1.66747522354126" calcext:value-type="float">
            <text:p>-1.66747522354126</text:p>
          </table:table-cell>
          <table:table-cell office:value-type="float" office:value="1.12659554466153" calcext:value-type="float">
            <text:p>1.12659554466153</text:p>
          </table:table-cell>
          <table:table-cell office:value-type="float" office:value="0.21174586836412" calcext:value-type="float">
            <text:p>0.21174586836412</text:p>
          </table:table-cell>
          <table:table-cell office:value-type="float" office:value="-1.65457492889642" calcext:value-type="float">
            <text:p>-1.65457492889642</text:p>
          </table:table-cell>
          <table:table-cell office:value-type="float" office:value="1.16354433247218" calcext:value-type="float">
            <text:p>1.16354433247218</text:p>
          </table:table-cell>
          <table:table-cell office:value-type="float" office:value="0.101118008548764" calcext:value-type="float">
            <text:p>0.101118008548764</text:p>
          </table:table-cell>
          <table:table-cell office:value-type="float" office:value="-1.66582882129937" calcext:value-type="float">
            <text:p>-1.66582882129937</text:p>
          </table:table-cell>
          <table:table-cell/>
          <table:table-cell table:formula="of:=[.D189]-[.G189]" office:value-type="float" office:value="0.0133369685754705" calcext:value-type="float">
            <text:p/>
          </table:table-cell>
          <table:table-cell table:formula="of:=[.E189]-[.H189]" office:value-type="float" office:value="-0.024552087226654" calcext:value-type="float">
            <text:p/>
          </table:table-cell>
          <table:table-cell table:formula="of:=IF([.F189]-[.I189]&gt;= PI(); [.F189]-[.I189] - 2*PI(); [.F189]-[.I189])" office:value-type="float" office:value="-0.012900294644842" calcext:value-type="float">
            <text:p/>
          </table:table-cell>
          <table:table-cell table:formula="of:=[.G189]-[.J189]" office:value-type="float" office:value="-0.0369487878106511" calcext:value-type="float">
            <text:p/>
          </table:table-cell>
          <table:table-cell table:formula="of:=[.H189]-[.K189]" office:value-type="float" office:value="0.110627859815356" calcext:value-type="float">
            <text:p/>
          </table:table-cell>
          <table:table-cell table:formula="of:=[.I189]-[.L189]" office:value-type="float" office:value="0.0112538924029477" calcext:value-type="float">
            <text:p/>
          </table:table-cell>
          <table:table-cell/>
          <table:table-cell table:formula="of:=SQRT([.N189]^2+[.O189]^2)" office:value-type="float" office:value="0.027940646341277" calcext:value-type="float">
            <text:p/>
          </table:table-cell>
          <table:table-cell table:formula="of:=SQRT([.Q189]^2+[.R189]^2)" office:value-type="float" office:value="0.116635055999483" calcext:value-type="float">
            <text:p/>
          </table:table-cell>
          <table:table-cell table:number-columns-repeated="1002"/>
        </table:table-row>
        <table:table-row table:style-name="ro1">
          <table:table-cell table:formula="of:=[.A189]+1" office:value-type="float" office:value="186" calcext:value-type="float">
            <text:p/>
          </table:table-cell>
          <table:table-cell office:value-type="float" office:value="0.539946138858795" calcext:value-type="float">
            <text:p>0.539946138858795</text:p>
          </table:table-cell>
          <table:table-cell office:value-type="float" office:value="0.0838219076395035" calcext:value-type="float">
            <text:p>0.0838219076395035</text:p>
          </table:table-cell>
          <table:table-cell office:value-type="float" office:value="1.13789904117584" calcext:value-type="float">
            <text:p>1.13789904117584</text:p>
          </table:table-cell>
          <table:table-cell office:value-type="float" office:value="0.165686592459679" calcext:value-type="float">
            <text:p>0.165686592459679</text:p>
          </table:table-cell>
          <table:table-cell office:value-type="float" office:value="-1.66353988647461" calcext:value-type="float">
            <text:p>-1.66353988647461</text:p>
          </table:table-cell>
          <table:table-cell office:value-type="float" office:value="1.11579421884964" calcext:value-type="float">
            <text:p>1.11579421884964</text:p>
          </table:table-cell>
          <table:table-cell office:value-type="float" office:value="0.186225373907379" calcext:value-type="float">
            <text:p>0.186225373907379</text:p>
          </table:table-cell>
          <table:table-cell office:value-type="float" office:value="-1.65297661593445" calcext:value-type="float">
            <text:p>-1.65297661593445</text:p>
          </table:table-cell>
          <table:table-cell office:value-type="float" office:value="1.16149492334862" calcext:value-type="float">
            <text:p>1.16149492334862</text:p>
          </table:table-cell>
          <table:table-cell office:value-type="float" office:value="0.0796176165794557" calcext:value-type="float">
            <text:p>0.0796176165794557</text:p>
          </table:table-cell>
          <table:table-cell office:value-type="float" office:value="-1.66247594499379" calcext:value-type="float">
            <text:p>-1.66247594499379</text:p>
          </table:table-cell>
          <table:table-cell/>
          <table:table-cell table:formula="of:=[.D190]-[.G190]" office:value-type="float" office:value="0.0221048223262026" calcext:value-type="float">
            <text:p/>
          </table:table-cell>
          <table:table-cell table:formula="of:=[.E190]-[.H190]" office:value-type="float" office:value="-0.0205387814477002" calcext:value-type="float">
            <text:p/>
          </table:table-cell>
          <table:table-cell table:formula="of:=IF([.F190]-[.I190]&gt;= PI(); [.F190]-[.I190] - 2*PI(); [.F190]-[.I190])" office:value-type="float" office:value="-0.0105632705401595" calcext:value-type="float">
            <text:p/>
          </table:table-cell>
          <table:table-cell table:formula="of:=[.G190]-[.J190]" office:value-type="float" office:value="-0.0457007044989834" calcext:value-type="float">
            <text:p/>
          </table:table-cell>
          <table:table-cell table:formula="of:=[.H190]-[.K190]" office:value-type="float" office:value="0.106607757327923" calcext:value-type="float">
            <text:p/>
          </table:table-cell>
          <table:table-cell table:formula="of:=[.I190]-[.L190]" office:value-type="float" office:value="0.00949932905933548" calcext:value-type="float">
            <text:p/>
          </table:table-cell>
          <table:table-cell/>
          <table:table-cell table:formula="of:=SQRT([.N190]^2+[.O190]^2)" office:value-type="float" office:value="0.0301739078249632" calcext:value-type="float">
            <text:p/>
          </table:table-cell>
          <table:table-cell table:formula="of:=SQRT([.Q190]^2+[.R190]^2)" office:value-type="float" office:value="0.115990380265748" calcext:value-type="float">
            <text:p/>
          </table:table-cell>
          <table:table-cell table:number-columns-repeated="1002"/>
        </table:table-row>
        <table:table-row table:style-name="ro1">
          <table:table-cell table:formula="of:=[.A190]+1" office:value-type="float" office:value="187" calcext:value-type="float">
            <text:p/>
          </table:table-cell>
          <table:table-cell office:value-type="float" office:value="0.544247984886169" calcext:value-type="float">
            <text:p>0.544247984886169</text:p>
          </table:table-cell>
          <table:table-cell office:value-type="float" office:value="0.0439462810754776" calcext:value-type="float">
            <text:p>0.0439462810754776</text:p>
          </table:table-cell>
          <table:table-cell office:value-type="float" office:value="1.13513398170471" calcext:value-type="float">
            <text:p>1.13513398170471</text:p>
          </table:table-cell>
          <table:table-cell office:value-type="float" office:value="0.144198954105377" calcext:value-type="float">
            <text:p>0.144198954105377</text:p>
          </table:table-cell>
          <table:table-cell office:value-type="float" office:value="-1.66094958782196" calcext:value-type="float">
            <text:p>-1.66094958782196</text:p>
          </table:table-cell>
          <table:table-cell office:value-type="float" office:value="1.11200797334151" calcext:value-type="float">
            <text:p>1.11200797334151</text:p>
          </table:table-cell>
          <table:table-cell office:value-type="float" office:value="0.161530125328695" calcext:value-type="float">
            <text:p>0.161530125328695</text:p>
          </table:table-cell>
          <table:table-cell office:value-type="float" office:value="-1.65216146133554" calcext:value-type="float">
            <text:p>-1.65216146133554</text:p>
          </table:table-cell>
          <table:table-cell office:value-type="float" office:value="1.15950186019042" calcext:value-type="float">
            <text:p>1.15950186019042</text:p>
          </table:table-cell>
          <table:table-cell office:value-type="float" office:value="0.0579391228649081" calcext:value-type="float">
            <text:p>0.0579391228649081</text:p>
          </table:table-cell>
          <table:table-cell office:value-type="float" office:value="-1.66071809375077" calcext:value-type="float">
            <text:p>-1.66071809375077</text:p>
          </table:table-cell>
          <table:table-cell/>
          <table:table-cell table:formula="of:=[.D191]-[.G191]" office:value-type="float" office:value="0.023126008363201" calcext:value-type="float">
            <text:p/>
          </table:table-cell>
          <table:table-cell table:formula="of:=[.E191]-[.H191]" office:value-type="float" office:value="-0.0173311712233174" calcext:value-type="float">
            <text:p/>
          </table:table-cell>
          <table:table-cell table:formula="of:=IF([.F191]-[.I191]&gt;= PI(); [.F191]-[.I191] - 2*PI(); [.F191]-[.I191])" office:value-type="float" office:value="-0.00878812648641691" calcext:value-type="float">
            <text:p/>
          </table:table-cell>
          <table:table-cell table:formula="of:=[.G191]-[.J191]" office:value-type="float" office:value="-0.0474938868489128" calcext:value-type="float">
            <text:p/>
          </table:table-cell>
          <table:table-cell table:formula="of:=[.H191]-[.K191]" office:value-type="float" office:value="0.103591002463787" calcext:value-type="float">
            <text:p/>
          </table:table-cell>
          <table:table-cell table:formula="of:=[.I191]-[.L191]" office:value-type="float" office:value="0.00855663241522264" calcext:value-type="float">
            <text:p/>
          </table:table-cell>
          <table:table-cell/>
          <table:table-cell table:formula="of:=SQRT([.N191]^2+[.O191]^2)" office:value-type="float" office:value="0.0288995113935649" calcext:value-type="float">
            <text:p/>
          </table:table-cell>
          <table:table-cell table:formula="of:=SQRT([.Q191]^2+[.R191]^2)" office:value-type="float" office:value="0.113959488764515" calcext:value-type="float">
            <text:p/>
          </table:table-cell>
          <table:table-cell table:number-columns-repeated="1002"/>
        </table:table-row>
        <table:table-row table:style-name="ro1">
          <table:table-cell table:formula="of:=[.A191]+1" office:value-type="float" office:value="188" calcext:value-type="float">
            <text:p/>
          </table:table-cell>
          <table:table-cell office:value-type="float" office:value="0.542961359024048" calcext:value-type="float">
            <text:p>0.542961359024048</text:p>
          </table:table-cell>
          <table:table-cell office:value-type="float" office:value="0.16048526763916" calcext:value-type="float">
            <text:p>0.16048526763916</text:p>
          </table:table-cell>
          <table:table-cell office:value-type="float" office:value="1.13254189491272" calcext:value-type="float">
            <text:p>1.13254189491272</text:p>
          </table:table-cell>
          <table:table-cell office:value-type="float" office:value="0.122643500566483" calcext:value-type="float">
            <text:p>0.122643500566483</text:p>
          </table:table-cell>
          <table:table-cell office:value-type="float" office:value="-1.65681850910187" calcext:value-type="float">
            <text:p>-1.65681850910187</text:p>
          </table:table-cell>
          <table:table-cell office:value-type="float" office:value="1.10924319738608" calcext:value-type="float">
            <text:p>1.10924319738608</text:p>
          </table:table-cell>
          <table:table-cell office:value-type="float" office:value="0.138883922334046" calcext:value-type="float">
            <text:p>0.138883922334046</text:p>
          </table:table-cell>
          <table:table-cell office:value-type="float" office:value="-1.65166820190909" calcext:value-type="float">
            <text:p>-1.65166820190909</text:p>
          </table:table-cell>
          <table:table-cell office:value-type="float" office:value="1.15755152925169" calcext:value-type="float">
            <text:p>1.15755152925169</text:p>
          </table:table-cell>
          <table:table-cell office:value-type="float" office:value="0.0363084162407912" calcext:value-type="float">
            <text:p>0.0363084162407912</text:p>
          </table:table-cell>
          <table:table-cell office:value-type="float" office:value="-1.6542986830452" calcext:value-type="float">
            <text:p>-1.6542986830452</text:p>
          </table:table-cell>
          <table:table-cell/>
          <table:table-cell table:formula="of:=[.D192]-[.G192]" office:value-type="float" office:value="0.0232986975266369" calcext:value-type="float">
            <text:p/>
          </table:table-cell>
          <table:table-cell table:formula="of:=[.E192]-[.H192]" office:value-type="float" office:value="-0.0162404217675635" calcext:value-type="float">
            <text:p/>
          </table:table-cell>
          <table:table-cell table:formula="of:=IF([.F192]-[.I192]&gt;= PI(); [.F192]-[.I192] - 2*PI(); [.F192]-[.I192])" office:value-type="float" office:value="-0.00515030719277831" calcext:value-type="float">
            <text:p/>
          </table:table-cell>
          <table:table-cell table:formula="of:=[.G192]-[.J192]" office:value-type="float" office:value="-0.0483083318656101" calcext:value-type="float">
            <text:p/>
          </table:table-cell>
          <table:table-cell table:formula="of:=[.H192]-[.K192]" office:value-type="float" office:value="0.102575506093255" calcext:value-type="float">
            <text:p/>
          </table:table-cell>
          <table:table-cell table:formula="of:=[.I192]-[.L192]" office:value-type="float" office:value="0.00263048113611042" calcext:value-type="float">
            <text:p/>
          </table:table-cell>
          <table:table-cell/>
          <table:table-cell table:formula="of:=SQRT([.N192]^2+[.O192]^2)" office:value-type="float" office:value="0.0284003627727899" calcext:value-type="float">
            <text:p/>
          </table:table-cell>
          <table:table-cell table:formula="of:=SQRT([.Q192]^2+[.R192]^2)" office:value-type="float" office:value="0.113381785917868" calcext:value-type="float">
            <text:p/>
          </table:table-cell>
          <table:table-cell table:number-columns-repeated="1002"/>
        </table:table-row>
        <table:table-row table:style-name="ro1">
          <table:table-cell table:formula="of:=[.A192]+1" office:value-type="float" office:value="189" calcext:value-type="float">
            <text:p/>
          </table:table-cell>
          <table:table-cell office:value-type="float" office:value="0.542846024036408" calcext:value-type="float">
            <text:p>0.542846024036408</text:p>
          </table:table-cell>
          <table:table-cell office:value-type="float" office:value="0.141911551356316" calcext:value-type="float">
            <text:p>0.141911551356316</text:p>
          </table:table-cell>
          <table:table-cell office:value-type="float" office:value="1.13042604923248" calcext:value-type="float">
            <text:p>1.13042604923248</text:p>
          </table:table-cell>
          <table:table-cell office:value-type="float" office:value="0.101038619875908" calcext:value-type="float">
            <text:p>0.101038619875908</text:p>
          </table:table-cell>
          <table:table-cell office:value-type="float" office:value="-1.65135395526886" calcext:value-type="float">
            <text:p>-1.65135395526886</text:p>
          </table:table-cell>
          <table:table-cell office:value-type="float" office:value="1.10648947172357" calcext:value-type="float">
            <text:p>1.10648947172357</text:p>
          </table:table-cell>
          <table:table-cell office:value-type="float" office:value="0.117241049765371" calcext:value-type="float">
            <text:p>0.117241049765371</text:p>
          </table:table-cell>
          <table:table-cell office:value-type="float" office:value="-1.64471845906413" calcext:value-type="float">
            <text:p>-1.64471845906413</text:p>
          </table:table-cell>
          <table:table-cell office:value-type="float" office:value="1.15574047871645" calcext:value-type="float">
            <text:p>1.15574047871645</text:p>
          </table:table-cell>
          <table:table-cell office:value-type="float" office:value="0.0146702327389762" calcext:value-type="float">
            <text:p>0.0146702327389762</text:p>
          </table:table-cell>
          <table:table-cell office:value-type="float" office:value="-1.64862222099095" calcext:value-type="float">
            <text:p>-1.64862222099095</text:p>
          </table:table-cell>
          <table:table-cell/>
          <table:table-cell table:formula="of:=[.D193]-[.G193]" office:value-type="float" office:value="0.0239365775089122" calcext:value-type="float">
            <text:p/>
          </table:table-cell>
          <table:table-cell table:formula="of:=[.E193]-[.H193]" office:value-type="float" office:value="-0.0162024298894634" calcext:value-type="float">
            <text:p/>
          </table:table-cell>
          <table:table-cell table:formula="of:=IF([.F193]-[.I193]&gt;= PI(); [.F193]-[.I193] - 2*PI(); [.F193]-[.I193])" office:value-type="float" office:value="-0.00663549620472659" calcext:value-type="float">
            <text:p/>
          </table:table-cell>
          <table:table-cell table:formula="of:=[.G193]-[.J193]" office:value-type="float" office:value="-0.0492510069928809" calcext:value-type="float">
            <text:p/>
          </table:table-cell>
          <table:table-cell table:formula="of:=[.H193]-[.K193]" office:value-type="float" office:value="0.102570817026395" calcext:value-type="float">
            <text:p/>
          </table:table-cell>
          <table:table-cell table:formula="of:=[.I193]-[.L193]" office:value-type="float" office:value="0.00390376192681385" calcext:value-type="float">
            <text:p/>
          </table:table-cell>
          <table:table-cell/>
          <table:table-cell table:formula="of:=SQRT([.N193]^2+[.O193]^2)" office:value-type="float" office:value="0.0289046445604013" calcext:value-type="float">
            <text:p/>
          </table:table-cell>
          <table:table-cell table:formula="of:=SQRT([.Q193]^2+[.R193]^2)" office:value-type="float" office:value="0.113782398442268" calcext:value-type="float">
            <text:p/>
          </table:table-cell>
          <table:table-cell table:number-columns-repeated="1002"/>
        </table:table-row>
        <table:table-row table:style-name="ro1">
          <table:table-cell table:formula="of:=[.A193]+1" office:value-type="float" office:value="190" calcext:value-type="float">
            <text:p/>
          </table:table-cell>
          <table:table-cell office:value-type="float" office:value="0.540920495986939" calcext:value-type="float">
            <text:p>0.540920495986939</text:p>
          </table:table-cell>
          <table:table-cell office:value-type="float" office:value="0.148102939128876" calcext:value-type="float">
            <text:p>0.148102939128876</text:p>
          </table:table-cell>
          <table:table-cell office:value-type="float" office:value="1.12789750099182" calcext:value-type="float">
            <text:p>1.12789750099182</text:p>
          </table:table-cell>
          <table:table-cell office:value-type="float" office:value="0.0794767364859581" calcext:value-type="float">
            <text:p>0.0794767364859581</text:p>
          </table:table-cell>
          <table:table-cell office:value-type="float" office:value="-1.64716494083405" calcext:value-type="float">
            <text:p>-1.64716494083405</text:p>
          </table:table-cell>
          <table:table-cell office:value-type="float" office:value="1.10489148815252" calcext:value-type="float">
            <text:p>1.10489148815252</text:p>
          </table:table-cell>
          <table:table-cell office:value-type="float" office:value="0.0956633200128543" calcext:value-type="float">
            <text:p>0.0956633200128543</text:p>
          </table:table-cell>
          <table:table-cell office:value-type="float" office:value="-1.64067663728563" calcext:value-type="float">
            <text:p>-1.64067663728563</text:p>
          </table:table-cell>
          <table:table-cell office:value-type="float" office:value="1.15405827321558" calcext:value-type="float">
            <text:p>1.15405827321558</text:p>
          </table:table-cell>
          <table:table-cell office:value-type="float" office:value="-0.006901094466804" calcext:value-type="float">
            <text:p>-0.006901094466804</text:p>
          </table:table-cell>
          <table:table-cell office:value-type="float" office:value="-1.64269810342579" calcext:value-type="float">
            <text:p>-1.64269810342579</text:p>
          </table:table-cell>
          <table:table-cell/>
          <table:table-cell table:formula="of:=[.D194]-[.G194]" office:value-type="float" office:value="0.0230060128393035" calcext:value-type="float">
            <text:p/>
          </table:table-cell>
          <table:table-cell table:formula="of:=[.E194]-[.H194]" office:value-type="float" office:value="-0.0161865835268962" calcext:value-type="float">
            <text:p/>
          </table:table-cell>
          <table:table-cell table:formula="of:=IF([.F194]-[.I194]&gt;= PI(); [.F194]-[.I194] - 2*PI(); [.F194]-[.I194])" office:value-type="float" office:value="-0.00648830354841734" calcext:value-type="float">
            <text:p/>
          </table:table-cell>
          <table:table-cell table:formula="of:=[.G194]-[.J194]" office:value-type="float" office:value="-0.0491667850630577" calcext:value-type="float">
            <text:p/>
          </table:table-cell>
          <table:table-cell table:formula="of:=[.H194]-[.K194]" office:value-type="float" office:value="0.102564414479658" calcext:value-type="float">
            <text:p/>
          </table:table-cell>
          <table:table-cell table:formula="of:=[.I194]-[.L194]" office:value-type="float" office:value="0.00202146614016407" calcext:value-type="float">
            <text:p/>
          </table:table-cell>
          <table:table-cell/>
          <table:table-cell table:formula="of:=SQRT([.N194]^2+[.O194]^2)" office:value-type="float" office:value="0.028129737166127" calcext:value-type="float">
            <text:p/>
          </table:table-cell>
          <table:table-cell table:formula="of:=SQRT([.Q194]^2+[.R194]^2)" office:value-type="float" office:value="0.11374019461471" calcext:value-type="float">
            <text:p/>
          </table:table-cell>
          <table:table-cell table:number-columns-repeated="1002"/>
        </table:table-row>
        <table:table-row table:style-name="ro1">
          <table:table-cell table:formula="of:=[.A194]+1" office:value-type="float" office:value="191" calcext:value-type="float">
            <text:p/>
          </table:table-cell>
          <table:table-cell office:value-type="float" office:value="0.541605293750763" calcext:value-type="float">
            <text:p>0.541605293750763</text:p>
          </table:table-cell>
          <table:table-cell office:value-type="float" office:value="0.119387812912464" calcext:value-type="float">
            <text:p>0.119387812912464</text:p>
          </table:table-cell>
          <table:table-cell office:value-type="float" office:value="1.12626540660858" calcext:value-type="float">
            <text:p>1.12626540660858</text:p>
          </table:table-cell>
          <table:table-cell office:value-type="float" office:value="0.0578869692981243" calcext:value-type="float">
            <text:p>0.0578869692981243</text:p>
          </table:table-cell>
          <table:table-cell office:value-type="float" office:value="-1.64126825332642" calcext:value-type="float">
            <text:p>-1.64126825332642</text:p>
          </table:table-cell>
          <table:table-cell office:value-type="float" office:value="1.10337881813691" calcext:value-type="float">
            <text:p>1.10337881813691</text:p>
          </table:table-cell>
          <table:table-cell office:value-type="float" office:value="0.0740519827063836" calcext:value-type="float">
            <text:p>0.0740519827063836</text:p>
          </table:table-cell>
          <table:table-cell office:value-type="float" office:value="-1.63515406205019" calcext:value-type="float">
            <text:p>-1.63515406205019</text:p>
          </table:table-cell>
          <table:table-cell office:value-type="float" office:value="1.15250191973375" calcext:value-type="float">
            <text:p>1.15250191973375</text:p>
          </table:table-cell>
          <table:table-cell office:value-type="float" office:value="-0.0285093298086766" calcext:value-type="float">
            <text:p>-0.0285093298086766</text:p>
          </table:table-cell>
          <table:table-cell office:value-type="float" office:value="-1.63792259090929" calcext:value-type="float">
            <text:p>-1.63792259090929</text:p>
          </table:table-cell>
          <table:table-cell/>
          <table:table-cell table:formula="of:=[.D195]-[.G195]" office:value-type="float" office:value="0.0228865884716685" calcext:value-type="float">
            <text:p/>
          </table:table-cell>
          <table:table-cell table:formula="of:=[.E195]-[.H195]" office:value-type="float" office:value="-0.0161650134082593" calcext:value-type="float">
            <text:p/>
          </table:table-cell>
          <table:table-cell table:formula="of:=IF([.F195]-[.I195]&gt;= PI(); [.F195]-[.I195] - 2*PI(); [.F195]-[.I195])" office:value-type="float" office:value="-0.0061141912762217" calcext:value-type="float">
            <text:p/>
          </table:table-cell>
          <table:table-cell table:formula="of:=[.G195]-[.J195]" office:value-type="float" office:value="-0.0491231015968319" calcext:value-type="float">
            <text:p/>
          </table:table-cell>
          <table:table-cell table:formula="of:=[.H195]-[.K195]" office:value-type="float" office:value="0.10256131251506" calcext:value-type="float">
            <text:p/>
          </table:table-cell>
          <table:table-cell table:formula="of:=[.I195]-[.L195]" office:value-type="float" office:value="0.00276852885909928" calcext:value-type="float">
            <text:p/>
          </table:table-cell>
          <table:table-cell/>
          <table:table-cell table:formula="of:=SQRT([.N195]^2+[.O195]^2)" office:value-type="float" office:value="0.0280197000405199" calcext:value-type="float">
            <text:p/>
          </table:table-cell>
          <table:table-cell table:formula="of:=SQRT([.Q195]^2+[.R195]^2)" office:value-type="float" office:value="0.113718520634523" calcext:value-type="float">
            <text:p/>
          </table:table-cell>
          <table:table-cell table:number-columns-repeated="1002"/>
        </table:table-row>
        <table:table-row table:style-name="ro1">
          <table:table-cell table:formula="of:=[.A195]+1" office:value-type="float" office:value="192" calcext:value-type="float">
            <text:p/>
          </table:table-cell>
          <table:table-cell office:value-type="float" office:value="0.54180121421814" calcext:value-type="float">
            <text:p>0.54180121421814</text:p>
          </table:table-cell>
          <table:table-cell office:value-type="float" office:value="0.142268359661102" calcext:value-type="float">
            <text:p>0.142268359661102</text:p>
          </table:table-cell>
          <table:table-cell office:value-type="float" office:value="1.12486481666565" calcext:value-type="float">
            <text:p>1.12486481666565</text:p>
          </table:table-cell>
          <table:table-cell office:value-type="float" office:value="0.0362549461424351" calcext:value-type="float">
            <text:p>0.0362549461424351</text:p>
          </table:table-cell>
          <table:table-cell office:value-type="float" office:value="-1.6359338760376" calcext:value-type="float">
            <text:p>-1.6359338760376</text:p>
          </table:table-cell>
          <table:table-cell office:value-type="float" office:value="1.10098541664546" calcext:value-type="float">
            <text:p>1.10098541664546</text:p>
          </table:table-cell>
          <table:table-cell office:value-type="float" office:value="0.0524248005733353" calcext:value-type="float">
            <text:p>0.0524248005733353</text:p>
          </table:table-cell>
          <table:table-cell office:value-type="float" office:value="-1.62986417939687" calcext:value-type="float">
            <text:p>-1.62986417939687</text:p>
          </table:table-cell>
          <table:table-cell office:value-type="float" office:value="1.15104824834333" calcext:value-type="float">
            <text:p>1.15104824834333</text:p>
          </table:table-cell>
          <table:table-cell office:value-type="float" office:value="-0.0501325702840056" calcext:value-type="float">
            <text:p>-0.0501325702840056</text:p>
          </table:table-cell>
          <table:table-cell office:value-type="float" office:value="-1.63223185652285" calcext:value-type="float">
            <text:p>-1.63223185652285</text:p>
          </table:table-cell>
          <table:table-cell/>
          <table:table-cell table:formula="of:=[.D196]-[.G196]" office:value-type="float" office:value="0.0238794000201934" calcext:value-type="float">
            <text:p/>
          </table:table-cell>
          <table:table-cell table:formula="of:=[.E196]-[.H196]" office:value-type="float" office:value="-0.0161698544309002" calcext:value-type="float">
            <text:p/>
          </table:table-cell>
          <table:table-cell table:formula="of:=IF([.F196]-[.I196]&gt;= PI(); [.F196]-[.I196] - 2*PI(); [.F196]-[.I196])" office:value-type="float" office:value="-0.00606969664073098" calcext:value-type="float">
            <text:p/>
          </table:table-cell>
          <table:table-cell table:formula="of:=[.G196]-[.J196]" office:value-type="float" office:value="-0.0500628316978784" calcext:value-type="float">
            <text:p/>
          </table:table-cell>
          <table:table-cell table:formula="of:=[.H196]-[.K196]" office:value-type="float" office:value="0.102557370857341" calcext:value-type="float">
            <text:p/>
          </table:table-cell>
          <table:table-cell table:formula="of:=[.I196]-[.L196]" office:value-type="float" office:value="0.00236767712598285" calcext:value-type="float">
            <text:p/>
          </table:table-cell>
          <table:table-cell/>
          <table:table-cell table:formula="of:=SQRT([.N196]^2+[.O196]^2)" office:value-type="float" office:value="0.028839034963759" calcext:value-type="float">
            <text:p/>
          </table:table-cell>
          <table:table-cell table:formula="of:=SQRT([.Q196]^2+[.R196]^2)" office:value-type="float" office:value="0.114124061594303" calcext:value-type="float">
            <text:p/>
          </table:table-cell>
          <table:table-cell table:number-columns-repeated="1002"/>
        </table:table-row>
        <table:table-row table:style-name="ro1">
          <table:table-cell table:formula="of:=[.A196]+1" office:value-type="float" office:value="193" calcext:value-type="float">
            <text:p/>
          </table:table-cell>
          <table:table-cell office:value-type="float" office:value="0.542886078357697" calcext:value-type="float">
            <text:p>0.542886078357697</text:p>
          </table:table-cell>
          <table:table-cell office:value-type="float" office:value="0.0777580961585045" calcext:value-type="float">
            <text:p>0.0777580961585045</text:p>
          </table:table-cell>
          <table:table-cell office:value-type="float" office:value="1.12330543994904" calcext:value-type="float">
            <text:p>1.12330543994904</text:p>
          </table:table-cell>
          <table:table-cell office:value-type="float" office:value="0.0146331740543246" calcext:value-type="float">
            <text:p>0.0146331740543246</text:p>
          </table:table-cell>
          <table:table-cell office:value-type="float" office:value="-1.63226079940796" calcext:value-type="float">
            <text:p>-1.63226079940796</text:p>
          </table:table-cell>
          <table:table-cell office:value-type="float" office:value="1.10070307796546" calcext:value-type="float">
            <text:p>1.10070307796546</text:p>
          </table:table-cell>
          <table:table-cell office:value-type="float" office:value="0.0307472291381481" calcext:value-type="float">
            <text:p>0.0307472291381481</text:p>
          </table:table-cell>
          <table:table-cell office:value-type="float" office:value="-1.62643804687326" calcext:value-type="float">
            <text:p>-1.62643804687326</text:p>
          </table:table-cell>
          <table:table-cell office:value-type="float" office:value="1.1497149876536" calcext:value-type="float">
            <text:p>1.1497149876536</text:p>
          </table:table-cell>
          <table:table-cell office:value-type="float" office:value="-0.0718070457436922" calcext:value-type="float">
            <text:p>-0.0718070457436922</text:p>
          </table:table-cell>
          <table:table-cell office:value-type="float" office:value="-1.62912153267651" calcext:value-type="float">
            <text:p>-1.62912153267651</text:p>
          </table:table-cell>
          <table:table-cell/>
          <table:table-cell table:formula="of:=[.D197]-[.G197]" office:value-type="float" office:value="0.0226023619835771" calcext:value-type="float">
            <text:p/>
          </table:table-cell>
          <table:table-cell table:formula="of:=[.E197]-[.H197]" office:value-type="float" office:value="-0.0161140550838235" calcext:value-type="float">
            <text:p/>
          </table:table-cell>
          <table:table-cell table:formula="of:=IF([.F197]-[.I197]&gt;= PI(); [.F197]-[.I197] - 2*PI(); [.F197]-[.I197])" office:value-type="float" office:value="-0.00582275253469988" calcext:value-type="float">
            <text:p/>
          </table:table-cell>
          <table:table-cell table:formula="of:=[.G197]-[.J197]" office:value-type="float" office:value="-0.0490119096881372" calcext:value-type="float">
            <text:p/>
          </table:table-cell>
          <table:table-cell table:formula="of:=[.H197]-[.K197]" office:value-type="float" office:value="0.10255427488184" calcext:value-type="float">
            <text:p/>
          </table:table-cell>
          <table:table-cell table:formula="of:=[.I197]-[.L197]" office:value-type="float" office:value="0.00268348580325028" calcext:value-type="float">
            <text:p/>
          </table:table-cell>
          <table:table-cell/>
          <table:table-cell table:formula="of:=SQRT([.N197]^2+[.O197]^2)" office:value-type="float" office:value="0.0277584138322266" calcext:value-type="float">
            <text:p/>
          </table:table-cell>
          <table:table-cell table:formula="of:=SQRT([.Q197]^2+[.R197]^2)" office:value-type="float" office:value="0.113664183399249" calcext:value-type="float">
            <text:p/>
          </table:table-cell>
          <table:table-cell table:number-columns-repeated="1002"/>
        </table:table-row>
        <table:table-row table:style-name="ro1">
          <table:table-cell table:formula="of:=[.A197]+1" office:value-type="float" office:value="194" calcext:value-type="float">
            <text:p/>
          </table:table-cell>
          <table:table-cell office:value-type="float" office:value="0.541189193725586" calcext:value-type="float">
            <text:p>0.541189193725586</text:p>
          </table:table-cell>
          <table:table-cell office:value-type="float" office:value="0.110024206340313" calcext:value-type="float">
            <text:p>0.110024206340313</text:p>
          </table:table-cell>
          <table:table-cell office:value-type="float" office:value="1.12164521217346" calcext:value-type="float">
            <text:p>1.12164521217346</text:p>
          </table:table-cell>
          <table:table-cell office:value-type="float" office:value="-0.00699970498681068" calcext:value-type="float">
            <text:p>-0.00699970498681068</text:p>
          </table:table-cell>
          <table:table-cell office:value-type="float" office:value="-1.6292005777359" calcext:value-type="float">
            <text:p>-1.6292005777359</text:p>
          </table:table-cell>
          <table:table-cell office:value-type="float" office:value="1.09749999116873" calcext:value-type="float">
            <text:p>1.09749999116873</text:p>
          </table:table-cell>
          <table:table-cell office:value-type="float" office:value="0.00913316319016204" calcext:value-type="float">
            <text:p>0.00913316319016204</text:p>
          </table:table-cell>
          <table:table-cell office:value-type="float" office:value="-1.62283370598876" calcext:value-type="float">
            <text:p>-1.62283370598876</text:p>
          </table:table-cell>
          <table:table-cell office:value-type="float" office:value="1.14845310454374" calcext:value-type="float">
            <text:p>1.14845310454374</text:p>
          </table:table-cell>
          <table:table-cell office:value-type="float" office:value="-0.0934178032608554" calcext:value-type="float">
            <text:p>-0.0934178032608554</text:p>
          </table:table-cell>
          <table:table-cell office:value-type="float" office:value="-1.6247205644229" calcext:value-type="float">
            <text:p>-1.6247205644229</text:p>
          </table:table-cell>
          <table:table-cell/>
          <table:table-cell table:formula="of:=[.D198]-[.G198]" office:value-type="float" office:value="0.0241452210047286" calcext:value-type="float">
            <text:p/>
          </table:table-cell>
          <table:table-cell table:formula="of:=[.E198]-[.H198]" office:value-type="float" office:value="-0.0161328681769727" calcext:value-type="float">
            <text:p/>
          </table:table-cell>
          <table:table-cell table:formula="of:=IF([.F198]-[.I198]&gt;= PI(); [.F198]-[.I198] - 2*PI(); [.F198]-[.I198])" office:value-type="float" office:value="-0.00636687174714345" calcext:value-type="float">
            <text:p/>
          </table:table-cell>
          <table:table-cell table:formula="of:=[.G198]-[.J198]" office:value-type="float" office:value="-0.0509531133750094" calcext:value-type="float">
            <text:p/>
          </table:table-cell>
          <table:table-cell table:formula="of:=[.H198]-[.K198]" office:value-type="float" office:value="0.102550966451017" calcext:value-type="float">
            <text:p/>
          </table:table-cell>
          <table:table-cell table:formula="of:=[.I198]-[.L198]" office:value-type="float" office:value="0.00188685843413938" calcext:value-type="float">
            <text:p/>
          </table:table-cell>
          <table:table-cell/>
          <table:table-cell table:formula="of:=SQRT([.N198]^2+[.O198]^2)" office:value-type="float" office:value="0.0290389588825558" calcext:value-type="float">
            <text:p/>
          </table:table-cell>
          <table:table-cell table:formula="of:=SQRT([.Q198]^2+[.R198]^2)" office:value-type="float" office:value="0.114511660902479" calcext:value-type="float">
            <text:p/>
          </table:table-cell>
          <table:table-cell table:number-columns-repeated="1002"/>
        </table:table-row>
        <table:table-row table:style-name="ro1">
          <table:table-cell table:formula="of:=[.A198]+1" office:value-type="float" office:value="195" calcext:value-type="float">
            <text:p/>
          </table:table-cell>
          <table:table-cell office:value-type="float" office:value="0.542266547679901" calcext:value-type="float">
            <text:p>0.542266547679901</text:p>
          </table:table-cell>
          <table:table-cell office:value-type="float" office:value="0.0887520760297775" calcext:value-type="float">
            <text:p>0.0887520760297775</text:p>
          </table:table-cell>
          <table:table-cell office:value-type="float" office:value="1.12000596523285" calcext:value-type="float">
            <text:p>1.12000596523285</text:p>
          </table:table-cell>
          <table:table-cell office:value-type="float" office:value="-0.0285946875810623" calcext:value-type="float">
            <text:p>-0.0285946875810623</text:p>
          </table:table-cell>
          <table:table-cell office:value-type="float" office:value="-1.62609374523163" calcext:value-type="float">
            <text:p>-1.62609374523163</text:p>
          </table:table-cell>
          <table:table-cell office:value-type="float" office:value="1.0973713754724" calcext:value-type="float">
            <text:p>1.0973713754724</text:p>
          </table:table-cell>
          <table:table-cell office:value-type="float" office:value="-0.0125281373929479" calcext:value-type="float">
            <text:p>-0.0125281373929479</text:p>
          </table:table-cell>
          <table:table-cell office:value-type="float" office:value="-1.62032109384429" calcext:value-type="float">
            <text:p>-1.62032109384429</text:p>
          </table:table-cell>
          <table:table-cell office:value-type="float" office:value="1.14728401891145" calcext:value-type="float">
            <text:p>1.14728401891145</text:p>
          </table:table-cell>
          <table:table-cell office:value-type="float" office:value="-0.115076936501977" calcext:value-type="float">
            <text:p>-0.115076936501977</text:p>
          </table:table-cell>
          <table:table-cell office:value-type="float" office:value="-1.62117048138171" calcext:value-type="float">
            <text:p>-1.62117048138171</text:p>
          </table:table-cell>
          <table:table-cell/>
          <table:table-cell table:formula="of:=[.D199]-[.G199]" office:value-type="float" office:value="0.0226345897604527" calcext:value-type="float">
            <text:p/>
          </table:table-cell>
          <table:table-cell table:formula="of:=[.E199]-[.H199]" office:value-type="float" office:value="-0.0160665501881144" calcext:value-type="float">
            <text:p/>
          </table:table-cell>
          <table:table-cell table:formula="of:=IF([.F199]-[.I199]&gt;= PI(); [.F199]-[.I199] - 2*PI(); [.F199]-[.I199])" office:value-type="float" office:value="-0.00577265138733551" calcext:value-type="float">
            <text:p/>
          </table:table-cell>
          <table:table-cell table:formula="of:=[.G199]-[.J199]" office:value-type="float" office:value="-0.0499126434390509" calcext:value-type="float">
            <text:p/>
          </table:table-cell>
          <table:table-cell table:formula="of:=[.H199]-[.K199]" office:value-type="float" office:value="0.102548799109029" calcext:value-type="float">
            <text:p/>
          </table:table-cell>
          <table:table-cell table:formula="of:=[.I199]-[.L199]" office:value-type="float" office:value="0.000849387537412705" calcext:value-type="float">
            <text:p/>
          </table:table-cell>
          <table:table-cell/>
          <table:table-cell table:formula="of:=SQRT([.N199]^2+[.O199]^2)" office:value-type="float" office:value="0.0277571376148765" calcext:value-type="float">
            <text:p/>
          </table:table-cell>
          <table:table-cell table:formula="of:=SQRT([.Q199]^2+[.R199]^2)" office:value-type="float" office:value="0.1140505509578" calcext:value-type="float">
            <text:p/>
          </table:table-cell>
          <table:table-cell table:number-columns-repeated="1002"/>
        </table:table-row>
        <table:table-row table:style-name="ro1">
          <table:table-cell table:formula="of:=[.A199]+1" office:value-type="float" office:value="196" calcext:value-type="float">
            <text:p/>
          </table:table-cell>
          <table:table-cell office:value-type="float" office:value="0.542994856834412" calcext:value-type="float">
            <text:p>0.542994856834412</text:p>
          </table:table-cell>
          <table:table-cell office:value-type="float" office:value="0.0653065666556358" calcext:value-type="float">
            <text:p>0.0653065666556358</text:p>
          </table:table-cell>
          <table:table-cell office:value-type="float" office:value="1.11818945407867" calcext:value-type="float">
            <text:p>1.11818945407867</text:p>
          </table:table-cell>
          <table:table-cell office:value-type="float" office:value="-0.0502320788800717" calcext:value-type="float">
            <text:p>-0.0502320788800717</text:p>
          </table:table-cell>
          <table:table-cell office:value-type="float" office:value="-1.62306380271912" calcext:value-type="float">
            <text:p>-1.62306380271912</text:p>
          </table:table-cell>
          <table:table-cell office:value-type="float" office:value="1.09529654722136" calcext:value-type="float">
            <text:p>1.09529654722136</text:p>
          </table:table-cell>
          <table:table-cell office:value-type="float" office:value="-0.0342213010126673" calcext:value-type="float">
            <text:p>-0.0342213010126673</text:p>
          </table:table-cell>
          <table:table-cell office:value-type="float" office:value="-1.61589862991072" calcext:value-type="float">
            <text:p>-1.61589862991072</text:p>
          </table:table-cell>
          <table:table-cell office:value-type="float" office:value="1.14619036530854" calcext:value-type="float">
            <text:p>1.14619036530854</text:p>
          </table:table-cell>
          <table:table-cell office:value-type="float" office:value="-0.136769179011101" calcext:value-type="float">
            <text:p>-0.136769179011101</text:p>
          </table:table-cell>
          <table:table-cell office:value-type="float" office:value="-1.61855821871548" calcext:value-type="float">
            <text:p>-1.61855821871548</text:p>
          </table:table-cell>
          <table:table-cell/>
          <table:table-cell table:formula="of:=[.D200]-[.G200]" office:value-type="float" office:value="0.0228929068573096" calcext:value-type="float">
            <text:p/>
          </table:table-cell>
          <table:table-cell table:formula="of:=[.E200]-[.H200]" office:value-type="float" office:value="-0.0160107778674043" calcext:value-type="float">
            <text:p/>
          </table:table-cell>
          <table:table-cell table:formula="of:=IF([.F200]-[.I200]&gt;= PI(); [.F200]-[.I200] - 2*PI(); [.F200]-[.I200])" office:value-type="float" office:value="-0.00716517280839657" calcext:value-type="float">
            <text:p/>
          </table:table-cell>
          <table:table-cell table:formula="of:=[.G200]-[.J200]" office:value-type="float" office:value="-0.0508938180871743" calcext:value-type="float">
            <text:p/>
          </table:table-cell>
          <table:table-cell table:formula="of:=[.H200]-[.K200]" office:value-type="float" office:value="0.102547877998433" calcext:value-type="float">
            <text:p/>
          </table:table-cell>
          <table:table-cell table:formula="of:=[.I200]-[.L200]" office:value-type="float" office:value="0.00265958880476047" calcext:value-type="float">
            <text:p/>
          </table:table-cell>
          <table:table-cell/>
          <table:table-cell table:formula="of:=SQRT([.N200]^2+[.O200]^2)" office:value-type="float" office:value="0.027936180703468" calcext:value-type="float">
            <text:p/>
          </table:table-cell>
          <table:table-cell table:formula="of:=SQRT([.Q200]^2+[.R200]^2)" office:value-type="float" office:value="0.114482522690024" calcext:value-type="float">
            <text:p/>
          </table:table-cell>
          <table:table-cell table:number-columns-repeated="1002"/>
        </table:table-row>
        <table:table-row table:style-name="ro1">
          <table:table-cell table:formula="of:=[.A200]+1" office:value-type="float" office:value="197" calcext:value-type="float">
            <text:p/>
          </table:table-cell>
          <table:table-cell office:value-type="float" office:value="0.543427765369415" calcext:value-type="float">
            <text:p>0.543427765369415</text:p>
          </table:table-cell>
          <table:table-cell office:value-type="float" office:value="0.0965290665626526" calcext:value-type="float">
            <text:p>0.0965290665626526</text:p>
          </table:table-cell>
          <table:table-cell office:value-type="float" office:value="1.11698222160339" calcext:value-type="float">
            <text:p>1.11698222160339</text:p>
          </table:table-cell>
          <table:table-cell office:value-type="float" office:value="-0.0719188377261162" calcext:value-type="float">
            <text:p>-0.0719188377261162</text:p>
          </table:table-cell>
          <table:table-cell office:value-type="float" office:value="-1.61883389949799" calcext:value-type="float">
            <text:p>-1.61883389949799</text:p>
          </table:table-cell>
          <table:table-cell office:value-type="float" office:value="1.09331688566394" calcext:value-type="float">
            <text:p>1.09331688566394</text:p>
          </table:table-cell>
          <table:table-cell office:value-type="float" office:value="-0.0559363063669844" calcext:value-type="float">
            <text:p>-0.0559363063669844</text:p>
          </table:table-cell>
          <table:table-cell office:value-type="float" office:value="-1.6122448701778" calcext:value-type="float">
            <text:p>-1.6122448701778</text:p>
          </table:table-cell>
          <table:table-cell office:value-type="float" office:value="1.14515255446112" calcext:value-type="float">
            <text:p>1.14515255446112</text:p>
          </table:table-cell>
          <table:table-cell office:value-type="float" office:value="-0.158481501008621" calcext:value-type="float">
            <text:p>-0.158481501008621</text:p>
          </table:table-cell>
          <table:table-cell office:value-type="float" office:value="-1.61469705605297" calcext:value-type="float">
            <text:p>-1.61469705605297</text:p>
          </table:table-cell>
          <table:table-cell/>
          <table:table-cell table:formula="of:=[.D201]-[.G201]" office:value-type="float" office:value="0.0236653359394503" calcext:value-type="float">
            <text:p/>
          </table:table-cell>
          <table:table-cell table:formula="of:=[.E201]-[.H201]" office:value-type="float" office:value="-0.0159825313591318" calcext:value-type="float">
            <text:p/>
          </table:table-cell>
          <table:table-cell table:formula="of:=IF([.F201]-[.I201]&gt;= PI(); [.F201]-[.I201] - 2*PI(); [.F201]-[.I201])" office:value-type="float" office:value="-0.00658902932018668" calcext:value-type="float">
            <text:p/>
          </table:table-cell>
          <table:table-cell table:formula="of:=[.G201]-[.J201]" office:value-type="float" office:value="-0.0518356687971782" calcext:value-type="float">
            <text:p/>
          </table:table-cell>
          <table:table-cell table:formula="of:=[.H201]-[.K201]" office:value-type="float" office:value="0.102545194641637" calcext:value-type="float">
            <text:p/>
          </table:table-cell>
          <table:table-cell table:formula="of:=[.I201]-[.L201]" office:value-type="float" office:value="0.00245218587517493" calcext:value-type="float">
            <text:p/>
          </table:table-cell>
          <table:table-cell/>
          <table:table-cell table:formula="of:=SQRT([.N201]^2+[.O201]^2)" office:value-type="float" office:value="0.0285567756193284" calcext:value-type="float">
            <text:p/>
          </table:table-cell>
          <table:table-cell table:formula="of:=SQRT([.Q201]^2+[.R201]^2)" office:value-type="float" office:value="0.114901929939153" calcext:value-type="float">
            <text:p/>
          </table:table-cell>
          <table:table-cell table:number-columns-repeated="1002"/>
        </table:table-row>
        <table:table-row table:style-name="ro1">
          <table:table-cell table:formula="of:=[.A201]+1" office:value-type="float" office:value="198" calcext:value-type="float">
            <text:p/>
          </table:table-cell>
          <table:table-cell office:value-type="float" office:value="0.542706906795502" calcext:value-type="float">
            <text:p>0.542706906795502</text:p>
          </table:table-cell>
          <table:table-cell office:value-type="float" office:value="0.117787972092628" calcext:value-type="float">
            <text:p>0.117787972092628</text:p>
          </table:table-cell>
          <table:table-cell office:value-type="float" office:value="1.11599981784821" calcext:value-type="float">
            <text:p>1.11599981784821</text:p>
          </table:table-cell>
          <table:table-cell office:value-type="float" office:value="-0.0936427190899849" calcext:value-type="float">
            <text:p>-0.0936427190899849</text:p>
          </table:table-cell>
          <table:table-cell office:value-type="float" office:value="-1.61473536491394" calcext:value-type="float">
            <text:p>-1.61473536491394</text:p>
          </table:table-cell>
          <table:table-cell office:value-type="float" office:value="1.09341696700511" calcext:value-type="float">
            <text:p>1.09341696700511</text:p>
          </table:table-cell>
          <table:table-cell office:value-type="float" office:value="-0.0776259380970684" calcext:value-type="float">
            <text:p>-0.0776259380970684</text:p>
          </table:table-cell>
          <table:table-cell office:value-type="float" office:value="-1.60952954355004" calcext:value-type="float">
            <text:p>-1.60952954355004</text:p>
          </table:table-cell>
          <table:table-cell office:value-type="float" office:value="1.14419985139066" calcext:value-type="float">
            <text:p>1.14419985139066</text:p>
          </table:table-cell>
          <table:table-cell office:value-type="float" office:value="-0.180168861741389" calcext:value-type="float">
            <text:p>-0.180168861741389</text:p>
          </table:table-cell>
          <table:table-cell office:value-type="float" office:value="-1.60998553716927" calcext:value-type="float">
            <text:p>-1.60998553716927</text:p>
          </table:table-cell>
          <table:table-cell/>
          <table:table-cell table:formula="of:=[.D202]-[.G202]" office:value-type="float" office:value="0.0225828508430979" calcext:value-type="float">
            <text:p/>
          </table:table-cell>
          <table:table-cell table:formula="of:=[.E202]-[.H202]" office:value-type="float" office:value="-0.0160167809929165" calcext:value-type="float">
            <text:p/>
          </table:table-cell>
          <table:table-cell table:formula="of:=IF([.F202]-[.I202]&gt;= PI(); [.F202]-[.I202] - 2*PI(); [.F202]-[.I202])" office:value-type="float" office:value="-0.00520582136389702" calcext:value-type="float">
            <text:p/>
          </table:table-cell>
          <table:table-cell table:formula="of:=[.G202]-[.J202]" office:value-type="float" office:value="-0.050782884385548" calcext:value-type="float">
            <text:p/>
          </table:table-cell>
          <table:table-cell table:formula="of:=[.H202]-[.K202]" office:value-type="float" office:value="0.10254292364432" calcext:value-type="float">
            <text:p/>
          </table:table-cell>
          <table:table-cell table:formula="of:=[.I202]-[.L202]" office:value-type="float" office:value="0.000455993619225215" calcext:value-type="float">
            <text:p/>
          </table:table-cell>
          <table:table-cell/>
          <table:table-cell table:formula="of:=SQRT([.N202]^2+[.O202]^2)" office:value-type="float" office:value="0.0276861413992029" calcext:value-type="float">
            <text:p/>
          </table:table-cell>
          <table:table-cell table:formula="of:=SQRT([.Q202]^2+[.R202]^2)" office:value-type="float" office:value="0.114428809903979" calcext:value-type="float">
            <text:p/>
          </table:table-cell>
          <table:table-cell table:number-columns-repeated="1002"/>
        </table:table-row>
        <table:table-row table:style-name="ro1">
          <table:table-cell table:formula="of:=[.A202]+1" office:value-type="float" office:value="199" calcext:value-type="float">
            <text:p/>
          </table:table-cell>
          <table:table-cell office:value-type="float" office:value="0.543618738651276" calcext:value-type="float">
            <text:p>0.543618738651276</text:p>
          </table:table-cell>
          <table:table-cell office:value-type="float" office:value="0.0395684540271759" calcext:value-type="float">
            <text:p>0.0395684540271759</text:p>
          </table:table-cell>
          <table:table-cell office:value-type="float" office:value="1.11497402191162" calcext:value-type="float">
            <text:p>1.11497402191162</text:p>
          </table:table-cell>
          <table:table-cell office:value-type="float" office:value="-0.115345105528831" calcext:value-type="float">
            <text:p>-0.115345105528831</text:p>
          </table:table-cell>
          <table:table-cell office:value-type="float" office:value="-1.61175036430359" calcext:value-type="float">
            <text:p>-1.61175036430359</text:p>
          </table:table-cell>
          <table:table-cell office:value-type="float" office:value="1.0915753333288" calcext:value-type="float">
            <text:p>1.0915753333288</text:p>
          </table:table-cell>
          <table:table-cell office:value-type="float" office:value="-0.101351181600964" calcext:value-type="float">
            <text:p>-0.101351181600964</text:p>
          </table:table-cell>
          <table:table-cell office:value-type="float" office:value="-1.60645252026454" calcext:value-type="float">
            <text:p>-1.60645252026454</text:p>
          </table:table-cell>
          <table:table-cell office:value-type="float" office:value="1.14334790993303" calcext:value-type="float">
            <text:p>1.14334790993303</text:p>
          </table:table-cell>
          <table:table-cell office:value-type="float" office:value="-0.201896915694131" calcext:value-type="float">
            <text:p>-0.201896915694131</text:p>
          </table:table-cell>
          <table:table-cell office:value-type="float" office:value="-1.60840279900818" calcext:value-type="float">
            <text:p>-1.60840279900818</text:p>
          </table:table-cell>
          <table:table-cell/>
          <table:table-cell table:formula="of:=[.D203]-[.G203]" office:value-type="float" office:value="0.0233986885828175" calcext:value-type="float">
            <text:p/>
          </table:table-cell>
          <table:table-cell table:formula="of:=[.E203]-[.H203]" office:value-type="float" office:value="-0.0139939239278675" calcext:value-type="float">
            <text:p/>
          </table:table-cell>
          <table:table-cell table:formula="of:=IF([.F203]-[.I203]&gt;= PI(); [.F203]-[.I203] - 2*PI(); [.F203]-[.I203])" office:value-type="float" office:value="-0.00529784403904721" calcext:value-type="float">
            <text:p/>
          </table:table-cell>
          <table:table-cell table:formula="of:=[.G203]-[.J203]" office:value-type="float" office:value="-0.0517725766042256" calcext:value-type="float">
            <text:p/>
          </table:table-cell>
          <table:table-cell table:formula="of:=[.H203]-[.K203]" office:value-type="float" office:value="0.100545734093167" calcext:value-type="float">
            <text:p/>
          </table:table-cell>
          <table:table-cell table:formula="of:=[.I203]-[.L203]" office:value-type="float" office:value="0.00195027874364007" calcext:value-type="float">
            <text:p/>
          </table:table-cell>
          <table:table-cell/>
          <table:table-cell table:formula="of:=SQRT([.N203]^2+[.O203]^2)" office:value-type="float" office:value="0.0272640520520082" calcext:value-type="float">
            <text:p/>
          </table:table-cell>
          <table:table-cell table:formula="of:=SQRT([.Q203]^2+[.R203]^2)" office:value-type="float" office:value="0.113092193950662" calcext:value-type="float">
            <text:p/>
          </table:table-cell>
          <table:table-cell table:number-columns-repeated="1002"/>
        </table:table-row>
        <table:table-row table:style-name="ro1">
          <table:table-cell table:formula="of:=[.A203]+1" office:value-type="float" office:value="200" calcext:value-type="float">
            <text:p/>
          </table:table-cell>
          <table:table-cell office:value-type="float" office:value="0.544481635093689" calcext:value-type="float">
            <text:p>0.544481635093689</text:p>
          </table:table-cell>
          <table:table-cell office:value-type="float" office:value="0.0726451873779297" calcext:value-type="float">
            <text:p>0.0726451873779297</text:p>
          </table:table-cell>
          <table:table-cell office:value-type="float" office:value="1.11402332782745" calcext:value-type="float">
            <text:p>1.11402332782745</text:p>
          </table:table-cell>
          <table:table-cell office:value-type="float" office:value="-0.137094780802727" calcext:value-type="float">
            <text:p>-0.137094780802727</text:p>
          </table:table-cell>
          <table:table-cell office:value-type="float" office:value="-1.60895180702209" calcext:value-type="float">
            <text:p>-1.60895180702209</text:p>
          </table:table-cell>
          <table:table-cell office:value-type="float" office:value="1.09079893216711" calcext:value-type="float">
            <text:p>1.09079893216711</text:p>
          </table:table-cell>
          <table:table-cell office:value-type="float" office:value="-0.124115005448146" calcext:value-type="float">
            <text:p>-0.124115005448146</text:p>
          </table:table-cell>
          <table:table-cell office:value-type="float" office:value="-1.60532467456087" calcext:value-type="float">
            <text:p>-1.60532467456087</text:p>
          </table:table-cell>
          <table:table-cell office:value-type="float" office:value="1.14252906163457" calcext:value-type="float">
            <text:p>1.14252906163457</text:p>
          </table:table-cell>
          <table:table-cell office:value-type="float" office:value="-0.223660782285134" calcext:value-type="float">
            <text:p>-0.223660782285134</text:p>
          </table:table-cell>
          <table:table-cell office:value-type="float" office:value="-1.60549699151306" calcext:value-type="float">
            <text:p>-1.60549699151306</text:p>
          </table:table-cell>
          <table:table-cell/>
          <table:table-cell table:formula="of:=[.D204]-[.G204]" office:value-type="float" office:value="0.0232243956603428" calcext:value-type="float">
            <text:p/>
          </table:table-cell>
          <table:table-cell table:formula="of:=[.E204]-[.H204]" office:value-type="float" office:value="-0.0129797753545812" calcext:value-type="float">
            <text:p/>
          </table:table-cell>
          <table:table-cell table:formula="of:=IF([.F204]-[.I204]&gt;= PI(); [.F204]-[.I204] - 2*PI(); [.F204]-[.I204])" office:value-type="float" office:value="-0.00362713246122537" calcext:value-type="float">
            <text:p/>
          </table:table-cell>
          <table:table-cell table:formula="of:=[.G204]-[.J204]" office:value-type="float" office:value="-0.0517301294674615" calcext:value-type="float">
            <text:p/>
          </table:table-cell>
          <table:table-cell table:formula="of:=[.H204]-[.K204]" office:value-type="float" office:value="0.0995457768369885" calcext:value-type="float">
            <text:p/>
          </table:table-cell>
          <table:table-cell table:formula="of:=[.I204]-[.L204]" office:value-type="float" office:value="0.000172316952195217" calcext:value-type="float">
            <text:p/>
          </table:table-cell>
          <table:table-cell/>
          <table:table-cell table:formula="of:=SQRT([.N204]^2+[.O204]^2)" office:value-type="float" office:value="0.0266053964834871" calcext:value-type="float">
            <text:p/>
          </table:table-cell>
          <table:table-cell table:formula="of:=SQRT([.Q204]^2+[.R204]^2)" office:value-type="float" office:value="0.112184526476693" calcext:value-type="float">
            <text:p/>
          </table:table-cell>
          <table:table-cell table:number-columns-repeated="1002"/>
        </table:table-row>
        <table:table-row table:style-name="ro1">
          <table:table-cell table:formula="of:=[.A204]+1" office:value-type="float" office:value="201" calcext:value-type="float">
            <text:p/>
          </table:table-cell>
          <table:table-cell office:value-type="float" office:value="0.54296338558197" calcext:value-type="float">
            <text:p>0.54296338558197</text:p>
          </table:table-cell>
          <table:table-cell office:value-type="float" office:value="0.0622061304748058" calcext:value-type="float">
            <text:p>0.0622061304748058</text:p>
          </table:table-cell>
          <table:table-cell office:value-type="float" office:value="1.11308634281158" calcext:value-type="float">
            <text:p>1.11308634281158</text:p>
          </table:table-cell>
          <table:table-cell office:value-type="float" office:value="-0.158836483955383" calcext:value-type="float">
            <text:p>-0.158836483955383</text:p>
          </table:table-cell>
          <table:table-cell office:value-type="float" office:value="-1.60672056674957" calcext:value-type="float">
            <text:p>-1.60672056674957</text:p>
          </table:table-cell>
          <table:table-cell office:value-type="float" office:value="1.09004917602117" calcext:value-type="float">
            <text:p>1.09004917602117</text:p>
          </table:table-cell>
          <table:table-cell office:value-type="float" office:value="-0.146818997329941" calcext:value-type="float">
            <text:p>-0.146818997329941</text:p>
          </table:table-cell>
          <table:table-cell office:value-type="float" office:value="-1.60644696325299" calcext:value-type="float">
            <text:p>-1.60644696325299</text:p>
          </table:table-cell>
          <table:table-cell office:value-type="float" office:value="1.14177556525863" calcext:value-type="float">
            <text:p>1.14177556525863</text:p>
          </table:table-cell>
          <table:table-cell office:value-type="float" office:value="-0.245366242983854" calcext:value-type="float">
            <text:p>-0.245366242983854</text:p>
          </table:table-cell>
          <table:table-cell office:value-type="float" office:value="-1.60300874629407" calcext:value-type="float">
            <text:p>-1.60300874629407</text:p>
          </table:table-cell>
          <table:table-cell/>
          <table:table-cell table:formula="of:=[.D205]-[.G205]" office:value-type="float" office:value="0.0230371667904163" calcext:value-type="float">
            <text:p/>
          </table:table-cell>
          <table:table-cell table:formula="of:=[.E205]-[.H205]" office:value-type="float" office:value="-0.0120174866254427" calcext:value-type="float">
            <text:p/>
          </table:table-cell>
          <table:table-cell table:formula="of:=IF([.F205]-[.I205]&gt;= PI(); [.F205]-[.I205] - 2*PI(); [.F205]-[.I205])" office:value-type="float" office:value="-0.000273603496585118" calcext:value-type="float">
            <text:p/>
          </table:table-cell>
          <table:table-cell table:formula="of:=[.G205]-[.J205]" office:value-type="float" office:value="-0.0517263892374595" calcext:value-type="float">
            <text:p/>
          </table:table-cell>
          <table:table-cell table:formula="of:=[.H205]-[.K205]" office:value-type="float" office:value="0.098547245653913" calcext:value-type="float">
            <text:p/>
          </table:table-cell>
          <table:table-cell table:formula="of:=[.I205]-[.L205]" office:value-type="float" office:value="-0.00343821695891533" calcext:value-type="float">
            <text:p/>
          </table:table-cell>
          <table:table-cell/>
          <table:table-cell table:formula="of:=SQRT([.N205]^2+[.O205]^2)" office:value-type="float" office:value="0.0259832838286879" calcext:value-type="float">
            <text:p/>
          </table:table-cell>
          <table:table-cell table:formula="of:=SQRT([.Q205]^2+[.R205]^2)" office:value-type="float" office:value="0.111297704241902" calcext:value-type="float">
            <text:p/>
          </table:table-cell>
          <table:table-cell table:number-columns-repeated="1002"/>
        </table:table-row>
        <table:table-row table:style-name="ro1">
          <table:table-cell table:formula="of:=[.A205]+1" office:value-type="float" office:value="202" calcext:value-type="float">
            <text:p/>
          </table:table-cell>
          <table:table-cell office:value-type="float" office:value="0.543052017688751" calcext:value-type="float">
            <text:p>0.543052017688751</text:p>
          </table:table-cell>
          <table:table-cell office:value-type="float" office:value="0.0528794713318348" calcext:value-type="float">
            <text:p>0.0528794713318348</text:p>
          </table:table-cell>
          <table:table-cell office:value-type="float" office:value="1.11213290691376" calcext:value-type="float">
            <text:p>1.11213290691376</text:p>
          </table:table-cell>
          <table:table-cell office:value-type="float" office:value="-0.180518284440041" calcext:value-type="float">
            <text:p>-0.180518284440041</text:p>
          </table:table-cell>
          <table:table-cell office:value-type="float" office:value="-1.60482776165009" calcext:value-type="float">
            <text:p>-1.60482776165009</text:p>
          </table:table-cell>
          <table:table-cell office:value-type="float" office:value="1.08927493404919" calcext:value-type="float">
            <text:p>1.08927493404919</text:p>
          </table:table-cell>
          <table:table-cell office:value-type="float" office:value="-0.170524078796295" calcext:value-type="float">
            <text:p>-0.170524078796295</text:p>
          </table:table-cell>
          <table:table-cell office:value-type="float" office:value="-1.60709682498819" calcext:value-type="float">
            <text:p>-1.60709682498819</text:p>
          </table:table-cell>
          <table:table-cell office:value-type="float" office:value="1.14107596548591" calcext:value-type="float">
            <text:p>1.14107596548591</text:p>
          </table:table-cell>
          <table:table-cell office:value-type="float" office:value="-0.267077054816287" calcext:value-type="float">
            <text:p>-0.267077054816287</text:p>
          </table:table-cell>
          <table:table-cell office:value-type="float" office:value="-1.6008935674408" calcext:value-type="float">
            <text:p>-1.6008935674408</text:p>
          </table:table-cell>
          <table:table-cell/>
          <table:table-cell table:formula="of:=[.D206]-[.G206]" office:value-type="float" office:value="0.0228579728645724" calcext:value-type="float">
            <text:p/>
          </table:table-cell>
          <table:table-cell table:formula="of:=[.E206]-[.H206]" office:value-type="float" office:value="-0.00999420564374567" calcext:value-type="float">
            <text:p/>
          </table:table-cell>
          <table:table-cell table:formula="of:=IF([.F206]-[.I206]&gt;= PI(); [.F206]-[.I206] - 2*PI(); [.F206]-[.I206])" office:value-type="float" office:value="0.00226906333810217" calcext:value-type="float">
            <text:p/>
          </table:table-cell>
          <table:table-cell table:formula="of:=[.G206]-[.J206]" office:value-type="float" office:value="-0.0518010314367257" calcext:value-type="float">
            <text:p/>
          </table:table-cell>
          <table:table-cell table:formula="of:=[.H206]-[.K206]" office:value-type="float" office:value="0.0965529760199921" calcext:value-type="float">
            <text:p/>
          </table:table-cell>
          <table:table-cell table:formula="of:=[.I206]-[.L206]" office:value-type="float" office:value="-0.00620325754738871" calcext:value-type="float">
            <text:p/>
          </table:table-cell>
          <table:table-cell/>
          <table:table-cell table:formula="of:=SQRT([.N206]^2+[.O206]^2)" office:value-type="float" office:value="0.0249473659917636" calcext:value-type="float">
            <text:p/>
          </table:table-cell>
          <table:table-cell table:formula="of:=SQRT([.Q206]^2+[.R206]^2)" office:value-type="float" office:value="0.109571091243201" calcext:value-type="float">
            <text:p/>
          </table:table-cell>
          <table:table-cell table:number-columns-repeated="1002"/>
        </table:table-row>
        <table:table-row table:style-name="ro1">
          <table:table-cell table:formula="of:=[.A206]+1" office:value-type="float" office:value="203" calcext:value-type="float">
            <text:p/>
          </table:table-cell>
          <table:table-cell office:value-type="float" office:value="0.543754994869232" calcext:value-type="float">
            <text:p>0.543754994869232</text:p>
          </table:table-cell>
          <table:table-cell office:value-type="float" office:value="0.0613990426063538" calcext:value-type="float">
            <text:p>0.0613990426063538</text:p>
          </table:table-cell>
          <table:table-cell office:value-type="float" office:value="1.11181271076202" calcext:value-type="float">
            <text:p>1.11181271076202</text:p>
          </table:table-cell>
          <table:table-cell office:value-type="float" office:value="-0.20226277410984" calcext:value-type="float">
            <text:p>-0.20226277410984</text:p>
          </table:table-cell>
          <table:table-cell office:value-type="float" office:value="-1.60177755355835" calcext:value-type="float">
            <text:p>-1.60177755355835</text:p>
          </table:table-cell>
          <table:table-cell office:value-type="float" office:value="1.08848556434967" calcext:value-type="float">
            <text:p>1.08848556434967</text:p>
          </table:table-cell>
          <table:table-cell office:value-type="float" office:value="-0.196254754917151" calcext:value-type="float">
            <text:p>-0.196254754917151</text:p>
          </table:table-cell>
          <table:table-cell office:value-type="float" office:value="-1.60349550082436" calcext:value-type="float">
            <text:p>-1.60349550082436</text:p>
          </table:table-cell>
          <table:table-cell office:value-type="float" office:value="1.14042144331485" calcext:value-type="float">
            <text:p>1.14042144331485</text:p>
          </table:table-cell>
          <table:table-cell office:value-type="float" office:value="-0.288817404211823" calcext:value-type="float">
            <text:p>-0.288817404211823</text:p>
          </table:table-cell>
          <table:table-cell office:value-type="float" office:value="-1.59843760573654" calcext:value-type="float">
            <text:p>-1.59843760573654</text:p>
          </table:table-cell>
          <table:table-cell/>
          <table:table-cell table:formula="of:=[.D207]-[.G207]" office:value-type="float" office:value="0.0233271464123521" calcext:value-type="float">
            <text:p/>
          </table:table-cell>
          <table:table-cell table:formula="of:=[.E207]-[.H207]" office:value-type="float" office:value="-0.0060080191926892" calcext:value-type="float">
            <text:p/>
          </table:table-cell>
          <table:table-cell table:formula="of:=IF([.F207]-[.I207]&gt;= PI(); [.F207]-[.I207] - 2*PI(); [.F207]-[.I207])" office:value-type="float" office:value="0.0017179472660116" calcext:value-type="float">
            <text:p/>
          </table:table-cell>
          <table:table-cell table:formula="of:=[.G207]-[.J207]" office:value-type="float" office:value="-0.051935878965182" calcext:value-type="float">
            <text:p/>
          </table:table-cell>
          <table:table-cell table:formula="of:=[.H207]-[.K207]" office:value-type="float" office:value="0.0925626492946716" calcext:value-type="float">
            <text:p/>
          </table:table-cell>
          <table:table-cell table:formula="of:=[.I207]-[.L207]" office:value-type="float" office:value="-0.0050578950878164" calcext:value-type="float">
            <text:p/>
          </table:table-cell>
          <table:table-cell/>
          <table:table-cell table:formula="of:=SQRT([.N207]^2+[.O207]^2)" office:value-type="float" office:value="0.0240884215830559" calcext:value-type="float">
            <text:p/>
          </table:table-cell>
          <table:table-cell table:formula="of:=SQRT([.Q207]^2+[.R207]^2)" office:value-type="float" office:value="0.106137550227685" calcext:value-type="float">
            <text:p/>
          </table:table-cell>
          <table:table-cell table:number-columns-repeated="1002"/>
        </table:table-row>
        <table:table-row table:style-name="ro1">
          <table:table-cell table:formula="of:=[.A207]+1" office:value-type="float" office:value="204" calcext:value-type="float">
            <text:p/>
          </table:table-cell>
          <table:table-cell office:value-type="float" office:value="0.543391764163971" calcext:value-type="float">
            <text:p>0.543391764163971</text:p>
          </table:table-cell>
          <table:table-cell office:value-type="float" office:value="0.0374352745711803" calcext:value-type="float">
            <text:p>0.0374352745711803</text:p>
          </table:table-cell>
          <table:table-cell office:value-type="float" office:value="1.11151659488678" calcext:value-type="float">
            <text:p>1.11151659488678</text:p>
          </table:table-cell>
          <table:table-cell office:value-type="float" office:value="-0.223984196782112" calcext:value-type="float">
            <text:p>-0.223984196782112</text:p>
          </table:table-cell>
          <table:table-cell office:value-type="float" office:value="-1.59962165355682" calcext:value-type="float">
            <text:p>-1.59962165355682</text:p>
          </table:table-cell>
          <table:table-cell office:value-type="float" office:value="1.08777495252626" calcext:value-type="float">
            <text:p>1.08777495252626</text:p>
          </table:table-cell>
          <table:table-cell office:value-type="float" office:value="-0.219978006560275" calcext:value-type="float">
            <text:p>-0.219978006560275</text:p>
          </table:table-cell>
          <table:table-cell office:value-type="float" office:value="-1.60637018002782" calcext:value-type="float">
            <text:p>-1.60637018002782</text:p>
          </table:table-cell>
          <table:table-cell office:value-type="float" office:value="1.13982071808494" calcext:value-type="float">
            <text:p>1.13982071808494</text:p>
          </table:table-cell>
          <table:table-cell office:value-type="float" office:value="-0.310544771842903" calcext:value-type="float">
            <text:p>-0.310544771842903</text:p>
          </table:table-cell>
          <table:table-cell office:value-type="float" office:value="-1.5969401947537" calcext:value-type="float">
            <text:p>-1.5969401947537</text:p>
          </table:table-cell>
          <table:table-cell/>
          <table:table-cell table:formula="of:=[.D208]-[.G208]" office:value-type="float" office:value="0.0237416423605237" calcext:value-type="float">
            <text:p/>
          </table:table-cell>
          <table:table-cell table:formula="of:=[.E208]-[.H208]" office:value-type="float" office:value="-0.00400619022183679" calcext:value-type="float">
            <text:p/>
          </table:table-cell>
          <table:table-cell table:formula="of:=IF([.F208]-[.I208]&gt;= PI(); [.F208]-[.I208] - 2*PI(); [.F208]-[.I208])" office:value-type="float" office:value="0.00674852647099988" calcext:value-type="float">
            <text:p/>
          </table:table-cell>
          <table:table-cell table:formula="of:=[.G208]-[.J208]" office:value-type="float" office:value="-0.0520457655586839" calcext:value-type="float">
            <text:p/>
          </table:table-cell>
          <table:table-cell table:formula="of:=[.H208]-[.K208]" office:value-type="float" office:value="0.090566765282628" calcext:value-type="float">
            <text:p/>
          </table:table-cell>
          <table:table-cell table:formula="of:=[.I208]-[.L208]" office:value-type="float" office:value="-0.00942998527412597" calcext:value-type="float">
            <text:p/>
          </table:table-cell>
          <table:table-cell/>
          <table:table-cell table:formula="of:=SQRT([.N208]^2+[.O208]^2)" office:value-type="float" office:value="0.0240772743903572" calcext:value-type="float">
            <text:p/>
          </table:table-cell>
          <table:table-cell table:formula="of:=SQRT([.Q208]^2+[.R208]^2)" office:value-type="float" office:value="0.104456214206471" calcext:value-type="float">
            <text:p/>
          </table:table-cell>
          <table:table-cell table:number-columns-repeated="1002"/>
        </table:table-row>
        <table:table-row table:style-name="ro1">
          <table:table-cell table:formula="of:=[.A208]+1" office:value-type="float" office:value="205" calcext:value-type="float">
            <text:p/>
          </table:table-cell>
          <table:table-cell office:value-type="float" office:value="0.544276595115662" calcext:value-type="float">
            <text:p>0.544276595115662</text:p>
          </table:table-cell>
          <table:table-cell office:value-type="float" office:value="-0.00620244909077883" calcext:value-type="float">
            <text:p>-0.00620244909077883</text:p>
          </table:table-cell>
          <table:table-cell office:value-type="float" office:value="1.11075091362" calcext:value-type="float">
            <text:p>1.11075091362</text:p>
          </table:table-cell>
          <table:table-cell office:value-type="float" office:value="-0.245716825127602" calcext:value-type="float">
            <text:p>-0.245716825127602</text:p>
          </table:table-cell>
          <table:table-cell office:value-type="float" office:value="-1.59893095493317" calcext:value-type="float">
            <text:p>-1.59893095493317</text:p>
          </table:table-cell>
          <table:table-cell office:value-type="float" office:value="1.08899983555989" calcext:value-type="float">
            <text:p>1.08899983555989</text:p>
          </table:table-cell>
          <table:table-cell office:value-type="float" office:value="-0.24473409667009" calcext:value-type="float">
            <text:p>-0.24473409667009</text:p>
          </table:table-cell>
          <table:table-cell office:value-type="float" office:value="-1.60615484157433" calcext:value-type="float">
            <text:p>-1.60615484157433</text:p>
          </table:table-cell>
          <table:table-cell office:value-type="float" office:value="1.13925160310453" calcext:value-type="float">
            <text:p>1.13925160310453</text:p>
          </table:table-cell>
          <table:table-cell office:value-type="float" office:value="-0.332308395790311" calcext:value-type="float">
            <text:p>-0.332308395790311</text:p>
          </table:table-cell>
          <table:table-cell office:value-type="float" office:value="-1.59718829271733" calcext:value-type="float">
            <text:p>-1.59718829271733</text:p>
          </table:table-cell>
          <table:table-cell/>
          <table:table-cell table:formula="of:=[.D209]-[.G209]" office:value-type="float" office:value="0.0217510780601033" calcext:value-type="float">
            <text:p/>
          </table:table-cell>
          <table:table-cell table:formula="of:=[.E209]-[.H209]" office:value-type="float" office:value="-0.000982728457511517" calcext:value-type="float">
            <text:p/>
          </table:table-cell>
          <table:table-cell table:formula="of:=IF([.F209]-[.I209]&gt;= PI(); [.F209]-[.I209] - 2*PI(); [.F209]-[.I209])" office:value-type="float" office:value="0.00722388664116402" calcext:value-type="float">
            <text:p/>
          </table:table-cell>
          <table:table-cell table:formula="of:=[.G209]-[.J209]" office:value-type="float" office:value="-0.050251767544643" calcext:value-type="float">
            <text:p/>
          </table:table-cell>
          <table:table-cell table:formula="of:=[.H209]-[.K209]" office:value-type="float" office:value="0.0875742991202212" calcext:value-type="float">
            <text:p/>
          </table:table-cell>
          <table:table-cell table:formula="of:=[.I209]-[.L209]" office:value-type="float" office:value="-0.00896654885700166" calcext:value-type="float">
            <text:p/>
          </table:table-cell>
          <table:table-cell/>
          <table:table-cell table:formula="of:=SQRT([.N209]^2+[.O209]^2)" office:value-type="float" office:value="0.0217732669114654" calcext:value-type="float">
            <text:p/>
          </table:table-cell>
          <table:table-cell table:formula="of:=SQRT([.Q209]^2+[.R209]^2)" office:value-type="float" office:value="0.100967806788891" calcext:value-type="float">
            <text:p/>
          </table:table-cell>
          <table:table-cell table:number-columns-repeated="1002"/>
        </table:table-row>
        <table:table-row table:style-name="ro1">
          <table:table-cell table:formula="of:=[.A209]+1" office:value-type="float" office:value="206" calcext:value-type="float">
            <text:p/>
          </table:table-cell>
          <table:table-cell office:value-type="float" office:value="0.544164299964905" calcext:value-type="float">
            <text:p>0.544164299964905</text:p>
          </table:table-cell>
          <table:table-cell office:value-type="float" office:value="0.00315405707806349" calcext:value-type="float">
            <text:p>0.00315405707806349</text:p>
          </table:table-cell>
          <table:table-cell office:value-type="float" office:value="1.10992693901062" calcext:value-type="float">
            <text:p>1.10992693901062</text:p>
          </table:table-cell>
          <table:table-cell office:value-type="float" office:value="-0.267455905675888" calcext:value-type="float">
            <text:p>-0.267455905675888</text:p>
          </table:table-cell>
          <table:table-cell office:value-type="float" office:value="-1.59809589385986" calcext:value-type="float">
            <text:p>-1.59809589385986</text:p>
          </table:table-cell>
          <table:table-cell office:value-type="float" office:value="1.09618765917294" calcext:value-type="float">
            <text:p>1.09618765917294</text:p>
          </table:table-cell>
          <table:table-cell office:value-type="float" office:value="-0.274483864821636" calcext:value-type="float">
            <text:p>-0.274483864821636</text:p>
          </table:table-cell>
          <table:table-cell office:value-type="float" office:value="-1.61382310033577" calcext:value-type="float">
            <text:p>-1.61382310033577</text:p>
          </table:table-cell>
          <table:table-cell office:value-type="float" office:value="1.13867720716475" calcext:value-type="float">
            <text:p>1.13867720716475</text:p>
          </table:table-cell>
          <table:table-cell office:value-type="float" office:value="-0.35406738762988" calcext:value-type="float">
            <text:p>-0.35406738762988</text:p>
          </table:table-cell>
          <table:table-cell office:value-type="float" office:value="-1.59706213043421" calcext:value-type="float">
            <text:p>-1.59706213043421</text:p>
          </table:table-cell>
          <table:table-cell/>
          <table:table-cell table:formula="of:=[.D210]-[.G210]" office:value-type="float" office:value="0.0137392798376847" calcext:value-type="float">
            <text:p/>
          </table:table-cell>
          <table:table-cell table:formula="of:=[.E210]-[.H210]" office:value-type="float" office:value="0.00702795914574828" calcext:value-type="float">
            <text:p/>
          </table:table-cell>
          <table:table-cell table:formula="of:=IF([.F210]-[.I210]&gt;= PI(); [.F210]-[.I210] - 2*PI(); [.F210]-[.I210])" office:value-type="float" office:value="0.0157272064759106" calcext:value-type="float">
            <text:p/>
          </table:table-cell>
          <table:table-cell table:formula="of:=[.G210]-[.J210]" office:value-type="float" office:value="-0.0424895479918122" calcext:value-type="float">
            <text:p/>
          </table:table-cell>
          <table:table-cell table:formula="of:=[.H210]-[.K210]" office:value-type="float" office:value="0.0795835228082438" calcext:value-type="float">
            <text:p/>
          </table:table-cell>
          <table:table-cell table:formula="of:=[.I210]-[.L210]" office:value-type="float" office:value="-0.0167609699015676" calcext:value-type="float">
            <text:p/>
          </table:table-cell>
          <table:table-cell/>
          <table:table-cell table:formula="of:=SQRT([.N210]^2+[.O210]^2)" office:value-type="float" office:value="0.0154324340339597" calcext:value-type="float">
            <text:p/>
          </table:table-cell>
          <table:table-cell table:formula="of:=SQRT([.Q210]^2+[.R210]^2)" office:value-type="float" office:value="0.0902158455656143" calcext:value-type="float">
            <text:p/>
          </table:table-cell>
          <table:table-cell table:number-columns-repeated="1002"/>
        </table:table-row>
        <table:table-row table:style-name="ro1">
          <table:table-cell table:formula="of:=[.A210]+1" office:value-type="float" office:value="207" calcext:value-type="float">
            <text:p/>
          </table:table-cell>
          <table:table-cell office:value-type="float" office:value="0.543923199176788" calcext:value-type="float">
            <text:p>0.543923199176788</text:p>
          </table:table-cell>
          <table:table-cell office:value-type="float" office:value="0.0388239547610283" calcext:value-type="float">
            <text:p>0.0388239547610283</text:p>
          </table:table-cell>
          <table:table-cell office:value-type="float" office:value="1.10875082015991" calcext:value-type="float">
            <text:p>1.10875082015991</text:p>
          </table:table-cell>
          <table:table-cell office:value-type="float" office:value="-0.28921103477478" calcext:value-type="float">
            <text:p>-0.28921103477478</text:p>
          </table:table-cell>
          <table:table-cell office:value-type="float" office:value="-1.59730577468872" calcext:value-type="float">
            <text:p>-1.59730577468872</text:p>
          </table:table-cell>
          <table:table-cell office:value-type="float" office:value="1.09524822558241" calcext:value-type="float">
            <text:p>1.09524822558241</text:p>
          </table:table-cell>
          <table:table-cell office:value-type="float" office:value="-0.297220256720751" calcext:value-type="float">
            <text:p>-0.297220256720751</text:p>
          </table:table-cell>
          <table:table-cell office:value-type="float" office:value="-1.61511928585745" calcext:value-type="float">
            <text:p>-1.61511928585745</text:p>
          </table:table-cell>
          <table:table-cell office:value-type="float" office:value="1.13810580967273" calcext:value-type="float">
            <text:p>1.13810580967273</text:p>
          </table:table-cell>
          <table:table-cell office:value-type="float" office:value="-0.37581681105834" calcext:value-type="float">
            <text:p>-0.37581681105834</text:p>
          </table:table-cell>
          <table:table-cell office:value-type="float" office:value="-1.59550917224377" calcext:value-type="float">
            <text:p>-1.59550917224377</text:p>
          </table:table-cell>
          <table:table-cell/>
          <table:table-cell table:formula="of:=[.D211]-[.G211]" office:value-type="float" office:value="0.0135025945775071" calcext:value-type="float">
            <text:p/>
          </table:table-cell>
          <table:table-cell table:formula="of:=[.E211]-[.H211]" office:value-type="float" office:value="0.00800922194597081" calcext:value-type="float">
            <text:p/>
          </table:table-cell>
          <table:table-cell table:formula="of:=IF([.F211]-[.I211]&gt;= PI(); [.F211]-[.I211] - 2*PI(); [.F211]-[.I211])" office:value-type="float" office:value="0.0178135111687254" calcext:value-type="float">
            <text:p/>
          </table:table-cell>
          <table:table-cell table:formula="of:=[.G211]-[.J211]" office:value-type="float" office:value="-0.0428575840903216" calcext:value-type="float">
            <text:p/>
          </table:table-cell>
          <table:table-cell table:formula="of:=[.H211]-[.K211]" office:value-type="float" office:value="0.0785965543375893" calcext:value-type="float">
            <text:p/>
          </table:table-cell>
          <table:table-cell table:formula="of:=[.I211]-[.L211]" office:value-type="float" office:value="-0.019610113613681" calcext:value-type="float">
            <text:p/>
          </table:table-cell>
          <table:table-cell/>
          <table:table-cell table:formula="of:=SQRT([.N211]^2+[.O211]^2)" office:value-type="float" office:value="0.0156992896815221" calcext:value-type="float">
            <text:p/>
          </table:table-cell>
          <table:table-cell table:formula="of:=SQRT([.Q211]^2+[.R211]^2)" office:value-type="float" office:value="0.0895220133140482" calcext:value-type="float">
            <text:p/>
          </table:table-cell>
          <table:table-cell table:number-columns-repeated="1002"/>
        </table:table-row>
        <table:table-row table:style-name="ro1">
          <table:table-cell table:formula="of:=[.A211]+1" office:value-type="float" office:value="208" calcext:value-type="float">
            <text:p/>
          </table:table-cell>
          <table:table-cell office:value-type="float" office:value="0.543450355529785" calcext:value-type="float">
            <text:p>0.543450355529785</text:p>
          </table:table-cell>
          <table:table-cell office:value-type="float" office:value="0.0657324865460396" calcext:value-type="float">
            <text:p>0.0657324865460396</text:p>
          </table:table-cell>
          <table:table-cell office:value-type="float" office:value="1.10812246799469" calcext:value-type="float">
            <text:p>1.10812246799469</text:p>
          </table:table-cell>
          <table:table-cell office:value-type="float" office:value="-0.310958743095398" calcext:value-type="float">
            <text:p>-0.310958743095398</text:p>
          </table:table-cell>
          <table:table-cell office:value-type="float" office:value="-1.59499955177307" calcext:value-type="float">
            <text:p>-1.59499955177307</text:p>
          </table:table-cell>
          <table:table-cell office:value-type="float" office:value="1.09428504790466" calcext:value-type="float">
            <text:p>1.09428504790466</text:p>
          </table:table-cell>
          <table:table-cell office:value-type="float" office:value="-0.319936522165262" calcext:value-type="float">
            <text:p>-0.319936522165262</text:p>
          </table:table-cell>
          <table:table-cell office:value-type="float" office:value="-1.61249237328874" calcext:value-type="float">
            <text:p>-1.61249237328874</text:p>
          </table:table-cell>
          <table:table-cell office:value-type="float" office:value="1.1375686561663" calcext:value-type="float">
            <text:p>1.1375686561663</text:p>
          </table:table-cell>
          <table:table-cell office:value-type="float" office:value="-0.397548187645921" calcext:value-type="float">
            <text:p>-0.397548187645921</text:p>
          </table:table-cell>
          <table:table-cell office:value-type="float" office:value="-1.59287987278192" calcext:value-type="float">
            <text:p>-1.59287987278192</text:p>
          </table:table-cell>
          <table:table-cell/>
          <table:table-cell table:formula="of:=[.D212]-[.G212]" office:value-type="float" office:value="0.0138374200900275" calcext:value-type="float">
            <text:p/>
          </table:table-cell>
          <table:table-cell table:formula="of:=[.E212]-[.H212]" office:value-type="float" office:value="0.0089777790698638" calcext:value-type="float">
            <text:p/>
          </table:table-cell>
          <table:table-cell table:formula="of:=IF([.F212]-[.I212]&gt;= PI(); [.F212]-[.I212] - 2*PI(); [.F212]-[.I212])" office:value-type="float" office:value="0.0174928215156691" calcext:value-type="float">
            <text:p/>
          </table:table-cell>
          <table:table-cell table:formula="of:=[.G212]-[.J212]" office:value-type="float" office:value="-0.0432836082616348" calcext:value-type="float">
            <text:p/>
          </table:table-cell>
          <table:table-cell table:formula="of:=[.H212]-[.K212]" office:value-type="float" office:value="0.0776116654806592" calcext:value-type="float">
            <text:p/>
          </table:table-cell>
          <table:table-cell table:formula="of:=[.I212]-[.L212]" office:value-type="float" office:value="-0.0196125005068168" calcext:value-type="float">
            <text:p/>
          </table:table-cell>
          <table:table-cell/>
          <table:table-cell table:formula="of:=SQRT([.N212]^2+[.O212]^2)" office:value-type="float" office:value="0.016494687380341" calcext:value-type="float">
            <text:p/>
          </table:table-cell>
          <table:table-cell table:formula="of:=SQRT([.Q212]^2+[.R212]^2)" office:value-type="float" office:value="0.0888652989801329" calcext:value-type="float">
            <text:p/>
          </table:table-cell>
          <table:table-cell table:number-columns-repeated="1002"/>
        </table:table-row>
        <table:table-row table:style-name="ro1">
          <table:table-cell table:formula="of:=[.A212]+1" office:value-type="float" office:value="209" calcext:value-type="float">
            <text:p/>
          </table:table-cell>
          <table:table-cell office:value-type="float" office:value="0.545048713684082" calcext:value-type="float">
            <text:p>0.545048713684082</text:p>
          </table:table-cell>
          <table:table-cell office:value-type="float" office:value="-0.00892603024840355" calcext:value-type="float">
            <text:p>-0.00892603024840355</text:p>
          </table:table-cell>
          <table:table-cell office:value-type="float" office:value="1.107306599617" calcext:value-type="float">
            <text:p>1.107306599617</text:p>
          </table:table-cell>
          <table:table-cell office:value-type="float" office:value="-0.332691937685013" calcext:value-type="float">
            <text:p>-0.332691937685013</text:p>
          </table:table-cell>
          <table:table-cell office:value-type="float" office:value="-1.59330809116364" calcext:value-type="float">
            <text:p>-1.59330809116364</text:p>
          </table:table-cell>
          <table:table-cell office:value-type="float" office:value="1.09337625622932" calcext:value-type="float">
            <text:p>1.09337625622932</text:p>
          </table:table-cell>
          <table:table-cell office:value-type="float" office:value="-0.341719521457203" calcext:value-type="float">
            <text:p>-0.341719521457203</text:p>
          </table:table-cell>
          <table:table-cell office:value-type="float" office:value="-1.61478200946436" calcext:value-type="float">
            <text:p>-1.61478200946436</text:p>
          </table:table-cell>
          <table:table-cell office:value-type="float" office:value="1.13708723096565" calcext:value-type="float">
            <text:p>1.13708723096565</text:p>
          </table:table-cell>
          <table:table-cell office:value-type="float" office:value="-0.41934482018946" calcext:value-type="float">
            <text:p>-0.41934482018946</text:p>
          </table:table-cell>
          <table:table-cell office:value-type="float" office:value="-1.59323691399186" calcext:value-type="float">
            <text:p>-1.59323691399186</text:p>
          </table:table-cell>
          <table:table-cell/>
          <table:table-cell table:formula="of:=[.D213]-[.G213]" office:value-type="float" office:value="0.0139303433876872" calcext:value-type="float">
            <text:p/>
          </table:table-cell>
          <table:table-cell table:formula="of:=[.E213]-[.H213]" office:value-type="float" office:value="0.00902758377218999" calcext:value-type="float">
            <text:p/>
          </table:table-cell>
          <table:table-cell table:formula="of:=IF([.F213]-[.I213]&gt;= PI(); [.F213]-[.I213] - 2*PI(); [.F213]-[.I213])" office:value-type="float" office:value="0.0214739183007229" calcext:value-type="float">
            <text:p/>
          </table:table-cell>
          <table:table-cell table:formula="of:=[.G213]-[.J213]" office:value-type="float" office:value="-0.0437109747363353" calcext:value-type="float">
            <text:p/>
          </table:table-cell>
          <table:table-cell table:formula="of:=[.H213]-[.K213]" office:value-type="float" office:value="0.0776252987322572" calcext:value-type="float">
            <text:p/>
          </table:table-cell>
          <table:table-cell table:formula="of:=[.I213]-[.L213]" office:value-type="float" office:value="-0.0215450954724985" calcext:value-type="float">
            <text:p/>
          </table:table-cell>
          <table:table-cell/>
          <table:table-cell table:formula="of:=SQRT([.N213]^2+[.O213]^2)" office:value-type="float" office:value="0.0165997510723139" calcext:value-type="float">
            <text:p/>
          </table:table-cell>
          <table:table-cell table:formula="of:=SQRT([.Q213]^2+[.R213]^2)" office:value-type="float" office:value="0.0890861174127188" calcext:value-type="float">
            <text:p/>
          </table:table-cell>
          <table:table-cell table:number-columns-repeated="1002"/>
        </table:table-row>
        <table:table-row table:style-name="ro1">
          <table:table-cell table:formula="of:=[.A213]+1" office:value-type="float" office:value="210" calcext:value-type="float">
            <text:p/>
          </table:table-cell>
          <table:table-cell office:value-type="float" office:value="0.543697476387024" calcext:value-type="float">
            <text:p>0.543697476387024</text:p>
          </table:table-cell>
          <table:table-cell office:value-type="float" office:value="0.0589186660945416" calcext:value-type="float">
            <text:p>0.0589186660945416</text:p>
          </table:table-cell>
          <table:table-cell office:value-type="float" office:value="1.10631287097931" calcext:value-type="float">
            <text:p>1.10631287097931</text:p>
          </table:table-cell>
          <table:table-cell office:value-type="float" office:value="-0.354436367750168" calcext:value-type="float">
            <text:p>-0.354436367750168</text:p>
          </table:table-cell>
          <table:table-cell office:value-type="float" office:value="-1.59190678596497" calcext:value-type="float">
            <text:p>-1.59190678596497</text:p>
          </table:table-cell>
          <table:table-cell office:value-type="float" office:value="1.09241996847376" calcext:value-type="float">
            <text:p>1.09241996847376</text:p>
          </table:table-cell>
          <table:table-cell office:value-type="float" office:value="-0.363446385636278" calcext:value-type="float">
            <text:p>-0.363446385636278</text:p>
          </table:table-cell>
          <table:table-cell office:value-type="float" office:value="-1.61411892272861" calcext:value-type="float">
            <text:p>-1.61411892272861</text:p>
          </table:table-cell>
          <table:table-cell office:value-type="float" office:value="1.13659923630034" calcext:value-type="float">
            <text:p>1.13659923630034</text:p>
          </table:table-cell>
          <table:table-cell office:value-type="float" office:value="-0.441087243571733" calcext:value-type="float">
            <text:p>-0.441087243571733</text:p>
          </table:table-cell>
          <table:table-cell office:value-type="float" office:value="-1.59088016734808" calcext:value-type="float">
            <text:p>-1.59088016734808</text:p>
          </table:table-cell>
          <table:table-cell/>
          <table:table-cell table:formula="of:=[.D214]-[.G214]" office:value-type="float" office:value="0.0138929025055496" calcext:value-type="float">
            <text:p/>
          </table:table-cell>
          <table:table-cell table:formula="of:=[.E214]-[.H214]" office:value-type="float" office:value="0.00901001788610972" calcext:value-type="float">
            <text:p/>
          </table:table-cell>
          <table:table-cell table:formula="of:=IF([.F214]-[.I214]&gt;= PI(); [.F214]-[.I214] - 2*PI(); [.F214]-[.I214])" office:value-type="float" office:value="0.0222121367636412" calcext:value-type="float">
            <text:p/>
          </table:table-cell>
          <table:table-cell table:formula="of:=[.G214]-[.J214]" office:value-type="float" office:value="-0.0441792678265827" calcext:value-type="float">
            <text:p/>
          </table:table-cell>
          <table:table-cell table:formula="of:=[.H214]-[.K214]" office:value-type="float" office:value="0.0776408579354556" calcext:value-type="float">
            <text:p/>
          </table:table-cell>
          <table:table-cell table:formula="of:=[.I214]-[.L214]" office:value-type="float" office:value="-0.0232387553805291" calcext:value-type="float">
            <text:p/>
          </table:table-cell>
          <table:table-cell/>
          <table:table-cell table:formula="of:=SQRT([.N214]^2+[.O214]^2)" office:value-type="float" office:value="0.016558779011048" calcext:value-type="float">
            <text:p/>
          </table:table-cell>
          <table:table-cell table:formula="of:=SQRT([.Q214]^2+[.R214]^2)" office:value-type="float" office:value="0.0893303449374652" calcext:value-type="float">
            <text:p/>
          </table:table-cell>
          <table:table-cell table:number-columns-repeated="1002"/>
        </table:table-row>
        <table:table-row table:style-name="ro1">
          <table:table-cell table:formula="of:=[.A214]+1" office:value-type="float" office:value="211" calcext:value-type="float">
            <text:p/>
          </table:table-cell>
          <table:table-cell office:value-type="float" office:value="0.54376482963562" calcext:value-type="float">
            <text:p>0.54376482963562</text:p>
          </table:table-cell>
          <table:table-cell office:value-type="float" office:value="0.0653588548302651" calcext:value-type="float">
            <text:p>0.0653588548302651</text:p>
          </table:table-cell>
          <table:table-cell office:value-type="float" office:value="1.10628604888916" calcext:value-type="float">
            <text:p>1.10628604888916</text:p>
          </table:table-cell>
          <table:table-cell office:value-type="float" office:value="-0.376196563243866" calcext:value-type="float">
            <text:p>-0.376196563243866</text:p>
          </table:table-cell>
          <table:table-cell office:value-type="float" office:value="-1.58869075775146" calcext:value-type="float">
            <text:p>-1.58869075775146</text:p>
          </table:table-cell>
          <table:table-cell office:value-type="float" office:value="1.09147797104263" calcext:value-type="float">
            <text:p>1.09147797104263</text:p>
          </table:table-cell>
          <table:table-cell office:value-type="float" office:value="-0.386176170903526" calcext:value-type="float">
            <text:p>-0.386176170903526</text:p>
          </table:table-cell>
          <table:table-cell office:value-type="float" office:value="-1.61106321688357" calcext:value-type="float">
            <text:p>-1.61106321688357</text:p>
          </table:table-cell>
          <table:table-cell office:value-type="float" office:value="1.13616243022132" calcext:value-type="float">
            <text:p>1.13616243022132</text:p>
          </table:table-cell>
          <table:table-cell office:value-type="float" office:value="-0.462833450237889" calcext:value-type="float">
            <text:p>-0.462833450237889</text:p>
          </table:table-cell>
          <table:table-cell office:value-type="float" office:value="-1.58826581315487" calcext:value-type="float">
            <text:p>-1.58826581315487</text:p>
          </table:table-cell>
          <table:table-cell/>
          <table:table-cell table:formula="of:=[.D215]-[.G215]" office:value-type="float" office:value="0.0148080778465318" calcext:value-type="float">
            <text:p/>
          </table:table-cell>
          <table:table-cell table:formula="of:=[.E215]-[.H215]" office:value-type="float" office:value="0.00997960765965961" calcext:value-type="float">
            <text:p/>
          </table:table-cell>
          <table:table-cell table:formula="of:=IF([.F215]-[.I215]&gt;= PI(); [.F215]-[.I215] - 2*PI(); [.F215]-[.I215])" office:value-type="float" office:value="0.0223724591321017" calcext:value-type="float">
            <text:p/>
          </table:table-cell>
          <table:table-cell table:formula="of:=[.G215]-[.J215]" office:value-type="float" office:value="-0.0446844591786866" calcext:value-type="float">
            <text:p/>
          </table:table-cell>
          <table:table-cell table:formula="of:=[.H215]-[.K215]" office:value-type="float" office:value="0.0766572793343637" calcext:value-type="float">
            <text:p/>
          </table:table-cell>
          <table:table-cell table:formula="of:=[.I215]-[.L215]" office:value-type="float" office:value="-0.0227974037286993" calcext:value-type="float">
            <text:p/>
          </table:table-cell>
          <table:table-cell/>
          <table:table-cell table:formula="of:=SQRT([.N215]^2+[.O215]^2)" office:value-type="float" office:value="0.0178569801072209" calcext:value-type="float">
            <text:p/>
          </table:table-cell>
          <table:table-cell table:formula="of:=SQRT([.Q215]^2+[.R215]^2)" office:value-type="float" office:value="0.0887301491435598" calcext:value-type="float">
            <text:p/>
          </table:table-cell>
          <table:table-cell table:number-columns-repeated="1002"/>
        </table:table-row>
        <table:table-row table:style-name="ro1">
          <table:table-cell table:formula="of:=[.A215]+1" office:value-type="float" office:value="212" calcext:value-type="float">
            <text:p/>
          </table:table-cell>
          <table:table-cell office:value-type="float" office:value="0.527957558631897" calcext:value-type="float">
            <text:p>0.527957558631897</text:p>
          </table:table-cell>
          <table:table-cell office:value-type="float" office:value="-1.34503638744354" calcext:value-type="float">
            <text:p>-1.34503638744354</text:p>
          </table:table-cell>
          <table:table-cell office:value-type="float" office:value="1.10625505447388" calcext:value-type="float">
            <text:p>1.10625505447388</text:p>
          </table:table-cell>
          <table:table-cell office:value-type="float" office:value="-0.397649258375168" calcext:value-type="float">
            <text:p>-0.397649258375168</text:p>
          </table:table-cell>
          <table:table-cell office:value-type="float" office:value="-1.61384415626526" calcext:value-type="float">
            <text:p>-1.61384415626526</text:p>
          </table:table-cell>
          <table:table-cell office:value-type="float" office:value="1.09165256553035" calcext:value-type="float">
            <text:p>1.09165256553035</text:p>
          </table:table-cell>
          <table:table-cell office:value-type="float" office:value="-0.414261393927172" calcext:value-type="float">
            <text:p>-0.414261393927172</text:p>
          </table:table-cell>
          <table:table-cell office:value-type="float" office:value="-1.62756648985511" calcext:value-type="float">
            <text:p>-1.62756648985511</text:p>
          </table:table-cell>
          <table:table-cell office:value-type="float" office:value="1.13579352309124" calcext:value-type="float">
            <text:p>1.13579352309124</text:p>
          </table:table-cell>
          <table:table-cell office:value-type="float" office:value="-0.483948530192175" calcext:value-type="float">
            <text:p>-0.483948530192175</text:p>
          </table:table-cell>
          <table:table-cell office:value-type="float" office:value="-1.64206726865261" calcext:value-type="float">
            <text:p>-1.64206726865261</text:p>
          </table:table-cell>
          <table:table-cell/>
          <table:table-cell table:formula="of:=[.D216]-[.G216]" office:value-type="float" office:value="0.0146024889435221" calcext:value-type="float">
            <text:p/>
          </table:table-cell>
          <table:table-cell table:formula="of:=[.E216]-[.H216]" office:value-type="float" office:value="0.0166121355520037" calcext:value-type="float">
            <text:p/>
          </table:table-cell>
          <table:table-cell table:formula="of:=IF([.F216]-[.I216]&gt;= PI(); [.F216]-[.I216] - 2*PI(); [.F216]-[.I216])" office:value-type="float" office:value="0.0137223335898464" calcext:value-type="float">
            <text:p/>
          </table:table-cell>
          <table:table-cell table:formula="of:=[.G216]-[.J216]" office:value-type="float" office:value="-0.0441409575608895" calcext:value-type="float">
            <text:p/>
          </table:table-cell>
          <table:table-cell table:formula="of:=[.H216]-[.K216]" office:value-type="float" office:value="0.0696871362650031" calcext:value-type="float">
            <text:p/>
          </table:table-cell>
          <table:table-cell table:formula="of:=[.I216]-[.L216]" office:value-type="float" office:value="0.0145007787975038" calcext:value-type="float">
            <text:p/>
          </table:table-cell>
          <table:table-cell/>
          <table:table-cell table:formula="of:=SQRT([.N216]^2+[.O216]^2)" office:value-type="float" office:value="0.0221177695743453" calcext:value-type="float">
            <text:p/>
          </table:table-cell>
          <table:table-cell table:formula="of:=SQRT([.Q216]^2+[.R216]^2)" office:value-type="float" office:value="0.0824907333899351" calcext:value-type="float">
            <text:p/>
          </table:table-cell>
          <table:table-cell table:number-columns-repeated="1002"/>
        </table:table-row>
        <table:table-row table:style-name="ro1">
          <table:table-cell table:formula="of:=[.A216]+1" office:value-type="float" office:value="213" calcext:value-type="float">
            <text:p/>
          </table:table-cell>
          <table:table-cell office:value-type="float" office:value="0.499675750732422" calcext:value-type="float">
            <text:p>0.499675750732422</text:p>
          </table:table-cell>
          <table:table-cell office:value-type="float" office:value="-2.80653548240662" calcext:value-type="float">
            <text:p>-2.80653548240662</text:p>
          </table:table-cell>
          <table:table-cell office:value-type="float" office:value="1.10811269283295" calcext:value-type="float">
            <text:p>1.10811269283295</text:p>
          </table:table-cell>
          <table:table-cell office:value-type="float" office:value="-0.418132603168488" calcext:value-type="float">
            <text:p>-0.418132603168488</text:p>
          </table:table-cell>
          <table:table-cell office:value-type="float" office:value="-1.69906854629517" calcext:value-type="float">
            <text:p>-1.69906854629517</text:p>
          </table:table-cell>
          <table:table-cell office:value-type="float" office:value="1.09188572383752" calcext:value-type="float">
            <text:p>1.09188572383752</text:p>
          </table:table-cell>
          <table:table-cell office:value-type="float" office:value="-0.427242933244302" calcext:value-type="float">
            <text:p>-0.427242933244302</text:p>
          </table:table-cell>
          <table:table-cell office:value-type="float" office:value="-1.69260266482937" calcext:value-type="float">
            <text:p>-1.69260266482937</text:p>
          </table:table-cell>
          <table:table-cell office:value-type="float" office:value="1.13437023429433" calcext:value-type="float">
            <text:p>1.13437023429433</text:p>
          </table:table-cell>
          <table:table-cell office:value-type="float" office:value="-0.503884819174646" calcext:value-type="float">
            <text:p>-0.503884819174646</text:p>
          </table:table-cell>
          <table:table-cell office:value-type="float" office:value="-1.75432868794887" calcext:value-type="float">
            <text:p>-1.75432868794887</text:p>
          </table:table-cell>
          <table:table-cell/>
          <table:table-cell table:formula="of:=[.D217]-[.G217]" office:value-type="float" office:value="0.016226968995428" calcext:value-type="float">
            <text:p/>
          </table:table-cell>
          <table:table-cell table:formula="of:=[.E217]-[.H217]" office:value-type="float" office:value="0.00911033007581469" calcext:value-type="float">
            <text:p/>
          </table:table-cell>
          <table:table-cell table:formula="of:=IF([.F217]-[.I217]&gt;= PI(); [.F217]-[.I217] - 2*PI(); [.F217]-[.I217])" office:value-type="float" office:value="-0.00646588146579918" calcext:value-type="float">
            <text:p/>
          </table:table-cell>
          <table:table-cell table:formula="of:=[.G217]-[.J217]" office:value-type="float" office:value="-0.0424845104568077" calcext:value-type="float">
            <text:p/>
          </table:table-cell>
          <table:table-cell table:formula="of:=[.H217]-[.K217]" office:value-type="float" office:value="0.0766418859303433" calcext:value-type="float">
            <text:p/>
          </table:table-cell>
          <table:table-cell table:formula="of:=[.I217]-[.L217]" office:value-type="float" office:value="0.0617260231195067" calcext:value-type="float">
            <text:p/>
          </table:table-cell>
          <table:table-cell/>
          <table:table-cell table:formula="of:=SQRT([.N217]^2+[.O217]^2)" office:value-type="float" office:value="0.0186094770713439" calcext:value-type="float">
            <text:p/>
          </table:table-cell>
          <table:table-cell table:formula="of:=SQRT([.Q217]^2+[.R217]^2)" office:value-type="float" office:value="0.087629403214414" calcext:value-type="float">
            <text:p/>
          </table:table-cell>
          <table:table-cell table:number-columns-repeated="1002"/>
        </table:table-row>
        <table:table-row table:style-name="ro1">
          <table:table-cell table:formula="of:=[.A217]+1" office:value-type="float" office:value="214" calcext:value-type="float">
            <text:p/>
          </table:table-cell>
          <table:table-cell office:value-type="float" office:value="0.475335210561752" calcext:value-type="float">
            <text:p>0.475335210561752</text:p>
          </table:table-cell>
          <table:table-cell office:value-type="float" office:value="-3.97494888305664" calcext:value-type="float">
            <text:p>-3.97494888305664</text:p>
          </table:table-cell>
          <table:table-cell office:value-type="float" office:value="1.11175394058228" calcext:value-type="float">
            <text:p>1.11175394058228</text:p>
          </table:table-cell>
          <table:table-cell office:value-type="float" office:value="-0.437327712774277" calcext:value-type="float">
            <text:p>-0.437327712774277</text:p>
          </table:table-cell>
          <table:table-cell office:value-type="float" office:value="-1.83543241024017" calcext:value-type="float">
            <text:p>-1.83543241024017</text:p>
          </table:table-cell>
          <table:table-cell office:value-type="float" office:value="1.08657789083425" calcext:value-type="float">
            <text:p>1.08657789083425</text:p>
          </table:table-cell>
          <table:table-cell office:value-type="float" office:value="-0.436114721523411" calcext:value-type="float">
            <text:p>-0.436114721523411</text:p>
          </table:table-cell>
          <table:table-cell office:value-type="float" office:value="-1.80355448338011" calcext:value-type="float">
            <text:p>-1.80355448338011</text:p>
          </table:table-cell>
          <table:table-cell office:value-type="float" office:value="1.1309002161373" calcext:value-type="float">
            <text:p>1.1309002161373</text:p>
          </table:table-cell>
          <table:table-cell office:value-type="float" office:value="-0.522578900425928" calcext:value-type="float">
            <text:p>-0.522578900425928</text:p>
          </table:table-cell>
          <table:table-cell office:value-type="float" office:value="-1.91332664327114" calcext:value-type="float">
            <text:p>-1.91332664327114</text:p>
          </table:table-cell>
          <table:table-cell/>
          <table:table-cell table:formula="of:=[.D218]-[.G218]" office:value-type="float" office:value="0.0251760497480278" calcext:value-type="float">
            <text:p/>
          </table:table-cell>
          <table:table-cell table:formula="of:=[.E218]-[.H218]" office:value-type="float" office:value="-0.00121299125086566" calcext:value-type="float">
            <text:p/>
          </table:table-cell>
          <table:table-cell table:formula="of:=IF([.F218]-[.I218]&gt;= PI(); [.F218]-[.I218] - 2*PI(); [.F218]-[.I218])" office:value-type="float" office:value="-0.0318779268600657" calcext:value-type="float">
            <text:p/>
          </table:table-cell>
          <table:table-cell table:formula="of:=[.G218]-[.J218]" office:value-type="float" office:value="-0.0443223253030522" calcext:value-type="float">
            <text:p/>
          </table:table-cell>
          <table:table-cell table:formula="of:=[.H218]-[.K218]" office:value-type="float" office:value="0.0864641789025172" calcext:value-type="float">
            <text:p/>
          </table:table-cell>
          <table:table-cell table:formula="of:=[.I218]-[.L218]" office:value-type="float" office:value="0.109772159891032" calcext:value-type="float">
            <text:p/>
          </table:table-cell>
          <table:table-cell/>
          <table:table-cell table:formula="of:=SQRT([.N218]^2+[.O218]^2)" office:value-type="float" office:value="0.0252052539897904" calcext:value-type="float">
            <text:p/>
          </table:table-cell>
          <table:table-cell table:formula="of:=SQRT([.Q218]^2+[.R218]^2)" office:value-type="float" office:value="0.0971623525526018" calcext:value-type="float">
            <text:p/>
          </table:table-cell>
          <table:table-cell table:number-columns-repeated="1002"/>
        </table:table-row>
        <table:table-row table:style-name="ro1">
          <table:table-cell table:formula="of:=[.A218]+1" office:value-type="float" office:value="215" calcext:value-type="float">
            <text:p/>
          </table:table-cell>
          <table:table-cell office:value-type="float" office:value="0.435340821743012" calcext:value-type="float">
            <text:p>0.435340821743012</text:p>
          </table:table-cell>
          <table:table-cell office:value-type="float" office:value="-5.05554294586182" calcext:value-type="float">
            <text:p>-5.05554294586182</text:p>
          </table:table-cell>
          <table:table-cell office:value-type="float" office:value="1.11515784263611" calcext:value-type="float">
            <text:p>1.11515784263611</text:p>
          </table:table-cell>
          <table:table-cell office:value-type="float" office:value="-0.45505428314209" calcext:value-type="float">
            <text:p>-0.45505428314209</text:p>
          </table:table-cell>
          <table:table-cell office:value-type="float" office:value="-2.01699066162109" calcext:value-type="float">
            <text:p>-2.01699066162109</text:p>
          </table:table-cell>
          <table:table-cell office:value-type="float" office:value="1.09455522779563" calcext:value-type="float">
            <text:p>1.09455522779563</text:p>
          </table:table-cell>
          <table:table-cell office:value-type="float" office:value="-0.450994108308685" calcext:value-type="float">
            <text:p>-0.450994108308685</text:p>
          </table:table-cell>
          <table:table-cell office:value-type="float" office:value="-1.96255037879162" calcext:value-type="float">
            <text:p>-1.96255037879162</text:p>
          </table:table-cell>
          <table:table-cell office:value-type="float" office:value="1.12505147332455" calcext:value-type="float">
            <text:p>1.12505147332455</text:p>
          </table:table-cell>
          <table:table-cell office:value-type="float" office:value="-0.538980937410147" calcext:value-type="float">
            <text:p>-0.538980937410147</text:p>
          </table:table-cell>
          <table:table-cell office:value-type="float" office:value="-2.11554836110561" calcext:value-type="float">
            <text:p>-2.11554836110561</text:p>
          </table:table-cell>
          <table:table-cell/>
          <table:table-cell table:formula="of:=[.D219]-[.G219]" office:value-type="float" office:value="0.0206026148404752" calcext:value-type="float">
            <text:p/>
          </table:table-cell>
          <table:table-cell table:formula="of:=[.E219]-[.H219]" office:value-type="float" office:value="-0.00406017483340504" calcext:value-type="float">
            <text:p/>
          </table:table-cell>
          <table:table-cell table:formula="of:=IF([.F219]-[.I219]&gt;= PI(); [.F219]-[.I219] - 2*PI(); [.F219]-[.I219])" office:value-type="float" office:value="-0.0544402828294746" calcext:value-type="float">
            <text:p/>
          </table:table-cell>
          <table:table-cell table:formula="of:=[.G219]-[.J219]" office:value-type="float" office:value="-0.0304962455289151" calcext:value-type="float">
            <text:p/>
          </table:table-cell>
          <table:table-cell table:formula="of:=[.H219]-[.K219]" office:value-type="float" office:value="0.0879868291014627" calcext:value-type="float">
            <text:p/>
          </table:table-cell>
          <table:table-cell table:formula="of:=[.I219]-[.L219]" office:value-type="float" office:value="0.152997982313992" calcext:value-type="float">
            <text:p/>
          </table:table-cell>
          <table:table-cell/>
          <table:table-cell table:formula="of:=SQRT([.N219]^2+[.O219]^2)" office:value-type="float" office:value="0.0209988751589885" calcext:value-type="float">
            <text:p/>
          </table:table-cell>
          <table:table-cell table:formula="of:=SQRT([.Q219]^2+[.R219]^2)" office:value-type="float" office:value="0.0931219796110986" calcext:value-type="float">
            <text:p/>
          </table:table-cell>
          <table:table-cell table:number-columns-repeated="1002"/>
        </table:table-row>
        <table:table-row table:style-name="ro1">
          <table:table-cell table:formula="of:=[.A219]+1" office:value-type="float" office:value="216" calcext:value-type="float">
            <text:p/>
          </table:table-cell>
          <table:table-cell office:value-type="float" office:value="0.37246310710907" calcext:value-type="float">
            <text:p>0.37246310710907</text:p>
          </table:table-cell>
          <table:table-cell office:value-type="float" office:value="-5.8517427444458" calcext:value-type="float">
            <text:p>-5.8517427444458</text:p>
          </table:table-cell>
          <table:table-cell office:value-type="float" office:value="1.11835145950317" calcext:value-type="float">
            <text:p>1.11835145950317</text:p>
          </table:table-cell>
          <table:table-cell office:value-type="float" office:value="-0.470689356327057" calcext:value-type="float">
            <text:p>-0.470689356327057</text:p>
          </table:table-cell>
          <table:table-cell office:value-type="float" office:value="-2.23701691627502" calcext:value-type="float">
            <text:p>-2.23701691627502</text:p>
          </table:table-cell>
          <table:table-cell office:value-type="float" office:value="1.10185802633954" calcext:value-type="float">
            <text:p>1.10185802633954</text:p>
          </table:table-cell>
          <table:table-cell office:value-type="float" office:value="-0.464763931822188" calcext:value-type="float">
            <text:p>-0.464763931822188</text:p>
          </table:table-cell>
          <table:table-cell office:value-type="float" office:value="-2.18853520323861" calcext:value-type="float">
            <text:p>-2.18853520323861</text:p>
          </table:table-cell>
          <table:table-cell office:value-type="float" office:value="1.11733096816742" calcext:value-type="float">
            <text:p>1.11733096816742</text:p>
          </table:table-cell>
          <table:table-cell office:value-type="float" office:value="-0.551722986930161" calcext:value-type="float">
            <text:p>-0.551722986930161</text:p>
          </table:table-cell>
          <table:table-cell office:value-type="float" office:value="-2.34961807088344" calcext:value-type="float">
            <text:p>-2.34961807088344</text:p>
          </table:table-cell>
          <table:table-cell/>
          <table:table-cell table:formula="of:=[.D220]-[.G220]" office:value-type="float" office:value="0.0164934331636293" calcext:value-type="float">
            <text:p/>
          </table:table-cell>
          <table:table-cell table:formula="of:=[.E220]-[.H220]" office:value-type="float" office:value="-0.00592542450486888" calcext:value-type="float">
            <text:p/>
          </table:table-cell>
          <table:table-cell table:formula="of:=IF([.F220]-[.I220]&gt;= PI(); [.F220]-[.I220] - 2*PI(); [.F220]-[.I220])" office:value-type="float" office:value="-0.0484817130364119" calcext:value-type="float">
            <text:p/>
          </table:table-cell>
          <table:table-cell table:formula="of:=[.G220]-[.J220]" office:value-type="float" office:value="-0.0154729418278736" calcext:value-type="float">
            <text:p/>
          </table:table-cell>
          <table:table-cell table:formula="of:=[.H220]-[.K220]" office:value-type="float" office:value="0.0869590551079729" calcext:value-type="float">
            <text:p/>
          </table:table-cell>
          <table:table-cell table:formula="of:=[.I220]-[.L220]" office:value-type="float" office:value="0.161082867644831" calcext:value-type="float">
            <text:p/>
          </table:table-cell>
          <table:table-cell/>
          <table:table-cell table:formula="of:=SQRT([.N220]^2+[.O220]^2)" office:value-type="float" office:value="0.0175255240459738" calcext:value-type="float">
            <text:p/>
          </table:table-cell>
          <table:table-cell table:formula="of:=SQRT([.Q220]^2+[.R220]^2)" office:value-type="float" office:value="0.0883249069859699" calcext:value-type="float">
            <text:p/>
          </table:table-cell>
          <table:table-cell table:number-columns-repeated="1002"/>
        </table:table-row>
        <table:table-row table:style-name="ro1">
          <table:table-cell table:formula="of:=[.A220]+1" office:value-type="float" office:value="217" calcext:value-type="float">
            <text:p/>
          </table:table-cell>
          <table:table-cell office:value-type="float" office:value="0.384974151849747" calcext:value-type="float">
            <text:p>0.384974151849747</text:p>
          </table:table-cell>
          <table:table-cell office:value-type="float" office:value="-5.44581365585327" calcext:value-type="float">
            <text:p>-5.44581365585327</text:p>
          </table:table-cell>
          <table:table-cell office:value-type="float" office:value="1.11986589431763" calcext:value-type="float">
            <text:p>1.11986589431763</text:p>
          </table:table-cell>
          <table:table-cell office:value-type="float" office:value="-0.485638916492462" calcext:value-type="float">
            <text:p>-0.485638916492462</text:p>
          </table:table-cell>
          <table:table-cell office:value-type="float" office:value="-2.46455216407776" calcext:value-type="float">
            <text:p>-2.46455216407776</text:p>
          </table:table-cell>
          <table:table-cell office:value-type="float" office:value="1.10892426346453" calcext:value-type="float">
            <text:p>1.10892426346453</text:p>
          </table:table-cell>
          <table:table-cell office:value-type="float" office:value="-0.477317017552021" calcext:value-type="float">
            <text:p>-0.477317017552021</text:p>
          </table:table-cell>
          <table:table-cell office:value-type="float" office:value="-2.40872672178032" calcext:value-type="float">
            <text:p>-2.40872672178032</text:p>
          </table:table-cell>
          <table:table-cell office:value-type="float" office:value="1.10651409852541" calcext:value-type="float">
            <text:p>1.10651409852541</text:p>
          </table:table-cell>
          <table:table-cell office:value-type="float" office:value="-0.562683073029074" calcext:value-type="float">
            <text:p>-0.562683073029074</text:p>
          </table:table-cell>
          <table:table-cell office:value-type="float" office:value="-2.56745061711757" calcext:value-type="float">
            <text:p>-2.56745061711757</text:p>
          </table:table-cell>
          <table:table-cell/>
          <table:table-cell table:formula="of:=[.D221]-[.G221]" office:value-type="float" office:value="0.0109416308530996" calcext:value-type="float">
            <text:p/>
          </table:table-cell>
          <table:table-cell table:formula="of:=[.E221]-[.H221]" office:value-type="float" office:value="-0.00832189894044089" calcext:value-type="float">
            <text:p/>
          </table:table-cell>
          <table:table-cell table:formula="of:=IF([.F221]-[.I221]&gt;= PI(); [.F221]-[.I221] - 2*PI(); [.F221]-[.I221])" office:value-type="float" office:value="-0.0558254422974431" calcext:value-type="float">
            <text:p/>
          </table:table-cell>
          <table:table-cell table:formula="of:=[.G221]-[.J221]" office:value-type="float" office:value="0.00241016493912238" calcext:value-type="float">
            <text:p/>
          </table:table-cell>
          <table:table-cell table:formula="of:=[.H221]-[.K221]" office:value-type="float" office:value="0.0853660554770525" calcext:value-type="float">
            <text:p/>
          </table:table-cell>
          <table:table-cell table:formula="of:=[.I221]-[.L221]" office:value-type="float" office:value="0.158723895337259" calcext:value-type="float">
            <text:p/>
          </table:table-cell>
          <table:table-cell/>
          <table:table-cell table:formula="of:=SQRT([.N221]^2+[.O221]^2)" office:value-type="float" office:value="0.0137467555335946" calcext:value-type="float">
            <text:p/>
          </table:table-cell>
          <table:table-cell table:formula="of:=SQRT([.Q221]^2+[.R221]^2)" office:value-type="float" office:value="0.0854000721471884" calcext:value-type="float">
            <text:p/>
          </table:table-cell>
          <table:table-cell table:number-columns-repeated="1002"/>
        </table:table-row>
        <table:table-row table:style-name="ro1">
          <table:table-cell table:formula="of:=[.A221]+1" office:value-type="float" office:value="218" calcext:value-type="float">
            <text:p/>
          </table:table-cell>
          <table:table-cell office:value-type="float" office:value="0.418580204248428" calcext:value-type="float">
            <text:p>0.418580204248428</text:p>
          </table:table-cell>
          <table:table-cell office:value-type="float" office:value="-4.44172430038452" calcext:value-type="float">
            <text:p>-4.44172430038452</text:p>
          </table:table-cell>
          <table:table-cell office:value-type="float" office:value="1.11583626270294" calcext:value-type="float">
            <text:p>1.11583626270294</text:p>
          </table:table-cell>
          <table:table-cell office:value-type="float" office:value="-0.500848829746246" calcext:value-type="float">
            <text:p>-0.500848829746246</text:p>
          </table:table-cell>
          <table:table-cell office:value-type="float" office:value="-2.66231775283813" calcext:value-type="float">
            <text:p>-2.66231775283813</text:p>
          </table:table-cell>
          <table:table-cell office:value-type="float" office:value="1.1134669144421" calcext:value-type="float">
            <text:p>1.1134669144421</text:p>
          </table:table-cell>
          <table:table-cell office:value-type="float" office:value="-0.458702062715033" calcext:value-type="float">
            <text:p>-0.458702062715033</text:p>
          </table:table-cell>
          <table:table-cell office:value-type="float" office:value="-2.55913761838473" calcext:value-type="float">
            <text:p>-2.55913761838473</text:p>
          </table:table-cell>
          <table:table-cell office:value-type="float" office:value="1.09245552006326" calcext:value-type="float">
            <text:p>1.09245552006326</text:p>
          </table:table-cell>
          <table:table-cell office:value-type="float" office:value="-0.571776553740313" calcext:value-type="float">
            <text:p>-0.571776553740313</text:p>
          </table:table-cell>
          <table:table-cell office:value-type="float" office:value="-2.74511958913296" calcext:value-type="float">
            <text:p>-2.74511958913296</text:p>
          </table:table-cell>
          <table:table-cell/>
          <table:table-cell table:formula="of:=[.D222]-[.G222]" office:value-type="float" office:value="0.00236934826084578" calcext:value-type="float">
            <text:p/>
          </table:table-cell>
          <table:table-cell table:formula="of:=[.E222]-[.H222]" office:value-type="float" office:value="-0.0421467670312137" calcext:value-type="float">
            <text:p/>
          </table:table-cell>
          <table:table-cell table:formula="of:=IF([.F222]-[.I222]&gt;= PI(); [.F222]-[.I222] - 2*PI(); [.F222]-[.I222])" office:value-type="float" office:value="-0.103180134453403" calcext:value-type="float">
            <text:p/>
          </table:table-cell>
          <table:table-cell table:formula="of:=[.G222]-[.J222]" office:value-type="float" office:value="0.0210113943788321" calcext:value-type="float">
            <text:p/>
          </table:table-cell>
          <table:table-cell table:formula="of:=[.H222]-[.K222]" office:value-type="float" office:value="0.11307449102528" calcext:value-type="float">
            <text:p/>
          </table:table-cell>
          <table:table-cell table:formula="of:=[.I222]-[.L222]" office:value-type="float" office:value="0.185981970748224" calcext:value-type="float">
            <text:p/>
          </table:table-cell>
          <table:table-cell/>
          <table:table-cell table:formula="of:=SQRT([.N222]^2+[.O222]^2)" office:value-type="float" office:value="0.0422133128570191" calcext:value-type="float">
            <text:p/>
          </table:table-cell>
          <table:table-cell table:formula="of:=SQRT([.Q222]^2+[.R222]^2)" office:value-type="float" office:value="0.115010083098696" calcext:value-type="float">
            <text:p/>
          </table:table-cell>
          <table:table-cell table:number-columns-repeated="1002"/>
        </table:table-row>
        <table:table-row table:style-name="ro1">
          <table:table-cell table:formula="of:=[.A222]+1" office:value-type="float" office:value="219" calcext:value-type="float">
            <text:p/>
          </table:table-cell>
          <table:table-cell office:value-type="float" office:value="0.442529022693634" calcext:value-type="float">
            <text:p>0.442529022693634</text:p>
          </table:table-cell>
          <table:table-cell office:value-type="float" office:value="-3.48467397689819" calcext:value-type="float">
            <text:p>-3.48467397689819</text:p>
          </table:table-cell>
          <table:table-cell office:value-type="float" office:value="1.10549664497375" calcext:value-type="float">
            <text:p>1.10549664497375</text:p>
          </table:table-cell>
          <table:table-cell office:value-type="float" office:value="-0.514316558837891" calcext:value-type="float">
            <text:p>-0.514316558837891</text:p>
          </table:table-cell>
          <table:table-cell office:value-type="float" office:value="-2.82029891014099" calcext:value-type="float">
            <text:p>-2.82029891014099</text:p>
          </table:table-cell>
          <table:table-cell office:value-type="float" office:value="1.11725054834433" calcext:value-type="float">
            <text:p>1.11725054834433</text:p>
          </table:table-cell>
          <table:table-cell office:value-type="float" office:value="-0.484426653561223" calcext:value-type="float">
            <text:p>-0.484426653561223</text:p>
          </table:table-cell>
          <table:table-cell office:value-type="float" office:value="-2.78478037735938" calcext:value-type="float">
            <text:p>-2.78478037735938</text:p>
          </table:table-cell>
          <table:table-cell office:value-type="float" office:value="1.07612746093739" calcext:value-type="float">
            <text:p>1.07612746093739</text:p>
          </table:table-cell>
          <table:table-cell office:value-type="float" office:value="-0.578612165100234" calcext:value-type="float">
            <text:p>-0.578612165100234</text:p>
          </table:table-cell>
          <table:table-cell office:value-type="float" office:value="-2.88450654820888" calcext:value-type="float">
            <text:p>-2.88450654820888</text:p>
          </table:table-cell>
          <table:table-cell/>
          <table:table-cell table:formula="of:=[.D223]-[.G223]" office:value-type="float" office:value="-0.0117539033705796" calcext:value-type="float">
            <text:p/>
          </table:table-cell>
          <table:table-cell table:formula="of:=[.E223]-[.H223]" office:value-type="float" office:value="-0.0298899052766674" calcext:value-type="float">
            <text:p/>
          </table:table-cell>
          <table:table-cell table:formula="of:=IF([.F223]-[.I223]&gt;= PI(); [.F223]-[.I223] - 2*PI(); [.F223]-[.I223])" office:value-type="float" office:value="-0.0355185327816132" calcext:value-type="float">
            <text:p/>
          </table:table-cell>
          <table:table-cell table:formula="of:=[.G223]-[.J223]" office:value-type="float" office:value="0.0411230874069435" calcext:value-type="float">
            <text:p/>
          </table:table-cell>
          <table:table-cell table:formula="of:=[.H223]-[.K223]" office:value-type="float" office:value="0.0941855115390112" calcext:value-type="float">
            <text:p/>
          </table:table-cell>
          <table:table-cell table:formula="of:=[.I223]-[.L223]" office:value-type="float" office:value="0.0997261708495048" calcext:value-type="float">
            <text:p/>
          </table:table-cell>
          <table:table-cell/>
          <table:table-cell table:formula="of:=SQRT([.N223]^2+[.O223]^2)" office:value-type="float" office:value="0.0321179183929014" calcext:value-type="float">
            <text:p/>
          </table:table-cell>
          <table:table-cell table:formula="of:=SQRT([.Q223]^2+[.R223]^2)" office:value-type="float" office:value="0.102771683365333" calcext:value-type="float">
            <text:p/>
          </table:table-cell>
          <table:table-cell table:number-columns-repeated="1002"/>
        </table:table-row>
        <table:table-row table:style-name="ro1">
          <table:table-cell table:formula="of:=[.A223]+1" office:value-type="float" office:value="220" calcext:value-type="float">
            <text:p/>
          </table:table-cell>
          <table:table-cell office:value-type="float" office:value="0.489420890808106" calcext:value-type="float">
            <text:p>0.489420890808106</text:p>
          </table:table-cell>
          <table:table-cell office:value-type="float" office:value="-2.55160665512085" calcext:value-type="float">
            <text:p>-2.55160665512085</text:p>
          </table:table-cell>
          <table:table-cell office:value-type="float" office:value="1.08994483947754" calcext:value-type="float">
            <text:p>1.08994483947754</text:p>
          </table:table-cell>
          <table:table-cell office:value-type="float" office:value="-0.524529337882996" calcext:value-type="float">
            <text:p>-0.524529337882996</text:p>
          </table:table-cell>
          <table:table-cell office:value-type="float" office:value="-2.93912935256958" calcext:value-type="float">
            <text:p>-2.93912935256958</text:p>
          </table:table-cell>
          <table:table-cell office:value-type="float" office:value="1.09690157001205" calcext:value-type="float">
            <text:p>1.09690157001205</text:p>
          </table:table-cell>
          <table:table-cell office:value-type="float" office:value="-0.49526302887605" calcext:value-type="float">
            <text:p>-0.49526302887605</text:p>
          </table:table-cell>
          <table:table-cell office:value-type="float" office:value="-2.90878202269516" calcext:value-type="float">
            <text:p>-2.90878202269516</text:p>
          </table:table-cell>
          <table:table-cell office:value-type="float" office:value="1.05719401839945" calcext:value-type="float">
            <text:p>1.05719401839945</text:p>
          </table:table-cell>
          <table:table-cell office:value-type="float" office:value="-0.583589839962796" calcext:value-type="float">
            <text:p>-0.583589839962796</text:p>
          </table:table-cell>
          <table:table-cell office:value-type="float" office:value="-2.98657081441372" calcext:value-type="float">
            <text:p>-2.98657081441372</text:p>
          </table:table-cell>
          <table:table-cell/>
          <table:table-cell table:formula="of:=[.D224]-[.G224]" office:value-type="float" office:value="-0.00695673053450641" calcext:value-type="float">
            <text:p/>
          </table:table-cell>
          <table:table-cell table:formula="of:=[.E224]-[.H224]" office:value-type="float" office:value="-0.0292663090069455" calcext:value-type="float">
            <text:p/>
          </table:table-cell>
          <table:table-cell table:formula="of:=IF([.F224]-[.I224]&gt;= PI(); [.F224]-[.I224] - 2*PI(); [.F224]-[.I224])" office:value-type="float" office:value="-0.0303473298744232" calcext:value-type="float">
            <text:p/>
          </table:table-cell>
          <table:table-cell table:formula="of:=[.G224]-[.J224]" office:value-type="float" office:value="0.0397075516125995" calcext:value-type="float">
            <text:p/>
          </table:table-cell>
          <table:table-cell table:formula="of:=[.H224]-[.K224]" office:value-type="float" office:value="0.0883268110867456" calcext:value-type="float">
            <text:p/>
          </table:table-cell>
          <table:table-cell table:formula="of:=[.I224]-[.L224]" office:value-type="float" office:value="0.07778879171856" calcext:value-type="float">
            <text:p/>
          </table:table-cell>
          <table:table-cell/>
          <table:table-cell table:formula="of:=SQRT([.N224]^2+[.O224]^2)" office:value-type="float" office:value="0.0300817709355642" calcext:value-type="float">
            <text:p/>
          </table:table-cell>
          <table:table-cell table:formula="of:=SQRT([.Q224]^2+[.R224]^2)" office:value-type="float" office:value="0.0968417018222052" calcext:value-type="float">
            <text:p/>
          </table:table-cell>
          <table:table-cell table:number-columns-repeated="1002"/>
        </table:table-row>
        <table:table-row table:style-name="ro1">
          <table:table-cell table:formula="of:=[.A224]+1" office:value-type="float" office:value="221" calcext:value-type="float">
            <text:p/>
          </table:table-cell>
          <table:table-cell office:value-type="float" office:value="0.533526241779327" calcext:value-type="float">
            <text:p>0.533526241779327</text:p>
          </table:table-cell>
          <table:table-cell office:value-type="float" office:value="-1.74605584144592" calcext:value-type="float">
            <text:p>-1.74605584144592</text:p>
          </table:table-cell>
          <table:table-cell office:value-type="float" office:value="1.07078969478607" calcext:value-type="float">
            <text:p>1.07078969478607</text:p>
          </table:table-cell>
          <table:table-cell office:value-type="float" office:value="-0.531933486461639" calcext:value-type="float">
            <text:p>-0.531933486461639</text:p>
          </table:table-cell>
          <table:table-cell office:value-type="float" office:value="-3.02293705940247" calcext:value-type="float">
            <text:p>-3.02293705940247</text:p>
          </table:table-cell>
          <table:table-cell office:value-type="float" office:value="1.08411868999695" calcext:value-type="float">
            <text:p>1.08411868999695</text:p>
          </table:table-cell>
          <table:table-cell office:value-type="float" office:value="-0.515141186057233" calcext:value-type="float">
            <text:p>-0.515141186057233</text:p>
          </table:table-cell>
          <table:table-cell office:value-type="float" office:value="-2.99004935195577" calcext:value-type="float">
            <text:p>-2.99004935195577</text:p>
          </table:table-cell>
          <table:table-cell office:value-type="float" office:value="1.03610888720261" calcext:value-type="float">
            <text:p>1.03610888720261</text:p>
          </table:table-cell>
          <table:table-cell office:value-type="float" office:value="-0.586884933812687" calcext:value-type="float">
            <text:p>-0.586884933812687</text:p>
          </table:table-cell>
          <table:table-cell office:value-type="float" office:value="-3.05641304807155" calcext:value-type="float">
            <text:p>-3.05641304807155</text:p>
          </table:table-cell>
          <table:table-cell/>
          <table:table-cell table:formula="of:=[.D225]-[.G225]" office:value-type="float" office:value="-0.013328995210877" calcext:value-type="float">
            <text:p/>
          </table:table-cell>
          <table:table-cell table:formula="of:=[.E225]-[.H225]" office:value-type="float" office:value="-0.016792300404406" calcext:value-type="float">
            <text:p/>
          </table:table-cell>
          <table:table-cell table:formula="of:=IF([.F225]-[.I225]&gt;= PI(); [.F225]-[.I225] - 2*PI(); [.F225]-[.I225])" office:value-type="float" office:value="-0.0328877074466978" calcext:value-type="float">
            <text:p/>
          </table:table-cell>
          <table:table-cell table:formula="of:=[.G225]-[.J225]" office:value-type="float" office:value="0.0480098027943412" calcext:value-type="float">
            <text:p/>
          </table:table-cell>
          <table:table-cell table:formula="of:=[.H225]-[.K225]" office:value-type="float" office:value="0.0717437477554539" calcext:value-type="float">
            <text:p/>
          </table:table-cell>
          <table:table-cell table:formula="of:=[.I225]-[.L225]" office:value-type="float" office:value="0.0663636961157859" calcext:value-type="float">
            <text:p/>
          </table:table-cell>
          <table:table-cell/>
          <table:table-cell table:formula="of:=SQRT([.N225]^2+[.O225]^2)" office:value-type="float" office:value="0.0214392972413603" calcext:value-type="float">
            <text:p/>
          </table:table-cell>
          <table:table-cell table:formula="of:=SQRT([.Q225]^2+[.R225]^2)" office:value-type="float" office:value="0.0863255843093444" calcext:value-type="float">
            <text:p/>
          </table:table-cell>
          <table:table-cell table:number-columns-repeated="1002"/>
        </table:table-row>
        <table:table-row table:style-name="ro1">
          <table:table-cell table:formula="of:=[.A225]+1" office:value-type="float" office:value="222" calcext:value-type="float">
            <text:p/>
          </table:table-cell>
          <table:table-cell office:value-type="float" office:value="0.546006917953491" calcext:value-type="float">
            <text:p>0.546006917953491</text:p>
          </table:table-cell>
          <table:table-cell office:value-type="float" office:value="-1.27677524089813" calcext:value-type="float">
            <text:p>-1.27677524089813</text:p>
          </table:table-cell>
          <table:table-cell office:value-type="float" office:value="1.04977011680603" calcext:value-type="float">
            <text:p>1.04977011680603</text:p>
          </table:table-cell>
          <table:table-cell office:value-type="float" office:value="-0.537062704563141" calcext:value-type="float">
            <text:p>-0.537062704563141</text:p>
          </table:table-cell>
          <table:table-cell office:value-type="float" office:value="-3.0818874835968" calcext:value-type="float">
            <text:p>-3.0818874835968</text:p>
          </table:table-cell>
          <table:table-cell office:value-type="float" office:value="1.06252752024533" calcext:value-type="float">
            <text:p>1.06252752024533</text:p>
          </table:table-cell>
          <table:table-cell office:value-type="float" office:value="-0.523418320804425" calcext:value-type="float">
            <text:p>-0.523418320804425</text:p>
          </table:table-cell>
          <table:table-cell office:value-type="float" office:value="-3.061473943106" calcext:value-type="float">
            <text:p>-3.061473943106</text:p>
          </table:table-cell>
          <table:table-cell office:value-type="float" office:value="1.01434779436593" calcext:value-type="float">
            <text:p>1.01434779436593</text:p>
          </table:table-cell>
          <table:table-cell office:value-type="float" office:value="-0.588743031140126" calcext:value-type="float">
            <text:p>-0.588743031140126</text:p>
          </table:table-cell>
          <table:table-cell office:value-type="float" office:value="-3.10748405770748" calcext:value-type="float">
            <text:p>-3.10748405770748</text:p>
          </table:table-cell>
          <table:table-cell/>
          <table:table-cell table:formula="of:=[.D226]-[.G226]" office:value-type="float" office:value="-0.0127574034392981" calcext:value-type="float">
            <text:p/>
          </table:table-cell>
          <table:table-cell table:formula="of:=[.E226]-[.H226]" office:value-type="float" office:value="-0.0136443837587158" calcext:value-type="float">
            <text:p/>
          </table:table-cell>
          <table:table-cell table:formula="of:=IF([.F226]-[.I226]&gt;= PI(); [.F226]-[.I226] - 2*PI(); [.F226]-[.I226])" office:value-type="float" office:value="-0.0204135404907984" calcext:value-type="float">
            <text:p/>
          </table:table-cell>
          <table:table-cell table:formula="of:=[.G226]-[.J226]" office:value-type="float" office:value="0.0481797258794023" calcext:value-type="float">
            <text:p/>
          </table:table-cell>
          <table:table-cell table:formula="of:=[.H226]-[.K226]" office:value-type="float" office:value="0.0653247103357005" calcext:value-type="float">
            <text:p/>
          </table:table-cell>
          <table:table-cell table:formula="of:=[.I226]-[.L226]" office:value-type="float" office:value="0.0460101146014758" calcext:value-type="float">
            <text:p/>
          </table:table-cell>
          <table:table-cell/>
          <table:table-cell table:formula="of:=SQRT([.N226]^2+[.O226]^2)" office:value-type="float" office:value="0.0186794151586211" calcext:value-type="float">
            <text:p/>
          </table:table-cell>
          <table:table-cell table:formula="of:=SQRT([.Q226]^2+[.R226]^2)" office:value-type="float" office:value="0.0811702147727695" calcext:value-type="float">
            <text:p/>
          </table:table-cell>
          <table:table-cell table:number-columns-repeated="1002"/>
        </table:table-row>
        <table:table-row table:style-name="ro1">
          <table:table-cell table:formula="of:=[.A226]+1" office:value-type="float" office:value="223" calcext:value-type="float">
            <text:p/>
          </table:table-cell>
          <table:table-cell office:value-type="float" office:value="0.54708331823349" calcext:value-type="float">
            <text:p>0.54708331823349</text:p>
          </table:table-cell>
          <table:table-cell office:value-type="float" office:value="-0.955335319042206" calcext:value-type="float">
            <text:p>-0.955335319042206</text:p>
          </table:table-cell>
          <table:table-cell office:value-type="float" office:value="1.02807784080505" calcext:value-type="float">
            <text:p>1.02807784080505</text:p>
          </table:table-cell>
          <table:table-cell office:value-type="float" office:value="-0.540066719055176" calcext:value-type="float">
            <text:p>-0.540066719055176</text:p>
          </table:table-cell>
          <table:table-cell office:value-type="float" office:value="-3.12468886375427" calcext:value-type="float">
            <text:p>-3.12468886375427</text:p>
          </table:table-cell>
          <table:table-cell office:value-type="float" office:value="1.04464976207666" calcext:value-type="float">
            <text:p>1.04464976207666</text:p>
          </table:table-cell>
          <table:table-cell office:value-type="float" office:value="-0.523409109113081" calcext:value-type="float">
            <text:p>-0.523409109113081</text:p>
          </table:table-cell>
          <table:table-cell office:value-type="float" office:value="-3.10005508558314" calcext:value-type="float">
            <text:p>-3.10005508558314</text:p>
          </table:table-cell>
          <table:table-cell office:value-type="float" office:value="0.992477189896821" calcext:value-type="float">
            <text:p>0.992477189896821</text:p>
          </table:table-cell>
          <table:table-cell office:value-type="float" office:value="-0.589489296172775" calcext:value-type="float">
            <text:p>-0.589489296172775</text:p>
          </table:table-cell>
          <table:table-cell office:value-type="float" office:value="-3.14569747046917" calcext:value-type="float">
            <text:p>-3.14569747046917</text:p>
          </table:table-cell>
          <table:table-cell/>
          <table:table-cell table:formula="of:=[.D227]-[.G227]" office:value-type="float" office:value="-0.0165719212716111" calcext:value-type="float">
            <text:p/>
          </table:table-cell>
          <table:table-cell table:formula="of:=[.E227]-[.H227]" office:value-type="float" office:value="-0.016657609942095" calcext:value-type="float">
            <text:p/>
          </table:table-cell>
          <table:table-cell table:formula="of:=IF([.F227]-[.I227]&gt;= PI(); [.F227]-[.I227] - 2*PI(); [.F227]-[.I227])" office:value-type="float" office:value="-0.0246337781711352" calcext:value-type="float">
            <text:p/>
          </table:table-cell>
          <table:table-cell table:formula="of:=[.G227]-[.J227]" office:value-type="float" office:value="0.0521725721798436" calcext:value-type="float">
            <text:p/>
          </table:table-cell>
          <table:table-cell table:formula="of:=[.H227]-[.K227]" office:value-type="float" office:value="0.0660801870596943" calcext:value-type="float">
            <text:p/>
          </table:table-cell>
          <table:table-cell table:formula="of:=[.I227]-[.L227]" office:value-type="float" office:value="0.0456423848860301" calcext:value-type="float">
            <text:p/>
          </table:table-cell>
          <table:table-cell/>
          <table:table-cell table:formula="of:=SQRT([.N227]^2+[.O227]^2)" office:value-type="float" office:value="0.0234969049794959" calcext:value-type="float">
            <text:p/>
          </table:table-cell>
          <table:table-cell table:formula="of:=SQRT([.Q227]^2+[.R227]^2)" office:value-type="float" office:value="0.0841936363967324" calcext:value-type="float">
            <text:p/>
          </table:table-cell>
          <table:table-cell table:number-columns-repeated="1002"/>
        </table:table-row>
        <table:table-row table:style-name="ro1">
          <table:table-cell table:formula="of:=[.A227]+1" office:value-type="float" office:value="224" calcext:value-type="float">
            <text:p/>
          </table:table-cell>
          <table:table-cell office:value-type="float" office:value="0.547535419464111" calcext:value-type="float">
            <text:p>0.547535419464111</text:p>
          </table:table-cell>
          <table:table-cell office:value-type="float" office:value="-0.626579403877258" calcext:value-type="float">
            <text:p>-0.626579403877258</text:p>
          </table:table-cell>
          <table:table-cell office:value-type="float" office:value="1.00622391700745" calcext:value-type="float">
            <text:p>1.00622391700745</text:p>
          </table:table-cell>
          <table:table-cell office:value-type="float" office:value="-0.541156351566315" calcext:value-type="float">
            <text:p>-0.541156351566315</text:p>
          </table:table-cell>
          <table:table-cell office:value-type="float" office:value="3.12720274925232" calcext:value-type="float">
            <text:p>3.12720274925232</text:p>
          </table:table-cell>
          <table:table-cell office:value-type="float" office:value="1.02476643692226" calcext:value-type="float">
            <text:p>1.02476643692226</text:p>
          </table:table-cell>
          <table:table-cell office:value-type="float" office:value="-0.524318579120665" calcext:value-type="float">
            <text:p>-0.524318579120665</text:p>
          </table:table-cell>
          <table:table-cell office:value-type="float" office:value="-3.1305821885007" calcext:value-type="float">
            <text:p>-3.1305821885007</text:p>
          </table:table-cell>
          <table:table-cell office:value-type="float" office:value="0.970575957632195" calcext:value-type="float">
            <text:p>0.970575957632195</text:p>
          </table:table-cell>
          <table:table-cell office:value-type="float" office:value="-0.589399395119966" calcext:value-type="float">
            <text:p>-0.589399395119966</text:p>
          </table:table-cell>
          <table:table-cell office:value-type="float" office:value="-3.17076064662426" calcext:value-type="float">
            <text:p>-3.17076064662426</text:p>
          </table:table-cell>
          <table:table-cell/>
          <table:table-cell table:formula="of:=[.D228]-[.G228]" office:value-type="float" office:value="-0.0185425199148177" calcext:value-type="float">
            <text:p/>
          </table:table-cell>
          <table:table-cell table:formula="of:=[.E228]-[.H228]" office:value-type="float" office:value="-0.0168377724456494" calcext:value-type="float">
            <text:p/>
          </table:table-cell>
          <table:table-cell table:formula="of:=IF([.F228]-[.I228]&gt;= PI(); [.F228]-[.I228] - 2*PI(); [.F228]-[.I228])" office:value-type="float" office:value="-0.0254003694265652" calcext:value-type="float">
            <text:p/>
          </table:table-cell>
          <table:table-cell table:formula="of:=[.G228]-[.J228]" office:value-type="float" office:value="0.0541904792900686" calcext:value-type="float">
            <text:p/>
          </table:table-cell>
          <table:table-cell table:formula="of:=[.H228]-[.K228]" office:value-type="float" office:value="0.0650808159993004" calcext:value-type="float">
            <text:p/>
          </table:table-cell>
          <table:table-cell table:formula="of:=[.I228]-[.L228]" office:value-type="float" office:value="0.0401784581235556" calcext:value-type="float">
            <text:p/>
          </table:table-cell>
          <table:table-cell/>
          <table:table-cell table:formula="of:=SQRT([.N228]^2+[.O228]^2)" office:value-type="float" office:value="0.0250466689546311" calcext:value-type="float">
            <text:p/>
          </table:table-cell>
          <table:table-cell table:formula="of:=SQRT([.Q228]^2+[.R228]^2)" office:value-type="float" office:value="0.0846883737996081" calcext:value-type="float">
            <text:p/>
          </table:table-cell>
          <table:table-cell table:number-columns-repeated="1002"/>
        </table:table-row>
        <table:table-row table:style-name="ro1">
          <table:table-cell table:formula="of:=[.A228]+1" office:value-type="float" office:value="225" calcext:value-type="float">
            <text:p/>
          </table:table-cell>
          <table:table-cell office:value-type="float" office:value="0.54435133934021" calcext:value-type="float">
            <text:p>0.54435133934021</text:p>
          </table:table-cell>
          <table:table-cell office:value-type="float" office:value="-0.472535699605942" calcext:value-type="float">
            <text:p>-0.472535699605942</text:p>
          </table:table-cell>
          <table:table-cell office:value-type="float" office:value="0.984415173530579" calcext:value-type="float">
            <text:p>0.984415173530579</text:p>
          </table:table-cell>
          <table:table-cell office:value-type="float" office:value="-0.541262269020081" calcext:value-type="float">
            <text:p>-0.541262269020081</text:p>
          </table:table-cell>
          <table:table-cell office:value-type="float" office:value="3.10544610023499" calcext:value-type="float">
            <text:p>3.10544610023499</text:p>
          </table:table-cell>
          <table:table-cell office:value-type="float" office:value="1.0029937031733" calcext:value-type="float">
            <text:p>1.0029937031733</text:p>
          </table:table-cell>
          <table:table-cell office:value-type="float" office:value="-0.524558316733405" calcext:value-type="float">
            <text:p>-0.524558316733405</text:p>
          </table:table-cell>
          <table:table-cell office:value-type="float" office:value="-3.15467211184643" calcext:value-type="float">
            <text:p>-3.15467211184643</text:p>
          </table:table-cell>
          <table:table-cell office:value-type="float" office:value="0.948811165777493" calcext:value-type="float">
            <text:p>0.948811165777493</text:p>
          </table:table-cell>
          <table:table-cell office:value-type="float" office:value="-0.588764379728137" calcext:value-type="float">
            <text:p>-0.588764379728137</text:p>
          </table:table-cell>
          <table:table-cell office:value-type="float" office:value="-3.1896620746085" calcext:value-type="float">
            <text:p>-3.1896620746085</text:p>
          </table:table-cell>
          <table:table-cell/>
          <table:table-cell table:formula="of:=[.D229]-[.G229]" office:value-type="float" office:value="-0.0185785296427183" calcext:value-type="float">
            <text:p/>
          </table:table-cell>
          <table:table-cell table:formula="of:=[.E229]-[.H229]" office:value-type="float" office:value="-0.0167039522866758" calcext:value-type="float">
            <text:p/>
          </table:table-cell>
          <table:table-cell table:formula="of:=IF([.F229]-[.I229]&gt;= PI(); [.F229]-[.I229] - 2*PI(); [.F229]-[.I229])" office:value-type="float" office:value="-0.0230670950981748" calcext:value-type="float">
            <text:p/>
          </table:table-cell>
          <table:table-cell table:formula="of:=[.G229]-[.J229]" office:value-type="float" office:value="0.0541825373958038" calcext:value-type="float">
            <text:p/>
          </table:table-cell>
          <table:table-cell table:formula="of:=[.H229]-[.K229]" office:value-type="float" office:value="0.0642060629947317" calcext:value-type="float">
            <text:p/>
          </table:table-cell>
          <table:table-cell table:formula="of:=[.I229]-[.L229]" office:value-type="float" office:value="0.0349899627620696" calcext:value-type="float">
            <text:p/>
          </table:table-cell>
          <table:table-cell/>
          <table:table-cell table:formula="of:=SQRT([.N229]^2+[.O229]^2)" office:value-type="float" office:value="0.0249836703804886" calcext:value-type="float">
            <text:p/>
          </table:table-cell>
          <table:table-cell table:formula="of:=SQRT([.Q229]^2+[.R229]^2)" office:value-type="float" office:value="0.0840128911770756" calcext:value-type="float">
            <text:p/>
          </table:table-cell>
          <table:table-cell table:number-columns-repeated="1002"/>
        </table:table-row>
        <table:table-row table:style-name="ro1">
          <table:table-cell table:formula="of:=[.A229]+1" office:value-type="float" office:value="226" calcext:value-type="float">
            <text:p/>
          </table:table-cell>
          <table:table-cell office:value-type="float" office:value="0.542676091194153" calcext:value-type="float">
            <text:p>0.542676091194153</text:p>
          </table:table-cell>
          <table:table-cell office:value-type="float" office:value="-0.298132747411728" calcext:value-type="float">
            <text:p>-0.298132747411728</text:p>
          </table:table-cell>
          <table:table-cell office:value-type="float" office:value="0.962672650814056" calcext:value-type="float">
            <text:p>0.962672650814056</text:p>
          </table:table-cell>
          <table:table-cell office:value-type="float" office:value="-0.540727615356445" calcext:value-type="float">
            <text:p>-0.540727615356445</text:p>
          </table:table-cell>
          <table:table-cell office:value-type="float" office:value="3.09070324897766" calcext:value-type="float">
            <text:p>3.09070324897766</text:p>
          </table:table-cell>
          <table:table-cell office:value-type="float" office:value="0.981288516235224" calcext:value-type="float">
            <text:p>0.981288516235224</text:p>
          </table:table-cell>
          <table:table-cell office:value-type="float" office:value="-0.524274408457104" calcext:value-type="float">
            <text:p>-0.524274408457104</text:p>
          </table:table-cell>
          <table:table-cell office:value-type="float" office:value="-3.17388805901624" calcext:value-type="float">
            <text:p>-3.17388805901624</text:p>
          </table:table-cell>
          <table:table-cell office:value-type="float" office:value="0.927129196200005" calcext:value-type="float">
            <text:p>0.927129196200005</text:p>
          </table:table-cell>
          <table:table-cell office:value-type="float" office:value="-0.587721336504255" calcext:value-type="float">
            <text:p>-0.587721336504255</text:p>
          </table:table-cell>
          <table:table-cell office:value-type="float" office:value="-3.20158738450496" calcext:value-type="float">
            <text:p>-3.20158738450496</text:p>
          </table:table-cell>
          <table:table-cell/>
          <table:table-cell table:formula="of:=[.D230]-[.G230]" office:value-type="float" office:value="-0.018615865421168" calcext:value-type="float">
            <text:p/>
          </table:table-cell>
          <table:table-cell table:formula="of:=[.E230]-[.H230]" office:value-type="float" office:value="-0.0164532068993413" calcext:value-type="float">
            <text:p/>
          </table:table-cell>
          <table:table-cell table:formula="of:=IF([.F230]-[.I230]&gt;= PI(); [.F230]-[.I230] - 2*PI(); [.F230]-[.I230])" office:value-type="float" office:value="-0.0185939991856898" calcext:value-type="float">
            <text:p/>
          </table:table-cell>
          <table:table-cell table:formula="of:=[.G230]-[.J230]" office:value-type="float" office:value="0.0541593200352197" calcext:value-type="float">
            <text:p/>
          </table:table-cell>
          <table:table-cell table:formula="of:=[.H230]-[.K230]" office:value-type="float" office:value="0.0634469280471512" calcext:value-type="float">
            <text:p/>
          </table:table-cell>
          <table:table-cell table:formula="of:=[.I230]-[.L230]" office:value-type="float" office:value="0.0276993254887294" calcext:value-type="float">
            <text:p/>
          </table:table-cell>
          <table:table-cell/>
          <table:table-cell table:formula="of:=SQRT([.N230]^2+[.O230]^2)" office:value-type="float" office:value="0.0248446868092872" calcext:value-type="float">
            <text:p/>
          </table:table-cell>
          <table:table-cell table:formula="of:=SQRT([.Q230]^2+[.R230]^2)" office:value-type="float" office:value="0.0834190902929164" calcext:value-type="float">
            <text:p/>
          </table:table-cell>
          <table:table-cell table:number-columns-repeated="1002"/>
        </table:table-row>
        <table:table-row table:style-name="ro1">
          <table:table-cell table:formula="of:=[.A230]+1" office:value-type="float" office:value="227" calcext:value-type="float">
            <text:p/>
          </table:table-cell>
          <table:table-cell office:value-type="float" office:value="0.5451340675354" calcext:value-type="float">
            <text:p>0.5451340675354</text:p>
          </table:table-cell>
          <table:table-cell office:value-type="float" office:value="-0.203808501362801" calcext:value-type="float">
            <text:p>-0.203808501362801</text:p>
          </table:table-cell>
          <table:table-cell office:value-type="float" office:value="0.94092321395874" calcext:value-type="float">
            <text:p>0.94092321395874</text:p>
          </table:table-cell>
          <table:table-cell office:value-type="float" office:value="-0.540432810783386" calcext:value-type="float">
            <text:p>-0.540432810783386</text:p>
          </table:table-cell>
          <table:table-cell office:value-type="float" office:value="3.08170747756958" calcext:value-type="float">
            <text:p>3.08170747756958</text:p>
          </table:table-cell>
          <table:table-cell office:value-type="float" office:value="0.959494523968121" calcext:value-type="float">
            <text:p>0.959494523968121</text:p>
          </table:table-cell>
          <table:table-cell office:value-type="float" office:value="-0.524562734008066" calcext:value-type="float">
            <text:p>-0.524562734008066</text:p>
          </table:table-cell>
          <table:table-cell office:value-type="float" office:value="-3.18712506784974" calcext:value-type="float">
            <text:p>-3.18712506784974</text:p>
          </table:table-cell>
          <table:table-cell office:value-type="float" office:value="0.905363064488748" calcext:value-type="float">
            <text:p>0.905363064488748</text:p>
          </table:table-cell>
          <table:table-cell office:value-type="float" office:value="-0.586413914281517" calcext:value-type="float">
            <text:p>-0.586413914281517</text:p>
          </table:table-cell>
          <table:table-cell office:value-type="float" office:value="-3.20973972455948" calcext:value-type="float">
            <text:p>-3.20973972455948</text:p>
          </table:table-cell>
          <table:table-cell/>
          <table:table-cell table:formula="of:=[.D231]-[.G231]" office:value-type="float" office:value="-0.0185713100093806" calcext:value-type="float">
            <text:p/>
          </table:table-cell>
          <table:table-cell table:formula="of:=[.E231]-[.H231]" office:value-type="float" office:value="-0.0158700767753204" calcext:value-type="float">
            <text:p/>
          </table:table-cell>
          <table:table-cell table:formula="of:=IF([.F231]-[.I231]&gt;= PI(); [.F231]-[.I231] - 2*PI(); [.F231]-[.I231])" office:value-type="float" office:value="-0.0143527617602661" calcext:value-type="float">
            <text:p/>
          </table:table-cell>
          <table:table-cell table:formula="of:=[.G231]-[.J231]" office:value-type="float" office:value="0.0541314594793733" calcext:value-type="float">
            <text:p/>
          </table:table-cell>
          <table:table-cell table:formula="of:=[.H231]-[.K231]" office:value-type="float" office:value="0.0618511802734512" calcext:value-type="float">
            <text:p/>
          </table:table-cell>
          <table:table-cell table:formula="of:=[.I231]-[.L231]" office:value-type="float" office:value="0.0226146567097367" calcext:value-type="float">
            <text:p/>
          </table:table-cell>
          <table:table-cell/>
          <table:table-cell table:formula="of:=SQRT([.N231]^2+[.O231]^2)" office:value-type="float" office:value="0.024428526200307" calcext:value-type="float">
            <text:p/>
          </table:table-cell>
          <table:table-cell table:formula="of:=SQRT([.Q231]^2+[.R231]^2)" office:value-type="float" office:value="0.0821935727814893" calcext:value-type="float">
            <text:p/>
          </table:table-cell>
          <table:table-cell table:number-columns-repeated="1002"/>
        </table:table-row>
        <table:table-row table:style-name="ro1">
          <table:table-cell table:formula="of:=[.A231]+1" office:value-type="float" office:value="228" calcext:value-type="float">
            <text:p/>
          </table:table-cell>
          <table:table-cell office:value-type="float" office:value="0.542778611183167" calcext:value-type="float">
            <text:p>0.542778611183167</text:p>
          </table:table-cell>
          <table:table-cell office:value-type="float" office:value="-0.159226655960083" calcext:value-type="float">
            <text:p>-0.159226655960083</text:p>
          </table:table-cell>
          <table:table-cell office:value-type="float" office:value="0.919219434261322" calcext:value-type="float">
            <text:p>0.919219434261322</text:p>
          </table:table-cell>
          <table:table-cell office:value-type="float" office:value="-0.539125561714172" calcext:value-type="float">
            <text:p>-0.539125561714172</text:p>
          </table:table-cell>
          <table:table-cell office:value-type="float" office:value="3.07405996322632" calcext:value-type="float">
            <text:p>3.07405996322632</text:p>
          </table:table-cell>
          <table:table-cell office:value-type="float" office:value="0.937805881413271" calcext:value-type="float">
            <text:p>0.937805881413271</text:p>
          </table:table-cell>
          <table:table-cell office:value-type="float" office:value="-0.523560146751446" calcext:value-type="float">
            <text:p>-0.523560146751446</text:p>
          </table:table-cell>
          <table:table-cell office:value-type="float" office:value="-3.1941186233077" calcext:value-type="float">
            <text:p>-3.1941186233077</text:p>
          </table:table-cell>
          <table:table-cell office:value-type="float" office:value="0.88370231406445" calcext:value-type="float">
            <text:p>0.88370231406445</text:p>
          </table:table-cell>
          <table:table-cell office:value-type="float" office:value="-0.584935508292289" calcext:value-type="float">
            <text:p>-0.584935508292289</text:p>
          </table:table-cell>
          <table:table-cell office:value-type="float" office:value="-3.21610879079788" calcext:value-type="float">
            <text:p>-3.21610879079788</text:p>
          </table:table-cell>
          <table:table-cell/>
          <table:table-cell table:formula="of:=[.D232]-[.G232]" office:value-type="float" office:value="-0.0185864471519486" calcext:value-type="float">
            <text:p/>
          </table:table-cell>
          <table:table-cell table:formula="of:=[.E232]-[.H232]" office:value-type="float" office:value="-0.0155654149627266" calcext:value-type="float">
            <text:p/>
          </table:table-cell>
          <table:table-cell table:formula="of:=IF([.F232]-[.I232]&gt;= PI(); [.F232]-[.I232] - 2*PI(); [.F232]-[.I232])" office:value-type="float" office:value="-0.0150067206455713" calcext:value-type="float">
            <text:p/>
          </table:table-cell>
          <table:table-cell table:formula="of:=[.G232]-[.J232]" office:value-type="float" office:value="0.0541035673488203" calcext:value-type="float">
            <text:p/>
          </table:table-cell>
          <table:table-cell table:formula="of:=[.H232]-[.K232]" office:value-type="float" office:value="0.0613753615408427" calcext:value-type="float">
            <text:p/>
          </table:table-cell>
          <table:table-cell table:formula="of:=[.I232]-[.L232]" office:value-type="float" office:value="0.0219901674901837" calcext:value-type="float">
            <text:p/>
          </table:table-cell>
          <table:table-cell/>
          <table:table-cell table:formula="of:=SQRT([.N232]^2+[.O232]^2)" office:value-type="float" office:value="0.0242433116692841" calcext:value-type="float">
            <text:p/>
          </table:table-cell>
          <table:table-cell table:formula="of:=SQRT([.Q232]^2+[.R232]^2)" office:value-type="float" office:value="0.0818176692661034" calcext:value-type="float">
            <text:p/>
          </table:table-cell>
          <table:table-cell table:number-columns-repeated="1002"/>
        </table:table-row>
        <table:table-row table:style-name="ro1">
          <table:table-cell table:formula="of:=[.A232]+1" office:value-type="float" office:value="229" calcext:value-type="float">
            <text:p/>
          </table:table-cell>
          <table:table-cell office:value-type="float" office:value="0.543180227279663" calcext:value-type="float">
            <text:p>0.543180227279663</text:p>
          </table:table-cell>
          <table:table-cell office:value-type="float" office:value="-0.0473713390529156" calcext:value-type="float">
            <text:p>-0.0473713390529156</text:p>
          </table:table-cell>
          <table:table-cell office:value-type="float" office:value="0.897522985935211" calcext:value-type="float">
            <text:p>0.897522985935211</text:p>
          </table:table-cell>
          <table:table-cell office:value-type="float" office:value="-0.537915706634522" calcext:value-type="float">
            <text:p>-0.537915706634522</text:p>
          </table:table-cell>
          <table:table-cell office:value-type="float" office:value="3.07005834579468" calcext:value-type="float">
            <text:p>3.07005834579468</text:p>
          </table:table-cell>
          <table:table-cell office:value-type="float" office:value="0.916108637872064" calcext:value-type="float">
            <text:p>0.916108637872064</text:p>
          </table:table-cell>
          <table:table-cell office:value-type="float" office:value="-0.522405060750427" calcext:value-type="float">
            <text:p>-0.522405060750427</text:p>
          </table:table-cell>
          <table:table-cell office:value-type="float" office:value="-3.19796315188533" calcext:value-type="float">
            <text:p>-3.19796315188533</text:p>
          </table:table-cell>
          <table:table-cell office:value-type="float" office:value="0.862035398911118" calcext:value-type="float">
            <text:p>0.862035398911118</text:p>
          </table:table-cell>
          <table:table-cell office:value-type="float" office:value="-0.583317978499531" calcext:value-type="float">
            <text:p>-0.583317978499531</text:p>
          </table:table-cell>
          <table:table-cell office:value-type="float" office:value="-3.21800364436" calcext:value-type="float">
            <text:p>-3.21800364436</text:p>
          </table:table-cell>
          <table:table-cell/>
          <table:table-cell table:formula="of:=[.D233]-[.G233]" office:value-type="float" office:value="-0.0185856519368529" calcext:value-type="float">
            <text:p/>
          </table:table-cell>
          <table:table-cell table:formula="of:=[.E233]-[.H233]" office:value-type="float" office:value="-0.0155106458840949" calcext:value-type="float">
            <text:p/>
          </table:table-cell>
          <table:table-cell table:formula="of:=IF([.F233]-[.I233]&gt;= PI(); [.F233]-[.I233] - 2*PI(); [.F233]-[.I233])" office:value-type="float" office:value="-0.0151638094995761" calcext:value-type="float">
            <text:p/>
          </table:table-cell>
          <table:table-cell table:formula="of:=[.G233]-[.J233]" office:value-type="float" office:value="0.0540732389609458" calcext:value-type="float">
            <text:p/>
          </table:table-cell>
          <table:table-cell table:formula="of:=[.H233]-[.K233]" office:value-type="float" office:value="0.0609129177491041" calcext:value-type="float">
            <text:p/>
          </table:table-cell>
          <table:table-cell table:formula="of:=[.I233]-[.L233]" office:value-type="float" office:value="0.020040492474664" calcext:value-type="float">
            <text:p/>
          </table:table-cell>
          <table:table-cell/>
          <table:table-cell table:formula="of:=SQRT([.N233]^2+[.O233]^2)" office:value-type="float" office:value="0.0242075730642217" calcext:value-type="float">
            <text:p/>
          </table:table-cell>
          <table:table-cell table:formula="of:=SQRT([.Q233]^2+[.R233]^2)" office:value-type="float" office:value="0.0814512045364381" calcext:value-type="float">
            <text:p/>
          </table:table-cell>
          <table:table-cell table:number-columns-repeated="1002"/>
        </table:table-row>
        <table:table-row table:style-name="ro1">
          <table:table-cell table:formula="of:=[.A233]+1" office:value-type="float" office:value="230" calcext:value-type="float">
            <text:p/>
          </table:table-cell>
          <table:table-cell office:value-type="float" office:value="0.540688097476959" calcext:value-type="float">
            <text:p>0.540688097476959</text:p>
          </table:table-cell>
          <table:table-cell office:value-type="float" office:value="-0.0453733243048191" calcext:value-type="float">
            <text:p>-0.0453733243048191</text:p>
          </table:table-cell>
          <table:table-cell office:value-type="float" office:value="0.875884115695953" calcext:value-type="float">
            <text:p>0.875884115695953</text:p>
          </table:table-cell>
          <table:table-cell office:value-type="float" office:value="-0.536657512187958" calcext:value-type="float">
            <text:p>-0.536657512187958</text:p>
          </table:table-cell>
          <table:table-cell office:value-type="float" office:value="3.06779956817627" calcext:value-type="float">
            <text:p>3.06779956817627</text:p>
          </table:table-cell>
          <table:table-cell office:value-type="float" office:value="0.894515467042422" calcext:value-type="float">
            <text:p>0.894515467042422</text:p>
          </table:table-cell>
          <table:table-cell office:value-type="float" office:value="-0.521172184040578" calcext:value-type="float">
            <text:p>-0.521172184040578</text:p>
          </table:table-cell>
          <table:table-cell office:value-type="float" office:value="-3.20179179074681" calcext:value-type="float">
            <text:p>-3.20179179074681</text:p>
          </table:table-cell>
          <table:table-cell office:value-type="float" office:value="0.840470981955958" calcext:value-type="float">
            <text:p>0.840470981955958</text:p>
          </table:table-cell>
          <table:table-cell office:value-type="float" office:value="-0.58166700563809" calcext:value-type="float">
            <text:p>-0.58166700563809</text:p>
          </table:table-cell>
          <table:table-cell office:value-type="float" office:value="-3.21981857733219" calcext:value-type="float">
            <text:p>-3.21981857733219</text:p>
          </table:table-cell>
          <table:table-cell/>
          <table:table-cell table:formula="of:=[.D234]-[.G234]" office:value-type="float" office:value="-0.018631351346469" calcext:value-type="float">
            <text:p/>
          </table:table-cell>
          <table:table-cell table:formula="of:=[.E234]-[.H234]" office:value-type="float" office:value="-0.0154853281473801" calcext:value-type="float">
            <text:p/>
          </table:table-cell>
          <table:table-cell table:formula="of:=IF([.F234]-[.I234]&gt;= PI(); [.F234]-[.I234] - 2*PI(); [.F234]-[.I234])" office:value-type="float" office:value="-0.0135939482565028" calcext:value-type="float">
            <text:p/>
          </table:table-cell>
          <table:table-cell table:formula="of:=[.G234]-[.J234]" office:value-type="float" office:value="0.0540444850864641" calcext:value-type="float">
            <text:p/>
          </table:table-cell>
          <table:table-cell table:formula="of:=[.H234]-[.K234]" office:value-type="float" office:value="0.0604948215975122" calcext:value-type="float">
            <text:p/>
          </table:table-cell>
          <table:table-cell table:formula="of:=[.I234]-[.L234]" office:value-type="float" office:value="0.0180267865853754" calcext:value-type="float">
            <text:p/>
          </table:table-cell>
          <table:table-cell/>
          <table:table-cell table:formula="of:=SQRT([.N234]^2+[.O234]^2)" office:value-type="float" office:value="0.0242264863491926" calcext:value-type="float">
            <text:p/>
          </table:table-cell>
          <table:table-cell table:formula="of:=SQRT([.Q234]^2+[.R234]^2)" office:value-type="float" office:value="0.0811198484242658" calcext:value-type="float">
            <text:p/>
          </table:table-cell>
          <table:table-cell table:number-columns-repeated="1002"/>
        </table:table-row>
        <table:table-row table:style-name="ro1">
          <table:table-cell table:formula="of:=[.A234]+1" office:value-type="float" office:value="231" calcext:value-type="float">
            <text:p/>
          </table:table-cell>
          <table:table-cell office:value-type="float" office:value="0.54252564907074" calcext:value-type="float">
            <text:p>0.54252564907074</text:p>
          </table:table-cell>
          <table:table-cell office:value-type="float" office:value="-0.040675550699234" calcext:value-type="float">
            <text:p>-0.040675550699234</text:p>
          </table:table-cell>
          <table:table-cell office:value-type="float" office:value="0.854275763034821" calcext:value-type="float">
            <text:p>0.854275763034821</text:p>
          </table:table-cell>
          <table:table-cell office:value-type="float" office:value="-0.535163700580597" calcext:value-type="float">
            <text:p>-0.535163700580597</text:p>
          </table:table-cell>
          <table:table-cell office:value-type="float" office:value="3.06647253036499" calcext:value-type="float">
            <text:p>3.06647253036499</text:p>
          </table:table-cell>
          <table:table-cell office:value-type="float" office:value="0.872853750771977" calcext:value-type="float">
            <text:p>0.872853750771977</text:p>
          </table:table-cell>
          <table:table-cell office:value-type="float" office:value="-0.518849029766037" calcext:value-type="float">
            <text:p>-0.518849029766037</text:p>
          </table:table-cell>
          <table:table-cell office:value-type="float" office:value="-3.20250571154749" calcext:value-type="float">
            <text:p>-3.20250571154749</text:p>
          </table:table-cell>
          <table:table-cell office:value-type="float" office:value="0.818836319632626" calcext:value-type="float">
            <text:p>0.818836319632626</text:p>
          </table:table-cell>
          <table:table-cell office:value-type="float" office:value="-0.579971153641373" calcext:value-type="float">
            <text:p>-0.579971153641373</text:p>
          </table:table-cell>
          <table:table-cell office:value-type="float" office:value="-3.22144559936016" calcext:value-type="float">
            <text:p>-3.22144559936016</text:p>
          </table:table-cell>
          <table:table-cell/>
          <table:table-cell table:formula="of:=[.D235]-[.G235]" office:value-type="float" office:value="-0.0185779877371566" calcext:value-type="float">
            <text:p/>
          </table:table-cell>
          <table:table-cell table:formula="of:=[.E235]-[.H235]" office:value-type="float" office:value="-0.0163146708145596" calcext:value-type="float">
            <text:p/>
          </table:table-cell>
          <table:table-cell table:formula="of:=IF([.F235]-[.I235]&gt;= PI(); [.F235]-[.I235] - 2*PI(); [.F235]-[.I235])" office:value-type="float" office:value="-0.0142070652671018" calcext:value-type="float">
            <text:p/>
          </table:table-cell>
          <table:table-cell table:formula="of:=[.G235]-[.J235]" office:value-type="float" office:value="0.0540174311393515" calcext:value-type="float">
            <text:p/>
          </table:table-cell>
          <table:table-cell table:formula="of:=[.H235]-[.K235]" office:value-type="float" office:value="0.0611221238753356" calcext:value-type="float">
            <text:p/>
          </table:table-cell>
          <table:table-cell table:formula="of:=[.I235]-[.L235]" office:value-type="float" office:value="0.0189398878126648" calcext:value-type="float">
            <text:p/>
          </table:table-cell>
          <table:table-cell/>
          <table:table-cell table:formula="of:=SQRT([.N235]^2+[.O235]^2)" office:value-type="float" office:value="0.0247246862902117" calcext:value-type="float">
            <text:p/>
          </table:table-cell>
          <table:table-cell table:formula="of:=SQRT([.Q235]^2+[.R235]^2)" office:value-type="float" office:value="0.0815708090797587" calcext:value-type="float">
            <text:p/>
          </table:table-cell>
          <table:table-cell table:number-columns-repeated="1002"/>
        </table:table-row>
        <table:table-row table:style-name="ro1">
          <table:table-cell table:formula="of:=[.A235]+1" office:value-type="float" office:value="232" calcext:value-type="float">
            <text:p/>
          </table:table-cell>
          <table:table-cell office:value-type="float" office:value="0.542778193950653" calcext:value-type="float">
            <text:p>0.542778193950653</text:p>
          </table:table-cell>
          <table:table-cell office:value-type="float" office:value="0.0240154396742582" calcext:value-type="float">
            <text:p>0.0240154396742582</text:p>
          </table:table-cell>
          <table:table-cell office:value-type="float" office:value="0.832640826702118" calcext:value-type="float">
            <text:p>0.832640826702118</text:p>
          </table:table-cell>
          <table:table-cell office:value-type="float" office:value="-0.533661246299744" calcext:value-type="float">
            <text:p>-0.533661246299744</text:p>
          </table:table-cell>
          <table:table-cell office:value-type="float" office:value="3.06646227836609" calcext:value-type="float">
            <text:p>3.06646227836609</text:p>
          </table:table-cell>
          <table:table-cell office:value-type="float" office:value="0.843448346892836" calcext:value-type="float">
            <text:p>0.843448346892836</text:p>
          </table:table-cell>
          <table:table-cell office:value-type="float" office:value="-0.513275085958922" calcext:value-type="float">
            <text:p>-0.513275085958922</text:p>
          </table:table-cell>
          <table:table-cell office:value-type="float" office:value="-3.21007188922332" calcext:value-type="float">
            <text:p>-3.21007188922332</text:p>
          </table:table-cell>
          <table:table-cell office:value-type="float" office:value="0.797194375526976" calcext:value-type="float">
            <text:p>0.797194375526976</text:p>
          </table:table-cell>
          <table:table-cell office:value-type="float" office:value="-0.578239298031546" calcext:value-type="float">
            <text:p>-0.578239298031546</text:p>
          </table:table-cell>
          <table:table-cell office:value-type="float" office:value="-3.22048498177319" calcext:value-type="float">
            <text:p>-3.22048498177319</text:p>
          </table:table-cell>
          <table:table-cell/>
          <table:table-cell table:formula="of:=[.D236]-[.G236]" office:value-type="float" office:value="-0.0108075201907184" calcext:value-type="float">
            <text:p/>
          </table:table-cell>
          <table:table-cell table:formula="of:=[.E236]-[.H236]" office:value-type="float" office:value="-0.0203861603408215" calcext:value-type="float">
            <text:p/>
          </table:table-cell>
          <table:table-cell table:formula="of:=IF([.F236]-[.I236]&gt;= PI(); [.F236]-[.I236] - 2*PI(); [.F236]-[.I236])" office:value-type="float" office:value="-0.0066511395901756" calcext:value-type="float">
            <text:p/>
          </table:table-cell>
          <table:table-cell table:formula="of:=[.G236]-[.J236]" office:value-type="float" office:value="0.0462539713658601" calcext:value-type="float">
            <text:p/>
          </table:table-cell>
          <table:table-cell table:formula="of:=[.H236]-[.K236]" office:value-type="float" office:value="0.0649642120726234" calcext:value-type="float">
            <text:p/>
          </table:table-cell>
          <table:table-cell table:formula="of:=[.I236]-[.L236]" office:value-type="float" office:value="0.0104130925498671" calcext:value-type="float">
            <text:p/>
          </table:table-cell>
          <table:table-cell/>
          <table:table-cell table:formula="of:=SQRT([.N236]^2+[.O236]^2)" office:value-type="float" office:value="0.0230737518863853" calcext:value-type="float">
            <text:p/>
          </table:table-cell>
          <table:table-cell table:formula="of:=SQRT([.Q236]^2+[.R236]^2)" office:value-type="float" office:value="0.0797482207784637" calcext:value-type="float">
            <text:p/>
          </table:table-cell>
          <table:table-cell table:number-columns-repeated="1002"/>
        </table:table-row>
        <table:table-row table:style-name="ro1">
          <table:table-cell table:formula="of:=[.A236]+1" office:value-type="float" office:value="233" calcext:value-type="float">
            <text:p/>
          </table:table-cell>
          <table:table-cell office:value-type="float" office:value="0.542157411575317" calcext:value-type="float">
            <text:p>0.542157411575317</text:p>
          </table:table-cell>
          <table:table-cell office:value-type="float" office:value="0.0276437569409609" calcext:value-type="float">
            <text:p>0.0276437569409609</text:p>
          </table:table-cell>
          <table:table-cell office:value-type="float" office:value="0.810989856719971" calcext:value-type="float">
            <text:p>0.810989856719971</text:p>
          </table:table-cell>
          <table:table-cell office:value-type="float" office:value="-0.532321274280548" calcext:value-type="float">
            <text:p>-0.532321274280548</text:p>
          </table:table-cell>
          <table:table-cell office:value-type="float" office:value="3.06772041320801" calcext:value-type="float">
            <text:p>3.06772041320801</text:p>
          </table:table-cell>
          <table:table-cell office:value-type="float" office:value="0.822812478644515" calcext:value-type="float">
            <text:p>0.822812478644515</text:p>
          </table:table-cell>
          <table:table-cell office:value-type="float" office:value="-0.508792384874293" calcext:value-type="float">
            <text:p>-0.508792384874293</text:p>
          </table:table-cell>
          <table:table-cell office:value-type="float" office:value="-3.21541179666534" calcext:value-type="float">
            <text:p>-3.21541179666534</text:p>
          </table:table-cell>
          <table:table-cell office:value-type="float" office:value="0.77557553181617" calcext:value-type="float">
            <text:p>0.77557553181617</text:p>
          </table:table-cell>
          <table:table-cell office:value-type="float" office:value="-0.576530189816885" calcext:value-type="float">
            <text:p>-0.576530189816885</text:p>
          </table:table-cell>
          <table:table-cell office:value-type="float" office:value="-3.21937923149555" calcext:value-type="float">
            <text:p>-3.21937923149555</text:p>
          </table:table-cell>
          <table:table-cell/>
          <table:table-cell table:formula="of:=[.D237]-[.G237]" office:value-type="float" office:value="-0.0118226219245445" calcext:value-type="float">
            <text:p/>
          </table:table-cell>
          <table:table-cell table:formula="of:=[.E237]-[.H237]" office:value-type="float" office:value="-0.0235288894062555" calcext:value-type="float">
            <text:p/>
          </table:table-cell>
          <table:table-cell table:formula="of:=IF([.F237]-[.I237]&gt;= PI(); [.F237]-[.I237] - 2*PI(); [.F237]-[.I237])" office:value-type="float" office:value="-0.0000530973062424778" calcext:value-type="float">
            <text:p/>
          </table:table-cell>
          <table:table-cell table:formula="of:=[.G237]-[.J237]" office:value-type="float" office:value="0.0472369468283448" calcext:value-type="float">
            <text:p/>
          </table:table-cell>
          <table:table-cell table:formula="of:=[.H237]-[.K237]" office:value-type="float" office:value="0.0677378049425921" calcext:value-type="float">
            <text:p/>
          </table:table-cell>
          <table:table-cell table:formula="of:=[.I237]-[.L237]" office:value-type="float" office:value="0.00396743483021389" calcext:value-type="float">
            <text:p/>
          </table:table-cell>
          <table:table-cell/>
          <table:table-cell table:formula="of:=SQRT([.N237]^2+[.O237]^2)" office:value-type="float" office:value="0.026332167131904" calcext:value-type="float">
            <text:p/>
          </table:table-cell>
          <table:table-cell table:formula="of:=SQRT([.Q237]^2+[.R237]^2)" office:value-type="float" office:value="0.0825817132548394" calcext:value-type="float">
            <text:p/>
          </table:table-cell>
          <table:table-cell table:number-columns-repeated="1002"/>
        </table:table-row>
        <table:table-row table:style-name="ro1">
          <table:table-cell table:formula="of:=[.A237]+1" office:value-type="float" office:value="234" calcext:value-type="float">
            <text:p/>
          </table:table-cell>
          <table:table-cell office:value-type="float" office:value="0.541761219501495" calcext:value-type="float">
            <text:p>0.541761219501495</text:p>
          </table:table-cell>
          <table:table-cell office:value-type="float" office:value="0.043007418513298" calcext:value-type="float">
            <text:p>0.043007418513298</text:p>
          </table:table-cell>
          <table:table-cell office:value-type="float" office:value="0.789399921894074" calcext:value-type="float">
            <text:p>0.789399921894074</text:p>
          </table:table-cell>
          <table:table-cell office:value-type="float" office:value="-0.530623972415924" calcext:value-type="float">
            <text:p>-0.530623972415924</text:p>
          </table:table-cell>
          <table:table-cell office:value-type="float" office:value="3.06871771812439" calcext:value-type="float">
            <text:p>3.06871771812439</text:p>
          </table:table-cell>
          <table:table-cell office:value-type="float" office:value="0.801201047075731" calcext:value-type="float">
            <text:p>0.801201047075731</text:p>
          </table:table-cell>
          <table:table-cell office:value-type="float" office:value="-0.506194543218239" calcext:value-type="float">
            <text:p>-0.506194543218239</text:p>
          </table:table-cell>
          <table:table-cell office:value-type="float" office:value="-3.21523972069812" calcext:value-type="float">
            <text:p>-3.21523972069812</text:p>
          </table:table-cell>
          <table:table-cell office:value-type="float" office:value="0.753970611237295" calcext:value-type="float">
            <text:p>0.753970611237295</text:p>
          </table:table-cell>
          <table:table-cell office:value-type="float" office:value="-0.574846219178873" calcext:value-type="float">
            <text:p>-0.574846219178873</text:p>
          </table:table-cell>
          <table:table-cell office:value-type="float" office:value="-3.21765893475502" calcext:value-type="float">
            <text:p>-3.21765893475502</text:p>
          </table:table-cell>
          <table:table-cell/>
          <table:table-cell table:formula="of:=[.D238]-[.G238]" office:value-type="float" office:value="-0.0118011251816571" calcext:value-type="float">
            <text:p/>
          </table:table-cell>
          <table:table-cell table:formula="of:=[.E238]-[.H238]" office:value-type="float" office:value="-0.0244294291976852" calcext:value-type="float">
            <text:p/>
          </table:table-cell>
          <table:table-cell table:formula="of:=IF([.F238]-[.I238]&gt;= PI(); [.F238]-[.I238] - 2*PI(); [.F238]-[.I238])" office:value-type="float" office:value="0.000772131642924556" calcext:value-type="float">
            <text:p/>
          </table:table-cell>
          <table:table-cell table:formula="of:=[.G238]-[.J238]" office:value-type="float" office:value="0.0472304358384357" calcext:value-type="float">
            <text:p/>
          </table:table-cell>
          <table:table-cell table:formula="of:=[.H238]-[.K238]" office:value-type="float" office:value="0.0686516759606345" calcext:value-type="float">
            <text:p/>
          </table:table-cell>
          <table:table-cell table:formula="of:=[.I238]-[.L238]" office:value-type="float" office:value="0.00241921405689682" calcext:value-type="float">
            <text:p/>
          </table:table-cell>
          <table:table-cell/>
          <table:table-cell table:formula="of:=SQRT([.N238]^2+[.O238]^2)" office:value-type="float" office:value="0.0271304914529364" calcext:value-type="float">
            <text:p/>
          </table:table-cell>
          <table:table-cell table:formula="of:=SQRT([.Q238]^2+[.R238]^2)" office:value-type="float" office:value="0.0833292666575948" calcext:value-type="float">
            <text:p/>
          </table:table-cell>
          <table:table-cell table:number-columns-repeated="1002"/>
        </table:table-row>
        <table:table-row table:style-name="ro1">
          <table:table-cell table:formula="of:=[.A238]+1" office:value-type="float" office:value="235" calcext:value-type="float">
            <text:p/>
          </table:table-cell>
          <table:table-cell office:value-type="float" office:value="0.541650354862213" calcext:value-type="float">
            <text:p>0.541650354862213</text:p>
          </table:table-cell>
          <table:table-cell office:value-type="float" office:value="0.0669760853052139" calcext:value-type="float">
            <text:p>0.0669760853052139</text:p>
          </table:table-cell>
          <table:table-cell office:value-type="float" office:value="0.767750024795532" calcext:value-type="float">
            <text:p>0.767750024795532</text:p>
          </table:table-cell>
          <table:table-cell office:value-type="float" office:value="-0.529009997844696" calcext:value-type="float">
            <text:p>-0.529009997844696</text:p>
          </table:table-cell>
          <table:table-cell office:value-type="float" office:value="3.07083773612976" calcext:value-type="float">
            <text:p>3.07083773612976</text:p>
          </table:table-cell>
          <table:table-cell office:value-type="float" office:value="0.779593763372608" calcext:value-type="float">
            <text:p>0.779593763372608</text:p>
          </table:table-cell>
          <table:table-cell office:value-type="float" office:value="-0.504600346853752" calcext:value-type="float">
            <text:p>-0.504600346853752</text:p>
          </table:table-cell>
          <table:table-cell office:value-type="float" office:value="-3.21256067728591" calcext:value-type="float">
            <text:p>-3.21256067728591</text:p>
          </table:table-cell>
          <table:table-cell office:value-type="float" office:value="0.732367247461992" calcext:value-type="float">
            <text:p>0.732367247461992</text:p>
          </table:table-cell>
          <table:table-cell office:value-type="float" office:value="-0.573199754886001" calcext:value-type="float">
            <text:p>-0.573199754886001</text:p>
          </table:table-cell>
          <table:table-cell office:value-type="float" office:value="-3.21497989134281" calcext:value-type="float">
            <text:p>-3.21497989134281</text:p>
          </table:table-cell>
          <table:table-cell/>
          <table:table-cell table:formula="of:=[.D239]-[.G239]" office:value-type="float" office:value="-0.0118437385770755" calcext:value-type="float">
            <text:p/>
          </table:table-cell>
          <table:table-cell table:formula="of:=[.E239]-[.H239]" office:value-type="float" office:value="-0.0244096509909439" calcext:value-type="float">
            <text:p/>
          </table:table-cell>
          <table:table-cell table:formula="of:=IF([.F239]-[.I239]&gt;= PI(); [.F239]-[.I239] - 2*PI(); [.F239]-[.I239])" office:value-type="float" office:value="0.000213106236087057" calcext:value-type="float">
            <text:p/>
          </table:table-cell>
          <table:table-cell table:formula="of:=[.G239]-[.J239]" office:value-type="float" office:value="0.0472265159106156" calcext:value-type="float">
            <text:p/>
          </table:table-cell>
          <table:table-cell table:formula="of:=[.H239]-[.K239]" office:value-type="float" office:value="0.068599408032249" calcext:value-type="float">
            <text:p/>
          </table:table-cell>
          <table:table-cell table:formula="of:=[.I239]-[.L239]" office:value-type="float" office:value="0.00241921405689682" calcext:value-type="float">
            <text:p/>
          </table:table-cell>
          <table:table-cell/>
          <table:table-cell table:formula="of:=SQRT([.N239]^2+[.O239]^2)" office:value-type="float" office:value="0.027131258816756" calcext:value-type="float">
            <text:p/>
          </table:table-cell>
          <table:table-cell table:formula="of:=SQRT([.Q239]^2+[.R239]^2)" office:value-type="float" office:value="0.0832839875812308" calcext:value-type="float">
            <text:p/>
          </table:table-cell>
          <table:table-cell table:number-columns-repeated="1002"/>
        </table:table-row>
        <table:table-row table:style-name="ro1">
          <table:table-cell table:formula="of:=[.A239]+1" office:value-type="float" office:value="236" calcext:value-type="float">
            <text:p/>
          </table:table-cell>
          <table:table-cell office:value-type="float" office:value="0.54206782579422" calcext:value-type="float">
            <text:p>0.54206782579422</text:p>
          </table:table-cell>
          <table:table-cell office:value-type="float" office:value="0.093677707016468" calcext:value-type="float">
            <text:p>0.093677707016468</text:p>
          </table:table-cell>
          <table:table-cell office:value-type="float" office:value="0.746127784252167" calcext:value-type="float">
            <text:p>0.746127784252167</text:p>
          </table:table-cell>
          <table:table-cell office:value-type="float" office:value="-0.527421772480011" calcext:value-type="float">
            <text:p>-0.527421772480011</text:p>
          </table:table-cell>
          <table:table-cell office:value-type="float" office:value="3.07351064682007" calcext:value-type="float">
            <text:p>3.07351064682007</text:p>
          </table:table-cell>
          <table:table-cell office:value-type="float" office:value="0.757965629490563" calcext:value-type="float">
            <text:p>0.757965629490563</text:p>
          </table:table-cell>
          <table:table-cell office:value-type="float" office:value="-0.50306285890311" calcext:value-type="float">
            <text:p>-0.50306285890311</text:p>
          </table:table-cell>
          <table:table-cell office:value-type="float" office:value="-3.20881356900525" calcext:value-type="float">
            <text:p>-3.20881356900525</text:p>
          </table:table-cell>
          <table:table-cell office:value-type="float" office:value="0.710742896379123" calcext:value-type="float">
            <text:p>0.710742896379123</text:p>
          </table:table-cell>
          <table:table-cell office:value-type="float" office:value="-0.571609948400031" calcext:value-type="float">
            <text:p>-0.571609948400031</text:p>
          </table:table-cell>
          <table:table-cell office:value-type="float" office:value="-3.21123278306215" calcext:value-type="float">
            <text:p>-3.21123278306215</text:p>
          </table:table-cell>
          <table:table-cell/>
          <table:table-cell table:formula="of:=[.D240]-[.G240]" office:value-type="float" office:value="-0.0118378452383958" calcext:value-type="float">
            <text:p/>
          </table:table-cell>
          <table:table-cell table:formula="of:=[.E240]-[.H240]" office:value-type="float" office:value="-0.0243589135769009" calcext:value-type="float">
            <text:p/>
          </table:table-cell>
          <table:table-cell table:formula="of:=IF([.F240]-[.I240]&gt;= PI(); [.F240]-[.I240] - 2*PI(); [.F240]-[.I240])" office:value-type="float" office:value="-0.000861091354264154" calcext:value-type="float">
            <text:p/>
          </table:table-cell>
          <table:table-cell table:formula="of:=[.G240]-[.J240]" office:value-type="float" office:value="0.04722273311144" calcext:value-type="float">
            <text:p/>
          </table:table-cell>
          <table:table-cell table:formula="of:=[.H240]-[.K240]" office:value-type="float" office:value="0.0685470894969208" calcext:value-type="float">
            <text:p/>
          </table:table-cell>
          <table:table-cell table:formula="of:=[.I240]-[.L240]" office:value-type="float" office:value="0.00241921405689682" calcext:value-type="float">
            <text:p/>
          </table:table-cell>
          <table:table-cell/>
          <table:table-cell table:formula="of:=SQRT([.N240]^2+[.O240]^2)" office:value-type="float" office:value="0.0270830435980733" calcext:value-type="float">
            <text:p/>
          </table:table-cell>
          <table:table-cell table:formula="of:=SQRT([.Q240]^2+[.R240]^2)" office:value-type="float" office:value="0.083238753000109" calcext:value-type="float">
            <text:p/>
          </table:table-cell>
          <table:table-cell table:number-columns-repeated="1002"/>
        </table:table-row>
        <table:table-row table:style-name="ro1">
          <table:table-cell table:formula="of:=[.A240]+1" office:value-type="float" office:value="237" calcext:value-type="float">
            <text:p/>
          </table:table-cell>
          <table:table-cell office:value-type="float" office:value="0.54434210062027" calcext:value-type="float">
            <text:p>0.54434210062027</text:p>
          </table:table-cell>
          <table:table-cell office:value-type="float" office:value="0.0450812019407749" calcext:value-type="float">
            <text:p>0.0450812019407749</text:p>
          </table:table-cell>
          <table:table-cell office:value-type="float" office:value="0.724453151226044" calcext:value-type="float">
            <text:p>0.724453151226044</text:p>
          </table:table-cell>
          <table:table-cell office:value-type="float" office:value="-0.525918781757355" calcext:value-type="float">
            <text:p>-0.525918781757355</text:p>
          </table:table-cell>
          <table:table-cell office:value-type="float" office:value="3.07659649848938" calcext:value-type="float">
            <text:p>3.07659649848938</text:p>
          </table:table-cell>
          <table:table-cell office:value-type="float" office:value="0.736241120789044" calcext:value-type="float">
            <text:p>0.736241120789044</text:p>
          </table:table-cell>
          <table:table-cell office:value-type="float" office:value="-0.50160031396707" calcext:value-type="float">
            <text:p>-0.50160031396707</text:p>
          </table:table-cell>
          <table:table-cell office:value-type="float" office:value="-3.20701032092762" calcext:value-type="float">
            <text:p>-3.20701032092762</text:p>
          </table:table-cell>
          <table:table-cell office:value-type="float" office:value="0.689021989455783" calcext:value-type="float">
            <text:p>0.689021989455783</text:p>
          </table:table-cell>
          <table:table-cell office:value-type="float" office:value="-0.570094851558267" calcext:value-type="float">
            <text:p>-0.570094851558267</text:p>
          </table:table-cell>
          <table:table-cell office:value-type="float" office:value="-3.20942953498452" calcext:value-type="float">
            <text:p>-3.20942953498452</text:p>
          </table:table-cell>
          <table:table-cell/>
          <table:table-cell table:formula="of:=[.D241]-[.G241]" office:value-type="float" office:value="-0.0117879695630002" calcext:value-type="float">
            <text:p/>
          </table:table-cell>
          <table:table-cell table:formula="of:=[.E241]-[.H241]" office:value-type="float" office:value="-0.0243184677902846" calcext:value-type="float">
            <text:p/>
          </table:table-cell>
          <table:table-cell table:formula="of:=IF([.F241]-[.I241]&gt;= PI(); [.F241]-[.I241] - 2*PI(); [.F241]-[.I241])" office:value-type="float" office:value="0.000421512237416266" calcext:value-type="float">
            <text:p/>
          </table:table-cell>
          <table:table-cell table:formula="of:=[.G241]-[.J241]" office:value-type="float" office:value="0.0472191313332609" calcext:value-type="float">
            <text:p/>
          </table:table-cell>
          <table:table-cell table:formula="of:=[.H241]-[.K241]" office:value-type="float" office:value="0.0684945375911967" calcext:value-type="float">
            <text:p/>
          </table:table-cell>
          <table:table-cell table:formula="of:=[.I241]-[.L241]" office:value-type="float" office:value="0.00241921405689682" calcext:value-type="float">
            <text:p/>
          </table:table-cell>
          <table:table-cell/>
          <table:table-cell table:formula="of:=SQRT([.N241]^2+[.O241]^2)" office:value-type="float" office:value="0.0270248793167579" calcext:value-type="float">
            <text:p/>
          </table:table-cell>
          <table:table-cell table:formula="of:=SQRT([.Q241]^2+[.R241]^2)" office:value-type="float" office:value="0.0831934375038056" calcext:value-type="float">
            <text:p/>
          </table:table-cell>
          <table:table-cell table:number-columns-repeated="1002"/>
        </table:table-row>
        <table:table-row table:style-name="ro1">
          <table:table-cell table:formula="of:=[.A241]+1" office:value-type="float" office:value="238" calcext:value-type="float">
            <text:p/>
          </table:table-cell>
          <table:table-cell office:value-type="float" office:value="0.539625346660614" calcext:value-type="float">
            <text:p>0.539625346660614</text:p>
          </table:table-cell>
          <table:table-cell office:value-type="float" office:value="0.101319998502731" calcext:value-type="float">
            <text:p>0.101319998502731</text:p>
          </table:table-cell>
          <table:table-cell office:value-type="float" office:value="0.702862322330475" calcext:value-type="float">
            <text:p>0.702862322330475</text:p>
          </table:table-cell>
          <table:table-cell office:value-type="float" office:value="-0.524165391921997" calcext:value-type="float">
            <text:p>-0.524165391921997</text:p>
          </table:table-cell>
          <table:table-cell office:value-type="float" office:value="3.07919406890869" calcext:value-type="float">
            <text:p>3.07919406890869</text:p>
          </table:table-cell>
          <table:table-cell office:value-type="float" office:value="0.714702276676514" calcext:value-type="float">
            <text:p>0.714702276676514</text:p>
          </table:table-cell>
          <table:table-cell office:value-type="float" office:value="-0.500189279626645" calcext:value-type="float">
            <text:p>-0.500189279626645</text:p>
          </table:table-cell>
          <table:table-cell office:value-type="float" office:value="-3.20295752098751" calcext:value-type="float">
            <text:p>-3.20295752098751</text:p>
          </table:table-cell>
          <table:table-cell office:value-type="float" office:value="0.667486621963087" calcext:value-type="float">
            <text:p>0.667486621963087</text:p>
          </table:table-cell>
          <table:table-cell office:value-type="float" office:value="-0.568631714323328" calcext:value-type="float">
            <text:p>-0.568631714323328</text:p>
          </table:table-cell>
          <table:table-cell office:value-type="float" office:value="-3.20537673504441" calcext:value-type="float">
            <text:p>-3.20537673504441</text:p>
          </table:table-cell>
          <table:table-cell/>
          <table:table-cell table:formula="of:=[.D242]-[.G242]" office:value-type="float" office:value="-0.0118399543460388" calcext:value-type="float">
            <text:p/>
          </table:table-cell>
          <table:table-cell table:formula="of:=[.E242]-[.H242]" office:value-type="float" office:value="-0.0239761122953523" calcext:value-type="float">
            <text:p/>
          </table:table-cell>
          <table:table-cell table:formula="of:=IF([.F242]-[.I242]&gt;= PI(); [.F242]-[.I242] - 2*PI(); [.F242]-[.I242])" office:value-type="float" office:value="-0.00103371728338164" calcext:value-type="float">
            <text:p/>
          </table:table-cell>
          <table:table-cell table:formula="of:=[.G242]-[.J242]" office:value-type="float" office:value="0.0472156547134269" calcext:value-type="float">
            <text:p/>
          </table:table-cell>
          <table:table-cell table:formula="of:=[.H242]-[.K242]" office:value-type="float" office:value="0.0684424346966828" calcext:value-type="float">
            <text:p/>
          </table:table-cell>
          <table:table-cell table:formula="of:=[.I242]-[.L242]" office:value-type="float" office:value="0.00241921405689682" calcext:value-type="float">
            <text:p/>
          </table:table-cell>
          <table:table-cell/>
          <table:table-cell table:formula="of:=SQRT([.N242]^2+[.O242]^2)" office:value-type="float" office:value="0.0267402034344473" calcext:value-type="float">
            <text:p/>
          </table:table-cell>
          <table:table-cell table:formula="of:=SQRT([.Q242]^2+[.R242]^2)" office:value-type="float" office:value="0.0831485713480829" calcext:value-type="float">
            <text:p/>
          </table:table-cell>
          <table:table-cell table:number-columns-repeated="1002"/>
        </table:table-row>
        <table:table-row table:style-name="ro1">
          <table:table-cell table:formula="of:=[.A242]+1" office:value-type="float" office:value="239" calcext:value-type="float">
            <text:p/>
          </table:table-cell>
          <table:table-cell office:value-type="float" office:value="0.542516171932221" calcext:value-type="float">
            <text:p>0.542516171932221</text:p>
          </table:table-cell>
          <table:table-cell office:value-type="float" office:value="0.0989807471632957" calcext:value-type="float">
            <text:p>0.0989807471632957</text:p>
          </table:table-cell>
          <table:table-cell office:value-type="float" office:value="0.681284248828888" calcext:value-type="float">
            <text:p>0.681284248828888</text:p>
          </table:table-cell>
          <table:table-cell office:value-type="float" office:value="-0.522443890571594" calcext:value-type="float">
            <text:p>-0.522443890571594</text:p>
          </table:table-cell>
          <table:table-cell office:value-type="float" office:value="3.0819149017334" calcext:value-type="float">
            <text:p>3.0819149017334</text:p>
          </table:table-cell>
          <table:table-cell office:value-type="float" office:value="0.693042475466652" calcext:value-type="float">
            <text:p>0.693042475466652</text:p>
          </table:table-cell>
          <table:table-cell office:value-type="float" office:value="-0.498858457909784" calcext:value-type="float">
            <text:p>-0.498858457909784</text:p>
          </table:table-cell>
          <table:table-cell office:value-type="float" office:value="-3.19899829110098" calcext:value-type="float">
            <text:p>-3.19899829110098</text:p>
          </table:table-cell>
          <table:table-cell office:value-type="float" office:value="0.645830103675699" calcext:value-type="float">
            <text:p>0.645830103675699</text:p>
          </table:table-cell>
          <table:table-cell office:value-type="float" office:value="-0.567248496856402" calcext:value-type="float">
            <text:p>-0.567248496856402</text:p>
          </table:table-cell>
          <table:table-cell office:value-type="float" office:value="-3.20141750515788" calcext:value-type="float">
            <text:p>-3.20141750515788</text:p>
          </table:table-cell>
          <table:table-cell/>
          <table:table-cell table:formula="of:=[.D243]-[.G243]" office:value-type="float" office:value="-0.0117582266377642" calcext:value-type="float">
            <text:p/>
          </table:table-cell>
          <table:table-cell table:formula="of:=[.E243]-[.H243]" office:value-type="float" office:value="-0.0235854326618103" calcext:value-type="float">
            <text:p/>
          </table:table-cell>
          <table:table-cell table:formula="of:=IF([.F243]-[.I243]&gt;= PI(); [.F243]-[.I243] - 2*PI(); [.F243]-[.I243])" office:value-type="float" office:value="-0.00227211434520669" calcext:value-type="float">
            <text:p/>
          </table:table-cell>
          <table:table-cell table:formula="of:=[.G243]-[.J243]" office:value-type="float" office:value="0.0472123717909534" calcext:value-type="float">
            <text:p/>
          </table:table-cell>
          <table:table-cell table:formula="of:=[.H243]-[.K243]" office:value-type="float" office:value="0.0683900389466181" calcext:value-type="float">
            <text:p/>
          </table:table-cell>
          <table:table-cell table:formula="of:=[.I243]-[.L243]" office:value-type="float" office:value="0.00241921405689682" calcext:value-type="float">
            <text:p/>
          </table:table-cell>
          <table:table-cell/>
          <table:table-cell table:formula="of:=SQRT([.N243]^2+[.O243]^2)" office:value-type="float" office:value="0.0263539091504432" calcext:value-type="float">
            <text:p/>
          </table:table-cell>
          <table:table-cell table:formula="of:=SQRT([.Q243]^2+[.R243]^2)" office:value-type="float" office:value="0.0831035828183547" calcext:value-type="float">
            <text:p/>
          </table:table-cell>
          <table:table-cell table:number-columns-repeated="1002"/>
        </table:table-row>
        <table:table-row table:style-name="ro1">
          <table:table-cell table:formula="of:=[.A243]+1" office:value-type="float" office:value="240" calcext:value-type="float">
            <text:p/>
          </table:table-cell>
          <table:table-cell office:value-type="float" office:value="0.544679045677185" calcext:value-type="float">
            <text:p>0.544679045677185</text:p>
          </table:table-cell>
          <table:table-cell office:value-type="float" office:value="0.067208856344223" calcext:value-type="float">
            <text:p>0.067208856344223</text:p>
          </table:table-cell>
          <table:table-cell office:value-type="float" office:value="0.659593164920807" calcext:value-type="float">
            <text:p>0.659593164920807</text:p>
          </table:table-cell>
          <table:table-cell office:value-type="float" office:value="-0.520904004573822" calcext:value-type="float">
            <text:p>-0.520904004573822</text:p>
          </table:table-cell>
          <table:table-cell office:value-type="float" office:value="3.0853168964386" calcext:value-type="float">
            <text:p>3.0853168964386</text:p>
          </table:table-cell>
          <table:table-cell office:value-type="float" office:value="0.671291202567395" calcext:value-type="float">
            <text:p>0.671291202567395</text:p>
          </table:table-cell>
          <table:table-cell office:value-type="float" office:value="-0.497608438813247" calcext:value-type="float">
            <text:p>-0.497608438813247</text:p>
          </table:table-cell>
          <table:table-cell office:value-type="float" office:value="-3.19630993684721" calcext:value-type="float">
            <text:p>-3.19630993684721</text:p>
          </table:table-cell>
          <table:table-cell office:value-type="float" office:value="0.624081918487943" calcext:value-type="float">
            <text:p>0.624081918487943</text:p>
          </table:table-cell>
          <table:table-cell office:value-type="float" office:value="-0.565945860483967" calcext:value-type="float">
            <text:p>-0.565945860483967</text:p>
          </table:table-cell>
          <table:table-cell office:value-type="float" office:value="-3.19872915090411" calcext:value-type="float">
            <text:p>-3.19872915090411</text:p>
          </table:table-cell>
          <table:table-cell/>
          <table:table-cell table:formula="of:=[.D244]-[.G244]" office:value-type="float" office:value="-0.0116980376465876" calcext:value-type="float">
            <text:p/>
          </table:table-cell>
          <table:table-cell table:formula="of:=[.E244]-[.H244]" office:value-type="float" office:value="-0.0232955657605755" calcext:value-type="float">
            <text:p/>
          </table:table-cell>
          <table:table-cell table:formula="of:=IF([.F244]-[.I244]&gt;= PI(); [.F244]-[.I244] - 2*PI(); [.F244]-[.I244])" office:value-type="float" office:value="-0.00155847389377506" calcext:value-type="float">
            <text:p/>
          </table:table-cell>
          <table:table-cell table:formula="of:=[.G244]-[.J244]" office:value-type="float" office:value="0.0472092840794511" calcext:value-type="float">
            <text:p/>
          </table:table-cell>
          <table:table-cell table:formula="of:=[.H244]-[.K244]" office:value-type="float" office:value="0.06833742167072" calcext:value-type="float">
            <text:p/>
          </table:table-cell>
          <table:table-cell table:formula="of:=[.I244]-[.L244]" office:value-type="float" office:value="0.00241921405689682" calcext:value-type="float">
            <text:p/>
          </table:table-cell>
          <table:table-cell/>
          <table:table-cell table:formula="of:=SQRT([.N244]^2+[.O244]^2)" office:value-type="float" office:value="0.0260677476757444" calcext:value-type="float">
            <text:p/>
          </table:table-cell>
          <table:table-cell table:formula="of:=SQRT([.Q244]^2+[.R244]^2)" office:value-type="float" office:value="0.0830585317947297" calcext:value-type="float">
            <text:p/>
          </table:table-cell>
          <table:table-cell table:number-columns-repeated="1002"/>
        </table:table-row>
        <table:table-row table:style-name="ro1">
          <table:table-cell table:formula="of:=[.A244]+1" office:value-type="float" office:value="241" calcext:value-type="float">
            <text:p/>
          </table:table-cell>
          <table:table-cell office:value-type="float" office:value="0.543296039104462" calcext:value-type="float">
            <text:p>0.543296039104462</text:p>
          </table:table-cell>
          <table:table-cell office:value-type="float" office:value="0.116895332932472" calcext:value-type="float">
            <text:p>0.116895332932472</text:p>
          </table:table-cell>
          <table:table-cell office:value-type="float" office:value="0.637876033782959" calcext:value-type="float">
            <text:p>0.637876033782959</text:p>
          </table:table-cell>
          <table:table-cell office:value-type="float" office:value="-0.519645869731903" calcext:value-type="float">
            <text:p>-0.519645869731903</text:p>
          </table:table-cell>
          <table:table-cell office:value-type="float" office:value="3.08918118476868" calcext:value-type="float">
            <text:p>3.08918118476868</text:p>
          </table:table-cell>
          <table:table-cell office:value-type="float" office:value="0.649591885248568" calcext:value-type="float">
            <text:p>0.649591885248568</text:p>
          </table:table-cell>
          <table:table-cell office:value-type="float" office:value="-0.495420324593798" calcext:value-type="float">
            <text:p>-0.495420324593798</text:p>
          </table:table-cell>
          <table:table-cell office:value-type="float" office:value="-3.19315571447069" calcext:value-type="float">
            <text:p>-3.19315571447069</text:p>
          </table:table-cell>
          <table:table-cell office:value-type="float" office:value="0.602385539934875" calcext:value-type="float">
            <text:p>0.602385539934875</text:p>
          </table:table-cell>
          <table:table-cell office:value-type="float" office:value="-0.564704854661053" calcext:value-type="float">
            <text:p>-0.564704854661053</text:p>
          </table:table-cell>
          <table:table-cell office:value-type="float" office:value="-3.19405333758681" calcext:value-type="float">
            <text:p>-3.19405333758681</text:p>
          </table:table-cell>
          <table:table-cell/>
          <table:table-cell table:formula="of:=[.D245]-[.G245]" office:value-type="float" office:value="-0.0117158514656093" calcext:value-type="float">
            <text:p/>
          </table:table-cell>
          <table:table-cell table:formula="of:=[.E245]-[.H245]" office:value-type="float" office:value="-0.0242255451381056" calcext:value-type="float">
            <text:p/>
          </table:table-cell>
          <table:table-cell table:formula="of:=IF([.F245]-[.I245]&gt;= PI(); [.F245]-[.I245] - 2*PI(); [.F245]-[.I245])" office:value-type="float" office:value="-0.000848407940221563" calcext:value-type="float">
            <text:p/>
          </table:table-cell>
          <table:table-cell table:formula="of:=[.G245]-[.J245]" office:value-type="float" office:value="0.0472063453136933" calcext:value-type="float">
            <text:p/>
          </table:table-cell>
          <table:table-cell table:formula="of:=[.H245]-[.K245]" office:value-type="float" office:value="0.0692845300672549" calcext:value-type="float">
            <text:p/>
          </table:table-cell>
          <table:table-cell table:formula="of:=[.I245]-[.L245]" office:value-type="float" office:value="0.000897623116121959" calcext:value-type="float">
            <text:p/>
          </table:table-cell>
          <table:table-cell/>
          <table:table-cell table:formula="of:=SQRT([.N245]^2+[.O245]^2)" office:value-type="float" office:value="0.026909816290763" calcext:value-type="float">
            <text:p/>
          </table:table-cell>
          <table:table-cell table:formula="of:=SQRT([.Q245]^2+[.R245]^2)" office:value-type="float" office:value="0.0838378503094873" calcext:value-type="float">
            <text:p/>
          </table:table-cell>
          <table:table-cell table:number-columns-repeated="1002"/>
        </table:table-row>
        <table:table-row table:style-name="ro1">
          <table:table-cell table:formula="of:=[.A245]+1" office:value-type="float" office:value="242" calcext:value-type="float">
            <text:p/>
          </table:table-cell>
          <table:table-cell office:value-type="float" office:value="0.544495224952698" calcext:value-type="float">
            <text:p>0.544495224952698</text:p>
          </table:table-cell>
          <table:table-cell office:value-type="float" office:value="0.0350152291357517" calcext:value-type="float">
            <text:p>0.0350152291357517</text:p>
          </table:table-cell>
          <table:table-cell office:value-type="float" office:value="0.61619782447815" calcext:value-type="float">
            <text:p>0.61619782447815</text:p>
          </table:table-cell>
          <table:table-cell office:value-type="float" office:value="-0.518198728561401" calcext:value-type="float">
            <text:p>-0.518198728561401</text:p>
          </table:table-cell>
          <table:table-cell office:value-type="float" office:value="3.09213304519653" calcext:value-type="float">
            <text:p>3.09213304519653</text:p>
          </table:table-cell>
          <table:table-cell office:value-type="float" office:value="0.627841023361406" calcext:value-type="float">
            <text:p>0.627841023361406</text:p>
          </table:table-cell>
          <table:table-cell office:value-type="float" office:value="-0.494297788554433" calcext:value-type="float">
            <text:p>-0.494297788554433</text:p>
          </table:table-cell>
          <table:table-cell office:value-type="float" office:value="-3.19175510530526" calcext:value-type="float">
            <text:p>-3.19175510530526</text:p>
          </table:table-cell>
          <table:table-cell office:value-type="float" office:value="0.580635694424506" calcext:value-type="float">
            <text:p>0.580635694424506</text:p>
          </table:table-cell>
          <table:table-cell office:value-type="float" office:value="-0.563562795000114" calcext:value-type="float">
            <text:p>-0.563562795000114</text:p>
          </table:table-cell>
          <table:table-cell office:value-type="float" office:value="-3.19265272842138" calcext:value-type="float">
            <text:p>-3.19265272842138</text:p>
          </table:table-cell>
          <table:table-cell/>
          <table:table-cell table:formula="of:=[.D246]-[.G246]" office:value-type="float" office:value="-0.0116431988832569" calcext:value-type="float">
            <text:p/>
          </table:table-cell>
          <table:table-cell table:formula="of:=[.E246]-[.H246]" office:value-type="float" office:value="-0.0239009400069681" calcext:value-type="float">
            <text:p/>
          </table:table-cell>
          <table:table-cell table:formula="of:=IF([.F246]-[.I246]&gt;= PI(); [.F246]-[.I246] - 2*PI(); [.F246]-[.I246])" office:value-type="float" office:value="0.000702843322205382" calcext:value-type="float">
            <text:p/>
          </table:table-cell>
          <table:table-cell table:formula="of:=[.G246]-[.J246]" office:value-type="float" office:value="0.0472053289369004" calcext:value-type="float">
            <text:p/>
          </table:table-cell>
          <table:table-cell table:formula="of:=[.H246]-[.K246]" office:value-type="float" office:value="0.0692650064456802" calcext:value-type="float">
            <text:p/>
          </table:table-cell>
          <table:table-cell table:formula="of:=[.I246]-[.L246]" office:value-type="float" office:value="0.000897623116121959" calcext:value-type="float">
            <text:p/>
          </table:table-cell>
          <table:table-cell/>
          <table:table-cell table:formula="of:=SQRT([.N246]^2+[.O246]^2)" office:value-type="float" office:value="0.0265860680329334" calcext:value-type="float">
            <text:p/>
          </table:table-cell>
          <table:table-cell table:formula="of:=SQRT([.Q246]^2+[.R246]^2)" office:value-type="float" office:value="0.0838211440983783" calcext:value-type="float">
            <text:p/>
          </table:table-cell>
          <table:table-cell table:number-columns-repeated="1002"/>
        </table:table-row>
        <table:table-row table:style-name="ro1">
          <table:table-cell table:formula="of:=[.A246]+1" office:value-type="float" office:value="243" calcext:value-type="float">
            <text:p/>
          </table:table-cell>
          <table:table-cell office:value-type="float" office:value="0.543576300144196" calcext:value-type="float">
            <text:p>0.543576300144196</text:p>
          </table:table-cell>
          <table:table-cell office:value-type="float" office:value="0.0996194928884506" calcext:value-type="float">
            <text:p>0.0996194928884506</text:p>
          </table:table-cell>
          <table:table-cell office:value-type="float" office:value="0.594509243965149" calcext:value-type="float">
            <text:p>0.594509243965149</text:p>
          </table:table-cell>
          <table:table-cell office:value-type="float" office:value="-0.516718089580536" calcext:value-type="float">
            <text:p>-0.516718089580536</text:p>
          </table:table-cell>
          <table:table-cell office:value-type="float" office:value="3.09497332572937" calcext:value-type="float">
            <text:p>3.09497332572937</text:p>
          </table:table-cell>
          <table:table-cell office:value-type="float" office:value="0.606125321331637" calcext:value-type="float">
            <text:p>0.606125321331637</text:p>
          </table:table-cell>
          <table:table-cell office:value-type="float" office:value="-0.493207561110358" calcext:value-type="float">
            <text:p>-0.493207561110358</text:p>
          </table:table-cell>
          <table:table-cell office:value-type="float" office:value="-3.18777032558972" calcext:value-type="float">
            <text:p>-3.18777032558972</text:p>
          </table:table-cell>
          <table:table-cell office:value-type="float" office:value="0.558920979756427" calcext:value-type="float">
            <text:p>0.558920979756427</text:p>
          </table:table-cell>
          <table:table-cell office:value-type="float" office:value="-0.562453075481744" calcext:value-type="float">
            <text:p>-0.562453075481744</text:p>
          </table:table-cell>
          <table:table-cell office:value-type="float" office:value="-3.18866794870584" calcext:value-type="float">
            <text:p>-3.18866794870584</text:p>
          </table:table-cell>
          <table:table-cell/>
          <table:table-cell table:formula="of:=[.D247]-[.G247]" office:value-type="float" office:value="-0.0116160773664885" calcext:value-type="float">
            <text:p/>
          </table:table-cell>
          <table:table-cell table:formula="of:=[.E247]-[.H247]" office:value-type="float" office:value="-0.0235105284701778" calcext:value-type="float">
            <text:p/>
          </table:table-cell>
          <table:table-cell table:formula="of:=IF([.F247]-[.I247]&gt;= PI(); [.F247]-[.I247] - 2*PI(); [.F247]-[.I247])" office:value-type="float" office:value="-0.00044165586049516" calcext:value-type="float">
            <text:p/>
          </table:table-cell>
          <table:table-cell table:formula="of:=[.G247]-[.J247]" office:value-type="float" office:value="0.0472043415752101" calcext:value-type="float">
            <text:p/>
          </table:table-cell>
          <table:table-cell table:formula="of:=[.H247]-[.K247]" office:value-type="float" office:value="0.069245514371386" calcext:value-type="float">
            <text:p/>
          </table:table-cell>
          <table:table-cell table:formula="of:=[.I247]-[.L247]" office:value-type="float" office:value="0.000897623116121959" calcext:value-type="float">
            <text:p/>
          </table:table-cell>
          <table:table-cell/>
          <table:table-cell table:formula="of:=SQRT([.N247]^2+[.O247]^2)" office:value-type="float" office:value="0.026223619169201" calcext:value-type="float">
            <text:p/>
          </table:table-cell>
          <table:table-cell table:formula="of:=SQRT([.Q247]^2+[.R247]^2)" office:value-type="float" office:value="0.0838044815275826" calcext:value-type="float">
            <text:p/>
          </table:table-cell>
          <table:table-cell table:number-columns-repeated="1002"/>
        </table:table-row>
        <table:table-row table:style-name="ro1">
          <table:table-cell table:formula="of:=[.A247]+1" office:value-type="float" office:value="244" calcext:value-type="float">
            <text:p/>
          </table:table-cell>
          <table:table-cell office:value-type="float" office:value="0.543337941169739" calcext:value-type="float">
            <text:p>0.543337941169739</text:p>
          </table:table-cell>
          <table:table-cell office:value-type="float" office:value="0.0638377368450165" calcext:value-type="float">
            <text:p>0.0638377368450165</text:p>
          </table:table-cell>
          <table:table-cell office:value-type="float" office:value="0.572791635990143" calcext:value-type="float">
            <text:p>0.572791635990143</text:p>
          </table:table-cell>
          <table:table-cell office:value-type="float" office:value="-0.515777409076691" calcext:value-type="float">
            <text:p>-0.515777409076691</text:p>
          </table:table-cell>
          <table:table-cell office:value-type="float" office:value="3.09869623184204" calcext:value-type="float">
            <text:p>3.09869623184204</text:p>
          </table:table-cell>
          <table:table-cell office:value-type="float" office:value="0.584414971598346" calcext:value-type="float">
            <text:p>0.584414971598346</text:p>
          </table:table-cell>
          <table:table-cell office:value-type="float" office:value="-0.492204314499847" calcext:value-type="float">
            <text:p>-0.492204314499847</text:p>
          </table:table-cell>
          <table:table-cell office:value-type="float" office:value="-3.18521681611592" calcext:value-type="float">
            <text:p>-3.18521681611592</text:p>
          </table:table-cell>
          <table:table-cell office:value-type="float" office:value="0.537211539306674" calcext:value-type="float">
            <text:p>0.537211539306674</text:p>
          </table:table-cell>
          <table:table-cell office:value-type="float" office:value="-0.561430341566241" calcext:value-type="float">
            <text:p>-0.561430341566241</text:p>
          </table:table-cell>
          <table:table-cell office:value-type="float" office:value="-3.18611443923204" calcext:value-type="float">
            <text:p>-3.18611443923204</text:p>
          </table:table-cell>
          <table:table-cell/>
          <table:table-cell table:formula="of:=[.D248]-[.G248]" office:value-type="float" office:value="-0.0116233356082036" calcext:value-type="float">
            <text:p/>
          </table:table-cell>
          <table:table-cell table:formula="of:=[.E248]-[.H248]" office:value-type="float" office:value="-0.023573094576844" calcext:value-type="float">
            <text:p/>
          </table:table-cell>
          <table:table-cell table:formula="of:=IF([.F248]-[.I248]&gt;= PI(); [.F248]-[.I248] - 2*PI(); [.F248]-[.I248])" office:value-type="float" office:value="0.000727740778375008" calcext:value-type="float">
            <text:p/>
          </table:table-cell>
          <table:table-cell table:formula="of:=[.G248]-[.J248]" office:value-type="float" office:value="0.0472034322916727" calcext:value-type="float">
            <text:p/>
          </table:table-cell>
          <table:table-cell table:formula="of:=[.H248]-[.K248]" office:value-type="float" office:value="0.0692260270663948" calcext:value-type="float">
            <text:p/>
          </table:table-cell>
          <table:table-cell table:formula="of:=[.I248]-[.L248]" office:value-type="float" office:value="0.000897623116121959" calcext:value-type="float">
            <text:p/>
          </table:table-cell>
          <table:table-cell/>
          <table:table-cell table:formula="of:=SQRT([.N248]^2+[.O248]^2)" office:value-type="float" office:value="0.0262829358822367" calcext:value-type="float">
            <text:p/>
          </table:table-cell>
          <table:table-cell table:formula="of:=SQRT([.Q248]^2+[.R248]^2)" office:value-type="float" office:value="0.0837878681165224" calcext:value-type="float">
            <text:p/>
          </table:table-cell>
          <table:table-cell table:number-columns-repeated="1002"/>
        </table:table-row>
        <table:table-row table:style-name="ro1">
          <table:table-cell table:formula="of:=[.A248]+1" office:value-type="float" office:value="245" calcext:value-type="float">
            <text:p/>
          </table:table-cell>
          <table:table-cell office:value-type="float" office:value="0.544171333312988" calcext:value-type="float">
            <text:p>0.544171333312988</text:p>
          </table:table-cell>
          <table:table-cell office:value-type="float" office:value="0.0477733612060547" calcext:value-type="float">
            <text:p>0.0477733612060547</text:p>
          </table:table-cell>
          <table:table-cell office:value-type="float" office:value="0.551083028316498" calcext:value-type="float">
            <text:p>0.551083028316498</text:p>
          </table:table-cell>
          <table:table-cell office:value-type="float" office:value="-0.514604389667511" calcext:value-type="float">
            <text:p>-0.514604389667511</text:p>
          </table:table-cell>
          <table:table-cell office:value-type="float" office:value="3.10133504867554" calcext:value-type="float">
            <text:p>3.10133504867554</text:p>
          </table:table-cell>
          <table:table-cell office:value-type="float" office:value="0.562668826877545" calcext:value-type="float">
            <text:p>0.562668826877545</text:p>
          </table:table-cell>
          <table:table-cell office:value-type="float" office:value="-0.491255054903438" calcext:value-type="float">
            <text:p>-0.491255054903438</text:p>
          </table:table-cell>
          <table:table-cell office:value-type="float" office:value="-3.18330588166768" calcext:value-type="float">
            <text:p>-3.18330588166768</text:p>
          </table:table-cell>
          <table:table-cell office:value-type="float" office:value="0.515466255423845" calcext:value-type="float">
            <text:p>0.515466255423845</text:p>
          </table:table-cell>
          <table:table-cell office:value-type="float" office:value="-0.560461562512688" calcext:value-type="float">
            <text:p>-0.560461562512688</text:p>
          </table:table-cell>
          <table:table-cell office:value-type="float" office:value="-3.1842035047838" calcext:value-type="float">
            <text:p>-3.1842035047838</text:p>
          </table:table-cell>
          <table:table-cell/>
          <table:table-cell table:formula="of:=[.D249]-[.G249]" office:value-type="float" office:value="-0.0115857985610472" calcext:value-type="float">
            <text:p/>
          </table:table-cell>
          <table:table-cell table:formula="of:=[.E249]-[.H249]" office:value-type="float" office:value="-0.0233493347640729" calcext:value-type="float">
            <text:p/>
          </table:table-cell>
          <table:table-cell table:formula="of:=IF([.F249]-[.I249]&gt;= PI(); [.F249]-[.I249] - 2*PI(); [.F249]-[.I249])" office:value-type="float" office:value="0.00145562316362913" calcext:value-type="float">
            <text:p/>
          </table:table-cell>
          <table:table-cell table:formula="of:=[.G249]-[.J249]" office:value-type="float" office:value="0.0472025714537001" calcext:value-type="float">
            <text:p/>
          </table:table-cell>
          <table:table-cell table:formula="of:=[.H249]-[.K249]" office:value-type="float" office:value="0.0692065076092502" calcext:value-type="float">
            <text:p/>
          </table:table-cell>
          <table:table-cell table:formula="of:=[.I249]-[.L249]" office:value-type="float" office:value="0.000897623116121959" calcext:value-type="float">
            <text:p/>
          </table:table-cell>
          <table:table-cell/>
          <table:table-cell table:formula="of:=SQRT([.N249]^2+[.O249]^2)" office:value-type="float" office:value="0.0260657277324441" calcext:value-type="float">
            <text:p/>
          </table:table-cell>
          <table:table-cell table:formula="of:=SQRT([.Q249]^2+[.R249]^2)" office:value-type="float" office:value="0.0837712566893375" calcext:value-type="float">
            <text:p/>
          </table:table-cell>
          <table:table-cell table:number-columns-repeated="1002"/>
        </table:table-row>
        <table:table-row table:style-name="ro1">
          <table:table-cell table:formula="of:=[.A249]+1" office:value-type="float" office:value="246" calcext:value-type="float">
            <text:p/>
          </table:table-cell>
          <table:table-cell office:value-type="float" office:value="0.543543636798859" calcext:value-type="float">
            <text:p>0.543543636798859</text:p>
          </table:table-cell>
          <table:table-cell office:value-type="float" office:value="0.0683567002415657" calcext:value-type="float">
            <text:p>0.0683567002415657</text:p>
          </table:table-cell>
          <table:table-cell office:value-type="float" office:value="0.529364585876465" calcext:value-type="float">
            <text:p>0.529364585876465</text:p>
          </table:table-cell>
          <table:table-cell office:value-type="float" office:value="-0.513500034809113" calcext:value-type="float">
            <text:p>-0.513500034809113</text:p>
          </table:table-cell>
          <table:table-cell office:value-type="float" office:value="3.10398292541504" calcext:value-type="float">
            <text:p>3.10398292541504</text:p>
          </table:table-cell>
          <table:table-cell office:value-type="float" office:value="0.540945993909826" calcext:value-type="float">
            <text:p>0.540945993909826</text:p>
          </table:table-cell>
          <table:table-cell office:value-type="float" office:value="-0.490348399498209" calcext:value-type="float">
            <text:p>-0.490348399498209</text:p>
          </table:table-cell>
          <table:table-cell office:value-type="float" office:value="-3.18057161365801" calcext:value-type="float">
            <text:p>-3.18057161365801</text:p>
          </table:table-cell>
          <table:table-cell office:value-type="float" office:value="0.493744245042206" calcext:value-type="float">
            <text:p>0.493744245042206</text:p>
          </table:table-cell>
          <table:table-cell office:value-type="float" office:value="-0.559535408558317" calcext:value-type="float">
            <text:p>-0.559535408558317</text:p>
          </table:table-cell>
          <table:table-cell office:value-type="float" office:value="-3.18146923677414" calcext:value-type="float">
            <text:p>-3.18146923677414</text:p>
          </table:table-cell>
          <table:table-cell/>
          <table:table-cell table:formula="of:=[.D250]-[.G250]" office:value-type="float" office:value="-0.0115814080333612" calcext:value-type="float">
            <text:p/>
          </table:table-cell>
          <table:table-cell table:formula="of:=[.E250]-[.H250]" office:value-type="float" office:value="-0.0231516353109035" calcext:value-type="float">
            <text:p/>
          </table:table-cell>
          <table:table-cell table:formula="of:=IF([.F250]-[.I250]&gt;= PI(); [.F250]-[.I250] - 2*PI(); [.F250]-[.I250])" office:value-type="float" office:value="0.00136923189346838" calcext:value-type="float">
            <text:p/>
          </table:table-cell>
          <table:table-cell table:formula="of:=[.G250]-[.J250]" office:value-type="float" office:value="0.0472017488676204" calcext:value-type="float">
            <text:p/>
          </table:table-cell>
          <table:table-cell table:formula="of:=[.H250]-[.K250]" office:value-type="float" office:value="0.0691870090601078" calcext:value-type="float">
            <text:p/>
          </table:table-cell>
          <table:table-cell table:formula="of:=[.I250]-[.L250]" office:value-type="float" office:value="0.000897623116121959" calcext:value-type="float">
            <text:p/>
          </table:table-cell>
          <table:table-cell/>
          <table:table-cell table:formula="of:=SQRT([.N250]^2+[.O250]^2)" office:value-type="float" office:value="0.0258868157486447" calcext:value-type="float">
            <text:p/>
          </table:table-cell>
          <table:table-cell table:formula="of:=SQRT([.Q250]^2+[.R250]^2)" office:value-type="float" office:value="0.0837546853545839" calcext:value-type="float">
            <text:p/>
          </table:table-cell>
          <table:table-cell table:number-columns-repeated="1002"/>
        </table:table-row>
        <table:table-row table:style-name="ro1">
          <table:table-cell table:formula="of:=[.A250]+1" office:value-type="float" office:value="247" calcext:value-type="float">
            <text:p/>
          </table:table-cell>
          <table:table-cell office:value-type="float" office:value="0.543424546718598" calcext:value-type="float">
            <text:p>0.543424546718598</text:p>
          </table:table-cell>
          <table:table-cell office:value-type="float" office:value="0.0825320407748222" calcext:value-type="float">
            <text:p>0.0825320407748222</text:p>
          </table:table-cell>
          <table:table-cell office:value-type="float" office:value="0.507640600204468" calcext:value-type="float">
            <text:p>0.507640600204468</text:p>
          </table:table-cell>
          <table:table-cell office:value-type="float" office:value="-0.512674450874329" calcext:value-type="float">
            <text:p>-0.512674450874329</text:p>
          </table:table-cell>
          <table:table-cell office:value-type="float" office:value="3.10677051544189" calcext:value-type="float">
            <text:p>3.10677051544189</text:p>
          </table:table-cell>
          <table:table-cell office:value-type="float" office:value="0.519225523093487" calcext:value-type="float">
            <text:p>0.519225523093487</text:p>
          </table:table-cell>
          <table:table-cell office:value-type="float" office:value="-0.489501329088693" calcext:value-type="float">
            <text:p>-0.489501329088693</text:p>
          </table:table-cell>
          <table:table-cell office:value-type="float" office:value="-3.17727033202702" calcext:value-type="float">
            <text:p>-3.17727033202702</text:p>
          </table:table-cell>
          <table:table-cell office:value-type="float" office:value="0.472024543326132" calcext:value-type="float">
            <text:p>0.472024543326132</text:p>
          </table:table-cell>
          <table:table-cell office:value-type="float" office:value="-0.558668841695975" calcext:value-type="float">
            <text:p>-0.558668841695975</text:p>
          </table:table-cell>
          <table:table-cell office:value-type="float" office:value="-3.17816795514314" calcext:value-type="float">
            <text:p>-3.17816795514314</text:p>
          </table:table-cell>
          <table:table-cell/>
          <table:table-cell table:formula="of:=[.D251]-[.G251]" office:value-type="float" office:value="-0.0115849228890195" calcext:value-type="float">
            <text:p/>
          </table:table-cell>
          <table:table-cell table:formula="of:=[.E251]-[.H251]" office:value-type="float" office:value="-0.0231731217856355" calcext:value-type="float">
            <text:p/>
          </table:table-cell>
          <table:table-cell table:formula="of:=IF([.F251]-[.I251]&gt;= PI(); [.F251]-[.I251] - 2*PI(); [.F251]-[.I251])" office:value-type="float" office:value="0.000855540289331103" calcext:value-type="float">
            <text:p/>
          </table:table-cell>
          <table:table-cell table:formula="of:=[.G251]-[.J251]" office:value-type="float" office:value="0.0472009797673548" calcext:value-type="float">
            <text:p/>
          </table:table-cell>
          <table:table-cell table:formula="of:=[.H251]-[.K251]" office:value-type="float" office:value="0.0691675126072819" calcext:value-type="float">
            <text:p/>
          </table:table-cell>
          <table:table-cell table:formula="of:=[.I251]-[.L251]" office:value-type="float" office:value="0.000897623116121959" calcext:value-type="float">
            <text:p/>
          </table:table-cell>
          <table:table-cell/>
          <table:table-cell table:formula="of:=SQRT([.N251]^2+[.O251]^2)" office:value-type="float" office:value="0.025907605285638" calcext:value-type="float">
            <text:p/>
          </table:table-cell>
          <table:table-cell table:formula="of:=SQRT([.Q251]^2+[.R251]^2)" office:value-type="float" office:value="0.0837381471688784" calcext:value-type="float">
            <text:p/>
          </table:table-cell>
          <table:table-cell table:number-columns-repeated="1002"/>
        </table:table-row>
        <table:table-row table:style-name="ro1">
          <table:table-cell table:formula="of:=[.A251]+1" office:value-type="float" office:value="248" calcext:value-type="float">
            <text:p/>
          </table:table-cell>
          <table:table-cell office:value-type="float" office:value="0.543153047561646" calcext:value-type="float">
            <text:p>0.543153047561646</text:p>
          </table:table-cell>
          <table:table-cell office:value-type="float" office:value="0.0378793552517891" calcext:value-type="float">
            <text:p>0.0378793552517891</text:p>
          </table:table-cell>
          <table:table-cell office:value-type="float" office:value="0.485946863889694" calcext:value-type="float">
            <text:p>0.485946863889694</text:p>
          </table:table-cell>
          <table:table-cell office:value-type="float" office:value="-0.512337148189545" calcext:value-type="float">
            <text:p>-0.512337148189545</text:p>
          </table:table-cell>
          <table:table-cell office:value-type="float" office:value="3.10970854759216" calcext:value-type="float">
            <text:p>3.10970854759216</text:p>
          </table:table-cell>
          <table:table-cell office:value-type="float" office:value="0.497513227279186" calcext:value-type="float">
            <text:p>0.497513227279186</text:p>
          </table:table-cell>
          <table:table-cell office:value-type="float" office:value="-0.488726355932322" calcext:value-type="float">
            <text:p>-0.488726355932322</text:p>
          </table:table-cell>
          <table:table-cell office:value-type="float" office:value="-3.17575515781695" calcext:value-type="float">
            <text:p>-3.17575515781695</text:p>
          </table:table-cell>
          <table:table-cell office:value-type="float" office:value="0.450312951892651" calcext:value-type="float">
            <text:p>0.450312951892651</text:p>
          </table:table-cell>
          <table:table-cell office:value-type="float" office:value="-0.557874379395802" calcext:value-type="float">
            <text:p>-0.557874379395802</text:p>
          </table:table-cell>
          <table:table-cell office:value-type="float" office:value="-3.17665278093307" calcext:value-type="float">
            <text:p>-3.17665278093307</text:p>
          </table:table-cell>
          <table:table-cell/>
          <table:table-cell table:formula="of:=[.D252]-[.G252]" office:value-type="float" office:value="-0.0115663633894922" calcext:value-type="float">
            <text:p/>
          </table:table-cell>
          <table:table-cell table:formula="of:=[.E252]-[.H252]" office:value-type="float" office:value="-0.023610792257223" calcext:value-type="float">
            <text:p/>
          </table:table-cell>
          <table:table-cell table:formula="of:=IF([.F252]-[.I252]&gt;= PI(); [.F252]-[.I252] - 2*PI(); [.F252]-[.I252])" office:value-type="float" office:value="0.00227839822952802" calcext:value-type="float">
            <text:p/>
          </table:table-cell>
          <table:table-cell table:formula="of:=[.G252]-[.J252]" office:value-type="float" office:value="0.0472002753865351" calcext:value-type="float">
            <text:p/>
          </table:table-cell>
          <table:table-cell table:formula="of:=[.H252]-[.K252]" office:value-type="float" office:value="0.0691480234634807" calcext:value-type="float">
            <text:p/>
          </table:table-cell>
          <table:table-cell table:formula="of:=[.I252]-[.L252]" office:value-type="float" office:value="0.000897623116121959" calcext:value-type="float">
            <text:p/>
          </table:table-cell>
          <table:table-cell/>
          <table:table-cell table:formula="of:=SQRT([.N252]^2+[.O252]^2)" office:value-type="float" office:value="0.0262916388433952" calcext:value-type="float">
            <text:p/>
          </table:table-cell>
          <table:table-cell table:formula="of:=SQRT([.Q252]^2+[.R252]^2)" office:value-type="float" office:value="0.0837216527875007" calcext:value-type="float">
            <text:p/>
          </table:table-cell>
          <table:table-cell table:number-columns-repeated="1002"/>
        </table:table-row>
        <table:table-row table:style-name="ro1">
          <table:table-cell table:formula="of:=[.A252]+1" office:value-type="float" office:value="249" calcext:value-type="float">
            <text:p/>
          </table:table-cell>
          <table:table-cell office:value-type="float" office:value="0.544474720954895" calcext:value-type="float">
            <text:p>0.544474720954895</text:p>
          </table:table-cell>
          <table:table-cell office:value-type="float" office:value="0.0159301310777664" calcext:value-type="float">
            <text:p>0.0159301310777664</text:p>
          </table:table-cell>
          <table:table-cell office:value-type="float" office:value="0.464230120182037" calcext:value-type="float">
            <text:p>0.464230120182037</text:p>
          </table:table-cell>
          <table:table-cell office:value-type="float" office:value="-0.51136064529419" calcext:value-type="float">
            <text:p>-0.51136064529419</text:p>
          </table:table-cell>
          <table:table-cell office:value-type="float" office:value="3.11069273948669" calcext:value-type="float">
            <text:p>3.11069273948669</text:p>
          </table:table-cell>
          <table:table-cell office:value-type="float" office:value="0.475746946080177" calcext:value-type="float">
            <text:p>0.475746946080177</text:p>
          </table:table-cell>
          <table:table-cell office:value-type="float" office:value="-0.487982475847963" calcext:value-type="float">
            <text:p>-0.487982475847963</text:p>
          </table:table-cell>
          <table:table-cell office:value-type="float" office:value="-3.17511795257384" calcext:value-type="float">
            <text:p>-3.17511795257384</text:p>
          </table:table-cell>
          <table:table-cell office:value-type="float" office:value="0.428547347186354" calcext:value-type="float">
            <text:p>0.428547347186354</text:p>
          </table:table-cell>
          <table:table-cell office:value-type="float" office:value="-0.557110961696593" calcext:value-type="float">
            <text:p>-0.557110961696593</text:p>
          </table:table-cell>
          <table:table-cell office:value-type="float" office:value="-3.17601557568996" calcext:value-type="float">
            <text:p>-3.17601557568996</text:p>
          </table:table-cell>
          <table:table-cell/>
          <table:table-cell table:formula="of:=[.D253]-[.G253]" office:value-type="float" office:value="-0.0115168258981395" calcext:value-type="float">
            <text:p/>
          </table:table-cell>
          <table:table-cell table:formula="of:=[.E253]-[.H253]" office:value-type="float" office:value="-0.0233781694462269" calcext:value-type="float">
            <text:p/>
          </table:table-cell>
          <table:table-cell table:formula="of:=IF([.F253]-[.I253]&gt;= PI(); [.F253]-[.I253] - 2*PI(); [.F253]-[.I253])" office:value-type="float" office:value="0.00262538488094854" calcext:value-type="float">
            <text:p/>
          </table:table-cell>
          <table:table-cell table:formula="of:=[.G253]-[.J253]" office:value-type="float" office:value="0.0471995988938229" calcext:value-type="float">
            <text:p/>
          </table:table-cell>
          <table:table-cell table:formula="of:=[.H253]-[.K253]" office:value-type="float" office:value="0.0691284858486303" calcext:value-type="float">
            <text:p/>
          </table:table-cell>
          <table:table-cell table:formula="of:=[.I253]-[.L253]" office:value-type="float" office:value="0.000897623116121959" calcext:value-type="float">
            <text:p/>
          </table:table-cell>
          <table:table-cell/>
          <table:table-cell table:formula="of:=SQRT([.N253]^2+[.O253]^2)" office:value-type="float" office:value="0.0260610069917599" calcext:value-type="float">
            <text:p/>
          </table:table-cell>
          <table:table-cell table:formula="of:=SQRT([.Q253]^2+[.R253]^2)" office:value-type="float" office:value="0.0837051353948015" calcext:value-type="float">
            <text:p/>
          </table:table-cell>
          <table:table-cell table:number-columns-repeated="1002"/>
        </table:table-row>
        <table:table-row table:style-name="ro1">
          <table:table-cell table:formula="of:=[.A253]+1" office:value-type="float" office:value="250" calcext:value-type="float">
            <text:p/>
          </table:table-cell>
          <table:table-cell office:value-type="float" office:value="0.543972194194794" calcext:value-type="float">
            <text:p>0.543972194194794</text:p>
          </table:table-cell>
          <table:table-cell office:value-type="float" office:value="0.0421965196728706" calcext:value-type="float">
            <text:p>0.0421965196728706</text:p>
          </table:table-cell>
          <table:table-cell office:value-type="float" office:value="0.44248029589653" calcext:value-type="float">
            <text:p>0.44248029589653</text:p>
          </table:table-cell>
          <table:table-cell office:value-type="float" office:value="-0.510405719280243" calcext:value-type="float">
            <text:p>-0.510405719280243</text:p>
          </table:table-cell>
          <table:table-cell office:value-type="float" office:value="3.11200785636902" calcext:value-type="float">
            <text:p>3.11200785636902</text:p>
          </table:table-cell>
          <table:table-cell office:value-type="float" office:value="0.454000285071003" calcext:value-type="float">
            <text:p>0.454000285071003</text:p>
          </table:table-cell>
          <table:table-cell office:value-type="float" office:value="-0.487253139270352" calcext:value-type="float">
            <text:p>-0.487253139270352</text:p>
          </table:table-cell>
          <table:table-cell office:value-type="float" office:value="-3.17343009178693" calcext:value-type="float">
            <text:p>-3.17343009178693</text:p>
          </table:table-cell>
          <table:table-cell office:value-type="float" office:value="0.406801349607402" calcext:value-type="float">
            <text:p>0.406801349607402</text:p>
          </table:table-cell>
          <table:table-cell office:value-type="float" office:value="-0.556362105109807" calcext:value-type="float">
            <text:p>-0.556362105109807</text:p>
          </table:table-cell>
          <table:table-cell office:value-type="float" office:value="-3.17432771490305" calcext:value-type="float">
            <text:p>-3.17432771490305</text:p>
          </table:table-cell>
          <table:table-cell/>
          <table:table-cell table:formula="of:=[.D254]-[.G254]" office:value-type="float" office:value="-0.011519989174473" calcext:value-type="float">
            <text:p/>
          </table:table-cell>
          <table:table-cell table:formula="of:=[.E254]-[.H254]" office:value-type="float" office:value="-0.0231525800098905" calcext:value-type="float">
            <text:p/>
          </table:table-cell>
          <table:table-cell table:formula="of:=IF([.F254]-[.I254]&gt;= PI(); [.F254]-[.I254] - 2*PI(); [.F254]-[.I254])" office:value-type="float" office:value="0.00225264097635769" calcext:value-type="float">
            <text:p/>
          </table:table-cell>
          <table:table-cell table:formula="of:=[.G254]-[.J254]" office:value-type="float" office:value="0.0471989354636012" calcext:value-type="float">
            <text:p/>
          </table:table-cell>
          <table:table-cell table:formula="of:=[.H254]-[.K254]" office:value-type="float" office:value="0.0691089658394545" calcext:value-type="float">
            <text:p/>
          </table:table-cell>
          <table:table-cell table:formula="of:=[.I254]-[.L254]" office:value-type="float" office:value="0.000897623116121959" calcext:value-type="float">
            <text:p/>
          </table:table-cell>
          <table:table-cell/>
          <table:table-cell table:formula="of:=SQRT([.N254]^2+[.O254]^2)" office:value-type="float" office:value="0.025860241910979" calcext:value-type="float">
            <text:p/>
          </table:table-cell>
          <table:table-cell table:formula="of:=SQRT([.Q254]^2+[.R254]^2)" office:value-type="float" office:value="0.0836886412143014" calcext:value-type="float">
            <text:p/>
          </table:table-cell>
          <table:table-cell table:number-columns-repeated="1002"/>
        </table:table-row>
        <table:table-row table:style-name="ro1">
          <table:table-cell table:formula="of:=[.A254]+1" office:value-type="float" office:value="251" calcext:value-type="float">
            <text:p/>
          </table:table-cell>
          <table:table-cell office:value-type="float" office:value="0.543967068195343" calcext:value-type="float">
            <text:p>0.543967068195343</text:p>
          </table:table-cell>
          <table:table-cell office:value-type="float" office:value="0.0102504342794418" calcext:value-type="float">
            <text:p>0.0102504342794418</text:p>
          </table:table-cell>
          <table:table-cell office:value-type="float" office:value="0.420745939016342" calcext:value-type="float">
            <text:p>0.420745939016342</text:p>
          </table:table-cell>
          <table:table-cell office:value-type="float" office:value="-0.509364664554596" calcext:value-type="float">
            <text:p>-0.509364664554596</text:p>
          </table:table-cell>
          <table:table-cell office:value-type="float" office:value="3.11344337463379" calcext:value-type="float">
            <text:p>3.11344337463379</text:p>
          </table:table-cell>
          <table:table-cell office:value-type="float" office:value="0.432252628956616" calcext:value-type="float">
            <text:p>0.432252628956616</text:p>
          </table:table-cell>
          <table:table-cell office:value-type="float" office:value="-0.486560515577416" calcext:value-type="float">
            <text:p>-0.486560515577416</text:p>
          </table:table-cell>
          <table:table-cell office:value-type="float" office:value="-3.17302007441575" calcext:value-type="float">
            <text:p>-3.17302007441575</text:p>
          </table:table-cell>
          <table:table-cell office:value-type="float" office:value="0.385054323969308" calcext:value-type="float">
            <text:p>0.385054323969308</text:p>
          </table:table-cell>
          <table:table-cell office:value-type="float" office:value="-0.555649960499675" calcext:value-type="float">
            <text:p>-0.555649960499675</text:p>
          </table:table-cell>
          <table:table-cell office:value-type="float" office:value="-3.17391769753187" calcext:value-type="float">
            <text:p>-3.17391769753187</text:p>
          </table:table-cell>
          <table:table-cell/>
          <table:table-cell table:formula="of:=[.D255]-[.G255]" office:value-type="float" office:value="-0.0115066899402739" calcext:value-type="float">
            <text:p/>
          </table:table-cell>
          <table:table-cell table:formula="of:=[.E255]-[.H255]" office:value-type="float" office:value="-0.0228041489771796" calcext:value-type="float">
            <text:p/>
          </table:table-cell>
          <table:table-cell table:formula="of:=IF([.F255]-[.I255]&gt;= PI(); [.F255]-[.I255] - 2*PI(); [.F255]-[.I255])" office:value-type="float" office:value="0.00327814186995035" calcext:value-type="float">
            <text:p/>
          </table:table-cell>
          <table:table-cell table:formula="of:=[.G255]-[.J255]" office:value-type="float" office:value="0.047198304987308" calcext:value-type="float">
            <text:p/>
          </table:table-cell>
          <table:table-cell table:formula="of:=[.H255]-[.K255]" office:value-type="float" office:value="0.069089444922259" calcext:value-type="float">
            <text:p/>
          </table:table-cell>
          <table:table-cell table:formula="of:=[.I255]-[.L255]" office:value-type="float" office:value="0.000897623116121959" calcext:value-type="float">
            <text:p/>
          </table:table-cell>
          <table:table-cell/>
          <table:table-cell table:formula="of:=SQRT([.N255]^2+[.O255]^2)" office:value-type="float" office:value="0.0255427704831524" calcext:value-type="float">
            <text:p/>
          </table:table-cell>
          <table:table-cell table:formula="of:=SQRT([.Q255]^2+[.R255]^2)" office:value-type="float" office:value="0.0836721661805215" calcext:value-type="float">
            <text:p/>
          </table:table-cell>
          <table:table-cell table:number-columns-repeated="1002"/>
        </table:table-row>
        <table:table-row table:style-name="ro1">
          <table:table-cell table:formula="of:=[.A255]+1" office:value-type="float" office:value="252" calcext:value-type="float">
            <text:p/>
          </table:table-cell>
          <table:table-cell office:value-type="float" office:value="0.543869912624359" calcext:value-type="float">
            <text:p>0.543869912624359</text:p>
          </table:table-cell>
          <table:table-cell office:value-type="float" office:value="0.0508738234639168" calcext:value-type="float">
            <text:p>0.0508738234639168</text:p>
          </table:table-cell>
          <table:table-cell office:value-type="float" office:value="0.399027287960052" calcext:value-type="float">
            <text:p>0.399027287960052</text:p>
          </table:table-cell>
          <table:table-cell office:value-type="float" office:value="-0.508421421051025" calcext:value-type="float">
            <text:p>-0.508421421051025</text:p>
          </table:table-cell>
          <table:table-cell office:value-type="float" office:value="3.11534214019775" calcext:value-type="float">
            <text:p>3.11534214019775</text:p>
          </table:table-cell>
          <table:table-cell office:value-type="float" office:value="0.410508574986356" calcext:value-type="float">
            <text:p>0.410508574986356</text:p>
          </table:table-cell>
          <table:table-cell office:value-type="float" office:value="-0.485876930973097" calcext:value-type="float">
            <text:p>-0.485876930973097</text:p>
          </table:table-cell>
          <table:table-cell office:value-type="float" office:value="-3.17098512147719" calcext:value-type="float">
            <text:p>-3.17098512147719</text:p>
          </table:table-cell>
          <table:table-cell office:value-type="float" office:value="0.363310892360196" calcext:value-type="float">
            <text:p>0.363310892360196</text:p>
          </table:table-cell>
          <table:table-cell office:value-type="float" office:value="-0.554946858207886" calcext:value-type="float">
            <text:p>-0.554946858207886</text:p>
          </table:table-cell>
          <table:table-cell office:value-type="float" office:value="-3.17188274459331" calcext:value-type="float">
            <text:p>-3.17188274459331</text:p>
          </table:table-cell>
          <table:table-cell/>
          <table:table-cell table:formula="of:=[.D256]-[.G256]" office:value-type="float" office:value="-0.0114812870263035" calcext:value-type="float">
            <text:p/>
          </table:table-cell>
          <table:table-cell table:formula="of:=[.E256]-[.H256]" office:value-type="float" office:value="-0.0225444900779289" calcext:value-type="float">
            <text:p/>
          </table:table-cell>
          <table:table-cell table:formula="of:=IF([.F256]-[.I256]&gt;= PI(); [.F256]-[.I256] - 2*PI(); [.F256]-[.I256])" office:value-type="float" office:value="0.00314195449535859" calcext:value-type="float">
            <text:p/>
          </table:table-cell>
          <table:table-cell table:formula="of:=[.G256]-[.J256]" office:value-type="float" office:value="0.0471976826261599" calcext:value-type="float">
            <text:p/>
          </table:table-cell>
          <table:table-cell table:formula="of:=[.H256]-[.K256]" office:value-type="float" office:value="0.0690699272347894" calcext:value-type="float">
            <text:p/>
          </table:table-cell>
          <table:table-cell table:formula="of:=[.I256]-[.L256]" office:value-type="float" office:value="0.000897623116121959" calcext:value-type="float">
            <text:p/>
          </table:table-cell>
          <table:table-cell/>
          <table:table-cell table:formula="of:=SQRT([.N256]^2+[.O256]^2)" office:value-type="float" office:value="0.0252996834892099" calcext:value-type="float">
            <text:p/>
          </table:table-cell>
          <table:table-cell table:formula="of:=SQRT([.Q256]^2+[.R256]^2)" office:value-type="float" office:value="0.0836556997071856" calcext:value-type="float">
            <text:p/>
          </table:table-cell>
          <table:table-cell table:number-columns-repeated="1002"/>
        </table:table-row>
        <table:table-row table:style-name="ro1">
          <table:table-cell table:formula="of:=[.A256]+1" office:value-type="float" office:value="253" calcext:value-type="float">
            <text:p/>
          </table:table-cell>
          <table:table-cell office:value-type="float" office:value="0.543385863304138" calcext:value-type="float">
            <text:p>0.543385863304138</text:p>
          </table:table-cell>
          <table:table-cell office:value-type="float" office:value="0.0391501225531101" calcext:value-type="float">
            <text:p>0.0391501225531101</text:p>
          </table:table-cell>
          <table:table-cell office:value-type="float" office:value="0.377282202243805" calcext:value-type="float">
            <text:p>0.377282202243805</text:p>
          </table:table-cell>
          <table:table-cell office:value-type="float" office:value="-0.507272124290466" calcext:value-type="float">
            <text:p>-0.507272124290466</text:p>
          </table:table-cell>
          <table:table-cell office:value-type="float" office:value="3.11696481704712" calcext:value-type="float">
            <text:p>3.11696481704712</text:p>
          </table:table-cell>
          <table:table-cell office:value-type="float" office:value="0.388782528585809" calcext:value-type="float">
            <text:p>0.388782528585809</text:p>
          </table:table-cell>
          <table:table-cell office:value-type="float" office:value="-0.484238564733492" calcext:value-type="float">
            <text:p>-0.484238564733492</text:p>
          </table:table-cell>
          <table:table-cell office:value-type="float" office:value="-3.16808550286562" calcext:value-type="float">
            <text:p>-3.16808550286562</text:p>
          </table:table-cell>
          <table:table-cell office:value-type="float" office:value="0.341585428083404" calcext:value-type="float">
            <text:p>0.341585428083404</text:p>
          </table:table-cell>
          <table:table-cell office:value-type="float" office:value="-0.554288590587632" calcext:value-type="float">
            <text:p>-0.554288590587632</text:p>
          </table:table-cell>
          <table:table-cell office:value-type="float" office:value="-3.17031673969119" calcext:value-type="float">
            <text:p>-3.17031673969119</text:p>
          </table:table-cell>
          <table:table-cell/>
          <table:table-cell table:formula="of:=[.D257]-[.G257]" office:value-type="float" office:value="-0.0115003263420044" calcext:value-type="float">
            <text:p/>
          </table:table-cell>
          <table:table-cell table:formula="of:=[.E257]-[.H257]" office:value-type="float" office:value="-0.0230335595569742" calcext:value-type="float">
            <text:p/>
          </table:table-cell>
          <table:table-cell table:formula="of:=IF([.F257]-[.I257]&gt;= PI(); [.F257]-[.I257] - 2*PI(); [.F257]-[.I257])" office:value-type="float" office:value="0.0018650127331501" calcext:value-type="float">
            <text:p/>
          </table:table-cell>
          <table:table-cell table:formula="of:=[.G257]-[.J257]" office:value-type="float" office:value="0.0471971005024055" calcext:value-type="float">
            <text:p/>
          </table:table-cell>
          <table:table-cell table:formula="of:=[.H257]-[.K257]" office:value-type="float" office:value="0.0700500258541398" calcext:value-type="float">
            <text:p/>
          </table:table-cell>
          <table:table-cell table:formula="of:=[.I257]-[.L257]" office:value-type="float" office:value="0.00223123682557169" calcext:value-type="float">
            <text:p/>
          </table:table-cell>
          <table:table-cell/>
          <table:table-cell table:formula="of:=SQRT([.N257]^2+[.O257]^2)" office:value-type="float" office:value="0.0257449484722202" calcext:value-type="float">
            <text:p/>
          </table:table-cell>
          <table:table-cell table:formula="of:=SQRT([.Q257]^2+[.R257]^2)" office:value-type="float" office:value="0.084466398159267" calcext:value-type="float">
            <text:p/>
          </table:table-cell>
          <table:table-cell table:number-columns-repeated="1002"/>
        </table:table-row>
        <table:table-row table:style-name="ro1">
          <table:table-cell table:formula="of:=[.A257]+1" office:value-type="float" office:value="254" calcext:value-type="float">
            <text:p/>
          </table:table-cell>
          <table:table-cell office:value-type="float" office:value="0.542926669120789" calcext:value-type="float">
            <text:p>0.542926669120789</text:p>
          </table:table-cell>
          <table:table-cell office:value-type="float" office:value="0.0522287636995316" calcext:value-type="float">
            <text:p>0.0522287636995316</text:p>
          </table:table-cell>
          <table:table-cell office:value-type="float" office:value="0.355579942464828" calcext:value-type="float">
            <text:p>0.355579942464828</text:p>
          </table:table-cell>
          <table:table-cell office:value-type="float" office:value="-0.506546258926392" calcext:value-type="float">
            <text:p>-0.506546258926392</text:p>
          </table:table-cell>
          <table:table-cell office:value-type="float" office:value="3.11960697174072" calcext:value-type="float">
            <text:p>3.11960697174072</text:p>
          </table:table-cell>
          <table:table-cell office:value-type="float" office:value="0.371071483309058" calcext:value-type="float">
            <text:p>0.371071483309058</text:p>
          </table:table-cell>
          <table:table-cell office:value-type="float" office:value="-0.482663684896982" calcext:value-type="float">
            <text:p>-0.482663684896982</text:p>
          </table:table-cell>
          <table:table-cell office:value-type="float" office:value="-3.16894919910482" calcext:value-type="float">
            <text:p>-3.16894919910482</text:p>
          </table:table-cell>
          <table:table-cell office:value-type="float" office:value="0.31987731978664" calcext:value-type="float">
            <text:p>0.31987731978664</text:p>
          </table:table-cell>
          <table:table-cell office:value-type="float" office:value="-0.553664873468971" calcext:value-type="float">
            <text:p>-0.553664873468971</text:p>
          </table:table-cell>
          <table:table-cell office:value-type="float" office:value="-3.16822758914321" calcext:value-type="float">
            <text:p>-3.16822758914321</text:p>
          </table:table-cell>
          <table:table-cell/>
          <table:table-cell table:formula="of:=[.D258]-[.G258]" office:value-type="float" office:value="-0.0154915408442292" calcext:value-type="float">
            <text:p/>
          </table:table-cell>
          <table:table-cell table:formula="of:=[.E258]-[.H258]" office:value-type="float" office:value="-0.0238825740294097" calcext:value-type="float">
            <text:p/>
          </table:table-cell>
          <table:table-cell table:formula="of:=IF([.F258]-[.I258]&gt;= PI(); [.F258]-[.I258] - 2*PI(); [.F258]-[.I258])" office:value-type="float" office:value="0.00537086366595485" calcext:value-type="float">
            <text:p/>
          </table:table-cell>
          <table:table-cell table:formula="of:=[.G258]-[.J258]" office:value-type="float" office:value="0.051194163522418" calcext:value-type="float">
            <text:p/>
          </table:table-cell>
          <table:table-cell table:formula="of:=[.H258]-[.K258]" office:value-type="float" office:value="0.0710011885719891" calcext:value-type="float">
            <text:p/>
          </table:table-cell>
          <table:table-cell table:formula="of:=[.I258]-[.L258]" office:value-type="float" office:value="-0.000721609961611414" calcext:value-type="float">
            <text:p/>
          </table:table-cell>
          <table:table-cell/>
          <table:table-cell table:formula="of:=SQRT([.N258]^2+[.O258]^2)" office:value-type="float" office:value="0.0284669137772021" calcext:value-type="float">
            <text:p/>
          </table:table-cell>
          <table:table-cell table:formula="of:=SQRT([.Q258]^2+[.R258]^2)" office:value-type="float" office:value="0.0875329147086696" calcext:value-type="float">
            <text:p/>
          </table:table-cell>
          <table:table-cell table:number-columns-repeated="1002"/>
        </table:table-row>
        <table:table-row table:style-name="ro1">
          <table:table-cell table:formula="of:=[.A258]+1" office:value-type="float" office:value="255" calcext:value-type="float">
            <text:p/>
          </table:table-cell>
          <table:table-cell office:value-type="float" office:value="0.543595373630524" calcext:value-type="float">
            <text:p>0.543595373630524</text:p>
          </table:table-cell>
          <table:table-cell office:value-type="float" office:value="0.0695008188486099" calcext:value-type="float">
            <text:p>0.0695008188486099</text:p>
          </table:table-cell>
          <table:table-cell office:value-type="float" office:value="0.333870559930801" calcext:value-type="float">
            <text:p>0.333870559930801</text:p>
          </table:table-cell>
          <table:table-cell office:value-type="float" office:value="-0.505593955516815" calcext:value-type="float">
            <text:p>-0.505593955516815</text:p>
          </table:table-cell>
          <table:table-cell office:value-type="float" office:value="3.12153601646423" calcext:value-type="float">
            <text:p>3.12153601646423</text:p>
          </table:table-cell>
          <table:table-cell office:value-type="float" office:value="0.36905986545694" calcext:value-type="float">
            <text:p>0.36905986545694</text:p>
          </table:table-cell>
          <table:table-cell office:value-type="float" office:value="-0.480815756286694" calcext:value-type="float">
            <text:p>-0.480815756286694</text:p>
          </table:table-cell>
          <table:table-cell office:value-type="float" office:value="-3.17092705464876" calcext:value-type="float">
            <text:p>-3.17092705464876</text:p>
          </table:table-cell>
          <table:table-cell office:value-type="float" office:value="0.298141217131802" calcext:value-type="float">
            <text:p>0.298141217131802</text:p>
          </table:table-cell>
          <table:table-cell office:value-type="float" office:value="-0.553085796832958" calcext:value-type="float">
            <text:p>-0.553085796832958</text:p>
          </table:table-cell>
          <table:table-cell office:value-type="float" office:value="-3.16544755638926" calcext:value-type="float">
            <text:p>-3.16544755638926</text:p>
          </table:table-cell>
          <table:table-cell/>
          <table:table-cell table:formula="of:=[.D259]-[.G259]" office:value-type="float" office:value="-0.0351893055261382" calcext:value-type="float">
            <text:p/>
          </table:table-cell>
          <table:table-cell table:formula="of:=[.E259]-[.H259]" office:value-type="float" office:value="-0.0247781992301208" calcext:value-type="float">
            <text:p/>
          </table:table-cell>
          <table:table-cell table:formula="of:=IF([.F259]-[.I259]&gt;= PI(); [.F259]-[.I259] - 2*PI(); [.F259]-[.I259])" office:value-type="float" office:value="0.00927776393340363" calcext:value-type="float">
            <text:p/>
          </table:table-cell>
          <table:table-cell table:formula="of:=[.G259]-[.J259]" office:value-type="float" office:value="0.0709186483251376" calcext:value-type="float">
            <text:p/>
          </table:table-cell>
          <table:table-cell table:formula="of:=[.H259]-[.K259]" office:value-type="float" office:value="0.0722700405462636" calcext:value-type="float">
            <text:p/>
          </table:table-cell>
          <table:table-cell table:formula="of:=[.I259]-[.L259]" office:value-type="float" office:value="-0.0054794982594939" calcext:value-type="float">
            <text:p/>
          </table:table-cell>
          <table:table-cell/>
          <table:table-cell table:formula="of:=SQRT([.N259]^2+[.O259]^2)" office:value-type="float" office:value="0.0430377320557144" calcext:value-type="float">
            <text:p/>
          </table:table-cell>
          <table:table-cell table:formula="of:=SQRT([.Q259]^2+[.R259]^2)" office:value-type="float" office:value="0.101254202089706" calcext:value-type="float">
            <text:p/>
          </table:table-cell>
          <table:table-cell table:number-columns-repeated="1002"/>
        </table:table-row>
        <table:table-row table:style-name="ro1">
          <table:table-cell table:formula="of:=[.A259]+1" office:value-type="float" office:value="256" calcext:value-type="float">
            <text:p/>
          </table:table-cell>
          <table:table-cell office:value-type="float" office:value="0.54472553730011" calcext:value-type="float">
            <text:p>0.54472553730011</text:p>
          </table:table-cell>
          <table:table-cell office:value-type="float" office:value="0.0564213246107102" calcext:value-type="float">
            <text:p>0.0564213246107102</text:p>
          </table:table-cell>
          <table:table-cell office:value-type="float" office:value="0.312110722064972" calcext:value-type="float">
            <text:p>0.312110722064972</text:p>
          </table:table-cell>
          <table:table-cell office:value-type="float" office:value="-0.505133867263794" calcext:value-type="float">
            <text:p>-0.505133867263794</text:p>
          </table:table-cell>
          <table:table-cell office:value-type="float" office:value="3.124098777771" calcext:value-type="float">
            <text:p>3.124098777771</text:p>
          </table:table-cell>
          <table:table-cell office:value-type="float" office:value="0.36225774832343" calcext:value-type="float">
            <text:p>0.36225774832343</text:p>
          </table:table-cell>
          <table:table-cell office:value-type="float" office:value="-0.482161808675413" calcext:value-type="float">
            <text:p>-0.482161808675413</text:p>
          </table:table-cell>
          <table:table-cell office:value-type="float" office:value="-3.17559377139991" calcext:value-type="float">
            <text:p>-3.17559377139991</text:p>
          </table:table-cell>
          <table:table-cell office:value-type="float" office:value="0.27635839493674" calcext:value-type="float">
            <text:p>0.27635839493674</text:p>
          </table:table-cell>
          <table:table-cell office:value-type="float" office:value="-0.552566071138648" calcext:value-type="float">
            <text:p>-0.552566071138648</text:p>
          </table:table-cell>
          <table:table-cell office:value-type="float" office:value="-3.16319070340483" calcext:value-type="float">
            <text:p>-3.16319070340483</text:p>
          </table:table-cell>
          <table:table-cell/>
          <table:table-cell table:formula="of:=[.D260]-[.G260]" office:value-type="float" office:value="-0.0501470262584581" calcext:value-type="float">
            <text:p/>
          </table:table-cell>
          <table:table-cell table:formula="of:=[.E260]-[.H260]" office:value-type="float" office:value="-0.0229720585883806" calcext:value-type="float">
            <text:p/>
          </table:table-cell>
          <table:table-cell table:formula="of:=IF([.F260]-[.I260]&gt;= PI(); [.F260]-[.I260] - 2*PI(); [.F260]-[.I260])" office:value-type="float" office:value="0.0165072419913219" calcext:value-type="float">
            <text:p/>
          </table:table-cell>
          <table:table-cell table:formula="of:=[.G260]-[.J260]" office:value-type="float" office:value="0.0858993533866903" calcext:value-type="float">
            <text:p/>
          </table:table-cell>
          <table:table-cell table:formula="of:=[.H260]-[.K260]" office:value-type="float" office:value="0.0704042624632343" calcext:value-type="float">
            <text:p/>
          </table:table-cell>
          <table:table-cell table:formula="of:=[.I260]-[.L260]" office:value-type="float" office:value="-0.0124030679950775" calcext:value-type="float">
            <text:p/>
          </table:table-cell>
          <table:table-cell/>
          <table:table-cell table:formula="of:=SQRT([.N260]^2+[.O260]^2)" office:value-type="float" office:value="0.0551583150427429" calcext:value-type="float">
            <text:p/>
          </table:table-cell>
          <table:table-cell table:formula="of:=SQRT([.Q260]^2+[.R260]^2)" office:value-type="float" office:value="0.111065111917485" calcext:value-type="float">
            <text:p/>
          </table:table-cell>
          <table:table-cell table:number-columns-repeated="1002"/>
        </table:table-row>
        <table:table-row table:style-name="ro1">
          <table:table-cell table:formula="of:=[.A260]+1" office:value-type="float" office:value="257" calcext:value-type="float">
            <text:p/>
          </table:table-cell>
          <table:table-cell office:value-type="float" office:value="0.544266104698181" calcext:value-type="float">
            <text:p>0.544266104698181</text:p>
          </table:table-cell>
          <table:table-cell office:value-type="float" office:value="0.0811524763703346" calcext:value-type="float">
            <text:p>0.0811524763703346</text:p>
          </table:table-cell>
          <table:table-cell office:value-type="float" office:value="0.290337949991226" calcext:value-type="float">
            <text:p>0.290337949991226</text:p>
          </table:table-cell>
          <table:table-cell office:value-type="float" office:value="-0.504622399806976" calcext:value-type="float">
            <text:p>-0.504622399806976</text:p>
          </table:table-cell>
          <table:table-cell office:value-type="float" office:value="3.12590336799622" calcext:value-type="float">
            <text:p>3.12590336799622</text:p>
          </table:table-cell>
          <table:table-cell office:value-type="float" office:value="0.340499687182945" calcext:value-type="float">
            <text:p>0.340499687182945</text:p>
          </table:table-cell>
          <table:table-cell office:value-type="float" office:value="-0.489392194943001" calcext:value-type="float">
            <text:p>-0.489392194943001</text:p>
          </table:table-cell>
          <table:table-cell office:value-type="float" office:value="-3.17394239112045" calcext:value-type="float">
            <text:p>-3.17394239112045</text:p>
          </table:table-cell>
          <table:table-cell office:value-type="float" office:value="0.25459282829028" calcext:value-type="float">
            <text:p>0.25459282829028</text:p>
          </table:table-cell>
          <table:table-cell office:value-type="float" office:value="-0.552095904236538" calcext:value-type="float">
            <text:p>-0.552095904236538</text:p>
          </table:table-cell>
          <table:table-cell office:value-type="float" office:value="-3.15994460435002" calcext:value-type="float">
            <text:p>-3.15994460435002</text:p>
          </table:table-cell>
          <table:table-cell/>
          <table:table-cell table:formula="of:=[.D261]-[.G261]" office:value-type="float" office:value="-0.0501617371917193" calcext:value-type="float">
            <text:p/>
          </table:table-cell>
          <table:table-cell table:formula="of:=[.E261]-[.H261]" office:value-type="float" office:value="-0.0152302048639749" calcext:value-type="float">
            <text:p/>
          </table:table-cell>
          <table:table-cell table:formula="of:=IF([.F261]-[.I261]&gt;= PI(); [.F261]-[.I261] - 2*PI(); [.F261]-[.I261])" office:value-type="float" office:value="0.0166604519370832" calcext:value-type="float">
            <text:p/>
          </table:table-cell>
          <table:table-cell table:formula="of:=[.G261]-[.J261]" office:value-type="float" office:value="0.0859068588926658" calcext:value-type="float">
            <text:p/>
          </table:table-cell>
          <table:table-cell table:formula="of:=[.H261]-[.K261]" office:value-type="float" office:value="0.0627037092935364" calcext:value-type="float">
            <text:p/>
          </table:table-cell>
          <table:table-cell table:formula="of:=[.I261]-[.L261]" office:value-type="float" office:value="-0.0139977867704326" calcext:value-type="float">
            <text:p/>
          </table:table-cell>
          <table:table-cell/>
          <table:table-cell table:formula="of:=SQRT([.N261]^2+[.O261]^2)" office:value-type="float" office:value="0.0524228863979251" calcext:value-type="float">
            <text:p/>
          </table:table-cell>
          <table:table-cell table:formula="of:=SQRT([.Q261]^2+[.R261]^2)" office:value-type="float" office:value="0.106356680861959" calcext:value-type="float">
            <text:p/>
          </table:table-cell>
          <table:table-cell table:number-columns-repeated="1002"/>
        </table:table-row>
        <table:table-row table:style-name="ro1">
          <table:table-cell table:formula="of:=[.A261]+1" office:value-type="float" office:value="258" calcext:value-type="float">
            <text:p/>
          </table:table-cell>
          <table:table-cell office:value-type="float" office:value="0.541895508766174" calcext:value-type="float">
            <text:p>0.541895508766174</text:p>
          </table:table-cell>
          <table:table-cell office:value-type="float" office:value="0.0275517012923956" calcext:value-type="float">
            <text:p>0.0275517012923956</text:p>
          </table:table-cell>
          <table:table-cell office:value-type="float" office:value="0.268623441457748" calcext:value-type="float">
            <text:p>0.268623441457748</text:p>
          </table:table-cell>
          <table:table-cell office:value-type="float" office:value="-0.50416910648346" calcext:value-type="float">
            <text:p>-0.50416910648346</text:p>
          </table:table-cell>
          <table:table-cell office:value-type="float" office:value="3.12729477882385" calcext:value-type="float">
            <text:p>3.12729477882385</text:p>
          </table:table-cell>
          <table:table-cell office:value-type="float" office:value="0.318835207776022" calcext:value-type="float">
            <text:p>0.318835207776022</text:p>
          </table:table-cell>
          <table:table-cell office:value-type="float" office:value="-0.488687518145592" calcext:value-type="float">
            <text:p>-0.488687518145592</text:p>
          </table:table-cell>
          <table:table-cell office:value-type="float" office:value="-3.1701455600749" calcext:value-type="float">
            <text:p>-3.1701455600749</text:p>
          </table:table-cell>
          <table:table-cell office:value-type="float" office:value="0.232920657981356" calcext:value-type="float">
            <text:p>0.232920657981356</text:p>
          </table:table-cell>
          <table:table-cell office:value-type="float" office:value="-0.551698132977488" calcext:value-type="float">
            <text:p>-0.551698132977488</text:p>
          </table:table-cell>
          <table:table-cell office:value-type="float" office:value="-3.15884253629832" calcext:value-type="float">
            <text:p>-3.15884253629832</text:p>
          </table:table-cell>
          <table:table-cell/>
          <table:table-cell table:formula="of:=[.D262]-[.G262]" office:value-type="float" office:value="-0.0502117663182737" calcext:value-type="float">
            <text:p/>
          </table:table-cell>
          <table:table-cell table:formula="of:=[.E262]-[.H262]" office:value-type="float" office:value="-0.0154815883378678" calcext:value-type="float">
            <text:p/>
          </table:table-cell>
          <table:table-cell table:formula="of:=IF([.F262]-[.I262]&gt;= PI(); [.F262]-[.I262] - 2*PI(); [.F262]-[.I262])" office:value-type="float" office:value="0.0142550317191708" calcext:value-type="float">
            <text:p/>
          </table:table-cell>
          <table:table-cell table:formula="of:=[.G262]-[.J262]" office:value-type="float" office:value="0.0859145497946661" calcext:value-type="float">
            <text:p/>
          </table:table-cell>
          <table:table-cell table:formula="of:=[.H262]-[.K262]" office:value-type="float" office:value="0.063010614831896" calcext:value-type="float">
            <text:p/>
          </table:table-cell>
          <table:table-cell table:formula="of:=[.I262]-[.L262]" office:value-type="float" office:value="-0.0113030237765797" calcext:value-type="float">
            <text:p/>
          </table:table-cell>
          <table:table-cell/>
          <table:table-cell table:formula="of:=SQRT([.N262]^2+[.O262]^2)" office:value-type="float" office:value="0.0525442770838474" calcext:value-type="float">
            <text:p/>
          </table:table-cell>
          <table:table-cell table:formula="of:=SQRT([.Q262]^2+[.R262]^2)" office:value-type="float" office:value="0.106544110338928" calcext:value-type="float">
            <text:p/>
          </table:table-cell>
          <table:table-cell table:number-columns-repeated="1002"/>
        </table:table-row>
        <table:table-row table:style-name="ro1">
          <table:table-cell table:formula="of:=[.A262]+1" office:value-type="float" office:value="259" calcext:value-type="float">
            <text:p/>
          </table:table-cell>
          <table:table-cell office:value-type="float" office:value="0.544239699840546" calcext:value-type="float">
            <text:p>0.544239699840546</text:p>
          </table:table-cell>
          <table:table-cell office:value-type="float" office:value="0.0344000533223152" calcext:value-type="float">
            <text:p>0.0344000533223152</text:p>
          </table:table-cell>
          <table:table-cell office:value-type="float" office:value="0.246915534138679" calcext:value-type="float">
            <text:p>0.246915534138679</text:p>
          </table:table-cell>
          <table:table-cell office:value-type="float" office:value="-0.503926575183868" calcext:value-type="float">
            <text:p>-0.503926575183868</text:p>
          </table:table-cell>
          <table:table-cell office:value-type="float" office:value="3.12886834144592" calcext:value-type="float">
            <text:p>3.12886834144592</text:p>
          </table:table-cell>
          <table:table-cell office:value-type="float" office:value="0.297074493208858" calcext:value-type="float">
            <text:p>0.297074493208858</text:p>
          </table:table-cell>
          <table:table-cell office:value-type="float" office:value="-0.489054841768326" calcext:value-type="float">
            <text:p>-0.489054841768326</text:p>
          </table:table-cell>
          <table:table-cell office:value-type="float" office:value="-3.16953830231585" calcext:value-type="float">
            <text:p>-3.16953830231585</text:p>
          </table:table-cell>
          <table:table-cell office:value-type="float" office:value="0.21115430876989" calcext:value-type="float">
            <text:p>0.21115430876989</text:p>
          </table:table-cell>
          <table:table-cell office:value-type="float" office:value="-0.55132262876104" calcext:value-type="float">
            <text:p>-0.55132262876104</text:p>
          </table:table-cell>
          <table:table-cell office:value-type="float" office:value="-3.15746653416543" calcext:value-type="float">
            <text:p>-3.15746653416543</text:p>
          </table:table-cell>
          <table:table-cell/>
          <table:table-cell table:formula="of:=[.D263]-[.G263]" office:value-type="float" office:value="-0.0501589590701785" calcext:value-type="float">
            <text:p/>
          </table:table-cell>
          <table:table-cell table:formula="of:=[.E263]-[.H263]" office:value-type="float" office:value="-0.0148717334155422" calcext:value-type="float">
            <text:p/>
          </table:table-cell>
          <table:table-cell table:formula="of:=IF([.F263]-[.I263]&gt;= PI(); [.F263]-[.I263] - 2*PI(); [.F263]-[.I263])" office:value-type="float" office:value="0.0152213365821865" calcext:value-type="float">
            <text:p/>
          </table:table-cell>
          <table:table-cell table:formula="of:=[.G263]-[.J263]" office:value-type="float" office:value="0.0859201844389677" calcext:value-type="float">
            <text:p/>
          </table:table-cell>
          <table:table-cell table:formula="of:=[.H263]-[.K263]" office:value-type="float" office:value="0.062267786992714" calcext:value-type="float">
            <text:p/>
          </table:table-cell>
          <table:table-cell table:formula="of:=[.I263]-[.L263]" office:value-type="float" office:value="-0.0120717681504181" calcext:value-type="float">
            <text:p/>
          </table:table-cell>
          <table:table-cell/>
          <table:table-cell table:formula="of:=SQRT([.N263]^2+[.O263]^2)" office:value-type="float" office:value="0.052317202044708" calcext:value-type="float">
            <text:p/>
          </table:table-cell>
          <table:table-cell table:formula="of:=SQRT([.Q263]^2+[.R263]^2)" office:value-type="float" office:value="0.106111052162328" calcext:value-type="float">
            <text:p/>
          </table:table-cell>
          <table:table-cell table:number-columns-repeated="1002"/>
        </table:table-row>
        <table:table-row table:style-name="ro1">
          <table:table-cell table:formula="of:=[.A263]+1" office:value-type="float" office:value="260" calcext:value-type="float">
            <text:p/>
          </table:table-cell>
          <table:table-cell office:value-type="float" office:value="0.544082522392273" calcext:value-type="float">
            <text:p>0.544082522392273</text:p>
          </table:table-cell>
          <table:table-cell office:value-type="float" office:value="0.0206388086080551" calcext:value-type="float">
            <text:p>0.0206388086080551</text:p>
          </table:table-cell>
          <table:table-cell office:value-type="float" office:value="0.225154981017113" calcext:value-type="float">
            <text:p>0.225154981017113</text:p>
          </table:table-cell>
          <table:table-cell office:value-type="float" office:value="-0.503882825374603" calcext:value-type="float">
            <text:p>-0.503882825374603</text:p>
          </table:table-cell>
          <table:table-cell office:value-type="float" office:value="3.13046097755432" calcext:value-type="float">
            <text:p>3.13046097755432</text:p>
          </table:table-cell>
          <table:table-cell office:value-type="float" office:value="0.275319689886052" calcext:value-type="float">
            <text:p>0.275319689886052</text:p>
          </table:table-cell>
          <table:table-cell office:value-type="float" office:value="-0.488439547375655" calcext:value-type="float">
            <text:p>-0.488439547375655</text:p>
          </table:table-cell>
          <table:table-cell office:value-type="float" office:value="-3.16832249888542" calcext:value-type="float">
            <text:p>-3.16832249888542</text:p>
          </table:table-cell>
          <table:table-cell office:value-type="float" office:value="0.189393749775823" calcext:value-type="float">
            <text:p>0.189393749775823</text:p>
          </table:table-cell>
          <table:table-cell office:value-type="float" office:value="-0.550977175230018" calcext:value-type="float">
            <text:p>-0.550977175230018</text:p>
          </table:table-cell>
          <table:table-cell office:value-type="float" office:value="-3.15664098182111" calcext:value-type="float">
            <text:p>-3.15664098182111</text:p>
          </table:table-cell>
          <table:table-cell/>
          <table:table-cell table:formula="of:=[.D264]-[.G264]" office:value-type="float" office:value="-0.0501647088689398" calcext:value-type="float">
            <text:p/>
          </table:table-cell>
          <table:table-cell table:formula="of:=[.E264]-[.H264]" office:value-type="float" office:value="-0.0154432779989479" calcext:value-type="float">
            <text:p/>
          </table:table-cell>
          <table:table-cell table:formula="of:=IF([.F264]-[.I264]&gt;= PI(); [.F264]-[.I264] - 2*PI(); [.F264]-[.I264])" office:value-type="float" office:value="0.0155981692601515" calcext:value-type="float">
            <text:p/>
          </table:table-cell>
          <table:table-cell table:formula="of:=[.G264]-[.J264]" office:value-type="float" office:value="0.0859259401102296" calcext:value-type="float">
            <text:p/>
          </table:table-cell>
          <table:table-cell table:formula="of:=[.H264]-[.K264]" office:value-type="float" office:value="0.0625376278543631" calcext:value-type="float">
            <text:p/>
          </table:table-cell>
          <table:table-cell table:formula="of:=[.I264]-[.L264]" office:value-type="float" office:value="-0.0116815170643063" calcext:value-type="float">
            <text:p/>
          </table:table-cell>
          <table:table-cell/>
          <table:table-cell table:formula="of:=SQRT([.N264]^2+[.O264]^2)" office:value-type="float" office:value="0.0524880257893005" calcext:value-type="float">
            <text:p/>
          </table:table-cell>
          <table:table-cell table:formula="of:=SQRT([.Q264]^2+[.R264]^2)" office:value-type="float" office:value="0.106274277609766" calcext:value-type="float">
            <text:p/>
          </table:table-cell>
          <table:table-cell table:number-columns-repeated="1002"/>
        </table:table-row>
        <table:table-row table:style-name="ro1">
          <table:table-cell table:formula="of:=[.A264]+1" office:value-type="float" office:value="261" calcext:value-type="float">
            <text:p/>
          </table:table-cell>
          <table:table-cell office:value-type="float" office:value="0.545014142990112" calcext:value-type="float">
            <text:p>0.545014142990112</text:p>
          </table:table-cell>
          <table:table-cell office:value-type="float" office:value="0.00919425394386053" calcext:value-type="float">
            <text:p>0.00919425394386053</text:p>
          </table:table-cell>
          <table:table-cell office:value-type="float" office:value="0.203390881419182" calcext:value-type="float">
            <text:p>0.203390881419182</text:p>
          </table:table-cell>
          <table:table-cell office:value-type="float" office:value="-0.503663420677185" calcext:value-type="float">
            <text:p>-0.503663420677185</text:p>
          </table:table-cell>
          <table:table-cell office:value-type="float" office:value="3.13123726844788" calcext:value-type="float">
            <text:p>3.13123726844788</text:p>
          </table:table-cell>
          <table:table-cell office:value-type="float" office:value="0.253526911787314" calcext:value-type="float">
            <text:p>0.253526911787314</text:p>
          </table:table-cell>
          <table:table-cell office:value-type="float" office:value="-0.487849707026056" calcext:value-type="float">
            <text:p>-0.487849707026056</text:p>
          </table:table-cell>
          <table:table-cell office:value-type="float" office:value="-3.16734071606684" calcext:value-type="float">
            <text:p>-3.16734071606684</text:p>
          </table:table-cell>
          <table:table-cell office:value-type="float" office:value="0.167595652402482" calcext:value-type="float">
            <text:p>0.167595652402482</text:p>
          </table:table-cell>
          <table:table-cell office:value-type="float" office:value="-0.55064912554303" calcext:value-type="float">
            <text:p>-0.55064912554303</text:p>
          </table:table-cell>
          <table:table-cell office:value-type="float" office:value="-3.15627321166336" calcext:value-type="float">
            <text:p>-3.15627321166336</text:p>
          </table:table-cell>
          <table:table-cell/>
          <table:table-cell table:formula="of:=[.D265]-[.G265]" office:value-type="float" office:value="-0.0501360303681326" calcext:value-type="float">
            <text:p/>
          </table:table-cell>
          <table:table-cell table:formula="of:=[.E265]-[.H265]" office:value-type="float" office:value="-0.0158137136511288" calcext:value-type="float">
            <text:p/>
          </table:table-cell>
          <table:table-cell table:formula="of:=IF([.F265]-[.I265]&gt;= PI(); [.F265]-[.I265] - 2*PI(); [.F265]-[.I265])" office:value-type="float" office:value="0.0153926773351287" calcext:value-type="float">
            <text:p/>
          </table:table-cell>
          <table:table-cell table:formula="of:=[.G265]-[.J265]" office:value-type="float" office:value="0.0859312593848326" calcext:value-type="float">
            <text:p/>
          </table:table-cell>
          <table:table-cell table:formula="of:=[.H265]-[.K265]" office:value-type="float" office:value="0.0627994185169735" calcext:value-type="float">
            <text:p/>
          </table:table-cell>
          <table:table-cell table:formula="of:=[.I265]-[.L265]" office:value-type="float" office:value="-0.0110675044034827" calcext:value-type="float">
            <text:p/>
          </table:table-cell>
          <table:table-cell/>
          <table:table-cell table:formula="of:=SQRT([.N265]^2+[.O265]^2)" office:value-type="float" office:value="0.0525708577114185" calcext:value-type="float">
            <text:p/>
          </table:table-cell>
          <table:table-cell table:formula="of:=SQRT([.Q265]^2+[.R265]^2)" office:value-type="float" office:value="0.106432834715295" calcext:value-type="float">
            <text:p/>
          </table:table-cell>
          <table:table-cell table:number-columns-repeated="1002"/>
        </table:table-row>
        <table:table-row table:style-name="ro1">
          <table:table-cell table:formula="of:=[.A265]+1" office:value-type="float" office:value="262" calcext:value-type="float">
            <text:p/>
          </table:table-cell>
          <table:table-cell office:value-type="float" office:value="0.544581651687622" calcext:value-type="float">
            <text:p>0.544581651687622</text:p>
          </table:table-cell>
          <table:table-cell office:value-type="float" office:value="-0.01645134575665" calcext:value-type="float">
            <text:p>-0.01645134575665</text:p>
          </table:table-cell>
          <table:table-cell office:value-type="float" office:value="0.181610897183418" calcext:value-type="float">
            <text:p>0.181610897183418</text:p>
          </table:table-cell>
          <table:table-cell office:value-type="float" office:value="-0.503557205200195" calcext:value-type="float">
            <text:p>-0.503557205200195</text:p>
          </table:table-cell>
          <table:table-cell office:value-type="float" office:value="3.132004737854" calcext:value-type="float">
            <text:p>3.132004737854</text:p>
          </table:table-cell>
          <table:table-cell office:value-type="float" office:value="0.181540218735292" calcext:value-type="float">
            <text:p>0.181540218735292</text:p>
          </table:table-cell>
          <table:table-cell office:value-type="float" office:value="-0.484015074700404" calcext:value-type="float">
            <text:p>-0.484015074700404</text:p>
          </table:table-cell>
          <table:table-cell office:value-type="float" office:value="-3.12298203639733" calcext:value-type="float">
            <text:p>-3.12298203639733</text:p>
          </table:table-cell>
          <table:table-cell office:value-type="float" office:value="0.145814733644341" calcext:value-type="float">
            <text:p>0.145814733644341</text:p>
          </table:table-cell>
          <table:table-cell office:value-type="float" office:value="-0.55032934652718" calcext:value-type="float">
            <text:p>-0.55032934652718</text:p>
          </table:table-cell>
          <table:table-cell office:value-type="float" office:value="-3.15693126549362" calcext:value-type="float">
            <text:p>-3.15693126549362</text:p>
          </table:table-cell>
          <table:table-cell/>
          <table:table-cell table:formula="of:=[.D266]-[.G266]" office:value-type="float" office:value="0.0000706784481264433" calcext:value-type="float">
            <text:p/>
          </table:table-cell>
          <table:table-cell table:formula="of:=[.E266]-[.H266]" office:value-type="float" office:value="-0.0195421304997916" calcext:value-type="float">
            <text:p/>
          </table:table-cell>
          <table:table-cell table:formula="of:=IF([.F266]-[.I266]&gt;= PI(); [.F266]-[.I266] - 2*PI(); [.F266]-[.I266])" office:value-type="float" office:value="-0.0281985329282506" calcext:value-type="float">
            <text:p/>
          </table:table-cell>
          <table:table-cell table:formula="of:=[.G266]-[.J266]" office:value-type="float" office:value="0.0357254850909509" calcext:value-type="float">
            <text:p/>
          </table:table-cell>
          <table:table-cell table:formula="of:=[.H266]-[.K266]" office:value-type="float" office:value="0.0663142718267765" calcext:value-type="float">
            <text:p/>
          </table:table-cell>
          <table:table-cell table:formula="of:=[.I266]-[.L266]" office:value-type="float" office:value="0.0339492290962902" calcext:value-type="float">
            <text:p/>
          </table:table-cell>
          <table:table-cell/>
          <table:table-cell table:formula="of:=SQRT([.N266]^2+[.O266]^2)" office:value-type="float" office:value="0.0195422583115134" calcext:value-type="float">
            <text:p/>
          </table:table-cell>
          <table:table-cell table:formula="of:=SQRT([.Q266]^2+[.R266]^2)" office:value-type="float" office:value="0.0753252476457885" calcext:value-type="float">
            <text:p/>
          </table:table-cell>
          <table:table-cell table:number-columns-repeated="1002"/>
        </table:table-row>
        <table:table-row table:style-name="ro1">
          <table:table-cell table:formula="of:=[.A266]+1" office:value-type="float" office:value="263" calcext:value-type="float">
            <text:p/>
          </table:table-cell>
          <table:table-cell office:value-type="float" office:value="0.544475555419922" calcext:value-type="float">
            <text:p>0.544475555419922</text:p>
          </table:table-cell>
          <table:table-cell office:value-type="float" office:value="0.0060812896117568" calcext:value-type="float">
            <text:p>0.0060812896117568</text:p>
          </table:table-cell>
          <table:table-cell office:value-type="float" office:value="0.159837290644646" calcext:value-type="float">
            <text:p>0.159837290644646</text:p>
          </table:table-cell>
          <table:table-cell office:value-type="float" office:value="-0.503470957279205" calcext:value-type="float">
            <text:p>-0.503470957279205</text:p>
          </table:table-cell>
          <table:table-cell office:value-type="float" office:value="3.13274312019348" calcext:value-type="float">
            <text:p>3.13274312019348</text:p>
          </table:table-cell>
          <table:table-cell office:value-type="float" office:value="0.156766167564442" calcext:value-type="float">
            <text:p>0.156766167564442</text:p>
          </table:table-cell>
          <table:table-cell office:value-type="float" office:value="-0.478367554141076" calcext:value-type="float">
            <text:p>-0.478367554141076</text:p>
          </table:table-cell>
          <table:table-cell office:value-type="float" office:value="-3.14051137770218" calcext:value-type="float">
            <text:p>-3.14051137770218</text:p>
          </table:table-cell>
          <table:table-cell office:value-type="float" office:value="0.124038273385425" calcext:value-type="float">
            <text:p>0.124038273385425</text:p>
          </table:table-cell>
          <table:table-cell office:value-type="float" office:value="-0.549995299656814" calcext:value-type="float">
            <text:p>-0.549995299656814</text:p>
          </table:table-cell>
          <table:table-cell office:value-type="float" office:value="-3.15668801390915" calcext:value-type="float">
            <text:p>-3.15668801390915</text:p>
          </table:table-cell>
          <table:table-cell/>
          <table:table-cell table:formula="of:=[.D267]-[.G267]" office:value-type="float" office:value="0.0030711230802038" calcext:value-type="float">
            <text:p/>
          </table:table-cell>
          <table:table-cell table:formula="of:=[.E267]-[.H267]" office:value-type="float" office:value="-0.0251034031381293" calcext:value-type="float">
            <text:p/>
          </table:table-cell>
          <table:table-cell table:formula="of:=IF([.F267]-[.I267]&gt;= PI(); [.F267]-[.I267] - 2*PI(); [.F267]-[.I267])" office:value-type="float" office:value="-0.00993080928392054" calcext:value-type="float">
            <text:p/>
          </table:table-cell>
          <table:table-cell table:formula="of:=[.G267]-[.J267]" office:value-type="float" office:value="0.0327278941790165" calcext:value-type="float">
            <text:p/>
          </table:table-cell>
          <table:table-cell table:formula="of:=[.H267]-[.K267]" office:value-type="float" office:value="0.0716277455157379" calcext:value-type="float">
            <text:p/>
          </table:table-cell>
          <table:table-cell table:formula="of:=[.I267]-[.L267]" office:value-type="float" office:value="0.0161766362069669" calcext:value-type="float">
            <text:p/>
          </table:table-cell>
          <table:table-cell/>
          <table:table-cell table:formula="of:=SQRT([.N267]^2+[.O267]^2)" office:value-type="float" office:value="0.0252905643687364" calcext:value-type="float">
            <text:p/>
          </table:table-cell>
          <table:table-cell table:formula="of:=SQRT([.Q267]^2+[.R267]^2)" office:value-type="float" office:value="0.078750549109579" calcext:value-type="float">
            <text:p/>
          </table:table-cell>
          <table:table-cell table:number-columns-repeated="1002"/>
        </table:table-row>
        <table:table-row table:style-name="ro1">
          <table:table-cell table:formula="of:=[.A267]+1" office:value-type="float" office:value="264" calcext:value-type="float">
            <text:p/>
          </table:table-cell>
          <table:table-cell office:value-type="float" office:value="0.543378055095673" calcext:value-type="float">
            <text:p>0.543378055095673</text:p>
          </table:table-cell>
          <table:table-cell office:value-type="float" office:value="-0.0107926009222865" calcext:value-type="float">
            <text:p>-0.0107926009222865</text:p>
          </table:table-cell>
          <table:table-cell office:value-type="float" office:value="0.13810421526432" calcext:value-type="float">
            <text:p>0.13810421526432</text:p>
          </table:table-cell>
          <table:table-cell office:value-type="float" office:value="-0.503255188465118" calcext:value-type="float">
            <text:p>-0.503255188465118</text:p>
          </table:table-cell>
          <table:table-cell office:value-type="float" office:value="3.13306355476379" calcext:value-type="float">
            <text:p>3.13306355476379</text:p>
          </table:table-cell>
          <table:table-cell office:value-type="float" office:value="0.142005508728306" calcext:value-type="float">
            <text:p>0.142005508728306</text:p>
          </table:table-cell>
          <table:table-cell office:value-type="float" office:value="-0.477391455639183" calcext:value-type="float">
            <text:p>-0.477391455639183</text:p>
          </table:table-cell>
          <table:table-cell office:value-type="float" office:value="-3.1428863380548" calcext:value-type="float">
            <text:p>-3.1428863380548</text:p>
          </table:table-cell>
          <table:table-cell office:value-type="float" office:value="0.10230562752467" calcext:value-type="float">
            <text:p>0.10230562752467</text:p>
          </table:table-cell>
          <table:table-cell office:value-type="float" office:value="-0.549667212616087" calcext:value-type="float">
            <text:p>-0.549667212616087</text:p>
          </table:table-cell>
          <table:table-cell office:value-type="float" office:value="-3.15711971794604" calcext:value-type="float">
            <text:p>-3.15711971794604</text:p>
          </table:table-cell>
          <table:table-cell/>
          <table:table-cell table:formula="of:=[.D268]-[.G268]" office:value-type="float" office:value="-0.00390129346398524" calcext:value-type="float">
            <text:p/>
          </table:table-cell>
          <table:table-cell table:formula="of:=[.E268]-[.H268]" office:value-type="float" office:value="-0.0258637328259357" calcext:value-type="float">
            <text:p/>
          </table:table-cell>
          <table:table-cell table:formula="of:=IF([.F268]-[.I268]&gt;= PI(); [.F268]-[.I268] - 2*PI(); [.F268]-[.I268])" office:value-type="float" office:value="-0.00723541436099318" calcext:value-type="float">
            <text:p/>
          </table:table-cell>
          <table:table-cell table:formula="of:=[.G268]-[.J268]" office:value-type="float" office:value="0.0396998812036353" calcext:value-type="float">
            <text:p/>
          </table:table-cell>
          <table:table-cell table:formula="of:=[.H268]-[.K268]" office:value-type="float" office:value="0.0722757569769042" calcext:value-type="float">
            <text:p/>
          </table:table-cell>
          <table:table-cell table:formula="of:=[.I268]-[.L268]" office:value-type="float" office:value="0.0142333798912437" calcext:value-type="float">
            <text:p/>
          </table:table-cell>
          <table:table-cell/>
          <table:table-cell table:formula="of:=SQRT([.N268]^2+[.O268]^2)" office:value-type="float" office:value="0.0261563140825216" calcext:value-type="float">
            <text:p/>
          </table:table-cell>
          <table:table-cell table:formula="of:=SQRT([.Q268]^2+[.R268]^2)" office:value-type="float" office:value="0.082461297674529" calcext:value-type="float">
            <text:p/>
          </table:table-cell>
          <table:table-cell table:number-columns-repeated="1002"/>
        </table:table-row>
        <table:table-row table:style-name="ro1">
          <table:table-cell table:formula="of:=[.A268]+1" office:value-type="float" office:value="265" calcext:value-type="float">
            <text:p/>
          </table:table-cell>
          <table:table-cell office:value-type="float" office:value="0.544070243835449" calcext:value-type="float">
            <text:p>0.544070243835449</text:p>
          </table:table-cell>
          <table:table-cell office:value-type="float" office:value="0.0336136370897293" calcext:value-type="float">
            <text:p>0.0336136370897293</text:p>
          </table:table-cell>
          <table:table-cell office:value-type="float" office:value="0.116352587938309" calcext:value-type="float">
            <text:p>0.116352587938309</text:p>
          </table:table-cell>
          <table:table-cell office:value-type="float" office:value="-0.50282347202301" calcext:value-type="float">
            <text:p>-0.50282347202301</text:p>
          </table:table-cell>
          <table:table-cell office:value-type="float" office:value="3.13304924964905" calcext:value-type="float">
            <text:p>3.13304924964905</text:p>
          </table:table-cell>
          <table:table-cell office:value-type="float" office:value="0.12223473351844" calcext:value-type="float">
            <text:p>0.12223473351844</text:p>
          </table:table-cell>
          <table:table-cell office:value-type="float" office:value="-0.477363301438143" calcext:value-type="float">
            <text:p>-0.477363301438143</text:p>
          </table:table-cell>
          <table:table-cell office:value-type="float" office:value="-3.14009048800013" calcext:value-type="float">
            <text:p>-3.14009048800013</text:p>
          </table:table-cell>
          <table:table-cell office:value-type="float" office:value="0.0805454411134834" calcext:value-type="float">
            <text:p>0.0805454411134834</text:p>
          </table:table-cell>
          <table:table-cell office:value-type="float" office:value="-0.549329313646183" calcext:value-type="float">
            <text:p>-0.549329313646183</text:p>
          </table:table-cell>
          <table:table-cell office:value-type="float" office:value="-3.15577517246245" calcext:value-type="float">
            <text:p>-3.15577517246245</text:p>
          </table:table-cell>
          <table:table-cell/>
          <table:table-cell table:formula="of:=[.D269]-[.G269]" office:value-type="float" office:value="-0.00588214558013174" calcext:value-type="float">
            <text:p/>
          </table:table-cell>
          <table:table-cell table:formula="of:=[.E269]-[.H269]" office:value-type="float" office:value="-0.0254601705848673" calcext:value-type="float">
            <text:p/>
          </table:table-cell>
          <table:table-cell table:formula="of:=IF([.F269]-[.I269]&gt;= PI(); [.F269]-[.I269] - 2*PI(); [.F269]-[.I269])" office:value-type="float" office:value="-0.010045569530412" calcext:value-type="float">
            <text:p/>
          </table:table-cell>
          <table:table-cell table:formula="of:=[.G269]-[.J269]" office:value-type="float" office:value="0.0416892924049571" calcext:value-type="float">
            <text:p/>
          </table:table-cell>
          <table:table-cell table:formula="of:=[.H269]-[.K269]" office:value-type="float" office:value="0.0719660122080401" calcext:value-type="float">
            <text:p/>
          </table:table-cell>
          <table:table-cell table:formula="of:=[.I269]-[.L269]" office:value-type="float" office:value="0.0156846844623271" calcext:value-type="float">
            <text:p/>
          </table:table-cell>
          <table:table-cell/>
          <table:table-cell table:formula="of:=SQRT([.N269]^2+[.O269]^2)" office:value-type="float" office:value="0.0261308232330404" calcext:value-type="float">
            <text:p/>
          </table:table-cell>
          <table:table-cell table:formula="of:=SQRT([.Q269]^2+[.R269]^2)" office:value-type="float" office:value="0.0831691289743604" calcext:value-type="float">
            <text:p/>
          </table:table-cell>
          <table:table-cell table:number-columns-repeated="1002"/>
        </table:table-row>
        <table:table-row table:style-name="ro1">
          <table:table-cell table:formula="of:=[.A269]+1" office:value-type="float" office:value="266" calcext:value-type="float">
            <text:p/>
          </table:table-cell>
          <table:table-cell office:value-type="float" office:value="0.526033580303192" calcext:value-type="float">
            <text:p>0.526033580303192</text:p>
          </table:table-cell>
          <table:table-cell office:value-type="float" office:value="-1.39558184146881" calcext:value-type="float">
            <text:p>-1.39558184146881</text:p>
          </table:table-cell>
          <table:table-cell office:value-type="float" office:value="0.0948995128273964" calcext:value-type="float">
            <text:p>0.0948995128273964</text:p>
          </table:table-cell>
          <table:table-cell office:value-type="float" office:value="-0.503549098968506" calcext:value-type="float">
            <text:p>-0.503549098968506</text:p>
          </table:table-cell>
          <table:table-cell office:value-type="float" office:value="3.10776662826538" calcext:value-type="float">
            <text:p>3.10776662826538</text:p>
          </table:table-cell>
          <table:table-cell office:value-type="float" office:value="0.0972331574650245" calcext:value-type="float">
            <text:p>0.0972331574650245</text:p>
          </table:table-cell>
          <table:table-cell office:value-type="float" office:value="-0.47739490900799" calcext:value-type="float">
            <text:p>-0.47739490900799</text:p>
          </table:table-cell>
          <table:table-cell office:value-type="float" office:value="-3.15735492985212" calcext:value-type="float">
            <text:p>-3.15735492985212</text:p>
          </table:table-cell>
          <table:table-cell office:value-type="float" office:value="0.0595062140341875" calcext:value-type="float">
            <text:p>0.0595062140341875</text:p>
          </table:table-cell>
          <table:table-cell office:value-type="float" office:value="-0.549030904403069" calcext:value-type="float">
            <text:p>-0.549030904403069</text:p>
          </table:table-cell>
          <table:table-cell office:value-type="float" office:value="-3.21159844612121" calcext:value-type="float">
            <text:p>-3.21159844612121</text:p>
          </table:table-cell>
          <table:table-cell/>
          <table:table-cell table:formula="of:=[.D270]-[.G270]" office:value-type="float" office:value="-0.00233364463762804" calcext:value-type="float">
            <text:p/>
          </table:table-cell>
          <table:table-cell table:formula="of:=[.E270]-[.H270]" office:value-type="float" office:value="-0.0261541899605162" calcext:value-type="float">
            <text:p/>
          </table:table-cell>
          <table:table-cell table:formula="of:=IF([.F270]-[.I270]&gt;= PI(); [.F270]-[.I270] - 2*PI(); [.F270]-[.I270])" office:value-type="float" office:value="-0.0180637490620867" calcext:value-type="float">
            <text:p/>
          </table:table-cell>
          <table:table-cell table:formula="of:=[.G270]-[.J270]" office:value-type="float" office:value="0.0377269434308369" calcext:value-type="float">
            <text:p/>
          </table:table-cell>
          <table:table-cell table:formula="of:=[.H270]-[.K270]" office:value-type="float" office:value="0.0716359953950797" calcext:value-type="float">
            <text:p/>
          </table:table-cell>
          <table:table-cell table:formula="of:=[.I270]-[.L270]" office:value-type="float" office:value="0.054243516269088" calcext:value-type="float">
            <text:p/>
          </table:table-cell>
          <table:table-cell/>
          <table:table-cell table:formula="of:=SQRT([.N270]^2+[.O270]^2)" office:value-type="float" office:value="0.0262580949382376" calcext:value-type="float">
            <text:p/>
          </table:table-cell>
          <table:table-cell table:formula="of:=SQRT([.Q270]^2+[.R270]^2)" office:value-type="float" office:value="0.0809631897647162" calcext:value-type="float">
            <text:p/>
          </table:table-cell>
          <table:table-cell table:number-columns-repeated="1002"/>
        </table:table-row>
        <table:table-row table:style-name="ro1">
          <table:table-cell table:formula="of:=[.A270]+1" office:value-type="float" office:value="267" calcext:value-type="float">
            <text:p/>
          </table:table-cell>
          <table:table-cell office:value-type="float" office:value="0.506673336029053" calcext:value-type="float">
            <text:p>0.506673336029053</text:p>
          </table:table-cell>
          <table:table-cell office:value-type="float" office:value="-2.77741956710815" calcext:value-type="float">
            <text:p>-2.77741956710815</text:p>
          </table:table-cell>
          <table:table-cell office:value-type="float" office:value="0.0744038373231888" calcext:value-type="float">
            <text:p>0.0744038373231888</text:p>
          </table:table-cell>
          <table:table-cell office:value-type="float" office:value="-0.506293118000031" calcext:value-type="float">
            <text:p>-0.506293118000031</text:p>
          </table:table-cell>
          <table:table-cell office:value-type="float" office:value="3.02270078659058" calcext:value-type="float">
            <text:p>3.02270078659058</text:p>
          </table:table-cell>
          <table:table-cell office:value-type="float" office:value="0.0748173159008365" calcext:value-type="float">
            <text:p>0.0748173159008365</text:p>
          </table:table-cell>
          <table:table-cell office:value-type="float" office:value="-0.482002757769064" calcext:value-type="float">
            <text:p>-0.482002757769064</text:p>
          </table:table-cell>
          <table:table-cell office:value-type="float" office:value="-3.21991006407262" calcext:value-type="float">
            <text:p>-3.21991006407262</text:p>
          </table:table-cell>
          <table:table-cell office:value-type="float" office:value="0.0392889225192987" calcext:value-type="float">
            <text:p>0.0392889225192987</text:p>
          </table:table-cell>
          <table:table-cell office:value-type="float" office:value="-0.547613260262074" calcext:value-type="float">
            <text:p>-0.547613260262074</text:p>
          </table:table-cell>
          <table:table-cell office:value-type="float" office:value="-3.32269522880553" calcext:value-type="float">
            <text:p>-3.32269522880553</text:p>
          </table:table-cell>
          <table:table-cell/>
          <table:table-cell table:formula="of:=[.D271]-[.G271]" office:value-type="float" office:value="-0.000413478577647661" calcext:value-type="float">
            <text:p/>
          </table:table-cell>
          <table:table-cell table:formula="of:=[.E271]-[.H271]" office:value-type="float" office:value="-0.0242903602309665" calcext:value-type="float">
            <text:p/>
          </table:table-cell>
          <table:table-cell table:formula="of:=IF([.F271]-[.I271]&gt;= PI(); [.F271]-[.I271] - 2*PI(); [.F271]-[.I271])" office:value-type="float" office:value="-0.0405744565163868" calcext:value-type="float">
            <text:p/>
          </table:table-cell>
          <table:table-cell table:formula="of:=[.G271]-[.J271]" office:value-type="float" office:value="0.0355283933815378" calcext:value-type="float">
            <text:p/>
          </table:table-cell>
          <table:table-cell table:formula="of:=[.H271]-[.K271]" office:value-type="float" office:value="0.0656105024930102" calcext:value-type="float">
            <text:p/>
          </table:table-cell>
          <table:table-cell table:formula="of:=[.I271]-[.L271]" office:value-type="float" office:value="0.102785164732909" calcext:value-type="float">
            <text:p/>
          </table:table-cell>
          <table:table-cell/>
          <table:table-cell table:formula="of:=SQRT([.N271]^2+[.O271]^2)" office:value-type="float" office:value="0.0242938791608975" calcext:value-type="float">
            <text:p/>
          </table:table-cell>
          <table:table-cell table:formula="of:=SQRT([.Q271]^2+[.R271]^2)" office:value-type="float" office:value="0.0746123634102191" calcext:value-type="float">
            <text:p/>
          </table:table-cell>
          <table:table-cell table:number-columns-repeated="1002"/>
        </table:table-row>
        <table:table-row table:style-name="ro1">
          <table:table-cell table:formula="of:=[.A271]+1" office:value-type="float" office:value="268" calcext:value-type="float">
            <text:p/>
          </table:table-cell>
          <table:table-cell office:value-type="float" office:value="0.46395617723465" calcext:value-type="float">
            <text:p>0.46395617723465</text:p>
          </table:table-cell>
          <table:table-cell office:value-type="float" office:value="-4.01987648010254" calcext:value-type="float">
            <text:p>-4.01987648010254</text:p>
          </table:table-cell>
          <table:table-cell office:value-type="float" office:value="0.0553530380129814" calcext:value-type="float">
            <text:p>0.0553530380129814</text:p>
          </table:table-cell>
          <table:table-cell office:value-type="float" office:value="-0.509752929210663" calcext:value-type="float">
            <text:p>-0.509752929210663</text:p>
          </table:table-cell>
          <table:table-cell office:value-type="float" office:value="2.8842875957489" calcext:value-type="float">
            <text:p>2.8842875957489</text:p>
          </table:table-cell>
          <table:table-cell office:value-type="float" office:value="0.0563159543142963" calcext:value-type="float">
            <text:p>0.0563159543142963</text:p>
          </table:table-cell>
          <table:table-cell office:value-type="float" office:value="-0.501403143241846" calcext:value-type="float">
            <text:p>-0.501403143241846</text:p>
          </table:table-cell>
          <table:table-cell office:value-type="float" office:value="-3.35868805344617" calcext:value-type="float">
            <text:p>-3.35868805344617</text:p>
          </table:table-cell>
          <table:table-cell office:value-type="float" office:value="0.0210341825472379" calcext:value-type="float">
            <text:p>0.0210341825472379</text:p>
          </table:table-cell>
          <table:table-cell office:value-type="float" office:value="-0.54427065595059" calcext:value-type="float">
            <text:p>-0.54427065595059</text:p>
          </table:table-cell>
          <table:table-cell office:value-type="float" office:value="-3.48349028800963" calcext:value-type="float">
            <text:p>-3.48349028800963</text:p>
          </table:table-cell>
          <table:table-cell/>
          <table:table-cell table:formula="of:=[.D272]-[.G272]" office:value-type="float" office:value="-0.000962916301314877" calcext:value-type="float">
            <text:p/>
          </table:table-cell>
          <table:table-cell table:formula="of:=[.E272]-[.H272]" office:value-type="float" office:value="-0.00834978596881697" calcext:value-type="float">
            <text:p/>
          </table:table-cell>
          <table:table-cell table:formula="of:=IF([.F272]-[.I272]&gt;= PI(); [.F272]-[.I272] - 2*PI(); [.F272]-[.I272])" office:value-type="float" office:value="-0.0402096579845157" calcext:value-type="float">
            <text:p/>
          </table:table-cell>
          <table:table-cell table:formula="of:=[.G272]-[.J272]" office:value-type="float" office:value="0.0352817717670584" calcext:value-type="float">
            <text:p/>
          </table:table-cell>
          <table:table-cell table:formula="of:=[.H272]-[.K272]" office:value-type="float" office:value="0.0428675127087443" calcext:value-type="float">
            <text:p/>
          </table:table-cell>
          <table:table-cell table:formula="of:=[.I272]-[.L272]" office:value-type="float" office:value="0.124802234563465" calcext:value-type="float">
            <text:p/>
          </table:table-cell>
          <table:table-cell/>
          <table:table-cell table:formula="of:=SQRT([.N272]^2+[.O272]^2)" office:value-type="float" office:value="0.00840512543204387" calcext:value-type="float">
            <text:p/>
          </table:table-cell>
          <table:table-cell table:formula="of:=SQRT([.Q272]^2+[.R272]^2)" office:value-type="float" office:value="0.0555196097325725" calcext:value-type="float">
            <text:p/>
          </table:table-cell>
          <table:table-cell table:number-columns-repeated="1002"/>
        </table:table-row>
        <table:table-row table:style-name="ro1">
          <table:table-cell table:formula="of:=[.A272]+1" office:value-type="float" office:value="269" calcext:value-type="float">
            <text:p/>
          </table:table-cell>
          <table:table-cell office:value-type="float" office:value="0.431758999824524" calcext:value-type="float">
            <text:p>0.431758999824524</text:p>
          </table:table-cell>
          <table:table-cell office:value-type="float" office:value="-5.02031755447388" calcext:value-type="float">
            <text:p>-5.02031755447388</text:p>
          </table:table-cell>
          <table:table-cell office:value-type="float" office:value="0.0378280319273472" calcext:value-type="float">
            <text:p>0.0378280319273472</text:p>
          </table:table-cell>
          <table:table-cell office:value-type="float" office:value="-0.513018012046814" calcext:value-type="float">
            <text:p>-0.513018012046814</text:p>
          </table:table-cell>
          <table:table-cell office:value-type="float" office:value="2.70171713829041" calcext:value-type="float">
            <text:p>2.70171713829041</text:p>
          </table:table-cell>
          <table:table-cell office:value-type="float" office:value="0.0374529761744423" calcext:value-type="float">
            <text:p>0.0374529761744423</text:p>
          </table:table-cell>
          <table:table-cell office:value-type="float" office:value="-0.502598767143598" calcext:value-type="float">
            <text:p>-0.502598767143598</text:p>
          </table:table-cell>
          <table:table-cell office:value-type="float" office:value="-3.53608361157907" calcext:value-type="float">
            <text:p>-3.53608361157907</text:p>
          </table:table-cell>
          <table:table-cell office:value-type="float" office:value="0.00476342871292261" calcext:value-type="float">
            <text:p>0.00476342871292261</text:p>
          </table:table-cell>
          <table:table-cell office:value-type="float" office:value="-0.538480327466793" calcext:value-type="float">
            <text:p>-0.538480327466793</text:p>
          </table:table-cell>
          <table:table-cell office:value-type="float" office:value="-3.68430299018859" calcext:value-type="float">
            <text:p>-3.68430299018859</text:p>
          </table:table-cell>
          <table:table-cell/>
          <table:table-cell table:formula="of:=[.D273]-[.G273]" office:value-type="float" office:value="0.00037505575290487" calcext:value-type="float">
            <text:p/>
          </table:table-cell>
          <table:table-cell table:formula="of:=[.E273]-[.H273]" office:value-type="float" office:value="-0.0104192449032162" calcext:value-type="float">
            <text:p/>
          </table:table-cell>
          <table:table-cell table:formula="of:=IF([.F273]-[.I273]&gt;= PI(); [.F273]-[.I273] - 2*PI(); [.F273]-[.I273])" office:value-type="float" office:value="-0.0453845573101077" calcext:value-type="float">
            <text:p/>
          </table:table-cell>
          <table:table-cell table:formula="of:=[.G273]-[.J273]" office:value-type="float" office:value="0.0326895474615197" calcext:value-type="float">
            <text:p/>
          </table:table-cell>
          <table:table-cell table:formula="of:=[.H273]-[.K273]" office:value-type="float" office:value="0.0358815603231954" calcext:value-type="float">
            <text:p/>
          </table:table-cell>
          <table:table-cell table:formula="of:=[.I273]-[.L273]" office:value-type="float" office:value="0.148219378609515" calcext:value-type="float">
            <text:p/>
          </table:table-cell>
          <table:table-cell/>
          <table:table-cell table:formula="of:=SQRT([.N273]^2+[.O273]^2)" office:value-type="float" office:value="0.0104259930544282" calcext:value-type="float">
            <text:p/>
          </table:table-cell>
          <table:table-cell table:formula="of:=SQRT([.Q273]^2+[.R273]^2)" office:value-type="float" office:value="0.0485396011980534" calcext:value-type="float">
            <text:p/>
          </table:table-cell>
          <table:table-cell table:number-columns-repeated="1002"/>
        </table:table-row>
        <table:table-row table:style-name="ro1">
          <table:table-cell table:formula="of:=[.A273]+1" office:value-type="float" office:value="270" calcext:value-type="float">
            <text:p/>
          </table:table-cell>
          <table:table-cell office:value-type="float" office:value="0.388923496007919" calcext:value-type="float">
            <text:p>0.388923496007919</text:p>
          </table:table-cell>
          <table:table-cell office:value-type="float" office:value="-5.88430166244507" calcext:value-type="float">
            <text:p>-5.88430166244507</text:p>
          </table:table-cell>
          <table:table-cell office:value-type="float" office:value="0.0218701921403408" calcext:value-type="float">
            <text:p>0.0218701921403408</text:p>
          </table:table-cell>
          <table:table-cell office:value-type="float" office:value="-0.516899049282074" calcext:value-type="float">
            <text:p>-0.516899049282074</text:p>
          </table:table-cell>
          <table:table-cell office:value-type="float" office:value="2.48242211341858" calcext:value-type="float">
            <text:p>2.48242211341858</text:p>
          </table:table-cell>
          <table:table-cell office:value-type="float" office:value="0.0220913285011134" calcext:value-type="float">
            <text:p>0.0220913285011134</text:p>
          </table:table-cell>
          <table:table-cell office:value-type="float" office:value="-0.511565805603921" calcext:value-type="float">
            <text:p>-0.511565805603921</text:p>
          </table:table-cell>
          <table:table-cell office:value-type="float" office:value="-3.73921236658997" calcext:value-type="float">
            <text:p>-3.73921236658997</text:p>
          </table:table-cell>
          <table:table-cell office:value-type="float" office:value="-0.00855816635128286" calcext:value-type="float">
            <text:p>-0.00855816635128286</text:p>
          </table:table-cell>
          <table:table-cell office:value-type="float" office:value="-0.530445809301989" calcext:value-type="float">
            <text:p>-0.530445809301989</text:p>
          </table:table-cell>
          <table:table-cell office:value-type="float" office:value="-3.91967505668639" calcext:value-type="float">
            <text:p>-3.91967505668639</text:p>
          </table:table-cell>
          <table:table-cell/>
          <table:table-cell table:formula="of:=[.D274]-[.G274]" office:value-type="float" office:value="-0.000221136360772551" calcext:value-type="float">
            <text:p/>
          </table:table-cell>
          <table:table-cell table:formula="of:=[.E274]-[.H274]" office:value-type="float" office:value="-0.00533324367815358" calcext:value-type="float">
            <text:p/>
          </table:table-cell>
          <table:table-cell table:formula="of:=IF([.F274]-[.I274]&gt;= PI(); [.F274]-[.I274] - 2*PI(); [.F274]-[.I274])" office:value-type="float" office:value="-0.061550827171037" calcext:value-type="float">
            <text:p/>
          </table:table-cell>
          <table:table-cell table:formula="of:=[.G274]-[.J274]" office:value-type="float" office:value="0.0306494948523962" calcext:value-type="float">
            <text:p/>
          </table:table-cell>
          <table:table-cell table:formula="of:=[.H274]-[.K274]" office:value-type="float" office:value="0.0188800036980684" calcext:value-type="float">
            <text:p/>
          </table:table-cell>
          <table:table-cell table:formula="of:=[.I274]-[.L274]" office:value-type="float" office:value="0.180462690096421" calcext:value-type="float">
            <text:p/>
          </table:table-cell>
          <table:table-cell/>
          <table:table-cell table:formula="of:=SQRT([.N274]^2+[.O274]^2)" office:value-type="float" office:value="0.00533782628235697" calcext:value-type="float">
            <text:p/>
          </table:table-cell>
          <table:table-cell table:formula="of:=SQRT([.Q274]^2+[.R274]^2)" office:value-type="float" office:value="0.0359978620802144" calcext:value-type="float">
            <text:p/>
          </table:table-cell>
          <table:table-cell table:number-columns-repeated="1002"/>
        </table:table-row>
        <table:table-row table:style-name="ro1">
          <table:table-cell table:formula="of:=[.A274]+1" office:value-type="float" office:value="271" calcext:value-type="float">
            <text:p/>
          </table:table-cell>
          <table:table-cell office:value-type="float" office:value="0.379850953817368" calcext:value-type="float">
            <text:p>0.379850953817368</text:p>
          </table:table-cell>
          <table:table-cell office:value-type="float" office:value="-5.604811668396" calcext:value-type="float">
            <text:p>-5.604811668396</text:p>
          </table:table-cell>
          <table:table-cell office:value-type="float" office:value="0.00682413391768932" calcext:value-type="float">
            <text:p>0.00682413391768932</text:p>
          </table:table-cell>
          <table:table-cell office:value-type="float" office:value="-0.518994987010956" calcext:value-type="float">
            <text:p>-0.518994987010956</text:p>
          </table:table-cell>
          <table:table-cell office:value-type="float" office:value="2.25084614753723" calcext:value-type="float">
            <text:p>2.25084614753723</text:p>
          </table:table-cell>
          <table:table-cell office:value-type="float" office:value="0.00853116210614077" calcext:value-type="float">
            <text:p>0.00853116210614077</text:p>
          </table:table-cell>
          <table:table-cell office:value-type="float" office:value="-0.513004095456542" calcext:value-type="float">
            <text:p>-0.513004095456542</text:p>
          </table:table-cell>
          <table:table-cell office:value-type="float" office:value="-3.9705386136479" calcext:value-type="float">
            <text:p>-3.9705386136479</text:p>
          </table:table-cell>
          <table:table-cell office:value-type="float" office:value="-0.0193802846764161" calcext:value-type="float">
            <text:p>-0.0193802846764161</text:p>
          </table:table-cell>
          <table:table-cell office:value-type="float" office:value="-0.519780887814122" calcext:value-type="float">
            <text:p>-0.519780887814122</text:p>
          </table:table-cell>
          <table:table-cell office:value-type="float" office:value="-4.14386752342223" calcext:value-type="float">
            <text:p>-4.14386752342223</text:p>
          </table:table-cell>
          <table:table-cell/>
          <table:table-cell table:formula="of:=[.D275]-[.G275]" office:value-type="float" office:value="-0.00170702818845144" calcext:value-type="float">
            <text:p/>
          </table:table-cell>
          <table:table-cell table:formula="of:=[.E275]-[.H275]" office:value-type="float" office:value="-0.00599089155441346" calcext:value-type="float">
            <text:p/>
          </table:table-cell>
          <table:table-cell table:formula="of:=IF([.F275]-[.I275]&gt;= PI(); [.F275]-[.I275] - 2*PI(); [.F275]-[.I275])" office:value-type="float" office:value="-0.0618005459944566" calcext:value-type="float">
            <text:p/>
          </table:table-cell>
          <table:table-cell table:formula="of:=[.G275]-[.J275]" office:value-type="float" office:value="0.0279114467825568" calcext:value-type="float">
            <text:p/>
          </table:table-cell>
          <table:table-cell table:formula="of:=[.H275]-[.K275]" office:value-type="float" office:value="0.00677679235758" calcext:value-type="float">
            <text:p/>
          </table:table-cell>
          <table:table-cell table:formula="of:=[.I275]-[.L275]" office:value-type="float" office:value="0.173328909774333" calcext:value-type="float">
            <text:p/>
          </table:table-cell>
          <table:table-cell/>
          <table:table-cell table:formula="of:=SQRT([.N275]^2+[.O275]^2)" office:value-type="float" office:value="0.00622934401465438" calcext:value-type="float">
            <text:p/>
          </table:table-cell>
          <table:table-cell table:formula="of:=SQRT([.Q275]^2+[.R275]^2)" office:value-type="float" office:value="0.0287223567304853" calcext:value-type="float">
            <text:p/>
          </table:table-cell>
          <table:table-cell table:number-columns-repeated="1002"/>
        </table:table-row>
        <table:table-row table:style-name="ro1">
          <table:table-cell table:formula="of:=[.A275]+1" office:value-type="float" office:value="272" calcext:value-type="float">
            <text:p/>
          </table:table-cell>
          <table:table-cell office:value-type="float" office:value="0.396769821643829" calcext:value-type="float">
            <text:p>0.396769821643829</text:p>
          </table:table-cell>
          <table:table-cell office:value-type="float" office:value="-4.57641744613647" calcext:value-type="float">
            <text:p>-4.57641744613647</text:p>
          </table:table-cell>
          <table:table-cell office:value-type="float" office:value="-0.00812317617237568" calcext:value-type="float">
            <text:p>-0.00812317617237568</text:p>
          </table:table-cell>
          <table:table-cell office:value-type="float" office:value="-0.515308916568756" calcext:value-type="float">
            <text:p>-0.515308916568756</text:p>
          </table:table-cell>
          <table:table-cell office:value-type="float" office:value="2.047438621521" calcext:value-type="float">
            <text:p>2.047438621521</text:p>
          </table:table-cell>
          <table:table-cell office:value-type="float" office:value="-0.00543597478054525" calcext:value-type="float">
            <text:p>-0.00543597478054525</text:p>
          </table:table-cell>
          <table:table-cell office:value-type="float" office:value="-0.513038283098235" calcext:value-type="float">
            <text:p>-0.513038283098235</text:p>
          </table:table-cell>
          <table:table-cell office:value-type="float" office:value="-4.19540277128814" calcext:value-type="float">
            <text:p>-4.19540277128814</text:p>
          </table:table-cell>
          <table:table-cell office:value-type="float" office:value="-0.0279249080376711" calcext:value-type="float">
            <text:p>-0.0279249080376711</text:p>
          </table:table-cell>
          <table:table-cell office:value-type="float" office:value="-0.506406603616382" calcext:value-type="float">
            <text:p>-0.506406603616382</text:p>
          </table:table-cell>
          <table:table-cell office:value-type="float" office:value="-4.32692422126769" calcext:value-type="float">
            <text:p>-4.32692422126769</text:p>
          </table:table-cell>
          <table:table-cell/>
          <table:table-cell table:formula="of:=[.D276]-[.G276]" office:value-type="float" office:value="-0.00268720139183043" calcext:value-type="float">
            <text:p/>
          </table:table-cell>
          <table:table-cell table:formula="of:=[.E276]-[.H276]" office:value-type="float" office:value="-0.0022706334705207" calcext:value-type="float">
            <text:p/>
          </table:table-cell>
          <table:table-cell table:formula="of:=IF([.F276]-[.I276]&gt;= PI(); [.F276]-[.I276] - 2*PI(); [.F276]-[.I276])" office:value-type="float" office:value="-0.0403439143704469" calcext:value-type="float">
            <text:p/>
          </table:table-cell>
          <table:table-cell table:formula="of:=[.G276]-[.J276]" office:value-type="float" office:value="0.0224889332571258" calcext:value-type="float">
            <text:p/>
          </table:table-cell>
          <table:table-cell table:formula="of:=[.H276]-[.K276]" office:value-type="float" office:value="-0.00663167948185373" calcext:value-type="float">
            <text:p/>
          </table:table-cell>
          <table:table-cell table:formula="of:=[.I276]-[.L276]" office:value-type="float" office:value="0.131521449979547" calcext:value-type="float">
            <text:p/>
          </table:table-cell>
          <table:table-cell/>
          <table:table-cell table:formula="of:=SQRT([.N276]^2+[.O276]^2)" office:value-type="float" office:value="0.00351807158507388" calcext:value-type="float">
            <text:p/>
          </table:table-cell>
          <table:table-cell table:formula="of:=SQRT([.Q276]^2+[.R276]^2)" office:value-type="float" office:value="0.0234463492210088" calcext:value-type="float">
            <text:p/>
          </table:table-cell>
          <table:table-cell table:number-columns-repeated="1002"/>
        </table:table-row>
        <table:table-row table:style-name="ro1">
          <table:table-cell table:formula="of:=[.A276]+1" office:value-type="float" office:value="273" calcext:value-type="float">
            <text:p/>
          </table:table-cell>
          <table:table-cell office:value-type="float" office:value="0.426896244287491" calcext:value-type="float">
            <text:p>0.426896244287491</text:p>
          </table:table-cell>
          <table:table-cell office:value-type="float" office:value="-3.46737003326416" calcext:value-type="float">
            <text:p>-3.46737003326416</text:p>
          </table:table-cell>
          <table:table-cell office:value-type="float" office:value="-0.0212089959532023" calcext:value-type="float">
            <text:p>-0.0212089959532023</text:p>
          </table:table-cell>
          <table:table-cell office:value-type="float" office:value="-0.505559623241425" calcext:value-type="float">
            <text:p>-0.505559623241425</text:p>
          </table:table-cell>
          <table:table-cell office:value-type="float" office:value="1.88897919654846" calcext:value-type="float">
            <text:p>1.88897919654846</text:p>
          </table:table-cell>
          <table:table-cell office:value-type="float" office:value="-0.0138759262899041" calcext:value-type="float">
            <text:p>-0.0138759262899041</text:p>
          </table:table-cell>
          <table:table-cell office:value-type="float" office:value="-0.498159455345577" calcext:value-type="float">
            <text:p>-0.498159455345577</text:p>
          </table:table-cell>
          <table:table-cell office:value-type="float" office:value="-4.37543248649825" calcext:value-type="float">
            <text:p>-4.37543248649825</text:p>
          </table:table-cell>
          <table:table-cell office:value-type="float" office:value="-0.0343452539619553" calcext:value-type="float">
            <text:p>-0.0343452539619553</text:p>
          </table:table-cell>
          <table:table-cell office:value-type="float" office:value="-0.490583715016908" calcext:value-type="float">
            <text:p>-0.490583715016908</text:p>
          </table:table-cell>
          <table:table-cell office:value-type="float" office:value="-4.46561902259826" calcext:value-type="float">
            <text:p>-4.46561902259826</text:p>
          </table:table-cell>
          <table:table-cell/>
          <table:table-cell table:formula="of:=[.D277]-[.G277]" office:value-type="float" office:value="-0.00733306966329816" calcext:value-type="float">
            <text:p/>
          </table:table-cell>
          <table:table-cell table:formula="of:=[.E277]-[.H277]" office:value-type="float" office:value="-0.00740016789584724" calcext:value-type="float">
            <text:p/>
          </table:table-cell>
          <table:table-cell table:formula="of:=IF([.F277]-[.I277]&gt;= PI(); [.F277]-[.I277] - 2*PI(); [.F277]-[.I277])" office:value-type="float" office:value="-0.0187736241328738" calcext:value-type="float">
            <text:p/>
          </table:table-cell>
          <table:table-cell table:formula="of:=[.G277]-[.J277]" office:value-type="float" office:value="0.0204693276720512" calcext:value-type="float">
            <text:p/>
          </table:table-cell>
          <table:table-cell table:formula="of:=[.H277]-[.K277]" office:value-type="float" office:value="-0.0075757403286692" calcext:value-type="float">
            <text:p/>
          </table:table-cell>
          <table:table-cell table:formula="of:=[.I277]-[.L277]" office:value-type="float" office:value="0.0901865361000063" calcext:value-type="float">
            <text:p/>
          </table:table-cell>
          <table:table-cell/>
          <table:table-cell table:formula="of:=SQRT([.N277]^2+[.O277]^2)" office:value-type="float" office:value="0.0104180802249509" calcext:value-type="float">
            <text:p/>
          </table:table-cell>
          <table:table-cell table:formula="of:=SQRT([.Q277]^2+[.R277]^2)" office:value-type="float" office:value="0.0218262506370936" calcext:value-type="float">
            <text:p/>
          </table:table-cell>
          <table:table-cell table:number-columns-repeated="1002"/>
        </table:table-row>
        <table:table-row table:style-name="ro1">
          <table:table-cell table:formula="of:=[.A277]+1" office:value-type="float" office:value="274" calcext:value-type="float">
            <text:p/>
          </table:table-cell>
          <table:table-cell office:value-type="float" office:value="0.486099302768707" calcext:value-type="float">
            <text:p>0.486099302768707</text:p>
          </table:table-cell>
          <table:table-cell office:value-type="float" office:value="-2.58212780952454" calcext:value-type="float">
            <text:p>-2.58212780952454</text:p>
          </table:table-cell>
          <table:table-cell office:value-type="float" office:value="-0.0316147953271866" calcext:value-type="float">
            <text:p>-0.0316147953271866</text:p>
          </table:table-cell>
          <table:table-cell office:value-type="float" office:value="-0.490578293800354" calcext:value-type="float">
            <text:p>-0.490578293800354</text:p>
          </table:table-cell>
          <table:table-cell office:value-type="float" office:value="1.77078461647034" calcext:value-type="float">
            <text:p>1.77078461647034</text:p>
          </table:table-cell>
          <table:table-cell office:value-type="float" office:value="-0.0287365556716092" calcext:value-type="float">
            <text:p>-0.0287365556716092</text:p>
          </table:table-cell>
          <table:table-cell office:value-type="float" office:value="-0.487228809723551" calcext:value-type="float">
            <text:p>-0.487228809723551</text:p>
          </table:table-cell>
          <table:table-cell office:value-type="float" office:value="-4.49090918355326" calcext:value-type="float">
            <text:p>-4.49090918355326</text:p>
          </table:table-cell>
          <table:table-cell office:value-type="float" office:value="-0.0390948922571507" calcext:value-type="float">
            <text:p>-0.0390948922571507</text:p>
          </table:table-cell>
          <table:table-cell office:value-type="float" office:value="-0.471728769047525" calcext:value-type="float">
            <text:p>-0.471728769047525</text:p>
          </table:table-cell>
          <table:table-cell office:value-type="float" office:value="-4.56890413497924" calcext:value-type="float">
            <text:p>-4.56890413497924</text:p>
          </table:table-cell>
          <table:table-cell/>
          <table:table-cell table:formula="of:=[.D278]-[.G278]" office:value-type="float" office:value="-0.0028782396555774" calcext:value-type="float">
            <text:p/>
          </table:table-cell>
          <table:table-cell table:formula="of:=[.E278]-[.H278]" office:value-type="float" office:value="-0.00334948407680297" calcext:value-type="float">
            <text:p/>
          </table:table-cell>
          <table:table-cell table:formula="of:=IF([.F278]-[.I278]&gt;= PI(); [.F278]-[.I278] - 2*PI(); [.F278]-[.I278])" office:value-type="float" office:value="-0.021491507155992" calcext:value-type="float">
            <text:p/>
          </table:table-cell>
          <table:table-cell table:formula="of:=[.G278]-[.J278]" office:value-type="float" office:value="0.0103583365855415" calcext:value-type="float">
            <text:p/>
          </table:table-cell>
          <table:table-cell table:formula="of:=[.H278]-[.K278]" office:value-type="float" office:value="-0.0155000406760264" calcext:value-type="float">
            <text:p/>
          </table:table-cell>
          <table:table-cell table:formula="of:=[.I278]-[.L278]" office:value-type="float" office:value="0.077994951425981" calcext:value-type="float">
            <text:p/>
          </table:table-cell>
          <table:table-cell/>
          <table:table-cell table:formula="of:=SQRT([.N278]^2+[.O278]^2)" office:value-type="float" office:value="0.00441625487213939" calcext:value-type="float">
            <text:p/>
          </table:table-cell>
          <table:table-cell table:formula="of:=SQRT([.Q278]^2+[.R278]^2)" office:value-type="float" office:value="0.0186425963260979" calcext:value-type="float">
            <text:p/>
          </table:table-cell>
          <table:table-cell table:number-columns-repeated="1002"/>
        </table:table-row>
        <table:table-row table:style-name="ro1">
          <table:table-cell table:formula="of:=[.A278]+1" office:value-type="float" office:value="275" calcext:value-type="float">
            <text:p/>
          </table:table-cell>
          <table:table-cell office:value-type="float" office:value="0.526655256748199" calcext:value-type="float">
            <text:p>0.526655256748199</text:p>
          </table:table-cell>
          <table:table-cell office:value-type="float" office:value="-1.86422634124756" calcext:value-type="float">
            <text:p>-1.86422634124756</text:p>
          </table:table-cell>
          <table:table-cell office:value-type="float" office:value="-0.0395310074090958" calcext:value-type="float">
            <text:p>-0.0395310074090958</text:p>
          </table:table-cell>
          <table:table-cell office:value-type="float" office:value="-0.471741735935211" calcext:value-type="float">
            <text:p>-0.471741735935211</text:p>
          </table:table-cell>
          <table:table-cell office:value-type="float" office:value="1.68442893028259" calcext:value-type="float">
            <text:p>1.68442893028259</text:p>
          </table:table-cell>
          <table:table-cell office:value-type="float" office:value="-0.0333642440991604" calcext:value-type="float">
            <text:p>-0.0333642440991604</text:p>
          </table:table-cell>
          <table:table-cell office:value-type="float" office:value="-0.477665588675838" calcext:value-type="float">
            <text:p>-0.477665588675838</text:p>
          </table:table-cell>
          <table:table-cell office:value-type="float" office:value="-4.57229560715285" calcext:value-type="float">
            <text:p>-4.57229560715285</text:p>
          </table:table-cell>
          <table:table-cell office:value-type="float" office:value="-0.042107213073139" calcext:value-type="float">
            <text:p>-0.042107213073139</text:p>
          </table:table-cell>
          <table:table-cell office:value-type="float" office:value="-0.450879041508816" calcext:value-type="float">
            <text:p>-0.450879041508816</text:p>
          </table:table-cell>
          <table:table-cell office:value-type="float" office:value="-4.64347318862914" calcext:value-type="float">
            <text:p>-4.64347318862914</text:p>
          </table:table-cell>
          <table:table-cell/>
          <table:table-cell table:formula="of:=[.D279]-[.G279]" office:value-type="float" office:value="-0.00616676330993536" calcext:value-type="float">
            <text:p/>
          </table:table-cell>
          <table:table-cell table:formula="of:=[.E279]-[.H279]" office:value-type="float" office:value="0.00592385274062712" calcext:value-type="float">
            <text:p/>
          </table:table-cell>
          <table:table-cell table:formula="of:=IF([.F279]-[.I279]&gt;= PI(); [.F279]-[.I279] - 2*PI(); [.F279]-[.I279])" office:value-type="float" office:value="-0.0264607697441486" calcext:value-type="float">
            <text:p/>
          </table:table-cell>
          <table:table-cell table:formula="of:=[.G279]-[.J279]" office:value-type="float" office:value="0.00874296897397862" calcext:value-type="float">
            <text:p/>
          </table:table-cell>
          <table:table-cell table:formula="of:=[.H279]-[.K279]" office:value-type="float" office:value="-0.0267865471670222" calcext:value-type="float">
            <text:p/>
          </table:table-cell>
          <table:table-cell table:formula="of:=[.I279]-[.L279]" office:value-type="float" office:value="0.0711775814762961" calcext:value-type="float">
            <text:p/>
          </table:table-cell>
          <table:table-cell/>
          <table:table-cell table:formula="of:=SQRT([.N279]^2+[.O279]^2)" office:value-type="float" office:value="0.00855108186216226" calcext:value-type="float">
            <text:p/>
          </table:table-cell>
          <table:table-cell table:formula="of:=SQRT([.Q279]^2+[.R279]^2)" office:value-type="float" office:value="0.0281772712591383" calcext:value-type="float">
            <text:p/>
          </table:table-cell>
          <table:table-cell table:number-columns-repeated="1002"/>
        </table:table-row>
        <table:table-row table:style-name="ro1">
          <table:table-cell table:formula="of:=[.A279]+1" office:value-type="float" office:value="276" calcext:value-type="float">
            <text:p/>
          </table:table-cell>
          <table:table-cell office:value-type="float" office:value="0.543676555156708" calcext:value-type="float">
            <text:p>0.543676555156708</text:p>
          </table:table-cell>
          <table:table-cell office:value-type="float" office:value="-1.34105777740479" calcext:value-type="float">
            <text:p>-1.34105777740479</text:p>
          </table:table-cell>
          <table:table-cell office:value-type="float" office:value="-0.0444180369377136" calcext:value-type="float">
            <text:p>-0.0444180369377136</text:p>
          </table:table-cell>
          <table:table-cell office:value-type="float" office:value="-0.450822979211807" calcext:value-type="float">
            <text:p>-0.450822979211807</text:p>
          </table:table-cell>
          <table:table-cell office:value-type="float" office:value="1.62151944637299" calcext:value-type="float">
            <text:p>1.62151944637299</text:p>
          </table:table-cell>
          <table:table-cell office:value-type="float" office:value="-0.0354013074458333" calcext:value-type="float">
            <text:p>-0.0354013074458333</text:p>
          </table:table-cell>
          <table:table-cell office:value-type="float" office:value="-0.461127187070631" calcext:value-type="float">
            <text:p>-0.461127187070631</text:p>
          </table:table-cell>
          <table:table-cell office:value-type="float" office:value="-4.64458553180969" calcext:value-type="float">
            <text:p>-4.64458553180969</text:p>
          </table:table-cell>
          <table:table-cell office:value-type="float" office:value="-0.0436047430348986" calcext:value-type="float">
            <text:p>-0.0436047430348986</text:p>
          </table:table-cell>
          <table:table-cell office:value-type="float" office:value="-0.429183601466795" calcext:value-type="float">
            <text:p>-0.429183601466795</text:p>
          </table:table-cell>
          <table:table-cell office:value-type="float" office:value="-4.69711549972533" calcext:value-type="float">
            <text:p>-4.69711549972533</text:p>
          </table:table-cell>
          <table:table-cell/>
          <table:table-cell table:formula="of:=[.D280]-[.G280]" office:value-type="float" office:value="-0.00901672949188035" calcext:value-type="float">
            <text:p/>
          </table:table-cell>
          <table:table-cell table:formula="of:=[.E280]-[.H280]" office:value-type="float" office:value="0.0103042078588239" calcext:value-type="float">
            <text:p/>
          </table:table-cell>
          <table:table-cell table:formula="of:=IF([.F280]-[.I280]&gt;= PI(); [.F280]-[.I280] - 2*PI(); [.F280]-[.I280])" office:value-type="float" office:value="-0.017080328996907" calcext:value-type="float">
            <text:p/>
          </table:table-cell>
          <table:table-cell table:formula="of:=[.G280]-[.J280]" office:value-type="float" office:value="0.00820343558906529" calcext:value-type="float">
            <text:p/>
          </table:table-cell>
          <table:table-cell table:formula="of:=[.H280]-[.K280]" office:value-type="float" office:value="-0.0319435856038363" calcext:value-type="float">
            <text:p/>
          </table:table-cell>
          <table:table-cell table:formula="of:=[.I280]-[.L280]" office:value-type="float" office:value="0.052529967915639" calcext:value-type="float">
            <text:p/>
          </table:table-cell>
          <table:table-cell/>
          <table:table-cell table:formula="of:=SQRT([.N280]^2+[.O280]^2)" office:value-type="float" office:value="0.0136922646164757" calcext:value-type="float">
            <text:p/>
          </table:table-cell>
          <table:table-cell table:formula="of:=SQRT([.Q280]^2+[.R280]^2)" office:value-type="float" office:value="0.0329801306348771" calcext:value-type="float">
            <text:p/>
          </table:table-cell>
          <table:table-cell table:number-columns-repeated="1002"/>
        </table:table-row>
        <table:table-row table:style-name="ro1">
          <table:table-cell table:formula="of:=[.A280]+1" office:value-type="float" office:value="277" calcext:value-type="float">
            <text:p/>
          </table:table-cell>
          <table:table-cell office:value-type="float" office:value="0.5452920794487" calcext:value-type="float">
            <text:p>0.5452920794487</text:p>
          </table:table-cell>
          <table:table-cell office:value-type="float" office:value="-0.957295417785645" calcext:value-type="float">
            <text:p>-0.957295417785645</text:p>
          </table:table-cell>
          <table:table-cell office:value-type="float" office:value="-0.0476329065859318" calcext:value-type="float">
            <text:p>-0.0476329065859318</text:p>
          </table:table-cell>
          <table:table-cell office:value-type="float" office:value="-0.42925438284874" calcext:value-type="float">
            <text:p>-0.42925438284874</text:p>
          </table:table-cell>
          <table:table-cell office:value-type="float" office:value="1.5770058631897" calcext:value-type="float">
            <text:p>1.5770058631897</text:p>
          </table:table-cell>
          <table:table-cell office:value-type="float" office:value="-0.0458670938572715" calcext:value-type="float">
            <text:p>-0.0458670938572715</text:p>
          </table:table-cell>
          <table:table-cell office:value-type="float" office:value="-0.43936562219634" calcext:value-type="float">
            <text:p>-0.43936562219634</text:p>
          </table:table-cell>
          <table:table-cell office:value-type="float" office:value="-4.69018993256963" calcext:value-type="float">
            <text:p>-4.69018993256963</text:p>
          </table:table-cell>
          <table:table-cell office:value-type="float" office:value="-0.0439378704037641" calcext:value-type="float">
            <text:p>-0.0439378704037641</text:p>
          </table:table-cell>
          <table:table-cell office:value-type="float" office:value="-0.407374462345516" calcext:value-type="float">
            <text:p>-0.407374462345516</text:p>
          </table:table-cell>
          <table:table-cell office:value-type="float" office:value="-4.73540731643676" calcext:value-type="float">
            <text:p>-4.73540731643676</text:p>
          </table:table-cell>
          <table:table-cell/>
          <table:table-cell table:formula="of:=[.D281]-[.G281]" office:value-type="float" office:value="-0.00176581272866027" calcext:value-type="float">
            <text:p/>
          </table:table-cell>
          <table:table-cell table:formula="of:=[.E281]-[.H281]" office:value-type="float" office:value="0.0101112393476005" calcext:value-type="float">
            <text:p/>
          </table:table-cell>
          <table:table-cell table:formula="of:=IF([.F281]-[.I281]&gt;= PI(); [.F281]-[.I281] - 2*PI(); [.F281]-[.I281])" office:value-type="float" office:value="-0.0159895114202575" calcext:value-type="float">
            <text:p/>
          </table:table-cell>
          <table:table-cell table:formula="of:=[.G281]-[.J281]" office:value-type="float" office:value="-0.00192922345350736" calcext:value-type="float">
            <text:p/>
          </table:table-cell>
          <table:table-cell table:formula="of:=[.H281]-[.K281]" office:value-type="float" office:value="-0.031991159850824" calcext:value-type="float">
            <text:p/>
          </table:table-cell>
          <table:table-cell table:formula="of:=[.I281]-[.L281]" office:value-type="float" office:value="0.0452173838671266" calcext:value-type="float">
            <text:p/>
          </table:table-cell>
          <table:table-cell/>
          <table:table-cell table:formula="of:=SQRT([.N281]^2+[.O281]^2)" office:value-type="float" office:value="0.0102642708331943" calcext:value-type="float">
            <text:p/>
          </table:table-cell>
          <table:table-cell table:formula="of:=SQRT([.Q281]^2+[.R281]^2)" office:value-type="float" office:value="0.0320492778660384" calcext:value-type="float">
            <text:p/>
          </table:table-cell>
          <table:table-cell table:number-columns-repeated="1002"/>
        </table:table-row>
        <table:table-row table:style-name="ro1">
          <table:table-cell table:formula="of:=[.A281]+1" office:value-type="float" office:value="278" calcext:value-type="float">
            <text:p/>
          </table:table-cell>
          <table:table-cell office:value-type="float" office:value="0.547095894813538" calcext:value-type="float">
            <text:p>0.547095894813538</text:p>
          </table:table-cell>
          <table:table-cell office:value-type="float" office:value="-0.658181369304657" calcext:value-type="float">
            <text:p>-0.658181369304657</text:p>
          </table:table-cell>
          <table:table-cell office:value-type="float" office:value="-0.0492301881313324" calcext:value-type="float">
            <text:p>-0.0492301881313324</text:p>
          </table:table-cell>
          <table:table-cell office:value-type="float" office:value="-0.407527834177017" calcext:value-type="float">
            <text:p>-0.407527834177017</text:p>
          </table:table-cell>
          <table:table-cell office:value-type="float" office:value="1.54440867900848" calcext:value-type="float">
            <text:p>1.54440867900848</text:p>
          </table:table-cell>
          <table:table-cell office:value-type="float" office:value="-0.0473512559403038" calcext:value-type="float">
            <text:p>-0.0473512559403038</text:p>
          </table:table-cell>
          <table:table-cell office:value-type="float" office:value="-0.416487578173733" calcext:value-type="float">
            <text:p>-0.416487578173733</text:p>
          </table:table-cell>
          <table:table-cell office:value-type="float" office:value="-4.72381431488993" calcext:value-type="float">
            <text:p>-4.72381431488993</text:p>
          </table:table-cell>
          <table:table-cell office:value-type="float" office:value="-0.0434341853991951" calcext:value-type="float">
            <text:p>-0.0434341853991951</text:p>
          </table:table-cell>
          <table:table-cell office:value-type="float" office:value="-0.385496423804296" calcext:value-type="float">
            <text:p>-0.385496423804296</text:p>
          </table:table-cell>
          <table:table-cell office:value-type="float" office:value="-4.76173457120895" calcext:value-type="float">
            <text:p>-4.76173457120895</text:p>
          </table:table-cell>
          <table:table-cell/>
          <table:table-cell table:formula="of:=[.D282]-[.G282]" office:value-type="float" office:value="-0.00187893219102858" calcext:value-type="float">
            <text:p/>
          </table:table-cell>
          <table:table-cell table:formula="of:=[.E282]-[.H282]" office:value-type="float" office:value="0.00895974399671568" calcext:value-type="float">
            <text:p/>
          </table:table-cell>
          <table:table-cell table:formula="of:=IF([.F282]-[.I282]&gt;= PI(); [.F282]-[.I282] - 2*PI(); [.F282]-[.I282])" office:value-type="float" office:value="-0.0149623132811758" calcext:value-type="float">
            <text:p/>
          </table:table-cell>
          <table:table-cell table:formula="of:=[.G282]-[.J282]" office:value-type="float" office:value="-0.00391707054110869" calcext:value-type="float">
            <text:p/>
          </table:table-cell>
          <table:table-cell table:formula="of:=[.H282]-[.K282]" office:value-type="float" office:value="-0.0309911543694364" calcext:value-type="float">
            <text:p/>
          </table:table-cell>
          <table:table-cell table:formula="of:=[.I282]-[.L282]" office:value-type="float" office:value="0.0379202563190182" calcext:value-type="float">
            <text:p/>
          </table:table-cell>
          <table:table-cell/>
          <table:table-cell table:formula="of:=SQRT([.N282]^2+[.O282]^2)" office:value-type="float" office:value="0.0091546380958051" calcext:value-type="float">
            <text:p/>
          </table:table-cell>
          <table:table-cell table:formula="of:=SQRT([.Q282]^2+[.R282]^2)" office:value-type="float" office:value="0.0312377190392362" calcext:value-type="float">
            <text:p/>
          </table:table-cell>
          <table:table-cell table:number-columns-repeated="1002"/>
        </table:table-row>
        <table:table-row table:style-name="ro1">
          <table:table-cell table:formula="of:=[.A282]+1" office:value-type="float" office:value="279" calcext:value-type="float">
            <text:p/>
          </table:table-cell>
          <table:table-cell office:value-type="float" office:value="0.545945048332214" calcext:value-type="float">
            <text:p>0.545945048332214</text:p>
          </table:table-cell>
          <table:table-cell office:value-type="float" office:value="-0.465813428163528" calcext:value-type="float">
            <text:p>-0.465813428163528</text:p>
          </table:table-cell>
          <table:table-cell office:value-type="float" office:value="-0.0501044727861881" calcext:value-type="float">
            <text:p>-0.0501044727861881</text:p>
          </table:table-cell>
          <table:table-cell office:value-type="float" office:value="-0.385738909244537" calcext:value-type="float">
            <text:p>-0.385738909244537</text:p>
          </table:table-cell>
          <table:table-cell office:value-type="float" office:value="1.52181339263916" calcext:value-type="float">
            <text:p>1.52181339263916</text:p>
          </table:table-cell>
          <table:table-cell office:value-type="float" office:value="-0.0490985605068865" calcext:value-type="float">
            <text:p>-0.0490985605068865</text:p>
          </table:table-cell>
          <table:table-cell office:value-type="float" office:value="-0.395650801720233" calcext:value-type="float">
            <text:p>-0.395650801720233</text:p>
          </table:table-cell>
          <table:table-cell office:value-type="float" office:value="-4.75027005607428" calcext:value-type="float">
            <text:p>-4.75027005607428</text:p>
          </table:table-cell>
          <table:table-cell office:value-type="float" office:value="-0.0423570234306694" calcext:value-type="float">
            <text:p>-0.0423570234306694</text:p>
          </table:table-cell>
          <table:table-cell office:value-type="float" office:value="-0.363685203862003" calcext:value-type="float">
            <text:p>-0.363685203862003</text:p>
          </table:table-cell>
          <table:table-cell office:value-type="float" office:value="-4.78036710833549" calcext:value-type="float">
            <text:p>-4.78036710833549</text:p>
          </table:table-cell>
          <table:table-cell/>
          <table:table-cell table:formula="of:=[.D283]-[.G283]" office:value-type="float" office:value="-0.0010059122793016" calcext:value-type="float">
            <text:p/>
          </table:table-cell>
          <table:table-cell table:formula="of:=[.E283]-[.H283]" office:value-type="float" office:value="0.00991189247569557" calcext:value-type="float">
            <text:p/>
          </table:table-cell>
          <table:table-cell table:formula="of:=IF([.F283]-[.I283]&gt;= PI(); [.F283]-[.I283] - 2*PI(); [.F283]-[.I283])" office:value-type="float" office:value="-0.0111018584661506" calcext:value-type="float">
            <text:p/>
          </table:table-cell>
          <table:table-cell table:formula="of:=[.G283]-[.J283]" office:value-type="float" office:value="-0.00674153707621716" calcext:value-type="float">
            <text:p/>
          </table:table-cell>
          <table:table-cell table:formula="of:=[.H283]-[.K283]" office:value-type="float" office:value="-0.0319655978582301" calcext:value-type="float">
            <text:p/>
          </table:table-cell>
          <table:table-cell table:formula="of:=[.I283]-[.L283]" office:value-type="float" office:value="0.0300970522612101" calcext:value-type="float">
            <text:p/>
          </table:table-cell>
          <table:table-cell/>
          <table:table-cell table:formula="of:=SQRT([.N283]^2+[.O283]^2)" office:value-type="float" office:value="0.00996280442262118" calcext:value-type="float">
            <text:p/>
          </table:table-cell>
          <table:table-cell table:formula="of:=SQRT([.Q283]^2+[.R283]^2)" office:value-type="float" office:value="0.0326687582957187" calcext:value-type="float">
            <text:p/>
          </table:table-cell>
          <table:table-cell table:number-columns-repeated="1002"/>
        </table:table-row>
        <table:table-row table:style-name="ro1">
          <table:table-cell table:formula="of:=[.A283]+1" office:value-type="float" office:value="280" calcext:value-type="float">
            <text:p/>
          </table:table-cell>
          <table:table-cell office:value-type="float" office:value="0.546037495136261" calcext:value-type="float">
            <text:p>0.546037495136261</text:p>
          </table:table-cell>
          <table:table-cell office:value-type="float" office:value="-0.364887416362762" calcext:value-type="float">
            <text:p>-0.364887416362762</text:p>
          </table:table-cell>
          <table:table-cell office:value-type="float" office:value="-0.0498695448040962" calcext:value-type="float">
            <text:p>-0.0498695448040962</text:p>
          </table:table-cell>
          <table:table-cell office:value-type="float" office:value="-0.363912969827652" calcext:value-type="float">
            <text:p>-0.363912969827652</text:p>
          </table:table-cell>
          <table:table-cell office:value-type="float" office:value="1.505326628685" calcext:value-type="float">
            <text:p>1.505326628685</text:p>
          </table:table-cell>
          <table:table-cell office:value-type="float" office:value="-0.04827137886366" calcext:value-type="float">
            <text:p>-0.04827137886366</text:p>
          </table:table-cell>
          <table:table-cell office:value-type="float" office:value="-0.372825370892915" calcext:value-type="float">
            <text:p>-0.372825370892915</text:p>
          </table:table-cell>
          <table:table-cell office:value-type="float" office:value="-4.76756213612028" calcext:value-type="float">
            <text:p>-4.76756213612028</text:p>
          </table:table-cell>
          <table:table-cell office:value-type="float" office:value="-0.0408734224050257" calcext:value-type="float">
            <text:p>-0.0408734224050257</text:p>
          </table:table-cell>
          <table:table-cell office:value-type="float" office:value="-0.341894149694106" calcext:value-type="float">
            <text:p>-0.341894149694106</text:p>
          </table:table-cell>
          <table:table-cell office:value-type="float" office:value="-4.79496260499" calcext:value-type="float">
            <text:p>-4.79496260499</text:p>
          </table:table-cell>
          <table:table-cell/>
          <table:table-cell table:formula="of:=[.D284]-[.G284]" office:value-type="float" office:value="-0.00159816594043619" calcext:value-type="float">
            <text:p/>
          </table:table-cell>
          <table:table-cell table:formula="of:=[.E284]-[.H284]" office:value-type="float" office:value="0.00891240106526286" calcext:value-type="float">
            <text:p/>
          </table:table-cell>
          <table:table-cell table:formula="of:=IF([.F284]-[.I284]&gt;= PI(); [.F284]-[.I284] - 2*PI(); [.F284]-[.I284])" office:value-type="float" office:value="-0.0102965423743111" calcext:value-type="float">
            <text:p/>
          </table:table-cell>
          <table:table-cell table:formula="of:=[.G284]-[.J284]" office:value-type="float" office:value="-0.00739795645863437" calcext:value-type="float">
            <text:p/>
          </table:table-cell>
          <table:table-cell table:formula="of:=[.H284]-[.K284]" office:value-type="float" office:value="-0.0309312211988085" calcext:value-type="float">
            <text:p/>
          </table:table-cell>
          <table:table-cell table:formula="of:=[.I284]-[.L284]" office:value-type="float" office:value="0.0274004688697183" calcext:value-type="float">
            <text:p/>
          </table:table-cell>
          <table:table-cell/>
          <table:table-cell table:formula="of:=SQRT([.N284]^2+[.O284]^2)" office:value-type="float" office:value="0.00905455836147015" calcext:value-type="float">
            <text:p/>
          </table:table-cell>
          <table:table-cell table:formula="of:=SQRT([.Q284]^2+[.R284]^2)" office:value-type="float" office:value="0.0318036193634226" calcext:value-type="float">
            <text:p/>
          </table:table-cell>
          <table:table-cell table:number-columns-repeated="1002"/>
        </table:table-row>
        <table:table-row table:style-name="ro1">
          <table:table-cell table:formula="of:=[.A284]+1" office:value-type="float" office:value="281" calcext:value-type="float">
            <text:p/>
          </table:table-cell>
          <table:table-cell office:value-type="float" office:value="0.541227757930756" calcext:value-type="float">
            <text:p>0.541227757930756</text:p>
          </table:table-cell>
          <table:table-cell office:value-type="float" office:value="-0.248253747820854" calcext:value-type="float">
            <text:p>-0.248253747820854</text:p>
          </table:table-cell>
          <table:table-cell office:value-type="float" office:value="-0.0489072427153587" calcext:value-type="float">
            <text:p>-0.0489072427153587</text:p>
          </table:table-cell>
          <table:table-cell office:value-type="float" office:value="-0.342207551002502" calcext:value-type="float">
            <text:p>-0.342207551002502</text:p>
          </table:table-cell>
          <table:table-cell office:value-type="float" office:value="1.4936056137085" calcext:value-type="float">
            <text:p>1.4936056137085</text:p>
          </table:table-cell>
          <table:table-cell office:value-type="float" office:value="-0.0590715384705443" calcext:value-type="float">
            <text:p>-0.0590715384705443</text:p>
          </table:table-cell>
          <table:table-cell office:value-type="float" office:value="-0.346217191180328" calcext:value-type="float">
            <text:p>-0.346217191180328</text:p>
          </table:table-cell>
          <table:table-cell office:value-type="float" office:value="-4.78849953793251" calcext:value-type="float">
            <text:p>-4.78849953793251</text:p>
          </table:table-cell>
          <table:table-cell office:value-type="float" office:value="-0.039087807685584" calcext:value-type="float">
            <text:p>-0.039087807685584</text:p>
          </table:table-cell>
          <table:table-cell office:value-type="float" office:value="-0.320318803634279" calcext:value-type="float">
            <text:p>-0.320318803634279</text:p>
          </table:table-cell>
          <table:table-cell office:value-type="float" office:value="-4.80489275490283" calcext:value-type="float">
            <text:p>-4.80489275490283</text:p>
          </table:table-cell>
          <table:table-cell/>
          <table:table-cell table:formula="of:=[.D285]-[.G285]" office:value-type="float" office:value="0.0101642957551856" calcext:value-type="float">
            <text:p/>
          </table:table-cell>
          <table:table-cell table:formula="of:=[.E285]-[.H285]" office:value-type="float" office:value="0.00400964017782607" calcext:value-type="float">
            <text:p/>
          </table:table-cell>
          <table:table-cell table:formula="of:=IF([.F285]-[.I285]&gt;= PI(); [.F285]-[.I285] - 2*PI(); [.F285]-[.I285])" office:value-type="float" office:value="-0.0010801555385811" calcext:value-type="float">
            <text:p/>
          </table:table-cell>
          <table:table-cell table:formula="of:=[.G285]-[.J285]" office:value-type="float" office:value="-0.0199837307849604" calcext:value-type="float">
            <text:p/>
          </table:table-cell>
          <table:table-cell table:formula="of:=[.H285]-[.K285]" office:value-type="float" office:value="-0.0258983875460497" calcext:value-type="float">
            <text:p/>
          </table:table-cell>
          <table:table-cell table:formula="of:=[.I285]-[.L285]" office:value-type="float" office:value="0.0163932169703207" calcext:value-type="float">
            <text:p/>
          </table:table-cell>
          <table:table-cell/>
          <table:table-cell table:formula="of:=SQRT([.N285]^2+[.O285]^2)" office:value-type="float" office:value="0.0109265787213803" calcext:value-type="float">
            <text:p/>
          </table:table-cell>
          <table:table-cell table:formula="of:=SQRT([.Q285]^2+[.R285]^2)" office:value-type="float" office:value="0.0327120157368994" calcext:value-type="float">
            <text:p/>
          </table:table-cell>
          <table:table-cell table:number-columns-repeated="1002"/>
        </table:table-row>
        <table:table-row table:style-name="ro1">
          <table:table-cell table:formula="of:=[.A285]+1" office:value-type="float" office:value="282" calcext:value-type="float">
            <text:p/>
          </table:table-cell>
          <table:table-cell office:value-type="float" office:value="0.540276765823364" calcext:value-type="float">
            <text:p>0.540276765823364</text:p>
          </table:table-cell>
          <table:table-cell office:value-type="float" office:value="-0.126544803380966" calcext:value-type="float">
            <text:p>-0.126544803380966</text:p>
          </table:table-cell>
          <table:table-cell office:value-type="float" office:value="-0.0477264635264874" calcext:value-type="float">
            <text:p>-0.0477264635264874</text:p>
          </table:table-cell>
          <table:table-cell office:value-type="float" office:value="-0.32062640786171" calcext:value-type="float">
            <text:p>-0.32062640786171</text:p>
          </table:table-cell>
          <table:table-cell office:value-type="float" office:value="1.48618590831757" calcext:value-type="float">
            <text:p>1.48618590831757</text:p>
          </table:table-cell>
          <table:table-cell office:value-type="float" office:value="-0.059427495731107" calcext:value-type="float">
            <text:p>-0.059427495731107</text:p>
          </table:table-cell>
          <table:table-cell office:value-type="float" office:value="-0.326667885146781" calcext:value-type="float">
            <text:p>-0.326667885146781</text:p>
          </table:table-cell>
          <table:table-cell office:value-type="float" office:value="-4.80192428902037" calcext:value-type="float">
            <text:p>-4.80192428902037</text:p>
          </table:table-cell>
          <table:table-cell office:value-type="float" office:value="-0.0370915519016489" calcext:value-type="float">
            <text:p>-0.0370915519016489</text:p>
          </table:table-cell>
          <table:table-cell office:value-type="float" office:value="-0.298800129494202" calcext:value-type="float">
            <text:p>-0.298800129494202</text:p>
          </table:table-cell>
          <table:table-cell office:value-type="float" office:value="-4.80995454703807" calcext:value-type="float">
            <text:p>-4.80995454703807</text:p>
          </table:table-cell>
          <table:table-cell/>
          <table:table-cell table:formula="of:=[.D286]-[.G286]" office:value-type="float" office:value="0.0117010322046196" calcext:value-type="float">
            <text:p/>
          </table:table-cell>
          <table:table-cell table:formula="of:=[.E286]-[.H286]" office:value-type="float" office:value="0.00604147728507154" calcext:value-type="float">
            <text:p/>
          </table:table-cell>
          <table:table-cell table:formula="of:=IF([.F286]-[.I286]&gt;= PI(); [.F286]-[.I286] - 2*PI(); [.F286]-[.I286])" office:value-type="float" office:value="0.00492489015834963" calcext:value-type="float">
            <text:p/>
          </table:table-cell>
          <table:table-cell table:formula="of:=[.G286]-[.J286]" office:value-type="float" office:value="-0.0223359438294581" calcext:value-type="float">
            <text:p/>
          </table:table-cell>
          <table:table-cell table:formula="of:=[.H286]-[.K286]" office:value-type="float" office:value="-0.0278677556525788" calcext:value-type="float">
            <text:p/>
          </table:table-cell>
          <table:table-cell table:formula="of:=[.I286]-[.L286]" office:value-type="float" office:value="0.00803025801769852" calcext:value-type="float">
            <text:p/>
          </table:table-cell>
          <table:table-cell/>
          <table:table-cell table:formula="of:=SQRT([.N286]^2+[.O286]^2)" office:value-type="float" office:value="0.013168659857388" calcext:value-type="float">
            <text:p/>
          </table:table-cell>
          <table:table-cell table:formula="of:=SQRT([.Q286]^2+[.R286]^2)" office:value-type="float" office:value="0.0357142295432023" calcext:value-type="float">
            <text:p/>
          </table:table-cell>
          <table:table-cell table:number-columns-repeated="1002"/>
        </table:table-row>
        <table:table-row table:style-name="ro1">
          <table:table-cell table:formula="of:=[.A286]+1" office:value-type="float" office:value="283" calcext:value-type="float">
            <text:p/>
          </table:table-cell>
          <table:table-cell office:value-type="float" office:value="0.540527403354645" calcext:value-type="float">
            <text:p>0.540527403354645</text:p>
          </table:table-cell>
          <table:table-cell office:value-type="float" office:value="-0.0996259972453117" calcext:value-type="float">
            <text:p>-0.0996259972453117</text:p>
          </table:table-cell>
          <table:table-cell office:value-type="float" office:value="-0.0466744899749756" calcext:value-type="float">
            <text:p>-0.0466744899749756</text:p>
          </table:table-cell>
          <table:table-cell office:value-type="float" office:value="-0.299012720584869" calcext:value-type="float">
            <text:p>-0.299012720584869</text:p>
          </table:table-cell>
          <table:table-cell office:value-type="float" office:value="1.4820419549942" calcext:value-type="float">
            <text:p>1.4820419549942</text:p>
          </table:table-cell>
          <table:table-cell office:value-type="float" office:value="-0.0574942296611649" calcext:value-type="float">
            <text:p>-0.0574942296611649</text:p>
          </table:table-cell>
          <table:table-cell office:value-type="float" office:value="-0.306132994825017" calcext:value-type="float">
            <text:p>-0.306132994825017</text:p>
          </table:table-cell>
          <table:table-cell office:value-type="float" office:value="-4.8075315673979" calcext:value-type="float">
            <text:p>-4.8075315673979</text:p>
          </table:table-cell>
          <table:table-cell office:value-type="float" office:value="-0.034985422508424" calcext:value-type="float">
            <text:p>-0.034985422508424</text:p>
          </table:table-cell>
          <table:table-cell office:value-type="float" office:value="-0.27728185779263" calcext:value-type="float">
            <text:p>-0.27728185779263</text:p>
          </table:table-cell>
          <table:table-cell office:value-type="float" office:value="-4.81393958692788" calcext:value-type="float">
            <text:p>-4.81393958692788</text:p>
          </table:table-cell>
          <table:table-cell/>
          <table:table-cell table:formula="of:=[.D287]-[.G287]" office:value-type="float" office:value="0.0108197396861894" calcext:value-type="float">
            <text:p/>
          </table:table-cell>
          <table:table-cell table:formula="of:=[.E287]-[.H287]" office:value-type="float" office:value="0.00712027424014799" calcext:value-type="float">
            <text:p/>
          </table:table-cell>
          <table:table-cell table:formula="of:=IF([.F287]-[.I287]&gt;= PI(); [.F287]-[.I287] - 2*PI(); [.F287]-[.I287])" office:value-type="float" office:value="0.00638821521251387" calcext:value-type="float">
            <text:p/>
          </table:table-cell>
          <table:table-cell table:formula="of:=[.G287]-[.J287]" office:value-type="float" office:value="-0.0225088071527409" calcext:value-type="float">
            <text:p/>
          </table:table-cell>
          <table:table-cell table:formula="of:=[.H287]-[.K287]" office:value-type="float" office:value="-0.0288511370323875" calcext:value-type="float">
            <text:p/>
          </table:table-cell>
          <table:table-cell table:formula="of:=[.I287]-[.L287]" office:value-type="float" office:value="0.00640801952998249" calcext:value-type="float">
            <text:p/>
          </table:table-cell>
          <table:table-cell/>
          <table:table-cell table:formula="of:=SQRT([.N287]^2+[.O287]^2)" office:value-type="float" office:value="0.0129524156871147" calcext:value-type="float">
            <text:p/>
          </table:table-cell>
          <table:table-cell table:formula="of:=SQRT([.Q287]^2+[.R287]^2)" office:value-type="float" office:value="0.0365928204365403" calcext:value-type="float">
            <text:p/>
          </table:table-cell>
          <table:table-cell table:number-columns-repeated="1002"/>
        </table:table-row>
        <table:table-row table:style-name="ro1">
          <table:table-cell table:formula="of:=[.A287]+1" office:value-type="float" office:value="284" calcext:value-type="float">
            <text:p/>
          </table:table-cell>
          <table:table-cell office:value-type="float" office:value="0.54109925031662" calcext:value-type="float">
            <text:p>0.54109925031662</text:p>
          </table:table-cell>
          <table:table-cell office:value-type="float" office:value="-0.047815315425396" calcext:value-type="float">
            <text:p>-0.047815315425396</text:p>
          </table:table-cell>
          <table:table-cell office:value-type="float" office:value="-0.0447993874549866" calcext:value-type="float">
            <text:p>-0.0447993874549866</text:p>
          </table:table-cell>
          <table:table-cell office:value-type="float" office:value="-0.277463376522064" calcext:value-type="float">
            <text:p>-0.277463376522064</text:p>
          </table:table-cell>
          <table:table-cell office:value-type="float" office:value="1.47852337360382" calcext:value-type="float">
            <text:p>1.47852337360382</text:p>
          </table:table-cell>
          <table:table-cell office:value-type="float" office:value="-0.0554380717353723" calcext:value-type="float">
            <text:p>-0.0554380717353723</text:p>
          </table:table-cell>
          <table:table-cell office:value-type="float" office:value="-0.284586912756731" calcext:value-type="float">
            <text:p>-0.284586912756731</text:p>
          </table:table-cell>
          <table:table-cell office:value-type="float" office:value="-4.81232179065912" calcext:value-type="float">
            <text:p>-4.81232179065912</text:p>
          </table:table-cell>
          <table:table-cell office:value-type="float" office:value="-0.0327912400284154" calcext:value-type="float">
            <text:p>-0.0327912400284154</text:p>
          </table:table-cell>
          <table:table-cell office:value-type="float" office:value="-0.255749393903108" calcext:value-type="float">
            <text:p>-0.255749393903108</text:p>
          </table:table-cell>
          <table:table-cell office:value-type="float" office:value="-4.8158521995449" calcext:value-type="float">
            <text:p>-4.8158521995449</text:p>
          </table:table-cell>
          <table:table-cell/>
          <table:table-cell table:formula="of:=[.D288]-[.G288]" office:value-type="float" office:value="0.0106386842803857" calcext:value-type="float">
            <text:p/>
          </table:table-cell>
          <table:table-cell table:formula="of:=[.E288]-[.H288]" office:value-type="float" office:value="0.00712353623466677" calcext:value-type="float">
            <text:p/>
          </table:table-cell>
          <table:table-cell table:formula="of:=IF([.F288]-[.I288]&gt;= PI(); [.F288]-[.I288] - 2*PI(); [.F288]-[.I288])" office:value-type="float" office:value="0.0076598570833557" calcext:value-type="float">
            <text:p/>
          </table:table-cell>
          <table:table-cell table:formula="of:=[.G288]-[.J288]" office:value-type="float" office:value="-0.0226468317069569" calcext:value-type="float">
            <text:p/>
          </table:table-cell>
          <table:table-cell table:formula="of:=[.H288]-[.K288]" office:value-type="float" office:value="-0.0288375188536228" calcext:value-type="float">
            <text:p/>
          </table:table-cell>
          <table:table-cell table:formula="of:=[.I288]-[.L288]" office:value-type="float" office:value="0.00353040888577549" calcext:value-type="float">
            <text:p/>
          </table:table-cell>
          <table:table-cell/>
          <table:table-cell table:formula="of:=SQRT([.N288]^2+[.O288]^2)" office:value-type="float" office:value="0.0128033734501629" calcext:value-type="float">
            <text:p/>
          </table:table-cell>
          <table:table-cell table:formula="of:=SQRT([.Q288]^2+[.R288]^2)" office:value-type="float" office:value="0.036667171693441" calcext:value-type="float">
            <text:p/>
          </table:table-cell>
          <table:table-cell table:number-columns-repeated="1002"/>
        </table:table-row>
        <table:table-row table:style-name="ro1">
          <table:table-cell table:formula="of:=[.A288]+1" office:value-type="float" office:value="285" calcext:value-type="float">
            <text:p/>
          </table:table-cell>
          <table:table-cell office:value-type="float" office:value="0.542236983776093" calcext:value-type="float">
            <text:p>0.542236983776093</text:p>
          </table:table-cell>
          <table:table-cell office:value-type="float" office:value="-0.0218769814819098" calcext:value-type="float">
            <text:p>-0.0218769814819098</text:p>
          </table:table-cell>
          <table:table-cell office:value-type="float" office:value="-0.0432846546173096" calcext:value-type="float">
            <text:p>-0.0432846546173096</text:p>
          </table:table-cell>
          <table:table-cell office:value-type="float" office:value="-0.255834311246872" calcext:value-type="float">
            <text:p>-0.255834311246872</text:p>
          </table:table-cell>
          <table:table-cell office:value-type="float" office:value="1.47812330722809" calcext:value-type="float">
            <text:p>1.47812330722809</text:p>
          </table:table-cell>
          <table:table-cell office:value-type="float" office:value="-0.053274186941038" calcext:value-type="float">
            <text:p>-0.053274186941038</text:p>
          </table:table-cell>
          <table:table-cell office:value-type="float" office:value="-0.263005645020192" calcext:value-type="float">
            <text:p>-0.263005645020192</text:p>
          </table:table-cell>
          <table:table-cell office:value-type="float" office:value="-4.80962675306004" calcext:value-type="float">
            <text:p>-4.80962675306004</text:p>
          </table:table-cell>
          <table:table-cell office:value-type="float" office:value="-0.0305511781780538" calcext:value-type="float">
            <text:p>-0.0305511781780538</text:p>
          </table:table-cell>
          <table:table-cell office:value-type="float" office:value="-0.234175900040826" calcext:value-type="float">
            <text:p>-0.234175900040826</text:p>
          </table:table-cell>
          <table:table-cell office:value-type="float" office:value="-4.81672727880417" calcext:value-type="float">
            <text:p>-4.81672727880417</text:p>
          </table:table-cell>
          <table:table-cell/>
          <table:table-cell table:formula="of:=[.D289]-[.G289]" office:value-type="float" office:value="0.00998953232372839" calcext:value-type="float">
            <text:p/>
          </table:table-cell>
          <table:table-cell table:formula="of:=[.E289]-[.H289]" office:value-type="float" office:value="0.00717133377331958" calcext:value-type="float">
            <text:p/>
          </table:table-cell>
          <table:table-cell table:formula="of:=IF([.F289]-[.I289]&gt;= PI(); [.F289]-[.I289] - 2*PI(); [.F289]-[.I289])" office:value-type="float" office:value="0.0045647531085411" calcext:value-type="float">
            <text:p/>
          </table:table-cell>
          <table:table-cell table:formula="of:=[.G289]-[.J289]" office:value-type="float" office:value="-0.0227230087629842" calcext:value-type="float">
            <text:p/>
          </table:table-cell>
          <table:table-cell table:formula="of:=[.H289]-[.K289]" office:value-type="float" office:value="-0.0288297449793651" calcext:value-type="float">
            <text:p/>
          </table:table-cell>
          <table:table-cell table:formula="of:=[.I289]-[.L289]" office:value-type="float" office:value="0.00710052574413389" calcext:value-type="float">
            <text:p/>
          </table:table-cell>
          <table:table-cell/>
          <table:table-cell table:formula="of:=SQRT([.N289]^2+[.O289]^2)" office:value-type="float" office:value="0.0122971047053836" calcext:value-type="float">
            <text:p/>
          </table:table-cell>
          <table:table-cell table:formula="of:=SQRT([.Q289]^2+[.R289]^2)" office:value-type="float" office:value="0.0367081642529" calcext:value-type="float">
            <text:p/>
          </table:table-cell>
          <table:table-cell table:number-columns-repeated="1002"/>
        </table:table-row>
        <table:table-row table:style-name="ro1">
          <table:table-cell table:formula="of:=[.A289]+1" office:value-type="float" office:value="286" calcext:value-type="float">
            <text:p/>
          </table:table-cell>
          <table:table-cell office:value-type="float" office:value="0.542390823364258" calcext:value-type="float">
            <text:p>0.542390823364258</text:p>
          </table:table-cell>
          <table:table-cell office:value-type="float" office:value="0.0198482889682054" calcext:value-type="float">
            <text:p>0.0198482889682054</text:p>
          </table:table-cell>
          <table:table-cell office:value-type="float" office:value="-0.041353352367878" calcext:value-type="float">
            <text:p>-0.041353352367878</text:p>
          </table:table-cell>
          <table:table-cell office:value-type="float" office:value="-0.234252884984016" calcext:value-type="float">
            <text:p>-0.234252884984016</text:p>
          </table:table-cell>
          <table:table-cell office:value-type="float" office:value="1.47832834720612" calcext:value-type="float">
            <text:p>1.47832834720612</text:p>
          </table:table-cell>
          <table:table-cell office:value-type="float" office:value="-0.0511678748444044" calcext:value-type="float">
            <text:p>-0.0511678748444044</text:p>
          </table:table-cell>
          <table:table-cell office:value-type="float" office:value="-0.236424083068917" calcext:value-type="float">
            <text:p>-0.236424083068917</text:p>
          </table:table-cell>
          <table:table-cell office:value-type="float" office:value="-4.80280065408809" calcext:value-type="float">
            <text:p>-4.80280065408809</text:p>
          </table:table-cell>
          <table:table-cell office:value-type="float" office:value="-0.0282915977806355" calcext:value-type="float">
            <text:p>-0.0282915977806355</text:p>
          </table:table-cell>
          <table:table-cell office:value-type="float" office:value="-0.212598254551589" calcext:value-type="float">
            <text:p>-0.212598254551589</text:p>
          </table:table-cell>
          <table:table-cell office:value-type="float" office:value="-4.81593334724544" calcext:value-type="float">
            <text:p>-4.81593334724544</text:p>
          </table:table-cell>
          <table:table-cell/>
          <table:table-cell table:formula="of:=[.D290]-[.G290]" office:value-type="float" office:value="0.00981452247652642" calcext:value-type="float">
            <text:p/>
          </table:table-cell>
          <table:table-cell table:formula="of:=[.E290]-[.H290]" office:value-type="float" office:value="0.00217119808490043" calcext:value-type="float">
            <text:p/>
          </table:table-cell>
          <table:table-cell table:formula="of:=IF([.F290]-[.I290]&gt;= PI(); [.F290]-[.I290] - 2*PI(); [.F290]-[.I290])" office:value-type="float" office:value="-0.00205630588538064" calcext:value-type="float">
            <text:p/>
          </table:table-cell>
          <table:table-cell table:formula="of:=[.G290]-[.J290]" office:value-type="float" office:value="-0.0228762770637689" calcext:value-type="float">
            <text:p/>
          </table:table-cell>
          <table:table-cell table:formula="of:=[.H290]-[.K290]" office:value-type="float" office:value="-0.023825828517328" calcext:value-type="float">
            <text:p/>
          </table:table-cell>
          <table:table-cell table:formula="of:=[.I290]-[.L290]" office:value-type="float" office:value="0.0131326931573543" calcext:value-type="float">
            <text:p/>
          </table:table-cell>
          <table:table-cell/>
          <table:table-cell table:formula="of:=SQRT([.N290]^2+[.O290]^2)" office:value-type="float" office:value="0.010051813396901" calcext:value-type="float">
            <text:p/>
          </table:table-cell>
          <table:table-cell table:formula="of:=SQRT([.Q290]^2+[.R290]^2)" office:value-type="float" office:value="0.0330302006780982" calcext:value-type="float">
            <text:p/>
          </table:table-cell>
          <table:table-cell table:number-columns-repeated="1002"/>
        </table:table-row>
        <table:table-row table:style-name="ro1">
          <table:table-cell table:formula="of:=[.A290]+1" office:value-type="float" office:value="287" calcext:value-type="float">
            <text:p/>
          </table:table-cell>
          <table:table-cell office:value-type="float" office:value="0.541014134883881" calcext:value-type="float">
            <text:p>0.541014134883881</text:p>
          </table:table-cell>
          <table:table-cell office:value-type="float" office:value="0.0437623932957649" calcext:value-type="float">
            <text:p>0.0437623932957649</text:p>
          </table:table-cell>
          <table:table-cell office:value-type="float" office:value="-0.0391474403440952" calcext:value-type="float">
            <text:p>-0.0391474403440952</text:p>
          </table:table-cell>
          <table:table-cell office:value-type="float" office:value="-0.212694823741913" calcext:value-type="float">
            <text:p>-0.212694823741913</text:p>
          </table:table-cell>
          <table:table-cell office:value-type="float" office:value="1.47946512699127" calcext:value-type="float">
            <text:p>1.47946512699127</text:p>
          </table:table-cell>
          <table:table-cell office:value-type="float" office:value="-0.0492139795927138" calcext:value-type="float">
            <text:p>-0.0492139795927138</text:p>
          </table:table-cell>
          <table:table-cell office:value-type="float" office:value="-0.214875500847694" calcext:value-type="float">
            <text:p>-0.214875500847694</text:p>
          </table:table-cell>
          <table:table-cell office:value-type="float" office:value="-4.79979844991664" calcext:value-type="float">
            <text:p>-4.79979844991664</text:p>
          </table:table-cell>
          <table:table-cell office:value-type="float" office:value="-0.0260548410173961" calcext:value-type="float">
            <text:p>-0.0260548410173961</text:p>
          </table:table-cell>
          <table:table-cell office:value-type="float" office:value="-0.191073594512166" calcext:value-type="float">
            <text:p>-0.191073594512166</text:p>
          </table:table-cell>
          <table:table-cell office:value-type="float" office:value="-4.81418285151361" calcext:value-type="float">
            <text:p>-4.81418285151361</text:p>
          </table:table-cell>
          <table:table-cell/>
          <table:table-cell table:formula="of:=[.D291]-[.G291]" office:value-type="float" office:value="0.0100665392486186" calcext:value-type="float">
            <text:p/>
          </table:table-cell>
          <table:table-cell table:formula="of:=[.E291]-[.H291]" office:value-type="float" office:value="0.00218067710578121" calcext:value-type="float">
            <text:p/>
          </table:table-cell>
          <table:table-cell table:formula="of:=IF([.F291]-[.I291]&gt;= PI(); [.F291]-[.I291] - 2*PI(); [.F291]-[.I291])" office:value-type="float" office:value="-0.00392173027167164" calcext:value-type="float">
            <text:p/>
          </table:table-cell>
          <table:table-cell table:formula="of:=[.G291]-[.J291]" office:value-type="float" office:value="-0.0231591385753177" calcext:value-type="float">
            <text:p/>
          </table:table-cell>
          <table:table-cell table:formula="of:=[.H291]-[.K291]" office:value-type="float" office:value="-0.0238019063355285" calcext:value-type="float">
            <text:p/>
          </table:table-cell>
          <table:table-cell table:formula="of:=[.I291]-[.L291]" office:value-type="float" office:value="0.0143844015969714" calcext:value-type="float">
            <text:p/>
          </table:table-cell>
          <table:table-cell/>
          <table:table-cell table:formula="of:=SQRT([.N291]^2+[.O291]^2)" office:value-type="float" office:value="0.0103000274312089" calcext:value-type="float">
            <text:p/>
          </table:table-cell>
          <table:table-cell table:formula="of:=SQRT([.Q291]^2+[.R291]^2)" office:value-type="float" office:value="0.0332095836281643" calcext:value-type="float">
            <text:p/>
          </table:table-cell>
          <table:table-cell table:number-columns-repeated="1002"/>
        </table:table-row>
        <table:table-row table:style-name="ro1">
          <table:table-cell table:formula="of:=[.A291]+1" office:value-type="float" office:value="288" calcext:value-type="float">
            <text:p/>
          </table:table-cell>
          <table:table-cell office:value-type="float" office:value="0.541060447692871" calcext:value-type="float">
            <text:p>0.541060447692871</text:p>
          </table:table-cell>
          <table:table-cell office:value-type="float" office:value="0.0904550328850746" calcext:value-type="float">
            <text:p>0.0904550328850746</text:p>
          </table:table-cell>
          <table:table-cell office:value-type="float" office:value="-0.0374837964773178" calcext:value-type="float">
            <text:p>-0.0374837964773178</text:p>
          </table:table-cell>
          <table:table-cell office:value-type="float" office:value="-0.191110342741013" calcext:value-type="float">
            <text:p>-0.191110342741013</text:p>
          </table:table-cell>
          <table:table-cell office:value-type="float" office:value="1.48261773586273" calcext:value-type="float">
            <text:p>1.48261773586273</text:p>
          </table:table-cell>
          <table:table-cell office:value-type="float" office:value="-0.0473246353660885" calcext:value-type="float">
            <text:p>-0.0473246353660885</text:p>
          </table:table-cell>
          <table:table-cell office:value-type="float" office:value="-0.192319704169352" calcext:value-type="float">
            <text:p>-0.192319704169352</text:p>
          </table:table-cell>
          <table:table-cell office:value-type="float" office:value="-4.79806913038541" calcext:value-type="float">
            <text:p>-4.79806913038541</text:p>
          </table:table-cell>
          <table:table-cell office:value-type="float" office:value="-0.0238555782385103" calcext:value-type="float">
            <text:p>-0.0238555782385103</text:p>
          </table:table-cell>
          <table:table-cell office:value-type="float" office:value="-0.169543209097093" calcext:value-type="float">
            <text:p>-0.169543209097093</text:p>
          </table:table-cell>
          <table:table-cell office:value-type="float" office:value="-4.81056465019821" calcext:value-type="float">
            <text:p>-4.81056465019821</text:p>
          </table:table-cell>
          <table:table-cell/>
          <table:table-cell table:formula="of:=[.D292]-[.G292]" office:value-type="float" office:value="0.00984083888877067" calcext:value-type="float">
            <text:p/>
          </table:table-cell>
          <table:table-cell table:formula="of:=[.E292]-[.H292]" office:value-type="float" office:value="0.00120936142833916" calcext:value-type="float">
            <text:p/>
          </table:table-cell>
          <table:table-cell table:formula="of:=IF([.F292]-[.I292]&gt;= PI(); [.F292]-[.I292] - 2*PI(); [.F292]-[.I292])" office:value-type="float" office:value="-0.0024984409314488" calcext:value-type="float">
            <text:p/>
          </table:table-cell>
          <table:table-cell table:formula="of:=[.G292]-[.J292]" office:value-type="float" office:value="-0.0234690571275781" calcext:value-type="float">
            <text:p/>
          </table:table-cell>
          <table:table-cell table:formula="of:=[.H292]-[.K292]" office:value-type="float" office:value="-0.0227764950722591" calcext:value-type="float">
            <text:p/>
          </table:table-cell>
          <table:table-cell table:formula="of:=[.I292]-[.L292]" office:value-type="float" office:value="0.0124955198128056" calcext:value-type="float">
            <text:p/>
          </table:table-cell>
          <table:table-cell/>
          <table:table-cell table:formula="of:=SQRT([.N292]^2+[.O292]^2)" office:value-type="float" office:value="0.00991487090682958" calcext:value-type="float">
            <text:p/>
          </table:table-cell>
          <table:table-cell table:formula="of:=SQRT([.Q292]^2+[.R292]^2)" office:value-type="float" office:value="0.0327042102829922" calcext:value-type="float">
            <text:p/>
          </table:table-cell>
          <table:table-cell table:number-columns-repeated="1002"/>
        </table:table-row>
        <table:table-row table:style-name="ro1">
          <table:table-cell table:formula="of:=[.A292]+1" office:value-type="float" office:value="289" calcext:value-type="float">
            <text:p/>
          </table:table-cell>
          <table:table-cell office:value-type="float" office:value="0.540713846683502" calcext:value-type="float">
            <text:p>0.540713846683502</text:p>
          </table:table-cell>
          <table:table-cell office:value-type="float" office:value="0.0941285789012909" calcext:value-type="float">
            <text:p>0.0941285789012909</text:p>
          </table:table-cell>
          <table:table-cell office:value-type="float" office:value="-0.0353848934173584" calcext:value-type="float">
            <text:p>-0.0353848934173584</text:p>
          </table:table-cell>
          <table:table-cell office:value-type="float" office:value="-0.16955441236496" calcext:value-type="float">
            <text:p>-0.16955441236496</text:p>
          </table:table-cell>
          <table:table-cell office:value-type="float" office:value="1.48521363735199" calcext:value-type="float">
            <text:p>1.48521363735199</text:p>
          </table:table-cell>
          <table:table-cell office:value-type="float" office:value="-0.0454737641355801" calcext:value-type="float">
            <text:p>-0.0454737641355801</text:p>
          </table:table-cell>
          <table:table-cell office:value-type="float" office:value="-0.170774085794327" calcext:value-type="float">
            <text:p>-0.170774085794327</text:p>
          </table:table-cell>
          <table:table-cell office:value-type="float" office:value="-4.80054869596094" calcext:value-type="float">
            <text:p>-4.80054869596094</text:p>
          </table:table-cell>
          <table:table-cell office:value-type="float" office:value="-0.0217355898801597" calcext:value-type="float">
            <text:p>-0.0217355898801597</text:p>
          </table:table-cell>
          <table:table-cell office:value-type="float" office:value="-0.148018804534994" calcext:value-type="float">
            <text:p>-0.148018804534994</text:p>
          </table:table-cell>
          <table:table-cell office:value-type="float" office:value="-4.80679950704216" calcext:value-type="float">
            <text:p>-4.80679950704216</text:p>
          </table:table-cell>
          <table:table-cell/>
          <table:table-cell table:formula="of:=[.D293]-[.G293]" office:value-type="float" office:value="0.0100888707182216" calcext:value-type="float">
            <text:p/>
          </table:table-cell>
          <table:table-cell table:formula="of:=[.E293]-[.H293]" office:value-type="float" office:value="0.00121967342936774" calcext:value-type="float">
            <text:p/>
          </table:table-cell>
          <table:table-cell table:formula="of:=IF([.F293]-[.I293]&gt;= PI(); [.F293]-[.I293] - 2*PI(); [.F293]-[.I293])" office:value-type="float" office:value="0.00257702613334221" calcext:value-type="float">
            <text:p/>
          </table:table-cell>
          <table:table-cell table:formula="of:=[.G293]-[.J293]" office:value-type="float" office:value="-0.0237381742554203" calcext:value-type="float">
            <text:p/>
          </table:table-cell>
          <table:table-cell table:formula="of:=[.H293]-[.K293]" office:value-type="float" office:value="-0.0227552812593334" calcext:value-type="float">
            <text:p/>
          </table:table-cell>
          <table:table-cell table:formula="of:=[.I293]-[.L293]" office:value-type="float" office:value="0.0062508110812205" calcext:value-type="float">
            <text:p/>
          </table:table-cell>
          <table:table-cell/>
          <table:table-cell table:formula="of:=SQRT([.N293]^2+[.O293]^2)" office:value-type="float" office:value="0.0101623282589816" calcext:value-type="float">
            <text:p/>
          </table:table-cell>
          <table:table-cell table:formula="of:=SQRT([.Q293]^2+[.R293]^2)" office:value-type="float" office:value="0.0328831832730968" calcext:value-type="float">
            <text:p/>
          </table:table-cell>
          <table:table-cell table:number-columns-repeated="1002"/>
        </table:table-row>
        <table:table-row table:style-name="ro1">
          <table:table-cell table:formula="of:=[.A293]+1" office:value-type="float" office:value="290" calcext:value-type="float">
            <text:p/>
          </table:table-cell>
          <table:table-cell office:value-type="float" office:value="0.541392505168915" calcext:value-type="float">
            <text:p>0.541392505168915</text:p>
          </table:table-cell>
          <table:table-cell office:value-type="float" office:value="0.11028516292572" calcext:value-type="float">
            <text:p>0.11028516292572</text:p>
          </table:table-cell>
          <table:table-cell office:value-type="float" office:value="-0.0337354354560375" calcext:value-type="float">
            <text:p>-0.0337354354560375</text:p>
          </table:table-cell>
          <table:table-cell office:value-type="float" office:value="-0.147957339882851" calcext:value-type="float">
            <text:p>-0.147957339882851</text:p>
          </table:table-cell>
          <table:table-cell office:value-type="float" office:value="1.48878741264343" calcext:value-type="float">
            <text:p>1.48878741264343</text:p>
          </table:table-cell>
          <table:table-cell office:value-type="float" office:value="-0.0435670758460512" calcext:value-type="float">
            <text:p>-0.0435670758460512</text:p>
          </table:table-cell>
          <table:table-cell office:value-type="float" office:value="-0.149204883605134" calcext:value-type="float">
            <text:p>-0.149204883605134</text:p>
          </table:table-cell>
          <table:table-cell office:value-type="float" office:value="-4.78904145946469" calcext:value-type="float">
            <text:p>-4.78904145946469</text:p>
          </table:table-cell>
          <table:table-cell office:value-type="float" office:value="-0.0196940997270739" calcext:value-type="float">
            <text:p>-0.0196940997270739</text:p>
          </table:table-cell>
          <table:table-cell office:value-type="float" office:value="-0.126459545053283" calcext:value-type="float">
            <text:p>-0.126459545053283</text:p>
          </table:table-cell>
          <table:table-cell office:value-type="float" office:value="-4.80238810052513" calcext:value-type="float">
            <text:p>-4.80238810052513</text:p>
          </table:table-cell>
          <table:table-cell/>
          <table:table-cell table:formula="of:=[.D294]-[.G294]" office:value-type="float" office:value="0.00983164039001371" calcext:value-type="float">
            <text:p/>
          </table:table-cell>
          <table:table-cell table:formula="of:=[.E294]-[.H294]" office:value-type="float" office:value="0.00124754372228306" calcext:value-type="float">
            <text:p/>
          </table:table-cell>
          <table:table-cell table:formula="of:=IF([.F294]-[.I294]&gt;= PI(); [.F294]-[.I294] - 2*PI(); [.F294]-[.I294])" office:value-type="float" office:value="-0.00535643507146855" calcext:value-type="float">
            <text:p/>
          </table:table-cell>
          <table:table-cell table:formula="of:=[.G294]-[.J294]" office:value-type="float" office:value="-0.0238729761189774" calcext:value-type="float">
            <text:p/>
          </table:table-cell>
          <table:table-cell table:formula="of:=[.H294]-[.K294]" office:value-type="float" office:value="-0.0227453385518512" calcext:value-type="float">
            <text:p/>
          </table:table-cell>
          <table:table-cell table:formula="of:=[.I294]-[.L294]" office:value-type="float" office:value="0.013346641060445" calcext:value-type="float">
            <text:p/>
          </table:table-cell>
          <table:table-cell/>
          <table:table-cell table:formula="of:=SQRT([.N294]^2+[.O294]^2)" office:value-type="float" office:value="0.00991047517011959" calcext:value-type="float">
            <text:p/>
          </table:table-cell>
          <table:table-cell table:formula="of:=SQRT([.Q294]^2+[.R294]^2)" office:value-type="float" office:value="0.0329737685837636" calcext:value-type="float">
            <text:p/>
          </table:table-cell>
          <table:table-cell table:number-columns-repeated="1002"/>
        </table:table-row>
        <table:table-row table:style-name="ro1">
          <table:table-cell table:formula="of:=[.A294]+1" office:value-type="float" office:value="291" calcext:value-type="float">
            <text:p/>
          </table:table-cell>
          <table:table-cell office:value-type="float" office:value="0.539936482906342" calcext:value-type="float">
            <text:p>0.539936482906342</text:p>
          </table:table-cell>
          <table:table-cell office:value-type="float" office:value="0.0851729735732079" calcext:value-type="float">
            <text:p>0.0851729735732079</text:p>
          </table:table-cell>
          <table:table-cell office:value-type="float" office:value="-0.0320098586380482" calcext:value-type="float">
            <text:p>-0.0320098586380482</text:p>
          </table:table-cell>
          <table:table-cell office:value-type="float" office:value="-0.126375183463097" calcext:value-type="float">
            <text:p>-0.126375183463097</text:p>
          </table:table-cell>
          <table:table-cell office:value-type="float" office:value="1.49211096763611" calcext:value-type="float">
            <text:p>1.49211096763611</text:p>
          </table:table-cell>
          <table:table-cell office:value-type="float" office:value="-0.0419131977469219" calcext:value-type="float">
            <text:p>-0.0419131977469219</text:p>
          </table:table-cell>
          <table:table-cell office:value-type="float" office:value="-0.127674437758905" calcext:value-type="float">
            <text:p>-0.127674437758905</text:p>
          </table:table-cell>
          <table:table-cell office:value-type="float" office:value="-4.78600910054128" calcext:value-type="float">
            <text:p>-4.78600910054128</text:p>
          </table:table-cell>
          <table:table-cell office:value-type="float" office:value="-0.0177529703431886" calcext:value-type="float">
            <text:p>-0.0177529703431886</text:p>
          </table:table-cell>
          <table:table-cell office:value-type="float" office:value="-0.104949494713215" calcext:value-type="float">
            <text:p>-0.104949494713215</text:p>
          </table:table-cell>
          <table:table-cell office:value-type="float" office:value="-4.7989811815822" calcext:value-type="float">
            <text:p>-4.7989811815822</text:p>
          </table:table-cell>
          <table:table-cell/>
          <table:table-cell table:formula="of:=[.D295]-[.G295]" office:value-type="float" office:value="0.00990333910887371" calcext:value-type="float">
            <text:p/>
          </table:table-cell>
          <table:table-cell table:formula="of:=[.E295]-[.H295]" office:value-type="float" office:value="0.00129925429580824" calcext:value-type="float">
            <text:p/>
          </table:table-cell>
          <table:table-cell table:formula="of:=IF([.F295]-[.I295]&gt;= PI(); [.F295]-[.I295] - 2*PI(); [.F295]-[.I295])" office:value-type="float" office:value="-0.00506523900219857" calcext:value-type="float">
            <text:p/>
          </table:table-cell>
          <table:table-cell table:formula="of:=[.G295]-[.J295]" office:value-type="float" office:value="-0.0241602274037333" calcext:value-type="float">
            <text:p/>
          </table:table-cell>
          <table:table-cell table:formula="of:=[.H295]-[.K295]" office:value-type="float" office:value="-0.0227249430456902" calcext:value-type="float">
            <text:p/>
          </table:table-cell>
          <table:table-cell table:formula="of:=[.I295]-[.L295]" office:value-type="float" office:value="0.0129720810409228" calcext:value-type="float">
            <text:p/>
          </table:table-cell>
          <table:table-cell/>
          <table:table-cell table:formula="of:=SQRT([.N295]^2+[.O295]^2)" office:value-type="float" office:value="0.00998820240236068" calcext:value-type="float">
            <text:p/>
          </table:table-cell>
          <table:table-cell table:formula="of:=SQRT([.Q295]^2+[.R295]^2)" office:value-type="float" office:value="0.0331683527572589" calcext:value-type="float">
            <text:p/>
          </table:table-cell>
          <table:table-cell table:number-columns-repeated="1002"/>
        </table:table-row>
        <table:table-row table:style-name="ro1">
          <table:table-cell table:formula="of:=[.A295]+1" office:value-type="float" office:value="292" calcext:value-type="float">
            <text:p/>
          </table:table-cell>
          <table:table-cell office:value-type="float" office:value="0.543482422828674" calcext:value-type="float">
            <text:p>0.543482422828674</text:p>
          </table:table-cell>
          <table:table-cell office:value-type="float" office:value="0.087261788547039" calcext:value-type="float">
            <text:p>0.087261788547039</text:p>
          </table:table-cell>
          <table:table-cell office:value-type="float" office:value="-0.0302051305770874" calcext:value-type="float">
            <text:p>-0.0302051305770874</text:p>
          </table:table-cell>
          <table:table-cell office:value-type="float" office:value="-0.104804940521717" calcext:value-type="float">
            <text:p>-0.104804940521717</text:p>
          </table:table-cell>
          <table:table-cell office:value-type="float" office:value="1.49534130096436" calcext:value-type="float">
            <text:p>1.49534130096436</text:p>
          </table:table-cell>
          <table:table-cell office:value-type="float" office:value="-0.0403141934230592" calcext:value-type="float">
            <text:p>-0.0403141934230592</text:p>
          </table:table-cell>
          <table:table-cell office:value-type="float" office:value="-0.106996024042212" calcext:value-type="float">
            <text:p>-0.106996024042212</text:p>
          </table:table-cell>
          <table:table-cell office:value-type="float" office:value="-4.78389992983178" calcext:value-type="float">
            <text:p>-4.78389992983178</text:p>
          </table:table-cell>
          <table:table-cell office:value-type="float" office:value="-0.0158728683943211" calcext:value-type="float">
            <text:p>-0.0158728683943211</text:p>
          </table:table-cell>
          <table:table-cell office:value-type="float" office:value="-0.0832916497848792" calcext:value-type="float">
            <text:p>-0.0832916497848792</text:p>
          </table:table-cell>
          <table:table-cell office:value-type="float" office:value="-4.79549071004032" calcext:value-type="float">
            <text:p>-4.79549071004032</text:p>
          </table:table-cell>
          <table:table-cell/>
          <table:table-cell table:formula="of:=[.D296]-[.G296]" office:value-type="float" office:value="0.0101090628459718" calcext:value-type="float">
            <text:p/>
          </table:table-cell>
          <table:table-cell table:formula="of:=[.E296]-[.H296]" office:value-type="float" office:value="0.0021910835204948" calcext:value-type="float">
            <text:p/>
          </table:table-cell>
          <table:table-cell table:formula="of:=IF([.F296]-[.I296]&gt;= PI(); [.F296]-[.I296] - 2*PI(); [.F296]-[.I296])" office:value-type="float" office:value="-0.00394407638345484" calcext:value-type="float">
            <text:p/>
          </table:table-cell>
          <table:table-cell table:formula="of:=[.G296]-[.J296]" office:value-type="float" office:value="-0.0244413250287381" calcext:value-type="float">
            <text:p/>
          </table:table-cell>
          <table:table-cell table:formula="of:=[.H296]-[.K296]" office:value-type="float" office:value="-0.0237043742573326" calcext:value-type="float">
            <text:p/>
          </table:table-cell>
          <table:table-cell table:formula="of:=[.I296]-[.L296]" office:value-type="float" office:value="0.0115907802085449" calcext:value-type="float">
            <text:p/>
          </table:table-cell>
          <table:table-cell/>
          <table:table-cell table:formula="of:=SQRT([.N296]^2+[.O296]^2)" office:value-type="float" office:value="0.010343790340953" calcext:value-type="float">
            <text:p/>
          </table:table-cell>
          <table:table-cell table:formula="of:=SQRT([.Q296]^2+[.R296]^2)" office:value-type="float" office:value="0.0340481383939286" calcext:value-type="float">
            <text:p/>
          </table:table-cell>
          <table:table-cell table:number-columns-repeated="1002"/>
        </table:table-row>
        <table:table-row table:style-name="ro1">
          <table:table-cell table:formula="of:=[.A296]+1" office:value-type="float" office:value="293" calcext:value-type="float">
            <text:p/>
          </table:table-cell>
          <table:table-cell office:value-type="float" office:value="0.541545510292053" calcext:value-type="float">
            <text:p>0.541545510292053</text:p>
          </table:table-cell>
          <table:table-cell office:value-type="float" office:value="0.114376418292522" calcext:value-type="float">
            <text:p>0.114376418292522</text:p>
          </table:table-cell>
          <table:table-cell office:value-type="float" office:value="-0.0282703209668398" calcext:value-type="float">
            <text:p>-0.0282703209668398</text:p>
          </table:table-cell>
          <table:table-cell office:value-type="float" office:value="-0.0831883251667023" calcext:value-type="float">
            <text:p>-0.0831883251667023</text:p>
          </table:table-cell>
          <table:table-cell office:value-type="float" office:value="1.49835681915283" calcext:value-type="float">
            <text:p>1.49835681915283</text:p>
          </table:table-cell>
          <table:table-cell office:value-type="float" office:value="-0.0387664560068062" calcext:value-type="float">
            <text:p>-0.0387664560068062</text:p>
          </table:table-cell>
          <table:table-cell office:value-type="float" office:value="-0.0843935626382602" calcext:value-type="float">
            <text:p>-0.0843935626382602</text:p>
          </table:table-cell>
          <table:table-cell office:value-type="float" office:value="-4.78181366094016" calcext:value-type="float">
            <text:p>-4.78181366094016</text:p>
          </table:table-cell>
          <table:table-cell office:value-type="float" office:value="-0.0140748048596427" calcext:value-type="float">
            <text:p>-0.0140748048596427</text:p>
          </table:table-cell>
          <table:table-cell office:value-type="float" office:value="-0.0617045834933882" calcext:value-type="float">
            <text:p>-0.0617045834933882</text:p>
          </table:table-cell>
          <table:table-cell office:value-type="float" office:value="-4.79091565330862" calcext:value-type="float">
            <text:p>-4.79091565330862</text:p>
          </table:table-cell>
          <table:table-cell/>
          <table:table-cell table:formula="of:=[.D297]-[.G297]" office:value-type="float" office:value="0.0104961350399664" calcext:value-type="float">
            <text:p/>
          </table:table-cell>
          <table:table-cell table:formula="of:=[.E297]-[.H297]" office:value-type="float" office:value="0.00120523747155789" calcext:value-type="float">
            <text:p/>
          </table:table-cell>
          <table:table-cell table:formula="of:=IF([.F297]-[.I297]&gt;= PI(); [.F297]-[.I297] - 2*PI(); [.F297]-[.I297])" office:value-type="float" office:value="-0.00301482708659506" calcext:value-type="float">
            <text:p/>
          </table:table-cell>
          <table:table-cell table:formula="of:=[.G297]-[.J297]" office:value-type="float" office:value="-0.0246916511471635" calcext:value-type="float">
            <text:p/>
          </table:table-cell>
          <table:table-cell table:formula="of:=[.H297]-[.K297]" office:value-type="float" office:value="-0.022688979144872" calcext:value-type="float">
            <text:p/>
          </table:table-cell>
          <table:table-cell table:formula="of:=[.I297]-[.L297]" office:value-type="float" office:value="0.00910199236846054" calcext:value-type="float">
            <text:p/>
          </table:table-cell>
          <table:table-cell/>
          <table:table-cell table:formula="of:=SQRT([.N297]^2+[.O297]^2)" office:value-type="float" office:value="0.0105651052119729" calcext:value-type="float">
            <text:p/>
          </table:table-cell>
          <table:table-cell table:formula="of:=SQRT([.Q297]^2+[.R297]^2)" office:value-type="float" office:value="0.0335330793547156" calcext:value-type="float">
            <text:p/>
          </table:table-cell>
          <table:table-cell table:number-columns-repeated="1002"/>
        </table:table-row>
        <table:table-row table:style-name="ro1">
          <table:table-cell table:formula="of:=[.A297]+1" office:value-type="float" office:value="294" calcext:value-type="float">
            <text:p/>
          </table:table-cell>
          <table:table-cell office:value-type="float" office:value="0.541702687740326" calcext:value-type="float">
            <text:p>0.541702687740326</text:p>
          </table:table-cell>
          <table:table-cell office:value-type="float" office:value="0.0965646877884865" calcext:value-type="float">
            <text:p>0.0965646877884865</text:p>
          </table:table-cell>
          <table:table-cell office:value-type="float" office:value="-0.026577414944768" calcext:value-type="float">
            <text:p>-0.026577414944768</text:p>
          </table:table-cell>
          <table:table-cell office:value-type="float" office:value="-0.0615585893392563" calcext:value-type="float">
            <text:p>-0.0615585893392563</text:p>
          </table:table-cell>
          <table:table-cell office:value-type="float" office:value="1.50216281414032" calcext:value-type="float">
            <text:p>1.50216281414032</text:p>
          </table:table-cell>
          <table:table-cell office:value-type="float" office:value="-0.0372633626754373" calcext:value-type="float">
            <text:p>-0.0372633626754373</text:p>
          </table:table-cell>
          <table:table-cell office:value-type="float" office:value="-0.0627812474695403" calcext:value-type="float">
            <text:p>-0.0627812474695403</text:p>
          </table:table-cell>
          <table:table-cell office:value-type="float" office:value="-4.77822215317451" calcext:value-type="float">
            <text:p>-4.77822215317451</text:p>
          </table:table-cell>
          <table:table-cell office:value-type="float" office:value="-0.0123750286534769" calcext:value-type="float">
            <text:p>-0.0123750286534769</text:p>
          </table:table-cell>
          <table:table-cell office:value-type="float" office:value="-0.0401032491851307" calcext:value-type="float">
            <text:p>-0.0401032491851307</text:p>
          </table:table-cell>
          <table:table-cell office:value-type="float" office:value="-4.78705306579708" calcext:value-type="float">
            <text:p>-4.78705306579708</text:p>
          </table:table-cell>
          <table:table-cell/>
          <table:table-cell table:formula="of:=[.D298]-[.G298]" office:value-type="float" office:value="0.0106859477306694" calcext:value-type="float">
            <text:p/>
          </table:table-cell>
          <table:table-cell table:formula="of:=[.E298]-[.H298]" office:value-type="float" office:value="0.00122265813028397" calcext:value-type="float">
            <text:p/>
          </table:table-cell>
          <table:table-cell table:formula="of:=IF([.F298]-[.I298]&gt;= PI(); [.F298]-[.I298] - 2*PI(); [.F298]-[.I298])" office:value-type="float" office:value="-0.00280033986475914" calcext:value-type="float">
            <text:p/>
          </table:table-cell>
          <table:table-cell table:formula="of:=[.G298]-[.J298]" office:value-type="float" office:value="-0.0248883340219605" calcext:value-type="float">
            <text:p/>
          </table:table-cell>
          <table:table-cell table:formula="of:=[.H298]-[.K298]" office:value-type="float" office:value="-0.0226779982844095" calcext:value-type="float">
            <text:p/>
          </table:table-cell>
          <table:table-cell table:formula="of:=[.I298]-[.L298]" office:value-type="float" office:value="0.00883091262257274" calcext:value-type="float">
            <text:p/>
          </table:table-cell>
          <table:table-cell/>
          <table:table-cell table:formula="of:=SQRT([.N298]^2+[.O298]^2)" office:value-type="float" office:value="0.0107556669624039" calcext:value-type="float">
            <text:p/>
          </table:table-cell>
          <table:table-cell table:formula="of:=SQRT([.Q298]^2+[.R298]^2)" office:value-type="float" office:value="0.0336707703591165" calcext:value-type="float">
            <text:p/>
          </table:table-cell>
          <table:table-cell table:number-columns-repeated="1002"/>
        </table:table-row>
        <table:table-row table:style-name="ro1">
          <table:table-cell table:formula="of:=[.A298]+1" office:value-type="float" office:value="295" calcext:value-type="float">
            <text:p/>
          </table:table-cell>
          <table:table-cell office:value-type="float" office:value="0.543024241924286" calcext:value-type="float">
            <text:p>0.543024241924286</text:p>
          </table:table-cell>
          <table:table-cell office:value-type="float" office:value="0.112179696559906" calcext:value-type="float">
            <text:p>0.112179696559906</text:p>
          </table:table-cell>
          <table:table-cell office:value-type="float" office:value="-0.0253723654896021" calcext:value-type="float">
            <text:p>-0.0253723654896021</text:p>
          </table:table-cell>
          <table:table-cell office:value-type="float" office:value="-0.0398634895682335" calcext:value-type="float">
            <text:p>-0.0398634895682335</text:p>
          </table:table-cell>
          <table:table-cell office:value-type="float" office:value="1.5067218542099" calcext:value-type="float">
            <text:p>1.5067218542099</text:p>
          </table:table-cell>
          <table:table-cell office:value-type="float" office:value="-0.0358344350113306" calcext:value-type="float">
            <text:p>-0.0358344350113306</text:p>
          </table:table-cell>
          <table:table-cell office:value-type="float" office:value="-0.0411097271999708" calcext:value-type="float">
            <text:p>-0.0411097271999708</text:p>
          </table:table-cell>
          <table:table-cell office:value-type="float" office:value="-4.77498480816128" calcext:value-type="float">
            <text:p>-4.77498480816128</text:p>
          </table:table-cell>
          <table:table-cell office:value-type="float" office:value="-0.01075475872468" calcext:value-type="float">
            <text:p>-0.01075475872468</text:p>
          </table:table-cell>
          <table:table-cell office:value-type="float" office:value="-0.0184427956103381" calcext:value-type="float">
            <text:p>-0.0184427956103381</text:p>
          </table:table-cell>
          <table:table-cell office:value-type="float" office:value="-4.78256587793468" calcext:value-type="float">
            <text:p>-4.78256587793468</text:p>
          </table:table-cell>
          <table:table-cell/>
          <table:table-cell table:formula="of:=[.D299]-[.G299]" office:value-type="float" office:value="0.0104620695217285" calcext:value-type="float">
            <text:p/>
          </table:table-cell>
          <table:table-cell table:formula="of:=[.E299]-[.H299]" office:value-type="float" office:value="0.00124623763173731" calcext:value-type="float">
            <text:p/>
          </table:table-cell>
          <table:table-cell table:formula="of:=IF([.F299]-[.I299]&gt;= PI(); [.F299]-[.I299] - 2*PI(); [.F299]-[.I299])" office:value-type="float" office:value="-0.00147864480840365" calcext:value-type="float">
            <text:p/>
          </table:table-cell>
          <table:table-cell table:formula="of:=[.G299]-[.J299]" office:value-type="float" office:value="-0.0250796762866506" calcext:value-type="float">
            <text:p/>
          </table:table-cell>
          <table:table-cell table:formula="of:=[.H299]-[.K299]" office:value-type="float" office:value="-0.0226669315896327" calcext:value-type="float">
            <text:p/>
          </table:table-cell>
          <table:table-cell table:formula="of:=[.I299]-[.L299]" office:value-type="float" office:value="0.00758106977340134" calcext:value-type="float">
            <text:p/>
          </table:table-cell>
          <table:table-cell/>
          <table:table-cell table:formula="of:=SQRT([.N299]^2+[.O299]^2)" office:value-type="float" office:value="0.010536033737239" calcext:value-type="float">
            <text:p/>
          </table:table-cell>
          <table:table-cell table:formula="of:=SQRT([.Q299]^2+[.R299]^2)" office:value-type="float" office:value="0.0338050284770221" calcext:value-type="float">
            <text:p/>
          </table:table-cell>
          <table:table-cell table:number-columns-repeated="1002"/>
        </table:table-row>
        <table:table-row table:style-name="ro1">
          <table:table-cell table:formula="of:=[.A299]+1" office:value-type="float" office:value="296" calcext:value-type="float">
            <text:p/>
          </table:table-cell>
          <table:table-cell office:value-type="float" office:value="0.54345577955246" calcext:value-type="float">
            <text:p>0.54345577955246</text:p>
          </table:table-cell>
          <table:table-cell office:value-type="float" office:value="0.0595039092004299" calcext:value-type="float">
            <text:p>0.0595039092004299</text:p>
          </table:table-cell>
          <table:table-cell office:value-type="float" office:value="-0.0235962960869074" calcext:value-type="float">
            <text:p>-0.0235962960869074</text:p>
          </table:table-cell>
          <table:table-cell office:value-type="float" office:value="-0.0182206332683563" calcext:value-type="float">
            <text:p>-0.0182206332683563</text:p>
          </table:table-cell>
          <table:table-cell office:value-type="float" office:value="1.50934791564941" calcext:value-type="float">
            <text:p>1.50934791564941</text:p>
          </table:table-cell>
          <table:table-cell office:value-type="float" office:value="-0.0344746008677547" calcext:value-type="float">
            <text:p>-0.0344746008677547</text:p>
          </table:table-cell>
          <table:table-cell office:value-type="float" office:value="-0.0194152683876595" calcext:value-type="float">
            <text:p>-0.0194152683876595</text:p>
          </table:table-cell>
          <table:table-cell office:value-type="float" office:value="-4.77484248421582" calcext:value-type="float">
            <text:p>-4.77484248421582</text:p>
          </table:table-cell>
          <table:table-cell office:value-type="float" office:value="-0.00923048894117559" calcext:value-type="float">
            <text:p>-0.00923048894117559</text:p>
          </table:table-cell>
          <table:table-cell office:value-type="float" office:value="0.00324192934879966" calcext:value-type="float">
            <text:p>0.00324192934879966</text:p>
          </table:table-cell>
          <table:table-cell office:value-type="float" office:value="-4.78018572156667" calcext:value-type="float">
            <text:p>-4.78018572156667</text:p>
          </table:table-cell>
          <table:table-cell/>
          <table:table-cell table:formula="of:=[.D300]-[.G300]" office:value-type="float" office:value="0.0108783047808474" calcext:value-type="float">
            <text:p/>
          </table:table-cell>
          <table:table-cell table:formula="of:=[.E300]-[.H300]" office:value-type="float" office:value="0.0011946351193032" calcext:value-type="float">
            <text:p/>
          </table:table-cell>
          <table:table-cell table:formula="of:=IF([.F300]-[.I300]&gt;= PI(); [.F300]-[.I300] - 2*PI(); [.F300]-[.I300])" office:value-type="float" office:value="0.00100509268564597" calcext:value-type="float">
            <text:p/>
          </table:table-cell>
          <table:table-cell table:formula="of:=[.G300]-[.J300]" office:value-type="float" office:value="-0.0252441119265792" calcext:value-type="float">
            <text:p/>
          </table:table-cell>
          <table:table-cell table:formula="of:=[.H300]-[.K300]" office:value-type="float" office:value="-0.0226571977364592" calcext:value-type="float">
            <text:p/>
          </table:table-cell>
          <table:table-cell table:formula="of:=[.I300]-[.L300]" office:value-type="float" office:value="0.00534323735084907" calcext:value-type="float">
            <text:p/>
          </table:table-cell>
          <table:table-cell/>
          <table:table-cell table:formula="of:=SQRT([.N300]^2+[.O300]^2)" office:value-type="float" office:value="0.0109437044904036" calcext:value-type="float">
            <text:p/>
          </table:table-cell>
          <table:table-cell table:formula="of:=SQRT([.Q300]^2+[.R300]^2)" office:value-type="float" office:value="0.0339206986400732" calcext:value-type="float">
            <text:p/>
          </table:table-cell>
          <table:table-cell table:number-columns-repeated="1002"/>
        </table:table-row>
        <table:table-row table:style-name="ro1">
          <table:table-cell table:formula="of:=[.A300]+1" office:value-type="float" office:value="297" calcext:value-type="float">
            <text:p/>
          </table:table-cell>
          <table:table-cell office:value-type="float" office:value="0.545676708221436" calcext:value-type="float">
            <text:p>0.545676708221436</text:p>
          </table:table-cell>
          <table:table-cell office:value-type="float" office:value="0.069904699921608" calcext:value-type="float">
            <text:p>0.069904699921608</text:p>
          </table:table-cell>
          <table:table-cell office:value-type="float" office:value="-0.0220087952911854" calcext:value-type="float">
            <text:p>-0.0220087952911854</text:p>
          </table:table-cell>
          <table:table-cell office:value-type="float" office:value="0.00346484943293035" calcext:value-type="float">
            <text:p>0.00346484943293035</text:p>
          </table:table-cell>
          <table:table-cell office:value-type="float" office:value="1.5125949382782" calcext:value-type="float">
            <text:p>1.5125949382782</text:p>
          </table:table-cell>
          <table:table-cell office:value-type="float" office:value="-0.0331123099644309" calcext:value-type="float">
            <text:p>-0.0331123099644309</text:p>
          </table:table-cell>
          <table:table-cell office:value-type="float" office:value="0.00236924618869336" calcext:value-type="float">
            <text:p>0.00236924618869336</text:p>
          </table:table-cell>
          <table:table-cell office:value-type="float" office:value="-4.76895096658453" calcext:value-type="float">
            <text:p>-4.76895096658453</text:p>
          </table:table-cell>
          <table:table-cell office:value-type="float" office:value="-0.00775181820655191" calcext:value-type="float">
            <text:p>-0.00775181820655191</text:p>
          </table:table-cell>
          <table:table-cell office:value-type="float" office:value="0.0250188539409265" calcext:value-type="float">
            <text:p>0.0250188539409265</text:p>
          </table:table-cell>
          <table:table-cell office:value-type="float" office:value="-4.7773895335698" calcext:value-type="float">
            <text:p>-4.7773895335698</text:p>
          </table:table-cell>
          <table:table-cell/>
          <table:table-cell table:formula="of:=[.D301]-[.G301]" office:value-type="float" office:value="0.0111035146732455" calcext:value-type="float">
            <text:p/>
          </table:table-cell>
          <table:table-cell table:formula="of:=[.E301]-[.H301]" office:value-type="float" office:value="0.00109560324423699" calcext:value-type="float">
            <text:p/>
          </table:table-cell>
          <table:table-cell table:formula="of:=IF([.F301]-[.I301]&gt;= PI(); [.F301]-[.I301] - 2*PI(); [.F301]-[.I301])" office:value-type="float" office:value="-0.00163940231685711" calcext:value-type="float">
            <text:p/>
          </table:table-cell>
          <table:table-cell table:formula="of:=[.G301]-[.J301]" office:value-type="float" office:value="-0.025360491757879" calcext:value-type="float">
            <text:p/>
          </table:table-cell>
          <table:table-cell table:formula="of:=[.H301]-[.K301]" office:value-type="float" office:value="-0.0226496077522331" calcext:value-type="float">
            <text:p/>
          </table:table-cell>
          <table:table-cell table:formula="of:=[.I301]-[.L301]" office:value-type="float" office:value="0.00843856698527201" calcext:value-type="float">
            <text:p/>
          </table:table-cell>
          <table:table-cell/>
          <table:table-cell table:formula="of:=SQRT([.N301]^2+[.O301]^2)" office:value-type="float" office:value="0.0111574362901054" calcext:value-type="float">
            <text:p/>
          </table:table-cell>
          <table:table-cell table:formula="of:=SQRT([.Q301]^2+[.R301]^2)" office:value-type="float" office:value="0.0340023421771422" calcext:value-type="float">
            <text:p/>
          </table:table-cell>
          <table:table-cell table:number-columns-repeated="1002"/>
        </table:table-row>
        <table:table-row table:style-name="ro1">
          <table:table-cell table:formula="of:=[.A301]+1" office:value-type="float" office:value="298" calcext:value-type="float">
            <text:p/>
          </table:table-cell>
          <table:table-cell office:value-type="float" office:value="0.543396532535553" calcext:value-type="float">
            <text:p>0.543396532535553</text:p>
          </table:table-cell>
          <table:table-cell office:value-type="float" office:value="0.121647827327251" calcext:value-type="float">
            <text:p>0.121647827327251</text:p>
          </table:table-cell>
          <table:table-cell office:value-type="float" office:value="-0.0206710565835237" calcext:value-type="float">
            <text:p>-0.0206710565835237</text:p>
          </table:table-cell>
          <table:table-cell office:value-type="float" office:value="0.0252085383981466" calcext:value-type="float">
            <text:p>0.0252085383981466</text:p>
          </table:table-cell>
          <table:table-cell office:value-type="float" office:value="1.5163539648056" calcext:value-type="float">
            <text:p>1.5163539648056</text:p>
          </table:table-cell>
          <table:table-cell office:value-type="float" office:value="-0.0318835419131496" calcext:value-type="float">
            <text:p>-0.0318835419131496</text:p>
          </table:table-cell>
          <table:table-cell office:value-type="float" office:value="0.0230731442722533" calcext:value-type="float">
            <text:p>0.0230731442722533</text:p>
          </table:table-cell>
          <table:table-cell office:value-type="float" office:value="-4.76425968076187" calcext:value-type="float">
            <text:p>-4.76425968076187</text:p>
          </table:table-cell>
          <table:table-cell office:value-type="float" office:value="-0.00633996988173662" calcext:value-type="float">
            <text:p>-0.00633996988173662</text:p>
          </table:table-cell>
          <table:table-cell office:value-type="float" office:value="0.0467088136186755" calcext:value-type="float">
            <text:p>0.0467088136186755</text:p>
          </table:table-cell>
          <table:table-cell office:value-type="float" office:value="-4.77252362047671" calcext:value-type="float">
            <text:p>-4.77252362047671</text:p>
          </table:table-cell>
          <table:table-cell/>
          <table:table-cell table:formula="of:=[.D302]-[.G302]" office:value-type="float" office:value="0.0112124853296259" calcext:value-type="float">
            <text:p/>
          </table:table-cell>
          <table:table-cell table:formula="of:=[.E302]-[.H302]" office:value-type="float" office:value="0.00213539412589331" calcext:value-type="float">
            <text:p/>
          </table:table-cell>
          <table:table-cell table:formula="of:=IF([.F302]-[.I302]&gt;= PI(); [.F302]-[.I302] - 2*PI(); [.F302]-[.I302])" office:value-type="float" office:value="-0.00257166161211231" calcext:value-type="float">
            <text:p/>
          </table:table-cell>
          <table:table-cell table:formula="of:=[.G302]-[.J302]" office:value-type="float" office:value="-0.025543572031413" calcext:value-type="float">
            <text:p/>
          </table:table-cell>
          <table:table-cell table:formula="of:=[.H302]-[.K302]" office:value-type="float" office:value="-0.0236356693464221" calcext:value-type="float">
            <text:p/>
          </table:table-cell>
          <table:table-cell table:formula="of:=[.I302]-[.L302]" office:value-type="float" office:value="0.00826393971484229" calcext:value-type="float">
            <text:p/>
          </table:table-cell>
          <table:table-cell/>
          <table:table-cell table:formula="of:=SQRT([.N302]^2+[.O302]^2)" office:value-type="float" office:value="0.0114140148650672" calcext:value-type="float">
            <text:p/>
          </table:table-cell>
          <table:table-cell table:formula="of:=SQRT([.Q302]^2+[.R302]^2)" office:value-type="float" office:value="0.0348011341421136" calcext:value-type="float">
            <text:p/>
          </table:table-cell>
          <table:table-cell table:number-columns-repeated="1002"/>
        </table:table-row>
        <table:table-row table:style-name="ro1">
          <table:table-cell table:formula="of:=[.A302]+1" office:value-type="float" office:value="299" calcext:value-type="float">
            <text:p/>
          </table:table-cell>
          <table:table-cell office:value-type="float" office:value="0.542364418506622" calcext:value-type="float">
            <text:p>0.542364418506622</text:p>
          </table:table-cell>
          <table:table-cell office:value-type="float" office:value="0.0866809263825417" calcext:value-type="float">
            <text:p>0.0866809263825417</text:p>
          </table:table-cell>
          <table:table-cell office:value-type="float" office:value="-0.0196532662957907" calcext:value-type="float">
            <text:p>-0.0196532662957907</text:p>
          </table:table-cell>
          <table:table-cell office:value-type="float" office:value="0.0468792617321014" calcext:value-type="float">
            <text:p>0.0468792617321014</text:p>
          </table:table-cell>
          <table:table-cell office:value-type="float" office:value="1.51997578144074" calcext:value-type="float">
            <text:p>1.51997578144074</text:p>
          </table:table-cell>
          <table:table-cell office:value-type="float" office:value="-0.0307587335774646" calcext:value-type="float">
            <text:p>-0.0307587335774646</text:p>
          </table:table-cell>
          <table:table-cell office:value-type="float" office:value="0.0457393408284406" calcext:value-type="float">
            <text:p>0.0457393408284406</text:p>
          </table:table-cell>
          <table:table-cell office:value-type="float" office:value="-4.76183189651161" calcext:value-type="float">
            <text:p>-4.76183189651161</text:p>
          </table:table-cell>
          <table:table-cell office:value-type="float" office:value="-0.00503616044965646" calcext:value-type="float">
            <text:p>-0.00503616044965646</text:p>
          </table:table-cell>
          <table:table-cell office:value-type="float" office:value="0.0683641764857359" calcext:value-type="float">
            <text:p>0.0683641764857359</text:p>
          </table:table-cell>
          <table:table-cell office:value-type="float" office:value="-4.76905638342141" calcext:value-type="float">
            <text:p>-4.76905638342141</text:p>
          </table:table-cell>
          <table:table-cell/>
          <table:table-cell table:formula="of:=[.D303]-[.G303]" office:value-type="float" office:value="0.011105467281674" calcext:value-type="float">
            <text:p/>
          </table:table-cell>
          <table:table-cell table:formula="of:=[.E303]-[.H303]" office:value-type="float" office:value="0.00113992090366085" calcext:value-type="float">
            <text:p/>
          </table:table-cell>
          <table:table-cell table:formula="of:=IF([.F303]-[.I303]&gt;= PI(); [.F303]-[.I303] - 2*PI(); [.F303]-[.I303])" office:value-type="float" office:value="-0.00137762922723805" calcext:value-type="float">
            <text:p/>
          </table:table-cell>
          <table:table-cell table:formula="of:=[.G303]-[.J303]" office:value-type="float" office:value="-0.0257225731278082" calcext:value-type="float">
            <text:p/>
          </table:table-cell>
          <table:table-cell table:formula="of:=[.H303]-[.K303]" office:value-type="float" office:value="-0.0226248356572953" calcext:value-type="float">
            <text:p/>
          </table:table-cell>
          <table:table-cell table:formula="of:=[.I303]-[.L303]" office:value-type="float" office:value="0.0072244869097986" calcext:value-type="float">
            <text:p/>
          </table:table-cell>
          <table:table-cell/>
          <table:table-cell table:formula="of:=SQRT([.N303]^2+[.O303]^2)" office:value-type="float" office:value="0.0111638175912603" calcext:value-type="float">
            <text:p/>
          </table:table-cell>
          <table:table-cell table:formula="of:=SQRT([.Q303]^2+[.R303]^2)" office:value-type="float" office:value="0.0342568818901409" calcext:value-type="float">
            <text:p/>
          </table:table-cell>
          <table:table-cell table:number-columns-repeated="1002"/>
        </table:table-row>
        <table:table-row table:style-name="ro1">
          <table:table-cell table:formula="of:=[.A303]+1" office:value-type="float" office:value="300" calcext:value-type="float">
            <text:p/>
          </table:table-cell>
          <table:table-cell office:value-type="float" office:value="0.542689681053162" calcext:value-type="float">
            <text:p>0.542689681053162</text:p>
          </table:table-cell>
          <table:table-cell office:value-type="float" office:value="0.0251077618449926" calcext:value-type="float">
            <text:p>0.0251077618449926</text:p>
          </table:table-cell>
          <table:table-cell office:value-type="float" office:value="-0.0183040481060743" calcext:value-type="float">
            <text:p>-0.0183040481060743</text:p>
          </table:table-cell>
          <table:table-cell office:value-type="float" office:value="0.0685370713472366" calcext:value-type="float">
            <text:p>0.0685370713472366</text:p>
          </table:table-cell>
          <table:table-cell office:value-type="float" office:value="1.52207684516907" calcext:value-type="float">
            <text:p>1.52207684516907</text:p>
          </table:table-cell>
          <table:table-cell office:value-type="float" office:value="-0.0296858844016986" calcext:value-type="float">
            <text:p>-0.0296858844016986</text:p>
          </table:table-cell>
          <table:table-cell office:value-type="float" office:value="0.0664231971008898" calcext:value-type="float">
            <text:p>0.0664231971008898</text:p>
          </table:table-cell>
          <table:table-cell office:value-type="float" office:value="-4.76415852175155" calcext:value-type="float">
            <text:p>-4.76415852175155</text:p>
          </table:table-cell>
          <table:table-cell office:value-type="float" office:value="-0.0038067061039019" calcext:value-type="float">
            <text:p>-0.0038067061039019</text:p>
          </table:table-cell>
          <table:table-cell office:value-type="float" office:value="0.0900369194105767" calcext:value-type="float">
            <text:p>0.0900369194105767</text:p>
          </table:table-cell>
          <table:table-cell office:value-type="float" office:value="-4.76805207294761" calcext:value-type="float">
            <text:p>-4.76805207294761</text:p>
          </table:table-cell>
          <table:table-cell/>
          <table:table-cell table:formula="of:=[.D304]-[.G304]" office:value-type="float" office:value="0.0113818362956243" calcext:value-type="float">
            <text:p/>
          </table:table-cell>
          <table:table-cell table:formula="of:=[.E304]-[.H304]" office:value-type="float" office:value="0.00211387424634682" calcext:value-type="float">
            <text:p/>
          </table:table-cell>
          <table:table-cell table:formula="of:=IF([.F304]-[.I304]&gt;= PI(); [.F304]-[.I304] - 2*PI(); [.F304]-[.I304])" office:value-type="float" office:value="0.00305005974102635" calcext:value-type="float">
            <text:p/>
          </table:table-cell>
          <table:table-cell table:formula="of:=[.G304]-[.J304]" office:value-type="float" office:value="-0.0258791782977967" calcext:value-type="float">
            <text:p/>
          </table:table-cell>
          <table:table-cell table:formula="of:=[.H304]-[.K304]" office:value-type="float" office:value="-0.0236137223096869" calcext:value-type="float">
            <text:p/>
          </table:table-cell>
          <table:table-cell table:formula="of:=[.I304]-[.L304]" office:value-type="float" office:value="0.00389355119606716" calcext:value-type="float">
            <text:p/>
          </table:table-cell>
          <table:table-cell/>
          <table:table-cell table:formula="of:=SQRT([.N304]^2+[.O304]^2)" office:value-type="float" office:value="0.0115764701783298" calcext:value-type="float">
            <text:p/>
          </table:table-cell>
          <table:table-cell table:formula="of:=SQRT([.Q304]^2+[.R304]^2)" office:value-type="float" office:value="0.035033409064608" calcext:value-type="float">
            <text:p/>
          </table:table-cell>
          <table:table-cell table:number-columns-repeated="1002"/>
        </table:table-row>
        <table:table-row table:style-name="ro1">
          <table:table-cell table:formula="of:=[.A304]+1" office:value-type="float" office:value="301" calcext:value-type="float">
            <text:p/>
          </table:table-cell>
          <table:table-cell office:value-type="float" office:value="0.545460820198059" calcext:value-type="float">
            <text:p>0.545460820198059</text:p>
          </table:table-cell>
          <table:table-cell office:value-type="float" office:value="0.0880703926086426" calcext:value-type="float">
            <text:p>0.0880703926086426</text:p>
          </table:table-cell>
          <table:table-cell office:value-type="float" office:value="-0.0170069970190525" calcext:value-type="float">
            <text:p>-0.0170069970190525</text:p>
          </table:table-cell>
          <table:table-cell office:value-type="float" office:value="0.0902749672532082" calcext:value-type="float">
            <text:p>0.0902749672532082</text:p>
          </table:table-cell>
          <table:table-cell office:value-type="float" office:value="1.52453446388245" calcext:value-type="float">
            <text:p>1.52453446388245</text:p>
          </table:table-cell>
          <table:table-cell office:value-type="float" office:value="-0.0285568586138783" calcext:value-type="float">
            <text:p>-0.0285568586138783</text:p>
          </table:table-cell>
          <table:table-cell office:value-type="float" office:value="0.0892119989672865" calcext:value-type="float">
            <text:p>0.0892119989672865</text:p>
          </table:table-cell>
          <table:table-cell office:value-type="float" office:value="-4.75764183521038" calcext:value-type="float">
            <text:p>-4.75764183521038</text:p>
          </table:table-cell>
          <table:table-cell office:value-type="float" office:value="-0.00259285171593003" calcext:value-type="float">
            <text:p>-0.00259285171593003</text:p>
          </table:table-cell>
          <table:table-cell office:value-type="float" office:value="0.111821560048389" calcext:value-type="float">
            <text:p>0.111821560048389</text:p>
          </table:table-cell>
          <table:table-cell office:value-type="float" office:value="-4.76452925724327" calcext:value-type="float">
            <text:p>-4.76452925724327</text:p>
          </table:table-cell>
          <table:table-cell/>
          <table:table-cell table:formula="of:=[.D305]-[.G305]" office:value-type="float" office:value="0.0115498615948258" calcext:value-type="float">
            <text:p/>
          </table:table-cell>
          <table:table-cell table:formula="of:=[.E305]-[.H305]" office:value-type="float" office:value="0.00106296828592165" calcext:value-type="float">
            <text:p/>
          </table:table-cell>
          <table:table-cell table:formula="of:=IF([.F305]-[.I305]&gt;= PI(); [.F305]-[.I305] - 2*PI(); [.F305]-[.I305])" office:value-type="float" office:value="-0.00100900808675952" calcext:value-type="float">
            <text:p/>
          </table:table-cell>
          <table:table-cell table:formula="of:=[.G305]-[.J305]" office:value-type="float" office:value="-0.0259640068979483" calcext:value-type="float">
            <text:p/>
          </table:table-cell>
          <table:table-cell table:formula="of:=[.H305]-[.K305]" office:value-type="float" office:value="-0.0226095610811025" calcext:value-type="float">
            <text:p/>
          </table:table-cell>
          <table:table-cell table:formula="of:=[.I305]-[.L305]" office:value-type="float" office:value="0.00688742203288584" calcext:value-type="float">
            <text:p/>
          </table:table-cell>
          <table:table-cell/>
          <table:table-cell table:formula="of:=SQRT([.N305]^2+[.O305]^2)" office:value-type="float" office:value="0.0115986725290659" calcext:value-type="float">
            <text:p/>
          </table:table-cell>
          <table:table-cell table:formula="of:=SQRT([.Q305]^2+[.R305]^2)" office:value-type="float" office:value="0.0344285042730121" calcext:value-type="float">
            <text:p/>
          </table:table-cell>
          <table:table-cell table:number-columns-repeated="1002"/>
        </table:table-row>
        <table:table-row table:style-name="ro1">
          <table:table-cell table:formula="of:=[.A305]+1" office:value-type="float" office:value="302" calcext:value-type="float">
            <text:p/>
          </table:table-cell>
          <table:table-cell office:value-type="float" office:value="0.543076038360596" calcext:value-type="float">
            <text:p>0.543076038360596</text:p>
          </table:table-cell>
          <table:table-cell office:value-type="float" office:value="0.0521189495921135" calcext:value-type="float">
            <text:p>0.0521189495921135</text:p>
          </table:table-cell>
          <table:table-cell office:value-type="float" office:value="-0.0157788265496492" calcext:value-type="float">
            <text:p>-0.0157788265496492</text:p>
          </table:table-cell>
          <table:table-cell office:value-type="float" office:value="0.112035848200321" calcext:value-type="float">
            <text:p>0.112035848200321</text:p>
          </table:table-cell>
          <table:table-cell office:value-type="float" office:value="1.52698266506195" calcext:value-type="float">
            <text:p>1.52698266506195</text:p>
          </table:table-cell>
          <table:table-cell office:value-type="float" office:value="-0.027574164446034" calcext:value-type="float">
            <text:p>-0.027574164446034</text:p>
          </table:table-cell>
          <table:table-cell office:value-type="float" office:value="0.110915198839735" calcext:value-type="float">
            <text:p>0.110915198839735</text:p>
          </table:table-cell>
          <table:table-cell office:value-type="float" office:value="-4.75641493726057" calcext:value-type="float">
            <text:p>-4.75641493726057</text:p>
          </table:table-cell>
          <table:table-cell office:value-type="float" office:value="-0.00146071944958914" calcext:value-type="float">
            <text:p>-0.00146071944958914</text:p>
          </table:table-cell>
          <table:table-cell office:value-type="float" office:value="0.133515080049482" calcext:value-type="float">
            <text:p>0.133515080049482</text:p>
          </table:table-cell>
          <table:table-cell office:value-type="float" office:value="-4.76244449925958" calcext:value-type="float">
            <text:p>-4.76244449925958</text:p>
          </table:table-cell>
          <table:table-cell/>
          <table:table-cell table:formula="of:=[.D306]-[.G306]" office:value-type="float" office:value="0.0117953378963847" calcext:value-type="float">
            <text:p/>
          </table:table-cell>
          <table:table-cell table:formula="of:=[.E306]-[.H306]" office:value-type="float" office:value="0.0011206493605866" calcext:value-type="float">
            <text:p/>
          </table:table-cell>
          <table:table-cell table:formula="of:=IF([.F306]-[.I306]&gt;= PI(); [.F306]-[.I306] - 2*PI(); [.F306]-[.I306])" office:value-type="float" office:value="0.00021229514293708" calcext:value-type="float">
            <text:p/>
          </table:table-cell>
          <table:table-cell table:formula="of:=[.G306]-[.J306]" office:value-type="float" office:value="-0.0261134449964448" calcext:value-type="float">
            <text:p/>
          </table:table-cell>
          <table:table-cell table:formula="of:=[.H306]-[.K306]" office:value-type="float" office:value="-0.0225998812097472" calcext:value-type="float">
            <text:p/>
          </table:table-cell>
          <table:table-cell table:formula="of:=[.I306]-[.L306]" office:value-type="float" office:value="0.00602956199900895" calcext:value-type="float">
            <text:p/>
          </table:table-cell>
          <table:table-cell/>
          <table:table-cell table:formula="of:=SQRT([.N306]^2+[.O306]^2)" office:value-type="float" office:value="0.0118484535311269" calcext:value-type="float">
            <text:p/>
          </table:table-cell>
          <table:table-cell table:formula="of:=SQRT([.Q306]^2+[.R306]^2)" office:value-type="float" office:value="0.0345350060124077" calcext:value-type="float">
            <text:p/>
          </table:table-cell>
          <table:table-cell table:number-columns-repeated="1002"/>
        </table:table-row>
        <table:table-row table:style-name="ro1">
          <table:table-cell table:formula="of:=[.A306]+1" office:value-type="float" office:value="303" calcext:value-type="float">
            <text:p/>
          </table:table-cell>
          <table:table-cell office:value-type="float" office:value="0.542376697063446" calcext:value-type="float">
            <text:p>0.542376697063446</text:p>
          </table:table-cell>
          <table:table-cell office:value-type="float" office:value="0.0831701681017876" calcext:value-type="float">
            <text:p>0.0831701681017876</text:p>
          </table:table-cell>
          <table:table-cell office:value-type="float" office:value="-0.01470304466784" calcext:value-type="float">
            <text:p>-0.01470304466784</text:p>
          </table:table-cell>
          <table:table-cell office:value-type="float" office:value="0.133710891008377" calcext:value-type="float">
            <text:p>0.133710891008377</text:p>
          </table:table-cell>
          <table:table-cell office:value-type="float" office:value="1.52980530261993" calcext:value-type="float">
            <text:p>1.52980530261993</text:p>
          </table:table-cell>
          <table:table-cell office:value-type="float" office:value="-0.0266193268506637" calcext:value-type="float">
            <text:p>-0.0266193268506637</text:p>
          </table:table-cell>
          <table:table-cell office:value-type="float" office:value="0.132590443002916" calcext:value-type="float">
            <text:p>0.132590443002916</text:p>
          </table:table-cell>
          <table:table-cell office:value-type="float" office:value="-4.74937178840484" calcext:value-type="float">
            <text:p>-4.74937178840484</text:p>
          </table:table-cell>
          <table:table-cell office:value-type="float" office:value="-0.00037521500075466" calcext:value-type="float">
            <text:p>-0.00037521500075466</text:p>
          </table:table-cell>
          <table:table-cell office:value-type="float" office:value="0.155182974513861" calcext:value-type="float">
            <text:p>0.155182974513861</text:p>
          </table:table-cell>
          <table:table-cell office:value-type="float" office:value="-4.75911769253551" calcext:value-type="float">
            <text:p>-4.75911769253551</text:p>
          </table:table-cell>
          <table:table-cell/>
          <table:table-cell table:formula="of:=[.D307]-[.G307]" office:value-type="float" office:value="0.0119162821828237" calcext:value-type="float">
            <text:p/>
          </table:table-cell>
          <table:table-cell table:formula="of:=[.E307]-[.H307]" office:value-type="float" office:value="0.0011204480054616" calcext:value-type="float">
            <text:p/>
          </table:table-cell>
          <table:table-cell table:formula="of:=IF([.F307]-[.I307]&gt;= PI(); [.F307]-[.I307] - 2*PI(); [.F307]-[.I307])" office:value-type="float" office:value="-0.0040082161548094" calcext:value-type="float">
            <text:p/>
          </table:table-cell>
          <table:table-cell table:formula="of:=[.G307]-[.J307]" office:value-type="float" office:value="-0.026244111849909" calcext:value-type="float">
            <text:p/>
          </table:table-cell>
          <table:table-cell table:formula="of:=[.H307]-[.K307]" office:value-type="float" office:value="-0.0225925315109458" calcext:value-type="float">
            <text:p/>
          </table:table-cell>
          <table:table-cell table:formula="of:=[.I307]-[.L307]" office:value-type="float" office:value="0.00974590413066689" calcext:value-type="float">
            <text:p/>
          </table:table-cell>
          <table:table-cell/>
          <table:table-cell table:formula="of:=SQRT([.N307]^2+[.O307]^2)" office:value-type="float" office:value="0.0119688422495087" calcext:value-type="float">
            <text:p/>
          </table:table-cell>
          <table:table-cell table:formula="of:=SQRT([.Q307]^2+[.R307]^2)" office:value-type="float" office:value="0.0346291190598839" calcext:value-type="float">
            <text:p/>
          </table:table-cell>
          <table:table-cell table:number-columns-repeated="1002"/>
        </table:table-row>
        <table:table-row table:style-name="ro1">
          <table:table-cell table:formula="of:=[.A307]+1" office:value-type="float" office:value="304" calcext:value-type="float">
            <text:p/>
          </table:table-cell>
          <table:table-cell office:value-type="float" office:value="0.541377663612366" calcext:value-type="float">
            <text:p>0.541377663612366</text:p>
          </table:table-cell>
          <table:table-cell office:value-type="float" office:value="0.0664438977837563" calcext:value-type="float">
            <text:p>0.0664438977837563</text:p>
          </table:table-cell>
          <table:table-cell office:value-type="float" office:value="-0.0141270058229566" calcext:value-type="float">
            <text:p>-0.0141270058229566</text:p>
          </table:table-cell>
          <table:table-cell office:value-type="float" office:value="0.155407726764679" calcext:value-type="float">
            <text:p>0.155407726764679</text:p>
          </table:table-cell>
          <table:table-cell office:value-type="float" office:value="1.53328275680542" calcext:value-type="float">
            <text:p>1.53328275680542</text:p>
          </table:table-cell>
          <table:table-cell office:value-type="float" office:value="-0.02581864275149" calcext:value-type="float">
            <text:p>-0.02581864275149</text:p>
          </table:table-cell>
          <table:table-cell office:value-type="float" office:value="0.153233538917104" calcext:value-type="float">
            <text:p>0.153233538917104</text:p>
          </table:table-cell>
          <table:table-cell office:value-type="float" office:value="-4.74720004941066" calcext:value-type="float">
            <text:p>-4.74720004941066</text:p>
          </table:table-cell>
          <table:table-cell office:value-type="float" office:value="0.000636332014707809" calcext:value-type="float">
            <text:p>0.000636332014707809</text:p>
          </table:table-cell>
          <table:table-cell office:value-type="float" office:value="0.176814442612188" calcext:value-type="float">
            <text:p>0.176814442612188</text:p>
          </table:table-cell>
          <table:table-cell office:value-type="float" office:value="-4.75645993662416" calcext:value-type="float">
            <text:p>-4.75645993662416</text:p>
          </table:table-cell>
          <table:table-cell/>
          <table:table-cell table:formula="of:=[.D308]-[.G308]" office:value-type="float" office:value="0.0116916369285335" calcext:value-type="float">
            <text:p/>
          </table:table-cell>
          <table:table-cell table:formula="of:=[.E308]-[.H308]" office:value-type="float" office:value="0.00217418784757517" calcext:value-type="float">
            <text:p/>
          </table:table-cell>
          <table:table-cell table:formula="of:=IF([.F308]-[.I308]&gt;= PI(); [.F308]-[.I308] - 2*PI(); [.F308]-[.I308])" office:value-type="float" office:value="-0.00270250096350999" calcext:value-type="float">
            <text:p/>
          </table:table-cell>
          <table:table-cell table:formula="of:=[.G308]-[.J308]" office:value-type="float" office:value="-0.0264549747661979" calcext:value-type="float">
            <text:p/>
          </table:table-cell>
          <table:table-cell table:formula="of:=[.H308]-[.K308]" office:value-type="float" office:value="-0.0235809036950841" calcext:value-type="float">
            <text:p/>
          </table:table-cell>
          <table:table-cell table:formula="of:=[.I308]-[.L308]" office:value-type="float" office:value="0.00925988721350279" calcext:value-type="float">
            <text:p/>
          </table:table-cell>
          <table:table-cell/>
          <table:table-cell table:formula="of:=SQRT([.N308]^2+[.O308]^2)" office:value-type="float" office:value="0.0118920758013558" calcext:value-type="float">
            <text:p/>
          </table:table-cell>
          <table:table-cell table:formula="of:=SQRT([.Q308]^2+[.R308]^2)" office:value-type="float" office:value="0.0354390280475777" calcext:value-type="float">
            <text:p/>
          </table:table-cell>
          <table:table-cell table:number-columns-repeated="1002"/>
        </table:table-row>
        <table:table-row table:style-name="ro1">
          <table:table-cell table:formula="of:=[.A308]+1" office:value-type="float" office:value="305" calcext:value-type="float">
            <text:p/>
          </table:table-cell>
          <table:table-cell office:value-type="float" office:value="0.543929815292358" calcext:value-type="float">
            <text:p>0.543929815292358</text:p>
          </table:table-cell>
          <table:table-cell office:value-type="float" office:value="0.0589017011225224" calcext:value-type="float">
            <text:p>0.0589017011225224</text:p>
          </table:table-cell>
          <table:table-cell office:value-type="float" office:value="-0.0131156099960208" calcext:value-type="float">
            <text:p>-0.0131156099960208</text:p>
          </table:table-cell>
          <table:table-cell office:value-type="float" office:value="0.177075237035751" calcext:value-type="float">
            <text:p>0.177075237035751</text:p>
          </table:table-cell>
          <table:table-cell office:value-type="float" office:value="1.5351710319519" calcext:value-type="float">
            <text:p>1.5351710319519</text:p>
          </table:table-cell>
          <table:table-cell office:value-type="float" office:value="-0.0250614045774964" calcext:value-type="float">
            <text:p>-0.0250614045774964</text:p>
          </table:table-cell>
          <table:table-cell office:value-type="float" office:value="0.174979947053956" calcext:value-type="float">
            <text:p>0.174979947053956</text:p>
          </table:table-cell>
          <table:table-cell office:value-type="float" office:value="-4.74679489492128" calcext:value-type="float">
            <text:p>-4.74679489492128</text:p>
          </table:table-cell>
          <table:table-cell office:value-type="float" office:value="0.00159488193739909" calcext:value-type="float">
            <text:p>0.00159488193739909</text:p>
          </table:table-cell>
          <table:table-cell office:value-type="float" office:value="0.198550509698671" calcext:value-type="float">
            <text:p>0.198550509698671</text:p>
          </table:table-cell>
          <table:table-cell office:value-type="float" office:value="-4.75410386857926" calcext:value-type="float">
            <text:p>-4.75410386857926</text:p>
          </table:table-cell>
          <table:table-cell/>
          <table:table-cell table:formula="of:=[.D309]-[.G309]" office:value-type="float" office:value="0.0119457945814756" calcext:value-type="float">
            <text:p/>
          </table:table-cell>
          <table:table-cell table:formula="of:=[.E309]-[.H309]" office:value-type="float" office:value="0.00209528998179562" calcext:value-type="float">
            <text:p/>
          </table:table-cell>
          <table:table-cell table:formula="of:=IF([.F309]-[.I309]&gt;= PI(); [.F309]-[.I309] - 2*PI(); [.F309]-[.I309])" office:value-type="float" office:value="-0.00121938030640578" calcext:value-type="float">
            <text:p/>
          </table:table-cell>
          <table:table-cell table:formula="of:=[.G309]-[.J309]" office:value-type="float" office:value="-0.0266562865148954" calcext:value-type="float">
            <text:p/>
          </table:table-cell>
          <table:table-cell table:formula="of:=[.H309]-[.K309]" office:value-type="float" office:value="-0.0235705626447149" calcext:value-type="float">
            <text:p/>
          </table:table-cell>
          <table:table-cell table:formula="of:=[.I309]-[.L309]" office:value-type="float" office:value="0.00730897365798189" calcext:value-type="float">
            <text:p/>
          </table:table-cell>
          <table:table-cell/>
          <table:table-cell table:formula="of:=SQRT([.N309]^2+[.O309]^2)" office:value-type="float" office:value="0.0121281593117267" calcext:value-type="float">
            <text:p/>
          </table:table-cell>
          <table:table-cell table:formula="of:=SQRT([.Q309]^2+[.R309]^2)" office:value-type="float" office:value="0.0355827069536963" calcext:value-type="float">
            <text:p/>
          </table:table-cell>
          <table:table-cell table:number-columns-repeated="1002"/>
        </table:table-row>
        <table:table-row table:style-name="ro1">
          <table:table-cell table:formula="of:=[.A309]+1" office:value-type="float" office:value="306" calcext:value-type="float">
            <text:p/>
          </table:table-cell>
          <table:table-cell office:value-type="float" office:value="0.544079303741455" calcext:value-type="float">
            <text:p>0.544079303741455</text:p>
          </table:table-cell>
          <table:table-cell office:value-type="float" office:value="0.0701330006122589" calcext:value-type="float">
            <text:p>0.0701330006122589</text:p>
          </table:table-cell>
          <table:table-cell office:value-type="float" office:value="-0.0125668458640575" calcext:value-type="float">
            <text:p>-0.0125668458640575</text:p>
          </table:table-cell>
          <table:table-cell office:value-type="float" office:value="0.198845997452736" calcext:value-type="float">
            <text:p>0.198845997452736</text:p>
          </table:table-cell>
          <table:table-cell office:value-type="float" office:value="1.5376638174057" calcext:value-type="float">
            <text:p>1.5376638174057</text:p>
          </table:table-cell>
          <table:table-cell office:value-type="float" office:value="-0.0243127704582599" calcext:value-type="float">
            <text:p>-0.0243127704582599</text:p>
          </table:table-cell>
          <table:table-cell office:value-type="float" office:value="0.196731437707989" calcext:value-type="float">
            <text:p>0.196731437707989</text:p>
          </table:table-cell>
          <table:table-cell office:value-type="float" office:value="-4.74275596376582" calcext:value-type="float">
            <text:p>-4.74275596376582</text:p>
          </table:table-cell>
          <table:table-cell office:value-type="float" office:value="0.0025024669573267" calcext:value-type="float">
            <text:p>0.0025024669573267</text:p>
          </table:table-cell>
          <table:table-cell office:value-type="float" office:value="0.22029474919899" calcext:value-type="float">
            <text:p>0.22029474919899</text:p>
          </table:table-cell>
          <table:table-cell office:value-type="float" office:value="-4.75129854855477" calcext:value-type="float">
            <text:p>-4.75129854855477</text:p>
          </table:table-cell>
          <table:table-cell/>
          <table:table-cell table:formula="of:=[.D310]-[.G310]" office:value-type="float" office:value="0.0117459245942023" calcext:value-type="float">
            <text:p/>
          </table:table-cell>
          <table:table-cell table:formula="of:=[.E310]-[.H310]" office:value-type="float" office:value="0.00211455974474734" calcext:value-type="float">
            <text:p/>
          </table:table-cell>
          <table:table-cell table:formula="of:=IF([.F310]-[.I310]&gt;= PI(); [.F310]-[.I310] - 2*PI(); [.F310]-[.I310])" office:value-type="float" office:value="-0.00276552600806923" calcext:value-type="float">
            <text:p/>
          </table:table-cell>
          <table:table-cell table:formula="of:=[.G310]-[.J310]" office:value-type="float" office:value="-0.0268152374155866" calcext:value-type="float">
            <text:p/>
          </table:table-cell>
          <table:table-cell table:formula="of:=[.H310]-[.K310]" office:value-type="float" office:value="-0.0235633114910017" calcext:value-type="float">
            <text:p/>
          </table:table-cell>
          <table:table-cell table:formula="of:=[.I310]-[.L310]" office:value-type="float" office:value="0.00854258478895176" calcext:value-type="float">
            <text:p/>
          </table:table-cell>
          <table:table-cell/>
          <table:table-cell table:formula="of:=SQRT([.N310]^2+[.O310]^2)" office:value-type="float" office:value="0.0119347437126565" calcext:value-type="float">
            <text:p/>
          </table:table-cell>
          <table:table-cell table:formula="of:=SQRT([.Q310]^2+[.R310]^2)" office:value-type="float" office:value="0.0356971512319435" calcext:value-type="float">
            <text:p/>
          </table:table-cell>
          <table:table-cell table:number-columns-repeated="1002"/>
        </table:table-row>
        <table:table-row table:style-name="ro1">
          <table:table-cell table:formula="of:=[.A310]+1" office:value-type="float" office:value="307" calcext:value-type="float">
            <text:p/>
          </table:table-cell>
          <table:table-cell office:value-type="float" office:value="0.543091118335724" calcext:value-type="float">
            <text:p>0.543091118335724</text:p>
          </table:table-cell>
          <table:table-cell office:value-type="float" office:value="0.0737760812044144" calcext:value-type="float">
            <text:p>0.0737760812044144</text:p>
          </table:table-cell>
          <table:table-cell office:value-type="float" office:value="-0.0124427480623126" calcext:value-type="float">
            <text:p>-0.0124427480623126</text:p>
          </table:table-cell>
          <table:table-cell office:value-type="float" office:value="0.220580667257309" calcext:value-type="float">
            <text:p>0.220580667257309</text:p>
          </table:table-cell>
          <table:table-cell office:value-type="float" office:value="1.54038369655609" calcext:value-type="float">
            <text:p>1.54038369655609</text:p>
          </table:table-cell>
          <table:table-cell office:value-type="float" office:value="-0.0236531902829504" calcext:value-type="float">
            <text:p>-0.0236531902829504</text:p>
          </table:table-cell>
          <table:table-cell office:value-type="float" office:value="0.219445865598247" calcext:value-type="float">
            <text:p>0.219445865598247</text:p>
          </table:table-cell>
          <table:table-cell office:value-type="float" office:value="-4.73970026231624" calcext:value-type="float">
            <text:p>-4.73970026231624</text:p>
          </table:table-cell>
          <table:table-cell office:value-type="float" office:value="0.00334751132886268" calcext:value-type="float">
            <text:p>0.00334751132886268</text:p>
          </table:table-cell>
          <table:table-cell office:value-type="float" office:value="0.242001951702177" calcext:value-type="float">
            <text:p>0.242001951702177</text:p>
          </table:table-cell>
          <table:table-cell office:value-type="float" office:value="-4.74834750530659" calcext:value-type="float">
            <text:p>-4.74834750530659</text:p>
          </table:table-cell>
          <table:table-cell/>
          <table:table-cell table:formula="of:=[.D311]-[.G311]" office:value-type="float" office:value="0.0112104422206378" calcext:value-type="float">
            <text:p/>
          </table:table-cell>
          <table:table-cell table:formula="of:=[.E311]-[.H311]" office:value-type="float" office:value="0.00113480165906169" calcext:value-type="float">
            <text:p/>
          </table:table-cell>
          <table:table-cell table:formula="of:=IF([.F311]-[.I311]&gt;= PI(); [.F311]-[.I311] - 2*PI(); [.F311]-[.I311])" office:value-type="float" office:value="-0.00310134830725239" calcext:value-type="float">
            <text:p/>
          </table:table-cell>
          <table:table-cell table:formula="of:=[.G311]-[.J311]" office:value-type="float" office:value="-0.0270007016118131" calcext:value-type="float">
            <text:p/>
          </table:table-cell>
          <table:table-cell table:formula="of:=[.H311]-[.K311]" office:value-type="float" office:value="-0.02255608610393" calcext:value-type="float">
            <text:p/>
          </table:table-cell>
          <table:table-cell table:formula="of:=[.I311]-[.L311]" office:value-type="float" office:value="0.00864724299034858" calcext:value-type="float">
            <text:p/>
          </table:table-cell>
          <table:table-cell/>
          <table:table-cell table:formula="of:=SQRT([.N311]^2+[.O311]^2)" office:value-type="float" office:value="0.011267732229143" calcext:value-type="float">
            <text:p/>
          </table:table-cell>
          <table:table-cell table:formula="of:=SQRT([.Q311]^2+[.R311]^2)" office:value-type="float" office:value="0.03518259381936" calcext:value-type="float">
            <text:p/>
          </table:table-cell>
          <table:table-cell table:number-columns-repeated="1002"/>
        </table:table-row>
        <table:table-row table:style-name="ro1">
          <table:table-cell table:formula="of:=[.A311]+1" office:value-type="float" office:value="308" calcext:value-type="float">
            <text:p/>
          </table:table-cell>
          <table:table-cell office:value-type="float" office:value="0.543143033981323" calcext:value-type="float">
            <text:p>0.543143033981323</text:p>
          </table:table-cell>
          <table:table-cell office:value-type="float" office:value="0.00868135970085859" calcext:value-type="float">
            <text:p>0.00868135970085859</text:p>
          </table:table-cell>
          <table:table-cell office:value-type="float" office:value="-0.0122526148334146" calcext:value-type="float">
            <text:p>-0.0122526148334146</text:p>
          </table:table-cell>
          <table:table-cell office:value-type="float" office:value="0.242293149232864" calcext:value-type="float">
            <text:p>0.242293149232864</text:p>
          </table:table-cell>
          <table:table-cell office:value-type="float" office:value="1.54202163219452" calcext:value-type="float">
            <text:p>1.54202163219452</text:p>
          </table:table-cell>
          <table:table-cell office:value-type="float" office:value="-0.0230599067437976" calcext:value-type="float">
            <text:p>-0.0230599067437976</text:p>
          </table:table-cell>
          <table:table-cell office:value-type="float" office:value="0.241164683282609" calcext:value-type="float">
            <text:p>0.241164683282609</text:p>
          </table:table-cell>
          <table:table-cell office:value-type="float" office:value="-4.73951063104186" calcext:value-type="float">
            <text:p>-4.73951063104186</text:p>
          </table:table-cell>
          <table:table-cell office:value-type="float" office:value="0.00412856787670518" calcext:value-type="float">
            <text:p>0.00412856787670518</text:p>
          </table:table-cell>
          <table:table-cell office:value-type="float" office:value="0.263713628727432" calcext:value-type="float">
            <text:p>0.263713628727432</text:p>
          </table:table-cell>
          <table:table-cell office:value-type="float" office:value="-4.74800025091856" calcext:value-type="float">
            <text:p>-4.74800025091856</text:p>
          </table:table-cell>
          <table:table-cell/>
          <table:table-cell table:formula="of:=[.D312]-[.G312]" office:value-type="float" office:value="0.0108072919103831" calcext:value-type="float">
            <text:p/>
          </table:table-cell>
          <table:table-cell table:formula="of:=[.E312]-[.H312]" office:value-type="float" office:value="0.00112846595025534" calcext:value-type="float">
            <text:p/>
          </table:table-cell>
          <table:table-cell table:formula="of:=IF([.F312]-[.I312]&gt;= PI(); [.F312]-[.I312] - 2*PI(); [.F312]-[.I312])" office:value-type="float" office:value="-0.00165304394321097" calcext:value-type="float">
            <text:p/>
          </table:table-cell>
          <table:table-cell table:formula="of:=[.G312]-[.J312]" office:value-type="float" office:value="-0.0271884746205028" calcext:value-type="float">
            <text:p/>
          </table:table-cell>
          <table:table-cell table:formula="of:=[.H312]-[.K312]" office:value-type="float" office:value="-0.0225489454448229" calcext:value-type="float">
            <text:p/>
          </table:table-cell>
          <table:table-cell table:formula="of:=[.I312]-[.L312]" office:value-type="float" office:value="0.00848961987670016" calcext:value-type="float">
            <text:p/>
          </table:table-cell>
          <table:table-cell/>
          <table:table-cell table:formula="of:=SQRT([.N312]^2+[.O312]^2)" office:value-type="float" office:value="0.0108660477560665" calcext:value-type="float">
            <text:p/>
          </table:table-cell>
          <table:table-cell table:formula="of:=SQRT([.Q312]^2+[.R312]^2)" office:value-type="float" office:value="0.0353223455175803" calcext:value-type="float">
            <text:p/>
          </table:table-cell>
          <table:table-cell table:number-columns-repeated="1002"/>
        </table:table-row>
        <table:table-row table:style-name="ro1">
          <table:table-cell table:formula="of:=[.A312]+1" office:value-type="float" office:value="309" calcext:value-type="float">
            <text:p/>
          </table:table-cell>
          <table:table-cell office:value-type="float" office:value="0.543576776981354" calcext:value-type="float">
            <text:p>0.543576776981354</text:p>
          </table:table-cell>
          <table:table-cell office:value-type="float" office:value="0.0163413044065237" calcext:value-type="float">
            <text:p>0.0163413044065237</text:p>
          </table:table-cell>
          <table:table-cell office:value-type="float" office:value="-0.011839366517961" calcext:value-type="float">
            <text:p>-0.011839366517961</text:p>
          </table:table-cell>
          <table:table-cell office:value-type="float" office:value="0.264028906822205" calcext:value-type="float">
            <text:p>0.264028906822205</text:p>
          </table:table-cell>
          <table:table-cell office:value-type="float" office:value="1.54262924194336" calcext:value-type="float">
            <text:p>1.54262924194336</text:p>
          </table:table-cell>
          <table:table-cell office:value-type="float" office:value="-0.0224702710597323" calcext:value-type="float">
            <text:p>-0.0224702710597323</text:p>
          </table:table-cell>
          <table:table-cell office:value-type="float" office:value="0.262900956420905" calcext:value-type="float">
            <text:p>0.262900956420905</text:p>
          </table:table-cell>
          <table:table-cell office:value-type="float" office:value="-4.73938238830264" calcext:value-type="float">
            <text:p>-4.73938238830264</text:p>
          </table:table-cell>
          <table:table-cell office:value-type="float" office:value="0.00490270261748133" calcext:value-type="float">
            <text:p>0.00490270261748133</text:p>
          </table:table-cell>
          <table:table-cell office:value-type="float" office:value="0.285442914388968" calcext:value-type="float">
            <text:p>0.285442914388968</text:p>
          </table:table-cell>
          <table:table-cell office:value-type="float" office:value="-4.7473465987423" calcext:value-type="float">
            <text:p>-4.7473465987423</text:p>
          </table:table-cell>
          <table:table-cell/>
          <table:table-cell table:formula="of:=[.D313]-[.G313]" office:value-type="float" office:value="0.0106309045417713" calcext:value-type="float">
            <text:p/>
          </table:table-cell>
          <table:table-cell table:formula="of:=[.E313]-[.H313]" office:value-type="float" office:value="0.00112795040129915" calcext:value-type="float">
            <text:p/>
          </table:table-cell>
          <table:table-cell table:formula="of:=IF([.F313]-[.I313]&gt;= PI(); [.F313]-[.I313] - 2*PI(); [.F313]-[.I313])" office:value-type="float" office:value="-0.00117367693359149" calcext:value-type="float">
            <text:p/>
          </table:table-cell>
          <table:table-cell table:formula="of:=[.G313]-[.J313]" office:value-type="float" office:value="-0.0273729736772136" calcext:value-type="float">
            <text:p/>
          </table:table-cell>
          <table:table-cell table:formula="of:=[.H313]-[.K313]" office:value-type="float" office:value="-0.0225419579680622" calcext:value-type="float">
            <text:p/>
          </table:table-cell>
          <table:table-cell table:formula="of:=[.I313]-[.L313]" office:value-type="float" office:value="0.00796421043965978" calcext:value-type="float">
            <text:p/>
          </table:table-cell>
          <table:table-cell/>
          <table:table-cell table:formula="of:=SQRT([.N313]^2+[.O313]^2)" office:value-type="float" office:value="0.010690575451492" calcext:value-type="float">
            <text:p/>
          </table:table-cell>
          <table:table-cell table:formula="of:=SQRT([.Q313]^2+[.R313]^2)" office:value-type="float" office:value="0.0354601121962031" calcext:value-type="float">
            <text:p/>
          </table:table-cell>
          <table:table-cell table:number-columns-repeated="1002"/>
        </table:table-row>
        <table:table-row table:style-name="ro1">
          <table:table-cell table:formula="of:=[.A313]+1" office:value-type="float" office:value="310" calcext:value-type="float">
            <text:p/>
          </table:table-cell>
          <table:table-cell office:value-type="float" office:value="0.543605744838715" calcext:value-type="float">
            <text:p>0.543605744838715</text:p>
          </table:table-cell>
          <table:table-cell office:value-type="float" office:value="0.00839858967810869" calcext:value-type="float">
            <text:p>0.00839858967810869</text:p>
          </table:table-cell>
          <table:table-cell office:value-type="float" office:value="-0.0110356844961643" calcext:value-type="float">
            <text:p>-0.0110356844961643</text:p>
          </table:table-cell>
          <table:table-cell office:value-type="float" office:value="0.285762876272202" calcext:value-type="float">
            <text:p>0.285762876272202</text:p>
          </table:table-cell>
          <table:table-cell office:value-type="float" office:value="1.54261708259583" calcext:value-type="float">
            <text:p>1.54261708259583</text:p>
          </table:table-cell>
          <table:table-cell office:value-type="float" office:value="-0.0218833914721679" calcext:value-type="float">
            <text:p>-0.0218833914721679</text:p>
          </table:table-cell>
          <table:table-cell office:value-type="float" office:value="0.284638463289142" calcext:value-type="float">
            <text:p>0.284638463289142</text:p>
          </table:table-cell>
          <table:table-cell office:value-type="float" office:value="-4.7397211331651" calcext:value-type="float">
            <text:p>-4.7397211331651</text:p>
          </table:table-cell>
          <table:table-cell office:value-type="float" office:value="0.00566267429667144" calcext:value-type="float">
            <text:p>0.00566267429667144</text:p>
          </table:table-cell>
          <table:table-cell office:value-type="float" office:value="0.307173859429657" calcext:value-type="float">
            <text:p>0.307173859429657</text:p>
          </table:table-cell>
          <table:table-cell office:value-type="float" office:value="-4.74701065515517" calcext:value-type="float">
            <text:p>-4.74701065515517</text:p>
          </table:table-cell>
          <table:table-cell/>
          <table:table-cell table:formula="of:=[.D314]-[.G314]" office:value-type="float" office:value="0.0108477069760036" calcext:value-type="float">
            <text:p/>
          </table:table-cell>
          <table:table-cell table:formula="of:=[.E314]-[.H314]" office:value-type="float" office:value="0.00112441298305949" calcext:value-type="float">
            <text:p/>
          </table:table-cell>
          <table:table-cell table:formula="of:=IF([.F314]-[.I314]&gt;= PI(); [.F314]-[.I314] - 2*PI(); [.F314]-[.I314])" office:value-type="float" office:value="-0.000847091418660462" calcext:value-type="float">
            <text:p/>
          </table:table-cell>
          <table:table-cell table:formula="of:=[.G314]-[.J314]" office:value-type="float" office:value="-0.0275460657688394" calcext:value-type="float">
            <text:p/>
          </table:table-cell>
          <table:table-cell table:formula="of:=[.H314]-[.K314]" office:value-type="float" office:value="-0.0225353961405152" calcext:value-type="float">
            <text:p/>
          </table:table-cell>
          <table:table-cell table:formula="of:=[.I314]-[.L314]" office:value-type="float" office:value="0.00728952199006994" calcext:value-type="float">
            <text:p/>
          </table:table-cell>
          <table:table-cell/>
          <table:table-cell table:formula="of:=SQRT([.N314]^2+[.O314]^2)" office:value-type="float" office:value="0.0109058264791674" calcext:value-type="float">
            <text:p/>
          </table:table-cell>
          <table:table-cell table:formula="of:=SQRT([.Q314]^2+[.R314]^2)" office:value-type="float" office:value="0.0355897431650071" calcext:value-type="float">
            <text:p/>
          </table:table-cell>
          <table:table-cell table:number-columns-repeated="1002"/>
        </table:table-row>
        <table:table-row table:style-name="ro1">
          <table:table-cell table:formula="of:=[.A314]+1" office:value-type="float" office:value="311" calcext:value-type="float">
            <text:p/>
          </table:table-cell>
          <table:table-cell office:value-type="float" office:value="0.543001174926758" calcext:value-type="float">
            <text:p>0.543001174926758</text:p>
          </table:table-cell>
          <table:table-cell office:value-type="float" office:value="-0.000109475986391772" calcext:value-type="float">
            <text:p>-0.000109475986391772</text:p>
          </table:table-cell>
          <table:table-cell office:value-type="float" office:value="-0.0101163741201162" calcext:value-type="float">
            <text:p>-0.0101163741201162</text:p>
          </table:table-cell>
          <table:table-cell office:value-type="float" office:value="0.307468682527542" calcext:value-type="float">
            <text:p>0.307468682527542</text:p>
          </table:table-cell>
          <table:table-cell office:value-type="float" office:value="1.5431535243988" calcext:value-type="float">
            <text:p>1.5431535243988</text:p>
          </table:table-cell>
          <table:table-cell office:value-type="float" office:value="-0.0212898097412213" calcext:value-type="float">
            <text:p>-0.0212898097412213</text:p>
          </table:table-cell>
          <table:table-cell office:value-type="float" office:value="0.305351996182768" calcext:value-type="float">
            <text:p>0.305351996182768</text:p>
          </table:table-cell>
          <table:table-cell office:value-type="float" office:value="-4.73658170616479" calcext:value-type="float">
            <text:p>-4.73658170616479</text:p>
          </table:table-cell>
          <table:table-cell office:value-type="float" office:value="0.00641450847982393" calcext:value-type="float">
            <text:p>0.00641450847982393</text:p>
          </table:table-cell>
          <table:table-cell office:value-type="float" office:value="0.328880890247252" calcext:value-type="float">
            <text:p>0.328880890247252</text:p>
          </table:table-cell>
          <table:table-cell office:value-type="float" office:value="-4.74701503419463" calcext:value-type="float">
            <text:p>-4.74701503419463</text:p>
          </table:table-cell>
          <table:table-cell/>
          <table:table-cell table:formula="of:=[.D315]-[.G315]" office:value-type="float" office:value="0.0111734356211051" calcext:value-type="float">
            <text:p/>
          </table:table-cell>
          <table:table-cell table:formula="of:=[.E315]-[.H315]" office:value-type="float" office:value="0.00211668634477447" calcext:value-type="float">
            <text:p/>
          </table:table-cell>
          <table:table-cell table:formula="of:=IF([.F315]-[.I315]&gt;= PI(); [.F315]-[.I315] - 2*PI(); [.F315]-[.I315])" office:value-type="float" office:value="-0.00345007661598995" calcext:value-type="float">
            <text:p/>
          </table:table-cell>
          <table:table-cell table:formula="of:=[.G315]-[.J315]" office:value-type="float" office:value="-0.0277043182210452" calcext:value-type="float">
            <text:p/>
          </table:table-cell>
          <table:table-cell table:formula="of:=[.H315]-[.K315]" office:value-type="float" office:value="-0.0235288940644839" calcext:value-type="float">
            <text:p/>
          </table:table-cell>
          <table:table-cell table:formula="of:=[.I315]-[.L315]" office:value-type="float" office:value="0.0104333280298334" calcext:value-type="float">
            <text:p/>
          </table:table-cell>
          <table:table-cell/>
          <table:table-cell table:formula="of:=SQRT([.N315]^2+[.O315]^2)" office:value-type="float" office:value="0.0113721600701509" calcext:value-type="float">
            <text:p/>
          </table:table-cell>
          <table:table-cell table:formula="of:=SQRT([.Q315]^2+[.R315]^2)" office:value-type="float" office:value="0.0363474635152255" calcext:value-type="float">
            <text:p/>
          </table:table-cell>
          <table:table-cell table:number-columns-repeated="1002"/>
        </table:table-row>
        <table:table-row table:style-name="ro1">
          <table:table-cell table:formula="of:=[.A315]+1" office:value-type="float" office:value="312" calcext:value-type="float">
            <text:p/>
          </table:table-cell>
          <table:table-cell office:value-type="float" office:value="0.544298648834229" calcext:value-type="float">
            <text:p>0.544298648834229</text:p>
          </table:table-cell>
          <table:table-cell office:value-type="float" office:value="0.0493121407926083" calcext:value-type="float">
            <text:p>0.0493121407926083</text:p>
          </table:table-cell>
          <table:table-cell office:value-type="float" office:value="-0.00910988543182611" calcext:value-type="float">
            <text:p>-0.00910988543182611</text:p>
          </table:table-cell>
          <table:table-cell office:value-type="float" office:value="0.329183906316757" calcext:value-type="float">
            <text:p>0.329183906316757</text:p>
          </table:table-cell>
          <table:table-cell office:value-type="float" office:value="1.54421532154083" calcext:value-type="float">
            <text:p>1.54421532154083</text:p>
          </table:table-cell>
          <table:table-cell office:value-type="float" office:value="-0.006023904954843" calcext:value-type="float">
            <text:p>-0.006023904954843</text:p>
          </table:table-cell>
          <table:table-cell office:value-type="float" office:value="0.331365946643798" calcext:value-type="float">
            <text:p>0.331365946643798</text:p>
          </table:table-cell>
          <table:table-cell office:value-type="float" office:value="-4.74458416829674" calcext:value-type="float">
            <text:p>-4.74458416829674</text:p>
          </table:table-cell>
          <table:table-cell office:value-type="float" office:value="0.00716823441588784" calcext:value-type="float">
            <text:p>0.00716823441588784</text:p>
          </table:table-cell>
          <table:table-cell office:value-type="float" office:value="0.350639785619254" calcext:value-type="float">
            <text:p>0.350639785619254</text:p>
          </table:table-cell>
          <table:table-cell office:value-type="float" office:value="-4.74504254856292" calcext:value-type="float">
            <text:p>-4.74504254856292</text:p>
          </table:table-cell>
          <table:table-cell/>
          <table:table-cell table:formula="of:=[.D316]-[.G316]" office:value-type="float" office:value="-0.00308598047698311" calcext:value-type="float">
            <text:p/>
          </table:table-cell>
          <table:table-cell table:formula="of:=[.E316]-[.H316]" office:value-type="float" office:value="-0.0021820403270405" calcext:value-type="float">
            <text:p/>
          </table:table-cell>
          <table:table-cell table:formula="of:=IF([.F316]-[.I316]&gt;= PI(); [.F316]-[.I316] - 2*PI(); [.F316]-[.I316])" office:value-type="float" office:value="0.00561418265798519" calcext:value-type="float">
            <text:p/>
          </table:table-cell>
          <table:table-cell table:formula="of:=[.G316]-[.J316]" office:value-type="float" office:value="-0.0131921393707308" calcext:value-type="float">
            <text:p/>
          </table:table-cell>
          <table:table-cell table:formula="of:=[.H316]-[.K316]" office:value-type="float" office:value="-0.0192738389754559" calcext:value-type="float">
            <text:p/>
          </table:table-cell>
          <table:table-cell table:formula="of:=[.I316]-[.L316]" office:value-type="float" office:value="0.000458380266183056" calcext:value-type="float">
            <text:p/>
          </table:table-cell>
          <table:table-cell/>
          <table:table-cell table:formula="of:=SQRT([.N316]^2+[.O316]^2)" office:value-type="float" office:value="0.00377949407899416" calcext:value-type="float">
            <text:p/>
          </table:table-cell>
          <table:table-cell table:formula="of:=SQRT([.Q316]^2+[.R316]^2)" office:value-type="float" office:value="0.0233562285060878" calcext:value-type="float">
            <text:p/>
          </table:table-cell>
          <table:table-cell table:number-columns-repeated="1002"/>
        </table:table-row>
        <table:table-row table:style-name="ro1">
          <table:table-cell table:formula="of:=[.A316]+1" office:value-type="float" office:value="313" calcext:value-type="float">
            <text:p/>
          </table:table-cell>
          <table:table-cell office:value-type="float" office:value="0.544524967670441" calcext:value-type="float">
            <text:p>0.544524967670441</text:p>
          </table:table-cell>
          <table:table-cell office:value-type="float" office:value="0.0750189051032066" calcext:value-type="float">
            <text:p>0.0750189051032066</text:p>
          </table:table-cell>
          <table:table-cell office:value-type="float" office:value="-0.00836702436208725" calcext:value-type="float">
            <text:p>-0.00836702436208725</text:p>
          </table:table-cell>
          <table:table-cell office:value-type="float" office:value="0.35095688700676" calcext:value-type="float">
            <text:p>0.35095688700676</text:p>
          </table:table-cell>
          <table:table-cell office:value-type="float" office:value="1.54620575904846" calcext:value-type="float">
            <text:p>1.54620575904846</text:p>
          </table:table-cell>
          <table:table-cell office:value-type="float" office:value="-0.00132438210212759" calcext:value-type="float">
            <text:p>-0.00132438210212759</text:p>
          </table:table-cell>
          <table:table-cell office:value-type="float" office:value="0.356134458477588" calcext:value-type="float">
            <text:p>0.356134458477588</text:p>
          </table:table-cell>
          <table:table-cell office:value-type="float" office:value="-4.74459462010612" calcext:value-type="float">
            <text:p>-4.74459462010612</text:p>
          </table:table-cell>
          <table:table-cell office:value-type="float" office:value="0.00787933535721253" calcext:value-type="float">
            <text:p>0.00787933535721253</text:p>
          </table:table-cell>
          <table:table-cell office:value-type="float" office:value="0.372409173302825" calcext:value-type="float">
            <text:p>0.372409173302825</text:p>
          </table:table-cell>
          <table:table-cell office:value-type="float" office:value="-4.74204179235879" calcext:value-type="float">
            <text:p>-4.74204179235879</text:p>
          </table:table-cell>
          <table:table-cell/>
          <table:table-cell table:formula="of:=[.D317]-[.G317]" office:value-type="float" office:value="-0.00704264225995967" calcext:value-type="float">
            <text:p/>
          </table:table-cell>
          <table:table-cell table:formula="of:=[.E317]-[.H317]" office:value-type="float" office:value="-0.00517757147082809" calcext:value-type="float">
            <text:p/>
          </table:table-cell>
          <table:table-cell table:formula="of:=IF([.F317]-[.I317]&gt;= PI(); [.F317]-[.I317] - 2*PI(); [.F317]-[.I317])" office:value-type="float" office:value="0.00761507197499078" calcext:value-type="float">
            <text:p/>
          </table:table-cell>
          <table:table-cell table:formula="of:=[.G317]-[.J317]" office:value-type="float" office:value="-0.00920371745934012" calcext:value-type="float">
            <text:p/>
          </table:table-cell>
          <table:table-cell table:formula="of:=[.H317]-[.K317]" office:value-type="float" office:value="-0.0162747148252374" calcext:value-type="float">
            <text:p/>
          </table:table-cell>
          <table:table-cell table:formula="of:=[.I317]-[.L317]" office:value-type="float" office:value="-0.00255282774732102" calcext:value-type="float">
            <text:p/>
          </table:table-cell>
          <table:table-cell/>
          <table:table-cell table:formula="of:=SQRT([.N317]^2+[.O317]^2)" office:value-type="float" office:value="0.00874105579076708" calcext:value-type="float">
            <text:p/>
          </table:table-cell>
          <table:table-cell table:formula="of:=SQRT([.Q317]^2+[.R317]^2)" office:value-type="float" office:value="0.0186969184015485" calcext:value-type="float">
            <text:p/>
          </table:table-cell>
          <table:table-cell table:number-columns-repeated="1002"/>
        </table:table-row>
        <table:table-row table:style-name="ro1">
          <table:table-cell table:formula="of:=[.A317]+1" office:value-type="float" office:value="314" calcext:value-type="float">
            <text:p/>
          </table:table-cell>
          <table:table-cell office:value-type="float" office:value="0.544883489608765" calcext:value-type="float">
            <text:p>0.544883489608765</text:p>
          </table:table-cell>
          <table:table-cell office:value-type="float" office:value="0.0618923529982567" calcext:value-type="float">
            <text:p>0.0618923529982567</text:p>
          </table:table-cell>
          <table:table-cell office:value-type="float" office:value="-0.00762042682617903" calcext:value-type="float">
            <text:p>-0.00762042682617903</text:p>
          </table:table-cell>
          <table:table-cell office:value-type="float" office:value="0.372752726078034" calcext:value-type="float">
            <text:p>0.372752726078034</text:p>
          </table:table-cell>
          <table:table-cell office:value-type="float" office:value="1.54811418056488" calcext:value-type="float">
            <text:p>1.54811418056488</text:p>
          </table:table-cell>
          <table:table-cell office:value-type="float" office:value="-0.000622570582745853" calcext:value-type="float">
            <text:p>-0.000622570582745853</text:p>
          </table:table-cell>
          <table:table-cell office:value-type="float" office:value="0.377918495940566" calcext:value-type="float">
            <text:p>0.377918495940566</text:p>
          </table:table-cell>
          <table:table-cell office:value-type="float" office:value="-4.74210261838109" calcext:value-type="float">
            <text:p>-4.74210261838109</text:p>
          </table:table-cell>
          <table:table-cell office:value-type="float" office:value="0.00852553375488526" calcext:value-type="float">
            <text:p>0.00852553375488526</text:p>
          </table:table-cell>
          <table:table-cell office:value-type="float" office:value="0.394194931385297" calcext:value-type="float">
            <text:p>0.394194931385297</text:p>
          </table:table-cell>
          <table:table-cell office:value-type="float" office:value="-4.73956609823886" calcext:value-type="float">
            <text:p>-4.73956609823886</text:p>
          </table:table-cell>
          <table:table-cell/>
          <table:table-cell table:formula="of:=[.D318]-[.G318]" office:value-type="float" office:value="-0.00699785624343317" calcext:value-type="float">
            <text:p/>
          </table:table-cell>
          <table:table-cell table:formula="of:=[.E318]-[.H318]" office:value-type="float" office:value="-0.00516576986253209" calcext:value-type="float">
            <text:p/>
          </table:table-cell>
          <table:table-cell table:formula="of:=IF([.F318]-[.I318]&gt;= PI(); [.F318]-[.I318] - 2*PI(); [.F318]-[.I318])" office:value-type="float" office:value="0.00703149176638451" calcext:value-type="float">
            <text:p/>
          </table:table-cell>
          <table:table-cell table:formula="of:=[.G318]-[.J318]" office:value-type="float" office:value="-0.00914810433763111" calcext:value-type="float">
            <text:p/>
          </table:table-cell>
          <table:table-cell table:formula="of:=[.H318]-[.K318]" office:value-type="float" office:value="-0.0162764354447317" calcext:value-type="float">
            <text:p/>
          </table:table-cell>
          <table:table-cell table:formula="of:=[.I318]-[.L318]" office:value-type="float" office:value="-0.00253652014222627" calcext:value-type="float">
            <text:p/>
          </table:table-cell>
          <table:table-cell/>
          <table:table-cell table:formula="of:=SQRT([.N318]^2+[.O318]^2)" office:value-type="float" office:value="0.00869799806141628" calcext:value-type="float">
            <text:p/>
          </table:table-cell>
          <table:table-cell table:formula="of:=SQRT([.Q318]^2+[.R318]^2)" office:value-type="float" office:value="0.0186711050492119" calcext:value-type="float">
            <text:p/>
          </table:table-cell>
          <table:table-cell table:number-columns-repeated="1002"/>
        </table:table-row>
        <table:table-row table:style-name="ro1">
          <table:table-cell table:formula="of:=[.A318]+1" office:value-type="float" office:value="315" calcext:value-type="float">
            <text:p/>
          </table:table-cell>
          <table:table-cell office:value-type="float" office:value="0.525976479053497" calcext:value-type="float">
            <text:p>0.525976479053497</text:p>
          </table:table-cell>
          <table:table-cell office:value-type="float" office:value="1.4657541513443" calcext:value-type="float">
            <text:p>1.4657541513443</text:p>
          </table:table-cell>
          <table:table-cell office:value-type="float" office:value="-0.00638717459514737" calcext:value-type="float">
            <text:p>-0.00638717459514737</text:p>
          </table:table-cell>
          <table:table-cell office:value-type="float" office:value="0.394188702106476" calcext:value-type="float">
            <text:p>0.394188702106476</text:p>
          </table:table-cell>
          <table:table-cell office:value-type="float" office:value="1.57678616046906" calcext:value-type="float">
            <text:p>1.57678616046906</text:p>
          </table:table-cell>
          <table:table-cell office:value-type="float" office:value="-0.0119580432081626" calcext:value-type="float">
            <text:p>-0.0119580432081626</text:p>
          </table:table-cell>
          <table:table-cell office:value-type="float" office:value="0.400943876417363" calcext:value-type="float">
            <text:p>0.400943876417363</text:p>
          </table:table-cell>
          <table:table-cell office:value-type="float" office:value="-4.71715082452856" calcext:value-type="float">
            <text:p>-4.71715082452856</text:p>
          </table:table-cell>
          <table:table-cell office:value-type="float" office:value="0.00909724436204151" calcext:value-type="float">
            <text:p>0.00909724436204151</text:p>
          </table:table-cell>
          <table:table-cell office:value-type="float" office:value="0.415226221345965" calcext:value-type="float">
            <text:p>0.415226221345965</text:p>
          </table:table-cell>
          <table:table-cell office:value-type="float" office:value="-4.68093593218509" calcext:value-type="float">
            <text:p>-4.68093593218509</text:p>
          </table:table-cell>
          <table:table-cell/>
          <table:table-cell table:formula="of:=[.D319]-[.G319]" office:value-type="float" office:value="0.00557086861301526" calcext:value-type="float">
            <text:p/>
          </table:table-cell>
          <table:table-cell table:formula="of:=[.E319]-[.H319]" office:value-type="float" office:value="-0.00675517431088701" calcext:value-type="float">
            <text:p/>
          </table:table-cell>
          <table:table-cell table:formula="of:=IF([.F319]-[.I319]&gt;= PI(); [.F319]-[.I319] - 2*PI(); [.F319]-[.I319])" office:value-type="float" office:value="0.0107516778180301" calcext:value-type="float">
            <text:p/>
          </table:table-cell>
          <table:table-cell table:formula="of:=[.G319]-[.J319]" office:value-type="float" office:value="-0.0210552875702041" calcext:value-type="float">
            <text:p/>
          </table:table-cell>
          <table:table-cell table:formula="of:=[.H319]-[.K319]" office:value-type="float" office:value="-0.0142823449286023" calcext:value-type="float">
            <text:p/>
          </table:table-cell>
          <table:table-cell table:formula="of:=[.I319]-[.L319]" office:value-type="float" office:value="-0.0362148923434686" calcext:value-type="float">
            <text:p/>
          </table:table-cell>
          <table:table-cell/>
          <table:table-cell table:formula="of:=SQRT([.N319]^2+[.O319]^2)" office:value-type="float" office:value="0.00875596694111772" calcext:value-type="float">
            <text:p/>
          </table:table-cell>
          <table:table-cell table:formula="of:=SQRT([.Q319]^2+[.R319]^2)" office:value-type="float" office:value="0.0254422976816868" calcext:value-type="float">
            <text:p/>
          </table:table-cell>
          <table:table-cell table:number-columns-repeated="1002"/>
        </table:table-row>
        <table:table-row table:style-name="ro1">
          <table:table-cell table:formula="of:=[.A319]+1" office:value-type="float" office:value="316" calcext:value-type="float">
            <text:p/>
          </table:table-cell>
          <table:table-cell office:value-type="float" office:value="0.505506575107574" calcext:value-type="float">
            <text:p>0.505506575107574</text:p>
          </table:table-cell>
          <table:table-cell office:value-type="float" office:value="2.85136437416077" calcext:value-type="float">
            <text:p>2.85136437416077</text:p>
          </table:table-cell>
          <table:table-cell office:value-type="float" office:value="-0.00282080913893878" calcext:value-type="float">
            <text:p>-0.00282080913893878</text:p>
          </table:table-cell>
          <table:table-cell office:value-type="float" office:value="0.41457462310791" calcext:value-type="float">
            <text:p>0.41457462310791</text:p>
          </table:table-cell>
          <table:table-cell office:value-type="float" office:value="1.66394412517548" calcext:value-type="float">
            <text:p>1.66394412517548</text:p>
          </table:table-cell>
          <table:table-cell office:value-type="float" office:value="-0.0168549681449118" calcext:value-type="float">
            <text:p>-0.0168549681449118</text:p>
          </table:table-cell>
          <table:table-cell office:value-type="float" office:value="0.42013324225545" calcext:value-type="float">
            <text:p>0.42013324225545</text:p>
          </table:table-cell>
          <table:table-cell office:value-type="float" office:value="-4.6378833986646" calcext:value-type="float">
            <text:p>-4.6378833986646</text:p>
          </table:table-cell>
          <table:table-cell office:value-type="float" office:value="0.00846136031333221" calcext:value-type="float">
            <text:p>0.00846136031333221</text:p>
          </table:table-cell>
          <table:table-cell office:value-type="float" office:value="0.435436483279938" calcext:value-type="float">
            <text:p>0.435436483279938</text:p>
          </table:table-cell>
          <table:table-cell office:value-type="float" office:value="-4.56688135721866" calcext:value-type="float">
            <text:p>-4.56688135721866</text:p>
          </table:table-cell>
          <table:table-cell/>
          <table:table-cell table:formula="of:=[.D320]-[.G320]" office:value-type="float" office:value="0.014034159005973" calcext:value-type="float">
            <text:p/>
          </table:table-cell>
          <table:table-cell table:formula="of:=[.E320]-[.H320]" office:value-type="float" office:value="-0.00555861914753997" calcext:value-type="float">
            <text:p/>
          </table:table-cell>
          <table:table-cell table:formula="of:=IF([.F320]-[.I320]&gt;= PI(); [.F320]-[.I320] - 2*PI(); [.F320]-[.I320])" office:value-type="float" office:value="0.0186422166604929" calcext:value-type="float">
            <text:p/>
          </table:table-cell>
          <table:table-cell table:formula="of:=[.G320]-[.J320]" office:value-type="float" office:value="-0.025316328458244" calcext:value-type="float">
            <text:p/>
          </table:table-cell>
          <table:table-cell table:formula="of:=[.H320]-[.K320]" office:value-type="float" office:value="-0.0153032410244876" calcext:value-type="float">
            <text:p/>
          </table:table-cell>
          <table:table-cell table:formula="of:=[.I320]-[.L320]" office:value-type="float" office:value="-0.0710020414459409" calcext:value-type="float">
            <text:p/>
          </table:table-cell>
          <table:table-cell/>
          <table:table-cell table:formula="of:=SQRT([.N320]^2+[.O320]^2)" office:value-type="float" office:value="0.0150948953567864" calcext:value-type="float">
            <text:p/>
          </table:table-cell>
          <table:table-cell table:formula="of:=SQRT([.Q320]^2+[.R320]^2)" office:value-type="float" office:value="0.0295821850521434" calcext:value-type="float">
            <text:p/>
          </table:table-cell>
          <table:table-cell table:number-columns-repeated="1002"/>
        </table:table-row>
        <table:table-row table:style-name="ro1">
          <table:table-cell table:formula="of:=[.A320]+1" office:value-type="float" office:value="317" calcext:value-type="float">
            <text:p/>
          </table:table-cell>
          <table:table-cell office:value-type="float" office:value="0.468480676412582" calcext:value-type="float">
            <text:p>0.468480676412582</text:p>
          </table:table-cell>
          <table:table-cell office:value-type="float" office:value="4.00792932510376" calcext:value-type="float">
            <text:p>4.00792932510376</text:p>
          </table:table-cell>
          <table:table-cell office:value-type="float" office:value="0.00114826660137624" calcext:value-type="float">
            <text:p>0.00114826660137624</text:p>
          </table:table-cell>
          <table:table-cell office:value-type="float" office:value="0.433563262224197" calcext:value-type="float">
            <text:p>0.433563262224197</text:p>
          </table:table-cell>
          <table:table-cell office:value-type="float" office:value="1.80275881290436" calcext:value-type="float">
            <text:p>1.80275881290436</text:p>
          </table:table-cell>
          <table:table-cell office:value-type="float" office:value="-0.0152510533181679" calcext:value-type="float">
            <text:p>-0.0152510533181679</text:p>
          </table:table-cell>
          <table:table-cell office:value-type="float" office:value="0.438787020621289" calcext:value-type="float">
            <text:p>0.438787020621289</text:p>
          </table:table-cell>
          <table:table-cell office:value-type="float" office:value="-4.5125283011028" calcext:value-type="float">
            <text:p>-4.5125283011028</text:p>
          </table:table-cell>
          <table:table-cell office:value-type="float" office:value="0.00574427157324763" calcext:value-type="float">
            <text:p>0.00574427157324763</text:p>
          </table:table-cell>
          <table:table-cell office:value-type="float" office:value="0.453977682255562" calcext:value-type="float">
            <text:p>0.453977682255562</text:p>
          </table:table-cell>
          <table:table-cell office:value-type="float" office:value="-4.40656418421451" calcext:value-type="float">
            <text:p>-4.40656418421451</text:p>
          </table:table-cell>
          <table:table-cell/>
          <table:table-cell table:formula="of:=[.D321]-[.G321]" office:value-type="float" office:value="0.0163993199195441" calcext:value-type="float">
            <text:p/>
          </table:table-cell>
          <table:table-cell table:formula="of:=[.E321]-[.H321]" office:value-type="float" office:value="-0.00522375839709199" calcext:value-type="float">
            <text:p/>
          </table:table-cell>
          <table:table-cell table:formula="of:=IF([.F321]-[.I321]&gt;= PI(); [.F321]-[.I321] - 2*PI(); [.F321]-[.I321])" office:value-type="float" office:value="0.0321018068275665" calcext:value-type="float">
            <text:p/>
          </table:table-cell>
          <table:table-cell table:formula="of:=[.G321]-[.J321]" office:value-type="float" office:value="-0.0209953248914155" calcext:value-type="float">
            <text:p/>
          </table:table-cell>
          <table:table-cell table:formula="of:=[.H321]-[.K321]" office:value-type="float" office:value="-0.0151906616342727" calcext:value-type="float">
            <text:p/>
          </table:table-cell>
          <table:table-cell table:formula="of:=[.I321]-[.L321]" office:value-type="float" office:value="-0.105964116888283" calcext:value-type="float">
            <text:p/>
          </table:table-cell>
          <table:table-cell/>
          <table:table-cell table:formula="of:=SQRT([.N321]^2+[.O321]^2)" office:value-type="float" office:value="0.0172111982620254" calcext:value-type="float">
            <text:p/>
          </table:table-cell>
          <table:table-cell table:formula="of:=SQRT([.Q321]^2+[.R321]^2)" office:value-type="float" office:value="0.0259144721764318" calcext:value-type="float">
            <text:p/>
          </table:table-cell>
          <table:table-cell table:number-columns-repeated="1002"/>
        </table:table-row>
        <table:table-row table:style-name="ro1">
          <table:table-cell table:formula="of:=[.A321]+1" office:value-type="float" office:value="318" calcext:value-type="float">
            <text:p/>
          </table:table-cell>
          <table:table-cell office:value-type="float" office:value="0.42964980006218" calcext:value-type="float">
            <text:p>0.42964980006218</text:p>
          </table:table-cell>
          <table:table-cell office:value-type="float" office:value="5.0699462890625" calcext:value-type="float">
            <text:p>5.0699462890625</text:p>
          </table:table-cell>
          <table:table-cell office:value-type="float" office:value="0.00487036863341928" calcext:value-type="float">
            <text:p>0.00487036863341928</text:p>
          </table:table-cell>
          <table:table-cell office:value-type="float" office:value="0.450945019721985" calcext:value-type="float">
            <text:p>0.450945019721985</text:p>
          </table:table-cell>
          <table:table-cell office:value-type="float" office:value="1.98549163341522" calcext:value-type="float">
            <text:p>1.98549163341522</text:p>
          </table:table-cell>
          <table:table-cell office:value-type="float" office:value="-0.0186630361783585" calcext:value-type="float">
            <text:p>-0.0186630361783585</text:p>
          </table:table-cell>
          <table:table-cell office:value-type="float" office:value="0.445646874325225" calcext:value-type="float">
            <text:p>0.445646874325225</text:p>
          </table:table-cell>
          <table:table-cell office:value-type="float" office:value="-4.3646716399604" calcext:value-type="float">
            <text:p>-4.3646716399604</text:p>
          </table:table-cell>
          <table:table-cell office:value-type="float" office:value="0.000569916498973519" calcext:value-type="float">
            <text:p>0.000569916498973519</text:p>
          </table:table-cell>
          <table:table-cell office:value-type="float" office:value="0.470366226140694" calcext:value-type="float">
            <text:p>0.470366226140694</text:p>
          </table:table-cell>
          <table:table-cell office:value-type="float" office:value="-4.20376633265201" calcext:value-type="float">
            <text:p>-4.20376633265201</text:p>
          </table:table-cell>
          <table:table-cell/>
          <table:table-cell table:formula="of:=[.D322]-[.G322]" office:value-type="float" office:value="0.0235334048117778" calcext:value-type="float">
            <text:p/>
          </table:table-cell>
          <table:table-cell table:formula="of:=[.E322]-[.H322]" office:value-type="float" office:value="0.00529814539676032" calcext:value-type="float">
            <text:p/>
          </table:table-cell>
          <table:table-cell table:formula="of:=IF([.F322]-[.I322]&gt;= PI(); [.F322]-[.I322] - 2*PI(); [.F322]-[.I322])" office:value-type="float" office:value="0.0669779661960321" calcext:value-type="float">
            <text:p/>
          </table:table-cell>
          <table:table-cell table:formula="of:=[.G322]-[.J322]" office:value-type="float" office:value="-0.019232952677332" calcext:value-type="float">
            <text:p/>
          </table:table-cell>
          <table:table-cell table:formula="of:=[.H322]-[.K322]" office:value-type="float" office:value="-0.0247193518154691" calcext:value-type="float">
            <text:p/>
          </table:table-cell>
          <table:table-cell table:formula="of:=[.I322]-[.L322]" office:value-type="float" office:value="-0.160905307308385" calcext:value-type="float">
            <text:p/>
          </table:table-cell>
          <table:table-cell/>
          <table:table-cell table:formula="of:=SQRT([.N322]^2+[.O322]^2)" office:value-type="float" office:value="0.0241224270478785" calcext:value-type="float">
            <text:p/>
          </table:table-cell>
          <table:table-cell table:formula="of:=SQRT([.Q322]^2+[.R322]^2)" office:value-type="float" office:value="0.0313201663926843" calcext:value-type="float">
            <text:p/>
          </table:table-cell>
          <table:table-cell table:number-columns-repeated="1002"/>
        </table:table-row>
        <table:table-row table:style-name="ro1">
          <table:table-cell table:formula="of:=[.A322]+1" office:value-type="float" office:value="319" calcext:value-type="float">
            <text:p/>
          </table:table-cell>
          <table:table-cell office:value-type="float" office:value="0.383911520242691" calcext:value-type="float">
            <text:p>0.383911520242691</text:p>
          </table:table-cell>
          <table:table-cell office:value-type="float" office:value="5.90876865386963" calcext:value-type="float">
            <text:p>5.90876865386963</text:p>
          </table:table-cell>
          <table:table-cell office:value-type="float" office:value="0.00902766641229391" calcext:value-type="float">
            <text:p>0.00902766641229391</text:p>
          </table:table-cell>
          <table:table-cell office:value-type="float" office:value="0.466619491577148" calcext:value-type="float">
            <text:p>0.466619491577148</text:p>
          </table:table-cell>
          <table:table-cell office:value-type="float" office:value="2.20597505569458" calcext:value-type="float">
            <text:p>2.20597505569458</text:p>
          </table:table-cell>
          <table:table-cell office:value-type="float" office:value="0.00504238059275905" calcext:value-type="float">
            <text:p>0.00504238059275905</text:p>
          </table:table-cell>
          <table:table-cell office:value-type="float" office:value="0.465081099084911" calcext:value-type="float">
            <text:p>0.465081099084911</text:p>
          </table:table-cell>
          <table:table-cell office:value-type="float" office:value="-4.15244557391612" calcext:value-type="float">
            <text:p>-4.15244557391612</text:p>
          </table:table-cell>
          <table:table-cell office:value-type="float" office:value="-0.00690829151324092" calcext:value-type="float">
            <text:p>-0.00690829151324092</text:p>
          </table:table-cell>
          <table:table-cell office:value-type="float" office:value="0.483778805815243" calcext:value-type="float">
            <text:p>0.483778805815243</text:p>
          </table:table-cell>
          <table:table-cell office:value-type="float" office:value="-3.96741558649723" calcext:value-type="float">
            <text:p>-3.96741558649723</text:p>
          </table:table-cell>
          <table:table-cell/>
          <table:table-cell table:formula="of:=[.D323]-[.G323]" office:value-type="float" office:value="0.00398528581953487" calcext:value-type="float">
            <text:p/>
          </table:table-cell>
          <table:table-cell table:formula="of:=[.E323]-[.H323]" office:value-type="float" office:value="0.00153839249223769" calcext:value-type="float">
            <text:p/>
          </table:table-cell>
          <table:table-cell table:formula="of:=IF([.F323]-[.I323]&gt;= PI(); [.F323]-[.I323] - 2*PI(); [.F323]-[.I323])" office:value-type="float" office:value="0.075235322431114" calcext:value-type="float">
            <text:p/>
          </table:table-cell>
          <table:table-cell table:formula="of:=[.G323]-[.J323]" office:value-type="float" office:value="0.011950672106" calcext:value-type="float">
            <text:p/>
          </table:table-cell>
          <table:table-cell table:formula="of:=[.H323]-[.K323]" office:value-type="float" office:value="-0.0186977067303324" calcext:value-type="float">
            <text:p/>
          </table:table-cell>
          <table:table-cell table:formula="of:=[.I323]-[.L323]" office:value-type="float" office:value="-0.185029987418894" calcext:value-type="float">
            <text:p/>
          </table:table-cell>
          <table:table-cell/>
          <table:table-cell table:formula="of:=SQRT([.N323]^2+[.O323]^2)" office:value-type="float" office:value="0.00427190291598007" calcext:value-type="float">
            <text:p/>
          </table:table-cell>
          <table:table-cell table:formula="of:=SQRT([.Q323]^2+[.R323]^2)" office:value-type="float" office:value="0.0221906016312908" calcext:value-type="float">
            <text:p/>
          </table:table-cell>
          <table:table-cell table:number-columns-repeated="1002"/>
        </table:table-row>
        <table:table-row table:style-name="ro1">
          <table:table-cell table:formula="of:=[.A323]+1" office:value-type="float" office:value="320" calcext:value-type="float">
            <text:p/>
          </table:table-cell>
          <table:table-cell office:value-type="float" office:value="0.376847803592682" calcext:value-type="float">
            <text:p>0.376847803592682</text:p>
          </table:table-cell>
          <table:table-cell office:value-type="float" office:value="5.56386852264404" calcext:value-type="float">
            <text:p>5.56386852264404</text:p>
          </table:table-cell>
          <table:table-cell office:value-type="float" office:value="0.0115539282560349" calcext:value-type="float">
            <text:p>0.0115539282560349</text:p>
          </table:table-cell>
          <table:table-cell office:value-type="float" office:value="0.481253266334534" calcext:value-type="float">
            <text:p>0.481253266334534</text:p>
          </table:table-cell>
          <table:table-cell office:value-type="float" office:value="2.43807053565979" calcext:value-type="float">
            <text:p>2.43807053565979</text:p>
          </table:table-cell>
          <table:table-cell office:value-type="float" office:value="0.00802925408563871" calcext:value-type="float">
            <text:p>0.00802925408563871</text:p>
          </table:table-cell>
          <table:table-cell office:value-type="float" office:value="0.478851402983777" calcext:value-type="float">
            <text:p>0.478851402983777</text:p>
          </table:table-cell>
          <table:table-cell office:value-type="float" office:value="-3.93032551015479" calcext:value-type="float">
            <text:p>-3.93032551015479</text:p>
          </table:table-cell>
          <table:table-cell office:value-type="float" office:value="-0.0171276842033103" calcext:value-type="float">
            <text:p>-0.0171276842033103</text:p>
          </table:table-cell>
          <table:table-cell office:value-type="float" office:value="0.494859728175876" calcext:value-type="float">
            <text:p>0.494859728175876</text:p>
          </table:table-cell>
          <table:table-cell office:value-type="float" office:value="-3.74486084559146" calcext:value-type="float">
            <text:p>-3.74486084559146</text:p>
          </table:table-cell>
          <table:table-cell/>
          <table:table-cell table:formula="of:=[.D324]-[.G324]" office:value-type="float" office:value="0.00352467417039614" calcext:value-type="float">
            <text:p/>
          </table:table-cell>
          <table:table-cell table:formula="of:=[.E324]-[.H324]" office:value-type="float" office:value="0.00240186335075687" calcext:value-type="float">
            <text:p/>
          </table:table-cell>
          <table:table-cell table:formula="of:=IF([.F324]-[.I324]&gt;= PI(); [.F324]-[.I324] - 2*PI(); [.F324]-[.I324])" office:value-type="float" office:value="0.0852107386349914" calcext:value-type="float">
            <text:p/>
          </table:table-cell>
          <table:table-cell table:formula="of:=[.G324]-[.J324]" office:value-type="float" office:value="0.025156938288949" calcext:value-type="float">
            <text:p/>
          </table:table-cell>
          <table:table-cell table:formula="of:=[.H324]-[.K324]" office:value-type="float" office:value="-0.0160083251920988" calcext:value-type="float">
            <text:p/>
          </table:table-cell>
          <table:table-cell table:formula="of:=[.I324]-[.L324]" office:value-type="float" office:value="-0.185464664563323" calcext:value-type="float">
            <text:p/>
          </table:table-cell>
          <table:table-cell/>
          <table:table-cell table:formula="of:=SQRT([.N324]^2+[.O324]^2)" office:value-type="float" office:value="0.00426524038750066" calcext:value-type="float">
            <text:p/>
          </table:table-cell>
          <table:table-cell table:formula="of:=SQRT([.Q324]^2+[.R324]^2)" office:value-type="float" office:value="0.0298184174551564" calcext:value-type="float">
            <text:p/>
          </table:table-cell>
          <table:table-cell table:number-columns-repeated="1002"/>
        </table:table-row>
        <table:table-row table:style-name="ro1">
          <table:table-cell table:formula="of:=[.A324]+1" office:value-type="float" office:value="321" calcext:value-type="float">
            <text:p/>
          </table:table-cell>
          <table:table-cell office:value-type="float" office:value="0.397755712270737" calcext:value-type="float">
            <text:p>0.397755712270737</text:p>
          </table:table-cell>
          <table:table-cell office:value-type="float" office:value="4.55416345596314" calcext:value-type="float">
            <text:p>4.55416345596314</text:p>
          </table:table-cell>
          <table:table-cell office:value-type="float" office:value="0.00843973457813263" calcext:value-type="float">
            <text:p>0.00843973457813263</text:p>
          </table:table-cell>
          <table:table-cell office:value-type="float" office:value="0.496044993400574" calcext:value-type="float">
            <text:p>0.496044993400574</text:p>
          </table:table-cell>
          <table:table-cell office:value-type="float" office:value="2.63994169235229" calcext:value-type="float">
            <text:p>2.63994169235229</text:p>
          </table:table-cell>
          <table:table-cell office:value-type="float" office:value="0.00579265422842519" calcext:value-type="float">
            <text:p>0.00579265422842519</text:p>
          </table:table-cell>
          <table:table-cell office:value-type="float" office:value="0.497093249266336" calcext:value-type="float">
            <text:p>0.497093249266336</text:p>
          </table:table-cell>
          <table:table-cell office:value-type="float" office:value="-3.69228896365893" calcext:value-type="float">
            <text:p>-3.69228896365893</text:p>
          </table:table-cell>
          <table:table-cell office:value-type="float" office:value="-0.0302295322428693" calcext:value-type="float">
            <text:p>-0.0302295322428693</text:p>
          </table:table-cell>
          <table:table-cell office:value-type="float" office:value="0.503886186428075" calcext:value-type="float">
            <text:p>0.503886186428075</text:p>
          </table:table-cell>
          <table:table-cell office:value-type="float" office:value="-3.56269430735294" calcext:value-type="float">
            <text:p>-3.56269430735294</text:p>
          </table:table-cell>
          <table:table-cell/>
          <table:table-cell table:formula="of:=[.D325]-[.G325]" office:value-type="float" office:value="0.00264708034970744" calcext:value-type="float">
            <text:p/>
          </table:table-cell>
          <table:table-cell table:formula="of:=[.E325]-[.H325]" office:value-type="float" office:value="-0.00104825586576229" calcext:value-type="float">
            <text:p/>
          </table:table-cell>
          <table:table-cell table:formula="of:=IF([.F325]-[.I325]&gt;= PI(); [.F325]-[.I325] - 2*PI(); [.F325]-[.I325])" office:value-type="float" office:value="0.0490453488316351" calcext:value-type="float">
            <text:p/>
          </table:table-cell>
          <table:table-cell table:formula="of:=[.G325]-[.J325]" office:value-type="float" office:value="0.0360221864712945" calcext:value-type="float">
            <text:p/>
          </table:table-cell>
          <table:table-cell table:formula="of:=[.H325]-[.K325]" office:value-type="float" office:value="-0.00679293716173934" calcext:value-type="float">
            <text:p/>
          </table:table-cell>
          <table:table-cell table:formula="of:=[.I325]-[.L325]" office:value-type="float" office:value="-0.129594656305987" calcext:value-type="float">
            <text:p/>
          </table:table-cell>
          <table:table-cell/>
          <table:table-cell table:formula="of:=SQRT([.N325]^2+[.O325]^2)" office:value-type="float" office:value="0.0028470817933302" calcext:value-type="float">
            <text:p/>
          </table:table-cell>
          <table:table-cell table:formula="of:=SQRT([.Q325]^2+[.R325]^2)" office:value-type="float" office:value="0.0366570854468281" calcext:value-type="float">
            <text:p/>
          </table:table-cell>
          <table:table-cell table:number-columns-repeated="1002"/>
        </table:table-row>
        <table:table-row table:style-name="ro1">
          <table:table-cell table:formula="of:=[.A325]+1" office:value-type="float" office:value="322" calcext:value-type="float">
            <text:p/>
          </table:table-cell>
          <table:table-cell office:value-type="float" office:value="0.443502068519592" calcext:value-type="float">
            <text:p>0.443502068519592</text:p>
          </table:table-cell>
          <table:table-cell office:value-type="float" office:value="3.58676838874817" calcext:value-type="float">
            <text:p>3.58676838874817</text:p>
          </table:table-cell>
          <table:table-cell office:value-type="float" office:value="-0.000939324556384235" calcext:value-type="float">
            <text:p>-0.000939324556384235</text:p>
          </table:table-cell>
          <table:table-cell office:value-type="float" office:value="0.509906470775604" calcext:value-type="float">
            <text:p>0.509906470775604</text:p>
          </table:table-cell>
          <table:table-cell office:value-type="float" office:value="2.8015604019165" calcext:value-type="float">
            <text:p>2.8015604019165</text:p>
          </table:table-cell>
          <table:table-cell office:value-type="float" office:value="-0.00433153080641033" calcext:value-type="float">
            <text:p>-0.00433153080641033</text:p>
          </table:table-cell>
          <table:table-cell office:value-type="float" office:value="0.5043256669733" calcext:value-type="float">
            <text:p>0.5043256669733</text:p>
          </table:table-cell>
          <table:table-cell office:value-type="float" office:value="-3.5235118580491" calcext:value-type="float">
            <text:p>-3.5235118580491</text:p>
          </table:table-cell>
          <table:table-cell office:value-type="float" office:value="-0.046419826728446" calcext:value-type="float">
            <text:p>-0.046419826728446</text:p>
          </table:table-cell>
          <table:table-cell office:value-type="float" office:value="0.511137731099396" calcext:value-type="float">
            <text:p>0.511137731099396</text:p>
          </table:table-cell>
          <table:table-cell office:value-type="float" office:value="-3.41922357180301" calcext:value-type="float">
            <text:p>-3.41922357180301</text:p>
          </table:table-cell>
          <table:table-cell/>
          <table:table-cell table:formula="of:=[.D326]-[.G326]" office:value-type="float" office:value="0.0033922062500261" calcext:value-type="float">
            <text:p/>
          </table:table-cell>
          <table:table-cell table:formula="of:=[.E326]-[.H326]" office:value-type="float" office:value="0.00558080380230441" calcext:value-type="float">
            <text:p/>
          </table:table-cell>
          <table:table-cell table:formula="of:=IF([.F326]-[.I326]&gt;= PI(); [.F326]-[.I326] - 2*PI(); [.F326]-[.I326])" office:value-type="float" office:value="0.0418869527860171" calcext:value-type="float">
            <text:p/>
          </table:table-cell>
          <table:table-cell table:formula="of:=[.G326]-[.J326]" office:value-type="float" office:value="0.0420882959220357" calcext:value-type="float">
            <text:p/>
          </table:table-cell>
          <table:table-cell table:formula="of:=[.H326]-[.K326]" office:value-type="float" office:value="-0.00681206412609614" calcext:value-type="float">
            <text:p/>
          </table:table-cell>
          <table:table-cell table:formula="of:=[.I326]-[.L326]" office:value-type="float" office:value="-0.104288286246088" calcext:value-type="float">
            <text:p/>
          </table:table-cell>
          <table:table-cell/>
          <table:table-cell table:formula="of:=SQRT([.N326]^2+[.O326]^2)" office:value-type="float" office:value="0.00653088311965017" calcext:value-type="float">
            <text:p/>
          </table:table-cell>
          <table:table-cell table:formula="of:=SQRT([.Q326]^2+[.R326]^2)" office:value-type="float" office:value="0.0426360044009625" calcext:value-type="float">
            <text:p/>
          </table:table-cell>
          <table:table-cell table:number-columns-repeated="1002"/>
        </table:table-row>
        <table:table-row table:style-name="ro1">
          <table:table-cell table:formula="of:=[.A326]+1" office:value-type="float" office:value="323" calcext:value-type="float">
            <text:p/>
          </table:table-cell>
          <table:table-cell office:value-type="float" office:value="0.4757000207901" calcext:value-type="float">
            <text:p>0.4757000207901</text:p>
          </table:table-cell>
          <table:table-cell office:value-type="float" office:value="2.54467678070068" calcext:value-type="float">
            <text:p>2.54467678070068</text:p>
          </table:table-cell>
          <table:table-cell office:value-type="float" office:value="-0.0158556140959263" calcext:value-type="float">
            <text:p>-0.0158556140959263</text:p>
          </table:table-cell>
          <table:table-cell office:value-type="float" office:value="0.520761907100678" calcext:value-type="float">
            <text:p>0.520761907100678</text:p>
          </table:table-cell>
          <table:table-cell office:value-type="float" office:value="2.92258477210999" calcext:value-type="float">
            <text:p>2.92258477210999</text:p>
          </table:table-cell>
          <table:table-cell office:value-type="float" office:value="-0.0219885842240701" calcext:value-type="float">
            <text:p>-0.0219885842240701</text:p>
          </table:table-cell>
          <table:table-cell office:value-type="float" office:value="0.511425831979497" calcext:value-type="float">
            <text:p>0.511425831979497</text:p>
          </table:table-cell>
          <table:table-cell office:value-type="float" office:value="-3.4124923692022" calcext:value-type="float">
            <text:p>-3.4124923692022</text:p>
          </table:table-cell>
          <table:table-cell office:value-type="float" office:value="-0.0647191968839165" calcext:value-type="float">
            <text:p>-0.0647191968839165</text:p>
          </table:table-cell>
          <table:table-cell office:value-type="float" office:value="0.516352888581256" calcext:value-type="float">
            <text:p>0.516352888581256</text:p>
          </table:table-cell>
          <table:table-cell office:value-type="float" office:value="-3.31743650057498" calcext:value-type="float">
            <text:p>-3.31743650057498</text:p>
          </table:table-cell>
          <table:table-cell/>
          <table:table-cell table:formula="of:=[.D327]-[.G327]" office:value-type="float" office:value="0.00613297012814378" calcext:value-type="float">
            <text:p/>
          </table:table-cell>
          <table:table-cell table:formula="of:=[.E327]-[.H327]" office:value-type="float" office:value="0.00933607512118029" calcext:value-type="float">
            <text:p/>
          </table:table-cell>
          <table:table-cell table:formula="of:=IF([.F327]-[.I327]&gt;= PI(); [.F327]-[.I327] - 2*PI(); [.F327]-[.I327])" office:value-type="float" office:value="0.0518918341325998" calcext:value-type="float">
            <text:p/>
          </table:table-cell>
          <table:table-cell table:formula="of:=[.G327]-[.J327]" office:value-type="float" office:value="0.0427306126598464" calcext:value-type="float">
            <text:p/>
          </table:table-cell>
          <table:table-cell table:formula="of:=[.H327]-[.K327]" office:value-type="float" office:value="-0.00492705660175874" calcext:value-type="float">
            <text:p/>
          </table:table-cell>
          <table:table-cell table:formula="of:=[.I327]-[.L327]" office:value-type="float" office:value="-0.0950558686272158" calcext:value-type="float">
            <text:p/>
          </table:table-cell>
          <table:table-cell/>
          <table:table-cell table:formula="of:=SQRT([.N327]^2+[.O327]^2)" office:value-type="float" office:value="0.0111703008581249" calcext:value-type="float">
            <text:p/>
          </table:table-cell>
          <table:table-cell table:formula="of:=SQRT([.Q327]^2+[.R327]^2)" office:value-type="float" office:value="0.0430137320520175" calcext:value-type="float">
            <text:p/>
          </table:table-cell>
          <table:table-cell table:number-columns-repeated="1002"/>
        </table:table-row>
        <table:table-row table:style-name="ro1">
          <table:table-cell table:formula="of:=[.A327]+1" office:value-type="float" office:value="324" calcext:value-type="float">
            <text:p/>
          </table:table-cell>
          <table:table-cell office:value-type="float" office:value="0.52117794752121" calcext:value-type="float">
            <text:p>0.52117794752121</text:p>
          </table:table-cell>
          <table:table-cell office:value-type="float" office:value="1.74363505840302" calcext:value-type="float">
            <text:p>1.74363505840302</text:p>
          </table:table-cell>
          <table:table-cell office:value-type="float" office:value="-0.034579548984766" calcext:value-type="float">
            <text:p>-0.034579548984766</text:p>
          </table:table-cell>
          <table:table-cell office:value-type="float" office:value="0.527761042118073" calcext:value-type="float">
            <text:p>0.527761042118073</text:p>
          </table:table-cell>
          <table:table-cell office:value-type="float" office:value="3.00665831565857" calcext:value-type="float">
            <text:p>3.00665831565857</text:p>
          </table:table-cell>
          <table:table-cell office:value-type="float" office:value="-0.0171440766792507" calcext:value-type="float">
            <text:p>-0.0171440766792507</text:p>
          </table:table-cell>
          <table:table-cell office:value-type="float" office:value="0.51324138173044" calcext:value-type="float">
            <text:p>0.51324138173044</text:p>
          </table:table-cell>
          <table:table-cell office:value-type="float" office:value="-3.2860838143024" calcext:value-type="float">
            <text:p>-3.2860838143024</text:p>
          </table:table-cell>
          <table:table-cell office:value-type="float" office:value="-0.0852448369602739" calcext:value-type="float">
            <text:p>-0.0852448369602739</text:p>
          </table:table-cell>
          <table:table-cell office:value-type="float" office:value="0.519999863249073" calcext:value-type="float">
            <text:p>0.519999863249073</text:p>
          </table:table-cell>
          <table:table-cell office:value-type="float" office:value="-3.24769109823886" calcext:value-type="float">
            <text:p>-3.24769109823886</text:p>
          </table:table-cell>
          <table:table-cell/>
          <table:table-cell table:formula="of:=[.D328]-[.G328]" office:value-type="float" office:value="-0.0174354723055153" calcext:value-type="float">
            <text:p/>
          </table:table-cell>
          <table:table-cell table:formula="of:=[.E328]-[.H328]" office:value-type="float" office:value="0.0145196603876322" calcext:value-type="float">
            <text:p/>
          </table:table-cell>
          <table:table-cell table:formula="of:=IF([.F328]-[.I328]&gt;= PI(); [.F328]-[.I328] - 2*PI(); [.F328]-[.I328])" office:value-type="float" office:value="0.00955682278138248" calcext:value-type="float">
            <text:p/>
          </table:table-cell>
          <table:table-cell table:formula="of:=[.G328]-[.J328]" office:value-type="float" office:value="0.0681007602810232" calcext:value-type="float">
            <text:p/>
          </table:table-cell>
          <table:table-cell table:formula="of:=[.H328]-[.K328]" office:value-type="float" office:value="-0.00675848151863312" calcext:value-type="float">
            <text:p/>
          </table:table-cell>
          <table:table-cell table:formula="of:=[.I328]-[.L328]" office:value-type="float" office:value="-0.0383927160635347" calcext:value-type="float">
            <text:p/>
          </table:table-cell>
          <table:table-cell/>
          <table:table-cell table:formula="of:=SQRT([.N328]^2+[.O328]^2)" office:value-type="float" office:value="0.02268956218812" calcext:value-type="float">
            <text:p/>
          </table:table-cell>
          <table:table-cell table:formula="of:=SQRT([.Q328]^2+[.R328]^2)" office:value-type="float" office:value="0.0684353024636487" calcext:value-type="float">
            <text:p/>
          </table:table-cell>
          <table:table-cell table:number-columns-repeated="1002"/>
        </table:table-row>
        <table:table-row table:style-name="ro1">
          <table:table-cell table:formula="of:=[.A328]+1" office:value-type="float" office:value="325" calcext:value-type="float">
            <text:p/>
          </table:table-cell>
          <table:table-cell office:value-type="float" office:value="0.546320140361786" calcext:value-type="float">
            <text:p>0.546320140361786</text:p>
          </table:table-cell>
          <table:table-cell office:value-type="float" office:value="1.2414243221283" calcext:value-type="float">
            <text:p>1.2414243221283</text:p>
          </table:table-cell>
          <table:table-cell office:value-type="float" office:value="-0.0553188808262348" calcext:value-type="float">
            <text:p>-0.0553188808262348</text:p>
          </table:table-cell>
          <table:table-cell office:value-type="float" office:value="0.533098816871643" calcext:value-type="float">
            <text:p>0.533098816871643</text:p>
          </table:table-cell>
          <table:table-cell office:value-type="float" office:value="3.06441497802734" calcext:value-type="float">
            <text:p>3.06441497802734</text:p>
          </table:table-cell>
          <table:table-cell office:value-type="float" office:value="-0.0497240631792979" calcext:value-type="float">
            <text:p>-0.0497240631792979</text:p>
          </table:table-cell>
          <table:table-cell office:value-type="float" office:value="0.515388343264237" calcext:value-type="float">
            <text:p>0.515388343264237</text:p>
          </table:table-cell>
          <table:table-cell office:value-type="float" office:value="-3.22980523790984" calcext:value-type="float">
            <text:p>-3.22980523790984</text:p>
          </table:table-cell>
          <table:table-cell office:value-type="float" office:value="-0.106974760707095" calcext:value-type="float">
            <text:p>-0.106974760707095</text:p>
          </table:table-cell>
          <table:table-cell office:value-type="float" office:value="0.522314064446294" calcext:value-type="float">
            <text:p>0.522314064446294</text:p>
          </table:table-cell>
          <table:table-cell office:value-type="float" office:value="-3.19803412535373" calcext:value-type="float">
            <text:p>-3.19803412535373</text:p>
          </table:table-cell>
          <table:table-cell/>
          <table:table-cell table:formula="of:=[.D329]-[.G329]" office:value-type="float" office:value="-0.00559481764693694" calcext:value-type="float">
            <text:p/>
          </table:table-cell>
          <table:table-cell table:formula="of:=[.E329]-[.H329]" office:value-type="float" office:value="0.0177104736074063" calcext:value-type="float">
            <text:p/>
          </table:table-cell>
          <table:table-cell table:formula="of:=IF([.F329]-[.I329]&gt;= PI(); [.F329]-[.I329] - 2*PI(); [.F329]-[.I329])" office:value-type="float" office:value="0.0110349087575958" calcext:value-type="float">
            <text:p/>
          </table:table-cell>
          <table:table-cell table:formula="of:=[.G329]-[.J329]" office:value-type="float" office:value="0.0572506975277971" calcext:value-type="float">
            <text:p/>
          </table:table-cell>
          <table:table-cell table:formula="of:=[.H329]-[.K329]" office:value-type="float" office:value="-0.00692572118205681" calcext:value-type="float">
            <text:p/>
          </table:table-cell>
          <table:table-cell table:formula="of:=[.I329]-[.L329]" office:value-type="float" office:value="-0.0317711125561062" calcext:value-type="float">
            <text:p/>
          </table:table-cell>
          <table:table-cell/>
          <table:table-cell table:formula="of:=SQRT([.N329]^2+[.O329]^2)" office:value-type="float" office:value="0.018573175816244" calcext:value-type="float">
            <text:p/>
          </table:table-cell>
          <table:table-cell table:formula="of:=SQRT([.Q329]^2+[.R329]^2)" office:value-type="float" office:value="0.0576680845989435" calcext:value-type="float">
            <text:p/>
          </table:table-cell>
          <table:table-cell table:number-columns-repeated="1002"/>
        </table:table-row>
        <table:table-row table:style-name="ro1">
          <table:table-cell table:formula="of:=[.A329]+1" office:value-type="float" office:value="326" calcext:value-type="float">
            <text:p/>
          </table:table-cell>
          <table:table-cell office:value-type="float" office:value="0.547088384628296" calcext:value-type="float">
            <text:p>0.547088384628296</text:p>
          </table:table-cell>
          <table:table-cell office:value-type="float" office:value="0.96368145942688" calcext:value-type="float">
            <text:p>0.96368145942688</text:p>
          </table:table-cell>
          <table:table-cell office:value-type="float" office:value="-0.0769306570291519" calcext:value-type="float">
            <text:p>-0.0769306570291519</text:p>
          </table:table-cell>
          <table:table-cell office:value-type="float" office:value="0.536707580089569" calcext:value-type="float">
            <text:p>0.536707580089569</text:p>
          </table:table-cell>
          <table:table-cell office:value-type="float" office:value="3.1072826385498" calcext:value-type="float">
            <text:p>3.1072826385498</text:p>
          </table:table-cell>
          <table:table-cell office:value-type="float" office:value="-0.0774985598301568" calcext:value-type="float">
            <text:p>-0.0774985598301568</text:p>
          </table:table-cell>
          <table:table-cell office:value-type="float" office:value="0.517316243889267" calcext:value-type="float">
            <text:p>0.517316243889267</text:p>
          </table:table-cell>
          <table:table-cell office:value-type="float" office:value="-3.17907602083578" calcext:value-type="float">
            <text:p>-3.17907602083578</text:p>
          </table:table-cell>
          <table:table-cell office:value-type="float" office:value="-0.128823448814675" calcext:value-type="float">
            <text:p>-0.128823448814675</text:p>
          </table:table-cell>
          <table:table-cell office:value-type="float" office:value="0.523548547710659" calcext:value-type="float">
            <text:p>0.523548547710659</text:p>
          </table:table-cell>
          <table:table-cell office:value-type="float" office:value="-3.15948686697666" calcext:value-type="float">
            <text:p>-3.15948686697666</text:p>
          </table:table-cell>
          <table:table-cell/>
          <table:table-cell table:formula="of:=[.D330]-[.G330]" office:value-type="float" office:value="0.000567902801004869" calcext:value-type="float">
            <text:p/>
          </table:table-cell>
          <table:table-cell table:formula="of:=[.E330]-[.H330]" office:value-type="float" office:value="0.0193913362003016" calcext:value-type="float">
            <text:p/>
          </table:table-cell>
          <table:table-cell table:formula="of:=IF([.F330]-[.I330]&gt;= PI(); [.F330]-[.I330] - 2*PI(); [.F330]-[.I330])" office:value-type="float" office:value="0.00317335220600157" calcext:value-type="float">
            <text:p/>
          </table:table-cell>
          <table:table-cell table:formula="of:=[.G330]-[.J330]" office:value-type="float" office:value="0.0513248889845185" calcext:value-type="float">
            <text:p/>
          </table:table-cell>
          <table:table-cell table:formula="of:=[.H330]-[.K330]" office:value-type="float" office:value="-0.00623230382139128" calcext:value-type="float">
            <text:p/>
          </table:table-cell>
          <table:table-cell table:formula="of:=[.I330]-[.L330]" office:value-type="float" office:value="-0.0195891538591253" calcext:value-type="float">
            <text:p/>
          </table:table-cell>
          <table:table-cell/>
          <table:table-cell table:formula="of:=SQRT([.N330]^2+[.O330]^2)" office:value-type="float" office:value="0.019399650337687" calcext:value-type="float">
            <text:p/>
          </table:table-cell>
          <table:table-cell table:formula="of:=SQRT([.Q330]^2+[.R330]^2)" office:value-type="float" office:value="0.0517018939710653" calcext:value-type="float">
            <text:p/>
          </table:table-cell>
          <table:table-cell table:number-columns-repeated="1002"/>
        </table:table-row>
        <table:table-row table:style-name="ro1">
          <table:table-cell table:formula="of:=[.A330]+1" office:value-type="float" office:value="327" calcext:value-type="float">
            <text:p/>
          </table:table-cell>
          <table:table-cell office:value-type="float" office:value="0.545657157897949" calcext:value-type="float">
            <text:p>0.545657157897949</text:p>
          </table:table-cell>
          <table:table-cell office:value-type="float" office:value="0.694874167442322" calcext:value-type="float">
            <text:p>0.694874167442322</text:p>
          </table:table-cell>
          <table:table-cell office:value-type="float" office:value="-0.098689965903759" calcext:value-type="float">
            <text:p>-0.098689965903759</text:p>
          </table:table-cell>
          <table:table-cell office:value-type="float" office:value="0.538348376750946" calcext:value-type="float">
            <text:p>0.538348376750946</text:p>
          </table:table-cell>
          <table:table-cell office:value-type="float" office:value="3.14057850837708" calcext:value-type="float">
            <text:p>3.14057850837708</text:p>
          </table:table-cell>
          <table:table-cell office:value-type="float" office:value="-0.102297539442656" calcext:value-type="float">
            <text:p>-0.102297539442656</text:p>
          </table:table-cell>
          <table:table-cell office:value-type="float" office:value="0.520133375352603" calcext:value-type="float">
            <text:p>0.520133375352603</text:p>
          </table:table-cell>
          <table:table-cell office:value-type="float" office:value="-3.1421603867492" calcext:value-type="float">
            <text:p>-3.1421603867492</text:p>
          </table:table-cell>
          <table:table-cell office:value-type="float" office:value="-0.150646240804046" calcext:value-type="float">
            <text:p>-0.150646240804046</text:p>
          </table:table-cell>
          <table:table-cell office:value-type="float" office:value="0.523939091092475" calcext:value-type="float">
            <text:p>0.523939091092475</text:p>
          </table:table-cell>
          <table:table-cell office:value-type="float" office:value="-3.13169190027896" calcext:value-type="float">
            <text:p>-3.13169190027896</text:p>
          </table:table-cell>
          <table:table-cell/>
          <table:table-cell table:formula="of:=[.D331]-[.G331]" office:value-type="float" office:value="0.0036075735388966" calcext:value-type="float">
            <text:p/>
          </table:table-cell>
          <table:table-cell table:formula="of:=[.E331]-[.H331]" office:value-type="float" office:value="0.0182150013983428" calcext:value-type="float">
            <text:p/>
          </table:table-cell>
          <table:table-cell table:formula="of:=IF([.F331]-[.I331]&gt;= PI(); [.F331]-[.I331] - 2*PI(); [.F331]-[.I331])" office:value-type="float" office:value="-0.000446412053306311" calcext:value-type="float">
            <text:p/>
          </table:table-cell>
          <table:table-cell table:formula="of:=[.G331]-[.J331]" office:value-type="float" office:value="0.0483487013613905" calcext:value-type="float">
            <text:p/>
          </table:table-cell>
          <table:table-cell table:formula="of:=[.H331]-[.K331]" office:value-type="float" office:value="-0.0038057157398711" calcext:value-type="float">
            <text:p/>
          </table:table-cell>
          <table:table-cell table:formula="of:=[.I331]-[.L331]" office:value-type="float" office:value="-0.01046848647024" calcext:value-type="float">
            <text:p/>
          </table:table-cell>
          <table:table-cell/>
          <table:table-cell table:formula="of:=SQRT([.N331]^2+[.O331]^2)" office:value-type="float" office:value="0.0185688142534782" calcext:value-type="float">
            <text:p/>
          </table:table-cell>
          <table:table-cell table:formula="of:=SQRT([.Q331]^2+[.R331]^2)" office:value-type="float" office:value="0.0484982514697759" calcext:value-type="float">
            <text:p/>
          </table:table-cell>
          <table:table-cell table:number-columns-repeated="1002"/>
        </table:table-row>
        <table:table-row table:style-name="ro1">
          <table:table-cell table:formula="of:=[.A331]+1" office:value-type="float" office:value="328" calcext:value-type="float">
            <text:p/>
          </table:table-cell>
          <table:table-cell office:value-type="float" office:value="0.544488608837128" calcext:value-type="float">
            <text:p>0.544488608837128</text:p>
          </table:table-cell>
          <table:table-cell office:value-type="float" office:value="0.538009166717529" calcext:value-type="float">
            <text:p>0.538009166717529</text:p>
          </table:table-cell>
          <table:table-cell office:value-type="float" office:value="-0.12047428637743" calcext:value-type="float">
            <text:p>-0.12047428637743</text:p>
          </table:table-cell>
          <table:table-cell office:value-type="float" office:value="0.539474070072174" calcext:value-type="float">
            <text:p>0.539474070072174</text:p>
          </table:table-cell>
          <table:table-cell office:value-type="float" office:value="-3.11889886856079" calcext:value-type="float">
            <text:p>-3.11889886856079</text:p>
          </table:table-cell>
          <table:table-cell office:value-type="float" office:value="-0.124077080286139" calcext:value-type="float">
            <text:p>-0.124077080286139</text:p>
          </table:table-cell>
          <table:table-cell office:value-type="float" office:value="0.521145340482333" calcext:value-type="float">
            <text:p>0.521145340482333</text:p>
          </table:table-cell>
          <table:table-cell office:value-type="float" office:value="-3.11344565180709" calcext:value-type="float">
            <text:p>-3.11344565180709</text:p>
          </table:table-cell>
          <table:table-cell office:value-type="float" office:value="-0.172424717697247" calcext:value-type="float">
            <text:p>-0.172424717697247</text:p>
          </table:table-cell>
          <table:table-cell office:value-type="float" office:value="0.523723460719507" calcext:value-type="float">
            <text:p>0.523723460719507</text:p>
          </table:table-cell>
          <table:table-cell office:value-type="float" office:value="-3.11017153361026" calcext:value-type="float">
            <text:p>-3.11017153361026</text:p>
          </table:table-cell>
          <table:table-cell/>
          <table:table-cell table:formula="of:=[.D332]-[.G332]" office:value-type="float" office:value="0.00360279390870924" calcext:value-type="float">
            <text:p/>
          </table:table-cell>
          <table:table-cell table:formula="of:=[.E332]-[.H332]" office:value-type="float" office:value="0.0183287295898416" calcext:value-type="float">
            <text:p/>
          </table:table-cell>
          <table:table-cell table:formula="of:=IF([.F332]-[.I332]&gt;= PI(); [.F332]-[.I332] - 2*PI(); [.F332]-[.I332])" office:value-type="float" office:value="-0.00545321675370358" calcext:value-type="float">
            <text:p/>
          </table:table-cell>
          <table:table-cell table:formula="of:=[.G332]-[.J332]" office:value-type="float" office:value="0.0483476374111076" calcext:value-type="float">
            <text:p/>
          </table:table-cell>
          <table:table-cell table:formula="of:=[.H332]-[.K332]" office:value-type="float" office:value="-0.00257812023717441" calcext:value-type="float">
            <text:p/>
          </table:table-cell>
          <table:table-cell table:formula="of:=[.I332]-[.L332]" office:value-type="float" office:value="-0.0032741181968241" calcext:value-type="float">
            <text:p/>
          </table:table-cell>
          <table:table-cell/>
          <table:table-cell table:formula="of:=SQRT([.N332]^2+[.O332]^2)" office:value-type="float" office:value="0.0186794660610566" calcext:value-type="float">
            <text:p/>
          </table:table-cell>
          <table:table-cell table:formula="of:=SQRT([.Q332]^2+[.R332]^2)" office:value-type="float" office:value="0.0484163272790622" calcext:value-type="float">
            <text:p/>
          </table:table-cell>
          <table:table-cell table:number-columns-repeated="1002"/>
        </table:table-row>
        <table:table-row table:style-name="ro1">
          <table:table-cell table:formula="of:=[.A332]+1" office:value-type="float" office:value="329" calcext:value-type="float">
            <text:p/>
          </table:table-cell>
          <table:table-cell office:value-type="float" office:value="0.543709516525269" calcext:value-type="float">
            <text:p>0.543709516525269</text:p>
          </table:table-cell>
          <table:table-cell office:value-type="float" office:value="0.393780738115311" calcext:value-type="float">
            <text:p>0.393780738115311</text:p>
          </table:table-cell>
          <table:table-cell office:value-type="float" office:value="-0.14222677052021" calcext:value-type="float">
            <text:p>-0.14222677052021</text:p>
          </table:table-cell>
          <table:table-cell office:value-type="float" office:value="0.539238929748535" calcext:value-type="float">
            <text:p>0.539238929748535</text:p>
          </table:table-cell>
          <table:table-cell office:value-type="float" office:value="-3.10054111480713" calcext:value-type="float">
            <text:p>-3.10054111480713</text:p>
          </table:table-cell>
          <table:table-cell office:value-type="float" office:value="-0.145816846398289" calcext:value-type="float">
            <text:p>-0.145816846398289</text:p>
          </table:table-cell>
          <table:table-cell office:value-type="float" office:value="0.521532869760672" calcext:value-type="float">
            <text:p>0.521532869760672</text:p>
          </table:table-cell>
          <table:table-cell office:value-type="float" office:value="-3.0924875885001" calcext:value-type="float">
            <text:p>-3.0924875885001</text:p>
          </table:table-cell>
          <table:table-cell office:value-type="float" office:value="-0.194162363297152" calcext:value-type="float">
            <text:p>-0.194162363297152</text:p>
          </table:table-cell>
          <table:table-cell office:value-type="float" office:value="0.523040214680978" calcext:value-type="float">
            <text:p>0.523040214680978</text:p>
          </table:table-cell>
          <table:table-cell office:value-type="float" office:value="-3.09442030408565" calcext:value-type="float">
            <text:p>-3.09442030408565</text:p>
          </table:table-cell>
          <table:table-cell/>
          <table:table-cell table:formula="of:=[.D333]-[.G333]" office:value-type="float" office:value="0.00359007587807897" calcext:value-type="float">
            <text:p/>
          </table:table-cell>
          <table:table-cell table:formula="of:=[.E333]-[.H333]" office:value-type="float" office:value="0.0177060599878637" calcext:value-type="float">
            <text:p/>
          </table:table-cell>
          <table:table-cell table:formula="of:=IF([.F333]-[.I333]&gt;= PI(); [.F333]-[.I333] - 2*PI(); [.F333]-[.I333])" office:value-type="float" office:value="-0.00805352630702805" calcext:value-type="float">
            <text:p/>
          </table:table-cell>
          <table:table-cell table:formula="of:=[.G333]-[.J333]" office:value-type="float" office:value="0.0483455168988624" calcext:value-type="float">
            <text:p/>
          </table:table-cell>
          <table:table-cell table:formula="of:=[.H333]-[.K333]" office:value-type="float" office:value="-0.00150734492030657" calcext:value-type="float">
            <text:p/>
          </table:table-cell>
          <table:table-cell table:formula="of:=[.I333]-[.L333]" office:value-type="float" office:value="0.00193271558554997" calcext:value-type="float">
            <text:p/>
          </table:table-cell>
          <table:table-cell/>
          <table:table-cell table:formula="of:=SQRT([.N333]^2+[.O333]^2)" office:value-type="float" office:value="0.0180663556121369" calcext:value-type="float">
            <text:p/>
          </table:table-cell>
          <table:table-cell table:formula="of:=SQRT([.Q333]^2+[.R333]^2)" office:value-type="float" office:value="0.048369009633514" calcext:value-type="float">
            <text:p/>
          </table:table-cell>
          <table:table-cell table:number-columns-repeated="1002"/>
        </table:table-row>
        <table:table-row table:style-name="ro1">
          <table:table-cell table:formula="of:=[.A333]+1" office:value-type="float" office:value="330" calcext:value-type="float">
            <text:p/>
          </table:table-cell>
          <table:table-cell office:value-type="float" office:value="0.542882204055786" calcext:value-type="float">
            <text:p>0.542882204055786</text:p>
          </table:table-cell>
          <table:table-cell office:value-type="float" office:value="0.243781760334969" calcext:value-type="float">
            <text:p>0.243781760334969</text:p>
          </table:table-cell>
          <table:table-cell office:value-type="float" office:value="-0.163966581225395" calcext:value-type="float">
            <text:p>-0.163966581225395</text:p>
          </table:table-cell>
          <table:table-cell office:value-type="float" office:value="0.538745701313019" calcext:value-type="float">
            <text:p>0.538745701313019</text:p>
          </table:table-cell>
          <table:table-cell office:value-type="float" office:value="-3.08824133872986" calcext:value-type="float">
            <text:p>-3.08824133872986</text:p>
          </table:table-cell>
          <table:table-cell office:value-type="float" office:value="-0.164513147206913" calcext:value-type="float">
            <text:p>-0.164513147206913</text:p>
          </table:table-cell>
          <table:table-cell office:value-type="float" office:value="0.520466967612189" calcext:value-type="float">
            <text:p>0.520466967612189</text:p>
          </table:table-cell>
          <table:table-cell office:value-type="float" office:value="-3.08064191752157" calcext:value-type="float">
            <text:p>-3.08064191752157</text:p>
          </table:table-cell>
          <table:table-cell office:value-type="float" office:value="-0.215853495177928" calcext:value-type="float">
            <text:p>-0.215853495177928</text:p>
          </table:table-cell>
          <table:table-cell office:value-type="float" office:value="0.522016233382566" calcext:value-type="float">
            <text:p>0.522016233382566</text:p>
          </table:table-cell>
          <table:table-cell office:value-type="float" office:value="-3.08466903367225" calcext:value-type="float">
            <text:p>-3.08466903367225</text:p>
          </table:table-cell>
          <table:table-cell/>
          <table:table-cell table:formula="of:=[.D334]-[.G334]" office:value-type="float" office:value="0.00054656598151781" calcext:value-type="float">
            <text:p/>
          </table:table-cell>
          <table:table-cell table:formula="of:=[.E334]-[.H334]" office:value-type="float" office:value="0.0182787337008294" calcext:value-type="float">
            <text:p/>
          </table:table-cell>
          <table:table-cell table:formula="of:=IF([.F334]-[.I334]&gt;= PI(); [.F334]-[.I334] - 2*PI(); [.F334]-[.I334])" office:value-type="float" office:value="-0.00759942120828461" calcext:value-type="float">
            <text:p/>
          </table:table-cell>
          <table:table-cell table:formula="of:=[.G334]-[.J334]" office:value-type="float" office:value="0.0513403479710155" calcext:value-type="float">
            <text:p/>
          </table:table-cell>
          <table:table-cell table:formula="of:=[.H334]-[.K334]" office:value-type="float" office:value="-0.00154926577037706" calcext:value-type="float">
            <text:p/>
          </table:table-cell>
          <table:table-cell table:formula="of:=[.I334]-[.L334]" office:value-type="float" office:value="0.00402711615067819" calcext:value-type="float">
            <text:p/>
          </table:table-cell>
          <table:table-cell/>
          <table:table-cell table:formula="of:=SQRT([.N334]^2+[.O334]^2)" office:value-type="float" office:value="0.0182869035125685" calcext:value-type="float">
            <text:p/>
          </table:table-cell>
          <table:table-cell table:formula="of:=SQRT([.Q334]^2+[.R334]^2)" office:value-type="float" office:value="0.0513637182670045" calcext:value-type="float">
            <text:p/>
          </table:table-cell>
          <table:table-cell table:number-columns-repeated="1002"/>
        </table:table-row>
        <table:table-row table:style-name="ro1">
          <table:table-cell table:formula="of:=[.A334]+1" office:value-type="float" office:value="331" calcext:value-type="float">
            <text:p/>
          </table:table-cell>
          <table:table-cell office:value-type="float" office:value="0.544102132320404" calcext:value-type="float">
            <text:p>0.544102132320404</text:p>
          </table:table-cell>
          <table:table-cell office:value-type="float" office:value="0.156753301620483" calcext:value-type="float">
            <text:p>0.156753301620483</text:p>
          </table:table-cell>
          <table:table-cell office:value-type="float" office:value="-0.185676962137222" calcext:value-type="float">
            <text:p>-0.185676962137222</text:p>
          </table:table-cell>
          <table:table-cell office:value-type="float" office:value="0.538074791431427" calcext:value-type="float">
            <text:p>0.538074791431427</text:p>
          </table:table-cell>
          <table:table-cell office:value-type="float" office:value="-3.08033275604248" calcext:value-type="float">
            <text:p>-3.08033275604248</text:p>
          </table:table-cell>
          <table:table-cell office:value-type="float" office:value="-0.178241215518541" calcext:value-type="float">
            <text:p>-0.178241215518541</text:p>
          </table:table-cell>
          <table:table-cell office:value-type="float" office:value="0.520140851947842" calcext:value-type="float">
            <text:p>0.520140851947842</text:p>
          </table:table-cell>
          <table:table-cell office:value-type="float" office:value="-3.07177403501936" calcext:value-type="float">
            <text:p>-3.07177403501936</text:p>
          </table:table-cell>
          <table:table-cell office:value-type="float" office:value="-0.237582328924568" calcext:value-type="float">
            <text:p>-0.237582328924568</text:p>
          </table:table-cell>
          <table:table-cell office:value-type="float" office:value="0.520778011817631" calcext:value-type="float">
            <text:p>0.520778011817631</text:p>
          </table:table-cell>
          <table:table-cell office:value-type="float" office:value="-3.07839890160743" calcext:value-type="float">
            <text:p>-3.07839890160743</text:p>
          </table:table-cell>
          <table:table-cell/>
          <table:table-cell table:formula="of:=[.D335]-[.G335]" office:value-type="float" office:value="-0.00743574661868099" calcext:value-type="float">
            <text:p/>
          </table:table-cell>
          <table:table-cell table:formula="of:=[.E335]-[.H335]" office:value-type="float" office:value="0.0179339394835851" calcext:value-type="float">
            <text:p/>
          </table:table-cell>
          <table:table-cell table:formula="of:=IF([.F335]-[.I335]&gt;= PI(); [.F335]-[.I335] - 2*PI(); [.F335]-[.I335])" office:value-type="float" office:value="-0.00855872102312016" calcext:value-type="float">
            <text:p/>
          </table:table-cell>
          <table:table-cell table:formula="of:=[.G335]-[.J335]" office:value-type="float" office:value="0.0593411134060268" calcext:value-type="float">
            <text:p/>
          </table:table-cell>
          <table:table-cell table:formula="of:=[.H335]-[.K335]" office:value-type="float" office:value="-0.000637159869789627" calcext:value-type="float">
            <text:p/>
          </table:table-cell>
          <table:table-cell table:formula="of:=[.I335]-[.L335]" office:value-type="float" office:value="0.00662486658807238" calcext:value-type="float">
            <text:p/>
          </table:table-cell>
          <table:table-cell/>
          <table:table-cell table:formula="of:=SQRT([.N335]^2+[.O335]^2)" office:value-type="float" office:value="0.0194143378248685" calcext:value-type="float">
            <text:p/>
          </table:table-cell>
          <table:table-cell table:formula="of:=SQRT([.Q335]^2+[.R335]^2)" office:value-type="float" office:value="0.0593445339771626" calcext:value-type="float">
            <text:p/>
          </table:table-cell>
          <table:table-cell table:number-columns-repeated="1002"/>
        </table:table-row>
        <table:table-row table:style-name="ro1">
          <table:table-cell table:formula="of:=[.A335]+1" office:value-type="float" office:value="332" calcext:value-type="float">
            <text:p/>
          </table:table-cell>
          <table:table-cell office:value-type="float" office:value="0.543680548667908" calcext:value-type="float">
            <text:p>0.543680548667908</text:p>
          </table:table-cell>
          <table:table-cell office:value-type="float" office:value="0.137111753225327" calcext:value-type="float">
            <text:p>0.137111753225327</text:p>
          </table:table-cell>
          <table:table-cell office:value-type="float" office:value="-0.207397162914276" calcext:value-type="float">
            <text:p>-0.207397162914276</text:p>
          </table:table-cell>
          <table:table-cell office:value-type="float" office:value="0.536966264247894" calcext:value-type="float">
            <text:p>0.536966264247894</text:p>
          </table:table-cell>
          <table:table-cell office:value-type="float" office:value="-3.0748393535614" calcext:value-type="float">
            <text:p>-3.0748393535614</text:p>
          </table:table-cell>
          <table:table-cell office:value-type="float" office:value="-0.189940650946941" calcext:value-type="float">
            <text:p>-0.189940650946941</text:p>
          </table:table-cell>
          <table:table-cell office:value-type="float" office:value="0.519623324391096" calcext:value-type="float">
            <text:p>0.519623324391096</text:p>
          </table:table-cell>
          <table:table-cell office:value-type="float" office:value="-3.06592812265742" calcext:value-type="float">
            <text:p>-3.06592812265742</text:p>
          </table:table-cell>
          <table:table-cell office:value-type="float" office:value="-0.259286142095178" calcext:value-type="float">
            <text:p>-0.259286142095178</text:p>
          </table:table-cell>
          <table:table-cell office:value-type="float" office:value="0.519404637777172" calcext:value-type="float">
            <text:p>0.519404637777172</text:p>
          </table:table-cell>
          <table:table-cell office:value-type="float" office:value="-3.07291443147842" calcext:value-type="float">
            <text:p>-3.07291443147842</text:p>
          </table:table-cell>
          <table:table-cell/>
          <table:table-cell table:formula="of:=[.D336]-[.G336]" office:value-type="float" office:value="-0.0174565119673349" calcext:value-type="float">
            <text:p/>
          </table:table-cell>
          <table:table-cell table:formula="of:=[.E336]-[.H336]" office:value-type="float" office:value="0.0173429398567979" calcext:value-type="float">
            <text:p/>
          </table:table-cell>
          <table:table-cell table:formula="of:=IF([.F336]-[.I336]&gt;= PI(); [.F336]-[.I336] - 2*PI(); [.F336]-[.I336])" office:value-type="float" office:value="-0.00891123090397716" calcext:value-type="float">
            <text:p/>
          </table:table-cell>
          <table:table-cell table:formula="of:=[.G336]-[.J336]" office:value-type="float" office:value="0.0693454911482367" calcext:value-type="float">
            <text:p/>
          </table:table-cell>
          <table:table-cell table:formula="of:=[.H336]-[.K336]" office:value-type="float" office:value="0.000218686613924657" calcext:value-type="float">
            <text:p/>
          </table:table-cell>
          <table:table-cell table:formula="of:=[.I336]-[.L336]" office:value-type="float" office:value="0.00698630882099538" calcext:value-type="float">
            <text:p/>
          </table:table-cell>
          <table:table-cell/>
          <table:table-cell table:formula="of:=SQRT([.N336]^2+[.O336]^2)" office:value-type="float" office:value="0.024607059412742" calcext:value-type="float">
            <text:p/>
          </table:table-cell>
          <table:table-cell table:formula="of:=SQRT([.Q336]^2+[.R336]^2)" office:value-type="float" office:value="0.0693458359703398" calcext:value-type="float">
            <text:p/>
          </table:table-cell>
          <table:table-cell table:number-columns-repeated="1002"/>
        </table:table-row>
        <table:table-row table:style-name="ro1">
          <table:table-cell table:formula="of:=[.A336]+1" office:value-type="float" office:value="333" calcext:value-type="float">
            <text:p/>
          </table:table-cell>
          <table:table-cell office:value-type="float" office:value="0.541801929473877" calcext:value-type="float">
            <text:p>0.541801929473877</text:p>
          </table:table-cell>
          <table:table-cell office:value-type="float" office:value="0.0485323294997215" calcext:value-type="float">
            <text:p>0.0485323294997215</text:p>
          </table:table-cell>
          <table:table-cell office:value-type="float" office:value="-0.229016363620758" calcext:value-type="float">
            <text:p>-0.229016363620758</text:p>
          </table:table-cell>
          <table:table-cell office:value-type="float" office:value="0.535040616989136" calcext:value-type="float">
            <text:p>0.535040616989136</text:p>
          </table:table-cell>
          <table:table-cell office:value-type="float" office:value="-3.07027649879456" calcext:value-type="float">
            <text:p>-3.07027649879456</text:p>
          </table:table-cell>
          <table:table-cell office:value-type="float" office:value="-0.201567898435288" calcext:value-type="float">
            <text:p>-0.201567898435288</text:p>
          </table:table-cell>
          <table:table-cell office:value-type="float" office:value="0.517985081072025" calcext:value-type="float">
            <text:p>0.517985081072025</text:p>
          </table:table-cell>
          <table:table-cell office:value-type="float" office:value="-3.0638871506453" calcext:value-type="float">
            <text:p>-3.0638871506453</text:p>
          </table:table-cell>
          <table:table-cell office:value-type="float" office:value="-0.280907129036678" calcext:value-type="float">
            <text:p>-0.280907129036678</text:p>
          </table:table-cell>
          <table:table-cell office:value-type="float" office:value="0.517917407826538" calcext:value-type="float">
            <text:p>0.517917407826538</text:p>
          </table:table-cell>
          <table:table-cell office:value-type="float" office:value="-3.07097313829843" calcext:value-type="float">
            <text:p>-3.07097313829843</text:p>
          </table:table-cell>
          <table:table-cell/>
          <table:table-cell table:formula="of:=[.D337]-[.G337]" office:value-type="float" office:value="-0.0274484651854696" calcext:value-type="float">
            <text:p/>
          </table:table-cell>
          <table:table-cell table:formula="of:=[.E337]-[.H337]" office:value-type="float" office:value="0.0170555359171106" calcext:value-type="float">
            <text:p/>
          </table:table-cell>
          <table:table-cell table:formula="of:=IF([.F337]-[.I337]&gt;= PI(); [.F337]-[.I337] - 2*PI(); [.F337]-[.I337])" office:value-type="float" office:value="-0.00638934814926051" calcext:value-type="float">
            <text:p/>
          </table:table-cell>
          <table:table-cell table:formula="of:=[.G337]-[.J337]" office:value-type="float" office:value="0.0793392306013896" calcext:value-type="float">
            <text:p/>
          </table:table-cell>
          <table:table-cell table:formula="of:=[.H337]-[.K337]" office:value-type="float" office:value="0.0000676732454870654" calcext:value-type="float">
            <text:p/>
          </table:table-cell>
          <table:table-cell table:formula="of:=[.I337]-[.L337]" office:value-type="float" office:value="0.00708598765313573" calcext:value-type="float">
            <text:p/>
          </table:table-cell>
          <table:table-cell/>
          <table:table-cell table:formula="of:=SQRT([.N337]^2+[.O337]^2)" office:value-type="float" office:value="0.0323157785989722" calcext:value-type="float">
            <text:p/>
          </table:table-cell>
          <table:table-cell table:formula="of:=SQRT([.Q337]^2+[.R337]^2)" office:value-type="float" office:value="0.0793392594626937" calcext:value-type="float">
            <text:p/>
          </table:table-cell>
          <table:table-cell table:number-columns-repeated="1002"/>
        </table:table-row>
        <table:table-row table:style-name="ro1">
          <table:table-cell table:formula="of:=[.A337]+1" office:value-type="float" office:value="334" calcext:value-type="float">
            <text:p/>
          </table:table-cell>
          <table:table-cell office:value-type="float" office:value="0.543378889560699" calcext:value-type="float">
            <text:p>0.543378889560699</text:p>
          </table:table-cell>
          <table:table-cell office:value-type="float" office:value="0.032048124819994" calcext:value-type="float">
            <text:p>0.032048124819994</text:p>
          </table:table-cell>
          <table:table-cell office:value-type="float" office:value="-0.250678598880768" calcext:value-type="float">
            <text:p>-0.250678598880768</text:p>
          </table:table-cell>
          <table:table-cell office:value-type="float" office:value="0.533765852451324" calcext:value-type="float">
            <text:p>0.533765852451324</text:p>
          </table:table-cell>
          <table:table-cell office:value-type="float" office:value="-3.06939816474915" calcext:value-type="float">
            <text:p>-3.06939816474915</text:p>
          </table:table-cell>
          <table:table-cell office:value-type="float" office:value="-0.212282564626175" calcext:value-type="float">
            <text:p>-0.212282564626175</text:p>
          </table:table-cell>
          <table:table-cell office:value-type="float" office:value="0.516297839041537" calcext:value-type="float">
            <text:p>0.516297839041537</text:p>
          </table:table-cell>
          <table:table-cell office:value-type="float" office:value="-3.06845709640973" calcext:value-type="float">
            <text:p>-3.06845709640973</text:p>
          </table:table-cell>
          <table:table-cell office:value-type="float" office:value="-0.302588109269186" calcext:value-type="float">
            <text:p>-0.302588109269186</text:p>
          </table:table-cell>
          <table:table-cell office:value-type="float" office:value="0.516383757165545" calcext:value-type="float">
            <text:p>0.516383757165545</text:p>
          </table:table-cell>
          <table:table-cell office:value-type="float" office:value="-3.06969121330563" calcext:value-type="float">
            <text:p>-3.06969121330563</text:p>
          </table:table-cell>
          <table:table-cell/>
          <table:table-cell table:formula="of:=[.D338]-[.G338]" office:value-type="float" office:value="-0.0383960342545926" calcext:value-type="float">
            <text:p/>
          </table:table-cell>
          <table:table-cell table:formula="of:=[.E338]-[.H338]" office:value-type="float" office:value="0.0174680134097878" calcext:value-type="float">
            <text:p/>
          </table:table-cell>
          <table:table-cell table:formula="of:=IF([.F338]-[.I338]&gt;= PI(); [.F338]-[.I338] - 2*PI(); [.F338]-[.I338])" office:value-type="float" office:value="-0.000941068339415985" calcext:value-type="float">
            <text:p/>
          </table:table-cell>
          <table:table-cell table:formula="of:=[.G338]-[.J338]" office:value-type="float" office:value="0.0903055446430104" calcext:value-type="float">
            <text:p/>
          </table:table-cell>
          <table:table-cell table:formula="of:=[.H338]-[.K338]" office:value-type="float" office:value="-0.0000859181240084883" calcext:value-type="float">
            <text:p/>
          </table:table-cell>
          <table:table-cell table:formula="of:=[.I338]-[.L338]" office:value-type="float" office:value="0.00123411689590158" calcext:value-type="float">
            <text:p/>
          </table:table-cell>
          <table:table-cell/>
          <table:table-cell table:formula="of:=SQRT([.N338]^2+[.O338]^2)" office:value-type="float" office:value="0.0421827801236994" calcext:value-type="float">
            <text:p/>
          </table:table-cell>
          <table:table-cell table:formula="of:=SQRT([.Q338]^2+[.R338]^2)" office:value-type="float" office:value="0.0903055855149325" calcext:value-type="float">
            <text:p/>
          </table:table-cell>
          <table:table-cell table:number-columns-repeated="1002"/>
        </table:table-row>
        <table:table-row table:style-name="ro1">
          <table:table-cell table:formula="of:=[.A338]+1" office:value-type="float" office:value="335" calcext:value-type="float">
            <text:p/>
          </table:table-cell>
          <table:table-cell office:value-type="float" office:value="0.54389214515686" calcext:value-type="float">
            <text:p>0.54389214515686</text:p>
          </table:table-cell>
          <table:table-cell office:value-type="float" office:value="0.00940300337970257" calcext:value-type="float">
            <text:p>0.00940300337970257</text:p>
          </table:table-cell>
          <table:table-cell office:value-type="float" office:value="-0.272329539060593" calcext:value-type="float">
            <text:p>-0.272329539060593</text:p>
          </table:table-cell>
          <table:table-cell office:value-type="float" office:value="0.531852602958679" calcext:value-type="float">
            <text:p>0.531852602958679</text:p>
          </table:table-cell>
          <table:table-cell office:value-type="float" office:value="-3.06901884078979" calcext:value-type="float">
            <text:p>-3.06901884078979</text:p>
          </table:table-cell>
          <table:table-cell office:value-type="float" office:value="-0.239976495319771" calcext:value-type="float">
            <text:p>-0.239976495319771</text:p>
          </table:table-cell>
          <table:table-cell office:value-type="float" office:value="0.523669830449805" calcext:value-type="float">
            <text:p>0.523669830449805</text:p>
          </table:table-cell>
          <table:table-cell office:value-type="float" office:value="-3.08357128252065" calcext:value-type="float">
            <text:p>-3.08357128252065</text:p>
          </table:table-cell>
          <table:table-cell office:value-type="float" office:value="-0.324287582840555" calcext:value-type="float">
            <text:p>-0.324287582840555</text:p>
          </table:table-cell>
          <table:table-cell office:value-type="float" office:value="0.514820839500798" calcext:value-type="float">
            <text:p>0.514820839500798</text:p>
          </table:table-cell>
          <table:table-cell office:value-type="float" office:value="-3.06931509317044" calcext:value-type="float">
            <text:p>-3.06931509317044</text:p>
          </table:table-cell>
          <table:table-cell/>
          <table:table-cell table:formula="of:=[.D339]-[.G339]" office:value-type="float" office:value="-0.0323530437408218" calcext:value-type="float">
            <text:p/>
          </table:table-cell>
          <table:table-cell table:formula="of:=[.E339]-[.H339]" office:value-type="float" office:value="0.00818277250887456" calcext:value-type="float">
            <text:p/>
          </table:table-cell>
          <table:table-cell table:formula="of:=IF([.F339]-[.I339]&gt;= PI(); [.F339]-[.I339] - 2*PI(); [.F339]-[.I339])" office:value-type="float" office:value="0.01455244173086" calcext:value-type="float">
            <text:p/>
          </table:table-cell>
          <table:table-cell table:formula="of:=[.G339]-[.J339]" office:value-type="float" office:value="0.0843110875207842" calcext:value-type="float">
            <text:p/>
          </table:table-cell>
          <table:table-cell table:formula="of:=[.H339]-[.K339]" office:value-type="float" office:value="0.00884899094900626" calcext:value-type="float">
            <text:p/>
          </table:table-cell>
          <table:table-cell table:formula="of:=[.I339]-[.L339]" office:value-type="float" office:value="-0.014256189350212" calcext:value-type="float">
            <text:p/>
          </table:table-cell>
          <table:table-cell/>
          <table:table-cell table:formula="of:=SQRT([.N339]^2+[.O339]^2)" office:value-type="float" office:value="0.0333718025468737" calcext:value-type="float">
            <text:p/>
          </table:table-cell>
          <table:table-cell table:formula="of:=SQRT([.Q339]^2+[.R339]^2)" office:value-type="float" office:value="0.0847741948929798" calcext:value-type="float">
            <text:p/>
          </table:table-cell>
          <table:table-cell table:number-columns-repeated="1002"/>
        </table:table-row>
        <table:table-row table:style-name="ro1">
          <table:table-cell table:formula="of:=[.A339]+1" office:value-type="float" office:value="336" calcext:value-type="float">
            <text:p/>
          </table:table-cell>
          <table:table-cell office:value-type="float" office:value="0.54323011636734" calcext:value-type="float">
            <text:p>0.54323011636734</text:p>
          </table:table-cell>
          <table:table-cell office:value-type="float" office:value="-0.0688191056251526" calcext:value-type="float">
            <text:p>-0.0688191056251526</text:p>
          </table:table-cell>
          <table:table-cell office:value-type="float" office:value="-0.293987303972244" calcext:value-type="float">
            <text:p>-0.293987303972244</text:p>
          </table:table-cell>
          <table:table-cell office:value-type="float" office:value="0.530039668083191" calcext:value-type="float">
            <text:p>0.530039668083191</text:p>
          </table:table-cell>
          <table:table-cell office:value-type="float" office:value="-3.07049942016602" calcext:value-type="float">
            <text:p>-3.07049942016602</text:p>
          </table:table-cell>
          <table:table-cell office:value-type="float" office:value="-0.261669134773173" calcext:value-type="float">
            <text:p>-0.261669134773173</text:p>
          </table:table-cell>
          <table:table-cell office:value-type="float" office:value="0.522395411491549" calcext:value-type="float">
            <text:p>0.522395411491549</text:p>
          </table:table-cell>
          <table:table-cell office:value-type="float" office:value="-3.08300181090174" calcext:value-type="float">
            <text:p>-3.08300181090174</text:p>
          </table:table-cell>
          <table:table-cell office:value-type="float" office:value="-0.345960055019948" calcext:value-type="float">
            <text:p>-0.345960055019948</text:p>
          </table:table-cell>
          <table:table-cell office:value-type="float" office:value="0.513251672664865" calcext:value-type="float">
            <text:p>0.513251672664865</text:p>
          </table:table-cell>
          <table:table-cell office:value-type="float" office:value="-3.07206785739545" calcext:value-type="float">
            <text:p>-3.07206785739545</text:p>
          </table:table-cell>
          <table:table-cell/>
          <table:table-cell table:formula="of:=[.D340]-[.G340]" office:value-type="float" office:value="-0.0323181691990717" calcext:value-type="float">
            <text:p/>
          </table:table-cell>
          <table:table-cell table:formula="of:=[.E340]-[.H340]" office:value-type="float" office:value="0.00764425659164192" calcext:value-type="float">
            <text:p/>
          </table:table-cell>
          <table:table-cell table:formula="of:=IF([.F340]-[.I340]&gt;= PI(); [.F340]-[.I340] - 2*PI(); [.F340]-[.I340])" office:value-type="float" office:value="0.0125023907357269" calcext:value-type="float">
            <text:p/>
          </table:table-cell>
          <table:table-cell table:formula="of:=[.G340]-[.J340]" office:value-type="float" office:value="0.0842909202467755" calcext:value-type="float">
            <text:p/>
          </table:table-cell>
          <table:table-cell table:formula="of:=[.H340]-[.K340]" office:value-type="float" office:value="0.00914373882668418" calcext:value-type="float">
            <text:p/>
          </table:table-cell>
          <table:table-cell table:formula="of:=[.I340]-[.L340]" office:value-type="float" office:value="-0.0109339535062936" calcext:value-type="float">
            <text:p/>
          </table:table-cell>
          <table:table-cell/>
          <table:table-cell table:formula="of:=SQRT([.N340]^2+[.O340]^2)" office:value-type="float" office:value="0.033209918988439" calcext:value-type="float">
            <text:p/>
          </table:table-cell>
          <table:table-cell table:formula="of:=SQRT([.Q340]^2+[.R340]^2)" office:value-type="float" office:value="0.0847854185327812" calcext:value-type="float">
            <text:p/>
          </table:table-cell>
          <table:table-cell table:number-columns-repeated="1002"/>
        </table:table-row>
        <table:table-row table:style-name="ro1">
          <table:table-cell table:formula="of:=[.A340]+1" office:value-type="float" office:value="337" calcext:value-type="float">
            <text:p/>
          </table:table-cell>
          <table:table-cell office:value-type="float" office:value="0.542173981666565" calcext:value-type="float">
            <text:p>0.542173981666565</text:p>
          </table:table-cell>
          <table:table-cell office:value-type="float" office:value="-0.0530844777822495" calcext:value-type="float">
            <text:p>-0.0530844777822495</text:p>
          </table:table-cell>
          <table:table-cell office:value-type="float" office:value="-0.315650463104248" calcext:value-type="float">
            <text:p>-0.315650463104248</text:p>
          </table:table-cell>
          <table:table-cell office:value-type="float" office:value="0.528558969497681" calcext:value-type="float">
            <text:p>0.528558969497681</text:p>
          </table:table-cell>
          <table:table-cell office:value-type="float" office:value="-3.07324242591858" calcext:value-type="float">
            <text:p>-3.07324242591858</text:p>
          </table:table-cell>
          <table:table-cell office:value-type="float" office:value="-0.283006481770095" calcext:value-type="float">
            <text:p>-0.283006481770095</text:p>
          </table:table-cell>
          <table:table-cell office:value-type="float" office:value="0.523099537510189" calcext:value-type="float">
            <text:p>0.523099537510189</text:p>
          </table:table-cell>
          <table:table-cell office:value-type="float" office:value="-3.07774859712798" calcext:value-type="float">
            <text:p>-3.07774859712798</text:p>
          </table:table-cell>
          <table:table-cell office:value-type="float" office:value="-0.36759462129796" calcext:value-type="float">
            <text:p>-0.36759462129796</text:p>
          </table:table-cell>
          <table:table-cell office:value-type="float" office:value="0.511745105641398" calcext:value-type="float">
            <text:p>0.511745105641398</text:p>
          </table:table-cell>
          <table:table-cell office:value-type="float" office:value="-3.07419123650674" calcext:value-type="float">
            <text:p>-3.07419123650674</text:p>
          </table:table-cell>
          <table:table-cell/>
          <table:table-cell table:formula="of:=[.D341]-[.G341]" office:value-type="float" office:value="-0.0326439813341531" calcext:value-type="float">
            <text:p/>
          </table:table-cell>
          <table:table-cell table:formula="of:=[.E341]-[.H341]" office:value-type="float" office:value="0.00545943198749144" calcext:value-type="float">
            <text:p/>
          </table:table-cell>
          <table:table-cell table:formula="of:=IF([.F341]-[.I341]&gt;= PI(); [.F341]-[.I341] - 2*PI(); [.F341]-[.I341])" office:value-type="float" office:value="0.00450617120940544" calcext:value-type="float">
            <text:p/>
          </table:table-cell>
          <table:table-cell table:formula="of:=[.G341]-[.J341]" office:value-type="float" office:value="0.084588139527865" calcext:value-type="float">
            <text:p/>
          </table:table-cell>
          <table:table-cell table:formula="of:=[.H341]-[.K341]" office:value-type="float" office:value="0.0113544318687913" calcext:value-type="float">
            <text:p/>
          </table:table-cell>
          <table:table-cell table:formula="of:=[.I341]-[.L341]" office:value-type="float" office:value="-0.00355736062124556" calcext:value-type="float">
            <text:p/>
          </table:table-cell>
          <table:table-cell/>
          <table:table-cell table:formula="of:=SQRT([.N341]^2+[.O341]^2)" office:value-type="float" office:value="0.0330973551053643" calcext:value-type="float">
            <text:p/>
          </table:table-cell>
          <table:table-cell table:formula="of:=SQRT([.Q341]^2+[.R341]^2)" office:value-type="float" office:value="0.0853468011811139" calcext:value-type="float">
            <text:p/>
          </table:table-cell>
          <table:table-cell table:number-columns-repeated="1002"/>
        </table:table-row>
        <table:table-row table:style-name="ro1">
          <table:table-cell table:formula="of:=[.A341]+1" office:value-type="float" office:value="338" calcext:value-type="float">
            <text:p/>
          </table:table-cell>
          <table:table-cell office:value-type="float" office:value="0.542358636856079" calcext:value-type="float">
            <text:p>0.542358636856079</text:p>
          </table:table-cell>
          <table:table-cell office:value-type="float" office:value="-0.055378869175911" calcext:value-type="float">
            <text:p>-0.055378869175911</text:p>
          </table:table-cell>
          <table:table-cell office:value-type="float" office:value="-0.337249279022217" calcext:value-type="float">
            <text:p>-0.337249279022217</text:p>
          </table:table-cell>
          <table:table-cell office:value-type="float" office:value="0.526539027690887" calcext:value-type="float">
            <text:p>0.526539027690887</text:p>
          </table:table-cell>
          <table:table-cell office:value-type="float" office:value="-3.07511186599731" calcext:value-type="float">
            <text:p>-3.07511186599731</text:p>
          </table:table-cell>
          <table:table-cell office:value-type="float" office:value="-0.304656628495109" calcext:value-type="float">
            <text:p>-0.304656628495109</text:p>
          </table:table-cell>
          <table:table-cell office:value-type="float" office:value="0.524696267231081" calcext:value-type="float">
            <text:p>0.524696267231081</text:p>
          </table:table-cell>
          <table:table-cell office:value-type="float" office:value="-3.06440463922819" calcext:value-type="float">
            <text:p>-3.06440463922819</text:p>
          </table:table-cell>
          <table:table-cell office:value-type="float" office:value="-0.38923970725057" calcext:value-type="float">
            <text:p>-0.38923970725057</text:p>
          </table:table-cell>
          <table:table-cell office:value-type="float" office:value="0.510283982901885" calcext:value-type="float">
            <text:p>0.510283982901885</text:p>
          </table:table-cell>
          <table:table-cell office:value-type="float" office:value="-3.07640639127378" calcext:value-type="float">
            <text:p>-3.07640639127378</text:p>
          </table:table-cell>
          <table:table-cell/>
          <table:table-cell table:formula="of:=[.D342]-[.G342]" office:value-type="float" office:value="-0.0325926505271081" calcext:value-type="float">
            <text:p/>
          </table:table-cell>
          <table:table-cell table:formula="of:=[.E342]-[.H342]" office:value-type="float" office:value="0.00184276045980669" calcext:value-type="float">
            <text:p/>
          </table:table-cell>
          <table:table-cell table:formula="of:=IF([.F342]-[.I342]&gt;= PI(); [.F342]-[.I342] - 2*PI(); [.F342]-[.I342])" office:value-type="float" office:value="-0.0107072267691195" calcext:value-type="float">
            <text:p/>
          </table:table-cell>
          <table:table-cell table:formula="of:=[.G342]-[.J342]" office:value-type="float" office:value="0.0845830787554617" calcext:value-type="float">
            <text:p/>
          </table:table-cell>
          <table:table-cell table:formula="of:=[.H342]-[.K342]" office:value-type="float" office:value="0.0144122843291954" calcext:value-type="float">
            <text:p/>
          </table:table-cell>
          <table:table-cell table:formula="of:=[.I342]-[.L342]" office:value-type="float" office:value="0.0120017520455806" calcext:value-type="float">
            <text:p/>
          </table:table-cell>
          <table:table-cell/>
          <table:table-cell table:formula="of:=SQRT([.N342]^2+[.O342]^2)" office:value-type="float" office:value="0.032644703008213" calcext:value-type="float">
            <text:p/>
          </table:table-cell>
          <table:table-cell table:formula="of:=SQRT([.Q342]^2+[.R342]^2)" office:value-type="float" office:value="0.0858021628593254" calcext:value-type="float">
            <text:p/>
          </table:table-cell>
          <table:table-cell table:number-columns-repeated="1002"/>
        </table:table-row>
        <table:table-row table:style-name="ro1">
          <table:table-cell table:formula="of:=[.A342]+1" office:value-type="float" office:value="339" calcext:value-type="float">
            <text:p/>
          </table:table-cell>
          <table:table-cell office:value-type="float" office:value="0.5439612865448" calcext:value-type="float">
            <text:p>0.5439612865448</text:p>
          </table:table-cell>
          <table:table-cell office:value-type="float" office:value="-0.0774549022316933" calcext:value-type="float">
            <text:p>-0.0774549022316933</text:p>
          </table:table-cell>
          <table:table-cell office:value-type="float" office:value="-0.358921617269516" calcext:value-type="float">
            <text:p>-0.358921617269516</text:p>
          </table:table-cell>
          <table:table-cell office:value-type="float" office:value="0.525153160095215" calcext:value-type="float">
            <text:p>0.525153160095215</text:p>
          </table:table-cell>
          <table:table-cell office:value-type="float" office:value="-3.07853841781616" calcext:value-type="float">
            <text:p>-3.07853841781616</text:p>
          </table:table-cell>
          <table:table-cell office:value-type="float" office:value="-0.326350293819409" calcext:value-type="float">
            <text:p>-0.326350293819409</text:p>
          </table:table-cell>
          <table:table-cell office:value-type="float" office:value="0.518985324199896" calcext:value-type="float">
            <text:p>0.518985324199896</text:p>
          </table:table-cell>
          <table:table-cell office:value-type="float" office:value="-3.08402210988196" calcext:value-type="float">
            <text:p>-3.08402210988196</text:p>
          </table:table-cell>
          <table:table-cell office:value-type="float" office:value="-0.410951946542932" calcext:value-type="float">
            <text:p>-0.410951946542932</text:p>
          </table:table-cell>
          <table:table-cell office:value-type="float" office:value="0.508866635052422" calcext:value-type="float">
            <text:p>0.508866635052422</text:p>
          </table:table-cell>
          <table:table-cell office:value-type="float" office:value="-3.07950458736304" calcext:value-type="float">
            <text:p>-3.07950458736304</text:p>
          </table:table-cell>
          <table:table-cell/>
          <table:table-cell table:formula="of:=[.D343]-[.G343]" office:value-type="float" office:value="-0.0325713234501072" calcext:value-type="float">
            <text:p/>
          </table:table-cell>
          <table:table-cell table:formula="of:=[.E343]-[.H343]" office:value-type="float" office:value="0.00616783589531889" calcext:value-type="float">
            <text:p/>
          </table:table-cell>
          <table:table-cell table:formula="of:=IF([.F343]-[.I343]&gt;= PI(); [.F343]-[.I343] - 2*PI(); [.F343]-[.I343])" office:value-type="float" office:value="0.00548369206579924" calcext:value-type="float">
            <text:p/>
          </table:table-cell>
          <table:table-cell table:formula="of:=[.G343]-[.J343]" office:value-type="float" office:value="0.0846016527235233" calcext:value-type="float">
            <text:p/>
          </table:table-cell>
          <table:table-cell table:formula="of:=[.H343]-[.K343]" office:value-type="float" office:value="0.0101186891474745" calcext:value-type="float">
            <text:p/>
          </table:table-cell>
          <table:table-cell table:formula="of:=[.I343]-[.L343]" office:value-type="float" office:value="-0.00451752251891824" calcext:value-type="float">
            <text:p/>
          </table:table-cell>
          <table:table-cell/>
          <table:table-cell table:formula="of:=SQRT([.N343]^2+[.O343]^2)" office:value-type="float" office:value="0.033150163060279" calcext:value-type="float">
            <text:p/>
          </table:table-cell>
          <table:table-cell table:formula="of:=SQRT([.Q343]^2+[.R343]^2)" office:value-type="float" office:value="0.0852046214334343" calcext:value-type="float">
            <text:p/>
          </table:table-cell>
          <table:table-cell table:number-columns-repeated="1002"/>
        </table:table-row>
        <table:table-row table:style-name="ro1">
          <table:table-cell table:formula="of:=[.A343]+1" office:value-type="float" office:value="340" calcext:value-type="float">
            <text:p/>
          </table:table-cell>
          <table:table-cell office:value-type="float" office:value="0.542645215988159" calcext:value-type="float">
            <text:p>0.542645215988159</text:p>
          </table:table-cell>
          <table:table-cell office:value-type="float" office:value="-0.0610981434583664" calcext:value-type="float">
            <text:p>-0.0610981434583664</text:p>
          </table:table-cell>
          <table:table-cell office:value-type="float" office:value="-0.380628973245621" calcext:value-type="float">
            <text:p>-0.380628973245621</text:p>
          </table:table-cell>
          <table:table-cell office:value-type="float" office:value="0.524109482765198" calcext:value-type="float">
            <text:p>0.524109482765198</text:p>
          </table:table-cell>
          <table:table-cell office:value-type="float" office:value="-3.08210062980652" calcext:value-type="float">
            <text:p>-3.08210062980652</text:p>
          </table:table-cell>
          <table:table-cell office:value-type="float" office:value="-0.348020141879407" calcext:value-type="float">
            <text:p>-0.348020141879407</text:p>
          </table:table-cell>
          <table:table-cell office:value-type="float" office:value="0.515708462881415" calcext:value-type="float">
            <text:p>0.515708462881415</text:p>
          </table:table-cell>
          <table:table-cell office:value-type="float" office:value="-3.09542294855477" calcext:value-type="float">
            <text:p>-3.09542294855477</text:p>
          </table:table-cell>
          <table:table-cell office:value-type="float" office:value="-0.432615931456276" calcext:value-type="float">
            <text:p>-0.432615931456276</text:p>
          </table:table-cell>
          <table:table-cell office:value-type="float" office:value="0.507519829064107" calcext:value-type="float">
            <text:p>0.507519829064107</text:p>
          </table:table-cell>
          <table:table-cell office:value-type="float" office:value="-3.08194851310138" calcext:value-type="float">
            <text:p>-3.08194851310138</text:p>
          </table:table-cell>
          <table:table-cell/>
          <table:table-cell table:formula="of:=[.D344]-[.G344]" office:value-type="float" office:value="-0.0326088313662133" calcext:value-type="float">
            <text:p/>
          </table:table-cell>
          <table:table-cell table:formula="of:=[.E344]-[.H344]" office:value-type="float" office:value="0.00840101988378317" calcext:value-type="float">
            <text:p/>
          </table:table-cell>
          <table:table-cell table:formula="of:=IF([.F344]-[.I344]&gt;= PI(); [.F344]-[.I344] - 2*PI(); [.F344]-[.I344])" office:value-type="float" office:value="0.0133223187482532" calcext:value-type="float">
            <text:p/>
          </table:table-cell>
          <table:table-cell table:formula="of:=[.G344]-[.J344]" office:value-type="float" office:value="0.0845957895768682" calcext:value-type="float">
            <text:p/>
          </table:table-cell>
          <table:table-cell table:formula="of:=[.H344]-[.K344]" office:value-type="float" office:value="0.00818863381730794" calcext:value-type="float">
            <text:p/>
          </table:table-cell>
          <table:table-cell table:formula="of:=[.I344]-[.L344]" office:value-type="float" office:value="-0.0134744354533938" calcext:value-type="float">
            <text:p/>
          </table:table-cell>
          <table:table-cell/>
          <table:table-cell table:formula="of:=SQRT([.N344]^2+[.O344]^2)" office:value-type="float" office:value="0.0336736249631349" calcext:value-type="float">
            <text:p/>
          </table:table-cell>
          <table:table-cell table:formula="of:=SQRT([.Q344]^2+[.R344]^2)" office:value-type="float" office:value="0.0849911838835519" calcext:value-type="float">
            <text:p/>
          </table:table-cell>
          <table:table-cell table:number-columns-repeated="1002"/>
        </table:table-row>
        <table:table-row table:style-name="ro1">
          <table:table-cell table:formula="of:=[.A344]+1" office:value-type="float" office:value="341" calcext:value-type="float">
            <text:p/>
          </table:table-cell>
          <table:table-cell office:value-type="float" office:value="0.542279064655304" calcext:value-type="float">
            <text:p>0.542279064655304</text:p>
          </table:table-cell>
          <table:table-cell office:value-type="float" office:value="-0.0812987759709358" calcext:value-type="float">
            <text:p>-0.0812987759709358</text:p>
          </table:table-cell>
          <table:table-cell office:value-type="float" office:value="-0.402290791273117" calcext:value-type="float">
            <text:p>-0.402290791273117</text:p>
          </table:table-cell>
          <table:table-cell office:value-type="float" office:value="0.522625744342804" calcext:value-type="float">
            <text:p>0.522625744342804</text:p>
          </table:table-cell>
          <table:table-cell office:value-type="float" office:value="-3.08433413505554" calcext:value-type="float">
            <text:p>-3.08433413505554</text:p>
          </table:table-cell>
          <table:table-cell office:value-type="float" office:value="-0.36968818967915" calcext:value-type="float">
            <text:p>-0.36968818967915</text:p>
          </table:table-cell>
          <table:table-cell office:value-type="float" office:value="0.515688984249604" calcext:value-type="float">
            <text:p>0.515688984249604</text:p>
          </table:table-cell>
          <table:table-cell office:value-type="float" office:value="-3.09783163251278" calcext:value-type="float">
            <text:p>-3.09783163251278</text:p>
          </table:table-cell>
          <table:table-cell office:value-type="float" office:value="-0.454268523153233" calcext:value-type="float">
            <text:p>-0.454268523153233</text:p>
          </table:table-cell>
          <table:table-cell office:value-type="float" office:value="0.506226845248914" calcext:value-type="float">
            <text:p>0.506226845248914</text:p>
          </table:table-cell>
          <table:table-cell office:value-type="float" office:value="-3.08520046414022" calcext:value-type="float">
            <text:p>-3.08520046414022</text:p>
          </table:table-cell>
          <table:table-cell/>
          <table:table-cell table:formula="of:=[.D345]-[.G345]" office:value-type="float" office:value="-0.032602601593967" calcext:value-type="float">
            <text:p/>
          </table:table-cell>
          <table:table-cell table:formula="of:=[.E345]-[.H345]" office:value-type="float" office:value="0.00693676009319988" calcext:value-type="float">
            <text:p/>
          </table:table-cell>
          <table:table-cell table:formula="of:=IF([.F345]-[.I345]&gt;= PI(); [.F345]-[.I345] - 2*PI(); [.F345]-[.I345])" office:value-type="float" office:value="0.0134974974572395" calcext:value-type="float">
            <text:p/>
          </table:table-cell>
          <table:table-cell table:formula="of:=[.G345]-[.J345]" office:value-type="float" office:value="0.0845803334740828" calcext:value-type="float">
            <text:p/>
          </table:table-cell>
          <table:table-cell table:formula="of:=[.H345]-[.K345]" office:value-type="float" office:value="0.00946213900068971" calcext:value-type="float">
            <text:p/>
          </table:table-cell>
          <table:table-cell table:formula="of:=[.I345]-[.L345]" office:value-type="float" office:value="-0.0126311683725659" calcext:value-type="float">
            <text:p/>
          </table:table-cell>
          <table:table-cell/>
          <table:table-cell table:formula="of:=SQRT([.N345]^2+[.O345]^2)" office:value-type="float" office:value="0.0333323907226222" calcext:value-type="float">
            <text:p/>
          </table:table-cell>
          <table:table-cell table:formula="of:=SQRT([.Q345]^2+[.R345]^2)" office:value-type="float" office:value="0.085107960174448" calcext:value-type="float">
            <text:p/>
          </table:table-cell>
          <table:table-cell table:number-columns-repeated="1002"/>
        </table:table-row>
        <table:table-row table:style-name="ro1">
          <table:table-cell table:formula="of:=[.A345]+1" office:value-type="float" office:value="342" calcext:value-type="float">
            <text:p/>
          </table:table-cell>
          <table:table-cell office:value-type="float" office:value="0.542653441429138" calcext:value-type="float">
            <text:p>0.542653441429138</text:p>
          </table:table-cell>
          <table:table-cell office:value-type="float" office:value="-0.0643730685114861" calcext:value-type="float">
            <text:p>-0.0643730685114861</text:p>
          </table:table-cell>
          <table:table-cell office:value-type="float" office:value="-0.423967629671097" calcext:value-type="float">
            <text:p>-0.423967629671097</text:p>
          </table:table-cell>
          <table:table-cell office:value-type="float" office:value="0.521551311016083" calcext:value-type="float">
            <text:p>0.521551311016083</text:p>
          </table:table-cell>
          <table:table-cell office:value-type="float" office:value="-3.08725261688232" calcext:value-type="float">
            <text:p>-3.08725261688232</text:p>
          </table:table-cell>
          <table:table-cell office:value-type="float" office:value="-0.40436235983849" calcext:value-type="float">
            <text:p>-0.40436235983849</text:p>
          </table:table-cell>
          <table:table-cell office:value-type="float" office:value="0.501758981013368" calcext:value-type="float">
            <text:p>0.501758981013368</text:p>
          </table:table-cell>
          <table:table-cell office:value-type="float" office:value="-3.10668822577648" calcext:value-type="float">
            <text:p>-3.10668822577648</text:p>
          </table:table-cell>
          <table:table-cell office:value-type="float" office:value="-0.475940156339162" calcext:value-type="float">
            <text:p>-0.475940156339162</text:p>
          </table:table-cell>
          <table:table-cell office:value-type="float" office:value="0.50500343728492" calcext:value-type="float">
            <text:p>0.50500343728492</text:p>
          </table:table-cell>
          <table:table-cell office:value-type="float" office:value="-3.08777538688067" calcext:value-type="float">
            <text:p>-3.08777538688067</text:p>
          </table:table-cell>
          <table:table-cell/>
          <table:table-cell table:formula="of:=[.D346]-[.G346]" office:value-type="float" office:value="-0.0196052698326072" calcext:value-type="float">
            <text:p/>
          </table:table-cell>
          <table:table-cell table:formula="of:=[.E346]-[.H346]" office:value-type="float" office:value="0.0197923300027151" calcext:value-type="float">
            <text:p/>
          </table:table-cell>
          <table:table-cell table:formula="of:=IF([.F346]-[.I346]&gt;= PI(); [.F346]-[.I346] - 2*PI(); [.F346]-[.I346])" office:value-type="float" office:value="0.0194356088941574" calcext:value-type="float">
            <text:p/>
          </table:table-cell>
          <table:table-cell table:formula="of:=[.G346]-[.J346]" office:value-type="float" office:value="0.0715777965006721" calcext:value-type="float">
            <text:p/>
          </table:table-cell>
          <table:table-cell table:formula="of:=[.H346]-[.K346]" office:value-type="float" office:value="-0.0032444562715519" calcext:value-type="float">
            <text:p/>
          </table:table-cell>
          <table:table-cell table:formula="of:=[.I346]-[.L346]" office:value-type="float" office:value="-0.0189128388958069" calcext:value-type="float">
            <text:p/>
          </table:table-cell>
          <table:table-cell/>
          <table:table-cell table:formula="of:=SQRT([.N346]^2+[.O346]^2)" office:value-type="float" office:value="0.0278586240174513" calcext:value-type="float">
            <text:p/>
          </table:table-cell>
          <table:table-cell table:formula="of:=SQRT([.Q346]^2+[.R346]^2)" office:value-type="float" office:value="0.0716512906261265" calcext:value-type="float">
            <text:p/>
          </table:table-cell>
          <table:table-cell table:number-columns-repeated="1002"/>
        </table:table-row>
        <table:table-row table:style-name="ro1">
          <table:table-cell table:formula="of:=[.A346]+1" office:value-type="float" office:value="343" calcext:value-type="float">
            <text:p/>
          </table:table-cell>
          <table:table-cell office:value-type="float" office:value="0.542930006980896" calcext:value-type="float">
            <text:p>0.542930006980896</text:p>
          </table:table-cell>
          <table:table-cell office:value-type="float" office:value="-0.050931878387928" calcext:value-type="float">
            <text:p>-0.050931878387928</text:p>
          </table:table-cell>
          <table:table-cell office:value-type="float" office:value="-0.445633947849274" calcext:value-type="float">
            <text:p>-0.445633947849274</text:p>
          </table:table-cell>
          <table:table-cell office:value-type="float" office:value="0.520108819007874" calcext:value-type="float">
            <text:p>0.520108819007874</text:p>
          </table:table-cell>
          <table:table-cell office:value-type="float" office:value="-3.08934259414673" calcext:value-type="float">
            <text:p>-3.08934259414673</text:p>
          </table:table-cell>
          <table:table-cell office:value-type="float" office:value="-0.433063533347116" calcext:value-type="float">
            <text:p>-0.433063533347116</text:p>
          </table:table-cell>
          <table:table-cell office:value-type="float" office:value="0.501001108474219" calcext:value-type="float">
            <text:p>0.501001108474219</text:p>
          </table:table-cell>
          <table:table-cell office:value-type="float" office:value="-3.10358185424563" calcext:value-type="float">
            <text:p>-3.10358185424563</text:p>
          </table:table-cell>
          <table:table-cell office:value-type="float" office:value="-0.497625914464322" calcext:value-type="float">
            <text:p>-0.497625914464322</text:p>
          </table:table-cell>
          <table:table-cell office:value-type="float" office:value="0.503835241023374" calcext:value-type="float">
            <text:p>0.503835241023374</text:p>
          </table:table-cell>
          <table:table-cell office:value-type="float" office:value="-3.08981266201619" calcext:value-type="float">
            <text:p>-3.08981266201619</text:p>
          </table:table-cell>
          <table:table-cell/>
          <table:table-cell table:formula="of:=[.D347]-[.G347]" office:value-type="float" office:value="-0.0125704145021572" calcext:value-type="float">
            <text:p/>
          </table:table-cell>
          <table:table-cell table:formula="of:=[.E347]-[.H347]" office:value-type="float" office:value="0.0191077105336543" calcext:value-type="float">
            <text:p/>
          </table:table-cell>
          <table:table-cell table:formula="of:=IF([.F347]-[.I347]&gt;= PI(); [.F347]-[.I347] - 2*PI(); [.F347]-[.I347])" office:value-type="float" office:value="0.0142392600989045" calcext:value-type="float">
            <text:p/>
          </table:table-cell>
          <table:table-cell table:formula="of:=[.G347]-[.J347]" office:value-type="float" office:value="0.0645623811172054" calcext:value-type="float">
            <text:p/>
          </table:table-cell>
          <table:table-cell table:formula="of:=[.H347]-[.K347]" office:value-type="float" office:value="-0.00283413254915488" calcext:value-type="float">
            <text:p/>
          </table:table-cell>
          <table:table-cell table:formula="of:=[.I347]-[.L347]" office:value-type="float" office:value="-0.0137691922294412" calcext:value-type="float">
            <text:p/>
          </table:table-cell>
          <table:table-cell/>
          <table:table-cell table:formula="of:=SQRT([.N347]^2+[.O347]^2)" office:value-type="float" office:value="0.0228718150262276" calcext:value-type="float">
            <text:p/>
          </table:table-cell>
          <table:table-cell table:formula="of:=SQRT([.Q347]^2+[.R347]^2)" office:value-type="float" office:value="0.0646245569642799" calcext:value-type="float">
            <text:p/>
          </table:table-cell>
          <table:table-cell table:number-columns-repeated="1002"/>
        </table:table-row>
        <table:table-row table:style-name="ro1">
          <table:table-cell table:formula="of:=[.A347]+1" office:value-type="float" office:value="344" calcext:value-type="float">
            <text:p/>
          </table:table-cell>
          <table:table-cell office:value-type="float" office:value="0.542237222194672" calcext:value-type="float">
            <text:p>0.542237222194672</text:p>
          </table:table-cell>
          <table:table-cell office:value-type="float" office:value="-0.0686428174376488" calcext:value-type="float">
            <text:p>-0.0686428174376488</text:p>
          </table:table-cell>
          <table:table-cell office:value-type="float" office:value="-0.467292070388794" calcext:value-type="float">
            <text:p>-0.467292070388794</text:p>
          </table:table-cell>
          <table:table-cell office:value-type="float" office:value="0.518744111061096" calcext:value-type="float">
            <text:p>0.518744111061096</text:p>
          </table:table-cell>
          <table:table-cell office:value-type="float" office:value="-3.09160852432251" calcext:value-type="float">
            <text:p>-3.09160852432251</text:p>
          </table:table-cell>
          <table:table-cell office:value-type="float" office:value="-0.461734556534354" calcext:value-type="float">
            <text:p>-0.461734556534354</text:p>
          </table:table-cell>
          <table:table-cell office:value-type="float" office:value="0.500176872176656" calcext:value-type="float">
            <text:p>0.500176872176656</text:p>
          </table:table-cell>
          <table:table-cell office:value-type="float" office:value="-3.10063443087435" calcext:value-type="float">
            <text:p>-3.10063443087435</text:p>
          </table:table-cell>
          <table:table-cell office:value-type="float" office:value="-0.519286333271481" calcext:value-type="float">
            <text:p>-0.519286333271481</text:p>
          </table:table-cell>
          <table:table-cell office:value-type="float" office:value="0.502712661265886" calcext:value-type="float">
            <text:p>0.502712661265886</text:p>
          </table:table-cell>
          <table:table-cell office:value-type="float" office:value="-3.0925583747137" calcext:value-type="float">
            <text:p>-3.0925583747137</text:p>
          </table:table-cell>
          <table:table-cell/>
          <table:table-cell table:formula="of:=[.D348]-[.G348]" office:value-type="float" office:value="-0.00555751385443987" calcext:value-type="float">
            <text:p/>
          </table:table-cell>
          <table:table-cell table:formula="of:=[.E348]-[.H348]" office:value-type="float" office:value="0.0185672388844398" calcext:value-type="float">
            <text:p/>
          </table:table-cell>
          <table:table-cell table:formula="of:=IF([.F348]-[.I348]&gt;= PI(); [.F348]-[.I348] - 2*PI(); [.F348]-[.I348])" office:value-type="float" office:value="0.00902590655184143" calcext:value-type="float">
            <text:p/>
          </table:table-cell>
          <table:table-cell table:formula="of:=[.G348]-[.J348]" office:value-type="float" office:value="0.0575517767371264" calcext:value-type="float">
            <text:p/>
          </table:table-cell>
          <table:table-cell table:formula="of:=[.H348]-[.K348]" office:value-type="float" office:value="-0.00253578908922936" calcext:value-type="float">
            <text:p/>
          </table:table-cell>
          <table:table-cell table:formula="of:=[.I348]-[.L348]" office:value-type="float" office:value="-0.00807605616065343" calcext:value-type="float">
            <text:p/>
          </table:table-cell>
          <table:table-cell/>
          <table:table-cell table:formula="of:=SQRT([.N348]^2+[.O348]^2)" office:value-type="float" office:value="0.0193811330946914" calcext:value-type="float">
            <text:p/>
          </table:table-cell>
          <table:table-cell table:formula="of:=SQRT([.Q348]^2+[.R348]^2)" office:value-type="float" office:value="0.0576076143570023" calcext:value-type="float">
            <text:p/>
          </table:table-cell>
          <table:table-cell table:number-columns-repeated="1002"/>
        </table:table-row>
        <table:table-row table:style-name="ro1">
          <table:table-cell table:formula="of:=[.A348]+1" office:value-type="float" office:value="345" calcext:value-type="float">
            <text:p/>
          </table:table-cell>
          <table:table-cell office:value-type="float" office:value="0.542852878570557" calcext:value-type="float">
            <text:p>0.542852878570557</text:p>
          </table:table-cell>
          <table:table-cell office:value-type="float" office:value="-0.0634314045310021" calcext:value-type="float">
            <text:p>-0.0634314045310021</text:p>
          </table:table-cell>
          <table:table-cell office:value-type="float" office:value="-0.488971441984177" calcext:value-type="float">
            <text:p>-0.488971441984177</text:p>
          </table:table-cell>
          <table:table-cell office:value-type="float" office:value="0.517561912536621" calcext:value-type="float">
            <text:p>0.517561912536621</text:p>
          </table:table-cell>
          <table:table-cell office:value-type="float" office:value="-3.09439516067505" calcext:value-type="float">
            <text:p>-3.09439516067505</text:p>
          </table:table-cell>
          <table:table-cell office:value-type="float" office:value="-0.488428461488286" calcext:value-type="float">
            <text:p>-0.488428461488286</text:p>
          </table:table-cell>
          <table:table-cell office:value-type="float" office:value="0.499287749256444" calcext:value-type="float">
            <text:p>0.499287749256444</text:p>
          </table:table-cell>
          <table:table-cell office:value-type="float" office:value="-3.10101521709762" calcext:value-type="float">
            <text:p>-3.10101521709762</text:p>
          </table:table-cell>
          <table:table-cell office:value-type="float" office:value="-0.540974349363801" calcext:value-type="float">
            <text:p>-0.540974349363801</text:p>
          </table:table-cell>
          <table:table-cell office:value-type="float" office:value="0.501648351905323" calcext:value-type="float">
            <text:p>0.501648351905323</text:p>
          </table:table-cell>
          <table:table-cell office:value-type="float" office:value="-3.09509563089494" calcext:value-type="float">
            <text:p>-3.09509563089494</text:p>
          </table:table-cell>
          <table:table-cell/>
          <table:table-cell table:formula="of:=[.D349]-[.G349]" office:value-type="float" office:value="-0.000542980495890633" calcext:value-type="float">
            <text:p/>
          </table:table-cell>
          <table:table-cell table:formula="of:=[.E349]-[.H349]" office:value-type="float" office:value="0.018274163280177" calcext:value-type="float">
            <text:p/>
          </table:table-cell>
          <table:table-cell table:formula="of:=IF([.F349]-[.I349]&gt;= PI(); [.F349]-[.I349] - 2*PI(); [.F349]-[.I349])" office:value-type="float" office:value="0.00662005642257224" calcext:value-type="float">
            <text:p/>
          </table:table-cell>
          <table:table-cell table:formula="of:=[.G349]-[.J349]" office:value-type="float" office:value="0.0525458878755152" calcext:value-type="float">
            <text:p/>
          </table:table-cell>
          <table:table-cell table:formula="of:=[.H349]-[.K349]" office:value-type="float" office:value="-0.00236060264887922" calcext:value-type="float">
            <text:p/>
          </table:table-cell>
          <table:table-cell table:formula="of:=[.I349]-[.L349]" office:value-type="float" office:value="-0.00591958620268329" calcext:value-type="float">
            <text:p/>
          </table:table-cell>
          <table:table-cell/>
          <table:table-cell table:formula="of:=SQRT([.N349]^2+[.O349]^2)" office:value-type="float" office:value="0.0182822282944254" calcext:value-type="float">
            <text:p/>
          </table:table-cell>
          <table:table-cell table:formula="of:=SQRT([.Q349]^2+[.R349]^2)" office:value-type="float" office:value="0.0525988857058029" calcext:value-type="float">
            <text:p/>
          </table:table-cell>
          <table:table-cell table:number-columns-repeated="1002"/>
        </table:table-row>
        <table:table-row table:style-name="ro1">
          <table:table-cell table:formula="of:=[.A349]+1" office:value-type="float" office:value="346" calcext:value-type="float">
            <text:p/>
          </table:table-cell>
          <table:table-cell office:value-type="float" office:value="0.543250203132629" calcext:value-type="float">
            <text:p>0.543250203132629</text:p>
          </table:table-cell>
          <table:table-cell office:value-type="float" office:value="-0.0392752438783646" calcext:value-type="float">
            <text:p>-0.0392752438783646</text:p>
          </table:table-cell>
          <table:table-cell office:value-type="float" office:value="-0.510668218135834" calcext:value-type="float">
            <text:p>-0.510668218135834</text:p>
          </table:table-cell>
          <table:table-cell office:value-type="float" office:value="0.516587615013123" calcext:value-type="float">
            <text:p>0.516587615013123</text:p>
          </table:table-cell>
          <table:table-cell office:value-type="float" office:value="-3.09736227989197" calcext:value-type="float">
            <text:p>-3.09736227989197</text:p>
          </table:table-cell>
          <table:table-cell office:value-type="float" office:value="-0.513139383013457" calcext:value-type="float">
            <text:p>-0.513139383013457</text:p>
          </table:table-cell>
          <table:table-cell office:value-type="float" office:value="0.498406243182366" calcext:value-type="float">
            <text:p>0.498406243182366</text:p>
          </table:table-cell>
          <table:table-cell office:value-type="float" office:value="-3.10155316451692" calcext:value-type="float">
            <text:p>-3.10155316451692</text:p>
          </table:table-cell>
          <table:table-cell office:value-type="float" office:value="-0.56268087187411" calcext:value-type="float">
            <text:p>-0.56268087187411</text:p>
          </table:table-cell>
          <table:table-cell office:value-type="float" office:value="0.50063833525432" calcext:value-type="float">
            <text:p>0.50063833525432</text:p>
          </table:table-cell>
          <table:table-cell office:value-type="float" office:value="-3.09666664065007" calcext:value-type="float">
            <text:p>-3.09666664065007</text:p>
          </table:table-cell>
          <table:table-cell/>
          <table:table-cell table:formula="of:=[.D350]-[.G350]" office:value-type="float" office:value="0.00247116487762267" calcext:value-type="float">
            <text:p/>
          </table:table-cell>
          <table:table-cell table:formula="of:=[.E350]-[.H350]" office:value-type="float" office:value="0.0181813718307569" calcext:value-type="float">
            <text:p/>
          </table:table-cell>
          <table:table-cell table:formula="of:=IF([.F350]-[.I350]&gt;= PI(); [.F350]-[.I350] - 2*PI(); [.F350]-[.I350])" office:value-type="float" office:value="0.00419088462495454" calcext:value-type="float">
            <text:p/>
          </table:table-cell>
          <table:table-cell table:formula="of:=[.G350]-[.J350]" office:value-type="float" office:value="0.049541488860653" calcext:value-type="float">
            <text:p/>
          </table:table-cell>
          <table:table-cell table:formula="of:=[.H350]-[.K350]" office:value-type="float" office:value="-0.00223209207195463" calcext:value-type="float">
            <text:p/>
          </table:table-cell>
          <table:table-cell table:formula="of:=[.I350]-[.L350]" office:value-type="float" office:value="-0.00488652386684985" calcext:value-type="float">
            <text:p/>
          </table:table-cell>
          <table:table-cell/>
          <table:table-cell table:formula="of:=SQRT([.N350]^2+[.O350]^2)" office:value-type="float" office:value="0.0183485404733084" calcext:value-type="float">
            <text:p/>
          </table:table-cell>
          <table:table-cell table:formula="of:=SQRT([.Q350]^2+[.R350]^2)" office:value-type="float" office:value="0.0495917468289623" calcext:value-type="float">
            <text:p/>
          </table:table-cell>
          <table:table-cell table:number-columns-repeated="1002"/>
        </table:table-row>
        <table:table-row table:style-name="ro1">
          <table:table-cell table:formula="of:=[.A350]+1" office:value-type="float" office:value="347" calcext:value-type="float">
            <text:p/>
          </table:table-cell>
          <table:table-cell office:value-type="float" office:value="0.542502880096436" calcext:value-type="float">
            <text:p>0.542502880096436</text:p>
          </table:table-cell>
          <table:table-cell office:value-type="float" office:value="-0.0465165674686432" calcext:value-type="float">
            <text:p>-0.0465165674686432</text:p>
          </table:table-cell>
          <table:table-cell office:value-type="float" office:value="-0.53234338760376" calcext:value-type="float">
            <text:p>-0.53234338760376</text:p>
          </table:table-cell>
          <table:table-cell office:value-type="float" office:value="0.515436947345734" calcext:value-type="float">
            <text:p>0.515436947345734</text:p>
          </table:table-cell>
          <table:table-cell office:value-type="float" office:value="-3.09966158866882" calcext:value-type="float">
            <text:p>-3.09966158866882</text:p>
          </table:table-cell>
          <table:table-cell office:value-type="float" office:value="-0.534822106155243" calcext:value-type="float">
            <text:p>-0.534822106155243</text:p>
          </table:table-cell>
          <table:table-cell office:value-type="float" office:value="0.497537613792279" calcext:value-type="float">
            <text:p>0.497537613792279</text:p>
          </table:table-cell>
          <table:table-cell office:value-type="float" office:value="-3.10341382721567" calcext:value-type="float">
            <text:p>-3.10341382721567</text:p>
          </table:table-cell>
          <table:table-cell office:value-type="float" office:value="-0.584359091583773" calcext:value-type="float">
            <text:p>-0.584359091583773</text:p>
          </table:table-cell>
          <table:table-cell office:value-type="float" office:value="0.499663763512358" calcext:value-type="float">
            <text:p>0.499663763512358</text:p>
          </table:table-cell>
          <table:table-cell office:value-type="float" office:value="-3.09852730334882" calcext:value-type="float">
            <text:p>-3.09852730334882</text:p>
          </table:table-cell>
          <table:table-cell/>
          <table:table-cell table:formula="of:=[.D351]-[.G351]" office:value-type="float" office:value="0.00247871855148318" calcext:value-type="float">
            <text:p/>
          </table:table-cell>
          <table:table-cell table:formula="of:=[.E351]-[.H351]" office:value-type="float" office:value="0.0178993335534546" calcext:value-type="float">
            <text:p/>
          </table:table-cell>
          <table:table-cell table:formula="of:=IF([.F351]-[.I351]&gt;= PI(); [.F351]-[.I351] - 2*PI(); [.F351]-[.I351])" office:value-type="float" office:value="0.00375223854684492" calcext:value-type="float">
            <text:p/>
          </table:table-cell>
          <table:table-cell table:formula="of:=[.G351]-[.J351]" office:value-type="float" office:value="0.0495369854285304" calcext:value-type="float">
            <text:p/>
          </table:table-cell>
          <table:table-cell table:formula="of:=[.H351]-[.K351]" office:value-type="float" office:value="-0.00212614972007952" calcext:value-type="float">
            <text:p/>
          </table:table-cell>
          <table:table-cell table:formula="of:=[.I351]-[.L351]" office:value-type="float" office:value="-0.00488652386684985" calcext:value-type="float">
            <text:p/>
          </table:table-cell>
          <table:table-cell/>
          <table:table-cell table:formula="of:=SQRT([.N351]^2+[.O351]^2)" office:value-type="float" office:value="0.018070146300329" calcext:value-type="float">
            <text:p/>
          </table:table-cell>
          <table:table-cell table:formula="of:=SQRT([.Q351]^2+[.R351]^2)" office:value-type="float" office:value="0.0495825920861205" calcext:value-type="float">
            <text:p/>
          </table:table-cell>
          <table:table-cell table:number-columns-repeated="1002"/>
        </table:table-row>
        <table:table-row table:style-name="ro1">
          <table:table-cell table:formula="of:=[.A351]+1" office:value-type="float" office:value="348" calcext:value-type="float">
            <text:p/>
          </table:table-cell>
          <table:table-cell office:value-type="float" office:value="0.543955326080322" calcext:value-type="float">
            <text:p>0.543955326080322</text:p>
          </table:table-cell>
          <table:table-cell office:value-type="float" office:value="-0.058638010174036" calcext:value-type="float">
            <text:p>-0.058638010174036</text:p>
          </table:table-cell>
          <table:table-cell office:value-type="float" office:value="-0.554054617881775" calcext:value-type="float">
            <text:p>-0.554054617881775</text:p>
          </table:table-cell>
          <table:table-cell office:value-type="float" office:value="0.514440417289734" calcext:value-type="float">
            <text:p>0.514440417289734</text:p>
          </table:table-cell>
          <table:table-cell office:value-type="float" office:value="-3.10191655158997" calcext:value-type="float">
            <text:p>-3.10191655158997</text:p>
          </table:table-cell>
          <table:table-cell office:value-type="float" office:value="-0.556564463491038" calcext:value-type="float">
            <text:p>-0.556564463491038</text:p>
          </table:table-cell>
          <table:table-cell office:value-type="float" office:value="0.496707112548196" calcext:value-type="float">
            <text:p>0.496707112548196</text:p>
          </table:table-cell>
          <table:table-cell office:value-type="float" office:value="-3.10575934762263" calcext:value-type="float">
            <text:p>-3.10575934762263</text:p>
          </table:table-cell>
          <table:table-cell office:value-type="float" office:value="-0.606097131088825" calcext:value-type="float">
            <text:p>-0.606097131088825</text:p>
          </table:table-cell>
          <table:table-cell office:value-type="float" office:value="0.498727028058434" calcext:value-type="float">
            <text:p>0.498727028058434</text:p>
          </table:table-cell>
          <table:table-cell office:value-type="float" office:value="-3.10087282375578" calcext:value-type="float">
            <text:p>-3.10087282375578</text:p>
          </table:table-cell>
          <table:table-cell/>
          <table:table-cell table:formula="of:=[.D352]-[.G352]" office:value-type="float" office:value="0.00250984560926348" calcext:value-type="float">
            <text:p/>
          </table:table-cell>
          <table:table-cell table:formula="of:=[.E352]-[.H352]" office:value-type="float" office:value="0.0177333047415381" calcext:value-type="float">
            <text:p/>
          </table:table-cell>
          <table:table-cell table:formula="of:=IF([.F352]-[.I352]&gt;= PI(); [.F352]-[.I352] - 2*PI(); [.F352]-[.I352])" office:value-type="float" office:value="0.00384279603266391" calcext:value-type="float">
            <text:p/>
          </table:table-cell>
          <table:table-cell table:formula="of:=[.G352]-[.J352]" office:value-type="float" office:value="0.0495326675977871" calcext:value-type="float">
            <text:p/>
          </table:table-cell>
          <table:table-cell table:formula="of:=[.H352]-[.K352]" office:value-type="float" office:value="-0.00201991551023867" calcext:value-type="float">
            <text:p/>
          </table:table-cell>
          <table:table-cell table:formula="of:=[.I352]-[.L352]" office:value-type="float" office:value="-0.00488652386684985" calcext:value-type="float">
            <text:p/>
          </table:table-cell>
          <table:table-cell/>
          <table:table-cell table:formula="of:=SQRT([.N352]^2+[.O352]^2)" office:value-type="float" office:value="0.0179100369077955" calcext:value-type="float">
            <text:p/>
          </table:table-cell>
          <table:table-cell table:formula="of:=SQRT([.Q352]^2+[.R352]^2)" office:value-type="float" office:value="0.0495738360228596" calcext:value-type="float">
            <text:p/>
          </table:table-cell>
          <table:table-cell table:number-columns-repeated="1002"/>
        </table:table-row>
        <table:table-row table:style-name="ro1">
          <table:table-cell table:formula="of:=[.A352]+1" office:value-type="float" office:value="349" calcext:value-type="float">
            <text:p/>
          </table:table-cell>
          <table:table-cell office:value-type="float" office:value="0.545563578605652" calcext:value-type="float">
            <text:p>0.545563578605652</text:p>
          </table:table-cell>
          <table:table-cell office:value-type="float" office:value="-0.0513379201292992" calcext:value-type="float">
            <text:p>-0.0513379201292992</text:p>
          </table:table-cell>
          <table:table-cell office:value-type="float" office:value="-0.575848996639252" calcext:value-type="float">
            <text:p>-0.575848996639252</text:p>
          </table:table-cell>
          <table:table-cell office:value-type="float" office:value="0.513678848743439" calcext:value-type="float">
            <text:p>0.513678848743439</text:p>
          </table:table-cell>
          <table:table-cell office:value-type="float" office:value="-3.104576587677" calcext:value-type="float">
            <text:p>-3.104576587677</text:p>
          </table:table-cell>
          <table:table-cell office:value-type="float" office:value="-0.578372997779949" calcext:value-type="float">
            <text:p>-0.578372997779949</text:p>
          </table:table-cell>
          <table:table-cell office:value-type="float" office:value="0.495925306017756" calcext:value-type="float">
            <text:p>0.495925306017756</text:p>
          </table:table-cell>
          <table:table-cell office:value-type="float" office:value="-3.1078128644278" calcext:value-type="float">
            <text:p>-3.1078128644278</text:p>
          </table:table-cell>
          <table:table-cell office:value-type="float" office:value="-0.627901584703837" calcext:value-type="float">
            <text:p>-0.627901584703837</text:p>
          </table:table-cell>
          <table:table-cell office:value-type="float" office:value="0.497838663362811" calcext:value-type="float">
            <text:p>0.497838663362811</text:p>
          </table:table-cell>
          <table:table-cell office:value-type="float" office:value="-3.10292634056095" calcext:value-type="float">
            <text:p>-3.10292634056095</text:p>
          </table:table-cell>
          <table:table-cell/>
          <table:table-cell table:formula="of:=[.D353]-[.G353]" office:value-type="float" office:value="0.00252400114069684" calcext:value-type="float">
            <text:p/>
          </table:table-cell>
          <table:table-cell table:formula="of:=[.E353]-[.H353]" office:value-type="float" office:value="0.0177535427256832" calcext:value-type="float">
            <text:p/>
          </table:table-cell>
          <table:table-cell table:formula="of:=IF([.F353]-[.I353]&gt;= PI(); [.F353]-[.I353] - 2*PI(); [.F353]-[.I353])" office:value-type="float" office:value="0.00323627675079985" calcext:value-type="float">
            <text:p/>
          </table:table-cell>
          <table:table-cell table:formula="of:=[.G353]-[.J353]" office:value-type="float" office:value="0.0495285869238882" calcext:value-type="float">
            <text:p/>
          </table:table-cell>
          <table:table-cell table:formula="of:=[.H353]-[.K353]" office:value-type="float" office:value="-0.00191335734505593" calcext:value-type="float">
            <text:p/>
          </table:table-cell>
          <table:table-cell table:formula="of:=[.I353]-[.L353]" office:value-type="float" office:value="-0.00488652386684985" calcext:value-type="float">
            <text:p/>
          </table:table-cell>
          <table:table-cell/>
          <table:table-cell table:formula="of:=SQRT([.N353]^2+[.O353]^2)" office:value-type="float" office:value="0.0179320623763944" calcext:value-type="float">
            <text:p/>
          </table:table-cell>
          <table:table-cell table:formula="of:=SQRT([.Q353]^2+[.R353]^2)" office:value-type="float" office:value="0.0495655309565733" calcext:value-type="float">
            <text:p/>
          </table:table-cell>
          <table:table-cell table:number-columns-repeated="1002"/>
        </table:table-row>
        <table:table-row table:style-name="ro1">
          <table:table-cell table:formula="of:=[.A353]+1" office:value-type="float" office:value="350" calcext:value-type="float">
            <text:p/>
          </table:table-cell>
          <table:table-cell office:value-type="float" office:value="0.542656719684601" calcext:value-type="float">
            <text:p>0.542656719684601</text:p>
          </table:table-cell>
          <table:table-cell office:value-type="float" office:value="-0.0295666009187698" calcext:value-type="float">
            <text:p>-0.0295666009187698</text:p>
          </table:table-cell>
          <table:table-cell office:value-type="float" office:value="-0.597615003585815" calcext:value-type="float">
            <text:p>-0.597615003585815</text:p>
          </table:table-cell>
          <table:table-cell office:value-type="float" office:value="0.512821614742279" calcext:value-type="float">
            <text:p>0.512821614742279</text:p>
          </table:table-cell>
          <table:table-cell office:value-type="float" office:value="-3.10669994354248" calcext:value-type="float">
            <text:p>-3.10669994354248</text:p>
          </table:table-cell>
          <table:table-cell office:value-type="float" office:value="-0.601066483674599" calcext:value-type="float">
            <text:p>-0.601066483674599</text:p>
          </table:table-cell>
          <table:table-cell office:value-type="float" office:value="0.495192212272241" calcext:value-type="float">
            <text:p>0.495192212272241</text:p>
          </table:table-cell>
          <table:table-cell office:value-type="float" office:value="-3.11199670934248" calcext:value-type="float">
            <text:p>-3.11199670934248</text:p>
          </table:table-cell>
          <table:table-cell office:value-type="float" office:value="-0.649591629167753" calcext:value-type="float">
            <text:p>-0.649591629167753</text:p>
          </table:table-cell>
          <table:table-cell office:value-type="float" office:value="0.496999571101202" calcext:value-type="float">
            <text:p>0.496999571101202</text:p>
          </table:table-cell>
          <table:table-cell office:value-type="float" office:value="-3.1041090045977" calcext:value-type="float">
            <text:p>-3.1041090045977</text:p>
          </table:table-cell>
          <table:table-cell/>
          <table:table-cell table:formula="of:=[.D354]-[.G354]" office:value-type="float" office:value="0.00345148008878349" calcext:value-type="float">
            <text:p/>
          </table:table-cell>
          <table:table-cell table:formula="of:=[.E354]-[.H354]" office:value-type="float" office:value="0.0176294024700382" calcext:value-type="float">
            <text:p/>
          </table:table-cell>
          <table:table-cell table:formula="of:=IF([.F354]-[.I354]&gt;= PI(); [.F354]-[.I354] - 2*PI(); [.F354]-[.I354])" office:value-type="float" office:value="0.00529676580000338" calcext:value-type="float">
            <text:p/>
          </table:table-cell>
          <table:table-cell table:formula="of:=[.G354]-[.J354]" office:value-type="float" office:value="0.0485251454931541" calcext:value-type="float">
            <text:p/>
          </table:table-cell>
          <table:table-cell table:formula="of:=[.H354]-[.K354]" office:value-type="float" office:value="-0.00180735882896116" calcext:value-type="float">
            <text:p/>
          </table:table-cell>
          <table:table-cell table:formula="of:=[.I354]-[.L354]" office:value-type="float" office:value="-0.00788770474478095" calcext:value-type="float">
            <text:p/>
          </table:table-cell>
          <table:table-cell/>
          <table:table-cell table:formula="of:=SQRT([.N354]^2+[.O354]^2)" office:value-type="float" office:value="0.0179640904655331" calcext:value-type="float">
            <text:p/>
          </table:table-cell>
          <table:table-cell table:formula="of:=SQRT([.Q354]^2+[.R354]^2)" office:value-type="float" office:value="0.0485587921088282" calcext:value-type="float">
            <text:p/>
          </table:table-cell>
          <table:table-cell table:number-columns-repeated="1002"/>
        </table:table-row>
        <table:table-row table:style-name="ro1">
          <table:table-cell table:formula="of:=[.A354]+1" office:value-type="float" office:value="351" calcext:value-type="float">
            <text:p/>
          </table:table-cell>
          <table:table-cell office:value-type="float" office:value="0.543183624744415" calcext:value-type="float">
            <text:p>0.543183624744415</text:p>
          </table:table-cell>
          <table:table-cell office:value-type="float" office:value="-0.0477009229362011" calcext:value-type="float">
            <text:p>-0.0477009229362011</text:p>
          </table:table-cell>
          <table:table-cell office:value-type="float" office:value="-0.619304180145264" calcext:value-type="float">
            <text:p>-0.619304180145264</text:p>
          </table:table-cell>
          <table:table-cell office:value-type="float" office:value="0.51181823015213" calcext:value-type="float">
            <text:p>0.51181823015213</text:p>
          </table:table-cell>
          <table:table-cell office:value-type="float" office:value="-3.10855984687805" calcext:value-type="float">
            <text:p>-3.10855984687805</text:p>
          </table:table-cell>
          <table:table-cell office:value-type="float" office:value="-0.62278431365184" calcext:value-type="float">
            <text:p>-0.62278431365184</text:p>
          </table:table-cell>
          <table:table-cell office:value-type="float" office:value="0.493549664691749" calcext:value-type="float">
            <text:p>0.493549664691749</text:p>
          </table:table-cell>
          <table:table-cell office:value-type="float" office:value="-3.11242075354768" calcext:value-type="float">
            <text:p>-3.11242075354768</text:p>
          </table:table-cell>
          <table:table-cell office:value-type="float" office:value="-0.671303712224653" calcext:value-type="float">
            <text:p>-0.671303712224653</text:p>
          </table:table-cell>
          <table:table-cell office:value-type="float" office:value="0.496185341627985" calcext:value-type="float">
            <text:p>0.496185341627985</text:p>
          </table:table-cell>
          <table:table-cell office:value-type="float" office:value="-3.10601704151515" calcext:value-type="float">
            <text:p>-3.10601704151515</text:p>
          </table:table-cell>
          <table:table-cell/>
          <table:table-cell table:formula="of:=[.D355]-[.G355]" office:value-type="float" office:value="0.00348013350657672" calcext:value-type="float">
            <text:p/>
          </table:table-cell>
          <table:table-cell table:formula="of:=[.E355]-[.H355]" office:value-type="float" office:value="0.0182685654603812" calcext:value-type="float">
            <text:p/>
          </table:table-cell>
          <table:table-cell table:formula="of:=IF([.F355]-[.I355]&gt;= PI(); [.F355]-[.I355] - 2*PI(); [.F355]-[.I355])" office:value-type="float" office:value="0.00386090666963002" calcext:value-type="float">
            <text:p/>
          </table:table-cell>
          <table:table-cell table:formula="of:=[.G355]-[.J355]" office:value-type="float" office:value="0.0485193985728124" calcext:value-type="float">
            <text:p/>
          </table:table-cell>
          <table:table-cell table:formula="of:=[.H355]-[.K355]" office:value-type="float" office:value="-0.0026356769362359" calcext:value-type="float">
            <text:p/>
          </table:table-cell>
          <table:table-cell table:formula="of:=[.I355]-[.L355]" office:value-type="float" office:value="-0.00640371203253087" calcext:value-type="float">
            <text:p/>
          </table:table-cell>
          <table:table-cell/>
          <table:table-cell table:formula="of:=SQRT([.N355]^2+[.O355]^2)" office:value-type="float" office:value="0.0185970915253926" calcext:value-type="float">
            <text:p/>
          </table:table-cell>
          <table:table-cell table:formula="of:=SQRT([.Q355]^2+[.R355]^2)" office:value-type="float" office:value="0.0485909336273716" calcext:value-type="float">
            <text:p/>
          </table:table-cell>
          <table:table-cell table:number-columns-repeated="1002"/>
        </table:table-row>
        <table:table-row table:style-name="ro1">
          <table:table-cell table:formula="of:=[.A355]+1" office:value-type="float" office:value="352" calcext:value-type="float">
            <text:p/>
          </table:table-cell>
          <table:table-cell office:value-type="float" office:value="0.543801605701447" calcext:value-type="float">
            <text:p>0.543801605701447</text:p>
          </table:table-cell>
          <table:table-cell office:value-type="float" office:value="-0.0405167602002621" calcext:value-type="float">
            <text:p>-0.0405167602002621</text:p>
          </table:table-cell>
          <table:table-cell office:value-type="float" office:value="-0.641040623188019" calcext:value-type="float">
            <text:p>-0.641040623188019</text:p>
          </table:table-cell>
          <table:table-cell office:value-type="float" office:value="0.511176764965057" calcext:value-type="float">
            <text:p>0.511176764965057</text:p>
          </table:table-cell>
          <table:table-cell office:value-type="float" office:value="-3.11104917526245" calcext:value-type="float">
            <text:p>-3.11104917526245</text:p>
          </table:table-cell>
          <table:table-cell office:value-type="float" office:value="-0.644527123035616" calcext:value-type="float">
            <text:p>-0.644527123035616</text:p>
          </table:table-cell>
          <table:table-cell office:value-type="float" office:value="0.492915205644729" calcext:value-type="float">
            <text:p>0.492915205644729</text:p>
          </table:table-cell>
          <table:table-cell office:value-type="float" office:value="-3.11404142395569" calcext:value-type="float">
            <text:p>-3.11404142395569</text:p>
          </table:table-cell>
          <table:table-cell office:value-type="float" office:value="-0.693042012935257" calcext:value-type="float">
            <text:p>-0.693042012935257</text:p>
          </table:table-cell>
          <table:table-cell office:value-type="float" office:value="0.495411661851257" calcext:value-type="float">
            <text:p>0.495411661851257</text:p>
          </table:table-cell>
          <table:table-cell office:value-type="float" office:value="-3.10763771192316" calcext:value-type="float">
            <text:p>-3.10763771192316</text:p>
          </table:table-cell>
          <table:table-cell/>
          <table:table-cell table:formula="of:=[.D356]-[.G356]" office:value-type="float" office:value="0.00348649984759741" calcext:value-type="float">
            <text:p/>
          </table:table-cell>
          <table:table-cell table:formula="of:=[.E356]-[.H356]" office:value-type="float" office:value="0.0182615593203285" calcext:value-type="float">
            <text:p/>
          </table:table-cell>
          <table:table-cell table:formula="of:=IF([.F356]-[.I356]&gt;= PI(); [.F356]-[.I356] - 2*PI(); [.F356]-[.I356])" office:value-type="float" office:value="0.002992248693241" calcext:value-type="float">
            <text:p/>
          </table:table-cell>
          <table:table-cell table:formula="of:=[.G356]-[.J356]" office:value-type="float" office:value="0.0485148898996404" calcext:value-type="float">
            <text:p/>
          </table:table-cell>
          <table:table-cell table:formula="of:=[.H356]-[.K356]" office:value-type="float" office:value="-0.00249645620652783" calcext:value-type="float">
            <text:p/>
          </table:table-cell>
          <table:table-cell table:formula="of:=[.I356]-[.L356]" office:value-type="float" office:value="-0.00640371203253087" calcext:value-type="float">
            <text:p/>
          </table:table-cell>
          <table:table-cell/>
          <table:table-cell table:formula="of:=SQRT([.N356]^2+[.O356]^2)" office:value-type="float" office:value="0.0185914020449555" calcext:value-type="float">
            <text:p/>
          </table:table-cell>
          <table:table-cell table:formula="of:=SQRT([.Q356]^2+[.R356]^2)" office:value-type="float" office:value="0.0485790781671013" calcext:value-type="float">
            <text:p/>
          </table:table-cell>
          <table:table-cell table:number-columns-repeated="1002"/>
        </table:table-row>
        <table:table-row table:style-name="ro1">
          <table:table-cell table:formula="of:=[.A356]+1" office:value-type="float" office:value="353" calcext:value-type="float">
            <text:p/>
          </table:table-cell>
          <table:table-cell office:value-type="float" office:value="0.543273091316223" calcext:value-type="float">
            <text:p>0.543273091316223</text:p>
          </table:table-cell>
          <table:table-cell office:value-type="float" office:value="-0.0767295807600021" calcext:value-type="float">
            <text:p>-0.0767295807600021</text:p>
          </table:table-cell>
          <table:table-cell office:value-type="float" office:value="-0.662741541862488" calcext:value-type="float">
            <text:p>-0.662741541862488</text:p>
          </table:table-cell>
          <table:table-cell office:value-type="float" office:value="0.510339081287384" calcext:value-type="float">
            <text:p>0.510339081287384</text:p>
          </table:table-cell>
          <table:table-cell office:value-type="float" office:value="-3.11277794837952" calcext:value-type="float">
            <text:p>-3.11277794837952</text:p>
          </table:table-cell>
          <table:table-cell office:value-type="float" office:value="-0.666249799561092" calcext:value-type="float">
            <text:p>-0.666249799561092</text:p>
          </table:table-cell>
          <table:table-cell office:value-type="float" office:value="0.492316567718428" calcext:value-type="float">
            <text:p>0.492316567718428</text:p>
          </table:table-cell>
          <table:table-cell office:value-type="float" office:value="-3.11711060718609" calcext:value-type="float">
            <text:p>-3.11711060718609</text:p>
          </table:table-cell>
          <table:table-cell office:value-type="float" office:value="-0.714760410586932" calcext:value-type="float">
            <text:p>-0.714760410586932</text:p>
          </table:table-cell>
          <table:table-cell office:value-type="float" office:value="0.494673931384928" calcext:value-type="float">
            <text:p>0.494673931384928</text:p>
          </table:table-cell>
          <table:table-cell office:value-type="float" office:value="-3.11070689515356" calcext:value-type="float">
            <text:p>-3.11070689515356</text:p>
          </table:table-cell>
          <table:table-cell/>
          <table:table-cell table:formula="of:=[.D357]-[.G357]" office:value-type="float" office:value="0.00350825769860419" calcext:value-type="float">
            <text:p/>
          </table:table-cell>
          <table:table-cell table:formula="of:=[.E357]-[.H357]" office:value-type="float" office:value="0.0180225135689559" calcext:value-type="float">
            <text:p/>
          </table:table-cell>
          <table:table-cell table:formula="of:=IF([.F357]-[.I357]&gt;= PI(); [.F357]-[.I357] - 2*PI(); [.F357]-[.I357])" office:value-type="float" office:value="0.00433265880657574" calcext:value-type="float">
            <text:p/>
          </table:table-cell>
          <table:table-cell table:formula="of:=[.G357]-[.J357]" office:value-type="float" office:value="0.0485106110258402" calcext:value-type="float">
            <text:p/>
          </table:table-cell>
          <table:table-cell table:formula="of:=[.H357]-[.K357]" office:value-type="float" office:value="-0.0023573636665003" calcext:value-type="float">
            <text:p/>
          </table:table-cell>
          <table:table-cell table:formula="of:=[.I357]-[.L357]" office:value-type="float" office:value="-0.00640371203253087" calcext:value-type="float">
            <text:p/>
          </table:table-cell>
          <table:table-cell/>
          <table:table-cell table:formula="of:=SQRT([.N357]^2+[.O357]^2)" office:value-type="float" office:value="0.0183607970258106" calcext:value-type="float">
            <text:p/>
          </table:table-cell>
          <table:table-cell table:formula="of:=SQRT([.Q357]^2+[.R357]^2)" office:value-type="float" office:value="0.0485678550643994" calcext:value-type="float">
            <text:p/>
          </table:table-cell>
          <table:table-cell table:number-columns-repeated="1002"/>
        </table:table-row>
        <table:table-row table:style-name="ro1">
          <table:table-cell table:formula="of:=[.A357]+1" office:value-type="float" office:value="354" calcext:value-type="float">
            <text:p/>
          </table:table-cell>
          <table:table-cell office:value-type="float" office:value="0.545082449913025" calcext:value-type="float">
            <text:p>0.545082449913025</text:p>
          </table:table-cell>
          <table:table-cell office:value-type="float" office:value="-0.0433105938136578" calcext:value-type="float">
            <text:p>-0.0433105938136578</text:p>
          </table:table-cell>
          <table:table-cell office:value-type="float" office:value="-0.68453723192215" calcext:value-type="float">
            <text:p>-0.68453723192215</text:p>
          </table:table-cell>
          <table:table-cell office:value-type="float" office:value="0.510279297828674" calcext:value-type="float">
            <text:p>0.510279297828674</text:p>
          </table:table-cell>
          <table:table-cell office:value-type="float" office:value="-3.11555743217468" calcext:value-type="float">
            <text:p>-3.11555743217468</text:p>
          </table:table-cell>
          <table:table-cell office:value-type="float" office:value="-0.688046563756111" calcext:value-type="float">
            <text:p>-0.688046563756111</text:p>
          </table:table-cell>
          <table:table-cell office:value-type="float" office:value="0.491782831686466" calcext:value-type="float">
            <text:p>0.491782831686466</text:p>
          </table:table-cell>
          <table:table-cell office:value-type="float" office:value="-3.11884303093864" calcext:value-type="float">
            <text:p>-3.11884303093864</text:p>
          </table:table-cell>
          <table:table-cell office:value-type="float" office:value="-0.736553309999282" calcext:value-type="float">
            <text:p>-0.736553309999282</text:p>
          </table:table-cell>
          <table:table-cell office:value-type="float" office:value="0.494000627049352" calcext:value-type="float">
            <text:p>0.494000627049352</text:p>
          </table:table-cell>
          <table:table-cell office:value-type="float" office:value="-3.11243931890611" calcext:value-type="float">
            <text:p>-3.11243931890611</text:p>
          </table:table-cell>
          <table:table-cell/>
          <table:table-cell table:formula="of:=[.D358]-[.G358]" office:value-type="float" office:value="0.00350933183396152" calcext:value-type="float">
            <text:p/>
          </table:table-cell>
          <table:table-cell table:formula="of:=[.E358]-[.H358]" office:value-type="float" office:value="0.0184964661422082" calcext:value-type="float">
            <text:p/>
          </table:table-cell>
          <table:table-cell table:formula="of:=IF([.F358]-[.I358]&gt;= PI(); [.F358]-[.I358] - 2*PI(); [.F358]-[.I358])" office:value-type="float" office:value="0.00328559876395618" calcext:value-type="float">
            <text:p/>
          </table:table-cell>
          <table:table-cell table:formula="of:=[.G358]-[.J358]" office:value-type="float" office:value="0.0485067462431705" calcext:value-type="float">
            <text:p/>
          </table:table-cell>
          <table:table-cell table:formula="of:=[.H358]-[.K358]" office:value-type="float" office:value="-0.0022177953628858" calcext:value-type="float">
            <text:p/>
          </table:table-cell>
          <table:table-cell table:formula="of:=[.I358]-[.L358]" office:value-type="float" office:value="-0.00640371203253087" calcext:value-type="float">
            <text:p/>
          </table:table-cell>
          <table:table-cell/>
          <table:table-cell table:formula="of:=SQRT([.N358]^2+[.O358]^2)" office:value-type="float" office:value="0.0188264353946972" calcext:value-type="float">
            <text:p/>
          </table:table-cell>
          <table:table-cell table:formula="of:=SQRT([.Q358]^2+[.R358]^2)" office:value-type="float" office:value="0.0485574201062101" calcext:value-type="float">
            <text:p/>
          </table:table-cell>
          <table:table-cell table:number-columns-repeated="1002"/>
        </table:table-row>
        <table:table-row table:style-name="ro1">
          <table:table-cell table:formula="of:=[.A358]+1" office:value-type="float" office:value="355" calcext:value-type="float">
            <text:p/>
          </table:table-cell>
          <table:table-cell office:value-type="float" office:value="0.542405724525452" calcext:value-type="float">
            <text:p>0.542405724525452</text:p>
          </table:table-cell>
          <table:table-cell office:value-type="float" office:value="-0.0568073764443398" calcext:value-type="float">
            <text:p>-0.0568073764443398</text:p>
          </table:table-cell>
          <table:table-cell office:value-type="float" office:value="-0.70629358291626" calcext:value-type="float">
            <text:p>-0.70629358291626</text:p>
          </table:table-cell>
          <table:table-cell office:value-type="float" office:value="0.509532451629639" calcext:value-type="float">
            <text:p>0.509532451629639</text:p>
          </table:table-cell>
          <table:table-cell office:value-type="float" office:value="-3.11623287200928" calcext:value-type="float">
            <text:p>-3.11623287200928</text:p>
          </table:table-cell>
          <table:table-cell office:value-type="float" office:value="-0.709737178588265" calcext:value-type="float">
            <text:p>-0.709737178588265</text:p>
          </table:table-cell>
          <table:table-cell office:value-type="float" office:value="0.491289293238185" calcext:value-type="float">
            <text:p>0.491289293238185</text:p>
          </table:table-cell>
          <table:table-cell office:value-type="float" office:value="-3.12111532599641" calcext:value-type="float">
            <text:p>-3.12111532599641</text:p>
          </table:table-cell>
          <table:table-cell office:value-type="float" office:value="-0.75824031963721" calcext:value-type="float">
            <text:p>-0.75824031963721</text:p>
          </table:table-cell>
          <table:table-cell office:value-type="float" office:value="0.493368199218564" calcext:value-type="float">
            <text:p>0.493368199218564</text:p>
          </table:table-cell>
          <table:table-cell office:value-type="float" office:value="-3.11471161396388" calcext:value-type="float">
            <text:p>-3.11471161396388</text:p>
          </table:table-cell>
          <table:table-cell/>
          <table:table-cell table:formula="of:=[.D359]-[.G359]" office:value-type="float" office:value="0.00344359567200514" calcext:value-type="float">
            <text:p/>
          </table:table-cell>
          <table:table-cell table:formula="of:=[.E359]-[.H359]" office:value-type="float" office:value="0.0182431583914532" calcext:value-type="float">
            <text:p/>
          </table:table-cell>
          <table:table-cell table:formula="of:=IF([.F359]-[.I359]&gt;= PI(); [.F359]-[.I359] - 2*PI(); [.F359]-[.I359])" office:value-type="float" office:value="0.00488245398713483" calcext:value-type="float">
            <text:p/>
          </table:table-cell>
          <table:table-cell table:formula="of:=[.G359]-[.J359]" office:value-type="float" office:value="0.0485031410489456" calcext:value-type="float">
            <text:p/>
          </table:table-cell>
          <table:table-cell table:formula="of:=[.H359]-[.K359]" office:value-type="float" office:value="-0.00207890598037869" calcext:value-type="float">
            <text:p/>
          </table:table-cell>
          <table:table-cell table:formula="of:=[.I359]-[.L359]" office:value-type="float" office:value="-0.00640371203253087" calcext:value-type="float">
            <text:p/>
          </table:table-cell>
          <table:table-cell/>
          <table:table-cell table:formula="of:=SQRT([.N359]^2+[.O359]^2)" office:value-type="float" office:value="0.0185653219537907" calcext:value-type="float">
            <text:p/>
          </table:table-cell>
          <table:table-cell table:formula="of:=SQRT([.Q359]^2+[.R359]^2)" office:value-type="float" office:value="0.0485476728761448" calcext:value-type="float">
            <text:p/>
          </table:table-cell>
          <table:table-cell table:number-columns-repeated="1002"/>
        </table:table-row>
        <table:table-row table:style-name="ro1">
          <table:table-cell table:formula="of:=[.A359]+1" office:value-type="float" office:value="356" calcext:value-type="float">
            <text:p/>
          </table:table-cell>
          <table:table-cell office:value-type="float" office:value="0.543297708034515" calcext:value-type="float">
            <text:p>0.543297708034515</text:p>
          </table:table-cell>
          <table:table-cell office:value-type="float" office:value="-0.0456002578139305" calcext:value-type="float">
            <text:p>-0.0456002578139305</text:p>
          </table:table-cell>
          <table:table-cell office:value-type="float" office:value="-0.727985978126526" calcext:value-type="float">
            <text:p>-0.727985978126526</text:p>
          </table:table-cell>
          <table:table-cell office:value-type="float" office:value="0.50883150100708" calcext:value-type="float">
            <text:p>0.50883150100708</text:p>
          </table:table-cell>
          <table:table-cell office:value-type="float" office:value="-3.11706876754761" calcext:value-type="float">
            <text:p>-3.11706876754761</text:p>
          </table:table-cell>
          <table:table-cell office:value-type="float" office:value="-0.731464530746686" calcext:value-type="float">
            <text:p>-0.731464530746686</text:p>
          </table:table-cell>
          <table:table-cell office:value-type="float" office:value="0.490844312932041" calcext:value-type="float">
            <text:p>0.490844312932041</text:p>
          </table:table-cell>
          <table:table-cell office:value-type="float" office:value="-3.12293933630897" calcext:value-type="float">
            <text:p>-3.12293933630897</text:p>
          </table:table-cell>
          <table:table-cell office:value-type="float" office:value="-0.77996437679839" calcext:value-type="float">
            <text:p>-0.77996437679839</text:p>
          </table:table-cell>
          <table:table-cell office:value-type="float" office:value="0.492784093280641" calcext:value-type="float">
            <text:p>0.492784093280641</text:p>
          </table:table-cell>
          <table:table-cell office:value-type="float" office:value="-3.11653562427644" calcext:value-type="float">
            <text:p>-3.11653562427644</text:p>
          </table:table-cell>
          <table:table-cell/>
          <table:table-cell table:formula="of:=[.D360]-[.G360]" office:value-type="float" office:value="0.00347855262015984" calcext:value-type="float">
            <text:p/>
          </table:table-cell>
          <table:table-cell table:formula="of:=[.E360]-[.H360]" office:value-type="float" office:value="0.017987188075039" calcext:value-type="float">
            <text:p/>
          </table:table-cell>
          <table:table-cell table:formula="of:=IF([.F360]-[.I360]&gt;= PI(); [.F360]-[.I360] - 2*PI(); [.F360]-[.I360])" office:value-type="float" office:value="0.00587056876136183" calcext:value-type="float">
            <text:p/>
          </table:table-cell>
          <table:table-cell table:formula="of:=[.G360]-[.J360]" office:value-type="float" office:value="0.0484998460517041" calcext:value-type="float">
            <text:p/>
          </table:table-cell>
          <table:table-cell table:formula="of:=[.H360]-[.K360]" office:value-type="float" office:value="-0.00193978034860004" calcext:value-type="float">
            <text:p/>
          </table:table-cell>
          <table:table-cell table:formula="of:=[.I360]-[.L360]" office:value-type="float" office:value="-0.00640371203253087" calcext:value-type="float">
            <text:p/>
          </table:table-cell>
          <table:table-cell/>
          <table:table-cell table:formula="of:=SQRT([.N360]^2+[.O360]^2)" office:value-type="float" office:value="0.0183204602337945" calcext:value-type="float">
            <text:p/>
          </table:table-cell>
          <table:table-cell table:formula="of:=SQRT([.Q360]^2+[.R360]^2)" office:value-type="float" office:value="0.0485386218885519" calcext:value-type="float">
            <text:p/>
          </table:table-cell>
          <table:table-cell table:number-columns-repeated="1002"/>
        </table:table-row>
        <table:table-row table:style-name="ro1">
          <table:table-cell table:formula="of:=[.A360]+1" office:value-type="float" office:value="357" calcext:value-type="float">
            <text:p/>
          </table:table-cell>
          <table:table-cell office:value-type="float" office:value="0.544058561325073" calcext:value-type="float">
            <text:p>0.544058561325073</text:p>
          </table:table-cell>
          <table:table-cell office:value-type="float" office:value="-0.0242680814117193" calcext:value-type="float">
            <text:p>-0.0242680814117193</text:p>
          </table:table-cell>
          <table:table-cell office:value-type="float" office:value="-0.74974125623703" calcext:value-type="float">
            <text:p>-0.74974125623703</text:p>
          </table:table-cell>
          <table:table-cell office:value-type="float" office:value="0.508785009384155" calcext:value-type="float">
            <text:p>0.508785009384155</text:p>
          </table:table-cell>
          <table:table-cell office:value-type="float" office:value="-3.11927199363708" calcext:value-type="float">
            <text:p>-3.11927199363708</text:p>
          </table:table-cell>
          <table:table-cell office:value-type="float" office:value="-0.75322308724679" calcext:value-type="float">
            <text:p>-0.75322308724679</text:p>
          </table:table-cell>
          <table:table-cell office:value-type="float" office:value="0.490438396593958" calcext:value-type="float">
            <text:p>0.490438396593958</text:p>
          </table:table-cell>
          <table:table-cell office:value-type="float" office:value="-3.12391005956544" calcext:value-type="float">
            <text:p>-3.12391005956544</text:p>
          </table:table-cell>
          <table:table-cell office:value-type="float" office:value="-0.801719887814141" calcext:value-type="float">
            <text:p>-0.801719887814141</text:p>
          </table:table-cell>
          <table:table-cell office:value-type="float" office:value="0.492238850687571" calcext:value-type="float">
            <text:p>0.492238850687571</text:p>
          </table:table-cell>
          <table:table-cell office:value-type="float" office:value="-3.11750634753291" calcext:value-type="float">
            <text:p>-3.11750634753291</text:p>
          </table:table-cell>
          <table:table-cell/>
          <table:table-cell table:formula="of:=[.D361]-[.G361]" office:value-type="float" office:value="0.00348183100976018" calcext:value-type="float">
            <text:p/>
          </table:table-cell>
          <table:table-cell table:formula="of:=[.E361]-[.H361]" office:value-type="float" office:value="0.0183466127901975" calcext:value-type="float">
            <text:p/>
          </table:table-cell>
          <table:table-cell table:formula="of:=IF([.F361]-[.I361]&gt;= PI(); [.F361]-[.I361] - 2*PI(); [.F361]-[.I361])" office:value-type="float" office:value="0.00463806592835292" calcext:value-type="float">
            <text:p/>
          </table:table-cell>
          <table:table-cell table:formula="of:=[.G361]-[.J361]" office:value-type="float" office:value="0.0484968005673505" calcext:value-type="float">
            <text:p/>
          </table:table-cell>
          <table:table-cell table:formula="of:=[.H361]-[.K361]" office:value-type="float" office:value="-0.00180045409361324" calcext:value-type="float">
            <text:p/>
          </table:table-cell>
          <table:table-cell table:formula="of:=[.I361]-[.L361]" office:value-type="float" office:value="-0.00640371203253087" calcext:value-type="float">
            <text:p/>
          </table:table-cell>
          <table:table-cell/>
          <table:table-cell table:formula="of:=SQRT([.N361]^2+[.O361]^2)" office:value-type="float" office:value="0.0186740822546642" calcext:value-type="float">
            <text:p/>
          </table:table-cell>
          <table:table-cell table:formula="of:=SQRT([.Q361]^2+[.R361]^2)" office:value-type="float" office:value="0.0485302101810056" calcext:value-type="float">
            <text:p/>
          </table:table-cell>
          <table:table-cell table:number-columns-repeated="1002"/>
        </table:table-row>
        <table:table-row table:style-name="ro1">
          <table:table-cell table:formula="of:=[.A361]+1" office:value-type="float" office:value="358" calcext:value-type="float">
            <text:p/>
          </table:table-cell>
          <table:table-cell office:value-type="float" office:value="0.545228540897369" calcext:value-type="float">
            <text:p>0.545228540897369</text:p>
          </table:table-cell>
          <table:table-cell office:value-type="float" office:value="0.00927265547215938" calcext:value-type="float">
            <text:p>0.00927265547215938</text:p>
          </table:table-cell>
          <table:table-cell office:value-type="float" office:value="-0.771525800228119" calcext:value-type="float">
            <text:p>-0.771525800228119</text:p>
          </table:table-cell>
          <table:table-cell office:value-type="float" office:value="0.507846832275391" calcext:value-type="float">
            <text:p>0.507846832275391</text:p>
          </table:table-cell>
          <table:table-cell office:value-type="float" office:value="-3.11931443214416" calcext:value-type="float">
            <text:p>-3.11931443214416</text:p>
          </table:table-cell>
          <table:table-cell office:value-type="float" office:value="-0.775028819394316" calcext:value-type="float">
            <text:p>-0.775028819394316</text:p>
          </table:table-cell>
          <table:table-cell office:value-type="float" office:value="0.4900527744928" calcext:value-type="float">
            <text:p>0.4900527744928</text:p>
          </table:table-cell>
          <table:table-cell office:value-type="float" office:value="-3.12353915334655" calcext:value-type="float">
            <text:p>-3.12353915334655</text:p>
          </table:table-cell>
          <table:table-cell office:value-type="float" office:value="-0.823522703467599" calcext:value-type="float">
            <text:p>-0.823522703467599</text:p>
          </table:table-cell>
          <table:table-cell office:value-type="float" office:value="0.491713599818123" calcext:value-type="float">
            <text:p>0.491713599818123</text:p>
          </table:table-cell>
          <table:table-cell office:value-type="float" office:value="-3.11713544131402" calcext:value-type="float">
            <text:p>-3.11713544131402</text:p>
          </table:table-cell>
          <table:table-cell/>
          <table:table-cell table:formula="of:=[.D362]-[.G362]" office:value-type="float" office:value="0.00350301916619666" calcext:value-type="float">
            <text:p/>
          </table:table-cell>
          <table:table-cell table:formula="of:=[.E362]-[.H362]" office:value-type="float" office:value="0.0177940577825909" calcext:value-type="float">
            <text:p/>
          </table:table-cell>
          <table:table-cell table:formula="of:=IF([.F362]-[.I362]&gt;= PI(); [.F362]-[.I362] - 2*PI(); [.F362]-[.I362])" office:value-type="float" office:value="0.00422472120238648" calcext:value-type="float">
            <text:p/>
          </table:table-cell>
          <table:table-cell table:formula="of:=[.G362]-[.J362]" office:value-type="float" office:value="0.0484938840732833" calcext:value-type="float">
            <text:p/>
          </table:table-cell>
          <table:table-cell table:formula="of:=[.H362]-[.K362]" office:value-type="float" office:value="-0.00166082532532302" calcext:value-type="float">
            <text:p/>
          </table:table-cell>
          <table:table-cell table:formula="of:=[.I362]-[.L362]" office:value-type="float" office:value="-0.00640371203253087" calcext:value-type="float">
            <text:p/>
          </table:table-cell>
          <table:table-cell/>
          <table:table-cell table:formula="of:=SQRT([.N362]^2+[.O362]^2)" office:value-type="float" office:value="0.0181355903032938" calcext:value-type="float">
            <text:p/>
          </table:table-cell>
          <table:table-cell table:formula="of:=SQRT([.Q362]^2+[.R362]^2)" office:value-type="float" office:value="0.0485223158276094" calcext:value-type="float">
            <text:p/>
          </table:table-cell>
          <table:table-cell table:number-columns-repeated="1002"/>
        </table:table-row>
        <table:table-row table:style-name="ro1">
          <table:table-cell table:formula="of:=[.A362]+1" office:value-type="float" office:value="359" calcext:value-type="float">
            <text:p/>
          </table:table-cell>
          <table:table-cell office:value-type="float" office:value="0.543124794960022" calcext:value-type="float">
            <text:p>0.543124794960022</text:p>
          </table:table-cell>
          <table:table-cell office:value-type="float" office:value="-0.0234616734087467" calcext:value-type="float">
            <text:p>-0.0234616734087467</text:p>
          </table:table-cell>
          <table:table-cell office:value-type="float" office:value="-0.793275237083435" calcext:value-type="float">
            <text:p>-0.793275237083435</text:p>
          </table:table-cell>
          <table:table-cell office:value-type="float" office:value="0.50722736120224" calcext:value-type="float">
            <text:p>0.50722736120224</text:p>
          </table:table-cell>
          <table:table-cell office:value-type="float" office:value="-3.12049102783203" calcext:value-type="float">
            <text:p>-3.12049102783203</text:p>
          </table:table-cell>
          <table:table-cell office:value-type="float" office:value="-0.79675027088785" calcext:value-type="float">
            <text:p>-0.79675027088785</text:p>
          </table:table-cell>
          <table:table-cell office:value-type="float" office:value="0.489660583653279" calcext:value-type="float">
            <text:p>0.489660583653279</text:p>
          </table:table-cell>
          <table:table-cell office:value-type="float" office:value="-3.1244776202829" calcext:value-type="float">
            <text:p>-3.1244776202829</text:p>
          </table:table-cell>
          <table:table-cell office:value-type="float" office:value="-0.845241198131109" calcext:value-type="float">
            <text:p>-0.845241198131109</text:p>
          </table:table-cell>
          <table:table-cell office:value-type="float" office:value="0.491182320050345" calcext:value-type="float">
            <text:p>0.491182320050345</text:p>
          </table:table-cell>
          <table:table-cell office:value-type="float" office:value="-3.11807390825037" calcext:value-type="float">
            <text:p>-3.11807390825037</text:p>
          </table:table-cell>
          <table:table-cell/>
          <table:table-cell table:formula="of:=[.D363]-[.G363]" office:value-type="float" office:value="0.00347503380441527" calcext:value-type="float">
            <text:p/>
          </table:table-cell>
          <table:table-cell table:formula="of:=[.E363]-[.H363]" office:value-type="float" office:value="0.0175667775489607" calcext:value-type="float">
            <text:p/>
          </table:table-cell>
          <table:table-cell table:formula="of:=IF([.F363]-[.I363]&gt;= PI(); [.F363]-[.I363] - 2*PI(); [.F363]-[.I363])" office:value-type="float" office:value="0.00398659245086996" calcext:value-type="float">
            <text:p/>
          </table:table-cell>
          <table:table-cell table:formula="of:=[.G363]-[.J363]" office:value-type="float" office:value="0.0484909272432588" calcext:value-type="float">
            <text:p/>
          </table:table-cell>
          <table:table-cell table:formula="of:=[.H363]-[.K363]" office:value-type="float" office:value="-0.00152173639706577" calcext:value-type="float">
            <text:p/>
          </table:table-cell>
          <table:table-cell table:formula="of:=[.I363]-[.L363]" office:value-type="float" office:value="-0.00640371203253087" calcext:value-type="float">
            <text:p/>
          </table:table-cell>
          <table:table-cell/>
          <table:table-cell table:formula="of:=SQRT([.N363]^2+[.O363]^2)" office:value-type="float" office:value="0.0179071922253741" calcext:value-type="float">
            <text:p/>
          </table:table-cell>
          <table:table-cell table:formula="of:=SQRT([.Q363]^2+[.R363]^2)" office:value-type="float" office:value="0.0485147988409018" calcext:value-type="float">
            <text:p/>
          </table:table-cell>
          <table:table-cell table:number-columns-repeated="1002"/>
        </table:table-row>
        <table:table-row table:style-name="ro1">
          <table:table-cell table:formula="of:=[.A363]+1" office:value-type="float" office:value="360" calcext:value-type="float">
            <text:p/>
          </table:table-cell>
          <table:table-cell office:value-type="float" office:value="0.543154656887054" calcext:value-type="float">
            <text:p>0.543154656887054</text:p>
          </table:table-cell>
          <table:table-cell office:value-type="float" office:value="-0.0459731891751289" calcext:value-type="float">
            <text:p>-0.0459731891751289</text:p>
          </table:table-cell>
          <table:table-cell office:value-type="float" office:value="-0.814997673034668" calcext:value-type="float">
            <text:p>-0.814997673034668</text:p>
          </table:table-cell>
          <table:table-cell office:value-type="float" office:value="0.507051050662994" calcext:value-type="float">
            <text:p>0.507051050662994</text:p>
          </table:table-cell>
          <table:table-cell office:value-type="float" office:value="-3.12251687049866" calcext:value-type="float">
            <text:p>-3.12251687049866</text:p>
          </table:table-cell>
          <table:table-cell office:value-type="float" office:value="-0.818473275176347" calcext:value-type="float">
            <text:p>-0.818473275176347</text:p>
          </table:table-cell>
          <table:table-cell office:value-type="float" office:value="0.489288757404991" calcext:value-type="float">
            <text:p>0.489288757404991</text:p>
          </table:table-cell>
          <table:table-cell office:value-type="float" office:value="-3.12631654784991" calcext:value-type="float">
            <text:p>-3.12631654784991</text:p>
          </table:table-cell>
          <table:table-cell office:value-type="float" office:value="-0.86696137596583" calcext:value-type="float">
            <text:p>-0.86696137596583</text:p>
          </table:table-cell>
          <table:table-cell office:value-type="float" office:value="0.490671394512666" calcext:value-type="float">
            <text:p>0.490671394512666</text:p>
          </table:table-cell>
          <table:table-cell office:value-type="float" office:value="-3.11991283581738" calcext:value-type="float">
            <text:p>-3.11991283581738</text:p>
          </table:table-cell>
          <table:table-cell/>
          <table:table-cell table:formula="of:=[.D364]-[.G364]" office:value-type="float" office:value="0.00347560214167897" calcext:value-type="float">
            <text:p/>
          </table:table-cell>
          <table:table-cell table:formula="of:=[.E364]-[.H364]" office:value-type="float" office:value="0.0177622932580035" calcext:value-type="float">
            <text:p/>
          </table:table-cell>
          <table:table-cell table:formula="of:=IF([.F364]-[.I364]&gt;= PI(); [.F364]-[.I364] - 2*PI(); [.F364]-[.I364])" office:value-type="float" office:value="0.0037996773512492" calcext:value-type="float">
            <text:p/>
          </table:table-cell>
          <table:table-cell table:formula="of:=[.G364]-[.J364]" office:value-type="float" office:value="0.0484881007894832" calcext:value-type="float">
            <text:p/>
          </table:table-cell>
          <table:table-cell table:formula="of:=[.H364]-[.K364]" office:value-type="float" office:value="-0.00138263710767544" calcext:value-type="float">
            <text:p/>
          </table:table-cell>
          <table:table-cell table:formula="of:=[.I364]-[.L364]" office:value-type="float" office:value="-0.00640371203253087" calcext:value-type="float">
            <text:p/>
          </table:table-cell>
          <table:table-cell/>
          <table:table-cell table:formula="of:=SQRT([.N364]^2+[.O364]^2)" office:value-type="float" office:value="0.0180991400909148" calcext:value-type="float">
            <text:p/>
          </table:table-cell>
          <table:table-cell table:formula="of:=SQRT([.Q364]^2+[.R364]^2)" office:value-type="float" office:value="0.0485078097170198" calcext:value-type="float">
            <text:p/>
          </table:table-cell>
          <table:table-cell table:number-columns-repeated="1002"/>
        </table:table-row>
        <table:table-row table:style-name="ro1">
          <table:table-cell table:formula="of:=[.A364]+1" office:value-type="float" office:value="361" calcext:value-type="float">
            <text:p/>
          </table:table-cell>
          <table:table-cell office:value-type="float" office:value="0.543030440807343" calcext:value-type="float">
            <text:p>0.543030440807343</text:p>
          </table:table-cell>
          <table:table-cell office:value-type="float" office:value="-0.0000665392290102318" calcext:value-type="float">
            <text:p>-6.65392290102318E-005</text:p>
          </table:table-cell>
          <table:table-cell office:value-type="float" office:value="-0.836710214614868" calcext:value-type="float">
            <text:p>-0.836710214614868</text:p>
          </table:table-cell>
          <table:table-cell office:value-type="float" office:value="0.506254494190216" calcext:value-type="float">
            <text:p>0.506254494190216</text:p>
          </table:table-cell>
          <table:table-cell office:value-type="float" office:value="-3.12296605110168" calcext:value-type="float">
            <text:p>-3.12296605110168</text:p>
          </table:table-cell>
          <table:table-cell office:value-type="float" office:value="-0.841191558593565" calcext:value-type="float">
            <text:p>-0.841191558593565</text:p>
          </table:table-cell>
          <table:table-cell office:value-type="float" office:value="0.488956954692873" calcext:value-type="float">
            <text:p>0.488956954692873</text:p>
          </table:table-cell>
          <table:table-cell office:value-type="float" office:value="-3.12844237221959" calcext:value-type="float">
            <text:p>-3.12844237221959</text:p>
          </table:table-cell>
          <table:table-cell office:value-type="float" office:value="-0.888677489154451" calcext:value-type="float">
            <text:p>-0.888677489154451</text:p>
          </table:table-cell>
          <table:table-cell office:value-type="float" office:value="0.490200519360984" calcext:value-type="float">
            <text:p>0.490200519360984</text:p>
          </table:table-cell>
          <table:table-cell office:value-type="float" office:value="-3.11991549738654" calcext:value-type="float">
            <text:p>-3.11991549738654</text:p>
          </table:table-cell>
          <table:table-cell/>
          <table:table-cell table:formula="of:=[.D365]-[.G365]" office:value-type="float" office:value="0.00448134397869637" calcext:value-type="float">
            <text:p/>
          </table:table-cell>
          <table:table-cell table:formula="of:=[.E365]-[.H365]" office:value-type="float" office:value="0.0172975394973431" calcext:value-type="float">
            <text:p/>
          </table:table-cell>
          <table:table-cell table:formula="of:=IF([.F365]-[.I365]&gt;= PI(); [.F365]-[.I365] - 2*PI(); [.F365]-[.I365])" office:value-type="float" office:value="0.00547632111790364" calcext:value-type="float">
            <text:p/>
          </table:table-cell>
          <table:table-cell table:formula="of:=[.G365]-[.J365]" office:value-type="float" office:value="0.0474859305608861" calcext:value-type="float">
            <text:p/>
          </table:table-cell>
          <table:table-cell table:formula="of:=[.H365]-[.K365]" office:value-type="float" office:value="-0.0012435646681111" calcext:value-type="float">
            <text:p/>
          </table:table-cell>
          <table:table-cell table:formula="of:=[.I365]-[.L365]" office:value-type="float" office:value="-0.00852687483305203" calcext:value-type="float">
            <text:p/>
          </table:table-cell>
          <table:table-cell/>
          <table:table-cell table:formula="of:=SQRT([.N365]^2+[.O365]^2)" office:value-type="float" office:value="0.0178686126075178" calcext:value-type="float">
            <text:p/>
          </table:table-cell>
          <table:table-cell table:formula="of:=SQRT([.Q365]^2+[.R365]^2)" office:value-type="float" office:value="0.0475022110466142" calcext:value-type="float">
            <text:p/>
          </table:table-cell>
          <table:table-cell table:number-columns-repeated="1002"/>
        </table:table-row>
        <table:table-row table:style-name="ro1">
          <table:table-cell table:formula="of:=[.A365]+1" office:value-type="float" office:value="362" calcext:value-type="float">
            <text:p/>
          </table:table-cell>
          <table:table-cell office:value-type="float" office:value="0.543290674686432" calcext:value-type="float">
            <text:p>0.543290674686432</text:p>
          </table:table-cell>
          <table:table-cell office:value-type="float" office:value="-0.0533375814557076" calcext:value-type="float">
            <text:p>-0.0533375814557076</text:p>
          </table:table-cell>
          <table:table-cell office:value-type="float" office:value="-0.858415305614471" calcext:value-type="float">
            <text:p>-0.858415305614471</text:p>
          </table:table-cell>
          <table:table-cell office:value-type="float" office:value="0.505637407302857" calcext:value-type="float">
            <text:p>0.505637407302857</text:p>
          </table:table-cell>
          <table:table-cell office:value-type="float" office:value="-3.12399673461914" calcext:value-type="float">
            <text:p>-3.12399673461914</text:p>
          </table:table-cell>
          <table:table-cell office:value-type="float" office:value="-0.862921306584058" calcext:value-type="float">
            <text:p>-0.862921306584058</text:p>
          </table:table-cell>
          <table:table-cell office:value-type="float" office:value="0.487671585758982" calcext:value-type="float">
            <text:p>0.487671585758982</text:p>
          </table:table-cell>
          <table:table-cell office:value-type="float" office:value="-3.12912184380473" calcext:value-type="float">
            <text:p>-3.12912184380473</text:p>
          </table:table-cell>
          <table:table-cell office:value-type="float" office:value="-0.910404010505848" calcext:value-type="float">
            <text:p>-0.910404010505848</text:p>
          </table:table-cell>
          <table:table-cell office:value-type="float" office:value="0.489729476380694" calcext:value-type="float">
            <text:p>0.489729476380694</text:p>
          </table:table-cell>
          <table:table-cell office:value-type="float" office:value="-3.12204900064476" calcext:value-type="float">
            <text:p>-3.12204900064476</text:p>
          </table:table-cell>
          <table:table-cell/>
          <table:table-cell table:formula="of:=[.D366]-[.G366]" office:value-type="float" office:value="0.00450600096958642" calcext:value-type="float">
            <text:p/>
          </table:table-cell>
          <table:table-cell table:formula="of:=[.E366]-[.H366]" office:value-type="float" office:value="0.0179658215438743" calcext:value-type="float">
            <text:p/>
          </table:table-cell>
          <table:table-cell table:formula="of:=IF([.F366]-[.I366]&gt;= PI(); [.F366]-[.I366] - 2*PI(); [.F366]-[.I366])" office:value-type="float" office:value="0.00512510918558906" calcext:value-type="float">
            <text:p/>
          </table:table-cell>
          <table:table-cell table:formula="of:=[.G366]-[.J366]" office:value-type="float" office:value="0.0474827039217899" calcext:value-type="float">
            <text:p/>
          </table:table-cell>
          <table:table-cell table:formula="of:=[.H366]-[.K366]" office:value-type="float" office:value="-0.00205789062171169" calcext:value-type="float">
            <text:p/>
          </table:table-cell>
          <table:table-cell table:formula="of:=[.I366]-[.L366]" office:value-type="float" office:value="-0.00707284315996537" calcext:value-type="float">
            <text:p/>
          </table:table-cell>
          <table:table-cell/>
          <table:table-cell table:formula="of:=SQRT([.N366]^2+[.O366]^2)" office:value-type="float" office:value="0.0185222781666903" calcext:value-type="float">
            <text:p/>
          </table:table-cell>
          <table:table-cell table:formula="of:=SQRT([.Q366]^2+[.R366]^2)" office:value-type="float" office:value="0.0475272772787932" calcext:value-type="float">
            <text:p/>
          </table:table-cell>
          <table:table-cell table:number-columns-repeated="1002"/>
        </table:table-row>
        <table:table-row table:style-name="ro1">
          <table:table-cell table:formula="of:=[.A366]+1" office:value-type="float" office:value="363" calcext:value-type="float">
            <text:p/>
          </table:table-cell>
          <table:table-cell office:value-type="float" office:value="0.543864846229553" calcext:value-type="float">
            <text:p>0.543864846229553</text:p>
          </table:table-cell>
          <table:table-cell office:value-type="float" office:value="-0.0335967876017094" calcext:value-type="float">
            <text:p>-0.0335967876017094</text:p>
          </table:table-cell>
          <table:table-cell office:value-type="float" office:value="-0.880169630050659" calcext:value-type="float">
            <text:p>-0.880169630050659</text:p>
          </table:table-cell>
          <table:table-cell office:value-type="float" office:value="0.505043923854828" calcext:value-type="float">
            <text:p>0.505043923854828</text:p>
          </table:table-cell>
          <table:table-cell office:value-type="float" office:value="-3.12523221969604" calcext:value-type="float">
            <text:p>-3.12523221969604</text:p>
          </table:table-cell>
          <table:table-cell office:value-type="float" office:value="-0.873695378991896" calcext:value-type="float">
            <text:p>-0.873695378991896</text:p>
          </table:table-cell>
          <table:table-cell office:value-type="float" office:value="0.487400295389161" calcext:value-type="float">
            <text:p>0.487400295389161</text:p>
          </table:table-cell>
          <table:table-cell office:value-type="float" office:value="-3.13039767824655" calcext:value-type="float">
            <text:p>-3.13039767824655</text:p>
          </table:table-cell>
          <table:table-cell office:value-type="float" office:value="-0.932154449856169" calcext:value-type="float">
            <text:p>-0.932154449856169</text:p>
          </table:table-cell>
          <table:table-cell office:value-type="float" office:value="0.489304339213585" calcext:value-type="float">
            <text:p>0.489304339213585</text:p>
          </table:table-cell>
          <table:table-cell office:value-type="float" office:value="-3.12339287214883" calcext:value-type="float">
            <text:p>-3.12339287214883</text:p>
          </table:table-cell>
          <table:table-cell/>
          <table:table-cell table:formula="of:=[.D367]-[.G367]" office:value-type="float" office:value="-0.00647425105876343" calcext:value-type="float">
            <text:p/>
          </table:table-cell>
          <table:table-cell table:formula="of:=[.E367]-[.H367]" office:value-type="float" office:value="0.0176436284656666" calcext:value-type="float">
            <text:p/>
          </table:table-cell>
          <table:table-cell table:formula="of:=IF([.F367]-[.I367]&gt;= PI(); [.F367]-[.I367] - 2*PI(); [.F367]-[.I367])" office:value-type="float" office:value="0.00516545855050321" calcext:value-type="float">
            <text:p/>
          </table:table-cell>
          <table:table-cell table:formula="of:=[.G367]-[.J367]" office:value-type="float" office:value="0.0584590708642732" calcext:value-type="float">
            <text:p/>
          </table:table-cell>
          <table:table-cell table:formula="of:=[.H367]-[.K367]" office:value-type="float" office:value="-0.00190404382442333" calcext:value-type="float">
            <text:p/>
          </table:table-cell>
          <table:table-cell table:formula="of:=[.I367]-[.L367]" office:value-type="float" office:value="-0.00700480609771548" calcext:value-type="float">
            <text:p/>
          </table:table-cell>
          <table:table-cell/>
          <table:table-cell table:formula="of:=SQRT([.N367]^2+[.O367]^2)" office:value-type="float" office:value="0.0187939764873318" calcext:value-type="float">
            <text:p/>
          </table:table-cell>
          <table:table-cell table:formula="of:=SQRT([.Q367]^2+[.R367]^2)" office:value-type="float" office:value="0.0584900705179899" calcext:value-type="float">
            <text:p/>
          </table:table-cell>
          <table:table-cell table:number-columns-repeated="1002"/>
        </table:table-row>
        <table:table-row table:style-name="ro1">
          <table:table-cell table:formula="of:=[.A367]+1" office:value-type="float" office:value="364" calcext:value-type="float">
            <text:p/>
          </table:table-cell>
          <table:table-cell office:value-type="float" office:value="0.543270587921143" calcext:value-type="float">
            <text:p>0.543270587921143</text:p>
          </table:table-cell>
          <table:table-cell office:value-type="float" office:value="-0.0342880561947823" calcext:value-type="float">
            <text:p>-0.0342880561947823</text:p>
          </table:table-cell>
          <table:table-cell office:value-type="float" office:value="-0.901917695999146" calcext:value-type="float">
            <text:p>-0.901917695999146</text:p>
          </table:table-cell>
          <table:table-cell office:value-type="float" office:value="0.50502610206604" calcext:value-type="float">
            <text:p>0.50502610206604</text:p>
          </table:table-cell>
          <table:table-cell office:value-type="float" office:value="-3.12744092941284" calcext:value-type="float">
            <text:p>-3.12744092941284</text:p>
          </table:table-cell>
          <table:table-cell office:value-type="float" office:value="-0.908173245485415" calcext:value-type="float">
            <text:p>-0.908173245485415</text:p>
          </table:table-cell>
          <table:table-cell office:value-type="float" office:value="0.4983307984016" calcext:value-type="float">
            <text:p>0.4983307984016</text:p>
          </table:table-cell>
          <table:table-cell office:value-type="float" office:value="-3.12369765106175" calcext:value-type="float">
            <text:p>-3.12369765106175</text:p>
          </table:table-cell>
          <table:table-cell office:value-type="float" office:value="-0.953881674499804" calcext:value-type="float">
            <text:p>-0.953881674499804</text:p>
          </table:table-cell>
          <table:table-cell office:value-type="float" office:value="0.488908864808189" calcext:value-type="float">
            <text:p>0.488908864808189</text:p>
          </table:table-cell>
          <table:table-cell office:value-type="float" office:value="-3.12476439439662" calcext:value-type="float">
            <text:p>-3.12476439439662</text:p>
          </table:table-cell>
          <table:table-cell/>
          <table:table-cell table:formula="of:=[.D368]-[.G368]" office:value-type="float" office:value="0.00625554948626905" calcext:value-type="float">
            <text:p/>
          </table:table-cell>
          <table:table-cell table:formula="of:=[.E368]-[.H368]" office:value-type="float" office:value="0.00669530366444027" calcext:value-type="float">
            <text:p/>
          </table:table-cell>
          <table:table-cell table:formula="of:=IF([.F368]-[.I368]&gt;= PI(); [.F368]-[.I368] - 2*PI(); [.F368]-[.I368])" office:value-type="float" office:value="-0.00374327835108712" calcext:value-type="float">
            <text:p/>
          </table:table-cell>
          <table:table-cell table:formula="of:=[.G368]-[.J368]" office:value-type="float" office:value="0.0457084290143889" calcext:value-type="float">
            <text:p/>
          </table:table-cell>
          <table:table-cell table:formula="of:=[.H368]-[.K368]" office:value-type="float" office:value="0.00942193359341076" calcext:value-type="float">
            <text:p/>
          </table:table-cell>
          <table:table-cell table:formula="of:=[.I368]-[.L368]" office:value-type="float" office:value="0.00106674333486945" calcext:value-type="float">
            <text:p/>
          </table:table-cell>
          <table:table-cell/>
          <table:table-cell table:formula="of:=SQRT([.N368]^2+[.O368]^2)" office:value-type="float" office:value="0.00916291386700913" calcext:value-type="float">
            <text:p/>
          </table:table-cell>
          <table:table-cell table:formula="of:=SQRT([.Q368]^2+[.R368]^2)" office:value-type="float" office:value="0.046669404491616" calcext:value-type="float">
            <text:p/>
          </table:table-cell>
          <table:table-cell table:number-columns-repeated="1002"/>
        </table:table-row>
        <table:table-row table:style-name="ro1">
          <table:table-cell table:formula="of:=[.A368]+1" office:value-type="float" office:value="365" calcext:value-type="float">
            <text:p/>
          </table:table-cell>
          <table:table-cell office:value-type="float" office:value="0.545615255832672" calcext:value-type="float">
            <text:p>0.545615255832672</text:p>
          </table:table-cell>
          <table:table-cell office:value-type="float" office:value="0.0237457025796175" calcext:value-type="float">
            <text:p>0.0237457025796175</text:p>
          </table:table-cell>
          <table:table-cell office:value-type="float" office:value="-0.923696160316467" calcext:value-type="float">
            <text:p>-0.923696160316467</text:p>
          </table:table-cell>
          <table:table-cell office:value-type="float" office:value="0.504530370235443" calcext:value-type="float">
            <text:p>0.504530370235443</text:p>
          </table:table-cell>
          <table:table-cell office:value-type="float" office:value="-3.12812089920044" calcext:value-type="float">
            <text:p>-3.12812089920044</text:p>
          </table:table-cell>
          <table:table-cell office:value-type="float" office:value="-0.936991562478402" calcext:value-type="float">
            <text:p>-0.936991562478402</text:p>
          </table:table-cell>
          <table:table-cell office:value-type="float" office:value="0.495908739515894" calcext:value-type="float">
            <text:p>0.495908739515894</text:p>
          </table:table-cell>
          <table:table-cell office:value-type="float" office:value="-3.11531144617799" calcext:value-type="float">
            <text:p>-3.11531144617799</text:p>
          </table:table-cell>
          <table:table-cell office:value-type="float" office:value="-0.975703194546997" calcext:value-type="float">
            <text:p>-0.975703194546997</text:p>
          </table:table-cell>
          <table:table-cell office:value-type="float" office:value="0.488541611944708" calcext:value-type="float">
            <text:p>0.488541611944708</text:p>
          </table:table-cell>
          <table:table-cell office:value-type="float" office:value="-3.12381456629344" calcext:value-type="float">
            <text:p>-3.12381456629344</text:p>
          </table:table-cell>
          <table:table-cell/>
          <table:table-cell table:formula="of:=[.D369]-[.G369]" office:value-type="float" office:value="0.013295402161935" calcext:value-type="float">
            <text:p/>
          </table:table-cell>
          <table:table-cell table:formula="of:=[.E369]-[.H369]" office:value-type="float" office:value="0.00862163071954947" calcext:value-type="float">
            <text:p/>
          </table:table-cell>
          <table:table-cell table:formula="of:=IF([.F369]-[.I369]&gt;= PI(); [.F369]-[.I369] - 2*PI(); [.F369]-[.I369])" office:value-type="float" office:value="-0.012809453022447" calcext:value-type="float">
            <text:p/>
          </table:table-cell>
          <table:table-cell table:formula="of:=[.G369]-[.J369]" office:value-type="float" office:value="0.0387116320685943" calcext:value-type="float">
            <text:p/>
          </table:table-cell>
          <table:table-cell table:formula="of:=[.H369]-[.K369]" office:value-type="float" office:value="0.00736712757118602" calcext:value-type="float">
            <text:p/>
          </table:table-cell>
          <table:table-cell table:formula="of:=[.I369]-[.L369]" office:value-type="float" office:value="0.00850312011544707" calcext:value-type="float">
            <text:p/>
          </table:table-cell>
          <table:table-cell/>
          <table:table-cell table:formula="of:=SQRT([.N369]^2+[.O369]^2)" office:value-type="float" office:value="0.0158461425877677" calcext:value-type="float">
            <text:p/>
          </table:table-cell>
          <table:table-cell table:formula="of:=SQRT([.Q369]^2+[.R369]^2)" office:value-type="float" office:value="0.0394064084390388" calcext:value-type="float">
            <text:p/>
          </table:table-cell>
          <table:table-cell table:number-columns-repeated="1002"/>
        </table:table-row>
        <table:table-row table:style-name="ro1">
          <table:table-cell table:formula="of:=[.A369]+1" office:value-type="float" office:value="366" calcext:value-type="float">
            <text:p/>
          </table:table-cell>
          <table:table-cell office:value-type="float" office:value="0.543334424495697" calcext:value-type="float">
            <text:p>0.543334424495697</text:p>
          </table:table-cell>
          <table:table-cell office:value-type="float" office:value="-0.0408966057002544" calcext:value-type="float">
            <text:p>-0.0408966057002544</text:p>
          </table:table-cell>
          <table:table-cell office:value-type="float" office:value="-0.945453643798828" calcext:value-type="float">
            <text:p>-0.945453643798828</text:p>
          </table:table-cell>
          <table:table-cell office:value-type="float" office:value="0.503924131393433" calcext:value-type="float">
            <text:p>0.503924131393433</text:p>
          </table:table-cell>
          <table:table-cell office:value-type="float" office:value="-3.12866258621216" calcext:value-type="float">
            <text:p>-3.12866258621216</text:p>
          </table:table-cell>
          <table:table-cell office:value-type="float" office:value="-0.959717034409116" calcext:value-type="float">
            <text:p>-0.959717034409116</text:p>
          </table:table-cell>
          <table:table-cell office:value-type="float" office:value="0.496319266064994" calcext:value-type="float">
            <text:p>0.496319266064994</text:p>
          </table:table-cell>
          <table:table-cell office:value-type="float" office:value="-3.11283736778893" calcext:value-type="float">
            <text:p>-3.11283736778893</text:p>
          </table:table-cell>
          <table:table-cell office:value-type="float" office:value="-0.997433137087504" calcext:value-type="float">
            <text:p>-0.997433137087504</text:p>
          </table:table-cell>
          <table:table-cell office:value-type="float" office:value="0.488155254424318" calcext:value-type="float">
            <text:p>0.488155254424318</text:p>
          </table:table-cell>
          <table:table-cell office:value-type="float" office:value="-3.12545043052145" calcext:value-type="float">
            <text:p>-3.12545043052145</text:p>
          </table:table-cell>
          <table:table-cell/>
          <table:table-cell table:formula="of:=[.D370]-[.G370]" office:value-type="float" office:value="0.0142633906102879" calcext:value-type="float">
            <text:p/>
          </table:table-cell>
          <table:table-cell table:formula="of:=[.E370]-[.H370]" office:value-type="float" office:value="0.00760486532843896" calcext:value-type="float">
            <text:p/>
          </table:table-cell>
          <table:table-cell table:formula="of:=IF([.F370]-[.I370]&gt;= PI(); [.F370]-[.I370] - 2*PI(); [.F370]-[.I370])" office:value-type="float" office:value="-0.0158252184232315" calcext:value-type="float">
            <text:p/>
          </table:table-cell>
          <table:table-cell table:formula="of:=[.G370]-[.J370]" office:value-type="float" office:value="0.0377161026783877" calcext:value-type="float">
            <text:p/>
          </table:table-cell>
          <table:table-cell table:formula="of:=[.H370]-[.K370]" office:value-type="float" office:value="0.00816401164067621" calcext:value-type="float">
            <text:p/>
          </table:table-cell>
          <table:table-cell table:formula="of:=[.I370]-[.L370]" office:value-type="float" office:value="0.0126130627325232" calcext:value-type="float">
            <text:p/>
          </table:table-cell>
          <table:table-cell/>
          <table:table-cell table:formula="of:=SQRT([.N370]^2+[.O370]^2)" office:value-type="float" office:value="0.0161641049354841" calcext:value-type="float">
            <text:p/>
          </table:table-cell>
          <table:table-cell table:formula="of:=SQRT([.Q370]^2+[.R370]^2)" office:value-type="float" office:value="0.0385895774441205" calcext:value-type="float">
            <text:p/>
          </table:table-cell>
          <table:table-cell table:number-columns-repeated="1002"/>
        </table:table-row>
        <table:table-row table:style-name="ro1">
          <table:table-cell table:formula="of:=[.A370]+1" office:value-type="float" office:value="367" calcext:value-type="float">
            <text:p/>
          </table:table-cell>
          <table:table-cell office:value-type="float" office:value="0.54280811548233" calcext:value-type="float">
            <text:p>0.54280811548233</text:p>
          </table:table-cell>
          <table:table-cell office:value-type="float" office:value="-0.0610396005213261" calcext:value-type="float">
            <text:p>-0.0610396005213261</text:p>
          </table:table-cell>
          <table:table-cell office:value-type="float" office:value="-0.967175900936127" calcext:value-type="float">
            <text:p>-0.967175900936127</text:p>
          </table:table-cell>
          <table:table-cell office:value-type="float" office:value="0.503722071647644" calcext:value-type="float">
            <text:p>0.503722071647644</text:p>
          </table:table-cell>
          <table:table-cell office:value-type="float" office:value="-3.13015699386597" calcext:value-type="float">
            <text:p>-3.13015699386597</text:p>
          </table:table-cell>
          <table:table-cell office:value-type="float" office:value="-0.982419983211282" calcext:value-type="float">
            <text:p>-0.982419983211282</text:p>
          </table:table-cell>
          <table:table-cell office:value-type="float" office:value="0.496680240184988" calcext:value-type="float">
            <text:p>0.496680240184988</text:p>
          </table:table-cell>
          <table:table-cell office:value-type="float" office:value="-3.11367351011082" calcext:value-type="float">
            <text:p>-3.11367351011082</text:p>
          </table:table-cell>
          <table:table-cell office:value-type="float" office:value="-1.01914263296318" calcext:value-type="float">
            <text:p>-1.01914263296318</text:p>
          </table:table-cell>
          <table:table-cell office:value-type="float" office:value="0.48780478445785" calcext:value-type="float">
            <text:p>0.48780478445785</text:p>
          </table:table-cell>
          <table:table-cell office:value-type="float" office:value="-3.1278920145423" calcext:value-type="float">
            <text:p>-3.1278920145423</text:p>
          </table:table-cell>
          <table:table-cell/>
          <table:table-cell table:formula="of:=[.D371]-[.G371]" office:value-type="float" office:value="0.0152440822751552" calcext:value-type="float">
            <text:p/>
          </table:table-cell>
          <table:table-cell table:formula="of:=[.E371]-[.H371]" office:value-type="float" office:value="0.00704183146265647" calcext:value-type="float">
            <text:p/>
          </table:table-cell>
          <table:table-cell table:formula="of:=IF([.F371]-[.I371]&gt;= PI(); [.F371]-[.I371] - 2*PI(); [.F371]-[.I371])" office:value-type="float" office:value="-0.0164834837551457" calcext:value-type="float">
            <text:p/>
          </table:table-cell>
          <table:table-cell table:formula="of:=[.G371]-[.J371]" office:value-type="float" office:value="0.0367226497519019" calcext:value-type="float">
            <text:p/>
          </table:table-cell>
          <table:table-cell table:formula="of:=[.H371]-[.K371]" office:value-type="float" office:value="0.00887545572713805" calcext:value-type="float">
            <text:p/>
          </table:table-cell>
          <table:table-cell table:formula="of:=[.I371]-[.L371]" office:value-type="float" office:value="0.014218504431482" calcext:value-type="float">
            <text:p/>
          </table:table-cell>
          <table:table-cell/>
          <table:table-cell table:formula="of:=SQRT([.N371]^2+[.O371]^2)" office:value-type="float" office:value="0.0167919455323128" calcext:value-type="float">
            <text:p/>
          </table:table-cell>
          <table:table-cell table:formula="of:=SQRT([.Q371]^2+[.R371]^2)" office:value-type="float" office:value="0.0377799777549596" calcext:value-type="float">
            <text:p/>
          </table:table-cell>
          <table:table-cell table:number-columns-repeated="1002"/>
        </table:table-row>
        <table:table-row table:style-name="ro1">
          <table:table-cell table:formula="of:=[.A371]+1" office:value-type="float" office:value="368" calcext:value-type="float">
            <text:p/>
          </table:table-cell>
          <table:table-cell office:value-type="float" office:value="0.544906079769135" calcext:value-type="float">
            <text:p>0.544906079769135</text:p>
          </table:table-cell>
          <table:table-cell office:value-type="float" office:value="-0.0351045355200768" calcext:value-type="float">
            <text:p>-0.0351045355200768</text:p>
          </table:table-cell>
          <table:table-cell office:value-type="float" office:value="-0.988926529884339" calcext:value-type="float">
            <text:p>-0.988926529884339</text:p>
          </table:table-cell>
          <table:table-cell office:value-type="float" office:value="0.503612637519836" calcext:value-type="float">
            <text:p>0.503612637519836</text:p>
          </table:table-cell>
          <table:table-cell office:value-type="float" office:value="-3.1314206123352" calcext:value-type="float">
            <text:p>-3.1314206123352</text:p>
          </table:table-cell>
          <table:table-cell office:value-type="float" office:value="-1.00420773210156" calcext:value-type="float">
            <text:p>-1.00420773210156</text:p>
          </table:table-cell>
          <table:table-cell office:value-type="float" office:value="0.496064602807784" calcext:value-type="float">
            <text:p>0.496064602807784</text:p>
          </table:table-cell>
          <table:table-cell office:value-type="float" office:value="-3.11568440301089" calcext:value-type="float">
            <text:p>-3.11568440301089</text:p>
          </table:table-cell>
          <table:table-cell office:value-type="float" office:value="-1.04093683052668" calcext:value-type="float">
            <text:p>-1.04093683052668</text:p>
          </table:table-cell>
          <table:table-cell office:value-type="float" office:value="0.487506171339494" calcext:value-type="float">
            <text:p>0.487506171339494</text:p>
          </table:table-cell>
          <table:table-cell office:value-type="float" office:value="-3.12929619596311" calcext:value-type="float">
            <text:p>-3.12929619596311</text:p>
          </table:table-cell>
          <table:table-cell/>
          <table:table-cell table:formula="of:=[.D372]-[.G372]" office:value-type="float" office:value="0.0152812022172255" calcext:value-type="float">
            <text:p/>
          </table:table-cell>
          <table:table-cell table:formula="of:=[.E372]-[.H372]" office:value-type="float" office:value="0.0075480347120524" calcext:value-type="float">
            <text:p/>
          </table:table-cell>
          <table:table-cell table:formula="of:=IF([.F372]-[.I372]&gt;= PI(); [.F372]-[.I372] - 2*PI(); [.F372]-[.I372])" office:value-type="float" office:value="-0.0157362093243103" calcext:value-type="float">
            <text:p/>
          </table:table-cell>
          <table:table-cell table:formula="of:=[.G372]-[.J372]" office:value-type="float" office:value="0.0367290984251121" calcext:value-type="float">
            <text:p/>
          </table:table-cell>
          <table:table-cell table:formula="of:=[.H372]-[.K372]" office:value-type="float" office:value="0.00855843146829038" calcext:value-type="float">
            <text:p/>
          </table:table-cell>
          <table:table-cell table:formula="of:=[.I372]-[.L372]" office:value-type="float" office:value="0.0136117929522115" calcext:value-type="float">
            <text:p/>
          </table:table-cell>
          <table:table-cell/>
          <table:table-cell table:formula="of:=SQRT([.N372]^2+[.O372]^2)" office:value-type="float" office:value="0.0170437076136058" calcext:value-type="float">
            <text:p/>
          </table:table-cell>
          <table:table-cell table:formula="of:=SQRT([.Q372]^2+[.R372]^2)" office:value-type="float" office:value="0.0377130404544501" calcext:value-type="float">
            <text:p/>
          </table:table-cell>
          <table:table-cell table:number-columns-repeated="1002"/>
        </table:table-row>
        <table:table-row table:style-name="ro1">
          <table:table-cell table:formula="of:=[.A372]+1" office:value-type="float" office:value="369" calcext:value-type="float">
            <text:p/>
          </table:table-cell>
          <table:table-cell office:value-type="float" office:value="0.524274945259094" calcext:value-type="float">
            <text:p>0.524274945259094</text:p>
          </table:table-cell>
          <table:table-cell office:value-type="float" office:value="1.42292320728302" calcext:value-type="float">
            <text:p>1.42292320728302</text:p>
          </table:table-cell>
          <table:table-cell office:value-type="float" office:value="-1.01036202907562" calcext:value-type="float">
            <text:p>-1.01036202907562</text:p>
          </table:table-cell>
          <table:table-cell office:value-type="float" office:value="0.503584384918213" calcext:value-type="float">
            <text:p>0.503584384918213</text:p>
          </table:table-cell>
          <table:table-cell office:value-type="float" office:value="-3.10492730140686" calcext:value-type="float">
            <text:p>-3.10492730140686</text:p>
          </table:table-cell>
          <table:table-cell office:value-type="float" office:value="-1.02186573322931" calcext:value-type="float">
            <text:p>-1.02186573322931</text:p>
          </table:table-cell>
          <table:table-cell office:value-type="float" office:value="0.494958150006953" calcext:value-type="float">
            <text:p>0.494958150006953</text:p>
          </table:table-cell>
          <table:table-cell office:value-type="float" office:value="-3.10341887317956" calcext:value-type="float">
            <text:p>-3.10341887317956</text:p>
          </table:table-cell>
          <table:table-cell office:value-type="float" office:value="-1.06190624291949" calcext:value-type="float">
            <text:p>-1.06190624291949</text:p>
          </table:table-cell>
          <table:table-cell office:value-type="float" office:value="0.487248308851902" calcext:value-type="float">
            <text:p>0.487248308851902</text:p>
          </table:table-cell>
          <table:table-cell office:value-type="float" office:value="-3.07237926767179" calcext:value-type="float">
            <text:p>-3.07237926767179</text:p>
          </table:table-cell>
          <table:table-cell/>
          <table:table-cell table:formula="of:=[.D373]-[.G373]" office:value-type="float" office:value="0.0115037041536834" calcext:value-type="float">
            <text:p/>
          </table:table-cell>
          <table:table-cell table:formula="of:=[.E373]-[.H373]" office:value-type="float" office:value="0.00862623491125997" calcext:value-type="float">
            <text:p/>
          </table:table-cell>
          <table:table-cell table:formula="of:=IF([.F373]-[.I373]&gt;= PI(); [.F373]-[.I373] - 2*PI(); [.F373]-[.I373])" office:value-type="float" office:value="-0.00150842822730279" calcext:value-type="float">
            <text:p/>
          </table:table-cell>
          <table:table-cell table:formula="of:=[.G373]-[.J373]" office:value-type="float" office:value="0.0400405096901813" calcext:value-type="float">
            <text:p/>
          </table:table-cell>
          <table:table-cell table:formula="of:=[.H373]-[.K373]" office:value-type="float" office:value="0.00770984115505102" calcext:value-type="float">
            <text:p/>
          </table:table-cell>
          <table:table-cell table:formula="of:=[.I373]-[.L373]" office:value-type="float" office:value="-0.0310396055077722" calcext:value-type="float">
            <text:p/>
          </table:table-cell>
          <table:table-cell/>
          <table:table-cell table:formula="of:=SQRT([.N373]^2+[.O373]^2)" office:value-type="float" office:value="0.0143787043227028" calcext:value-type="float">
            <text:p/>
          </table:table-cell>
          <table:table-cell table:formula="of:=SQRT([.Q373]^2+[.R373]^2)" office:value-type="float" office:value="0.0407760231862502" calcext:value-type="float">
            <text:p/>
          </table:table-cell>
          <table:table-cell table:number-columns-repeated="1002"/>
        </table:table-row>
        <table:table-row table:style-name="ro1">
          <table:table-cell table:formula="of:=[.A373]+1" office:value-type="float" office:value="370" calcext:value-type="float">
            <text:p/>
          </table:table-cell>
          <table:table-cell office:value-type="float" office:value="0.51190710067749" calcext:value-type="float">
            <text:p>0.51190710067749</text:p>
          </table:table-cell>
          <table:table-cell office:value-type="float" office:value="2.7600417137146" calcext:value-type="float">
            <text:p>2.7600417137146</text:p>
          </table:table-cell>
          <table:table-cell office:value-type="float" office:value="-1.03090798854828" calcext:value-type="float">
            <text:p>-1.03090798854828</text:p>
          </table:table-cell>
          <table:table-cell office:value-type="float" office:value="0.506005823612213" calcext:value-type="float">
            <text:p>0.506005823612213</text:p>
          </table:table-cell>
          <table:table-cell office:value-type="float" office:value="-3.01984763145447" calcext:value-type="float">
            <text:p>-3.01984763145447</text:p>
          </table:table-cell>
          <table:table-cell office:value-type="float" office:value="-1.04232112522918" calcext:value-type="float">
            <text:p>-1.04232112522918</text:p>
          </table:table-cell>
          <table:table-cell office:value-type="float" office:value="0.498158321831842" calcext:value-type="float">
            <text:p>0.498158321831842</text:p>
          </table:table-cell>
          <table:table-cell office:value-type="float" office:value="-3.03586173864448" calcext:value-type="float">
            <text:p>-3.03586173864448</text:p>
          </table:table-cell>
          <table:table-cell office:value-type="float" office:value="-1.0823335007774" calcext:value-type="float">
            <text:p>-1.0823335007774</text:p>
          </table:table-cell>
          <table:table-cell office:value-type="float" office:value="0.48583220717307" calcext:value-type="float">
            <text:p>0.48583220717307</text:p>
          </table:table-cell>
          <table:table-cell office:value-type="float" office:value="-2.9619775991232" calcext:value-type="float">
            <text:p>-2.9619775991232</text:p>
          </table:table-cell>
          <table:table-cell/>
          <table:table-cell table:formula="of:=[.D374]-[.G374]" office:value-type="float" office:value="0.0114131366808992" calcext:value-type="float">
            <text:p/>
          </table:table-cell>
          <table:table-cell table:formula="of:=[.E374]-[.H374]" office:value-type="float" office:value="0.0078475017803708" calcext:value-type="float">
            <text:p/>
          </table:table-cell>
          <table:table-cell table:formula="of:=IF([.F374]-[.I374]&gt;= PI(); [.F374]-[.I374] - 2*PI(); [.F374]-[.I374])" office:value-type="float" office:value="0.0160141071900135" calcext:value-type="float">
            <text:p/>
          </table:table-cell>
          <table:table-cell table:formula="of:=[.G374]-[.J374]" office:value-type="float" office:value="0.0400123755482222" calcext:value-type="float">
            <text:p/>
          </table:table-cell>
          <table:table-cell table:formula="of:=[.H374]-[.K374]" office:value-type="float" office:value="0.0123261146587721" calcext:value-type="float">
            <text:p/>
          </table:table-cell>
          <table:table-cell table:formula="of:=[.I374]-[.L374]" office:value-type="float" office:value="-0.0738841395212799" calcext:value-type="float">
            <text:p/>
          </table:table-cell>
          <table:table-cell/>
          <table:table-cell table:formula="of:=SQRT([.N374]^2+[.O374]^2)" office:value-type="float" office:value="0.0138507390809952" calcext:value-type="float">
            <text:p/>
          </table:table-cell>
          <table:table-cell table:formula="of:=SQRT([.Q374]^2+[.R374]^2)" office:value-type="float" office:value="0.0418679268604641" calcext:value-type="float">
            <text:p/>
          </table:table-cell>
          <table:table-cell table:number-columns-repeated="1002"/>
        </table:table-row>
        <table:table-row table:style-name="ro1">
          <table:table-cell table:formula="of:=[.A374]+1" office:value-type="float" office:value="371" calcext:value-type="float">
            <text:p/>
          </table:table-cell>
          <table:table-cell office:value-type="float" office:value="0.47569927573204" calcext:value-type="float">
            <text:p>0.47569927573204</text:p>
          </table:table-cell>
          <table:table-cell office:value-type="float" office:value="4.00845193862915" calcext:value-type="float">
            <text:p>4.00845193862915</text:p>
          </table:table-cell>
          <table:table-cell office:value-type="float" office:value="-1.05018305778503" calcext:value-type="float">
            <text:p>-1.05018305778503</text:p>
          </table:table-cell>
          <table:table-cell office:value-type="float" office:value="0.509898245334625" calcext:value-type="float">
            <text:p>0.509898245334625</text:p>
          </table:table-cell>
          <table:table-cell office:value-type="float" office:value="-2.88222289085388" calcext:value-type="float">
            <text:p>-2.88222289085388</text:p>
          </table:table-cell>
          <table:table-cell office:value-type="float" office:value="-1.06021814821625" calcext:value-type="float">
            <text:p>-1.06021814821625</text:p>
          </table:table-cell>
          <table:table-cell office:value-type="float" office:value="0.492153021214001" calcext:value-type="float">
            <text:p>0.492153021214001</text:p>
          </table:table-cell>
          <table:table-cell office:value-type="float" office:value="-2.9224729458139" calcext:value-type="float">
            <text:p>-2.9224729458139</text:p>
          </table:table-cell>
          <table:table-cell office:value-type="float" office:value="-1.10105536001777" calcext:value-type="float">
            <text:p>-1.10105536001777</text:p>
          </table:table-cell>
          <table:table-cell office:value-type="float" office:value="0.482432844280589" calcext:value-type="float">
            <text:p>0.482432844280589</text:p>
          </table:table-cell>
          <table:table-cell office:value-type="float" office:value="-2.80163952157804" calcext:value-type="float">
            <text:p>-2.80163952157804</text:p>
          </table:table-cell>
          <table:table-cell/>
          <table:table-cell table:formula="of:=[.D375]-[.G375]" office:value-type="float" office:value="0.0100350904312145" calcext:value-type="float">
            <text:p/>
          </table:table-cell>
          <table:table-cell table:formula="of:=[.E375]-[.H375]" office:value-type="float" office:value="0.0177452241206248" calcext:value-type="float">
            <text:p/>
          </table:table-cell>
          <table:table-cell table:formula="of:=IF([.F375]-[.I375]&gt;= PI(); [.F375]-[.I375] - 2*PI(); [.F375]-[.I375])" office:value-type="float" office:value="0.0402500549600147" calcext:value-type="float">
            <text:p/>
          </table:table-cell>
          <table:table-cell table:formula="of:=[.G375]-[.J375]" office:value-type="float" office:value="0.0408372118015261" calcext:value-type="float">
            <text:p/>
          </table:table-cell>
          <table:table-cell table:formula="of:=[.H375]-[.K375]" office:value-type="float" office:value="0.00972017693341182" calcext:value-type="float">
            <text:p/>
          </table:table-cell>
          <table:table-cell table:formula="of:=[.I375]-[.L375]" office:value-type="float" office:value="-0.120833424235861" calcext:value-type="float">
            <text:p/>
          </table:table-cell>
          <table:table-cell/>
          <table:table-cell table:formula="of:=SQRT([.N375]^2+[.O375]^2)" office:value-type="float" office:value="0.0203861722511574" calcext:value-type="float">
            <text:p/>
          </table:table-cell>
          <table:table-cell table:formula="of:=SQRT([.Q375]^2+[.R375]^2)" office:value-type="float" office:value="0.0419780860371163" calcext:value-type="float">
            <text:p/>
          </table:table-cell>
          <table:table-cell table:number-columns-repeated="1002"/>
        </table:table-row>
        <table:table-row table:style-name="ro1">
          <table:table-cell table:formula="of:=[.A375]+1" office:value-type="float" office:value="372" calcext:value-type="float">
            <text:p/>
          </table:table-cell>
          <table:table-cell office:value-type="float" office:value="0.431649595499039" calcext:value-type="float">
            <text:p>0.431649595499039</text:p>
          </table:table-cell>
          <table:table-cell office:value-type="float" office:value="5.0642786026001" calcext:value-type="float">
            <text:p>5.0642786026001</text:p>
          </table:table-cell>
          <table:table-cell office:value-type="float" office:value="-1.06783604621887" calcext:value-type="float">
            <text:p>-1.06783604621887</text:p>
          </table:table-cell>
          <table:table-cell office:value-type="float" office:value="0.513319253921509" calcext:value-type="float">
            <text:p>0.513319253921509</text:p>
          </table:table-cell>
          <table:table-cell office:value-type="float" office:value="-2.69901418685913" calcext:value-type="float">
            <text:p>-2.69901418685913</text:p>
          </table:table-cell>
          <table:table-cell office:value-type="float" office:value="-1.07205777500768" calcext:value-type="float">
            <text:p>-1.07205777500768</text:p>
          </table:table-cell>
          <table:table-cell office:value-type="float" office:value="0.497396307752604" calcext:value-type="float">
            <text:p>0.497396307752604</text:p>
          </table:table-cell>
          <table:table-cell office:value-type="float" office:value="-2.74864297335233" calcext:value-type="float">
            <text:p>-2.74864297335233</text:p>
          </table:table-cell>
          <table:table-cell office:value-type="float" office:value="-1.11733321666617" calcext:value-type="float">
            <text:p>-1.11733321666617</text:p>
          </table:table-cell>
          <table:table-cell office:value-type="float" office:value="0.47667562444759" calcext:value-type="float">
            <text:p>0.47667562444759</text:p>
          </table:table-cell>
          <table:table-cell office:value-type="float" office:value="-2.59906837747403" calcext:value-type="float">
            <text:p>-2.59906837747403</text:p>
          </table:table-cell>
          <table:table-cell/>
          <table:table-cell table:formula="of:=[.D376]-[.G376]" office:value-type="float" office:value="0.00422172878880622" calcext:value-type="float">
            <text:p/>
          </table:table-cell>
          <table:table-cell table:formula="of:=[.E376]-[.H376]" office:value-type="float" office:value="0.0159229461689048" calcext:value-type="float">
            <text:p/>
          </table:table-cell>
          <table:table-cell table:formula="of:=IF([.F376]-[.I376]&gt;= PI(); [.F376]-[.I376] - 2*PI(); [.F376]-[.I376])" office:value-type="float" office:value="0.0496287864931944" calcext:value-type="float">
            <text:p/>
          </table:table-cell>
          <table:table-cell table:formula="of:=[.G376]-[.J376]" office:value-type="float" office:value="0.0452754416584915" calcext:value-type="float">
            <text:p/>
          </table:table-cell>
          <table:table-cell table:formula="of:=[.H376]-[.K376]" office:value-type="float" office:value="0.0207206833050141" calcext:value-type="float">
            <text:p/>
          </table:table-cell>
          <table:table-cell table:formula="of:=[.I376]-[.L376]" office:value-type="float" office:value="-0.149574595878294" calcext:value-type="float">
            <text:p/>
          </table:table-cell>
          <table:table-cell/>
          <table:table-cell table:formula="of:=SQRT([.N376]^2+[.O376]^2)" office:value-type="float" office:value="0.0164731056168554" calcext:value-type="float">
            <text:p/>
          </table:table-cell>
          <table:table-cell table:formula="of:=SQRT([.Q376]^2+[.R376]^2)" office:value-type="float" office:value="0.0497916894069498" calcext:value-type="float">
            <text:p/>
          </table:table-cell>
          <table:table-cell table:number-columns-repeated="1002"/>
        </table:table-row>
        <table:table-row table:style-name="ro1">
          <table:table-cell table:formula="of:=[.A376]+1" office:value-type="float" office:value="373" calcext:value-type="float">
            <text:p/>
          </table:table-cell>
          <table:table-cell office:value-type="float" office:value="0.367253512144089" calcext:value-type="float">
            <text:p>0.367253512144089</text:p>
          </table:table-cell>
          <table:table-cell office:value-type="float" office:value="5.94671010971069" calcext:value-type="float">
            <text:p>5.94671010971069</text:p>
          </table:table-cell>
          <table:table-cell office:value-type="float" office:value="-1.0834995508194" calcext:value-type="float">
            <text:p>-1.0834995508194</text:p>
          </table:table-cell>
          <table:table-cell office:value-type="float" office:value="0.51668506860733" calcext:value-type="float">
            <text:p>0.51668506860733</text:p>
          </table:table-cell>
          <table:table-cell office:value-type="float" office:value="-2.47725677490234" calcext:value-type="float">
            <text:p>-2.47725677490234</text:p>
          </table:table-cell>
          <table:table-cell office:value-type="float" office:value="-1.08462868576205" calcext:value-type="float">
            <text:p>-1.08462868576205</text:p>
          </table:table-cell>
          <table:table-cell office:value-type="float" office:value="0.519663267128721" calcext:value-type="float">
            <text:p>0.519663267128721</text:p>
          </table:table-cell>
          <table:table-cell office:value-type="float" office:value="-2.53751248048783" calcext:value-type="float">
            <text:p>-2.53751248048783</text:p>
          </table:table-cell>
          <table:table-cell office:value-type="float" office:value="-1.12991397239275" calcext:value-type="float">
            <text:p>-1.12991397239275</text:p>
          </table:table-cell>
          <table:table-cell office:value-type="float" office:value="0.469091113069819" calcext:value-type="float">
            <text:p>0.469091113069819</text:p>
          </table:table-cell>
          <table:table-cell office:value-type="float" office:value="-2.3611999730856" calcext:value-type="float">
            <text:p>-2.3611999730856</text:p>
          </table:table-cell>
          <table:table-cell/>
          <table:table-cell table:formula="of:=[.D377]-[.G377]" office:value-type="float" office:value="0.00112913494265054" calcext:value-type="float">
            <text:p/>
          </table:table-cell>
          <table:table-cell table:formula="of:=[.E377]-[.H377]" office:value-type="float" office:value="-0.00297819852139047" calcext:value-type="float">
            <text:p/>
          </table:table-cell>
          <table:table-cell table:formula="of:=IF([.F377]-[.I377]&gt;= PI(); [.F377]-[.I377] - 2*PI(); [.F377]-[.I377])" office:value-type="float" office:value="0.0602557055854907" calcext:value-type="float">
            <text:p/>
          </table:table-cell>
          <table:table-cell table:formula="of:=[.G377]-[.J377]" office:value-type="float" office:value="0.0452852866307047" calcext:value-type="float">
            <text:p/>
          </table:table-cell>
          <table:table-cell table:formula="of:=[.H377]-[.K377]" office:value-type="float" office:value="0.0505721540589016" calcext:value-type="float">
            <text:p/>
          </table:table-cell>
          <table:table-cell table:formula="of:=[.I377]-[.L377]" office:value-type="float" office:value="-0.176312507402231" calcext:value-type="float">
            <text:p/>
          </table:table-cell>
          <table:table-cell/>
          <table:table-cell table:formula="of:=SQRT([.N377]^2+[.O377]^2)" office:value-type="float" office:value="0.00318506077673988" calcext:value-type="float">
            <text:p/>
          </table:table-cell>
          <table:table-cell table:formula="of:=SQRT([.Q377]^2+[.R377]^2)" office:value-type="float" office:value="0.0678844603085446" calcext:value-type="float">
            <text:p/>
          </table:table-cell>
          <table:table-cell table:number-columns-repeated="1002"/>
        </table:table-row>
        <table:table-row table:style-name="ro1">
          <table:table-cell table:formula="of:=[.A377]+1" office:value-type="float" office:value="374" calcext:value-type="float">
            <text:p/>
          </table:table-cell>
          <table:table-cell office:value-type="float" office:value="0.374621152877808" calcext:value-type="float">
            <text:p>0.374621152877808</text:p>
          </table:table-cell>
          <table:table-cell office:value-type="float" office:value="5.60368919372559" calcext:value-type="float">
            <text:p>5.60368919372559</text:p>
          </table:table-cell>
          <table:table-cell office:value-type="float" office:value="-1.09830725193024" calcext:value-type="float">
            <text:p>-1.09830725193024</text:p>
          </table:table-cell>
          <table:table-cell office:value-type="float" office:value="0.518448293209076" calcext:value-type="float">
            <text:p>0.518448293209076</text:p>
          </table:table-cell>
          <table:table-cell office:value-type="float" office:value="-2.24381422996521" calcext:value-type="float">
            <text:p>-2.24381422996521</text:p>
          </table:table-cell>
          <table:table-cell office:value-type="float" office:value="-1.09496238709948" calcext:value-type="float">
            <text:p>-1.09496238709948</text:p>
          </table:table-cell>
          <table:table-cell office:value-type="float" office:value="0.520143402937097" calcext:value-type="float">
            <text:p>0.520143402937097</text:p>
          </table:table-cell>
          <table:table-cell office:value-type="float" office:value="-2.30984412917368" calcext:value-type="float">
            <text:p>-2.30984412917368</text:p>
          </table:table-cell>
          <table:table-cell office:value-type="float" office:value="-1.140562763263" calcext:value-type="float">
            <text:p>-1.140562763263</text:p>
          </table:table-cell>
          <table:table-cell office:value-type="float" office:value="0.458548396811882" calcext:value-type="float">
            <text:p>0.458548396811882</text:p>
          </table:table-cell>
          <table:table-cell office:value-type="float" office:value="-2.13705240533658" calcext:value-type="float">
            <text:p>-2.13705240533658</text:p>
          </table:table-cell>
          <table:table-cell/>
          <table:table-cell table:formula="of:=[.D378]-[.G378]" office:value-type="float" office:value="-0.00334486483075769" calcext:value-type="float">
            <text:p/>
          </table:table-cell>
          <table:table-cell table:formula="of:=[.E378]-[.H378]" office:value-type="float" office:value="-0.00169510972802145" calcext:value-type="float">
            <text:p/>
          </table:table-cell>
          <table:table-cell table:formula="of:=IF([.F378]-[.I378]&gt;= PI(); [.F378]-[.I378] - 2*PI(); [.F378]-[.I378])" office:value-type="float" office:value="0.0660298992084738" calcext:value-type="float">
            <text:p/>
          </table:table-cell>
          <table:table-cell table:formula="of:=[.G378]-[.J378]" office:value-type="float" office:value="0.0456003761635189" calcext:value-type="float">
            <text:p/>
          </table:table-cell>
          <table:table-cell table:formula="of:=[.H378]-[.K378]" office:value-type="float" office:value="0.061595006125215" calcext:value-type="float">
            <text:p/>
          </table:table-cell>
          <table:table-cell table:formula="of:=[.I378]-[.L378]" office:value-type="float" office:value="-0.172791723837104" calcext:value-type="float">
            <text:p/>
          </table:table-cell>
          <table:table-cell/>
          <table:table-cell table:formula="of:=SQRT([.N378]^2+[.O378]^2)" office:value-type="float" office:value="0.00374986902785585" calcext:value-type="float">
            <text:p/>
          </table:table-cell>
          <table:table-cell table:formula="of:=SQRT([.Q378]^2+[.R378]^2)" office:value-type="float" office:value="0.0766377132084439" calcext:value-type="float">
            <text:p/>
          </table:table-cell>
          <table:table-cell table:number-columns-repeated="1002"/>
        </table:table-row>
        <table:table-row table:style-name="ro1">
          <table:table-cell table:formula="of:=[.A378]+1" office:value-type="float" office:value="375" calcext:value-type="float">
            <text:p/>
          </table:table-cell>
          <table:table-cell office:value-type="float" office:value="0.409325867891312" calcext:value-type="float">
            <text:p>0.409325867891312</text:p>
          </table:table-cell>
          <table:table-cell office:value-type="float" office:value="4.67655277252197" calcext:value-type="float">
            <text:p>4.67655277252197</text:p>
          </table:table-cell>
          <table:table-cell office:value-type="float" office:value="-1.11336016654968" calcext:value-type="float">
            <text:p>-1.11336016654968</text:p>
          </table:table-cell>
          <table:table-cell office:value-type="float" office:value="0.514720022678375" calcext:value-type="float">
            <text:p>0.514720022678375</text:p>
          </table:table-cell>
          <table:table-cell office:value-type="float" office:value="-2.03852796554565" calcext:value-type="float">
            <text:p>-2.03852796554565</text:p>
          </table:table-cell>
          <table:table-cell office:value-type="float" office:value="-1.10499140832669" calcext:value-type="float">
            <text:p>-1.10499140832669</text:p>
          </table:table-cell>
          <table:table-cell office:value-type="float" office:value="0.520766843456036" calcext:value-type="float">
            <text:p>0.520766843456036</text:p>
          </table:table-cell>
          <table:table-cell office:value-type="float" office:value="-2.07922905811261" calcext:value-type="float">
            <text:p>-2.07922905811261</text:p>
          </table:table-cell>
          <table:table-cell office:value-type="float" office:value="-1.14934650774086" calcext:value-type="float">
            <text:p>-1.14934650774086</text:p>
          </table:table-cell>
          <table:table-cell office:value-type="float" office:value="0.44473094050663" calcext:value-type="float">
            <text:p>0.44473094050663</text:p>
          </table:table-cell>
          <table:table-cell office:value-type="float" office:value="-1.9499902944357" calcext:value-type="float">
            <text:p>-1.9499902944357</text:p>
          </table:table-cell>
          <table:table-cell/>
          <table:table-cell table:formula="of:=[.D379]-[.G379]" office:value-type="float" office:value="-0.00836875822299255" calcext:value-type="float">
            <text:p/>
          </table:table-cell>
          <table:table-cell table:formula="of:=[.E379]-[.H379]" office:value-type="float" office:value="-0.00604682077766083" calcext:value-type="float">
            <text:p/>
          </table:table-cell>
          <table:table-cell table:formula="of:=IF([.F379]-[.I379]&gt;= PI(); [.F379]-[.I379] - 2*PI(); [.F379]-[.I379])" office:value-type="float" office:value="0.0407010925669526" calcext:value-type="float">
            <text:p/>
          </table:table-cell>
          <table:table-cell table:formula="of:=[.G379]-[.J379]" office:value-type="float" office:value="0.0443550994141724" calcext:value-type="float">
            <text:p/>
          </table:table-cell>
          <table:table-cell table:formula="of:=[.H379]-[.K379]" office:value-type="float" office:value="0.0760359029494057" calcext:value-type="float">
            <text:p/>
          </table:table-cell>
          <table:table-cell table:formula="of:=[.I379]-[.L379]" office:value-type="float" office:value="-0.129238763676906" calcext:value-type="float">
            <text:p/>
          </table:table-cell>
          <table:table-cell/>
          <table:table-cell table:formula="of:=SQRT([.N379]^2+[.O379]^2)" office:value-type="float" office:value="0.0103247351400438" calcext:value-type="float">
            <text:p/>
          </table:table-cell>
          <table:table-cell table:formula="of:=SQRT([.Q379]^2+[.R379]^2)" office:value-type="float" office:value="0.0880274581103678" calcext:value-type="float">
            <text:p/>
          </table:table-cell>
          <table:table-cell table:number-columns-repeated="1002"/>
        </table:table-row>
        <table:table-row table:style-name="ro1">
          <table:table-cell table:formula="of:=[.A379]+1" office:value-type="float" office:value="376" calcext:value-type="float">
            <text:p/>
          </table:table-cell>
          <table:table-cell office:value-type="float" office:value="0.451616317033768" calcext:value-type="float">
            <text:p>0.451616317033768</text:p>
          </table:table-cell>
          <table:table-cell office:value-type="float" office:value="3.64924430847168" calcext:value-type="float">
            <text:p>3.64924430847168</text:p>
          </table:table-cell>
          <table:table-cell office:value-type="float" office:value="-1.12687993049622" calcext:value-type="float">
            <text:p>-1.12687993049622</text:p>
          </table:table-cell>
          <table:table-cell office:value-type="float" office:value="0.504554867744446" calcext:value-type="float">
            <text:p>0.504554867744446</text:p>
          </table:table-cell>
          <table:table-cell office:value-type="float" office:value="-1.8724764585495" calcext:value-type="float">
            <text:p>-1.8724764585495</text:p>
          </table:table-cell>
          <table:table-cell office:value-type="float" office:value="-1.11278584047095" calcext:value-type="float">
            <text:p>-1.11278584047095</text:p>
          </table:table-cell>
          <table:table-cell office:value-type="float" office:value="0.514953332855643" calcext:value-type="float">
            <text:p>0.514953332855643</text:p>
          </table:table-cell>
          <table:table-cell office:value-type="float" office:value="-1.9059543215575" calcext:value-type="float">
            <text:p>-1.9059543215575</text:p>
          </table:table-cell>
          <table:table-cell office:value-type="float" office:value="-1.15603353301588" calcext:value-type="float">
            <text:p>-1.15603353301588</text:p>
          </table:table-cell>
          <table:table-cell office:value-type="float" office:value="0.427949540997975" calcext:value-type="float">
            <text:p>0.427949540997975</text:p>
          </table:table-cell>
          <table:table-cell office:value-type="float" office:value="-1.80402052209683" calcext:value-type="float">
            <text:p>-1.80402052209683</text:p>
          </table:table-cell>
          <table:table-cell/>
          <table:table-cell table:formula="of:=[.D380]-[.G380]" office:value-type="float" office:value="-0.0140940900252682" calcext:value-type="float">
            <text:p/>
          </table:table-cell>
          <table:table-cell table:formula="of:=[.E380]-[.H380]" office:value-type="float" office:value="-0.0103984651111975" calcext:value-type="float">
            <text:p/>
          </table:table-cell>
          <table:table-cell table:formula="of:=IF([.F380]-[.I380]&gt;= PI(); [.F380]-[.I380] - 2*PI(); [.F380]-[.I380])" office:value-type="float" office:value="0.0334778630079966" calcext:value-type="float">
            <text:p/>
          </table:table-cell>
          <table:table-cell table:formula="of:=[.G380]-[.J380]" office:value-type="float" office:value="0.0432476925449326" calcext:value-type="float">
            <text:p/>
          </table:table-cell>
          <table:table-cell table:formula="of:=[.H380]-[.K380]" office:value-type="float" office:value="0.0870037918576684" calcext:value-type="float">
            <text:p/>
          </table:table-cell>
          <table:table-cell table:formula="of:=[.I380]-[.L380]" office:value-type="float" office:value="-0.101933799460662" calcext:value-type="float">
            <text:p/>
          </table:table-cell>
          <table:table-cell/>
          <table:table-cell table:formula="of:=SQRT([.N380]^2+[.O380]^2)" office:value-type="float" office:value="0.0175148922437209" calcext:value-type="float">
            <text:p/>
          </table:table-cell>
          <table:table-cell table:formula="of:=SQRT([.Q380]^2+[.R380]^2)" office:value-type="float" office:value="0.0971597792714326" calcext:value-type="float">
            <text:p/>
          </table:table-cell>
          <table:table-cell table:number-columns-repeated="1002"/>
        </table:table-row>
        <table:table-row table:style-name="ro1">
          <table:table-cell table:formula="of:=[.A380]+1" office:value-type="float" office:value="377" calcext:value-type="float">
            <text:p/>
          </table:table-cell>
          <table:table-cell office:value-type="float" office:value="0.487984180450439" calcext:value-type="float">
            <text:p>0.487984180450439</text:p>
          </table:table-cell>
          <table:table-cell office:value-type="float" office:value="2.67140436172485" calcext:value-type="float">
            <text:p>2.67140436172485</text:p>
          </table:table-cell>
          <table:table-cell office:value-type="float" office:value="-1.13775968551636" calcext:value-type="float">
            <text:p>-1.13775968551636</text:p>
          </table:table-cell>
          <table:table-cell office:value-type="float" office:value="0.489346325397491" calcext:value-type="float">
            <text:p>0.489346325397491</text:p>
          </table:table-cell>
          <table:table-cell office:value-type="float" office:value="-1.74723315238953" calcext:value-type="float">
            <text:p>-1.74723315238953</text:p>
          </table:table-cell>
          <table:table-cell office:value-type="float" office:value="-1.13117856355032" calcext:value-type="float">
            <text:p>-1.13117856355032</text:p>
          </table:table-cell>
          <table:table-cell office:value-type="float" office:value="0.50749051723855" calcext:value-type="float">
            <text:p>0.50749051723855</text:p>
          </table:table-cell>
          <table:table-cell office:value-type="float" office:value="-1.78810034179971" calcext:value-type="float">
            <text:p>-1.78810034179971</text:p>
          </table:table-cell>
          <table:table-cell office:value-type="float" office:value="-1.16054476374569" calcext:value-type="float">
            <text:p>-1.16054476374569</text:p>
          </table:table-cell>
          <table:table-cell office:value-type="float" office:value="0.408958635440466" calcext:value-type="float">
            <text:p>0.408958635440466</text:p>
          </table:table-cell>
          <table:table-cell office:value-type="float" office:value="-1.69716434762784" calcext:value-type="float">
            <text:p>-1.69716434762784</text:p>
          </table:table-cell>
          <table:table-cell/>
          <table:table-cell table:formula="of:=[.D381]-[.G381]" office:value-type="float" office:value="-0.00658112196603922" calcext:value-type="float">
            <text:p/>
          </table:table-cell>
          <table:table-cell table:formula="of:=[.E381]-[.H381]" office:value-type="float" office:value="-0.0181441918410585" calcext:value-type="float">
            <text:p/>
          </table:table-cell>
          <table:table-cell table:formula="of:=IF([.F381]-[.I381]&gt;= PI(); [.F381]-[.I381] - 2*PI(); [.F381]-[.I381])" office:value-type="float" office:value="0.0408671894101829" calcext:value-type="float">
            <text:p/>
          </table:table-cell>
          <table:table-cell table:formula="of:=[.G381]-[.J381]" office:value-type="float" office:value="0.0293662001953749" calcext:value-type="float">
            <text:p/>
          </table:table-cell>
          <table:table-cell table:formula="of:=[.H381]-[.K381]" office:value-type="float" office:value="0.0985318817980838" calcext:value-type="float">
            <text:p/>
          </table:table-cell>
          <table:table-cell table:formula="of:=[.I381]-[.L381]" office:value-type="float" office:value="-0.0909359941718695" calcext:value-type="float">
            <text:p/>
          </table:table-cell>
          <table:table-cell/>
          <table:table-cell table:formula="of:=SQRT([.N381]^2+[.O381]^2)" office:value-type="float" office:value="0.0193008513775175" calcext:value-type="float">
            <text:p/>
          </table:table-cell>
          <table:table-cell table:formula="of:=SQRT([.Q381]^2+[.R381]^2)" office:value-type="float" office:value="0.102814908668862" calcext:value-type="float">
            <text:p/>
          </table:table-cell>
          <table:table-cell table:number-columns-repeated="1002"/>
        </table:table-row>
        <table:table-row table:style-name="ro1">
          <table:table-cell table:formula="of:=[.A381]+1" office:value-type="float" office:value="378" calcext:value-type="float">
            <text:p/>
          </table:table-cell>
          <table:table-cell office:value-type="float" office:value="0.523975431919098" calcext:value-type="float">
            <text:p>0.523975431919098</text:p>
          </table:table-cell>
          <table:table-cell office:value-type="float" office:value="1.85239493846893" calcext:value-type="float">
            <text:p>1.85239493846893</text:p>
          </table:table-cell>
          <table:table-cell office:value-type="float" office:value="-1.14519548416138" calcext:value-type="float">
            <text:p>-1.14519548416138</text:p>
          </table:table-cell>
          <table:table-cell office:value-type="float" office:value="0.47061413526535" calcext:value-type="float">
            <text:p>0.47061413526535</text:p>
          </table:table-cell>
          <table:table-cell office:value-type="float" office:value="-1.65826189517975" calcext:value-type="float">
            <text:p>-1.65826189517975</text:p>
          </table:table-cell>
          <table:table-cell office:value-type="float" office:value="-1.13775289821841" calcext:value-type="float">
            <text:p>-1.13775289821841</text:p>
          </table:table-cell>
          <table:table-cell office:value-type="float" office:value="0.489018818808892" calcext:value-type="float">
            <text:p>0.489018818808892</text:p>
          </table:table-cell>
          <table:table-cell office:value-type="float" office:value="-1.69051823022926" calcext:value-type="float">
            <text:p>-1.69051823022926</text:p>
          </table:table-cell>
          <table:table-cell office:value-type="float" office:value="-1.16318626984355" calcext:value-type="float">
            <text:p>-1.16318626984355</text:p>
          </table:table-cell>
          <table:table-cell office:value-type="float" office:value="0.388166741569473" calcext:value-type="float">
            <text:p>0.388166741569473</text:p>
          </table:table-cell>
          <table:table-cell office:value-type="float" office:value="-1.62306855008908" calcext:value-type="float">
            <text:p>-1.62306855008908</text:p>
          </table:table-cell>
          <table:table-cell/>
          <table:table-cell table:formula="of:=[.D382]-[.G382]" office:value-type="float" office:value="-0.00744258594296965" calcext:value-type="float">
            <text:p/>
          </table:table-cell>
          <table:table-cell table:formula="of:=[.E382]-[.H382]" office:value-type="float" office:value="-0.0184046835435412" calcext:value-type="float">
            <text:p/>
          </table:table-cell>
          <table:table-cell table:formula="of:=IF([.F382]-[.I382]&gt;= PI(); [.F382]-[.I382] - 2*PI(); [.F382]-[.I382])" office:value-type="float" office:value="0.0322563350495071" calcext:value-type="float">
            <text:p/>
          </table:table-cell>
          <table:table-cell table:formula="of:=[.G382]-[.J382]" office:value-type="float" office:value="0.0254333716251465" calcext:value-type="float">
            <text:p/>
          </table:table-cell>
          <table:table-cell table:formula="of:=[.H382]-[.K382]" office:value-type="float" office:value="0.100852077239419" calcext:value-type="float">
            <text:p/>
          </table:table-cell>
          <table:table-cell table:formula="of:=[.I382]-[.L382]" office:value-type="float" office:value="-0.0674496801401732" calcext:value-type="float">
            <text:p/>
          </table:table-cell>
          <table:table-cell/>
          <table:table-cell table:formula="of:=SQRT([.N382]^2+[.O382]^2)" office:value-type="float" office:value="0.0198525681425952" calcext:value-type="float">
            <text:p/>
          </table:table-cell>
          <table:table-cell table:formula="of:=SQRT([.Q382]^2+[.R382]^2)" office:value-type="float" office:value="0.104009604728258" calcext:value-type="float">
            <text:p/>
          </table:table-cell>
          <table:table-cell table:number-columns-repeated="1002"/>
        </table:table-row>
        <table:table-row table:style-name="ro1">
          <table:table-cell table:formula="of:=[.A382]+1" office:value-type="float" office:value="379" calcext:value-type="float">
            <text:p/>
          </table:table-cell>
          <table:table-cell office:value-type="float" office:value="0.538933157920837" calcext:value-type="float">
            <text:p>0.538933157920837</text:p>
          </table:table-cell>
          <table:table-cell office:value-type="float" office:value="1.30928456783295" calcext:value-type="float">
            <text:p>1.30928456783295</text:p>
          </table:table-cell>
          <table:table-cell office:value-type="float" office:value="-1.14972603321075" calcext:value-type="float">
            <text:p>-1.14972603321075</text:p>
          </table:table-cell>
          <table:table-cell office:value-type="float" office:value="0.449841558933258" calcext:value-type="float">
            <text:p>0.449841558933258</text:p>
          </table:table-cell>
          <table:table-cell office:value-type="float" office:value="-1.59654307365417" calcext:value-type="float">
            <text:p>-1.59654307365417</text:p>
          </table:table-cell>
          <table:table-cell office:value-type="float" office:value="-1.14132722149014" calcext:value-type="float">
            <text:p>-1.14132722149014</text:p>
          </table:table-cell>
          <table:table-cell office:value-type="float" office:value="0.475611405017542" calcext:value-type="float">
            <text:p>0.475611405017542</text:p>
          </table:table-cell>
          <table:table-cell office:value-type="float" office:value="-1.63348559690155" calcext:value-type="float">
            <text:p>-1.63348559690155</text:p>
          </table:table-cell>
          <table:table-cell office:value-type="float" office:value="-1.16431260612407" calcext:value-type="float">
            <text:p>-1.16431260612407</text:p>
          </table:table-cell>
          <table:table-cell office:value-type="float" office:value="0.366638860008259" calcext:value-type="float">
            <text:p>0.366638860008259</text:p>
          </table:table-cell>
          <table:table-cell office:value-type="float" office:value="-1.57069716737576" calcext:value-type="float">
            <text:p>-1.57069716737576</text:p>
          </table:table-cell>
          <table:table-cell/>
          <table:table-cell table:formula="of:=[.D383]-[.G383]" office:value-type="float" office:value="-0.00839881172061219" calcext:value-type="float">
            <text:p/>
          </table:table-cell>
          <table:table-cell table:formula="of:=[.E383]-[.H383]" office:value-type="float" office:value="-0.0257698460842836" calcext:value-type="float">
            <text:p/>
          </table:table-cell>
          <table:table-cell table:formula="of:=IF([.F383]-[.I383]&gt;= PI(); [.F383]-[.I383] - 2*PI(); [.F383]-[.I383])" office:value-type="float" office:value="0.036942523247379" calcext:value-type="float">
            <text:p/>
          </table:table-cell>
          <table:table-cell table:formula="of:=[.G383]-[.J383]" office:value-type="float" office:value="0.0229853846339245" calcext:value-type="float">
            <text:p/>
          </table:table-cell>
          <table:table-cell table:formula="of:=[.H383]-[.K383]" office:value-type="float" office:value="0.108972545009283" calcext:value-type="float">
            <text:p/>
          </table:table-cell>
          <table:table-cell table:formula="of:=[.I383]-[.L383]" office:value-type="float" office:value="-0.0627884295257892" calcext:value-type="float">
            <text:p/>
          </table:table-cell>
          <table:table-cell/>
          <table:table-cell table:formula="of:=SQRT([.N383]^2+[.O383]^2)" office:value-type="float" office:value="0.027103966601329" calcext:value-type="float">
            <text:p/>
          </table:table-cell>
          <table:table-cell table:formula="of:=SQRT([.Q383]^2+[.R383]^2)" office:value-type="float" office:value="0.111370298879771" calcext:value-type="float">
            <text:p/>
          </table:table-cell>
          <table:table-cell table:number-columns-repeated="1002"/>
        </table:table-row>
        <table:table-row table:style-name="ro1">
          <table:table-cell table:formula="of:=[.A383]+1" office:value-type="float" office:value="380" calcext:value-type="float">
            <text:p/>
          </table:table-cell>
          <table:table-cell office:value-type="float" office:value="0.545864820480347" calcext:value-type="float">
            <text:p>0.545864820480347</text:p>
          </table:table-cell>
          <table:table-cell office:value-type="float" office:value="0.901886582374573" calcext:value-type="float">
            <text:p>0.901886582374573</text:p>
          </table:table-cell>
          <table:table-cell office:value-type="float" office:value="-1.15176999568939" calcext:value-type="float">
            <text:p>-1.15176999568939</text:p>
          </table:table-cell>
          <table:table-cell office:value-type="float" office:value="0.42820143699646" calcext:value-type="float">
            <text:p>0.42820143699646</text:p>
          </table:table-cell>
          <table:table-cell office:value-type="float" office:value="-1.55434238910675" calcext:value-type="float">
            <text:p>-1.55434238910675</text:p>
          </table:table-cell>
          <table:table-cell office:value-type="float" office:value="-1.14270589578959" calcext:value-type="float">
            <text:p>-1.14270589578959</text:p>
          </table:table-cell>
          <table:table-cell office:value-type="float" office:value="0.456818503001711" calcext:value-type="float">
            <text:p>0.456818503001711</text:p>
          </table:table-cell>
          <table:table-cell office:value-type="float" office:value="-1.59100258065209" calcext:value-type="float">
            <text:p>-1.59100258065209</text:p>
          </table:table-cell>
          <table:table-cell office:value-type="float" office:value="-1.16431044101853" calcext:value-type="float">
            <text:p>-1.16431044101853</text:p>
          </table:table-cell>
          <table:table-cell office:value-type="float" office:value="0.344804267296391" calcext:value-type="float">
            <text:p>0.344804267296391</text:p>
          </table:table-cell>
          <table:table-cell office:value-type="float" office:value="-1.53462170408078" calcext:value-type="float">
            <text:p>-1.53462170408078</text:p>
          </table:table-cell>
          <table:table-cell/>
          <table:table-cell table:formula="of:=[.D384]-[.G384]" office:value-type="float" office:value="-0.00906409989979795" calcext:value-type="float">
            <text:p/>
          </table:table-cell>
          <table:table-cell table:formula="of:=[.E384]-[.H384]" office:value-type="float" office:value="-0.0286170660052505" calcext:value-type="float">
            <text:p/>
          </table:table-cell>
          <table:table-cell table:formula="of:=IF([.F384]-[.I384]&gt;= PI(); [.F384]-[.I384] - 2*PI(); [.F384]-[.I384])" office:value-type="float" office:value="0.0366601915453393" calcext:value-type="float">
            <text:p/>
          </table:table-cell>
          <table:table-cell table:formula="of:=[.G384]-[.J384]" office:value-type="float" office:value="0.0216045452289353" calcext:value-type="float">
            <text:p/>
          </table:table-cell>
          <table:table-cell table:formula="of:=[.H384]-[.K384]" office:value-type="float" office:value="0.11201423570532" calcext:value-type="float">
            <text:p/>
          </table:table-cell>
          <table:table-cell table:formula="of:=[.I384]-[.L384]" office:value-type="float" office:value="-0.0563808765713081" calcext:value-type="float">
            <text:p/>
          </table:table-cell>
          <table:table-cell/>
          <table:table-cell table:formula="of:=SQRT([.N384]^2+[.O384]^2)" office:value-type="float" office:value="0.0300182340210476" calcext:value-type="float">
            <text:p/>
          </table:table-cell>
          <table:table-cell table:formula="of:=SQRT([.Q384]^2+[.R384]^2)" office:value-type="float" office:value="0.114078680634008" calcext:value-type="float">
            <text:p/>
          </table:table-cell>
          <table:table-cell table:number-columns-repeated="1002"/>
        </table:table-row>
        <table:table-row table:style-name="ro1">
          <table:table-cell table:formula="of:=[.A384]+1" office:value-type="float" office:value="381" calcext:value-type="float">
            <text:p/>
          </table:table-cell>
          <table:table-cell office:value-type="float" office:value="0.545539915561676" calcext:value-type="float">
            <text:p>0.545539915561676</text:p>
          </table:table-cell>
          <table:table-cell office:value-type="float" office:value="0.563443839550018" calcext:value-type="float">
            <text:p>0.563443839550018</text:p>
          </table:table-cell>
          <table:table-cell office:value-type="float" office:value="-1.15204381942749" calcext:value-type="float">
            <text:p>-1.15204381942749</text:p>
          </table:table-cell>
          <table:table-cell office:value-type="float" office:value="0.406387239694595" calcext:value-type="float">
            <text:p>0.406387239694595</text:p>
          </table:table-cell>
          <table:table-cell office:value-type="float" office:value="-1.52576124668121" calcext:value-type="float">
            <text:p>-1.52576124668121</text:p>
          </table:table-cell>
          <table:table-cell office:value-type="float" office:value="-1.14315757449046" calcext:value-type="float">
            <text:p>-1.14315757449046</text:p>
          </table:table-cell>
          <table:table-cell office:value-type="float" office:value="0.436000961187787" calcext:value-type="float">
            <text:p>0.436000961187787</text:p>
          </table:table-cell>
          <table:table-cell office:value-type="float" office:value="-1.56179809872371" calcext:value-type="float">
            <text:p>-1.56179809872371</text:p>
          </table:table-cell>
          <table:table-cell office:value-type="float" office:value="-1.16352122514839" calcext:value-type="float">
            <text:p>-1.16352122514839</text:p>
          </table:table-cell>
          <table:table-cell office:value-type="float" office:value="0.322996947023968" calcext:value-type="float">
            <text:p>0.322996947023968</text:p>
          </table:table-cell>
          <table:table-cell office:value-type="float" office:value="-1.51208395049878" calcext:value-type="float">
            <text:p>-1.51208395049878</text:p>
          </table:table-cell>
          <table:table-cell/>
          <table:table-cell table:formula="of:=[.D385]-[.G385]" office:value-type="float" office:value="-0.00888624493703061" calcext:value-type="float">
            <text:p/>
          </table:table-cell>
          <table:table-cell table:formula="of:=[.E385]-[.H385]" office:value-type="float" office:value="-0.0296137214931917" calcext:value-type="float">
            <text:p/>
          </table:table-cell>
          <table:table-cell table:formula="of:=IF([.F385]-[.I385]&gt;= PI(); [.F385]-[.I385] - 2*PI(); [.F385]-[.I385])" office:value-type="float" office:value="0.0360368520424963" calcext:value-type="float">
            <text:p/>
          </table:table-cell>
          <table:table-cell table:formula="of:=[.G385]-[.J385]" office:value-type="float" office:value="0.0203636506579341" calcext:value-type="float">
            <text:p/>
          </table:table-cell>
          <table:table-cell table:formula="of:=[.H385]-[.K385]" office:value-type="float" office:value="0.113004014163819" calcext:value-type="float">
            <text:p/>
          </table:table-cell>
          <table:table-cell table:formula="of:=[.I385]-[.L385]" office:value-type="float" office:value="-0.0497141482249288" calcext:value-type="float">
            <text:p/>
          </table:table-cell>
          <table:table-cell/>
          <table:table-cell table:formula="of:=SQRT([.N385]^2+[.O385]^2)" office:value-type="float" office:value="0.0309182446098938" calcext:value-type="float">
            <text:p/>
          </table:table-cell>
          <table:table-cell table:formula="of:=SQRT([.Q385]^2+[.R385]^2)" office:value-type="float" office:value="0.114824150270119" calcext:value-type="float">
            <text:p/>
          </table:table-cell>
          <table:table-cell table:number-columns-repeated="1002"/>
        </table:table-row>
        <table:table-row table:style-name="ro1">
          <table:table-cell table:formula="of:=[.A385]+1" office:value-type="float" office:value="382" calcext:value-type="float">
            <text:p/>
          </table:table-cell>
          <table:table-cell office:value-type="float" office:value="0.544153034687042" calcext:value-type="float">
            <text:p>0.544153034687042</text:p>
          </table:table-cell>
          <table:table-cell office:value-type="float" office:value="0.410234451293945" calcext:value-type="float">
            <text:p>0.410234451293945</text:p>
          </table:table-cell>
          <table:table-cell office:value-type="float" office:value="-1.15212571620941" calcext:value-type="float">
            <text:p>-1.15212571620941</text:p>
          </table:table-cell>
          <table:table-cell office:value-type="float" office:value="0.384590655565262" calcext:value-type="float">
            <text:p>0.384590655565262</text:p>
          </table:table-cell>
          <table:table-cell office:value-type="float" office:value="-1.5074508190155" calcext:value-type="float">
            <text:p>-1.5074508190155</text:p>
          </table:table-cell>
          <table:table-cell office:value-type="float" office:value="-1.14297249659327" calcext:value-type="float">
            <text:p>-1.14297249659327</text:p>
          </table:table-cell>
          <table:table-cell office:value-type="float" office:value="0.414235720975198" calcext:value-type="float">
            <text:p>0.414235720975198</text:p>
          </table:table-cell>
          <table:table-cell office:value-type="float" office:value="-1.53790006810622" calcext:value-type="float">
            <text:p>-1.53790006810622</text:p>
          </table:table-cell>
          <table:table-cell office:value-type="float" office:value="-1.16224401851987" calcext:value-type="float">
            <text:p>-1.16224401851987</text:p>
          </table:table-cell>
          <table:table-cell office:value-type="float" office:value="0.301268330328867" calcext:value-type="float">
            <text:p>0.301268330328867</text:p>
          </table:table-cell>
          <table:table-cell office:value-type="float" office:value="-1.49567457244702" calcext:value-type="float">
            <text:p>-1.49567457244702</text:p>
          </table:table-cell>
          <table:table-cell/>
          <table:table-cell table:formula="of:=[.D386]-[.G386]" office:value-type="float" office:value="-0.00915321961614546" calcext:value-type="float">
            <text:p/>
          </table:table-cell>
          <table:table-cell table:formula="of:=[.E386]-[.H386]" office:value-type="float" office:value="-0.0296450654099362" calcext:value-type="float">
            <text:p/>
          </table:table-cell>
          <table:table-cell table:formula="of:=IF([.F386]-[.I386]&gt;= PI(); [.F386]-[.I386] - 2*PI(); [.F386]-[.I386])" office:value-type="float" office:value="0.0304492490907184" calcext:value-type="float">
            <text:p/>
          </table:table-cell>
          <table:table-cell table:formula="of:=[.G386]-[.J386]" office:value-type="float" office:value="0.0192715219266062" calcext:value-type="float">
            <text:p/>
          </table:table-cell>
          <table:table-cell table:formula="of:=[.H386]-[.K386]" office:value-type="float" office:value="0.112967390646331" calcext:value-type="float">
            <text:p/>
          </table:table-cell>
          <table:table-cell table:formula="of:=[.I386]-[.L386]" office:value-type="float" office:value="-0.0422254956591983" calcext:value-type="float">
            <text:p/>
          </table:table-cell>
          <table:table-cell/>
          <table:table-cell table:formula="of:=SQRT([.N386]^2+[.O386]^2)" office:value-type="float" office:value="0.0310259783488094" calcext:value-type="float">
            <text:p/>
          </table:table-cell>
          <table:table-cell table:formula="of:=SQRT([.Q386]^2+[.R386]^2)" office:value-type="float" office:value="0.114599401860605" calcext:value-type="float">
            <text:p/>
          </table:table-cell>
          <table:table-cell table:number-columns-repeated="1002"/>
        </table:table-row>
        <table:table-row table:style-name="ro1">
          <table:table-cell table:formula="of:=[.A386]+1" office:value-type="float" office:value="383" calcext:value-type="float">
            <text:p/>
          </table:table-cell>
          <table:table-cell office:value-type="float" office:value="0.544138073921204" calcext:value-type="float">
            <text:p>0.544138073921204</text:p>
          </table:table-cell>
          <table:table-cell office:value-type="float" office:value="0.218832194805145" calcext:value-type="float">
            <text:p>0.218832194805145</text:p>
          </table:table-cell>
          <table:table-cell office:value-type="float" office:value="-1.15157186985016" calcext:value-type="float">
            <text:p>-1.15157186985016</text:p>
          </table:table-cell>
          <table:table-cell office:value-type="float" office:value="0.362869888544083" calcext:value-type="float">
            <text:p>0.362869888544083</text:p>
          </table:table-cell>
          <table:table-cell office:value-type="float" office:value="-1.49482405185699" calcext:value-type="float">
            <text:p>-1.49482405185699</text:p>
          </table:table-cell>
          <table:table-cell office:value-type="float" office:value="-1.14226380544109" calcext:value-type="float">
            <text:p>-1.14226380544109</text:p>
          </table:table-cell>
          <table:table-cell office:value-type="float" office:value="0.392481973887245" calcext:value-type="float">
            <text:p>0.392481973887245</text:p>
          </table:table-cell>
          <table:table-cell office:value-type="float" office:value="-1.52218748894223" calcext:value-type="float">
            <text:p>-1.52218748894223</text:p>
          </table:table-cell>
          <table:table-cell office:value-type="float" office:value="-1.16061049167088" calcext:value-type="float">
            <text:p>-1.16061049167088</text:p>
          </table:table-cell>
          <table:table-cell office:value-type="float" office:value="0.279564192944057" calcext:value-type="float">
            <text:p>0.279564192944057</text:p>
          </table:table-cell>
          <table:table-cell office:value-type="float" office:value="-1.48692128465482" calcext:value-type="float">
            <text:p>-1.48692128465482</text:p>
          </table:table-cell>
          <table:table-cell/>
          <table:table-cell table:formula="of:=[.D387]-[.G387]" office:value-type="float" office:value="-0.00930806440906418" calcext:value-type="float">
            <text:p/>
          </table:table-cell>
          <table:table-cell table:formula="of:=[.E387]-[.H387]" office:value-type="float" office:value="-0.0296120853431629" calcext:value-type="float">
            <text:p/>
          </table:table-cell>
          <table:table-cell table:formula="of:=IF([.F387]-[.I387]&gt;= PI(); [.F387]-[.I387] - 2*PI(); [.F387]-[.I387])" office:value-type="float" office:value="0.027363437085238" calcext:value-type="float">
            <text:p/>
          </table:table-cell>
          <table:table-cell table:formula="of:=[.G387]-[.J387]" office:value-type="float" office:value="0.0183466862297883" calcext:value-type="float">
            <text:p/>
          </table:table-cell>
          <table:table-cell table:formula="of:=[.H387]-[.K387]" office:value-type="float" office:value="0.112917780943189" calcext:value-type="float">
            <text:p/>
          </table:table-cell>
          <table:table-cell table:formula="of:=[.I387]-[.L387]" office:value-type="float" office:value="-0.0352662042874154" calcext:value-type="float">
            <text:p/>
          </table:table-cell>
          <table:table-cell/>
          <table:table-cell table:formula="of:=SQRT([.N387]^2+[.O387]^2)" office:value-type="float" office:value="0.031040548664836" calcext:value-type="float">
            <text:p/>
          </table:table-cell>
          <table:table-cell table:formula="of:=SQRT([.Q387]^2+[.R387]^2)" office:value-type="float" office:value="0.114398540850608" calcext:value-type="float">
            <text:p/>
          </table:table-cell>
          <table:table-cell table:number-columns-repeated="1002"/>
        </table:table-row>
        <table:table-row table:style-name="ro1">
          <table:table-cell table:formula="of:=[.A387]+1" office:value-type="float" office:value="384" calcext:value-type="float">
            <text:p/>
          </table:table-cell>
          <table:table-cell office:value-type="float" office:value="0.543024778366089" calcext:value-type="float">
            <text:p>0.543024778366089</text:p>
          </table:table-cell>
          <table:table-cell office:value-type="float" office:value="0.204628467559814" calcext:value-type="float">
            <text:p>0.204628467559814</text:p>
          </table:table-cell>
          <table:table-cell office:value-type="float" office:value="-1.15027415752411" calcext:value-type="float">
            <text:p>-1.15027415752411</text:p>
          </table:table-cell>
          <table:table-cell office:value-type="float" office:value="0.34118390083313" calcext:value-type="float">
            <text:p>0.34118390083313</text:p>
          </table:table-cell>
          <table:table-cell office:value-type="float" office:value="-1.48575735092163" calcext:value-type="float">
            <text:p>-1.48575735092163</text:p>
          </table:table-cell>
          <table:table-cell office:value-type="float" office:value="-1.14120838904597" calcext:value-type="float">
            <text:p>-1.14120838904597</text:p>
          </table:table-cell>
          <table:table-cell office:value-type="float" office:value="0.370786639086783" calcext:value-type="float">
            <text:p>0.370786639086783</text:p>
          </table:table-cell>
          <table:table-cell office:value-type="float" office:value="-1.51012690987155" calcext:value-type="float">
            <text:p>-1.51012690987155</text:p>
          </table:table-cell>
          <table:table-cell office:value-type="float" office:value="-1.15879077799778" calcext:value-type="float">
            <text:p>-1.15879077799778</text:p>
          </table:table-cell>
          <table:table-cell office:value-type="float" office:value="0.257919560860808" calcext:value-type="float">
            <text:p>0.257919560860808</text:p>
          </table:table-cell>
          <table:table-cell office:value-type="float" office:value="-1.47873614595242" calcext:value-type="float">
            <text:p>-1.47873614595242</text:p>
          </table:table-cell>
          <table:table-cell/>
          <table:table-cell table:formula="of:=[.D388]-[.G388]" office:value-type="float" office:value="-0.00906576847813723" calcext:value-type="float">
            <text:p/>
          </table:table-cell>
          <table:table-cell table:formula="of:=[.E388]-[.H388]" office:value-type="float" office:value="-0.0296027382536528" calcext:value-type="float">
            <text:p/>
          </table:table-cell>
          <table:table-cell table:formula="of:=IF([.F388]-[.I388]&gt;= PI(); [.F388]-[.I388] - 2*PI(); [.F388]-[.I388])" office:value-type="float" office:value="0.0243695589499164" calcext:value-type="float">
            <text:p/>
          </table:table-cell>
          <table:table-cell table:formula="of:=[.G388]-[.J388]" office:value-type="float" office:value="0.0175823889518083" calcext:value-type="float">
            <text:p/>
          </table:table-cell>
          <table:table-cell table:formula="of:=[.H388]-[.K388]" office:value-type="float" office:value="0.112867078225974" calcext:value-type="float">
            <text:p/>
          </table:table-cell>
          <table:table-cell table:formula="of:=[.I388]-[.L388]" office:value-type="float" office:value="-0.0313907639191227" calcext:value-type="float">
            <text:p/>
          </table:table-cell>
          <table:table-cell/>
          <table:table-cell table:formula="of:=SQRT([.N388]^2+[.O388]^2)" office:value-type="float" office:value="0.0309598170248705" calcext:value-type="float">
            <text:p/>
          </table:table-cell>
          <table:table-cell table:formula="of:=SQRT([.Q388]^2+[.R388]^2)" office:value-type="float" office:value="0.114228357899958" calcext:value-type="float">
            <text:p/>
          </table:table-cell>
          <table:table-cell table:number-columns-repeated="1002"/>
        </table:table-row>
        <table:table-row table:style-name="ro1">
          <table:table-cell table:formula="of:=[.A388]+1" office:value-type="float" office:value="385" calcext:value-type="float">
            <text:p/>
          </table:table-cell>
          <table:table-cell office:value-type="float" office:value="0.542124092578888" calcext:value-type="float">
            <text:p>0.542124092578888</text:p>
          </table:table-cell>
          <table:table-cell office:value-type="float" office:value="0.101546324789524" calcext:value-type="float">
            <text:p>0.101546324789524</text:p>
          </table:table-cell>
          <table:table-cell office:value-type="float" office:value="-1.14858341217041" calcext:value-type="float">
            <text:p>-1.14858341217041</text:p>
          </table:table-cell>
          <table:table-cell office:value-type="float" office:value="0.31951916217804" calcext:value-type="float">
            <text:p>0.31951916217804</text:p>
          </table:table-cell>
          <table:table-cell office:value-type="float" office:value="-1.47976744174957" calcext:value-type="float">
            <text:p>-1.47976744174957</text:p>
          </table:table-cell>
          <table:table-cell office:value-type="float" office:value="-1.13989358187418" calcext:value-type="float">
            <text:p>-1.13989358187418</text:p>
          </table:table-cell>
          <table:table-cell office:value-type="float" office:value="0.349141571914141" calcext:value-type="float">
            <text:p>0.349141571914141</text:p>
          </table:table-cell>
          <table:table-cell office:value-type="float" office:value="-1.50105312316837" calcext:value-type="float">
            <text:p>-1.50105312316837</text:p>
          </table:table-cell>
          <table:table-cell office:value-type="float" office:value="-1.15679727495299" calcext:value-type="float">
            <text:p>-1.15679727495299</text:p>
          </table:table-cell>
          <table:table-cell office:value-type="float" office:value="0.236326423144914" calcext:value-type="float">
            <text:p>0.236326423144914</text:p>
          </table:table-cell>
          <table:table-cell office:value-type="float" office:value="-1.47467429296084" calcext:value-type="float">
            <text:p>-1.47467429296084</text:p>
          </table:table-cell>
          <table:table-cell/>
          <table:table-cell table:formula="of:=[.D389]-[.G389]" office:value-type="float" office:value="-0.00868983029622639" calcext:value-type="float">
            <text:p/>
          </table:table-cell>
          <table:table-cell table:formula="of:=[.E389]-[.H389]" office:value-type="float" office:value="-0.029622409736101" calcext:value-type="float">
            <text:p/>
          </table:table-cell>
          <table:table-cell table:formula="of:=IF([.F389]-[.I389]&gt;= PI(); [.F389]-[.I389] - 2*PI(); [.F389]-[.I389])" office:value-type="float" office:value="0.0212856814187961" calcext:value-type="float">
            <text:p/>
          </table:table-cell>
          <table:table-cell table:formula="of:=[.G389]-[.J389]" office:value-type="float" office:value="0.0169036930788067" calcext:value-type="float">
            <text:p/>
          </table:table-cell>
          <table:table-cell table:formula="of:=[.H389]-[.K389]" office:value-type="float" office:value="0.112815148769227" calcext:value-type="float">
            <text:p/>
          </table:table-cell>
          <table:table-cell table:formula="of:=[.I389]-[.L389]" office:value-type="float" office:value="-0.0263788302075252" calcext:value-type="float">
            <text:p/>
          </table:table-cell>
          <table:table-cell/>
          <table:table-cell table:formula="of:=SQRT([.N389]^2+[.O389]^2)" office:value-type="float" office:value="0.030870703088052" calcext:value-type="float">
            <text:p/>
          </table:table-cell>
          <table:table-cell table:formula="of:=SQRT([.Q389]^2+[.R389]^2)" office:value-type="float" office:value="0.114074504739338" calcext:value-type="float">
            <text:p/>
          </table:table-cell>
          <table:table-cell table:number-columns-repeated="1002"/>
        </table:table-row>
        <table:table-row table:style-name="ro1">
          <table:table-cell table:formula="of:=[.A389]+1" office:value-type="float" office:value="386" calcext:value-type="float">
            <text:p/>
          </table:table-cell>
          <table:table-cell office:value-type="float" office:value="0.543079555034638" calcext:value-type="float">
            <text:p>0.543079555034638</text:p>
          </table:table-cell>
          <table:table-cell office:value-type="float" office:value="0.0649394094944" calcext:value-type="float">
            <text:p>0.0649394094944</text:p>
          </table:table-cell>
          <table:table-cell office:value-type="float" office:value="-1.14670884609222" calcext:value-type="float">
            <text:p>-1.14670884609222</text:p>
          </table:table-cell>
          <table:table-cell office:value-type="float" office:value="0.297874838113785" calcext:value-type="float">
            <text:p>0.297874838113785</text:p>
          </table:table-cell>
          <table:table-cell office:value-type="float" office:value="-1.47648143768311" calcext:value-type="float">
            <text:p>-1.47648143768311</text:p>
          </table:table-cell>
          <table:table-cell office:value-type="float" office:value="-1.13937577364676" calcext:value-type="float">
            <text:p>-1.13937577364676</text:p>
          </table:table-cell>
          <table:table-cell office:value-type="float" office:value="0.326471600162522" calcext:value-type="float">
            <text:p>0.326471600162522</text:p>
          </table:table-cell>
          <table:table-cell office:value-type="float" office:value="-1.49534377372688" calcext:value-type="float">
            <text:p>-1.49534377372688</text:p>
          </table:table-cell>
          <table:table-cell office:value-type="float" office:value="-1.15471241245805" calcext:value-type="float">
            <text:p>-1.15471241245805</text:p>
          </table:table-cell>
          <table:table-cell office:value-type="float" office:value="0.214703518776356" calcext:value-type="float">
            <text:p>0.214703518776356</text:p>
          </table:table-cell>
          <table:table-cell office:value-type="float" office:value="-1.47207671658107" calcext:value-type="float">
            <text:p>-1.47207671658107</text:p>
          </table:table-cell>
          <table:table-cell/>
          <table:table-cell table:formula="of:=[.D390]-[.G390]" office:value-type="float" office:value="-0.00733307244546388" calcext:value-type="float">
            <text:p/>
          </table:table-cell>
          <table:table-cell table:formula="of:=[.E390]-[.H390]" office:value-type="float" office:value="-0.0285967620487372" calcext:value-type="float">
            <text:p/>
          </table:table-cell>
          <table:table-cell table:formula="of:=IF([.F390]-[.I390]&gt;= PI(); [.F390]-[.I390] - 2*PI(); [.F390]-[.I390])" office:value-type="float" office:value="0.0188623360437739" calcext:value-type="float">
            <text:p/>
          </table:table-cell>
          <table:table-cell table:formula="of:=[.G390]-[.J390]" office:value-type="float" office:value="0.0153366388112939" calcext:value-type="float">
            <text:p/>
          </table:table-cell>
          <table:table-cell table:formula="of:=[.H390]-[.K390]" office:value-type="float" office:value="0.111768081386166" calcext:value-type="float">
            <text:p/>
          </table:table-cell>
          <table:table-cell table:formula="of:=[.I390]-[.L390]" office:value-type="float" office:value="-0.0232670571458118" calcext:value-type="float">
            <text:p/>
          </table:table-cell>
          <table:table-cell/>
          <table:table-cell table:formula="of:=SQRT([.N390]^2+[.O390]^2)" office:value-type="float" office:value="0.0295220045248035" calcext:value-type="float">
            <text:p/>
          </table:table-cell>
          <table:table-cell table:formula="of:=SQRT([.Q390]^2+[.R390]^2)" office:value-type="float" office:value="0.112815408995282" calcext:value-type="float">
            <text:p/>
          </table:table-cell>
          <table:table-cell table:number-columns-repeated="1002"/>
        </table:table-row>
        <table:table-row table:style-name="ro1">
          <table:table-cell table:formula="of:=[.A390]+1" office:value-type="float" office:value="387" calcext:value-type="float">
            <text:p/>
          </table:table-cell>
          <table:table-cell office:value-type="float" office:value="0.539957463741303" calcext:value-type="float">
            <text:p>0.539957463741303</text:p>
          </table:table-cell>
          <table:table-cell office:value-type="float" office:value="0.0217357072979212" calcext:value-type="float">
            <text:p>0.0217357072979212</text:p>
          </table:table-cell>
          <table:table-cell office:value-type="float" office:value="-1.14495587348938" calcext:value-type="float">
            <text:p>-1.14495587348938</text:p>
          </table:table-cell>
          <table:table-cell office:value-type="float" office:value="0.276274144649506" calcext:value-type="float">
            <text:p>0.276274144649506</text:p>
          </table:table-cell>
          <table:table-cell office:value-type="float" office:value="-1.4755243062973" calcext:value-type="float">
            <text:p>-1.4755243062973</text:p>
          </table:table-cell>
          <table:table-cell office:value-type="float" office:value="-1.13774767272618" calcext:value-type="float">
            <text:p>-1.13774767272618</text:p>
          </table:table-cell>
          <table:table-cell office:value-type="float" office:value="0.302935552633448" calcext:value-type="float">
            <text:p>0.302935552633448</text:p>
          </table:table-cell>
          <table:table-cell office:value-type="float" office:value="-1.49181476391077" calcext:value-type="float">
            <text:p>-1.49181476391077</text:p>
          </table:table-cell>
          <table:table-cell office:value-type="float" office:value="-1.15258369836487" calcext:value-type="float">
            <text:p>-1.15258369836487</text:p>
          </table:table-cell>
          <table:table-cell office:value-type="float" office:value="0.193210378555593" calcext:value-type="float">
            <text:p>0.193210378555593</text:p>
          </table:table-cell>
          <table:table-cell office:value-type="float" office:value="-1.47120728828915" calcext:value-type="float">
            <text:p>-1.47120728828915</text:p>
          </table:table-cell>
          <table:table-cell/>
          <table:table-cell table:formula="of:=[.D391]-[.G391]" office:value-type="float" office:value="-0.00720820076320172" calcext:value-type="float">
            <text:p/>
          </table:table-cell>
          <table:table-cell table:formula="of:=[.E391]-[.H391]" office:value-type="float" office:value="-0.0266614079839425" calcext:value-type="float">
            <text:p/>
          </table:table-cell>
          <table:table-cell table:formula="of:=IF([.F391]-[.I391]&gt;= PI(); [.F391]-[.I391] - 2*PI(); [.F391]-[.I391])" office:value-type="float" office:value="0.0162904576134628" calcext:value-type="float">
            <text:p/>
          </table:table-cell>
          <table:table-cell table:formula="of:=[.G391]-[.J391]" office:value-type="float" office:value="0.0148360256386935" calcext:value-type="float">
            <text:p/>
          </table:table-cell>
          <table:table-cell table:formula="of:=[.H391]-[.K391]" office:value-type="float" office:value="0.109725174077855" calcext:value-type="float">
            <text:p/>
          </table:table-cell>
          <table:table-cell table:formula="of:=[.I391]-[.L391]" office:value-type="float" office:value="-0.0206074756216144" calcext:value-type="float">
            <text:p/>
          </table:table-cell>
          <table:table-cell/>
          <table:table-cell table:formula="of:=SQRT([.N391]^2+[.O391]^2)" office:value-type="float" office:value="0.0276186320068329" calcext:value-type="float">
            <text:p/>
          </table:table-cell>
          <table:table-cell table:formula="of:=SQRT([.Q391]^2+[.R391]^2)" office:value-type="float" office:value="0.110723626580634" calcext:value-type="float">
            <text:p/>
          </table:table-cell>
          <table:table-cell table:number-columns-repeated="1002"/>
        </table:table-row>
        <table:table-row table:style-name="ro1">
          <table:table-cell table:formula="of:=[.A391]+1" office:value-type="float" office:value="388" calcext:value-type="float">
            <text:p/>
          </table:table-cell>
          <table:table-cell office:value-type="float" office:value="0.539951086044312" calcext:value-type="float">
            <text:p>0.539951086044312</text:p>
          </table:table-cell>
          <table:table-cell office:value-type="float" office:value="-0.0255507882684469" calcext:value-type="float">
            <text:p>-0.0255507882684469</text:p>
          </table:table-cell>
          <table:table-cell office:value-type="float" office:value="-1.14267134666443" calcext:value-type="float">
            <text:p>-1.14267134666443</text:p>
          </table:table-cell>
          <table:table-cell office:value-type="float" office:value="0.254790484905243" calcext:value-type="float">
            <text:p>0.254790484905243</text:p>
          </table:table-cell>
          <table:table-cell office:value-type="float" office:value="-1.47531521320343" calcext:value-type="float">
            <text:p>-1.47531521320343</text:p>
          </table:table-cell>
          <table:table-cell office:value-type="float" office:value="-1.13703960665024" calcext:value-type="float">
            <text:p>-1.13703960665024</text:p>
          </table:table-cell>
          <table:table-cell office:value-type="float" office:value="0.280405239258889" calcext:value-type="float">
            <text:p>0.280405239258889</text:p>
          </table:table-cell>
          <table:table-cell office:value-type="float" office:value="-1.48908675095676" calcext:value-type="float">
            <text:p>-1.48908675095676</text:p>
          </table:table-cell>
          <table:table-cell office:value-type="float" office:value="-1.15043632369838" calcext:value-type="float">
            <text:p>-1.15043632369838</text:p>
          </table:table-cell>
          <table:table-cell office:value-type="float" office:value="0.171719351066094" calcext:value-type="float">
            <text:p>0.171719351066094</text:p>
          </table:table-cell>
          <table:table-cell office:value-type="float" office:value="-1.47222931981989" calcext:value-type="float">
            <text:p>-1.47222931981989</text:p>
          </table:table-cell>
          <table:table-cell/>
          <table:table-cell table:formula="of:=[.D392]-[.G392]" office:value-type="float" office:value="-0.00563174001418831" calcext:value-type="float">
            <text:p/>
          </table:table-cell>
          <table:table-cell table:formula="of:=[.E392]-[.H392]" office:value-type="float" office:value="-0.0256147543536457" calcext:value-type="float">
            <text:p/>
          </table:table-cell>
          <table:table-cell table:formula="of:=IF([.F392]-[.I392]&gt;= PI(); [.F392]-[.I392] - 2*PI(); [.F392]-[.I392])" office:value-type="float" office:value="0.0137715377533325" calcext:value-type="float">
            <text:p/>
          </table:table-cell>
          <table:table-cell table:formula="of:=[.G392]-[.J392]" office:value-type="float" office:value="0.0133967170481397" calcext:value-type="float">
            <text:p/>
          </table:table-cell>
          <table:table-cell table:formula="of:=[.H392]-[.K392]" office:value-type="float" office:value="0.108685888192795" calcext:value-type="float">
            <text:p/>
          </table:table-cell>
          <table:table-cell table:formula="of:=[.I392]-[.L392]" office:value-type="float" office:value="-0.0168574311368741" calcext:value-type="float">
            <text:p/>
          </table:table-cell>
          <table:table-cell/>
          <table:table-cell table:formula="of:=SQRT([.N392]^2+[.O392]^2)" office:value-type="float" office:value="0.0262265540280271" calcext:value-type="float">
            <text:p/>
          </table:table-cell>
          <table:table-cell table:formula="of:=SQRT([.Q392]^2+[.R392]^2)" office:value-type="float" office:value="0.109508421228345" calcext:value-type="float">
            <text:p/>
          </table:table-cell>
          <table:table-cell table:number-columns-repeated="1002"/>
        </table:table-row>
        <table:table-row table:style-name="ro1">
          <table:table-cell table:formula="of:=[.A392]+1" office:value-type="float" office:value="389" calcext:value-type="float">
            <text:p/>
          </table:table-cell>
          <table:table-cell office:value-type="float" office:value="0.539226770401001" calcext:value-type="float">
            <text:p>0.539226770401001</text:p>
          </table:table-cell>
          <table:table-cell office:value-type="float" office:value="-0.0303184855729342" calcext:value-type="float">
            <text:p>-0.0303184855729342</text:p>
          </table:table-cell>
          <table:table-cell office:value-type="float" office:value="-1.13997089862823" calcext:value-type="float">
            <text:p>-1.13997089862823</text:p>
          </table:table-cell>
          <table:table-cell office:value-type="float" office:value="0.233320355415344" calcext:value-type="float">
            <text:p>0.233320355415344</text:p>
          </table:table-cell>
          <table:table-cell office:value-type="float" office:value="-1.4758962392807" calcext:value-type="float">
            <text:p>-1.4758962392807</text:p>
          </table:table-cell>
          <table:table-cell office:value-type="float" office:value="-1.13426879131986" calcext:value-type="float">
            <text:p>-1.13426879131986</text:p>
          </table:table-cell>
          <table:table-cell office:value-type="float" office:value="0.258908130854678" calcext:value-type="float">
            <text:p>0.258908130854678</text:p>
          </table:table-cell>
          <table:table-cell office:value-type="float" office:value="-1.49055064709877" calcext:value-type="float">
            <text:p>-1.49055064709877</text:p>
          </table:table-cell>
          <table:table-cell office:value-type="float" office:value="-1.14831376578041" calcext:value-type="float">
            <text:p>-1.14831376578041</text:p>
          </table:table-cell>
          <table:table-cell office:value-type="float" office:value="0.150254972115092" calcext:value-type="float">
            <text:p>0.150254972115092</text:p>
          </table:table-cell>
          <table:table-cell office:value-type="float" office:value="-1.47344205924281" calcext:value-type="float">
            <text:p>-1.47344205924281</text:p>
          </table:table-cell>
          <table:table-cell/>
          <table:table-cell table:formula="of:=[.D393]-[.G393]" office:value-type="float" office:value="-0.00570210730837828" calcext:value-type="float">
            <text:p/>
          </table:table-cell>
          <table:table-cell table:formula="of:=[.E393]-[.H393]" office:value-type="float" office:value="-0.0255877754393339" calcext:value-type="float">
            <text:p/>
          </table:table-cell>
          <table:table-cell table:formula="of:=IF([.F393]-[.I393]&gt;= PI(); [.F393]-[.I393] - 2*PI(); [.F393]-[.I393])" office:value-type="float" office:value="0.0146544078180666" calcext:value-type="float">
            <text:p/>
          </table:table-cell>
          <table:table-cell table:formula="of:=[.G393]-[.J393]" office:value-type="float" office:value="0.0140449744605535" calcext:value-type="float">
            <text:p/>
          </table:table-cell>
          <table:table-cell table:formula="of:=[.H393]-[.K393]" office:value-type="float" office:value="0.108653158739586" calcext:value-type="float">
            <text:p/>
          </table:table-cell>
          <table:table-cell table:formula="of:=[.I393]-[.L393]" office:value-type="float" office:value="-0.0171085878559614" calcext:value-type="float">
            <text:p/>
          </table:table-cell>
          <table:table-cell/>
          <table:table-cell table:formula="of:=SQRT([.N393]^2+[.O393]^2)" office:value-type="float" office:value="0.0262154206468261" calcext:value-type="float">
            <text:p/>
          </table:table-cell>
          <table:table-cell table:formula="of:=SQRT([.Q393]^2+[.R393]^2)" office:value-type="float" office:value="0.10955715499997" calcext:value-type="float">
            <text:p/>
          </table:table-cell>
          <table:table-cell table:number-columns-repeated="1002"/>
        </table:table-row>
        <table:table-row table:style-name="ro1">
          <table:table-cell table:formula="of:=[.A393]+1" office:value-type="float" office:value="390" calcext:value-type="float">
            <text:p/>
          </table:table-cell>
          <table:table-cell office:value-type="float" office:value="0.541744232177734" calcext:value-type="float">
            <text:p>0.541744232177734</text:p>
          </table:table-cell>
          <table:table-cell office:value-type="float" office:value="-0.115819692611694" calcext:value-type="float">
            <text:p>-0.115819692611694</text:p>
          </table:table-cell>
          <table:table-cell office:value-type="float" office:value="-1.13781571388245" calcext:value-type="float">
            <text:p>-1.13781571388245</text:p>
          </table:table-cell>
          <table:table-cell office:value-type="float" office:value="0.211826324462891" calcext:value-type="float">
            <text:p>0.211826324462891</text:p>
          </table:table-cell>
          <table:table-cell office:value-type="float" office:value="-1.47908437252045" calcext:value-type="float">
            <text:p>-1.47908437252045</text:p>
          </table:table-cell>
          <table:table-cell office:value-type="float" office:value="-1.1315285594404" calcext:value-type="float">
            <text:p>-1.1315285594404</text:p>
          </table:table-cell>
          <table:table-cell office:value-type="float" office:value="0.237308093957618" calcext:value-type="float">
            <text:p>0.237308093957618</text:p>
          </table:table-cell>
          <table:table-cell office:value-type="float" office:value="-1.49125117777361" calcext:value-type="float">
            <text:p>-1.49125117777361</text:p>
          </table:table-cell>
          <table:table-cell office:value-type="float" office:value="-1.14620745216814" calcext:value-type="float">
            <text:p>-1.14620745216814</text:p>
          </table:table-cell>
          <table:table-cell office:value-type="float" office:value="0.1286878131941" calcext:value-type="float">
            <text:p>0.1286878131941</text:p>
          </table:table-cell>
          <table:table-cell office:value-type="float" office:value="-1.47807484694727" calcext:value-type="float">
            <text:p>-1.47807484694727</text:p>
          </table:table-cell>
          <table:table-cell/>
          <table:table-cell table:formula="of:=[.D394]-[.G394]" office:value-type="float" office:value="-0.00628715444204397" calcext:value-type="float">
            <text:p/>
          </table:table-cell>
          <table:table-cell table:formula="of:=[.E394]-[.H394]" office:value-type="float" office:value="-0.025481769494727" calcext:value-type="float">
            <text:p/>
          </table:table-cell>
          <table:table-cell table:formula="of:=IF([.F394]-[.I394]&gt;= PI(); [.F394]-[.I394] - 2*PI(); [.F394]-[.I394])" office:value-type="float" office:value="0.0121668052531594" calcext:value-type="float">
            <text:p/>
          </table:table-cell>
          <table:table-cell table:formula="of:=[.G394]-[.J394]" office:value-type="float" office:value="0.0146788927277353" calcext:value-type="float">
            <text:p/>
          </table:table-cell>
          <table:table-cell table:formula="of:=[.H394]-[.K394]" office:value-type="float" office:value="0.108620280763517" calcext:value-type="float">
            <text:p/>
          </table:table-cell>
          <table:table-cell table:formula="of:=[.I394]-[.L394]" office:value-type="float" office:value="-0.0131763308263324" calcext:value-type="float">
            <text:p/>
          </table:table-cell>
          <table:table-cell/>
          <table:table-cell table:formula="of:=SQRT([.N394]^2+[.O394]^2)" office:value-type="float" office:value="0.0262459308762427" calcext:value-type="float">
            <text:p/>
          </table:table-cell>
          <table:table-cell table:formula="of:=SQRT([.Q394]^2+[.R394]^2)" office:value-type="float" office:value="0.109607642456435" calcext:value-type="float">
            <text:p/>
          </table:table-cell>
          <table:table-cell table:number-columns-repeated="1002"/>
        </table:table-row>
        <table:table-row table:style-name="ro1">
          <table:table-cell table:formula="of:=[.A394]+1" office:value-type="float" office:value="391" calcext:value-type="float">
            <text:p/>
          </table:table-cell>
          <table:table-cell office:value-type="float" office:value="0.544119954109192" calcext:value-type="float">
            <text:p>0.544119954109192</text:p>
          </table:table-cell>
          <table:table-cell office:value-type="float" office:value="-0.0850381776690483" calcext:value-type="float">
            <text:p>-0.0850381776690483</text:p>
          </table:table-cell>
          <table:table-cell office:value-type="float" office:value="-1.13579607009888" calcext:value-type="float">
            <text:p>-1.13579607009888</text:p>
          </table:table-cell>
          <table:table-cell office:value-type="float" office:value="0.19020502269268" calcext:value-type="float">
            <text:p>0.19020502269268</text:p>
          </table:table-cell>
          <table:table-cell office:value-type="float" office:value="-1.48282122612" calcext:value-type="float">
            <text:p>-1.48282122612</text:p>
          </table:table-cell>
          <table:table-cell office:value-type="float" office:value="-1.12978473253383" calcext:value-type="float">
            <text:p>-1.12978473253383</text:p>
          </table:table-cell>
          <table:table-cell office:value-type="float" office:value="0.215612117119651" calcext:value-type="float">
            <text:p>0.215612117119651</text:p>
          </table:table-cell>
          <table:table-cell office:value-type="float" office:value="-1.49618944406299" calcext:value-type="float">
            <text:p>-1.49618944406299</text:p>
          </table:table-cell>
          <table:table-cell office:value-type="float" office:value="-1.14419227827255" calcext:value-type="float">
            <text:p>-1.14419227827255</text:p>
          </table:table-cell>
          <table:table-cell office:value-type="float" office:value="0.107016506973519" calcext:value-type="float">
            <text:p>0.107016506973519</text:p>
          </table:table-cell>
          <table:table-cell office:value-type="float" office:value="-1.48147637405404" calcext:value-type="float">
            <text:p>-1.48147637405404</text:p>
          </table:table-cell>
          <table:table-cell/>
          <table:table-cell table:formula="of:=[.D395]-[.G395]" office:value-type="float" office:value="-0.00601133756504568" calcext:value-type="float">
            <text:p/>
          </table:table-cell>
          <table:table-cell table:formula="of:=[.E395]-[.H395]" office:value-type="float" office:value="-0.0254070944269707" calcext:value-type="float">
            <text:p/>
          </table:table-cell>
          <table:table-cell table:formula="of:=IF([.F395]-[.I395]&gt;= PI(); [.F395]-[.I395] - 2*PI(); [.F395]-[.I395])" office:value-type="float" office:value="0.0133682179429941" calcext:value-type="float">
            <text:p/>
          </table:table-cell>
          <table:table-cell table:formula="of:=[.G395]-[.J395]" office:value-type="float" office:value="0.0144075457387172" calcext:value-type="float">
            <text:p/>
          </table:table-cell>
          <table:table-cell table:formula="of:=[.H395]-[.K395]" office:value-type="float" office:value="0.108595610146132" calcext:value-type="float">
            <text:p/>
          </table:table-cell>
          <table:table-cell table:formula="of:=[.I395]-[.L395]" office:value-type="float" office:value="-0.0147130700089535" calcext:value-type="float">
            <text:p/>
          </table:table-cell>
          <table:table-cell/>
          <table:table-cell table:formula="of:=SQRT([.N395]^2+[.O395]^2)" office:value-type="float" office:value="0.0261085546620631" calcext:value-type="float">
            <text:p/>
          </table:table-cell>
          <table:table-cell table:formula="of:=SQRT([.Q395]^2+[.R395]^2)" office:value-type="float" office:value="0.109547176673906" calcext:value-type="float">
            <text:p/>
          </table:table-cell>
          <table:table-cell table:number-columns-repeated="1002"/>
        </table:table-row>
        <table:table-row table:style-name="ro1">
          <table:table-cell table:formula="of:=[.A395]+1" office:value-type="float" office:value="392" calcext:value-type="float">
            <text:p/>
          </table:table-cell>
          <table:table-cell office:value-type="float" office:value="0.542302846908569" calcext:value-type="float">
            <text:p>0.542302846908569</text:p>
          </table:table-cell>
          <table:table-cell office:value-type="float" office:value="-0.10967542976141" calcext:value-type="float">
            <text:p>-0.10967542976141</text:p>
          </table:table-cell>
          <table:table-cell office:value-type="float" office:value="-1.13356375694275" calcext:value-type="float">
            <text:p>-1.13356375694275</text:p>
          </table:table-cell>
          <table:table-cell office:value-type="float" office:value="0.168590009212494" calcext:value-type="float">
            <text:p>0.168590009212494</text:p>
          </table:table-cell>
          <table:table-cell office:value-type="float" office:value="-1.48638272285461" calcext:value-type="float">
            <text:p>-1.48638272285461</text:p>
          </table:table-cell>
          <table:table-cell office:value-type="float" office:value="-1.1191750465278" calcext:value-type="float">
            <text:p>-1.1191750465278</text:p>
          </table:table-cell>
          <table:table-cell office:value-type="float" office:value="0.189981945782528" calcext:value-type="float">
            <text:p>0.189981945782528</text:p>
          </table:table-cell>
          <table:table-cell office:value-type="float" office:value="-1.49595161580366" calcext:value-type="float">
            <text:p>-1.49595161580366</text:p>
          </table:table-cell>
          <table:table-cell office:value-type="float" office:value="-1.14225731495666" calcext:value-type="float">
            <text:p>-1.14225731495666</text:p>
          </table:table-cell>
          <table:table-cell office:value-type="float" office:value="0.0854108660112517" calcext:value-type="float">
            <text:p>0.0854108660112517</text:p>
          </table:table-cell>
          <table:table-cell office:value-type="float" office:value="-1.48586339124449" calcext:value-type="float">
            <text:p>-1.48586339124449</text:p>
          </table:table-cell>
          <table:table-cell/>
          <table:table-cell table:formula="of:=[.D396]-[.G396]" office:value-type="float" office:value="-0.0143887104149445" calcext:value-type="float">
            <text:p/>
          </table:table-cell>
          <table:table-cell table:formula="of:=[.E396]-[.H396]" office:value-type="float" office:value="-0.021391936570034" calcext:value-type="float">
            <text:p/>
          </table:table-cell>
          <table:table-cell table:formula="of:=IF([.F396]-[.I396]&gt;= PI(); [.F396]-[.I396] - 2*PI(); [.F396]-[.I396])" office:value-type="float" office:value="0.00956889294904384" calcext:value-type="float">
            <text:p/>
          </table:table-cell>
          <table:table-cell table:formula="of:=[.G396]-[.J396]" office:value-type="float" office:value="0.0230822684288603" calcext:value-type="float">
            <text:p/>
          </table:table-cell>
          <table:table-cell table:formula="of:=[.H396]-[.K396]" office:value-type="float" office:value="0.104571079771276" calcext:value-type="float">
            <text:p/>
          </table:table-cell>
          <table:table-cell table:formula="of:=[.I396]-[.L396]" office:value-type="float" office:value="-0.010088224559166" calcext:value-type="float">
            <text:p/>
          </table:table-cell>
          <table:table-cell/>
          <table:table-cell table:formula="of:=SQRT([.N396]^2+[.O396]^2)" office:value-type="float" office:value="0.0257808056045867" calcext:value-type="float">
            <text:p/>
          </table:table-cell>
          <table:table-cell table:formula="of:=SQRT([.Q396]^2+[.R396]^2)" office:value-type="float" office:value="0.107088289931031" calcext:value-type="float">
            <text:p/>
          </table:table-cell>
          <table:table-cell table:number-columns-repeated="1002"/>
        </table:table-row>
        <table:table-row table:style-name="ro1">
          <table:table-cell table:formula="of:=[.A396]+1" office:value-type="float" office:value="393" calcext:value-type="float">
            <text:p/>
          </table:table-cell>
          <table:table-cell office:value-type="float" office:value="0.540809988975525" calcext:value-type="float">
            <text:p>0.540809988975525</text:p>
          </table:table-cell>
          <table:table-cell office:value-type="float" office:value="-0.0780578032135963" calcext:value-type="float">
            <text:p>-0.0780578032135963</text:p>
          </table:table-cell>
          <table:table-cell office:value-type="float" office:value="-1.13162195682526" calcext:value-type="float">
            <text:p>-1.13162195682526</text:p>
          </table:table-cell>
          <table:table-cell office:value-type="float" office:value="0.147031605243683" calcext:value-type="float">
            <text:p>0.147031605243683</text:p>
          </table:table-cell>
          <table:table-cell office:value-type="float" office:value="-1.49043107032776" calcext:value-type="float">
            <text:p>-1.49043107032776</text:p>
          </table:table-cell>
          <table:table-cell office:value-type="float" office:value="-1.11655788685026" calcext:value-type="float">
            <text:p>-1.11655788685026</text:p>
          </table:table-cell>
          <table:table-cell office:value-type="float" office:value="0.164411706740557" calcext:value-type="float">
            <text:p>0.164411706740557</text:p>
          </table:table-cell>
          <table:table-cell office:value-type="float" office:value="-1.50072115242766" calcext:value-type="float">
            <text:p>-1.50072115242766</text:p>
          </table:table-cell>
          <table:table-cell office:value-type="float" office:value="-1.14042221989201" calcext:value-type="float">
            <text:p>-1.14042221989201</text:p>
          </table:table-cell>
          <table:table-cell office:value-type="float" office:value="0.0638564433378229" calcext:value-type="float">
            <text:p>0.0638564433378229</text:p>
          </table:table-cell>
          <table:table-cell office:value-type="float" office:value="-1.48898570337304" calcext:value-type="float">
            <text:p>-1.48898570337304</text:p>
          </table:table-cell>
          <table:table-cell/>
          <table:table-cell table:formula="of:=[.D397]-[.G397]" office:value-type="float" office:value="-0.0150640699749982" calcext:value-type="float">
            <text:p/>
          </table:table-cell>
          <table:table-cell table:formula="of:=[.E397]-[.H397]" office:value-type="float" office:value="-0.0173801014968741" calcext:value-type="float">
            <text:p/>
          </table:table-cell>
          <table:table-cell table:formula="of:=IF([.F397]-[.I397]&gt;= PI(); [.F397]-[.I397] - 2*PI(); [.F397]-[.I397])" office:value-type="float" office:value="0.0102900820999059" calcext:value-type="float">
            <text:p/>
          </table:table-cell>
          <table:table-cell table:formula="of:=[.G397]-[.J397]" office:value-type="float" office:value="0.0238643330417549" calcext:value-type="float">
            <text:p/>
          </table:table-cell>
          <table:table-cell table:formula="of:=[.H397]-[.K397]" office:value-type="float" office:value="0.100555263402734" calcext:value-type="float">
            <text:p/>
          </table:table-cell>
          <table:table-cell table:formula="of:=[.I397]-[.L397]" office:value-type="float" office:value="-0.0117354490546289" calcext:value-type="float">
            <text:p/>
          </table:table-cell>
          <table:table-cell/>
          <table:table-cell table:formula="of:=SQRT([.N397]^2+[.O397]^2)" office:value-type="float" office:value="0.0229998724399351" calcext:value-type="float">
            <text:p/>
          </table:table-cell>
          <table:table-cell table:formula="of:=SQRT([.Q397]^2+[.R397]^2)" office:value-type="float" office:value="0.103348281986306" calcext:value-type="float">
            <text:p/>
          </table:table-cell>
          <table:table-cell table:number-columns-repeated="1002"/>
        </table:table-row>
        <table:table-row table:style-name="ro1">
          <table:table-cell table:formula="of:=[.A397]+1" office:value-type="float" office:value="394" calcext:value-type="float">
            <text:p/>
          </table:table-cell>
          <table:table-cell office:value-type="float" office:value="0.542459428310394" calcext:value-type="float">
            <text:p>0.542459428310394</text:p>
          </table:table-cell>
          <table:table-cell office:value-type="float" office:value="-0.120869353413582" calcext:value-type="float">
            <text:p>-0.120869353413582</text:p>
          </table:table-cell>
          <table:table-cell office:value-type="float" office:value="-1.12957835197449" calcext:value-type="float">
            <text:p>-1.12957835197449</text:p>
          </table:table-cell>
          <table:table-cell office:value-type="float" office:value="0.125464051961899" calcext:value-type="float">
            <text:p>0.125464051961899</text:p>
          </table:table-cell>
          <table:table-cell office:value-type="float" office:value="-1.49397754669189" calcext:value-type="float">
            <text:p>-1.49397754669189</text:p>
          </table:table-cell>
          <table:table-cell office:value-type="float" office:value="-1.11403901324738" calcext:value-type="float">
            <text:p>-1.11403901324738</text:p>
          </table:table-cell>
          <table:table-cell office:value-type="float" office:value="0.141766982916635" calcext:value-type="float">
            <text:p>0.141766982916635</text:p>
          </table:table-cell>
          <table:table-cell office:value-type="float" office:value="-1.50104474591089" calcext:value-type="float">
            <text:p>-1.50104474591089</text:p>
          </table:table-cell>
          <table:table-cell office:value-type="float" office:value="-1.13864904165101" calcext:value-type="float">
            <text:p>-1.13864904165101</text:p>
          </table:table-cell>
          <table:table-cell office:value-type="float" office:value="0.0422306390959876" calcext:value-type="float">
            <text:p>0.0422306390959876</text:p>
          </table:table-cell>
          <table:table-cell office:value-type="float" office:value="-1.49382047750958" calcext:value-type="float">
            <text:p>-1.49382047750958</text:p>
          </table:table-cell>
          <table:table-cell/>
          <table:table-cell table:formula="of:=[.D398]-[.G398]" office:value-type="float" office:value="-0.0155393387271072" calcext:value-type="float">
            <text:p/>
          </table:table-cell>
          <table:table-cell table:formula="of:=[.E398]-[.H398]" office:value-type="float" office:value="-0.0163029309547362" calcext:value-type="float">
            <text:p/>
          </table:table-cell>
          <table:table-cell table:formula="of:=IF([.F398]-[.I398]&gt;= PI(); [.F398]-[.I398] - 2*PI(); [.F398]-[.I398])" office:value-type="float" office:value="0.00706719921899834" calcext:value-type="float">
            <text:p/>
          </table:table-cell>
          <table:table-cell table:formula="of:=[.G398]-[.J398]" office:value-type="float" office:value="0.024610028403631" calcext:value-type="float">
            <text:p/>
          </table:table-cell>
          <table:table-cell table:formula="of:=[.H398]-[.K398]" office:value-type="float" office:value="0.0995363438206473" calcext:value-type="float">
            <text:p/>
          </table:table-cell>
          <table:table-cell table:formula="of:=[.I398]-[.L398]" office:value-type="float" office:value="-0.00722426840131374" calcext:value-type="float">
            <text:p/>
          </table:table-cell>
          <table:table-cell/>
          <table:table-cell table:formula="of:=SQRT([.N398]^2+[.O398]^2)" office:value-type="float" office:value="0.0225223579092125" calcext:value-type="float">
            <text:p/>
          </table:table-cell>
          <table:table-cell table:formula="of:=SQRT([.Q398]^2+[.R398]^2)" office:value-type="float" office:value="0.102533590784726" calcext:value-type="float">
            <text:p/>
          </table:table-cell>
          <table:table-cell table:number-columns-repeated="1002"/>
        </table:table-row>
        <table:table-row table:style-name="ro1">
          <table:table-cell table:formula="of:=[.A398]+1" office:value-type="float" office:value="395" calcext:value-type="float">
            <text:p/>
          </table:table-cell>
          <table:table-cell office:value-type="float" office:value="0.543330550193787" calcext:value-type="float">
            <text:p>0.543330550193787</text:p>
          </table:table-cell>
          <table:table-cell office:value-type="float" office:value="-0.0915953814983368" calcext:value-type="float">
            <text:p>-0.0915953814983368</text:p>
          </table:table-cell>
          <table:table-cell office:value-type="float" office:value="-1.12773072719574" calcext:value-type="float">
            <text:p>-1.12773072719574</text:p>
          </table:table-cell>
          <table:table-cell office:value-type="float" office:value="0.103850170969963" calcext:value-type="float">
            <text:p>0.103850170969963</text:p>
          </table:table-cell>
          <table:table-cell office:value-type="float" office:value="-1.49768650531769" calcext:value-type="float">
            <text:p>-1.49768650531769</text:p>
          </table:table-cell>
          <table:table-cell office:value-type="float" office:value="-1.1115247154301" calcext:value-type="float">
            <text:p>-1.1115247154301</text:p>
          </table:table-cell>
          <table:table-cell office:value-type="float" office:value="0.120086608615257" calcext:value-type="float">
            <text:p>0.120086608615257</text:p>
          </table:table-cell>
          <table:table-cell office:value-type="float" office:value="-1.50507104721481" calcext:value-type="float">
            <text:p>-1.50507104721481</text:p>
          </table:table-cell>
          <table:table-cell office:value-type="float" office:value="-1.13697776003988" calcext:value-type="float">
            <text:p>-1.13697776003988</text:p>
          </table:table-cell>
          <table:table-cell office:value-type="float" office:value="0.0205617730293356" calcext:value-type="float">
            <text:p>0.0205617730293356</text:p>
          </table:table-cell>
          <table:table-cell office:value-type="float" office:value="-1.49748429276951" calcext:value-type="float">
            <text:p>-1.49748429276951</text:p>
          </table:table-cell>
          <table:table-cell/>
          <table:table-cell table:formula="of:=[.D399]-[.G399]" office:value-type="float" office:value="-0.016206011765642" calcext:value-type="float">
            <text:p/>
          </table:table-cell>
          <table:table-cell table:formula="of:=[.E399]-[.H399]" office:value-type="float" office:value="-0.0162364376452936" calcext:value-type="float">
            <text:p/>
          </table:table-cell>
          <table:table-cell table:formula="of:=IF([.F399]-[.I399]&gt;= PI(); [.F399]-[.I399] - 2*PI(); [.F399]-[.I399])" office:value-type="float" office:value="0.00738454189711901" calcext:value-type="float">
            <text:p/>
          </table:table-cell>
          <table:table-cell table:formula="of:=[.G399]-[.J399]" office:value-type="float" office:value="0.0254530446097811" calcext:value-type="float">
            <text:p/>
          </table:table-cell>
          <table:table-cell table:formula="of:=[.H399]-[.K399]" office:value-type="float" office:value="0.0995248355859211" calcext:value-type="float">
            <text:p/>
          </table:table-cell>
          <table:table-cell table:formula="of:=[.I399]-[.L399]" office:value-type="float" office:value="-0.00758675444529433" calcext:value-type="float">
            <text:p/>
          </table:table-cell>
          <table:table-cell/>
          <table:table-cell table:formula="of:=SQRT([.N399]^2+[.O399]^2)" office:value-type="float" office:value="0.0229402860652964" calcext:value-type="float">
            <text:p/>
          </table:table-cell>
          <table:table-cell table:formula="of:=SQRT([.Q399]^2+[.R399]^2)" office:value-type="float" office:value="0.102728040856974" calcext:value-type="float">
            <text:p/>
          </table:table-cell>
          <table:table-cell table:number-columns-repeated="1002"/>
        </table:table-row>
        <table:table-row table:style-name="ro1">
          <table:table-cell table:formula="of:=[.A399]+1" office:value-type="float" office:value="396" calcext:value-type="float">
            <text:p/>
          </table:table-cell>
          <table:table-cell office:value-type="float" office:value="0.54416811466217" calcext:value-type="float">
            <text:p>0.54416811466217</text:p>
          </table:table-cell>
          <table:table-cell office:value-type="float" office:value="-0.104891784489155" calcext:value-type="float">
            <text:p>-0.104891784489155</text:p>
          </table:table-cell>
          <table:table-cell office:value-type="float" office:value="-1.12633013725281" calcext:value-type="float">
            <text:p>-1.12633013725281</text:p>
          </table:table-cell>
          <table:table-cell office:value-type="float" office:value="0.0821436941623688" calcext:value-type="float">
            <text:p>0.0821436941623688</text:p>
          </table:table-cell>
          <table:table-cell office:value-type="float" office:value="-1.50229334831238" calcext:value-type="float">
            <text:p>-1.50229334831238</text:p>
          </table:table-cell>
          <table:table-cell office:value-type="float" office:value="-1.11009512115325" calcext:value-type="float">
            <text:p>-1.11009512115325</text:p>
          </table:table-cell>
          <table:table-cell office:value-type="float" office:value="0.0983668811899974" calcext:value-type="float">
            <text:p>0.0983668811899974</text:p>
          </table:table-cell>
          <table:table-cell office:value-type="float" office:value="-1.50886384926638" calcext:value-type="float">
            <text:p>-1.50886384926638</text:p>
          </table:table-cell>
          <table:table-cell office:value-type="float" office:value="-1.13538342624791" calcext:value-type="float">
            <text:p>-1.13538342624791</text:p>
          </table:table-cell>
          <table:table-cell office:value-type="float" office:value="-0.00114648344104323" calcext:value-type="float">
            <text:p>-0.00114648344104323</text:p>
          </table:table-cell>
          <table:table-cell office:value-type="float" office:value="-1.50167996414908" calcext:value-type="float">
            <text:p>-1.50167996414908</text:p>
          </table:table-cell>
          <table:table-cell/>
          <table:table-cell table:formula="of:=[.D400]-[.G400]" office:value-type="float" office:value="-0.0162350160995621" calcext:value-type="float">
            <text:p/>
          </table:table-cell>
          <table:table-cell table:formula="of:=[.E400]-[.H400]" office:value-type="float" office:value="-0.0162231870276286" calcext:value-type="float">
            <text:p/>
          </table:table-cell>
          <table:table-cell table:formula="of:=IF([.F400]-[.I400]&gt;= PI(); [.F400]-[.I400] - 2*PI(); [.F400]-[.I400])" office:value-type="float" office:value="0.00657050095400402" calcext:value-type="float">
            <text:p/>
          </table:table-cell>
          <table:table-cell table:formula="of:=[.G400]-[.J400]" office:value-type="float" office:value="0.0252883050946606" calcext:value-type="float">
            <text:p/>
          </table:table-cell>
          <table:table-cell table:formula="of:=[.H400]-[.K400]" office:value-type="float" office:value="0.0995133646310406" calcext:value-type="float">
            <text:p/>
          </table:table-cell>
          <table:table-cell table:formula="of:=[.I400]-[.L400]" office:value-type="float" office:value="-0.00718388511730317" calcext:value-type="float">
            <text:p/>
          </table:table-cell>
          <table:table-cell/>
          <table:table-cell table:formula="of:=SQRT([.N400]^2+[.O400]^2)" office:value-type="float" office:value="0.0229514170605316" calcext:value-type="float">
            <text:p/>
          </table:table-cell>
          <table:table-cell table:formula="of:=SQRT([.Q400]^2+[.R400]^2)" office:value-type="float" office:value="0.102676229550715" calcext:value-type="float">
            <text:p/>
          </table:table-cell>
          <table:table-cell table:number-columns-repeated="1002"/>
        </table:table-row>
        <table:table-row table:style-name="ro1">
          <table:table-cell table:formula="of:=[.A400]+1" office:value-type="float" office:value="397" calcext:value-type="float">
            <text:p/>
          </table:table-cell>
          <table:table-cell office:value-type="float" office:value="0.542846322059631" calcext:value-type="float">
            <text:p>0.542846322059631</text:p>
          </table:table-cell>
          <table:table-cell office:value-type="float" office:value="-0.0437800474464893" calcext:value-type="float">
            <text:p>-0.0437800474464893</text:p>
          </table:table-cell>
          <table:table-cell office:value-type="float" office:value="-1.12473118305206" calcext:value-type="float">
            <text:p>-1.12473118305206</text:p>
          </table:table-cell>
          <table:table-cell office:value-type="float" office:value="0.0604629851877689" calcext:value-type="float">
            <text:p>0.0604629851877689</text:p>
          </table:table-cell>
          <table:table-cell office:value-type="float" office:value="-1.50586712360382" calcext:value-type="float">
            <text:p>-1.50586712360382</text:p>
          </table:table-cell>
          <table:table-cell office:value-type="float" office:value="-1.10975078813183" calcext:value-type="float">
            <text:p>-1.10975078813183</text:p>
          </table:table-cell>
          <table:table-cell office:value-type="float" office:value="0.0756950580098037" calcext:value-type="float">
            <text:p>0.0756950580098037</text:p>
          </table:table-cell>
          <table:table-cell office:value-type="float" office:value="-1.51202269512103" calcext:value-type="float">
            <text:p>-1.51202269512103</text:p>
          </table:table-cell>
          <table:table-cell office:value-type="float" office:value="-1.13388383832321" calcext:value-type="float">
            <text:p>-1.13388383832321</text:p>
          </table:table-cell>
          <table:table-cell office:value-type="float" office:value="-0.0228084926519629" calcext:value-type="float">
            <text:p>-0.0228084926519629</text:p>
          </table:table-cell>
          <table:table-cell office:value-type="float" office:value="-1.50343116604694" calcext:value-type="float">
            <text:p>-1.50343116604694</text:p>
          </table:table-cell>
          <table:table-cell/>
          <table:table-cell table:formula="of:=[.D401]-[.G401]" office:value-type="float" office:value="-0.0149803949202321" calcext:value-type="float">
            <text:p/>
          </table:table-cell>
          <table:table-cell table:formula="of:=[.E401]-[.H401]" office:value-type="float" office:value="-0.0152320728220348" calcext:value-type="float">
            <text:p/>
          </table:table-cell>
          <table:table-cell table:formula="of:=IF([.F401]-[.I401]&gt;= PI(); [.F401]-[.I401] - 2*PI(); [.F401]-[.I401])" office:value-type="float" office:value="0.00615557151720569" calcext:value-type="float">
            <text:p/>
          </table:table-cell>
          <table:table-cell table:formula="of:=[.G401]-[.J401]" office:value-type="float" office:value="0.024133050191377" calcext:value-type="float">
            <text:p/>
          </table:table-cell>
          <table:table-cell table:formula="of:=[.H401]-[.K401]" office:value-type="float" office:value="0.0985035506617667" calcext:value-type="float">
            <text:p/>
          </table:table-cell>
          <table:table-cell table:formula="of:=[.I401]-[.L401]" office:value-type="float" office:value="-0.00859152907408811" calcext:value-type="float">
            <text:p/>
          </table:table-cell>
          <table:table-cell/>
          <table:table-cell table:formula="of:=SQRT([.N401]^2+[.O401]^2)" office:value-type="float" office:value="0.0213641820442975" calcext:value-type="float">
            <text:p/>
          </table:table-cell>
          <table:table-cell table:formula="of:=SQRT([.Q401]^2+[.R401]^2)" office:value-type="float" office:value="0.101416732369539" calcext:value-type="float">
            <text:p/>
          </table:table-cell>
          <table:table-cell table:number-columns-repeated="1002"/>
        </table:table-row>
        <table:table-row table:style-name="ro1">
          <table:table-cell table:formula="of:=[.A401]+1" office:value-type="float" office:value="398" calcext:value-type="float">
            <text:p/>
          </table:table-cell>
          <table:table-cell office:value-type="float" office:value="0.542997896671295" calcext:value-type="float">
            <text:p>0.542997896671295</text:p>
          </table:table-cell>
          <table:table-cell office:value-type="float" office:value="-0.0902631208300591" calcext:value-type="float">
            <text:p>-0.0902631208300591</text:p>
          </table:table-cell>
          <table:table-cell office:value-type="float" office:value="-1.1227992773056" calcext:value-type="float">
            <text:p>-1.1227992773056</text:p>
          </table:table-cell>
          <table:table-cell office:value-type="float" office:value="0.0388247184455395" calcext:value-type="float">
            <text:p>0.0388247184455395</text:p>
          </table:table-cell>
          <table:table-cell office:value-type="float" office:value="-1.50882315635681" calcext:value-type="float">
            <text:p>-1.50882315635681</text:p>
          </table:table-cell>
          <table:table-cell office:value-type="float" office:value="-1.1064757642924" calcext:value-type="float">
            <text:p>-1.1064757642924</text:p>
          </table:table-cell>
          <table:table-cell office:value-type="float" office:value="0.0540126453300579" calcext:value-type="float">
            <text:p>0.0540126453300579</text:p>
          </table:table-cell>
          <table:table-cell office:value-type="float" office:value="-1.51357516329811" calcext:value-type="float">
            <text:p>-1.51357516329811</text:p>
          </table:table-cell>
          <table:table-cell office:value-type="float" office:value="-1.13242177910508" calcext:value-type="float">
            <text:p>-1.13242177910508</text:p>
          </table:table-cell>
          <table:table-cell office:value-type="float" office:value="-0.0444791439597991" calcext:value-type="float">
            <text:p>-0.0444791439597991</text:p>
          </table:table-cell>
          <table:table-cell office:value-type="float" office:value="-1.50704169088014" calcext:value-type="float">
            <text:p>-1.50704169088014</text:p>
          </table:table-cell>
          <table:table-cell/>
          <table:table-cell table:formula="of:=[.D402]-[.G402]" office:value-type="float" office:value="-0.0163235130132056" calcext:value-type="float">
            <text:p/>
          </table:table-cell>
          <table:table-cell table:formula="of:=[.E402]-[.H402]" office:value-type="float" office:value="-0.0151879268845184" calcext:value-type="float">
            <text:p/>
          </table:table-cell>
          <table:table-cell table:formula="of:=IF([.F402]-[.I402]&gt;= PI(); [.F402]-[.I402] - 2*PI(); [.F402]-[.I402])" office:value-type="float" office:value="0.00475200694129607" calcext:value-type="float">
            <text:p/>
          </table:table-cell>
          <table:table-cell table:formula="of:=[.G402]-[.J402]" office:value-type="float" office:value="0.0259460148126869" calcext:value-type="float">
            <text:p/>
          </table:table-cell>
          <table:table-cell table:formula="of:=[.H402]-[.K402]" office:value-type="float" office:value="0.0984917892898569" calcext:value-type="float">
            <text:p/>
          </table:table-cell>
          <table:table-cell table:formula="of:=[.I402]-[.L402]" office:value-type="float" office:value="-0.00653347241796687" calcext:value-type="float">
            <text:p/>
          </table:table-cell>
          <table:table-cell/>
          <table:table-cell table:formula="of:=SQRT([.N402]^2+[.O402]^2)" office:value-type="float" office:value="0.0222964167556531" calcext:value-type="float">
            <text:p/>
          </table:table-cell>
          <table:table-cell table:formula="of:=SQRT([.Q402]^2+[.R402]^2)" office:value-type="float" office:value="0.101851991841975" calcext:value-type="float">
            <text:p/>
          </table:table-cell>
          <table:table-cell table:number-columns-repeated="1002"/>
        </table:table-row>
        <table:table-row table:style-name="ro1">
          <table:table-cell table:formula="of:=[.A402]+1" office:value-type="float" office:value="399" calcext:value-type="float">
            <text:p/>
          </table:table-cell>
          <table:table-cell office:value-type="float" office:value="0.541954934597015" calcext:value-type="float">
            <text:p>0.541954934597015</text:p>
          </table:table-cell>
          <table:table-cell office:value-type="float" office:value="-0.106130480766296" calcext:value-type="float">
            <text:p>-0.106130480766296</text:p>
          </table:table-cell>
          <table:table-cell office:value-type="float" office:value="-1.12134778499603" calcext:value-type="float">
            <text:p>-1.12134778499603</text:p>
          </table:table-cell>
          <table:table-cell office:value-type="float" office:value="0.0171755235642195" calcext:value-type="float">
            <text:p>0.0171755235642195</text:p>
          </table:table-cell>
          <table:table-cell office:value-type="float" office:value="-1.51296579837799" calcext:value-type="float">
            <text:p>-1.51296579837799</text:p>
          </table:table-cell>
          <table:table-cell office:value-type="float" office:value="-1.10523598943197" calcext:value-type="float">
            <text:p>-1.10523598943197</text:p>
          </table:table-cell>
          <table:table-cell office:value-type="float" office:value="0.032369928307698" calcext:value-type="float">
            <text:p>0.032369928307698</text:p>
          </table:table-cell>
          <table:table-cell office:value-type="float" office:value="-1.51896187803363" calcext:value-type="float">
            <text:p>-1.51896187803363</text:p>
          </table:table-cell>
          <table:table-cell office:value-type="float" office:value="-1.13104062961651" calcext:value-type="float">
            <text:p>-1.13104062961651</text:p>
          </table:table-cell>
          <table:table-cell office:value-type="float" office:value="-0.0661132990832307" calcext:value-type="float">
            <text:p>-0.0661132990832307</text:p>
          </table:table-cell>
          <table:table-cell office:value-type="float" office:value="-1.51128691011079" calcext:value-type="float">
            <text:p>-1.51128691011079</text:p>
          </table:table-cell>
          <table:table-cell/>
          <table:table-cell table:formula="of:=[.D403]-[.G403]" office:value-type="float" office:value="-0.0161117955640617" calcext:value-type="float">
            <text:p/>
          </table:table-cell>
          <table:table-cell table:formula="of:=[.E403]-[.H403]" office:value-type="float" office:value="-0.0151944047434786" calcext:value-type="float">
            <text:p/>
          </table:table-cell>
          <table:table-cell table:formula="of:=IF([.F403]-[.I403]&gt;= PI(); [.F403]-[.I403] - 2*PI(); [.F403]-[.I403])" office:value-type="float" office:value="0.00599607965564042" calcext:value-type="float">
            <text:p/>
          </table:table-cell>
          <table:table-cell table:formula="of:=[.G403]-[.J403]" office:value-type="float" office:value="0.0258046401845402" calcext:value-type="float">
            <text:p/>
          </table:table-cell>
          <table:table-cell table:formula="of:=[.H403]-[.K403]" office:value-type="float" office:value="0.0984832273909287" calcext:value-type="float">
            <text:p/>
          </table:table-cell>
          <table:table-cell table:formula="of:=[.I403]-[.L403]" office:value-type="float" office:value="-0.00767496792283851" calcext:value-type="float">
            <text:p/>
          </table:table-cell>
          <table:table-cell/>
          <table:table-cell table:formula="of:=SQRT([.N403]^2+[.O403]^2)" office:value-type="float" office:value="0.0221463290819667" calcext:value-type="float">
            <text:p/>
          </table:table-cell>
          <table:table-cell table:formula="of:=SQRT([.Q403]^2+[.R403]^2)" office:value-type="float" office:value="0.101807787189325" calcext:value-type="float">
            <text:p/>
          </table:table-cell>
          <table:table-cell table:number-columns-repeated="1002"/>
        </table:table-row>
        <table:table-row table:style-name="ro1">
          <table:table-cell table:formula="of:=[.A403]+1" office:value-type="float" office:value="400" calcext:value-type="float">
            <text:p/>
          </table:table-cell>
          <table:table-cell office:value-type="float" office:value="0.542580783367157" calcext:value-type="float">
            <text:p>0.542580783367157</text:p>
          </table:table-cell>
          <table:table-cell office:value-type="float" office:value="-0.0684022307395935" calcext:value-type="float">
            <text:p>-0.0684022307395935</text:p>
          </table:table-cell>
          <table:table-cell office:value-type="float" office:value="-1.12017059326172" calcext:value-type="float">
            <text:p>-1.12017059326172</text:p>
          </table:table-cell>
          <table:table-cell office:value-type="float" office:value="-0.00447721872478724" calcext:value-type="float">
            <text:p>-0.00447721872478724</text:p>
          </table:table-cell>
          <table:table-cell office:value-type="float" office:value="-1.51696193218231" calcext:value-type="float">
            <text:p>-1.51696193218231</text:p>
          </table:table-cell>
          <table:table-cell office:value-type="float" office:value="-1.10411151809744" calcext:value-type="float">
            <text:p>-1.10411151809744</text:p>
          </table:table-cell>
          <table:table-cell office:value-type="float" office:value="0.0106958466758337" calcext:value-type="float">
            <text:p>0.0106958466758337</text:p>
          </table:table-cell>
          <table:table-cell office:value-type="float" office:value="-1.52323370192483" calcext:value-type="float">
            <text:p>-1.52323370192483</text:p>
          </table:table-cell>
          <table:table-cell office:value-type="float" office:value="-1.12974984515222" calcext:value-type="float">
            <text:p>-1.12974984515222</text:p>
          </table:table-cell>
          <table:table-cell office:value-type="float" office:value="-0.0877781121642072" calcext:value-type="float">
            <text:p>-0.0877781121642072</text:p>
          </table:table-cell>
          <table:table-cell office:value-type="float" office:value="-1.51402299934038" calcext:value-type="float">
            <text:p>-1.51402299934038</text:p>
          </table:table-cell>
          <table:table-cell/>
          <table:table-cell table:formula="of:=[.D404]-[.G404]" office:value-type="float" office:value="-0.016059075164282" calcext:value-type="float">
            <text:p/>
          </table:table-cell>
          <table:table-cell table:formula="of:=[.E404]-[.H404]" office:value-type="float" office:value="-0.0151730654006209" calcext:value-type="float">
            <text:p/>
          </table:table-cell>
          <table:table-cell table:formula="of:=IF([.F404]-[.I404]&gt;= PI(); [.F404]-[.I404] - 2*PI(); [.F404]-[.I404])" office:value-type="float" office:value="0.00627176974251786" calcext:value-type="float">
            <text:p/>
          </table:table-cell>
          <table:table-cell table:formula="of:=[.G404]-[.J404]" office:value-type="float" office:value="0.0256383270547817" calcext:value-type="float">
            <text:p/>
          </table:table-cell>
          <table:table-cell table:formula="of:=[.H404]-[.K404]" office:value-type="float" office:value="0.0984739588400409" calcext:value-type="float">
            <text:p/>
          </table:table-cell>
          <table:table-cell table:formula="of:=[.I404]-[.L404]" office:value-type="float" office:value="-0.00921070258445345" calcext:value-type="float">
            <text:p/>
          </table:table-cell>
          <table:table-cell/>
          <table:table-cell table:formula="of:=SQRT([.N404]^2+[.O404]^2)" office:value-type="float" office:value="0.0220933430875361" calcext:value-type="float">
            <text:p/>
          </table:table-cell>
          <table:table-cell table:formula="of:=SQRT([.Q404]^2+[.R404]^2)" office:value-type="float" office:value="0.101756790357194" calcext:value-type="float">
            <text:p/>
          </table:table-cell>
          <table:table-cell table:number-columns-repeated="1002"/>
        </table:table-row>
        <table:table-row table:style-name="ro1">
          <table:table-cell table:formula="of:=[.A404]+1" office:value-type="float" office:value="401" calcext:value-type="float">
            <text:p/>
          </table:table-cell>
          <table:table-cell office:value-type="float" office:value="0.544122219085693" calcext:value-type="float">
            <text:p>0.544122219085693</text:p>
          </table:table-cell>
          <table:table-cell office:value-type="float" office:value="-0.0629376620054245" calcext:value-type="float">
            <text:p>-0.0629376620054245</text:p>
          </table:table-cell>
          <table:table-cell office:value-type="float" office:value="-1.11840438842773" calcext:value-type="float">
            <text:p>-1.11840438842773</text:p>
          </table:table-cell>
          <table:table-cell office:value-type="float" office:value="-0.0261333584785461" calcext:value-type="float">
            <text:p>-0.0261333584785461</text:p>
          </table:table-cell>
          <table:table-cell office:value-type="float" office:value="-1.51927745342255" calcext:value-type="float">
            <text:p>-1.51927745342255</text:p>
          </table:table-cell>
          <table:table-cell office:value-type="float" office:value="-1.10307671311738" calcext:value-type="float">
            <text:p>-1.10307671311738</text:p>
          </table:table-cell>
          <table:table-cell office:value-type="float" office:value="-0.0110444284267869" calcext:value-type="float">
            <text:p>-0.0110444284267869</text:p>
          </table:table-cell>
          <table:table-cell office:value-type="float" office:value="-1.52549668462834" calcext:value-type="float">
            <text:p>-1.52549668462834</text:p>
          </table:table-cell>
          <table:table-cell office:value-type="float" office:value="-1.12851484369" calcext:value-type="float">
            <text:p>-1.12851484369</text:p>
          </table:table-cell>
          <table:table-cell office:value-type="float" office:value="-0.109507933936893" calcext:value-type="float">
            <text:p>-0.109507933936893</text:p>
          </table:table-cell>
          <table:table-cell office:value-type="float" office:value="-1.51654050582059" calcext:value-type="float">
            <text:p>-1.51654050582059</text:p>
          </table:table-cell>
          <table:table-cell/>
          <table:table-cell table:formula="of:=[.D405]-[.G405]" office:value-type="float" office:value="-0.0153276753103577" calcext:value-type="float">
            <text:p/>
          </table:table-cell>
          <table:table-cell table:formula="of:=[.E405]-[.H405]" office:value-type="float" office:value="-0.0150889300517592" calcext:value-type="float">
            <text:p/>
          </table:table-cell>
          <table:table-cell table:formula="of:=IF([.F405]-[.I405]&gt;= PI(); [.F405]-[.I405] - 2*PI(); [.F405]-[.I405])" office:value-type="float" office:value="0.00621923120579826" calcext:value-type="float">
            <text:p/>
          </table:table-cell>
          <table:table-cell table:formula="of:=[.G405]-[.J405]" office:value-type="float" office:value="0.0254381305726221" calcext:value-type="float">
            <text:p/>
          </table:table-cell>
          <table:table-cell table:formula="of:=[.H405]-[.K405]" office:value-type="float" office:value="0.0984635055101062" calcext:value-type="float">
            <text:p/>
          </table:table-cell>
          <table:table-cell table:formula="of:=[.I405]-[.L405]" office:value-type="float" office:value="-0.00895617880775124" calcext:value-type="float">
            <text:p/>
          </table:table-cell>
          <table:table-cell/>
          <table:table-cell table:formula="of:=SQRT([.N405]^2+[.O405]^2)" office:value-type="float" office:value="0.0215084504445725" calcext:value-type="float">
            <text:p/>
          </table:table-cell>
          <table:table-cell table:formula="of:=SQRT([.Q405]^2+[.R405]^2)" office:value-type="float" office:value="0.101696412937569" calcext:value-type="float">
            <text:p/>
          </table:table-cell>
          <table:table-cell table:number-columns-repeated="1002"/>
        </table:table-row>
        <table:table-row table:style-name="ro1">
          <table:table-cell table:formula="of:=[.A405]+1" office:value-type="float" office:value="402" calcext:value-type="float">
            <text:p/>
          </table:table-cell>
          <table:table-cell office:value-type="float" office:value="0.543564915657043" calcext:value-type="float">
            <text:p>0.543564915657043</text:p>
          </table:table-cell>
          <table:table-cell office:value-type="float" office:value="-0.0746409073472023" calcext:value-type="float">
            <text:p>-0.0746409073472023</text:p>
          </table:table-cell>
          <table:table-cell office:value-type="float" office:value="-1.11692893505096" calcext:value-type="float">
            <text:p>-1.11692893505096</text:p>
          </table:table-cell>
          <table:table-cell office:value-type="float" office:value="-0.0478130653500557" calcext:value-type="float">
            <text:p>-0.0478130653500557</text:p>
          </table:table-cell>
          <table:table-cell office:value-type="float" office:value="-1.52242684364319" calcext:value-type="float">
            <text:p>-1.52242684364319</text:p>
          </table:table-cell>
          <table:table-cell office:value-type="float" office:value="-1.10109251793115" calcext:value-type="float">
            <text:p>-1.10109251793115</text:p>
          </table:table-cell>
          <table:table-cell office:value-type="float" office:value="-0.032764720337561" calcext:value-type="float">
            <text:p>-0.032764720337561</text:p>
          </table:table-cell>
          <table:table-cell office:value-type="float" office:value="-1.52995242634978" calcext:value-type="float">
            <text:p>-1.52995242634978</text:p>
          </table:table-cell>
          <table:table-cell office:value-type="float" office:value="-1.12733575993564" calcext:value-type="float">
            <text:p>-1.12733575993564</text:p>
          </table:table-cell>
          <table:table-cell office:value-type="float" office:value="-0.131218536635883" calcext:value-type="float">
            <text:p>-0.131218536635883</text:p>
          </table:table-cell>
          <table:table-cell office:value-type="float" office:value="-1.51952614211448" calcext:value-type="float">
            <text:p>-1.51952614211448</text:p>
          </table:table-cell>
          <table:table-cell/>
          <table:table-cell table:formula="of:=[.D406]-[.G406]" office:value-type="float" office:value="-0.0158364171198138" calcext:value-type="float">
            <text:p/>
          </table:table-cell>
          <table:table-cell table:formula="of:=[.E406]-[.H406]" office:value-type="float" office:value="-0.0150483450124947" calcext:value-type="float">
            <text:p/>
          </table:table-cell>
          <table:table-cell table:formula="of:=IF([.F406]-[.I406]&gt;= PI(); [.F406]-[.I406] - 2*PI(); [.F406]-[.I406])" office:value-type="float" office:value="0.00752558270658699" calcext:value-type="float">
            <text:p/>
          </table:table-cell>
          <table:table-cell table:formula="of:=[.G406]-[.J406]" office:value-type="float" office:value="0.0262432420044885" calcext:value-type="float">
            <text:p/>
          </table:table-cell>
          <table:table-cell table:formula="of:=[.H406]-[.K406]" office:value-type="float" office:value="0.0984538162983224" calcext:value-type="float">
            <text:p/>
          </table:table-cell>
          <table:table-cell table:formula="of:=[.I406]-[.L406]" office:value-type="float" office:value="-0.010426284235294" calcext:value-type="float">
            <text:p/>
          </table:table-cell>
          <table:table-cell/>
          <table:table-cell table:formula="of:=SQRT([.N406]^2+[.O406]^2)" office:value-type="float" office:value="0.0218459331411548" calcext:value-type="float">
            <text:p/>
          </table:table-cell>
          <table:table-cell table:formula="of:=SQRT([.Q406]^2+[.R406]^2)" office:value-type="float" office:value="0.101891421104085" calcext:value-type="float">
            <text:p/>
          </table:table-cell>
          <table:table-cell table:number-columns-repeated="1002"/>
        </table:table-row>
        <table:table-row table:style-name="ro1">
          <table:table-cell table:formula="of:=[.A406]+1" office:value-type="float" office:value="403" calcext:value-type="float">
            <text:p/>
          </table:table-cell>
          <table:table-cell office:value-type="float" office:value="0.544042110443115" calcext:value-type="float">
            <text:p>0.544042110443115</text:p>
          </table:table-cell>
          <table:table-cell office:value-type="float" office:value="-0.0686857551336289" calcext:value-type="float">
            <text:p>-0.0686857551336289</text:p>
          </table:table-cell>
          <table:table-cell office:value-type="float" office:value="-1.11524927616119" calcext:value-type="float">
            <text:p>-1.11524927616119</text:p>
          </table:table-cell>
          <table:table-cell office:value-type="float" office:value="-0.0694929361343384" calcext:value-type="float">
            <text:p>-0.0694929361343384</text:p>
          </table:table-cell>
          <table:table-cell office:value-type="float" office:value="-1.52520775794983" calcext:value-type="float">
            <text:p>-1.52520775794983</text:p>
          </table:table-cell>
          <table:table-cell office:value-type="float" office:value="-1.09920433280632" calcext:value-type="float">
            <text:p>-1.09920433280632</text:p>
          </table:table-cell>
          <table:table-cell office:value-type="float" office:value="-0.0545082555942405" calcext:value-type="float">
            <text:p>-0.0545082555942405</text:p>
          </table:table-cell>
          <table:table-cell office:value-type="float" office:value="-1.52985844049642" calcext:value-type="float">
            <text:p>-1.52985844049642</text:p>
          </table:table-cell>
          <table:table-cell office:value-type="float" office:value="-1.12622052309764" calcext:value-type="float">
            <text:p>-1.12622052309764</text:p>
          </table:table-cell>
          <table:table-cell office:value-type="float" office:value="-0.152951625590098" calcext:value-type="float">
            <text:p>-0.152951625590098</text:p>
          </table:table-cell>
          <table:table-cell office:value-type="float" office:value="-1.52227357231983" calcext:value-type="float">
            <text:p>-1.52227357231983</text:p>
          </table:table-cell>
          <table:table-cell/>
          <table:table-cell table:formula="of:=[.D407]-[.G407]" office:value-type="float" office:value="-0.0160449433548693" calcext:value-type="float">
            <text:p/>
          </table:table-cell>
          <table:table-cell table:formula="of:=[.E407]-[.H407]" office:value-type="float" office:value="-0.0149846805400979" calcext:value-type="float">
            <text:p/>
          </table:table-cell>
          <table:table-cell table:formula="of:=IF([.F407]-[.I407]&gt;= PI(); [.F407]-[.I407] - 2*PI(); [.F407]-[.I407])" office:value-type="float" office:value="0.0046506825465944" calcext:value-type="float">
            <text:p/>
          </table:table-cell>
          <table:table-cell table:formula="of:=[.G407]-[.J407]" office:value-type="float" office:value="0.0270161902913169" calcext:value-type="float">
            <text:p/>
          </table:table-cell>
          <table:table-cell table:formula="of:=[.H407]-[.K407]" office:value-type="float" office:value="0.0984433699958577" calcext:value-type="float">
            <text:p/>
          </table:table-cell>
          <table:table-cell table:formula="of:=[.I407]-[.L407]" office:value-type="float" office:value="-0.00758486817659687" calcext:value-type="float">
            <text:p/>
          </table:table-cell>
          <table:table-cell/>
          <table:table-cell table:formula="of:=SQRT([.N407]^2+[.O407]^2)" office:value-type="float" office:value="0.0219540624520783" calcext:value-type="float">
            <text:p/>
          </table:table-cell>
          <table:table-cell table:formula="of:=SQRT([.Q407]^2+[.R407]^2)" office:value-type="float" office:value="0.102083160384061" calcext:value-type="float">
            <text:p/>
          </table:table-cell>
          <table:table-cell table:number-columns-repeated="1002"/>
        </table:table-row>
        <table:table-row table:style-name="ro1">
          <table:table-cell table:formula="of:=[.A407]+1" office:value-type="float" office:value="404" calcext:value-type="float">
            <text:p/>
          </table:table-cell>
          <table:table-cell office:value-type="float" office:value="0.543541848659515" calcext:value-type="float">
            <text:p>0.543541848659515</text:p>
          </table:table-cell>
          <table:table-cell office:value-type="float" office:value="-0.100377433001995" calcext:value-type="float">
            <text:p>-0.100377433001995</text:p>
          </table:table-cell>
          <table:table-cell office:value-type="float" office:value="-1.113978266716" calcext:value-type="float">
            <text:p>-1.113978266716</text:p>
          </table:table-cell>
          <table:table-cell office:value-type="float" office:value="-0.0912124961614609" calcext:value-type="float">
            <text:p>-0.0912124961614609</text:p>
          </table:table-cell>
          <table:table-cell office:value-type="float" office:value="-1.52895534038544" calcext:value-type="float">
            <text:p>-1.52895534038544</text:p>
          </table:table-cell>
          <table:table-cell office:value-type="float" office:value="-1.09831452321918" calcext:value-type="float">
            <text:p>-1.09831452321918</text:p>
          </table:table-cell>
          <table:table-cell office:value-type="float" office:value="-0.0762317135346642" calcext:value-type="float">
            <text:p>-0.0762317135346642</text:p>
          </table:table-cell>
          <table:table-cell office:value-type="float" office:value="-1.53297822203571" calcext:value-type="float">
            <text:p>-1.53297822203571</text:p>
          </table:table-cell>
          <table:table-cell office:value-type="float" office:value="-1.1251659711209" calcext:value-type="float">
            <text:p>-1.1251659711209</text:p>
          </table:table-cell>
          <table:table-cell office:value-type="float" office:value="-0.174667709632095" calcext:value-type="float">
            <text:p>-0.174667709632095</text:p>
          </table:table-cell>
          <table:table-cell office:value-type="float" office:value="-1.52628866963991" calcext:value-type="float">
            <text:p>-1.52628866963991</text:p>
          </table:table-cell>
          <table:table-cell/>
          <table:table-cell table:formula="of:=[.D408]-[.G408]" office:value-type="float" office:value="-0.0156637434968203" calcext:value-type="float">
            <text:p/>
          </table:table-cell>
          <table:table-cell table:formula="of:=[.E408]-[.H408]" office:value-type="float" office:value="-0.0149807826267967" calcext:value-type="float">
            <text:p/>
          </table:table-cell>
          <table:table-cell table:formula="of:=IF([.F408]-[.I408]&gt;= PI(); [.F408]-[.I408] - 2*PI(); [.F408]-[.I408])" office:value-type="float" office:value="0.00402288165027631" calcext:value-type="float">
            <text:p/>
          </table:table-cell>
          <table:table-cell table:formula="of:=[.G408]-[.J408]" office:value-type="float" office:value="0.0268514479017163" calcext:value-type="float">
            <text:p/>
          </table:table-cell>
          <table:table-cell table:formula="of:=[.H408]-[.K408]" office:value-type="float" office:value="0.0984359960974309" calcext:value-type="float">
            <text:p/>
          </table:table-cell>
          <table:table-cell table:formula="of:=[.I408]-[.L408]" office:value-type="float" office:value="-0.00668955239580682" calcext:value-type="float">
            <text:p/>
          </table:table-cell>
          <table:table-cell/>
          <table:table-cell table:formula="of:=SQRT([.N408]^2+[.O408]^2)" office:value-type="float" office:value="0.0216743329411891" calcext:value-type="float">
            <text:p/>
          </table:table-cell>
          <table:table-cell table:formula="of:=SQRT([.Q408]^2+[.R408]^2)" office:value-type="float" office:value="0.1020325711825" calcext:value-type="float">
            <text:p/>
          </table:table-cell>
          <table:table-cell table:number-columns-repeated="1002"/>
        </table:table-row>
        <table:table-row table:style-name="ro1">
          <table:table-cell table:formula="of:=[.A408]+1" office:value-type="float" office:value="405" calcext:value-type="float">
            <text:p/>
          </table:table-cell>
          <table:table-cell office:value-type="float" office:value="0.54427433013916" calcext:value-type="float">
            <text:p>0.54427433013916</text:p>
          </table:table-cell>
          <table:table-cell office:value-type="float" office:value="-0.0861139819025993" calcext:value-type="float">
            <text:p>-0.0861139819025993</text:p>
          </table:table-cell>
          <table:table-cell office:value-type="float" office:value="-1.11330056190491" calcext:value-type="float">
            <text:p>-1.11330056190491</text:p>
          </table:table-cell>
          <table:table-cell office:value-type="float" office:value="-0.112958826124668" calcext:value-type="float">
            <text:p>-0.112958826124668</text:p>
          </table:table-cell>
          <table:table-cell office:value-type="float" office:value="-1.53330099582672" calcext:value-type="float">
            <text:p>-1.53330099582672</text:p>
          </table:table-cell>
          <table:table-cell office:value-type="float" office:value="-1.09749138251708" calcext:value-type="float">
            <text:p>-1.09749138251708</text:p>
          </table:table-cell>
          <table:table-cell office:value-type="float" office:value="-0.0989855217393643" calcext:value-type="float">
            <text:p>-0.0989855217393643</text:p>
          </table:table-cell>
          <table:table-cell office:value-type="float" office:value="-1.5362229170249" calcext:value-type="float">
            <text:p>-1.5362229170249</text:p>
          </table:table-cell>
          <table:table-cell office:value-type="float" office:value="-1.12419731599005" calcext:value-type="float">
            <text:p>-1.12419731599005</text:p>
          </table:table-cell>
          <table:table-cell office:value-type="float" office:value="-0.196417122993263" calcext:value-type="float">
            <text:p>-0.196417122993263</text:p>
          </table:table-cell>
          <table:table-cell office:value-type="float" office:value="-1.52973322891601" calcext:value-type="float">
            <text:p>-1.52973322891601</text:p>
          </table:table-cell>
          <table:table-cell/>
          <table:table-cell table:formula="of:=[.D409]-[.G409]" office:value-type="float" office:value="-0.0158091793878308" calcext:value-type="float">
            <text:p/>
          </table:table-cell>
          <table:table-cell table:formula="of:=[.E409]-[.H409]" office:value-type="float" office:value="-0.0139733043853038" calcext:value-type="float">
            <text:p/>
          </table:table-cell>
          <table:table-cell table:formula="of:=IF([.F409]-[.I409]&gt;= PI(); [.F409]-[.I409] - 2*PI(); [.F409]-[.I409])" office:value-type="float" office:value="0.00292192119818124" calcext:value-type="float">
            <text:p/>
          </table:table-cell>
          <table:table-cell table:formula="of:=[.G409]-[.J409]" office:value-type="float" office:value="0.0267059334729689" calcext:value-type="float">
            <text:p/>
          </table:table-cell>
          <table:table-cell table:formula="of:=[.H409]-[.K409]" office:value-type="float" office:value="0.0974316012538989" calcext:value-type="float">
            <text:p/>
          </table:table-cell>
          <table:table-cell table:formula="of:=[.I409]-[.L409]" office:value-type="float" office:value="-0.00648968810889206" calcext:value-type="float">
            <text:p/>
          </table:table-cell>
          <table:table-cell/>
          <table:table-cell table:formula="of:=SQRT([.N409]^2+[.O409]^2)" office:value-type="float" office:value="0.0210993693830163" calcext:value-type="float">
            <text:p/>
          </table:table-cell>
          <table:table-cell table:formula="of:=SQRT([.Q409]^2+[.R409]^2)" office:value-type="float" office:value="0.101025362189707" calcext:value-type="float">
            <text:p/>
          </table:table-cell>
          <table:table-cell table:number-columns-repeated="1002"/>
        </table:table-row>
        <table:table-row table:style-name="ro1">
          <table:table-cell table:formula="of:=[.A409]+1" office:value-type="float" office:value="406" calcext:value-type="float">
            <text:p/>
          </table:table-cell>
          <table:table-cell office:value-type="float" office:value="0.542507469654083" calcext:value-type="float">
            <text:p>0.542507469654083</text:p>
          </table:table-cell>
          <table:table-cell office:value-type="float" office:value="-0.0749673172831535" calcext:value-type="float">
            <text:p>-0.0749673172831535</text:p>
          </table:table-cell>
          <table:table-cell office:value-type="float" office:value="-1.11210525035858" calcext:value-type="float">
            <text:p>-1.11210525035858</text:p>
          </table:table-cell>
          <table:table-cell office:value-type="float" office:value="-0.134661093354225" calcext:value-type="float">
            <text:p>-0.134661093354225</text:p>
          </table:table-cell>
          <table:table-cell office:value-type="float" office:value="-1.53568971157074" calcext:value-type="float">
            <text:p>-1.53568971157074</text:p>
          </table:table-cell>
          <table:table-cell office:value-type="float" office:value="-1.09674127865163" calcext:value-type="float">
            <text:p>-1.09674127865163</text:p>
          </table:table-cell>
          <table:table-cell office:value-type="float" office:value="-0.121671254074721" calcext:value-type="float">
            <text:p>-0.121671254074721</text:p>
          </table:table-cell>
          <table:table-cell office:value-type="float" office:value="-1.53725397807161" calcext:value-type="float">
            <text:p>-1.53725397807161</text:p>
          </table:table-cell>
          <table:table-cell office:value-type="float" office:value="-1.12330648489621" calcext:value-type="float">
            <text:p>-1.12330648489621</text:p>
          </table:table-cell>
          <table:table-cell office:value-type="float" office:value="-0.218099129066757" calcext:value-type="float">
            <text:p>-0.218099129066757</text:p>
          </table:table-cell>
          <table:table-cell office:value-type="float" office:value="-1.53273192160734" calcext:value-type="float">
            <text:p>-1.53273192160734</text:p>
          </table:table-cell>
          <table:table-cell/>
          <table:table-cell table:formula="of:=[.D410]-[.G410]" office:value-type="float" office:value="-0.0153639717069534" calcext:value-type="float">
            <text:p/>
          </table:table-cell>
          <table:table-cell table:formula="of:=[.E410]-[.H410]" office:value-type="float" office:value="-0.0129898392795043" calcext:value-type="float">
            <text:p/>
          </table:table-cell>
          <table:table-cell table:formula="of:=IF([.F410]-[.I410]&gt;= PI(); [.F410]-[.I410] - 2*PI(); [.F410]-[.I410])" office:value-type="float" office:value="0.00156426650087238" calcext:value-type="float">
            <text:p/>
          </table:table-cell>
          <table:table-cell table:formula="of:=[.G410]-[.J410]" office:value-type="float" office:value="0.026565206244584" calcext:value-type="float">
            <text:p/>
          </table:table-cell>
          <table:table-cell table:formula="of:=[.H410]-[.K410]" office:value-type="float" office:value="0.0964278749920362" calcext:value-type="float">
            <text:p/>
          </table:table-cell>
          <table:table-cell table:formula="of:=[.I410]-[.L410]" office:value-type="float" office:value="-0.00452205646427561" calcext:value-type="float">
            <text:p/>
          </table:table-cell>
          <table:table-cell/>
          <table:table-cell table:formula="of:=SQRT([.N410]^2+[.O410]^2)" office:value-type="float" office:value="0.0201193327702341" calcext:value-type="float">
            <text:p/>
          </table:table-cell>
          <table:table-cell table:formula="of:=SQRT([.Q410]^2+[.R410]^2)" office:value-type="float" office:value="0.100020224246385" calcext:value-type="float">
            <text:p/>
          </table:table-cell>
          <table:table-cell table:number-columns-repeated="1002"/>
        </table:table-row>
        <table:table-row table:style-name="ro1">
          <table:table-cell table:formula="of:=[.A410]+1" office:value-type="float" office:value="407" calcext:value-type="float">
            <text:p/>
          </table:table-cell>
          <table:table-cell office:value-type="float" office:value="0.544440865516663" calcext:value-type="float">
            <text:p>0.544440865516663</text:p>
          </table:table-cell>
          <table:table-cell office:value-type="float" office:value="-0.0292560756206512" calcext:value-type="float">
            <text:p>-0.0292560756206512</text:p>
          </table:table-cell>
          <table:table-cell office:value-type="float" office:value="-1.11148762702942" calcext:value-type="float">
            <text:p>-1.11148762702942</text:p>
          </table:table-cell>
          <table:table-cell office:value-type="float" office:value="-0.156401336193085" calcext:value-type="float">
            <text:p>-0.156401336193085</text:p>
          </table:table-cell>
          <table:table-cell office:value-type="float" office:value="-1.53865718841553" calcext:value-type="float">
            <text:p>-1.53865718841553</text:p>
          </table:table-cell>
          <table:table-cell office:value-type="float" office:value="-1.09601094260365" calcext:value-type="float">
            <text:p>-1.09601094260365</text:p>
          </table:table-cell>
          <table:table-cell office:value-type="float" office:value="-0.145434640779654" calcext:value-type="float">
            <text:p>-0.145434640779654</text:p>
          </table:table-cell>
          <table:table-cell office:value-type="float" office:value="-1.53767708985564" calcext:value-type="float">
            <text:p>-1.53767708985564</text:p>
          </table:table-cell>
          <table:table-cell office:value-type="float" office:value="-1.1224777323516" calcext:value-type="float">
            <text:p>-1.1224777323516</text:p>
          </table:table-cell>
          <table:table-cell office:value-type="float" office:value="-0.239860988796363" calcext:value-type="float">
            <text:p>-0.239860988796363</text:p>
          </table:table-cell>
          <table:table-cell office:value-type="float" office:value="-1.53390216463216" calcext:value-type="float">
            <text:p>-1.53390216463216</text:p>
          </table:table-cell>
          <table:table-cell/>
          <table:table-cell table:formula="of:=[.D411]-[.G411]" office:value-type="float" office:value="-0.0154766844257659" calcext:value-type="float">
            <text:p/>
          </table:table-cell>
          <table:table-cell table:formula="of:=[.E411]-[.H411]" office:value-type="float" office:value="-0.0109666954134307" calcext:value-type="float">
            <text:p/>
          </table:table-cell>
          <table:table-cell table:formula="of:=IF([.F411]-[.I411]&gt;= PI(); [.F411]-[.I411] - 2*PI(); [.F411]-[.I411])" office:value-type="float" office:value="-0.00098009855989023" calcext:value-type="float">
            <text:p/>
          </table:table-cell>
          <table:table-cell table:formula="of:=[.G411]-[.J411]" office:value-type="float" office:value="0.0264667897479471" calcext:value-type="float">
            <text:p/>
          </table:table-cell>
          <table:table-cell table:formula="of:=[.H411]-[.K411]" office:value-type="float" office:value="0.0944263480167091" calcext:value-type="float">
            <text:p/>
          </table:table-cell>
          <table:table-cell table:formula="of:=[.I411]-[.L411]" office:value-type="float" office:value="-0.00377492522347445" calcext:value-type="float">
            <text:p/>
          </table:table-cell>
          <table:table-cell/>
          <table:table-cell table:formula="of:=SQRT([.N411]^2+[.O411]^2)" office:value-type="float" office:value="0.0189682937847795" calcext:value-type="float">
            <text:p/>
          </table:table-cell>
          <table:table-cell table:formula="of:=SQRT([.Q411]^2+[.R411]^2)" office:value-type="float" office:value="0.0980654177543476" calcext:value-type="float">
            <text:p/>
          </table:table-cell>
          <table:table-cell table:number-columns-repeated="1002"/>
        </table:table-row>
        <table:table-row table:style-name="ro1">
          <table:table-cell table:formula="of:=[.A411]+1" office:value-type="float" office:value="408" calcext:value-type="float">
            <text:p/>
          </table:table-cell>
          <table:table-cell office:value-type="float" office:value="0.542880535125732" calcext:value-type="float">
            <text:p>0.542880535125732</text:p>
          </table:table-cell>
          <table:table-cell office:value-type="float" office:value="-0.0597584135830402" calcext:value-type="float">
            <text:p>-0.0597584135830402</text:p>
          </table:table-cell>
          <table:table-cell office:value-type="float" office:value="-1.11076605319977" calcext:value-type="float">
            <text:p>-1.11076605319977</text:p>
          </table:table-cell>
          <table:table-cell office:value-type="float" office:value="-0.178128853440285" calcext:value-type="float">
            <text:p>-0.178128853440285</text:p>
          </table:table-cell>
          <table:table-cell office:value-type="float" office:value="-1.54089260101318" calcext:value-type="float">
            <text:p>-1.54089260101318</text:p>
          </table:table-cell>
          <table:table-cell office:value-type="float" office:value="-1.09529188251181" calcext:value-type="float">
            <text:p>-1.09529188251181</text:p>
          </table:table-cell>
          <table:table-cell office:value-type="float" office:value="-0.169134757065628" calcext:value-type="float">
            <text:p>-0.169134757065628</text:p>
          </table:table-cell>
          <table:table-cell office:value-type="float" office:value="-1.53704235877877" calcext:value-type="float">
            <text:p>-1.53704235877877</text:p>
          </table:table-cell>
          <table:table-cell office:value-type="float" office:value="-1.12167674919415" calcext:value-type="float">
            <text:p>-1.12167674919415</text:p>
          </table:table-cell>
          <table:table-cell office:value-type="float" office:value="-0.261561432723871" calcext:value-type="float">
            <text:p>-0.261561432723871</text:p>
          </table:table-cell>
          <table:table-cell office:value-type="float" office:value="-1.53629250117548" calcext:value-type="float">
            <text:p>-1.53629250117548</text:p>
          </table:table-cell>
          <table:table-cell/>
          <table:table-cell table:formula="of:=[.D412]-[.G412]" office:value-type="float" office:value="-0.0154741706879582" calcext:value-type="float">
            <text:p/>
          </table:table-cell>
          <table:table-cell table:formula="of:=[.E412]-[.H412]" office:value-type="float" office:value="-0.00899409637465687" calcext:value-type="float">
            <text:p/>
          </table:table-cell>
          <table:table-cell table:formula="of:=IF([.F412]-[.I412]&gt;= PI(); [.F412]-[.I412] - 2*PI(); [.F412]-[.I412])" office:value-type="float" office:value="-0.00385024223441066" calcext:value-type="float">
            <text:p/>
          </table:table-cell>
          <table:table-cell table:formula="of:=[.G412]-[.J412]" office:value-type="float" office:value="0.026384866682337" calcext:value-type="float">
            <text:p/>
          </table:table-cell>
          <table:table-cell table:formula="of:=[.H412]-[.K412]" office:value-type="float" office:value="0.0924266756582433" calcext:value-type="float">
            <text:p/>
          </table:table-cell>
          <table:table-cell table:formula="of:=[.I412]-[.L412]" office:value-type="float" office:value="-0.000749857603288717" calcext:value-type="float">
            <text:p/>
          </table:table-cell>
          <table:table-cell/>
          <table:table-cell table:formula="of:=SQRT([.N412]^2+[.O412]^2)" office:value-type="float" office:value="0.017898148733226" calcext:value-type="float">
            <text:p/>
          </table:table-cell>
          <table:table-cell table:formula="of:=SQRT([.Q412]^2+[.R412]^2)" office:value-type="float" office:value="0.0961189448708151" calcext:value-type="float">
            <text:p/>
          </table:table-cell>
          <table:table-cell table:number-columns-repeated="1002"/>
        </table:table-row>
        <table:table-row table:style-name="ro1">
          <table:table-cell table:formula="of:=[.A412]+1" office:value-type="float" office:value="409" calcext:value-type="float">
            <text:p/>
          </table:table-cell>
          <table:table-cell office:value-type="float" office:value="0.543562650680542" calcext:value-type="float">
            <text:p>0.543562650680542</text:p>
          </table:table-cell>
          <table:table-cell office:value-type="float" office:value="-0.00656733149662614" calcext:value-type="float">
            <text:p>-0.00656733149662614</text:p>
          </table:table-cell>
          <table:table-cell office:value-type="float" office:value="-1.11027228832245" calcext:value-type="float">
            <text:p>-1.11027228832245</text:p>
          </table:table-cell>
          <table:table-cell office:value-type="float" office:value="-0.199845045804977" calcext:value-type="float">
            <text:p>-0.199845045804977</text:p>
          </table:table-cell>
          <table:table-cell office:value-type="float" office:value="-1.54302108287811" calcext:value-type="float">
            <text:p>-1.54302108287811</text:p>
          </table:table-cell>
          <table:table-cell office:value-type="float" office:value="-1.09455812600914" calcext:value-type="float">
            <text:p>-1.09455812600914</text:p>
          </table:table-cell>
          <table:table-cell office:value-type="float" office:value="-0.193862480307066" calcext:value-type="float">
            <text:p>-0.193862480307066</text:p>
          </table:table-cell>
          <table:table-cell office:value-type="float" office:value="-1.53667738874291" calcext:value-type="float">
            <text:p>-1.53667738874291</text:p>
          </table:table-cell>
          <table:table-cell office:value-type="float" office:value="-1.12092669840265" calcext:value-type="float">
            <text:p>-1.12092669840265</text:p>
          </table:table-cell>
          <table:table-cell office:value-type="float" office:value="-0.28329099765633" calcext:value-type="float">
            <text:p>-0.28329099765633</text:p>
          </table:table-cell>
          <table:table-cell office:value-type="float" office:value="-1.53655519443535" calcext:value-type="float">
            <text:p>-1.53655519443535</text:p>
          </table:table-cell>
          <table:table-cell/>
          <table:table-cell table:formula="of:=[.D413]-[.G413]" office:value-type="float" office:value="-0.0157141623133066" calcext:value-type="float">
            <text:p/>
          </table:table-cell>
          <table:table-cell table:formula="of:=[.E413]-[.H413]" office:value-type="float" office:value="-0.00598256549791115" calcext:value-type="float">
            <text:p/>
          </table:table-cell>
          <table:table-cell table:formula="of:=IF([.F413]-[.I413]&gt;= PI(); [.F413]-[.I413] - 2*PI(); [.F413]-[.I413])" office:value-type="float" office:value="-0.00634369413519953" calcext:value-type="float">
            <text:p/>
          </table:table-cell>
          <table:table-cell table:formula="of:=[.G413]-[.J413]" office:value-type="float" office:value="0.0263685723935114" calcext:value-type="float">
            <text:p/>
          </table:table-cell>
          <table:table-cell table:formula="of:=[.H413]-[.K413]" office:value-type="float" office:value="0.0894285173492638" calcext:value-type="float">
            <text:p/>
          </table:table-cell>
          <table:table-cell table:formula="of:=[.I413]-[.L413]" office:value-type="float" office:value="-0.000122194307563994" calcext:value-type="float">
            <text:p/>
          </table:table-cell>
          <table:table-cell/>
          <table:table-cell table:formula="of:=SQRT([.N413]^2+[.O413]^2)" office:value-type="float" office:value="0.0168144576821776" calcext:value-type="float">
            <text:p/>
          </table:table-cell>
          <table:table-cell table:formula="of:=SQRT([.Q413]^2+[.R413]^2)" office:value-type="float" office:value="0.0932349790870327" calcext:value-type="float">
            <text:p/>
          </table:table-cell>
          <table:table-cell table:number-columns-repeated="1002"/>
        </table:table-row>
        <table:table-row table:style-name="ro1">
          <table:table-cell table:formula="of:=[.A413]+1" office:value-type="float" office:value="410" calcext:value-type="float">
            <text:p/>
          </table:table-cell>
          <table:table-cell office:value-type="float" office:value="0.543636858463287" calcext:value-type="float">
            <text:p>0.543636858463287</text:p>
          </table:table-cell>
          <table:table-cell office:value-type="float" office:value="-0.0470715500414372" calcext:value-type="float">
            <text:p>-0.0470715500414372</text:p>
          </table:table-cell>
          <table:table-cell office:value-type="float" office:value="-1.10953891277313" calcext:value-type="float">
            <text:p>-1.10953891277313</text:p>
          </table:table-cell>
          <table:table-cell office:value-type="float" office:value="-0.221572652459145" calcext:value-type="float">
            <text:p>-0.221572652459145</text:p>
          </table:table-cell>
          <table:table-cell office:value-type="float" office:value="-1.54433619976044" calcext:value-type="float">
            <text:p>-1.54433619976044</text:p>
          </table:table-cell>
          <table:table-cell office:value-type="float" office:value="-1.0938163374564" calcext:value-type="float">
            <text:p>-1.0938163374564</text:p>
          </table:table-cell>
          <table:table-cell office:value-type="float" office:value="-0.218594099381621" calcext:value-type="float">
            <text:p>-0.218594099381621</text:p>
          </table:table-cell>
          <table:table-cell office:value-type="float" office:value="-1.5375394894939" calcext:value-type="float">
            <text:p>-1.5375394894939</text:p>
          </table:table-cell>
          <table:table-cell office:value-type="float" office:value="-1.12018225422874" calcext:value-type="float">
            <text:p>-1.12018225422874</text:p>
          </table:table-cell>
          <table:table-cell office:value-type="float" office:value="-0.305023725443694" calcext:value-type="float">
            <text:p>-0.305023725443694</text:p>
          </table:table-cell>
          <table:table-cell office:value-type="float" office:value="-1.53843805643701" calcext:value-type="float">
            <text:p>-1.53843805643701</text:p>
          </table:table-cell>
          <table:table-cell/>
          <table:table-cell table:formula="of:=[.D414]-[.G414]" office:value-type="float" office:value="-0.0157225753167276" calcext:value-type="float">
            <text:p/>
          </table:table-cell>
          <table:table-cell table:formula="of:=[.E414]-[.H414]" office:value-type="float" office:value="-0.00297855307752382" calcext:value-type="float">
            <text:p/>
          </table:table-cell>
          <table:table-cell table:formula="of:=IF([.F414]-[.I414]&gt;= PI(); [.F414]-[.I414] - 2*PI(); [.F414]-[.I414])" office:value-type="float" office:value="-0.00679671026653428" calcext:value-type="float">
            <text:p/>
          </table:table-cell>
          <table:table-cell table:formula="of:=[.G414]-[.J414]" office:value-type="float" office:value="0.0263659167723367" calcext:value-type="float">
            <text:p/>
          </table:table-cell>
          <table:table-cell table:formula="of:=[.H414]-[.K414]" office:value-type="float" office:value="0.0864296260620733" calcext:value-type="float">
            <text:p/>
          </table:table-cell>
          <table:table-cell table:formula="of:=[.I414]-[.L414]" office:value-type="float" office:value="0.000898566943104084" calcext:value-type="float">
            <text:p/>
          </table:table-cell>
          <table:table-cell/>
          <table:table-cell table:formula="of:=SQRT([.N414]^2+[.O414]^2)" office:value-type="float" office:value="0.0160022233775747" calcext:value-type="float">
            <text:p/>
          </table:table-cell>
          <table:table-cell table:formula="of:=SQRT([.Q414]^2+[.R414]^2)" office:value-type="float" office:value="0.0903617276753583" calcext:value-type="float">
            <text:p/>
          </table:table-cell>
          <table:table-cell table:number-columns-repeated="1002"/>
        </table:table-row>
        <table:table-row table:style-name="ro1">
          <table:table-cell table:formula="of:=[.A414]+1" office:value-type="float" office:value="411" calcext:value-type="float">
            <text:p/>
          </table:table-cell>
          <table:table-cell office:value-type="float" office:value="0.542666137218475" calcext:value-type="float">
            <text:p>0.542666137218475</text:p>
          </table:table-cell>
          <table:table-cell office:value-type="float" office:value="-0.0051913782954216" calcext:value-type="float">
            <text:p>-0.0051913782954216</text:p>
          </table:table-cell>
          <table:table-cell office:value-type="float" office:value="-1.10932087898254" calcext:value-type="float">
            <text:p>-1.10932087898254</text:p>
          </table:table-cell>
          <table:table-cell office:value-type="float" office:value="-0.243280977010727" calcext:value-type="float">
            <text:p>-0.243280977010727</text:p>
          </table:table-cell>
          <table:table-cell office:value-type="float" office:value="-1.54655134677887" calcext:value-type="float">
            <text:p>-1.54655134677887</text:p>
          </table:table-cell>
          <table:table-cell office:value-type="float" office:value="-1.09409417630381" calcext:value-type="float">
            <text:p>-1.09409417630381</text:p>
          </table:table-cell>
          <table:table-cell office:value-type="float" office:value="-0.242287942336507" calcext:value-type="float">
            <text:p>-0.242287942336507</text:p>
          </table:table-cell>
          <table:table-cell office:value-type="float" office:value="-1.53830457086552" calcext:value-type="float">
            <text:p>-1.53830457086552</text:p>
          </table:table-cell>
          <table:table-cell office:value-type="float" office:value="-1.11947998729276" calcext:value-type="float">
            <text:p>-1.11947998729276</text:p>
          </table:table-cell>
          <table:table-cell office:value-type="float" office:value="-0.326719007869245" calcext:value-type="float">
            <text:p>-0.326719007869245</text:p>
          </table:table-cell>
          <table:table-cell office:value-type="float" office:value="-1.53864571156882" calcext:value-type="float">
            <text:p>-1.53864571156882</text:p>
          </table:table-cell>
          <table:table-cell/>
          <table:table-cell table:formula="of:=[.D415]-[.G415]" office:value-type="float" office:value="-0.0152267026787307" calcext:value-type="float">
            <text:p/>
          </table:table-cell>
          <table:table-cell table:formula="of:=[.E415]-[.H415]" office:value-type="float" office:value="-0.000993034674219989" calcext:value-type="float">
            <text:p/>
          </table:table-cell>
          <table:table-cell table:formula="of:=IF([.F415]-[.I415]&gt;= PI(); [.F415]-[.I415] - 2*PI(); [.F415]-[.I415])" office:value-type="float" office:value="-0.00824677591334932" calcext:value-type="float">
            <text:p/>
          </table:table-cell>
          <table:table-cell table:formula="of:=[.G415]-[.J415]" office:value-type="float" office:value="0.0253858109889422" calcext:value-type="float">
            <text:p/>
          </table:table-cell>
          <table:table-cell table:formula="of:=[.H415]-[.K415]" office:value-type="float" office:value="0.0844310655327379" calcext:value-type="float">
            <text:p/>
          </table:table-cell>
          <table:table-cell table:formula="of:=[.I415]-[.L415]" office:value-type="float" office:value="0.000341140703303378" calcext:value-type="float">
            <text:p/>
          </table:table-cell>
          <table:table-cell/>
          <table:table-cell table:formula="of:=SQRT([.N415]^2+[.O415]^2)" office:value-type="float" office:value="0.0152590495225184" calcext:value-type="float">
            <text:p/>
          </table:table-cell>
          <table:table-cell table:formula="of:=SQRT([.Q415]^2+[.R415]^2)" office:value-type="float" office:value="0.088164869571501" calcext:value-type="float">
            <text:p/>
          </table:table-cell>
          <table:table-cell table:number-columns-repeated="1002"/>
        </table:table-row>
        <table:table-row table:style-name="ro1">
          <table:table-cell table:formula="of:=[.A415]+1" office:value-type="float" office:value="412" calcext:value-type="float">
            <text:p/>
          </table:table-cell>
          <table:table-cell office:value-type="float" office:value="0.544325470924377" calcext:value-type="float">
            <text:p>0.544325470924377</text:p>
          </table:table-cell>
          <table:table-cell office:value-type="float" office:value="-0.0391378439962864" calcext:value-type="float">
            <text:p>-0.0391378439962864</text:p>
          </table:table-cell>
          <table:table-cell office:value-type="float" office:value="-1.10850524902344" calcext:value-type="float">
            <text:p>-1.10850524902344</text:p>
          </table:table-cell>
          <table:table-cell office:value-type="float" office:value="-0.265000224113464" calcext:value-type="float">
            <text:p>-0.265000224113464</text:p>
          </table:table-cell>
          <table:table-cell office:value-type="float" office:value="-1.54723811149597" calcext:value-type="float">
            <text:p>-1.54723811149597</text:p>
          </table:table-cell>
          <table:table-cell office:value-type="float" office:value="-1.10234016223746" calcext:value-type="float">
            <text:p>-1.10234016223746</text:p>
          </table:table-cell>
          <table:table-cell office:value-type="float" office:value="-0.272046270428878" calcext:value-type="float">
            <text:p>-0.272046270428878</text:p>
          </table:table-cell>
          <table:table-cell office:value-type="float" office:value="-1.53147162481223" calcext:value-type="float">
            <text:p>-1.53147162481223</text:p>
          </table:table-cell>
          <table:table-cell office:value-type="float" office:value="-1.11878009193224" calcext:value-type="float">
            <text:p>-1.11878009193224</text:p>
          </table:table-cell>
          <table:table-cell office:value-type="float" office:value="-0.348480774703755" calcext:value-type="float">
            <text:p>-0.348480774703755</text:p>
          </table:table-cell>
          <table:table-cell office:value-type="float" office:value="-1.54021122532868" calcext:value-type="float">
            <text:p>-1.54021122532868</text:p>
          </table:table-cell>
          <table:table-cell/>
          <table:table-cell table:formula="of:=[.D416]-[.G416]" office:value-type="float" office:value="-0.00616508678597372" calcext:value-type="float">
            <text:p/>
          </table:table-cell>
          <table:table-cell table:formula="of:=[.E416]-[.H416]" office:value-type="float" office:value="0.00704604631541361" calcext:value-type="float">
            <text:p/>
          </table:table-cell>
          <table:table-cell table:formula="of:=IF([.F416]-[.I416]&gt;= PI(); [.F416]-[.I416] - 2*PI(); [.F416]-[.I416])" office:value-type="float" office:value="-0.0157664866837433" calcext:value-type="float">
            <text:p/>
          </table:table-cell>
          <table:table-cell table:formula="of:=[.G416]-[.J416]" office:value-type="float" office:value="0.0164399296947764" calcext:value-type="float">
            <text:p/>
          </table:table-cell>
          <table:table-cell table:formula="of:=[.H416]-[.K416]" office:value-type="float" office:value="0.0764345042748773" calcext:value-type="float">
            <text:p/>
          </table:table-cell>
          <table:table-cell table:formula="of:=[.I416]-[.L416]" office:value-type="float" office:value="0.00873960051644662" calcext:value-type="float">
            <text:p/>
          </table:table-cell>
          <table:table-cell/>
          <table:table-cell table:formula="of:=SQRT([.N416]^2+[.O416]^2)" office:value-type="float" office:value="0.00936242830453411" calcext:value-type="float">
            <text:p/>
          </table:table-cell>
          <table:table-cell table:formula="of:=SQRT([.Q416]^2+[.R416]^2)" office:value-type="float" office:value="0.0781825091188267" calcext:value-type="float">
            <text:p/>
          </table:table-cell>
          <table:table-cell table:number-columns-repeated="1002"/>
        </table:table-row>
        <table:table-row table:style-name="ro1">
          <table:table-cell table:formula="of:=[.A416]+1" office:value-type="float" office:value="413" calcext:value-type="float">
            <text:p/>
          </table:table-cell>
          <table:table-cell office:value-type="float" office:value="0.544362127780914" calcext:value-type="float">
            <text:p>0.544362127780914</text:p>
          </table:table-cell>
          <table:table-cell office:value-type="float" office:value="-0.0377401113510132" calcext:value-type="float">
            <text:p>-0.0377401113510132</text:p>
          </table:table-cell>
          <table:table-cell office:value-type="float" office:value="-1.10827398300171" calcext:value-type="float">
            <text:p>-1.10827398300171</text:p>
          </table:table-cell>
          <table:table-cell office:value-type="float" office:value="-0.286780208349228" calcext:value-type="float">
            <text:p>-0.286780208349228</text:p>
          </table:table-cell>
          <table:table-cell office:value-type="float" office:value="-1.54910278320313" calcext:value-type="float">
            <text:p>-1.54910278320313</text:p>
          </table:table-cell>
          <table:table-cell office:value-type="float" office:value="-1.10248011594393" calcext:value-type="float">
            <text:p>-1.10248011594393</text:p>
          </table:table-cell>
          <table:table-cell office:value-type="float" office:value="-0.294803521488258" calcext:value-type="float">
            <text:p>-0.294803521488258</text:p>
          </table:table-cell>
          <table:table-cell office:value-type="float" office:value="-1.53212164407834" calcext:value-type="float">
            <text:p>-1.53212164407834</text:p>
          </table:table-cell>
          <table:table-cell office:value-type="float" office:value="-1.11811422092173" calcext:value-type="float">
            <text:p>-1.11811422092173</text:p>
          </table:table-cell>
          <table:table-cell office:value-type="float" office:value="-0.370245076154912" calcext:value-type="float">
            <text:p>-0.370245076154912</text:p>
          </table:table-cell>
          <table:table-cell office:value-type="float" office:value="-1.54172082978272" calcext:value-type="float">
            <text:p>-1.54172082978272</text:p>
          </table:table-cell>
          <table:table-cell/>
          <table:table-cell table:formula="of:=[.D417]-[.G417]" office:value-type="float" office:value="-0.00579386705778373" calcext:value-type="float">
            <text:p/>
          </table:table-cell>
          <table:table-cell table:formula="of:=[.E417]-[.H417]" office:value-type="float" office:value="0.00802331313903032" calcext:value-type="float">
            <text:p/>
          </table:table-cell>
          <table:table-cell table:formula="of:=IF([.F417]-[.I417]&gt;= PI(); [.F417]-[.I417] - 2*PI(); [.F417]-[.I417])" office:value-type="float" office:value="-0.0169811391247863" calcext:value-type="float">
            <text:p/>
          </table:table-cell>
          <table:table-cell table:formula="of:=[.G417]-[.J417]" office:value-type="float" office:value="0.0156341049778095" calcext:value-type="float">
            <text:p/>
          </table:table-cell>
          <table:table-cell table:formula="of:=[.H417]-[.K417]" office:value-type="float" office:value="0.075441554666654" calcext:value-type="float">
            <text:p/>
          </table:table-cell>
          <table:table-cell table:formula="of:=[.I417]-[.L417]" office:value-type="float" office:value="0.0095991857043769" calcext:value-type="float">
            <text:p/>
          </table:table-cell>
          <table:table-cell/>
          <table:table-cell table:formula="of:=SQRT([.N417]^2+[.O417]^2)" office:value-type="float" office:value="0.0098965877558989" calcext:value-type="float">
            <text:p/>
          </table:table-cell>
          <table:table-cell table:formula="of:=SQRT([.Q417]^2+[.R417]^2)" office:value-type="float" office:value="0.0770444898028334" calcext:value-type="float">
            <text:p/>
          </table:table-cell>
          <table:table-cell table:number-columns-repeated="1002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2T16:34:27.004000000</dc:date>
    <meta:generator>LibreOffice/4.2.1.1$Windows_x86 LibreOffice_project/d7dbbd7842e6a58b0f521599204e827654e1fb8b</meta:generator>
    <meta:editing-duration>PT32M12S</meta:editing-duration>
    <meta:editing-cycles>4</meta:editing-cycles>
    <meta:document-statistic meta:table-count="1" meta:cell-count="83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55cm" svg:height="13.282cm" xlink:href=".." xlink:type="simple" chart:class="chart:scatter" chart:style-name="ch1">
        <chart:legend chart:legend-position="end" svg:x="22.026cm" svg:y="5.844cm" style:legend-expansion="high" chart:style-name="ch2"/>
        <chart:plot-area chart:style-name="ch3" table:cell-range-address="Sheet1.D4:Sheet1.E410 Sheet1.A3:Sheet1.A3 Sheet1.K4:Sheet1.K410 Sheet1.H4:Sheet1.H410" chart:data-source-has-labels="row" svg:x="1.482cm" svg:y="1.195cm" svg:width="19.602cm" svg:height="10.841cm">
          <chartooo:coordinate-region svg:x="1.773cm" svg:y="1.394cm" svg:width="19.071cm" svg:height="10.443cm"/>
          <chart:axis chart:dimension="x" chart:name="primary-x" chart:style-name="ch4">
            <chart:title svg:x="10.511cm" svg:y="12.301cm" chart:style-name="ch5">
              <text:p>X Axis (m)</text:p>
            </chart:title>
          </chart:axis>
          <chart:axis chart:dimension="y" chart:name="primary-y" chart:style-name="ch4">
            <chart:title svg:x="0.451cm" svg:y="7.387cm" chart:style-name="ch6">
              <text:p>Y Axis (m)</text:p>
            </chart:title>
            <chart:grid chart:style-name="ch7" chart:class="major"/>
          </chart:axis>
          <chart:series chart:style-name="ch8" chart:values-cell-range-address="Sheet1.E4:Sheet1.E410" chart:label-cell-address="Sheet1.A3:Sheet1.A3" chart:class="chart:scatter">
            <chart:domain table:cell-range-address="Sheet1.D4:Sheet1.D410"/>
            <chart:data-point chart:repeated="407"/>
          </chart:series>
          <chart:series chart:style-name="ch9" chart:values-cell-range-address="Sheet1.K4:Sheet1.K410" chart:label-cell-address="Sheet1.A3:Sheet1.A3" chart:class="chart:scatter">
            <chart:domain table:cell-range-address="Sheet1.J4:Sheet1.J410"/>
            <chart:data-point chart:repeated="407"/>
          </chart:series>
          <chart:series chart:style-name="ch10" chart:values-cell-range-address="Sheet1.H4:Sheet1.H410" chart:label-cell-address="Sheet1.A3:Sheet1.A3" chart:class="chart:scatter">
            <chart:domain table:cell-range-address="Sheet1.G4:Sheet1.G410"/>
            <chart:data-point chart:repeated="4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k</text:p>
                <draw:g>
                  <svg:desc>Sheet1.A3:Sheet1.A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k</text:p>
                <draw:g>
                  <svg:desc>Sheet1.A3:Sheet1.A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</text:p>
                <draw:g>
                  <svg:desc>Sheet1.A3:Sheet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061190366745">
                <text:p>-1.1061190366745</text:p>
                <draw:g>
                  <svg:desc>Sheet1.D4:Sheet1.D410</svg:desc>
                </draw:g>
              </table:table-cell>
              <table:table-cell office:value-type="float" office:value="-0.494067132472992">
                <text:p>-0.494067132472992</text:p>
                <draw:g>
                  <svg:desc>Sheet1.E4:Sheet1.E410</svg:desc>
                </draw:g>
              </table:table-cell>
              <table:table-cell office:value-type="float" office:value="-1.10565982965756">
                <text:p>-1.10565982965756</text:p>
                <draw:g>
                  <svg:desc>Sheet1.J4:Sheet1.J410</svg:desc>
                </draw:g>
              </table:table-cell>
              <table:table-cell office:value-type="float" office:value="-0.492890659029589">
                <text:p>-0.492890659029589</text:p>
                <draw:g>
                  <svg:desc>Sheet1.K4:Sheet1.K410</svg:desc>
                </draw:g>
              </table:table-cell>
              <table:table-cell office:value-type="float" office:value="-1.10005815421015">
                <text:p>-1.10005815421015</text:p>
                <draw:g>
                  <svg:desc>Sheet1.G4:Sheet1.G410</svg:desc>
                </draw:g>
              </table:table-cell>
              <table:table-cell office:value-type="float" office:value="-0.501565742536083">
                <text:p>-0.501565742536083</text:p>
                <draw:g>
                  <svg:desc>Sheet1.H4:Sheet1.H4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0621619224548">
                <text:p>-1.10621619224548</text:p>
              </table:table-cell>
              <table:table-cell office:value-type="float" office:value="-0.493945777416229">
                <text:p>-0.493945777416229</text:p>
              </table:table-cell>
              <table:table-cell office:value-type="float" office:value="-1.10565997671511">
                <text:p>-1.10565997671511</text:p>
              </table:table-cell>
              <table:table-cell office:value-type="float" office:value="-0.492767440884578">
                <text:p>-0.492767440884578</text:p>
              </table:table-cell>
              <table:table-cell office:value-type="float" office:value="-1.10006009889052">
                <text:p>-1.10006009889052</text:p>
              </table:table-cell>
              <table:table-cell office:value-type="float" office:value="-0.501442539650142">
                <text:p>-0.501442539650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06161236763">
                <text:p>-1.106161236763</text:p>
              </table:table-cell>
              <table:table-cell office:value-type="float" office:value="-0.49398609995842">
                <text:p>-0.49398609995842</text:p>
              </table:table-cell>
              <table:table-cell office:value-type="float" office:value="-1.10566067387018">
                <text:p>-1.10566067387018</text:p>
              </table:table-cell>
              <table:table-cell office:value-type="float" office:value="-0.492361334586275">
                <text:p>-0.492361334586275</text:p>
              </table:table-cell>
              <table:table-cell office:value-type="float" office:value="-1.10005913145198">
                <text:p>-1.10005913145198</text:p>
              </table:table-cell>
              <table:table-cell office:value-type="float" office:value="-0.502036080497558">
                <text:p>-0.502036080497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0579681396484">
                <text:p>-1.10579681396484</text:p>
              </table:table-cell>
              <table:table-cell office:value-type="float" office:value="-0.494056224822998">
                <text:p>-0.494056224822998</text:p>
              </table:table-cell>
              <table:table-cell office:value-type="float" office:value="-1.10566077825753">
                <text:p>-1.10566077825753</text:p>
              </table:table-cell>
              <table:table-cell office:value-type="float" office:value="-0.492265100950871">
                <text:p>-0.492265100950871</text:p>
              </table:table-cell>
              <table:table-cell office:value-type="float" office:value="-1.10006080176049">
                <text:p>-1.10006080176049</text:p>
              </table:table-cell>
              <table:table-cell office:value-type="float" office:value="-0.502939461463099">
                <text:p>-0.502939461463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059752702713">
                <text:p>-1.1059752702713</text:p>
              </table:table-cell>
              <table:table-cell office:value-type="float" office:value="-0.49393031001091">
                <text:p>-0.49393031001091</text:p>
              </table:table-cell>
              <table:table-cell office:value-type="float" office:value="-1.10566174308819">
                <text:p>-1.10566174308819</text:p>
              </table:table-cell>
              <table:table-cell office:value-type="float" office:value="-0.491664374934955">
                <text:p>-0.491664374934955</text:p>
              </table:table-cell>
              <table:table-cell office:value-type="float" office:value="-1.10006648985477">
                <text:p>-1.10006648985477</text:p>
              </table:table-cell>
              <table:table-cell office:value-type="float" office:value="-0.502338806356533">
                <text:p>-0.502338806356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0630536079407">
                <text:p>-1.10630536079407</text:p>
              </table:table-cell>
              <table:table-cell office:value-type="float" office:value="-0.493858218193054">
                <text:p>-0.493858218193054</text:p>
              </table:table-cell>
              <table:table-cell office:value-type="float" office:value="-1.1056625109386">
                <text:p>-1.1056625109386</text:p>
              </table:table-cell>
              <table:table-cell office:value-type="float" office:value="-0.491312520837505">
                <text:p>-0.491312520837505</text:p>
              </table:table-cell>
              <table:table-cell office:value-type="float" office:value="-1.10007264079326">
                <text:p>-1.10007264079326</text:p>
              </table:table-cell>
              <table:table-cell office:value-type="float" office:value="-0.50198700518905">
                <text:p>-0.50198700518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0652029514313">
                <text:p>-1.10652029514313</text:p>
              </table:table-cell>
              <table:table-cell office:value-type="float" office:value="-0.493882536888123">
                <text:p>-0.493882536888123</text:p>
              </table:table-cell>
              <table:table-cell office:value-type="float" office:value="-1.10566284464374">
                <text:p>-1.10566284464374</text:p>
              </table:table-cell>
              <table:table-cell office:value-type="float" office:value="-0.491135776151306">
                <text:p>-0.491135776151306</text:p>
              </table:table-cell>
              <table:table-cell office:value-type="float" office:value="-1.10007551092033">
                <text:p>-1.10007551092033</text:p>
              </table:table-cell>
              <table:table-cell office:value-type="float" office:value="-0.501810283493072">
                <text:p>-0.501810283493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062958240509">
                <text:p>-1.1062958240509</text:p>
              </table:table-cell>
              <table:table-cell office:value-type="float" office:value="-0.493899196386337">
                <text:p>-0.493899196386337</text:p>
              </table:table-cell>
              <table:table-cell office:value-type="float" office:value="-1.10566369156456">
                <text:p>-1.10566369156456</text:p>
              </table:table-cell>
              <table:table-cell office:value-type="float" office:value="-0.490681304264516">
                <text:p>-0.490681304264516</text:p>
              </table:table-cell>
              <table:table-cell office:value-type="float" office:value="-1.10007883203635">
                <text:p>-1.10007883203635</text:p>
              </table:table-cell>
              <table:table-cell office:value-type="float" office:value="-0.50235546355969">
                <text:p>-0.50235546355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0604691505432">
                <text:p>-1.10604691505432</text:p>
              </table:table-cell>
              <table:table-cell office:value-type="float" office:value="-0.493841111660004">
                <text:p>-0.493841111660004</text:p>
              </table:table-cell>
              <table:table-cell office:value-type="float" office:value="-1.10566400521982">
                <text:p>-1.10566400521982</text:p>
              </table:table-cell>
              <table:table-cell office:value-type="float" office:value="-0.490484158929056">
                <text:p>-0.490484158929056</text:p>
              </table:table-cell>
              <table:table-cell office:value-type="float" office:value="-1.10007820731965">
                <text:p>-1.10007820731965</text:p>
              </table:table-cell>
              <table:table-cell office:value-type="float" office:value="-0.502158340306535">
                <text:p>-0.502158340306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0603070259094">
                <text:p>-1.10603070259094</text:p>
              </table:table-cell>
              <table:table-cell office:value-type="float" office:value="-0.493925511837006">
                <text:p>-0.493925511837006</text:p>
              </table:table-cell>
              <table:table-cell office:value-type="float" office:value="-1.10566475470242">
                <text:p>-1.10566475470242</text:p>
              </table:table-cell>
              <table:table-cell office:value-type="float" office:value="-0.490186072926305">
                <text:p>-0.490186072926305</text:p>
              </table:table-cell>
              <table:table-cell office:value-type="float" office:value="-1.1000834064398">
                <text:p>-1.1000834064398</text:p>
              </table:table-cell>
              <table:table-cell office:value-type="float" office:value="-0.502859898866431">
                <text:p>-0.502859898866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0578489303589">
                <text:p>-1.10578489303589</text:p>
              </table:table-cell>
              <table:table-cell office:value-type="float" office:value="-0.493733197450638">
                <text:p>-0.493733197450638</text:p>
              </table:table-cell>
              <table:table-cell office:value-type="float" office:value="-1.10566552994756">
                <text:p>-1.10566552994756</text:p>
              </table:table-cell>
              <table:table-cell office:value-type="float" office:value="-0.489935574393128">
                <text:p>-0.489935574393128</text:p>
              </table:table-cell>
              <table:table-cell office:value-type="float" office:value="-1.10008733165062">
                <text:p>-1.10008733165062</text:p>
              </table:table-cell>
              <table:table-cell office:value-type="float" office:value="-0.502609429888613">
                <text:p>-0.5026094298886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057835817337">
                <text:p>-1.1057835817337</text:p>
              </table:table-cell>
              <table:table-cell office:value-type="float" office:value="-0.493659675121307">
                <text:p>-0.493659675121307</text:p>
              </table:table-cell>
              <table:table-cell office:value-type="float" office:value="-1.10566590670568">
                <text:p>-1.10566590670568</text:p>
              </table:table-cell>
              <table:table-cell office:value-type="float" office:value="-0.489844992265724">
                <text:p>-0.489844992265724</text:p>
              </table:table-cell>
              <table:table-cell office:value-type="float" office:value="-1.09908915276851">
                <text:p>-1.09908915276851</text:p>
              </table:table-cell>
              <table:table-cell office:value-type="float" office:value="-0.502518858128564">
                <text:p>-0.50251885812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0581707954407">
                <text:p>-1.10581707954407</text:p>
              </table:table-cell>
              <table:table-cell office:value-type="float" office:value="-0.493609189987183">
                <text:p>-0.493609189987183</text:p>
              </table:table-cell>
              <table:table-cell office:value-type="float" office:value="-1.10566649829487">
                <text:p>-1.10566649829487</text:p>
              </table:table-cell>
              <table:table-cell office:value-type="float" office:value="-0.489690643288181">
                <text:p>-0.489690643288181</text:p>
              </table:table-cell>
              <table:table-cell office:value-type="float" office:value="-1.10008755926061">
                <text:p>-1.10008755926061</text:p>
              </table:table-cell>
              <table:table-cell office:value-type="float" office:value="-0.502364526651286">
                <text:p>-0.502364526651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0584700107574">
                <text:p>-1.10584700107574</text:p>
              </table:table-cell>
              <table:table-cell office:value-type="float" office:value="-0.493753671646118">
                <text:p>-0.493753671646118</text:p>
              </table:table-cell>
              <table:table-cell office:value-type="float" office:value="-1.10566852393568">
                <text:p>-1.10566852393568</text:p>
              </table:table-cell>
              <table:table-cell office:value-type="float" office:value="-0.489100296619823">
                <text:p>-0.489100296619823</text:p>
              </table:table-cell>
              <table:table-cell office:value-type="float" office:value="-1.10009298691106">
                <text:p>-1.10009298691106</text:p>
              </table:table-cell>
              <table:table-cell office:value-type="float" office:value="-0.501774245414872">
                <text:p>-0.501774245414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0569977760315">
                <text:p>-1.10569977760315</text:p>
              </table:table-cell>
              <table:table-cell office:value-type="float" office:value="-0.493737488985062">
                <text:p>-0.493737488985062</text:p>
              </table:table-cell>
              <table:table-cell office:value-type="float" office:value="-1.10566928234966">
                <text:p>-1.10566928234966</text:p>
              </table:table-cell>
              <table:table-cell office:value-type="float" office:value="-0.488784904806521">
                <text:p>-0.488784904806521</text:p>
              </table:table-cell>
              <table:table-cell office:value-type="float" office:value="-1.10009431218187">
                <text:p>-1.10009431218187</text:p>
              </table:table-cell>
              <table:table-cell office:value-type="float" office:value="-0.502458491185268">
                <text:p>-0.502458491185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0583639144897">
                <text:p>-1.10583639144897</text:p>
              </table:table-cell>
              <table:table-cell office:value-type="float" office:value="-0.493600368499756">
                <text:p>-0.493600368499756</text:p>
              </table:table-cell>
              <table:table-cell office:value-type="float" office:value="-1.10566962223149">
                <text:p>-1.10566962223149</text:p>
              </table:table-cell>
              <table:table-cell office:value-type="float" office:value="-0.488635594356795">
                <text:p>-0.488635594356795</text:p>
              </table:table-cell>
              <table:table-cell office:value-type="float" office:value="-1.09909701671842">
                <text:p>-1.09909701671842</text:p>
              </table:table-cell>
              <table:table-cell office:value-type="float" office:value="-0.502309198136915">
                <text:p>-0.502309198136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10580623149872">
                <text:p>-1.10580623149872</text:p>
              </table:table-cell>
              <table:table-cell office:value-type="float" office:value="-0.48995852470398">
                <text:p>-0.48995852470398</text:p>
              </table:table-cell>
              <table:table-cell office:value-type="float" office:value="-1.10568408574212">
                <text:p>-1.10568408574212</text:p>
              </table:table-cell>
              <table:table-cell office:value-type="float" office:value="-0.480735895869266">
                <text:p>-0.480735895869266</text:p>
              </table:table-cell>
              <table:table-cell office:value-type="float" office:value="-1.0992023291741">
                <text:p>-1.0992023291741</text:p>
              </table:table-cell>
              <table:table-cell office:value-type="float" office:value="-0.50040799400384">
                <text:p>-0.50040799400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0563397407532">
                <text:p>-1.10563397407532</text:p>
              </table:table-cell>
              <table:table-cell office:value-type="float" office:value="-0.47766986489296">
                <text:p>-0.47766986489296</text:p>
              </table:table-cell>
              <table:table-cell office:value-type="float" office:value="-1.10570662051504">
                <text:p>-1.10570662051504</text:p>
              </table:table-cell>
              <table:table-cell office:value-type="float" office:value="-0.464293233336582">
                <text:p>-0.464293233336582</text:p>
              </table:table-cell>
              <table:table-cell office:value-type="float" office:value="-1.10043825307974">
                <text:p>-1.10043825307974</text:p>
              </table:table-cell>
              <table:table-cell office:value-type="float" office:value="-0.488965228018291">
                <text:p>-0.488965228018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10608458518982">
                <text:p>-1.10608458518982</text:p>
              </table:table-cell>
              <table:table-cell office:value-type="float" office:value="-0.458030164241791">
                <text:p>-0.458030164241791</text:p>
              </table:table-cell>
              <table:table-cell office:value-type="float" office:value="-1.1057172806815">
                <text:p>-1.1057172806815</text:p>
              </table:table-cell>
              <table:table-cell office:value-type="float" office:value="-0.442605830847111">
                <text:p>-0.442605830847111</text:p>
              </table:table-cell>
              <table:table-cell office:value-type="float" office:value="-1.09974650703587">
                <text:p>-1.09974650703587</text:p>
              </table:table-cell>
              <table:table-cell office:value-type="float" office:value="-0.471278564326184">
                <text:p>-0.471278564326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10616409778595">
                <text:p>-1.10616409778595</text:p>
              </table:table-cell>
              <table:table-cell office:value-type="float" office:value="-0.435718536376953">
                <text:p>-0.435718536376953</text:p>
              </table:table-cell>
              <table:table-cell office:value-type="float" office:value="-1.10567108678714">
                <text:p>-1.10567108678714</text:p>
              </table:table-cell>
              <table:table-cell office:value-type="float" office:value="-0.420058292202344">
                <text:p>-0.420058292202344</text:p>
              </table:table-cell>
              <table:table-cell office:value-type="float" office:value="-1.10004925082351">
                <text:p>-1.10004925082351</text:p>
              </table:table-cell>
              <table:table-cell office:value-type="float" office:value="-0.450732308840016">
                <text:p>-0.450732308840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0620450973511">
                <text:p>-1.10620450973511</text:p>
              </table:table-cell>
              <table:table-cell office:value-type="float" office:value="-0.413319796323776">
                <text:p>-0.413319796323776</text:p>
              </table:table-cell>
              <table:table-cell office:value-type="float" office:value="-1.10553156123662">
                <text:p>-1.10553156123662</text:p>
              </table:table-cell>
              <table:table-cell office:value-type="float" office:value="-0.397850366486171">
                <text:p>-0.397850366486171</text:p>
              </table:table-cell>
              <table:table-cell office:value-type="float" office:value="-1.10026272723387">
                <text:p>-1.10026272723387</text:p>
              </table:table-cell>
              <table:table-cell office:value-type="float" office:value="-0.428525005687633">
                <text:p>-0.428525005687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10606956481934">
                <text:p>-1.10606956481934</text:p>
              </table:table-cell>
              <table:table-cell office:value-type="float" office:value="-0.391287416219711">
                <text:p>-0.391287416219711</text:p>
              </table:table-cell>
              <table:table-cell office:value-type="float" office:value="-1.10534165973495">
                <text:p>-1.10534165973495</text:p>
              </table:table-cell>
              <table:table-cell office:value-type="float" office:value="-0.375950555058741">
                <text:p>-0.375950555058741</text:p>
              </table:table-cell>
              <table:table-cell office:value-type="float" office:value="-1.10043633004089">
                <text:p>-1.10043633004089</text:p>
              </table:table-cell>
              <table:table-cell office:value-type="float" office:value="-0.406625058993572">
                <text:p>-0.406625058993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0601985454559">
                <text:p>-1.10601985454559</text:p>
              </table:table-cell>
              <table:table-cell office:value-type="float" office:value="-0.369466632604599">
                <text:p>-0.369466632604599</text:p>
              </table:table-cell>
              <table:table-cell office:value-type="float" office:value="-1.10513787983617">
                <text:p>-1.10513787983617</text:p>
              </table:table-cell>
              <table:table-cell office:value-type="float" office:value="-0.35419611453371">
                <text:p>-0.35419611453371</text:p>
              </table:table-cell>
              <table:table-cell office:value-type="float" office:value="-1.10054343245603">
                <text:p>-1.10054343245603</text:p>
              </table:table-cell>
              <table:table-cell office:value-type="float" office:value="-0.384869945673898">
                <text:p>-0.384869945673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0573530197144">
                <text:p>-1.10573530197144</text:p>
              </table:table-cell>
              <table:table-cell office:value-type="float" office:value="-0.347747147083283">
                <text:p>-0.347747147083283</text:p>
              </table:table-cell>
              <table:table-cell office:value-type="float" office:value="-1.10491393524446">
                <text:p>-1.10491393524446</text:p>
              </table:table-cell>
              <table:table-cell office:value-type="float" office:value="-0.332470083426338">
                <text:p>-0.332470083426338</text:p>
              </table:table-cell>
              <table:table-cell office:value-type="float" office:value="-1.09963980766505">
                <text:p>-1.09963980766505</text:p>
              </table:table-cell>
              <table:table-cell office:value-type="float" office:value="-0.363142972401326">
                <text:p>-0.363142972401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10524141788483">
                <text:p>-1.10524141788483</text:p>
              </table:table-cell>
              <table:table-cell office:value-type="float" office:value="-0.32596880197525">
                <text:p>-0.32596880197525</text:p>
              </table:table-cell>
              <table:table-cell office:value-type="float" office:value="-1.10467714222505">
                <text:p>-1.10467714222505</text:p>
              </table:table-cell>
              <table:table-cell office:value-type="float" office:value="-0.310604347807142">
                <text:p>-0.310604347807142</text:p>
              </table:table-cell>
              <table:table-cell office:value-type="float" office:value="-1.09969669518284">
                <text:p>-1.09969669518284</text:p>
              </table:table-cell>
              <table:table-cell office:value-type="float" office:value="-0.341276038292238">
                <text:p>-0.341276038292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10472190380096">
                <text:p>-1.10472190380096</text:p>
              </table:table-cell>
              <table:table-cell office:value-type="float" office:value="-0.304122477769852">
                <text:p>-0.304122477769852</text:p>
              </table:table-cell>
              <table:table-cell office:value-type="float" office:value="-1.10443343931662">
                <text:p>-1.10443343931662</text:p>
              </table:table-cell>
              <table:table-cell office:value-type="float" office:value="-0.288845625516612">
                <text:p>-0.288845625516612</text:p>
              </table:table-cell>
              <table:table-cell office:value-type="float" office:value="-1.09874390986311">
                <text:p>-1.09874390986311</text:p>
              </table:table-cell>
              <table:table-cell office:value-type="float" office:value="-0.320515609823187">
                <text:p>-0.320515609823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0457825660706">
                <text:p>-1.10457825660706</text:p>
              </table:table-cell>
              <table:table-cell office:value-type="float" office:value="-0.282459139823914">
                <text:p>-0.282459139823914</text:p>
              </table:table-cell>
              <table:table-cell office:value-type="float" office:value="-1.1042249122222">
                <text:p>-1.1042249122222</text:p>
              </table:table-cell>
              <table:table-cell office:value-type="float" office:value="-0.267185471653564">
                <text:p>-0.267185471653564</text:p>
              </table:table-cell>
              <table:table-cell office:value-type="float" office:value="-1.09880839028642">
                <text:p>-1.09880839028642</text:p>
              </table:table-cell>
              <table:table-cell office:value-type="float" office:value="-0.29885455917771">
                <text:p>-0.29885455917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10442507266998">
                <text:p>-1.10442507266998</text:p>
              </table:table-cell>
              <table:table-cell office:value-type="float" office:value="-0.260714143514633">
                <text:p>-0.260714143514633</text:p>
              </table:table-cell>
              <table:table-cell office:value-type="float" office:value="-1.10405100860087">
                <text:p>-1.10405100860087</text:p>
              </table:table-cell>
              <table:table-cell office:value-type="float" office:value="-0.24537207841406">
                <text:p>-0.24537207841406</text:p>
              </table:table-cell>
              <table:table-cell office:value-type="float" office:value="-1.09890715793111">
                <text:p>-1.09890715793111</text:p>
              </table:table-cell>
              <table:table-cell office:value-type="float" office:value="-0.277040712896163">
                <text:p>-0.277040712896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0429239273071">
                <text:p>-1.10429239273071</text:p>
              </table:table-cell>
              <table:table-cell office:value-type="float" office:value="-0.238931089639664">
                <text:p>-0.238931089639664</text:p>
              </table:table-cell>
              <table:table-cell office:value-type="float" office:value="-1.10386763605329">
                <text:p>-1.10386763605329</text:p>
              </table:table-cell>
              <table:table-cell office:value-type="float" office:value="-0.223636699748001">
                <text:p>-0.223636699748001</text:p>
              </table:table-cell>
              <table:table-cell office:value-type="float" office:value="-1.09799388070449">
                <text:p>-1.09799388070449</text:p>
              </table:table-cell>
              <table:table-cell office:value-type="float" office:value="-0.256304346859188">
                <text:p>-0.256304346859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0445702075958">
                <text:p>-1.10445702075958</text:p>
              </table:table-cell>
              <table:table-cell office:value-type="float" office:value="-0.217197492718697">
                <text:p>-0.217197492718697</text:p>
              </table:table-cell>
              <table:table-cell office:value-type="float" office:value="-1.10371156837972">
                <text:p>-1.10371156837972</text:p>
              </table:table-cell>
              <table:table-cell office:value-type="float" office:value="-0.201885369457819">
                <text:p>-0.201885369457819</text:p>
              </table:table-cell>
              <table:table-cell office:value-type="float" office:value="-1.09808921433541">
                <text:p>-1.09808921433541</text:p>
              </table:table-cell>
              <table:table-cell office:value-type="float" office:value="-0.234552681630247">
                <text:p>-0.234552681630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0436916351318">
                <text:p>-1.10436916351318</text:p>
              </table:table-cell>
              <table:table-cell office:value-type="float" office:value="-0.195428088307381">
                <text:p>-0.195428088307381</text:p>
              </table:table-cell>
              <table:table-cell office:value-type="float" office:value="-1.1035511597425">
                <text:p>-1.1035511597425</text:p>
              </table:table-cell>
              <table:table-cell office:value-type="float" office:value="-0.180132246795895">
                <text:p>-0.180132246795895</text:p>
              </table:table-cell>
              <table:table-cell office:value-type="float" office:value="-1.08919249301409">
                <text:p>-1.08919249301409</text:p>
              </table:table-cell>
              <table:table-cell office:value-type="float" office:value="-0.208800779102767">
                <text:p>-0.208800779102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042754650116">
                <text:p>-1.1042754650116</text:p>
              </table:table-cell>
              <table:table-cell office:value-type="float" office:value="-0.173699483275414">
                <text:p>-0.173699483275414</text:p>
              </table:table-cell>
              <table:table-cell office:value-type="float" office:value="-1.10340251724848">
                <text:p>-1.10340251724848</text:p>
              </table:table-cell>
              <table:table-cell office:value-type="float" office:value="-0.158411628365407">
                <text:p>-0.158411628365407</text:p>
              </table:table-cell>
              <table:table-cell office:value-type="float" office:value="-1.08821579804951">
                <text:p>-1.08821579804951</text:p>
              </table:table-cell>
              <table:table-cell office:value-type="float" office:value="-0.185080463824709">
                <text:p>-0.1850804638247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0384821891785">
                <text:p>-1.10384821891785</text:p>
              </table:table-cell>
              <table:table-cell office:value-type="float" office:value="-0.151945322751999">
                <text:p>-0.151945322751999</text:p>
              </table:table-cell>
              <table:table-cell office:value-type="float" office:value="-1.10325383081806">
                <text:p>-1.10325383081806</text:p>
              </table:table-cell>
              <table:table-cell office:value-type="float" office:value="-0.136637877413475">
                <text:p>-0.136637877413475</text:p>
              </table:table-cell>
              <table:table-cell office:value-type="float" office:value="-1.08720061352806">
                <text:p>-1.08720061352806</text:p>
              </table:table-cell>
              <table:table-cell office:value-type="float" office:value="-0.163306210788174">
                <text:p>-0.163306210788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0368144512177">
                <text:p>-1.10368144512177</text:p>
              </table:table-cell>
              <table:table-cell office:value-type="float" office:value="-0.130187660455704">
                <text:p>-0.130187660455704</text:p>
              </table:table-cell>
              <table:table-cell office:value-type="float" office:value="-1.10310959640975">
                <text:p>-1.10310959640975</text:p>
              </table:table-cell>
              <table:table-cell office:value-type="float" office:value="-0.114861807646613">
                <text:p>-0.114861807646613</text:p>
              </table:table-cell>
              <table:table-cell office:value-type="float" office:value="-1.08718742583369">
                <text:p>-1.08718742583369</text:p>
              </table:table-cell>
              <table:table-cell office:value-type="float" office:value="-0.141529667349407">
                <text:p>-0.141529667349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0327482223511">
                <text:p>-1.10327482223511</text:p>
              </table:table-cell>
              <table:table-cell office:value-type="float" office:value="-0.108414500951767">
                <text:p>-0.108414500951767</text:p>
              </table:table-cell>
              <table:table-cell office:value-type="float" office:value="-1.10295787016463">
                <text:p>-1.10295787016463</text:p>
              </table:table-cell>
              <table:table-cell office:value-type="float" office:value="-0.093142648237438">
                <text:p>-0.093142648237438</text:p>
              </table:table-cell>
              <table:table-cell office:value-type="float" office:value="-1.08815851974015">
                <text:p>-1.08815851974015</text:p>
              </table:table-cell>
              <table:table-cell office:value-type="float" office:value="-0.118810396526026">
                <text:p>-0.118810396526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0280382633209">
                <text:p>-1.10280382633209</text:p>
              </table:table-cell>
              <table:table-cell office:value-type="float" office:value="-0.0867423936724663">
                <text:p>-0.0867423936724663</text:p>
              </table:table-cell>
              <table:table-cell office:value-type="float" office:value="-1.10284347830255">
                <text:p>-1.10284347830255</text:p>
              </table:table-cell>
              <table:table-cell office:value-type="float" office:value="-0.0714659829250684">
                <text:p>-0.0714659829250684</text:p>
              </table:table-cell>
              <table:table-cell office:value-type="float" office:value="-1.08715380742202">
                <text:p>-1.08715380742202</text:p>
              </table:table-cell>
              <table:table-cell office:value-type="float" office:value="-0.0971334299848229">
                <text:p>-0.0971334299848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0256481170654">
                <text:p>-1.10256481170654</text:p>
              </table:table-cell>
              <table:table-cell office:value-type="float" office:value="-0.0650109499692917">
                <text:p>-0.0650109499692917</text:p>
              </table:table-cell>
              <table:table-cell office:value-type="float" office:value="-1.10275368541812">
                <text:p>-1.10275368541812</text:p>
              </table:table-cell>
              <table:table-cell office:value-type="float" office:value="-0.0497199310307978">
                <text:p>-0.0497199310307978</text:p>
              </table:table-cell>
              <table:table-cell office:value-type="float" office:value="-1.08612862034731">
                <text:p>-1.08612862034731</text:p>
              </table:table-cell>
              <table:table-cell office:value-type="float" office:value="-0.0753872077597962">
                <text:p>-0.0753872077597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10236239433289">
                <text:p>-1.10236239433289</text:p>
              </table:table-cell>
              <table:table-cell office:value-type="float" office:value="-0.0432366915047169">
                <text:p>-0.0432366915047169</text:p>
              </table:table-cell>
              <table:table-cell office:value-type="float" office:value="-1.10267946019043">
                <text:p>-1.10267946019043</text:p>
              </table:table-cell>
              <table:table-cell office:value-type="float" office:value="-0.0278989613275773">
                <text:p>-0.0278989613275773</text:p>
              </table:table-cell>
              <table:table-cell office:value-type="float" office:value="-1.08609469654232">
                <text:p>-1.08609469654232</text:p>
              </table:table-cell>
              <table:table-cell office:value-type="float" office:value="-0.0525677365207729">
                <text:p>-0.05256773652077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0260915756226">
                <text:p>-1.10260915756226</text:p>
              </table:table-cell>
              <table:table-cell office:value-type="float" office:value="-0.0214220229536295">
                <text:p>-0.0214220229536295</text:p>
              </table:table-cell>
              <table:table-cell office:value-type="float" office:value="-1.10264360204184">
                <text:p>-1.10264360204184</text:p>
              </table:table-cell>
              <table:table-cell office:value-type="float" office:value="-0.00610420437238689">
                <text:p>-0.00610420437238689</text:p>
              </table:table-cell>
              <table:table-cell office:value-type="float" office:value="-1.08707974871346">
                <text:p>-1.08707974871346</text:p>
              </table:table-cell>
              <table:table-cell office:value-type="float" office:value="-0.0307729549229078">
                <text:p>-0.0307729549229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289227962494">
                <text:p>-1.10289227962494</text:p>
              </table:table-cell>
              <table:table-cell office:value-type="float" office:value="0.000332836294546723">
                <text:p>0.000332836294546723</text:p>
              </table:table-cell>
              <table:table-cell office:value-type="float" office:value="-1.10262485019097">
                <text:p>-1.10262485019097</text:p>
              </table:table-cell>
              <table:table-cell office:value-type="float" office:value="0.0156570928805027">
                <text:p>0.0156570928805027</text:p>
              </table:table-cell>
              <table:table-cell office:value-type="float" office:value="-1.08710241823598">
                <text:p>-1.08710241823598</text:p>
              </table:table-cell>
              <table:table-cell office:value-type="float" office:value="-0.00901166139854943">
                <text:p>-0.009011661398549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0258138179779">
                <text:p>-1.10258138179779</text:p>
              </table:table-cell>
              <table:table-cell office:value-type="float" office:value="0.0221459753811359">
                <text:p>0.0221459753811359</text:p>
              </table:table-cell>
              <table:table-cell office:value-type="float" office:value="-1.10262946540948">
                <text:p>-1.10262946540948</text:p>
              </table:table-cell>
              <table:table-cell office:value-type="float" office:value="0.0374683964846255">
                <text:p>0.0374683964846255</text:p>
              </table:table-cell>
              <table:table-cell office:value-type="float" office:value="-1.08615999084158">
                <text:p>-1.08615999084158</text:p>
              </table:table-cell>
              <table:table-cell office:value-type="float" office:value="0.0127995677618219">
                <text:p>0.0127995677618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0261797904968">
                <text:p>-1.10261797904968</text:p>
              </table:table-cell>
              <table:table-cell office:value-type="float" office:value="0.0438854545354843">
                <text:p>0.0438854545354843</text:p>
              </table:table-cell>
              <table:table-cell office:value-type="float" office:value="-1.1026440005694">
                <text:p>-1.1026440005694</text:p>
              </table:table-cell>
              <table:table-cell office:value-type="float" office:value="0.0591522919693109">
                <text:p>0.0591522919693109</text:p>
              </table:table-cell>
              <table:table-cell office:value-type="float" office:value="-1.08717885178557">
                <text:p>-1.08717885178557</text:p>
              </table:table-cell>
              <table:table-cell office:value-type="float" office:value="0.0364802628941492">
                <text:p>0.03648026289414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0205078125">
                <text:p>-1.10205078125</text:p>
              </table:table-cell>
              <table:table-cell office:value-type="float" office:value="0.0655597150325775">
                <text:p>0.0655597150325775</text:p>
              </table:table-cell>
              <table:table-cell office:value-type="float" office:value="-1.10262064746831">
                <text:p>-1.10262064746831</text:p>
              </table:table-cell>
              <table:table-cell office:value-type="float" office:value="0.0808642106387828">
                <text:p>0.0808642106387828</text:p>
              </table:table-cell>
              <table:table-cell office:value-type="float" office:value="-1.08620458769917">
                <text:p>-1.08620458769917</text:p>
              </table:table-cell>
              <table:table-cell office:value-type="float" office:value="0.058192179340203">
                <text:p>0.058192179340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0188043117523">
                <text:p>-1.10188043117523</text:p>
              </table:table-cell>
              <table:table-cell office:value-type="float" office:value="0.0873104333877564">
                <text:p>0.0873104333877564</text:p>
              </table:table-cell>
              <table:table-cell office:value-type="float" office:value="-1.10261977497564">
                <text:p>-1.10261977497564</text:p>
              </table:table-cell>
              <table:table-cell office:value-type="float" office:value="0.102598724857721">
                <text:p>0.102598724857721</text:p>
              </table:table-cell>
              <table:table-cell office:value-type="float" office:value="-1.08614325673009">
                <text:p>-1.08614325673009</text:p>
              </table:table-cell>
              <table:table-cell office:value-type="float" office:value="0.0809250087090163">
                <text:p>0.0809250087090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0185885429382">
                <text:p>-1.10185885429382</text:p>
              </table:table-cell>
              <table:table-cell office:value-type="float" office:value="0.109057351946831">
                <text:p>0.109057351946831</text:p>
              </table:table-cell>
              <table:table-cell office:value-type="float" office:value="-1.10263854008799">
                <text:p>-1.10263854008799</text:p>
              </table:table-cell>
              <table:table-cell office:value-type="float" office:value="0.124373106515662">
                <text:p>0.124373106515662</text:p>
              </table:table-cell>
              <table:table-cell office:value-type="float" office:value="-1.08604810504503">
                <text:p>-1.08604810504503</text:p>
              </table:table-cell>
              <table:table-cell office:value-type="float" office:value="0.104695993880894">
                <text:p>0.104695993880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0203218460083">
                <text:p>-1.10203218460083</text:p>
              </table:table-cell>
              <table:table-cell office:value-type="float" office:value="0.130845755338669">
                <text:p>0.130845755338669</text:p>
              </table:table-cell>
              <table:table-cell office:value-type="float" office:value="-1.10268119600455">
                <text:p>-1.10268119600455</text:p>
              </table:table-cell>
              <table:table-cell office:value-type="float" office:value="0.146177130495473">
                <text:p>0.146177130495473</text:p>
              </table:table-cell>
              <table:table-cell office:value-type="float" office:value="-1.08594514195185">
                <text:p>-1.08594514195185</text:p>
              </table:table-cell>
              <table:table-cell office:value-type="float" office:value="0.128497818303877">
                <text:p>0.1284978183038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0246634483337">
                <text:p>-1.10246634483337</text:p>
              </table:table-cell>
              <table:table-cell office:value-type="float" office:value="0.152650579810143">
                <text:p>0.152650579810143</text:p>
              </table:table-cell>
              <table:table-cell office:value-type="float" office:value="-1.10274903683114">
                <text:p>-1.10274903683114</text:p>
              </table:table-cell>
              <table:table-cell office:value-type="float" office:value="0.167958958156188">
                <text:p>0.167958958156188</text:p>
              </table:table-cell>
              <table:table-cell office:value-type="float" office:value="-1.08581611008655">
                <text:p>-1.08581611008655</text:p>
              </table:table-cell>
              <table:table-cell office:value-type="float" office:value="0.153276971415408">
                <text:p>0.153276971415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10242509841919">
                <text:p>-1.10242509841919</text:p>
              </table:table-cell>
              <table:table-cell office:value-type="float" office:value="0.174392461776733">
                <text:p>0.174392461776733</text:p>
              </table:table-cell>
              <table:table-cell office:value-type="float" office:value="-1.1028186077999">
                <text:p>-1.1028186077999</text:p>
              </table:table-cell>
              <table:table-cell office:value-type="float" office:value="0.189684785085713">
                <text:p>0.189684785085713</text:p>
              </table:table-cell>
              <table:table-cell office:value-type="float" office:value="-1.08667809653888">
                <text:p>-1.08667809653888</text:p>
              </table:table-cell>
              <table:table-cell office:value-type="float" office:value="0.1770016742252">
                <text:p>0.1770016742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10252809524536">
                <text:p>-1.10252809524536</text:p>
              </table:table-cell>
              <table:table-cell office:value-type="float" office:value="0.196133360266686">
                <text:p>0.196133360266686</text:p>
              </table:table-cell>
              <table:table-cell office:value-type="float" office:value="-1.1028930913566">
                <text:p>-1.1028930913566</text:p>
              </table:table-cell>
              <table:table-cell office:value-type="float" office:value="0.211442915940852">
                <text:p>0.211442915940852</text:p>
              </table:table-cell>
              <table:table-cell office:value-type="float" office:value="-1.08648341477765">
                <text:p>-1.08648341477765</text:p>
              </table:table-cell>
              <table:table-cell office:value-type="float" office:value="0.200758261915857">
                <text:p>0.200758261915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10259342193604">
                <text:p>-1.10259342193604</text:p>
              </table:table-cell>
              <table:table-cell office:value-type="float" office:value="0.217904090881348">
                <text:p>0.217904090881348</text:p>
              </table:table-cell>
              <table:table-cell office:value-type="float" office:value="-1.10294392333265">
                <text:p>-1.10294392333265</text:p>
              </table:table-cell>
              <table:table-cell office:value-type="float" office:value="0.233259587221959">
                <text:p>0.233259587221959</text:p>
              </table:table-cell>
              <table:table-cell office:value-type="float" office:value="-1.08720495937679">
                <text:p>-1.08720495937679</text:p>
              </table:table-cell>
              <table:table-cell office:value-type="float" office:value="0.223572820586478">
                <text:p>0.223572820586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10280919075012">
                <text:p>-1.10280919075012</text:p>
              </table:table-cell>
              <table:table-cell office:value-type="float" office:value="0.239725634455681">
                <text:p>0.239725634455681</text:p>
              </table:table-cell>
              <table:table-cell office:value-type="float" office:value="-1.10300344063864">
                <text:p>-1.10300344063864</text:p>
              </table:table-cell>
              <table:table-cell office:value-type="float" office:value="0.255076155475126">
                <text:p>0.255076155475126</text:p>
              </table:table-cell>
              <table:table-cell office:value-type="float" office:value="-1.09586848754511">
                <text:p>-1.09586848754511</text:p>
              </table:table-cell>
              <table:table-cell office:value-type="float" office:value="0.25039900372346">
                <text:p>0.25039900372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10192441940308">
                <text:p>-1.10192441940308</text:p>
              </table:table-cell>
              <table:table-cell office:value-type="float" office:value="0.261491596698761">
                <text:p>0.261491596698761</text:p>
              </table:table-cell>
              <table:table-cell office:value-type="float" office:value="-1.1030256997685">
                <text:p>-1.1030256997685</text:p>
              </table:table-cell>
              <table:table-cell office:value-type="float" office:value="0.276793513624347">
                <text:p>0.276793513624347</text:p>
              </table:table-cell>
              <table:table-cell office:value-type="float" office:value="-1.09653549630856">
                <text:p>-1.09653549630856</text:p>
              </table:table-cell>
              <table:table-cell office:value-type="float" office:value="0.276112597585633">
                <text:p>0.2761125975856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10207557678223">
                <text:p>-1.10207557678223</text:p>
              </table:table-cell>
              <table:table-cell office:value-type="float" office:value="0.283163875341415">
                <text:p>0.283163875341415</text:p>
              </table:table-cell>
              <table:table-cell office:value-type="float" office:value="-1.10301794627849">
                <text:p>-1.10301794627849</text:p>
              </table:table-cell>
              <table:table-cell office:value-type="float" office:value="0.298486541642413">
                <text:p>0.298486541642413</text:p>
              </table:table-cell>
              <table:table-cell office:value-type="float" office:value="-1.09605113849348">
                <text:p>-1.09605113849348</text:p>
              </table:table-cell>
              <table:table-cell office:value-type="float" office:value="0.297800218990853">
                <text:p>0.2978002189908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10186159610748">
                <text:p>-1.10186159610748</text:p>
              </table:table-cell>
              <table:table-cell office:value-type="float" office:value="0.304913938045502">
                <text:p>0.304913938045502</text:p>
              </table:table-cell>
              <table:table-cell office:value-type="float" office:value="-1.103017040548">
                <text:p>-1.103017040548</text:p>
              </table:table-cell>
              <table:table-cell office:value-type="float" office:value="0.320289064759739">
                <text:p>0.320289064759739</text:p>
              </table:table-cell>
              <table:table-cell office:value-type="float" office:value="-1.09658818443088">
                <text:p>-1.09658818443088</text:p>
              </table:table-cell>
              <table:table-cell office:value-type="float" office:value="0.319597910813028">
                <text:p>0.319597910813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0186064243317">
                <text:p>-1.10186064243317</text:p>
              </table:table-cell>
              <table:table-cell office:value-type="float" office:value="0.326706051826477">
                <text:p>0.326706051826477</text:p>
              </table:table-cell>
              <table:table-cell office:value-type="float" office:value="-1.10301811047975">
                <text:p>-1.10301811047975</text:p>
              </table:table-cell>
              <table:table-cell office:value-type="float" office:value="0.342067746011686">
                <text:p>0.342067746011686</text:p>
              </table:table-cell>
              <table:table-cell office:value-type="float" office:value="-1.09612765220267">
                <text:p>-1.09612765220267</text:p>
              </table:table-cell>
              <table:table-cell office:value-type="float" office:value="0.341371722337091">
                <text:p>0.341371722337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10156536102295">
                <text:p>-1.10156536102295</text:p>
              </table:table-cell>
              <table:table-cell office:value-type="float" office:value="0.348488599061966">
                <text:p>0.348488599061966</text:p>
              </table:table-cell>
              <table:table-cell office:value-type="float" office:value="-1.10301963154743">
                <text:p>-1.10301963154743</text:p>
              </table:table-cell>
              <table:table-cell office:value-type="float" office:value="0.363868535791692">
                <text:p>0.363868535791692</text:p>
              </table:table-cell>
              <table:table-cell office:value-type="float" office:value="-1.09569222441505">
                <text:p>-1.09569222441505</text:p>
              </table:table-cell>
              <table:table-cell office:value-type="float" office:value="0.36316816333069">
                <text:p>0.363168163330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011598110199">
                <text:p>-1.1011598110199</text:p>
              </table:table-cell>
              <table:table-cell office:value-type="float" office:value="0.370254695415497">
                <text:p>0.370254695415497</text:p>
              </table:table-cell>
              <table:table-cell office:value-type="float" office:value="-1.10298105278117">
                <text:p>-1.10298105278117</text:p>
              </table:table-cell>
              <table:table-cell office:value-type="float" office:value="0.385616746337044">
                <text:p>0.385616746337044</text:p>
              </table:table-cell>
              <table:table-cell office:value-type="float" office:value="-1.09523838586801">
                <text:p>-1.09523838586801</text:p>
              </table:table-cell>
              <table:table-cell office:value-type="float" office:value="0.384911746942604">
                <text:p>0.384911746942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1016583442688">
                <text:p>-1.1016583442688</text:p>
              </table:table-cell>
              <table:table-cell office:value-type="float" office:value="0.391978770494461">
                <text:p>0.391978770494461</text:p>
              </table:table-cell>
              <table:table-cell office:value-type="float" office:value="-1.10296699236069">
                <text:p>-1.10296699236069</text:p>
              </table:table-cell>
              <table:table-cell office:value-type="float" office:value="0.40733505547969">
                <text:p>0.40733505547969</text:p>
              </table:table-cell>
              <table:table-cell office:value-type="float" office:value="-1.0957780971938">
                <text:p>-1.0957780971938</text:p>
              </table:table-cell>
              <table:table-cell office:value-type="float" office:value="0.406625266761015">
                <text:p>0.4066252667610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10260272026062">
                <text:p>-1.10260272026062</text:p>
              </table:table-cell>
              <table:table-cell office:value-type="float" office:value="0.413370996713638">
                <text:p>0.413370996713638</text:p>
              </table:table-cell>
              <table:table-cell office:value-type="float" office:value="-1.10297328935456">
                <text:p>-1.10297328935456</text:p>
              </table:table-cell>
              <table:table-cell office:value-type="float" office:value="0.428374304434356">
                <text:p>0.428374304434356</text:p>
              </table:table-cell>
              <table:table-cell office:value-type="float" office:value="-1.09438173462211">
                <text:p>-1.09438173462211</text:p>
              </table:table-cell>
              <table:table-cell office:value-type="float" office:value="0.434651498286915">
                <text:p>0.434651498286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10536122322083">
                <text:p>-1.10536122322083</text:p>
              </table:table-cell>
              <table:table-cell office:value-type="float" office:value="0.433789283037186">
                <text:p>0.433789283037186</text:p>
              </table:table-cell>
              <table:table-cell office:value-type="float" office:value="-1.10186492254494">
                <text:p>-1.10186492254494</text:p>
              </table:table-cell>
              <table:table-cell office:value-type="float" office:value="0.448385547255476">
                <text:p>0.448385547255476</text:p>
              </table:table-cell>
              <table:table-cell office:value-type="float" office:value="-1.09657718123077">
                <text:p>-1.09657718123077</text:p>
              </table:table-cell>
              <table:table-cell office:value-type="float" office:value="0.446709753782516">
                <text:p>0.446709753782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10867989063263">
                <text:p>-1.10867989063263</text:p>
              </table:table-cell>
              <table:table-cell office:value-type="float" office:value="0.452768087387085">
                <text:p>0.452768087387085</text:p>
              </table:table-cell>
              <table:table-cell office:value-type="float" office:value="-1.09872441276926">
                <text:p>-1.09872441276926</text:p>
              </table:table-cell>
              <table:table-cell office:value-type="float" office:value="0.466829166857645">
                <text:p>0.466829166857645</text:p>
              </table:table-cell>
              <table:table-cell office:value-type="float" office:value="-1.10358759102474">
                <text:p>-1.10358759102474</text:p>
              </table:table-cell>
              <table:table-cell office:value-type="float" office:value="0.463303799316215">
                <text:p>0.4633037993162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11247754096985">
                <text:p>-1.11247754096985</text:p>
              </table:table-cell>
              <table:table-cell office:value-type="float" office:value="0.47042578458786">
                <text:p>0.47042578458786</text:p>
              </table:table-cell>
              <table:table-cell office:value-type="float" office:value="-1.09309267315522">
                <text:p>-1.09309267315522</text:p>
              </table:table-cell>
              <table:table-cell office:value-type="float" office:value="0.483265150491099">
                <text:p>0.483265150491099</text:p>
              </table:table-cell>
              <table:table-cell office:value-type="float" office:value="-1.09966162250329">
                <text:p>-1.09966162250329</text:p>
              </table:table-cell>
              <table:table-cell office:value-type="float" office:value="0.474192727523698">
                <text:p>0.474192727523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1609935760498">
                <text:p>-1.11609935760498</text:p>
              </table:table-cell>
              <table:table-cell office:value-type="float" office:value="0.486215084791184">
                <text:p>0.486215084791184</text:p>
              </table:table-cell>
              <table:table-cell office:value-type="float" office:value="-1.08536349317731">
                <text:p>-1.08536349317731</text:p>
              </table:table-cell>
              <table:table-cell office:value-type="float" office:value="0.496412824073252">
                <text:p>0.496412824073252</text:p>
              </table:table-cell>
              <table:table-cell office:value-type="float" office:value="-1.10697596258226">
                <text:p>-1.10697596258226</text:p>
              </table:table-cell>
              <table:table-cell office:value-type="float" office:value="0.488348105661004">
                <text:p>0.488348105661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11831891536713">
                <text:p>-1.11831891536713</text:p>
              </table:table-cell>
              <table:table-cell office:value-type="float" office:value="0.501421332359314">
                <text:p>0.501421332359314</text:p>
              </table:table-cell>
              <table:table-cell office:value-type="float" office:value="-1.07454541310834">
                <text:p>-1.07454541310834</text:p>
              </table:table-cell>
              <table:table-cell office:value-type="float" office:value="0.507576815071996">
                <text:p>0.507576815071996</text:p>
              </table:table-cell>
              <table:table-cell office:value-type="float" office:value="-1.11503841798967">
                <text:p>-1.11503841798967</text:p>
              </table:table-cell>
              <table:table-cell office:value-type="float" office:value="0.501079107378589">
                <text:p>0.501079107378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11483871936798">
                <text:p>-1.11483871936798</text:p>
              </table:table-cell>
              <table:table-cell office:value-type="float" office:value="0.516808986663818">
                <text:p>0.516808986663818</text:p>
              </table:table-cell>
              <table:table-cell office:value-type="float" office:value="-1.06076986485493">
                <text:p>-1.06076986485493</text:p>
              </table:table-cell>
              <table:table-cell office:value-type="float" office:value="0.516514778139308">
                <text:p>0.516514778139308</text:p>
              </table:table-cell>
              <table:table-cell office:value-type="float" office:value="-1.11367922636282">
                <text:p>-1.11367922636282</text:p>
              </table:table-cell>
              <table:table-cell office:value-type="float" office:value="0.508051509879877">
                <text:p>0.5080515098798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10459959506989">
                <text:p>-1.10459959506989</text:p>
              </table:table-cell>
              <table:table-cell office:value-type="float" office:value="0.530225694179535">
                <text:p>0.530225694179535</text:p>
              </table:table-cell>
              <table:table-cell office:value-type="float" office:value="-1.04438780718026">
                <text:p>-1.04438780718026</text:p>
              </table:table-cell>
              <table:table-cell office:value-type="float" office:value="0.523159161250203">
                <text:p>0.523159161250203</text:p>
              </table:table-cell>
              <table:table-cell office:value-type="float" office:value="-1.11519529838991">
                <text:p>-1.11519529838991</text:p>
              </table:table-cell>
              <table:table-cell office:value-type="float" office:value="0.51565070204365">
                <text:p>0.51565070204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08883166313171">
                <text:p>-1.08883166313171</text:p>
              </table:table-cell>
              <table:table-cell office:value-type="float" office:value="0.540321826934815">
                <text:p>0.540321826934815</text:p>
              </table:table-cell>
              <table:table-cell office:value-type="float" office:value="-1.02514557341484">
                <text:p>-1.02514557341484</text:p>
              </table:table-cell>
              <table:table-cell office:value-type="float" office:value="0.527753428580103">
                <text:p>0.527753428580103</text:p>
              </table:table-cell>
              <table:table-cell office:value-type="float" office:value="-1.09946938596843">
                <text:p>-1.09946938596843</text:p>
              </table:table-cell>
              <table:table-cell office:value-type="float" office:value="0.521056175177771">
                <text:p>0.5210561751777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06965744495392">
                <text:p>-1.06965744495392</text:p>
              </table:table-cell>
              <table:table-cell office:value-type="float" office:value="0.547859132289887">
                <text:p>0.547859132289887</text:p>
              </table:table-cell>
              <table:table-cell office:value-type="float" office:value="-1.00403035802369">
                <text:p>-1.00403035802369</text:p>
              </table:table-cell>
              <table:table-cell office:value-type="float" office:value="0.530422015994689">
                <text:p>0.530422015994689</text:p>
              </table:table-cell>
              <table:table-cell office:value-type="float" office:value="-1.08860370575583">
                <text:p>-1.08860370575583</text:p>
              </table:table-cell>
              <table:table-cell office:value-type="float" office:value="0.539295137281251">
                <text:p>0.539295137281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04855763912201">
                <text:p>-1.04855763912201</text:p>
              </table:table-cell>
              <table:table-cell office:value-type="float" office:value="0.55258047580719">
                <text:p>0.55258047580719</text:p>
              </table:table-cell>
              <table:table-cell office:value-type="float" office:value="-0.982186182318306">
                <text:p>-0.982186182318306</text:p>
              </table:table-cell>
              <table:table-cell office:value-type="float" office:value="0.53152336082374">
                <text:p>0.53152336082374</text:p>
              </table:table-cell>
              <table:table-cell office:value-type="float" office:value="-1.06756777315933">
                <text:p>-1.06756777315933</text:p>
              </table:table-cell>
              <table:table-cell office:value-type="float" office:value="0.543017663496675">
                <text:p>0.543017663496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02684354782105">
                <text:p>-1.02684354782105</text:p>
              </table:table-cell>
              <table:table-cell office:value-type="float" office:value="0.555335998535156">
                <text:p>0.555335998535156</text:p>
              </table:table-cell>
              <table:table-cell office:value-type="float" office:value="-0.960339144062053">
                <text:p>-0.960339144062053</text:p>
              </table:table-cell>
              <table:table-cell office:value-type="float" office:value="0.531524108388209">
                <text:p>0.531524108388209</text:p>
              </table:table-cell>
              <table:table-cell office:value-type="float" office:value="-1.05074386986745">
                <text:p>-1.05074386986745</text:p>
              </table:table-cell>
              <table:table-cell office:value-type="float" office:value="0.546057335661993">
                <text:p>0.546057335661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00505244731903">
                <text:p>-1.00505244731903</text:p>
              </table:table-cell>
              <table:table-cell office:value-type="float" office:value="0.555790722370148">
                <text:p>0.555790722370148</text:p>
              </table:table-cell>
              <table:table-cell office:value-type="float" office:value="-0.938528665127017">
                <text:p>-0.938528665127017</text:p>
              </table:table-cell>
              <table:table-cell office:value-type="float" office:value="0.530740315705072">
                <text:p>0.530740315705072</text:p>
              </table:table-cell>
              <table:table-cell office:value-type="float" office:value="-1.02991937827131">
                <text:p>-1.02991937827131</text:p>
              </table:table-cell>
              <table:table-cell office:value-type="float" office:value="0.546199958687751">
                <text:p>0.5461999586877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83275055885315">
                <text:p>-0.983275055885315</text:p>
              </table:table-cell>
              <table:table-cell office:value-type="float" office:value="0.55508679151535">
                <text:p>0.55508679151535</text:p>
              </table:table-cell>
              <table:table-cell office:value-type="float" office:value="-0.916767182694255">
                <text:p>-0.916767182694255</text:p>
              </table:table-cell>
              <table:table-cell office:value-type="float" office:value="0.529406462408087">
                <text:p>0.529406462408087</text:p>
              </table:table-cell>
              <table:table-cell office:value-type="float" office:value="-1.00912318013564">
                <text:p>-1.00912318013564</text:p>
              </table:table-cell>
              <table:table-cell office:value-type="float" office:value="0.546662619962941">
                <text:p>0.546662619962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6155172586441">
                <text:p>-0.96155172586441</text:p>
              </table:table-cell>
              <table:table-cell office:value-type="float" office:value="0.554210901260376">
                <text:p>0.554210901260376</text:p>
              </table:table-cell>
              <table:table-cell office:value-type="float" office:value="-0.895093771783673">
                <text:p>-0.895093771783673</text:p>
              </table:table-cell>
              <table:table-cell office:value-type="float" office:value="0.5277319155553">
                <text:p>0.5277319155553</text:p>
              </table:table-cell>
              <table:table-cell office:value-type="float" office:value="-0.987410804835997">
                <text:p>-0.987410804835997</text:p>
              </table:table-cell>
              <table:table-cell office:value-type="float" office:value="0.54560375240775">
                <text:p>0.54560375240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3987900018692">
                <text:p>-0.93987900018692</text:p>
              </table:table-cell>
              <table:table-cell office:value-type="float" office:value="0.552589416503906">
                <text:p>0.552589416503906</text:p>
              </table:table-cell>
              <table:table-cell office:value-type="float" office:value="-0.873465393954789">
                <text:p>-0.873465393954789</text:p>
              </table:table-cell>
              <table:table-cell office:value-type="float" office:value="0.525814355963221">
                <text:p>0.525814355963221</text:p>
              </table:table-cell>
              <table:table-cell office:value-type="float" office:value="-0.965746429662101">
                <text:p>-0.965746429662101</text:p>
              </table:table-cell>
              <table:table-cell office:value-type="float" office:value="0.543137831477041">
                <text:p>0.5431378314770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18200850486755">
                <text:p>-0.918200850486755</text:p>
              </table:table-cell>
              <table:table-cell office:value-type="float" office:value="0.551425397396088">
                <text:p>0.551425397396088</text:p>
              </table:table-cell>
              <table:table-cell office:value-type="float" office:value="-0.851888745349393">
                <text:p>-0.851888745349393</text:p>
              </table:table-cell>
              <table:table-cell office:value-type="float" office:value="0.52377415891708">
                <text:p>0.52377415891708</text:p>
              </table:table-cell>
              <table:table-cell office:value-type="float" office:value="-0.944136864632279">
                <text:p>-0.944136864632279</text:p>
              </table:table-cell>
              <table:table-cell office:value-type="float" office:value="0.543459923050878">
                <text:p>0.5434599230508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896636724472046">
                <text:p>-0.896636724472046</text:p>
              </table:table-cell>
              <table:table-cell office:value-type="float" office:value="0.549420535564423">
                <text:p>0.549420535564423</text:p>
              </table:table-cell>
              <table:table-cell office:value-type="float" office:value="-0.83033198314419">
                <text:p>-0.83033198314419</text:p>
              </table:table-cell>
              <table:table-cell office:value-type="float" office:value="0.521635893770753">
                <text:p>0.521635893770753</text:p>
              </table:table-cell>
              <table:table-cell office:value-type="float" office:value="-0.922546873761883">
                <text:p>-0.922546873761883</text:p>
              </table:table-cell>
              <table:table-cell office:value-type="float" office:value="0.54167039066146">
                <text:p>0.54167039066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75065565109253">
                <text:p>-0.875065565109253</text:p>
              </table:table-cell>
              <table:table-cell office:value-type="float" office:value="0.547882497310638">
                <text:p>0.547882497310638</text:p>
              </table:table-cell>
              <table:table-cell office:value-type="float" office:value="-0.808862342674829">
                <text:p>-0.808862342674829</text:p>
              </table:table-cell>
              <table:table-cell office:value-type="float" office:value="0.519435250601403">
                <text:p>0.519435250601403</text:p>
              </table:table-cell>
              <table:table-cell office:value-type="float" office:value="-0.901047164269567">
                <text:p>-0.901047164269567</text:p>
              </table:table-cell>
              <table:table-cell office:value-type="float" office:value="0.539768078282086">
                <text:p>0.539768078282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853566944599152">
                <text:p>-0.853566944599152</text:p>
              </table:table-cell>
              <table:table-cell office:value-type="float" office:value="0.546085119247437">
                <text:p>0.546085119247437</text:p>
              </table:table-cell>
              <table:table-cell office:value-type="float" office:value="-0.787413387502653">
                <text:p>-0.787413387502653</text:p>
              </table:table-cell>
              <table:table-cell office:value-type="float" office:value="0.517242897449812">
                <text:p>0.517242897449812</text:p>
              </table:table-cell>
              <table:table-cell office:value-type="float" office:value="-0.879572323031736">
                <text:p>-0.879572323031736</text:p>
              </table:table-cell>
              <table:table-cell office:value-type="float" office:value="0.536828205964351">
                <text:p>0.5368282059643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832063674926758">
                <text:p>-0.832063674926758</text:p>
              </table:table-cell>
              <table:table-cell office:value-type="float" office:value="0.544074177742004">
                <text:p>0.544074177742004</text:p>
              </table:table-cell>
              <table:table-cell office:value-type="float" office:value="-0.765843013744562">
                <text:p>-0.765843013744562</text:p>
              </table:table-cell>
              <table:table-cell office:value-type="float" office:value="0.515064978102657">
                <text:p>0.515064978102657</text:p>
              </table:table-cell>
              <table:table-cell office:value-type="float" office:value="-0.857978873870845">
                <text:p>-0.857978873870845</text:p>
              </table:table-cell>
              <table:table-cell office:value-type="float" office:value="0.536862873313268">
                <text:p>0.5368628733132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810528755187988">
                <text:p>-0.810528755187988</text:p>
              </table:table-cell>
              <table:table-cell office:value-type="float" office:value="0.541605830192566">
                <text:p>0.541605830192566</text:p>
              </table:table-cell>
              <table:table-cell office:value-type="float" office:value="-0.744237734680635">
                <text:p>-0.744237734680635</text:p>
              </table:table-cell>
              <table:table-cell office:value-type="float" office:value="0.512886070209079">
                <text:p>0.512886070209079</text:p>
              </table:table-cell>
              <table:table-cell office:value-type="float" office:value="-0.83334891058111">
                <text:p>-0.83334891058111</text:p>
              </table:table-cell>
              <table:table-cell office:value-type="float" office:value="0.522968793273952">
                <text:p>0.522968793273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88978755474091">
                <text:p>-0.788978755474091</text:p>
              </table:table-cell>
              <table:table-cell office:value-type="float" office:value="0.539321660995483">
                <text:p>0.539321660995483</text:p>
              </table:table-cell>
              <table:table-cell office:value-type="float" office:value="-0.722709510072764">
                <text:p>-0.722709510072764</text:p>
              </table:table-cell>
              <table:table-cell office:value-type="float" office:value="0.51078478755941">
                <text:p>0.51078478755941</text:p>
              </table:table-cell>
              <table:table-cell office:value-type="float" office:value="-0.811817315207783">
                <text:p>-0.811817315207783</text:p>
              </table:table-cell>
              <table:table-cell office:value-type="float" office:value="0.520902336349647">
                <text:p>0.5209023363496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67482817173004">
                <text:p>-0.767482817173004</text:p>
              </table:table-cell>
              <table:table-cell office:value-type="float" office:value="0.537145733833313">
                <text:p>0.537145733833313</text:p>
              </table:table-cell>
              <table:table-cell office:value-type="float" office:value="-0.701151752669923">
                <text:p>-0.701151752669923</text:p>
              </table:table-cell>
              <table:table-cell office:value-type="float" office:value="0.508770121549735">
                <text:p>0.508770121549735</text:p>
              </table:table-cell>
              <table:table-cell office:value-type="float" office:value="-0.790256327184852">
                <text:p>-0.790256327184852</text:p>
              </table:table-cell>
              <table:table-cell office:value-type="float" office:value="0.518922543722788">
                <text:p>0.518922543722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45914041996002">
                <text:p>-0.745914041996002</text:p>
              </table:table-cell>
              <table:table-cell office:value-type="float" office:value="0.535011947154999">
                <text:p>0.535011947154999</text:p>
              </table:table-cell>
              <table:table-cell office:value-type="float" office:value="-0.679515422956355">
                <text:p>-0.679515422956355</text:p>
              </table:table-cell>
              <table:table-cell office:value-type="float" office:value="0.506797371012937">
                <text:p>0.506797371012937</text:p>
              </table:table-cell>
              <table:table-cell office:value-type="float" office:value="-0.768616834754353">
                <text:p>-0.768616834754353</text:p>
              </table:table-cell>
              <table:table-cell office:value-type="float" office:value="0.5169847936086">
                <text:p>0.51698479360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724283158779144">
                <text:p>-0.724283158779144</text:p>
              </table:table-cell>
              <table:table-cell office:value-type="float" office:value="0.533043801784515">
                <text:p>0.533043801784515</text:p>
              </table:table-cell>
              <table:table-cell office:value-type="float" office:value="-0.657936801592107">
                <text:p>-0.657936801592107</text:p>
              </table:table-cell>
              <table:table-cell office:value-type="float" office:value="0.504914063083571">
                <text:p>0.504914063083571</text:p>
              </table:table-cell>
              <table:table-cell office:value-type="float" office:value="-0.747035195275554">
                <text:p>-0.747035195275554</text:p>
              </table:table-cell>
              <table:table-cell office:value-type="float" office:value="0.5151363926387">
                <text:p>0.5151363926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02728748321533">
                <text:p>-0.702728748321533</text:p>
              </table:table-cell>
              <table:table-cell office:value-type="float" office:value="0.531143724918366">
                <text:p>0.531143724918366</text:p>
              </table:table-cell>
              <table:table-cell office:value-type="float" office:value="-0.636363753489565">
                <text:p>-0.636363753489565</text:p>
              </table:table-cell>
              <table:table-cell office:value-type="float" office:value="0.503117540171103">
                <text:p>0.503117540171103</text:p>
              </table:table-cell>
              <table:table-cell office:value-type="float" office:value="-0.72545926943026">
                <text:p>-0.72545926943026</text:p>
              </table:table-cell>
              <table:table-cell office:value-type="float" office:value="0.513374767557135">
                <text:p>0.513374767557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681194841861725">
                <text:p>-0.681194841861725</text:p>
              </table:table-cell>
              <table:table-cell office:value-type="float" office:value="0.528685390949249">
                <text:p>0.528685390949249</text:p>
              </table:table-cell>
              <table:table-cell office:value-type="float" office:value="-0.614766978317138">
                <text:p>-0.614766978317138</text:p>
              </table:table-cell>
              <table:table-cell office:value-type="float" office:value="0.501378281475041">
                <text:p>0.501378281475041</text:p>
              </table:table-cell>
              <table:table-cell office:value-type="float" office:value="-0.703859709173847">
                <text:p>-0.703859709173847</text:p>
              </table:table-cell>
              <table:table-cell office:value-type="float" office:value="0.511670444996779">
                <text:p>0.5116704449967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59630954265595">
                <text:p>-0.659630954265595</text:p>
              </table:table-cell>
              <table:table-cell office:value-type="float" office:value="0.527038395404816">
                <text:p>0.527038395404816</text:p>
              </table:table-cell>
              <table:table-cell office:value-type="float" office:value="-0.593205613327404">
                <text:p>-0.593205613327404</text:p>
              </table:table-cell>
              <table:table-cell office:value-type="float" office:value="0.499738829554334">
                <text:p>0.499738829554334</text:p>
              </table:table-cell>
              <table:table-cell office:value-type="float" office:value="-0.682295720496236">
                <text:p>-0.682295720496236</text:p>
              </table:table-cell>
              <table:table-cell office:value-type="float" office:value="0.509066271642605">
                <text:p>0.5090662716426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380854845047">
                <text:p>-0.6380854845047</text:p>
              </table:table-cell>
              <table:table-cell office:value-type="float" office:value="0.524912595748901">
                <text:p>0.524912595748901</text:p>
              </table:table-cell>
              <table:table-cell office:value-type="float" office:value="-0.57163571196749">
                <text:p>-0.57163571196749</text:p>
              </table:table-cell>
              <table:table-cell office:value-type="float" office:value="0.498205140773603">
                <text:p>0.498205140773603</text:p>
              </table:table-cell>
              <table:table-cell office:value-type="float" office:value="-0.66072572777506">
                <text:p>-0.66072572777506</text:p>
              </table:table-cell>
              <table:table-cell office:value-type="float" office:value="0.507533868314155">
                <text:p>0.507533868314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16468191146851">
                <text:p>-0.616468191146851</text:p>
              </table:table-cell>
              <table:table-cell office:value-type="float" office:value="0.523346066474915">
                <text:p>0.523346066474915</text:p>
              </table:table-cell>
              <table:table-cell office:value-type="float" office:value="-0.549988730741405">
                <text:p>-0.549988730741405</text:p>
              </table:table-cell>
              <table:table-cell office:value-type="float" office:value="0.496746112914395">
                <text:p>0.496746112914395</text:p>
              </table:table-cell>
              <table:table-cell office:value-type="float" office:value="-0.639078659637239">
                <text:p>-0.639078659637239</text:p>
              </table:table-cell>
              <table:table-cell office:value-type="float" office:value="0.506076130500641">
                <text:p>0.5060761305006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94736039638519">
                <text:p>-0.594736039638519</text:p>
              </table:table-cell>
              <table:table-cell office:value-type="float" office:value="0.521903514862061">
                <text:p>0.521903514862061</text:p>
              </table:table-cell>
              <table:table-cell office:value-type="float" office:value="-0.52819760449664">
                <text:p>-0.52819760449664</text:p>
              </table:table-cell>
              <table:table-cell office:value-type="float" office:value="0.495411801440559">
                <text:p>0.495411801440559</text:p>
              </table:table-cell>
              <table:table-cell office:value-type="float" office:value="-0.617287453913417">
                <text:p>-0.617287453913417</text:p>
              </table:table-cell>
              <table:table-cell office:value-type="float" office:value="0.504743117662541">
                <text:p>0.5047431176625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73100566864014">
                <text:p>-0.573100566864014</text:p>
              </table:table-cell>
              <table:table-cell office:value-type="float" office:value="0.519817054271698">
                <text:p>0.519817054271698</text:p>
              </table:table-cell>
              <table:table-cell office:value-type="float" office:value="-0.506533133957738">
                <text:p>-0.506533133957738</text:p>
              </table:table-cell>
              <table:table-cell office:value-type="float" office:value="0.494126745322545">
                <text:p>0.494126745322545</text:p>
              </table:table-cell>
              <table:table-cell office:value-type="float" office:value="-0.594623306669718">
                <text:p>-0.594623306669718</text:p>
              </table:table-cell>
              <table:table-cell office:value-type="float" office:value="0.502459752471312">
                <text:p>0.502459752471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51473796367645">
                <text:p>-0.551473796367645</text:p>
              </table:table-cell>
              <table:table-cell office:value-type="float" office:value="0.518261551856995">
                <text:p>0.518261551856995</text:p>
              </table:table-cell>
              <table:table-cell office:value-type="float" office:value="-0.484847028350089">
                <text:p>-0.484847028350089</text:p>
              </table:table-cell>
              <table:table-cell office:value-type="float" office:value="0.492898543656451">
                <text:p>0.492898543656451</text:p>
              </table:table-cell>
              <table:table-cell office:value-type="float" office:value="-0.572935895943911">
                <text:p>-0.572935895943911</text:p>
              </table:table-cell>
              <table:table-cell office:value-type="float" office:value="0.501254816054381">
                <text:p>0.5012548160543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29791653156281">
                <text:p>-0.529791653156281</text:p>
              </table:table-cell>
              <table:table-cell office:value-type="float" office:value="0.51647299528122">
                <text:p>0.51647299528122</text:p>
              </table:table-cell>
              <table:table-cell office:value-type="float" office:value="-0.463143202939051">
                <text:p>-0.463143202939051</text:p>
              </table:table-cell>
              <table:table-cell office:value-type="float" office:value="0.491764058150298">
                <text:p>0.491764058150298</text:p>
              </table:table-cell>
              <table:table-cell office:value-type="float" office:value="-0.551230865962262">
                <text:p>-0.551230865962262</text:p>
              </table:table-cell>
              <table:table-cell office:value-type="float" office:value="0.500143614753015">
                <text:p>0.500143614753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08051455020905">
                <text:p>-0.508051455020905</text:p>
              </table:table-cell>
              <table:table-cell office:value-type="float" office:value="0.515232026576996">
                <text:p>0.515232026576996</text:p>
              </table:table-cell>
              <table:table-cell office:value-type="float" office:value="-0.441396976280938">
                <text:p>-0.441396976280938</text:p>
              </table:table-cell>
              <table:table-cell office:value-type="float" office:value="0.490703854249179">
                <text:p>0.490703854249179</text:p>
              </table:table-cell>
              <table:table-cell office:value-type="float" office:value="-0.529483514446174">
                <text:p>-0.529483514446174</text:p>
              </table:table-cell>
              <table:table-cell office:value-type="float" office:value="0.49810714034052">
                <text:p>0.49810714034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86333698034287">
                <text:p>-0.486333698034287</text:p>
              </table:table-cell>
              <table:table-cell office:value-type="float" office:value="0.514792799949646">
                <text:p>0.514792799949646</text:p>
              </table:table-cell>
              <table:table-cell office:value-type="float" office:value="-0.419659604810756">
                <text:p>-0.419659604810756</text:p>
              </table:table-cell>
              <table:table-cell office:value-type="float" office:value="0.489765186210207">
                <text:p>0.489765186210207</text:p>
              </table:table-cell>
              <table:table-cell office:value-type="float" office:value="-0.507746559110395">
                <text:p>-0.507746559110395</text:p>
              </table:table-cell>
              <table:table-cell office:value-type="float" office:value="0.497158884652199">
                <text:p>0.497158884652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64554816484451">
                <text:p>-0.464554816484451</text:p>
              </table:table-cell>
              <table:table-cell office:value-type="float" office:value="0.513892233371735">
                <text:p>0.513892233371735</text:p>
              </table:table-cell>
              <table:table-cell office:value-type="float" office:value="-0.397861833038763">
                <text:p>-0.397861833038763</text:p>
              </table:table-cell>
              <table:table-cell office:value-type="float" office:value="0.488924700627551">
                <text:p>0.488924700627551</text:p>
              </table:table-cell>
              <table:table-cell office:value-type="float" office:value="-0.485949160173172">
                <text:p>-0.485949160173172</text:p>
              </table:table-cell>
              <table:table-cell office:value-type="float" office:value="0.496308784769775">
                <text:p>0.496308784769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42784518003464">
                <text:p>-0.442784518003464</text:p>
              </table:table-cell>
              <table:table-cell office:value-type="float" office:value="0.512911081314087">
                <text:p>0.512911081314087</text:p>
              </table:table-cell>
              <table:table-cell office:value-type="float" office:value="-0.37614217407306">
                <text:p>-0.37614217407306</text:p>
              </table:table-cell>
              <table:table-cell office:value-type="float" office:value="0.488138862477803">
                <text:p>0.488138862477803</text:p>
              </table:table-cell>
              <table:table-cell office:value-type="float" office:value="-0.464229849931201">
                <text:p>-0.464229849931201</text:p>
              </table:table-cell>
              <table:table-cell office:value-type="float" office:value="0.495513366768298">
                <text:p>0.4955133667682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421133697032928">
                <text:p>-0.421133697032928</text:p>
              </table:table-cell>
              <table:table-cell office:value-type="float" office:value="0.512178361415863">
                <text:p>0.512178361415863</text:p>
              </table:table-cell>
              <table:table-cell office:value-type="float" office:value="-0.354512504885108">
                <text:p>-0.354512504885108</text:p>
              </table:table-cell>
              <table:table-cell office:value-type="float" office:value="0.487395427407731">
                <text:p>0.487395427407731</text:p>
              </table:table-cell>
              <table:table-cell office:value-type="float" office:value="-0.442600510755427">
                <text:p>-0.442600510755427</text:p>
              </table:table-cell>
              <table:table-cell office:value-type="float" office:value="0.494760391534321">
                <text:p>0.494760391534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99498611688614">
                <text:p>-0.399498611688614</text:p>
              </table:table-cell>
              <table:table-cell office:value-type="float" office:value="0.51104462146759">
                <text:p>0.51104462146759</text:p>
              </table:table-cell>
              <table:table-cell office:value-type="float" office:value="-0.332824335062473">
                <text:p>-0.332824335062473</text:p>
              </table:table-cell>
              <table:table-cell office:value-type="float" office:value="0.486676942805788">
                <text:p>0.486676942805788</text:p>
              </table:table-cell>
              <table:table-cell office:value-type="float" office:value="-0.420912659945714">
                <text:p>-0.420912659945714</text:p>
              </table:table-cell>
              <table:table-cell office:value-type="float" office:value="0.494032340963067">
                <text:p>0.4940323409630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77750188112259">
                <text:p>-0.377750188112259</text:p>
              </table:table-cell>
              <table:table-cell office:value-type="float" office:value="0.51076740026474">
                <text:p>0.51076740026474</text:p>
              </table:table-cell>
              <table:table-cell office:value-type="float" office:value="-0.311017829531056">
                <text:p>-0.311017829531056</text:p>
              </table:table-cell>
              <table:table-cell office:value-type="float" office:value="0.486001948717208">
                <text:p>0.486001948717208</text:p>
              </table:table-cell>
              <table:table-cell office:value-type="float" office:value="-0.398106854095425">
                <text:p>-0.398106854095425</text:p>
              </table:table-cell>
              <table:table-cell office:value-type="float" office:value="0.493347728706409">
                <text:p>0.4933477287064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56017082929611">
                <text:p>-0.356017082929611</text:p>
              </table:table-cell>
              <table:table-cell office:value-type="float" office:value="0.509199917316437">
                <text:p>0.509199917316437</text:p>
              </table:table-cell>
              <table:table-cell office:value-type="float" office:value="-0.289258490824538">
                <text:p>-0.289258490824538</text:p>
              </table:table-cell>
              <table:table-cell office:value-type="float" office:value="0.485336190564456">
                <text:p>0.485336190564456</text:p>
              </table:table-cell>
              <table:table-cell office:value-type="float" office:value="-0.376345724888915">
                <text:p>-0.376345724888915</text:p>
              </table:table-cell>
              <table:table-cell office:value-type="float" office:value="0.492743319473776">
                <text:p>0.4927433194737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3425760269165">
                <text:p>-0.33425760269165</text:p>
              </table:table-cell>
              <table:table-cell office:value-type="float" office:value="0.508363246917725">
                <text:p>0.508363246917725</text:p>
              </table:table-cell>
              <table:table-cell office:value-type="float" office:value="-0.267519430854779">
                <text:p>-0.267519430854779</text:p>
              </table:table-cell>
              <table:table-cell office:value-type="float" office:value="0.484710375790781">
                <text:p>0.484710375790781</text:p>
              </table:table-cell>
              <table:table-cell office:value-type="float" office:value="-0.372584613378657">
                <text:p>-0.372584613378657</text:p>
              </table:table-cell>
              <table:table-cell office:value-type="float" office:value="0.491179196128606">
                <text:p>0.4911791961286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12507271766663">
                <text:p>-0.312507271766663</text:p>
              </table:table-cell>
              <table:table-cell office:value-type="float" office:value="0.508037328720093">
                <text:p>0.508037328720093</text:p>
              </table:table-cell>
              <table:table-cell office:value-type="float" office:value="-0.245732676832835">
                <text:p>-0.245732676832835</text:p>
              </table:table-cell>
              <table:table-cell office:value-type="float" office:value="0.484147978691538">
                <text:p>0.484147978691538</text:p>
              </table:table-cell>
              <table:table-cell office:value-type="float" office:value="-0.370528308556129">
                <text:p>-0.370528308556129</text:p>
              </table:table-cell>
              <table:table-cell office:value-type="float" office:value="0.490154529986964">
                <text:p>0.4901545299869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9076412320137">
                <text:p>-0.29076412320137</text:p>
              </table:table-cell>
              <table:table-cell office:value-type="float" office:value="0.507993102073669">
                <text:p>0.507993102073669</text:p>
              </table:table-cell>
              <table:table-cell office:value-type="float" office:value="-0.22404446745716">
                <text:p>-0.22404446745716</text:p>
              </table:table-cell>
              <table:table-cell office:value-type="float" office:value="0.483675245029751">
                <text:p>0.483675245029751</text:p>
              </table:table-cell>
              <table:table-cell office:value-type="float" office:value="-0.370312230768923">
                <text:p>-0.370312230768923</text:p>
              </table:table-cell>
              <table:table-cell office:value-type="float" office:value="0.490950208832695">
                <text:p>0.490950208832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69087135791779">
                <text:p>-0.269087135791779</text:p>
              </table:table-cell>
              <table:table-cell office:value-type="float" office:value="0.507537007331848">
                <text:p>0.507537007331848</text:p>
              </table:table-cell>
              <table:table-cell office:value-type="float" office:value="-0.20234318537592">
                <text:p>-0.20234318537592</text:p>
              </table:table-cell>
              <table:table-cell office:value-type="float" office:value="0.483245614787754">
                <text:p>0.483245614787754</text:p>
              </table:table-cell>
              <table:table-cell office:value-type="float" office:value="-0.3608475773978">
                <text:p>-0.3608475773978</text:p>
              </table:table-cell>
              <table:table-cell office:value-type="float" office:value="0.493492272540023">
                <text:p>0.493492272540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47362837195396">
                <text:p>-0.247362837195396</text:p>
              </table:table-cell>
              <table:table-cell office:value-type="float" office:value="0.507008790969849">
                <text:p>0.507008790969849</text:p>
              </table:table-cell>
              <table:table-cell office:value-type="float" office:value="-0.180576158062704">
                <text:p>-0.180576158062704</text:p>
              </table:table-cell>
              <table:table-cell office:value-type="float" office:value="0.482810243340837">
                <text:p>0.482810243340837</text:p>
              </table:table-cell>
              <table:table-cell office:value-type="float" office:value="-0.339091482222097">
                <text:p>-0.339091482222097</text:p>
              </table:table-cell>
              <table:table-cell office:value-type="float" office:value="0.49865861771654">
                <text:p>0.498658617716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2557058930397">
                <text:p>-0.22557058930397</text:p>
              </table:table-cell>
              <table:table-cell office:value-type="float" office:value="0.506258130073547">
                <text:p>0.506258130073547</text:p>
              </table:table-cell>
              <table:table-cell office:value-type="float" office:value="-0.158776421840687">
                <text:p>-0.158776421840687</text:p>
              </table:table-cell>
              <table:table-cell office:value-type="float" office:value="0.482396718002587">
                <text:p>0.482396718002587</text:p>
              </table:table-cell>
              <table:table-cell office:value-type="float" office:value="-0.317302482018598">
                <text:p>-0.317302482018598</text:p>
              </table:table-cell>
              <table:table-cell office:value-type="float" office:value="0.498855268211241">
                <text:p>0.4988552682112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03829675912857">
                <text:p>-0.203829675912857</text:p>
              </table:table-cell>
              <table:table-cell office:value-type="float" office:value="0.505694568157196">
                <text:p>0.505694568157196</text:p>
              </table:table-cell>
              <table:table-cell office:value-type="float" office:value="-0.137034944745915">
                <text:p>-0.137034944745915</text:p>
              </table:table-cell>
              <table:table-cell office:value-type="float" office:value="0.481977187969923">
                <text:p>0.481977187969923</text:p>
              </table:table-cell>
              <table:table-cell office:value-type="float" office:value="-0.295569311039237">
                <text:p>-0.295569311039237</text:p>
              </table:table-cell>
              <table:table-cell office:value-type="float" office:value="0.498111613729115">
                <text:p>0.498111613729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82065859436989">
                <text:p>-0.182065859436989</text:p>
              </table:table-cell>
              <table:table-cell office:value-type="float" office:value="0.504772424697876">
                <text:p>0.504772424697876</text:p>
              </table:table-cell>
              <table:table-cell office:value-type="float" office:value="-0.115258643510382">
                <text:p>-0.115258643510382</text:p>
              </table:table-cell>
              <table:table-cell office:value-type="float" office:value="0.481610295371763">
                <text:p>0.481610295371763</text:p>
              </table:table-cell>
              <table:table-cell office:value-type="float" office:value="-0.210631575877534">
                <text:p>-0.210631575877534</text:p>
              </table:table-cell>
              <table:table-cell office:value-type="float" office:value="0.504103838123329">
                <text:p>0.5041038381233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60279825329781">
                <text:p>-0.160279825329781</text:p>
              </table:table-cell>
              <table:table-cell office:value-type="float" office:value="0.504016399383545">
                <text:p>0.504016399383545</text:p>
              </table:table-cell>
              <table:table-cell office:value-type="float" office:value="-0.0934401134941784">
                <text:p>-0.0934401134941784</text:p>
              </table:table-cell>
              <table:table-cell office:value-type="float" office:value="0.481263152269852">
                <text:p>0.481263152269852</text:p>
              </table:table-cell>
              <table:table-cell office:value-type="float" office:value="-0.165833611085743">
                <text:p>-0.165833611085743</text:p>
              </table:table-cell>
              <table:table-cell office:value-type="float" office:value="0.486398204272007">
                <text:p>0.486398204272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38533398509026">
                <text:p>-0.138533398509026</text:p>
              </table:table-cell>
              <table:table-cell office:value-type="float" office:value="0.503140330314636">
                <text:p>0.503140330314636</text:p>
              </table:table-cell>
              <table:table-cell office:value-type="float" office:value="-0.0717279314582745">
                <text:p>-0.0717279314582745</text:p>
              </table:table-cell>
              <table:table-cell office:value-type="float" office:value="0.480930182733906">
                <text:p>0.480930182733906</text:p>
              </table:table-cell>
              <table:table-cell office:value-type="float" office:value="-0.148108035686405">
                <text:p>-0.148108035686405</text:p>
              </table:table-cell>
              <table:table-cell office:value-type="float" office:value="0.48452171199853">
                <text:p>0.484521711998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1680743098259">
                <text:p>-0.11680743098259</text:p>
              </table:table-cell>
              <table:table-cell office:value-type="float" office:value="0.502876341342926">
                <text:p>0.502876341342926</text:p>
              </table:table-cell>
              <table:table-cell office:value-type="float" office:value="-0.0499690782425168">
                <text:p>-0.0499690782425168</text:p>
              </table:table-cell>
              <table:table-cell office:value-type="float" office:value="0.4806318998521">
                <text:p>0.4806318998521</text:p>
              </table:table-cell>
              <table:table-cell office:value-type="float" office:value="-0.129335677920139">
                <text:p>-0.129335677920139</text:p>
              </table:table-cell>
              <table:table-cell office:value-type="float" office:value="0.484371946712606">
                <text:p>0.4843719467126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950675308704376">
                <text:p>-0.0950675308704376</text:p>
              </table:table-cell>
              <table:table-cell office:value-type="float" office:value="0.502529203891754">
                <text:p>0.502529203891754</text:p>
              </table:table-cell>
              <table:table-cell office:value-type="float" office:value="-0.0282477737137562">
                <text:p>-0.0282477737137562</text:p>
              </table:table-cell>
              <table:table-cell office:value-type="float" office:value="0.480380629648719">
                <text:p>0.480380629648719</text:p>
              </table:table-cell>
              <table:table-cell office:value-type="float" office:value="-0.107613132613629">
                <text:p>-0.107613132613629</text:p>
              </table:table-cell>
              <table:table-cell office:value-type="float" office:value="0.485275460699334">
                <text:p>0.485275460699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73345810174942">
                <text:p>-0.073345810174942</text:p>
              </table:table-cell>
              <table:table-cell office:value-type="float" office:value="0.502691626548767">
                <text:p>0.502691626548767</text:p>
              </table:table-cell>
              <table:table-cell office:value-type="float" office:value="-0.00651413790440518">
                <text:p>-0.00651413790440518</text:p>
              </table:table-cell>
              <table:table-cell office:value-type="float" office:value="0.480158888091351">
                <text:p>0.480158888091351</text:p>
              </table:table-cell>
              <table:table-cell office:value-type="float" office:value="-0.0858784293086153">
                <text:p>-0.0858784293086153</text:p>
              </table:table-cell>
              <table:table-cell office:value-type="float" office:value="0.484223257736268">
                <text:p>0.484223257736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16291819512844">
                <text:p>-0.0516291819512844</text:p>
              </table:table-cell>
              <table:table-cell office:value-type="float" office:value="0.50282883644104">
                <text:p>0.50282883644104</text:p>
              </table:table-cell>
              <table:table-cell office:value-type="float" office:value="0.0152278740320021">
                <text:p>0.0152278740320021</text:p>
              </table:table-cell>
              <table:table-cell office:value-type="float" office:value="0.480007097289938">
                <text:p>0.480007097289938</text:p>
              </table:table-cell>
              <table:table-cell office:value-type="float" office:value="-0.0641358915242528">
                <text:p>-0.0641358915242528</text:p>
              </table:table-cell>
              <table:table-cell office:value-type="float" office:value="0.484210059788132">
                <text:p>0.4842100597881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298399310559034">
                <text:p>-0.0298399310559034</text:p>
              </table:table-cell>
              <table:table-cell office:value-type="float" office:value="0.502395391464233">
                <text:p>0.502395391464233</text:p>
              </table:table-cell>
              <table:table-cell office:value-type="float" office:value="0.0370412722516043">
                <text:p>0.0370412722516043</text:p>
              </table:table-cell>
              <table:table-cell office:value-type="float" office:value="0.479872697710566">
                <text:p>0.479872697710566</text:p>
              </table:table-cell>
              <table:table-cell office:value-type="float" office:value="-0.0423220932091011">
                <text:p>-0.0423220932091011</text:p>
              </table:table-cell>
              <table:table-cell office:value-type="float" office:value="0.484234721494633">
                <text:p>0.4842347214946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803346466273069">
                <text:p>-0.00803346466273069</text:p>
              </table:table-cell>
              <table:table-cell office:value-type="float" office:value="0.50201028585434">
                <text:p>0.50201028585434</text:p>
              </table:table-cell>
              <table:table-cell office:value-type="float" office:value="0.0587981185492043">
                <text:p>0.0587981185492043</text:p>
              </table:table-cell>
              <table:table-cell office:value-type="float" office:value="0.479740185668314">
                <text:p>0.479740185668314</text:p>
              </table:table-cell>
              <table:table-cell office:value-type="float" office:value="-0.02056484585938">
                <text:p>-0.02056484585938</text:p>
              </table:table-cell>
              <table:table-cell office:value-type="float" office:value="0.484245114847826">
                <text:p>0.4842451148478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37292686849833">
                <text:p>0.0137292686849833</text:p>
              </table:table-cell>
              <table:table-cell office:value-type="float" office:value="0.502175033092499">
                <text:p>0.502175033092499</text:p>
              </table:table-cell>
              <table:table-cell office:value-type="float" office:value="0.0805870021427126">
                <text:p>0.0805870021427126</text:p>
              </table:table-cell>
              <table:table-cell office:value-type="float" office:value="0.479632873294662">
                <text:p>0.479632873294662</text:p>
              </table:table-cell>
              <table:table-cell office:value-type="float" office:value="0.00122429861407887">
                <text:p>0.00122429861407887</text:p>
              </table:table-cell>
              <table:table-cell office:value-type="float" office:value="0.483233377482639">
                <text:p>0.4832333774826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54984700679779">
                <text:p>0.0354984700679779</text:p>
              </table:table-cell>
              <table:table-cell office:value-type="float" office:value="0.501778721809387">
                <text:p>0.501778721809387</text:p>
              </table:table-cell>
              <table:table-cell office:value-type="float" office:value="0.102339595924425">
                <text:p>0.102339595924425</text:p>
              </table:table-cell>
              <table:table-cell office:value-type="float" office:value="0.479557418946088">
                <text:p>0.479557418946088</text:p>
              </table:table-cell>
              <table:table-cell office:value-type="float" office:value="0.0249690123482288">
                <text:p>0.0249690123482288</text:p>
              </table:table-cell>
              <table:table-cell office:value-type="float" office:value="0.483198948844013">
                <text:p>0.483198948844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72394207119942">
                <text:p>0.0572394207119942</text:p>
              </table:table-cell>
              <table:table-cell office:value-type="float" office:value="0.501510918140411">
                <text:p>0.501510918140411</text:p>
              </table:table-cell>
              <table:table-cell office:value-type="float" office:value="0.124098378077511">
                <text:p>0.124098378077511</text:p>
              </table:table-cell>
              <table:table-cell office:value-type="float" office:value="0.47946009177519">
                <text:p>0.47946009177519</text:p>
              </table:table-cell>
              <table:table-cell office:value-type="float" office:value="0.0487197819035952">
                <text:p>0.0487197819035952</text:p>
              </table:table-cell>
              <table:table-cell office:value-type="float" office:value="0.483095355707078">
                <text:p>0.4830953557070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89651796221733">
                <text:p>0.0789651796221733</text:p>
              </table:table-cell>
              <table:table-cell office:value-type="float" office:value="0.502263188362122">
                <text:p>0.502263188362122</text:p>
              </table:table-cell>
              <table:table-cell office:value-type="float" office:value="0.145784203058972">
                <text:p>0.145784203058972</text:p>
              </table:table-cell>
              <table:table-cell office:value-type="float" office:value="0.47942237948685">
                <text:p>0.47942237948685</text:p>
              </table:table-cell>
              <table:table-cell office:value-type="float" office:value="0.0733928966455777">
                <text:p>0.0733928966455777</text:p>
              </table:table-cell>
              <table:table-cell office:value-type="float" office:value="0.484912104752585">
                <text:p>0.4849121047525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0704021751881">
                <text:p>0.100704021751881</text:p>
              </table:table-cell>
              <table:table-cell office:value-type="float" office:value="0.50196373462677">
                <text:p>0.50196373462677</text:p>
              </table:table-cell>
              <table:table-cell office:value-type="float" office:value="0.167590767919527">
                <text:p>0.167590767919527</text:p>
              </table:table-cell>
              <table:table-cell office:value-type="float" office:value="0.479385928543938">
                <text:p>0.479385928543938</text:p>
              </table:table-cell>
              <table:table-cell office:value-type="float" office:value="0.0961940714498802">
                <text:p>0.0961940714498802</text:p>
              </table:table-cell>
              <table:table-cell office:value-type="float" office:value="0.483662889749306">
                <text:p>0.4836628897493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495964169502">
                <text:p>0.122495964169502</text:p>
              </table:table-cell>
              <table:table-cell office:value-type="float" office:value="0.501664459705353">
                <text:p>0.501664459705353</text:p>
              </table:table-cell>
              <table:table-cell office:value-type="float" office:value="0.189346883824993">
                <text:p>0.189346883824993</text:p>
              </table:table-cell>
              <table:table-cell office:value-type="float" office:value="0.479338587669591">
                <text:p>0.479338587669591</text:p>
              </table:table-cell>
              <table:table-cell office:value-type="float" office:value="0.117949055589107">
                <text:p>0.117949055589107</text:p>
              </table:table-cell>
              <table:table-cell office:value-type="float" office:value="0.483435985468963">
                <text:p>0.4834359854689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4232377409935">
                <text:p>0.144232377409935</text:p>
              </table:table-cell>
              <table:table-cell office:value-type="float" office:value="0.501706719398499">
                <text:p>0.501706719398499</text:p>
              </table:table-cell>
              <table:table-cell office:value-type="float" office:value="0.211083793582651">
                <text:p>0.211083793582651</text:p>
              </table:table-cell>
              <table:table-cell office:value-type="float" office:value="0.479309353235657">
                <text:p>0.479309353235657</text:p>
              </table:table-cell>
              <table:table-cell office:value-type="float" office:value="0.139683753872629">
                <text:p>0.139683753872629</text:p>
              </table:table-cell>
              <table:table-cell office:value-type="float" office:value="0.48312455170556">
                <text:p>0.483124551705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5993049740791">
                <text:p>0.165993049740791</text:p>
              </table:table-cell>
              <table:table-cell office:value-type="float" office:value="0.501623094081879">
                <text:p>0.501623094081879</text:p>
              </table:table-cell>
              <table:table-cell office:value-type="float" office:value="0.232860404918419">
                <text:p>0.232860404918419</text:p>
              </table:table-cell>
              <table:table-cell office:value-type="float" office:value="0.479304832734235">
                <text:p>0.479304832734235</text:p>
              </table:table-cell>
              <table:table-cell office:value-type="float" office:value="0.158462739081124">
                <text:p>0.158462739081124</text:p>
              </table:table-cell>
              <table:table-cell office:value-type="float" office:value="0.482799801541304">
                <text:p>0.482799801541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7721744179726">
                <text:p>0.187721744179726</text:p>
              </table:table-cell>
              <table:table-cell office:value-type="float" office:value="0.501831889152527">
                <text:p>0.501831889152527</text:p>
              </table:table-cell>
              <table:table-cell office:value-type="float" office:value="0.254605261677178">
                <text:p>0.254605261677178</text:p>
              </table:table-cell>
              <table:table-cell office:value-type="float" office:value="0.479275974616986">
                <text:p>0.479275974616986</text:p>
              </table:table-cell>
              <table:table-cell office:value-type="float" office:value="0.168711166577607">
                <text:p>0.168711166577607</text:p>
              </table:table-cell>
              <table:table-cell office:value-type="float" office:value="0.484747016045309">
                <text:p>0.4847470160453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09483295679092">
                <text:p>0.209483295679092</text:p>
              </table:table-cell>
              <table:table-cell office:value-type="float" office:value="0.501878917217255">
                <text:p>0.501878917217255</text:p>
              </table:table-cell>
              <table:table-cell office:value-type="float" office:value="0.276397529538027">
                <text:p>0.276397529538027</text:p>
              </table:table-cell>
              <table:table-cell office:value-type="float" office:value="0.479291681733503">
                <text:p>0.479291681733503</text:p>
              </table:table-cell>
              <table:table-cell office:value-type="float" office:value="0.17670190130626">
                <text:p>0.17670190130626</text:p>
              </table:table-cell>
              <table:table-cell office:value-type="float" office:value="0.489457129107257">
                <text:p>0.4894571291072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125858604908">
                <text:p>0.23125858604908</text:p>
              </table:table-cell>
              <table:table-cell office:value-type="float" office:value="0.501620292663574">
                <text:p>0.501620292663574</text:p>
              </table:table-cell>
              <table:table-cell office:value-type="float" office:value="0.298183809747598">
                <text:p>0.298183809747598</text:p>
              </table:table-cell>
              <table:table-cell office:value-type="float" office:value="0.479274696198409">
                <text:p>0.479274696198409</text:p>
              </table:table-cell>
              <table:table-cell office:value-type="float" office:value="0.178506373580348">
                <text:p>0.178506373580348</text:p>
              </table:table-cell>
              <table:table-cell office:value-type="float" office:value="0.483977169473103">
                <text:p>0.483977169473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3031671047211">
                <text:p>0.253031671047211</text:p>
              </table:table-cell>
              <table:table-cell office:value-type="float" office:value="0.501500904560089">
                <text:p>0.501500904560089</text:p>
              </table:table-cell>
              <table:table-cell office:value-type="float" office:value="0.31992123771756">
                <text:p>0.31992123771756</text:p>
              </table:table-cell>
              <table:table-cell office:value-type="float" office:value="0.47923675026542">
                <text:p>0.47923675026542</text:p>
              </table:table-cell>
              <table:table-cell office:value-type="float" office:value="0.178276533223722">
                <text:p>0.178276533223722</text:p>
              </table:table-cell>
              <table:table-cell office:value-type="float" office:value="0.483651728733339">
                <text:p>0.4836517287333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4777978658676">
                <text:p>0.274777978658676</text:p>
              </table:table-cell>
              <table:table-cell office:value-type="float" office:value="0.501341104507446">
                <text:p>0.501341104507446</text:p>
              </table:table-cell>
              <table:table-cell office:value-type="float" office:value="0.34169098955504">
                <text:p>0.34169098955504</text:p>
              </table:table-cell>
              <table:table-cell office:value-type="float" office:value="0.479189751475871">
                <text:p>0.479189751475871</text:p>
              </table:table-cell>
              <table:table-cell office:value-type="float" office:value="0.178079553523478">
                <text:p>0.178079553523478</text:p>
              </table:table-cell>
              <table:table-cell office:value-type="float" office:value="0.484362422683886">
                <text:p>0.4843624226838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96522378921509">
                <text:p>0.296522378921509</text:p>
              </table:table-cell>
              <table:table-cell office:value-type="float" office:value="0.501643240451813">
                <text:p>0.501643240451813</text:p>
              </table:table-cell>
              <table:table-cell office:value-type="float" office:value="0.363437137347176">
                <text:p>0.363437137347176</text:p>
              </table:table-cell>
              <table:table-cell office:value-type="float" office:value="0.479152290870818">
                <text:p>0.479152290870818</text:p>
              </table:table-cell>
              <table:table-cell office:value-type="float" office:value="0.177859277011782">
                <text:p>0.177859277011782</text:p>
              </table:table-cell>
              <table:table-cell office:value-type="float" office:value="0.484099341240663">
                <text:p>0.4840993412406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8298667669296">
                <text:p>0.318298667669296</text:p>
              </table:table-cell>
              <table:table-cell office:value-type="float" office:value="0.501690983772278">
                <text:p>0.501690983772278</text:p>
              </table:table-cell>
              <table:table-cell office:value-type="float" office:value="0.385193258914123">
                <text:p>0.385193258914123</text:p>
              </table:table-cell>
              <table:table-cell office:value-type="float" office:value="0.479126870873861">
                <text:p>0.479126870873861</text:p>
              </table:table-cell>
              <table:table-cell office:value-type="float" office:value="0.177649592785525">
                <text:p>0.177649592785525</text:p>
              </table:table-cell>
              <table:table-cell office:value-type="float" office:value="0.482895842605878">
                <text:p>0.4828958426058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40009838342667">
                <text:p>0.340009838342667</text:p>
              </table:table-cell>
              <table:table-cell office:value-type="float" office:value="0.501304745674133">
                <text:p>0.501304745674133</text:p>
              </table:table-cell>
              <table:table-cell office:value-type="float" office:value="0.406893634001371">
                <text:p>0.406893634001371</text:p>
              </table:table-cell>
              <table:table-cell office:value-type="float" office:value="0.479082534367825">
                <text:p>0.479082534367825</text:p>
              </table:table-cell>
              <table:table-cell office:value-type="float" office:value="0.177384170848752">
                <text:p>0.177384170848752</text:p>
              </table:table-cell>
              <table:table-cell office:value-type="float" office:value="0.483689509064016">
                <text:p>0.483689509064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1733883619309">
                <text:p>0.361733883619309</text:p>
              </table:table-cell>
              <table:table-cell office:value-type="float" office:value="0.501352548599243">
                <text:p>0.501352548599243</text:p>
              </table:table-cell>
              <table:table-cell office:value-type="float" office:value="0.428645985902534">
                <text:p>0.428645985902534</text:p>
              </table:table-cell>
              <table:table-cell office:value-type="float" office:value="0.479056888204647">
                <text:p>0.479056888204647</text:p>
              </table:table-cell>
              <table:table-cell office:value-type="float" office:value="0.177170437102185">
                <text:p>0.177170437102185</text:p>
              </table:table-cell>
              <table:table-cell office:value-type="float" office:value="0.483457661207047">
                <text:p>0.4834576612070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3520931005478">
                <text:p>0.383520931005478</text:p>
              </table:table-cell>
              <table:table-cell office:value-type="float" office:value="0.501242995262146">
                <text:p>0.501242995262146</text:p>
              </table:table-cell>
              <table:table-cell office:value-type="float" office:value="0.450442367839424">
                <text:p>0.450442367839424</text:p>
              </table:table-cell>
              <table:table-cell office:value-type="float" office:value="0.479032323981918">
                <text:p>0.479032323981918</text:p>
              </table:table-cell>
              <table:table-cell office:value-type="float" office:value="0.177000584978393">
                <text:p>0.177000584978393</text:p>
              </table:table-cell>
              <table:table-cell office:value-type="float" office:value="0.482212549483768">
                <text:p>0.482212549483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5294597148895">
                <text:p>0.405294597148895</text:p>
              </table:table-cell>
              <table:table-cell office:value-type="float" office:value="0.500945806503296">
                <text:p>0.500945806503296</text:p>
              </table:table-cell>
              <table:table-cell office:value-type="float" office:value="0.472207737683819">
                <text:p>0.472207737683819</text:p>
              </table:table-cell>
              <table:table-cell office:value-type="float" office:value="0.478992579592636">
                <text:p>0.478992579592636</text:p>
              </table:table-cell>
              <table:table-cell office:value-type="float" office:value="0.282688302277594">
                <text:p>0.282688302277594</text:p>
              </table:table-cell>
              <table:table-cell office:value-type="float" office:value="0.484910728524829">
                <text:p>0.4849107285248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27081197500229">
                <text:p>0.427081197500229</text:p>
              </table:table-cell>
              <table:table-cell office:value-type="float" office:value="0.500562906265259">
                <text:p>0.500562906265259</text:p>
              </table:table-cell>
              <table:table-cell office:value-type="float" office:value="0.494003203516292">
                <text:p>0.494003203516292</text:p>
              </table:table-cell>
              <table:table-cell office:value-type="float" office:value="0.478957194500418">
                <text:p>0.478957194500418</text:p>
              </table:table-cell>
              <table:table-cell office:value-type="float" office:value="0.343292088005222">
                <text:p>0.343292088005222</text:p>
              </table:table-cell>
              <table:table-cell office:value-type="float" office:value="0.482842049045118">
                <text:p>0.4828420490451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48843508958817">
                <text:p>0.448843508958817</text:p>
              </table:table-cell>
              <table:table-cell office:value-type="float" office:value="0.500560224056244">
                <text:p>0.500560224056244</text:p>
              </table:table-cell>
              <table:table-cell office:value-type="float" office:value="0.51575865690256">
                <text:p>0.51575865690256</text:p>
              </table:table-cell>
              <table:table-cell office:value-type="float" office:value="0.478941141864349">
                <text:p>0.478941141864349</text:p>
              </table:table-cell>
              <table:table-cell office:value-type="float" office:value="0.390970428609848">
                <text:p>0.390970428609848</text:p>
              </table:table-cell>
              <table:table-cell office:value-type="float" office:value="0.483154555361134">
                <text:p>0.4831545553611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0583587884903">
                <text:p>0.470583587884903</text:p>
              </table:table-cell>
              <table:table-cell office:value-type="float" office:value="0.499940276145935">
                <text:p>0.499940276145935</text:p>
              </table:table-cell>
              <table:table-cell office:value-type="float" office:value="0.537505388627229">
                <text:p>0.537505388627229</text:p>
              </table:table-cell>
              <table:table-cell office:value-type="float" office:value="0.478917013968916">
                <text:p>0.478917013968916</text:p>
              </table:table-cell>
              <table:table-cell office:value-type="float" office:value="0.43068475128862">
                <text:p>0.43068475128862</text:p>
              </table:table-cell>
              <table:table-cell office:value-type="float" office:value="0.483014097720687">
                <text:p>0.4830140977206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2327034473419">
                <text:p>0.492327034473419</text:p>
              </table:table-cell>
              <table:table-cell office:value-type="float" office:value="0.499837934970856">
                <text:p>0.499837934970856</text:p>
              </table:table-cell>
              <table:table-cell office:value-type="float" office:value="0.559287450814161">
                <text:p>0.559287450814161</text:p>
              </table:table-cell>
              <table:table-cell office:value-type="float" office:value="0.47892691649284">
                <text:p>0.47892691649284</text:p>
              </table:table-cell>
              <table:table-cell office:value-type="float" office:value="0.465451458360435">
                <text:p>0.465451458360435</text:p>
              </table:table-cell>
              <table:table-cell office:value-type="float" office:value="0.481598762194022">
                <text:p>0.481598762194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14087915420532">
                <text:p>0.514087915420532</text:p>
              </table:table-cell>
              <table:table-cell office:value-type="float" office:value="0.499310106039047">
                <text:p>0.499310106039047</text:p>
              </table:table-cell>
              <table:table-cell office:value-type="float" office:value="0.58105694170153">
                <text:p>0.58105694170153</text:p>
              </table:table-cell>
              <table:table-cell office:value-type="float" office:value="0.478913518300791">
                <text:p>0.478913518300791</text:p>
              </table:table-cell>
              <table:table-cell office:value-type="float" office:value="0.495212176394671">
                <text:p>0.495212176394671</text:p>
              </table:table-cell>
              <table:table-cell office:value-type="float" office:value="0.482091551016311">
                <text:p>0.4820915510163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35850882530212">
                <text:p>0.535850882530212</text:p>
              </table:table-cell>
              <table:table-cell office:value-type="float" office:value="0.499214202165604">
                <text:p>0.499214202165604</text:p>
              </table:table-cell>
              <table:table-cell office:value-type="float" office:value="0.602834164233193">
                <text:p>0.602834164233193</text:p>
              </table:table-cell>
              <table:table-cell office:value-type="float" office:value="0.478899685554329">
                <text:p>0.478899685554329</text:p>
              </table:table-cell>
              <table:table-cell office:value-type="float" office:value="0.524984526988256">
                <text:p>0.524984526988256</text:p>
              </table:table-cell>
              <table:table-cell office:value-type="float" office:value="0.481362256112726">
                <text:p>0.4813622561127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57618260383606">
                <text:p>0.557618260383606</text:p>
              </table:table-cell>
              <table:table-cell office:value-type="float" office:value="0.499069750308991">
                <text:p>0.499069750308991</text:p>
              </table:table-cell>
              <table:table-cell office:value-type="float" office:value="0.624582143155811">
                <text:p>0.624582143155811</text:p>
              </table:table-cell>
              <table:table-cell office:value-type="float" office:value="0.478892475458272">
                <text:p>0.478892475458272</text:p>
              </table:table-cell>
              <table:table-cell office:value-type="float" office:value="0.550730466180793">
                <text:p>0.550730466180793</text:p>
              </table:table-cell>
              <table:table-cell office:value-type="float" office:value="0.480501242606636">
                <text:p>0.4805012426066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93417096138">
                <text:p>0.5793417096138</text:p>
              </table:table-cell>
              <table:table-cell office:value-type="float" office:value="0.499009311199188">
                <text:p>0.499009311199188</text:p>
              </table:table-cell>
              <table:table-cell office:value-type="float" office:value="0.646296755853664">
                <text:p>0.646296755853664</text:p>
              </table:table-cell>
              <table:table-cell office:value-type="float" office:value="0.478898143694948">
                <text:p>0.478898143694948</text:p>
              </table:table-cell>
              <table:table-cell office:value-type="float" office:value="0.57344432539793">
                <text:p>0.57344432539793</text:p>
              </table:table-cell>
              <table:table-cell office:value-type="float" office:value="0.481624900753418">
                <text:p>0.4816249007534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1060092449188">
                <text:p>0.601060092449188</text:p>
              </table:table-cell>
              <table:table-cell office:value-type="float" office:value="0.49912565946579">
                <text:p>0.49912565946579</text:p>
              </table:table-cell>
              <table:table-cell office:value-type="float" office:value="0.668039990889916">
                <text:p>0.668039990889916</text:p>
              </table:table-cell>
              <table:table-cell office:value-type="float" office:value="0.478903042345309">
                <text:p>0.478903042345309</text:p>
              </table:table-cell>
              <table:table-cell office:value-type="float" office:value="0.595187016856436">
                <text:p>0.595187016856436</text:p>
              </table:table-cell>
              <table:table-cell office:value-type="float" office:value="0.481778725259611">
                <text:p>0.4817787252596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22829735279083">
                <text:p>0.622829735279083</text:p>
              </table:table-cell>
              <table:table-cell office:value-type="float" office:value="0.499035358428955">
                <text:p>0.499035358428955</text:p>
              </table:table-cell>
              <table:table-cell office:value-type="float" office:value="0.689829893778129">
                <text:p>0.689829893778129</text:p>
              </table:table-cell>
              <table:table-cell office:value-type="float" office:value="0.478908769061585">
                <text:p>0.478908769061585</text:p>
              </table:table-cell>
              <table:table-cell office:value-type="float" office:value="0.616976369400554">
                <text:p>0.616976369400554</text:p>
              </table:table-cell>
              <table:table-cell office:value-type="float" office:value="0.480934097293614">
                <text:p>0.4809340972936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4651114940643">
                <text:p>0.644651114940643</text:p>
              </table:table-cell>
              <table:table-cell office:value-type="float" office:value="0.498935580253601">
                <text:p>0.498935580253601</text:p>
              </table:table-cell>
              <table:table-cell office:value-type="float" office:value="0.711655901797171">
                <text:p>0.711655901797171</text:p>
              </table:table-cell>
              <table:table-cell office:value-type="float" office:value="0.478947917755689">
                <text:p>0.478947917755689</text:p>
              </table:table-cell>
              <table:table-cell office:value-type="float" office:value="0.638801843108045">
                <text:p>0.638801843108045</text:p>
              </table:table-cell>
              <table:table-cell office:value-type="float" office:value="0.481091755503578">
                <text:p>0.4810917555035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6646134853363">
                <text:p>0.66646134853363</text:p>
              </table:table-cell>
              <table:table-cell office:value-type="float" office:value="0.499123960733414">
                <text:p>0.499123960733414</text:p>
              </table:table-cell>
              <table:table-cell office:value-type="float" office:value="0.733457009652327">
                <text:p>0.733457009652327</text:p>
              </table:table-cell>
              <table:table-cell office:value-type="float" office:value="0.478994207337512">
                <text:p>0.478994207337512</text:p>
              </table:table-cell>
              <table:table-cell office:value-type="float" office:value="0.660602378245368">
                <text:p>0.660602378245368</text:p>
              </table:table-cell>
              <table:table-cell office:value-type="float" office:value="0.481256419293959">
                <text:p>0.4812564192939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88190817832947">
                <text:p>0.688190817832947</text:p>
              </table:table-cell>
              <table:table-cell office:value-type="float" office:value="0.499317169189453">
                <text:p>0.499317169189453</text:p>
              </table:table-cell>
              <table:table-cell office:value-type="float" office:value="0.755177102072327">
                <text:p>0.755177102072327</text:p>
              </table:table-cell>
              <table:table-cell office:value-type="float" office:value="0.479093372808042">
                <text:p>0.479093372808042</text:p>
              </table:table-cell>
              <table:table-cell office:value-type="float" office:value="0.683321745360794">
                <text:p>0.683321745360794</text:p>
              </table:table-cell>
              <table:table-cell office:value-type="float" office:value="0.481411248113889">
                <text:p>0.4814112481138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09927201271057">
                <text:p>0.709927201271057</text:p>
              </table:table-cell>
              <table:table-cell office:value-type="float" office:value="0.499722987413406">
                <text:p>0.499722987413406</text:p>
              </table:table-cell>
              <table:table-cell office:value-type="float" office:value="0.776956491801863">
                <text:p>0.776956491801863</text:p>
              </table:table-cell>
              <table:table-cell office:value-type="float" office:value="0.479168849462485">
                <text:p>0.479168849462485</text:p>
              </table:table-cell>
              <table:table-cell office:value-type="float" office:value="0.705100473812509">
                <text:p>0.705100473812509</text:p>
              </table:table-cell>
              <table:table-cell office:value-type="float" office:value="0.481596991869873">
                <text:p>0.4815969918698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31687784194946">
                <text:p>0.731687784194946</text:p>
              </table:table-cell>
              <table:table-cell office:value-type="float" office:value="0.499951094388962">
                <text:p>0.499951094388962</text:p>
              </table:table-cell>
              <table:table-cell office:value-type="float" office:value="0.798743576841601">
                <text:p>0.798743576841601</text:p>
              </table:table-cell>
              <table:table-cell office:value-type="float" office:value="0.479284708276812">
                <text:p>0.479284708276812</text:p>
              </table:table-cell>
              <table:table-cell office:value-type="float" office:value="0.726887251060079">
                <text:p>0.726887251060079</text:p>
              </table:table-cell>
              <table:table-cell office:value-type="float" office:value="0.481760805661764">
                <text:p>0.4817608056617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3445625305176">
                <text:p>0.753445625305176</text:p>
              </table:table-cell>
              <table:table-cell office:value-type="float" office:value="0.500152230262756">
                <text:p>0.500152230262756</text:p>
              </table:table-cell>
              <table:table-cell office:value-type="float" office:value="0.820483750460934">
                <text:p>0.820483750460934</text:p>
              </table:table-cell>
              <table:table-cell office:value-type="float" office:value="0.479397757925277">
                <text:p>0.479397757925277</text:p>
              </table:table-cell>
              <table:table-cell office:value-type="float" office:value="0.748627123184098">
                <text:p>0.748627123184098</text:p>
              </table:table-cell>
              <table:table-cell office:value-type="float" office:value="0.481921707038505">
                <text:p>0.4819217070385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75174379348755">
                <text:p>0.775174379348755</text:p>
              </table:table-cell>
              <table:table-cell office:value-type="float" office:value="0.500483632087708">
                <text:p>0.500483632087708</text:p>
              </table:table-cell>
              <table:table-cell office:value-type="float" office:value="0.842240117052525">
                <text:p>0.842240117052525</text:p>
              </table:table-cell>
              <table:table-cell office:value-type="float" office:value="0.479497792095515">
                <text:p>0.479497792095515</text:p>
              </table:table-cell>
              <table:table-cell office:value-type="float" office:value="0.770383216889343">
                <text:p>0.770383216889343</text:p>
              </table:table-cell>
              <table:table-cell office:value-type="float" office:value="0.482069628610681">
                <text:p>0.4820696286106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96954035758972">
                <text:p>0.796954035758972</text:p>
              </table:table-cell>
              <table:table-cell office:value-type="float" office:value="0.500034213066101">
                <text:p>0.500034213066101</text:p>
              </table:table-cell>
              <table:table-cell office:value-type="float" office:value="0.864025316683609">
                <text:p>0.864025316683609</text:p>
              </table:table-cell>
              <table:table-cell office:value-type="float" office:value="0.479573382416843">
                <text:p>0.479573382416843</text:p>
              </table:table-cell>
              <table:table-cell office:value-type="float" office:value="0.792168197367261">
                <text:p>0.792168197367261</text:p>
              </table:table-cell>
              <table:table-cell office:value-type="float" office:value="0.482193169857172">
                <text:p>0.4821931698571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18731307983398">
                <text:p>0.818731307983398</text:p>
              </table:table-cell>
              <table:table-cell office:value-type="float" office:value="0.500057399272919">
                <text:p>0.500057399272919</text:p>
              </table:table-cell>
              <table:table-cell office:value-type="float" office:value="0.885812633149385">
                <text:p>0.885812633149385</text:p>
              </table:table-cell>
              <table:table-cell office:value-type="float" office:value="0.479629339838547">
                <text:p>0.479629339838547</text:p>
              </table:table-cell>
              <table:table-cell office:value-type="float" office:value="0.813955337888453">
                <text:p>0.813955337888453</text:p>
              </table:table-cell>
              <table:table-cell office:value-type="float" office:value="0.482297082910934">
                <text:p>0.482297082910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0472221374512">
                <text:p>0.840472221374512</text:p>
              </table:table-cell>
              <table:table-cell office:value-type="float" office:value="0.49972414970398">
                <text:p>0.49972414970398</text:p>
              </table:table-cell>
              <table:table-cell office:value-type="float" office:value="0.907510158240713">
                <text:p>0.907510158240713</text:p>
              </table:table-cell>
              <table:table-cell office:value-type="float" office:value="0.479708372828158">
                <text:p>0.479708372828158</text:p>
              </table:table-cell>
              <table:table-cell office:value-type="float" office:value="0.835652636461387">
                <text:p>0.835652636461387</text:p>
              </table:table-cell>
              <table:table-cell office:value-type="float" office:value="0.482423873838125">
                <text:p>0.48242387383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62203180789948">
                <text:p>0.862203180789948</text:p>
              </table:table-cell>
              <table:table-cell office:value-type="float" office:value="0.499546319246292">
                <text:p>0.499546319246292</text:p>
              </table:table-cell>
              <table:table-cell office:value-type="float" office:value="0.92928179402184">
                <text:p>0.92928179402184</text:p>
              </table:table-cell>
              <table:table-cell office:value-type="float" office:value="0.47978603385695">
                <text:p>0.47978603385695</text:p>
              </table:table-cell>
              <table:table-cell office:value-type="float" office:value="0.84744122691639">
                <text:p>0.84744122691639</text:p>
              </table:table-cell>
              <table:table-cell office:value-type="float" office:value="0.480550255610123">
                <text:p>0.480550255610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83968830108643">
                <text:p>0.883968830108643</text:p>
              </table:table-cell>
              <table:table-cell office:value-type="float" office:value="0.499532759189606">
                <text:p>0.499532759189606</text:p>
              </table:table-cell>
              <table:table-cell office:value-type="float" office:value="0.951059458099677">
                <text:p>0.951059458099677</text:p>
              </table:table-cell>
              <table:table-cell office:value-type="float" office:value="0.479877546215329">
                <text:p>0.479877546215329</text:p>
              </table:table-cell>
              <table:table-cell office:value-type="float" office:value="0.860276235478501">
                <text:p>0.860276235478501</text:p>
              </table:table-cell>
              <table:table-cell office:value-type="float" office:value="0.480656652337086">
                <text:p>0.4806566523370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5740678310394">
                <text:p>0.905740678310394</text:p>
              </table:table-cell>
              <table:table-cell office:value-type="float" office:value="0.499448001384735">
                <text:p>0.499448001384735</text:p>
              </table:table-cell>
              <table:table-cell office:value-type="float" office:value="0.972801510806751">
                <text:p>0.972801510806751</text:p>
              </table:table-cell>
              <table:table-cell office:value-type="float" office:value="0.479981949175537">
                <text:p>0.479981949175537</text:p>
              </table:table-cell>
              <table:table-cell office:value-type="float" office:value="0.899999569986421">
                <text:p>0.899999569986421</text:p>
              </table:table-cell>
              <table:table-cell office:value-type="float" office:value="0.492780254812918">
                <text:p>0.4927802548129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7453398704529">
                <text:p>0.927453398704529</text:p>
              </table:table-cell>
              <table:table-cell office:value-type="float" office:value="0.499920576810837">
                <text:p>0.499920576810837</text:p>
              </table:table-cell>
              <table:table-cell office:value-type="float" office:value="0.994509581307216">
                <text:p>0.994509581307216</text:p>
              </table:table-cell>
              <table:table-cell office:value-type="float" office:value="0.480101600914035">
                <text:p>0.480101600914035</text:p>
              </table:table-cell>
              <table:table-cell office:value-type="float" office:value="0.929704697355613">
                <text:p>0.929704697355613</text:p>
              </table:table-cell>
              <table:table-cell office:value-type="float" office:value="0.492683996962138">
                <text:p>0.4926839969621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4918817281723">
                <text:p>0.94918817281723</text:p>
              </table:table-cell>
              <table:table-cell office:value-type="float" office:value="0.499810963869095">
                <text:p>0.499810963869095</text:p>
              </table:table-cell>
              <table:table-cell office:value-type="float" office:value="1.01628612133452">
                <text:p>1.01628612133452</text:p>
              </table:table-cell>
              <table:table-cell office:value-type="float" office:value="0.480232537955891">
                <text:p>0.480232537955891</text:p>
              </table:table-cell>
              <table:table-cell office:value-type="float" office:value="0.956479088827702">
                <text:p>0.956479088827702</text:p>
              </table:table-cell>
              <table:table-cell office:value-type="float" office:value="0.491505468720281">
                <text:p>0.4915054687202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0977902412414">
                <text:p>0.970977902412414</text:p>
              </table:table-cell>
              <table:table-cell office:value-type="float" office:value="0.499400049448013">
                <text:p>0.499400049448013</text:p>
              </table:table-cell>
              <table:table-cell office:value-type="float" office:value="1.03809575921094">
                <text:p>1.03809575921094</text:p>
              </table:table-cell>
              <table:table-cell office:value-type="float" office:value="0.480314668364791">
                <text:p>0.480314668364791</text:p>
              </table:table-cell>
              <table:table-cell office:value-type="float" office:value="0.978287320302885">
                <text:p>0.978287320302885</text:p>
              </table:table-cell>
              <table:table-cell office:value-type="float" office:value="0.492226169010277">
                <text:p>0.4922261690102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2807745933533">
                <text:p>0.992807745933533</text:p>
              </table:table-cell>
              <table:table-cell office:value-type="float" office:value="0.499425441026688">
                <text:p>0.499425441026688</text:p>
              </table:table-cell>
              <table:table-cell office:value-type="float" office:value="1.05994289306165">
                <text:p>1.05994289306165</text:p>
              </table:table-cell>
              <table:table-cell office:value-type="float" office:value="0.480410366354781">
                <text:p>0.480410366354781</text:p>
              </table:table-cell>
              <table:table-cell office:value-type="float" office:value="1.00013223933695">
                <text:p>1.00013223933695</text:p>
              </table:table-cell>
              <table:table-cell office:value-type="float" office:value="0.491889927219174">
                <text:p>0.4918899272191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1429545879364">
                <text:p>1.01429545879364</text:p>
              </table:table-cell>
              <table:table-cell office:value-type="float" office:value="0.49968957901001">
                <text:p>0.49968957901001</text:p>
              </table:table-cell>
              <table:table-cell office:value-type="float" office:value="1.08106976473306">
                <text:p>1.08106976473306</text:p>
              </table:table-cell>
              <table:table-cell office:value-type="float" office:value="0.480489883195703">
                <text:p>0.480489883195703</text:p>
              </table:table-cell>
              <table:table-cell office:value-type="float" office:value="1.02000714280435">
                <text:p>1.02000714280435</text:p>
              </table:table-cell>
              <table:table-cell office:value-type="float" office:value="0.491064532807534">
                <text:p>0.4910645328075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3482842445374">
                <text:p>1.03482842445374</text:p>
              </table:table-cell>
              <table:table-cell office:value-type="float" office:value="0.502182245254517">
                <text:p>0.502182245254517</text:p>
              </table:table-cell>
              <table:table-cell office:value-type="float" office:value="1.10117945562387">
                <text:p>1.10117945562387</text:p>
              </table:table-cell>
              <table:table-cell office:value-type="float" office:value="0.479442050953346">
                <text:p>0.479442050953346</text:p>
              </table:table-cell>
              <table:table-cell office:value-type="float" office:value="1.03913195829544">
                <text:p>1.03913195829544</text:p>
              </table:table-cell>
              <table:table-cell office:value-type="float" office:value="0.494490051162749">
                <text:p>0.4944900511627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5398881435394">
                <text:p>1.05398881435394</text:p>
              </table:table-cell>
              <table:table-cell office:value-type="float" office:value="0.505643546581268">
                <text:p>0.505643546581268</text:p>
              </table:table-cell>
              <table:table-cell office:value-type="float" office:value="1.11962024223084">
                <text:p>1.11962024223084</text:p>
              </table:table-cell>
              <table:table-cell office:value-type="float" office:value="0.476369471962365">
                <text:p>0.476369471962365</text:p>
              </table:table-cell>
              <table:table-cell office:value-type="float" office:value="1.05098454977337">
                <text:p>1.05098454977337</text:p>
              </table:table-cell>
              <table:table-cell office:value-type="float" office:value="0.488455611644366">
                <text:p>0.4884556116443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7170879840851">
                <text:p>1.07170879840851</text:p>
              </table:table-cell>
              <table:table-cell office:value-type="float" office:value="0.509479761123657">
                <text:p>0.509479761123657</text:p>
              </table:table-cell>
              <table:table-cell office:value-type="float" office:value="1.13588093041076">
                <text:p>1.13588093041076</text:p>
              </table:table-cell>
              <table:table-cell office:value-type="float" office:value="0.470867893334409">
                <text:p>0.470867893334409</text:p>
              </table:table-cell>
              <table:table-cell office:value-type="float" office:value="1.06970272061391">
                <text:p>1.06970272061391</text:p>
              </table:table-cell>
              <table:table-cell office:value-type="float" office:value="0.493565155503331">
                <text:p>0.4935651555033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872757434845">
                <text:p>1.0872757434845</text:p>
              </table:table-cell>
              <table:table-cell office:value-type="float" office:value="0.512646019458771">
                <text:p>0.512646019458771</text:p>
              </table:table-cell>
              <table:table-cell office:value-type="float" office:value="1.14895190375617">
                <text:p>1.14895190375617</text:p>
              </table:table-cell>
              <table:table-cell office:value-type="float" office:value="0.463238666669176">
                <text:p>0.463238666669176</text:p>
              </table:table-cell>
              <table:table-cell office:value-type="float" office:value="1.08073785588085">
                <text:p>1.08073785588085</text:p>
              </table:table-cell>
              <table:table-cell office:value-type="float" office:value="0.514795133804519">
                <text:p>0.5147951338045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0236406326294">
                <text:p>1.10236406326294</text:p>
              </table:table-cell>
              <table:table-cell office:value-type="float" office:value="0.51464319229126">
                <text:p>0.51464319229126</text:p>
              </table:table-cell>
              <table:table-cell office:value-type="float" office:value="1.16016359305235">
                <text:p>1.16016359305235</text:p>
              </table:table-cell>
              <table:table-cell office:value-type="float" office:value="0.452466211584306">
                <text:p>0.452466211584306</text:p>
              </table:table-cell>
              <table:table-cell office:value-type="float" office:value="1.09263399400077">
                <text:p>1.09263399400077</text:p>
              </table:table-cell>
              <table:table-cell office:value-type="float" office:value="0.516096685906872">
                <text:p>0.5160966859068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1780190467834">
                <text:p>1.11780190467834</text:p>
              </table:table-cell>
              <table:table-cell office:value-type="float" office:value="0.511288106441498">
                <text:p>0.511288106441498</text:p>
              </table:table-cell>
              <table:table-cell office:value-type="float" office:value="1.16922908500646">
                <text:p>1.16922908500646</text:p>
              </table:table-cell>
              <table:table-cell office:value-type="float" office:value="0.438593903891341">
                <text:p>0.438593903891341</text:p>
              </table:table-cell>
              <table:table-cell office:value-type="float" office:value="1.10291324368638">
                <text:p>1.10291324368638</text:p>
              </table:table-cell>
              <table:table-cell office:value-type="float" office:value="0.516683878332142">
                <text:p>0.5166838783321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3168144226074">
                <text:p>1.13168144226074</text:p>
              </table:table-cell>
              <table:table-cell office:value-type="float" office:value="0.501464903354645">
                <text:p>0.501464903354645</text:p>
              </table:table-cell>
              <table:table-cell office:value-type="float" office:value="1.17620757023483">
                <text:p>1.17620757023483</text:p>
              </table:table-cell>
              <table:table-cell office:value-type="float" office:value="0.421709696882442">
                <text:p>0.421709696882442</text:p>
              </table:table-cell>
              <table:table-cell office:value-type="float" office:value="1.11193124206022">
                <text:p>1.11193124206022</text:p>
              </table:table-cell>
              <table:table-cell office:value-type="float" office:value="0.509761676454819">
                <text:p>0.509761676454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4259135723114">
                <text:p>1.14259135723114</text:p>
              </table:table-cell>
              <table:table-cell office:value-type="float" office:value="0.4861741065979">
                <text:p>0.4861741065979</text:p>
              </table:table-cell>
              <table:table-cell office:value-type="float" office:value="1.18095502551894">
                <text:p>1.18095502551894</text:p>
              </table:table-cell>
              <table:table-cell office:value-type="float" office:value="0.402674964523354">
                <text:p>0.402674964523354</text:p>
              </table:table-cell>
              <table:table-cell office:value-type="float" office:value="1.11853219820735">
                <text:p>1.11853219820735</text:p>
              </table:table-cell>
              <table:table-cell office:value-type="float" office:value="0.493279756092961">
                <text:p>0.4932797560929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032029151917">
                <text:p>1.15032029151917</text:p>
              </table:table-cell>
              <table:table-cell office:value-type="float" office:value="0.467257678508759">
                <text:p>0.467257678508759</text:p>
              </table:table-cell>
              <table:table-cell office:value-type="float" office:value="1.18376602886789">
                <text:p>1.18376602886789</text:p>
              </table:table-cell>
              <table:table-cell office:value-type="float" office:value="0.381844311445624">
                <text:p>0.381844311445624</text:p>
              </table:table-cell>
              <table:table-cell office:value-type="float" office:value="1.13537917645243">
                <text:p>1.13537917645243</text:p>
              </table:table-cell>
              <table:table-cell office:value-type="float" office:value="0.484708010995012">
                <text:p>0.4847080109950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5448808670044">
                <text:p>1.15448808670044</text:p>
              </table:table-cell>
              <table:table-cell office:value-type="float" office:value="0.44635283946991">
                <text:p>0.44635283946991</text:p>
              </table:table-cell>
              <table:table-cell office:value-type="float" office:value="1.1850024069189">
                <text:p>1.1850024069189</text:p>
              </table:table-cell>
              <table:table-cell office:value-type="float" office:value="0.360245763487476">
                <text:p>0.360245763487476</text:p>
              </table:table-cell>
              <table:table-cell office:value-type="float" office:value="1.13908348539648">
                <text:p>1.13908348539648</text:p>
              </table:table-cell>
              <table:table-cell office:value-type="float" office:value="0.473237448845626">
                <text:p>0.4732374488456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5747737884521">
                <text:p>1.15747737884521</text:p>
              </table:table-cell>
              <table:table-cell office:value-type="float" office:value="0.424723476171494">
                <text:p>0.424723476171494</text:p>
              </table:table-cell>
              <table:table-cell office:value-type="float" office:value="1.18507517312894">
                <text:p>1.18507517312894</text:p>
              </table:table-cell>
              <table:table-cell office:value-type="float" office:value="0.33842926878012">
                <text:p>0.33842926878012</text:p>
              </table:table-cell>
              <table:table-cell office:value-type="float" office:value="1.14149612784228">
                <text:p>1.14149612784228</text:p>
              </table:table-cell>
              <table:table-cell office:value-type="float" office:value="0.453465145189466">
                <text:p>0.4534651451894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5881371498108">
                <text:p>1.15881371498108</text:p>
              </table:table-cell>
              <table:table-cell office:value-type="float" office:value="0.402968615293503">
                <text:p>0.402968615293503</text:p>
              </table:table-cell>
              <table:table-cell office:value-type="float" office:value="1.18436951823713">
                <text:p>1.18436951823713</text:p>
              </table:table-cell>
              <table:table-cell office:value-type="float" office:value="0.316693088114207">
                <text:p>0.316693088114207</text:p>
              </table:table-cell>
              <table:table-cell office:value-type="float" office:value="1.14301883905529">
                <text:p>1.14301883905529</text:p>
              </table:table-cell>
              <table:table-cell office:value-type="float" office:value="0.432723149007245">
                <text:p>0.432723149007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5803933143616">
                <text:p>1.15803933143616</text:p>
              </table:table-cell>
              <table:table-cell office:value-type="float" office:value="0.381270617246628">
                <text:p>0.381270617246628</text:p>
              </table:table-cell>
              <table:table-cell office:value-type="float" office:value="1.18304761856131">
                <text:p>1.18304761856131</text:p>
              </table:table-cell>
              <table:table-cell office:value-type="float" office:value="0.294960437431268">
                <text:p>0.294960437431268</text:p>
              </table:table-cell>
              <table:table-cell office:value-type="float" office:value="1.14177836651539">
                <text:p>1.14177836651539</text:p>
              </table:table-cell>
              <table:table-cell office:value-type="float" office:value="0.410951787139855">
                <text:p>0.4109517871398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5692007541657">
                <text:p>1.15692007541657</text:p>
              </table:table-cell>
              <table:table-cell office:value-type="float" office:value="0.359528034925461">
                <text:p>0.359528034925461</text:p>
              </table:table-cell>
              <table:table-cell office:value-type="float" office:value="1.18128202810438">
                <text:p>1.18128202810438</text:p>
              </table:table-cell>
              <table:table-cell office:value-type="float" office:value="0.2733344166475">
                <text:p>0.2733344166475</text:p>
              </table:table-cell>
              <table:table-cell office:value-type="float" office:value="1.13995507820811">
                <text:p>1.13995507820811</text:p>
              </table:table-cell>
              <table:table-cell office:value-type="float" office:value="0.389269864849241">
                <text:p>0.3892698648492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5543723106384">
                <text:p>1.15543723106384</text:p>
              </table:table-cell>
              <table:table-cell office:value-type="float" office:value="0.337861806154251">
                <text:p>0.337861806154251</text:p>
              </table:table-cell>
              <table:table-cell office:value-type="float" office:value="1.17925041153577">
                <text:p>1.17925041153577</text:p>
              </table:table-cell>
              <table:table-cell office:value-type="float" office:value="0.251753114890172">
                <text:p>0.251753114890172</text:p>
              </table:table-cell>
              <table:table-cell office:value-type="float" office:value="1.13966730761118">
                <text:p>1.13966730761118</text:p>
              </table:table-cell>
              <table:table-cell office:value-type="float" office:value="0.367631410007117">
                <text:p>0.367631410007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5323650836945">
                <text:p>1.15323650836945</text:p>
              </table:table-cell>
              <table:table-cell office:value-type="float" office:value="0.316283524036408">
                <text:p>0.316283524036408</text:p>
              </table:table-cell>
              <table:table-cell office:value-type="float" office:value="1.17705620550244">
                <text:p>1.17705620550244</text:p>
              </table:table-cell>
              <table:table-cell office:value-type="float" office:value="0.230252884615903">
                <text:p>0.230252884615903</text:p>
              </table:table-cell>
              <table:table-cell office:value-type="float" office:value="1.13710096553614">
                <text:p>1.13710096553614</text:p>
              </table:table-cell>
              <table:table-cell office:value-type="float" office:value="0.344077430786546">
                <text:p>0.3440774307865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512371301651">
                <text:p>1.1512371301651</text:p>
              </table:table-cell>
              <table:table-cell office:value-type="float" office:value="0.294753521680832">
                <text:p>0.294753521680832</text:p>
              </table:table-cell>
              <table:table-cell office:value-type="float" office:value="1.17476461642307">
                <text:p>1.17476461642307</text:p>
              </table:table-cell>
              <table:table-cell office:value-type="float" office:value="0.208761645634351">
                <text:p>0.208761645634351</text:p>
              </table:table-cell>
              <table:table-cell office:value-type="float" office:value="1.1363485267371">
                <text:p>1.1363485267371</text:p>
              </table:table-cell>
              <table:table-cell office:value-type="float" office:value="0.322535200941867">
                <text:p>0.3225352009418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4907586574554">
                <text:p>1.14907586574554</text:p>
              </table:table-cell>
              <table:table-cell office:value-type="float" office:value="0.273235321044922">
                <text:p>0.273235321044922</text:p>
              </table:table-cell>
              <table:table-cell office:value-type="float" office:value="1.1724365634947">
                <text:p>1.1724365634947</text:p>
              </table:table-cell>
              <table:table-cell office:value-type="float" office:value="0.187236781168992">
                <text:p>0.187236781168992</text:p>
              </table:table-cell>
              <table:table-cell office:value-type="float" office:value="1.13544752972716">
                <text:p>1.13544752972716</text:p>
              </table:table-cell>
              <table:table-cell office:value-type="float" office:value="0.299968473201016">
                <text:p>0.2999684732010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4676809310913">
                <text:p>1.14676809310913</text:p>
              </table:table-cell>
              <table:table-cell office:value-type="float" office:value="0.251726657152176">
                <text:p>0.251726657152176</text:p>
              </table:table-cell>
              <table:table-cell office:value-type="float" office:value="1.17012896598358">
                <text:p>1.17012896598358</text:p>
              </table:table-cell>
              <table:table-cell office:value-type="float" office:value="0.165749734603161">
                <text:p>0.165749734603161</text:p>
              </table:table-cell>
              <table:table-cell office:value-type="float" office:value="1.13348127161948">
                <text:p>1.13348127161948</text:p>
              </table:table-cell>
              <table:table-cell office:value-type="float" office:value="0.276448306231627">
                <text:p>0.2764483062316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4427256584167">
                <text:p>1.14427256584167</text:p>
              </table:table-cell>
              <table:table-cell office:value-type="float" office:value="0.230231404304504">
                <text:p>0.230231404304504</text:p>
              </table:table-cell>
              <table:table-cell office:value-type="float" office:value="1.16786718708568">
                <text:p>1.16786718708568</text:p>
              </table:table-cell>
              <table:table-cell office:value-type="float" office:value="0.144153158338471">
                <text:p>0.144153158338471</text:p>
              </table:table-cell>
              <table:table-cell office:value-type="float" office:value="1.13047000708225">
                <text:p>1.13047000708225</text:p>
              </table:table-cell>
              <table:table-cell office:value-type="float" office:value="0.254825998404247">
                <text:p>0.2548259984042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4218461513519">
                <text:p>1.14218461513519</text:p>
              </table:table-cell>
              <table:table-cell office:value-type="float" office:value="0.20867483317852">
                <text:p>0.20867483317852</text:p>
              </table:table-cell>
              <table:table-cell office:value-type="float" office:value="1.16566723623889">
                <text:p>1.16566723623889</text:p>
              </table:table-cell>
              <table:table-cell office:value-type="float" office:value="0.122626991736623">
                <text:p>0.122626991736623</text:p>
              </table:table-cell>
              <table:table-cell office:value-type="float" office:value="1.12851148136">
                <text:p>1.12851148136</text:p>
              </table:table-cell>
              <table:table-cell office:value-type="float" office:value="0.233275548217372">
                <text:p>0.2332755482173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39932513237">
                <text:p>1.139932513237</text:p>
              </table:table-cell>
              <table:table-cell office:value-type="float" office:value="0.187193781137466">
                <text:p>0.187193781137466</text:p>
              </table:table-cell>
              <table:table-cell office:value-type="float" office:value="1.16354433247218">
                <text:p>1.16354433247218</text:p>
              </table:table-cell>
              <table:table-cell office:value-type="float" office:value="0.101118008548764">
                <text:p>0.101118008548764</text:p>
              </table:table-cell>
              <table:table-cell office:value-type="float" office:value="1.12659554466153">
                <text:p>1.12659554466153</text:p>
              </table:table-cell>
              <table:table-cell office:value-type="float" office:value="0.21174586836412">
                <text:p>0.21174586836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3789904117584">
                <text:p>1.13789904117584</text:p>
              </table:table-cell>
              <table:table-cell office:value-type="float" office:value="0.165686592459679">
                <text:p>0.165686592459679</text:p>
              </table:table-cell>
              <table:table-cell office:value-type="float" office:value="1.16149492334862">
                <text:p>1.16149492334862</text:p>
              </table:table-cell>
              <table:table-cell office:value-type="float" office:value="0.0796176165794557">
                <text:p>0.0796176165794557</text:p>
              </table:table-cell>
              <table:table-cell office:value-type="float" office:value="1.11579421884964">
                <text:p>1.11579421884964</text:p>
              </table:table-cell>
              <table:table-cell office:value-type="float" office:value="0.186225373907379">
                <text:p>0.1862253739073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3513398170471">
                <text:p>1.13513398170471</text:p>
              </table:table-cell>
              <table:table-cell office:value-type="float" office:value="0.144198954105377">
                <text:p>0.144198954105377</text:p>
              </table:table-cell>
              <table:table-cell office:value-type="float" office:value="1.15950186019042">
                <text:p>1.15950186019042</text:p>
              </table:table-cell>
              <table:table-cell office:value-type="float" office:value="0.0579391228649081">
                <text:p>0.0579391228649081</text:p>
              </table:table-cell>
              <table:table-cell office:value-type="float" office:value="1.11200797334151">
                <text:p>1.11200797334151</text:p>
              </table:table-cell>
              <table:table-cell office:value-type="float" office:value="0.161530125328695">
                <text:p>0.1615301253286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3254189491272">
                <text:p>1.13254189491272</text:p>
              </table:table-cell>
              <table:table-cell office:value-type="float" office:value="0.122643500566483">
                <text:p>0.122643500566483</text:p>
              </table:table-cell>
              <table:table-cell office:value-type="float" office:value="1.15755152925169">
                <text:p>1.15755152925169</text:p>
              </table:table-cell>
              <table:table-cell office:value-type="float" office:value="0.0363084162407912">
                <text:p>0.0363084162407912</text:p>
              </table:table-cell>
              <table:table-cell office:value-type="float" office:value="1.10924319738608">
                <text:p>1.10924319738608</text:p>
              </table:table-cell>
              <table:table-cell office:value-type="float" office:value="0.138883922334046">
                <text:p>0.1388839223340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042604923248">
                <text:p>1.13042604923248</text:p>
              </table:table-cell>
              <table:table-cell office:value-type="float" office:value="0.101038619875908">
                <text:p>0.101038619875908</text:p>
              </table:table-cell>
              <table:table-cell office:value-type="float" office:value="1.15574047871645">
                <text:p>1.15574047871645</text:p>
              </table:table-cell>
              <table:table-cell office:value-type="float" office:value="0.0146702327389762">
                <text:p>0.0146702327389762</text:p>
              </table:table-cell>
              <table:table-cell office:value-type="float" office:value="1.10648947172357">
                <text:p>1.10648947172357</text:p>
              </table:table-cell>
              <table:table-cell office:value-type="float" office:value="0.117241049765371">
                <text:p>0.1172410497653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2789750099182">
                <text:p>1.12789750099182</text:p>
              </table:table-cell>
              <table:table-cell office:value-type="float" office:value="0.0794767364859581">
                <text:p>0.0794767364859581</text:p>
              </table:table-cell>
              <table:table-cell office:value-type="float" office:value="1.15405827321558">
                <text:p>1.15405827321558</text:p>
              </table:table-cell>
              <table:table-cell office:value-type="float" office:value="-0.006901094466804">
                <text:p>-0.006901094466804</text:p>
              </table:table-cell>
              <table:table-cell office:value-type="float" office:value="1.10489148815252">
                <text:p>1.10489148815252</text:p>
              </table:table-cell>
              <table:table-cell office:value-type="float" office:value="0.0956633200128543">
                <text:p>0.09566332001285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2626540660858">
                <text:p>1.12626540660858</text:p>
              </table:table-cell>
              <table:table-cell office:value-type="float" office:value="0.0578869692981243">
                <text:p>0.0578869692981243</text:p>
              </table:table-cell>
              <table:table-cell office:value-type="float" office:value="1.15250191973375">
                <text:p>1.15250191973375</text:p>
              </table:table-cell>
              <table:table-cell office:value-type="float" office:value="-0.0285093298086766">
                <text:p>-0.0285093298086766</text:p>
              </table:table-cell>
              <table:table-cell office:value-type="float" office:value="1.10337881813691">
                <text:p>1.10337881813691</text:p>
              </table:table-cell>
              <table:table-cell office:value-type="float" office:value="0.0740519827063836">
                <text:p>0.07405198270638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2486481666565">
                <text:p>1.12486481666565</text:p>
              </table:table-cell>
              <table:table-cell office:value-type="float" office:value="0.0362549461424351">
                <text:p>0.0362549461424351</text:p>
              </table:table-cell>
              <table:table-cell office:value-type="float" office:value="1.15104824834333">
                <text:p>1.15104824834333</text:p>
              </table:table-cell>
              <table:table-cell office:value-type="float" office:value="-0.0501325702840056">
                <text:p>-0.0501325702840056</text:p>
              </table:table-cell>
              <table:table-cell office:value-type="float" office:value="1.10098541664546">
                <text:p>1.10098541664546</text:p>
              </table:table-cell>
              <table:table-cell office:value-type="float" office:value="0.0524248005733353">
                <text:p>0.05242480057333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2330543994904">
                <text:p>1.12330543994904</text:p>
              </table:table-cell>
              <table:table-cell office:value-type="float" office:value="0.0146331740543246">
                <text:p>0.0146331740543246</text:p>
              </table:table-cell>
              <table:table-cell office:value-type="float" office:value="1.1497149876536">
                <text:p>1.1497149876536</text:p>
              </table:table-cell>
              <table:table-cell office:value-type="float" office:value="-0.0718070457436922">
                <text:p>-0.0718070457436922</text:p>
              </table:table-cell>
              <table:table-cell office:value-type="float" office:value="1.10070307796546">
                <text:p>1.10070307796546</text:p>
              </table:table-cell>
              <table:table-cell office:value-type="float" office:value="0.0307472291381481">
                <text:p>0.03074722913814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2164521217346">
                <text:p>1.12164521217346</text:p>
              </table:table-cell>
              <table:table-cell office:value-type="float" office:value="-0.00699970498681068">
                <text:p>-0.00699970498681068</text:p>
              </table:table-cell>
              <table:table-cell office:value-type="float" office:value="1.14845310454374">
                <text:p>1.14845310454374</text:p>
              </table:table-cell>
              <table:table-cell office:value-type="float" office:value="-0.0934178032608554">
                <text:p>-0.0934178032608554</text:p>
              </table:table-cell>
              <table:table-cell office:value-type="float" office:value="1.09749999116873">
                <text:p>1.09749999116873</text:p>
              </table:table-cell>
              <table:table-cell office:value-type="float" office:value="0.00913316319016204">
                <text:p>0.009133163190162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2000596523285">
                <text:p>1.12000596523285</text:p>
              </table:table-cell>
              <table:table-cell office:value-type="float" office:value="-0.0285946875810623">
                <text:p>-0.0285946875810623</text:p>
              </table:table-cell>
              <table:table-cell office:value-type="float" office:value="1.14728401891145">
                <text:p>1.14728401891145</text:p>
              </table:table-cell>
              <table:table-cell office:value-type="float" office:value="-0.115076936501977">
                <text:p>-0.115076936501977</text:p>
              </table:table-cell>
              <table:table-cell office:value-type="float" office:value="1.0973713754724">
                <text:p>1.0973713754724</text:p>
              </table:table-cell>
              <table:table-cell office:value-type="float" office:value="-0.0125281373929479">
                <text:p>-0.01252813739294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818945407867">
                <text:p>1.11818945407867</text:p>
              </table:table-cell>
              <table:table-cell office:value-type="float" office:value="-0.0502320788800717">
                <text:p>-0.0502320788800717</text:p>
              </table:table-cell>
              <table:table-cell office:value-type="float" office:value="1.14619036530854">
                <text:p>1.14619036530854</text:p>
              </table:table-cell>
              <table:table-cell office:value-type="float" office:value="-0.136769179011101">
                <text:p>-0.136769179011101</text:p>
              </table:table-cell>
              <table:table-cell office:value-type="float" office:value="1.09529654722136">
                <text:p>1.09529654722136</text:p>
              </table:table-cell>
              <table:table-cell office:value-type="float" office:value="-0.0342213010126673">
                <text:p>-0.03422130101266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698222160339">
                <text:p>1.11698222160339</text:p>
              </table:table-cell>
              <table:table-cell office:value-type="float" office:value="-0.0719188377261162">
                <text:p>-0.0719188377261162</text:p>
              </table:table-cell>
              <table:table-cell office:value-type="float" office:value="1.14515255446112">
                <text:p>1.14515255446112</text:p>
              </table:table-cell>
              <table:table-cell office:value-type="float" office:value="-0.158481501008621">
                <text:p>-0.158481501008621</text:p>
              </table:table-cell>
              <table:table-cell office:value-type="float" office:value="1.09331688566394">
                <text:p>1.09331688566394</text:p>
              </table:table-cell>
              <table:table-cell office:value-type="float" office:value="-0.0559363063669844">
                <text:p>-0.05593630636698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1599981784821">
                <text:p>1.11599981784821</text:p>
              </table:table-cell>
              <table:table-cell office:value-type="float" office:value="-0.0936427190899849">
                <text:p>-0.0936427190899849</text:p>
              </table:table-cell>
              <table:table-cell office:value-type="float" office:value="1.14419985139066">
                <text:p>1.14419985139066</text:p>
              </table:table-cell>
              <table:table-cell office:value-type="float" office:value="-0.180168861741389">
                <text:p>-0.180168861741389</text:p>
              </table:table-cell>
              <table:table-cell office:value-type="float" office:value="1.09341696700511">
                <text:p>1.09341696700511</text:p>
              </table:table-cell>
              <table:table-cell office:value-type="float" office:value="-0.0776259380970684">
                <text:p>-0.07762593809706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1497402191162">
                <text:p>1.11497402191162</text:p>
              </table:table-cell>
              <table:table-cell office:value-type="float" office:value="-0.115345105528831">
                <text:p>-0.115345105528831</text:p>
              </table:table-cell>
              <table:table-cell office:value-type="float" office:value="1.14334790993303">
                <text:p>1.14334790993303</text:p>
              </table:table-cell>
              <table:table-cell office:value-type="float" office:value="-0.201896915694131">
                <text:p>-0.201896915694131</text:p>
              </table:table-cell>
              <table:table-cell office:value-type="float" office:value="1.0915753333288">
                <text:p>1.0915753333288</text:p>
              </table:table-cell>
              <table:table-cell office:value-type="float" office:value="-0.101351181600964">
                <text:p>-0.1013511816009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1402332782745">
                <text:p>1.11402332782745</text:p>
              </table:table-cell>
              <table:table-cell office:value-type="float" office:value="-0.137094780802727">
                <text:p>-0.137094780802727</text:p>
              </table:table-cell>
              <table:table-cell office:value-type="float" office:value="1.14252906163457">
                <text:p>1.14252906163457</text:p>
              </table:table-cell>
              <table:table-cell office:value-type="float" office:value="-0.223660782285134">
                <text:p>-0.223660782285134</text:p>
              </table:table-cell>
              <table:table-cell office:value-type="float" office:value="1.09079893216711">
                <text:p>1.09079893216711</text:p>
              </table:table-cell>
              <table:table-cell office:value-type="float" office:value="-0.124115005448146">
                <text:p>-0.1241150054481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1308634281158">
                <text:p>1.11308634281158</text:p>
              </table:table-cell>
              <table:table-cell office:value-type="float" office:value="-0.158836483955383">
                <text:p>-0.158836483955383</text:p>
              </table:table-cell>
              <table:table-cell office:value-type="float" office:value="1.14177556525863">
                <text:p>1.14177556525863</text:p>
              </table:table-cell>
              <table:table-cell office:value-type="float" office:value="-0.245366242983854">
                <text:p>-0.245366242983854</text:p>
              </table:table-cell>
              <table:table-cell office:value-type="float" office:value="1.09004917602117">
                <text:p>1.09004917602117</text:p>
              </table:table-cell>
              <table:table-cell office:value-type="float" office:value="-0.146818997329941">
                <text:p>-0.1468189973299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1213290691376">
                <text:p>1.11213290691376</text:p>
              </table:table-cell>
              <table:table-cell office:value-type="float" office:value="-0.180518284440041">
                <text:p>-0.180518284440041</text:p>
              </table:table-cell>
              <table:table-cell office:value-type="float" office:value="1.14107596548591">
                <text:p>1.14107596548591</text:p>
              </table:table-cell>
              <table:table-cell office:value-type="float" office:value="-0.267077054816287">
                <text:p>-0.267077054816287</text:p>
              </table:table-cell>
              <table:table-cell office:value-type="float" office:value="1.08927493404919">
                <text:p>1.08927493404919</text:p>
              </table:table-cell>
              <table:table-cell office:value-type="float" office:value="-0.170524078796295">
                <text:p>-0.170524078796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1181271076202">
                <text:p>1.11181271076202</text:p>
              </table:table-cell>
              <table:table-cell office:value-type="float" office:value="-0.20226277410984">
                <text:p>-0.20226277410984</text:p>
              </table:table-cell>
              <table:table-cell office:value-type="float" office:value="1.14042144331485">
                <text:p>1.14042144331485</text:p>
              </table:table-cell>
              <table:table-cell office:value-type="float" office:value="-0.288817404211823">
                <text:p>-0.288817404211823</text:p>
              </table:table-cell>
              <table:table-cell office:value-type="float" office:value="1.08848556434967">
                <text:p>1.08848556434967</text:p>
              </table:table-cell>
              <table:table-cell office:value-type="float" office:value="-0.196254754917151">
                <text:p>-0.196254754917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1151659488678">
                <text:p>1.11151659488678</text:p>
              </table:table-cell>
              <table:table-cell office:value-type="float" office:value="-0.223984196782112">
                <text:p>-0.223984196782112</text:p>
              </table:table-cell>
              <table:table-cell office:value-type="float" office:value="1.13982071808494">
                <text:p>1.13982071808494</text:p>
              </table:table-cell>
              <table:table-cell office:value-type="float" office:value="-0.310544771842903">
                <text:p>-0.310544771842903</text:p>
              </table:table-cell>
              <table:table-cell office:value-type="float" office:value="1.08777495252626">
                <text:p>1.08777495252626</text:p>
              </table:table-cell>
              <table:table-cell office:value-type="float" office:value="-0.219978006560275">
                <text:p>-0.2199780065602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1075091362">
                <text:p>1.11075091362</text:p>
              </table:table-cell>
              <table:table-cell office:value-type="float" office:value="-0.245716825127602">
                <text:p>-0.245716825127602</text:p>
              </table:table-cell>
              <table:table-cell office:value-type="float" office:value="1.13925160310453">
                <text:p>1.13925160310453</text:p>
              </table:table-cell>
              <table:table-cell office:value-type="float" office:value="-0.332308395790311">
                <text:p>-0.332308395790311</text:p>
              </table:table-cell>
              <table:table-cell office:value-type="float" office:value="1.08899983555989">
                <text:p>1.08899983555989</text:p>
              </table:table-cell>
              <table:table-cell office:value-type="float" office:value="-0.24473409667009">
                <text:p>-0.244734096670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0992693901062">
                <text:p>1.10992693901062</text:p>
              </table:table-cell>
              <table:table-cell office:value-type="float" office:value="-0.267455905675888">
                <text:p>-0.267455905675888</text:p>
              </table:table-cell>
              <table:table-cell office:value-type="float" office:value="1.13867720716475">
                <text:p>1.13867720716475</text:p>
              </table:table-cell>
              <table:table-cell office:value-type="float" office:value="-0.35406738762988">
                <text:p>-0.35406738762988</text:p>
              </table:table-cell>
              <table:table-cell office:value-type="float" office:value="1.09618765917294">
                <text:p>1.09618765917294</text:p>
              </table:table-cell>
              <table:table-cell office:value-type="float" office:value="-0.274483864821636">
                <text:p>-0.2744838648216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0875082015991">
                <text:p>1.10875082015991</text:p>
              </table:table-cell>
              <table:table-cell office:value-type="float" office:value="-0.28921103477478">
                <text:p>-0.28921103477478</text:p>
              </table:table-cell>
              <table:table-cell office:value-type="float" office:value="1.13810580967273">
                <text:p>1.13810580967273</text:p>
              </table:table-cell>
              <table:table-cell office:value-type="float" office:value="-0.37581681105834">
                <text:p>-0.37581681105834</text:p>
              </table:table-cell>
              <table:table-cell office:value-type="float" office:value="1.09524822558241">
                <text:p>1.09524822558241</text:p>
              </table:table-cell>
              <table:table-cell office:value-type="float" office:value="-0.297220256720751">
                <text:p>-0.2972202567207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0812246799469">
                <text:p>1.10812246799469</text:p>
              </table:table-cell>
              <table:table-cell office:value-type="float" office:value="-0.310958743095398">
                <text:p>-0.310958743095398</text:p>
              </table:table-cell>
              <table:table-cell office:value-type="float" office:value="1.1375686561663">
                <text:p>1.1375686561663</text:p>
              </table:table-cell>
              <table:table-cell office:value-type="float" office:value="-0.397548187645921">
                <text:p>-0.397548187645921</text:p>
              </table:table-cell>
              <table:table-cell office:value-type="float" office:value="1.09428504790466">
                <text:p>1.09428504790466</text:p>
              </table:table-cell>
              <table:table-cell office:value-type="float" office:value="-0.319936522165262">
                <text:p>-0.3199365221652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07306599617">
                <text:p>1.107306599617</text:p>
              </table:table-cell>
              <table:table-cell office:value-type="float" office:value="-0.332691937685013">
                <text:p>-0.332691937685013</text:p>
              </table:table-cell>
              <table:table-cell office:value-type="float" office:value="1.13708723096565">
                <text:p>1.13708723096565</text:p>
              </table:table-cell>
              <table:table-cell office:value-type="float" office:value="-0.41934482018946">
                <text:p>-0.41934482018946</text:p>
              </table:table-cell>
              <table:table-cell office:value-type="float" office:value="1.09337625622932">
                <text:p>1.09337625622932</text:p>
              </table:table-cell>
              <table:table-cell office:value-type="float" office:value="-0.341719521457203">
                <text:p>-0.341719521457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0631287097931">
                <text:p>1.10631287097931</text:p>
              </table:table-cell>
              <table:table-cell office:value-type="float" office:value="-0.354436367750168">
                <text:p>-0.354436367750168</text:p>
              </table:table-cell>
              <table:table-cell office:value-type="float" office:value="1.13659923630034">
                <text:p>1.13659923630034</text:p>
              </table:table-cell>
              <table:table-cell office:value-type="float" office:value="-0.441087243571733">
                <text:p>-0.441087243571733</text:p>
              </table:table-cell>
              <table:table-cell office:value-type="float" office:value="1.09241996847376">
                <text:p>1.09241996847376</text:p>
              </table:table-cell>
              <table:table-cell office:value-type="float" office:value="-0.363446385636278">
                <text:p>-0.3634463856362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0628604888916">
                <text:p>1.10628604888916</text:p>
              </table:table-cell>
              <table:table-cell office:value-type="float" office:value="-0.376196563243866">
                <text:p>-0.376196563243866</text:p>
              </table:table-cell>
              <table:table-cell office:value-type="float" office:value="1.13616243022132">
                <text:p>1.13616243022132</text:p>
              </table:table-cell>
              <table:table-cell office:value-type="float" office:value="-0.462833450237889">
                <text:p>-0.462833450237889</text:p>
              </table:table-cell>
              <table:table-cell office:value-type="float" office:value="1.09147797104263">
                <text:p>1.09147797104263</text:p>
              </table:table-cell>
              <table:table-cell office:value-type="float" office:value="-0.386176170903526">
                <text:p>-0.3861761709035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0625505447388">
                <text:p>1.10625505447388</text:p>
              </table:table-cell>
              <table:table-cell office:value-type="float" office:value="-0.397649258375168">
                <text:p>-0.397649258375168</text:p>
              </table:table-cell>
              <table:table-cell office:value-type="float" office:value="1.13579352309124">
                <text:p>1.13579352309124</text:p>
              </table:table-cell>
              <table:table-cell office:value-type="float" office:value="-0.483948530192175">
                <text:p>-0.483948530192175</text:p>
              </table:table-cell>
              <table:table-cell office:value-type="float" office:value="1.09165256553035">
                <text:p>1.09165256553035</text:p>
              </table:table-cell>
              <table:table-cell office:value-type="float" office:value="-0.414261393927172">
                <text:p>-0.4142613939271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0811269283295">
                <text:p>1.10811269283295</text:p>
              </table:table-cell>
              <table:table-cell office:value-type="float" office:value="-0.418132603168488">
                <text:p>-0.418132603168488</text:p>
              </table:table-cell>
              <table:table-cell office:value-type="float" office:value="1.13437023429433">
                <text:p>1.13437023429433</text:p>
              </table:table-cell>
              <table:table-cell office:value-type="float" office:value="-0.503884819174646">
                <text:p>-0.503884819174646</text:p>
              </table:table-cell>
              <table:table-cell office:value-type="float" office:value="1.09188572383752">
                <text:p>1.09188572383752</text:p>
              </table:table-cell>
              <table:table-cell office:value-type="float" office:value="-0.427242933244302">
                <text:p>-0.4272429332443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1175394058228">
                <text:p>1.11175394058228</text:p>
              </table:table-cell>
              <table:table-cell office:value-type="float" office:value="-0.437327712774277">
                <text:p>-0.437327712774277</text:p>
              </table:table-cell>
              <table:table-cell office:value-type="float" office:value="1.1309002161373">
                <text:p>1.1309002161373</text:p>
              </table:table-cell>
              <table:table-cell office:value-type="float" office:value="-0.522578900425928">
                <text:p>-0.522578900425928</text:p>
              </table:table-cell>
              <table:table-cell office:value-type="float" office:value="1.08657789083425">
                <text:p>1.08657789083425</text:p>
              </table:table-cell>
              <table:table-cell office:value-type="float" office:value="-0.436114721523411">
                <text:p>-0.4361147215234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1515784263611">
                <text:p>1.11515784263611</text:p>
              </table:table-cell>
              <table:table-cell office:value-type="float" office:value="-0.45505428314209">
                <text:p>-0.45505428314209</text:p>
              </table:table-cell>
              <table:table-cell office:value-type="float" office:value="1.12505147332455">
                <text:p>1.12505147332455</text:p>
              </table:table-cell>
              <table:table-cell office:value-type="float" office:value="-0.538980937410147">
                <text:p>-0.538980937410147</text:p>
              </table:table-cell>
              <table:table-cell office:value-type="float" office:value="1.09455522779563">
                <text:p>1.09455522779563</text:p>
              </table:table-cell>
              <table:table-cell office:value-type="float" office:value="-0.450994108308685">
                <text:p>-0.4509941083086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1835145950317">
                <text:p>1.11835145950317</text:p>
              </table:table-cell>
              <table:table-cell office:value-type="float" office:value="-0.470689356327057">
                <text:p>-0.470689356327057</text:p>
              </table:table-cell>
              <table:table-cell office:value-type="float" office:value="1.11733096816742">
                <text:p>1.11733096816742</text:p>
              </table:table-cell>
              <table:table-cell office:value-type="float" office:value="-0.551722986930161">
                <text:p>-0.551722986930161</text:p>
              </table:table-cell>
              <table:table-cell office:value-type="float" office:value="1.10185802633954">
                <text:p>1.10185802633954</text:p>
              </table:table-cell>
              <table:table-cell office:value-type="float" office:value="-0.464763931822188">
                <text:p>-0.4647639318221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1986589431763">
                <text:p>1.11986589431763</text:p>
              </table:table-cell>
              <table:table-cell office:value-type="float" office:value="-0.485638916492462">
                <text:p>-0.485638916492462</text:p>
              </table:table-cell>
              <table:table-cell office:value-type="float" office:value="1.10651409852541">
                <text:p>1.10651409852541</text:p>
              </table:table-cell>
              <table:table-cell office:value-type="float" office:value="-0.562683073029074">
                <text:p>-0.562683073029074</text:p>
              </table:table-cell>
              <table:table-cell office:value-type="float" office:value="1.10892426346453">
                <text:p>1.10892426346453</text:p>
              </table:table-cell>
              <table:table-cell office:value-type="float" office:value="-0.477317017552021">
                <text:p>-0.477317017552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1583626270294">
                <text:p>1.11583626270294</text:p>
              </table:table-cell>
              <table:table-cell office:value-type="float" office:value="-0.500848829746246">
                <text:p>-0.500848829746246</text:p>
              </table:table-cell>
              <table:table-cell office:value-type="float" office:value="1.09245552006326">
                <text:p>1.09245552006326</text:p>
              </table:table-cell>
              <table:table-cell office:value-type="float" office:value="-0.571776553740313">
                <text:p>-0.571776553740313</text:p>
              </table:table-cell>
              <table:table-cell office:value-type="float" office:value="1.1134669144421">
                <text:p>1.1134669144421</text:p>
              </table:table-cell>
              <table:table-cell office:value-type="float" office:value="-0.458702062715033">
                <text:p>-0.4587020627150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0549664497375">
                <text:p>1.10549664497375</text:p>
              </table:table-cell>
              <table:table-cell office:value-type="float" office:value="-0.514316558837891">
                <text:p>-0.514316558837891</text:p>
              </table:table-cell>
              <table:table-cell office:value-type="float" office:value="1.07612746093739">
                <text:p>1.07612746093739</text:p>
              </table:table-cell>
              <table:table-cell office:value-type="float" office:value="-0.578612165100234">
                <text:p>-0.578612165100234</text:p>
              </table:table-cell>
              <table:table-cell office:value-type="float" office:value="1.11725054834433">
                <text:p>1.11725054834433</text:p>
              </table:table-cell>
              <table:table-cell office:value-type="float" office:value="-0.484426653561223">
                <text:p>-0.484426653561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8994483947754">
                <text:p>1.08994483947754</text:p>
              </table:table-cell>
              <table:table-cell office:value-type="float" office:value="-0.524529337882996">
                <text:p>-0.524529337882996</text:p>
              </table:table-cell>
              <table:table-cell office:value-type="float" office:value="1.05719401839945">
                <text:p>1.05719401839945</text:p>
              </table:table-cell>
              <table:table-cell office:value-type="float" office:value="-0.583589839962796">
                <text:p>-0.583589839962796</text:p>
              </table:table-cell>
              <table:table-cell office:value-type="float" office:value="1.09690157001205">
                <text:p>1.09690157001205</text:p>
              </table:table-cell>
              <table:table-cell office:value-type="float" office:value="-0.49526302887605">
                <text:p>-0.495263028876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7078969478607">
                <text:p>1.07078969478607</text:p>
              </table:table-cell>
              <table:table-cell office:value-type="float" office:value="-0.531933486461639">
                <text:p>-0.531933486461639</text:p>
              </table:table-cell>
              <table:table-cell office:value-type="float" office:value="1.03610888720261">
                <text:p>1.03610888720261</text:p>
              </table:table-cell>
              <table:table-cell office:value-type="float" office:value="-0.586884933812687">
                <text:p>-0.586884933812687</text:p>
              </table:table-cell>
              <table:table-cell office:value-type="float" office:value="1.08411868999695">
                <text:p>1.08411868999695</text:p>
              </table:table-cell>
              <table:table-cell office:value-type="float" office:value="-0.515141186057233">
                <text:p>-0.5151411860572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4977011680603">
                <text:p>1.04977011680603</text:p>
              </table:table-cell>
              <table:table-cell office:value-type="float" office:value="-0.537062704563141">
                <text:p>-0.537062704563141</text:p>
              </table:table-cell>
              <table:table-cell office:value-type="float" office:value="1.01434779436593">
                <text:p>1.01434779436593</text:p>
              </table:table-cell>
              <table:table-cell office:value-type="float" office:value="-0.588743031140126">
                <text:p>-0.588743031140126</text:p>
              </table:table-cell>
              <table:table-cell office:value-type="float" office:value="1.06252752024533">
                <text:p>1.06252752024533</text:p>
              </table:table-cell>
              <table:table-cell office:value-type="float" office:value="-0.523418320804425">
                <text:p>-0.5234183208044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2807784080505">
                <text:p>1.02807784080505</text:p>
              </table:table-cell>
              <table:table-cell office:value-type="float" office:value="-0.540066719055176">
                <text:p>-0.540066719055176</text:p>
              </table:table-cell>
              <table:table-cell office:value-type="float" office:value="0.992477189896821">
                <text:p>0.992477189896821</text:p>
              </table:table-cell>
              <table:table-cell office:value-type="float" office:value="-0.589489296172775">
                <text:p>-0.589489296172775</text:p>
              </table:table-cell>
              <table:table-cell office:value-type="float" office:value="1.04464976207666">
                <text:p>1.04464976207666</text:p>
              </table:table-cell>
              <table:table-cell office:value-type="float" office:value="-0.523409109113081">
                <text:p>-0.5234091091130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0622391700745">
                <text:p>1.00622391700745</text:p>
              </table:table-cell>
              <table:table-cell office:value-type="float" office:value="-0.541156351566315">
                <text:p>-0.541156351566315</text:p>
              </table:table-cell>
              <table:table-cell office:value-type="float" office:value="0.970575957632195">
                <text:p>0.970575957632195</text:p>
              </table:table-cell>
              <table:table-cell office:value-type="float" office:value="-0.589399395119966">
                <text:p>-0.589399395119966</text:p>
              </table:table-cell>
              <table:table-cell office:value-type="float" office:value="1.02476643692226">
                <text:p>1.02476643692226</text:p>
              </table:table-cell>
              <table:table-cell office:value-type="float" office:value="-0.524318579120665">
                <text:p>-0.5243185791206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84415173530579">
                <text:p>0.984415173530579</text:p>
              </table:table-cell>
              <table:table-cell office:value-type="float" office:value="-0.541262269020081">
                <text:p>-0.541262269020081</text:p>
              </table:table-cell>
              <table:table-cell office:value-type="float" office:value="0.948811165777493">
                <text:p>0.948811165777493</text:p>
              </table:table-cell>
              <table:table-cell office:value-type="float" office:value="-0.588764379728137">
                <text:p>-0.588764379728137</text:p>
              </table:table-cell>
              <table:table-cell office:value-type="float" office:value="1.0029937031733">
                <text:p>1.0029937031733</text:p>
              </table:table-cell>
              <table:table-cell office:value-type="float" office:value="-0.524558316733405">
                <text:p>-0.5245583167334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62672650814056">
                <text:p>0.962672650814056</text:p>
              </table:table-cell>
              <table:table-cell office:value-type="float" office:value="-0.540727615356445">
                <text:p>-0.540727615356445</text:p>
              </table:table-cell>
              <table:table-cell office:value-type="float" office:value="0.927129196200005">
                <text:p>0.927129196200005</text:p>
              </table:table-cell>
              <table:table-cell office:value-type="float" office:value="-0.587721336504255">
                <text:p>-0.587721336504255</text:p>
              </table:table-cell>
              <table:table-cell office:value-type="float" office:value="0.981288516235224">
                <text:p>0.981288516235224</text:p>
              </table:table-cell>
              <table:table-cell office:value-type="float" office:value="-0.524274408457104">
                <text:p>-0.5242744084571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092321395874">
                <text:p>0.94092321395874</text:p>
              </table:table-cell>
              <table:table-cell office:value-type="float" office:value="-0.540432810783386">
                <text:p>-0.540432810783386</text:p>
              </table:table-cell>
              <table:table-cell office:value-type="float" office:value="0.905363064488748">
                <text:p>0.905363064488748</text:p>
              </table:table-cell>
              <table:table-cell office:value-type="float" office:value="-0.586413914281517">
                <text:p>-0.586413914281517</text:p>
              </table:table-cell>
              <table:table-cell office:value-type="float" office:value="0.959494523968121">
                <text:p>0.959494523968121</text:p>
              </table:table-cell>
              <table:table-cell office:value-type="float" office:value="-0.524562734008066">
                <text:p>-0.5245627340080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19219434261322">
                <text:p>0.919219434261322</text:p>
              </table:table-cell>
              <table:table-cell office:value-type="float" office:value="-0.539125561714172">
                <text:p>-0.539125561714172</text:p>
              </table:table-cell>
              <table:table-cell office:value-type="float" office:value="0.88370231406445">
                <text:p>0.88370231406445</text:p>
              </table:table-cell>
              <table:table-cell office:value-type="float" office:value="-0.584935508292289">
                <text:p>-0.584935508292289</text:p>
              </table:table-cell>
              <table:table-cell office:value-type="float" office:value="0.937805881413271">
                <text:p>0.937805881413271</text:p>
              </table:table-cell>
              <table:table-cell office:value-type="float" office:value="-0.523560146751446">
                <text:p>-0.5235601467514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97522985935211">
                <text:p>0.897522985935211</text:p>
              </table:table-cell>
              <table:table-cell office:value-type="float" office:value="-0.537915706634522">
                <text:p>-0.537915706634522</text:p>
              </table:table-cell>
              <table:table-cell office:value-type="float" office:value="0.862035398911118">
                <text:p>0.862035398911118</text:p>
              </table:table-cell>
              <table:table-cell office:value-type="float" office:value="-0.583317978499531">
                <text:p>-0.583317978499531</text:p>
              </table:table-cell>
              <table:table-cell office:value-type="float" office:value="0.916108637872064">
                <text:p>0.916108637872064</text:p>
              </table:table-cell>
              <table:table-cell office:value-type="float" office:value="-0.522405060750427">
                <text:p>-0.5224050607504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75884115695953">
                <text:p>0.875884115695953</text:p>
              </table:table-cell>
              <table:table-cell office:value-type="float" office:value="-0.536657512187958">
                <text:p>-0.536657512187958</text:p>
              </table:table-cell>
              <table:table-cell office:value-type="float" office:value="0.840470981955958">
                <text:p>0.840470981955958</text:p>
              </table:table-cell>
              <table:table-cell office:value-type="float" office:value="-0.58166700563809">
                <text:p>-0.58166700563809</text:p>
              </table:table-cell>
              <table:table-cell office:value-type="float" office:value="0.894515467042422">
                <text:p>0.894515467042422</text:p>
              </table:table-cell>
              <table:table-cell office:value-type="float" office:value="-0.521172184040578">
                <text:p>-0.521172184040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54275763034821">
                <text:p>0.854275763034821</text:p>
              </table:table-cell>
              <table:table-cell office:value-type="float" office:value="-0.535163700580597">
                <text:p>-0.535163700580597</text:p>
              </table:table-cell>
              <table:table-cell office:value-type="float" office:value="0.818836319632626">
                <text:p>0.818836319632626</text:p>
              </table:table-cell>
              <table:table-cell office:value-type="float" office:value="-0.579971153641373">
                <text:p>-0.579971153641373</text:p>
              </table:table-cell>
              <table:table-cell office:value-type="float" office:value="0.872853750771977">
                <text:p>0.872853750771977</text:p>
              </table:table-cell>
              <table:table-cell office:value-type="float" office:value="-0.518849029766037">
                <text:p>-0.5188490297660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32640826702118">
                <text:p>0.832640826702118</text:p>
              </table:table-cell>
              <table:table-cell office:value-type="float" office:value="-0.533661246299744">
                <text:p>-0.533661246299744</text:p>
              </table:table-cell>
              <table:table-cell office:value-type="float" office:value="0.797194375526976">
                <text:p>0.797194375526976</text:p>
              </table:table-cell>
              <table:table-cell office:value-type="float" office:value="-0.578239298031546">
                <text:p>-0.578239298031546</text:p>
              </table:table-cell>
              <table:table-cell office:value-type="float" office:value="0.843448346892836">
                <text:p>0.843448346892836</text:p>
              </table:table-cell>
              <table:table-cell office:value-type="float" office:value="-0.513275085958922">
                <text:p>-0.5132750859589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10989856719971">
                <text:p>0.810989856719971</text:p>
              </table:table-cell>
              <table:table-cell office:value-type="float" office:value="-0.532321274280548">
                <text:p>-0.532321274280548</text:p>
              </table:table-cell>
              <table:table-cell office:value-type="float" office:value="0.77557553181617">
                <text:p>0.77557553181617</text:p>
              </table:table-cell>
              <table:table-cell office:value-type="float" office:value="-0.576530189816885">
                <text:p>-0.576530189816885</text:p>
              </table:table-cell>
              <table:table-cell office:value-type="float" office:value="0.822812478644515">
                <text:p>0.822812478644515</text:p>
              </table:table-cell>
              <table:table-cell office:value-type="float" office:value="-0.508792384874293">
                <text:p>-0.5087923848742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89399921894074">
                <text:p>0.789399921894074</text:p>
              </table:table-cell>
              <table:table-cell office:value-type="float" office:value="-0.530623972415924">
                <text:p>-0.530623972415924</text:p>
              </table:table-cell>
              <table:table-cell office:value-type="float" office:value="0.753970611237295">
                <text:p>0.753970611237295</text:p>
              </table:table-cell>
              <table:table-cell office:value-type="float" office:value="-0.574846219178873">
                <text:p>-0.574846219178873</text:p>
              </table:table-cell>
              <table:table-cell office:value-type="float" office:value="0.801201047075731">
                <text:p>0.801201047075731</text:p>
              </table:table-cell>
              <table:table-cell office:value-type="float" office:value="-0.506194543218239">
                <text:p>-0.5061945432182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67750024795532">
                <text:p>0.767750024795532</text:p>
              </table:table-cell>
              <table:table-cell office:value-type="float" office:value="-0.529009997844696">
                <text:p>-0.529009997844696</text:p>
              </table:table-cell>
              <table:table-cell office:value-type="float" office:value="0.732367247461992">
                <text:p>0.732367247461992</text:p>
              </table:table-cell>
              <table:table-cell office:value-type="float" office:value="-0.573199754886001">
                <text:p>-0.573199754886001</text:p>
              </table:table-cell>
              <table:table-cell office:value-type="float" office:value="0.779593763372608">
                <text:p>0.779593763372608</text:p>
              </table:table-cell>
              <table:table-cell office:value-type="float" office:value="-0.504600346853752">
                <text:p>-0.5046003468537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46127784252167">
                <text:p>0.746127784252167</text:p>
              </table:table-cell>
              <table:table-cell office:value-type="float" office:value="-0.527421772480011">
                <text:p>-0.527421772480011</text:p>
              </table:table-cell>
              <table:table-cell office:value-type="float" office:value="0.710742896379123">
                <text:p>0.710742896379123</text:p>
              </table:table-cell>
              <table:table-cell office:value-type="float" office:value="-0.571609948400031">
                <text:p>-0.571609948400031</text:p>
              </table:table-cell>
              <table:table-cell office:value-type="float" office:value="0.757965629490563">
                <text:p>0.757965629490563</text:p>
              </table:table-cell>
              <table:table-cell office:value-type="float" office:value="-0.50306285890311">
                <text:p>-0.503062858903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24453151226044">
                <text:p>0.724453151226044</text:p>
              </table:table-cell>
              <table:table-cell office:value-type="float" office:value="-0.525918781757355">
                <text:p>-0.525918781757355</text:p>
              </table:table-cell>
              <table:table-cell office:value-type="float" office:value="0.689021989455783">
                <text:p>0.689021989455783</text:p>
              </table:table-cell>
              <table:table-cell office:value-type="float" office:value="-0.570094851558267">
                <text:p>-0.570094851558267</text:p>
              </table:table-cell>
              <table:table-cell office:value-type="float" office:value="0.736241120789044">
                <text:p>0.736241120789044</text:p>
              </table:table-cell>
              <table:table-cell office:value-type="float" office:value="-0.50160031396707">
                <text:p>-0.501600313967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02862322330475">
                <text:p>0.702862322330475</text:p>
              </table:table-cell>
              <table:table-cell office:value-type="float" office:value="-0.524165391921997">
                <text:p>-0.524165391921997</text:p>
              </table:table-cell>
              <table:table-cell office:value-type="float" office:value="0.667486621963087">
                <text:p>0.667486621963087</text:p>
              </table:table-cell>
              <table:table-cell office:value-type="float" office:value="-0.568631714323328">
                <text:p>-0.568631714323328</text:p>
              </table:table-cell>
              <table:table-cell office:value-type="float" office:value="0.714702276676514">
                <text:p>0.714702276676514</text:p>
              </table:table-cell>
              <table:table-cell office:value-type="float" office:value="-0.500189279626645">
                <text:p>-0.500189279626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81284248828888">
                <text:p>0.681284248828888</text:p>
              </table:table-cell>
              <table:table-cell office:value-type="float" office:value="-0.522443890571594">
                <text:p>-0.522443890571594</text:p>
              </table:table-cell>
              <table:table-cell office:value-type="float" office:value="0.645830103675699">
                <text:p>0.645830103675699</text:p>
              </table:table-cell>
              <table:table-cell office:value-type="float" office:value="-0.567248496856402">
                <text:p>-0.567248496856402</text:p>
              </table:table-cell>
              <table:table-cell office:value-type="float" office:value="0.693042475466652">
                <text:p>0.693042475466652</text:p>
              </table:table-cell>
              <table:table-cell office:value-type="float" office:value="-0.498858457909784">
                <text:p>-0.4988584579097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59593164920807">
                <text:p>0.659593164920807</text:p>
              </table:table-cell>
              <table:table-cell office:value-type="float" office:value="-0.520904004573822">
                <text:p>-0.520904004573822</text:p>
              </table:table-cell>
              <table:table-cell office:value-type="float" office:value="0.624081918487943">
                <text:p>0.624081918487943</text:p>
              </table:table-cell>
              <table:table-cell office:value-type="float" office:value="-0.565945860483967">
                <text:p>-0.565945860483967</text:p>
              </table:table-cell>
              <table:table-cell office:value-type="float" office:value="0.671291202567395">
                <text:p>0.671291202567395</text:p>
              </table:table-cell>
              <table:table-cell office:value-type="float" office:value="-0.497608438813247">
                <text:p>-0.497608438813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37876033782959">
                <text:p>0.637876033782959</text:p>
              </table:table-cell>
              <table:table-cell office:value-type="float" office:value="-0.519645869731903">
                <text:p>-0.519645869731903</text:p>
              </table:table-cell>
              <table:table-cell office:value-type="float" office:value="0.602385539934875">
                <text:p>0.602385539934875</text:p>
              </table:table-cell>
              <table:table-cell office:value-type="float" office:value="-0.564704854661053">
                <text:p>-0.564704854661053</text:p>
              </table:table-cell>
              <table:table-cell office:value-type="float" office:value="0.649591885248568">
                <text:p>0.649591885248568</text:p>
              </table:table-cell>
              <table:table-cell office:value-type="float" office:value="-0.495420324593798">
                <text:p>-0.4954203245937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1619782447815">
                <text:p>0.61619782447815</text:p>
              </table:table-cell>
              <table:table-cell office:value-type="float" office:value="-0.518198728561401">
                <text:p>-0.518198728561401</text:p>
              </table:table-cell>
              <table:table-cell office:value-type="float" office:value="0.580635694424506">
                <text:p>0.580635694424506</text:p>
              </table:table-cell>
              <table:table-cell office:value-type="float" office:value="-0.563562795000114">
                <text:p>-0.563562795000114</text:p>
              </table:table-cell>
              <table:table-cell office:value-type="float" office:value="0.627841023361406">
                <text:p>0.627841023361406</text:p>
              </table:table-cell>
              <table:table-cell office:value-type="float" office:value="-0.494297788554433">
                <text:p>-0.4942977885544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94509243965149">
                <text:p>0.594509243965149</text:p>
              </table:table-cell>
              <table:table-cell office:value-type="float" office:value="-0.516718089580536">
                <text:p>-0.516718089580536</text:p>
              </table:table-cell>
              <table:table-cell office:value-type="float" office:value="0.558920979756427">
                <text:p>0.558920979756427</text:p>
              </table:table-cell>
              <table:table-cell office:value-type="float" office:value="-0.562453075481744">
                <text:p>-0.562453075481744</text:p>
              </table:table-cell>
              <table:table-cell office:value-type="float" office:value="0.606125321331637">
                <text:p>0.606125321331637</text:p>
              </table:table-cell>
              <table:table-cell office:value-type="float" office:value="-0.493207561110358">
                <text:p>-0.4932075611103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72791635990143">
                <text:p>0.572791635990143</text:p>
              </table:table-cell>
              <table:table-cell office:value-type="float" office:value="-0.515777409076691">
                <text:p>-0.515777409076691</text:p>
              </table:table-cell>
              <table:table-cell office:value-type="float" office:value="0.537211539306674">
                <text:p>0.537211539306674</text:p>
              </table:table-cell>
              <table:table-cell office:value-type="float" office:value="-0.561430341566241">
                <text:p>-0.561430341566241</text:p>
              </table:table-cell>
              <table:table-cell office:value-type="float" office:value="0.584414971598346">
                <text:p>0.584414971598346</text:p>
              </table:table-cell>
              <table:table-cell office:value-type="float" office:value="-0.492204314499847">
                <text:p>-0.4922043144998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51083028316498">
                <text:p>0.551083028316498</text:p>
              </table:table-cell>
              <table:table-cell office:value-type="float" office:value="-0.514604389667511">
                <text:p>-0.514604389667511</text:p>
              </table:table-cell>
              <table:table-cell office:value-type="float" office:value="0.515466255423845">
                <text:p>0.515466255423845</text:p>
              </table:table-cell>
              <table:table-cell office:value-type="float" office:value="-0.560461562512688">
                <text:p>-0.560461562512688</text:p>
              </table:table-cell>
              <table:table-cell office:value-type="float" office:value="0.562668826877545">
                <text:p>0.562668826877545</text:p>
              </table:table-cell>
              <table:table-cell office:value-type="float" office:value="-0.491255054903438">
                <text:p>-0.4912550549034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29364585876465">
                <text:p>0.529364585876465</text:p>
              </table:table-cell>
              <table:table-cell office:value-type="float" office:value="-0.513500034809113">
                <text:p>-0.513500034809113</text:p>
              </table:table-cell>
              <table:table-cell office:value-type="float" office:value="0.493744245042206">
                <text:p>0.493744245042206</text:p>
              </table:table-cell>
              <table:table-cell office:value-type="float" office:value="-0.559535408558317">
                <text:p>-0.559535408558317</text:p>
              </table:table-cell>
              <table:table-cell office:value-type="float" office:value="0.540945993909826">
                <text:p>0.540945993909826</text:p>
              </table:table-cell>
              <table:table-cell office:value-type="float" office:value="-0.490348399498209">
                <text:p>-0.4903483994982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07640600204468">
                <text:p>0.507640600204468</text:p>
              </table:table-cell>
              <table:table-cell office:value-type="float" office:value="-0.512674450874329">
                <text:p>-0.512674450874329</text:p>
              </table:table-cell>
              <table:table-cell office:value-type="float" office:value="0.472024543326132">
                <text:p>0.472024543326132</text:p>
              </table:table-cell>
              <table:table-cell office:value-type="float" office:value="-0.558668841695975">
                <text:p>-0.558668841695975</text:p>
              </table:table-cell>
              <table:table-cell office:value-type="float" office:value="0.519225523093487">
                <text:p>0.519225523093487</text:p>
              </table:table-cell>
              <table:table-cell office:value-type="float" office:value="-0.489501329088693">
                <text:p>-0.4895013290886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85946863889694">
                <text:p>0.485946863889694</text:p>
              </table:table-cell>
              <table:table-cell office:value-type="float" office:value="-0.512337148189545">
                <text:p>-0.512337148189545</text:p>
              </table:table-cell>
              <table:table-cell office:value-type="float" office:value="0.450312951892651">
                <text:p>0.450312951892651</text:p>
              </table:table-cell>
              <table:table-cell office:value-type="float" office:value="-0.557874379395802">
                <text:p>-0.557874379395802</text:p>
              </table:table-cell>
              <table:table-cell office:value-type="float" office:value="0.497513227279186">
                <text:p>0.497513227279186</text:p>
              </table:table-cell>
              <table:table-cell office:value-type="float" office:value="-0.488726355932322">
                <text:p>-0.4887263559323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64230120182037">
                <text:p>0.464230120182037</text:p>
              </table:table-cell>
              <table:table-cell office:value-type="float" office:value="-0.51136064529419">
                <text:p>-0.51136064529419</text:p>
              </table:table-cell>
              <table:table-cell office:value-type="float" office:value="0.428547347186354">
                <text:p>0.428547347186354</text:p>
              </table:table-cell>
              <table:table-cell office:value-type="float" office:value="-0.557110961696593">
                <text:p>-0.557110961696593</text:p>
              </table:table-cell>
              <table:table-cell office:value-type="float" office:value="0.475746946080177">
                <text:p>0.475746946080177</text:p>
              </table:table-cell>
              <table:table-cell office:value-type="float" office:value="-0.487982475847963">
                <text:p>-0.487982475847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4248029589653">
                <text:p>0.44248029589653</text:p>
              </table:table-cell>
              <table:table-cell office:value-type="float" office:value="-0.510405719280243">
                <text:p>-0.510405719280243</text:p>
              </table:table-cell>
              <table:table-cell office:value-type="float" office:value="0.406801349607402">
                <text:p>0.406801349607402</text:p>
              </table:table-cell>
              <table:table-cell office:value-type="float" office:value="-0.556362105109807">
                <text:p>-0.556362105109807</text:p>
              </table:table-cell>
              <table:table-cell office:value-type="float" office:value="0.454000285071003">
                <text:p>0.454000285071003</text:p>
              </table:table-cell>
              <table:table-cell office:value-type="float" office:value="-0.487253139270352">
                <text:p>-0.4872531392703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0745939016342">
                <text:p>0.420745939016342</text:p>
              </table:table-cell>
              <table:table-cell office:value-type="float" office:value="-0.509364664554596">
                <text:p>-0.509364664554596</text:p>
              </table:table-cell>
              <table:table-cell office:value-type="float" office:value="0.385054323969308">
                <text:p>0.385054323969308</text:p>
              </table:table-cell>
              <table:table-cell office:value-type="float" office:value="-0.555649960499675">
                <text:p>-0.555649960499675</text:p>
              </table:table-cell>
              <table:table-cell office:value-type="float" office:value="0.432252628956616">
                <text:p>0.432252628956616</text:p>
              </table:table-cell>
              <table:table-cell office:value-type="float" office:value="-0.486560515577416">
                <text:p>-0.4865605155774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99027287960052">
                <text:p>0.399027287960052</text:p>
              </table:table-cell>
              <table:table-cell office:value-type="float" office:value="-0.508421421051025">
                <text:p>-0.508421421051025</text:p>
              </table:table-cell>
              <table:table-cell office:value-type="float" office:value="0.363310892360196">
                <text:p>0.363310892360196</text:p>
              </table:table-cell>
              <table:table-cell office:value-type="float" office:value="-0.554946858207886">
                <text:p>-0.554946858207886</text:p>
              </table:table-cell>
              <table:table-cell office:value-type="float" office:value="0.410508574986356">
                <text:p>0.410508574986356</text:p>
              </table:table-cell>
              <table:table-cell office:value-type="float" office:value="-0.485876930973097">
                <text:p>-0.4858769309730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7282202243805">
                <text:p>0.377282202243805</text:p>
              </table:table-cell>
              <table:table-cell office:value-type="float" office:value="-0.507272124290466">
                <text:p>-0.507272124290466</text:p>
              </table:table-cell>
              <table:table-cell office:value-type="float" office:value="0.341585428083404">
                <text:p>0.341585428083404</text:p>
              </table:table-cell>
              <table:table-cell office:value-type="float" office:value="-0.554288590587632">
                <text:p>-0.554288590587632</text:p>
              </table:table-cell>
              <table:table-cell office:value-type="float" office:value="0.388782528585809">
                <text:p>0.388782528585809</text:p>
              </table:table-cell>
              <table:table-cell office:value-type="float" office:value="-0.484238564733492">
                <text:p>-0.4842385647334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55579942464828">
                <text:p>0.355579942464828</text:p>
              </table:table-cell>
              <table:table-cell office:value-type="float" office:value="-0.506546258926392">
                <text:p>-0.506546258926392</text:p>
              </table:table-cell>
              <table:table-cell office:value-type="float" office:value="0.31987731978664">
                <text:p>0.31987731978664</text:p>
              </table:table-cell>
              <table:table-cell office:value-type="float" office:value="-0.553664873468971">
                <text:p>-0.553664873468971</text:p>
              </table:table-cell>
              <table:table-cell office:value-type="float" office:value="0.371071483309058">
                <text:p>0.371071483309058</text:p>
              </table:table-cell>
              <table:table-cell office:value-type="float" office:value="-0.482663684896982">
                <text:p>-0.4826636848969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3870559930801">
                <text:p>0.333870559930801</text:p>
              </table:table-cell>
              <table:table-cell office:value-type="float" office:value="-0.505593955516815">
                <text:p>-0.505593955516815</text:p>
              </table:table-cell>
              <table:table-cell office:value-type="float" office:value="0.298141217131802">
                <text:p>0.298141217131802</text:p>
              </table:table-cell>
              <table:table-cell office:value-type="float" office:value="-0.553085796832958">
                <text:p>-0.553085796832958</text:p>
              </table:table-cell>
              <table:table-cell office:value-type="float" office:value="0.36905986545694">
                <text:p>0.36905986545694</text:p>
              </table:table-cell>
              <table:table-cell office:value-type="float" office:value="-0.480815756286694">
                <text:p>-0.4808157562866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12110722064972">
                <text:p>0.312110722064972</text:p>
              </table:table-cell>
              <table:table-cell office:value-type="float" office:value="-0.505133867263794">
                <text:p>-0.505133867263794</text:p>
              </table:table-cell>
              <table:table-cell office:value-type="float" office:value="0.27635839493674">
                <text:p>0.27635839493674</text:p>
              </table:table-cell>
              <table:table-cell office:value-type="float" office:value="-0.552566071138648">
                <text:p>-0.552566071138648</text:p>
              </table:table-cell>
              <table:table-cell office:value-type="float" office:value="0.36225774832343">
                <text:p>0.36225774832343</text:p>
              </table:table-cell>
              <table:table-cell office:value-type="float" office:value="-0.482161808675413">
                <text:p>-0.4821618086754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90337949991226">
                <text:p>0.290337949991226</text:p>
              </table:table-cell>
              <table:table-cell office:value-type="float" office:value="-0.504622399806976">
                <text:p>-0.504622399806976</text:p>
              </table:table-cell>
              <table:table-cell office:value-type="float" office:value="0.25459282829028">
                <text:p>0.25459282829028</text:p>
              </table:table-cell>
              <table:table-cell office:value-type="float" office:value="-0.552095904236538">
                <text:p>-0.552095904236538</text:p>
              </table:table-cell>
              <table:table-cell office:value-type="float" office:value="0.340499687182945">
                <text:p>0.340499687182945</text:p>
              </table:table-cell>
              <table:table-cell office:value-type="float" office:value="-0.489392194943001">
                <text:p>-0.489392194943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68623441457748">
                <text:p>0.268623441457748</text:p>
              </table:table-cell>
              <table:table-cell office:value-type="float" office:value="-0.50416910648346">
                <text:p>-0.50416910648346</text:p>
              </table:table-cell>
              <table:table-cell office:value-type="float" office:value="0.232920657981356">
                <text:p>0.232920657981356</text:p>
              </table:table-cell>
              <table:table-cell office:value-type="float" office:value="-0.551698132977488">
                <text:p>-0.551698132977488</text:p>
              </table:table-cell>
              <table:table-cell office:value-type="float" office:value="0.318835207776022">
                <text:p>0.318835207776022</text:p>
              </table:table-cell>
              <table:table-cell office:value-type="float" office:value="-0.488687518145592">
                <text:p>-0.4886875181455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46915534138679">
                <text:p>0.246915534138679</text:p>
              </table:table-cell>
              <table:table-cell office:value-type="float" office:value="-0.503926575183868">
                <text:p>-0.503926575183868</text:p>
              </table:table-cell>
              <table:table-cell office:value-type="float" office:value="0.21115430876989">
                <text:p>0.21115430876989</text:p>
              </table:table-cell>
              <table:table-cell office:value-type="float" office:value="-0.55132262876104">
                <text:p>-0.55132262876104</text:p>
              </table:table-cell>
              <table:table-cell office:value-type="float" office:value="0.297074493208858">
                <text:p>0.297074493208858</text:p>
              </table:table-cell>
              <table:table-cell office:value-type="float" office:value="-0.489054841768326">
                <text:p>-0.4890548417683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25154981017113">
                <text:p>0.225154981017113</text:p>
              </table:table-cell>
              <table:table-cell office:value-type="float" office:value="-0.503882825374603">
                <text:p>-0.503882825374603</text:p>
              </table:table-cell>
              <table:table-cell office:value-type="float" office:value="0.189393749775823">
                <text:p>0.189393749775823</text:p>
              </table:table-cell>
              <table:table-cell office:value-type="float" office:value="-0.550977175230018">
                <text:p>-0.550977175230018</text:p>
              </table:table-cell>
              <table:table-cell office:value-type="float" office:value="0.275319689886052">
                <text:p>0.275319689886052</text:p>
              </table:table-cell>
              <table:table-cell office:value-type="float" office:value="-0.488439547375655">
                <text:p>-0.4884395473756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03390881419182">
                <text:p>0.203390881419182</text:p>
              </table:table-cell>
              <table:table-cell office:value-type="float" office:value="-0.503663420677185">
                <text:p>-0.503663420677185</text:p>
              </table:table-cell>
              <table:table-cell office:value-type="float" office:value="0.167595652402482">
                <text:p>0.167595652402482</text:p>
              </table:table-cell>
              <table:table-cell office:value-type="float" office:value="-0.55064912554303">
                <text:p>-0.55064912554303</text:p>
              </table:table-cell>
              <table:table-cell office:value-type="float" office:value="0.253526911787314">
                <text:p>0.253526911787314</text:p>
              </table:table-cell>
              <table:table-cell office:value-type="float" office:value="-0.487849707026056">
                <text:p>-0.4878497070260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81610897183418">
                <text:p>0.181610897183418</text:p>
              </table:table-cell>
              <table:table-cell office:value-type="float" office:value="-0.503557205200195">
                <text:p>-0.503557205200195</text:p>
              </table:table-cell>
              <table:table-cell office:value-type="float" office:value="0.145814733644341">
                <text:p>0.145814733644341</text:p>
              </table:table-cell>
              <table:table-cell office:value-type="float" office:value="-0.55032934652718">
                <text:p>-0.55032934652718</text:p>
              </table:table-cell>
              <table:table-cell office:value-type="float" office:value="0.181540218735292">
                <text:p>0.181540218735292</text:p>
              </table:table-cell>
              <table:table-cell office:value-type="float" office:value="-0.484015074700404">
                <text:p>-0.4840150747004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59837290644646">
                <text:p>0.159837290644646</text:p>
              </table:table-cell>
              <table:table-cell office:value-type="float" office:value="-0.503470957279205">
                <text:p>-0.503470957279205</text:p>
              </table:table-cell>
              <table:table-cell office:value-type="float" office:value="0.124038273385425">
                <text:p>0.124038273385425</text:p>
              </table:table-cell>
              <table:table-cell office:value-type="float" office:value="-0.549995299656814">
                <text:p>-0.549995299656814</text:p>
              </table:table-cell>
              <table:table-cell office:value-type="float" office:value="0.156766167564442">
                <text:p>0.156766167564442</text:p>
              </table:table-cell>
              <table:table-cell office:value-type="float" office:value="-0.478367554141076">
                <text:p>-0.4783675541410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810421526432">
                <text:p>0.13810421526432</text:p>
              </table:table-cell>
              <table:table-cell office:value-type="float" office:value="-0.503255188465118">
                <text:p>-0.503255188465118</text:p>
              </table:table-cell>
              <table:table-cell office:value-type="float" office:value="0.10230562752467">
                <text:p>0.10230562752467</text:p>
              </table:table-cell>
              <table:table-cell office:value-type="float" office:value="-0.549667212616087">
                <text:p>-0.549667212616087</text:p>
              </table:table-cell>
              <table:table-cell office:value-type="float" office:value="0.142005508728306">
                <text:p>0.142005508728306</text:p>
              </table:table-cell>
              <table:table-cell office:value-type="float" office:value="-0.477391455639183">
                <text:p>-0.4773914556391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16352587938309">
                <text:p>0.116352587938309</text:p>
              </table:table-cell>
              <table:table-cell office:value-type="float" office:value="-0.50282347202301">
                <text:p>-0.50282347202301</text:p>
              </table:table-cell>
              <table:table-cell office:value-type="float" office:value="0.0805454411134834">
                <text:p>0.0805454411134834</text:p>
              </table:table-cell>
              <table:table-cell office:value-type="float" office:value="-0.549329313646183">
                <text:p>-0.549329313646183</text:p>
              </table:table-cell>
              <table:table-cell office:value-type="float" office:value="0.12223473351844">
                <text:p>0.12223473351844</text:p>
              </table:table-cell>
              <table:table-cell office:value-type="float" office:value="-0.477363301438143">
                <text:p>-0.4773633014381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948995128273964">
                <text:p>0.0948995128273964</text:p>
              </table:table-cell>
              <table:table-cell office:value-type="float" office:value="-0.503549098968506">
                <text:p>-0.503549098968506</text:p>
              </table:table-cell>
              <table:table-cell office:value-type="float" office:value="0.0595062140341875">
                <text:p>0.0595062140341875</text:p>
              </table:table-cell>
              <table:table-cell office:value-type="float" office:value="-0.549030904403069">
                <text:p>-0.549030904403069</text:p>
              </table:table-cell>
              <table:table-cell office:value-type="float" office:value="0.0972331574650245">
                <text:p>0.0972331574650245</text:p>
              </table:table-cell>
              <table:table-cell office:value-type="float" office:value="-0.47739490900799">
                <text:p>-0.477394909007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44038373231888">
                <text:p>0.0744038373231888</text:p>
              </table:table-cell>
              <table:table-cell office:value-type="float" office:value="-0.506293118000031">
                <text:p>-0.506293118000031</text:p>
              </table:table-cell>
              <table:table-cell office:value-type="float" office:value="0.0392889225192987">
                <text:p>0.0392889225192987</text:p>
              </table:table-cell>
              <table:table-cell office:value-type="float" office:value="-0.547613260262074">
                <text:p>-0.547613260262074</text:p>
              </table:table-cell>
              <table:table-cell office:value-type="float" office:value="0.0748173159008365">
                <text:p>0.0748173159008365</text:p>
              </table:table-cell>
              <table:table-cell office:value-type="float" office:value="-0.482002757769064">
                <text:p>-0.482002757769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53530380129814">
                <text:p>0.0553530380129814</text:p>
              </table:table-cell>
              <table:table-cell office:value-type="float" office:value="-0.509752929210663">
                <text:p>-0.509752929210663</text:p>
              </table:table-cell>
              <table:table-cell office:value-type="float" office:value="0.0210341825472379">
                <text:p>0.0210341825472379</text:p>
              </table:table-cell>
              <table:table-cell office:value-type="float" office:value="-0.54427065595059">
                <text:p>-0.54427065595059</text:p>
              </table:table-cell>
              <table:table-cell office:value-type="float" office:value="0.0563159543142963">
                <text:p>0.0563159543142963</text:p>
              </table:table-cell>
              <table:table-cell office:value-type="float" office:value="-0.501403143241846">
                <text:p>-0.5014031432418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78280319273472">
                <text:p>0.0378280319273472</text:p>
              </table:table-cell>
              <table:table-cell office:value-type="float" office:value="-0.513018012046814">
                <text:p>-0.513018012046814</text:p>
              </table:table-cell>
              <table:table-cell office:value-type="float" office:value="0.00476342871292261">
                <text:p>0.00476342871292261</text:p>
              </table:table-cell>
              <table:table-cell office:value-type="float" office:value="-0.538480327466793">
                <text:p>-0.538480327466793</text:p>
              </table:table-cell>
              <table:table-cell office:value-type="float" office:value="0.0374529761744423">
                <text:p>0.0374529761744423</text:p>
              </table:table-cell>
              <table:table-cell office:value-type="float" office:value="-0.502598767143598">
                <text:p>-0.5025987671435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18701921403408">
                <text:p>0.0218701921403408</text:p>
              </table:table-cell>
              <table:table-cell office:value-type="float" office:value="-0.516899049282074">
                <text:p>-0.516899049282074</text:p>
              </table:table-cell>
              <table:table-cell office:value-type="float" office:value="-0.00855816635128286">
                <text:p>-0.00855816635128286</text:p>
              </table:table-cell>
              <table:table-cell office:value-type="float" office:value="-0.530445809301989">
                <text:p>-0.530445809301989</text:p>
              </table:table-cell>
              <table:table-cell office:value-type="float" office:value="0.0220913285011134">
                <text:p>0.0220913285011134</text:p>
              </table:table-cell>
              <table:table-cell office:value-type="float" office:value="-0.511565805603921">
                <text:p>-0.5115658056039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682413391768932">
                <text:p>0.00682413391768932</text:p>
              </table:table-cell>
              <table:table-cell office:value-type="float" office:value="-0.518994987010956">
                <text:p>-0.518994987010956</text:p>
              </table:table-cell>
              <table:table-cell office:value-type="float" office:value="-0.0193802846764161">
                <text:p>-0.0193802846764161</text:p>
              </table:table-cell>
              <table:table-cell office:value-type="float" office:value="-0.519780887814122">
                <text:p>-0.519780887814122</text:p>
              </table:table-cell>
              <table:table-cell office:value-type="float" office:value="0.00853116210614077">
                <text:p>0.00853116210614077</text:p>
              </table:table-cell>
              <table:table-cell office:value-type="float" office:value="-0.513004095456542">
                <text:p>-0.5130040954565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812317617237568">
                <text:p>-0.00812317617237568</text:p>
              </table:table-cell>
              <table:table-cell office:value-type="float" office:value="-0.515308916568756">
                <text:p>-0.515308916568756</text:p>
              </table:table-cell>
              <table:table-cell office:value-type="float" office:value="-0.0279249080376711">
                <text:p>-0.0279249080376711</text:p>
              </table:table-cell>
              <table:table-cell office:value-type="float" office:value="-0.506406603616382">
                <text:p>-0.506406603616382</text:p>
              </table:table-cell>
              <table:table-cell office:value-type="float" office:value="-0.00543597478054525">
                <text:p>-0.00543597478054525</text:p>
              </table:table-cell>
              <table:table-cell office:value-type="float" office:value="-0.513038283098235">
                <text:p>-0.5130382830982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212089959532023">
                <text:p>-0.0212089959532023</text:p>
              </table:table-cell>
              <table:table-cell office:value-type="float" office:value="-0.505559623241425">
                <text:p>-0.505559623241425</text:p>
              </table:table-cell>
              <table:table-cell office:value-type="float" office:value="-0.0343452539619553">
                <text:p>-0.0343452539619553</text:p>
              </table:table-cell>
              <table:table-cell office:value-type="float" office:value="-0.490583715016908">
                <text:p>-0.490583715016908</text:p>
              </table:table-cell>
              <table:table-cell office:value-type="float" office:value="-0.0138759262899041">
                <text:p>-0.0138759262899041</text:p>
              </table:table-cell>
              <table:table-cell office:value-type="float" office:value="-0.498159455345577">
                <text:p>-0.4981594553455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316147953271866">
                <text:p>-0.0316147953271866</text:p>
              </table:table-cell>
              <table:table-cell office:value-type="float" office:value="-0.490578293800354">
                <text:p>-0.490578293800354</text:p>
              </table:table-cell>
              <table:table-cell office:value-type="float" office:value="-0.0390948922571507">
                <text:p>-0.0390948922571507</text:p>
              </table:table-cell>
              <table:table-cell office:value-type="float" office:value="-0.471728769047525">
                <text:p>-0.471728769047525</text:p>
              </table:table-cell>
              <table:table-cell office:value-type="float" office:value="-0.0287365556716092">
                <text:p>-0.0287365556716092</text:p>
              </table:table-cell>
              <table:table-cell office:value-type="float" office:value="-0.487228809723551">
                <text:p>-0.4872288097235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395310074090958">
                <text:p>-0.0395310074090958</text:p>
              </table:table-cell>
              <table:table-cell office:value-type="float" office:value="-0.471741735935211">
                <text:p>-0.471741735935211</text:p>
              </table:table-cell>
              <table:table-cell office:value-type="float" office:value="-0.042107213073139">
                <text:p>-0.042107213073139</text:p>
              </table:table-cell>
              <table:table-cell office:value-type="float" office:value="-0.450879041508816">
                <text:p>-0.450879041508816</text:p>
              </table:table-cell>
              <table:table-cell office:value-type="float" office:value="-0.0333642440991604">
                <text:p>-0.0333642440991604</text:p>
              </table:table-cell>
              <table:table-cell office:value-type="float" office:value="-0.477665588675838">
                <text:p>-0.4776655886758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444180369377136">
                <text:p>-0.0444180369377136</text:p>
              </table:table-cell>
              <table:table-cell office:value-type="float" office:value="-0.450822979211807">
                <text:p>-0.450822979211807</text:p>
              </table:table-cell>
              <table:table-cell office:value-type="float" office:value="-0.0436047430348986">
                <text:p>-0.0436047430348986</text:p>
              </table:table-cell>
              <table:table-cell office:value-type="float" office:value="-0.429183601466795">
                <text:p>-0.429183601466795</text:p>
              </table:table-cell>
              <table:table-cell office:value-type="float" office:value="-0.0354013074458333">
                <text:p>-0.0354013074458333</text:p>
              </table:table-cell>
              <table:table-cell office:value-type="float" office:value="-0.461127187070631">
                <text:p>-0.4611271870706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476329065859318">
                <text:p>-0.0476329065859318</text:p>
              </table:table-cell>
              <table:table-cell office:value-type="float" office:value="-0.42925438284874">
                <text:p>-0.42925438284874</text:p>
              </table:table-cell>
              <table:table-cell office:value-type="float" office:value="-0.0439378704037641">
                <text:p>-0.0439378704037641</text:p>
              </table:table-cell>
              <table:table-cell office:value-type="float" office:value="-0.407374462345516">
                <text:p>-0.407374462345516</text:p>
              </table:table-cell>
              <table:table-cell office:value-type="float" office:value="-0.0458670938572715">
                <text:p>-0.0458670938572715</text:p>
              </table:table-cell>
              <table:table-cell office:value-type="float" office:value="-0.43936562219634">
                <text:p>-0.439365622196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492301881313324">
                <text:p>-0.0492301881313324</text:p>
              </table:table-cell>
              <table:table-cell office:value-type="float" office:value="-0.407527834177017">
                <text:p>-0.407527834177017</text:p>
              </table:table-cell>
              <table:table-cell office:value-type="float" office:value="-0.0434341853991951">
                <text:p>-0.0434341853991951</text:p>
              </table:table-cell>
              <table:table-cell office:value-type="float" office:value="-0.385496423804296">
                <text:p>-0.385496423804296</text:p>
              </table:table-cell>
              <table:table-cell office:value-type="float" office:value="-0.0473512559403038">
                <text:p>-0.0473512559403038</text:p>
              </table:table-cell>
              <table:table-cell office:value-type="float" office:value="-0.416487578173733">
                <text:p>-0.4164875781737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501044727861881">
                <text:p>-0.0501044727861881</text:p>
              </table:table-cell>
              <table:table-cell office:value-type="float" office:value="-0.385738909244537">
                <text:p>-0.385738909244537</text:p>
              </table:table-cell>
              <table:table-cell office:value-type="float" office:value="-0.0423570234306694">
                <text:p>-0.0423570234306694</text:p>
              </table:table-cell>
              <table:table-cell office:value-type="float" office:value="-0.363685203862003">
                <text:p>-0.363685203862003</text:p>
              </table:table-cell>
              <table:table-cell office:value-type="float" office:value="-0.0490985605068865">
                <text:p>-0.0490985605068865</text:p>
              </table:table-cell>
              <table:table-cell office:value-type="float" office:value="-0.395650801720233">
                <text:p>-0.3956508017202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498695448040962">
                <text:p>-0.0498695448040962</text:p>
              </table:table-cell>
              <table:table-cell office:value-type="float" office:value="-0.363912969827652">
                <text:p>-0.363912969827652</text:p>
              </table:table-cell>
              <table:table-cell office:value-type="float" office:value="-0.0408734224050257">
                <text:p>-0.0408734224050257</text:p>
              </table:table-cell>
              <table:table-cell office:value-type="float" office:value="-0.341894149694106">
                <text:p>-0.341894149694106</text:p>
              </table:table-cell>
              <table:table-cell office:value-type="float" office:value="-0.04827137886366">
                <text:p>-0.04827137886366</text:p>
              </table:table-cell>
              <table:table-cell office:value-type="float" office:value="-0.372825370892915">
                <text:p>-0.3728253708929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489072427153587">
                <text:p>-0.0489072427153587</text:p>
              </table:table-cell>
              <table:table-cell office:value-type="float" office:value="-0.342207551002502">
                <text:p>-0.342207551002502</text:p>
              </table:table-cell>
              <table:table-cell office:value-type="float" office:value="-0.039087807685584">
                <text:p>-0.039087807685584</text:p>
              </table:table-cell>
              <table:table-cell office:value-type="float" office:value="-0.320318803634279">
                <text:p>-0.320318803634279</text:p>
              </table:table-cell>
              <table:table-cell office:value-type="float" office:value="-0.0590715384705443">
                <text:p>-0.0590715384705443</text:p>
              </table:table-cell>
              <table:table-cell office:value-type="float" office:value="-0.346217191180328">
                <text:p>-0.3462171911803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477264635264874">
                <text:p>-0.0477264635264874</text:p>
              </table:table-cell>
              <table:table-cell office:value-type="float" office:value="-0.32062640786171">
                <text:p>-0.32062640786171</text:p>
              </table:table-cell>
              <table:table-cell office:value-type="float" office:value="-0.0370915519016489">
                <text:p>-0.0370915519016489</text:p>
              </table:table-cell>
              <table:table-cell office:value-type="float" office:value="-0.298800129494202">
                <text:p>-0.298800129494202</text:p>
              </table:table-cell>
              <table:table-cell office:value-type="float" office:value="-0.059427495731107">
                <text:p>-0.059427495731107</text:p>
              </table:table-cell>
              <table:table-cell office:value-type="float" office:value="-0.326667885146781">
                <text:p>-0.3266678851467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466744899749756">
                <text:p>-0.0466744899749756</text:p>
              </table:table-cell>
              <table:table-cell office:value-type="float" office:value="-0.299012720584869">
                <text:p>-0.299012720584869</text:p>
              </table:table-cell>
              <table:table-cell office:value-type="float" office:value="-0.034985422508424">
                <text:p>-0.034985422508424</text:p>
              </table:table-cell>
              <table:table-cell office:value-type="float" office:value="-0.27728185779263">
                <text:p>-0.27728185779263</text:p>
              </table:table-cell>
              <table:table-cell office:value-type="float" office:value="-0.0574942296611649">
                <text:p>-0.0574942296611649</text:p>
              </table:table-cell>
              <table:table-cell office:value-type="float" office:value="-0.306132994825017">
                <text:p>-0.3061329948250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447993874549866">
                <text:p>-0.0447993874549866</text:p>
              </table:table-cell>
              <table:table-cell office:value-type="float" office:value="-0.277463376522064">
                <text:p>-0.277463376522064</text:p>
              </table:table-cell>
              <table:table-cell office:value-type="float" office:value="-0.0327912400284154">
                <text:p>-0.0327912400284154</text:p>
              </table:table-cell>
              <table:table-cell office:value-type="float" office:value="-0.255749393903108">
                <text:p>-0.255749393903108</text:p>
              </table:table-cell>
              <table:table-cell office:value-type="float" office:value="-0.0554380717353723">
                <text:p>-0.0554380717353723</text:p>
              </table:table-cell>
              <table:table-cell office:value-type="float" office:value="-0.284586912756731">
                <text:p>-0.2845869127567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432846546173096">
                <text:p>-0.0432846546173096</text:p>
              </table:table-cell>
              <table:table-cell office:value-type="float" office:value="-0.255834311246872">
                <text:p>-0.255834311246872</text:p>
              </table:table-cell>
              <table:table-cell office:value-type="float" office:value="-0.0305511781780538">
                <text:p>-0.0305511781780538</text:p>
              </table:table-cell>
              <table:table-cell office:value-type="float" office:value="-0.234175900040826">
                <text:p>-0.234175900040826</text:p>
              </table:table-cell>
              <table:table-cell office:value-type="float" office:value="-0.053274186941038">
                <text:p>-0.053274186941038</text:p>
              </table:table-cell>
              <table:table-cell office:value-type="float" office:value="-0.263005645020192">
                <text:p>-0.2630056450201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41353352367878">
                <text:p>-0.041353352367878</text:p>
              </table:table-cell>
              <table:table-cell office:value-type="float" office:value="-0.234252884984016">
                <text:p>-0.234252884984016</text:p>
              </table:table-cell>
              <table:table-cell office:value-type="float" office:value="-0.0282915977806355">
                <text:p>-0.0282915977806355</text:p>
              </table:table-cell>
              <table:table-cell office:value-type="float" office:value="-0.212598254551589">
                <text:p>-0.212598254551589</text:p>
              </table:table-cell>
              <table:table-cell office:value-type="float" office:value="-0.0511678748444044">
                <text:p>-0.0511678748444044</text:p>
              </table:table-cell>
              <table:table-cell office:value-type="float" office:value="-0.236424083068917">
                <text:p>-0.2364240830689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391474403440952">
                <text:p>-0.0391474403440952</text:p>
              </table:table-cell>
              <table:table-cell office:value-type="float" office:value="-0.212694823741913">
                <text:p>-0.212694823741913</text:p>
              </table:table-cell>
              <table:table-cell office:value-type="float" office:value="-0.0260548410173961">
                <text:p>-0.0260548410173961</text:p>
              </table:table-cell>
              <table:table-cell office:value-type="float" office:value="-0.191073594512166">
                <text:p>-0.191073594512166</text:p>
              </table:table-cell>
              <table:table-cell office:value-type="float" office:value="-0.0492139795927138">
                <text:p>-0.0492139795927138</text:p>
              </table:table-cell>
              <table:table-cell office:value-type="float" office:value="-0.214875500847694">
                <text:p>-0.2148755008476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374837964773178">
                <text:p>-0.0374837964773178</text:p>
              </table:table-cell>
              <table:table-cell office:value-type="float" office:value="-0.191110342741013">
                <text:p>-0.191110342741013</text:p>
              </table:table-cell>
              <table:table-cell office:value-type="float" office:value="-0.0238555782385103">
                <text:p>-0.0238555782385103</text:p>
              </table:table-cell>
              <table:table-cell office:value-type="float" office:value="-0.169543209097093">
                <text:p>-0.169543209097093</text:p>
              </table:table-cell>
              <table:table-cell office:value-type="float" office:value="-0.0473246353660885">
                <text:p>-0.0473246353660885</text:p>
              </table:table-cell>
              <table:table-cell office:value-type="float" office:value="-0.192319704169352">
                <text:p>-0.1923197041693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353848934173584">
                <text:p>-0.0353848934173584</text:p>
              </table:table-cell>
              <table:table-cell office:value-type="float" office:value="-0.16955441236496">
                <text:p>-0.16955441236496</text:p>
              </table:table-cell>
              <table:table-cell office:value-type="float" office:value="-0.0217355898801597">
                <text:p>-0.0217355898801597</text:p>
              </table:table-cell>
              <table:table-cell office:value-type="float" office:value="-0.148018804534994">
                <text:p>-0.148018804534994</text:p>
              </table:table-cell>
              <table:table-cell office:value-type="float" office:value="-0.0454737641355801">
                <text:p>-0.0454737641355801</text:p>
              </table:table-cell>
              <table:table-cell office:value-type="float" office:value="-0.170774085794327">
                <text:p>-0.1707740857943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337354354560375">
                <text:p>-0.0337354354560375</text:p>
              </table:table-cell>
              <table:table-cell office:value-type="float" office:value="-0.147957339882851">
                <text:p>-0.147957339882851</text:p>
              </table:table-cell>
              <table:table-cell office:value-type="float" office:value="-0.0196940997270739">
                <text:p>-0.0196940997270739</text:p>
              </table:table-cell>
              <table:table-cell office:value-type="float" office:value="-0.126459545053283">
                <text:p>-0.126459545053283</text:p>
              </table:table-cell>
              <table:table-cell office:value-type="float" office:value="-0.0435670758460512">
                <text:p>-0.0435670758460512</text:p>
              </table:table-cell>
              <table:table-cell office:value-type="float" office:value="-0.149204883605134">
                <text:p>-0.1492048836051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320098586380482">
                <text:p>-0.0320098586380482</text:p>
              </table:table-cell>
              <table:table-cell office:value-type="float" office:value="-0.126375183463097">
                <text:p>-0.126375183463097</text:p>
              </table:table-cell>
              <table:table-cell office:value-type="float" office:value="-0.0177529703431886">
                <text:p>-0.0177529703431886</text:p>
              </table:table-cell>
              <table:table-cell office:value-type="float" office:value="-0.104949494713215">
                <text:p>-0.104949494713215</text:p>
              </table:table-cell>
              <table:table-cell office:value-type="float" office:value="-0.0419131977469219">
                <text:p>-0.0419131977469219</text:p>
              </table:table-cell>
              <table:table-cell office:value-type="float" office:value="-0.127674437758905">
                <text:p>-0.1276744377589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302051305770874">
                <text:p>-0.0302051305770874</text:p>
              </table:table-cell>
              <table:table-cell office:value-type="float" office:value="-0.104804940521717">
                <text:p>-0.104804940521717</text:p>
              </table:table-cell>
              <table:table-cell office:value-type="float" office:value="-0.0158728683943211">
                <text:p>-0.0158728683943211</text:p>
              </table:table-cell>
              <table:table-cell office:value-type="float" office:value="-0.0832916497848792">
                <text:p>-0.0832916497848792</text:p>
              </table:table-cell>
              <table:table-cell office:value-type="float" office:value="-0.0403141934230592">
                <text:p>-0.0403141934230592</text:p>
              </table:table-cell>
              <table:table-cell office:value-type="float" office:value="-0.106996024042212">
                <text:p>-0.1069960240422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282703209668398">
                <text:p>-0.0282703209668398</text:p>
              </table:table-cell>
              <table:table-cell office:value-type="float" office:value="-0.0831883251667023">
                <text:p>-0.0831883251667023</text:p>
              </table:table-cell>
              <table:table-cell office:value-type="float" office:value="-0.0140748048596427">
                <text:p>-0.0140748048596427</text:p>
              </table:table-cell>
              <table:table-cell office:value-type="float" office:value="-0.0617045834933882">
                <text:p>-0.0617045834933882</text:p>
              </table:table-cell>
              <table:table-cell office:value-type="float" office:value="-0.0387664560068062">
                <text:p>-0.0387664560068062</text:p>
              </table:table-cell>
              <table:table-cell office:value-type="float" office:value="-0.0843935626382602">
                <text:p>-0.08439356263826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26577414944768">
                <text:p>-0.026577414944768</text:p>
              </table:table-cell>
              <table:table-cell office:value-type="float" office:value="-0.0615585893392563">
                <text:p>-0.0615585893392563</text:p>
              </table:table-cell>
              <table:table-cell office:value-type="float" office:value="-0.0123750286534769">
                <text:p>-0.0123750286534769</text:p>
              </table:table-cell>
              <table:table-cell office:value-type="float" office:value="-0.0401032491851307">
                <text:p>-0.0401032491851307</text:p>
              </table:table-cell>
              <table:table-cell office:value-type="float" office:value="-0.0372633626754373">
                <text:p>-0.0372633626754373</text:p>
              </table:table-cell>
              <table:table-cell office:value-type="float" office:value="-0.0627812474695403">
                <text:p>-0.06278124746954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253723654896021">
                <text:p>-0.0253723654896021</text:p>
              </table:table-cell>
              <table:table-cell office:value-type="float" office:value="-0.0398634895682335">
                <text:p>-0.0398634895682335</text:p>
              </table:table-cell>
              <table:table-cell office:value-type="float" office:value="-0.01075475872468">
                <text:p>-0.01075475872468</text:p>
              </table:table-cell>
              <table:table-cell office:value-type="float" office:value="-0.0184427956103381">
                <text:p>-0.0184427956103381</text:p>
              </table:table-cell>
              <table:table-cell office:value-type="float" office:value="-0.0358344350113306">
                <text:p>-0.0358344350113306</text:p>
              </table:table-cell>
              <table:table-cell office:value-type="float" office:value="-0.0411097271999708">
                <text:p>-0.04110972719997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235962960869074">
                <text:p>-0.0235962960869074</text:p>
              </table:table-cell>
              <table:table-cell office:value-type="float" office:value="-0.0182206332683563">
                <text:p>-0.0182206332683563</text:p>
              </table:table-cell>
              <table:table-cell office:value-type="float" office:value="-0.00923048894117559">
                <text:p>-0.00923048894117559</text:p>
              </table:table-cell>
              <table:table-cell office:value-type="float" office:value="0.00324192934879966">
                <text:p>0.00324192934879966</text:p>
              </table:table-cell>
              <table:table-cell office:value-type="float" office:value="-0.0344746008677547">
                <text:p>-0.0344746008677547</text:p>
              </table:table-cell>
              <table:table-cell office:value-type="float" office:value="-0.0194152683876595">
                <text:p>-0.01941526838765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220087952911854">
                <text:p>-0.0220087952911854</text:p>
              </table:table-cell>
              <table:table-cell office:value-type="float" office:value="0.00346484943293035">
                <text:p>0.00346484943293035</text:p>
              </table:table-cell>
              <table:table-cell office:value-type="float" office:value="-0.00775181820655191">
                <text:p>-0.00775181820655191</text:p>
              </table:table-cell>
              <table:table-cell office:value-type="float" office:value="0.0250188539409265">
                <text:p>0.0250188539409265</text:p>
              </table:table-cell>
              <table:table-cell office:value-type="float" office:value="-0.0331123099644309">
                <text:p>-0.0331123099644309</text:p>
              </table:table-cell>
              <table:table-cell office:value-type="float" office:value="0.00236924618869336">
                <text:p>0.002369246188693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06710565835237">
                <text:p>-0.0206710565835237</text:p>
              </table:table-cell>
              <table:table-cell office:value-type="float" office:value="0.0252085383981466">
                <text:p>0.0252085383981466</text:p>
              </table:table-cell>
              <table:table-cell office:value-type="float" office:value="-0.00633996988173662">
                <text:p>-0.00633996988173662</text:p>
              </table:table-cell>
              <table:table-cell office:value-type="float" office:value="0.0467088136186755">
                <text:p>0.0467088136186755</text:p>
              </table:table-cell>
              <table:table-cell office:value-type="float" office:value="-0.0318835419131496">
                <text:p>-0.0318835419131496</text:p>
              </table:table-cell>
              <table:table-cell office:value-type="float" office:value="0.0230731442722533">
                <text:p>0.02307314427225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196532662957907">
                <text:p>-0.0196532662957907</text:p>
              </table:table-cell>
              <table:table-cell office:value-type="float" office:value="0.0468792617321014">
                <text:p>0.0468792617321014</text:p>
              </table:table-cell>
              <table:table-cell office:value-type="float" office:value="-0.00503616044965646">
                <text:p>-0.00503616044965646</text:p>
              </table:table-cell>
              <table:table-cell office:value-type="float" office:value="0.0683641764857359">
                <text:p>0.0683641764857359</text:p>
              </table:table-cell>
              <table:table-cell office:value-type="float" office:value="-0.0307587335774646">
                <text:p>-0.0307587335774646</text:p>
              </table:table-cell>
              <table:table-cell office:value-type="float" office:value="0.0457393408284406">
                <text:p>0.04573934082844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183040481060743">
                <text:p>-0.0183040481060743</text:p>
              </table:table-cell>
              <table:table-cell office:value-type="float" office:value="0.0685370713472366">
                <text:p>0.0685370713472366</text:p>
              </table:table-cell>
              <table:table-cell office:value-type="float" office:value="-0.0038067061039019">
                <text:p>-0.0038067061039019</text:p>
              </table:table-cell>
              <table:table-cell office:value-type="float" office:value="0.0900369194105767">
                <text:p>0.0900369194105767</text:p>
              </table:table-cell>
              <table:table-cell office:value-type="float" office:value="-0.0296858844016986">
                <text:p>-0.0296858844016986</text:p>
              </table:table-cell>
              <table:table-cell office:value-type="float" office:value="0.0664231971008898">
                <text:p>0.06642319710088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170069970190525">
                <text:p>-0.0170069970190525</text:p>
              </table:table-cell>
              <table:table-cell office:value-type="float" office:value="0.0902749672532082">
                <text:p>0.0902749672532082</text:p>
              </table:table-cell>
              <table:table-cell office:value-type="float" office:value="-0.00259285171593003">
                <text:p>-0.00259285171593003</text:p>
              </table:table-cell>
              <table:table-cell office:value-type="float" office:value="0.111821560048389">
                <text:p>0.111821560048389</text:p>
              </table:table-cell>
              <table:table-cell office:value-type="float" office:value="-0.0285568586138783">
                <text:p>-0.0285568586138783</text:p>
              </table:table-cell>
              <table:table-cell office:value-type="float" office:value="0.0892119989672865">
                <text:p>0.08921199896728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157788265496492">
                <text:p>-0.0157788265496492</text:p>
              </table:table-cell>
              <table:table-cell office:value-type="float" office:value="0.112035848200321">
                <text:p>0.112035848200321</text:p>
              </table:table-cell>
              <table:table-cell office:value-type="float" office:value="-0.00146071944958914">
                <text:p>-0.00146071944958914</text:p>
              </table:table-cell>
              <table:table-cell office:value-type="float" office:value="0.133515080049482">
                <text:p>0.133515080049482</text:p>
              </table:table-cell>
              <table:table-cell office:value-type="float" office:value="-0.027574164446034">
                <text:p>-0.027574164446034</text:p>
              </table:table-cell>
              <table:table-cell office:value-type="float" office:value="0.110915198839735">
                <text:p>0.1109151988397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1470304466784">
                <text:p>-0.01470304466784</text:p>
              </table:table-cell>
              <table:table-cell office:value-type="float" office:value="0.133710891008377">
                <text:p>0.133710891008377</text:p>
              </table:table-cell>
              <table:table-cell office:value-type="float" office:value="-0.00037521500075466">
                <text:p>-0.00037521500075466</text:p>
              </table:table-cell>
              <table:table-cell office:value-type="float" office:value="0.155182974513861">
                <text:p>0.155182974513861</text:p>
              </table:table-cell>
              <table:table-cell office:value-type="float" office:value="-0.0266193268506637">
                <text:p>-0.0266193268506637</text:p>
              </table:table-cell>
              <table:table-cell office:value-type="float" office:value="0.132590443002916">
                <text:p>0.1325904430029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141270058229566">
                <text:p>-0.0141270058229566</text:p>
              </table:table-cell>
              <table:table-cell office:value-type="float" office:value="0.155407726764679">
                <text:p>0.155407726764679</text:p>
              </table:table-cell>
              <table:table-cell office:value-type="float" office:value="0.000636332014707809">
                <text:p>0.000636332014707809</text:p>
              </table:table-cell>
              <table:table-cell office:value-type="float" office:value="0.176814442612188">
                <text:p>0.176814442612188</text:p>
              </table:table-cell>
              <table:table-cell office:value-type="float" office:value="-0.02581864275149">
                <text:p>-0.02581864275149</text:p>
              </table:table-cell>
              <table:table-cell office:value-type="float" office:value="0.153233538917104">
                <text:p>0.153233538917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131156099960208">
                <text:p>-0.0131156099960208</text:p>
              </table:table-cell>
              <table:table-cell office:value-type="float" office:value="0.177075237035751">
                <text:p>0.177075237035751</text:p>
              </table:table-cell>
              <table:table-cell office:value-type="float" office:value="0.00159488193739909">
                <text:p>0.00159488193739909</text:p>
              </table:table-cell>
              <table:table-cell office:value-type="float" office:value="0.198550509698671">
                <text:p>0.198550509698671</text:p>
              </table:table-cell>
              <table:table-cell office:value-type="float" office:value="-0.0250614045774964">
                <text:p>-0.0250614045774964</text:p>
              </table:table-cell>
              <table:table-cell office:value-type="float" office:value="0.174979947053956">
                <text:p>0.1749799470539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125668458640575">
                <text:p>-0.0125668458640575</text:p>
              </table:table-cell>
              <table:table-cell office:value-type="float" office:value="0.198845997452736">
                <text:p>0.198845997452736</text:p>
              </table:table-cell>
              <table:table-cell office:value-type="float" office:value="0.0025024669573267">
                <text:p>0.0025024669573267</text:p>
              </table:table-cell>
              <table:table-cell office:value-type="float" office:value="0.22029474919899">
                <text:p>0.22029474919899</text:p>
              </table:table-cell>
              <table:table-cell office:value-type="float" office:value="-0.0243127704582599">
                <text:p>-0.0243127704582599</text:p>
              </table:table-cell>
              <table:table-cell office:value-type="float" office:value="0.196731437707989">
                <text:p>0.1967314377079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124427480623126">
                <text:p>-0.0124427480623126</text:p>
              </table:table-cell>
              <table:table-cell office:value-type="float" office:value="0.220580667257309">
                <text:p>0.220580667257309</text:p>
              </table:table-cell>
              <table:table-cell office:value-type="float" office:value="0.00334751132886268">
                <text:p>0.00334751132886268</text:p>
              </table:table-cell>
              <table:table-cell office:value-type="float" office:value="0.242001951702177">
                <text:p>0.242001951702177</text:p>
              </table:table-cell>
              <table:table-cell office:value-type="float" office:value="-0.0236531902829504">
                <text:p>-0.0236531902829504</text:p>
              </table:table-cell>
              <table:table-cell office:value-type="float" office:value="0.219445865598247">
                <text:p>0.2194458655982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122526148334146">
                <text:p>-0.0122526148334146</text:p>
              </table:table-cell>
              <table:table-cell office:value-type="float" office:value="0.242293149232864">
                <text:p>0.242293149232864</text:p>
              </table:table-cell>
              <table:table-cell office:value-type="float" office:value="0.00412856787670518">
                <text:p>0.00412856787670518</text:p>
              </table:table-cell>
              <table:table-cell office:value-type="float" office:value="0.263713628727432">
                <text:p>0.263713628727432</text:p>
              </table:table-cell>
              <table:table-cell office:value-type="float" office:value="-0.0230599067437976">
                <text:p>-0.0230599067437976</text:p>
              </table:table-cell>
              <table:table-cell office:value-type="float" office:value="0.241164683282609">
                <text:p>0.2411646832826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11839366517961">
                <text:p>-0.011839366517961</text:p>
              </table:table-cell>
              <table:table-cell office:value-type="float" office:value="0.264028906822205">
                <text:p>0.264028906822205</text:p>
              </table:table-cell>
              <table:table-cell office:value-type="float" office:value="0.00490270261748133">
                <text:p>0.00490270261748133</text:p>
              </table:table-cell>
              <table:table-cell office:value-type="float" office:value="0.285442914388968">
                <text:p>0.285442914388968</text:p>
              </table:table-cell>
              <table:table-cell office:value-type="float" office:value="-0.0224702710597323">
                <text:p>-0.0224702710597323</text:p>
              </table:table-cell>
              <table:table-cell office:value-type="float" office:value="0.262900956420905">
                <text:p>0.2629009564209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110356844961643">
                <text:p>-0.0110356844961643</text:p>
              </table:table-cell>
              <table:table-cell office:value-type="float" office:value="0.285762876272202">
                <text:p>0.285762876272202</text:p>
              </table:table-cell>
              <table:table-cell office:value-type="float" office:value="0.00566267429667144">
                <text:p>0.00566267429667144</text:p>
              </table:table-cell>
              <table:table-cell office:value-type="float" office:value="0.307173859429657">
                <text:p>0.307173859429657</text:p>
              </table:table-cell>
              <table:table-cell office:value-type="float" office:value="-0.0218833914721679">
                <text:p>-0.0218833914721679</text:p>
              </table:table-cell>
              <table:table-cell office:value-type="float" office:value="0.284638463289142">
                <text:p>0.2846384632891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101163741201162">
                <text:p>-0.0101163741201162</text:p>
              </table:table-cell>
              <table:table-cell office:value-type="float" office:value="0.307468682527542">
                <text:p>0.307468682527542</text:p>
              </table:table-cell>
              <table:table-cell office:value-type="float" office:value="0.00641450847982393">
                <text:p>0.00641450847982393</text:p>
              </table:table-cell>
              <table:table-cell office:value-type="float" office:value="0.328880890247252">
                <text:p>0.328880890247252</text:p>
              </table:table-cell>
              <table:table-cell office:value-type="float" office:value="-0.0212898097412213">
                <text:p>-0.0212898097412213</text:p>
              </table:table-cell>
              <table:table-cell office:value-type="float" office:value="0.305351996182768">
                <text:p>0.3053519961827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910988543182611">
                <text:p>-0.00910988543182611</text:p>
              </table:table-cell>
              <table:table-cell office:value-type="float" office:value="0.329183906316757">
                <text:p>0.329183906316757</text:p>
              </table:table-cell>
              <table:table-cell office:value-type="float" office:value="0.00716823441588784">
                <text:p>0.00716823441588784</text:p>
              </table:table-cell>
              <table:table-cell office:value-type="float" office:value="0.350639785619254">
                <text:p>0.350639785619254</text:p>
              </table:table-cell>
              <table:table-cell office:value-type="float" office:value="-0.006023904954843">
                <text:p>-0.006023904954843</text:p>
              </table:table-cell>
              <table:table-cell office:value-type="float" office:value="0.331365946643798">
                <text:p>0.3313659466437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836702436208725">
                <text:p>-0.00836702436208725</text:p>
              </table:table-cell>
              <table:table-cell office:value-type="float" office:value="0.35095688700676">
                <text:p>0.35095688700676</text:p>
              </table:table-cell>
              <table:table-cell office:value-type="float" office:value="0.00787933535721253">
                <text:p>0.00787933535721253</text:p>
              </table:table-cell>
              <table:table-cell office:value-type="float" office:value="0.372409173302825">
                <text:p>0.372409173302825</text:p>
              </table:table-cell>
              <table:table-cell office:value-type="float" office:value="-0.00132438210212759">
                <text:p>-0.00132438210212759</text:p>
              </table:table-cell>
              <table:table-cell office:value-type="float" office:value="0.356134458477588">
                <text:p>0.3561344584775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762042682617903">
                <text:p>-0.00762042682617903</text:p>
              </table:table-cell>
              <table:table-cell office:value-type="float" office:value="0.372752726078034">
                <text:p>0.372752726078034</text:p>
              </table:table-cell>
              <table:table-cell office:value-type="float" office:value="0.00852553375488526">
                <text:p>0.00852553375488526</text:p>
              </table:table-cell>
              <table:table-cell office:value-type="float" office:value="0.394194931385297">
                <text:p>0.394194931385297</text:p>
              </table:table-cell>
              <table:table-cell office:value-type="float" office:value="-0.000622570582745853">
                <text:p>-0.000622570582745853</text:p>
              </table:table-cell>
              <table:table-cell office:value-type="float" office:value="0.377918495940566">
                <text:p>0.3779184959405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638717459514737">
                <text:p>-0.00638717459514737</text:p>
              </table:table-cell>
              <table:table-cell office:value-type="float" office:value="0.394188702106476">
                <text:p>0.394188702106476</text:p>
              </table:table-cell>
              <table:table-cell office:value-type="float" office:value="0.00909724436204151">
                <text:p>0.00909724436204151</text:p>
              </table:table-cell>
              <table:table-cell office:value-type="float" office:value="0.415226221345965">
                <text:p>0.415226221345965</text:p>
              </table:table-cell>
              <table:table-cell office:value-type="float" office:value="-0.0119580432081626">
                <text:p>-0.0119580432081626</text:p>
              </table:table-cell>
              <table:table-cell office:value-type="float" office:value="0.400943876417363">
                <text:p>0.4009438764173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0282080913893878">
                <text:p>-0.00282080913893878</text:p>
              </table:table-cell>
              <table:table-cell office:value-type="float" office:value="0.41457462310791">
                <text:p>0.41457462310791</text:p>
              </table:table-cell>
              <table:table-cell office:value-type="float" office:value="0.00846136031333221">
                <text:p>0.00846136031333221</text:p>
              </table:table-cell>
              <table:table-cell office:value-type="float" office:value="0.435436483279938">
                <text:p>0.435436483279938</text:p>
              </table:table-cell>
              <table:table-cell office:value-type="float" office:value="-0.0168549681449118">
                <text:p>-0.0168549681449118</text:p>
              </table:table-cell>
              <table:table-cell office:value-type="float" office:value="0.42013324225545">
                <text:p>0.420133242255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14826660137624">
                <text:p>0.00114826660137624</text:p>
              </table:table-cell>
              <table:table-cell office:value-type="float" office:value="0.433563262224197">
                <text:p>0.433563262224197</text:p>
              </table:table-cell>
              <table:table-cell office:value-type="float" office:value="0.00574427157324763">
                <text:p>0.00574427157324763</text:p>
              </table:table-cell>
              <table:table-cell office:value-type="float" office:value="0.453977682255562">
                <text:p>0.453977682255562</text:p>
              </table:table-cell>
              <table:table-cell office:value-type="float" office:value="-0.0152510533181679">
                <text:p>-0.0152510533181679</text:p>
              </table:table-cell>
              <table:table-cell office:value-type="float" office:value="0.438787020621289">
                <text:p>0.4387870206212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487036863341928">
                <text:p>0.00487036863341928</text:p>
              </table:table-cell>
              <table:table-cell office:value-type="float" office:value="0.450945019721985">
                <text:p>0.450945019721985</text:p>
              </table:table-cell>
              <table:table-cell office:value-type="float" office:value="0.000569916498973519">
                <text:p>0.000569916498973519</text:p>
              </table:table-cell>
              <table:table-cell office:value-type="float" office:value="0.470366226140694">
                <text:p>0.470366226140694</text:p>
              </table:table-cell>
              <table:table-cell office:value-type="float" office:value="-0.0186630361783585">
                <text:p>-0.0186630361783585</text:p>
              </table:table-cell>
              <table:table-cell office:value-type="float" office:value="0.445646874325225">
                <text:p>0.4456468743252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902766641229391">
                <text:p>0.00902766641229391</text:p>
              </table:table-cell>
              <table:table-cell office:value-type="float" office:value="0.466619491577148">
                <text:p>0.466619491577148</text:p>
              </table:table-cell>
              <table:table-cell office:value-type="float" office:value="-0.00690829151324092">
                <text:p>-0.00690829151324092</text:p>
              </table:table-cell>
              <table:table-cell office:value-type="float" office:value="0.483778805815243">
                <text:p>0.483778805815243</text:p>
              </table:table-cell>
              <table:table-cell office:value-type="float" office:value="0.00504238059275905">
                <text:p>0.00504238059275905</text:p>
              </table:table-cell>
              <table:table-cell office:value-type="float" office:value="0.465081099084911">
                <text:p>0.4650810990849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15539282560349">
                <text:p>0.0115539282560349</text:p>
              </table:table-cell>
              <table:table-cell office:value-type="float" office:value="0.481253266334534">
                <text:p>0.481253266334534</text:p>
              </table:table-cell>
              <table:table-cell office:value-type="float" office:value="-0.0171276842033103">
                <text:p>-0.0171276842033103</text:p>
              </table:table-cell>
              <table:table-cell office:value-type="float" office:value="0.494859728175876">
                <text:p>0.494859728175876</text:p>
              </table:table-cell>
              <table:table-cell office:value-type="float" office:value="0.00802925408563871">
                <text:p>0.00802925408563871</text:p>
              </table:table-cell>
              <table:table-cell office:value-type="float" office:value="0.478851402983777">
                <text:p>0.4788514029837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843973457813263">
                <text:p>0.00843973457813263</text:p>
              </table:table-cell>
              <table:table-cell office:value-type="float" office:value="0.496044993400574">
                <text:p>0.496044993400574</text:p>
              </table:table-cell>
              <table:table-cell office:value-type="float" office:value="-0.0302295322428693">
                <text:p>-0.0302295322428693</text:p>
              </table:table-cell>
              <table:table-cell office:value-type="float" office:value="0.503886186428075">
                <text:p>0.503886186428075</text:p>
              </table:table-cell>
              <table:table-cell office:value-type="float" office:value="0.00579265422842519">
                <text:p>0.00579265422842519</text:p>
              </table:table-cell>
              <table:table-cell office:value-type="float" office:value="0.497093249266336">
                <text:p>0.4970932492663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0939324556384235">
                <text:p>-0.000939324556384235</text:p>
              </table:table-cell>
              <table:table-cell office:value-type="float" office:value="0.509906470775604">
                <text:p>0.509906470775604</text:p>
              </table:table-cell>
              <table:table-cell office:value-type="float" office:value="-0.046419826728446">
                <text:p>-0.046419826728446</text:p>
              </table:table-cell>
              <table:table-cell office:value-type="float" office:value="0.511137731099396">
                <text:p>0.511137731099396</text:p>
              </table:table-cell>
              <table:table-cell office:value-type="float" office:value="-0.00433153080641033">
                <text:p>-0.00433153080641033</text:p>
              </table:table-cell>
              <table:table-cell office:value-type="float" office:value="0.5043256669733">
                <text:p>0.50432566697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158556140959263">
                <text:p>-0.0158556140959263</text:p>
              </table:table-cell>
              <table:table-cell office:value-type="float" office:value="0.520761907100678">
                <text:p>0.520761907100678</text:p>
              </table:table-cell>
              <table:table-cell office:value-type="float" office:value="-0.0647191968839165">
                <text:p>-0.0647191968839165</text:p>
              </table:table-cell>
              <table:table-cell office:value-type="float" office:value="0.516352888581256">
                <text:p>0.516352888581256</text:p>
              </table:table-cell>
              <table:table-cell office:value-type="float" office:value="-0.0219885842240701">
                <text:p>-0.0219885842240701</text:p>
              </table:table-cell>
              <table:table-cell office:value-type="float" office:value="0.511425831979497">
                <text:p>0.5114258319794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34579548984766">
                <text:p>-0.034579548984766</text:p>
              </table:table-cell>
              <table:table-cell office:value-type="float" office:value="0.527761042118073">
                <text:p>0.527761042118073</text:p>
              </table:table-cell>
              <table:table-cell office:value-type="float" office:value="-0.0852448369602739">
                <text:p>-0.0852448369602739</text:p>
              </table:table-cell>
              <table:table-cell office:value-type="float" office:value="0.519999863249073">
                <text:p>0.519999863249073</text:p>
              </table:table-cell>
              <table:table-cell office:value-type="float" office:value="-0.0171440766792507">
                <text:p>-0.0171440766792507</text:p>
              </table:table-cell>
              <table:table-cell office:value-type="float" office:value="0.51324138173044">
                <text:p>0.513241381730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553188808262348">
                <text:p>-0.0553188808262348</text:p>
              </table:table-cell>
              <table:table-cell office:value-type="float" office:value="0.533098816871643">
                <text:p>0.533098816871643</text:p>
              </table:table-cell>
              <table:table-cell office:value-type="float" office:value="-0.106974760707095">
                <text:p>-0.106974760707095</text:p>
              </table:table-cell>
              <table:table-cell office:value-type="float" office:value="0.522314064446294">
                <text:p>0.522314064446294</text:p>
              </table:table-cell>
              <table:table-cell office:value-type="float" office:value="-0.0497240631792979">
                <text:p>-0.0497240631792979</text:p>
              </table:table-cell>
              <table:table-cell office:value-type="float" office:value="0.515388343264237">
                <text:p>0.515388343264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769306570291519">
                <text:p>-0.0769306570291519</text:p>
              </table:table-cell>
              <table:table-cell office:value-type="float" office:value="0.536707580089569">
                <text:p>0.536707580089569</text:p>
              </table:table-cell>
              <table:table-cell office:value-type="float" office:value="-0.128823448814675">
                <text:p>-0.128823448814675</text:p>
              </table:table-cell>
              <table:table-cell office:value-type="float" office:value="0.523548547710659">
                <text:p>0.523548547710659</text:p>
              </table:table-cell>
              <table:table-cell office:value-type="float" office:value="-0.0774985598301568">
                <text:p>-0.0774985598301568</text:p>
              </table:table-cell>
              <table:table-cell office:value-type="float" office:value="0.517316243889267">
                <text:p>0.5173162438892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98689965903759">
                <text:p>-0.098689965903759</text:p>
              </table:table-cell>
              <table:table-cell office:value-type="float" office:value="0.538348376750946">
                <text:p>0.538348376750946</text:p>
              </table:table-cell>
              <table:table-cell office:value-type="float" office:value="-0.150646240804046">
                <text:p>-0.150646240804046</text:p>
              </table:table-cell>
              <table:table-cell office:value-type="float" office:value="0.523939091092475">
                <text:p>0.523939091092475</text:p>
              </table:table-cell>
              <table:table-cell office:value-type="float" office:value="-0.102297539442656">
                <text:p>-0.102297539442656</text:p>
              </table:table-cell>
              <table:table-cell office:value-type="float" office:value="0.520133375352603">
                <text:p>0.5201333753526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12047428637743">
                <text:p>-0.12047428637743</text:p>
              </table:table-cell>
              <table:table-cell office:value-type="float" office:value="0.539474070072174">
                <text:p>0.539474070072174</text:p>
              </table:table-cell>
              <table:table-cell office:value-type="float" office:value="-0.172424717697247">
                <text:p>-0.172424717697247</text:p>
              </table:table-cell>
              <table:table-cell office:value-type="float" office:value="0.523723460719507">
                <text:p>0.523723460719507</text:p>
              </table:table-cell>
              <table:table-cell office:value-type="float" office:value="-0.124077080286139">
                <text:p>-0.124077080286139</text:p>
              </table:table-cell>
              <table:table-cell office:value-type="float" office:value="0.521145340482333">
                <text:p>0.521145340482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4222677052021">
                <text:p>-0.14222677052021</text:p>
              </table:table-cell>
              <table:table-cell office:value-type="float" office:value="0.539238929748535">
                <text:p>0.539238929748535</text:p>
              </table:table-cell>
              <table:table-cell office:value-type="float" office:value="-0.194162363297152">
                <text:p>-0.194162363297152</text:p>
              </table:table-cell>
              <table:table-cell office:value-type="float" office:value="0.523040214680978">
                <text:p>0.523040214680978</text:p>
              </table:table-cell>
              <table:table-cell office:value-type="float" office:value="-0.145816846398289">
                <text:p>-0.145816846398289</text:p>
              </table:table-cell>
              <table:table-cell office:value-type="float" office:value="0.521532869760672">
                <text:p>0.5215328697606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63966581225395">
                <text:p>-0.163966581225395</text:p>
              </table:table-cell>
              <table:table-cell office:value-type="float" office:value="0.538745701313019">
                <text:p>0.538745701313019</text:p>
              </table:table-cell>
              <table:table-cell office:value-type="float" office:value="-0.215853495177928">
                <text:p>-0.215853495177928</text:p>
              </table:table-cell>
              <table:table-cell office:value-type="float" office:value="0.522016233382566">
                <text:p>0.522016233382566</text:p>
              </table:table-cell>
              <table:table-cell office:value-type="float" office:value="-0.164513147206913">
                <text:p>-0.164513147206913</text:p>
              </table:table-cell>
              <table:table-cell office:value-type="float" office:value="0.520466967612189">
                <text:p>0.5204669676121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185676962137222">
                <text:p>-0.185676962137222</text:p>
              </table:table-cell>
              <table:table-cell office:value-type="float" office:value="0.538074791431427">
                <text:p>0.538074791431427</text:p>
              </table:table-cell>
              <table:table-cell office:value-type="float" office:value="-0.237582328924568">
                <text:p>-0.237582328924568</text:p>
              </table:table-cell>
              <table:table-cell office:value-type="float" office:value="0.520778011817631">
                <text:p>0.520778011817631</text:p>
              </table:table-cell>
              <table:table-cell office:value-type="float" office:value="-0.178241215518541">
                <text:p>-0.178241215518541</text:p>
              </table:table-cell>
              <table:table-cell office:value-type="float" office:value="0.520140851947842">
                <text:p>0.5201408519478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207397162914276">
                <text:p>-0.207397162914276</text:p>
              </table:table-cell>
              <table:table-cell office:value-type="float" office:value="0.536966264247894">
                <text:p>0.536966264247894</text:p>
              </table:table-cell>
              <table:table-cell office:value-type="float" office:value="-0.259286142095178">
                <text:p>-0.259286142095178</text:p>
              </table:table-cell>
              <table:table-cell office:value-type="float" office:value="0.519404637777172">
                <text:p>0.519404637777172</text:p>
              </table:table-cell>
              <table:table-cell office:value-type="float" office:value="-0.189940650946941">
                <text:p>-0.189940650946941</text:p>
              </table:table-cell>
              <table:table-cell office:value-type="float" office:value="0.519623324391096">
                <text:p>0.5196233243910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229016363620758">
                <text:p>-0.229016363620758</text:p>
              </table:table-cell>
              <table:table-cell office:value-type="float" office:value="0.535040616989136">
                <text:p>0.535040616989136</text:p>
              </table:table-cell>
              <table:table-cell office:value-type="float" office:value="-0.280907129036678">
                <text:p>-0.280907129036678</text:p>
              </table:table-cell>
              <table:table-cell office:value-type="float" office:value="0.517917407826538">
                <text:p>0.517917407826538</text:p>
              </table:table-cell>
              <table:table-cell office:value-type="float" office:value="-0.201567898435288">
                <text:p>-0.201567898435288</text:p>
              </table:table-cell>
              <table:table-cell office:value-type="float" office:value="0.517985081072025">
                <text:p>0.5179850810720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250678598880768">
                <text:p>-0.250678598880768</text:p>
              </table:table-cell>
              <table:table-cell office:value-type="float" office:value="0.533765852451324">
                <text:p>0.533765852451324</text:p>
              </table:table-cell>
              <table:table-cell office:value-type="float" office:value="-0.302588109269186">
                <text:p>-0.302588109269186</text:p>
              </table:table-cell>
              <table:table-cell office:value-type="float" office:value="0.516383757165545">
                <text:p>0.516383757165545</text:p>
              </table:table-cell>
              <table:table-cell office:value-type="float" office:value="-0.212282564626175">
                <text:p>-0.212282564626175</text:p>
              </table:table-cell>
              <table:table-cell office:value-type="float" office:value="0.516297839041537">
                <text:p>0.5162978390415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272329539060593">
                <text:p>-0.272329539060593</text:p>
              </table:table-cell>
              <table:table-cell office:value-type="float" office:value="0.531852602958679">
                <text:p>0.531852602958679</text:p>
              </table:table-cell>
              <table:table-cell office:value-type="float" office:value="-0.324287582840555">
                <text:p>-0.324287582840555</text:p>
              </table:table-cell>
              <table:table-cell office:value-type="float" office:value="0.514820839500798">
                <text:p>0.514820839500798</text:p>
              </table:table-cell>
              <table:table-cell office:value-type="float" office:value="-0.239976495319771">
                <text:p>-0.239976495319771</text:p>
              </table:table-cell>
              <table:table-cell office:value-type="float" office:value="0.523669830449805">
                <text:p>0.5236698304498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293987303972244">
                <text:p>-0.293987303972244</text:p>
              </table:table-cell>
              <table:table-cell office:value-type="float" office:value="0.530039668083191">
                <text:p>0.530039668083191</text:p>
              </table:table-cell>
              <table:table-cell office:value-type="float" office:value="-0.345960055019948">
                <text:p>-0.345960055019948</text:p>
              </table:table-cell>
              <table:table-cell office:value-type="float" office:value="0.513251672664865">
                <text:p>0.513251672664865</text:p>
              </table:table-cell>
              <table:table-cell office:value-type="float" office:value="-0.261669134773173">
                <text:p>-0.261669134773173</text:p>
              </table:table-cell>
              <table:table-cell office:value-type="float" office:value="0.522395411491549">
                <text:p>0.5223954114915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315650463104248">
                <text:p>-0.315650463104248</text:p>
              </table:table-cell>
              <table:table-cell office:value-type="float" office:value="0.528558969497681">
                <text:p>0.528558969497681</text:p>
              </table:table-cell>
              <table:table-cell office:value-type="float" office:value="-0.36759462129796">
                <text:p>-0.36759462129796</text:p>
              </table:table-cell>
              <table:table-cell office:value-type="float" office:value="0.511745105641398">
                <text:p>0.511745105641398</text:p>
              </table:table-cell>
              <table:table-cell office:value-type="float" office:value="-0.283006481770095">
                <text:p>-0.283006481770095</text:p>
              </table:table-cell>
              <table:table-cell office:value-type="float" office:value="0.523099537510189">
                <text:p>0.5230995375101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337249279022217">
                <text:p>-0.337249279022217</text:p>
              </table:table-cell>
              <table:table-cell office:value-type="float" office:value="0.526539027690887">
                <text:p>0.526539027690887</text:p>
              </table:table-cell>
              <table:table-cell office:value-type="float" office:value="-0.38923970725057">
                <text:p>-0.38923970725057</text:p>
              </table:table-cell>
              <table:table-cell office:value-type="float" office:value="0.510283982901885">
                <text:p>0.510283982901885</text:p>
              </table:table-cell>
              <table:table-cell office:value-type="float" office:value="-0.304656628495109">
                <text:p>-0.304656628495109</text:p>
              </table:table-cell>
              <table:table-cell office:value-type="float" office:value="0.524696267231081">
                <text:p>0.5246962672310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358921617269516">
                <text:p>-0.358921617269516</text:p>
              </table:table-cell>
              <table:table-cell office:value-type="float" office:value="0.525153160095215">
                <text:p>0.525153160095215</text:p>
              </table:table-cell>
              <table:table-cell office:value-type="float" office:value="-0.410951946542932">
                <text:p>-0.410951946542932</text:p>
              </table:table-cell>
              <table:table-cell office:value-type="float" office:value="0.508866635052422">
                <text:p>0.508866635052422</text:p>
              </table:table-cell>
              <table:table-cell office:value-type="float" office:value="-0.326350293819409">
                <text:p>-0.326350293819409</text:p>
              </table:table-cell>
              <table:table-cell office:value-type="float" office:value="0.518985324199896">
                <text:p>0.5189853241998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380628973245621">
                <text:p>-0.380628973245621</text:p>
              </table:table-cell>
              <table:table-cell office:value-type="float" office:value="0.524109482765198">
                <text:p>0.524109482765198</text:p>
              </table:table-cell>
              <table:table-cell office:value-type="float" office:value="-0.432615931456276">
                <text:p>-0.432615931456276</text:p>
              </table:table-cell>
              <table:table-cell office:value-type="float" office:value="0.507519829064107">
                <text:p>0.507519829064107</text:p>
              </table:table-cell>
              <table:table-cell office:value-type="float" office:value="-0.348020141879407">
                <text:p>-0.348020141879407</text:p>
              </table:table-cell>
              <table:table-cell office:value-type="float" office:value="0.515708462881415">
                <text:p>0.5157084628814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402290791273117">
                <text:p>-0.402290791273117</text:p>
              </table:table-cell>
              <table:table-cell office:value-type="float" office:value="0.522625744342804">
                <text:p>0.522625744342804</text:p>
              </table:table-cell>
              <table:table-cell office:value-type="float" office:value="-0.454268523153233">
                <text:p>-0.454268523153233</text:p>
              </table:table-cell>
              <table:table-cell office:value-type="float" office:value="0.506226845248914">
                <text:p>0.506226845248914</text:p>
              </table:table-cell>
              <table:table-cell office:value-type="float" office:value="-0.36968818967915">
                <text:p>-0.36968818967915</text:p>
              </table:table-cell>
              <table:table-cell office:value-type="float" office:value="0.515688984249604">
                <text:p>0.5156889842496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423967629671097">
                <text:p>-0.423967629671097</text:p>
              </table:table-cell>
              <table:table-cell office:value-type="float" office:value="0.521551311016083">
                <text:p>0.521551311016083</text:p>
              </table:table-cell>
              <table:table-cell office:value-type="float" office:value="-0.475940156339162">
                <text:p>-0.475940156339162</text:p>
              </table:table-cell>
              <table:table-cell office:value-type="float" office:value="0.50500343728492">
                <text:p>0.50500343728492</text:p>
              </table:table-cell>
              <table:table-cell office:value-type="float" office:value="-0.40436235983849">
                <text:p>-0.40436235983849</text:p>
              </table:table-cell>
              <table:table-cell office:value-type="float" office:value="0.501758981013368">
                <text:p>0.5017589810133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445633947849274">
                <text:p>-0.445633947849274</text:p>
              </table:table-cell>
              <table:table-cell office:value-type="float" office:value="0.520108819007874">
                <text:p>0.520108819007874</text:p>
              </table:table-cell>
              <table:table-cell office:value-type="float" office:value="-0.497625914464322">
                <text:p>-0.497625914464322</text:p>
              </table:table-cell>
              <table:table-cell office:value-type="float" office:value="0.503835241023374">
                <text:p>0.503835241023374</text:p>
              </table:table-cell>
              <table:table-cell office:value-type="float" office:value="-0.433063533347116">
                <text:p>-0.433063533347116</text:p>
              </table:table-cell>
              <table:table-cell office:value-type="float" office:value="0.501001108474219">
                <text:p>0.5010011084742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467292070388794">
                <text:p>-0.467292070388794</text:p>
              </table:table-cell>
              <table:table-cell office:value-type="float" office:value="0.518744111061096">
                <text:p>0.518744111061096</text:p>
              </table:table-cell>
              <table:table-cell office:value-type="float" office:value="-0.519286333271481">
                <text:p>-0.519286333271481</text:p>
              </table:table-cell>
              <table:table-cell office:value-type="float" office:value="0.502712661265886">
                <text:p>0.502712661265886</text:p>
              </table:table-cell>
              <table:table-cell office:value-type="float" office:value="-0.461734556534354">
                <text:p>-0.461734556534354</text:p>
              </table:table-cell>
              <table:table-cell office:value-type="float" office:value="0.500176872176656">
                <text:p>0.5001768721766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488971441984177">
                <text:p>-0.488971441984177</text:p>
              </table:table-cell>
              <table:table-cell office:value-type="float" office:value="0.517561912536621">
                <text:p>0.517561912536621</text:p>
              </table:table-cell>
              <table:table-cell office:value-type="float" office:value="-0.540974349363801">
                <text:p>-0.540974349363801</text:p>
              </table:table-cell>
              <table:table-cell office:value-type="float" office:value="0.501648351905323">
                <text:p>0.501648351905323</text:p>
              </table:table-cell>
              <table:table-cell office:value-type="float" office:value="-0.488428461488286">
                <text:p>-0.488428461488286</text:p>
              </table:table-cell>
              <table:table-cell office:value-type="float" office:value="0.499287749256444">
                <text:p>0.4992877492564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510668218135834">
                <text:p>-0.510668218135834</text:p>
              </table:table-cell>
              <table:table-cell office:value-type="float" office:value="0.516587615013123">
                <text:p>0.516587615013123</text:p>
              </table:table-cell>
              <table:table-cell office:value-type="float" office:value="-0.56268087187411">
                <text:p>-0.56268087187411</text:p>
              </table:table-cell>
              <table:table-cell office:value-type="float" office:value="0.50063833525432">
                <text:p>0.50063833525432</text:p>
              </table:table-cell>
              <table:table-cell office:value-type="float" office:value="-0.513139383013457">
                <text:p>-0.513139383013457</text:p>
              </table:table-cell>
              <table:table-cell office:value-type="float" office:value="0.498406243182366">
                <text:p>0.4984062431823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53234338760376">
                <text:p>-0.53234338760376</text:p>
              </table:table-cell>
              <table:table-cell office:value-type="float" office:value="0.515436947345734">
                <text:p>0.515436947345734</text:p>
              </table:table-cell>
              <table:table-cell office:value-type="float" office:value="-0.584359091583773">
                <text:p>-0.584359091583773</text:p>
              </table:table-cell>
              <table:table-cell office:value-type="float" office:value="0.499663763512358">
                <text:p>0.499663763512358</text:p>
              </table:table-cell>
              <table:table-cell office:value-type="float" office:value="-0.534822106155243">
                <text:p>-0.534822106155243</text:p>
              </table:table-cell>
              <table:table-cell office:value-type="float" office:value="0.497537613792279">
                <text:p>0.4975376137922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554054617881775">
                <text:p>-0.554054617881775</text:p>
              </table:table-cell>
              <table:table-cell office:value-type="float" office:value="0.514440417289734">
                <text:p>0.514440417289734</text:p>
              </table:table-cell>
              <table:table-cell office:value-type="float" office:value="-0.606097131088825">
                <text:p>-0.606097131088825</text:p>
              </table:table-cell>
              <table:table-cell office:value-type="float" office:value="0.498727028058434">
                <text:p>0.498727028058434</text:p>
              </table:table-cell>
              <table:table-cell office:value-type="float" office:value="-0.556564463491038">
                <text:p>-0.556564463491038</text:p>
              </table:table-cell>
              <table:table-cell office:value-type="float" office:value="0.496707112548196">
                <text:p>0.4967071125481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575848996639252">
                <text:p>-0.575848996639252</text:p>
              </table:table-cell>
              <table:table-cell office:value-type="float" office:value="0.513678848743439">
                <text:p>0.513678848743439</text:p>
              </table:table-cell>
              <table:table-cell office:value-type="float" office:value="-0.627901584703837">
                <text:p>-0.627901584703837</text:p>
              </table:table-cell>
              <table:table-cell office:value-type="float" office:value="0.497838663362811">
                <text:p>0.497838663362811</text:p>
              </table:table-cell>
              <table:table-cell office:value-type="float" office:value="-0.578372997779949">
                <text:p>-0.578372997779949</text:p>
              </table:table-cell>
              <table:table-cell office:value-type="float" office:value="0.495925306017756">
                <text:p>0.4959253060177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597615003585815">
                <text:p>-0.597615003585815</text:p>
              </table:table-cell>
              <table:table-cell office:value-type="float" office:value="0.512821614742279">
                <text:p>0.512821614742279</text:p>
              </table:table-cell>
              <table:table-cell office:value-type="float" office:value="-0.649591629167753">
                <text:p>-0.649591629167753</text:p>
              </table:table-cell>
              <table:table-cell office:value-type="float" office:value="0.496999571101202">
                <text:p>0.496999571101202</text:p>
              </table:table-cell>
              <table:table-cell office:value-type="float" office:value="-0.601066483674599">
                <text:p>-0.601066483674599</text:p>
              </table:table-cell>
              <table:table-cell office:value-type="float" office:value="0.495192212272241">
                <text:p>0.4951922122722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619304180145264">
                <text:p>-0.619304180145264</text:p>
              </table:table-cell>
              <table:table-cell office:value-type="float" office:value="0.51181823015213">
                <text:p>0.51181823015213</text:p>
              </table:table-cell>
              <table:table-cell office:value-type="float" office:value="-0.671303712224653">
                <text:p>-0.671303712224653</text:p>
              </table:table-cell>
              <table:table-cell office:value-type="float" office:value="0.496185341627985">
                <text:p>0.496185341627985</text:p>
              </table:table-cell>
              <table:table-cell office:value-type="float" office:value="-0.62278431365184">
                <text:p>-0.62278431365184</text:p>
              </table:table-cell>
              <table:table-cell office:value-type="float" office:value="0.493549664691749">
                <text:p>0.4935496646917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641040623188019">
                <text:p>-0.641040623188019</text:p>
              </table:table-cell>
              <table:table-cell office:value-type="float" office:value="0.511176764965057">
                <text:p>0.511176764965057</text:p>
              </table:table-cell>
              <table:table-cell office:value-type="float" office:value="-0.693042012935257">
                <text:p>-0.693042012935257</text:p>
              </table:table-cell>
              <table:table-cell office:value-type="float" office:value="0.495411661851257">
                <text:p>0.495411661851257</text:p>
              </table:table-cell>
              <table:table-cell office:value-type="float" office:value="-0.644527123035616">
                <text:p>-0.644527123035616</text:p>
              </table:table-cell>
              <table:table-cell office:value-type="float" office:value="0.492915205644729">
                <text:p>0.4929152056447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662741541862488">
                <text:p>-0.662741541862488</text:p>
              </table:table-cell>
              <table:table-cell office:value-type="float" office:value="0.510339081287384">
                <text:p>0.510339081287384</text:p>
              </table:table-cell>
              <table:table-cell office:value-type="float" office:value="-0.714760410586932">
                <text:p>-0.714760410586932</text:p>
              </table:table-cell>
              <table:table-cell office:value-type="float" office:value="0.494673931384928">
                <text:p>0.494673931384928</text:p>
              </table:table-cell>
              <table:table-cell office:value-type="float" office:value="-0.666249799561092">
                <text:p>-0.666249799561092</text:p>
              </table:table-cell>
              <table:table-cell office:value-type="float" office:value="0.492316567718428">
                <text:p>0.4923165677184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68453723192215">
                <text:p>-0.68453723192215</text:p>
              </table:table-cell>
              <table:table-cell office:value-type="float" office:value="0.510279297828674">
                <text:p>0.510279297828674</text:p>
              </table:table-cell>
              <table:table-cell office:value-type="float" office:value="-0.736553309999282">
                <text:p>-0.736553309999282</text:p>
              </table:table-cell>
              <table:table-cell office:value-type="float" office:value="0.494000627049352">
                <text:p>0.494000627049352</text:p>
              </table:table-cell>
              <table:table-cell office:value-type="float" office:value="-0.688046563756111">
                <text:p>-0.688046563756111</text:p>
              </table:table-cell>
              <table:table-cell office:value-type="float" office:value="0.491782831686466">
                <text:p>0.4917828316864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70629358291626">
                <text:p>-0.70629358291626</text:p>
              </table:table-cell>
              <table:table-cell office:value-type="float" office:value="0.509532451629639">
                <text:p>0.509532451629639</text:p>
              </table:table-cell>
              <table:table-cell office:value-type="float" office:value="-0.75824031963721">
                <text:p>-0.75824031963721</text:p>
              </table:table-cell>
              <table:table-cell office:value-type="float" office:value="0.493368199218564">
                <text:p>0.493368199218564</text:p>
              </table:table-cell>
              <table:table-cell office:value-type="float" office:value="-0.709737178588265">
                <text:p>-0.709737178588265</text:p>
              </table:table-cell>
              <table:table-cell office:value-type="float" office:value="0.491289293238185">
                <text:p>0.4912892932381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727985978126526">
                <text:p>-0.727985978126526</text:p>
              </table:table-cell>
              <table:table-cell office:value-type="float" office:value="0.50883150100708">
                <text:p>0.50883150100708</text:p>
              </table:table-cell>
              <table:table-cell office:value-type="float" office:value="-0.77996437679839">
                <text:p>-0.77996437679839</text:p>
              </table:table-cell>
              <table:table-cell office:value-type="float" office:value="0.492784093280641">
                <text:p>0.492784093280641</text:p>
              </table:table-cell>
              <table:table-cell office:value-type="float" office:value="-0.731464530746686">
                <text:p>-0.731464530746686</text:p>
              </table:table-cell>
              <table:table-cell office:value-type="float" office:value="0.490844312932041">
                <text:p>0.4908443129320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74974125623703">
                <text:p>-0.74974125623703</text:p>
              </table:table-cell>
              <table:table-cell office:value-type="float" office:value="0.508785009384155">
                <text:p>0.508785009384155</text:p>
              </table:table-cell>
              <table:table-cell office:value-type="float" office:value="-0.801719887814141">
                <text:p>-0.801719887814141</text:p>
              </table:table-cell>
              <table:table-cell office:value-type="float" office:value="0.492238850687571">
                <text:p>0.492238850687571</text:p>
              </table:table-cell>
              <table:table-cell office:value-type="float" office:value="-0.75322308724679">
                <text:p>-0.75322308724679</text:p>
              </table:table-cell>
              <table:table-cell office:value-type="float" office:value="0.490438396593958">
                <text:p>0.4904383965939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771525800228119">
                <text:p>-0.771525800228119</text:p>
              </table:table-cell>
              <table:table-cell office:value-type="float" office:value="0.507846832275391">
                <text:p>0.507846832275391</text:p>
              </table:table-cell>
              <table:table-cell office:value-type="float" office:value="-0.823522703467599">
                <text:p>-0.823522703467599</text:p>
              </table:table-cell>
              <table:table-cell office:value-type="float" office:value="0.491713599818123">
                <text:p>0.491713599818123</text:p>
              </table:table-cell>
              <table:table-cell office:value-type="float" office:value="-0.775028819394316">
                <text:p>-0.775028819394316</text:p>
              </table:table-cell>
              <table:table-cell office:value-type="float" office:value="0.4900527744928">
                <text:p>0.49005277449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793275237083435">
                <text:p>-0.793275237083435</text:p>
              </table:table-cell>
              <table:table-cell office:value-type="float" office:value="0.50722736120224">
                <text:p>0.50722736120224</text:p>
              </table:table-cell>
              <table:table-cell office:value-type="float" office:value="-0.845241198131109">
                <text:p>-0.845241198131109</text:p>
              </table:table-cell>
              <table:table-cell office:value-type="float" office:value="0.491182320050345">
                <text:p>0.491182320050345</text:p>
              </table:table-cell>
              <table:table-cell office:value-type="float" office:value="-0.79675027088785">
                <text:p>-0.79675027088785</text:p>
              </table:table-cell>
              <table:table-cell office:value-type="float" office:value="0.489660583653279">
                <text:p>0.4896605836532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814997673034668">
                <text:p>-0.814997673034668</text:p>
              </table:table-cell>
              <table:table-cell office:value-type="float" office:value="0.507051050662994">
                <text:p>0.507051050662994</text:p>
              </table:table-cell>
              <table:table-cell office:value-type="float" office:value="-0.86696137596583">
                <text:p>-0.86696137596583</text:p>
              </table:table-cell>
              <table:table-cell office:value-type="float" office:value="0.490671394512666">
                <text:p>0.490671394512666</text:p>
              </table:table-cell>
              <table:table-cell office:value-type="float" office:value="-0.818473275176347">
                <text:p>-0.818473275176347</text:p>
              </table:table-cell>
              <table:table-cell office:value-type="float" office:value="0.489288757404991">
                <text:p>0.489288757404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836710214614868">
                <text:p>-0.836710214614868</text:p>
              </table:table-cell>
              <table:table-cell office:value-type="float" office:value="0.506254494190216">
                <text:p>0.506254494190216</text:p>
              </table:table-cell>
              <table:table-cell office:value-type="float" office:value="-0.888677489154451">
                <text:p>-0.888677489154451</text:p>
              </table:table-cell>
              <table:table-cell office:value-type="float" office:value="0.490200519360984">
                <text:p>0.490200519360984</text:p>
              </table:table-cell>
              <table:table-cell office:value-type="float" office:value="-0.841191558593565">
                <text:p>-0.841191558593565</text:p>
              </table:table-cell>
              <table:table-cell office:value-type="float" office:value="0.488956954692873">
                <text:p>0.4889569546928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858415305614471">
                <text:p>-0.858415305614471</text:p>
              </table:table-cell>
              <table:table-cell office:value-type="float" office:value="0.505637407302857">
                <text:p>0.505637407302857</text:p>
              </table:table-cell>
              <table:table-cell office:value-type="float" office:value="-0.910404010505848">
                <text:p>-0.910404010505848</text:p>
              </table:table-cell>
              <table:table-cell office:value-type="float" office:value="0.489729476380694">
                <text:p>0.489729476380694</text:p>
              </table:table-cell>
              <table:table-cell office:value-type="float" office:value="-0.862921306584058">
                <text:p>-0.862921306584058</text:p>
              </table:table-cell>
              <table:table-cell office:value-type="float" office:value="0.487671585758982">
                <text:p>0.4876715857589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880169630050659">
                <text:p>-0.880169630050659</text:p>
              </table:table-cell>
              <table:table-cell office:value-type="float" office:value="0.505043923854828">
                <text:p>0.505043923854828</text:p>
              </table:table-cell>
              <table:table-cell office:value-type="float" office:value="-0.932154449856169">
                <text:p>-0.932154449856169</text:p>
              </table:table-cell>
              <table:table-cell office:value-type="float" office:value="0.489304339213585">
                <text:p>0.489304339213585</text:p>
              </table:table-cell>
              <table:table-cell office:value-type="float" office:value="-0.873695378991896">
                <text:p>-0.873695378991896</text:p>
              </table:table-cell>
              <table:table-cell office:value-type="float" office:value="0.487400295389161">
                <text:p>0.4874002953891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901917695999146">
                <text:p>-0.901917695999146</text:p>
              </table:table-cell>
              <table:table-cell office:value-type="float" office:value="0.50502610206604">
                <text:p>0.50502610206604</text:p>
              </table:table-cell>
              <table:table-cell office:value-type="float" office:value="-0.953881674499804">
                <text:p>-0.953881674499804</text:p>
              </table:table-cell>
              <table:table-cell office:value-type="float" office:value="0.488908864808189">
                <text:p>0.488908864808189</text:p>
              </table:table-cell>
              <table:table-cell office:value-type="float" office:value="-0.908173245485415">
                <text:p>-0.908173245485415</text:p>
              </table:table-cell>
              <table:table-cell office:value-type="float" office:value="0.4983307984016">
                <text:p>0.49833079840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923696160316467">
                <text:p>-0.923696160316467</text:p>
              </table:table-cell>
              <table:table-cell office:value-type="float" office:value="0.504530370235443">
                <text:p>0.504530370235443</text:p>
              </table:table-cell>
              <table:table-cell office:value-type="float" office:value="-0.975703194546997">
                <text:p>-0.975703194546997</text:p>
              </table:table-cell>
              <table:table-cell office:value-type="float" office:value="0.488541611944708">
                <text:p>0.488541611944708</text:p>
              </table:table-cell>
              <table:table-cell office:value-type="float" office:value="-0.936991562478402">
                <text:p>-0.936991562478402</text:p>
              </table:table-cell>
              <table:table-cell office:value-type="float" office:value="0.495908739515894">
                <text:p>0.4959087395158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945453643798828">
                <text:p>-0.945453643798828</text:p>
              </table:table-cell>
              <table:table-cell office:value-type="float" office:value="0.503924131393433">
                <text:p>0.503924131393433</text:p>
              </table:table-cell>
              <table:table-cell office:value-type="float" office:value="-0.997433137087504">
                <text:p>-0.997433137087504</text:p>
              </table:table-cell>
              <table:table-cell office:value-type="float" office:value="0.488155254424318">
                <text:p>0.488155254424318</text:p>
              </table:table-cell>
              <table:table-cell office:value-type="float" office:value="-0.959717034409116">
                <text:p>-0.959717034409116</text:p>
              </table:table-cell>
              <table:table-cell office:value-type="float" office:value="0.496319266064994">
                <text:p>0.4963192660649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967175900936127">
                <text:p>-0.967175900936127</text:p>
              </table:table-cell>
              <table:table-cell office:value-type="float" office:value="0.503722071647644">
                <text:p>0.503722071647644</text:p>
              </table:table-cell>
              <table:table-cell office:value-type="float" office:value="-1.01914263296318">
                <text:p>-1.01914263296318</text:p>
              </table:table-cell>
              <table:table-cell office:value-type="float" office:value="0.48780478445785">
                <text:p>0.48780478445785</text:p>
              </table:table-cell>
              <table:table-cell office:value-type="float" office:value="-0.982419983211282">
                <text:p>-0.982419983211282</text:p>
              </table:table-cell>
              <table:table-cell office:value-type="float" office:value="0.496680240184988">
                <text:p>0.4966802401849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988926529884339">
                <text:p>-0.988926529884339</text:p>
              </table:table-cell>
              <table:table-cell office:value-type="float" office:value="0.503612637519836">
                <text:p>0.503612637519836</text:p>
              </table:table-cell>
              <table:table-cell office:value-type="float" office:value="-1.04093683052668">
                <text:p>-1.04093683052668</text:p>
              </table:table-cell>
              <table:table-cell office:value-type="float" office:value="0.487506171339494">
                <text:p>0.487506171339494</text:p>
              </table:table-cell>
              <table:table-cell office:value-type="float" office:value="-1.00420773210156">
                <text:p>-1.00420773210156</text:p>
              </table:table-cell>
              <table:table-cell office:value-type="float" office:value="0.496064602807784">
                <text:p>0.4960646028077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01036202907562">
                <text:p>-1.01036202907562</text:p>
              </table:table-cell>
              <table:table-cell office:value-type="float" office:value="0.503584384918213">
                <text:p>0.503584384918213</text:p>
              </table:table-cell>
              <table:table-cell office:value-type="float" office:value="-1.06190624291949">
                <text:p>-1.06190624291949</text:p>
              </table:table-cell>
              <table:table-cell office:value-type="float" office:value="0.487248308851902">
                <text:p>0.487248308851902</text:p>
              </table:table-cell>
              <table:table-cell office:value-type="float" office:value="-1.02186573322931">
                <text:p>-1.02186573322931</text:p>
              </table:table-cell>
              <table:table-cell office:value-type="float" office:value="0.494958150006953">
                <text:p>0.4949581500069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03090798854828">
                <text:p>-1.03090798854828</text:p>
              </table:table-cell>
              <table:table-cell office:value-type="float" office:value="0.506005823612213">
                <text:p>0.506005823612213</text:p>
              </table:table-cell>
              <table:table-cell office:value-type="float" office:value="-1.0823335007774">
                <text:p>-1.0823335007774</text:p>
              </table:table-cell>
              <table:table-cell office:value-type="float" office:value="0.48583220717307">
                <text:p>0.48583220717307</text:p>
              </table:table-cell>
              <table:table-cell office:value-type="float" office:value="-1.04232112522918">
                <text:p>-1.04232112522918</text:p>
              </table:table-cell>
              <table:table-cell office:value-type="float" office:value="0.498158321831842">
                <text:p>0.4981583218318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05018305778503">
                <text:p>-1.05018305778503</text:p>
              </table:table-cell>
              <table:table-cell office:value-type="float" office:value="0.509898245334625">
                <text:p>0.509898245334625</text:p>
              </table:table-cell>
              <table:table-cell office:value-type="float" office:value="-1.10105536001777">
                <text:p>-1.10105536001777</text:p>
              </table:table-cell>
              <table:table-cell office:value-type="float" office:value="0.482432844280589">
                <text:p>0.482432844280589</text:p>
              </table:table-cell>
              <table:table-cell office:value-type="float" office:value="-1.06021814821625">
                <text:p>-1.06021814821625</text:p>
              </table:table-cell>
              <table:table-cell office:value-type="float" office:value="0.492153021214001">
                <text:p>0.4921530212140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06783604621887">
                <text:p>-1.06783604621887</text:p>
              </table:table-cell>
              <table:table-cell office:value-type="float" office:value="0.513319253921509">
                <text:p>0.513319253921509</text:p>
              </table:table-cell>
              <table:table-cell office:value-type="float" office:value="-1.11733321666617">
                <text:p>-1.11733321666617</text:p>
              </table:table-cell>
              <table:table-cell office:value-type="float" office:value="0.47667562444759">
                <text:p>0.47667562444759</text:p>
              </table:table-cell>
              <table:table-cell office:value-type="float" office:value="-1.07205777500768">
                <text:p>-1.07205777500768</text:p>
              </table:table-cell>
              <table:table-cell office:value-type="float" office:value="0.497396307752604">
                <text:p>0.4973963077526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0834995508194">
                <text:p>-1.0834995508194</text:p>
              </table:table-cell>
              <table:table-cell office:value-type="float" office:value="0.51668506860733">
                <text:p>0.51668506860733</text:p>
              </table:table-cell>
              <table:table-cell office:value-type="float" office:value="-1.12991397239275">
                <text:p>-1.12991397239275</text:p>
              </table:table-cell>
              <table:table-cell office:value-type="float" office:value="0.469091113069819">
                <text:p>0.469091113069819</text:p>
              </table:table-cell>
              <table:table-cell office:value-type="float" office:value="-1.08462868576205">
                <text:p>-1.08462868576205</text:p>
              </table:table-cell>
              <table:table-cell office:value-type="float" office:value="0.519663267128721">
                <text:p>0.5196632671287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09830725193024">
                <text:p>-1.09830725193024</text:p>
              </table:table-cell>
              <table:table-cell office:value-type="float" office:value="0.518448293209076">
                <text:p>0.518448293209076</text:p>
              </table:table-cell>
              <table:table-cell office:value-type="float" office:value="-1.140562763263">
                <text:p>-1.140562763263</text:p>
              </table:table-cell>
              <table:table-cell office:value-type="float" office:value="0.458548396811882">
                <text:p>0.458548396811882</text:p>
              </table:table-cell>
              <table:table-cell office:value-type="float" office:value="-1.09496238709948">
                <text:p>-1.09496238709948</text:p>
              </table:table-cell>
              <table:table-cell office:value-type="float" office:value="0.520143402937097">
                <text:p>0.5201434029370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11336016654968">
                <text:p>-1.11336016654968</text:p>
              </table:table-cell>
              <table:table-cell office:value-type="float" office:value="0.514720022678375">
                <text:p>0.514720022678375</text:p>
              </table:table-cell>
              <table:table-cell office:value-type="float" office:value="-1.14934650774086">
                <text:p>-1.14934650774086</text:p>
              </table:table-cell>
              <table:table-cell office:value-type="float" office:value="0.44473094050663">
                <text:p>0.44473094050663</text:p>
              </table:table-cell>
              <table:table-cell office:value-type="float" office:value="-1.10499140832669">
                <text:p>-1.10499140832669</text:p>
              </table:table-cell>
              <table:table-cell office:value-type="float" office:value="0.520766843456036">
                <text:p>0.5207668434560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12687993049622">
                <text:p>-1.12687993049622</text:p>
              </table:table-cell>
              <table:table-cell office:value-type="float" office:value="0.504554867744446">
                <text:p>0.504554867744446</text:p>
              </table:table-cell>
              <table:table-cell office:value-type="float" office:value="-1.15603353301588">
                <text:p>-1.15603353301588</text:p>
              </table:table-cell>
              <table:table-cell office:value-type="float" office:value="0.427949540997975">
                <text:p>0.427949540997975</text:p>
              </table:table-cell>
              <table:table-cell office:value-type="float" office:value="-1.11278584047095">
                <text:p>-1.11278584047095</text:p>
              </table:table-cell>
              <table:table-cell office:value-type="float" office:value="0.514953332855643">
                <text:p>0.5149533328556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13775968551636">
                <text:p>-1.13775968551636</text:p>
              </table:table-cell>
              <table:table-cell office:value-type="float" office:value="0.489346325397491">
                <text:p>0.489346325397491</text:p>
              </table:table-cell>
              <table:table-cell office:value-type="float" office:value="-1.16054476374569">
                <text:p>-1.16054476374569</text:p>
              </table:table-cell>
              <table:table-cell office:value-type="float" office:value="0.408958635440466">
                <text:p>0.408958635440466</text:p>
              </table:table-cell>
              <table:table-cell office:value-type="float" office:value="-1.13117856355032">
                <text:p>-1.13117856355032</text:p>
              </table:table-cell>
              <table:table-cell office:value-type="float" office:value="0.50749051723855">
                <text:p>0.507490517238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14519548416138">
                <text:p>-1.14519548416138</text:p>
              </table:table-cell>
              <table:table-cell office:value-type="float" office:value="0.47061413526535">
                <text:p>0.47061413526535</text:p>
              </table:table-cell>
              <table:table-cell office:value-type="float" office:value="-1.16318626984355">
                <text:p>-1.16318626984355</text:p>
              </table:table-cell>
              <table:table-cell office:value-type="float" office:value="0.388166741569473">
                <text:p>0.388166741569473</text:p>
              </table:table-cell>
              <table:table-cell office:value-type="float" office:value="-1.13775289821841">
                <text:p>-1.13775289821841</text:p>
              </table:table-cell>
              <table:table-cell office:value-type="float" office:value="0.489018818808892">
                <text:p>0.4890188188088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14972603321075">
                <text:p>-1.14972603321075</text:p>
              </table:table-cell>
              <table:table-cell office:value-type="float" office:value="0.449841558933258">
                <text:p>0.449841558933258</text:p>
              </table:table-cell>
              <table:table-cell office:value-type="float" office:value="-1.16431260612407">
                <text:p>-1.16431260612407</text:p>
              </table:table-cell>
              <table:table-cell office:value-type="float" office:value="0.366638860008259">
                <text:p>0.366638860008259</text:p>
              </table:table-cell>
              <table:table-cell office:value-type="float" office:value="-1.14132722149014">
                <text:p>-1.14132722149014</text:p>
              </table:table-cell>
              <table:table-cell office:value-type="float" office:value="0.475611405017542">
                <text:p>0.4756114050175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15176999568939">
                <text:p>-1.15176999568939</text:p>
              </table:table-cell>
              <table:table-cell office:value-type="float" office:value="0.42820143699646">
                <text:p>0.42820143699646</text:p>
              </table:table-cell>
              <table:table-cell office:value-type="float" office:value="-1.16431044101853">
                <text:p>-1.16431044101853</text:p>
              </table:table-cell>
              <table:table-cell office:value-type="float" office:value="0.344804267296391">
                <text:p>0.344804267296391</text:p>
              </table:table-cell>
              <table:table-cell office:value-type="float" office:value="-1.14270589578959">
                <text:p>-1.14270589578959</text:p>
              </table:table-cell>
              <table:table-cell office:value-type="float" office:value="0.456818503001711">
                <text:p>0.4568185030017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15204381942749">
                <text:p>-1.15204381942749</text:p>
              </table:table-cell>
              <table:table-cell office:value-type="float" office:value="0.406387239694595">
                <text:p>0.406387239694595</text:p>
              </table:table-cell>
              <table:table-cell office:value-type="float" office:value="-1.16352122514839">
                <text:p>-1.16352122514839</text:p>
              </table:table-cell>
              <table:table-cell office:value-type="float" office:value="0.322996947023968">
                <text:p>0.322996947023968</text:p>
              </table:table-cell>
              <table:table-cell office:value-type="float" office:value="-1.14315757449046">
                <text:p>-1.14315757449046</text:p>
              </table:table-cell>
              <table:table-cell office:value-type="float" office:value="0.436000961187787">
                <text:p>0.4360009611877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15212571620941">
                <text:p>-1.15212571620941</text:p>
              </table:table-cell>
              <table:table-cell office:value-type="float" office:value="0.384590655565262">
                <text:p>0.384590655565262</text:p>
              </table:table-cell>
              <table:table-cell office:value-type="float" office:value="-1.16224401851987">
                <text:p>-1.16224401851987</text:p>
              </table:table-cell>
              <table:table-cell office:value-type="float" office:value="0.301268330328867">
                <text:p>0.301268330328867</text:p>
              </table:table-cell>
              <table:table-cell office:value-type="float" office:value="-1.14297249659327">
                <text:p>-1.14297249659327</text:p>
              </table:table-cell>
              <table:table-cell office:value-type="float" office:value="0.414235720975198">
                <text:p>0.4142357209751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15157186985016">
                <text:p>-1.15157186985016</text:p>
              </table:table-cell>
              <table:table-cell office:value-type="float" office:value="0.362869888544083">
                <text:p>0.362869888544083</text:p>
              </table:table-cell>
              <table:table-cell office:value-type="float" office:value="-1.16061049167088">
                <text:p>-1.16061049167088</text:p>
              </table:table-cell>
              <table:table-cell office:value-type="float" office:value="0.279564192944057">
                <text:p>0.279564192944057</text:p>
              </table:table-cell>
              <table:table-cell office:value-type="float" office:value="-1.14226380544109">
                <text:p>-1.14226380544109</text:p>
              </table:table-cell>
              <table:table-cell office:value-type="float" office:value="0.392481973887245">
                <text:p>0.3924819738872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15027415752411">
                <text:p>-1.15027415752411</text:p>
              </table:table-cell>
              <table:table-cell office:value-type="float" office:value="0.34118390083313">
                <text:p>0.34118390083313</text:p>
              </table:table-cell>
              <table:table-cell office:value-type="float" office:value="-1.15879077799778">
                <text:p>-1.15879077799778</text:p>
              </table:table-cell>
              <table:table-cell office:value-type="float" office:value="0.257919560860808">
                <text:p>0.257919560860808</text:p>
              </table:table-cell>
              <table:table-cell office:value-type="float" office:value="-1.14120838904597">
                <text:p>-1.14120838904597</text:p>
              </table:table-cell>
              <table:table-cell office:value-type="float" office:value="0.370786639086783">
                <text:p>0.3707866390867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14858341217041">
                <text:p>-1.14858341217041</text:p>
              </table:table-cell>
              <table:table-cell office:value-type="float" office:value="0.31951916217804">
                <text:p>0.31951916217804</text:p>
              </table:table-cell>
              <table:table-cell office:value-type="float" office:value="-1.15679727495299">
                <text:p>-1.15679727495299</text:p>
              </table:table-cell>
              <table:table-cell office:value-type="float" office:value="0.236326423144914">
                <text:p>0.236326423144914</text:p>
              </table:table-cell>
              <table:table-cell office:value-type="float" office:value="-1.13989358187418">
                <text:p>-1.13989358187418</text:p>
              </table:table-cell>
              <table:table-cell office:value-type="float" office:value="0.349141571914141">
                <text:p>0.3491415719141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14670884609222">
                <text:p>-1.14670884609222</text:p>
              </table:table-cell>
              <table:table-cell office:value-type="float" office:value="0.297874838113785">
                <text:p>0.297874838113785</text:p>
              </table:table-cell>
              <table:table-cell office:value-type="float" office:value="-1.15471241245805">
                <text:p>-1.15471241245805</text:p>
              </table:table-cell>
              <table:table-cell office:value-type="float" office:value="0.214703518776356">
                <text:p>0.214703518776356</text:p>
              </table:table-cell>
              <table:table-cell office:value-type="float" office:value="-1.13937577364676">
                <text:p>-1.13937577364676</text:p>
              </table:table-cell>
              <table:table-cell office:value-type="float" office:value="0.326471600162522">
                <text:p>0.3264716001625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14495587348938">
                <text:p>-1.14495587348938</text:p>
              </table:table-cell>
              <table:table-cell office:value-type="float" office:value="0.276274144649506">
                <text:p>0.276274144649506</text:p>
              </table:table-cell>
              <table:table-cell office:value-type="float" office:value="-1.15258369836487">
                <text:p>-1.15258369836487</text:p>
              </table:table-cell>
              <table:table-cell office:value-type="float" office:value="0.193210378555593">
                <text:p>0.193210378555593</text:p>
              </table:table-cell>
              <table:table-cell office:value-type="float" office:value="-1.13774767272618">
                <text:p>-1.13774767272618</text:p>
              </table:table-cell>
              <table:table-cell office:value-type="float" office:value="0.302935552633448">
                <text:p>0.3029355526334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14267134666443">
                <text:p>-1.14267134666443</text:p>
              </table:table-cell>
              <table:table-cell office:value-type="float" office:value="0.254790484905243">
                <text:p>0.254790484905243</text:p>
              </table:table-cell>
              <table:table-cell office:value-type="float" office:value="-1.15043632369838">
                <text:p>-1.15043632369838</text:p>
              </table:table-cell>
              <table:table-cell office:value-type="float" office:value="0.171719351066094">
                <text:p>0.171719351066094</text:p>
              </table:table-cell>
              <table:table-cell office:value-type="float" office:value="-1.13703960665024">
                <text:p>-1.13703960665024</text:p>
              </table:table-cell>
              <table:table-cell office:value-type="float" office:value="0.280405239258889">
                <text:p>0.2804052392588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13997089862823">
                <text:p>-1.13997089862823</text:p>
              </table:table-cell>
              <table:table-cell office:value-type="float" office:value="0.233320355415344">
                <text:p>0.233320355415344</text:p>
              </table:table-cell>
              <table:table-cell office:value-type="float" office:value="-1.14831376578041">
                <text:p>-1.14831376578041</text:p>
              </table:table-cell>
              <table:table-cell office:value-type="float" office:value="0.150254972115092">
                <text:p>0.150254972115092</text:p>
              </table:table-cell>
              <table:table-cell office:value-type="float" office:value="-1.13426879131986">
                <text:p>-1.13426879131986</text:p>
              </table:table-cell>
              <table:table-cell office:value-type="float" office:value="0.258908130854678">
                <text:p>0.2589081308546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13781571388245">
                <text:p>-1.13781571388245</text:p>
              </table:table-cell>
              <table:table-cell office:value-type="float" office:value="0.211826324462891">
                <text:p>0.211826324462891</text:p>
              </table:table-cell>
              <table:table-cell office:value-type="float" office:value="-1.14620745216814">
                <text:p>-1.14620745216814</text:p>
              </table:table-cell>
              <table:table-cell office:value-type="float" office:value="0.1286878131941">
                <text:p>0.1286878131941</text:p>
              </table:table-cell>
              <table:table-cell office:value-type="float" office:value="-1.1315285594404">
                <text:p>-1.1315285594404</text:p>
              </table:table-cell>
              <table:table-cell office:value-type="float" office:value="0.237308093957618">
                <text:p>0.2373080939576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13579607009888">
                <text:p>-1.13579607009888</text:p>
              </table:table-cell>
              <table:table-cell office:value-type="float" office:value="0.19020502269268">
                <text:p>0.19020502269268</text:p>
              </table:table-cell>
              <table:table-cell office:value-type="float" office:value="-1.14419227827255">
                <text:p>-1.14419227827255</text:p>
              </table:table-cell>
              <table:table-cell office:value-type="float" office:value="0.107016506973519">
                <text:p>0.107016506973519</text:p>
              </table:table-cell>
              <table:table-cell office:value-type="float" office:value="-1.12978473253383">
                <text:p>-1.12978473253383</text:p>
              </table:table-cell>
              <table:table-cell office:value-type="float" office:value="0.215612117119651">
                <text:p>0.2156121171196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13356375694275">
                <text:p>-1.13356375694275</text:p>
              </table:table-cell>
              <table:table-cell office:value-type="float" office:value="0.168590009212494">
                <text:p>0.168590009212494</text:p>
              </table:table-cell>
              <table:table-cell office:value-type="float" office:value="-1.14225731495666">
                <text:p>-1.14225731495666</text:p>
              </table:table-cell>
              <table:table-cell office:value-type="float" office:value="0.0854108660112517">
                <text:p>0.0854108660112517</text:p>
              </table:table-cell>
              <table:table-cell office:value-type="float" office:value="-1.1191750465278">
                <text:p>-1.1191750465278</text:p>
              </table:table-cell>
              <table:table-cell office:value-type="float" office:value="0.189981945782528">
                <text:p>0.1899819457825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13162195682526">
                <text:p>-1.13162195682526</text:p>
              </table:table-cell>
              <table:table-cell office:value-type="float" office:value="0.147031605243683">
                <text:p>0.147031605243683</text:p>
              </table:table-cell>
              <table:table-cell office:value-type="float" office:value="-1.14042221989201">
                <text:p>-1.14042221989201</text:p>
              </table:table-cell>
              <table:table-cell office:value-type="float" office:value="0.0638564433378229">
                <text:p>0.0638564433378229</text:p>
              </table:table-cell>
              <table:table-cell office:value-type="float" office:value="-1.11655788685026">
                <text:p>-1.11655788685026</text:p>
              </table:table-cell>
              <table:table-cell office:value-type="float" office:value="0.164411706740557">
                <text:p>0.164411706740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12957835197449">
                <text:p>-1.12957835197449</text:p>
              </table:table-cell>
              <table:table-cell office:value-type="float" office:value="0.125464051961899">
                <text:p>0.125464051961899</text:p>
              </table:table-cell>
              <table:table-cell office:value-type="float" office:value="-1.13864904165101">
                <text:p>-1.13864904165101</text:p>
              </table:table-cell>
              <table:table-cell office:value-type="float" office:value="0.0422306390959876">
                <text:p>0.0422306390959876</text:p>
              </table:table-cell>
              <table:table-cell office:value-type="float" office:value="-1.11403901324738">
                <text:p>-1.11403901324738</text:p>
              </table:table-cell>
              <table:table-cell office:value-type="float" office:value="0.141766982916635">
                <text:p>0.1417669829166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12773072719574">
                <text:p>-1.12773072719574</text:p>
              </table:table-cell>
              <table:table-cell office:value-type="float" office:value="0.103850170969963">
                <text:p>0.103850170969963</text:p>
              </table:table-cell>
              <table:table-cell office:value-type="float" office:value="-1.13697776003988">
                <text:p>-1.13697776003988</text:p>
              </table:table-cell>
              <table:table-cell office:value-type="float" office:value="0.0205617730293356">
                <text:p>0.0205617730293356</text:p>
              </table:table-cell>
              <table:table-cell office:value-type="float" office:value="-1.1115247154301">
                <text:p>-1.1115247154301</text:p>
              </table:table-cell>
              <table:table-cell office:value-type="float" office:value="0.120086608615257">
                <text:p>0.1200866086152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12633013725281">
                <text:p>-1.12633013725281</text:p>
              </table:table-cell>
              <table:table-cell office:value-type="float" office:value="0.0821436941623688">
                <text:p>0.0821436941623688</text:p>
              </table:table-cell>
              <table:table-cell office:value-type="float" office:value="-1.13538342624791">
                <text:p>-1.13538342624791</text:p>
              </table:table-cell>
              <table:table-cell office:value-type="float" office:value="-0.00114648344104323">
                <text:p>-0.00114648344104323</text:p>
              </table:table-cell>
              <table:table-cell office:value-type="float" office:value="-1.11009512115325">
                <text:p>-1.11009512115325</text:p>
              </table:table-cell>
              <table:table-cell office:value-type="float" office:value="0.0983668811899974">
                <text:p>0.09836688118999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12473118305206">
                <text:p>-1.12473118305206</text:p>
              </table:table-cell>
              <table:table-cell office:value-type="float" office:value="0.0604629851877689">
                <text:p>0.0604629851877689</text:p>
              </table:table-cell>
              <table:table-cell office:value-type="float" office:value="-1.13388383832321">
                <text:p>-1.13388383832321</text:p>
              </table:table-cell>
              <table:table-cell office:value-type="float" office:value="-0.0228084926519629">
                <text:p>-0.0228084926519629</text:p>
              </table:table-cell>
              <table:table-cell office:value-type="float" office:value="-1.10975078813183">
                <text:p>-1.10975078813183</text:p>
              </table:table-cell>
              <table:table-cell office:value-type="float" office:value="0.0756950580098037">
                <text:p>0.07569505800980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1227992773056">
                <text:p>-1.1227992773056</text:p>
              </table:table-cell>
              <table:table-cell office:value-type="float" office:value="0.0388247184455395">
                <text:p>0.0388247184455395</text:p>
              </table:table-cell>
              <table:table-cell office:value-type="float" office:value="-1.13242177910508">
                <text:p>-1.13242177910508</text:p>
              </table:table-cell>
              <table:table-cell office:value-type="float" office:value="-0.0444791439597991">
                <text:p>-0.0444791439597991</text:p>
              </table:table-cell>
              <table:table-cell office:value-type="float" office:value="-1.1064757642924">
                <text:p>-1.1064757642924</text:p>
              </table:table-cell>
              <table:table-cell office:value-type="float" office:value="0.0540126453300579">
                <text:p>0.05401264533005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12134778499603">
                <text:p>-1.12134778499603</text:p>
              </table:table-cell>
              <table:table-cell office:value-type="float" office:value="0.0171755235642195">
                <text:p>0.0171755235642195</text:p>
              </table:table-cell>
              <table:table-cell office:value-type="float" office:value="-1.13104062961651">
                <text:p>-1.13104062961651</text:p>
              </table:table-cell>
              <table:table-cell office:value-type="float" office:value="-0.0661132990832307">
                <text:p>-0.0661132990832307</text:p>
              </table:table-cell>
              <table:table-cell office:value-type="float" office:value="-1.10523598943197">
                <text:p>-1.10523598943197</text:p>
              </table:table-cell>
              <table:table-cell office:value-type="float" office:value="0.032369928307698">
                <text:p>0.0323699283076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12017059326172">
                <text:p>-1.12017059326172</text:p>
              </table:table-cell>
              <table:table-cell office:value-type="float" office:value="-0.00447721872478724">
                <text:p>-0.00447721872478724</text:p>
              </table:table-cell>
              <table:table-cell office:value-type="float" office:value="-1.12974984515222">
                <text:p>-1.12974984515222</text:p>
              </table:table-cell>
              <table:table-cell office:value-type="float" office:value="-0.0877781121642072">
                <text:p>-0.0877781121642072</text:p>
              </table:table-cell>
              <table:table-cell office:value-type="float" office:value="-1.10411151809744">
                <text:p>-1.10411151809744</text:p>
              </table:table-cell>
              <table:table-cell office:value-type="float" office:value="0.0106958466758337">
                <text:p>0.01069584667583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11840438842773">
                <text:p>-1.11840438842773</text:p>
              </table:table-cell>
              <table:table-cell office:value-type="float" office:value="-0.0261333584785461">
                <text:p>-0.0261333584785461</text:p>
              </table:table-cell>
              <table:table-cell office:value-type="float" office:value="-1.12851484369">
                <text:p>-1.12851484369</text:p>
              </table:table-cell>
              <table:table-cell office:value-type="float" office:value="-0.109507933936893">
                <text:p>-0.109507933936893</text:p>
              </table:table-cell>
              <table:table-cell office:value-type="float" office:value="-1.10307671311738">
                <text:p>-1.10307671311738</text:p>
              </table:table-cell>
              <table:table-cell office:value-type="float" office:value="-0.0110444284267869">
                <text:p>-0.01104442842678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11692893505096">
                <text:p>-1.11692893505096</text:p>
              </table:table-cell>
              <table:table-cell office:value-type="float" office:value="-0.0478130653500557">
                <text:p>-0.0478130653500557</text:p>
              </table:table-cell>
              <table:table-cell office:value-type="float" office:value="-1.12733575993564">
                <text:p>-1.12733575993564</text:p>
              </table:table-cell>
              <table:table-cell office:value-type="float" office:value="-0.131218536635883">
                <text:p>-0.131218536635883</text:p>
              </table:table-cell>
              <table:table-cell office:value-type="float" office:value="-1.10109251793115">
                <text:p>-1.10109251793115</text:p>
              </table:table-cell>
              <table:table-cell office:value-type="float" office:value="-0.032764720337561">
                <text:p>-0.0327647203375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11524927616119">
                <text:p>-1.11524927616119</text:p>
              </table:table-cell>
              <table:table-cell office:value-type="float" office:value="-0.0694929361343384">
                <text:p>-0.0694929361343384</text:p>
              </table:table-cell>
              <table:table-cell office:value-type="float" office:value="-1.12622052309764">
                <text:p>-1.12622052309764</text:p>
              </table:table-cell>
              <table:table-cell office:value-type="float" office:value="-0.152951625590098">
                <text:p>-0.152951625590098</text:p>
              </table:table-cell>
              <table:table-cell office:value-type="float" office:value="-1.09920433280632">
                <text:p>-1.09920433280632</text:p>
              </table:table-cell>
              <table:table-cell office:value-type="float" office:value="-0.0545082555942405">
                <text:p>-0.05450825559424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113978266716">
                <text:p>-1.113978266716</text:p>
              </table:table-cell>
              <table:table-cell office:value-type="float" office:value="-0.0912124961614609">
                <text:p>-0.0912124961614609</text:p>
              </table:table-cell>
              <table:table-cell office:value-type="float" office:value="-1.1251659711209">
                <text:p>-1.1251659711209</text:p>
              </table:table-cell>
              <table:table-cell office:value-type="float" office:value="-0.174667709632095">
                <text:p>-0.174667709632095</text:p>
              </table:table-cell>
              <table:table-cell office:value-type="float" office:value="-1.09831452321918">
                <text:p>-1.09831452321918</text:p>
              </table:table-cell>
              <table:table-cell office:value-type="float" office:value="-0.0762317135346642">
                <text:p>-0.07623171353466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11330056190491">
                <text:p>-1.11330056190491</text:p>
              </table:table-cell>
              <table:table-cell office:value-type="float" office:value="-0.112958826124668">
                <text:p>-0.112958826124668</text:p>
              </table:table-cell>
              <table:table-cell office:value-type="float" office:value="-1.12419731599005">
                <text:p>-1.12419731599005</text:p>
              </table:table-cell>
              <table:table-cell office:value-type="float" office:value="-0.196417122993263">
                <text:p>-0.196417122993263</text:p>
              </table:table-cell>
              <table:table-cell office:value-type="float" office:value="-1.09749138251708">
                <text:p>-1.09749138251708</text:p>
              </table:table-cell>
              <table:table-cell office:value-type="float" office:value="-0.0989855217393643">
                <text:p>-0.09898552173936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11210525035858">
                <text:p>-1.11210525035858</text:p>
              </table:table-cell>
              <table:table-cell office:value-type="float" office:value="-0.134661093354225">
                <text:p>-0.134661093354225</text:p>
              </table:table-cell>
              <table:table-cell office:value-type="float" office:value="-1.12330648489621">
                <text:p>-1.12330648489621</text:p>
              </table:table-cell>
              <table:table-cell office:value-type="float" office:value="-0.218099129066757">
                <text:p>-0.218099129066757</text:p>
              </table:table-cell>
              <table:table-cell office:value-type="float" office:value="-1.09674127865163">
                <text:p>-1.09674127865163</text:p>
              </table:table-cell>
              <table:table-cell office:value-type="float" office:value="-0.121671254074721">
                <text:p>-0.121671254074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scatter" chart:style-name="ch1">
        <chart:legend chart:legend-position="end" svg:x="12.862cm" svg:y="3.955cm" style:legend-expansion="high" chart:style-name="ch2"/>
        <chart:plot-area chart:style-name="ch3" table:cell-range-address="Sheet1.A3:Sheet1.A417 Sheet1.U3:Sheet1.V417" chart:data-source-has-labels="row" svg:x="1.33cm" svg:y="0.855cm" svg:width="10.894cm" svg:height="6.99cm">
          <chartooo:coordinate-region svg:x="2.242cm" svg:y="1.055cm" svg:width="9.702cm" svg:height="6.143cm"/>
          <chart:axis chart:dimension="x" chart:name="primary-x" chart:style-name="ch4">
            <chart:title svg:x="5.529cm" svg:y="8.025cm" chart:style-name="ch5">
              <text:p>Time (sample k)</text:p>
            </chart:title>
          </chart:axis>
          <chart:axis chart:dimension="y" chart:name="primary-y" chart:style-name="ch4">
            <chart:title svg:x="0.451cm" svg:y="5.042cm" chart:style-name="ch6">
              <text:p>error (m)</text:p>
            </chart:title>
            <chart:grid chart:style-name="ch7" chart:class="major"/>
          </chart:axis>
          <chart:series chart:style-name="ch8" chart:values-cell-range-address="Sheet1.U4:Sheet1.U417" chart:label-cell-address="Sheet1.U3:Sheet1.U3" chart:class="chart:scatter">
            <chart:domain table:cell-range-address="Sheet1.A4:Sheet1.A417"/>
            <chart:data-point chart:repeated="414"/>
          </chart:series>
          <chart:series chart:style-name="ch9" chart:values-cell-range-address="Sheet1.V4:Sheet1.V417" chart:label-cell-address="Sheet1.V3:Sheet1.V3" chart:class="chart:scatter">
            <chart:data-point chart:repeated="4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_loc_err</text:p>
                <draw:g>
                  <svg:desc>Sheet1.U3:Sheet1.U3</svg:desc>
                </draw:g>
              </table:table-cell>
              <table:table-cell office:value-type="string">
                <text:p>odo_loc_err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417</svg:desc>
                </draw:g>
              </table:table-cell>
              <table:table-cell office:value-type="float" office:value="0.00964175550016723">
                <text:p>0.00964175550016723</text:p>
                <draw:g>
                  <svg:desc>Sheet1.U4:Sheet1.U417</svg:desc>
                </draw:g>
              </table:table-cell>
              <table:table-cell office:value-type="float" office:value="0.0103264631729752">
                <text:p>0.0103264631729752</text:p>
                <draw:g>
                  <svg:desc>Sheet1.V4:Sheet1.V4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970046026675269">
                <text:p>0.00970046026675269</text:p>
              </table:table-cell>
              <table:table-cell office:value-type="float" office:value="0.0103255009681171">
                <text:p>0.0103255009681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01013799011493">
                <text:p>0.0101013799011493</text:p>
              </table:table-cell>
              <table:table-cell office:value-type="float" office:value="0.0111793553441509">
                <text:p>0.011179355344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05742011146235">
                <text:p>0.0105742011146235</text:p>
              </table:table-cell>
              <table:table-cell office:value-type="float" office:value="0.0120541158577649">
                <text:p>0.0120541158577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02769887031752">
                <text:p>0.0102769887031752</text:p>
              </table:table-cell>
              <table:table-cell office:value-type="float" office:value="0.0120519851028846">
                <text:p>0.0120519851028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02432405338714">
                <text:p>0.0102432405338714</text:p>
              </table:table-cell>
              <table:table-cell office:value-type="float" office:value="0.0120495337840585">
                <text:p>0.0120495337840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02168688897664">
                <text:p>0.0102168688897664</text:p>
              </table:table-cell>
              <table:table-cell office:value-type="float" office:value="0.0120483776968589">
                <text:p>0.0120483776968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04956869339806">
                <text:p>0.0104956869339806</text:p>
              </table:table-cell>
              <table:table-cell office:value-type="float" office:value="0.0129412770312259">
                <text:p>0.0129412770312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0237273288365">
                <text:p>0.010237273288365</text:p>
              </table:table-cell>
              <table:table-cell office:value-type="float" office:value="0.0129417019366052">
                <text:p>0.0129417019366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07328282899211">
                <text:p>0.0107328282899211</text:p>
              </table:table-cell>
              <table:table-cell office:value-type="float" office:value="0.0138483685822278">
                <text:p>0.0138483685822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05474977142399">
                <text:p>0.0105474977142399</text:p>
              </table:table-cell>
              <table:table-cell office:value-type="float" office:value="0.013847126393605">
                <text:p>0.013847126393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11040759510204">
                <text:p>0.0111040759510204</text:p>
              </table:table-cell>
              <table:table-cell office:value-type="float" office:value="0.0142786752977772">
                <text:p>0.0142786752977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04634278695046">
                <text:p>0.0104634278695046</text:p>
              </table:table-cell>
              <table:table-cell office:value-type="float" office:value="0.0138474503158358">
                <text:p>0.0138474503158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987108315168412">
                <text:p>0.00987108315168412</text:p>
              </table:table-cell>
              <table:table-cell office:value-type="float" office:value="0.0138461399376315">
                <text:p>0.0138461399376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03671173411489">
                <text:p>0.0103671173411489</text:p>
              </table:table-cell>
              <table:table-cell office:value-type="float" office:value="0.014766423291671">
                <text:p>0.014766423291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10119428534627">
                <text:p>0.0110119428534627</text:p>
              </table:table-cell>
              <table:table-cell office:value-type="float" office:value="0.0151712419915507">
                <text:p>0.0151712419915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23613484119585">
                <text:p>0.0123613484119585</text:p>
              </table:table-cell>
              <table:table-cell office:value-type="float" office:value="0.0207124265411691">
                <text:p>0.0207124265411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24330505024693">
                <text:p>0.0124330505024693</text:p>
              </table:table-cell>
              <table:table-cell office:value-type="float" office:value="0.0252282186649705">
                <text:p>0.0252282186649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4686433858554">
                <text:p>0.014686433858554</text:p>
              </table:table-cell>
              <table:table-cell office:value-type="float" office:value="0.0292878094621166">
                <text:p>0.0292878094621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62112527876984">
                <text:p>0.0162112527876984</text:p>
              </table:table-cell>
              <table:table-cell office:value-type="float" office:value="0.031184937650893">
                <text:p>0.031184937650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63249248418104">
                <text:p>0.0163249248418104</text:p>
              </table:table-cell>
              <table:table-cell office:value-type="float" office:value="0.0311238510131455">
                <text:p>0.0311238510131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63394192041096">
                <text:p>0.0163394192041096</text:p>
              </table:table-cell>
              <table:table-cell office:value-type="float" office:value="0.0310642471509502">
                <text:p>0.0310642471509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63478821996588">
                <text:p>0.0163478821996588</text:p>
              </table:table-cell>
              <table:table-cell office:value-type="float" office:value="0.0310160097940666">
                <text:p>0.0310160097940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65585774770327">
                <text:p>0.0165585774770327</text:p>
              </table:table-cell>
              <table:table-cell office:value-type="float" office:value="0.031123022664835">
                <text:p>0.031123022664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62805231336725">
                <text:p>0.0162805231336725</text:p>
              </table:table-cell>
              <table:table-cell office:value-type="float" office:value="0.0310734203130874">
                <text:p>0.0310734203130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74491028433876">
                <text:p>0.0174491028433876</text:p>
              </table:table-cell>
              <table:table-cell office:value-type="float" office:value="0.032176989470444">
                <text:p>0.032176989470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73810567326851">
                <text:p>0.0173810567326851</text:p>
              </table:table-cell>
              <table:table-cell office:value-type="float" office:value="0.0321289560131166">
                <text:p>0.0321289560131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72338112684172">
                <text:p>0.0172338112684172</text:p>
              </table:table-cell>
              <table:table-cell office:value-type="float" office:value="0.032083665776745">
                <text:p>0.032083665776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84797543317061">
                <text:p>0.0184797543317061</text:p>
              </table:table-cell>
              <table:table-cell office:value-type="float" office:value="0.0331915074933115">
                <text:p>0.0331915074933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84865232212927">
                <text:p>0.0184865232212927</text:p>
              </table:table-cell>
              <table:table-cell office:value-type="float" office:value="0.0331476115213525">
                <text:p>0.0331476115213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02277083859487">
                <text:p>0.0202277083859487</text:p>
              </table:table-cell>
              <table:table-cell office:value-type="float" office:value="0.0320633132231771">
                <text:p>0.0320633132231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9683486002142">
                <text:p>0.019683486002142</text:p>
              </table:table-cell>
              <table:table-cell office:value-type="float" office:value="0.030689790236879">
                <text:p>0.030689790236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01547151352846">
                <text:p>0.0201547151352846</text:p>
              </table:table-cell>
              <table:table-cell office:value-type="float" office:value="0.0311272515706727">
                <text:p>0.0311272515706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00173373017568">
                <text:p>0.0200173373017568</text:p>
              </table:table-cell>
              <table:table-cell office:value-type="float" office:value="0.0310594632436117">
                <text:p>0.0310594632436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83460416959639">
                <text:p>0.0183460416959639</text:p>
              </table:table-cell>
              <table:table-cell office:value-type="float" office:value="0.0296286023158881">
                <text:p>0.0296286023158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8785545707551">
                <text:p>0.018785545707551</text:p>
              </table:table-cell>
              <table:table-cell office:value-type="float" office:value="0.0300829455157717">
                <text:p>0.0300829455157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94374667107716">
                <text:p>0.0194374667107716</text:p>
              </table:table-cell>
              <table:table-cell office:value-type="float" office:value="0.0305810706694791">
                <text:p>0.03058107066947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87538367407021">
                <text:p>0.0187538367407021</text:p>
              </table:table-cell>
              <table:table-cell office:value-type="float" office:value="0.0297254580249993">
                <text:p>0.0297254580249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81273955075462">
                <text:p>0.0181273955075462</text:p>
              </table:table-cell>
              <table:table-cell office:value-type="float" office:value="0.0291681467383674">
                <text:p>0.02916814673836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83477344601161">
                <text:p>0.0183477344601161</text:p>
              </table:table-cell>
              <table:table-cell office:value-type="float" office:value="0.0291460688854901">
                <text:p>0.0291460688854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88949045068525">
                <text:p>0.0188949045068525</text:p>
              </table:table-cell>
              <table:table-cell office:value-type="float" office:value="0.0296613334679637">
                <text:p>0.0296613334679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7123186441854">
                <text:p>0.017123186441854</text:p>
              </table:table-cell>
              <table:table-cell office:value-type="float" office:value="0.0274443387475628">
                <text:p>0.02744433874756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74751947694096">
                <text:p>0.0174751947694096</text:p>
              </table:table-cell>
              <table:table-cell office:value-type="float" office:value="0.0279912132918139">
                <text:p>0.0279912132918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69832949643081">
                <text:p>0.0169832949643081</text:p>
              </table:table-cell>
              <table:table-cell office:value-type="float" office:value="0.0272254591364499">
                <text:p>0.0272254591364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64012571465596">
                <text:p>0.0164012571465596</text:p>
              </table:table-cell>
              <table:table-cell office:value-type="float" office:value="0.0257377407041886">
                <text:p>0.0257377407041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62574828774143">
                <text:p>0.0162574828774143</text:p>
              </table:table-cell>
              <table:table-cell office:value-type="float" office:value="0.0243444775015345">
                <text:p>0.0243444775015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66620131907088">
                <text:p>0.0166620131907088</text:p>
              </table:table-cell>
              <table:table-cell office:value-type="float" office:value="0.022411709948011">
                <text:p>0.022411709948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5961705980872">
                <text:p>0.015961705980872</text:p>
              </table:table-cell>
              <table:table-cell office:value-type="float" office:value="0.0205274792623741">
                <text:p>0.0205274792623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6697948573863">
                <text:p>0.016697948573863</text:p>
              </table:table-cell>
              <table:table-cell office:value-type="float" office:value="0.0195816066005733">
                <text:p>0.0195816066005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6399368170977">
                <text:p>0.016399368170977</text:p>
              </table:table-cell>
              <table:table-cell office:value-type="float" office:value="0.0184810290366732">
                <text:p>0.01848102903667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27316209693219">
                <text:p>0.0127316209693219</text:p>
              </table:table-cell>
              <table:table-cell office:value-type="float" office:value="0.00853131315536899">
                <text:p>0.008531313155368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155824952768321">
                <text:p>0.0155824952768321</text:p>
              </table:table-cell>
              <table:table-cell office:value-type="float" office:value="0.00652582466843248">
                <text:p>0.00652582466843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158277102614172">
                <text:p>0.0158277102614172</text:p>
              </table:table-cell>
              <table:table-cell office:value-type="float" office:value="0.00700053208659022">
                <text:p>0.00700053208659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56021769938806">
                <text:p>0.0156021769938806</text:p>
              </table:table-cell>
              <table:table-cell office:value-type="float" office:value="0.00646590169680298">
                <text:p>0.006465901696802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57463985885321">
                <text:p>0.0157463985885321</text:p>
              </table:table-cell>
              <table:table-cell office:value-type="float" office:value="0.00692552266791931">
                <text:p>0.00692552266791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5810861479837">
                <text:p>0.015810861479837</text:p>
              </table:table-cell>
              <table:table-cell office:value-type="float" office:value="0.00736080273256763">
                <text:p>0.007360802732567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58079864403302">
                <text:p>0.0158079864403302</text:p>
              </table:table-cell>
              <table:table-cell office:value-type="float" office:value="0.00777469710499065">
                <text:p>0.007774697104990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57828121242433">
                <text:p>0.0157828121242433</text:p>
              </table:table-cell>
              <table:table-cell office:value-type="float" office:value="0.00722385034076046">
                <text:p>0.00722385034076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28132494853072">
                <text:p>0.0228132494853072</text:p>
              </table:table-cell>
              <table:table-cell office:value-type="float" office:value="0.0106403935727693">
                <text:p>0.0106403935727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56236345951887">
                <text:p>0.0156236345951887</text:p>
              </table:table-cell>
              <table:table-cell office:value-type="float" office:value="0.00554693536735552">
                <text:p>0.005546935367355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17018264023234">
                <text:p>0.0117018264023234</text:p>
              </table:table-cell>
              <table:table-cell office:value-type="float" office:value="0.00600655633843364">
                <text:p>0.00600655633843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133580546945769">
                <text:p>0.0133580546945769</text:p>
              </table:table-cell>
              <table:table-cell office:value-type="float" office:value="0.0112008907697962">
                <text:p>0.0112008907697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936942446320542">
                <text:p>0.00936942446320542</text:p>
              </table:table-cell>
              <table:table-cell office:value-type="float" office:value="0.0230681277274213">
                <text:p>0.02306812772742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329829971060115">
                <text:p>0.00329829971060115</text:p>
              </table:table-cell>
              <table:table-cell office:value-type="float" office:value="0.0410110186363123">
                <text:p>0.0410110186363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883390194932571">
                <text:p>0.00883390194932571</text:p>
              </table:table-cell>
              <table:table-cell office:value-type="float" office:value="0.0535819694001994">
                <text:p>0.0535819694001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8019415212682">
                <text:p>0.018019415212682</text:p>
              </table:table-cell>
              <table:table-cell office:value-type="float" office:value="0.0712044785885002">
                <text:p>0.0712044785885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20074188576161">
                <text:p>0.0220074188576161</text:p>
              </table:table-cell>
              <table:table-cell office:value-type="float" office:value="0.0746249443258516">
                <text:p>0.0746249443258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207918928643313">
                <text:p>0.0207918928643313</text:p>
              </table:table-cell>
              <table:table-cell office:value-type="float" office:value="0.0850375412861069">
                <text:p>0.0850375412861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12798631434301">
                <text:p>0.0212798631434301</text:p>
              </table:table-cell>
              <table:table-cell office:value-type="float" office:value="0.0861518139593204">
                <text:p>0.08615181395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56382327518058">
                <text:p>0.0256382327518058</text:p>
              </table:table-cell>
              <table:table-cell office:value-type="float" office:value="0.0915654363990077">
                <text:p>0.09156543639900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66523357887638">
                <text:p>0.0266523357887638</text:p>
              </table:table-cell>
              <table:table-cell office:value-type="float" office:value="0.0926890662924943">
                <text:p>0.09268906629249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271862500835398">
                <text:p>0.0271862500835398</text:p>
              </table:table-cell>
              <table:table-cell office:value-type="float" office:value="0.0939542720526932">
                <text:p>0.09395427205269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72538983749115">
                <text:p>0.0272538983749115</text:p>
              </table:table-cell>
              <table:table-cell office:value-type="float" office:value="0.0940310435125785">
                <text:p>0.09403104351257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75400865498557">
                <text:p>0.0275400865498557</text:p>
              </table:table-cell>
              <table:table-cell office:value-type="float" office:value="0.0938929835242874">
                <text:p>0.09389298352428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71316348807253">
                <text:p>0.0271316348807253</text:p>
              </table:table-cell>
              <table:table-cell office:value-type="float" office:value="0.0943252077695092">
                <text:p>0.0943252077695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70444186892338">
                <text:p>0.0270444186892338</text:p>
              </table:table-cell>
              <table:table-cell office:value-type="float" office:value="0.0943661333175032">
                <text:p>0.0943661333175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72192448664209">
                <text:p>0.0272192448664209</text:p>
              </table:table-cell>
              <table:table-cell office:value-type="float" office:value="0.0944005572756118">
                <text:p>0.0944005572756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76038068199387">
                <text:p>0.0276038068199387</text:p>
              </table:table-cell>
              <table:table-cell office:value-type="float" office:value="0.0942170563510848">
                <text:p>0.0942170563510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268998224506323">
                <text:p>0.0268998224506323</text:p>
              </table:table-cell>
              <table:table-cell office:value-type="float" office:value="0.0946792741671728">
                <text:p>0.0946792741671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294635136613406">
                <text:p>0.0294635136613406</text:p>
              </table:table-cell>
              <table:table-cell office:value-type="float" office:value="0.0896797801891172">
                <text:p>0.08967978018911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93406089084421">
                <text:p>0.0293406089084421</text:p>
              </table:table-cell>
              <table:table-cell office:value-type="float" office:value="0.0896803530852951">
                <text:p>0.0896803530852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9167060463202">
                <text:p>0.029167060463202</text:p>
              </table:table-cell>
              <table:table-cell office:value-type="float" office:value="0.0896810842679018">
                <text:p>0.0896810842679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89895681929566">
                <text:p>0.0289895681929566</text:p>
              </table:table-cell>
              <table:table-cell office:value-type="float" office:value="0.0896819110163199">
                <text:p>0.0896819110163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89539369870414">
                <text:p>0.0289539369870414</text:p>
              </table:table-cell>
              <table:table-cell office:value-type="float" office:value="0.0896828845349221">
                <text:p>0.08968288453492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88515586334515">
                <text:p>0.0288515586334515</text:p>
              </table:table-cell>
              <table:table-cell office:value-type="float" office:value="0.0896840101377467">
                <text:p>0.0896840101377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83408644194489">
                <text:p>0.0283408644194489</text:p>
              </table:table-cell>
              <table:table-cell office:value-type="float" office:value="0.089685245840462">
                <text:p>0.0896852458404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89255745113876">
                <text:p>0.0289255745113876</text:p>
              </table:table-cell>
              <table:table-cell office:value-type="float" office:value="0.0895770527047183">
                <text:p>0.0895770527047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85412120028617">
                <text:p>0.0285412120028617</text:p>
              </table:table-cell>
              <table:table-cell office:value-type="float" office:value="0.0895770957004025">
                <text:p>0.08957709570040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84514318428854">
                <text:p>0.0284514318428854</text:p>
              </table:table-cell>
              <table:table-cell office:value-type="float" office:value="0.0895771436183612">
                <text:p>0.08957714361836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83380577641331">
                <text:p>0.0283380577641331</text:p>
              </table:table-cell>
              <table:table-cell office:value-type="float" office:value="0.089577199842028">
                <text:p>0.089577199842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76496700619326">
                <text:p>0.0276496700619326</text:p>
              </table:table-cell>
              <table:table-cell office:value-type="float" office:value="0.0884834308589353">
                <text:p>0.0884834308589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73834033838279">
                <text:p>0.0273834033838279</text:p>
              </table:table-cell>
              <table:table-cell office:value-type="float" office:value="0.0884843256308731">
                <text:p>0.08848432563087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6949740521479">
                <text:p>0.026949740521479</text:p>
              </table:table-cell>
              <table:table-cell office:value-type="float" office:value="0.0884853284208676">
                <text:p>0.08848532842086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74334631393948">
                <text:p>0.0274334631393948</text:p>
              </table:table-cell>
              <table:table-cell office:value-type="float" office:value="0.088397097525234">
                <text:p>0.088397097525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77392427470952">
                <text:p>0.0277392427470952</text:p>
              </table:table-cell>
              <table:table-cell office:value-type="float" office:value="0.0883967097489366">
                <text:p>0.0883967097489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7692880070676">
                <text:p>0.027692880070676</text:p>
              </table:table-cell>
              <table:table-cell office:value-type="float" office:value="0.0883962776382796">
                <text:p>0.08839627763827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27614900559437">
                <text:p>0.027614900559437</text:p>
              </table:table-cell>
              <table:table-cell office:value-type="float" office:value="0.08839582541964">
                <text:p>0.088395825419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76443441989637">
                <text:p>0.0276443441989637</text:p>
              </table:table-cell>
              <table:table-cell office:value-type="float" office:value="0.0883953588985041">
                <text:p>0.08839535889850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73492074971465">
                <text:p>0.0273492074971465</text:p>
              </table:table-cell>
              <table:table-cell office:value-type="float" office:value="0.0883948802973765">
                <text:p>0.08839488029737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267925140132523">
                <text:p>0.0267925140132523</text:p>
              </table:table-cell>
              <table:table-cell office:value-type="float" office:value="0.0873982762028122">
                <text:p>0.0873982762028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261547949038917">
                <text:p>0.0261547949038917</text:p>
              </table:table-cell>
              <table:table-cell office:value-type="float" office:value="0.0874016698677025">
                <text:p>0.08740166986770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420029921520474">
                <text:p>0.0420029921520474</text:p>
              </table:table-cell>
              <table:table-cell office:value-type="float" office:value="0.105264135465689">
                <text:p>0.1052641354656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607143739212904">
                <text:p>0.0607143739212904</text:p>
              </table:table-cell>
              <table:table-cell office:value-type="float" office:value="0.124940099070237">
                <text:p>0.1249400990702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813533135625228">
                <text:p>0.0813533135625228</text:p>
              </table:table-cell>
              <table:table-cell office:value-type="float" office:value="0.146448570093941">
                <text:p>0.146448570093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928290537445293">
                <text:p>0.0928290537445293</text:p>
              </table:table-cell>
              <table:table-cell office:value-type="float" office:value="0.158835248875424">
                <text:p>0.1588352488754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921079242616764">
                <text:p>0.0921079242616764</text:p>
              </table:table-cell>
              <table:table-cell office:value-type="float" office:value="0.1593056149786">
                <text:p>0.15930561497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920301173788254">
                <text:p>0.0920301173788254</text:p>
              </table:table-cell>
              <table:table-cell office:value-type="float" office:value="0.159378152927249">
                <text:p>0.159378152927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920524950828584">
                <text:p>0.0920524950828584</text:p>
              </table:table-cell>
              <table:table-cell office:value-type="float" office:value="0.159353271038294">
                <text:p>0.1593532710382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285735395736915">
                <text:p>0.0285735395736915</text:p>
              </table:table-cell>
              <table:table-cell office:value-type="float" office:value="0.09798956931136">
                <text:p>0.09798956931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184728269415194">
                <text:p>0.0184728269415194</text:p>
              </table:table-cell>
              <table:table-cell office:value-type="float" office:value="0.0725753901305715">
                <text:p>0.07257539013057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209362514572048">
                <text:p>0.0209362514572048</text:p>
              </table:table-cell>
              <table:table-cell office:value-type="float" office:value="0.0764644976728336">
                <text:p>0.07646449767283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223465789767209">
                <text:p>0.0223465789767209</text:p>
              </table:table-cell>
              <table:table-cell office:value-type="float" office:value="0.0794546732099931">
                <text:p>0.07945467320999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213326926863145">
                <text:p>0.0213326926863145</text:p>
              </table:table-cell>
              <table:table-cell office:value-type="float" office:value="0.0795161591396345">
                <text:p>0.07951615913963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223192112079307">
                <text:p>0.0223192112079307</text:p>
              </table:table-cell>
              <table:table-cell office:value-type="float" office:value="0.0794682946256109">
                <text:p>0.07946829462561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224293697725429">
                <text:p>0.0224293697725429</text:p>
              </table:table-cell>
              <table:table-cell office:value-type="float" office:value="0.0794749783078259">
                <text:p>0.0794749783078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22036658225862">
                <text:p>0.022036658225862</text:p>
              </table:table-cell>
              <table:table-cell office:value-type="float" office:value="0.0794831493383488">
                <text:p>0.07948314933834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217402119489764">
                <text:p>0.0217402119489764</text:p>
              </table:table-cell>
              <table:table-cell office:value-type="float" office:value="0.0794907196258195">
                <text:p>0.07949071962581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226971494623606">
                <text:p>0.0226971494623606</text:p>
              </table:table-cell>
              <table:table-cell office:value-type="float" office:value="0.0794443348627293">
                <text:p>0.07944433486272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213559697348738">
                <text:p>0.0213559697348738</text:p>
              </table:table-cell>
              <table:table-cell office:value-type="float" office:value="0.0774562324343151">
                <text:p>0.0774562324343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202908152907066">
                <text:p>0.0202908152907066</text:p>
              </table:table-cell>
              <table:table-cell office:value-type="float" office:value="0.0754662037272626">
                <text:p>0.07546620372726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182238974974173">
                <text:p>0.0182238974974173</text:p>
              </table:table-cell>
              <table:table-cell office:value-type="float" office:value="0.0725991620318807">
                <text:p>0.07259916203188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188483573543029">
                <text:p>0.0188483573543029</text:p>
              </table:table-cell>
              <table:table-cell office:value-type="float" office:value="0.0715246856961364">
                <text:p>0.07152468569613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187870074952137">
                <text:p>0.0187870074952137</text:p>
              </table:table-cell>
              <table:table-cell office:value-type="float" office:value="0.0715153028765686">
                <text:p>0.07151530287656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191307849356118">
                <text:p>0.0191307849356118</text:p>
              </table:table-cell>
              <table:table-cell office:value-type="float" office:value="0.0715018979465408">
                <text:p>0.07150189794654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202736755596793">
                <text:p>0.0202736755596793</text:p>
              </table:table-cell>
              <table:table-cell office:value-type="float" office:value="0.0744797119288206">
                <text:p>0.07447971192882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25559635166722">
                <text:p>0.025559635166722</text:p>
              </table:table-cell>
              <table:table-cell office:value-type="float" office:value="0.0860681582659031">
                <text:p>0.08606815826590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350559643552547">
                <text:p>0.0350559643552547</text:p>
              </table:table-cell>
              <table:table-cell office:value-type="float" office:value="0.100212547162695">
                <text:p>0.1002125471626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556244165475951">
                <text:p>0.0556244165475951</text:p>
              </table:table-cell>
              <table:table-cell office:value-type="float" office:value="0.119769787436004">
                <text:p>0.1197697874360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768565137688599">
                <text:p>0.0768565137688599</text:p>
              </table:table-cell>
              <table:table-cell office:value-type="float" office:value="0.14171349387415">
                <text:p>0.141713493874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981777014402623">
                <text:p>0.0981777014402623</text:p>
              </table:table-cell>
              <table:table-cell office:value-type="float" office:value="0.163693184121198">
                <text:p>0.1636931841211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119952991435683">
                <text:p>0.119952991435683</text:p>
              </table:table-cell>
              <table:table-cell office:value-type="float" office:value="0.185643786736924">
                <text:p>0.1856437867369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141899329093289">
                <text:p>0.141899329093289</text:p>
              </table:table-cell>
              <table:table-cell office:value-type="float" office:value="0.207577885378032">
                <text:p>0.207577885378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163576906342771">
                <text:p>0.163576906342771</text:p>
              </table:table-cell>
              <table:table-cell office:value-type="float" office:value="0.229555696710961">
                <text:p>0.2295556967109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185428942684411">
                <text:p>0.185428942684411</text:p>
              </table:table-cell>
              <table:table-cell office:value-type="float" office:value="0.251514052186862">
                <text:p>0.2515140521868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07395301754091">
                <text:p>0.207395301754091</text:p>
              </table:table-cell>
              <table:table-cell office:value-type="float" office:value="0.273460275814352">
                <text:p>0.273460275814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123650423646036">
                <text:p>0.123650423646036</text:p>
              </table:table-cell>
              <table:table-cell office:value-type="float" office:value="0.189611816307629">
                <text:p>0.1896118163076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856425341205112">
                <text:p>0.0856425341205112</text:p>
              </table:table-cell>
              <table:table-cell office:value-type="float" office:value="0.150761176810957">
                <text:p>0.1507611768109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604338541862264">
                <text:p>0.0604338541862264</text:p>
              </table:table-cell>
              <table:table-cell office:value-type="float" office:value="0.124859339953921">
                <text:p>0.1248593399539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43340658483925">
                <text:p>0.043340658483925</text:p>
              </table:table-cell>
              <table:table-cell office:value-type="float" office:value="0.106899179869144">
                <text:p>0.106899179869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324802095896567">
                <text:p>0.0324802095896567</text:p>
              </table:table-cell>
              <table:table-cell office:value-type="float" office:value="0.0938740232398009">
                <text:p>0.0938740232398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25549406271838">
                <text:p>0.025549406271838</text:p>
              </table:table-cell>
              <table:table-cell office:value-type="float" office:value="0.085903571651769">
                <text:p>0.0859035716517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208990349212362">
                <text:p>0.0208990349212362</text:p>
              </table:table-cell>
              <table:table-cell office:value-type="float" office:value="0.0778885760103707">
                <text:p>0.07788857601037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198048273729592">
                <text:p>0.0198048273729592</text:p>
              </table:table-cell>
              <table:table-cell office:value-type="float" office:value="0.0738691973948546">
                <text:p>0.0738691973948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183574744215158">
                <text:p>0.0183574744215158</text:p>
              </table:table-cell>
              <table:table-cell office:value-type="float" office:value="0.0729034418073896">
                <text:p>0.0729034418073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183141787495828">
                <text:p>0.0183141787495828</text:p>
              </table:table-cell>
              <table:table-cell office:value-type="float" office:value="0.0729097070200296">
                <text:p>0.07290970702002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190241306449927">
                <text:p>0.0190241306449927</text:p>
              </table:table-cell>
              <table:table-cell office:value-type="float" office:value="0.0728816710063747">
                <text:p>0.07288167100637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187780739875305">
                <text:p>0.0187780739875305</text:p>
              </table:table-cell>
              <table:table-cell office:value-type="float" office:value="0.0728855946519476">
                <text:p>0.07288559465194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1880363182817">
                <text:p>0.01880363182817</text:p>
              </table:table-cell>
              <table:table-cell office:value-type="float" office:value="0.0728897449603156">
                <text:p>0.0728897449603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185561277292277">
                <text:p>0.0185561277292277</text:p>
              </table:table-cell>
              <table:table-cell office:value-type="float" office:value="0.0718927314411896">
                <text:p>0.0718927314411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187576387747314">
                <text:p>0.0187576387747314</text:p>
              </table:table-cell>
              <table:table-cell office:value-type="float" office:value="0.0718970319056143">
                <text:p>0.0718970319056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188130731768571">
                <text:p>0.0188130731768571</text:p>
              </table:table-cell>
              <table:table-cell office:value-type="float" office:value="0.0718989750488842">
                <text:p>0.07189897504888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18856562245563">
                <text:p>0.018856562245563</text:p>
              </table:table-cell>
              <table:table-cell office:value-type="float" office:value="0.0719009402075406">
                <text:p>0.07190094020754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19027105974489">
                <text:p>0.019027105974489</text:p>
              </table:table-cell>
              <table:table-cell office:value-type="float" office:value="0.0719029098446111">
                <text:p>0.07190290984461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184717912475878">
                <text:p>0.0184717912475878</text:p>
              </table:table-cell>
              <table:table-cell office:value-type="float" office:value="0.0719048599378121">
                <text:p>0.07190485993781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183912677003409">
                <text:p>0.0183912677003409</text:p>
              </table:table-cell>
              <table:table-cell office:value-type="float" office:value="0.0719067989505652">
                <text:p>0.07190679895056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79590629980936">
                <text:p>0.0179590629980936</text:p>
              </table:table-cell>
              <table:table-cell office:value-type="float" office:value="0.0719088129647644">
                <text:p>0.07190881296476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240575500796407">
                <text:p>0.0240575500796407</text:p>
              </table:table-cell>
              <table:table-cell office:value-type="float" office:value="0.0818441351535325">
                <text:p>0.08184413515353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302926798123892">
                <text:p>0.0302926798123892</text:p>
              </table:table-cell>
              <table:table-cell office:value-type="float" office:value="0.0907865657233213">
                <text:p>0.09078656572332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0879881634843975">
                <text:p>0.00879881634843975</text:p>
              </table:table-cell>
              <table:table-cell office:value-type="float" office:value="0.0739183280005346">
                <text:p>0.07391832800053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0757868283562257">
                <text:p>0.00757868283562257</text:p>
              </table:table-cell>
              <table:table-cell office:value-type="float" office:value="0.0660150715692411">
                <text:p>0.06601507156924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110516381563419">
                <text:p>0.0110516381563419</text:p>
              </table:table-cell>
              <table:table-cell office:value-type="float" office:value="0.0608601684625483">
                <text:p>0.06086016846254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102416868938896">
                <text:p>0.0102416868938896</text:p>
              </table:table-cell>
              <table:table-cell office:value-type="float" office:value="0.0609830567637155">
                <text:p>0.06098305676371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105086712747077">
                <text:p>0.0105086712747077</text:p>
              </table:table-cell>
              <table:table-cell office:value-type="float" office:value="0.0609023367089991">
                <text:p>0.0609023367089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103447936776426">
                <text:p>0.0103447936776426</text:p>
              </table:table-cell>
              <table:table-cell office:value-type="float" office:value="0.0619715016053472">
                <text:p>0.06197150160534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0881420747838809">
                <text:p>0.00881420747838809</text:p>
              </table:table-cell>
              <table:table-cell office:value-type="float" office:value="0.06384617635399">
                <text:p>0.063846176353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174485160705806">
                <text:p>0.0174485160705806</text:p>
              </table:table-cell>
              <table:table-cell office:value-type="float" office:value="0.0696917000189388">
                <text:p>0.06969170001893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16040543013517">
                <text:p>0.016040543013517</text:p>
              </table:table-cell>
              <table:table-cell office:value-type="float" office:value="0.0699622838526637">
                <text:p>0.06996228385266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0688205396586498">
                <text:p>0.00688205396586498</text:p>
              </table:table-cell>
              <table:table-cell office:value-type="float" office:value="0.0855057052541785">
                <text:p>0.08550570525417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0983803290994675">
                <text:p>0.00983803290994675</text:p>
              </table:table-cell>
              <table:table-cell office:value-type="float" office:value="0.0927851497308818">
                <text:p>0.09278514973088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158362426234753">
                <text:p>0.0158362426234753</text:p>
              </table:table-cell>
              <table:table-cell office:value-type="float" office:value="0.102449182125358">
                <text:p>0.1024491821253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214221112833575">
                <text:p>0.0214221112833575</text:p>
              </table:table-cell>
              <table:table-cell office:value-type="float" office:value="0.109016500908004">
                <text:p>0.109016500908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250865180461313">
                <text:p>0.0250865180461313</text:p>
              </table:table-cell>
              <table:table-cell office:value-type="float" office:value="0.110026531459214">
                <text:p>0.1100265314592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229728322876887">
                <text:p>0.0229728322876887</text:p>
              </table:table-cell>
              <table:table-cell office:value-type="float" office:value="0.113675978868285">
                <text:p>0.1136759788682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309852216809678">
                <text:p>0.0309852216809678</text:p>
              </table:table-cell>
              <table:table-cell office:value-type="float" office:value="0.121965848965424">
                <text:p>0.1219658489654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328859228478927">
                <text:p>0.0328859228478927</text:p>
              </table:table-cell>
              <table:table-cell office:value-type="float" office:value="0.123013763658232">
                <text:p>0.1230137636582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336869467603307">
                <text:p>0.0336869467603307</text:p>
              </table:table-cell>
              <table:table-cell office:value-type="float" office:value="0.123178138075074">
                <text:p>0.1231781380750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338436231273348">
                <text:p>0.0338436231273348</text:p>
              </table:table-cell>
              <table:table-cell office:value-type="float" office:value="0.123114354856162">
                <text:p>0.1231143548561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342401456991333">
                <text:p>0.0342401456991333</text:p>
              </table:table-cell>
              <table:table-cell office:value-type="float" office:value="0.123081050277721">
                <text:p>0.1230810502777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336885707512134">
                <text:p>0.0336885707512134</text:p>
              </table:table-cell>
              <table:table-cell office:value-type="float" office:value="0.122452445445222">
                <text:p>0.1224524454452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321380925843602">
                <text:p>0.0321380925843602</text:p>
              </table:table-cell>
              <table:table-cell office:value-type="float" office:value="0.1206335297988">
                <text:p>0.1206335297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31519711524682">
                <text:p>0.031519711524682</text:p>
              </table:table-cell>
              <table:table-cell office:value-type="float" office:value="0.120084211427117">
                <text:p>0.120084211427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300065487324179">
                <text:p>0.0300065487324179</text:p>
              </table:table-cell>
              <table:table-cell office:value-type="float" office:value="0.118644945140784">
                <text:p>0.118644945140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280659857925119">
                <text:p>0.0280659857925119</text:p>
              </table:table-cell>
              <table:table-cell office:value-type="float" office:value="0.116607149278197">
                <text:p>0.116607149278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282029198353362">
                <text:p>0.0282029198353362</text:p>
              </table:table-cell>
              <table:table-cell office:value-type="float" office:value="0.116820488787">
                <text:p>0.1168204887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281451553141409">
                <text:p>0.0281451553141409</text:p>
              </table:table-cell>
              <table:table-cell office:value-type="float" office:value="0.11672040597896">
                <text:p>0.116720405978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27940646341277">
                <text:p>0.027940646341277</text:p>
              </table:table-cell>
              <table:table-cell office:value-type="float" office:value="0.116635055999483">
                <text:p>0.1166350559994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301739078249632">
                <text:p>0.0301739078249632</text:p>
              </table:table-cell>
              <table:table-cell office:value-type="float" office:value="0.115990380265748">
                <text:p>0.1159903802657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288995113935649">
                <text:p>0.0288995113935649</text:p>
              </table:table-cell>
              <table:table-cell office:value-type="float" office:value="0.113959488764515">
                <text:p>0.1139594887645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284003627727899">
                <text:p>0.0284003627727899</text:p>
              </table:table-cell>
              <table:table-cell office:value-type="float" office:value="0.113381785917868">
                <text:p>0.113381785917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289046445604013">
                <text:p>0.0289046445604013</text:p>
              </table:table-cell>
              <table:table-cell office:value-type="float" office:value="0.113782398442268">
                <text:p>0.1137823984422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28129737166127">
                <text:p>0.028129737166127</text:p>
              </table:table-cell>
              <table:table-cell office:value-type="float" office:value="0.11374019461471">
                <text:p>0.113740194614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280197000405199">
                <text:p>0.0280197000405199</text:p>
              </table:table-cell>
              <table:table-cell office:value-type="float" office:value="0.113718520634523">
                <text:p>0.1137185206345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28839034963759">
                <text:p>0.028839034963759</text:p>
              </table:table-cell>
              <table:table-cell office:value-type="float" office:value="0.114124061594303">
                <text:p>0.1141240615943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277584138322266">
                <text:p>0.0277584138322266</text:p>
              </table:table-cell>
              <table:table-cell office:value-type="float" office:value="0.113664183399249">
                <text:p>0.1136641833992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290389588825558">
                <text:p>0.0290389588825558</text:p>
              </table:table-cell>
              <table:table-cell office:value-type="float" office:value="0.114511660902479">
                <text:p>0.1145116609024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277571376148765">
                <text:p>0.0277571376148765</text:p>
              </table:table-cell>
              <table:table-cell office:value-type="float" office:value="0.1140505509578">
                <text:p>0.11405055095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27936180703468">
                <text:p>0.027936180703468</text:p>
              </table:table-cell>
              <table:table-cell office:value-type="float" office:value="0.114482522690024">
                <text:p>0.1144825226900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285567756193284">
                <text:p>0.0285567756193284</text:p>
              </table:table-cell>
              <table:table-cell office:value-type="float" office:value="0.114901929939153">
                <text:p>0.1149019299391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276861413992029">
                <text:p>0.0276861413992029</text:p>
              </table:table-cell>
              <table:table-cell office:value-type="float" office:value="0.114428809903979">
                <text:p>0.1144288099039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272640520520082">
                <text:p>0.0272640520520082</text:p>
              </table:table-cell>
              <table:table-cell office:value-type="float" office:value="0.113092193950662">
                <text:p>0.1130921939506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266053964834871">
                <text:p>0.0266053964834871</text:p>
              </table:table-cell>
              <table:table-cell office:value-type="float" office:value="0.112184526476693">
                <text:p>0.1121845264766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259832838286879">
                <text:p>0.0259832838286879</text:p>
              </table:table-cell>
              <table:table-cell office:value-type="float" office:value="0.111297704241902">
                <text:p>0.1112977042419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249473659917636">
                <text:p>0.0249473659917636</text:p>
              </table:table-cell>
              <table:table-cell office:value-type="float" office:value="0.109571091243201">
                <text:p>0.1095710912432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240884215830559">
                <text:p>0.0240884215830559</text:p>
              </table:table-cell>
              <table:table-cell office:value-type="float" office:value="0.106137550227685">
                <text:p>0.1061375502276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240772743903572">
                <text:p>0.0240772743903572</text:p>
              </table:table-cell>
              <table:table-cell office:value-type="float" office:value="0.104456214206471">
                <text:p>0.1044562142064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217732669114654">
                <text:p>0.0217732669114654</text:p>
              </table:table-cell>
              <table:table-cell office:value-type="float" office:value="0.100967806788891">
                <text:p>0.1009678067888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154324340339597">
                <text:p>0.0154324340339597</text:p>
              </table:table-cell>
              <table:table-cell office:value-type="float" office:value="0.0902158455656143">
                <text:p>0.0902158455656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156992896815221">
                <text:p>0.0156992896815221</text:p>
              </table:table-cell>
              <table:table-cell office:value-type="float" office:value="0.0895220133140482">
                <text:p>0.0895220133140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16494687380341">
                <text:p>0.016494687380341</text:p>
              </table:table-cell>
              <table:table-cell office:value-type="float" office:value="0.0888652989801329">
                <text:p>0.08886529898013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165997510723139">
                <text:p>0.0165997510723139</text:p>
              </table:table-cell>
              <table:table-cell office:value-type="float" office:value="0.0890861174127188">
                <text:p>0.0890861174127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16558779011048">
                <text:p>0.016558779011048</text:p>
              </table:table-cell>
              <table:table-cell office:value-type="float" office:value="0.0893303449374652">
                <text:p>0.08933034493746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178569801072209">
                <text:p>0.0178569801072209</text:p>
              </table:table-cell>
              <table:table-cell office:value-type="float" office:value="0.0887301491435598">
                <text:p>0.08873014914355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221177695743453">
                <text:p>0.0221177695743453</text:p>
              </table:table-cell>
              <table:table-cell office:value-type="float" office:value="0.0824907333899351">
                <text:p>0.08249073338993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186094770713439">
                <text:p>0.0186094770713439</text:p>
              </table:table-cell>
              <table:table-cell office:value-type="float" office:value="0.087629403214414">
                <text:p>0.0876294032144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252052539897904">
                <text:p>0.0252052539897904</text:p>
              </table:table-cell>
              <table:table-cell office:value-type="float" office:value="0.0971623525526018">
                <text:p>0.0971623525526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209988751589885">
                <text:p>0.0209988751589885</text:p>
              </table:table-cell>
              <table:table-cell office:value-type="float" office:value="0.0931219796110986">
                <text:p>0.09312197961109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175255240459738">
                <text:p>0.0175255240459738</text:p>
              </table:table-cell>
              <table:table-cell office:value-type="float" office:value="0.0883249069859699">
                <text:p>0.08832490698596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137467555335946">
                <text:p>0.0137467555335946</text:p>
              </table:table-cell>
              <table:table-cell office:value-type="float" office:value="0.0854000721471884">
                <text:p>0.08540007214718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422133128570191">
                <text:p>0.0422133128570191</text:p>
              </table:table-cell>
              <table:table-cell office:value-type="float" office:value="0.115010083098696">
                <text:p>0.115010083098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321179183929014">
                <text:p>0.0321179183929014</text:p>
              </table:table-cell>
              <table:table-cell office:value-type="float" office:value="0.102771683365333">
                <text:p>0.102771683365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300817709355642">
                <text:p>0.0300817709355642</text:p>
              </table:table-cell>
              <table:table-cell office:value-type="float" office:value="0.0968417018222052">
                <text:p>0.09684170182220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214392972413603">
                <text:p>0.0214392972413603</text:p>
              </table:table-cell>
              <table:table-cell office:value-type="float" office:value="0.0863255843093444">
                <text:p>0.08632558430934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186794151586211">
                <text:p>0.0186794151586211</text:p>
              </table:table-cell>
              <table:table-cell office:value-type="float" office:value="0.0811702147727695">
                <text:p>0.08117021477276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234969049794959">
                <text:p>0.0234969049794959</text:p>
              </table:table-cell>
              <table:table-cell office:value-type="float" office:value="0.0841936363967324">
                <text:p>0.08419363639673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250466689546311">
                <text:p>0.0250466689546311</text:p>
              </table:table-cell>
              <table:table-cell office:value-type="float" office:value="0.0846883737996081">
                <text:p>0.08468837379960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249836703804886">
                <text:p>0.0249836703804886</text:p>
              </table:table-cell>
              <table:table-cell office:value-type="float" office:value="0.0840128911770756">
                <text:p>0.08401289117707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248446868092872">
                <text:p>0.0248446868092872</text:p>
              </table:table-cell>
              <table:table-cell office:value-type="float" office:value="0.0834190902929164">
                <text:p>0.08341909029291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24428526200307">
                <text:p>0.024428526200307</text:p>
              </table:table-cell>
              <table:table-cell office:value-type="float" office:value="0.0821935727814893">
                <text:p>0.08219357278148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242433116692841">
                <text:p>0.0242433116692841</text:p>
              </table:table-cell>
              <table:table-cell office:value-type="float" office:value="0.0818176692661034">
                <text:p>0.08181766926610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242075730642217">
                <text:p>0.0242075730642217</text:p>
              </table:table-cell>
              <table:table-cell office:value-type="float" office:value="0.0814512045364381">
                <text:p>0.08145120453643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242264863491926">
                <text:p>0.0242264863491926</text:p>
              </table:table-cell>
              <table:table-cell office:value-type="float" office:value="0.0811198484242658">
                <text:p>0.08111984842426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247246862902117">
                <text:p>0.0247246862902117</text:p>
              </table:table-cell>
              <table:table-cell office:value-type="float" office:value="0.0815708090797587">
                <text:p>0.08157080907975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230737518863853">
                <text:p>0.0230737518863853</text:p>
              </table:table-cell>
              <table:table-cell office:value-type="float" office:value="0.0797482207784637">
                <text:p>0.07974822077846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26332167131904">
                <text:p>0.026332167131904</text:p>
              </table:table-cell>
              <table:table-cell office:value-type="float" office:value="0.0825817132548394">
                <text:p>0.08258171325483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271304914529364">
                <text:p>0.0271304914529364</text:p>
              </table:table-cell>
              <table:table-cell office:value-type="float" office:value="0.0833292666575948">
                <text:p>0.0833292666575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27131258816756">
                <text:p>0.027131258816756</text:p>
              </table:table-cell>
              <table:table-cell office:value-type="float" office:value="0.0832839875812308">
                <text:p>0.08328398758123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270830435980733">
                <text:p>0.0270830435980733</text:p>
              </table:table-cell>
              <table:table-cell office:value-type="float" office:value="0.083238753000109">
                <text:p>0.0832387530001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270248793167579">
                <text:p>0.0270248793167579</text:p>
              </table:table-cell>
              <table:table-cell office:value-type="float" office:value="0.0831934375038056">
                <text:p>0.08319343750380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267402034344473">
                <text:p>0.0267402034344473</text:p>
              </table:table-cell>
              <table:table-cell office:value-type="float" office:value="0.0831485713480829">
                <text:p>0.08314857134808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263539091504432">
                <text:p>0.0263539091504432</text:p>
              </table:table-cell>
              <table:table-cell office:value-type="float" office:value="0.0831035828183547">
                <text:p>0.08310358281835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260677476757444">
                <text:p>0.0260677476757444</text:p>
              </table:table-cell>
              <table:table-cell office:value-type="float" office:value="0.0830585317947297">
                <text:p>0.08305853179472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26909816290763">
                <text:p>0.026909816290763</text:p>
              </table:table-cell>
              <table:table-cell office:value-type="float" office:value="0.0838378503094873">
                <text:p>0.08383785030948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265860680329334">
                <text:p>0.0265860680329334</text:p>
              </table:table-cell>
              <table:table-cell office:value-type="float" office:value="0.0838211440983783">
                <text:p>0.08382114409837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26223619169201">
                <text:p>0.026223619169201</text:p>
              </table:table-cell>
              <table:table-cell office:value-type="float" office:value="0.0838044815275826">
                <text:p>0.0838044815275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262829358822367">
                <text:p>0.0262829358822367</text:p>
              </table:table-cell>
              <table:table-cell office:value-type="float" office:value="0.0837878681165224">
                <text:p>0.08378786811652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260657277324441">
                <text:p>0.0260657277324441</text:p>
              </table:table-cell>
              <table:table-cell office:value-type="float" office:value="0.0837712566893375">
                <text:p>0.0837712566893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258868157486447">
                <text:p>0.0258868157486447</text:p>
              </table:table-cell>
              <table:table-cell office:value-type="float" office:value="0.0837546853545839">
                <text:p>0.08375468535458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25907605285638">
                <text:p>0.025907605285638</text:p>
              </table:table-cell>
              <table:table-cell office:value-type="float" office:value="0.0837381471688784">
                <text:p>0.08373814716887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262916388433952">
                <text:p>0.0262916388433952</text:p>
              </table:table-cell>
              <table:table-cell office:value-type="float" office:value="0.0837216527875007">
                <text:p>0.08372165278750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260610069917599">
                <text:p>0.0260610069917599</text:p>
              </table:table-cell>
              <table:table-cell office:value-type="float" office:value="0.0837051353948015">
                <text:p>0.08370513539480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25860241910979">
                <text:p>0.025860241910979</text:p>
              </table:table-cell>
              <table:table-cell office:value-type="float" office:value="0.0836886412143014">
                <text:p>0.08368864121430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255427704831524">
                <text:p>0.0255427704831524</text:p>
              </table:table-cell>
              <table:table-cell office:value-type="float" office:value="0.0836721661805215">
                <text:p>0.08367216618052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252996834892099">
                <text:p>0.0252996834892099</text:p>
              </table:table-cell>
              <table:table-cell office:value-type="float" office:value="0.0836556997071856">
                <text:p>0.08365569970718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257449484722202">
                <text:p>0.0257449484722202</text:p>
              </table:table-cell>
              <table:table-cell office:value-type="float" office:value="0.084466398159267">
                <text:p>0.0844663981592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284669137772021">
                <text:p>0.0284669137772021</text:p>
              </table:table-cell>
              <table:table-cell office:value-type="float" office:value="0.0875329147086696">
                <text:p>0.08753291470866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430377320557144">
                <text:p>0.0430377320557144</text:p>
              </table:table-cell>
              <table:table-cell office:value-type="float" office:value="0.101254202089706">
                <text:p>0.1012542020897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551583150427429">
                <text:p>0.0551583150427429</text:p>
              </table:table-cell>
              <table:table-cell office:value-type="float" office:value="0.111065111917485">
                <text:p>0.1110651119174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524228863979251">
                <text:p>0.0524228863979251</text:p>
              </table:table-cell>
              <table:table-cell office:value-type="float" office:value="0.106356680861959">
                <text:p>0.1063566808619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525442770838474">
                <text:p>0.0525442770838474</text:p>
              </table:table-cell>
              <table:table-cell office:value-type="float" office:value="0.106544110338928">
                <text:p>0.1065441103389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52317202044708">
                <text:p>0.052317202044708</text:p>
              </table:table-cell>
              <table:table-cell office:value-type="float" office:value="0.106111052162328">
                <text:p>0.1061110521623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524880257893005">
                <text:p>0.0524880257893005</text:p>
              </table:table-cell>
              <table:table-cell office:value-type="float" office:value="0.106274277609766">
                <text:p>0.1062742776097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525708577114185">
                <text:p>0.0525708577114185</text:p>
              </table:table-cell>
              <table:table-cell office:value-type="float" office:value="0.106432834715295">
                <text:p>0.1064328347152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195422583115134">
                <text:p>0.0195422583115134</text:p>
              </table:table-cell>
              <table:table-cell office:value-type="float" office:value="0.0753252476457885">
                <text:p>0.07532524764578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252905643687364">
                <text:p>0.0252905643687364</text:p>
              </table:table-cell>
              <table:table-cell office:value-type="float" office:value="0.078750549109579">
                <text:p>0.0787505491095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261563140825216">
                <text:p>0.0261563140825216</text:p>
              </table:table-cell>
              <table:table-cell office:value-type="float" office:value="0.082461297674529">
                <text:p>0.0824612976745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261308232330404">
                <text:p>0.0261308232330404</text:p>
              </table:table-cell>
              <table:table-cell office:value-type="float" office:value="0.0831691289743604">
                <text:p>0.08316912897436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262580949382376">
                <text:p>0.0262580949382376</text:p>
              </table:table-cell>
              <table:table-cell office:value-type="float" office:value="0.0809631897647162">
                <text:p>0.08096318976471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242938791608975">
                <text:p>0.0242938791608975</text:p>
              </table:table-cell>
              <table:table-cell office:value-type="float" office:value="0.0746123634102191">
                <text:p>0.07461236341021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0840512543204387">
                <text:p>0.00840512543204387</text:p>
              </table:table-cell>
              <table:table-cell office:value-type="float" office:value="0.0555196097325725">
                <text:p>0.05551960973257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104259930544282">
                <text:p>0.0104259930544282</text:p>
              </table:table-cell>
              <table:table-cell office:value-type="float" office:value="0.0485396011980534">
                <text:p>0.04853960119805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0533782628235697">
                <text:p>0.00533782628235697</text:p>
              </table:table-cell>
              <table:table-cell office:value-type="float" office:value="0.0359978620802144">
                <text:p>0.03599786208021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0622934401465438">
                <text:p>0.00622934401465438</text:p>
              </table:table-cell>
              <table:table-cell office:value-type="float" office:value="0.0287223567304853">
                <text:p>0.02872235673048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0351807158507388">
                <text:p>0.00351807158507388</text:p>
              </table:table-cell>
              <table:table-cell office:value-type="float" office:value="0.0234463492210088">
                <text:p>0.02344634922100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104180802249509">
                <text:p>0.0104180802249509</text:p>
              </table:table-cell>
              <table:table-cell office:value-type="float" office:value="0.0218262506370936">
                <text:p>0.02182625063709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0441625487213939">
                <text:p>0.00441625487213939</text:p>
              </table:table-cell>
              <table:table-cell office:value-type="float" office:value="0.0186425963260979">
                <text:p>0.01864259632609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0855108186216226">
                <text:p>0.00855108186216226</text:p>
              </table:table-cell>
              <table:table-cell office:value-type="float" office:value="0.0281772712591383">
                <text:p>0.02817727125913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136922646164757">
                <text:p>0.0136922646164757</text:p>
              </table:table-cell>
              <table:table-cell office:value-type="float" office:value="0.0329801306348771">
                <text:p>0.03298013063487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102642708331943">
                <text:p>0.0102642708331943</text:p>
              </table:table-cell>
              <table:table-cell office:value-type="float" office:value="0.0320492778660384">
                <text:p>0.03204927786603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091546380958051">
                <text:p>0.0091546380958051</text:p>
              </table:table-cell>
              <table:table-cell office:value-type="float" office:value="0.0312377190392362">
                <text:p>0.03123771903923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0996280442262118">
                <text:p>0.00996280442262118</text:p>
              </table:table-cell>
              <table:table-cell office:value-type="float" office:value="0.0326687582957187">
                <text:p>0.03266875829571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0905455836147015">
                <text:p>0.00905455836147015</text:p>
              </table:table-cell>
              <table:table-cell office:value-type="float" office:value="0.0318036193634226">
                <text:p>0.03180361936342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109265787213803">
                <text:p>0.0109265787213803</text:p>
              </table:table-cell>
              <table:table-cell office:value-type="float" office:value="0.0327120157368994">
                <text:p>0.03271201573689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13168659857388">
                <text:p>0.013168659857388</text:p>
              </table:table-cell>
              <table:table-cell office:value-type="float" office:value="0.0357142295432023">
                <text:p>0.03571422954320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129524156871147">
                <text:p>0.0129524156871147</text:p>
              </table:table-cell>
              <table:table-cell office:value-type="float" office:value="0.0365928204365403">
                <text:p>0.03659282043654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128033734501629">
                <text:p>0.0128033734501629</text:p>
              </table:table-cell>
              <table:table-cell office:value-type="float" office:value="0.036667171693441">
                <text:p>0.0366671716934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122971047053836">
                <text:p>0.0122971047053836</text:p>
              </table:table-cell>
              <table:table-cell office:value-type="float" office:value="0.0367081642529">
                <text:p>0.03670816425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10051813396901">
                <text:p>0.010051813396901</text:p>
              </table:table-cell>
              <table:table-cell office:value-type="float" office:value="0.0330302006780982">
                <text:p>0.0330302006780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103000274312089">
                <text:p>0.0103000274312089</text:p>
              </table:table-cell>
              <table:table-cell office:value-type="float" office:value="0.0332095836281643">
                <text:p>0.03320958362816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0991487090682958">
                <text:p>0.00991487090682958</text:p>
              </table:table-cell>
              <table:table-cell office:value-type="float" office:value="0.0327042102829922">
                <text:p>0.03270421028299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101623282589816">
                <text:p>0.0101623282589816</text:p>
              </table:table-cell>
              <table:table-cell office:value-type="float" office:value="0.0328831832730968">
                <text:p>0.03288318327309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0991047517011959">
                <text:p>0.00991047517011959</text:p>
              </table:table-cell>
              <table:table-cell office:value-type="float" office:value="0.0329737685837636">
                <text:p>0.03297376858376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0998820240236068">
                <text:p>0.00998820240236068</text:p>
              </table:table-cell>
              <table:table-cell office:value-type="float" office:value="0.0331683527572589">
                <text:p>0.03316835275725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10343790340953">
                <text:p>0.010343790340953</text:p>
              </table:table-cell>
              <table:table-cell office:value-type="float" office:value="0.0340481383939286">
                <text:p>0.03404813839392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105651052119729">
                <text:p>0.0105651052119729</text:p>
              </table:table-cell>
              <table:table-cell office:value-type="float" office:value="0.0335330793547156">
                <text:p>0.03353307935471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107556669624039">
                <text:p>0.0107556669624039</text:p>
              </table:table-cell>
              <table:table-cell office:value-type="float" office:value="0.0336707703591165">
                <text:p>0.03367077035911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0536033737239">
                <text:p>0.010536033737239</text:p>
              </table:table-cell>
              <table:table-cell office:value-type="float" office:value="0.0338050284770221">
                <text:p>0.03380502847702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109437044904036">
                <text:p>0.0109437044904036</text:p>
              </table:table-cell>
              <table:table-cell office:value-type="float" office:value="0.0339206986400732">
                <text:p>0.03392069864007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11574362901054">
                <text:p>0.0111574362901054</text:p>
              </table:table-cell>
              <table:table-cell office:value-type="float" office:value="0.0340023421771422">
                <text:p>0.03400234217714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14140148650672">
                <text:p>0.0114140148650672</text:p>
              </table:table-cell>
              <table:table-cell office:value-type="float" office:value="0.0348011341421136">
                <text:p>0.03480113414211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11638175912603">
                <text:p>0.0111638175912603</text:p>
              </table:table-cell>
              <table:table-cell office:value-type="float" office:value="0.0342568818901409">
                <text:p>0.03425688189014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15764701783298">
                <text:p>0.0115764701783298</text:p>
              </table:table-cell>
              <table:table-cell office:value-type="float" office:value="0.035033409064608">
                <text:p>0.0350334090646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15986725290659">
                <text:p>0.0115986725290659</text:p>
              </table:table-cell>
              <table:table-cell office:value-type="float" office:value="0.0344285042730121">
                <text:p>0.03442850427301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118484535311269">
                <text:p>0.0118484535311269</text:p>
              </table:table-cell>
              <table:table-cell office:value-type="float" office:value="0.0345350060124077">
                <text:p>0.03453500601240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119688422495087">
                <text:p>0.0119688422495087</text:p>
              </table:table-cell>
              <table:table-cell office:value-type="float" office:value="0.0346291190598839">
                <text:p>0.0346291190598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118920758013558">
                <text:p>0.0118920758013558</text:p>
              </table:table-cell>
              <table:table-cell office:value-type="float" office:value="0.0354390280475777">
                <text:p>0.03543902804757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121281593117267">
                <text:p>0.0121281593117267</text:p>
              </table:table-cell>
              <table:table-cell office:value-type="float" office:value="0.0355827069536963">
                <text:p>0.0355827069536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119347437126565">
                <text:p>0.0119347437126565</text:p>
              </table:table-cell>
              <table:table-cell office:value-type="float" office:value="0.0356971512319435">
                <text:p>0.03569715123194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11267732229143">
                <text:p>0.011267732229143</text:p>
              </table:table-cell>
              <table:table-cell office:value-type="float" office:value="0.03518259381936">
                <text:p>0.035182593819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108660477560665">
                <text:p>0.0108660477560665</text:p>
              </table:table-cell>
              <table:table-cell office:value-type="float" office:value="0.0353223455175803">
                <text:p>0.03532234551758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10690575451492">
                <text:p>0.010690575451492</text:p>
              </table:table-cell>
              <table:table-cell office:value-type="float" office:value="0.0354601121962031">
                <text:p>0.03546011219620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109058264791674">
                <text:p>0.0109058264791674</text:p>
              </table:table-cell>
              <table:table-cell office:value-type="float" office:value="0.0355897431650071">
                <text:p>0.03558974316500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113721600701509">
                <text:p>0.0113721600701509</text:p>
              </table:table-cell>
              <table:table-cell office:value-type="float" office:value="0.0363474635152255">
                <text:p>0.03634746351522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377949407899416">
                <text:p>0.00377949407899416</text:p>
              </table:table-cell>
              <table:table-cell office:value-type="float" office:value="0.0233562285060878">
                <text:p>0.02335622850608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0874105579076708">
                <text:p>0.00874105579076708</text:p>
              </table:table-cell>
              <table:table-cell office:value-type="float" office:value="0.0186969184015485">
                <text:p>0.01869691840154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0869799806141628">
                <text:p>0.00869799806141628</text:p>
              </table:table-cell>
              <table:table-cell office:value-type="float" office:value="0.0186711050492119">
                <text:p>0.01867110504921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0875596694111772">
                <text:p>0.00875596694111772</text:p>
              </table:table-cell>
              <table:table-cell office:value-type="float" office:value="0.0254422976816868">
                <text:p>0.02544229768168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150948953567864">
                <text:p>0.0150948953567864</text:p>
              </table:table-cell>
              <table:table-cell office:value-type="float" office:value="0.0295821850521434">
                <text:p>0.02958218505214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172111982620254">
                <text:p>0.0172111982620254</text:p>
              </table:table-cell>
              <table:table-cell office:value-type="float" office:value="0.0259144721764318">
                <text:p>0.02591447217643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241224270478785">
                <text:p>0.0241224270478785</text:p>
              </table:table-cell>
              <table:table-cell office:value-type="float" office:value="0.0313201663926843">
                <text:p>0.03132016639268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427190291598007">
                <text:p>0.00427190291598007</text:p>
              </table:table-cell>
              <table:table-cell office:value-type="float" office:value="0.0221906016312908">
                <text:p>0.02219060163129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0426524038750066">
                <text:p>0.00426524038750066</text:p>
              </table:table-cell>
              <table:table-cell office:value-type="float" office:value="0.0298184174551564">
                <text:p>0.02981841745515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28470817933302">
                <text:p>0.0028470817933302</text:p>
              </table:table-cell>
              <table:table-cell office:value-type="float" office:value="0.0366570854468281">
                <text:p>0.03665708544682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0653088311965017">
                <text:p>0.00653088311965017</text:p>
              </table:table-cell>
              <table:table-cell office:value-type="float" office:value="0.0426360044009625">
                <text:p>0.04263600440096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111703008581249">
                <text:p>0.0111703008581249</text:p>
              </table:table-cell>
              <table:table-cell office:value-type="float" office:value="0.0430137320520175">
                <text:p>0.04301373205201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2268956218812">
                <text:p>0.02268956218812</text:p>
              </table:table-cell>
              <table:table-cell office:value-type="float" office:value="0.0684353024636487">
                <text:p>0.06843530246364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18573175816244">
                <text:p>0.018573175816244</text:p>
              </table:table-cell>
              <table:table-cell office:value-type="float" office:value="0.0576680845989435">
                <text:p>0.05766808459894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19399650337687">
                <text:p>0.019399650337687</text:p>
              </table:table-cell>
              <table:table-cell office:value-type="float" office:value="0.0517018939710653">
                <text:p>0.05170189397106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185688142534782">
                <text:p>0.0185688142534782</text:p>
              </table:table-cell>
              <table:table-cell office:value-type="float" office:value="0.0484982514697759">
                <text:p>0.04849825146977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186794660610566">
                <text:p>0.0186794660610566</text:p>
              </table:table-cell>
              <table:table-cell office:value-type="float" office:value="0.0484163272790622">
                <text:p>0.04841632727906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180663556121369">
                <text:p>0.0180663556121369</text:p>
              </table:table-cell>
              <table:table-cell office:value-type="float" office:value="0.048369009633514">
                <text:p>0.0483690096335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182869035125685">
                <text:p>0.0182869035125685</text:p>
              </table:table-cell>
              <table:table-cell office:value-type="float" office:value="0.0513637182670045">
                <text:p>0.05136371826700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194143378248685">
                <text:p>0.0194143378248685</text:p>
              </table:table-cell>
              <table:table-cell office:value-type="float" office:value="0.0593445339771626">
                <text:p>0.05934453397716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24607059412742">
                <text:p>0.024607059412742</text:p>
              </table:table-cell>
              <table:table-cell office:value-type="float" office:value="0.0693458359703398">
                <text:p>0.06934583597033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23157785989722">
                <text:p>0.0323157785989722</text:p>
              </table:table-cell>
              <table:table-cell office:value-type="float" office:value="0.0793392594626937">
                <text:p>0.07933925946269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421827801236994">
                <text:p>0.0421827801236994</text:p>
              </table:table-cell>
              <table:table-cell office:value-type="float" office:value="0.0903055855149325">
                <text:p>0.09030558551493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333718025468737">
                <text:p>0.0333718025468737</text:p>
              </table:table-cell>
              <table:table-cell office:value-type="float" office:value="0.0847741948929798">
                <text:p>0.08477419489297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33209918988439">
                <text:p>0.033209918988439</text:p>
              </table:table-cell>
              <table:table-cell office:value-type="float" office:value="0.0847854185327812">
                <text:p>0.08478541853278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330973551053643">
                <text:p>0.0330973551053643</text:p>
              </table:table-cell>
              <table:table-cell office:value-type="float" office:value="0.0853468011811139">
                <text:p>0.0853468011811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32644703008213">
                <text:p>0.032644703008213</text:p>
              </table:table-cell>
              <table:table-cell office:value-type="float" office:value="0.0858021628593254">
                <text:p>0.08580216285932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33150163060279">
                <text:p>0.033150163060279</text:p>
              </table:table-cell>
              <table:table-cell office:value-type="float" office:value="0.0852046214334343">
                <text:p>0.08520462143343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336736249631349">
                <text:p>0.0336736249631349</text:p>
              </table:table-cell>
              <table:table-cell office:value-type="float" office:value="0.0849911838835519">
                <text:p>0.0849911838835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333323907226222">
                <text:p>0.0333323907226222</text:p>
              </table:table-cell>
              <table:table-cell office:value-type="float" office:value="0.085107960174448">
                <text:p>0.0851079601744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278586240174513">
                <text:p>0.0278586240174513</text:p>
              </table:table-cell>
              <table:table-cell office:value-type="float" office:value="0.0716512906261265">
                <text:p>0.07165129062612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228718150262276">
                <text:p>0.0228718150262276</text:p>
              </table:table-cell>
              <table:table-cell office:value-type="float" office:value="0.0646245569642799">
                <text:p>0.06462455696427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93811330946914">
                <text:p>0.0193811330946914</text:p>
              </table:table-cell>
              <table:table-cell office:value-type="float" office:value="0.0576076143570023">
                <text:p>0.05760761435700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182822282944254">
                <text:p>0.0182822282944254</text:p>
              </table:table-cell>
              <table:table-cell office:value-type="float" office:value="0.0525988857058029">
                <text:p>0.05259888570580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183485404733084">
                <text:p>0.0183485404733084</text:p>
              </table:table-cell>
              <table:table-cell office:value-type="float" office:value="0.0495917468289623">
                <text:p>0.04959174682896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8070146300329">
                <text:p>0.018070146300329</text:p>
              </table:table-cell>
              <table:table-cell office:value-type="float" office:value="0.0495825920861205">
                <text:p>0.04958259208612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179100369077955">
                <text:p>0.0179100369077955</text:p>
              </table:table-cell>
              <table:table-cell office:value-type="float" office:value="0.0495738360228596">
                <text:p>0.04957383602285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179320623763944">
                <text:p>0.0179320623763944</text:p>
              </table:table-cell>
              <table:table-cell office:value-type="float" office:value="0.0495655309565733">
                <text:p>0.04956553095657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179640904655331">
                <text:p>0.0179640904655331</text:p>
              </table:table-cell>
              <table:table-cell office:value-type="float" office:value="0.0485587921088282">
                <text:p>0.04855879210882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185970915253926">
                <text:p>0.0185970915253926</text:p>
              </table:table-cell>
              <table:table-cell office:value-type="float" office:value="0.0485909336273716">
                <text:p>0.04859093362737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185914020449555">
                <text:p>0.0185914020449555</text:p>
              </table:table-cell>
              <table:table-cell office:value-type="float" office:value="0.0485790781671013">
                <text:p>0.04857907816710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183607970258106">
                <text:p>0.0183607970258106</text:p>
              </table:table-cell>
              <table:table-cell office:value-type="float" office:value="0.0485678550643994">
                <text:p>0.04856785506439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188264353946972">
                <text:p>0.0188264353946972</text:p>
              </table:table-cell>
              <table:table-cell office:value-type="float" office:value="0.0485574201062101">
                <text:p>0.04855742010621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185653219537907">
                <text:p>0.0185653219537907</text:p>
              </table:table-cell>
              <table:table-cell office:value-type="float" office:value="0.0485476728761448">
                <text:p>0.04854767287614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183204602337945">
                <text:p>0.0183204602337945</text:p>
              </table:table-cell>
              <table:table-cell office:value-type="float" office:value="0.0485386218885519">
                <text:p>0.04853862188855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186740822546642">
                <text:p>0.0186740822546642</text:p>
              </table:table-cell>
              <table:table-cell office:value-type="float" office:value="0.0485302101810056">
                <text:p>0.04853021018100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181355903032938">
                <text:p>0.0181355903032938</text:p>
              </table:table-cell>
              <table:table-cell office:value-type="float" office:value="0.0485223158276094">
                <text:p>0.04852231582760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179071922253741">
                <text:p>0.0179071922253741</text:p>
              </table:table-cell>
              <table:table-cell office:value-type="float" office:value="0.0485147988409018">
                <text:p>0.04851479884090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180991400909148">
                <text:p>0.0180991400909148</text:p>
              </table:table-cell>
              <table:table-cell office:value-type="float" office:value="0.0485078097170198">
                <text:p>0.04850780971701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178686126075178">
                <text:p>0.0178686126075178</text:p>
              </table:table-cell>
              <table:table-cell office:value-type="float" office:value="0.0475022110466142">
                <text:p>0.04750221104661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185222781666903">
                <text:p>0.0185222781666903</text:p>
              </table:table-cell>
              <table:table-cell office:value-type="float" office:value="0.0475272772787932">
                <text:p>0.04752727727879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187939764873318">
                <text:p>0.0187939764873318</text:p>
              </table:table-cell>
              <table:table-cell office:value-type="float" office:value="0.0584900705179899">
                <text:p>0.05849007051798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0916291386700913">
                <text:p>0.00916291386700913</text:p>
              </table:table-cell>
              <table:table-cell office:value-type="float" office:value="0.046669404491616">
                <text:p>0.0466694044916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158461425877677">
                <text:p>0.0158461425877677</text:p>
              </table:table-cell>
              <table:table-cell office:value-type="float" office:value="0.0394064084390388">
                <text:p>0.03940640843903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161641049354841">
                <text:p>0.0161641049354841</text:p>
              </table:table-cell>
              <table:table-cell office:value-type="float" office:value="0.0385895774441205">
                <text:p>0.03858957744412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167919455323128">
                <text:p>0.0167919455323128</text:p>
              </table:table-cell>
              <table:table-cell office:value-type="float" office:value="0.0377799777549596">
                <text:p>0.03777997775495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170437076136058">
                <text:p>0.0170437076136058</text:p>
              </table:table-cell>
              <table:table-cell office:value-type="float" office:value="0.0377130404544501">
                <text:p>0.03771304045445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143787043227028">
                <text:p>0.0143787043227028</text:p>
              </table:table-cell>
              <table:table-cell office:value-type="float" office:value="0.0407760231862502">
                <text:p>0.04077602318625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138507390809952">
                <text:p>0.0138507390809952</text:p>
              </table:table-cell>
              <table:table-cell office:value-type="float" office:value="0.0418679268604641">
                <text:p>0.04186792686046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203861722511574">
                <text:p>0.0203861722511574</text:p>
              </table:table-cell>
              <table:table-cell office:value-type="float" office:value="0.0419780860371163">
                <text:p>0.04197808603711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164731056168554">
                <text:p>0.0164731056168554</text:p>
              </table:table-cell>
              <table:table-cell office:value-type="float" office:value="0.0497916894069498">
                <text:p>0.04979168940694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0318506077673988">
                <text:p>0.00318506077673988</text:p>
              </table:table-cell>
              <table:table-cell office:value-type="float" office:value="0.0678844603085446">
                <text:p>0.06788446030854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0374986902785585">
                <text:p>0.00374986902785585</text:p>
              </table:table-cell>
              <table:table-cell office:value-type="float" office:value="0.0766377132084439">
                <text:p>0.07663771320844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103247351400438">
                <text:p>0.0103247351400438</text:p>
              </table:table-cell>
              <table:table-cell office:value-type="float" office:value="0.0880274581103678">
                <text:p>0.08802745811036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175148922437209">
                <text:p>0.0175148922437209</text:p>
              </table:table-cell>
              <table:table-cell office:value-type="float" office:value="0.0971597792714326">
                <text:p>0.09715977927143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193008513775175">
                <text:p>0.0193008513775175</text:p>
              </table:table-cell>
              <table:table-cell office:value-type="float" office:value="0.102814908668862">
                <text:p>0.1028149086688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198525681425952">
                <text:p>0.0198525681425952</text:p>
              </table:table-cell>
              <table:table-cell office:value-type="float" office:value="0.104009604728258">
                <text:p>0.1040096047282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27103966601329">
                <text:p>0.027103966601329</text:p>
              </table:table-cell>
              <table:table-cell office:value-type="float" office:value="0.111370298879771">
                <text:p>0.1113702988797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300182340210476">
                <text:p>0.0300182340210476</text:p>
              </table:table-cell>
              <table:table-cell office:value-type="float" office:value="0.114078680634008">
                <text:p>0.1140786806340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309182446098938">
                <text:p>0.0309182446098938</text:p>
              </table:table-cell>
              <table:table-cell office:value-type="float" office:value="0.114824150270119">
                <text:p>0.1148241502701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310259783488094">
                <text:p>0.0310259783488094</text:p>
              </table:table-cell>
              <table:table-cell office:value-type="float" office:value="0.114599401860605">
                <text:p>0.1145994018606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31040548664836">
                <text:p>0.031040548664836</text:p>
              </table:table-cell>
              <table:table-cell office:value-type="float" office:value="0.114398540850608">
                <text:p>0.1143985408506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309598170248705">
                <text:p>0.0309598170248705</text:p>
              </table:table-cell>
              <table:table-cell office:value-type="float" office:value="0.114228357899958">
                <text:p>0.1142283578999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30870703088052">
                <text:p>0.030870703088052</text:p>
              </table:table-cell>
              <table:table-cell office:value-type="float" office:value="0.114074504739338">
                <text:p>0.1140745047393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295220045248035">
                <text:p>0.0295220045248035</text:p>
              </table:table-cell>
              <table:table-cell office:value-type="float" office:value="0.112815408995282">
                <text:p>0.1128154089952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276186320068329">
                <text:p>0.0276186320068329</text:p>
              </table:table-cell>
              <table:table-cell office:value-type="float" office:value="0.110723626580634">
                <text:p>0.1107236265806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262265540280271">
                <text:p>0.0262265540280271</text:p>
              </table:table-cell>
              <table:table-cell office:value-type="float" office:value="0.109508421228345">
                <text:p>0.1095084212283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262154206468261">
                <text:p>0.0262154206468261</text:p>
              </table:table-cell>
              <table:table-cell office:value-type="float" office:value="0.10955715499997">
                <text:p>0.109557154999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262459308762427">
                <text:p>0.0262459308762427</text:p>
              </table:table-cell>
              <table:table-cell office:value-type="float" office:value="0.109607642456435">
                <text:p>0.1096076424564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261085546620631">
                <text:p>0.0261085546620631</text:p>
              </table:table-cell>
              <table:table-cell office:value-type="float" office:value="0.109547176673906">
                <text:p>0.1095471766739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257808056045867">
                <text:p>0.0257808056045867</text:p>
              </table:table-cell>
              <table:table-cell office:value-type="float" office:value="0.107088289931031">
                <text:p>0.1070882899310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229998724399351">
                <text:p>0.0229998724399351</text:p>
              </table:table-cell>
              <table:table-cell office:value-type="float" office:value="0.103348281986306">
                <text:p>0.1033482819863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225223579092125">
                <text:p>0.0225223579092125</text:p>
              </table:table-cell>
              <table:table-cell office:value-type="float" office:value="0.102533590784726">
                <text:p>0.1025335907847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229402860652964">
                <text:p>0.0229402860652964</text:p>
              </table:table-cell>
              <table:table-cell office:value-type="float" office:value="0.102728040856974">
                <text:p>0.1027280408569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229514170605316">
                <text:p>0.0229514170605316</text:p>
              </table:table-cell>
              <table:table-cell office:value-type="float" office:value="0.102676229550715">
                <text:p>0.1026762295507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213641820442975">
                <text:p>0.0213641820442975</text:p>
              </table:table-cell>
              <table:table-cell office:value-type="float" office:value="0.101416732369539">
                <text:p>0.1014167323695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222964167556531">
                <text:p>0.0222964167556531</text:p>
              </table:table-cell>
              <table:table-cell office:value-type="float" office:value="0.101851991841975">
                <text:p>0.1018519918419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221463290819667">
                <text:p>0.0221463290819667</text:p>
              </table:table-cell>
              <table:table-cell office:value-type="float" office:value="0.101807787189325">
                <text:p>0.1018077871893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220933430875361">
                <text:p>0.0220933430875361</text:p>
              </table:table-cell>
              <table:table-cell office:value-type="float" office:value="0.101756790357194">
                <text:p>0.1017567903571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215084504445725">
                <text:p>0.0215084504445725</text:p>
              </table:table-cell>
              <table:table-cell office:value-type="float" office:value="0.101696412937569">
                <text:p>0.1016964129375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218459331411548">
                <text:p>0.0218459331411548</text:p>
              </table:table-cell>
              <table:table-cell office:value-type="float" office:value="0.101891421104085">
                <text:p>0.1018914211040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219540624520783">
                <text:p>0.0219540624520783</text:p>
              </table:table-cell>
              <table:table-cell office:value-type="float" office:value="0.102083160384061">
                <text:p>0.1020831603840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216743329411891">
                <text:p>0.0216743329411891</text:p>
              </table:table-cell>
              <table:table-cell office:value-type="float" office:value="0.1020325711825">
                <text:p>0.10203257118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210993693830163">
                <text:p>0.0210993693830163</text:p>
              </table:table-cell>
              <table:table-cell office:value-type="float" office:value="0.101025362189707">
                <text:p>0.1010253621897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201193327702341">
                <text:p>0.0201193327702341</text:p>
              </table:table-cell>
              <table:table-cell office:value-type="float" office:value="0.100020224246385">
                <text:p>0.1000202242463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189682937847795">
                <text:p>0.0189682937847795</text:p>
              </table:table-cell>
              <table:table-cell office:value-type="float" office:value="0.0980654177543476">
                <text:p>0.09806541775434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17898148733226">
                <text:p>0.017898148733226</text:p>
              </table:table-cell>
              <table:table-cell office:value-type="float" office:value="0.0961189448708151">
                <text:p>0.09611894487081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168144576821776">
                <text:p>0.0168144576821776</text:p>
              </table:table-cell>
              <table:table-cell office:value-type="float" office:value="0.0932349790870327">
                <text:p>0.09323497908703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160022233775747">
                <text:p>0.0160022233775747</text:p>
              </table:table-cell>
              <table:table-cell office:value-type="float" office:value="0.0903617276753583">
                <text:p>0.09036172767535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152590495225184">
                <text:p>0.0152590495225184</text:p>
              </table:table-cell>
              <table:table-cell office:value-type="float" office:value="0.088164869571501">
                <text:p>0.0881648695715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0936242830453411">
                <text:p>0.00936242830453411</text:p>
              </table:table-cell>
              <table:table-cell office:value-type="float" office:value="0.0781825091188267">
                <text:p>0.07818250911882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098965877558989">
                <text:p>0.0098965877558989</text:p>
              </table:table-cell>
              <table:table-cell office:value-type="float" office:value="0.0770444898028334">
                <text:p>0.0770444898028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scatter" chart:style-name="ch1">
        <chart:legend chart:legend-position="end" svg:x="12.544cm" svg:y="3.955cm" style:legend-expansion="high" chart:style-name="ch2"/>
        <chart:plot-area chart:style-name="ch3" table:cell-range-address="Sheet1.A3:Sheet1.A417 Sheet1.P3:Sheet1.P417 Sheet1.S3:Sheet1.S417" chart:data-source-has-labels="row" svg:x="1.33cm" svg:y="0.855cm" svg:width="10.576cm" svg:height="6.99cm">
          <chartooo:coordinate-region svg:x="2.348cm" svg:y="1.054cm" svg:width="9.279cm" svg:height="6.592cm"/>
          <chart:axis chart:dimension="x" chart:name="primary-x" chart:style-name="ch4">
            <chart:title svg:x="5.37cm" svg:y="8.025cm" chart:style-name="ch5">
              <text:p>Time (sample k)</text:p>
            </chart:title>
          </chart:axis>
          <chart:axis chart:dimension="y" chart:name="primary-y" chart:style-name="ch4">
            <chart:title svg:x="0.451cm" svg:y="5.135cm" chart:style-name="ch6">
              <text:p>error (rad)</text:p>
            </chart:title>
            <chart:grid chart:style-name="ch7" chart:class="major"/>
          </chart:axis>
          <chart:series chart:style-name="ch8" chart:values-cell-range-address="Sheet1.P4:Sheet1.P417" chart:label-cell-address="Sheet1.P3:Sheet1.P3" chart:class="chart:scatter">
            <chart:domain table:cell-range-address="Sheet1.A4:Sheet1.A417"/>
            <chart:data-point chart:repeated="414"/>
          </chart:series>
          <chart:series chart:style-name="ch9" chart:values-cell-range-address="Sheet1.S4:Sheet1.S417" chart:label-cell-address="Sheet1.S3:Sheet1.S3" chart:class="chart:scatter">
            <chart:data-point chart:repeated="4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eta_loc_err</text:p>
                <draw:g>
                  <svg:desc>Sheet1.P3:Sheet1.P3</svg:desc>
                </draw:g>
              </table:table-cell>
              <table:table-cell office:value-type="string">
                <text:p>theta_odo_err</text:p>
                <draw:g>
                  <svg:desc>Sheet1.S3:Sheet1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417</svg:desc>
                </draw:g>
              </table:table-cell>
              <table:table-cell office:value-type="float" office:value="-0.0151465607668437">
                <text:p>-0.0151465607668437</text:p>
                <draw:g>
                  <svg:desc>Sheet1.P4:Sheet1.P417</svg:desc>
                </draw:g>
              </table:table-cell>
              <table:table-cell office:value-type="float" office:value="0.0145895903046407">
                <text:p>0.0145895903046407</text:p>
                <draw:g>
                  <svg:desc>Sheet1.S4:Sheet1.S4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153668766439279">
                <text:p>-0.0153668766439279</text:p>
              </table:table-cell>
              <table:table-cell office:value-type="float" office:value="0.0135915898129662">
                <text:p>0.0135915898129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170700906103427">
                <text:p>-0.0170700906103427</text:p>
              </table:table-cell>
              <table:table-cell office:value-type="float" office:value="0.0162729391714509">
                <text:p>0.0162729391714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151421861887888">
                <text:p>-0.0151421861887888</text:p>
              </table:table-cell>
              <table:table-cell office:value-type="float" office:value="0.0138426106960492">
                <text:p>0.0138426106960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167395151887553">
                <text:p>-0.0167395151887553</text:p>
              </table:table-cell>
              <table:table-cell office:value-type="float" office:value="0.0153000576902644">
                <text:p>0.0153000576902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157745558029054">
                <text:p>-0.0157745558029054</text:p>
              </table:table-cell>
              <table:table-cell office:value-type="float" office:value="0.0143514547688899">
                <text:p>0.014351454768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147635952525855">
                <text:p>-0.0147635952525855</text:p>
              </table:table-cell>
              <table:table-cell office:value-type="float" office:value="0.0133483406392008">
                <text:p>0.0133483406392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150367063868737">
                <text:p>-0.0150367063868737</text:p>
              </table:table-cell>
              <table:table-cell office:value-type="float" office:value="0.0134607868574503">
                <text:p>0.0134607868574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169813623373098">
                <text:p>-0.0169813623373098</text:p>
              </table:table-cell>
              <table:table-cell office:value-type="float" office:value="0.0149281962402796">
                <text:p>0.0149281962402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156831123730952">
                <text:p>-0.0156831123730952</text:p>
              </table:table-cell>
              <table:table-cell office:value-type="float" office:value="0.0125753630469405">
                <text:p>0.0125753630469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57604622807943">
                <text:p>-0.0157604622807943</text:p>
              </table:table-cell>
              <table:table-cell office:value-type="float" office:value="0.0115317322746509">
                <text:p>0.0115317322746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51508945752992">
                <text:p>-0.0151508945752992</text:p>
              </table:table-cell>
              <table:table-cell office:value-type="float" office:value="0.0117060613506599">
                <text:p>0.0117060613506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56554807194789">
                <text:p>-0.0156554807194789</text:p>
              </table:table-cell>
              <table:table-cell office:value-type="float" office:value="0.0118478015748134">
                <text:p>0.0118478015748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156461147982296">
                <text:p>-0.0156461147982296</text:p>
              </table:table-cell>
              <table:table-cell office:value-type="float" office:value="0.0131868929154841">
                <text:p>0.0131868929154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156957740671786">
                <text:p>-0.0156957740671786</text:p>
              </table:table-cell>
              <table:table-cell office:value-type="float" office:value="0.0131598406433915">
                <text:p>0.0131598406433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150609846518806">
                <text:p>-0.0150609846518806</text:p>
              </table:table-cell>
              <table:table-cell office:value-type="float" office:value="0.0133196625777952">
                <text:p>0.0133196625777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159209611153182">
                <text:p>-0.0159209611153182</text:p>
              </table:table-cell>
              <table:table-cell office:value-type="float" office:value="0.0138764900414226">
                <text:p>0.0138764900414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162796987311746">
                <text:p>-0.0162796987311746</text:p>
              </table:table-cell>
              <table:table-cell office:value-type="float" office:value="0.0142009335288611">
                <text:p>0.0142009335288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163293899764216">
                <text:p>-0.0163293899764216</text:p>
              </table:table-cell>
              <table:table-cell office:value-type="float" office:value="0.0157946604472496">
                <text:p>0.0157946604472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159167825822062">
                <text:p>-0.0159167825822062</text:p>
              </table:table-cell>
              <table:table-cell office:value-type="float" office:value="0.0160569382664093">
                <text:p>0.0160569382664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166084140819922">
                <text:p>-0.0166084140819922</text:p>
              </table:table-cell>
              <table:table-cell office:value-type="float" office:value="0.0165980808531361">
                <text:p>0.0165980808531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154619451178566">
                <text:p>-0.0154619451178566</text:p>
              </table:table-cell>
              <table:table-cell office:value-type="float" office:value="0.014455162373777">
                <text:p>0.014455162373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154742841111779">
                <text:p>-0.0154742841111779</text:p>
              </table:table-cell>
              <table:table-cell office:value-type="float" office:value="0.0147246058533252">
                <text:p>0.0147246058533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145389754205243">
                <text:p>-0.0145389754205243</text:p>
              </table:table-cell>
              <table:table-cell office:value-type="float" office:value="0.0135947773299414">
                <text:p>0.01359477732994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147889500551099">
                <text:p>-0.0147889500551099</text:p>
              </table:table-cell>
              <table:table-cell office:value-type="float" office:value="0.013516254971939">
                <text:p>0.0135162549719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156627584773856">
                <text:p>-0.0156627584773856</text:p>
              </table:table-cell>
              <table:table-cell office:value-type="float" office:value="0.0127695320140382">
                <text:p>0.0127695320140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162489631289535">
                <text:p>-0.0162489631289535</text:p>
              </table:table-cell>
              <table:table-cell office:value-type="float" office:value="0.0126645449625249">
                <text:p>0.0126645449625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150812264162197">
                <text:p>-0.0150812264162197</text:p>
              </table:table-cell>
              <table:table-cell office:value-type="float" office:value="0.0125730582888322">
                <text:p>0.01257305828883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149235002938302">
                <text:p>-0.0149235002938302</text:p>
              </table:table-cell>
              <table:table-cell office:value-type="float" office:value="0.0117228883187863">
                <text:p>0.0117228883187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139475644591496">
                <text:p>-0.0139475644591496</text:p>
              </table:table-cell>
              <table:table-cell office:value-type="float" office:value="0.011790862085973">
                <text:p>0.011790862085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0105226666369633">
                <text:p>-0.0105226666369633</text:p>
              </table:table-cell>
              <table:table-cell office:value-type="float" office:value="0.00789778792123985">
                <text:p>0.007897787921239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0881310752747133">
                <text:p>-0.00881310752747133</text:p>
              </table:table-cell>
              <table:table-cell office:value-type="float" office:value="0.00611287054177878">
                <text:p>0.006112870541778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0936371831944816">
                <text:p>-0.00936371831944816</text:p>
              </table:table-cell>
              <table:table-cell office:value-type="float" office:value="0.00601783951883839">
                <text:p>0.00601783951883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00817774603039023">
                <text:p>-0.00817774603039023</text:p>
              </table:table-cell>
              <table:table-cell office:value-type="float" office:value="0.00567324948742076">
                <text:p>0.00567324948742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00910023661310855">
                <text:p>-0.00910023661310855</text:p>
              </table:table-cell>
              <table:table-cell office:value-type="float" office:value="0.00504130651572821">
                <text:p>0.00504130651572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0793081314523736">
                <text:p>-0.00793081314523736</text:p>
              </table:table-cell>
              <table:table-cell office:value-type="float" office:value="0.00295252089027387">
                <text:p>0.00295252089027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0668614122081146">
                <text:p>-0.00668614122081146</text:p>
              </table:table-cell>
              <table:table-cell office:value-type="float" office:value="0.00184690779420182">
                <text:p>0.00184690779420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0668373688510493">
                <text:p>-0.00668373688510493</text:p>
              </table:table-cell>
              <table:table-cell office:value-type="float" office:value="0.00097776475166822">
                <text:p>0.00097776475166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00707094013290721">
                <text:p>-0.00707094013290721</text:p>
              </table:table-cell>
              <table:table-cell office:value-type="float" office:value="0.00190344187380109">
                <text:p>0.00190344187380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0780740418811998">
                <text:p>-0.00780740418811998</text:p>
              </table:table-cell>
              <table:table-cell office:value-type="float" office:value="0.00240965020601425">
                <text:p>0.002409650206014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0677261805993723">
                <text:p>-0.00677261805993723</text:p>
              </table:table-cell>
              <table:table-cell office:value-type="float" office:value="0.00021793240931145">
                <text:p>0.00021793240931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0695746722599555">
                <text:p>-0.00695746722599555</text:p>
              </table:table-cell>
              <table:table-cell office:value-type="float" office:value="0.00224250829164974">
                <text:p>0.002242508291649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0370471815915607">
                <text:p>-0.00370471815915607</text:p>
              </table:table-cell>
              <table:table-cell office:value-type="float" office:value="-0.0027816843359092">
                <text:p>-0.00278168433590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016985206093536">
                <text:p>-0.0016985206093536</text:p>
              </table:table-cell>
              <table:table-cell office:value-type="float" office:value="-0.00523170127445893">
                <text:p>-0.005231701274458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0053785166169007">
                <text:p>-0.00053785166169007</text:p>
              </table:table-cell>
              <table:table-cell office:value-type="float" office:value="-0.00667854434064119">
                <text:p>-0.00667854434064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161327268653477">
                <text:p>0.00161327268653477</text:p>
              </table:table-cell>
              <table:table-cell office:value-type="float" office:value="-0.00903838761458053">
                <text:p>-0.00903838761458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287554129423206">
                <text:p>0.00287554129423206</text:p>
              </table:table-cell>
              <table:table-cell office:value-type="float" office:value="-0.00953632995533349">
                <text:p>-0.009536329955333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486306427080363">
                <text:p>0.00486306427080363</text:p>
              </table:table-cell>
              <table:table-cell office:value-type="float" office:value="-0.0123708459051433">
                <text:p>-0.0123708459051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838787344252334">
                <text:p>0.00838787344252334</text:p>
              </table:table-cell>
              <table:table-cell office:value-type="float" office:value="-0.015075362097384">
                <text:p>-0.015075362097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879783856887206">
                <text:p>0.00879783856887206</text:p>
              </table:table-cell>
              <table:table-cell office:value-type="float" office:value="-0.0160515278377082">
                <text:p>-0.01605152783770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975558569965429">
                <text:p>0.00975558569965429</text:p>
              </table:table-cell>
              <table:table-cell office:value-type="float" office:value="-0.0151821719199274">
                <text:p>-0.0151821719199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159267388561228">
                <text:p>0.0159267388561228</text:p>
              </table:table-cell>
              <table:table-cell office:value-type="float" office:value="-0.0219722459986753">
                <text:p>-0.0219722459986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157831865614571">
                <text:p>0.0157831865614571</text:p>
              </table:table-cell>
              <table:table-cell office:value-type="float" office:value="-0.0210108894047145">
                <text:p>-0.0210108894047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60552482573912">
                <text:p>0.0160552482573912</text:p>
              </table:table-cell>
              <table:table-cell office:value-type="float" office:value="-0.021196714457975">
                <text:p>-0.021196714457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54589905114659">
                <text:p>0.0154589905114659</text:p>
              </table:table-cell>
              <table:table-cell office:value-type="float" office:value="-0.0200441274887224">
                <text:p>-0.0200441274887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59571513648176">
                <text:p>0.0159571513648176</text:p>
              </table:table-cell>
              <table:table-cell office:value-type="float" office:value="-0.0189302603095327">
                <text:p>-0.0189302603095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61714655033052">
                <text:p>0.0161714655033052</text:p>
              </table:table-cell>
              <table:table-cell office:value-type="float" office:value="-0.0203639196302008">
                <text:p>-0.02036391963020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68885587752265">
                <text:p>0.0168885587752265</text:p>
              </table:table-cell>
              <table:table-cell office:value-type="float" office:value="-0.0203534152035529">
                <text:p>-0.02035341520355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134650634898625">
                <text:p>0.0134650634898625</text:p>
              </table:table-cell>
              <table:table-cell office:value-type="float" office:value="0.0130167649191524">
                <text:p>0.01301676491915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00935763705012027">
                <text:p>-0.00935763705012027</text:p>
              </table:table-cell>
              <table:table-cell office:value-type="float" office:value="0.0632085593540936">
                <text:p>0.06320855935409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261528975369834">
                <text:p>-0.0261528975369834</text:p>
              </table:table-cell>
              <table:table-cell office:value-type="float" office:value="0.102173438447524">
                <text:p>0.1021734384475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553610204925576">
                <text:p>-0.0553610204925576</text:p>
              </table:table-cell>
              <table:table-cell office:value-type="float" office:value="0.150053641443076">
                <text:p>0.1500536414430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0477872760365095">
                <text:p>-0.0477872760365095</text:p>
              </table:table-cell>
              <table:table-cell office:value-type="float" office:value="0.158438833201475">
                <text:p>0.158438833201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0540929855194807">
                <text:p>-0.0540929855194807</text:p>
              </table:table-cell>
              <table:table-cell office:value-type="float" office:value="0.156089776601683">
                <text:p>0.1560897766016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0374151910218062">
                <text:p>-0.0374151910218062</text:p>
              </table:table-cell>
              <table:table-cell office:value-type="float" office:value="0.122656266495411">
                <text:p>0.1226562664954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0279123185479685">
                <text:p>-0.0279123185479685</text:p>
              </table:table-cell>
              <table:table-cell office:value-type="float" office:value="0.0953343303580912">
                <text:p>0.0953343303580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0284968427257845">
                <text:p>-0.0284968427257845</text:p>
              </table:table-cell>
              <table:table-cell office:value-type="float" office:value="0.0770152056826051">
                <text:p>0.07701520568260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0324521584289206">
                <text:p>-0.0324521584289206</text:p>
              </table:table-cell>
              <table:table-cell office:value-type="float" office:value="0.0666263396692992">
                <text:p>0.06662633966929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0243820714622578">
                <text:p>-0.0243820714622578</text:p>
              </table:table-cell>
              <table:table-cell office:value-type="float" office:value="0.0479383156295248">
                <text:p>0.0479383156295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0246855264208155">
                <text:p>-0.0246855264208155</text:p>
              </table:table-cell>
              <table:table-cell office:value-type="float" office:value="0.0424560862260286">
                <text:p>0.0424560862260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0243555953791181">
                <text:p>-0.0243555953791181</text:p>
              </table:table-cell>
              <table:table-cell office:value-type="float" office:value="0.0367523538933423">
                <text:p>0.0367523538933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0214473162642621">
                <text:p>-0.0214473162642621</text:p>
              </table:table-cell>
              <table:table-cell office:value-type="float" office:value="0.0285452585148106">
                <text:p>0.0285452585148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0161447345026602">
                <text:p>-0.0161447345026602</text:p>
              </table:table-cell>
              <table:table-cell office:value-type="float" office:value="0.0213429378453946">
                <text:p>0.02134293784539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0156042506345157">
                <text:p>-0.0156042506345157</text:p>
              </table:table-cell>
              <table:table-cell office:value-type="float" office:value="0.0178126334372988">
                <text:p>0.0178126334372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0147069105505446">
                <text:p>-0.0147069105505446</text:p>
              </table:table-cell>
              <table:table-cell office:value-type="float" office:value="0.0169970566208449">
                <text:p>0.01699705662084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0130832193778773">
                <text:p>-0.0130832193778773</text:p>
              </table:table-cell>
              <table:table-cell office:value-type="float" office:value="0.0147214259368784">
                <text:p>0.0147214259368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0116112841126104">
                <text:p>-0.0116112841126104</text:p>
              </table:table-cell>
              <table:table-cell office:value-type="float" office:value="0.0125821771852738">
                <text:p>0.0125821771852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0112534274740027">
                <text:p>-0.0112534274740027</text:p>
              </table:table-cell>
              <table:table-cell office:value-type="float" office:value="0.0112186445304546">
                <text:p>0.01121864453045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0118328842565001">
                <text:p>-0.0118328842565001</text:p>
              </table:table-cell>
              <table:table-cell office:value-type="float" office:value="0.0126762109468746">
                <text:p>0.01267621094687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00236448830027759">
                <text:p>-0.00236448830027759</text:p>
              </table:table-cell>
              <table:table-cell office:value-type="float" office:value="0.00161755055106926">
                <text:p>0.00161755055106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00344917779822528">
                <text:p>-0.00344917779822528</text:p>
              </table:table-cell>
              <table:table-cell office:value-type="float" office:value="0.00161755055106924">
                <text:p>0.00161755055106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00204778945107636">
                <text:p>-0.00204778945107636</text:p>
              </table:table-cell>
              <table:table-cell office:value-type="float" office:value="0.00161755055106926">
                <text:p>0.00161755055106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020718753900069">
                <text:p>-0.0020718753900069</text:p>
              </table:table-cell>
              <table:table-cell office:value-type="float" office:value="0.00161755055106926">
                <text:p>0.001617550551069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0201405024190124">
                <text:p>-0.00201405024190124</text:p>
              </table:table-cell>
              <table:table-cell office:value-type="float" office:value="0.00161755055106923">
                <text:p>0.00161755055106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00110839283127964">
                <text:p>-0.00110839283127964</text:p>
              </table:table-cell>
              <table:table-cell office:value-type="float" office:value="0.00161755055106924">
                <text:p>0.001617550551069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00268483256955325">
                <text:p>-0.00268483256955325</text:p>
              </table:table-cell>
              <table:table-cell office:value-type="float" office:value="0.00161755055106926">
                <text:p>0.001617550551069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00107734724093807">
                <text:p>-0.00107734724093807</text:p>
              </table:table-cell>
              <table:table-cell office:value-type="float" office:value="0.0000595945960998462">
                <text:p>0.00005959459609984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0119000896026027">
                <text:p>-0.00119000896026027</text:p>
              </table:table-cell>
              <table:table-cell office:value-type="float" office:value="0.0000595945960998601">
                <text:p>0.0000595945960998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00256149425317179">
                <text:p>-0.00256149425317179</text:p>
              </table:table-cell>
              <table:table-cell office:value-type="float" office:value="0.0000595945960998392">
                <text:p>0.00005959459609983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0535267670022307">
                <text:p>0.0000535267670022307</text:p>
              </table:table-cell>
              <table:table-cell office:value-type="float" office:value="0.0000595945960998392">
                <text:p>0.0000595945960998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000940464473041205">
                <text:p>-0.000940464473041205</text:p>
              </table:table-cell>
              <table:table-cell office:value-type="float" office:value="0.00107278583332995">
                <text:p>0.00107278583332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00135171580937733">
                <text:p>-0.00135171580937733</text:p>
              </table:table-cell>
              <table:table-cell office:value-type="float" office:value="0.00107278583332993">
                <text:p>0.001072785833329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00151968870190015">
                <text:p>-0.00151968870190015</text:p>
              </table:table-cell>
              <table:table-cell office:value-type="float" office:value="0.00107278583332995">
                <text:p>0.00107278583332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0108044487573832">
                <text:p>-0.00108044487573832</text:p>
              </table:table-cell>
              <table:table-cell office:value-type="float" office:value="-0.000441071772615133">
                <text:p>-0.0004410717726151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000751237842819379">
                <text:p>-0.000751237842819379</text:p>
              </table:table-cell>
              <table:table-cell office:value-type="float" office:value="-0.00044107177261514">
                <text:p>-0.000441071772615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00780971321842357">
                <text:p>-0.000780971321842357</text:p>
              </table:table-cell>
              <table:table-cell office:value-type="float" office:value="-0.000441071772615147">
                <text:p>-0.0004410717726151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000784121874353567">
                <text:p>-0.000784121874353567</text:p>
              </table:table-cell>
              <table:table-cell office:value-type="float" office:value="-0.000441071772615154">
                <text:p>-0.0004410717726151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158602845290026">
                <text:p>0.000158602845290026</text:p>
              </table:table-cell>
              <table:table-cell office:value-type="float" office:value="-0.000441071772615147">
                <text:p>-0.0004410717726151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00063060973920552">
                <text:p>-0.00063060973920552</text:p>
              </table:table-cell>
              <table:table-cell office:value-type="float" office:value="-0.00044107177261515">
                <text:p>-0.000441071772615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00125955102492775">
                <text:p>-0.00125955102492775</text:p>
              </table:table-cell>
              <table:table-cell office:value-type="float" office:value="0.00281931157566382">
                <text:p>0.002819311575663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00294380096246209">
                <text:p>-0.00294380096246209</text:p>
              </table:table-cell>
              <table:table-cell office:value-type="float" office:value="0.00281931157566383">
                <text:p>0.002819311575663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0886609439134302">
                <text:p>0.00886609439134302</text:p>
              </table:table-cell>
              <table:table-cell office:value-type="float" office:value="-0.00958064100217655">
                <text:p>-0.009580641002176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0882868452928965">
                <text:p>0.00882868452928965</text:p>
              </table:table-cell>
              <table:table-cell office:value-type="float" office:value="-0.0103135746822222">
                <text:p>-0.01031357468222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11186625924076">
                <text:p>0.011186625924076</text:p>
              </table:table-cell>
              <table:table-cell office:value-type="float" office:value="-0.0120109756899741">
                <text:p>-0.0120109756899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175998031513355">
                <text:p>0.0175998031513355</text:p>
              </table:table-cell>
              <table:table-cell office:value-type="float" office:value="-0.0174761444320952">
                <text:p>-0.0174761444320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173561279733772">
                <text:p>0.0173561279733772</text:p>
              </table:table-cell>
              <table:table-cell office:value-type="float" office:value="-0.0177028419905909">
                <text:p>-0.0177028419905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147423875781035">
                <text:p>0.0147423875781035</text:p>
              </table:table-cell>
              <table:table-cell office:value-type="float" office:value="-0.0144149776077617">
                <text:p>-0.0144149776077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1683805010304">
                <text:p>0.01683805010304</text:p>
              </table:table-cell>
              <table:table-cell office:value-type="float" office:value="-0.0176253187390891">
                <text:p>-0.01762531873908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0309357125061435">
                <text:p>-0.0309357125061435</text:p>
              </table:table-cell>
              <table:table-cell office:value-type="float" office:value="0.0299546568019658">
                <text:p>0.02995465680196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0210506056804168">
                <text:p>-0.0210506056804168</text:p>
              </table:table-cell>
              <table:table-cell office:value-type="float" office:value="0.0209301551043486">
                <text:p>0.0209301551043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00707724361714968">
                <text:p>-0.00707724361714968</text:p>
              </table:table-cell>
              <table:table-cell office:value-type="float" office:value="0.00682535056874272">
                <text:p>0.006825350568742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00696511126144074">
                <text:p>-0.00696511126144074</text:p>
              </table:table-cell>
              <table:table-cell office:value-type="float" office:value="0.0071440892005087">
                <text:p>0.00714408920050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00750277352644265">
                <text:p>-0.00750277352644265</text:p>
              </table:table-cell>
              <table:table-cell office:value-type="float" office:value="0.00778211935431886">
                <text:p>0.00778211935431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00730147450046069">
                <text:p>-0.00730147450046069</text:p>
              </table:table-cell>
              <table:table-cell office:value-type="float" office:value="0.00637432765845651">
                <text:p>0.006374327658456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00794572667404331">
                <text:p>-0.00794572667404331</text:p>
              </table:table-cell>
              <table:table-cell office:value-type="float" office:value="0.00729180849226499">
                <text:p>0.007291808492264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00784319899176751">
                <text:p>-0.00784319899176751</text:p>
              </table:table-cell>
              <table:table-cell office:value-type="float" office:value="0.00656821134050004">
                <text:p>0.006568211340500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00668875574407105">
                <text:p>-0.00668875574407105</text:p>
              </table:table-cell>
              <table:table-cell office:value-type="float" office:value="0.00436802775289856">
                <text:p>0.004368027752898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00430018587351587">
                <text:p>-0.00430018587351587</text:p>
              </table:table-cell>
              <table:table-cell office:value-type="float" office:value="0.00188600957125291">
                <text:p>0.00188600957125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00119563561975601">
                <text:p>-0.00119563561975601</text:p>
              </table:table-cell>
              <table:table-cell office:value-type="float" office:value="-0.000287974304569156">
                <text:p>-0.000287974304569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0284303800788264">
                <text:p>0.00284303800788264</text:p>
              </table:table-cell>
              <table:table-cell office:value-type="float" office:value="-0.00667444760215901">
                <text:p>-0.006674447602159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0801493308187315">
                <text:p>0.00801493308187315</text:p>
              </table:table-cell>
              <table:table-cell office:value-type="float" office:value="-0.00977545236965439">
                <text:p>-0.00977545236965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0615103549636231">
                <text:p>0.00615103549636231</text:p>
              </table:table-cell>
              <table:table-cell office:value-type="float" office:value="-0.00825363580566107">
                <text:p>-0.00825363580566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0952260752624834">
                <text:p>0.00952260752624834</text:p>
              </table:table-cell>
              <table:table-cell office:value-type="float" office:value="-0.01298297340583">
                <text:p>-0.012982973405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106613492498121">
                <text:p>0.0106613492498121</text:p>
              </table:table-cell>
              <table:table-cell office:value-type="float" office:value="-0.0147057634042983">
                <text:p>-0.01470576340429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0973018198800251">
                <text:p>0.00973018198800251</text:p>
              </table:table-cell>
              <table:table-cell office:value-type="float" office:value="-0.0125546882365823">
                <text:p>-0.01255468823658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0999851794425801">
                <text:p>0.00999851794425801</text:p>
              </table:table-cell>
              <table:table-cell office:value-type="float" office:value="-0.0140968555640557">
                <text:p>-0.01409685556405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188338864365188">
                <text:p>0.0188338864365188</text:p>
              </table:table-cell>
              <table:table-cell office:value-type="float" office:value="-0.0214543302977513">
                <text:p>-0.02145433029775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109638537912217">
                <text:p>0.0109638537912217</text:p>
              </table:table-cell>
              <table:table-cell office:value-type="float" office:value="-0.0132263351782272">
                <text:p>-0.0132263351782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0929139613901837">
                <text:p>0.00929139613901837</text:p>
              </table:table-cell>
              <table:table-cell office:value-type="float" office:value="-0.011112451040247">
                <text:p>-0.0111124510402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0820696094236955">
                <text:p>0.00820696094236955</text:p>
              </table:table-cell>
              <table:table-cell office:value-type="float" office:value="-0.0103754883287531">
                <text:p>-0.01037548832875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0644040865745685">
                <text:p>0.00644040865745685</text:p>
              </table:table-cell>
              <table:table-cell office:value-type="float" office:value="-0.00820372941010866">
                <text:p>-0.008203729410108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065846908674076">
                <text:p>0.0065846908674076</text:p>
              </table:table-cell>
              <table:table-cell office:value-type="float" office:value="-0.00744687218563239">
                <text:p>-0.00744687218563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0696377658745528">
                <text:p>0.00696377658745528</text:p>
              </table:table-cell>
              <table:table-cell office:value-type="float" office:value="-0.00947970755043638">
                <text:p>-0.009479707550436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079116776374041">
                <text:p>0.0079116776374041</text:p>
              </table:table-cell>
              <table:table-cell office:value-type="float" office:value="-0.0101371129681689">
                <text:p>-0.01013711296816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0794021191835212">
                <text:p>0.00794021191835212</text:p>
              </table:table-cell>
              <table:table-cell office:value-type="float" office:value="-0.00937159484197139">
                <text:p>-0.00937159484197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089287704458845">
                <text:p>-0.089287704458845</text:p>
              </table:table-cell>
              <table:table-cell office:value-type="float" office:value="0.087533748033609">
                <text:p>0.0875337480336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63467512229143">
                <text:p>-0.063467512229143</text:p>
              </table:table-cell>
              <table:table-cell office:value-type="float" office:value="0.0607557819265992">
                <text:p>0.06075578192659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420328178562118">
                <text:p>-0.0420328178562118</text:p>
              </table:table-cell>
              <table:table-cell office:value-type="float" office:value="0.0404611942093253">
                <text:p>0.04046119420932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297759127971712">
                <text:p>-0.0297759127971712</text:p>
              </table:table-cell>
              <table:table-cell office:value-type="float" office:value="0.0262433509592434">
                <text:p>0.0262433509592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247649099079511">
                <text:p>-0.0247649099079511</text:p>
              </table:table-cell>
              <table:table-cell office:value-type="float" office:value="0.0232540585049519">
                <text:p>0.02325405850495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0144177975239252">
                <text:p>-0.0144177975239252</text:p>
              </table:table-cell>
              <table:table-cell office:value-type="float" office:value="0.0130478020409613">
                <text:p>0.0130478020409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0729879492976544">
                <text:p>-0.00729879492976544</text:p>
              </table:table-cell>
              <table:table-cell office:value-type="float" office:value="0.00670396460419417">
                <text:p>0.006703964604194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0590721685846443">
                <text:p>-0.00590721685846443</text:p>
              </table:table-cell>
              <table:table-cell office:value-type="float" office:value="0.00545210829528211">
                <text:p>0.005452108295282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0665699551585836">
                <text:p>-0.00665699551585836</text:p>
              </table:table-cell>
              <table:table-cell office:value-type="float" office:value="0.00684935498056763">
                <text:p>0.006849354980567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00599141128483003">
                <text:p>-0.00599141128483003</text:p>
              </table:table-cell>
              <table:table-cell office:value-type="float" office:value="0.00684935498056763">
                <text:p>0.006849354980567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00597883927837596">
                <text:p>-0.00597883927837596</text:p>
              </table:table-cell>
              <table:table-cell office:value-type="float" office:value="0.00542979161340449">
                <text:p>0.005429791613404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00630640012413845">
                <text:p>-0.00630640012413845</text:p>
              </table:table-cell>
              <table:table-cell office:value-type="float" office:value="0.00542979161340449">
                <text:p>0.005429791613404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00532280810737595">
                <text:p>-0.00532280810737595</text:p>
              </table:table-cell>
              <table:table-cell office:value-type="float" office:value="0.00256277620304974">
                <text:p>0.002562776203049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00661948340794939">
                <text:p>-0.00661948340794939</text:p>
              </table:table-cell>
              <table:table-cell office:value-type="float" office:value="0.00506297657465553">
                <text:p>0.005062976574655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00514111298279124">
                <text:p>-0.00514111298279124</text:p>
              </table:table-cell>
              <table:table-cell office:value-type="float" office:value="0.00220108825274085">
                <text:p>0.00220108825274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00542994449057835">
                <text:p>-0.00542994449057835</text:p>
              </table:table-cell>
              <table:table-cell office:value-type="float" office:value="0.00220108825274085">
                <text:p>0.002201088252740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00540540425715255">
                <text:p>-0.00540540425715255</text:p>
              </table:table-cell>
              <table:table-cell office:value-type="float" office:value="0.00220108825274085">
                <text:p>0.002201088252740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00436765882329302">
                <text:p>-0.00436765882329302</text:p>
              </table:table-cell>
              <table:table-cell office:value-type="float" office:value="0.00220108825274085">
                <text:p>0.002201088252740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00497414669863167">
                <text:p>-0.00497414669863167</text:p>
              </table:table-cell>
              <table:table-cell office:value-type="float" office:value="0.00220108825274085">
                <text:p>0.002201088252740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00592972092036609">
                <text:p>-0.00592972092036609</text:p>
              </table:table-cell>
              <table:table-cell office:value-type="float" office:value="0.00220108825274085">
                <text:p>0.002201088252740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00638404886613818">
                <text:p>-0.00638404886613818</text:p>
              </table:table-cell>
              <table:table-cell office:value-type="float" office:value="0.00220108825274085">
                <text:p>0.002201088252740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00542079496477044">
                <text:p>-0.00542079496477044</text:p>
              </table:table-cell>
              <table:table-cell office:value-type="float" office:value="0.000683470507388211">
                <text:p>0.0006834705073882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00951700300409915">
                <text:p>-0.00951700300409915</text:p>
              </table:table-cell>
              <table:table-cell office:value-type="float" office:value="0.00473523633346008">
                <text:p>0.004735236333460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0288578114564305">
                <text:p>0.00288578114564305</text:p>
              </table:table-cell>
              <table:table-cell office:value-type="float" office:value="-0.00812580915259848">
                <text:p>-0.008125809152598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0844686659817485">
                <text:p>0.00844686659817485</text:p>
              </table:table-cell>
              <table:table-cell office:value-type="float" office:value="-0.0130745324859939">
                <text:p>-0.01307453248599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126575746081529">
                <text:p>0.0126575746081529</text:p>
              </table:table-cell>
              <table:table-cell office:value-type="float" office:value="-0.0157303984262269">
                <text:p>-0.01573039842622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147041636658419">
                <text:p>0.0147041636658419</text:p>
              </table:table-cell>
              <table:table-cell office:value-type="float" office:value="-0.0192781398567185">
                <text:p>-0.01927813985671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159288307685722">
                <text:p>0.0159288307685722</text:p>
              </table:table-cell>
              <table:table-cell office:value-type="float" office:value="-0.0192785668721268">
                <text:p>-0.01927856687212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0168075351155923">
                <text:p>0.00168075351155923</text:p>
              </table:table-cell>
              <table:table-cell office:value-type="float" office:value="0.0242604428832928">
                <text:p>0.02426044288329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0162199913799793">
                <text:p>-0.0162199913799793</text:p>
              </table:table-cell>
              <table:table-cell office:value-type="float" office:value="0.069354685045177">
                <text:p>0.0693546850451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0331955984901279">
                <text:p>-0.0331955984901279</text:p>
              </table:table-cell>
              <table:table-cell office:value-type="float" office:value="0.109118584324896">
                <text:p>0.109118584324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0484393842251543">
                <text:p>-0.0484393842251543</text:p>
              </table:table-cell>
              <table:table-cell office:value-type="float" office:value="0.1446053400497">
                <text:p>0.14460534004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0599561813946136">
                <text:p>-0.0599561813946136</text:p>
              </table:table-cell>
              <table:table-cell office:value-type="float" office:value="0.172660953909604">
                <text:p>0.1726609539096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0645528761277309">
                <text:p>-0.0645528761277309</text:p>
              </table:table-cell>
              <table:table-cell office:value-type="float" office:value="0.169760252173605">
                <text:p>0.1697602521736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0384091906234378">
                <text:p>-0.0384091906234378</text:p>
              </table:table-cell>
              <table:table-cell office:value-type="float" office:value="0.124302990447846">
                <text:p>0.1243029904478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0323928820215449">
                <text:p>-0.0323928820215449</text:p>
              </table:table-cell>
              <table:table-cell office:value-type="float" office:value="0.0987501771004695">
                <text:p>0.09875017710046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0302471983701029">
                <text:p>-0.0302471983701029</text:p>
              </table:table-cell>
              <table:table-cell office:value-type="float" office:value="0.0789203294017864">
                <text:p>0.07892032940178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0346805201974205">
                <text:p>-0.0346805201974205</text:p>
              </table:table-cell>
              <table:table-cell office:value-type="float" office:value="0.0681685811912622">
                <text:p>0.06816858119126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0376314353082738">
                <text:p>-0.0376314353082738</text:p>
              </table:table-cell>
              <table:table-cell office:value-type="float" office:value="0.0609841270012732">
                <text:p>0.06098412700127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0393364616562317">
                <text:p>-0.0393364616562317</text:p>
              </table:table-cell>
              <table:table-cell office:value-type="float" office:value="0.0560135118125185">
                <text:p>0.05601351181251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0353866085925751">
                <text:p>-0.0353866085925751</text:p>
              </table:table-cell>
              <table:table-cell office:value-type="float" office:value="0.0491924958574739">
                <text:p>0.04919249585747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0327841487804013">
                <text:p>-0.0327841487804013</text:p>
              </table:table-cell>
              <table:table-cell office:value-type="float" office:value="0.0429936324465146">
                <text:p>0.04299363244651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0274312810831201">
                <text:p>-0.0274312810831201</text:p>
              </table:table-cell>
              <table:table-cell office:value-type="float" office:value="0.0344366705777093">
                <text:p>0.03443667057770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0240283603462244">
                <text:p>-0.0240283603462244</text:p>
              </table:table-cell>
              <table:table-cell office:value-type="float" office:value="0.0289782061796959">
                <text:p>0.02897820617969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0224369896932244">
                <text:p>-0.0224369896932244</text:p>
              </table:table-cell>
              <table:table-cell office:value-type="float" office:value="0.0252414360754403">
                <text:p>0.02524143607544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0182558002764264">
                <text:p>-0.0182558002764264</text:p>
              </table:table-cell>
              <table:table-cell office:value-type="float" office:value="0.0200052657547785">
                <text:p>0.02000526575477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0153827798062129">
                <text:p>-0.0153827798062129</text:p>
              </table:table-cell>
              <table:table-cell office:value-type="float" office:value="0.0158729599984961">
                <text:p>0.01587295999849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0133470985877864">
                <text:p>-0.0133470985877864</text:p>
              </table:table-cell>
              <table:table-cell office:value-type="float" office:value="0.0120728400317098">
                <text:p>0.01207284003170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0134463949562993">
                <text:p>-0.0134463949562993</text:p>
              </table:table-cell>
              <table:table-cell office:value-type="float" office:value="0.0117092866640092">
                <text:p>0.01170928666400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0119064907297963">
                <text:p>-0.0119064907297963</text:p>
              </table:table-cell>
              <table:table-cell office:value-type="float" office:value="0.0102853146636872">
                <text:p>0.01028531466368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0.012900294644842">
                <text:p>-0.012900294644842</text:p>
              </table:table-cell>
              <table:table-cell office:value-type="float" office:value="0.0112538924029477">
                <text:p>0.01125389240294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0.0105632705401595">
                <text:p>-0.0105632705401595</text:p>
              </table:table-cell>
              <table:table-cell office:value-type="float" office:value="0.00949932905933548">
                <text:p>0.009499329059335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00878812648641691">
                <text:p>-0.00878812648641691</text:p>
              </table:table-cell>
              <table:table-cell office:value-type="float" office:value="0.00855663241522264">
                <text:p>0.00855663241522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0.00515030719277831">
                <text:p>-0.00515030719277831</text:p>
              </table:table-cell>
              <table:table-cell office:value-type="float" office:value="0.00263048113611042">
                <text:p>0.00263048113611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00663549620472659">
                <text:p>-0.00663549620472659</text:p>
              </table:table-cell>
              <table:table-cell office:value-type="float" office:value="0.00390376192681385">
                <text:p>0.003903761926813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00648830354841734">
                <text:p>-0.00648830354841734</text:p>
              </table:table-cell>
              <table:table-cell office:value-type="float" office:value="0.00202146614016407">
                <text:p>0.002021466140164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0061141912762217">
                <text:p>-0.0061141912762217</text:p>
              </table:table-cell>
              <table:table-cell office:value-type="float" office:value="0.00276852885909928">
                <text:p>0.002768528859099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00606969664073098">
                <text:p>-0.00606969664073098</text:p>
              </table:table-cell>
              <table:table-cell office:value-type="float" office:value="0.00236767712598285">
                <text:p>0.002367677125982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00582275253469988">
                <text:p>-0.00582275253469988</text:p>
              </table:table-cell>
              <table:table-cell office:value-type="float" office:value="0.00268348580325028">
                <text:p>0.002683485803250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00636687174714345">
                <text:p>-0.00636687174714345</text:p>
              </table:table-cell>
              <table:table-cell office:value-type="float" office:value="0.00188685843413938">
                <text:p>0.001886858434139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00577265138733551">
                <text:p>-0.00577265138733551</text:p>
              </table:table-cell>
              <table:table-cell office:value-type="float" office:value="0.000849387537412705">
                <text:p>0.0008493875374127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00716517280839657">
                <text:p>-0.00716517280839657</text:p>
              </table:table-cell>
              <table:table-cell office:value-type="float" office:value="0.00265958880476047">
                <text:p>0.002659588804760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00658902932018668">
                <text:p>-0.00658902932018668</text:p>
              </table:table-cell>
              <table:table-cell office:value-type="float" office:value="0.00245218587517493">
                <text:p>0.002452185875174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00520582136389702">
                <text:p>-0.00520582136389702</text:p>
              </table:table-cell>
              <table:table-cell office:value-type="float" office:value="0.000455993619225215">
                <text:p>0.0004559936192252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00529784403904721">
                <text:p>-0.00529784403904721</text:p>
              </table:table-cell>
              <table:table-cell office:value-type="float" office:value="0.00195027874364007">
                <text:p>0.00195027874364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00362713246122537">
                <text:p>-0.00362713246122537</text:p>
              </table:table-cell>
              <table:table-cell office:value-type="float" office:value="0.000172316952195217">
                <text:p>0.0001723169521952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000273603496585118">
                <text:p>-0.000273603496585118</text:p>
              </table:table-cell>
              <table:table-cell office:value-type="float" office:value="-0.00343821695891533">
                <text:p>-0.00343821695891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0226906333810217">
                <text:p>0.00226906333810217</text:p>
              </table:table-cell>
              <table:table-cell office:value-type="float" office:value="-0.00620325754738871">
                <text:p>-0.006203257547388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017179472660116">
                <text:p>0.0017179472660116</text:p>
              </table:table-cell>
              <table:table-cell office:value-type="float" office:value="-0.0050578950878164">
                <text:p>-0.00505789508781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0674852647099988">
                <text:p>0.00674852647099988</text:p>
              </table:table-cell>
              <table:table-cell office:value-type="float" office:value="-0.00942998527412597">
                <text:p>-0.009429985274125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0722388664116402">
                <text:p>0.00722388664116402</text:p>
              </table:table-cell>
              <table:table-cell office:value-type="float" office:value="-0.00896654885700166">
                <text:p>-0.008966548857001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157272064759106">
                <text:p>0.0157272064759106</text:p>
              </table:table-cell>
              <table:table-cell office:value-type="float" office:value="-0.0167609699015676">
                <text:p>-0.01676096990156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178135111687254">
                <text:p>0.0178135111687254</text:p>
              </table:table-cell>
              <table:table-cell office:value-type="float" office:value="-0.019610113613681">
                <text:p>-0.0196101136136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174928215156691">
                <text:p>0.0174928215156691</text:p>
              </table:table-cell>
              <table:table-cell office:value-type="float" office:value="-0.0196125005068168">
                <text:p>-0.01961250050681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214739183007229">
                <text:p>0.0214739183007229</text:p>
              </table:table-cell>
              <table:table-cell office:value-type="float" office:value="-0.0215450954724985">
                <text:p>-0.02154509547249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222121367636412">
                <text:p>0.0222121367636412</text:p>
              </table:table-cell>
              <table:table-cell office:value-type="float" office:value="-0.0232387553805291">
                <text:p>-0.02323875538052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223724591321017">
                <text:p>0.0223724591321017</text:p>
              </table:table-cell>
              <table:table-cell office:value-type="float" office:value="-0.0227974037286993">
                <text:p>-0.02279740372869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137223335898464">
                <text:p>0.0137223335898464</text:p>
              </table:table-cell>
              <table:table-cell office:value-type="float" office:value="0.0145007787975038">
                <text:p>0.01450077879750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00646588146579918">
                <text:p>-0.00646588146579918</text:p>
              </table:table-cell>
              <table:table-cell office:value-type="float" office:value="0.0617260231195067">
                <text:p>0.06172602311950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0318779268600657">
                <text:p>-0.0318779268600657</text:p>
              </table:table-cell>
              <table:table-cell office:value-type="float" office:value="0.109772159891032">
                <text:p>0.1097721598910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0544402828294746">
                <text:p>-0.0544402828294746</text:p>
              </table:table-cell>
              <table:table-cell office:value-type="float" office:value="0.152997982313992">
                <text:p>0.1529979823139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0484817130364119">
                <text:p>-0.0484817130364119</text:p>
              </table:table-cell>
              <table:table-cell office:value-type="float" office:value="0.161082867644831">
                <text:p>0.1610828676448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0558254422974431">
                <text:p>-0.0558254422974431</text:p>
              </table:table-cell>
              <table:table-cell office:value-type="float" office:value="0.158723895337259">
                <text:p>0.1587238953372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103180134453403">
                <text:p>-0.103180134453403</text:p>
              </table:table-cell>
              <table:table-cell office:value-type="float" office:value="0.185981970748224">
                <text:p>0.1859819707482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0355185327816132">
                <text:p>-0.0355185327816132</text:p>
              </table:table-cell>
              <table:table-cell office:value-type="float" office:value="0.0997261708495048">
                <text:p>0.09972617084950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0303473298744232">
                <text:p>-0.0303473298744232</text:p>
              </table:table-cell>
              <table:table-cell office:value-type="float" office:value="0.07778879171856">
                <text:p>0.077788791718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0328877074466978">
                <text:p>-0.0328877074466978</text:p>
              </table:table-cell>
              <table:table-cell office:value-type="float" office:value="0.0663636961157859">
                <text:p>0.06636369611578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0204135404907984">
                <text:p>-0.0204135404907984</text:p>
              </table:table-cell>
              <table:table-cell office:value-type="float" office:value="0.0460101146014758">
                <text:p>0.04601011460147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0246337781711352">
                <text:p>-0.0246337781711352</text:p>
              </table:table-cell>
              <table:table-cell office:value-type="float" office:value="0.0456423848860301">
                <text:p>0.04564238488603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0254003694265652">
                <text:p>-0.0254003694265652</text:p>
              </table:table-cell>
              <table:table-cell office:value-type="float" office:value="0.0401784581235556">
                <text:p>0.04017845812355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0230670950981748">
                <text:p>-0.0230670950981748</text:p>
              </table:table-cell>
              <table:table-cell office:value-type="float" office:value="0.0349899627620696">
                <text:p>0.0349899627620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0185939991856898">
                <text:p>-0.0185939991856898</text:p>
              </table:table-cell>
              <table:table-cell office:value-type="float" office:value="0.0276993254887294">
                <text:p>0.02769932548872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0143527617602661">
                <text:p>-0.0143527617602661</text:p>
              </table:table-cell>
              <table:table-cell office:value-type="float" office:value="0.0226146567097367">
                <text:p>0.02261465670973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0150067206455713">
                <text:p>-0.0150067206455713</text:p>
              </table:table-cell>
              <table:table-cell office:value-type="float" office:value="0.0219901674901837">
                <text:p>0.02199016749018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0151638094995761">
                <text:p>-0.0151638094995761</text:p>
              </table:table-cell>
              <table:table-cell office:value-type="float" office:value="0.020040492474664">
                <text:p>0.0200404924746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0135939482565028">
                <text:p>-0.0135939482565028</text:p>
              </table:table-cell>
              <table:table-cell office:value-type="float" office:value="0.0180267865853754">
                <text:p>0.01802678658537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142070652671018">
                <text:p>-0.0142070652671018</text:p>
              </table:table-cell>
              <table:table-cell office:value-type="float" office:value="0.0189398878126648">
                <text:p>0.01893988781266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0066511395901756">
                <text:p>-0.0066511395901756</text:p>
              </table:table-cell>
              <table:table-cell office:value-type="float" office:value="0.0104130925498671">
                <text:p>0.01041309254986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0000530973062424778">
                <text:p>-0.0000530973062424778</text:p>
              </table:table-cell>
              <table:table-cell office:value-type="float" office:value="0.00396743483021389">
                <text:p>0.003967434830213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00772131642924556">
                <text:p>0.000772131642924556</text:p>
              </table:table-cell>
              <table:table-cell office:value-type="float" office:value="0.00241921405689682">
                <text:p>0.002419214056896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00213106236087057">
                <text:p>0.000213106236087057</text:p>
              </table:table-cell>
              <table:table-cell office:value-type="float" office:value="0.00241921405689682">
                <text:p>0.002419214056896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000861091354264154">
                <text:p>-0.000861091354264154</text:p>
              </table:table-cell>
              <table:table-cell office:value-type="float" office:value="0.00241921405689682">
                <text:p>0.002419214056896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00421512237416266">
                <text:p>0.000421512237416266</text:p>
              </table:table-cell>
              <table:table-cell office:value-type="float" office:value="0.00241921405689682">
                <text:p>0.002419214056896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00103371728338164">
                <text:p>-0.00103371728338164</text:p>
              </table:table-cell>
              <table:table-cell office:value-type="float" office:value="0.00241921405689682">
                <text:p>0.002419214056896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00227211434520669">
                <text:p>-0.00227211434520669</text:p>
              </table:table-cell>
              <table:table-cell office:value-type="float" office:value="0.00241921405689682">
                <text:p>0.002419214056896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00155847389377506">
                <text:p>-0.00155847389377506</text:p>
              </table:table-cell>
              <table:table-cell office:value-type="float" office:value="0.00241921405689682">
                <text:p>0.002419214056896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00848407940221563">
                <text:p>-0.000848407940221563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00702843322205382">
                <text:p>0.000702843322205382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00044165586049516">
                <text:p>-0.00044165586049516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00727740778375008">
                <text:p>0.000727740778375008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0145562316362913">
                <text:p>0.00145562316362913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0136923189346838">
                <text:p>0.00136923189346838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00855540289331103">
                <text:p>0.000855540289331103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0227839822952802">
                <text:p>0.00227839822952802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0262538488094854">
                <text:p>0.00262538488094854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0225264097635769">
                <text:p>0.00225264097635769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0327814186995035">
                <text:p>0.00327814186995035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0314195449535859">
                <text:p>0.00314195449535859</text:p>
              </table:table-cell>
              <table:table-cell office:value-type="float" office:value="0.000897623116121959">
                <text:p>0.0008976231161219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018650127331501">
                <text:p>0.0018650127331501</text:p>
              </table:table-cell>
              <table:table-cell office:value-type="float" office:value="0.00223123682557169">
                <text:p>0.002231236825571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0537086366595485">
                <text:p>0.00537086366595485</text:p>
              </table:table-cell>
              <table:table-cell office:value-type="float" office:value="-0.000721609961611414">
                <text:p>-0.0007216099616114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0927776393340363">
                <text:p>0.00927776393340363</text:p>
              </table:table-cell>
              <table:table-cell office:value-type="float" office:value="-0.0054794982594939">
                <text:p>-0.00547949825949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165072419913219">
                <text:p>0.0165072419913219</text:p>
              </table:table-cell>
              <table:table-cell office:value-type="float" office:value="-0.0124030679950775">
                <text:p>-0.01240306799507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166604519370832">
                <text:p>0.0166604519370832</text:p>
              </table:table-cell>
              <table:table-cell office:value-type="float" office:value="-0.0139977867704326">
                <text:p>-0.01399778677043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142550317191708">
                <text:p>0.0142550317191708</text:p>
              </table:table-cell>
              <table:table-cell office:value-type="float" office:value="-0.0113030237765797">
                <text:p>-0.01130302377657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152213365821865">
                <text:p>0.0152213365821865</text:p>
              </table:table-cell>
              <table:table-cell office:value-type="float" office:value="-0.0120717681504181">
                <text:p>-0.01207176815041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155981692601515">
                <text:p>0.0155981692601515</text:p>
              </table:table-cell>
              <table:table-cell office:value-type="float" office:value="-0.0116815170643063">
                <text:p>-0.01168151706430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153926773351287">
                <text:p>0.0153926773351287</text:p>
              </table:table-cell>
              <table:table-cell office:value-type="float" office:value="-0.0110675044034827">
                <text:p>-0.01106750440348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0281985329282506">
                <text:p>-0.0281985329282506</text:p>
              </table:table-cell>
              <table:table-cell office:value-type="float" office:value="0.0339492290962902">
                <text:p>0.03394922909629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00993080928392054">
                <text:p>-0.00993080928392054</text:p>
              </table:table-cell>
              <table:table-cell office:value-type="float" office:value="0.0161766362069669">
                <text:p>0.01617663620696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00723541436099318">
                <text:p>-0.00723541436099318</text:p>
              </table:table-cell>
              <table:table-cell office:value-type="float" office:value="0.0142333798912437">
                <text:p>0.01423337989124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010045569530412">
                <text:p>-0.010045569530412</text:p>
              </table:table-cell>
              <table:table-cell office:value-type="float" office:value="0.0156846844623271">
                <text:p>0.01568468446232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0180637490620867">
                <text:p>-0.0180637490620867</text:p>
              </table:table-cell>
              <table:table-cell office:value-type="float" office:value="0.054243516269088">
                <text:p>0.0542435162690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405744565163868">
                <text:p>-0.0405744565163868</text:p>
              </table:table-cell>
              <table:table-cell office:value-type="float" office:value="0.102785164732909">
                <text:p>0.1027851647329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402096579845157">
                <text:p>-0.0402096579845157</text:p>
              </table:table-cell>
              <table:table-cell office:value-type="float" office:value="0.124802234563465">
                <text:p>0.1248022345634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453845573101077">
                <text:p>-0.0453845573101077</text:p>
              </table:table-cell>
              <table:table-cell office:value-type="float" office:value="0.148219378609515">
                <text:p>0.1482193786095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061550827171037">
                <text:p>-0.061550827171037</text:p>
              </table:table-cell>
              <table:table-cell office:value-type="float" office:value="0.180462690096421">
                <text:p>0.1804626900964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0618005459944566">
                <text:p>-0.0618005459944566</text:p>
              </table:table-cell>
              <table:table-cell office:value-type="float" office:value="0.173328909774333">
                <text:p>0.173328909774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0403439143704469">
                <text:p>-0.0403439143704469</text:p>
              </table:table-cell>
              <table:table-cell office:value-type="float" office:value="0.131521449979547">
                <text:p>0.1315214499795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0187736241328738">
                <text:p>-0.0187736241328738</text:p>
              </table:table-cell>
              <table:table-cell office:value-type="float" office:value="0.0901865361000063">
                <text:p>0.0901865361000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021491507155992">
                <text:p>-0.021491507155992</text:p>
              </table:table-cell>
              <table:table-cell office:value-type="float" office:value="0.077994951425981">
                <text:p>0.0779949514259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0264607697441486">
                <text:p>-0.0264607697441486</text:p>
              </table:table-cell>
              <table:table-cell office:value-type="float" office:value="0.0711775814762961">
                <text:p>0.07117758147629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017080328996907">
                <text:p>-0.017080328996907</text:p>
              </table:table-cell>
              <table:table-cell office:value-type="float" office:value="0.052529967915639">
                <text:p>0.0525299679156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0159895114202575">
                <text:p>-0.0159895114202575</text:p>
              </table:table-cell>
              <table:table-cell office:value-type="float" office:value="0.0452173838671266">
                <text:p>0.04521738386712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0149623132811758">
                <text:p>-0.0149623132811758</text:p>
              </table:table-cell>
              <table:table-cell office:value-type="float" office:value="0.0379202563190182">
                <text:p>0.03792025631901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0111018584661506">
                <text:p>-0.0111018584661506</text:p>
              </table:table-cell>
              <table:table-cell office:value-type="float" office:value="0.0300970522612101">
                <text:p>0.03009705226121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0102965423743111">
                <text:p>-0.0102965423743111</text:p>
              </table:table-cell>
              <table:table-cell office:value-type="float" office:value="0.0274004688697183">
                <text:p>0.02740046886971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0010801555385811">
                <text:p>-0.0010801555385811</text:p>
              </table:table-cell>
              <table:table-cell office:value-type="float" office:value="0.0163932169703207">
                <text:p>0.01639321697032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0492489015834963">
                <text:p>0.00492489015834963</text:p>
              </table:table-cell>
              <table:table-cell office:value-type="float" office:value="0.00803025801769852">
                <text:p>0.008030258017698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0638821521251387">
                <text:p>0.00638821521251387</text:p>
              </table:table-cell>
              <table:table-cell office:value-type="float" office:value="0.00640801952998249">
                <text:p>0.006408019529982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076598570833557">
                <text:p>0.0076598570833557</text:p>
              </table:table-cell>
              <table:table-cell office:value-type="float" office:value="0.00353040888577549">
                <text:p>0.003530408885775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045647531085411">
                <text:p>0.0045647531085411</text:p>
              </table:table-cell>
              <table:table-cell office:value-type="float" office:value="0.00710052574413389">
                <text:p>0.007100525744133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00205630588538064">
                <text:p>-0.00205630588538064</text:p>
              </table:table-cell>
              <table:table-cell office:value-type="float" office:value="0.0131326931573543">
                <text:p>0.01313269315735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00392173027167164">
                <text:p>-0.00392173027167164</text:p>
              </table:table-cell>
              <table:table-cell office:value-type="float" office:value="0.0143844015969714">
                <text:p>0.01438440159697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0024984409314488">
                <text:p>-0.0024984409314488</text:p>
              </table:table-cell>
              <table:table-cell office:value-type="float" office:value="0.0124955198128056">
                <text:p>0.01249551981280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0257702613334221">
                <text:p>0.00257702613334221</text:p>
              </table:table-cell>
              <table:table-cell office:value-type="float" office:value="0.0062508110812205">
                <text:p>0.00625081108122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00535643507146855">
                <text:p>-0.00535643507146855</text:p>
              </table:table-cell>
              <table:table-cell office:value-type="float" office:value="0.013346641060445">
                <text:p>0.0133466410604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00506523900219857">
                <text:p>-0.00506523900219857</text:p>
              </table:table-cell>
              <table:table-cell office:value-type="float" office:value="0.0129720810409228">
                <text:p>0.01297208104092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0394407638345484">
                <text:p>-0.00394407638345484</text:p>
              </table:table-cell>
              <table:table-cell office:value-type="float" office:value="0.0115907802085449">
                <text:p>0.01159078020854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00301482708659506">
                <text:p>-0.00301482708659506</text:p>
              </table:table-cell>
              <table:table-cell office:value-type="float" office:value="0.00910199236846054">
                <text:p>0.00910199236846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00280033986475914">
                <text:p>-0.00280033986475914</text:p>
              </table:table-cell>
              <table:table-cell office:value-type="float" office:value="0.00883091262257274">
                <text:p>0.008830912622572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00147864480840365">
                <text:p>-0.00147864480840365</text:p>
              </table:table-cell>
              <table:table-cell office:value-type="float" office:value="0.00758106977340134">
                <text:p>0.007581069773401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0100509268564597">
                <text:p>0.00100509268564597</text:p>
              </table:table-cell>
              <table:table-cell office:value-type="float" office:value="0.00534323735084907">
                <text:p>0.005343237350849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00163940231685711">
                <text:p>-0.00163940231685711</text:p>
              </table:table-cell>
              <table:table-cell office:value-type="float" office:value="0.00843856698527201">
                <text:p>0.008438566985272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00257166161211231">
                <text:p>-0.00257166161211231</text:p>
              </table:table-cell>
              <table:table-cell office:value-type="float" office:value="0.00826393971484229">
                <text:p>0.008263939714842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0.00137762922723805">
                <text:p>-0.00137762922723805</text:p>
              </table:table-cell>
              <table:table-cell office:value-type="float" office:value="0.0072244869097986">
                <text:p>0.00722448690979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0305005974102635">
                <text:p>0.00305005974102635</text:p>
              </table:table-cell>
              <table:table-cell office:value-type="float" office:value="0.00389355119606716">
                <text:p>0.003893551196067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00100900808675952">
                <text:p>-0.00100900808675952</text:p>
              </table:table-cell>
              <table:table-cell office:value-type="float" office:value="0.00688742203288584">
                <text:p>0.006887422032885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0021229514293708">
                <text:p>0.00021229514293708</text:p>
              </table:table-cell>
              <table:table-cell office:value-type="float" office:value="0.00602956199900895">
                <text:p>0.006029561999008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0040082161548094">
                <text:p>-0.0040082161548094</text:p>
              </table:table-cell>
              <table:table-cell office:value-type="float" office:value="0.00974590413066689">
                <text:p>0.009745904130666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00270250096350999">
                <text:p>-0.00270250096350999</text:p>
              </table:table-cell>
              <table:table-cell office:value-type="float" office:value="0.00925988721350279">
                <text:p>0.009259887213502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00121938030640578">
                <text:p>-0.00121938030640578</text:p>
              </table:table-cell>
              <table:table-cell office:value-type="float" office:value="0.00730897365798189">
                <text:p>0.007308973657981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00276552600806923">
                <text:p>-0.00276552600806923</text:p>
              </table:table-cell>
              <table:table-cell office:value-type="float" office:value="0.00854258478895176">
                <text:p>0.008542584788951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00310134830725239">
                <text:p>-0.00310134830725239</text:p>
              </table:table-cell>
              <table:table-cell office:value-type="float" office:value="0.00864724299034858">
                <text:p>0.008647242990348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00165304394321097">
                <text:p>-0.00165304394321097</text:p>
              </table:table-cell>
              <table:table-cell office:value-type="float" office:value="0.00848961987670016">
                <text:p>0.008489619876700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0.00117367693359149">
                <text:p>-0.00117367693359149</text:p>
              </table:table-cell>
              <table:table-cell office:value-type="float" office:value="0.00796421043965978">
                <text:p>0.007964210439659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0.000847091418660462">
                <text:p>-0.000847091418660462</text:p>
              </table:table-cell>
              <table:table-cell office:value-type="float" office:value="0.00728952199006994">
                <text:p>0.007289521990069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0.00345007661598995">
                <text:p>-0.00345007661598995</text:p>
              </table:table-cell>
              <table:table-cell office:value-type="float" office:value="0.0104333280298334">
                <text:p>0.01043332802983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561418265798519">
                <text:p>0.00561418265798519</text:p>
              </table:table-cell>
              <table:table-cell office:value-type="float" office:value="0.000458380266183056">
                <text:p>0.0004583802661830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0761507197499078">
                <text:p>0.00761507197499078</text:p>
              </table:table-cell>
              <table:table-cell office:value-type="float" office:value="-0.00255282774732102">
                <text:p>-0.002552827747321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0703149176638451">
                <text:p>0.00703149176638451</text:p>
              </table:table-cell>
              <table:table-cell office:value-type="float" office:value="-0.00253652014222627">
                <text:p>-0.00253652014222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107516778180301">
                <text:p>0.0107516778180301</text:p>
              </table:table-cell>
              <table:table-cell office:value-type="float" office:value="-0.0362148923434686">
                <text:p>-0.03621489234346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186422166604929">
                <text:p>0.0186422166604929</text:p>
              </table:table-cell>
              <table:table-cell office:value-type="float" office:value="-0.0710020414459409">
                <text:p>-0.07100204144594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21018068275665">
                <text:p>0.0321018068275665</text:p>
              </table:table-cell>
              <table:table-cell office:value-type="float" office:value="-0.105964116888283">
                <text:p>-0.105964116888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669779661960321">
                <text:p>0.0669779661960321</text:p>
              </table:table-cell>
              <table:table-cell office:value-type="float" office:value="-0.160905307308385">
                <text:p>-0.1609053073083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75235322431114">
                <text:p>0.075235322431114</text:p>
              </table:table-cell>
              <table:table-cell office:value-type="float" office:value="-0.185029987418894">
                <text:p>-0.1850299874188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852107386349914">
                <text:p>0.0852107386349914</text:p>
              </table:table-cell>
              <table:table-cell office:value-type="float" office:value="-0.185464664563323">
                <text:p>-0.1854646645633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490453488316351">
                <text:p>0.0490453488316351</text:p>
              </table:table-cell>
              <table:table-cell office:value-type="float" office:value="-0.129594656305987">
                <text:p>-0.1295946563059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418869527860171">
                <text:p>0.0418869527860171</text:p>
              </table:table-cell>
              <table:table-cell office:value-type="float" office:value="-0.104288286246088">
                <text:p>-0.1042882862460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518918341325998">
                <text:p>0.0518918341325998</text:p>
              </table:table-cell>
              <table:table-cell office:value-type="float" office:value="-0.0950558686272158">
                <text:p>-0.09505586862721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955682278138248">
                <text:p>0.00955682278138248</text:p>
              </table:table-cell>
              <table:table-cell office:value-type="float" office:value="-0.0383927160635347">
                <text:p>-0.03839271606353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110349087575958">
                <text:p>0.0110349087575958</text:p>
              </table:table-cell>
              <table:table-cell office:value-type="float" office:value="-0.0317711125561062">
                <text:p>-0.03177111255610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317335220600157">
                <text:p>0.00317335220600157</text:p>
              </table:table-cell>
              <table:table-cell office:value-type="float" office:value="-0.0195891538591253">
                <text:p>-0.01958915385912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000446412053306311">
                <text:p>-0.000446412053306311</text:p>
              </table:table-cell>
              <table:table-cell office:value-type="float" office:value="-0.01046848647024">
                <text:p>-0.010468486470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00545321675370358">
                <text:p>-0.00545321675370358</text:p>
              </table:table-cell>
              <table:table-cell office:value-type="float" office:value="-0.0032741181968241">
                <text:p>-0.00327411819682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00805352630702805">
                <text:p>-0.00805352630702805</text:p>
              </table:table-cell>
              <table:table-cell office:value-type="float" office:value="0.00193271558554997">
                <text:p>0.001932715585549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00759942120828461">
                <text:p>-0.00759942120828461</text:p>
              </table:table-cell>
              <table:table-cell office:value-type="float" office:value="0.00402711615067819">
                <text:p>0.004027116150678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00855872102312016">
                <text:p>-0.00855872102312016</text:p>
              </table:table-cell>
              <table:table-cell office:value-type="float" office:value="0.00662486658807238">
                <text:p>0.006624866588072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00891123090397716">
                <text:p>-0.00891123090397716</text:p>
              </table:table-cell>
              <table:table-cell office:value-type="float" office:value="0.00698630882099538">
                <text:p>0.006986308820995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00638934814926051">
                <text:p>-0.00638934814926051</text:p>
              </table:table-cell>
              <table:table-cell office:value-type="float" office:value="0.00708598765313573">
                <text:p>0.007085987653135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00941068339415985">
                <text:p>-0.000941068339415985</text:p>
              </table:table-cell>
              <table:table-cell office:value-type="float" office:value="0.00123411689590158">
                <text:p>0.001234116895901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1455244173086">
                <text:p>0.01455244173086</text:p>
              </table:table-cell>
              <table:table-cell office:value-type="float" office:value="-0.014256189350212">
                <text:p>-0.0142561893502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125023907357269">
                <text:p>0.0125023907357269</text:p>
              </table:table-cell>
              <table:table-cell office:value-type="float" office:value="-0.0109339535062936">
                <text:p>-0.01093395350629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0450617120940544">
                <text:p>0.00450617120940544</text:p>
              </table:table-cell>
              <table:table-cell office:value-type="float" office:value="-0.00355736062124556">
                <text:p>-0.003557360621245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107072267691195">
                <text:p>-0.0107072267691195</text:p>
              </table:table-cell>
              <table:table-cell office:value-type="float" office:value="0.0120017520455806">
                <text:p>0.01200175204558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548369206579924">
                <text:p>0.00548369206579924</text:p>
              </table:table-cell>
              <table:table-cell office:value-type="float" office:value="-0.00451752251891824">
                <text:p>-0.004517522518918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133223187482532">
                <text:p>0.0133223187482532</text:p>
              </table:table-cell>
              <table:table-cell office:value-type="float" office:value="-0.0134744354533938">
                <text:p>-0.01347443545339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134974974572395">
                <text:p>0.0134974974572395</text:p>
              </table:table-cell>
              <table:table-cell office:value-type="float" office:value="-0.0126311683725659">
                <text:p>-0.01263116837256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194356088941574">
                <text:p>0.0194356088941574</text:p>
              </table:table-cell>
              <table:table-cell office:value-type="float" office:value="-0.0189128388958069">
                <text:p>-0.01891283889580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42392600989045">
                <text:p>0.0142392600989045</text:p>
              </table:table-cell>
              <table:table-cell office:value-type="float" office:value="-0.0137691922294412">
                <text:p>-0.01376919222944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0902590655184143">
                <text:p>0.00902590655184143</text:p>
              </table:table-cell>
              <table:table-cell office:value-type="float" office:value="-0.00807605616065343">
                <text:p>-0.008076056160653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0662005642257224">
                <text:p>0.00662005642257224</text:p>
              </table:table-cell>
              <table:table-cell office:value-type="float" office:value="-0.00591958620268329">
                <text:p>-0.005919586202683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0419088462495454">
                <text:p>0.00419088462495454</text:p>
              </table:table-cell>
              <table:table-cell office:value-type="float" office:value="-0.00488652386684985">
                <text:p>-0.004886523866849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0375223854684492">
                <text:p>0.00375223854684492</text:p>
              </table:table-cell>
              <table:table-cell office:value-type="float" office:value="-0.00488652386684985">
                <text:p>-0.004886523866849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0384279603266391">
                <text:p>0.00384279603266391</text:p>
              </table:table-cell>
              <table:table-cell office:value-type="float" office:value="-0.00488652386684985">
                <text:p>-0.004886523866849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0323627675079985">
                <text:p>0.00323627675079985</text:p>
              </table:table-cell>
              <table:table-cell office:value-type="float" office:value="-0.00488652386684985">
                <text:p>-0.004886523866849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0529676580000338">
                <text:p>0.00529676580000338</text:p>
              </table:table-cell>
              <table:table-cell office:value-type="float" office:value="-0.00788770474478095">
                <text:p>-0.007887704744780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0386090666963002">
                <text:p>0.00386090666963002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02992248693241">
                <text:p>0.002992248693241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0433265880657574">
                <text:p>0.00433265880657574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0328559876395618">
                <text:p>0.00328559876395618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0488245398713483">
                <text:p>0.00488245398713483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0587056876136183">
                <text:p>0.00587056876136183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0463806592835292">
                <text:p>0.00463806592835292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0422472120238648">
                <text:p>0.00422472120238648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0398659245086996">
                <text:p>0.00398659245086996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037996773512492">
                <text:p>0.0037996773512492</text:p>
              </table:table-cell>
              <table:table-cell office:value-type="float" office:value="-0.00640371203253087">
                <text:p>-0.006403712032530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0547632111790364">
                <text:p>0.00547632111790364</text:p>
              </table:table-cell>
              <table:table-cell office:value-type="float" office:value="-0.00852687483305203">
                <text:p>-0.008526874833052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0512510918558906">
                <text:p>0.00512510918558906</text:p>
              </table:table-cell>
              <table:table-cell office:value-type="float" office:value="-0.00707284315996537">
                <text:p>-0.007072843159965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0516545855050321">
                <text:p>0.00516545855050321</text:p>
              </table:table-cell>
              <table:table-cell office:value-type="float" office:value="-0.00700480609771548">
                <text:p>-0.007004806097715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00374327835108712">
                <text:p>-0.00374327835108712</text:p>
              </table:table-cell>
              <table:table-cell office:value-type="float" office:value="0.00106674333486945">
                <text:p>0.001066743334869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012809453022447">
                <text:p>-0.012809453022447</text:p>
              </table:table-cell>
              <table:table-cell office:value-type="float" office:value="0.00850312011544707">
                <text:p>0.008503120115447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0158252184232315">
                <text:p>-0.0158252184232315</text:p>
              </table:table-cell>
              <table:table-cell office:value-type="float" office:value="0.0126130627325232">
                <text:p>0.01261306273252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0.0164834837551457">
                <text:p>-0.0164834837551457</text:p>
              </table:table-cell>
              <table:table-cell office:value-type="float" office:value="0.014218504431482">
                <text:p>0.0142185044314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0.0157362093243103">
                <text:p>-0.0157362093243103</text:p>
              </table:table-cell>
              <table:table-cell office:value-type="float" office:value="0.0136117929522115">
                <text:p>0.01361179295221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00150842822730279">
                <text:p>-0.00150842822730279</text:p>
              </table:table-cell>
              <table:table-cell office:value-type="float" office:value="-0.0310396055077722">
                <text:p>-0.03103960550777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160141071900135">
                <text:p>0.0160141071900135</text:p>
              </table:table-cell>
              <table:table-cell office:value-type="float" office:value="-0.0738841395212799">
                <text:p>-0.07388413952127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402500549600147">
                <text:p>0.0402500549600147</text:p>
              </table:table-cell>
              <table:table-cell office:value-type="float" office:value="-0.120833424235861">
                <text:p>-0.1208334242358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496287864931944">
                <text:p>0.0496287864931944</text:p>
              </table:table-cell>
              <table:table-cell office:value-type="float" office:value="-0.149574595878294">
                <text:p>-0.1495745958782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602557055854907">
                <text:p>0.0602557055854907</text:p>
              </table:table-cell>
              <table:table-cell office:value-type="float" office:value="-0.176312507402231">
                <text:p>-0.1763125074022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660298992084738">
                <text:p>0.0660298992084738</text:p>
              </table:table-cell>
              <table:table-cell office:value-type="float" office:value="-0.172791723837104">
                <text:p>-0.1727917238371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407010925669526">
                <text:p>0.0407010925669526</text:p>
              </table:table-cell>
              <table:table-cell office:value-type="float" office:value="-0.129238763676906">
                <text:p>-0.1292387636769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334778630079966">
                <text:p>0.0334778630079966</text:p>
              </table:table-cell>
              <table:table-cell office:value-type="float" office:value="-0.101933799460662">
                <text:p>-0.1019337994606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408671894101829">
                <text:p>0.0408671894101829</text:p>
              </table:table-cell>
              <table:table-cell office:value-type="float" office:value="-0.0909359941718695">
                <text:p>-0.09093599417186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22563350495071">
                <text:p>0.0322563350495071</text:p>
              </table:table-cell>
              <table:table-cell office:value-type="float" office:value="-0.0674496801401732">
                <text:p>-0.06744968014017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36942523247379">
                <text:p>0.036942523247379</text:p>
              </table:table-cell>
              <table:table-cell office:value-type="float" office:value="-0.0627884295257892">
                <text:p>-0.06278842952578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366601915453393">
                <text:p>0.0366601915453393</text:p>
              </table:table-cell>
              <table:table-cell office:value-type="float" office:value="-0.0563808765713081">
                <text:p>-0.0563808765713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360368520424963">
                <text:p>0.0360368520424963</text:p>
              </table:table-cell>
              <table:table-cell office:value-type="float" office:value="-0.0497141482249288">
                <text:p>-0.04971414822492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304492490907184">
                <text:p>0.0304492490907184</text:p>
              </table:table-cell>
              <table:table-cell office:value-type="float" office:value="-0.0422254956591983">
                <text:p>-0.04222549565919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27363437085238">
                <text:p>0.027363437085238</text:p>
              </table:table-cell>
              <table:table-cell office:value-type="float" office:value="-0.0352662042874154">
                <text:p>-0.03526620428741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243695589499164">
                <text:p>0.0243695589499164</text:p>
              </table:table-cell>
              <table:table-cell office:value-type="float" office:value="-0.0313907639191227">
                <text:p>-0.03139076391912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212856814187961">
                <text:p>0.0212856814187961</text:p>
              </table:table-cell>
              <table:table-cell office:value-type="float" office:value="-0.0263788302075252">
                <text:p>-0.02637883020752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188623360437739">
                <text:p>0.0188623360437739</text:p>
              </table:table-cell>
              <table:table-cell office:value-type="float" office:value="-0.0232670571458118">
                <text:p>-0.02326705714581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162904576134628">
                <text:p>0.0162904576134628</text:p>
              </table:table-cell>
              <table:table-cell office:value-type="float" office:value="-0.0206074756216144">
                <text:p>-0.02060747562161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137715377533325">
                <text:p>0.0137715377533325</text:p>
              </table:table-cell>
              <table:table-cell office:value-type="float" office:value="-0.0168574311368741">
                <text:p>-0.01685743113687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146544078180666">
                <text:p>0.0146544078180666</text:p>
              </table:table-cell>
              <table:table-cell office:value-type="float" office:value="-0.0171085878559614">
                <text:p>-0.01710858785596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121668052531594">
                <text:p>0.0121668052531594</text:p>
              </table:table-cell>
              <table:table-cell office:value-type="float" office:value="-0.0131763308263324">
                <text:p>-0.01317633082633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133682179429941">
                <text:p>0.0133682179429941</text:p>
              </table:table-cell>
              <table:table-cell office:value-type="float" office:value="-0.0147130700089535">
                <text:p>-0.01471307000895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0956889294904384">
                <text:p>0.00956889294904384</text:p>
              </table:table-cell>
              <table:table-cell office:value-type="float" office:value="-0.010088224559166">
                <text:p>-0.0100882245591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102900820999059">
                <text:p>0.0102900820999059</text:p>
              </table:table-cell>
              <table:table-cell office:value-type="float" office:value="-0.0117354490546289">
                <text:p>-0.01173544905462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0706719921899834">
                <text:p>0.00706719921899834</text:p>
              </table:table-cell>
              <table:table-cell office:value-type="float" office:value="-0.00722426840131374">
                <text:p>-0.007224268401313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0738454189711901">
                <text:p>0.00738454189711901</text:p>
              </table:table-cell>
              <table:table-cell office:value-type="float" office:value="-0.00758675444529433">
                <text:p>-0.007586754445294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0657050095400402">
                <text:p>0.00657050095400402</text:p>
              </table:table-cell>
              <table:table-cell office:value-type="float" office:value="-0.00718388511730317">
                <text:p>-0.007183885117303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0615557151720569">
                <text:p>0.00615557151720569</text:p>
              </table:table-cell>
              <table:table-cell office:value-type="float" office:value="-0.00859152907408811">
                <text:p>-0.008591529074088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0475200694129607">
                <text:p>0.00475200694129607</text:p>
              </table:table-cell>
              <table:table-cell office:value-type="float" office:value="-0.00653347241796687">
                <text:p>-0.006533472417966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0599607965564042">
                <text:p>0.00599607965564042</text:p>
              </table:table-cell>
              <table:table-cell office:value-type="float" office:value="-0.00767496792283851">
                <text:p>-0.007674967922838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0627176974251786">
                <text:p>0.00627176974251786</text:p>
              </table:table-cell>
              <table:table-cell office:value-type="float" office:value="-0.00921070258445345">
                <text:p>-0.009210702584453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0621923120579826">
                <text:p>0.00621923120579826</text:p>
              </table:table-cell>
              <table:table-cell office:value-type="float" office:value="-0.00895617880775124">
                <text:p>-0.008956178807751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0752558270658699">
                <text:p>0.00752558270658699</text:p>
              </table:table-cell>
              <table:table-cell office:value-type="float" office:value="-0.010426284235294">
                <text:p>-0.0104262842352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046506825465944">
                <text:p>0.0046506825465944</text:p>
              </table:table-cell>
              <table:table-cell office:value-type="float" office:value="-0.00758486817659687">
                <text:p>-0.007584868176596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0402288165027631">
                <text:p>0.00402288165027631</text:p>
              </table:table-cell>
              <table:table-cell office:value-type="float" office:value="-0.00668955239580682">
                <text:p>-0.006689552395806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0292192119818124">
                <text:p>0.00292192119818124</text:p>
              </table:table-cell>
              <table:table-cell office:value-type="float" office:value="-0.00648968810889206">
                <text:p>-0.006489688108892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0156426650087238">
                <text:p>0.00156426650087238</text:p>
              </table:table-cell>
              <table:table-cell office:value-type="float" office:value="-0.00452205646427561">
                <text:p>-0.004522056464275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0.00098009855989023">
                <text:p>-0.00098009855989023</text:p>
              </table:table-cell>
              <table:table-cell office:value-type="float" office:value="-0.00377492522347445">
                <text:p>-0.003774925223474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0.00385024223441066">
                <text:p>-0.00385024223441066</text:p>
              </table:table-cell>
              <table:table-cell office:value-type="float" office:value="-0.000749857603288717">
                <text:p>-0.0007498576032887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0.00634369413519953">
                <text:p>-0.00634369413519953</text:p>
              </table:table-cell>
              <table:table-cell office:value-type="float" office:value="-0.000122194307563994">
                <text:p>-0.0001221943075639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0.00679671026653428">
                <text:p>-0.00679671026653428</text:p>
              </table:table-cell>
              <table:table-cell office:value-type="float" office:value="0.000898566943104084">
                <text:p>0.0008985669431040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0.00824677591334932">
                <text:p>-0.00824677591334932</text:p>
              </table:table-cell>
              <table:table-cell office:value-type="float" office:value="0.000341140703303378">
                <text:p>0.0003411407033033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0.0157664866837433">
                <text:p>-0.0157664866837433</text:p>
              </table:table-cell>
              <table:table-cell office:value-type="float" office:value="0.00873960051644662">
                <text:p>0.008739600516446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0.0169811391247863">
                <text:p>-0.0169811391247863</text:p>
              </table:table-cell>
              <table:table-cell office:value-type="float" office:value="0.0095991857043769">
                <text:p>0.00959918570437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